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  <style:style style:name="gr1" style:family="graphic">
      <style:graphic-properties draw:ole-draw-aspect="1"/>
    </style:style>
  </office:automatic-styles>
  <office:body>
    <office:spreadsheet>
      <table:calculation-settings table:automatic-find-labels="false"/>
      <table:table table:name="result-iterative-16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Default" office:value-type="string">
            <text:p>Tempo Médio Iterat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45">
            <text:p>0.000045</text:p>
          </table:table-cell>
          <table:table-cell office:value-type="float" office:value="0.000034">
            <text:p>0.000034</text:p>
          </table:table-cell>
          <table:table-cell table:number-columns-repeated="3" office:value-type="float" office:value="0.000018">
            <text:p>0.000018</text:p>
          </table:table-cell>
          <table:table-cell office:value-type="float" office:value="0.000019">
            <text:p>0.000019</text:p>
          </table:table-cell>
          <table:table-cell office:value-type="float" office:value="0.000018">
            <text:p>0.000018</text:p>
          </table:table-cell>
          <table:table-cell office:value-type="float" office:value="0.000017">
            <text:p>0.000017</text:p>
          </table:table-cell>
          <table:table-cell office:value-type="float" office:value="0.000018">
            <text:p>0.000018</text:p>
          </table:table-cell>
          <table:table-cell table:number-columns-repeated="3" office:value-type="float" office:value="0.000017">
            <text:p>0.000017</text:p>
          </table:table-cell>
          <table:table-cell office:value-type="float" office:value="0.000012">
            <text:p>0.000012</text:p>
          </table:table-cell>
          <table:table-cell table:number-columns-repeated="3" office:value-type="float" office:value="0.000013">
            <text:p>0.000013</text:p>
          </table:table-cell>
          <table:table-cell office:value-type="float" office:value="0.000012">
            <text:p>0.000012</text:p>
          </table:table-cell>
          <table:table-cell office:value-type="float" office:value="0.000013">
            <text:p>0.000013</text:p>
          </table:table-cell>
          <table:table-cell table:number-columns-repeated="3" office:value-type="float" office:value="0.000012">
            <text:p>0.000012</text:p>
          </table:table-cell>
          <table:table-cell office:value-type="float" office:value="0.000013">
            <text:p>0.000013</text:p>
          </table:table-cell>
          <table:table-cell table:number-columns-repeated="2" office:value-type="float" office:value="0.000012">
            <text:p>0.000012</text:p>
          </table:table-cell>
          <table:table-cell table:number-columns-repeated="4" office:value-type="float" office:value="0.000013">
            <text:p>0.000013</text:p>
          </table:table-cell>
          <table:table-cell table:number-columns-repeated="2" office:value-type="float" office:value="0.000012">
            <text:p>0.000012</text:p>
          </table:table-cell>
          <table:table-cell table:formula="of:=AVERAGE([.B2:.AE2])" office:value-type="float" office:value="0.0000160333333333333">
            <text:p>0.00002</text:p>
          </table:table-cell>
          <table:table-cell table:formula="of:=VAR([.B2:.AE2])" office:value-type="float" office:value="0.000000000049067816091954">
            <text:p>4.9067816091954E-011</text:p>
          </table:table-cell>
          <table:table-cell table:formula="of:=STDEV([.B2:.AE2])" office:value-type="float" office:value="0.00000700484233169841">
            <text:p>7.00484233169841E-006</text:p>
          </table:table-cell>
          <table:table-cell table:formula="of:=CONFIDENCE(0.95;[.AH2];30)" office:value-type="float" office:value="0.0000000801959106124439">
            <text:p>8.01959106124439E-008</text:p>
          </table:table-cell>
          <table:table-cell table:formula="of:=[.AF2]+[.AI2]" office:value-type="float" office:value="0.0000161135292439458">
            <text:p>1.61135292439458E-005</text:p>
          </table:table-cell>
          <table:table-cell table:formula="of:=[.AF2]-[.AI2]" office:value-type="float" office:value="0.0000159531374227209">
            <text:p>1.59531374227209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24">
            <text:p>0.000024</text:p>
          </table:table-cell>
          <table:table-cell table:number-columns-repeated="2" office:value-type="float" office:value="0.000023">
            <text:p>0.000023</text:p>
          </table:table-cell>
          <table:table-cell table:number-columns-repeated="2" office:value-type="float" office:value="0.000022">
            <text:p>0.000022</text:p>
          </table:table-cell>
          <table:table-cell table:number-columns-repeated="3"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table:number-columns-repeated="6"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table:number-columns-repeated="2"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office:value-type="float" office:value="0.000024">
            <text:p>0.000024</text:p>
          </table:table-cell>
          <table:table-cell table:number-columns-repeated="3"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table:number-columns-repeated="3"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table:number-columns-repeated="2" office:value-type="float" office:value="0.000023">
            <text:p>0.000023</text:p>
          </table:table-cell>
          <table:table-cell table:formula="of:=AVERAGE([.B3:.AE3])" office:value-type="float" office:value="0.0000228333333333333">
            <text:p>0.00002</text:p>
          </table:table-cell>
          <table:table-cell table:formula="of:=VAR([.B3:.AE3])" office:value-type="float" office:value="0.000000000000281609195402299">
            <text:p>2.81609195402299E-013</text:p>
          </table:table-cell>
          <table:table-cell table:formula="of:=STDEV([.B3:.AE3])" office:value-type="float" office:value="0.000000530668630505233">
            <text:p>5.30668630505233E-007</text:p>
          </table:table-cell>
          <table:table-cell table:formula="of:=CONFIDENCE(0.95;[.AH3];30)" office:value-type="float" office:value="0.00000000607543354177211">
            <text:p>6.07543354177211E-009</text:p>
          </table:table-cell>
          <table:table-cell table:formula="of:=[.AF3]+[.AI3]" office:value-type="float" office:value="0.0000228394087668751">
            <text:p>2.28394087668751E-005</text:p>
          </table:table-cell>
          <table:table-cell table:formula="of:=[.AF3]-[.AI3]" office:value-type="float" office:value="0.0000228272578997916">
            <text:p>2.28272578997916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31">
            <text:p>0.000031</text:p>
          </table:table-cell>
          <table:table-cell office:value-type="float" office:value="0.000037">
            <text:p>0.000037</text:p>
          </table:table-cell>
          <table:table-cell table:number-columns-repeated="2" office:value-type="float" office:value="0.000029">
            <text:p>0.000029</text:p>
          </table:table-cell>
          <table:table-cell table:number-columns-repeated="2" office:value-type="float" office:value="0.000028">
            <text:p>0.000028</text:p>
          </table:table-cell>
          <table:table-cell table:number-columns-repeated="2" office:value-type="float" office:value="0.000029">
            <text:p>0.000029</text:p>
          </table:table-cell>
          <table:table-cell table:number-columns-repeated="6" office:value-type="float" office:value="0.000028">
            <text:p>0.000028</text:p>
          </table:table-cell>
          <table:table-cell table:number-columns-repeated="2" office:value-type="float" office:value="0.000029">
            <text:p>0.000029</text:p>
          </table:table-cell>
          <table:table-cell table:number-columns-repeated="2" office:value-type="float" office:value="0.000028">
            <text:p>0.000028</text:p>
          </table:table-cell>
          <table:table-cell table:number-columns-repeated="3" office:value-type="float" office:value="0.000029">
            <text:p>0.000029</text:p>
          </table:table-cell>
          <table:table-cell office:value-type="float" office:value="0.000031">
            <text:p>0.000031</text:p>
          </table:table-cell>
          <table:table-cell table:number-columns-repeated="3" office:value-type="float" office:value="0.000028">
            <text:p>0.000028</text:p>
          </table:table-cell>
          <table:table-cell table:number-columns-repeated="2" office:value-type="float" office:value="0.000029">
            <text:p>0.000029</text:p>
          </table:table-cell>
          <table:table-cell table:number-columns-repeated="3" office:value-type="float" office:value="0.000028">
            <text:p>0.000028</text:p>
          </table:table-cell>
          <table:table-cell table:formula="of:=AVERAGE([.B4:.AE4])" office:value-type="float" office:value="0.0000288666666666667">
            <text:p>0.00003</text:p>
          </table:table-cell>
          <table:table-cell table:formula="of:=VAR([.B4:.AE4])" office:value-type="float" office:value="0.00000000000301609195402299">
            <text:p>3.01609195402299E-012</text:p>
          </table:table-cell>
          <table:table-cell table:formula="of:=STDEV([.B4:.AE4])" office:value-type="float" office:value="0.00000173668994182122">
            <text:p>1.73668994182122E-006</text:p>
          </table:table-cell>
          <table:table-cell table:formula="of:=CONFIDENCE(0.95;[.AH4];30)" office:value-type="float" office:value="0.0000000198827360760961">
            <text:p>1.98827360760961E-008</text:p>
          </table:table-cell>
          <table:table-cell table:formula="of:=[.AF4]+[.AI4]" office:value-type="float" office:value="0.0000288865494027428">
            <text:p>2.88865494027428E-005</text:p>
          </table:table-cell>
          <table:table-cell table:formula="of:=[.AF4]-[.AI4]" office:value-type="float" office:value="0.0000288467839305906">
            <text:p>2.88467839305906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38">
            <text:p>0.000038</text:p>
          </table:table-cell>
          <table:table-cell table:number-columns-repeated="2" office:value-type="float" office:value="0.000035">
            <text:p>0.000035</text:p>
          </table:table-cell>
          <table:table-cell office:value-type="float" office:value="0.000036">
            <text:p>0.000036</text:p>
          </table:table-cell>
          <table:table-cell office:value-type="float" office:value="0.000035">
            <text:p>0.000035</text:p>
          </table:table-cell>
          <table:table-cell office:value-type="float" office:value="0.000036">
            <text:p>0.000036</text:p>
          </table:table-cell>
          <table:table-cell table:number-columns-repeated="2" office:value-type="float" office:value="0.000035">
            <text:p>0.000035</text:p>
          </table:table-cell>
          <table:table-cell table:number-columns-repeated="2" office:value-type="float" office:value="0.000036">
            <text:p>0.000036</text:p>
          </table:table-cell>
          <table:table-cell office:value-type="float" office:value="0.000033">
            <text:p>0.000033</text:p>
          </table:table-cell>
          <table:table-cell table:number-columns-repeated="3" office:value-type="float" office:value="0.000035">
            <text:p>0.000035</text:p>
          </table:table-cell>
          <table:table-cell office:value-type="float" office:value="0.000036">
            <text:p>0.000036</text:p>
          </table:table-cell>
          <table:table-cell table:number-columns-repeated="3" office:value-type="float" office:value="0.000035">
            <text:p>0.000035</text:p>
          </table:table-cell>
          <table:table-cell office:value-type="float" office:value="0.000036">
            <text:p>0.000036</text:p>
          </table:table-cell>
          <table:table-cell office:value-type="float" office:value="0.000035">
            <text:p>0.000035</text:p>
          </table:table-cell>
          <table:table-cell office:value-type="float" office:value="0.000036">
            <text:p>0.000036</text:p>
          </table:table-cell>
          <table:table-cell table:number-columns-repeated="5" office:value-type="float" office:value="0.000035">
            <text:p>0.000035</text:p>
          </table:table-cell>
          <table:table-cell table:number-columns-repeated="2" office:value-type="float" office:value="0.000036">
            <text:p>0.000036</text:p>
          </table:table-cell>
          <table:table-cell office:value-type="float" office:value="0.000038">
            <text:p>0.000038</text:p>
          </table:table-cell>
          <table:table-cell office:value-type="float" office:value="0.000035">
            <text:p>0.000035</text:p>
          </table:table-cell>
          <table:table-cell table:formula="of:=AVERAGE([.B5:.AE5])" office:value-type="float" office:value="0.0000354333333333333">
            <text:p>0.00004</text:p>
          </table:table-cell>
          <table:table-cell table:formula="of:=VAR([.B5:.AE5])" office:value-type="float" office:value="0.000000000000874712643678161">
            <text:p>8.74712643678161E-013</text:p>
          </table:table-cell>
          <table:table-cell table:formula="of:=STDEV([.B5:.AE5])" office:value-type="float" office:value="0.000000935260735665815">
            <text:p>9.35260735665815E-007</text:p>
          </table:table-cell>
          <table:table-cell table:formula="of:=CONFIDENCE(0.95;[.AH5];30)" office:value-type="float" office:value="0.0000000107074624674098">
            <text:p>1.07074624674098E-008</text:p>
          </table:table-cell>
          <table:table-cell table:formula="of:=[.AF5]+[.AI5]" office:value-type="float" office:value="0.0000354440407958007">
            <text:p>0.000035444</text:p>
          </table:table-cell>
          <table:table-cell table:formula="of:=[.AF5]-[.AI5]" office:value-type="float" office:value="0.0000354226258708659">
            <text:p>3.54226258708659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45">
            <text:p>0.000045</text:p>
          </table:table-cell>
          <table:table-cell table:number-columns-repeated="6" office:value-type="float" office:value="0.000043">
            <text:p>0.000043</text:p>
          </table:table-cell>
          <table:table-cell office:value-type="float" office:value="0.000042">
            <text:p>0.000042</text:p>
          </table:table-cell>
          <table:table-cell table:number-columns-repeated="2" office:value-type="float" office:value="0.000043">
            <text:p>0.000043</text:p>
          </table:table-cell>
          <table:table-cell table:number-columns-repeated="2" office:value-type="float" office:value="0.000042">
            <text:p>0.000042</text:p>
          </table:table-cell>
          <table:table-cell table:number-columns-repeated="4" office:value-type="float" office:value="0.000043">
            <text:p>0.000043</text:p>
          </table:table-cell>
          <table:table-cell office:value-type="float" office:value="0.000042">
            <text:p>0.000042</text:p>
          </table:table-cell>
          <table:table-cell table:number-columns-repeated="2" office:value-type="float" office:value="0.000043">
            <text:p>0.000043</text:p>
          </table:table-cell>
          <table:table-cell office:value-type="float" office:value="0.000044">
            <text:p>0.000044</text:p>
          </table:table-cell>
          <table:table-cell office:value-type="float" office:value="0.000042">
            <text:p>0.000042</text:p>
          </table:table-cell>
          <table:table-cell office:value-type="float" office:value="0.000041">
            <text:p>0.000041</text:p>
          </table:table-cell>
          <table:table-cell office:value-type="float" office:value="0.000042">
            <text:p>0.000042</text:p>
          </table:table-cell>
          <table:table-cell office:value-type="float" office:value="0.000047">
            <text:p>0.000047</text:p>
          </table:table-cell>
          <table:table-cell table:number-columns-repeated="2" office:value-type="float" office:value="0.000043">
            <text:p>0.000043</text:p>
          </table:table-cell>
          <table:table-cell office:value-type="float" office:value="0.000044">
            <text:p>0.000044</text:p>
          </table:table-cell>
          <table:table-cell office:value-type="float" office:value="0.000043">
            <text:p>0.000043</text:p>
          </table:table-cell>
          <table:table-cell office:value-type="float" office:value="0.000042">
            <text:p>0.000042</text:p>
          </table:table-cell>
          <table:table-cell office:value-type="float" office:value="0.000043">
            <text:p>0.000043</text:p>
          </table:table-cell>
          <table:table-cell table:formula="of:=AVERAGE([.B6:.AE6])" office:value-type="float" office:value="0.0000429666666666667">
            <text:p>0.00004</text:p>
          </table:table-cell>
          <table:table-cell table:formula="of:=VAR([.B6:.AE6])" office:value-type="float" office:value="0.0000000000011367816091954">
            <text:p>1.1367816091954E-012</text:p>
          </table:table-cell>
          <table:table-cell table:formula="of:=STDEV([.B6:.AE6])" office:value-type="float" office:value="0.00000106619961038982">
            <text:p>1.06619961038982E-006</text:p>
          </table:table-cell>
          <table:table-cell table:formula="of:=CONFIDENCE(0.95;[.AH6];30)" office:value-type="float" office:value="0.0000000122065343659366">
            <text:p>1.22065343659366E-008</text:p>
          </table:table-cell>
          <table:table-cell table:formula="of:=[.AF6]+[.AI6]" office:value-type="float" office:value="0.0000429788732010326">
            <text:p>4.29788732010326E-005</text:p>
          </table:table-cell>
          <table:table-cell table:formula="of:=[.AF6]-[.AI6]" office:value-type="float" office:value="0.0000429544601323007">
            <text:p>4.29544601323007E-0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52">
            <text:p>0.000052</text:p>
          </table:table-cell>
          <table:table-cell table:number-columns-repeated="6" office:value-type="float" office:value="0.000051">
            <text:p>0.000051</text:p>
          </table:table-cell>
          <table:table-cell office:value-type="float" office:value="0.00005">
            <text:p>0.00005</text:p>
          </table:table-cell>
          <table:table-cell table:number-columns-repeated="4" office:value-type="float" office:value="0.000051">
            <text:p>0.000051</text:p>
          </table:table-cell>
          <table:table-cell office:value-type="float" office:value="0.00005">
            <text:p>0.00005</text:p>
          </table:table-cell>
          <table:table-cell office:value-type="float" office:value="0.000055">
            <text:p>0.000055</text:p>
          </table:table-cell>
          <table:table-cell office:value-type="float" office:value="0.000051">
            <text:p>0.000051</text:p>
          </table:table-cell>
          <table:table-cell office:value-type="float" office:value="0.000052">
            <text:p>0.000052</text:p>
          </table:table-cell>
          <table:table-cell office:value-type="float" office:value="0.000051">
            <text:p>0.000051</text:p>
          </table:table-cell>
          <table:table-cell office:value-type="float" office:value="0.000049">
            <text:p>0.000049</text:p>
          </table:table-cell>
          <table:table-cell office:value-type="float" office:value="0.000052">
            <text:p>0.000052</text:p>
          </table:table-cell>
          <table:table-cell table:number-columns-repeated="2" office:value-type="float" office:value="0.000051">
            <text:p>0.000051</text:p>
          </table:table-cell>
          <table:table-cell office:value-type="float" office:value="0.000049">
            <text:p>0.000049</text:p>
          </table:table-cell>
          <table:table-cell office:value-type="float" office:value="0.000051">
            <text:p>0.000051</text:p>
          </table:table-cell>
          <table:table-cell table:number-columns-repeated="2" office:value-type="float" office:value="0.00005">
            <text:p>0.00005</text:p>
          </table:table-cell>
          <table:table-cell office:value-type="float" office:value="0.000053">
            <text:p>0.000053</text:p>
          </table:table-cell>
          <table:table-cell office:value-type="float" office:value="0.000056">
            <text:p>0.000056</text:p>
          </table:table-cell>
          <table:table-cell office:value-type="float" office:value="0.00005">
            <text:p>0.00005</text:p>
          </table:table-cell>
          <table:table-cell table:number-columns-repeated="2" office:value-type="float" office:value="0.000051">
            <text:p>0.000051</text:p>
          </table:table-cell>
          <table:table-cell table:formula="of:=AVERAGE([.B7:.AE7])" office:value-type="float" office:value="0.0000511666666666667">
            <text:p>0.00005</text:p>
          </table:table-cell>
          <table:table-cell table:formula="of:=VAR([.B7:.AE7])" office:value-type="float" office:value="0.00000000000207471264367816">
            <text:p>2.07471264367816E-012</text:p>
          </table:table-cell>
          <table:table-cell table:formula="of:=STDEV([.B7:.AE7])" office:value-type="float" office:value="0.00000144038628279992">
            <text:p>1.44038628279992E-006</text:p>
          </table:table-cell>
          <table:table-cell table:formula="of:=CONFIDENCE(0.95;[.AH7];30)" office:value-type="float" office:value="0.0000000164904624705243">
            <text:p>1.64904624705243E-008</text:p>
          </table:table-cell>
          <table:table-cell table:formula="of:=[.AF7]+[.AI7]" office:value-type="float" office:value="0.0000511831571291372">
            <text:p>5.11831571291372E-005</text:p>
          </table:table-cell>
          <table:table-cell table:formula="of:=[.AF7]-[.AI7]" office:value-type="float" office:value="0.0000511501762041961">
            <text:p>5.11501762041961E-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63">
            <text:p>0.000063</text:p>
          </table:table-cell>
          <table:table-cell office:value-type="float" office:value="0.000061">
            <text:p>0.000061</text:p>
          </table:table-cell>
          <table:table-cell table:number-columns-repeated="2" office:value-type="float" office:value="0.000062">
            <text:p>0.000062</text:p>
          </table:table-cell>
          <table:table-cell office:value-type="float" office:value="0.000064">
            <text:p>0.000064</text:p>
          </table:table-cell>
          <table:table-cell table:number-columns-repeated="2" office:value-type="float" office:value="0.000061">
            <text:p>0.000061</text:p>
          </table:table-cell>
          <table:table-cell office:value-type="float" office:value="0.000062">
            <text:p>0.000062</text:p>
          </table:table-cell>
          <table:table-cell office:value-type="float" office:value="0.000059">
            <text:p>0.000059</text:p>
          </table:table-cell>
          <table:table-cell table:number-columns-repeated="2" office:value-type="float" office:value="0.00006">
            <text:p>0.00006</text:p>
          </table:table-cell>
          <table:table-cell office:value-type="float" office:value="0.000061">
            <text:p>0.000061</text:p>
          </table:table-cell>
          <table:table-cell office:value-type="float" office:value="0.000059">
            <text:p>0.000059</text:p>
          </table:table-cell>
          <table:table-cell office:value-type="float" office:value="0.000065">
            <text:p>0.000065</text:p>
          </table:table-cell>
          <table:table-cell table:number-columns-repeated="2" office:value-type="float" office:value="0.000061">
            <text:p>0.000061</text:p>
          </table:table-cell>
          <table:table-cell office:value-type="float" office:value="0.000059">
            <text:p>0.000059</text:p>
          </table:table-cell>
          <table:table-cell table:number-columns-repeated="5" office:value-type="float" office:value="0.000061">
            <text:p>0.000061</text:p>
          </table:table-cell>
          <table:table-cell office:value-type="float" office:value="0.000062">
            <text:p>0.000062</text:p>
          </table:table-cell>
          <table:table-cell office:value-type="float" office:value="0.000061">
            <text:p>0.000061</text:p>
          </table:table-cell>
          <table:table-cell office:value-type="float" office:value="0.000063">
            <text:p>0.000063</text:p>
          </table:table-cell>
          <table:table-cell office:value-type="float" office:value="0.00006">
            <text:p>0.00006</text:p>
          </table:table-cell>
          <table:table-cell office:value-type="float" office:value="0.000062">
            <text:p>0.000062</text:p>
          </table:table-cell>
          <table:table-cell office:value-type="float" office:value="0.000065">
            <text:p>0.000065</text:p>
          </table:table-cell>
          <table:table-cell office:value-type="float" office:value="0.000058">
            <text:p>0.000058</text:p>
          </table:table-cell>
          <table:table-cell office:value-type="float" office:value="0.000061">
            <text:p>0.000061</text:p>
          </table:table-cell>
          <table:table-cell table:formula="of:=AVERAGE([.B8:.AE8])" office:value-type="float" office:value="0.0000612666666666667">
            <text:p>0.00006</text:p>
          </table:table-cell>
          <table:table-cell table:formula="of:=VAR([.B8:.AE8])" office:value-type="float" office:value="0.00000000000261609195402298">
            <text:p>2.61609195402298E-012</text:p>
          </table:table-cell>
          <table:table-cell table:formula="of:=STDEV([.B8:.AE8])" office:value-type="float" office:value="0.00000161743375568305">
            <text:p>1.61743375568305E-006</text:p>
          </table:table-cell>
          <table:table-cell table:formula="of:=CONFIDENCE(0.95;[.AH8];30)" office:value-type="float" office:value="0.0000000185174150609122">
            <text:p>1.85174150609122E-008</text:p>
          </table:table-cell>
          <table:table-cell table:formula="of:=[.AF8]+[.AI8]" office:value-type="float" office:value="0.0000612851840817276">
            <text:p>6.12851840817276E-005</text:p>
          </table:table-cell>
          <table:table-cell table:formula="of:=[.AF8]-[.AI8]" office:value-type="float" office:value="0.0000612481492516058">
            <text:p>6.12481492516058E-0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73">
            <text:p>0.000073</text:p>
          </table:table-cell>
          <table:table-cell table:number-columns-repeated="3" office:value-type="float" office:value="0.000072">
            <text:p>0.000072</text:p>
          </table:table-cell>
          <table:table-cell office:value-type="float" office:value="0.000071">
            <text:p>0.000071</text:p>
          </table:table-cell>
          <table:table-cell table:number-columns-repeated="2" office:value-type="float" office:value="0.000072">
            <text:p>0.000072</text:p>
          </table:table-cell>
          <table:table-cell office:value-type="float" office:value="0.000071">
            <text:p>0.000071</text:p>
          </table:table-cell>
          <table:table-cell office:value-type="float" office:value="0.000072">
            <text:p>0.000072</text:p>
          </table:table-cell>
          <table:table-cell office:value-type="float" office:value="0.000071">
            <text:p>0.000071</text:p>
          </table:table-cell>
          <table:table-cell table:number-columns-repeated="2" office:value-type="float" office:value="0.000072">
            <text:p>0.000072</text:p>
          </table:table-cell>
          <table:table-cell office:value-type="float" office:value="0.000076">
            <text:p>0.000076</text:p>
          </table:table-cell>
          <table:table-cell table:number-columns-repeated="3" office:value-type="float" office:value="0.000072">
            <text:p>0.000072</text:p>
          </table:table-cell>
          <table:table-cell office:value-type="float" office:value="0.000069">
            <text:p>0.000069</text:p>
          </table:table-cell>
          <table:table-cell office:value-type="float" office:value="0.000076">
            <text:p>0.000076</text:p>
          </table:table-cell>
          <table:table-cell table:number-columns-repeated="3" office:value-type="float" office:value="0.000071">
            <text:p>0.000071</text:p>
          </table:table-cell>
          <table:table-cell office:value-type="float" office:value="0.00007">
            <text:p>0.00007</text:p>
          </table:table-cell>
          <table:table-cell office:value-type="float" office:value="0.000072">
            <text:p>0.000072</text:p>
          </table:table-cell>
          <table:table-cell office:value-type="float" office:value="0.00007">
            <text:p>0.00007</text:p>
          </table:table-cell>
          <table:table-cell table:number-columns-repeated="3" office:value-type="float" office:value="0.000071">
            <text:p>0.000071</text:p>
          </table:table-cell>
          <table:table-cell table:number-columns-repeated="3" office:value-type="float" office:value="0.000072">
            <text:p>0.000072</text:p>
          </table:table-cell>
          <table:table-cell table:formula="of:=AVERAGE([.B9:.AE9])" office:value-type="float" office:value="0.0000717666666666666">
            <text:p>0.00007</text:p>
          </table:table-cell>
          <table:table-cell table:formula="of:=VAR([.B9:.AE9])" office:value-type="float" office:value="0.00000000000197816091954023">
            <text:p>1.97816091954023E-012</text:p>
          </table:table-cell>
          <table:table-cell table:formula="of:=STDEV([.B9:.AE9])" office:value-type="float" office:value="0.000001406471087346">
            <text:p>1.406471087346E-006</text:p>
          </table:table-cell>
          <table:table-cell table:formula="of:=CONFIDENCE(0.95;[.AH9];30)" office:value-type="float" office:value="0.000000016102179643555">
            <text:p>1.6102179643555E-008</text:p>
          </table:table-cell>
          <table:table-cell table:formula="of:=[.AF9]+[.AI9]" office:value-type="float" office:value="0.0000717827688463102">
            <text:p>7.17827688463102E-005</text:p>
          </table:table-cell>
          <table:table-cell table:formula="of:=[.AF9]-[.AI9]" office:value-type="float" office:value="0.0000717505644870231">
            <text:p>7.17505644870231E-0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85">
            <text:p>0.000085</text:p>
          </table:table-cell>
          <table:table-cell office:value-type="float" office:value="0.000084">
            <text:p>0.000084</text:p>
          </table:table-cell>
          <table:table-cell office:value-type="float" office:value="0.00008">
            <text:p>0.00008</text:p>
          </table:table-cell>
          <table:table-cell office:value-type="float" office:value="0.000082">
            <text:p>0.000082</text:p>
          </table:table-cell>
          <table:table-cell office:value-type="float" office:value="0.000083">
            <text:p>0.000083</text:p>
          </table:table-cell>
          <table:table-cell office:value-type="float" office:value="0.000084">
            <text:p>0.000084</text:p>
          </table:table-cell>
          <table:table-cell office:value-type="float" office:value="0.000085">
            <text:p>0.000085</text:p>
          </table:table-cell>
          <table:table-cell office:value-type="float" office:value="0.000083">
            <text:p>0.000083</text:p>
          </table:table-cell>
          <table:table-cell office:value-type="float" office:value="0.000081">
            <text:p>0.000081</text:p>
          </table:table-cell>
          <table:table-cell office:value-type="float" office:value="0.000082">
            <text:p>0.000082</text:p>
          </table:table-cell>
          <table:table-cell office:value-type="float" office:value="0.000088">
            <text:p>0.000088</text:p>
          </table:table-cell>
          <table:table-cell office:value-type="float" office:value="0.000083">
            <text:p>0.000083</text:p>
          </table:table-cell>
          <table:table-cell office:value-type="float" office:value="0.000082">
            <text:p>0.000082</text:p>
          </table:table-cell>
          <table:table-cell office:value-type="float" office:value="0.000081">
            <text:p>0.000081</text:p>
          </table:table-cell>
          <table:table-cell office:value-type="float" office:value="0.000083">
            <text:p>0.000083</text:p>
          </table:table-cell>
          <table:table-cell office:value-type="float" office:value="0.00008">
            <text:p>0.00008</text:p>
          </table:table-cell>
          <table:table-cell office:value-type="float" office:value="0.000083">
            <text:p>0.000083</text:p>
          </table:table-cell>
          <table:table-cell office:value-type="float" office:value="0.000084">
            <text:p>0.000084</text:p>
          </table:table-cell>
          <table:table-cell office:value-type="float" office:value="0.000083">
            <text:p>0.000083</text:p>
          </table:table-cell>
          <table:table-cell office:value-type="float" office:value="0.000081">
            <text:p>0.000081</text:p>
          </table:table-cell>
          <table:table-cell office:value-type="float" office:value="0.000085">
            <text:p>0.000085</text:p>
          </table:table-cell>
          <table:table-cell office:value-type="float" office:value="0.000079">
            <text:p>0.000079</text:p>
          </table:table-cell>
          <table:table-cell office:value-type="float" office:value="0.000091">
            <text:p>0.000091</text:p>
          </table:table-cell>
          <table:table-cell office:value-type="float" office:value="0.000079">
            <text:p>0.000079</text:p>
          </table:table-cell>
          <table:table-cell office:value-type="float" office:value="0.000084">
            <text:p>0.000084</text:p>
          </table:table-cell>
          <table:table-cell office:value-type="float" office:value="0.000082">
            <text:p>0.000082</text:p>
          </table:table-cell>
          <table:table-cell office:value-type="float" office:value="0.000083">
            <text:p>0.000083</text:p>
          </table:table-cell>
          <table:table-cell office:value-type="float" office:value="0.000081">
            <text:p>0.000081</text:p>
          </table:table-cell>
          <table:table-cell office:value-type="float" office:value="0.000087">
            <text:p>0.000087</text:p>
          </table:table-cell>
          <table:table-cell office:value-type="float" office:value="0.00008">
            <text:p>0.00008</text:p>
          </table:table-cell>
          <table:table-cell table:formula="of:=AVERAGE([.B10:.AE10])" office:value-type="float" office:value="0.0000829333333333333">
            <text:p>0.00008</text:p>
          </table:table-cell>
          <table:table-cell table:formula="of:=VAR([.B10:.AE10])" office:value-type="float" office:value="0.0000000000068919540229885">
            <text:p>6.8919540229885E-012</text:p>
          </table:table-cell>
          <table:table-cell table:formula="of:=STDEV([.B10:.AE10])" office:value-type="float" office:value="0.0000026252531350307">
            <text:p>2.6252531350307E-006</text:p>
          </table:table-cell>
          <table:table-cell table:formula="of:=CONFIDENCE(0.95;[.AH10];30)" office:value-type="float" office:value="0.0000000300555752410366">
            <text:p>3.00555752410366E-008</text:p>
          </table:table-cell>
          <table:table-cell table:formula="of:=[.AF10]+[.AI10]" office:value-type="float" office:value="0.0000829633889085743">
            <text:p>8.29633889085743E-005</text:p>
          </table:table-cell>
          <table:table-cell table:formula="of:=[.AF10]-[.AI10]" office:value-type="float" office:value="0.0000829032777580923">
            <text:p>8.29032777580923E-0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.000096">
            <text:p>0.000096</text:p>
          </table:table-cell>
          <table:table-cell office:value-type="float" office:value="0.000097">
            <text:p>0.000097</text:p>
          </table:table-cell>
          <table:table-cell office:value-type="float" office:value="0.000101">
            <text:p>0.000101</text:p>
          </table:table-cell>
          <table:table-cell table:number-columns-repeated="2" office:value-type="float" office:value="0.000096">
            <text:p>0.000096</text:p>
          </table:table-cell>
          <table:table-cell office:value-type="float" office:value="0.000097">
            <text:p>0.000097</text:p>
          </table:table-cell>
          <table:table-cell table:number-columns-repeated="2" office:value-type="float" office:value="0.000096">
            <text:p>0.000096</text:p>
          </table:table-cell>
          <table:table-cell office:value-type="float" office:value="0.000099">
            <text:p>0.000099</text:p>
          </table:table-cell>
          <table:table-cell office:value-type="float" office:value="0.000096">
            <text:p>0.000096</text:p>
          </table:table-cell>
          <table:table-cell office:value-type="float" office:value="0.000094">
            <text:p>0.000094</text:p>
          </table:table-cell>
          <table:table-cell office:value-type="float" office:value="0.000095">
            <text:p>0.000095</text:p>
          </table:table-cell>
          <table:table-cell office:value-type="float" office:value="0.000097">
            <text:p>0.000097</text:p>
          </table:table-cell>
          <table:table-cell office:value-type="float" office:value="0.000093">
            <text:p>0.000093</text:p>
          </table:table-cell>
          <table:table-cell table:number-columns-repeated="2" office:value-type="float" office:value="0.000096">
            <text:p>0.000096</text:p>
          </table:table-cell>
          <table:table-cell office:value-type="float" office:value="0.000093">
            <text:p>0.000093</text:p>
          </table:table-cell>
          <table:table-cell office:value-type="float" office:value="0.000101">
            <text:p>0.000101</text:p>
          </table:table-cell>
          <table:table-cell table:number-columns-repeated="2" office:value-type="float" office:value="0.000097">
            <text:p>0.000097</text:p>
          </table:table-cell>
          <table:table-cell table:number-columns-repeated="2" office:value-type="float" office:value="0.000095">
            <text:p>0.000095</text:p>
          </table:table-cell>
          <table:table-cell office:value-type="float" office:value="0.000097">
            <text:p>0.000097</text:p>
          </table:table-cell>
          <table:table-cell office:value-type="float" office:value="0.000094">
            <text:p>0.000094</text:p>
          </table:table-cell>
          <table:table-cell office:value-type="float" office:value="0.000099">
            <text:p>0.000099</text:p>
          </table:table-cell>
          <table:table-cell office:value-type="float" office:value="0.000093">
            <text:p>0.000093</text:p>
          </table:table-cell>
          <table:table-cell office:value-type="float" office:value="0.000097">
            <text:p>0.000097</text:p>
          </table:table-cell>
          <table:table-cell office:value-type="float" office:value="0.000099">
            <text:p>0.000099</text:p>
          </table:table-cell>
          <table:table-cell office:value-type="float" office:value="0.000094">
            <text:p>0.000094</text:p>
          </table:table-cell>
          <table:table-cell table:formula="of:=AVERAGE([.B11:.AE11])" office:value-type="float" office:value="0.0000962666666666667">
            <text:p>0.00010</text:p>
          </table:table-cell>
          <table:table-cell table:formula="of:=VAR([.B11:.AE11])" office:value-type="float" office:value="0.0000000000042712643678161">
            <text:p>4.2712643678161E-012</text:p>
          </table:table-cell>
          <table:table-cell table:formula="of:=STDEV([.B11:.AE11])" office:value-type="float" office:value="0.00000206670374456914">
            <text:p>2.06670374456914E-006</text:p>
          </table:table-cell>
          <table:table-cell table:formula="of:=CONFIDENCE(0.95;[.AH11];30)" office:value-type="float" office:value="0.0000000236609449454494">
            <text:p>2.36609449454494E-008</text:p>
          </table:table-cell>
          <table:table-cell table:formula="of:=[.AF11]+[.AI11]" office:value-type="float" office:value="0.0000962903276116121">
            <text:p>9.62903276116121E-005</text:p>
          </table:table-cell>
          <table:table-cell table:formula="of:=[.AF11]-[.AI11]" office:value-type="float" office:value="0.0000962430057217212">
            <text:p>0.0000962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114">
            <text:p>0.000114</text:p>
          </table:table-cell>
          <table:table-cell table:number-columns-repeated="2" office:value-type="float" office:value="0.000115">
            <text:p>0.000115</text:p>
          </table:table-cell>
          <table:table-cell office:value-type="float" office:value="0.000113">
            <text:p>0.000113</text:p>
          </table:table-cell>
          <table:table-cell office:value-type="float" office:value="0.000112">
            <text:p>0.000112</text:p>
          </table:table-cell>
          <table:table-cell office:value-type="float" office:value="0.000113">
            <text:p>0.000113</text:p>
          </table:table-cell>
          <table:table-cell office:value-type="float" office:value="0.000115">
            <text:p>0.000115</text:p>
          </table:table-cell>
          <table:table-cell office:value-type="float" office:value="0.000113">
            <text:p>0.000113</text:p>
          </table:table-cell>
          <table:table-cell office:value-type="float" office:value="0.000109">
            <text:p>0.000109</text:p>
          </table:table-cell>
          <table:table-cell office:value-type="float" office:value="0.000113">
            <text:p>0.000113</text:p>
          </table:table-cell>
          <table:table-cell office:value-type="float" office:value="0.000111">
            <text:p>0.000111</text:p>
          </table:table-cell>
          <table:table-cell office:value-type="float" office:value="0.000118">
            <text:p>0.000118</text:p>
          </table:table-cell>
          <table:table-cell office:value-type="float" office:value="0.000111">
            <text:p>0.000111</text:p>
          </table:table-cell>
          <table:table-cell office:value-type="float" office:value="0.000112">
            <text:p>0.000112</text:p>
          </table:table-cell>
          <table:table-cell office:value-type="float" office:value="0.000115">
            <text:p>0.000115</text:p>
          </table:table-cell>
          <table:table-cell office:value-type="float" office:value="0.000121">
            <text:p>0.000121</text:p>
          </table:table-cell>
          <table:table-cell office:value-type="float" office:value="0.00011">
            <text:p>0.00011</text:p>
          </table:table-cell>
          <table:table-cell office:value-type="float" office:value="0.000116">
            <text:p>0.000116</text:p>
          </table:table-cell>
          <table:table-cell office:value-type="float" office:value="0.000113">
            <text:p>0.000113</text:p>
          </table:table-cell>
          <table:table-cell table:number-columns-repeated="2" office:value-type="float" office:value="0.000115">
            <text:p>0.000115</text:p>
          </table:table-cell>
          <table:table-cell office:value-type="float" office:value="0.000112">
            <text:p>0.000112</text:p>
          </table:table-cell>
          <table:table-cell office:value-type="float" office:value="0.000119">
            <text:p>0.000119</text:p>
          </table:table-cell>
          <table:table-cell table:number-columns-repeated="4" office:value-type="float" office:value="0.000112">
            <text:p>0.000112</text:p>
          </table:table-cell>
          <table:table-cell office:value-type="float" office:value="0.000114">
            <text:p>0.000114</text:p>
          </table:table-cell>
          <table:table-cell office:value-type="float" office:value="0.000113">
            <text:p>0.000113</text:p>
          </table:table-cell>
          <table:table-cell office:value-type="float" office:value="0.000114">
            <text:p>0.000114</text:p>
          </table:table-cell>
          <table:table-cell table:formula="of:=AVERAGE([.B12:.AE12])" office:value-type="float" office:value="0.000113633333333333">
            <text:p>0.00011</text:p>
          </table:table-cell>
          <table:table-cell table:formula="of:=VAR([.B12:.AE12])" office:value-type="float" office:value="0.00000000000651609195402298">
            <text:p>6.51609195402298E-012</text:p>
          </table:table-cell>
          <table:table-cell table:formula="of:=STDEV([.B12:.AE12])" office:value-type="float" office:value="0.00000255266369779158">
            <text:p>2.55266369779158E-006</text:p>
          </table:table-cell>
          <table:table-cell table:formula="of:=CONFIDENCE(0.95;[.AH12];30)" office:value-type="float" office:value="0.0000000292245249840033">
            <text:p>2.92245249840033E-008</text:p>
          </table:table-cell>
          <table:table-cell table:formula="of:=[.AF12]+[.AI12]" office:value-type="float" office:value="0.000113662557858317">
            <text:p>0.0001136626</text:p>
          </table:table-cell>
          <table:table-cell table:formula="of:=[.AF12]-[.AI12]" office:value-type="float" office:value="0.000113604108808349">
            <text:p>0.00011360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117">
            <text:p>0.000117</text:p>
          </table:table-cell>
          <table:table-cell office:value-type="float" office:value="0.000115">
            <text:p>0.000115</text:p>
          </table:table-cell>
          <table:table-cell office:value-type="float" office:value="0.00011">
            <text:p>0.00011</text:p>
          </table:table-cell>
          <table:table-cell office:value-type="float" office:value="0.000118">
            <text:p>0.000118</text:p>
          </table:table-cell>
          <table:table-cell office:value-type="float" office:value="0.000115">
            <text:p>0.000115</text:p>
          </table:table-cell>
          <table:table-cell office:value-type="float" office:value="0.000111">
            <text:p>0.000111</text:p>
          </table:table-cell>
          <table:table-cell office:value-type="float" office:value="0.000118">
            <text:p>0.000118</text:p>
          </table:table-cell>
          <table:table-cell office:value-type="float" office:value="0.000113">
            <text:p>0.000113</text:p>
          </table:table-cell>
          <table:table-cell office:value-type="float" office:value="0.000122">
            <text:p>0.000122</text:p>
          </table:table-cell>
          <table:table-cell office:value-type="float" office:value="0.000114">
            <text:p>0.000114</text:p>
          </table:table-cell>
          <table:table-cell office:value-type="float" office:value="0.000123">
            <text:p>0.000123</text:p>
          </table:table-cell>
          <table:table-cell office:value-type="float" office:value="0.000115">
            <text:p>0.000115</text:p>
          </table:table-cell>
          <table:table-cell office:value-type="float" office:value="0.000113">
            <text:p>0.000113</text:p>
          </table:table-cell>
          <table:table-cell office:value-type="float" office:value="0.000115">
            <text:p>0.000115</text:p>
          </table:table-cell>
          <table:table-cell office:value-type="float" office:value="0.000112">
            <text:p>0.000112</text:p>
          </table:table-cell>
          <table:table-cell office:value-type="float" office:value="0.000111">
            <text:p>0.000111</text:p>
          </table:table-cell>
          <table:table-cell office:value-type="float" office:value="0.00011">
            <text:p>0.00011</text:p>
          </table:table-cell>
          <table:table-cell office:value-type="float" office:value="0.000113">
            <text:p>0.000113</text:p>
          </table:table-cell>
          <table:table-cell office:value-type="float" office:value="0.000111">
            <text:p>0.000111</text:p>
          </table:table-cell>
          <table:table-cell office:value-type="float" office:value="0.00011">
            <text:p>0.00011</text:p>
          </table:table-cell>
          <table:table-cell office:value-type="float" office:value="0.000117">
            <text:p>0.000117</text:p>
          </table:table-cell>
          <table:table-cell office:value-type="float" office:value="0.000115">
            <text:p>0.000115</text:p>
          </table:table-cell>
          <table:table-cell table:number-columns-repeated="2" office:value-type="float" office:value="0.000112">
            <text:p>0.000112</text:p>
          </table:table-cell>
          <table:table-cell office:value-type="float" office:value="0.000115">
            <text:p>0.000115</text:p>
          </table:table-cell>
          <table:table-cell office:value-type="float" office:value="0.000114">
            <text:p>0.000114</text:p>
          </table:table-cell>
          <table:table-cell office:value-type="float" office:value="0.000115">
            <text:p>0.000115</text:p>
          </table:table-cell>
          <table:table-cell office:value-type="float" office:value="0.000122">
            <text:p>0.000122</text:p>
          </table:table-cell>
          <table:table-cell office:value-type="float" office:value="0.000129">
            <text:p>0.000129</text:p>
          </table:table-cell>
          <table:table-cell office:value-type="float" office:value="0.000114">
            <text:p>0.000114</text:p>
          </table:table-cell>
          <table:table-cell table:formula="of:=AVERAGE([.B13:.AE13])" office:value-type="float" office:value="0.000115033333333333">
            <text:p>0.00012</text:p>
          </table:table-cell>
          <table:table-cell table:formula="of:=VAR([.B13:.AE13])" office:value-type="float" office:value="0.0000000000189298850574712">
            <text:p>1.89298850574712E-011</text:p>
          </table:table-cell>
          <table:table-cell table:formula="of:=STDEV([.B13:.AE13])" office:value-type="float" office:value="0.00000435084877437394">
            <text:p>4.35084877437394E-006</text:p>
          </table:table-cell>
          <table:table-cell table:formula="of:=CONFIDENCE(0.95;[.AH13];30)" office:value-type="float" office:value="0.0000000498112966538897">
            <text:p>4.98112966538897E-008</text:p>
          </table:table-cell>
          <table:table-cell table:formula="of:=[.AF13]+[.AI13]" office:value-type="float" office:value="0.000115083144629987">
            <text:p>0.0001150831</text:p>
          </table:table-cell>
          <table:table-cell table:formula="of:=[.AF13]-[.AI13]" office:value-type="float" office:value="0.000114983522036679">
            <text:p>0.00011498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13">
            <text:p>0.00013</text:p>
          </table:table-cell>
          <table:table-cell table:number-columns-repeated="2" office:value-type="float" office:value="0.000129">
            <text:p>0.000129</text:p>
          </table:table-cell>
          <table:table-cell office:value-type="float" office:value="0.000126">
            <text:p>0.000126</text:p>
          </table:table-cell>
          <table:table-cell office:value-type="float" office:value="0.000129">
            <text:p>0.000129</text:p>
          </table:table-cell>
          <table:table-cell office:value-type="float" office:value="0.000132">
            <text:p>0.000132</text:p>
          </table:table-cell>
          <table:table-cell table:number-columns-repeated="2" office:value-type="float" office:value="0.000128">
            <text:p>0.000128</text:p>
          </table:table-cell>
          <table:table-cell office:value-type="float" office:value="0.000129">
            <text:p>0.000129</text:p>
          </table:table-cell>
          <table:table-cell table:number-columns-repeated="2" office:value-type="float" office:value="0.000128">
            <text:p>0.000128</text:p>
          </table:table-cell>
          <table:table-cell office:value-type="float" office:value="0.000129">
            <text:p>0.000129</text:p>
          </table:table-cell>
          <table:table-cell office:value-type="float" office:value="0.000132">
            <text:p>0.000132</text:p>
          </table:table-cell>
          <table:table-cell office:value-type="float" office:value="0.00013">
            <text:p>0.00013</text:p>
          </table:table-cell>
          <table:table-cell office:value-type="float" office:value="0.000127">
            <text:p>0.000127</text:p>
          </table:table-cell>
          <table:table-cell office:value-type="float" office:value="0.000128">
            <text:p>0.000128</text:p>
          </table:table-cell>
          <table:table-cell table:number-columns-repeated="2" office:value-type="float" office:value="0.000127">
            <text:p>0.000127</text:p>
          </table:table-cell>
          <table:table-cell office:value-type="float" office:value="0.000129">
            <text:p>0.000129</text:p>
          </table:table-cell>
          <table:table-cell office:value-type="float" office:value="0.000137">
            <text:p>0.000137</text:p>
          </table:table-cell>
          <table:table-cell office:value-type="float" office:value="0.000129">
            <text:p>0.000129</text:p>
          </table:table-cell>
          <table:table-cell table:number-columns-repeated="2" office:value-type="float" office:value="0.000127">
            <text:p>0.000127</text:p>
          </table:table-cell>
          <table:table-cell office:value-type="float" office:value="0.000126">
            <text:p>0.000126</text:p>
          </table:table-cell>
          <table:table-cell office:value-type="float" office:value="0.000129">
            <text:p>0.000129</text:p>
          </table:table-cell>
          <table:table-cell office:value-type="float" office:value="0.000136">
            <text:p>0.000136</text:p>
          </table:table-cell>
          <table:table-cell office:value-type="float" office:value="0.000129">
            <text:p>0.000129</text:p>
          </table:table-cell>
          <table:table-cell office:value-type="float" office:value="0.000131">
            <text:p>0.000131</text:p>
          </table:table-cell>
          <table:table-cell office:value-type="float" office:value="0.000123">
            <text:p>0.000123</text:p>
          </table:table-cell>
          <table:table-cell office:value-type="float" office:value="0.000129">
            <text:p>0.000129</text:p>
          </table:table-cell>
          <table:table-cell table:formula="of:=AVERAGE([.B14:.AE14])" office:value-type="float" office:value="0.000128933333333333">
            <text:p>0.00013</text:p>
          </table:table-cell>
          <table:table-cell table:formula="of:=VAR([.B14:.AE14])" office:value-type="float" office:value="0.00000000000744367816091954">
            <text:p>7.44367816091954E-012</text:p>
          </table:table-cell>
          <table:table-cell table:formula="of:=STDEV([.B14:.AE14])" office:value-type="float" office:value="0.00000272831049569501">
            <text:p>2.72831049569501E-006</text:p>
          </table:table-cell>
          <table:table-cell table:formula="of:=CONFIDENCE(0.95;[.AH14];30)" office:value-type="float" office:value="0.0000000312354417522912">
            <text:p>3.12354417522912E-008</text:p>
          </table:table-cell>
          <table:table-cell table:formula="of:=[.AF14]+[.AI14]" office:value-type="float" office:value="0.000128964568775086">
            <text:p>0.0001289646</text:p>
          </table:table-cell>
          <table:table-cell table:formula="of:=[.AF14]-[.AI14]" office:value-type="float" office:value="0.000128902097891581">
            <text:p>0.00012890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148">
            <text:p>0.000148</text:p>
          </table:table-cell>
          <table:table-cell office:value-type="float" office:value="0.000151">
            <text:p>0.000151</text:p>
          </table:table-cell>
          <table:table-cell office:value-type="float" office:value="0.000149">
            <text:p>0.000149</text:p>
          </table:table-cell>
          <table:table-cell office:value-type="float" office:value="0.00015">
            <text:p>0.00015</text:p>
          </table:table-cell>
          <table:table-cell office:value-type="float" office:value="0.000147">
            <text:p>0.000147</text:p>
          </table:table-cell>
          <table:table-cell office:value-type="float" office:value="0.000151">
            <text:p>0.000151</text:p>
          </table:table-cell>
          <table:table-cell table:number-columns-repeated="2" office:value-type="float" office:value="0.000149">
            <text:p>0.000149</text:p>
          </table:table-cell>
          <table:table-cell office:value-type="float" office:value="0.000147">
            <text:p>0.000147</text:p>
          </table:table-cell>
          <table:table-cell office:value-type="float" office:value="0.000154">
            <text:p>0.000154</text:p>
          </table:table-cell>
          <table:table-cell office:value-type="float" office:value="0.000147">
            <text:p>0.000147</text:p>
          </table:table-cell>
          <table:table-cell office:value-type="float" office:value="0.000148">
            <text:p>0.000148</text:p>
          </table:table-cell>
          <table:table-cell office:value-type="float" office:value="0.000151">
            <text:p>0.000151</text:p>
          </table:table-cell>
          <table:table-cell office:value-type="float" office:value="0.000149">
            <text:p>0.000149</text:p>
          </table:table-cell>
          <table:table-cell office:value-type="float" office:value="0.000152">
            <text:p>0.000152</text:p>
          </table:table-cell>
          <table:table-cell office:value-type="float" office:value="0.000147">
            <text:p>0.000147</text:p>
          </table:table-cell>
          <table:table-cell office:value-type="float" office:value="0.000146">
            <text:p>0.000146</text:p>
          </table:table-cell>
          <table:table-cell office:value-type="float" office:value="0.000147">
            <text:p>0.000147</text:p>
          </table:table-cell>
          <table:table-cell table:number-columns-repeated="2" office:value-type="float" office:value="0.000152">
            <text:p>0.000152</text:p>
          </table:table-cell>
          <table:table-cell office:value-type="float" office:value="0.000148">
            <text:p>0.000148</text:p>
          </table:table-cell>
          <table:table-cell office:value-type="float" office:value="0.000149">
            <text:p>0.000149</text:p>
          </table:table-cell>
          <table:table-cell office:value-type="float" office:value="0.00015">
            <text:p>0.00015</text:p>
          </table:table-cell>
          <table:table-cell office:value-type="float" office:value="0.000143">
            <text:p>0.000143</text:p>
          </table:table-cell>
          <table:table-cell office:value-type="float" office:value="0.00016">
            <text:p>0.00016</text:p>
          </table:table-cell>
          <table:table-cell office:value-type="float" office:value="0.000149">
            <text:p>0.000149</text:p>
          </table:table-cell>
          <table:table-cell office:value-type="float" office:value="0.000148">
            <text:p>0.000148</text:p>
          </table:table-cell>
          <table:table-cell office:value-type="float" office:value="0.000147">
            <text:p>0.000147</text:p>
          </table:table-cell>
          <table:table-cell office:value-type="float" office:value="0.000151">
            <text:p>0.000151</text:p>
          </table:table-cell>
          <table:table-cell office:value-type="float" office:value="0.000146">
            <text:p>0.000146</text:p>
          </table:table-cell>
          <table:table-cell table:formula="of:=AVERAGE([.B15:.AE15])" office:value-type="float" office:value="0.000149233333333333">
            <text:p>0.00015</text:p>
          </table:table-cell>
          <table:table-cell table:formula="of:=VAR([.B15:.AE15])" office:value-type="float" office:value="0.00000000000935747126436782">
            <text:p>9.35747126436782E-012</text:p>
          </table:table-cell>
          <table:table-cell table:formula="of:=STDEV([.B15:.AE15])" office:value-type="float" office:value="0.00000305899840868998">
            <text:p>0.000003059</text:p>
          </table:table-cell>
          <table:table-cell table:formula="of:=CONFIDENCE(0.95;[.AH15];30)" office:value-type="float" office:value="0.0000000350213682664616">
            <text:p>0.000000035</text:p>
          </table:table-cell>
          <table:table-cell table:formula="of:=[.AF15]+[.AI15]" office:value-type="float" office:value="0.0001492683547016">
            <text:p>0.0001492684</text:p>
          </table:table-cell>
          <table:table-cell table:formula="of:=[.AF15]-[.AI15]" office:value-type="float" office:value="0.000149198311965067">
            <text:p>0.00014919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172">
            <text:p>0.000172</text:p>
          </table:table-cell>
          <table:table-cell office:value-type="float" office:value="0.00017">
            <text:p>0.00017</text:p>
          </table:table-cell>
          <table:table-cell office:value-type="float" office:value="0.000167">
            <text:p>0.000167</text:p>
          </table:table-cell>
          <table:table-cell office:value-type="float" office:value="0.000163">
            <text:p>0.000163</text:p>
          </table:table-cell>
          <table:table-cell office:value-type="float" office:value="0.000166">
            <text:p>0.000166</text:p>
          </table:table-cell>
          <table:table-cell office:value-type="float" office:value="0.000164">
            <text:p>0.000164</text:p>
          </table:table-cell>
          <table:table-cell office:value-type="float" office:value="0.000166">
            <text:p>0.000166</text:p>
          </table:table-cell>
          <table:table-cell office:value-type="float" office:value="0.000165">
            <text:p>0.000165</text:p>
          </table:table-cell>
          <table:table-cell table:number-columns-repeated="2" office:value-type="float" office:value="0.000168">
            <text:p>0.000168</text:p>
          </table:table-cell>
          <table:table-cell office:value-type="float" office:value="0.000171">
            <text:p>0.000171</text:p>
          </table:table-cell>
          <table:table-cell office:value-type="float" office:value="0.00017">
            <text:p>0.00017</text:p>
          </table:table-cell>
          <table:table-cell office:value-type="float" office:value="0.000165">
            <text:p>0.000165</text:p>
          </table:table-cell>
          <table:table-cell office:value-type="float" office:value="0.000171">
            <text:p>0.000171</text:p>
          </table:table-cell>
          <table:table-cell office:value-type="float" office:value="0.000167">
            <text:p>0.000167</text:p>
          </table:table-cell>
          <table:table-cell office:value-type="float" office:value="0.000166">
            <text:p>0.000166</text:p>
          </table:table-cell>
          <table:table-cell office:value-type="float" office:value="0.000165">
            <text:p>0.000165</text:p>
          </table:table-cell>
          <table:table-cell office:value-type="float" office:value="0.000167">
            <text:p>0.000167</text:p>
          </table:table-cell>
          <table:table-cell office:value-type="float" office:value="0.000164">
            <text:p>0.000164</text:p>
          </table:table-cell>
          <table:table-cell office:value-type="float" office:value="0.000165">
            <text:p>0.000165</text:p>
          </table:table-cell>
          <table:table-cell office:value-type="float" office:value="0.000162">
            <text:p>0.000162</text:p>
          </table:table-cell>
          <table:table-cell office:value-type="float" office:value="0.000152">
            <text:p>0.000152</text:p>
          </table:table-cell>
          <table:table-cell office:value-type="float" office:value="0.00017">
            <text:p>0.00017</text:p>
          </table:table-cell>
          <table:table-cell table:number-columns-repeated="2" office:value-type="float" office:value="0.000165">
            <text:p>0.000165</text:p>
          </table:table-cell>
          <table:table-cell office:value-type="float" office:value="0.000166">
            <text:p>0.000166</text:p>
          </table:table-cell>
          <table:table-cell office:value-type="float" office:value="0.000169">
            <text:p>0.000169</text:p>
          </table:table-cell>
          <table:table-cell office:value-type="float" office:value="0.000165">
            <text:p>0.000165</text:p>
          </table:table-cell>
          <table:table-cell office:value-type="float" office:value="0.000166">
            <text:p>0.000166</text:p>
          </table:table-cell>
          <table:table-cell office:value-type="float" office:value="0.000163">
            <text:p>0.000163</text:p>
          </table:table-cell>
          <table:table-cell table:formula="of:=AVERAGE([.B16:.AE16])" office:value-type="float" office:value="0.0001661">
            <text:p>0.00017</text:p>
          </table:table-cell>
          <table:table-cell table:formula="of:=VAR([.B16:.AE16])" office:value-type="float" office:value="0.000000000013748275862069">
            <text:p>1.3748275862069E-011</text:p>
          </table:table-cell>
          <table:table-cell table:formula="of:=STDEV([.B16:.AE16])" office:value-type="float" office:value="0.00000370786675354832">
            <text:p>3.70786675354832E-006</text:p>
          </table:table-cell>
          <table:table-cell table:formula="of:=CONFIDENCE(0.95;[.AH16];30)" office:value-type="float" office:value="0.0000000424500276594115">
            <text:p>4.24500276594115E-008</text:p>
          </table:table-cell>
          <table:table-cell table:formula="of:=[.AF16]+[.AI16]" office:value-type="float" office:value="0.000166142450027659">
            <text:p>0.0001661425</text:p>
          </table:table-cell>
          <table:table-cell table:formula="of:=[.AF16]-[.AI16]" office:value-type="float" office:value="0.000166057549972341">
            <text:p>0.00016605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183">
            <text:p>0.000183</text:p>
          </table:table-cell>
          <table:table-cell office:value-type="float" office:value="0.000182">
            <text:p>0.000182</text:p>
          </table:table-cell>
          <table:table-cell office:value-type="float" office:value="0.000184">
            <text:p>0.000184</text:p>
          </table:table-cell>
          <table:table-cell office:value-type="float" office:value="0.000185">
            <text:p>0.000185</text:p>
          </table:table-cell>
          <table:table-cell office:value-type="float" office:value="0.000182">
            <text:p>0.000182</text:p>
          </table:table-cell>
          <table:table-cell office:value-type="float" office:value="0.000187">
            <text:p>0.000187</text:p>
          </table:table-cell>
          <table:table-cell office:value-type="float" office:value="0.000189">
            <text:p>0.000189</text:p>
          </table:table-cell>
          <table:table-cell office:value-type="float" office:value="0.000192">
            <text:p>0.000192</text:p>
          </table:table-cell>
          <table:table-cell office:value-type="float" office:value="0.00019">
            <text:p>0.00019</text:p>
          </table:table-cell>
          <table:table-cell office:value-type="float" office:value="0.000189">
            <text:p>0.000189</text:p>
          </table:table-cell>
          <table:table-cell office:value-type="float" office:value="0.00019">
            <text:p>0.00019</text:p>
          </table:table-cell>
          <table:table-cell office:value-type="float" office:value="0.000188">
            <text:p>0.000188</text:p>
          </table:table-cell>
          <table:table-cell office:value-type="float" office:value="0.000187">
            <text:p>0.000187</text:p>
          </table:table-cell>
          <table:table-cell office:value-type="float" office:value="0.000188">
            <text:p>0.000188</text:p>
          </table:table-cell>
          <table:table-cell table:number-columns-repeated="2" office:value-type="float" office:value="0.00019">
            <text:p>0.00019</text:p>
          </table:table-cell>
          <table:table-cell office:value-type="float" office:value="0.000187">
            <text:p>0.000187</text:p>
          </table:table-cell>
          <table:table-cell office:value-type="float" office:value="0.000197">
            <text:p>0.000197</text:p>
          </table:table-cell>
          <table:table-cell office:value-type="float" office:value="0.000185">
            <text:p>0.000185</text:p>
          </table:table-cell>
          <table:table-cell office:value-type="float" office:value="0.000187">
            <text:p>0.000187</text:p>
          </table:table-cell>
          <table:table-cell table:number-columns-repeated="3" office:value-type="float" office:value="0.000183">
            <text:p>0.000183</text:p>
          </table:table-cell>
          <table:table-cell office:value-type="float" office:value="0.000188">
            <text:p>0.000188</text:p>
          </table:table-cell>
          <table:table-cell office:value-type="float" office:value="0.000184">
            <text:p>0.000184</text:p>
          </table:table-cell>
          <table:table-cell office:value-type="float" office:value="0.000185">
            <text:p>0.000185</text:p>
          </table:table-cell>
          <table:table-cell office:value-type="float" office:value="0.000183">
            <text:p>0.000183</text:p>
          </table:table-cell>
          <table:table-cell table:number-columns-repeated="2" office:value-type="float" office:value="0.000189">
            <text:p>0.000189</text:p>
          </table:table-cell>
          <table:table-cell office:value-type="float" office:value="0.000181">
            <text:p>0.000181</text:p>
          </table:table-cell>
          <table:table-cell table:formula="of:=AVERAGE([.B17:.AE17])" office:value-type="float" office:value="0.000186666666666667">
            <text:p>0.00019</text:p>
          </table:table-cell>
          <table:table-cell table:formula="of:=VAR([.B17:.AE17])" office:value-type="float" office:value="0.0000000000128505747126437">
            <text:p>1.28505747126437E-011</text:p>
          </table:table-cell>
          <table:table-cell table:formula="of:=STDEV([.B17:.AE17])" office:value-type="float" office:value="0.00000358476982701033">
            <text:p>3.58476982701033E-006</text:p>
          </table:table-cell>
          <table:table-cell table:formula="of:=CONFIDENCE(0.95;[.AH17];30)" office:value-type="float" office:value="0.0000000410407353941688">
            <text:p>0.000000041</text:p>
          </table:table-cell>
          <table:table-cell table:formula="of:=[.AF17]+[.AI17]" office:value-type="float" office:value="0.000186707707402061">
            <text:p>0.0001867077</text:p>
          </table:table-cell>
          <table:table-cell table:formula="of:=[.AF17]-[.AI17]" office:value-type="float" office:value="0.000186625625931272">
            <text:p>0.00018662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203">
            <text:p>0.000203</text:p>
          </table:table-cell>
          <table:table-cell office:value-type="float" office:value="0.000202">
            <text:p>0.000202</text:p>
          </table:table-cell>
          <table:table-cell office:value-type="float" office:value="0.000208">
            <text:p>0.000208</text:p>
          </table:table-cell>
          <table:table-cell office:value-type="float" office:value="0.0002">
            <text:p>0.0002</text:p>
          </table:table-cell>
          <table:table-cell office:value-type="float" office:value="0.000203">
            <text:p>0.000203</text:p>
          </table:table-cell>
          <table:table-cell office:value-type="float" office:value="0.000204">
            <text:p>0.000204</text:p>
          </table:table-cell>
          <table:table-cell table:number-columns-repeated="2" office:value-type="float" office:value="0.000201">
            <text:p>0.000201</text:p>
          </table:table-cell>
          <table:table-cell office:value-type="float" office:value="0.000202">
            <text:p>0.000202</text:p>
          </table:table-cell>
          <table:table-cell office:value-type="float" office:value="0.000204">
            <text:p>0.000204</text:p>
          </table:table-cell>
          <table:table-cell office:value-type="float" office:value="0.000227">
            <text:p>0.000227</text:p>
          </table:table-cell>
          <table:table-cell table:number-columns-repeated="2" office:value-type="float" office:value="0.000202">
            <text:p>0.000202</text:p>
          </table:table-cell>
          <table:table-cell office:value-type="float" office:value="0.000196">
            <text:p>0.000196</text:p>
          </table:table-cell>
          <table:table-cell office:value-type="float" office:value="0.000206">
            <text:p>0.000206</text:p>
          </table:table-cell>
          <table:table-cell office:value-type="float" office:value="0.000209">
            <text:p>0.000209</text:p>
          </table:table-cell>
          <table:table-cell office:value-type="float" office:value="0.000202">
            <text:p>0.000202</text:p>
          </table:table-cell>
          <table:table-cell office:value-type="float" office:value="0.000209">
            <text:p>0.000209</text:p>
          </table:table-cell>
          <table:table-cell office:value-type="float" office:value="0.000211">
            <text:p>0.000211</text:p>
          </table:table-cell>
          <table:table-cell table:number-columns-repeated="2" office:value-type="float" office:value="0.000203">
            <text:p>0.000203</text:p>
          </table:table-cell>
          <table:table-cell office:value-type="float" office:value="0.000201">
            <text:p>0.000201</text:p>
          </table:table-cell>
          <table:table-cell office:value-type="float" office:value="0.000202">
            <text:p>0.000202</text:p>
          </table:table-cell>
          <table:table-cell office:value-type="float" office:value="0.000204">
            <text:p>0.000204</text:p>
          </table:table-cell>
          <table:table-cell office:value-type="float" office:value="0.000203">
            <text:p>0.000203</text:p>
          </table:table-cell>
          <table:table-cell office:value-type="float" office:value="0.000201">
            <text:p>0.000201</text:p>
          </table:table-cell>
          <table:table-cell office:value-type="float" office:value="0.000204">
            <text:p>0.000204</text:p>
          </table:table-cell>
          <table:table-cell table:number-columns-repeated="2" office:value-type="float" office:value="0.000209">
            <text:p>0.000209</text:p>
          </table:table-cell>
          <table:table-cell office:value-type="float" office:value="0.00021">
            <text:p>0.00021</text:p>
          </table:table-cell>
          <table:table-cell table:formula="of:=AVERAGE([.B18:.AE18])" office:value-type="float" office:value="0.0002047">
            <text:p>0.00020</text:p>
          </table:table-cell>
          <table:table-cell table:formula="of:=VAR([.B18:.AE18])" office:value-type="float" office:value="0.000000000029803448275862">
            <text:p>2.9803448275862E-011</text:p>
          </table:table-cell>
          <table:table-cell table:formula="of:=STDEV([.B18:.AE18])" office:value-type="float" office:value="0.00000545925345407795">
            <text:p>5.45925345407795E-006</text:p>
          </table:table-cell>
          <table:table-cell table:formula="of:=CONFIDENCE(0.95;[.AH18];30)" office:value-type="float" office:value="0.0000000625010216193915">
            <text:p>6.25010216193915E-008</text:p>
          </table:table-cell>
          <table:table-cell table:formula="of:=[.AF18]+[.AI18]" office:value-type="float" office:value="0.000204762501021619">
            <text:p>0.0002047625</text:p>
          </table:table-cell>
          <table:table-cell table:formula="of:=[.AF18]-[.AI18]" office:value-type="float" office:value="0.000204637498978381">
            <text:p>0.00020463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.000227">
            <text:p>0.000227</text:p>
          </table:table-cell>
          <table:table-cell office:value-type="float" office:value="0.000259">
            <text:p>0.000259</text:p>
          </table:table-cell>
          <table:table-cell office:value-type="float" office:value="0.000222">
            <text:p>0.000222</text:p>
          </table:table-cell>
          <table:table-cell office:value-type="float" office:value="0.000229">
            <text:p>0.000229</text:p>
          </table:table-cell>
          <table:table-cell office:value-type="float" office:value="0.000217">
            <text:p>0.000217</text:p>
          </table:table-cell>
          <table:table-cell office:value-type="float" office:value="0.000223">
            <text:p>0.000223</text:p>
          </table:table-cell>
          <table:table-cell table:number-columns-repeated="2" office:value-type="float" office:value="0.000221">
            <text:p>0.000221</text:p>
          </table:table-cell>
          <table:table-cell office:value-type="float" office:value="0.000228">
            <text:p>0.000228</text:p>
          </table:table-cell>
          <table:table-cell office:value-type="float" office:value="0.000216">
            <text:p>0.000216</text:p>
          </table:table-cell>
          <table:table-cell office:value-type="float" office:value="0.000225">
            <text:p>0.000225</text:p>
          </table:table-cell>
          <table:table-cell office:value-type="float" office:value="0.000226">
            <text:p>0.000226</text:p>
          </table:table-cell>
          <table:table-cell office:value-type="float" office:value="0.000223">
            <text:p>0.000223</text:p>
          </table:table-cell>
          <table:table-cell table:number-columns-repeated="3" office:value-type="float" office:value="0.000222">
            <text:p>0.000222</text:p>
          </table:table-cell>
          <table:table-cell office:value-type="float" office:value="0.000229">
            <text:p>0.000229</text:p>
          </table:table-cell>
          <table:table-cell office:value-type="float" office:value="0.000228">
            <text:p>0.000228</text:p>
          </table:table-cell>
          <table:table-cell table:number-columns-repeated="2" office:value-type="float" office:value="0.000227">
            <text:p>0.000227</text:p>
          </table:table-cell>
          <table:table-cell office:value-type="float" office:value="0.000223">
            <text:p>0.000223</text:p>
          </table:table-cell>
          <table:table-cell office:value-type="float" office:value="0.000222">
            <text:p>0.000222</text:p>
          </table:table-cell>
          <table:table-cell office:value-type="float" office:value="0.00022">
            <text:p>0.00022</text:p>
          </table:table-cell>
          <table:table-cell office:value-type="float" office:value="0.000222">
            <text:p>0.000222</text:p>
          </table:table-cell>
          <table:table-cell office:value-type="float" office:value="0.000225">
            <text:p>0.000225</text:p>
          </table:table-cell>
          <table:table-cell office:value-type="float" office:value="0.000224">
            <text:p>0.000224</text:p>
          </table:table-cell>
          <table:table-cell office:value-type="float" office:value="0.00022">
            <text:p>0.00022</text:p>
          </table:table-cell>
          <table:table-cell table:number-columns-repeated="2" office:value-type="float" office:value="0.000222">
            <text:p>0.000222</text:p>
          </table:table-cell>
          <table:table-cell table:formula="of:=AVERAGE([.B19:.AE19])" office:value-type="float" office:value="0.0002247">
            <text:p>0.00022</text:p>
          </table:table-cell>
          <table:table-cell table:formula="of:=VAR([.B19:.AE19])" office:value-type="float" office:value="0.0000000000528379310344828">
            <text:p>5.28379310344828E-011</text:p>
          </table:table-cell>
          <table:table-cell table:formula="of:=STDEV([.B19:.AE19])" office:value-type="float" office:value="0.00000726897042465319">
            <text:p>0.000007269</text:p>
          </table:table-cell>
          <table:table-cell table:formula="of:=CONFIDENCE(0.95;[.AH19];30)" office:value-type="float" office:value="0.0000000832198177797735">
            <text:p>8.32198177797735E-008</text:p>
          </table:table-cell>
          <table:table-cell table:formula="of:=[.AF19]+[.AI19]" office:value-type="float" office:value="0.00022478321981778">
            <text:p>0.0002247832</text:p>
          </table:table-cell>
          <table:table-cell table:formula="of:=[.AF19]-[.AI19]" office:value-type="float" office:value="0.00022461678018222">
            <text:p>0.000224616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263">
            <text:p>0.000263</text:p>
          </table:table-cell>
          <table:table-cell office:value-type="float" office:value="0.000258">
            <text:p>0.000258</text:p>
          </table:table-cell>
          <table:table-cell office:value-type="float" office:value="0.000259">
            <text:p>0.000259</text:p>
          </table:table-cell>
          <table:table-cell office:value-type="float" office:value="0.000264">
            <text:p>0.000264</text:p>
          </table:table-cell>
          <table:table-cell office:value-type="float" office:value="0.000256">
            <text:p>0.000256</text:p>
          </table:table-cell>
          <table:table-cell office:value-type="float" office:value="0.000258">
            <text:p>0.000258</text:p>
          </table:table-cell>
          <table:table-cell office:value-type="float" office:value="0.000256">
            <text:p>0.000256</text:p>
          </table:table-cell>
          <table:table-cell office:value-type="float" office:value="0.000258">
            <text:p>0.000258</text:p>
          </table:table-cell>
          <table:table-cell office:value-type="float" office:value="0.000257">
            <text:p>0.000257</text:p>
          </table:table-cell>
          <table:table-cell office:value-type="float" office:value="0.000258">
            <text:p>0.000258</text:p>
          </table:table-cell>
          <table:table-cell office:value-type="float" office:value="0.000257">
            <text:p>0.000257</text:p>
          </table:table-cell>
          <table:table-cell office:value-type="float" office:value="0.000259">
            <text:p>0.000259</text:p>
          </table:table-cell>
          <table:table-cell office:value-type="float" office:value="0.000262">
            <text:p>0.000262</text:p>
          </table:table-cell>
          <table:table-cell office:value-type="float" office:value="0.00026">
            <text:p>0.00026</text:p>
          </table:table-cell>
          <table:table-cell office:value-type="float" office:value="0.000261">
            <text:p>0.000261</text:p>
          </table:table-cell>
          <table:table-cell office:value-type="float" office:value="0.00026">
            <text:p>0.00026</text:p>
          </table:table-cell>
          <table:table-cell office:value-type="float" office:value="0.000255">
            <text:p>0.000255</text:p>
          </table:table-cell>
          <table:table-cell office:value-type="float" office:value="0.000256">
            <text:p>0.000256</text:p>
          </table:table-cell>
          <table:table-cell office:value-type="float" office:value="0.000261">
            <text:p>0.000261</text:p>
          </table:table-cell>
          <table:table-cell office:value-type="float" office:value="0.000257">
            <text:p>0.000257</text:p>
          </table:table-cell>
          <table:table-cell office:value-type="float" office:value="0.000258">
            <text:p>0.000258</text:p>
          </table:table-cell>
          <table:table-cell office:value-type="float" office:value="0.000255">
            <text:p>0.000255</text:p>
          </table:table-cell>
          <table:table-cell office:value-type="float" office:value="0.000262">
            <text:p>0.000262</text:p>
          </table:table-cell>
          <table:table-cell office:value-type="float" office:value="0.000254">
            <text:p>0.000254</text:p>
          </table:table-cell>
          <table:table-cell office:value-type="float" office:value="0.000262">
            <text:p>0.000262</text:p>
          </table:table-cell>
          <table:table-cell office:value-type="float" office:value="0.000258">
            <text:p>0.000258</text:p>
          </table:table-cell>
          <table:table-cell office:value-type="float" office:value="0.000255">
            <text:p>0.000255</text:p>
          </table:table-cell>
          <table:table-cell office:value-type="float" office:value="0.000256">
            <text:p>0.000256</text:p>
          </table:table-cell>
          <table:table-cell office:value-type="float" office:value="0.000263">
            <text:p>0.000263</text:p>
          </table:table-cell>
          <table:table-cell office:value-type="float" office:value="0.00026">
            <text:p>0.00026</text:p>
          </table:table-cell>
          <table:table-cell table:formula="of:=AVERAGE([.B20:.AE20])" office:value-type="float" office:value="0.0002586">
            <text:p>0.00026</text:p>
          </table:table-cell>
          <table:table-cell table:formula="of:=VAR([.B20:.AE20])" office:value-type="float" office:value="0.0000000000074896551724138">
            <text:p>7.4896551724138E-012</text:p>
          </table:table-cell>
          <table:table-cell table:formula="of:=STDEV([.B20:.AE20])" office:value-type="float" office:value="0.0000027367234373268">
            <text:p>2.7367234373268E-006</text:p>
          </table:table-cell>
          <table:table-cell table:formula="of:=CONFIDENCE(0.95;[.AH20];30)" office:value-type="float" office:value="0.000000031331758483367">
            <text:p>3.1331758483367E-008</text:p>
          </table:table-cell>
          <table:table-cell table:formula="of:=[.AF20]+[.AI20]" office:value-type="float" office:value="0.000258631331758483">
            <text:p>0.0002586313</text:p>
          </table:table-cell>
          <table:table-cell table:formula="of:=[.AF20]-[.AI20]" office:value-type="float" office:value="0.000258568668241517">
            <text:p>0.000258568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281">
            <text:p>0.000281</text:p>
          </table:table-cell>
          <table:table-cell office:value-type="float" office:value="0.00029">
            <text:p>0.00029</text:p>
          </table:table-cell>
          <table:table-cell office:value-type="float" office:value="0.000304">
            <text:p>0.000304</text:p>
          </table:table-cell>
          <table:table-cell office:value-type="float" office:value="0.0003">
            <text:p>0.0003</text:p>
          </table:table-cell>
          <table:table-cell table:number-columns-repeated="2" office:value-type="float" office:value="0.000291">
            <text:p>0.000291</text:p>
          </table:table-cell>
          <table:table-cell office:value-type="float" office:value="0.000288">
            <text:p>0.000288</text:p>
          </table:table-cell>
          <table:table-cell office:value-type="float" office:value="0.000292">
            <text:p>0.000292</text:p>
          </table:table-cell>
          <table:table-cell office:value-type="float" office:value="0.00029">
            <text:p>0.00029</text:p>
          </table:table-cell>
          <table:table-cell office:value-type="float" office:value="0.000291">
            <text:p>0.000291</text:p>
          </table:table-cell>
          <table:table-cell office:value-type="float" office:value="0.000289">
            <text:p>0.000289</text:p>
          </table:table-cell>
          <table:table-cell office:value-type="float" office:value="0.000292">
            <text:p>0.000292</text:p>
          </table:table-cell>
          <table:table-cell table:number-columns-repeated="2" office:value-type="float" office:value="0.000291">
            <text:p>0.000291</text:p>
          </table:table-cell>
          <table:table-cell office:value-type="float" office:value="0.000298">
            <text:p>0.000298</text:p>
          </table:table-cell>
          <table:table-cell table:number-columns-repeated="2" office:value-type="float" office:value="0.00029">
            <text:p>0.00029</text:p>
          </table:table-cell>
          <table:table-cell office:value-type="float" office:value="0.000288">
            <text:p>0.000288</text:p>
          </table:table-cell>
          <table:table-cell office:value-type="float" office:value="0.000287">
            <text:p>0.000287</text:p>
          </table:table-cell>
          <table:table-cell office:value-type="float" office:value="0.000294">
            <text:p>0.000294</text:p>
          </table:table-cell>
          <table:table-cell office:value-type="float" office:value="0.000288">
            <text:p>0.000288</text:p>
          </table:table-cell>
          <table:table-cell office:value-type="float" office:value="0.000289">
            <text:p>0.000289</text:p>
          </table:table-cell>
          <table:table-cell office:value-type="float" office:value="0.0003">
            <text:p>0.0003</text:p>
          </table:table-cell>
          <table:table-cell table:number-columns-repeated="2" office:value-type="float" office:value="0.000294">
            <text:p>0.000294</text:p>
          </table:table-cell>
          <table:table-cell office:value-type="float" office:value="0.000288">
            <text:p>0.000288</text:p>
          </table:table-cell>
          <table:table-cell office:value-type="float" office:value="0.00029">
            <text:p>0.00029</text:p>
          </table:table-cell>
          <table:table-cell office:value-type="float" office:value="0.000284">
            <text:p>0.000284</text:p>
          </table:table-cell>
          <table:table-cell office:value-type="float" office:value="0.000292">
            <text:p>0.000292</text:p>
          </table:table-cell>
          <table:table-cell office:value-type="float" office:value="0.000291">
            <text:p>0.000291</text:p>
          </table:table-cell>
          <table:table-cell table:formula="of:=AVERAGE([.B21:.AE21])" office:value-type="float" office:value="0.000291266666666667">
            <text:p>0.00029</text:p>
          </table:table-cell>
          <table:table-cell table:formula="of:=VAR([.B21:.AE21])" office:value-type="float" office:value="0.0000000000214436781609196">
            <text:p>2.14436781609196E-011</text:p>
          </table:table-cell>
          <table:table-cell table:formula="of:=STDEV([.B21:.AE21])" office:value-type="float" office:value="0.00000463073192496818">
            <text:p>4.63073192496818E-006</text:p>
          </table:table-cell>
          <table:table-cell table:formula="of:=CONFIDENCE(0.95;[.AH21];30)" office:value-type="float" office:value="0.0000000530155777874442">
            <text:p>0.000000053</text:p>
          </table:table-cell>
          <table:table-cell table:formula="of:=[.AF21]+[.AI21]" office:value-type="float" office:value="0.000291319682244454">
            <text:p>0.0002913197</text:p>
          </table:table-cell>
          <table:table-cell table:formula="of:=[.AF21]-[.AI21]" office:value-type="float" office:value="0.000291213651088879">
            <text:p>0.000291213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.000314">
            <text:p>0.000314</text:p>
          </table:table-cell>
          <table:table-cell office:value-type="float" office:value="0.000316">
            <text:p>0.000316</text:p>
          </table:table-cell>
          <table:table-cell office:value-type="float" office:value="0.000313">
            <text:p>0.000313</text:p>
          </table:table-cell>
          <table:table-cell office:value-type="float" office:value="0.000312">
            <text:p>0.000312</text:p>
          </table:table-cell>
          <table:table-cell office:value-type="float" office:value="0.000313">
            <text:p>0.000313</text:p>
          </table:table-cell>
          <table:table-cell table:number-columns-repeated="2" office:value-type="float" office:value="0.000316">
            <text:p>0.000316</text:p>
          </table:table-cell>
          <table:table-cell office:value-type="float" office:value="0.000312">
            <text:p>0.000312</text:p>
          </table:table-cell>
          <table:table-cell office:value-type="float" office:value="0.000321">
            <text:p>0.000321</text:p>
          </table:table-cell>
          <table:table-cell office:value-type="float" office:value="0.00032">
            <text:p>0.00032</text:p>
          </table:table-cell>
          <table:table-cell office:value-type="float" office:value="0.000312">
            <text:p>0.000312</text:p>
          </table:table-cell>
          <table:table-cell office:value-type="float" office:value="0.000314">
            <text:p>0.000314</text:p>
          </table:table-cell>
          <table:table-cell table:number-columns-repeated="2" office:value-type="float" office:value="0.000317">
            <text:p>0.000317</text:p>
          </table:table-cell>
          <table:table-cell office:value-type="float" office:value="0.000313">
            <text:p>0.000313</text:p>
          </table:table-cell>
          <table:table-cell office:value-type="float" office:value="0.000315">
            <text:p>0.000315</text:p>
          </table:table-cell>
          <table:table-cell office:value-type="float" office:value="0.000313">
            <text:p>0.000313</text:p>
          </table:table-cell>
          <table:table-cell table:number-columns-repeated="2" office:value-type="float" office:value="0.000312">
            <text:p>0.000312</text:p>
          </table:table-cell>
          <table:table-cell office:value-type="float" office:value="0.000313">
            <text:p>0.000313</text:p>
          </table:table-cell>
          <table:table-cell office:value-type="float" office:value="0.000315">
            <text:p>0.000315</text:p>
          </table:table-cell>
          <table:table-cell office:value-type="float" office:value="0.000319">
            <text:p>0.000319</text:p>
          </table:table-cell>
          <table:table-cell office:value-type="float" office:value="0.00032">
            <text:p>0.00032</text:p>
          </table:table-cell>
          <table:table-cell office:value-type="float" office:value="0.000321">
            <text:p>0.000321</text:p>
          </table:table-cell>
          <table:table-cell table:number-columns-repeated="2" office:value-type="float" office:value="0.000312">
            <text:p>0.000312</text:p>
          </table:table-cell>
          <table:table-cell office:value-type="float" office:value="0.000321">
            <text:p>0.000321</text:p>
          </table:table-cell>
          <table:table-cell office:value-type="float" office:value="0.000314">
            <text:p>0.000314</text:p>
          </table:table-cell>
          <table:table-cell office:value-type="float" office:value="0.000316">
            <text:p>0.000316</text:p>
          </table:table-cell>
          <table:table-cell table:formula="of:=AVERAGE([.B22:.AE22])" office:value-type="float" office:value="0.000315166666666667">
            <text:p>0.00032</text:p>
          </table:table-cell>
          <table:table-cell table:formula="of:=VAR([.B22:.AE22])" office:value-type="float" office:value="0.00000000000938505747126442">
            <text:p>9.38505747126442E-012</text:p>
          </table:table-cell>
          <table:table-cell table:formula="of:=STDEV([.B22:.AE22])" office:value-type="float" office:value="0.00000306350411641056">
            <text:p>3.06350411641056E-006</text:p>
          </table:table-cell>
          <table:table-cell table:formula="of:=CONFIDENCE(0.95;[.AH22];30)" office:value-type="float" office:value="0.0000000350729524872755">
            <text:p>3.50729524872755E-008</text:p>
          </table:table-cell>
          <table:table-cell table:formula="of:=[.AF22]+[.AI22]" office:value-type="float" office:value="0.000315201739619154">
            <text:p>0.0003152017</text:p>
          </table:table-cell>
          <table:table-cell table:formula="of:=[.AF22]-[.AI22]" office:value-type="float" office:value="0.000315131593714179">
            <text:p>0.00031513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351">
            <text:p>0.000351</text:p>
          </table:table-cell>
          <table:table-cell office:value-type="float" office:value="0.000352">
            <text:p>0.000352</text:p>
          </table:table-cell>
          <table:table-cell table:number-columns-repeated="2" office:value-type="float" office:value="0.000347">
            <text:p>0.000347</text:p>
          </table:table-cell>
          <table:table-cell office:value-type="float" office:value="0.000349">
            <text:p>0.000349</text:p>
          </table:table-cell>
          <table:table-cell office:value-type="float" office:value="0.000356">
            <text:p>0.000356</text:p>
          </table:table-cell>
          <table:table-cell table:number-columns-repeated="2" office:value-type="float" office:value="0.000346">
            <text:p>0.000346</text:p>
          </table:table-cell>
          <table:table-cell office:value-type="float" office:value="0.000354">
            <text:p>0.000354</text:p>
          </table:table-cell>
          <table:table-cell office:value-type="float" office:value="0.000359">
            <text:p>0.000359</text:p>
          </table:table-cell>
          <table:table-cell office:value-type="float" office:value="0.000345">
            <text:p>0.000345</text:p>
          </table:table-cell>
          <table:table-cell office:value-type="float" office:value="0.000346">
            <text:p>0.000346</text:p>
          </table:table-cell>
          <table:table-cell office:value-type="float" office:value="0.000358">
            <text:p>0.000358</text:p>
          </table:table-cell>
          <table:table-cell table:number-columns-repeated="2" office:value-type="float" office:value="0.000344">
            <text:p>0.000344</text:p>
          </table:table-cell>
          <table:table-cell office:value-type="float" office:value="0.000358">
            <text:p>0.000358</text:p>
          </table:table-cell>
          <table:table-cell office:value-type="float" office:value="0.000351">
            <text:p>0.000351</text:p>
          </table:table-cell>
          <table:table-cell office:value-type="float" office:value="0.00035">
            <text:p>0.00035</text:p>
          </table:table-cell>
          <table:table-cell office:value-type="float" office:value="0.000341">
            <text:p>0.000341</text:p>
          </table:table-cell>
          <table:table-cell office:value-type="float" office:value="0.000353">
            <text:p>0.000353</text:p>
          </table:table-cell>
          <table:table-cell office:value-type="float" office:value="0.000349">
            <text:p>0.000349</text:p>
          </table:table-cell>
          <table:table-cell office:value-type="float" office:value="0.000344">
            <text:p>0.000344</text:p>
          </table:table-cell>
          <table:table-cell office:value-type="float" office:value="0.000347">
            <text:p>0.000347</text:p>
          </table:table-cell>
          <table:table-cell table:number-columns-repeated="2" office:value-type="float" office:value="0.000351">
            <text:p>0.000351</text:p>
          </table:table-cell>
          <table:table-cell office:value-type="float" office:value="0.000345">
            <text:p>0.000345</text:p>
          </table:table-cell>
          <table:table-cell office:value-type="float" office:value="0.000346">
            <text:p>0.000346</text:p>
          </table:table-cell>
          <table:table-cell office:value-type="float" office:value="0.000356">
            <text:p>0.000356</text:p>
          </table:table-cell>
          <table:table-cell office:value-type="float" office:value="0.000344">
            <text:p>0.000344</text:p>
          </table:table-cell>
          <table:table-cell office:value-type="float" office:value="0.000349">
            <text:p>0.000349</text:p>
          </table:table-cell>
          <table:table-cell table:formula="of:=AVERAGE([.B23:.AE23])" office:value-type="float" office:value="0.0003493">
            <text:p>0.00035</text:p>
          </table:table-cell>
          <table:table-cell table:formula="of:=VAR([.B23:.AE23])" office:value-type="float" office:value="0.0000000000230448275862069">
            <text:p>2.30448275862069E-011</text:p>
          </table:table-cell>
          <table:table-cell table:formula="of:=STDEV([.B23:.AE23])" office:value-type="float" office:value="0.00000480050284722412">
            <text:p>4.80050284722412E-006</text:p>
          </table:table-cell>
          <table:table-cell table:formula="of:=CONFIDENCE(0.95;[.AH23];30)" office:value-type="float" office:value="0.0000000549592237770503">
            <text:p>0.000000055</text:p>
          </table:table-cell>
          <table:table-cell table:formula="of:=[.AF23]+[.AI23]" office:value-type="float" office:value="0.000349354959223777">
            <text:p>0.000349355</text:p>
          </table:table-cell>
          <table:table-cell table:formula="of:=[.AF23]-[.AI23]" office:value-type="float" office:value="0.000349245040776223">
            <text:p>0.0003492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418">
            <text:p>0.000418</text:p>
          </table:table-cell>
          <table:table-cell office:value-type="float" office:value="0.000421">
            <text:p>0.000421</text:p>
          </table:table-cell>
          <table:table-cell office:value-type="float" office:value="0.000413">
            <text:p>0.000413</text:p>
          </table:table-cell>
          <table:table-cell office:value-type="float" office:value="0.000416">
            <text:p>0.000416</text:p>
          </table:table-cell>
          <table:table-cell office:value-type="float" office:value="0.000421">
            <text:p>0.000421</text:p>
          </table:table-cell>
          <table:table-cell office:value-type="float" office:value="0.000412">
            <text:p>0.000412</text:p>
          </table:table-cell>
          <table:table-cell office:value-type="float" office:value="0.000417">
            <text:p>0.000417</text:p>
          </table:table-cell>
          <table:table-cell office:value-type="float" office:value="0.000425">
            <text:p>0.000425</text:p>
          </table:table-cell>
          <table:table-cell office:value-type="float" office:value="0.000414">
            <text:p>0.000414</text:p>
          </table:table-cell>
          <table:table-cell office:value-type="float" office:value="0.000419">
            <text:p>0.000419</text:p>
          </table:table-cell>
          <table:table-cell office:value-type="float" office:value="0.00041">
            <text:p>0.00041</text:p>
          </table:table-cell>
          <table:table-cell office:value-type="float" office:value="0.000422">
            <text:p>0.000422</text:p>
          </table:table-cell>
          <table:table-cell office:value-type="float" office:value="0.000417">
            <text:p>0.000417</text:p>
          </table:table-cell>
          <table:table-cell office:value-type="float" office:value="0.000413">
            <text:p>0.000413</text:p>
          </table:table-cell>
          <table:table-cell office:value-type="float" office:value="0.000422">
            <text:p>0.000422</text:p>
          </table:table-cell>
          <table:table-cell office:value-type="float" office:value="0.000414">
            <text:p>0.000414</text:p>
          </table:table-cell>
          <table:table-cell office:value-type="float" office:value="0.000415">
            <text:p>0.000415</text:p>
          </table:table-cell>
          <table:table-cell office:value-type="float" office:value="0.000413">
            <text:p>0.000413</text:p>
          </table:table-cell>
          <table:table-cell office:value-type="float" office:value="0.000416">
            <text:p>0.000416</text:p>
          </table:table-cell>
          <table:table-cell office:value-type="float" office:value="0.000419">
            <text:p>0.000419</text:p>
          </table:table-cell>
          <table:table-cell office:value-type="float" office:value="0.000428">
            <text:p>0.000428</text:p>
          </table:table-cell>
          <table:table-cell office:value-type="float" office:value="0.000386">
            <text:p>0.000386</text:p>
          </table:table-cell>
          <table:table-cell office:value-type="float" office:value="0.000388">
            <text:p>0.000388</text:p>
          </table:table-cell>
          <table:table-cell office:value-type="float" office:value="0.000413">
            <text:p>0.000413</text:p>
          </table:table-cell>
          <table:table-cell office:value-type="float" office:value="0.000428">
            <text:p>0.000428</text:p>
          </table:table-cell>
          <table:table-cell office:value-type="float" office:value="0.000425">
            <text:p>0.000425</text:p>
          </table:table-cell>
          <table:table-cell office:value-type="float" office:value="0.000415">
            <text:p>0.000415</text:p>
          </table:table-cell>
          <table:table-cell office:value-type="float" office:value="0.000419">
            <text:p>0.000419</text:p>
          </table:table-cell>
          <table:table-cell office:value-type="float" office:value="0.000414">
            <text:p>0.000414</text:p>
          </table:table-cell>
          <table:table-cell office:value-type="float" office:value="0.000411">
            <text:p>0.000411</text:p>
          </table:table-cell>
          <table:table-cell table:formula="of:=AVERAGE([.B24:.AE24])" office:value-type="float" office:value="0.000415466666666667">
            <text:p>0.00042</text:p>
          </table:table-cell>
          <table:table-cell table:formula="of:=VAR([.B24:.AE24])" office:value-type="float" office:value="0.0000000000830160919540229">
            <text:p>8.30160919540229E-011</text:p>
          </table:table-cell>
          <table:table-cell table:formula="of:=STDEV([.B24:.AE24])" office:value-type="float" office:value="0.00000911131669705443">
            <text:p>9.11131669705443E-006</text:p>
          </table:table-cell>
          <table:table-cell table:formula="of:=CONFIDENCE(0.95;[.AH24];30)" office:value-type="float" office:value="0.000000104312175035277">
            <text:p>1.04312175035277E-007</text:p>
          </table:table-cell>
          <table:table-cell table:formula="of:=[.AF24]+[.AI24]" office:value-type="float" office:value="0.000415570978841702">
            <text:p>0.000415571</text:p>
          </table:table-cell>
          <table:table-cell table:formula="of:=[.AF24]-[.AI24]" office:value-type="float" office:value="0.000415362354491631">
            <text:p>0.00041536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47">
            <text:p>0.00047</text:p>
          </table:table-cell>
          <table:table-cell office:value-type="float" office:value="0.000466">
            <text:p>0.000466</text:p>
          </table:table-cell>
          <table:table-cell office:value-type="float" office:value="0.000463">
            <text:p>0.000463</text:p>
          </table:table-cell>
          <table:table-cell office:value-type="float" office:value="0.000468">
            <text:p>0.000468</text:p>
          </table:table-cell>
          <table:table-cell office:value-type="float" office:value="0.000462">
            <text:p>0.000462</text:p>
          </table:table-cell>
          <table:table-cell office:value-type="float" office:value="0.000472">
            <text:p>0.000472</text:p>
          </table:table-cell>
          <table:table-cell office:value-type="float" office:value="0.000462">
            <text:p>0.000462</text:p>
          </table:table-cell>
          <table:table-cell office:value-type="float" office:value="0.000467">
            <text:p>0.000467</text:p>
          </table:table-cell>
          <table:table-cell table:number-columns-repeated="2" office:value-type="float" office:value="0.000466">
            <text:p>0.000466</text:p>
          </table:table-cell>
          <table:table-cell office:value-type="float" office:value="0.00047">
            <text:p>0.00047</text:p>
          </table:table-cell>
          <table:table-cell office:value-type="float" office:value="0.000465">
            <text:p>0.000465</text:p>
          </table:table-cell>
          <table:table-cell office:value-type="float" office:value="0.000475">
            <text:p>0.000475</text:p>
          </table:table-cell>
          <table:table-cell office:value-type="float" office:value="0.000471">
            <text:p>0.000471</text:p>
          </table:table-cell>
          <table:table-cell office:value-type="float" office:value="0.00047">
            <text:p>0.00047</text:p>
          </table:table-cell>
          <table:table-cell office:value-type="float" office:value="0.000461">
            <text:p>0.000461</text:p>
          </table:table-cell>
          <table:table-cell office:value-type="float" office:value="0.000468">
            <text:p>0.000468</text:p>
          </table:table-cell>
          <table:table-cell office:value-type="float" office:value="0.000467">
            <text:p>0.000467</text:p>
          </table:table-cell>
          <table:table-cell office:value-type="float" office:value="0.000462">
            <text:p>0.000462</text:p>
          </table:table-cell>
          <table:table-cell office:value-type="float" office:value="0.000475">
            <text:p>0.000475</text:p>
          </table:table-cell>
          <table:table-cell office:value-type="float" office:value="0.00047">
            <text:p>0.00047</text:p>
          </table:table-cell>
          <table:table-cell office:value-type="float" office:value="0.000468">
            <text:p>0.000468</text:p>
          </table:table-cell>
          <table:table-cell office:value-type="float" office:value="0.000471">
            <text:p>0.000471</text:p>
          </table:table-cell>
          <table:table-cell office:value-type="float" office:value="0.000468">
            <text:p>0.000468</text:p>
          </table:table-cell>
          <table:table-cell office:value-type="float" office:value="0.000467">
            <text:p>0.000467</text:p>
          </table:table-cell>
          <table:table-cell office:value-type="float" office:value="0.000466">
            <text:p>0.000466</text:p>
          </table:table-cell>
          <table:table-cell table:number-columns-repeated="2" office:value-type="float" office:value="0.000468">
            <text:p>0.000468</text:p>
          </table:table-cell>
          <table:table-cell table:number-columns-repeated="2" office:value-type="float" office:value="0.000466">
            <text:p>0.000466</text:p>
          </table:table-cell>
          <table:table-cell table:formula="of:=AVERAGE([.B25:.AE25])" office:value-type="float" office:value="0.000467466666666667">
            <text:p>0.00047</text:p>
          </table:table-cell>
          <table:table-cell table:formula="of:=VAR([.B25:.AE25])" office:value-type="float" office:value="0.0000000000123264367816093">
            <text:p>1.23264367816093E-011</text:p>
          </table:table-cell>
          <table:table-cell table:formula="of:=STDEV([.B25:.AE25])" office:value-type="float" office:value="0.00000351090255940111">
            <text:p>3.51090255940111E-006</text:p>
          </table:table-cell>
          <table:table-cell table:formula="of:=CONFIDENCE(0.95;[.AH25];30)" office:value-type="float" office:value="0.0000000401950557186152">
            <text:p>4.01950557186152E-008</text:p>
          </table:table-cell>
          <table:table-cell table:formula="of:=[.AF25]+[.AI25]" office:value-type="float" office:value="0.000467506861722385">
            <text:p>0.0004675069</text:p>
          </table:table-cell>
          <table:table-cell table:formula="of:=[.AF25]-[.AI25]" office:value-type="float" office:value="0.000467426471610948">
            <text:p>0.00046742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497">
            <text:p>0.000497</text:p>
          </table:table-cell>
          <table:table-cell office:value-type="float" office:value="0.000494">
            <text:p>0.000494</text:p>
          </table:table-cell>
          <table:table-cell office:value-type="float" office:value="0.000495">
            <text:p>0.000495</text:p>
          </table:table-cell>
          <table:table-cell office:value-type="float" office:value="0.000492">
            <text:p>0.000492</text:p>
          </table:table-cell>
          <table:table-cell office:value-type="float" office:value="0.000493">
            <text:p>0.000493</text:p>
          </table:table-cell>
          <table:table-cell office:value-type="float" office:value="0.000502">
            <text:p>0.000502</text:p>
          </table:table-cell>
          <table:table-cell office:value-type="float" office:value="0.000493">
            <text:p>0.000493</text:p>
          </table:table-cell>
          <table:table-cell office:value-type="float" office:value="0.000497">
            <text:p>0.000497</text:p>
          </table:table-cell>
          <table:table-cell office:value-type="float" office:value="0.000494">
            <text:p>0.000494</text:p>
          </table:table-cell>
          <table:table-cell office:value-type="float" office:value="0.000498">
            <text:p>0.000498</text:p>
          </table:table-cell>
          <table:table-cell office:value-type="float" office:value="0.000507">
            <text:p>0.000507</text:p>
          </table:table-cell>
          <table:table-cell office:value-type="float" office:value="0.000499">
            <text:p>0.000499</text:p>
          </table:table-cell>
          <table:table-cell office:value-type="float" office:value="0.000496">
            <text:p>0.000496</text:p>
          </table:table-cell>
          <table:table-cell office:value-type="float" office:value="0.000493">
            <text:p>0.000493</text:p>
          </table:table-cell>
          <table:table-cell office:value-type="float" office:value="0.000501">
            <text:p>0.000501</text:p>
          </table:table-cell>
          <table:table-cell office:value-type="float" office:value="0.000498">
            <text:p>0.000498</text:p>
          </table:table-cell>
          <table:table-cell office:value-type="float" office:value="0.000497">
            <text:p>0.000497</text:p>
          </table:table-cell>
          <table:table-cell office:value-type="float" office:value="0.000487">
            <text:p>0.000487</text:p>
          </table:table-cell>
          <table:table-cell office:value-type="float" office:value="0.000493">
            <text:p>0.000493</text:p>
          </table:table-cell>
          <table:table-cell office:value-type="float" office:value="0.0005">
            <text:p>0.0005</text:p>
          </table:table-cell>
          <table:table-cell office:value-type="float" office:value="0.000501">
            <text:p>0.000501</text:p>
          </table:table-cell>
          <table:table-cell office:value-type="float" office:value="0.000487">
            <text:p>0.000487</text:p>
          </table:table-cell>
          <table:table-cell office:value-type="float" office:value="0.000474">
            <text:p>0.000474</text:p>
          </table:table-cell>
          <table:table-cell office:value-type="float" office:value="0.000495">
            <text:p>0.000495</text:p>
          </table:table-cell>
          <table:table-cell office:value-type="float" office:value="0.000501">
            <text:p>0.000501</text:p>
          </table:table-cell>
          <table:table-cell office:value-type="float" office:value="0.000491">
            <text:p>0.000491</text:p>
          </table:table-cell>
          <table:table-cell office:value-type="float" office:value="0.000508">
            <text:p>0.000508</text:p>
          </table:table-cell>
          <table:table-cell office:value-type="float" office:value="0.000503">
            <text:p>0.000503</text:p>
          </table:table-cell>
          <table:table-cell office:value-type="float" office:value="0.000501">
            <text:p>0.000501</text:p>
          </table:table-cell>
          <table:table-cell office:value-type="float" office:value="0.000495">
            <text:p>0.000495</text:p>
          </table:table-cell>
          <table:table-cell table:formula="of:=AVERAGE([.B26:.AE26])" office:value-type="float" office:value="0.000496066666666667">
            <text:p>0.00050</text:p>
          </table:table-cell>
          <table:table-cell table:formula="of:=VAR([.B26:.AE26])" office:value-type="float" office:value="0.0000000000420643678160919">
            <text:p>4.20643678160919E-011</text:p>
          </table:table-cell>
          <table:table-cell table:formula="of:=STDEV([.B26:.AE26])" office:value-type="float" office:value="0.00000648570488197635">
            <text:p>6.48570488197635E-006</text:p>
          </table:table-cell>
          <table:table-cell table:formula="of:=CONFIDENCE(0.95;[.AH26];30)" office:value-type="float" office:value="0.0000000742524933958871">
            <text:p>7.42524933958871E-008</text:p>
          </table:table-cell>
          <table:table-cell table:formula="of:=[.AF26]+[.AI26]" office:value-type="float" office:value="0.000496140919160062">
            <text:p>0.0004961409</text:p>
          </table:table-cell>
          <table:table-cell table:formula="of:=[.AF26]-[.AI26]" office:value-type="float" office:value="0.000495992414173271">
            <text:p>0.000495992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527">
            <text:p>0.000527</text:p>
          </table:table-cell>
          <table:table-cell office:value-type="float" office:value="0.00054">
            <text:p>0.00054</text:p>
          </table:table-cell>
          <table:table-cell office:value-type="float" office:value="0.000536">
            <text:p>0.000536</text:p>
          </table:table-cell>
          <table:table-cell office:value-type="float" office:value="0.000538">
            <text:p>0.000538</text:p>
          </table:table-cell>
          <table:table-cell office:value-type="float" office:value="0.000533">
            <text:p>0.000533</text:p>
          </table:table-cell>
          <table:table-cell table:number-columns-repeated="2" office:value-type="float" office:value="0.000541">
            <text:p>0.000541</text:p>
          </table:table-cell>
          <table:table-cell office:value-type="float" office:value="0.000538">
            <text:p>0.000538</text:p>
          </table:table-cell>
          <table:table-cell office:value-type="float" office:value="0.000537">
            <text:p>0.000537</text:p>
          </table:table-cell>
          <table:table-cell office:value-type="float" office:value="0.000538">
            <text:p>0.000538</text:p>
          </table:table-cell>
          <table:table-cell office:value-type="float" office:value="0.000535">
            <text:p>0.000535</text:p>
          </table:table-cell>
          <table:table-cell office:value-type="float" office:value="0.00054">
            <text:p>0.00054</text:p>
          </table:table-cell>
          <table:table-cell office:value-type="float" office:value="0.000537">
            <text:p>0.000537</text:p>
          </table:table-cell>
          <table:table-cell office:value-type="float" office:value="0.000541">
            <text:p>0.000541</text:p>
          </table:table-cell>
          <table:table-cell office:value-type="float" office:value="0.000545">
            <text:p>0.000545</text:p>
          </table:table-cell>
          <table:table-cell office:value-type="float" office:value="0.000558">
            <text:p>0.000558</text:p>
          </table:table-cell>
          <table:table-cell office:value-type="float" office:value="0.000534">
            <text:p>0.000534</text:p>
          </table:table-cell>
          <table:table-cell office:value-type="float" office:value="0.00054">
            <text:p>0.00054</text:p>
          </table:table-cell>
          <table:table-cell office:value-type="float" office:value="0.000535">
            <text:p>0.000535</text:p>
          </table:table-cell>
          <table:table-cell office:value-type="float" office:value="0.000534">
            <text:p>0.000534</text:p>
          </table:table-cell>
          <table:table-cell office:value-type="float" office:value="0.000536">
            <text:p>0.000536</text:p>
          </table:table-cell>
          <table:table-cell office:value-type="float" office:value="0.000534">
            <text:p>0.000534</text:p>
          </table:table-cell>
          <table:table-cell office:value-type="float" office:value="0.000542">
            <text:p>0.000542</text:p>
          </table:table-cell>
          <table:table-cell office:value-type="float" office:value="0.00054">
            <text:p>0.00054</text:p>
          </table:table-cell>
          <table:table-cell table:number-columns-repeated="2" office:value-type="float" office:value="0.000539">
            <text:p>0.000539</text:p>
          </table:table-cell>
          <table:table-cell office:value-type="float" office:value="0.00054">
            <text:p>0.00054</text:p>
          </table:table-cell>
          <table:table-cell office:value-type="float" office:value="0.000535">
            <text:p>0.000535</text:p>
          </table:table-cell>
          <table:table-cell office:value-type="float" office:value="0.000538">
            <text:p>0.000538</text:p>
          </table:table-cell>
          <table:table-cell office:value-type="float" office:value="0.000536">
            <text:p>0.000536</text:p>
          </table:table-cell>
          <table:table-cell table:formula="of:=AVERAGE([.B27:.AE27])" office:value-type="float" office:value="0.000538233333333333">
            <text:p>0.00054</text:p>
          </table:table-cell>
          <table:table-cell table:formula="of:=VAR([.B27:.AE27])" office:value-type="float" office:value="0.0000000000257712643678161">
            <text:p>2.57712643678161E-011</text:p>
          </table:table-cell>
          <table:table-cell table:formula="of:=STDEV([.B27:.AE27])" office:value-type="float" office:value="0.00000507654059058096">
            <text:p>5.07654059058096E-006</text:p>
          </table:table-cell>
          <table:table-cell table:formula="of:=CONFIDENCE(0.95;[.AH27];30)" office:value-type="float" office:value="0.0000000581194802316076">
            <text:p>5.81194802316076E-008</text:p>
          </table:table-cell>
          <table:table-cell table:formula="of:=[.AF27]+[.AI27]" office:value-type="float" office:value="0.000538291452813565">
            <text:p>0.0005382915</text:p>
          </table:table-cell>
          <table:table-cell table:formula="of:=[.AF27]-[.AI27]" office:value-type="float" office:value="0.000538175213853102">
            <text:p>0.00053817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581">
            <text:p>0.000581</text:p>
          </table:table-cell>
          <table:table-cell office:value-type="float" office:value="0.00057">
            <text:p>0.00057</text:p>
          </table:table-cell>
          <table:table-cell office:value-type="float" office:value="0.00058">
            <text:p>0.00058</text:p>
          </table:table-cell>
          <table:table-cell office:value-type="float" office:value="0.000574">
            <text:p>0.000574</text:p>
          </table:table-cell>
          <table:table-cell office:value-type="float" office:value="0.000572">
            <text:p>0.000572</text:p>
          </table:table-cell>
          <table:table-cell office:value-type="float" office:value="0.000571">
            <text:p>0.000571</text:p>
          </table:table-cell>
          <table:table-cell office:value-type="float" office:value="0.000582">
            <text:p>0.000582</text:p>
          </table:table-cell>
          <table:table-cell office:value-type="float" office:value="0.000574">
            <text:p>0.000574</text:p>
          </table:table-cell>
          <table:table-cell office:value-type="float" office:value="0.000572">
            <text:p>0.000572</text:p>
          </table:table-cell>
          <table:table-cell office:value-type="float" office:value="0.000574">
            <text:p>0.000574</text:p>
          </table:table-cell>
          <table:table-cell office:value-type="float" office:value="0.00057">
            <text:p>0.00057</text:p>
          </table:table-cell>
          <table:table-cell office:value-type="float" office:value="0.000561">
            <text:p>0.000561</text:p>
          </table:table-cell>
          <table:table-cell office:value-type="float" office:value="0.000567">
            <text:p>0.000567</text:p>
          </table:table-cell>
          <table:table-cell office:value-type="float" office:value="0.000575">
            <text:p>0.000575</text:p>
          </table:table-cell>
          <table:table-cell office:value-type="float" office:value="0.000565">
            <text:p>0.000565</text:p>
          </table:table-cell>
          <table:table-cell office:value-type="float" office:value="0.000567">
            <text:p>0.000567</text:p>
          </table:table-cell>
          <table:table-cell office:value-type="float" office:value="0.000576">
            <text:p>0.000576</text:p>
          </table:table-cell>
          <table:table-cell office:value-type="float" office:value="0.000573">
            <text:p>0.000573</text:p>
          </table:table-cell>
          <table:table-cell office:value-type="float" office:value="0.000571">
            <text:p>0.000571</text:p>
          </table:table-cell>
          <table:table-cell office:value-type="float" office:value="0.000566">
            <text:p>0.000566</text:p>
          </table:table-cell>
          <table:table-cell office:value-type="float" office:value="0.000562">
            <text:p>0.000562</text:p>
          </table:table-cell>
          <table:table-cell office:value-type="float" office:value="0.000573">
            <text:p>0.000573</text:p>
          </table:table-cell>
          <table:table-cell office:value-type="float" office:value="0.000572">
            <text:p>0.000572</text:p>
          </table:table-cell>
          <table:table-cell office:value-type="float" office:value="0.000569">
            <text:p>0.000569</text:p>
          </table:table-cell>
          <table:table-cell office:value-type="float" office:value="0.000571">
            <text:p>0.000571</text:p>
          </table:table-cell>
          <table:table-cell office:value-type="float" office:value="0.000573">
            <text:p>0.000573</text:p>
          </table:table-cell>
          <table:table-cell office:value-type="float" office:value="0.000577">
            <text:p>0.000577</text:p>
          </table:table-cell>
          <table:table-cell office:value-type="float" office:value="0.000571">
            <text:p>0.000571</text:p>
          </table:table-cell>
          <table:table-cell office:value-type="float" office:value="0.000562">
            <text:p>0.000562</text:p>
          </table:table-cell>
          <table:table-cell office:value-type="float" office:value="0.000582">
            <text:p>0.000582</text:p>
          </table:table-cell>
          <table:table-cell table:formula="of:=AVERAGE([.B28:.AE28])" office:value-type="float" office:value="0.000571766666666667">
            <text:p>0.00057</text:p>
          </table:table-cell>
          <table:table-cell table:formula="of:=VAR([.B28:.AE28])" office:value-type="float" office:value="0.0000000000305298850574712">
            <text:p>3.05298850574712E-011</text:p>
          </table:table-cell>
          <table:table-cell table:formula="of:=STDEV([.B28:.AE28])" office:value-type="float" office:value="0.00000552538551211327">
            <text:p>5.52538551211327E-006</text:p>
          </table:table-cell>
          <table:table-cell table:formula="of:=CONFIDENCE(0.95;[.AH28];30)" office:value-type="float" office:value="0.0000000632581436734907">
            <text:p>6.32581436734907E-008</text:p>
          </table:table-cell>
          <table:table-cell table:formula="of:=[.AF28]+[.AI28]" office:value-type="float" office:value="0.00057182992481034">
            <text:p>0.0005718299</text:p>
          </table:table-cell>
          <table:table-cell table:formula="of:=[.AF28]-[.AI28]" office:value-type="float" office:value="0.000571703408522993">
            <text:p>0.00057170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613">
            <text:p>0.000613</text:p>
          </table:table-cell>
          <table:table-cell office:value-type="float" office:value="0.000611">
            <text:p>0.000611</text:p>
          </table:table-cell>
          <table:table-cell table:number-columns-repeated="2" office:value-type="float" office:value="0.00061">
            <text:p>0.00061</text:p>
          </table:table-cell>
          <table:table-cell office:value-type="float" office:value="0.000611">
            <text:p>0.000611</text:p>
          </table:table-cell>
          <table:table-cell office:value-type="float" office:value="0.000587">
            <text:p>0.000587</text:p>
          </table:table-cell>
          <table:table-cell office:value-type="float" office:value="0.00061">
            <text:p>0.00061</text:p>
          </table:table-cell>
          <table:table-cell table:number-columns-repeated="2" office:value-type="float" office:value="0.000612">
            <text:p>0.000612</text:p>
          </table:table-cell>
          <table:table-cell office:value-type="float" office:value="0.000605">
            <text:p>0.000605</text:p>
          </table:table-cell>
          <table:table-cell office:value-type="float" office:value="0.000615">
            <text:p>0.000615</text:p>
          </table:table-cell>
          <table:table-cell office:value-type="float" office:value="0.000601">
            <text:p>0.000601</text:p>
          </table:table-cell>
          <table:table-cell office:value-type="float" office:value="0.000602">
            <text:p>0.000602</text:p>
          </table:table-cell>
          <table:table-cell office:value-type="float" office:value="0.000607">
            <text:p>0.000607</text:p>
          </table:table-cell>
          <table:table-cell office:value-type="float" office:value="0.000608">
            <text:p>0.000608</text:p>
          </table:table-cell>
          <table:table-cell office:value-type="float" office:value="0.000603">
            <text:p>0.000603</text:p>
          </table:table-cell>
          <table:table-cell office:value-type="float" office:value="0.000606">
            <text:p>0.000606</text:p>
          </table:table-cell>
          <table:table-cell office:value-type="float" office:value="0.000607">
            <text:p>0.000607</text:p>
          </table:table-cell>
          <table:table-cell office:value-type="float" office:value="0.000605">
            <text:p>0.000605</text:p>
          </table:table-cell>
          <table:table-cell office:value-type="float" office:value="0.000601">
            <text:p>0.000601</text:p>
          </table:table-cell>
          <table:table-cell office:value-type="float" office:value="0.000608">
            <text:p>0.000608</text:p>
          </table:table-cell>
          <table:table-cell office:value-type="float" office:value="0.000609">
            <text:p>0.000609</text:p>
          </table:table-cell>
          <table:table-cell office:value-type="float" office:value="0.000602">
            <text:p>0.000602</text:p>
          </table:table-cell>
          <table:table-cell office:value-type="float" office:value="0.000601">
            <text:p>0.000601</text:p>
          </table:table-cell>
          <table:table-cell office:value-type="float" office:value="0.000607">
            <text:p>0.000607</text:p>
          </table:table-cell>
          <table:table-cell office:value-type="float" office:value="0.000611">
            <text:p>0.000611</text:p>
          </table:table-cell>
          <table:table-cell office:value-type="float" office:value="0.000606">
            <text:p>0.000606</text:p>
          </table:table-cell>
          <table:table-cell office:value-type="float" office:value="0.000599">
            <text:p>0.000599</text:p>
          </table:table-cell>
          <table:table-cell office:value-type="float" office:value="0.000607">
            <text:p>0.000607</text:p>
          </table:table-cell>
          <table:table-cell office:value-type="float" office:value="0.000608">
            <text:p>0.000608</text:p>
          </table:table-cell>
          <table:table-cell table:formula="of:=AVERAGE([.B29:.AE29])" office:value-type="float" office:value="0.000606466666666667">
            <text:p>0.00061</text:p>
          </table:table-cell>
          <table:table-cell table:formula="of:=VAR([.B29:.AE29])" office:value-type="float" office:value="0.0000000000300505747126438">
            <text:p>3.00505747126438E-011</text:p>
          </table:table-cell>
          <table:table-cell table:formula="of:=STDEV([.B29:.AE29])" office:value-type="float" office:value="0.00000548184044939688">
            <text:p>5.48184044939688E-006</text:p>
          </table:table-cell>
          <table:table-cell table:formula="of:=CONFIDENCE(0.95;[.AH29];30)" office:value-type="float" office:value="0.0000000627596119732962">
            <text:p>6.27596119732962E-008</text:p>
          </table:table-cell>
          <table:table-cell table:formula="of:=[.AF29]+[.AI29]" office:value-type="float" office:value="0.00060652942627864">
            <text:p>0.0006065294</text:p>
          </table:table-cell>
          <table:table-cell table:formula="of:=[.AF29]-[.AI29]" office:value-type="float" office:value="0.000606403907054693">
            <text:p>0.000606403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637">
            <text:p>0.000637</text:p>
          </table:table-cell>
          <table:table-cell office:value-type="float" office:value="0.00065">
            <text:p>0.00065</text:p>
          </table:table-cell>
          <table:table-cell office:value-type="float" office:value="0.000644">
            <text:p>0.000644</text:p>
          </table:table-cell>
          <table:table-cell office:value-type="float" office:value="0.000641">
            <text:p>0.000641</text:p>
          </table:table-cell>
          <table:table-cell office:value-type="float" office:value="0.000635">
            <text:p>0.000635</text:p>
          </table:table-cell>
          <table:table-cell office:value-type="float" office:value="0.000631">
            <text:p>0.000631</text:p>
          </table:table-cell>
          <table:table-cell office:value-type="float" office:value="0.000651">
            <text:p>0.000651</text:p>
          </table:table-cell>
          <table:table-cell office:value-type="float" office:value="0.000641">
            <text:p>0.000641</text:p>
          </table:table-cell>
          <table:table-cell office:value-type="float" office:value="0.000643">
            <text:p>0.000643</text:p>
          </table:table-cell>
          <table:table-cell office:value-type="float" office:value="0.00065">
            <text:p>0.00065</text:p>
          </table:table-cell>
          <table:table-cell office:value-type="float" office:value="0.000641">
            <text:p>0.000641</text:p>
          </table:table-cell>
          <table:table-cell office:value-type="float" office:value="0.000638">
            <text:p>0.000638</text:p>
          </table:table-cell>
          <table:table-cell office:value-type="float" office:value="0.000661">
            <text:p>0.000661</text:p>
          </table:table-cell>
          <table:table-cell office:value-type="float" office:value="0.000646">
            <text:p>0.000646</text:p>
          </table:table-cell>
          <table:table-cell office:value-type="float" office:value="0.000624">
            <text:p>0.000624</text:p>
          </table:table-cell>
          <table:table-cell office:value-type="float" office:value="0.000648">
            <text:p>0.000648</text:p>
          </table:table-cell>
          <table:table-cell office:value-type="float" office:value="0.000649">
            <text:p>0.000649</text:p>
          </table:table-cell>
          <table:table-cell table:number-columns-repeated="2" office:value-type="float" office:value="0.000643">
            <text:p>0.000643</text:p>
          </table:table-cell>
          <table:table-cell office:value-type="float" office:value="0.000592">
            <text:p>0.000592</text:p>
          </table:table-cell>
          <table:table-cell office:value-type="float" office:value="0.000641">
            <text:p>0.000641</text:p>
          </table:table-cell>
          <table:table-cell office:value-type="float" office:value="0.000646">
            <text:p>0.000646</text:p>
          </table:table-cell>
          <table:table-cell office:value-type="float" office:value="0.000628">
            <text:p>0.000628</text:p>
          </table:table-cell>
          <table:table-cell office:value-type="float" office:value="0.000645">
            <text:p>0.000645</text:p>
          </table:table-cell>
          <table:table-cell office:value-type="float" office:value="0.000647">
            <text:p>0.000647</text:p>
          </table:table-cell>
          <table:table-cell office:value-type="float" office:value="0.000628">
            <text:p>0.000628</text:p>
          </table:table-cell>
          <table:table-cell office:value-type="float" office:value="0.000651">
            <text:p>0.000651</text:p>
          </table:table-cell>
          <table:table-cell office:value-type="float" office:value="0.000646">
            <text:p>0.000646</text:p>
          </table:table-cell>
          <table:table-cell office:value-type="float" office:value="0.000625">
            <text:p>0.000625</text:p>
          </table:table-cell>
          <table:table-cell office:value-type="float" office:value="0.000647">
            <text:p>0.000647</text:p>
          </table:table-cell>
          <table:table-cell table:formula="of:=AVERAGE([.B30:.AE30])" office:value-type="float" office:value="0.0006404">
            <text:p>0.00064</text:p>
          </table:table-cell>
          <table:table-cell table:formula="of:=VAR([.B30:.AE30])" office:value-type="float" office:value="0.000000000154937931034483">
            <text:p>1.54937931034483E-010</text:p>
          </table:table-cell>
          <table:table-cell table:formula="of:=STDEV([.B30:.AE30])" office:value-type="float" office:value="0.0000124474065987451">
            <text:p>1.24474065987451E-005</text:p>
          </table:table-cell>
          <table:table-cell table:formula="of:=CONFIDENCE(0.95;[.AH30];30)" office:value-type="float" office:value="0.000000142505863755491">
            <text:p>1.42505863755491E-007</text:p>
          </table:table-cell>
          <table:table-cell table:formula="of:=[.AF30]+[.AI30]" office:value-type="float" office:value="0.000640542505863755">
            <text:p>0.0006405425</text:p>
          </table:table-cell>
          <table:table-cell table:formula="of:=[.AF30]-[.AI30]" office:value-type="float" office:value="0.000640257494136244">
            <text:p>0.00064025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69">
            <text:p>0.00069</text:p>
          </table:table-cell>
          <table:table-cell office:value-type="float" office:value="0.000681">
            <text:p>0.000681</text:p>
          </table:table-cell>
          <table:table-cell office:value-type="float" office:value="0.000697">
            <text:p>0.000697</text:p>
          </table:table-cell>
          <table:table-cell office:value-type="float" office:value="0.000715">
            <text:p>0.000715</text:p>
          </table:table-cell>
          <table:table-cell office:value-type="float" office:value="0.000702">
            <text:p>0.000702</text:p>
          </table:table-cell>
          <table:table-cell office:value-type="float" office:value="0.0007">
            <text:p>0.0007</text:p>
          </table:table-cell>
          <table:table-cell office:value-type="float" office:value="0.00069">
            <text:p>0.00069</text:p>
          </table:table-cell>
          <table:table-cell office:value-type="float" office:value="0.00082">
            <text:p>0.00082</text:p>
          </table:table-cell>
          <table:table-cell office:value-type="float" office:value="0.000693">
            <text:p>0.000693</text:p>
          </table:table-cell>
          <table:table-cell office:value-type="float" office:value="0.00068">
            <text:p>0.00068</text:p>
          </table:table-cell>
          <table:table-cell office:value-type="float" office:value="0.000759">
            <text:p>0.000759</text:p>
          </table:table-cell>
          <table:table-cell office:value-type="float" office:value="0.000694">
            <text:p>0.000694</text:p>
          </table:table-cell>
          <table:table-cell office:value-type="float" office:value="0.000679">
            <text:p>0.000679</text:p>
          </table:table-cell>
          <table:table-cell office:value-type="float" office:value="0.000701">
            <text:p>0.000701</text:p>
          </table:table-cell>
          <table:table-cell office:value-type="float" office:value="0.000698">
            <text:p>0.000698</text:p>
          </table:table-cell>
          <table:table-cell office:value-type="float" office:value="0.00067">
            <text:p>0.00067</text:p>
          </table:table-cell>
          <table:table-cell office:value-type="float" office:value="0.000716">
            <text:p>0.000716</text:p>
          </table:table-cell>
          <table:table-cell office:value-type="float" office:value="0.000783">
            <text:p>0.000783</text:p>
          </table:table-cell>
          <table:table-cell office:value-type="float" office:value="0.0007">
            <text:p>0.0007</text:p>
          </table:table-cell>
          <table:table-cell office:value-type="float" office:value="0.000682">
            <text:p>0.000682</text:p>
          </table:table-cell>
          <table:table-cell office:value-type="float" office:value="0.000695">
            <text:p>0.000695</text:p>
          </table:table-cell>
          <table:table-cell office:value-type="float" office:value="0.000702">
            <text:p>0.000702</text:p>
          </table:table-cell>
          <table:table-cell office:value-type="float" office:value="0.000697">
            <text:p>0.000697</text:p>
          </table:table-cell>
          <table:table-cell office:value-type="float" office:value="0.000673">
            <text:p>0.000673</text:p>
          </table:table-cell>
          <table:table-cell office:value-type="float" office:value="0.000692">
            <text:p>0.000692</text:p>
          </table:table-cell>
          <table:table-cell office:value-type="float" office:value="0.000694">
            <text:p>0.000694</text:p>
          </table:table-cell>
          <table:table-cell office:value-type="float" office:value="0.000668">
            <text:p>0.000668</text:p>
          </table:table-cell>
          <table:table-cell office:value-type="float" office:value="0.000697">
            <text:p>0.000697</text:p>
          </table:table-cell>
          <table:table-cell office:value-type="float" office:value="0.00069">
            <text:p>0.00069</text:p>
          </table:table-cell>
          <table:table-cell office:value-type="float" office:value="0.000668">
            <text:p>0.000668</text:p>
          </table:table-cell>
          <table:table-cell table:formula="of:=AVERAGE([.B31:.AE31])" office:value-type="float" office:value="0.000700866666666667">
            <text:p>0.00070</text:p>
          </table:table-cell>
          <table:table-cell table:formula="of:=VAR([.B31:.AE31])" office:value-type="float" office:value="0.00000000106832643678161">
            <text:p>1.06832643678161E-009</text:p>
          </table:table-cell>
          <table:table-cell table:formula="of:=STDEV([.B31:.AE31])" office:value-type="float" office:value="0.0000326852632968072">
            <text:p>3.26852632968072E-005</text:p>
          </table:table-cell>
          <table:table-cell table:formula="of:=CONFIDENCE(0.95;[.AH31];30)" office:value-type="float" office:value="0.00000037420177779496">
            <text:p>3.7420177779496E-007</text:p>
          </table:table-cell>
          <table:table-cell table:formula="of:=[.AF31]+[.AI31]" office:value-type="float" office:value="0.000701240868444461">
            <text:p>0.0007012409</text:p>
          </table:table-cell>
          <table:table-cell table:formula="of:=[.AF31]-[.AI31]" office:value-type="float" office:value="0.000700492464888872">
            <text:p>0.00070049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732">
            <text:p>0.000732</text:p>
          </table:table-cell>
          <table:table-cell office:value-type="float" office:value="0.00074">
            <text:p>0.00074</text:p>
          </table:table-cell>
          <table:table-cell office:value-type="float" office:value="0.000748">
            <text:p>0.000748</text:p>
          </table:table-cell>
          <table:table-cell office:value-type="float" office:value="0.000699">
            <text:p>0.000699</text:p>
          </table:table-cell>
          <table:table-cell office:value-type="float" office:value="0.000739">
            <text:p>0.000739</text:p>
          </table:table-cell>
          <table:table-cell office:value-type="float" office:value="0.000749">
            <text:p>0.000749</text:p>
          </table:table-cell>
          <table:table-cell office:value-type="float" office:value="0.000728">
            <text:p>0.000728</text:p>
          </table:table-cell>
          <table:table-cell office:value-type="float" office:value="0.000721">
            <text:p>0.000721</text:p>
          </table:table-cell>
          <table:table-cell office:value-type="float" office:value="0.00073">
            <text:p>0.00073</text:p>
          </table:table-cell>
          <table:table-cell table:number-columns-repeated="2" office:value-type="float" office:value="0.000738">
            <text:p>0.000738</text:p>
          </table:table-cell>
          <table:table-cell office:value-type="float" office:value="0.000739">
            <text:p>0.000739</text:p>
          </table:table-cell>
          <table:table-cell office:value-type="float" office:value="0.000716">
            <text:p>0.000716</text:p>
          </table:table-cell>
          <table:table-cell office:value-type="float" office:value="0.000726">
            <text:p>0.000726</text:p>
          </table:table-cell>
          <table:table-cell office:value-type="float" office:value="0.000745">
            <text:p>0.000745</text:p>
          </table:table-cell>
          <table:table-cell office:value-type="float" office:value="0.000743">
            <text:p>0.000743</text:p>
          </table:table-cell>
          <table:table-cell office:value-type="float" office:value="0.000736">
            <text:p>0.000736</text:p>
          </table:table-cell>
          <table:table-cell office:value-type="float" office:value="0.000723">
            <text:p>0.000723</text:p>
          </table:table-cell>
          <table:table-cell office:value-type="float" office:value="0.000728">
            <text:p>0.000728</text:p>
          </table:table-cell>
          <table:table-cell office:value-type="float" office:value="0.000738">
            <text:p>0.000738</text:p>
          </table:table-cell>
          <table:table-cell office:value-type="float" office:value="0.000734">
            <text:p>0.000734</text:p>
          </table:table-cell>
          <table:table-cell office:value-type="float" office:value="0.000715">
            <text:p>0.000715</text:p>
          </table:table-cell>
          <table:table-cell office:value-type="float" office:value="0.000726">
            <text:p>0.000726</text:p>
          </table:table-cell>
          <table:table-cell office:value-type="float" office:value="0.000722">
            <text:p>0.000722</text:p>
          </table:table-cell>
          <table:table-cell office:value-type="float" office:value="0.000741">
            <text:p>0.000741</text:p>
          </table:table-cell>
          <table:table-cell office:value-type="float" office:value="0.000735">
            <text:p>0.000735</text:p>
          </table:table-cell>
          <table:table-cell office:value-type="float" office:value="0.000745">
            <text:p>0.000745</text:p>
          </table:table-cell>
          <table:table-cell office:value-type="float" office:value="0.000715">
            <text:p>0.000715</text:p>
          </table:table-cell>
          <table:table-cell office:value-type="float" office:value="0.000739">
            <text:p>0.000739</text:p>
          </table:table-cell>
          <table:table-cell office:value-type="float" office:value="0.000738">
            <text:p>0.000738</text:p>
          </table:table-cell>
          <table:table-cell table:formula="of:=AVERAGE([.B32:.AE32])" office:value-type="float" office:value="0.0007322">
            <text:p>0.00073</text:p>
          </table:table-cell>
          <table:table-cell table:formula="of:=VAR([.B32:.AE32])" office:value-type="float" office:value="0.000000000131062068965517">
            <text:p>1.31062068965517E-010</text:p>
          </table:table-cell>
          <table:table-cell table:formula="of:=STDEV([.B32:.AE32])" office:value-type="float" office:value="0.0000114482343165013">
            <text:p>1.14482343165013E-005</text:p>
          </table:table-cell>
          <table:table-cell table:formula="of:=CONFIDENCE(0.95;[.AH32];30)" office:value-type="float" office:value="0.000000131066701067895">
            <text:p>1.31066701067895E-007</text:p>
          </table:table-cell>
          <table:table-cell table:formula="of:=[.AF32]+[.AI32]" office:value-type="float" office:value="0.000732331066701068">
            <text:p>0.0007323311</text:p>
          </table:table-cell>
          <table:table-cell table:formula="of:=[.AF32]-[.AI32]" office:value-type="float" office:value="0.000732068933298932">
            <text:p>0.00073206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756">
            <text:p>0.000756</text:p>
          </table:table-cell>
          <table:table-cell office:value-type="float" office:value="0.000749">
            <text:p>0.000749</text:p>
          </table:table-cell>
          <table:table-cell office:value-type="float" office:value="0.000771">
            <text:p>0.000771</text:p>
          </table:table-cell>
          <table:table-cell office:value-type="float" office:value="0.000784">
            <text:p>0.000784</text:p>
          </table:table-cell>
          <table:table-cell table:number-columns-repeated="2" office:value-type="float" office:value="0.000779">
            <text:p>0.000779</text:p>
          </table:table-cell>
          <table:table-cell office:value-type="float" office:value="0.000784">
            <text:p>0.000784</text:p>
          </table:table-cell>
          <table:table-cell office:value-type="float" office:value="0.000777">
            <text:p>0.000777</text:p>
          </table:table-cell>
          <table:table-cell office:value-type="float" office:value="0.000778">
            <text:p>0.000778</text:p>
          </table:table-cell>
          <table:table-cell office:value-type="float" office:value="0.000794">
            <text:p>0.000794</text:p>
          </table:table-cell>
          <table:table-cell table:number-columns-repeated="2" office:value-type="float" office:value="0.00078">
            <text:p>0.00078</text:p>
          </table:table-cell>
          <table:table-cell office:value-type="float" office:value="0.000772">
            <text:p>0.000772</text:p>
          </table:table-cell>
          <table:table-cell office:value-type="float" office:value="0.000783">
            <text:p>0.000783</text:p>
          </table:table-cell>
          <table:table-cell office:value-type="float" office:value="0.000737">
            <text:p>0.000737</text:p>
          </table:table-cell>
          <table:table-cell office:value-type="float" office:value="0.000773">
            <text:p>0.000773</text:p>
          </table:table-cell>
          <table:table-cell table:number-columns-repeated="2" office:value-type="float" office:value="0.000778">
            <text:p>0.000778</text:p>
          </table:table-cell>
          <table:table-cell office:value-type="float" office:value="0.000779">
            <text:p>0.000779</text:p>
          </table:table-cell>
          <table:table-cell office:value-type="float" office:value="0.000786">
            <text:p>0.000786</text:p>
          </table:table-cell>
          <table:table-cell office:value-type="float" office:value="0.000768">
            <text:p>0.000768</text:p>
          </table:table-cell>
          <table:table-cell office:value-type="float" office:value="0.000761">
            <text:p>0.000761</text:p>
          </table:table-cell>
          <table:table-cell office:value-type="float" office:value="0.000804">
            <text:p>0.000804</text:p>
          </table:table-cell>
          <table:table-cell office:value-type="float" office:value="0.000755">
            <text:p>0.000755</text:p>
          </table:table-cell>
          <table:table-cell office:value-type="float" office:value="0.000779">
            <text:p>0.000779</text:p>
          </table:table-cell>
          <table:table-cell office:value-type="float" office:value="0.000775">
            <text:p>0.000775</text:p>
          </table:table-cell>
          <table:table-cell office:value-type="float" office:value="0.000781">
            <text:p>0.000781</text:p>
          </table:table-cell>
          <table:table-cell office:value-type="float" office:value="0.00077">
            <text:p>0.00077</text:p>
          </table:table-cell>
          <table:table-cell office:value-type="float" office:value="0.000777">
            <text:p>0.000777</text:p>
          </table:table-cell>
          <table:table-cell office:value-type="float" office:value="0.000778">
            <text:p>0.000778</text:p>
          </table:table-cell>
          <table:table-cell table:formula="of:=AVERAGE([.B33:.AE33])" office:value-type="float" office:value="0.000774833333333333">
            <text:p>0.00077</text:p>
          </table:table-cell>
          <table:table-cell table:formula="of:=VAR([.B33:.AE33])" office:value-type="float" office:value="0.000000000169729885057471">
            <text:p>1.69729885057471E-010</text:p>
          </table:table-cell>
          <table:table-cell table:formula="of:=STDEV([.B33:.AE33])" office:value-type="float" office:value="0.0000130280422572799">
            <text:p>0.000013028</text:p>
          </table:table-cell>
          <table:table-cell table:formula="of:=CONFIDENCE(0.95;[.AH33];30)" office:value-type="float" office:value="0.000000149153351759545">
            <text:p>1.49153351759545E-007</text:p>
          </table:table-cell>
          <table:table-cell table:formula="of:=[.AF33]+[.AI33]" office:value-type="float" office:value="0.000774982486685093">
            <text:p>0.0007749825</text:p>
          </table:table-cell>
          <table:table-cell table:formula="of:=[.AF33]-[.AI33]" office:value-type="float" office:value="0.000774684179981574">
            <text:p>0.00077468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82">
            <text:p>0.00082</text:p>
          </table:table-cell>
          <table:table-cell office:value-type="float" office:value="0.000825">
            <text:p>0.000825</text:p>
          </table:table-cell>
          <table:table-cell office:value-type="float" office:value="0.000818">
            <text:p>0.000818</text:p>
          </table:table-cell>
          <table:table-cell office:value-type="float" office:value="0.000826">
            <text:p>0.000826</text:p>
          </table:table-cell>
          <table:table-cell office:value-type="float" office:value="0.000825">
            <text:p>0.000825</text:p>
          </table:table-cell>
          <table:table-cell office:value-type="float" office:value="0.000823">
            <text:p>0.000823</text:p>
          </table:table-cell>
          <table:table-cell office:value-type="float" office:value="0.000827">
            <text:p>0.000827</text:p>
          </table:table-cell>
          <table:table-cell office:value-type="float" office:value="0.000823">
            <text:p>0.000823</text:p>
          </table:table-cell>
          <table:table-cell office:value-type="float" office:value="0.000819">
            <text:p>0.000819</text:p>
          </table:table-cell>
          <table:table-cell office:value-type="float" office:value="0.000815">
            <text:p>0.000815</text:p>
          </table:table-cell>
          <table:table-cell office:value-type="float" office:value="0.000824">
            <text:p>0.000824</text:p>
          </table:table-cell>
          <table:table-cell office:value-type="float" office:value="0.000815">
            <text:p>0.000815</text:p>
          </table:table-cell>
          <table:table-cell office:value-type="float" office:value="0.000826">
            <text:p>0.000826</text:p>
          </table:table-cell>
          <table:table-cell office:value-type="float" office:value="0.000825">
            <text:p>0.000825</text:p>
          </table:table-cell>
          <table:table-cell office:value-type="float" office:value="0.000827">
            <text:p>0.000827</text:p>
          </table:table-cell>
          <table:table-cell office:value-type="float" office:value="0.000823">
            <text:p>0.000823</text:p>
          </table:table-cell>
          <table:table-cell office:value-type="float" office:value="0.000827">
            <text:p>0.000827</text:p>
          </table:table-cell>
          <table:table-cell office:value-type="float" office:value="0.000829">
            <text:p>0.000829</text:p>
          </table:table-cell>
          <table:table-cell office:value-type="float" office:value="0.000822">
            <text:p>0.000822</text:p>
          </table:table-cell>
          <table:table-cell office:value-type="float" office:value="0.000798">
            <text:p>0.000798</text:p>
          </table:table-cell>
          <table:table-cell office:value-type="float" office:value="0.000808">
            <text:p>0.000808</text:p>
          </table:table-cell>
          <table:table-cell office:value-type="float" office:value="0.000824">
            <text:p>0.000824</text:p>
          </table:table-cell>
          <table:table-cell office:value-type="float" office:value="0.000818">
            <text:p>0.000818</text:p>
          </table:table-cell>
          <table:table-cell office:value-type="float" office:value="0.000856">
            <text:p>0.000856</text:p>
          </table:table-cell>
          <table:table-cell office:value-type="float" office:value="0.000824">
            <text:p>0.000824</text:p>
          </table:table-cell>
          <table:table-cell office:value-type="float" office:value="0.000811">
            <text:p>0.000811</text:p>
          </table:table-cell>
          <table:table-cell office:value-type="float" office:value="0.000825">
            <text:p>0.000825</text:p>
          </table:table-cell>
          <table:table-cell office:value-type="float" office:value="0.000821">
            <text:p>0.000821</text:p>
          </table:table-cell>
          <table:table-cell office:value-type="float" office:value="0.000827">
            <text:p>0.000827</text:p>
          </table:table-cell>
          <table:table-cell office:value-type="float" office:value="0.000808">
            <text:p>0.000808</text:p>
          </table:table-cell>
          <table:table-cell table:formula="of:=AVERAGE([.B34:.AE34])" office:value-type="float" office:value="0.000821966666666666">
            <text:p>0.00082</text:p>
          </table:table-cell>
          <table:table-cell table:formula="of:=VAR([.B34:.AE34])" office:value-type="float" office:value="0.0000000000903781609195401">
            <text:p>9.03781609195401E-011</text:p>
          </table:table-cell>
          <table:table-cell table:formula="of:=STDEV([.B34:.AE34])" office:value-type="float" office:value="0.00000950674291855734">
            <text:p>9.50674291855734E-006</text:p>
          </table:table-cell>
          <table:table-cell table:formula="of:=CONFIDENCE(0.95;[.AH34];30)" office:value-type="float" office:value="0.00000010883926706845">
            <text:p>1.0883926706845E-007</text:p>
          </table:table-cell>
          <table:table-cell table:formula="of:=[.AF34]+[.AI34]" office:value-type="float" office:value="0.000822075505933735">
            <text:p>0.0008220755</text:p>
          </table:table-cell>
          <table:table-cell table:formula="of:=[.AF34]-[.AI34]" office:value-type="float" office:value="0.000821857827399598">
            <text:p>0.000821857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864">
            <text:p>0.000864</text:p>
          </table:table-cell>
          <table:table-cell office:value-type="float" office:value="0.000859">
            <text:p>0.000859</text:p>
          </table:table-cell>
          <table:table-cell office:value-type="float" office:value="0.000862">
            <text:p>0.000862</text:p>
          </table:table-cell>
          <table:table-cell office:value-type="float" office:value="0.000859">
            <text:p>0.000859</text:p>
          </table:table-cell>
          <table:table-cell office:value-type="float" office:value="0.000866">
            <text:p>0.000866</text:p>
          </table:table-cell>
          <table:table-cell office:value-type="float" office:value="0.000861">
            <text:p>0.000861</text:p>
          </table:table-cell>
          <table:table-cell office:value-type="float" office:value="0.000933">
            <text:p>0.000933</text:p>
          </table:table-cell>
          <table:table-cell office:value-type="float" office:value="0.000867">
            <text:p>0.000867</text:p>
          </table:table-cell>
          <table:table-cell office:value-type="float" office:value="0.000865">
            <text:p>0.000865</text:p>
          </table:table-cell>
          <table:table-cell office:value-type="float" office:value="0.00086">
            <text:p>0.00086</text:p>
          </table:table-cell>
          <table:table-cell office:value-type="float" office:value="0.000862">
            <text:p>0.000862</text:p>
          </table:table-cell>
          <table:table-cell office:value-type="float" office:value="0.000865">
            <text:p>0.000865</text:p>
          </table:table-cell>
          <table:table-cell office:value-type="float" office:value="0.000867">
            <text:p>0.000867</text:p>
          </table:table-cell>
          <table:table-cell office:value-type="float" office:value="0.000864">
            <text:p>0.000864</text:p>
          </table:table-cell>
          <table:table-cell office:value-type="float" office:value="0.000871">
            <text:p>0.000871</text:p>
          </table:table-cell>
          <table:table-cell office:value-type="float" office:value="0.000868">
            <text:p>0.000868</text:p>
          </table:table-cell>
          <table:table-cell office:value-type="float" office:value="0.000864">
            <text:p>0.000864</text:p>
          </table:table-cell>
          <table:table-cell office:value-type="float" office:value="0.000861">
            <text:p>0.000861</text:p>
          </table:table-cell>
          <table:table-cell table:number-columns-repeated="2" office:value-type="float" office:value="0.000862">
            <text:p>0.000862</text:p>
          </table:table-cell>
          <table:table-cell office:value-type="float" office:value="0.000863">
            <text:p>0.000863</text:p>
          </table:table-cell>
          <table:table-cell office:value-type="float" office:value="0.000868">
            <text:p>0.000868</text:p>
          </table:table-cell>
          <table:table-cell office:value-type="float" office:value="0.00085">
            <text:p>0.00085</text:p>
          </table:table-cell>
          <table:table-cell office:value-type="float" office:value="0.000869">
            <text:p>0.000869</text:p>
          </table:table-cell>
          <table:table-cell office:value-type="float" office:value="0.000863">
            <text:p>0.000863</text:p>
          </table:table-cell>
          <table:table-cell office:value-type="float" office:value="0.000867">
            <text:p>0.000867</text:p>
          </table:table-cell>
          <table:table-cell office:value-type="float" office:value="0.000953">
            <text:p>0.000953</text:p>
          </table:table-cell>
          <table:table-cell office:value-type="float" office:value="0.000862">
            <text:p>0.000862</text:p>
          </table:table-cell>
          <table:table-cell office:value-type="float" office:value="0.000871">
            <text:p>0.000871</text:p>
          </table:table-cell>
          <table:table-cell office:value-type="float" office:value="0.000872">
            <text:p>0.000872</text:p>
          </table:table-cell>
          <table:table-cell table:formula="of:=AVERAGE([.B35:.AE35])" office:value-type="float" office:value="0.000869333333333333">
            <text:p>0.00087</text:p>
          </table:table-cell>
          <table:table-cell table:formula="of:=VAR([.B35:.AE35])" office:value-type="float" office:value="0.000000000426988505747126">
            <text:p>4.26988505747126E-010</text:p>
          </table:table-cell>
          <table:table-cell table:formula="of:=STDEV([.B35:.AE35])" office:value-type="float" office:value="0.0000206637001949584">
            <text:p>2.06637001949584E-005</text:p>
          </table:table-cell>
          <table:table-cell table:formula="of:=CONFIDENCE(0.95;[.AH35];30)" office:value-type="float" office:value="0.000000236571242475836">
            <text:p>2.36571242475836E-007</text:p>
          </table:table-cell>
          <table:table-cell table:formula="of:=[.AF35]+[.AI35]" office:value-type="float" office:value="0.000869569904575809">
            <text:p>0.0008695699</text:p>
          </table:table-cell>
          <table:table-cell table:formula="of:=[.AF35]-[.AI35]" office:value-type="float" office:value="0.000869096762090858">
            <text:p>0.000869096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904">
            <text:p>0.000904</text:p>
          </table:table-cell>
          <table:table-cell office:value-type="float" office:value="0.000902">
            <text:p>0.000902</text:p>
          </table:table-cell>
          <table:table-cell office:value-type="float" office:value="0.000907">
            <text:p>0.000907</text:p>
          </table:table-cell>
          <table:table-cell office:value-type="float" office:value="0.00092">
            <text:p>0.00092</text:p>
          </table:table-cell>
          <table:table-cell office:value-type="float" office:value="0.000915">
            <text:p>0.000915</text:p>
          </table:table-cell>
          <table:table-cell office:value-type="float" office:value="0.000909">
            <text:p>0.000909</text:p>
          </table:table-cell>
          <table:table-cell office:value-type="float" office:value="0.000895">
            <text:p>0.000895</text:p>
          </table:table-cell>
          <table:table-cell office:value-type="float" office:value="0.000892">
            <text:p>0.000892</text:p>
          </table:table-cell>
          <table:table-cell office:value-type="float" office:value="0.000913">
            <text:p>0.000913</text:p>
          </table:table-cell>
          <table:table-cell office:value-type="float" office:value="0.000874">
            <text:p>0.000874</text:p>
          </table:table-cell>
          <table:table-cell office:value-type="float" office:value="0.00091">
            <text:p>0.00091</text:p>
          </table:table-cell>
          <table:table-cell office:value-type="float" office:value="0.000905">
            <text:p>0.000905</text:p>
          </table:table-cell>
          <table:table-cell office:value-type="float" office:value="0.000914">
            <text:p>0.000914</text:p>
          </table:table-cell>
          <table:table-cell office:value-type="float" office:value="0.000916">
            <text:p>0.000916</text:p>
          </table:table-cell>
          <table:table-cell office:value-type="float" office:value="0.000917">
            <text:p>0.000917</text:p>
          </table:table-cell>
          <table:table-cell office:value-type="float" office:value="0.000898">
            <text:p>0.000898</text:p>
          </table:table-cell>
          <table:table-cell office:value-type="float" office:value="0.000889">
            <text:p>0.000889</text:p>
          </table:table-cell>
          <table:table-cell table:number-columns-repeated="2" office:value-type="float" office:value="0.000907">
            <text:p>0.000907</text:p>
          </table:table-cell>
          <table:table-cell office:value-type="float" office:value="0.000905">
            <text:p>0.000905</text:p>
          </table:table-cell>
          <table:table-cell office:value-type="float" office:value="0.000978">
            <text:p>0.000978</text:p>
          </table:table-cell>
          <table:table-cell office:value-type="float" office:value="0.000889">
            <text:p>0.000889</text:p>
          </table:table-cell>
          <table:table-cell office:value-type="float" office:value="0.000869">
            <text:p>0.000869</text:p>
          </table:table-cell>
          <table:table-cell office:value-type="float" office:value="0.000883">
            <text:p>0.000883</text:p>
          </table:table-cell>
          <table:table-cell office:value-type="float" office:value="0.000875">
            <text:p>0.000875</text:p>
          </table:table-cell>
          <table:table-cell office:value-type="float" office:value="0.000873">
            <text:p>0.000873</text:p>
          </table:table-cell>
          <table:table-cell office:value-type="float" office:value="0.000909">
            <text:p>0.000909</text:p>
          </table:table-cell>
          <table:table-cell office:value-type="float" office:value="0.000907">
            <text:p>0.000907</text:p>
          </table:table-cell>
          <table:table-cell office:value-type="float" office:value="0.000911">
            <text:p>0.000911</text:p>
          </table:table-cell>
          <table:table-cell office:value-type="float" office:value="0.000908">
            <text:p>0.000908</text:p>
          </table:table-cell>
          <table:table-cell table:formula="of:=AVERAGE([.B36:.AE36])" office:value-type="float" office:value="0.000903366666666667">
            <text:p>0.00090</text:p>
          </table:table-cell>
          <table:table-cell table:formula="of:=VAR([.B36:.AE36])" office:value-type="float" office:value="0.000000000400240229885057">
            <text:p>4.00240229885057E-010</text:p>
          </table:table-cell>
          <table:table-cell table:formula="of:=STDEV([.B36:.AE36])" office:value-type="float" office:value="0.0000200060048456721">
            <text:p>0.000020006</text:p>
          </table:table-cell>
          <table:table-cell table:formula="of:=CONFIDENCE(0.95;[.AH36];30)" office:value-type="float" office:value="0.000000229041525896363">
            <text:p>0.000000229</text:p>
          </table:table-cell>
          <table:table-cell table:formula="of:=[.AF36]+[.AI36]" office:value-type="float" office:value="0.000903595708192563">
            <text:p>0.0009035957</text:p>
          </table:table-cell>
          <table:table-cell table:formula="of:=[.AF36]-[.AI36]" office:value-type="float" office:value="0.00090313762514077">
            <text:p>0.000903137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096">
            <text:p>0.00096</text:p>
          </table:table-cell>
          <table:table-cell office:value-type="float" office:value="0.000943">
            <text:p>0.000943</text:p>
          </table:table-cell>
          <table:table-cell office:value-type="float" office:value="0.000938">
            <text:p>0.000938</text:p>
          </table:table-cell>
          <table:table-cell office:value-type="float" office:value="0.000927">
            <text:p>0.000927</text:p>
          </table:table-cell>
          <table:table-cell office:value-type="float" office:value="0.000971">
            <text:p>0.000971</text:p>
          </table:table-cell>
          <table:table-cell office:value-type="float" office:value="0.000927">
            <text:p>0.000927</text:p>
          </table:table-cell>
          <table:table-cell office:value-type="float" office:value="0.000915">
            <text:p>0.000915</text:p>
          </table:table-cell>
          <table:table-cell office:value-type="float" office:value="0.00098">
            <text:p>0.00098</text:p>
          </table:table-cell>
          <table:table-cell office:value-type="float" office:value="0.000978">
            <text:p>0.000978</text:p>
          </table:table-cell>
          <table:table-cell office:value-type="float" office:value="0.001003">
            <text:p>0.001003</text:p>
          </table:table-cell>
          <table:table-cell office:value-type="float" office:value="0.000984">
            <text:p>0.000984</text:p>
          </table:table-cell>
          <table:table-cell office:value-type="float" office:value="0.000945">
            <text:p>0.000945</text:p>
          </table:table-cell>
          <table:table-cell office:value-type="float" office:value="0.000943">
            <text:p>0.000943</text:p>
          </table:table-cell>
          <table:table-cell office:value-type="float" office:value="0.000954">
            <text:p>0.000954</text:p>
          </table:table-cell>
          <table:table-cell office:value-type="float" office:value="0.000956">
            <text:p>0.000956</text:p>
          </table:table-cell>
          <table:table-cell office:value-type="float" office:value="0.000931">
            <text:p>0.000931</text:p>
          </table:table-cell>
          <table:table-cell office:value-type="float" office:value="0.00093">
            <text:p>0.00093</text:p>
          </table:table-cell>
          <table:table-cell table:number-columns-repeated="2" office:value-type="float" office:value="0.000976">
            <text:p>0.000976</text:p>
          </table:table-cell>
          <table:table-cell office:value-type="float" office:value="0.000963">
            <text:p>0.000963</text:p>
          </table:table-cell>
          <table:table-cell office:value-type="float" office:value="0.000925">
            <text:p>0.000925</text:p>
          </table:table-cell>
          <table:table-cell office:value-type="float" office:value="0.000916">
            <text:p>0.000916</text:p>
          </table:table-cell>
          <table:table-cell office:value-type="float" office:value="0.000978">
            <text:p>0.000978</text:p>
          </table:table-cell>
          <table:table-cell office:value-type="float" office:value="0.00098">
            <text:p>0.00098</text:p>
          </table:table-cell>
          <table:table-cell office:value-type="float" office:value="0.000954">
            <text:p>0.000954</text:p>
          </table:table-cell>
          <table:table-cell office:value-type="float" office:value="0.0009">
            <text:p>0.0009</text:p>
          </table:table-cell>
          <table:table-cell office:value-type="float" office:value="0.000966">
            <text:p>0.000966</text:p>
          </table:table-cell>
          <table:table-cell office:value-type="float" office:value="0.000978">
            <text:p>0.000978</text:p>
          </table:table-cell>
          <table:table-cell office:value-type="float" office:value="0.000972">
            <text:p>0.000972</text:p>
          </table:table-cell>
          <table:table-cell office:value-type="float" office:value="0.000944">
            <text:p>0.000944</text:p>
          </table:table-cell>
          <table:table-cell table:formula="of:=AVERAGE([.B37:.AE37])" office:value-type="float" office:value="0.000953766666666667">
            <text:p>0.00095</text:p>
          </table:table-cell>
          <table:table-cell table:formula="of:=VAR([.B37:.AE37])" office:value-type="float" office:value="0.000000000627219540229885">
            <text:p>6.27219540229885E-010</text:p>
          </table:table-cell>
          <table:table-cell table:formula="of:=STDEV([.B37:.AE37])" office:value-type="float" office:value="0.0000250443514635513">
            <text:p>2.50443514635513E-005</text:p>
          </table:table-cell>
          <table:table-cell table:formula="of:=CONFIDENCE(0.95;[.AH37];30)" office:value-type="float" office:value="0.000000286723737125232">
            <text:p>2.86723737125232E-007</text:p>
          </table:table-cell>
          <table:table-cell table:formula="of:=[.AF37]+[.AI37]" office:value-type="float" office:value="0.000954053390403792">
            <text:p>0.0009540534</text:p>
          </table:table-cell>
          <table:table-cell table:formula="of:=[.AF37]-[.AI37]" office:value-type="float" office:value="0.000953479942929542">
            <text:p>0.000953479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002">
            <text:p>0.001002</text:p>
          </table:table-cell>
          <table:table-cell office:value-type="float" office:value="0.000977">
            <text:p>0.000977</text:p>
          </table:table-cell>
          <table:table-cell office:value-type="float" office:value="0.001007">
            <text:p>0.001007</text:p>
          </table:table-cell>
          <table:table-cell office:value-type="float" office:value="0.001019">
            <text:p>0.001019</text:p>
          </table:table-cell>
          <table:table-cell office:value-type="float" office:value="0.001039">
            <text:p>0.001039</text:p>
          </table:table-cell>
          <table:table-cell office:value-type="float" office:value="0.00095">
            <text:p>0.00095</text:p>
          </table:table-cell>
          <table:table-cell office:value-type="float" office:value="0.000989">
            <text:p>0.000989</text:p>
          </table:table-cell>
          <table:table-cell office:value-type="float" office:value="0.001012">
            <text:p>0.001012</text:p>
          </table:table-cell>
          <table:table-cell office:value-type="float" office:value="0.001021">
            <text:p>0.001021</text:p>
          </table:table-cell>
          <table:table-cell office:value-type="float" office:value="0.000985">
            <text:p>0.000985</text:p>
          </table:table-cell>
          <table:table-cell office:value-type="float" office:value="0.000971">
            <text:p>0.000971</text:p>
          </table:table-cell>
          <table:table-cell office:value-type="float" office:value="0.001012">
            <text:p>0.001012</text:p>
          </table:table-cell>
          <table:table-cell office:value-type="float" office:value="0.001017">
            <text:p>0.001017</text:p>
          </table:table-cell>
          <table:table-cell office:value-type="float" office:value="0.001025">
            <text:p>0.001025</text:p>
          </table:table-cell>
          <table:table-cell office:value-type="float" office:value="0.00099">
            <text:p>0.00099</text:p>
          </table:table-cell>
          <table:table-cell office:value-type="float" office:value="0.000975">
            <text:p>0.000975</text:p>
          </table:table-cell>
          <table:table-cell office:value-type="float" office:value="0.000984">
            <text:p>0.000984</text:p>
          </table:table-cell>
          <table:table-cell office:value-type="float" office:value="0.001021">
            <text:p>0.001021</text:p>
          </table:table-cell>
          <table:table-cell office:value-type="float" office:value="0.001029">
            <text:p>0.001029</text:p>
          </table:table-cell>
          <table:table-cell office:value-type="float" office:value="0.000978">
            <text:p>0.000978</text:p>
          </table:table-cell>
          <table:table-cell office:value-type="float" office:value="0.000992">
            <text:p>0.000992</text:p>
          </table:table-cell>
          <table:table-cell office:value-type="float" office:value="0.000974">
            <text:p>0.000974</text:p>
          </table:table-cell>
          <table:table-cell office:value-type="float" office:value="0.001025">
            <text:p>0.001025</text:p>
          </table:table-cell>
          <table:table-cell office:value-type="float" office:value="0.001011">
            <text:p>0.001011</text:p>
          </table:table-cell>
          <table:table-cell office:value-type="float" office:value="0.000999">
            <text:p>0.000999</text:p>
          </table:table-cell>
          <table:table-cell office:value-type="float" office:value="0.000972">
            <text:p>0.000972</text:p>
          </table:table-cell>
          <table:table-cell office:value-type="float" office:value="0.00101">
            <text:p>0.00101</text:p>
          </table:table-cell>
          <table:table-cell office:value-type="float" office:value="0.001009">
            <text:p>0.001009</text:p>
          </table:table-cell>
          <table:table-cell office:value-type="float" office:value="0.000995">
            <text:p>0.000995</text:p>
          </table:table-cell>
          <table:table-cell office:value-type="float" office:value="0.000933">
            <text:p>0.000933</text:p>
          </table:table-cell>
          <table:table-cell table:formula="of:=AVERAGE([.B38:.AE38])" office:value-type="float" office:value="0.000997433333333333">
            <text:p>0.00100</text:p>
          </table:table-cell>
          <table:table-cell table:formula="of:=VAR([.B38:.AE38])" office:value-type="float" office:value="0.000000000596874712643677">
            <text:p>5.96874712643677E-010</text:p>
          </table:table-cell>
          <table:table-cell table:formula="of:=STDEV([.B38:.AE38])" office:value-type="float" office:value="0.000024431019476143">
            <text:p>0.000024431</text:p>
          </table:table-cell>
          <table:table-cell table:formula="of:=CONFIDENCE(0.95;[.AH38];30)" office:value-type="float" office:value="0.00000027970192065759">
            <text:p>2.7970192065759E-007</text:p>
          </table:table-cell>
          <table:table-cell table:formula="of:=[.AF38]+[.AI38]" office:value-type="float" office:value="0.000997713035253991">
            <text:p>0.000997713</text:p>
          </table:table-cell>
          <table:table-cell table:formula="of:=[.AF38]-[.AI38]" office:value-type="float" office:value="0.000997153631412676">
            <text:p>0.000997153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1087">
            <text:p>0.001087</text:p>
          </table:table-cell>
          <table:table-cell office:value-type="float" office:value="0.001084">
            <text:p>0.001084</text:p>
          </table:table-cell>
          <table:table-cell office:value-type="float" office:value="0.001133">
            <text:p>0.001133</text:p>
          </table:table-cell>
          <table:table-cell office:value-type="float" office:value="0.001089">
            <text:p>0.001089</text:p>
          </table:table-cell>
          <table:table-cell office:value-type="float" office:value="0.001072">
            <text:p>0.001072</text:p>
          </table:table-cell>
          <table:table-cell office:value-type="float" office:value="0.001125">
            <text:p>0.001125</text:p>
          </table:table-cell>
          <table:table-cell office:value-type="float" office:value="0.001104">
            <text:p>0.001104</text:p>
          </table:table-cell>
          <table:table-cell office:value-type="float" office:value="0.001058">
            <text:p>0.001058</text:p>
          </table:table-cell>
          <table:table-cell office:value-type="float" office:value="0.001125">
            <text:p>0.001125</text:p>
          </table:table-cell>
          <table:table-cell office:value-type="float" office:value="0.001108">
            <text:p>0.001108</text:p>
          </table:table-cell>
          <table:table-cell office:value-type="float" office:value="0.001052">
            <text:p>0.001052</text:p>
          </table:table-cell>
          <table:table-cell office:value-type="float" office:value="0.001105">
            <text:p>0.001105</text:p>
          </table:table-cell>
          <table:table-cell office:value-type="float" office:value="0.001111">
            <text:p>0.001111</text:p>
          </table:table-cell>
          <table:table-cell office:value-type="float" office:value="0.00107">
            <text:p>0.00107</text:p>
          </table:table-cell>
          <table:table-cell office:value-type="float" office:value="0.001333">
            <text:p>0.001333</text:p>
          </table:table-cell>
          <table:table-cell office:value-type="float" office:value="0.001117">
            <text:p>0.001117</text:p>
          </table:table-cell>
          <table:table-cell office:value-type="float" office:value="0.001082">
            <text:p>0.001082</text:p>
          </table:table-cell>
          <table:table-cell office:value-type="float" office:value="0.001116">
            <text:p>0.001116</text:p>
          </table:table-cell>
          <table:table-cell office:value-type="float" office:value="0.001055">
            <text:p>0.001055</text:p>
          </table:table-cell>
          <table:table-cell office:value-type="float" office:value="0.001121">
            <text:p>0.001121</text:p>
          </table:table-cell>
          <table:table-cell office:value-type="float" office:value="0.001049">
            <text:p>0.001049</text:p>
          </table:table-cell>
          <table:table-cell office:value-type="float" office:value="0.001101">
            <text:p>0.001101</text:p>
          </table:table-cell>
          <table:table-cell office:value-type="float" office:value="0.001088">
            <text:p>0.001088</text:p>
          </table:table-cell>
          <table:table-cell office:value-type="float" office:value="0.00112">
            <text:p>0.00112</text:p>
          </table:table-cell>
          <table:table-cell office:value-type="float" office:value="0.001081">
            <text:p>0.001081</text:p>
          </table:table-cell>
          <table:table-cell office:value-type="float" office:value="0.001127">
            <text:p>0.001127</text:p>
          </table:table-cell>
          <table:table-cell office:value-type="float" office:value="0.001133">
            <text:p>0.001133</text:p>
          </table:table-cell>
          <table:table-cell office:value-type="float" office:value="0.001075">
            <text:p>0.001075</text:p>
          </table:table-cell>
          <table:table-cell office:value-type="float" office:value="0.001109">
            <text:p>0.001109</text:p>
          </table:table-cell>
          <table:table-cell office:value-type="float" office:value="0.001074">
            <text:p>0.001074</text:p>
          </table:table-cell>
          <table:table-cell table:formula="of:=AVERAGE([.B39:.AE39])" office:value-type="float" office:value="0.00110346666666667">
            <text:p>0.00110</text:p>
          </table:table-cell>
          <table:table-cell table:formula="of:=VAR([.B39:.AE39])" office:value-type="float" office:value="0.00000000251149885057471">
            <text:p>2.51149885057471E-009</text:p>
          </table:table-cell>
          <table:table-cell table:formula="of:=STDEV([.B39:.AE39])" office:value-type="float" office:value="0.000050114856585395">
            <text:p>5.0114856585395E-005</text:p>
          </table:table-cell>
          <table:table-cell table:formula="of:=CONFIDENCE(0.95;[.AH39];30)" office:value-type="float" office:value="0.000000573746898040934">
            <text:p>5.73746898040934E-007</text:p>
          </table:table-cell>
          <table:table-cell table:formula="of:=[.AF39]+[.AI39]" office:value-type="float" office:value="0.00110404041356471">
            <text:p>0.0011040404</text:p>
          </table:table-cell>
          <table:table-cell table:formula="of:=[.AF39]-[.AI39]" office:value-type="float" office:value="0.00110289291976863">
            <text:p>0.00110289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1177">
            <text:p>0.001177</text:p>
          </table:table-cell>
          <table:table-cell office:value-type="float" office:value="0.001135">
            <text:p>0.001135</text:p>
          </table:table-cell>
          <table:table-cell office:value-type="float" office:value="0.001112">
            <text:p>0.001112</text:p>
          </table:table-cell>
          <table:table-cell office:value-type="float" office:value="0.001144">
            <text:p>0.001144</text:p>
          </table:table-cell>
          <table:table-cell office:value-type="float" office:value="0.001081">
            <text:p>0.001081</text:p>
          </table:table-cell>
          <table:table-cell office:value-type="float" office:value="0.00113">
            <text:p>0.00113</text:p>
          </table:table-cell>
          <table:table-cell office:value-type="float" office:value="0.001175">
            <text:p>0.001175</text:p>
          </table:table-cell>
          <table:table-cell office:value-type="float" office:value="0.001089">
            <text:p>0.001089</text:p>
          </table:table-cell>
          <table:table-cell office:value-type="float" office:value="0.00116">
            <text:p>0.00116</text:p>
          </table:table-cell>
          <table:table-cell office:value-type="float" office:value="0.001166">
            <text:p>0.001166</text:p>
          </table:table-cell>
          <table:table-cell office:value-type="float" office:value="0.001139">
            <text:p>0.001139</text:p>
          </table:table-cell>
          <table:table-cell office:value-type="float" office:value="0.001138">
            <text:p>0.001138</text:p>
          </table:table-cell>
          <table:table-cell office:value-type="float" office:value="0.001125">
            <text:p>0.001125</text:p>
          </table:table-cell>
          <table:table-cell office:value-type="float" office:value="0.001162">
            <text:p>0.001162</text:p>
          </table:table-cell>
          <table:table-cell office:value-type="float" office:value="0.001071">
            <text:p>0.001071</text:p>
          </table:table-cell>
          <table:table-cell office:value-type="float" office:value="0.001107">
            <text:p>0.001107</text:p>
          </table:table-cell>
          <table:table-cell office:value-type="float" office:value="0.001141">
            <text:p>0.001141</text:p>
          </table:table-cell>
          <table:table-cell office:value-type="float" office:value="0.001136">
            <text:p>0.001136</text:p>
          </table:table-cell>
          <table:table-cell office:value-type="float" office:value="0.001137">
            <text:p>0.001137</text:p>
          </table:table-cell>
          <table:table-cell office:value-type="float" office:value="0.00118">
            <text:p>0.00118</text:p>
          </table:table-cell>
          <table:table-cell office:value-type="float" office:value="0.001163">
            <text:p>0.001163</text:p>
          </table:table-cell>
          <table:table-cell office:value-type="float" office:value="0.001099">
            <text:p>0.001099</text:p>
          </table:table-cell>
          <table:table-cell office:value-type="float" office:value="0.001178">
            <text:p>0.001178</text:p>
          </table:table-cell>
          <table:table-cell office:value-type="float" office:value="0.00113">
            <text:p>0.00113</text:p>
          </table:table-cell>
          <table:table-cell office:value-type="float" office:value="0.00109">
            <text:p>0.00109</text:p>
          </table:table-cell>
          <table:table-cell office:value-type="float" office:value="0.001155">
            <text:p>0.001155</text:p>
          </table:table-cell>
          <table:table-cell office:value-type="float" office:value="0.001133">
            <text:p>0.001133</text:p>
          </table:table-cell>
          <table:table-cell office:value-type="float" office:value="0.001105">
            <text:p>0.001105</text:p>
          </table:table-cell>
          <table:table-cell office:value-type="float" office:value="0.001156">
            <text:p>0.001156</text:p>
          </table:table-cell>
          <table:table-cell office:value-type="float" office:value="0.001152">
            <text:p>0.001152</text:p>
          </table:table-cell>
          <table:table-cell table:formula="of:=AVERAGE([.B40:.AE40])" office:value-type="float" office:value="0.00113553333333333">
            <text:p>0.00114</text:p>
          </table:table-cell>
          <table:table-cell table:formula="of:=VAR([.B40:.AE40])" office:value-type="float" office:value="0.000000000911085057471266">
            <text:p>9.11085057471266E-010</text:p>
          </table:table-cell>
          <table:table-cell table:formula="of:=STDEV([.B40:.AE40])" office:value-type="float" office:value="0.0000301841855525582">
            <text:p>3.01841855525582E-005</text:p>
          </table:table-cell>
          <table:table-cell table:formula="of:=CONFIDENCE(0.95;[.AH40];30)" office:value-type="float" office:value="0.000000345567841766892">
            <text:p>3.45567841766892E-007</text:p>
          </table:table-cell>
          <table:table-cell table:formula="of:=[.AF40]+[.AI40]" office:value-type="float" office:value="0.0011358789011751">
            <text:p>0.0011358789</text:p>
          </table:table-cell>
          <table:table-cell table:formula="of:=[.AF40]-[.AI40]" office:value-type="float" office:value="0.00113518776549157">
            <text:p>0.001135187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1152">
            <text:p>0.001152</text:p>
          </table:table-cell>
          <table:table-cell office:value-type="float" office:value="0.001221">
            <text:p>0.001221</text:p>
          </table:table-cell>
          <table:table-cell office:value-type="float" office:value="0.001178">
            <text:p>0.001178</text:p>
          </table:table-cell>
          <table:table-cell office:value-type="float" office:value="0.001202">
            <text:p>0.001202</text:p>
          </table:table-cell>
          <table:table-cell office:value-type="float" office:value="0.001172">
            <text:p>0.001172</text:p>
          </table:table-cell>
          <table:table-cell office:value-type="float" office:value="0.001204">
            <text:p>0.001204</text:p>
          </table:table-cell>
          <table:table-cell office:value-type="float" office:value="0.001242">
            <text:p>0.001242</text:p>
          </table:table-cell>
          <table:table-cell office:value-type="float" office:value="0.001156">
            <text:p>0.001156</text:p>
          </table:table-cell>
          <table:table-cell office:value-type="float" office:value="0.001188">
            <text:p>0.001188</text:p>
          </table:table-cell>
          <table:table-cell office:value-type="float" office:value="0.001204">
            <text:p>0.001204</text:p>
          </table:table-cell>
          <table:table-cell office:value-type="float" office:value="0.001187">
            <text:p>0.001187</text:p>
          </table:table-cell>
          <table:table-cell office:value-type="float" office:value="0.001177">
            <text:p>0.001177</text:p>
          </table:table-cell>
          <table:table-cell office:value-type="float" office:value="0.001179">
            <text:p>0.001179</text:p>
          </table:table-cell>
          <table:table-cell office:value-type="float" office:value="0.001227">
            <text:p>0.001227</text:p>
          </table:table-cell>
          <table:table-cell office:value-type="float" office:value="0.0012">
            <text:p>0.0012</text:p>
          </table:table-cell>
          <table:table-cell office:value-type="float" office:value="0.00121">
            <text:p>0.00121</text:p>
          </table:table-cell>
          <table:table-cell office:value-type="float" office:value="0.001197">
            <text:p>0.001197</text:p>
          </table:table-cell>
          <table:table-cell office:value-type="float" office:value="0.001202">
            <text:p>0.001202</text:p>
          </table:table-cell>
          <table:table-cell office:value-type="float" office:value="0.001157">
            <text:p>0.001157</text:p>
          </table:table-cell>
          <table:table-cell office:value-type="float" office:value="0.001209">
            <text:p>0.001209</text:p>
          </table:table-cell>
          <table:table-cell office:value-type="float" office:value="0.001154">
            <text:p>0.001154</text:p>
          </table:table-cell>
          <table:table-cell office:value-type="float" office:value="0.001213">
            <text:p>0.001213</text:p>
          </table:table-cell>
          <table:table-cell office:value-type="float" office:value="0.001164">
            <text:p>0.001164</text:p>
          </table:table-cell>
          <table:table-cell office:value-type="float" office:value="0.001196">
            <text:p>0.001196</text:p>
          </table:table-cell>
          <table:table-cell office:value-type="float" office:value="0.001148">
            <text:p>0.001148</text:p>
          </table:table-cell>
          <table:table-cell office:value-type="float" office:value="0.001233">
            <text:p>0.001233</text:p>
          </table:table-cell>
          <table:table-cell office:value-type="float" office:value="0.001137">
            <text:p>0.001137</text:p>
          </table:table-cell>
          <table:table-cell office:value-type="float" office:value="0.001229">
            <text:p>0.001229</text:p>
          </table:table-cell>
          <table:table-cell office:value-type="float" office:value="0.001232">
            <text:p>0.001232</text:p>
          </table:table-cell>
          <table:table-cell office:value-type="float" office:value="0.001179">
            <text:p>0.001179</text:p>
          </table:table-cell>
          <table:table-cell table:formula="of:=AVERAGE([.B41:.AE41])" office:value-type="float" office:value="0.00119163333333333">
            <text:p>0.00119</text:p>
          </table:table-cell>
          <table:table-cell table:formula="of:=VAR([.B41:.AE41])" office:value-type="float" office:value="0.00000000080582643678161">
            <text:p>8.0582643678161E-010</text:p>
          </table:table-cell>
          <table:table-cell table:formula="of:=STDEV([.B41:.AE41])" office:value-type="float" office:value="0.0000283870822167691">
            <text:p>2.83870822167691E-005</text:p>
          </table:table-cell>
          <table:table-cell table:formula="of:=CONFIDENCE(0.95;[.AH41];30)" office:value-type="float" office:value="0.000000324993454556762">
            <text:p>0.000000325</text:p>
          </table:table-cell>
          <table:table-cell table:formula="of:=[.AF41]+[.AI41]" office:value-type="float" office:value="0.00119195832678789">
            <text:p>0.0011919583</text:p>
          </table:table-cell>
          <table:table-cell table:formula="of:=[.AF41]-[.AI41]" office:value-type="float" office:value="0.00119130833987878">
            <text:p>0.001191308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1254">
            <text:p>0.001254</text:p>
          </table:table-cell>
          <table:table-cell office:value-type="float" office:value="0.001208">
            <text:p>0.001208</text:p>
          </table:table-cell>
          <table:table-cell office:value-type="float" office:value="0.001307">
            <text:p>0.001307</text:p>
          </table:table-cell>
          <table:table-cell office:value-type="float" office:value="0.001279">
            <text:p>0.001279</text:p>
          </table:table-cell>
          <table:table-cell office:value-type="float" office:value="0.001203">
            <text:p>0.001203</text:p>
          </table:table-cell>
          <table:table-cell office:value-type="float" office:value="0.001233">
            <text:p>0.001233</text:p>
          </table:table-cell>
          <table:table-cell office:value-type="float" office:value="0.001241">
            <text:p>0.001241</text:p>
          </table:table-cell>
          <table:table-cell office:value-type="float" office:value="0.001248">
            <text:p>0.001248</text:p>
          </table:table-cell>
          <table:table-cell office:value-type="float" office:value="0.001262">
            <text:p>0.001262</text:p>
          </table:table-cell>
          <table:table-cell office:value-type="float" office:value="0.00128">
            <text:p>0.00128</text:p>
          </table:table-cell>
          <table:table-cell office:value-type="float" office:value="0.00127">
            <text:p>0.00127</text:p>
          </table:table-cell>
          <table:table-cell office:value-type="float" office:value="0.001289">
            <text:p>0.001289</text:p>
          </table:table-cell>
          <table:table-cell office:value-type="float" office:value="0.0012">
            <text:p>0.0012</text:p>
          </table:table-cell>
          <table:table-cell office:value-type="float" office:value="0.001262">
            <text:p>0.001262</text:p>
          </table:table-cell>
          <table:table-cell office:value-type="float" office:value="0.001286">
            <text:p>0.001286</text:p>
          </table:table-cell>
          <table:table-cell office:value-type="float" office:value="0.001215">
            <text:p>0.001215</text:p>
          </table:table-cell>
          <table:table-cell office:value-type="float" office:value="0.001255">
            <text:p>0.001255</text:p>
          </table:table-cell>
          <table:table-cell office:value-type="float" office:value="0.001203">
            <text:p>0.001203</text:p>
          </table:table-cell>
          <table:table-cell office:value-type="float" office:value="0.001173">
            <text:p>0.001173</text:p>
          </table:table-cell>
          <table:table-cell office:value-type="float" office:value="0.001175">
            <text:p>0.001175</text:p>
          </table:table-cell>
          <table:table-cell office:value-type="float" office:value="0.001174">
            <text:p>0.001174</text:p>
          </table:table-cell>
          <table:table-cell office:value-type="float" office:value="0.001245">
            <text:p>0.001245</text:p>
          </table:table-cell>
          <table:table-cell office:value-type="float" office:value="0.001237">
            <text:p>0.001237</text:p>
          </table:table-cell>
          <table:table-cell office:value-type="float" office:value="0.0012">
            <text:p>0.0012</text:p>
          </table:table-cell>
          <table:table-cell office:value-type="float" office:value="0.001171">
            <text:p>0.001171</text:p>
          </table:table-cell>
          <table:table-cell office:value-type="float" office:value="0.001177">
            <text:p>0.001177</text:p>
          </table:table-cell>
          <table:table-cell office:value-type="float" office:value="0.001229">
            <text:p>0.001229</text:p>
          </table:table-cell>
          <table:table-cell office:value-type="float" office:value="0.001262">
            <text:p>0.001262</text:p>
          </table:table-cell>
          <table:table-cell office:value-type="float" office:value="0.001185">
            <text:p>0.001185</text:p>
          </table:table-cell>
          <table:table-cell office:value-type="float" office:value="0.001269">
            <text:p>0.001269</text:p>
          </table:table-cell>
          <table:table-cell table:formula="of:=AVERAGE([.B42:.AE42])" office:value-type="float" office:value="0.00123306666666667">
            <text:p>0.00123</text:p>
          </table:table-cell>
          <table:table-cell table:formula="of:=VAR([.B42:.AE42])" office:value-type="float" office:value="0.00000000161999540229885">
            <text:p>1.61999540229885E-009</text:p>
          </table:table-cell>
          <table:table-cell table:formula="of:=STDEV([.B42:.AE42])" office:value-type="float" office:value="0.000040249166479554">
            <text:p>4.0249166479554E-005</text:p>
          </table:table-cell>
          <table:table-cell table:formula="of:=CONFIDENCE(0.95;[.AH42];30)" office:value-type="float" office:value="0.000000460798174230577">
            <text:p>4.60798174230577E-007</text:p>
          </table:table-cell>
          <table:table-cell table:formula="of:=[.AF42]+[.AI42]" office:value-type="float" office:value="0.0012335274648409">
            <text:p>0.0012335275</text:p>
          </table:table-cell>
          <table:table-cell table:formula="of:=[.AF42]-[.AI42]" office:value-type="float" office:value="0.00123260586849244">
            <text:p>0.001232605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1282">
            <text:p>0.001282</text:p>
          </table:table-cell>
          <table:table-cell office:value-type="float" office:value="0.001366">
            <text:p>0.001366</text:p>
          </table:table-cell>
          <table:table-cell office:value-type="float" office:value="0.001298">
            <text:p>0.001298</text:p>
          </table:table-cell>
          <table:table-cell office:value-type="float" office:value="0.001337">
            <text:p>0.001337</text:p>
          </table:table-cell>
          <table:table-cell office:value-type="float" office:value="0.001295">
            <text:p>0.001295</text:p>
          </table:table-cell>
          <table:table-cell office:value-type="float" office:value="0.001277">
            <text:p>0.001277</text:p>
          </table:table-cell>
          <table:table-cell office:value-type="float" office:value="0.001261">
            <text:p>0.001261</text:p>
          </table:table-cell>
          <table:table-cell office:value-type="float" office:value="0.001286">
            <text:p>0.001286</text:p>
          </table:table-cell>
          <table:table-cell office:value-type="float" office:value="0.001322">
            <text:p>0.001322</text:p>
          </table:table-cell>
          <table:table-cell office:value-type="float" office:value="0.001333">
            <text:p>0.001333</text:p>
          </table:table-cell>
          <table:table-cell office:value-type="float" office:value="0.001339">
            <text:p>0.001339</text:p>
          </table:table-cell>
          <table:table-cell office:value-type="float" office:value="0.001241">
            <text:p>0.001241</text:p>
          </table:table-cell>
          <table:table-cell office:value-type="float" office:value="0.001269">
            <text:p>0.001269</text:p>
          </table:table-cell>
          <table:table-cell office:value-type="float" office:value="0.001302">
            <text:p>0.001302</text:p>
          </table:table-cell>
          <table:table-cell office:value-type="float" office:value="0.001269">
            <text:p>0.001269</text:p>
          </table:table-cell>
          <table:table-cell office:value-type="float" office:value="0.00134">
            <text:p>0.00134</text:p>
          </table:table-cell>
          <table:table-cell office:value-type="float" office:value="0.001261">
            <text:p>0.001261</text:p>
          </table:table-cell>
          <table:table-cell office:value-type="float" office:value="0.001448">
            <text:p>0.001448</text:p>
          </table:table-cell>
          <table:table-cell office:value-type="float" office:value="0.001329">
            <text:p>0.001329</text:p>
          </table:table-cell>
          <table:table-cell office:value-type="float" office:value="0.001348">
            <text:p>0.001348</text:p>
          </table:table-cell>
          <table:table-cell office:value-type="float" office:value="0.00125">
            <text:p>0.00125</text:p>
          </table:table-cell>
          <table:table-cell office:value-type="float" office:value="0.001321">
            <text:p>0.001321</text:p>
          </table:table-cell>
          <table:table-cell office:value-type="float" office:value="0.0013">
            <text:p>0.0013</text:p>
          </table:table-cell>
          <table:table-cell office:value-type="float" office:value="0.001334">
            <text:p>0.001334</text:p>
          </table:table-cell>
          <table:table-cell office:value-type="float" office:value="0.001261">
            <text:p>0.001261</text:p>
          </table:table-cell>
          <table:table-cell office:value-type="float" office:value="0.001279">
            <text:p>0.001279</text:p>
          </table:table-cell>
          <table:table-cell office:value-type="float" office:value="0.001323">
            <text:p>0.001323</text:p>
          </table:table-cell>
          <table:table-cell office:value-type="float" office:value="0.001334">
            <text:p>0.001334</text:p>
          </table:table-cell>
          <table:table-cell office:value-type="float" office:value="0.00127">
            <text:p>0.00127</text:p>
          </table:table-cell>
          <table:table-cell office:value-type="float" office:value="0.001305">
            <text:p>0.001305</text:p>
          </table:table-cell>
          <table:table-cell table:formula="of:=AVERAGE([.B43:.AE43])" office:value-type="float" office:value="0.001306">
            <text:p>0.00131</text:p>
          </table:table-cell>
          <table:table-cell table:formula="of:=VAR([.B43:.AE43])" office:value-type="float" office:value="0.00000000181324137931034">
            <text:p>1.81324137931034E-009</text:p>
          </table:table-cell>
          <table:table-cell table:formula="of:=STDEV([.B43:.AE43])" office:value-type="float" office:value="0.0000425821720830484">
            <text:p>4.25821720830484E-005</text:p>
          </table:table-cell>
          <table:table-cell table:formula="of:=CONFIDENCE(0.95;[.AH43];30)" office:value-type="float" office:value="0.000000487507913005069">
            <text:p>4.87507913005069E-007</text:p>
          </table:table-cell>
          <table:table-cell table:formula="of:=[.AF43]+[.AI43]" office:value-type="float" office:value="0.00130648750791301">
            <text:p>0.0013064875</text:p>
          </table:table-cell>
          <table:table-cell table:formula="of:=[.AF43]-[.AI43]" office:value-type="float" office:value="0.001305512492087">
            <text:p>0.00130551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1388">
            <text:p>0.001388</text:p>
          </table:table-cell>
          <table:table-cell office:value-type="float" office:value="0.001387">
            <text:p>0.001387</text:p>
          </table:table-cell>
          <table:table-cell office:value-type="float" office:value="0.001315">
            <text:p>0.001315</text:p>
          </table:table-cell>
          <table:table-cell office:value-type="float" office:value="0.001387">
            <text:p>0.001387</text:p>
          </table:table-cell>
          <table:table-cell office:value-type="float" office:value="0.001377">
            <text:p>0.001377</text:p>
          </table:table-cell>
          <table:table-cell office:value-type="float" office:value="0.001392">
            <text:p>0.001392</text:p>
          </table:table-cell>
          <table:table-cell office:value-type="float" office:value="0.001333">
            <text:p>0.001333</text:p>
          </table:table-cell>
          <table:table-cell office:value-type="float" office:value="0.001311">
            <text:p>0.001311</text:p>
          </table:table-cell>
          <table:table-cell office:value-type="float" office:value="0.00136">
            <text:p>0.00136</text:p>
          </table:table-cell>
          <table:table-cell office:value-type="float" office:value="0.001391">
            <text:p>0.001391</text:p>
          </table:table-cell>
          <table:table-cell office:value-type="float" office:value="0.001409">
            <text:p>0.001409</text:p>
          </table:table-cell>
          <table:table-cell office:value-type="float" office:value="0.001326">
            <text:p>0.001326</text:p>
          </table:table-cell>
          <table:table-cell office:value-type="float" office:value="0.001412">
            <text:p>0.001412</text:p>
          </table:table-cell>
          <table:table-cell office:value-type="float" office:value="0.001351">
            <text:p>0.001351</text:p>
          </table:table-cell>
          <table:table-cell office:value-type="float" office:value="0.00136">
            <text:p>0.00136</text:p>
          </table:table-cell>
          <table:table-cell office:value-type="float" office:value="0.001316">
            <text:p>0.001316</text:p>
          </table:table-cell>
          <table:table-cell office:value-type="float" office:value="0.001278">
            <text:p>0.001278</text:p>
          </table:table-cell>
          <table:table-cell office:value-type="float" office:value="0.001345">
            <text:p>0.001345</text:p>
          </table:table-cell>
          <table:table-cell office:value-type="float" office:value="0.001379">
            <text:p>0.001379</text:p>
          </table:table-cell>
          <table:table-cell office:value-type="float" office:value="0.001361">
            <text:p>0.001361</text:p>
          </table:table-cell>
          <table:table-cell office:value-type="float" office:value="0.001364">
            <text:p>0.001364</text:p>
          </table:table-cell>
          <table:table-cell office:value-type="float" office:value="0.001372">
            <text:p>0.001372</text:p>
          </table:table-cell>
          <table:table-cell office:value-type="float" office:value="0.001414">
            <text:p>0.001414</text:p>
          </table:table-cell>
          <table:table-cell office:value-type="float" office:value="0.00141">
            <text:p>0.00141</text:p>
          </table:table-cell>
          <table:table-cell office:value-type="float" office:value="0.001344">
            <text:p>0.001344</text:p>
          </table:table-cell>
          <table:table-cell office:value-type="float" office:value="0.001357">
            <text:p>0.001357</text:p>
          </table:table-cell>
          <table:table-cell office:value-type="float" office:value="0.001385">
            <text:p>0.001385</text:p>
          </table:table-cell>
          <table:table-cell office:value-type="float" office:value="0.001308">
            <text:p>0.001308</text:p>
          </table:table-cell>
          <table:table-cell office:value-type="float" office:value="0.001333">
            <text:p>0.001333</text:p>
          </table:table-cell>
          <table:table-cell office:value-type="float" office:value="0.001367">
            <text:p>0.001367</text:p>
          </table:table-cell>
          <table:table-cell table:formula="of:=AVERAGE([.B44:.AE44])" office:value-type="float" office:value="0.00136106666666667">
            <text:p>0.00136</text:p>
          </table:table-cell>
          <table:table-cell table:formula="of:=VAR([.B44:.AE44])" office:value-type="float" office:value="0.00000000121289195402299">
            <text:p>1.21289195402299E-009</text:p>
          </table:table-cell>
          <table:table-cell table:formula="of:=STDEV([.B44:.AE44])" office:value-type="float" office:value="0.000034826598369967">
            <text:p>3.4826598369967E-005</text:p>
          </table:table-cell>
          <table:table-cell table:formula="of:=CONFIDENCE(0.95;[.AH44];30)" office:value-type="float" office:value="0.00000039871714987426">
            <text:p>3.9871714987426E-007</text:p>
          </table:table-cell>
          <table:table-cell table:formula="of:=[.AF44]+[.AI44]" office:value-type="float" office:value="0.00136146538381654">
            <text:p>0.0013614654</text:p>
          </table:table-cell>
          <table:table-cell table:formula="of:=[.AF44]-[.AI44]" office:value-type="float" office:value="0.00136066794951679">
            <text:p>0.001360667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1469">
            <text:p>0.001469</text:p>
          </table:table-cell>
          <table:table-cell office:value-type="float" office:value="0.0014">
            <text:p>0.0014</text:p>
          </table:table-cell>
          <table:table-cell office:value-type="float" office:value="0.001423">
            <text:p>0.001423</text:p>
          </table:table-cell>
          <table:table-cell office:value-type="float" office:value="0.001396">
            <text:p>0.001396</text:p>
          </table:table-cell>
          <table:table-cell office:value-type="float" office:value="0.001425">
            <text:p>0.001425</text:p>
          </table:table-cell>
          <table:table-cell office:value-type="float" office:value="0.001437">
            <text:p>0.001437</text:p>
          </table:table-cell>
          <table:table-cell office:value-type="float" office:value="0.001447">
            <text:p>0.001447</text:p>
          </table:table-cell>
          <table:table-cell office:value-type="float" office:value="0.001458">
            <text:p>0.001458</text:p>
          </table:table-cell>
          <table:table-cell office:value-type="float" office:value="0.001448">
            <text:p>0.001448</text:p>
          </table:table-cell>
          <table:table-cell office:value-type="float" office:value="0.00146">
            <text:p>0.00146</text:p>
          </table:table-cell>
          <table:table-cell office:value-type="float" office:value="0.001455">
            <text:p>0.001455</text:p>
          </table:table-cell>
          <table:table-cell office:value-type="float" office:value="0.001441">
            <text:p>0.001441</text:p>
          </table:table-cell>
          <table:table-cell office:value-type="float" office:value="0.001507">
            <text:p>0.001507</text:p>
          </table:table-cell>
          <table:table-cell office:value-type="float" office:value="0.001438">
            <text:p>0.001438</text:p>
          </table:table-cell>
          <table:table-cell office:value-type="float" office:value="0.001447">
            <text:p>0.001447</text:p>
          </table:table-cell>
          <table:table-cell office:value-type="float" office:value="0.001442">
            <text:p>0.001442</text:p>
          </table:table-cell>
          <table:table-cell office:value-type="float" office:value="0.001448">
            <text:p>0.001448</text:p>
          </table:table-cell>
          <table:table-cell office:value-type="float" office:value="0.001445">
            <text:p>0.001445</text:p>
          </table:table-cell>
          <table:table-cell office:value-type="float" office:value="0.001452">
            <text:p>0.001452</text:p>
          </table:table-cell>
          <table:table-cell office:value-type="float" office:value="0.00147">
            <text:p>0.00147</text:p>
          </table:table-cell>
          <table:table-cell office:value-type="float" office:value="0.001459">
            <text:p>0.001459</text:p>
          </table:table-cell>
          <table:table-cell office:value-type="float" office:value="0.001467">
            <text:p>0.001467</text:p>
          </table:table-cell>
          <table:table-cell office:value-type="float" office:value="0.001374">
            <text:p>0.001374</text:p>
          </table:table-cell>
          <table:table-cell office:value-type="float" office:value="0.001405">
            <text:p>0.001405</text:p>
          </table:table-cell>
          <table:table-cell office:value-type="float" office:value="0.001479">
            <text:p>0.001479</text:p>
          </table:table-cell>
          <table:table-cell office:value-type="float" office:value="0.001439">
            <text:p>0.001439</text:p>
          </table:table-cell>
          <table:table-cell office:value-type="float" office:value="0.001457">
            <text:p>0.001457</text:p>
          </table:table-cell>
          <table:table-cell office:value-type="float" office:value="0.001435">
            <text:p>0.001435</text:p>
          </table:table-cell>
          <table:table-cell office:value-type="float" office:value="0.001452">
            <text:p>0.001452</text:p>
          </table:table-cell>
          <table:table-cell office:value-type="float" office:value="0.001475">
            <text:p>0.001475</text:p>
          </table:table-cell>
          <table:table-cell table:formula="of:=AVERAGE([.B45:.AE45])" office:value-type="float" office:value="0.001445">
            <text:p>0.00145</text:p>
          </table:table-cell>
          <table:table-cell table:formula="of:=VAR([.B45:.AE45])" office:value-type="float" office:value="0.000000000716137931034483">
            <text:p>7.16137931034483E-010</text:p>
          </table:table-cell>
          <table:table-cell table:formula="of:=STDEV([.B45:.AE45])" office:value-type="float" office:value="0.0000267607535587936">
            <text:p>2.67607535587936E-005</text:p>
          </table:table-cell>
          <table:table-cell table:formula="of:=CONFIDENCE(0.95;[.AH45];30)" office:value-type="float" office:value="0.000000306374204971192">
            <text:p>3.06374204971192E-007</text:p>
          </table:table-cell>
          <table:table-cell table:formula="of:=[.AF45]+[.AI45]" office:value-type="float" office:value="0.00144530637420497">
            <text:p>0.0014453064</text:p>
          </table:table-cell>
          <table:table-cell table:formula="of:=[.AF45]-[.AI45]" office:value-type="float" office:value="0.00144469362579503">
            <text:p>0.001444693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1476">
            <text:p>0.001476</text:p>
          </table:table-cell>
          <table:table-cell office:value-type="float" office:value="0.001481">
            <text:p>0.001481</text:p>
          </table:table-cell>
          <table:table-cell office:value-type="float" office:value="0.001491">
            <text:p>0.001491</text:p>
          </table:table-cell>
          <table:table-cell office:value-type="float" office:value="0.001545">
            <text:p>0.001545</text:p>
          </table:table-cell>
          <table:table-cell office:value-type="float" office:value="0.001485">
            <text:p>0.001485</text:p>
          </table:table-cell>
          <table:table-cell office:value-type="float" office:value="0.001503">
            <text:p>0.001503</text:p>
          </table:table-cell>
          <table:table-cell office:value-type="float" office:value="0.001493">
            <text:p>0.001493</text:p>
          </table:table-cell>
          <table:table-cell office:value-type="float" office:value="0.001486">
            <text:p>0.001486</text:p>
          </table:table-cell>
          <table:table-cell office:value-type="float" office:value="0.001477">
            <text:p>0.001477</text:p>
          </table:table-cell>
          <table:table-cell office:value-type="float" office:value="0.001446">
            <text:p>0.001446</text:p>
          </table:table-cell>
          <table:table-cell office:value-type="float" office:value="0.001499">
            <text:p>0.001499</text:p>
          </table:table-cell>
          <table:table-cell office:value-type="float" office:value="0.001461">
            <text:p>0.001461</text:p>
          </table:table-cell>
          <table:table-cell office:value-type="float" office:value="0.001444">
            <text:p>0.001444</text:p>
          </table:table-cell>
          <table:table-cell office:value-type="float" office:value="0.00151">
            <text:p>0.00151</text:p>
          </table:table-cell>
          <table:table-cell office:value-type="float" office:value="0.001437">
            <text:p>0.001437</text:p>
          </table:table-cell>
          <table:table-cell office:value-type="float" office:value="0.001457">
            <text:p>0.001457</text:p>
          </table:table-cell>
          <table:table-cell office:value-type="float" office:value="0.00148">
            <text:p>0.00148</text:p>
          </table:table-cell>
          <table:table-cell office:value-type="float" office:value="0.001479">
            <text:p>0.001479</text:p>
          </table:table-cell>
          <table:table-cell office:value-type="float" office:value="0.001489">
            <text:p>0.001489</text:p>
          </table:table-cell>
          <table:table-cell office:value-type="float" office:value="0.001487">
            <text:p>0.001487</text:p>
          </table:table-cell>
          <table:table-cell office:value-type="float" office:value="0.001485">
            <text:p>0.001485</text:p>
          </table:table-cell>
          <table:table-cell office:value-type="float" office:value="0.00146">
            <text:p>0.00146</text:p>
          </table:table-cell>
          <table:table-cell office:value-type="float" office:value="0.00149">
            <text:p>0.00149</text:p>
          </table:table-cell>
          <table:table-cell office:value-type="float" office:value="0.001513">
            <text:p>0.001513</text:p>
          </table:table-cell>
          <table:table-cell office:value-type="float" office:value="0.001471">
            <text:p>0.001471</text:p>
          </table:table-cell>
          <table:table-cell office:value-type="float" office:value="0.001451">
            <text:p>0.001451</text:p>
          </table:table-cell>
          <table:table-cell office:value-type="float" office:value="0.001499">
            <text:p>0.001499</text:p>
          </table:table-cell>
          <table:table-cell office:value-type="float" office:value="0.001452">
            <text:p>0.001452</text:p>
          </table:table-cell>
          <table:table-cell office:value-type="float" office:value="0.001455">
            <text:p>0.001455</text:p>
          </table:table-cell>
          <table:table-cell office:value-type="float" office:value="0.001467">
            <text:p>0.001467</text:p>
          </table:table-cell>
          <table:table-cell table:formula="of:=AVERAGE([.B46:.AE46])" office:value-type="float" office:value="0.00147896666666667">
            <text:p>0.00148</text:p>
          </table:table-cell>
          <table:table-cell table:formula="of:=VAR([.B46:.AE46])" office:value-type="float" office:value="0.000000000557136781609195">
            <text:p>5.57136781609195E-010</text:p>
          </table:table-cell>
          <table:table-cell table:formula="of:=STDEV([.B46:.AE46])" office:value-type="float" office:value="0.0000236037450759238">
            <text:p>2.36037450759238E-005</text:p>
          </table:table-cell>
          <table:table-cell table:formula="of:=CONFIDENCE(0.95;[.AH46];30)" office:value-type="float" office:value="0.000000270230754754009">
            <text:p>2.70230754754009E-007</text:p>
          </table:table-cell>
          <table:table-cell table:formula="of:=[.AF46]+[.AI46]" office:value-type="float" office:value="0.00147923689742142">
            <text:p>0.0014792369</text:p>
          </table:table-cell>
          <table:table-cell table:formula="of:=[.AF46]-[.AI46]" office:value-type="float" office:value="0.00147869643591191">
            <text:p>0.001478696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1515">
            <text:p>0.001515</text:p>
          </table:table-cell>
          <table:table-cell office:value-type="float" office:value="0.001517">
            <text:p>0.001517</text:p>
          </table:table-cell>
          <table:table-cell office:value-type="float" office:value="0.001526">
            <text:p>0.001526</text:p>
          </table:table-cell>
          <table:table-cell office:value-type="float" office:value="0.001536">
            <text:p>0.001536</text:p>
          </table:table-cell>
          <table:table-cell office:value-type="float" office:value="0.001549">
            <text:p>0.001549</text:p>
          </table:table-cell>
          <table:table-cell office:value-type="float" office:value="0.001553">
            <text:p>0.001553</text:p>
          </table:table-cell>
          <table:table-cell office:value-type="float" office:value="0.001501">
            <text:p>0.001501</text:p>
          </table:table-cell>
          <table:table-cell office:value-type="float" office:value="0.001492">
            <text:p>0.001492</text:p>
          </table:table-cell>
          <table:table-cell office:value-type="float" office:value="0.001504">
            <text:p>0.001504</text:p>
          </table:table-cell>
          <table:table-cell office:value-type="float" office:value="0.001487">
            <text:p>0.001487</text:p>
          </table:table-cell>
          <table:table-cell office:value-type="float" office:value="0.001482">
            <text:p>0.001482</text:p>
          </table:table-cell>
          <table:table-cell office:value-type="float" office:value="0.001463">
            <text:p>0.001463</text:p>
          </table:table-cell>
          <table:table-cell office:value-type="float" office:value="0.001533">
            <text:p>0.001533</text:p>
          </table:table-cell>
          <table:table-cell office:value-type="float" office:value="0.001568">
            <text:p>0.001568</text:p>
          </table:table-cell>
          <table:table-cell office:value-type="float" office:value="0.00154">
            <text:p>0.00154</text:p>
          </table:table-cell>
          <table:table-cell office:value-type="float" office:value="0.001518">
            <text:p>0.001518</text:p>
          </table:table-cell>
          <table:table-cell office:value-type="float" office:value="0.001539">
            <text:p>0.001539</text:p>
          </table:table-cell>
          <table:table-cell office:value-type="float" office:value="0.001496">
            <text:p>0.001496</text:p>
          </table:table-cell>
          <table:table-cell office:value-type="float" office:value="0.001502">
            <text:p>0.001502</text:p>
          </table:table-cell>
          <table:table-cell office:value-type="float" office:value="0.001488">
            <text:p>0.001488</text:p>
          </table:table-cell>
          <table:table-cell office:value-type="float" office:value="0.001558">
            <text:p>0.001558</text:p>
          </table:table-cell>
          <table:table-cell office:value-type="float" office:value="0.001471">
            <text:p>0.001471</text:p>
          </table:table-cell>
          <table:table-cell office:value-type="float" office:value="0.001466">
            <text:p>0.001466</text:p>
          </table:table-cell>
          <table:table-cell office:value-type="float" office:value="0.001525">
            <text:p>0.001525</text:p>
          </table:table-cell>
          <table:table-cell office:value-type="float" office:value="0.001574">
            <text:p>0.001574</text:p>
          </table:table-cell>
          <table:table-cell office:value-type="float" office:value="0.001548">
            <text:p>0.001548</text:p>
          </table:table-cell>
          <table:table-cell office:value-type="float" office:value="0.001517">
            <text:p>0.001517</text:p>
          </table:table-cell>
          <table:table-cell office:value-type="float" office:value="0.00156">
            <text:p>0.00156</text:p>
          </table:table-cell>
          <table:table-cell office:value-type="float" office:value="0.001515">
            <text:p>0.001515</text:p>
          </table:table-cell>
          <table:table-cell office:value-type="float" office:value="0.001472">
            <text:p>0.001472</text:p>
          </table:table-cell>
          <table:table-cell table:formula="of:=AVERAGE([.B47:.AE47])" office:value-type="float" office:value="0.00151716666666667">
            <text:p>0.00152</text:p>
          </table:table-cell>
          <table:table-cell table:formula="of:=VAR([.B47:.AE47])" office:value-type="float" office:value="0.000000000992557471264369">
            <text:p>0.000000001</text:p>
          </table:table-cell>
          <table:table-cell table:formula="of:=STDEV([.B47:.AE47])" office:value-type="float" office:value="0.0000315048801182352">
            <text:p>3.15048801182352E-005</text:p>
          </table:table-cell>
          <table:table-cell table:formula="of:=CONFIDENCE(0.95;[.AH47];30)" office:value-type="float" office:value="0.000000360687996985244">
            <text:p>3.60687996985244E-007</text:p>
          </table:table-cell>
          <table:table-cell table:formula="of:=[.AF47]+[.AI47]" office:value-type="float" office:value="0.00151752735466365">
            <text:p>0.0015175274</text:p>
          </table:table-cell>
          <table:table-cell table:formula="of:=[.AF47]-[.AI47]" office:value-type="float" office:value="0.00151680597866968">
            <text:p>0.0015168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575">
            <text:p>0.001575</text:p>
          </table:table-cell>
          <table:table-cell office:value-type="float" office:value="0.001528">
            <text:p>0.001528</text:p>
          </table:table-cell>
          <table:table-cell office:value-type="float" office:value="0.001653">
            <text:p>0.001653</text:p>
          </table:table-cell>
          <table:table-cell office:value-type="float" office:value="0.001602">
            <text:p>0.001602</text:p>
          </table:table-cell>
          <table:table-cell office:value-type="float" office:value="0.001616">
            <text:p>0.001616</text:p>
          </table:table-cell>
          <table:table-cell office:value-type="float" office:value="0.001559">
            <text:p>0.001559</text:p>
          </table:table-cell>
          <table:table-cell office:value-type="float" office:value="0.00153">
            <text:p>0.00153</text:p>
          </table:table-cell>
          <table:table-cell office:value-type="float" office:value="0.001622">
            <text:p>0.001622</text:p>
          </table:table-cell>
          <table:table-cell office:value-type="float" office:value="0.001645">
            <text:p>0.001645</text:p>
          </table:table-cell>
          <table:table-cell office:value-type="float" office:value="0.001567">
            <text:p>0.001567</text:p>
          </table:table-cell>
          <table:table-cell office:value-type="float" office:value="0.001606">
            <text:p>0.001606</text:p>
          </table:table-cell>
          <table:table-cell office:value-type="float" office:value="0.001576">
            <text:p>0.001576</text:p>
          </table:table-cell>
          <table:table-cell office:value-type="float" office:value="0.001553">
            <text:p>0.001553</text:p>
          </table:table-cell>
          <table:table-cell office:value-type="float" office:value="0.001604">
            <text:p>0.001604</text:p>
          </table:table-cell>
          <table:table-cell office:value-type="float" office:value="0.001572">
            <text:p>0.001572</text:p>
          </table:table-cell>
          <table:table-cell office:value-type="float" office:value="0.001584">
            <text:p>0.001584</text:p>
          </table:table-cell>
          <table:table-cell office:value-type="float" office:value="0.001606">
            <text:p>0.001606</text:p>
          </table:table-cell>
          <table:table-cell office:value-type="float" office:value="0.001545">
            <text:p>0.001545</text:p>
          </table:table-cell>
          <table:table-cell office:value-type="float" office:value="0.001522">
            <text:p>0.001522</text:p>
          </table:table-cell>
          <table:table-cell office:value-type="float" office:value="0.001586">
            <text:p>0.001586</text:p>
          </table:table-cell>
          <table:table-cell office:value-type="float" office:value="0.001545">
            <text:p>0.001545</text:p>
          </table:table-cell>
          <table:table-cell office:value-type="float" office:value="0.00155">
            <text:p>0.00155</text:p>
          </table:table-cell>
          <table:table-cell office:value-type="float" office:value="0.001578">
            <text:p>0.001578</text:p>
          </table:table-cell>
          <table:table-cell office:value-type="float" office:value="0.001573">
            <text:p>0.001573</text:p>
          </table:table-cell>
          <table:table-cell office:value-type="float" office:value="0.001621">
            <text:p>0.001621</text:p>
          </table:table-cell>
          <table:table-cell office:value-type="float" office:value="0.00162">
            <text:p>0.00162</text:p>
          </table:table-cell>
          <table:table-cell office:value-type="float" office:value="0.001603">
            <text:p>0.001603</text:p>
          </table:table-cell>
          <table:table-cell office:value-type="float" office:value="0.00164">
            <text:p>0.00164</text:p>
          </table:table-cell>
          <table:table-cell office:value-type="float" office:value="0.001571">
            <text:p>0.001571</text:p>
          </table:table-cell>
          <table:table-cell office:value-type="float" office:value="0.00155">
            <text:p>0.00155</text:p>
          </table:table-cell>
          <table:table-cell table:formula="of:=AVERAGE([.B48:.AE48])" office:value-type="float" office:value="0.0015834">
            <text:p>0.00158</text:p>
          </table:table-cell>
          <table:table-cell table:formula="of:=VAR([.B48:.AE48])" office:value-type="float" office:value="0.00000000125990344827586">
            <text:p>1.25990344827586E-009</text:p>
          </table:table-cell>
          <table:table-cell table:formula="of:=STDEV([.B48:.AE48])" office:value-type="float" office:value="0.0000354951186542018">
            <text:p>3.54951186542018E-005</text:p>
          </table:table-cell>
          <table:table-cell table:formula="of:=CONFIDENCE(0.95;[.AH48];30)" office:value-type="float" office:value="0.000000406370797225392">
            <text:p>4.06370797225392E-007</text:p>
          </table:table-cell>
          <table:table-cell table:formula="of:=[.AF48]+[.AI48]" office:value-type="float" office:value="0.00158380637079723">
            <text:p>0.0015838064</text:p>
          </table:table-cell>
          <table:table-cell table:formula="of:=[.AF48]-[.AI48]" office:value-type="float" office:value="0.00158299362920278">
            <text:p>0.001582993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1741">
            <text:p>0.001741</text:p>
          </table:table-cell>
          <table:table-cell office:value-type="float" office:value="0.001647">
            <text:p>0.001647</text:p>
          </table:table-cell>
          <table:table-cell office:value-type="float" office:value="0.001621">
            <text:p>0.001621</text:p>
          </table:table-cell>
          <table:table-cell office:value-type="float" office:value="0.001722">
            <text:p>0.001722</text:p>
          </table:table-cell>
          <table:table-cell office:value-type="float" office:value="0.00168">
            <text:p>0.00168</text:p>
          </table:table-cell>
          <table:table-cell office:value-type="float" office:value="0.001678">
            <text:p>0.001678</text:p>
          </table:table-cell>
          <table:table-cell office:value-type="float" office:value="0.001624">
            <text:p>0.001624</text:p>
          </table:table-cell>
          <table:table-cell office:value-type="float" office:value="0.001686">
            <text:p>0.001686</text:p>
          </table:table-cell>
          <table:table-cell office:value-type="float" office:value="0.001682">
            <text:p>0.001682</text:p>
          </table:table-cell>
          <table:table-cell office:value-type="float" office:value="0.001659">
            <text:p>0.001659</text:p>
          </table:table-cell>
          <table:table-cell office:value-type="float" office:value="0.001713">
            <text:p>0.001713</text:p>
          </table:table-cell>
          <table:table-cell office:value-type="float" office:value="0.001646">
            <text:p>0.001646</text:p>
          </table:table-cell>
          <table:table-cell office:value-type="float" office:value="0.001602">
            <text:p>0.001602</text:p>
          </table:table-cell>
          <table:table-cell office:value-type="float" office:value="0.001723">
            <text:p>0.001723</text:p>
          </table:table-cell>
          <table:table-cell office:value-type="float" office:value="0.001652">
            <text:p>0.001652</text:p>
          </table:table-cell>
          <table:table-cell office:value-type="float" office:value="0.001678">
            <text:p>0.001678</text:p>
          </table:table-cell>
          <table:table-cell table:number-columns-repeated="2" office:value-type="float" office:value="0.001703">
            <text:p>0.001703</text:p>
          </table:table-cell>
          <table:table-cell office:value-type="float" office:value="0.001696">
            <text:p>0.001696</text:p>
          </table:table-cell>
          <table:table-cell office:value-type="float" office:value="0.001691">
            <text:p>0.001691</text:p>
          </table:table-cell>
          <table:table-cell office:value-type="float" office:value="0.001674">
            <text:p>0.001674</text:p>
          </table:table-cell>
          <table:table-cell office:value-type="float" office:value="0.001661">
            <text:p>0.001661</text:p>
          </table:table-cell>
          <table:table-cell office:value-type="float" office:value="0.001727">
            <text:p>0.001727</text:p>
          </table:table-cell>
          <table:table-cell office:value-type="float" office:value="0.001733">
            <text:p>0.001733</text:p>
          </table:table-cell>
          <table:table-cell office:value-type="float" office:value="0.001689">
            <text:p>0.001689</text:p>
          </table:table-cell>
          <table:table-cell office:value-type="float" office:value="0.001627">
            <text:p>0.001627</text:p>
          </table:table-cell>
          <table:table-cell office:value-type="float" office:value="0.001685">
            <text:p>0.001685</text:p>
          </table:table-cell>
          <table:table-cell office:value-type="float" office:value="0.001648">
            <text:p>0.001648</text:p>
          </table:table-cell>
          <table:table-cell office:value-type="float" office:value="0.001657">
            <text:p>0.001657</text:p>
          </table:table-cell>
          <table:table-cell office:value-type="float" office:value="0.001746">
            <text:p>0.001746</text:p>
          </table:table-cell>
          <table:table-cell table:formula="of:=AVERAGE([.B49:.AE49])" office:value-type="float" office:value="0.0016798">
            <text:p>0.00168</text:p>
          </table:table-cell>
          <table:table-cell table:formula="of:=VAR([.B49:.AE49])" office:value-type="float" office:value="0.00000000139016551724138">
            <text:p>1.39016551724138E-009</text:p>
          </table:table-cell>
          <table:table-cell table:formula="of:=STDEV([.B49:.AE49])" office:value-type="float" office:value="0.0000372849234576307">
            <text:p>3.72849234576307E-005</text:p>
          </table:table-cell>
          <table:table-cell table:formula="of:=CONFIDENCE(0.95;[.AH49];30)" office:value-type="float" office:value="0.000000426861626173815">
            <text:p>4.26861626173815E-007</text:p>
          </table:table-cell>
          <table:table-cell table:formula="of:=[.AF49]+[.AI49]" office:value-type="float" office:value="0.00168022686162617">
            <text:p>0.0016802269</text:p>
          </table:table-cell>
          <table:table-cell table:formula="of:=[.AF49]-[.AI49]" office:value-type="float" office:value="0.00167937313837383">
            <text:p>0.001679373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1707">
            <text:p>0.001707</text:p>
          </table:table-cell>
          <table:table-cell office:value-type="float" office:value="0.001716">
            <text:p>0.001716</text:p>
          </table:table-cell>
          <table:table-cell office:value-type="float" office:value="0.001809">
            <text:p>0.001809</text:p>
          </table:table-cell>
          <table:table-cell office:value-type="float" office:value="0.001706">
            <text:p>0.001706</text:p>
          </table:table-cell>
          <table:table-cell office:value-type="float" office:value="0.001768">
            <text:p>0.001768</text:p>
          </table:table-cell>
          <table:table-cell office:value-type="float" office:value="0.001699">
            <text:p>0.001699</text:p>
          </table:table-cell>
          <table:table-cell office:value-type="float" office:value="0.001705">
            <text:p>0.001705</text:p>
          </table:table-cell>
          <table:table-cell office:value-type="float" office:value="0.001754">
            <text:p>0.001754</text:p>
          </table:table-cell>
          <table:table-cell office:value-type="float" office:value="0.001764">
            <text:p>0.001764</text:p>
          </table:table-cell>
          <table:table-cell office:value-type="float" office:value="0.001663">
            <text:p>0.001663</text:p>
          </table:table-cell>
          <table:table-cell office:value-type="float" office:value="0.001715">
            <text:p>0.001715</text:p>
          </table:table-cell>
          <table:table-cell office:value-type="float" office:value="0.001672">
            <text:p>0.001672</text:p>
          </table:table-cell>
          <table:table-cell office:value-type="float" office:value="0.001762">
            <text:p>0.001762</text:p>
          </table:table-cell>
          <table:table-cell office:value-type="float" office:value="0.00174">
            <text:p>0.00174</text:p>
          </table:table-cell>
          <table:table-cell office:value-type="float" office:value="0.001764">
            <text:p>0.001764</text:p>
          </table:table-cell>
          <table:table-cell office:value-type="float" office:value="0.001729">
            <text:p>0.001729</text:p>
          </table:table-cell>
          <table:table-cell office:value-type="float" office:value="0.001684">
            <text:p>0.001684</text:p>
          </table:table-cell>
          <table:table-cell office:value-type="float" office:value="0.001742">
            <text:p>0.001742</text:p>
          </table:table-cell>
          <table:table-cell office:value-type="float" office:value="0.001683">
            <text:p>0.001683</text:p>
          </table:table-cell>
          <table:table-cell office:value-type="float" office:value="0.00176">
            <text:p>0.00176</text:p>
          </table:table-cell>
          <table:table-cell office:value-type="float" office:value="0.001712">
            <text:p>0.001712</text:p>
          </table:table-cell>
          <table:table-cell office:value-type="float" office:value="0.001788">
            <text:p>0.001788</text:p>
          </table:table-cell>
          <table:table-cell office:value-type="float" office:value="0.001694">
            <text:p>0.001694</text:p>
          </table:table-cell>
          <table:table-cell office:value-type="float" office:value="0.001755">
            <text:p>0.001755</text:p>
          </table:table-cell>
          <table:table-cell office:value-type="float" office:value="0.001694">
            <text:p>0.001694</text:p>
          </table:table-cell>
          <table:table-cell office:value-type="float" office:value="0.001715">
            <text:p>0.001715</text:p>
          </table:table-cell>
          <table:table-cell office:value-type="float" office:value="0.001722">
            <text:p>0.001722</text:p>
          </table:table-cell>
          <table:table-cell office:value-type="float" office:value="0.001733">
            <text:p>0.001733</text:p>
          </table:table-cell>
          <table:table-cell office:value-type="float" office:value="0.001765">
            <text:p>0.001765</text:p>
          </table:table-cell>
          <table:table-cell office:value-type="float" office:value="0.001708">
            <text:p>0.001708</text:p>
          </table:table-cell>
          <table:table-cell table:formula="of:=AVERAGE([.B50:.AE50])" office:value-type="float" office:value="0.0017276">
            <text:p>0.00173</text:p>
          </table:table-cell>
          <table:table-cell table:formula="of:=VAR([.B50:.AE50])" office:value-type="float" office:value="0.0000000012679724137931">
            <text:p>1.2679724137931E-009</text:p>
          </table:table-cell>
          <table:table-cell table:formula="of:=STDEV([.B50:.AE50])" office:value-type="float" office:value="0.0000356086002784875">
            <text:p>3.56086002784875E-005</text:p>
          </table:table-cell>
          <table:table-cell table:formula="of:=CONFIDENCE(0.95;[.AH50];30)" office:value-type="float" office:value="0.000000407670007366952">
            <text:p>4.07670007366952E-007</text:p>
          </table:table-cell>
          <table:table-cell table:formula="of:=[.AF50]+[.AI50]" office:value-type="float" office:value="0.00172800767000737">
            <text:p>0.0017280077</text:p>
          </table:table-cell>
          <table:table-cell table:formula="of:=[.AF50]-[.AI50]" office:value-type="float" office:value="0.00172719232999263">
            <text:p>0.001727192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1795">
            <text:p>0.001795</text:p>
          </table:table-cell>
          <table:table-cell office:value-type="float" office:value="0.001798">
            <text:p>0.001798</text:p>
          </table:table-cell>
          <table:table-cell office:value-type="float" office:value="0.001837">
            <text:p>0.001837</text:p>
          </table:table-cell>
          <table:table-cell office:value-type="float" office:value="0.001766">
            <text:p>0.001766</text:p>
          </table:table-cell>
          <table:table-cell office:value-type="float" office:value="0.001818">
            <text:p>0.001818</text:p>
          </table:table-cell>
          <table:table-cell office:value-type="float" office:value="0.00178">
            <text:p>0.00178</text:p>
          </table:table-cell>
          <table:table-cell office:value-type="float" office:value="0.001813">
            <text:p>0.001813</text:p>
          </table:table-cell>
          <table:table-cell office:value-type="float" office:value="0.001759">
            <text:p>0.001759</text:p>
          </table:table-cell>
          <table:table-cell office:value-type="float" office:value="0.001824">
            <text:p>0.001824</text:p>
          </table:table-cell>
          <table:table-cell office:value-type="float" office:value="0.0018">
            <text:p>0.0018</text:p>
          </table:table-cell>
          <table:table-cell office:value-type="float" office:value="0.001857">
            <text:p>0.001857</text:p>
          </table:table-cell>
          <table:table-cell office:value-type="float" office:value="0.00185">
            <text:p>0.00185</text:p>
          </table:table-cell>
          <table:table-cell office:value-type="float" office:value="0.001739">
            <text:p>0.001739</text:p>
          </table:table-cell>
          <table:table-cell office:value-type="float" office:value="0.001812">
            <text:p>0.001812</text:p>
          </table:table-cell>
          <table:table-cell office:value-type="float" office:value="0.00174">
            <text:p>0.00174</text:p>
          </table:table-cell>
          <table:table-cell office:value-type="float" office:value="0.001807">
            <text:p>0.001807</text:p>
          </table:table-cell>
          <table:table-cell office:value-type="float" office:value="0.001762">
            <text:p>0.001762</text:p>
          </table:table-cell>
          <table:table-cell office:value-type="float" office:value="0.00178">
            <text:p>0.00178</text:p>
          </table:table-cell>
          <table:table-cell office:value-type="float" office:value="0.00184">
            <text:p>0.00184</text:p>
          </table:table-cell>
          <table:table-cell office:value-type="float" office:value="0.001807">
            <text:p>0.001807</text:p>
          </table:table-cell>
          <table:table-cell office:value-type="float" office:value="0.001868">
            <text:p>0.001868</text:p>
          </table:table-cell>
          <table:table-cell office:value-type="float" office:value="0.001727">
            <text:p>0.001727</text:p>
          </table:table-cell>
          <table:table-cell office:value-type="float" office:value="0.001826">
            <text:p>0.001826</text:p>
          </table:table-cell>
          <table:table-cell office:value-type="float" office:value="0.001736">
            <text:p>0.001736</text:p>
          </table:table-cell>
          <table:table-cell office:value-type="float" office:value="0.001799">
            <text:p>0.001799</text:p>
          </table:table-cell>
          <table:table-cell office:value-type="float" office:value="0.001739">
            <text:p>0.001739</text:p>
          </table:table-cell>
          <table:table-cell office:value-type="float" office:value="0.001974">
            <text:p>0.001974</text:p>
          </table:table-cell>
          <table:table-cell office:value-type="float" office:value="0.001812">
            <text:p>0.001812</text:p>
          </table:table-cell>
          <table:table-cell office:value-type="float" office:value="0.001878">
            <text:p>0.001878</text:p>
          </table:table-cell>
          <table:table-cell office:value-type="float" office:value="0.001744">
            <text:p>0.001744</text:p>
          </table:table-cell>
          <table:table-cell table:formula="of:=AVERAGE([.B51:.AE51])" office:value-type="float" office:value="0.0018029">
            <text:p>0.00180</text:p>
          </table:table-cell>
          <table:table-cell table:formula="of:=VAR([.B51:.AE51])" office:value-type="float" office:value="0.00000000276878275862069">
            <text:p>2.76878275862069E-009</text:p>
          </table:table-cell>
          <table:table-cell table:formula="of:=STDEV([.B51:.AE51])" office:value-type="float" office:value="0.00005261922423051">
            <text:p>5.261922423051E-005</text:p>
          </table:table-cell>
          <table:table-cell table:formula="of:=CONFIDENCE(0.95;[.AH51];30)" office:value-type="float" office:value="0.000000602418498956131">
            <text:p>6.02418498956131E-007</text:p>
          </table:table-cell>
          <table:table-cell table:formula="of:=[.AF51]+[.AI51]" office:value-type="float" office:value="0.00180350241849896">
            <text:p>0.0018035024</text:p>
          </table:table-cell>
          <table:table-cell table:formula="of:=[.AF51]-[.AI51]" office:value-type="float" office:value="0.00180229758150104">
            <text:p>0.001802297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1867">
            <text:p>0.001867</text:p>
          </table:table-cell>
          <table:table-cell office:value-type="float" office:value="0.001892">
            <text:p>0.001892</text:p>
          </table:table-cell>
          <table:table-cell office:value-type="float" office:value="0.001849">
            <text:p>0.001849</text:p>
          </table:table-cell>
          <table:table-cell office:value-type="float" office:value="0.001853">
            <text:p>0.001853</text:p>
          </table:table-cell>
          <table:table-cell office:value-type="float" office:value="0.001904">
            <text:p>0.001904</text:p>
          </table:table-cell>
          <table:table-cell office:value-type="float" office:value="0.001861">
            <text:p>0.001861</text:p>
          </table:table-cell>
          <table:table-cell office:value-type="float" office:value="0.001916">
            <text:p>0.001916</text:p>
          </table:table-cell>
          <table:table-cell office:value-type="float" office:value="0.001941">
            <text:p>0.001941</text:p>
          </table:table-cell>
          <table:table-cell office:value-type="float" office:value="0.001921">
            <text:p>0.001921</text:p>
          </table:table-cell>
          <table:table-cell office:value-type="float" office:value="0.001818">
            <text:p>0.001818</text:p>
          </table:table-cell>
          <table:table-cell office:value-type="float" office:value="0.001822">
            <text:p>0.001822</text:p>
          </table:table-cell>
          <table:table-cell office:value-type="float" office:value="0.001884">
            <text:p>0.001884</text:p>
          </table:table-cell>
          <table:table-cell office:value-type="float" office:value="0.001922">
            <text:p>0.001922</text:p>
          </table:table-cell>
          <table:table-cell office:value-type="float" office:value="0.001832">
            <text:p>0.001832</text:p>
          </table:table-cell>
          <table:table-cell office:value-type="float" office:value="0.001846">
            <text:p>0.001846</text:p>
          </table:table-cell>
          <table:table-cell office:value-type="float" office:value="0.001896">
            <text:p>0.001896</text:p>
          </table:table-cell>
          <table:table-cell office:value-type="float" office:value="0.001835">
            <text:p>0.001835</text:p>
          </table:table-cell>
          <table:table-cell office:value-type="float" office:value="0.001861">
            <text:p>0.001861</text:p>
          </table:table-cell>
          <table:table-cell office:value-type="float" office:value="0.001829">
            <text:p>0.001829</text:p>
          </table:table-cell>
          <table:table-cell office:value-type="float" office:value="0.001883">
            <text:p>0.001883</text:p>
          </table:table-cell>
          <table:table-cell office:value-type="float" office:value="0.001894">
            <text:p>0.001894</text:p>
          </table:table-cell>
          <table:table-cell office:value-type="float" office:value="0.001915">
            <text:p>0.001915</text:p>
          </table:table-cell>
          <table:table-cell office:value-type="float" office:value="0.001861">
            <text:p>0.001861</text:p>
          </table:table-cell>
          <table:table-cell office:value-type="float" office:value="0.001877">
            <text:p>0.001877</text:p>
          </table:table-cell>
          <table:table-cell office:value-type="float" office:value="0.001844">
            <text:p>0.001844</text:p>
          </table:table-cell>
          <table:table-cell office:value-type="float" office:value="0.001958">
            <text:p>0.001958</text:p>
          </table:table-cell>
          <table:table-cell office:value-type="float" office:value="0.001872">
            <text:p>0.001872</text:p>
          </table:table-cell>
          <table:table-cell office:value-type="float" office:value="0.001888">
            <text:p>0.001888</text:p>
          </table:table-cell>
          <table:table-cell office:value-type="float" office:value="0.001872">
            <text:p>0.001872</text:p>
          </table:table-cell>
          <table:table-cell office:value-type="float" office:value="0.001824">
            <text:p>0.001824</text:p>
          </table:table-cell>
          <table:table-cell table:formula="of:=AVERAGE([.B52:.AE52])" office:value-type="float" office:value="0.00187456666666667">
            <text:p>0.00187</text:p>
          </table:table-cell>
          <table:table-cell table:formula="of:=VAR([.B52:.AE52])" office:value-type="float" office:value="0.00000000134315057471265">
            <text:p>1.34315057471265E-009</text:p>
          </table:table-cell>
          <table:table-cell table:formula="of:=STDEV([.B52:.AE52])" office:value-type="float" office:value="0.0000366490187414703">
            <text:p>0.000036649</text:p>
          </table:table-cell>
          <table:table-cell table:formula="of:=CONFIDENCE(0.95;[.AH52];30)" office:value-type="float" office:value="0.000000419581382685043">
            <text:p>4.19581382685043E-007</text:p>
          </table:table-cell>
          <table:table-cell table:formula="of:=[.AF52]+[.AI52]" office:value-type="float" office:value="0.00187498624804935">
            <text:p>0.0018749862</text:p>
          </table:table-cell>
          <table:table-cell table:formula="of:=[.AF52]-[.AI52]" office:value-type="float" office:value="0.00187414708528398">
            <text:p>0.001874147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1948">
            <text:p>0.001948</text:p>
          </table:table-cell>
          <table:table-cell office:value-type="float" office:value="0.001964">
            <text:p>0.001964</text:p>
          </table:table-cell>
          <table:table-cell office:value-type="float" office:value="0.001935">
            <text:p>0.001935</text:p>
          </table:table-cell>
          <table:table-cell office:value-type="float" office:value="0.001947">
            <text:p>0.001947</text:p>
          </table:table-cell>
          <table:table-cell office:value-type="float" office:value="0.00198">
            <text:p>0.00198</text:p>
          </table:table-cell>
          <table:table-cell office:value-type="float" office:value="0.002007">
            <text:p>0.002007</text:p>
          </table:table-cell>
          <table:table-cell office:value-type="float" office:value="0.001932">
            <text:p>0.001932</text:p>
          </table:table-cell>
          <table:table-cell office:value-type="float" office:value="0.001954">
            <text:p>0.001954</text:p>
          </table:table-cell>
          <table:table-cell office:value-type="float" office:value="0.001957">
            <text:p>0.001957</text:p>
          </table:table-cell>
          <table:table-cell office:value-type="float" office:value="0.001965">
            <text:p>0.001965</text:p>
          </table:table-cell>
          <table:table-cell office:value-type="float" office:value="0.001956">
            <text:p>0.001956</text:p>
          </table:table-cell>
          <table:table-cell office:value-type="float" office:value="0.001903">
            <text:p>0.001903</text:p>
          </table:table-cell>
          <table:table-cell office:value-type="float" office:value="0.001936">
            <text:p>0.001936</text:p>
          </table:table-cell>
          <table:table-cell office:value-type="float" office:value="0.002016">
            <text:p>0.002016</text:p>
          </table:table-cell>
          <table:table-cell office:value-type="float" office:value="0.001952">
            <text:p>0.001952</text:p>
          </table:table-cell>
          <table:table-cell office:value-type="float" office:value="0.00198">
            <text:p>0.00198</text:p>
          </table:table-cell>
          <table:table-cell office:value-type="float" office:value="0.002031">
            <text:p>0.002031</text:p>
          </table:table-cell>
          <table:table-cell office:value-type="float" office:value="0.001922">
            <text:p>0.001922</text:p>
          </table:table-cell>
          <table:table-cell office:value-type="float" office:value="0.001917">
            <text:p>0.001917</text:p>
          </table:table-cell>
          <table:table-cell office:value-type="float" office:value="0.001946">
            <text:p>0.001946</text:p>
          </table:table-cell>
          <table:table-cell office:value-type="float" office:value="0.001962">
            <text:p>0.001962</text:p>
          </table:table-cell>
          <table:table-cell office:value-type="float" office:value="0.001941">
            <text:p>0.001941</text:p>
          </table:table-cell>
          <table:table-cell office:value-type="float" office:value="0.0019">
            <text:p>0.0019</text:p>
          </table:table-cell>
          <table:table-cell office:value-type="float" office:value="0.001913">
            <text:p>0.001913</text:p>
          </table:table-cell>
          <table:table-cell office:value-type="float" office:value="0.001951">
            <text:p>0.001951</text:p>
          </table:table-cell>
          <table:table-cell office:value-type="float" office:value="0.001962">
            <text:p>0.001962</text:p>
          </table:table-cell>
          <table:table-cell office:value-type="float" office:value="0.002001">
            <text:p>0.002001</text:p>
          </table:table-cell>
          <table:table-cell office:value-type="float" office:value="0.00198">
            <text:p>0.00198</text:p>
          </table:table-cell>
          <table:table-cell office:value-type="float" office:value="0.001997">
            <text:p>0.001997</text:p>
          </table:table-cell>
          <table:table-cell office:value-type="float" office:value="0.001921">
            <text:p>0.001921</text:p>
          </table:table-cell>
          <table:table-cell table:formula="of:=AVERAGE([.B53:.AE53])" office:value-type="float" office:value="0.00195586666666667">
            <text:p>0.00196</text:p>
          </table:table-cell>
          <table:table-cell table:formula="of:=VAR([.B53:.AE53])" office:value-type="float" office:value="0.00000000107260229885057">
            <text:p>1.07260229885057E-009</text:p>
          </table:table-cell>
          <table:table-cell table:formula="of:=STDEV([.B53:.AE53])" office:value-type="float" office:value="0.0000327506076104028">
            <text:p>3.27506076104028E-005</text:p>
          </table:table-cell>
          <table:table-cell table:formula="of:=CONFIDENCE(0.95;[.AH53];30)" office:value-type="float" office:value="0.000000374949881247401">
            <text:p>3.74949881247401E-007</text:p>
          </table:table-cell>
          <table:table-cell table:formula="of:=[.AF53]+[.AI53]" office:value-type="float" office:value="0.00195624161654791">
            <text:p>0.0019562416</text:p>
          </table:table-cell>
          <table:table-cell table:formula="of:=[.AF53]-[.AI53]" office:value-type="float" office:value="0.00195549171678542">
            <text:p>0.001955491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1955">
            <text:p>0.001955</text:p>
          </table:table-cell>
          <table:table-cell office:value-type="float" office:value="0.001973">
            <text:p>0.001973</text:p>
          </table:table-cell>
          <table:table-cell office:value-type="float" office:value="0.002004">
            <text:p>0.002004</text:p>
          </table:table-cell>
          <table:table-cell office:value-type="float" office:value="0.002028">
            <text:p>0.002028</text:p>
          </table:table-cell>
          <table:table-cell office:value-type="float" office:value="0.001982">
            <text:p>0.001982</text:p>
          </table:table-cell>
          <table:table-cell office:value-type="float" office:value="0.001981">
            <text:p>0.001981</text:p>
          </table:table-cell>
          <table:table-cell office:value-type="float" office:value="0.002034">
            <text:p>0.002034</text:p>
          </table:table-cell>
          <table:table-cell office:value-type="float" office:value="0.002065">
            <text:p>0.002065</text:p>
          </table:table-cell>
          <table:table-cell office:value-type="float" office:value="0.002058">
            <text:p>0.002058</text:p>
          </table:table-cell>
          <table:table-cell office:value-type="float" office:value="0.002061">
            <text:p>0.002061</text:p>
          </table:table-cell>
          <table:table-cell office:value-type="float" office:value="0.002058">
            <text:p>0.002058</text:p>
          </table:table-cell>
          <table:table-cell office:value-type="float" office:value="0.002106">
            <text:p>0.002106</text:p>
          </table:table-cell>
          <table:table-cell office:value-type="float" office:value="0.002036">
            <text:p>0.002036</text:p>
          </table:table-cell>
          <table:table-cell office:value-type="float" office:value="0.002026">
            <text:p>0.002026</text:p>
          </table:table-cell>
          <table:table-cell office:value-type="float" office:value="0.002032">
            <text:p>0.002032</text:p>
          </table:table-cell>
          <table:table-cell office:value-type="float" office:value="0.001999">
            <text:p>0.001999</text:p>
          </table:table-cell>
          <table:table-cell office:value-type="float" office:value="0.001998">
            <text:p>0.001998</text:p>
          </table:table-cell>
          <table:table-cell office:value-type="float" office:value="0.001962">
            <text:p>0.001962</text:p>
          </table:table-cell>
          <table:table-cell office:value-type="float" office:value="0.00198">
            <text:p>0.00198</text:p>
          </table:table-cell>
          <table:table-cell office:value-type="float" office:value="0.002046">
            <text:p>0.002046</text:p>
          </table:table-cell>
          <table:table-cell office:value-type="float" office:value="0.001983">
            <text:p>0.001983</text:p>
          </table:table-cell>
          <table:table-cell office:value-type="float" office:value="0.001978">
            <text:p>0.001978</text:p>
          </table:table-cell>
          <table:table-cell office:value-type="float" office:value="0.002012">
            <text:p>0.002012</text:p>
          </table:table-cell>
          <table:table-cell office:value-type="float" office:value="0.002029">
            <text:p>0.002029</text:p>
          </table:table-cell>
          <table:table-cell office:value-type="float" office:value="0.00202">
            <text:p>0.00202</text:p>
          </table:table-cell>
          <table:table-cell office:value-type="float" office:value="0.002017">
            <text:p>0.002017</text:p>
          </table:table-cell>
          <table:table-cell office:value-type="float" office:value="0.00206">
            <text:p>0.00206</text:p>
          </table:table-cell>
          <table:table-cell office:value-type="float" office:value="0.002058">
            <text:p>0.002058</text:p>
          </table:table-cell>
          <table:table-cell office:value-type="float" office:value="0.001978">
            <text:p>0.001978</text:p>
          </table:table-cell>
          <table:table-cell office:value-type="float" office:value="0.002019">
            <text:p>0.002019</text:p>
          </table:table-cell>
          <table:table-cell table:formula="of:=AVERAGE([.B54:.AE54])" office:value-type="float" office:value="0.00201793333333333">
            <text:p>0.00202</text:p>
          </table:table-cell>
          <table:table-cell table:formula="of:=VAR([.B54:.AE54])" office:value-type="float" office:value="0.00000000134047816091954">
            <text:p>1.34047816091954E-009</text:p>
          </table:table-cell>
          <table:table-cell table:formula="of:=STDEV([.B54:.AE54])" office:value-type="float" office:value="0.000036612541033361">
            <text:p>3.6612541033361E-005</text:p>
          </table:table-cell>
          <table:table-cell table:formula="of:=CONFIDENCE(0.95;[.AH54];30)" office:value-type="float" office:value="0.00000041916376257593">
            <text:p>4.1916376257593E-007</text:p>
          </table:table-cell>
          <table:table-cell table:formula="of:=[.AF54]+[.AI54]" office:value-type="float" office:value="0.00201835249709591">
            <text:p>0.0020183525</text:p>
          </table:table-cell>
          <table:table-cell table:formula="of:=[.AF54]-[.AI54]" office:value-type="float" office:value="0.00201751416957076">
            <text:p>0.002017514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2135">
            <text:p>0.002135</text:p>
          </table:table-cell>
          <table:table-cell office:value-type="float" office:value="0.002115">
            <text:p>0.002115</text:p>
          </table:table-cell>
          <table:table-cell office:value-type="float" office:value="0.002116">
            <text:p>0.002116</text:p>
          </table:table-cell>
          <table:table-cell office:value-type="float" office:value="0.002053">
            <text:p>0.002053</text:p>
          </table:table-cell>
          <table:table-cell office:value-type="float" office:value="0.002058">
            <text:p>0.002058</text:p>
          </table:table-cell>
          <table:table-cell office:value-type="float" office:value="0.00203">
            <text:p>0.00203</text:p>
          </table:table-cell>
          <table:table-cell office:value-type="float" office:value="0.002068">
            <text:p>0.002068</text:p>
          </table:table-cell>
          <table:table-cell office:value-type="float" office:value="0.002109">
            <text:p>0.002109</text:p>
          </table:table-cell>
          <table:table-cell office:value-type="float" office:value="0.002054">
            <text:p>0.002054</text:p>
          </table:table-cell>
          <table:table-cell office:value-type="float" office:value="0.002081">
            <text:p>0.002081</text:p>
          </table:table-cell>
          <table:table-cell office:value-type="float" office:value="0.002078">
            <text:p>0.002078</text:p>
          </table:table-cell>
          <table:table-cell office:value-type="float" office:value="0.002066">
            <text:p>0.002066</text:p>
          </table:table-cell>
          <table:table-cell office:value-type="float" office:value="0.002123">
            <text:p>0.002123</text:p>
          </table:table-cell>
          <table:table-cell office:value-type="float" office:value="0.002121">
            <text:p>0.002121</text:p>
          </table:table-cell>
          <table:table-cell office:value-type="float" office:value="0.002053">
            <text:p>0.002053</text:p>
          </table:table-cell>
          <table:table-cell office:value-type="float" office:value="0.002088">
            <text:p>0.002088</text:p>
          </table:table-cell>
          <table:table-cell office:value-type="float" office:value="0.002149">
            <text:p>0.002149</text:p>
          </table:table-cell>
          <table:table-cell office:value-type="float" office:value="0.002047">
            <text:p>0.002047</text:p>
          </table:table-cell>
          <table:table-cell office:value-type="float" office:value="0.002075">
            <text:p>0.002075</text:p>
          </table:table-cell>
          <table:table-cell office:value-type="float" office:value="0.002085">
            <text:p>0.002085</text:p>
          </table:table-cell>
          <table:table-cell office:value-type="float" office:value="0.002012">
            <text:p>0.002012</text:p>
          </table:table-cell>
          <table:table-cell office:value-type="float" office:value="0.002137">
            <text:p>0.002137</text:p>
          </table:table-cell>
          <table:table-cell office:value-type="float" office:value="0.002038">
            <text:p>0.002038</text:p>
          </table:table-cell>
          <table:table-cell office:value-type="float" office:value="0.002083">
            <text:p>0.002083</text:p>
          </table:table-cell>
          <table:table-cell office:value-type="float" office:value="0.002085">
            <text:p>0.002085</text:p>
          </table:table-cell>
          <table:table-cell office:value-type="float" office:value="0.002044">
            <text:p>0.002044</text:p>
          </table:table-cell>
          <table:table-cell office:value-type="float" office:value="0.002031">
            <text:p>0.002031</text:p>
          </table:table-cell>
          <table:table-cell office:value-type="float" office:value="0.00204">
            <text:p>0.00204</text:p>
          </table:table-cell>
          <table:table-cell office:value-type="float" office:value="0.002022">
            <text:p>0.002022</text:p>
          </table:table-cell>
          <table:table-cell office:value-type="float" office:value="0.002032">
            <text:p>0.002032</text:p>
          </table:table-cell>
          <table:table-cell table:formula="of:=AVERAGE([.B55:.AE55])" office:value-type="float" office:value="0.00207426666666667">
            <text:p>0.00207</text:p>
          </table:table-cell>
          <table:table-cell table:formula="of:=VAR([.B55:.AE55])" office:value-type="float" office:value="0.0000000014135816091954">
            <text:p>1.4135816091954E-009</text:p>
          </table:table-cell>
          <table:table-cell table:formula="of:=STDEV([.B55:.AE55])" office:value-type="float" office:value="0.0000375976277070163">
            <text:p>3.75976277070163E-005</text:p>
          </table:table-cell>
          <table:table-cell table:formula="of:=CONFIDENCE(0.95;[.AH55];30)" office:value-type="float" office:value="0.000000430441664216696">
            <text:p>4.30441664216696E-007</text:p>
          </table:table-cell>
          <table:table-cell table:formula="of:=[.AF55]+[.AI55]" office:value-type="float" office:value="0.00207469710833088">
            <text:p>0.0020746971</text:p>
          </table:table-cell>
          <table:table-cell table:formula="of:=[.AF55]-[.AI55]" office:value-type="float" office:value="0.00207383622500245">
            <text:p>0.002073836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2125">
            <text:p>0.002125</text:p>
          </table:table-cell>
          <table:table-cell office:value-type="float" office:value="0.002115">
            <text:p>0.002115</text:p>
          </table:table-cell>
          <table:table-cell office:value-type="float" office:value="0.002112">
            <text:p>0.002112</text:p>
          </table:table-cell>
          <table:table-cell office:value-type="float" office:value="0.002116">
            <text:p>0.002116</text:p>
          </table:table-cell>
          <table:table-cell office:value-type="float" office:value="0.002106">
            <text:p>0.002106</text:p>
          </table:table-cell>
          <table:table-cell office:value-type="float" office:value="0.002104">
            <text:p>0.002104</text:p>
          </table:table-cell>
          <table:table-cell office:value-type="float" office:value="0.002118">
            <text:p>0.002118</text:p>
          </table:table-cell>
          <table:table-cell office:value-type="float" office:value="0.002126">
            <text:p>0.002126</text:p>
          </table:table-cell>
          <table:table-cell office:value-type="float" office:value="0.00215">
            <text:p>0.00215</text:p>
          </table:table-cell>
          <table:table-cell office:value-type="float" office:value="0.002142">
            <text:p>0.002142</text:p>
          </table:table-cell>
          <table:table-cell office:value-type="float" office:value="0.002164">
            <text:p>0.002164</text:p>
          </table:table-cell>
          <table:table-cell office:value-type="float" office:value="0.00215">
            <text:p>0.00215</text:p>
          </table:table-cell>
          <table:table-cell office:value-type="float" office:value="0.002149">
            <text:p>0.002149</text:p>
          </table:table-cell>
          <table:table-cell office:value-type="float" office:value="0.002141">
            <text:p>0.002141</text:p>
          </table:table-cell>
          <table:table-cell office:value-type="float" office:value="0.002154">
            <text:p>0.002154</text:p>
          </table:table-cell>
          <table:table-cell office:value-type="float" office:value="0.002166">
            <text:p>0.002166</text:p>
          </table:table-cell>
          <table:table-cell office:value-type="float" office:value="0.00222">
            <text:p>0.00222</text:p>
          </table:table-cell>
          <table:table-cell office:value-type="float" office:value="0.00216">
            <text:p>0.00216</text:p>
          </table:table-cell>
          <table:table-cell office:value-type="float" office:value="0.002207">
            <text:p>0.002207</text:p>
          </table:table-cell>
          <table:table-cell office:value-type="float" office:value="0.002173">
            <text:p>0.002173</text:p>
          </table:table-cell>
          <table:table-cell office:value-type="float" office:value="0.002189">
            <text:p>0.002189</text:p>
          </table:table-cell>
          <table:table-cell office:value-type="float" office:value="0.002165">
            <text:p>0.002165</text:p>
          </table:table-cell>
          <table:table-cell office:value-type="float" office:value="0.002155">
            <text:p>0.002155</text:p>
          </table:table-cell>
          <table:table-cell office:value-type="float" office:value="0.002121">
            <text:p>0.002121</text:p>
          </table:table-cell>
          <table:table-cell office:value-type="float" office:value="0.002149">
            <text:p>0.002149</text:p>
          </table:table-cell>
          <table:table-cell office:value-type="float" office:value="0.002154">
            <text:p>0.002154</text:p>
          </table:table-cell>
          <table:table-cell office:value-type="float" office:value="0.00211">
            <text:p>0.00211</text:p>
          </table:table-cell>
          <table:table-cell office:value-type="float" office:value="0.002102">
            <text:p>0.002102</text:p>
          </table:table-cell>
          <table:table-cell office:value-type="float" office:value="0.002107">
            <text:p>0.002107</text:p>
          </table:table-cell>
          <table:table-cell office:value-type="float" office:value="0.002084">
            <text:p>0.002084</text:p>
          </table:table-cell>
          <table:table-cell table:formula="of:=AVERAGE([.B56:.AE56])" office:value-type="float" office:value="0.00214113333333333">
            <text:p>0.00214</text:p>
          </table:table-cell>
          <table:table-cell table:formula="of:=VAR([.B56:.AE56])" office:value-type="float" office:value="0.00000000103011954022989">
            <text:p>0.000000001</text:p>
          </table:table-cell>
          <table:table-cell table:formula="of:=STDEV([.B56:.AE56])" office:value-type="float" office:value="0.0000320954753856348">
            <text:p>3.20954753856348E-005</text:p>
          </table:table-cell>
          <table:table-cell table:formula="of:=CONFIDENCE(0.95;[.AH56];30)" office:value-type="float" office:value="0.000000367449508955068">
            <text:p>3.67449508955068E-007</text:p>
          </table:table-cell>
          <table:table-cell table:formula="of:=[.AF56]+[.AI56]" office:value-type="float" office:value="0.00214150078284229">
            <text:p>0.0021415008</text:p>
          </table:table-cell>
          <table:table-cell table:formula="of:=[.AF56]-[.AI56]" office:value-type="float" office:value="0.00214076588382438">
            <text:p>0.002140765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2236">
            <text:p>0.002236</text:p>
          </table:table-cell>
          <table:table-cell office:value-type="float" office:value="0.002223">
            <text:p>0.002223</text:p>
          </table:table-cell>
          <table:table-cell office:value-type="float" office:value="0.002187">
            <text:p>0.002187</text:p>
          </table:table-cell>
          <table:table-cell office:value-type="float" office:value="0.002258">
            <text:p>0.002258</text:p>
          </table:table-cell>
          <table:table-cell office:value-type="float" office:value="0.002205">
            <text:p>0.002205</text:p>
          </table:table-cell>
          <table:table-cell office:value-type="float" office:value="0.002235">
            <text:p>0.002235</text:p>
          </table:table-cell>
          <table:table-cell office:value-type="float" office:value="0.002286">
            <text:p>0.002286</text:p>
          </table:table-cell>
          <table:table-cell office:value-type="float" office:value="0.002197">
            <text:p>0.002197</text:p>
          </table:table-cell>
          <table:table-cell office:value-type="float" office:value="0.002268">
            <text:p>0.002268</text:p>
          </table:table-cell>
          <table:table-cell office:value-type="float" office:value="0.00226">
            <text:p>0.00226</text:p>
          </table:table-cell>
          <table:table-cell office:value-type="float" office:value="0.002356">
            <text:p>0.002356</text:p>
          </table:table-cell>
          <table:table-cell office:value-type="float" office:value="0.002187">
            <text:p>0.002187</text:p>
          </table:table-cell>
          <table:table-cell office:value-type="float" office:value="0.00229">
            <text:p>0.00229</text:p>
          </table:table-cell>
          <table:table-cell office:value-type="float" office:value="0.002256">
            <text:p>0.002256</text:p>
          </table:table-cell>
          <table:table-cell office:value-type="float" office:value="0.002197">
            <text:p>0.002197</text:p>
          </table:table-cell>
          <table:table-cell office:value-type="float" office:value="0.002182">
            <text:p>0.002182</text:p>
          </table:table-cell>
          <table:table-cell office:value-type="float" office:value="0.002168">
            <text:p>0.002168</text:p>
          </table:table-cell>
          <table:table-cell office:value-type="float" office:value="0.002229">
            <text:p>0.002229</text:p>
          </table:table-cell>
          <table:table-cell office:value-type="float" office:value="0.002254">
            <text:p>0.002254</text:p>
          </table:table-cell>
          <table:table-cell office:value-type="float" office:value="0.00221">
            <text:p>0.00221</text:p>
          </table:table-cell>
          <table:table-cell office:value-type="float" office:value="0.002194">
            <text:p>0.002194</text:p>
          </table:table-cell>
          <table:table-cell office:value-type="float" office:value="0.002312">
            <text:p>0.002312</text:p>
          </table:table-cell>
          <table:table-cell office:value-type="float" office:value="0.002216">
            <text:p>0.002216</text:p>
          </table:table-cell>
          <table:table-cell office:value-type="float" office:value="0.002189">
            <text:p>0.002189</text:p>
          </table:table-cell>
          <table:table-cell office:value-type="float" office:value="0.002175">
            <text:p>0.002175</text:p>
          </table:table-cell>
          <table:table-cell office:value-type="float" office:value="0.002256">
            <text:p>0.002256</text:p>
          </table:table-cell>
          <table:table-cell office:value-type="float" office:value="0.002243">
            <text:p>0.002243</text:p>
          </table:table-cell>
          <table:table-cell office:value-type="float" office:value="0.002222">
            <text:p>0.002222</text:p>
          </table:table-cell>
          <table:table-cell office:value-type="float" office:value="0.002188">
            <text:p>0.002188</text:p>
          </table:table-cell>
          <table:table-cell office:value-type="float" office:value="0.002219">
            <text:p>0.002219</text:p>
          </table:table-cell>
          <table:table-cell table:formula="of:=AVERAGE([.B57:.AE57])" office:value-type="float" office:value="0.00222993333333333">
            <text:p>0.00223</text:p>
          </table:table-cell>
          <table:table-cell table:formula="of:=VAR([.B57:.AE57])" office:value-type="float" office:value="0.00000000192647816091955">
            <text:p>1.92647816091955E-009</text:p>
          </table:table-cell>
          <table:table-cell table:formula="of:=STDEV([.B57:.AE57])" office:value-type="float" office:value="0.000043891663911494">
            <text:p>4.3891663911494E-005</text:p>
          </table:table-cell>
          <table:table-cell table:formula="of:=CONFIDENCE(0.95;[.AH57];30)" office:value-type="float" office:value="0.00000050249981212984">
            <text:p>5.0249981212984E-007</text:p>
          </table:table-cell>
          <table:table-cell table:formula="of:=[.AF57]+[.AI57]" office:value-type="float" office:value="0.00223043583314546">
            <text:p>0.0022304358</text:p>
          </table:table-cell>
          <table:table-cell table:formula="of:=[.AF57]-[.AI57]" office:value-type="float" office:value="0.0022294308335212">
            <text:p>0.002229430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2403">
            <text:p>0.002403</text:p>
          </table:table-cell>
          <table:table-cell office:value-type="float" office:value="0.00233">
            <text:p>0.00233</text:p>
          </table:table-cell>
          <table:table-cell office:value-type="float" office:value="0.00231">
            <text:p>0.00231</text:p>
          </table:table-cell>
          <table:table-cell office:value-type="float" office:value="0.002374">
            <text:p>0.002374</text:p>
          </table:table-cell>
          <table:table-cell office:value-type="float" office:value="0.002308">
            <text:p>0.002308</text:p>
          </table:table-cell>
          <table:table-cell office:value-type="float" office:value="0.002251">
            <text:p>0.002251</text:p>
          </table:table-cell>
          <table:table-cell office:value-type="float" office:value="0.002357">
            <text:p>0.002357</text:p>
          </table:table-cell>
          <table:table-cell office:value-type="float" office:value="0.002326">
            <text:p>0.002326</text:p>
          </table:table-cell>
          <table:table-cell office:value-type="float" office:value="0.002361">
            <text:p>0.002361</text:p>
          </table:table-cell>
          <table:table-cell office:value-type="float" office:value="0.002274">
            <text:p>0.002274</text:p>
          </table:table-cell>
          <table:table-cell office:value-type="float" office:value="0.002285">
            <text:p>0.002285</text:p>
          </table:table-cell>
          <table:table-cell table:number-columns-repeated="2" office:value-type="float" office:value="0.002327">
            <text:p>0.002327</text:p>
          </table:table-cell>
          <table:table-cell office:value-type="float" office:value="0.002379">
            <text:p>0.002379</text:p>
          </table:table-cell>
          <table:table-cell office:value-type="float" office:value="0.002354">
            <text:p>0.002354</text:p>
          </table:table-cell>
          <table:table-cell office:value-type="float" office:value="0.002324">
            <text:p>0.002324</text:p>
          </table:table-cell>
          <table:table-cell office:value-type="float" office:value="0.002317">
            <text:p>0.002317</text:p>
          </table:table-cell>
          <table:table-cell office:value-type="float" office:value="0.002378">
            <text:p>0.002378</text:p>
          </table:table-cell>
          <table:table-cell office:value-type="float" office:value="0.002306">
            <text:p>0.002306</text:p>
          </table:table-cell>
          <table:table-cell office:value-type="float" office:value="0.002361">
            <text:p>0.002361</text:p>
          </table:table-cell>
          <table:table-cell office:value-type="float" office:value="0.002296">
            <text:p>0.002296</text:p>
          </table:table-cell>
          <table:table-cell office:value-type="float" office:value="0.002287">
            <text:p>0.002287</text:p>
          </table:table-cell>
          <table:table-cell office:value-type="float" office:value="0.002405">
            <text:p>0.002405</text:p>
          </table:table-cell>
          <table:table-cell office:value-type="float" office:value="0.002361">
            <text:p>0.002361</text:p>
          </table:table-cell>
          <table:table-cell office:value-type="float" office:value="0.0023">
            <text:p>0.0023</text:p>
          </table:table-cell>
          <table:table-cell office:value-type="float" office:value="0.00241">
            <text:p>0.00241</text:p>
          </table:table-cell>
          <table:table-cell office:value-type="float" office:value="0.002323">
            <text:p>0.002323</text:p>
          </table:table-cell>
          <table:table-cell office:value-type="float" office:value="0.002329">
            <text:p>0.002329</text:p>
          </table:table-cell>
          <table:table-cell office:value-type="float" office:value="0.002338">
            <text:p>0.002338</text:p>
          </table:table-cell>
          <table:table-cell office:value-type="float" office:value="0.002318">
            <text:p>0.002318</text:p>
          </table:table-cell>
          <table:table-cell table:formula="of:=AVERAGE([.B58:.AE58])" office:value-type="float" office:value="0.00233396666666667">
            <text:p>0.00233</text:p>
          </table:table-cell>
          <table:table-cell table:formula="of:=VAR([.B58:.AE58])" office:value-type="float" office:value="0.00000000155086091954023">
            <text:p>1.55086091954023E-009</text:p>
          </table:table-cell>
          <table:table-cell table:formula="of:=STDEV([.B58:.AE58])" office:value-type="float" office:value="0.0000393809715413451">
            <text:p>0.000039381</text:p>
          </table:table-cell>
          <table:table-cell table:formula="of:=CONFIDENCE(0.95;[.AH58];30)" office:value-type="float" office:value="0.000000450858523862758">
            <text:p>4.50858523862758E-007</text:p>
          </table:table-cell>
          <table:table-cell table:formula="of:=[.AF58]+[.AI58]" office:value-type="float" office:value="0.00233441752519053">
            <text:p>0.0023344175</text:p>
          </table:table-cell>
          <table:table-cell table:formula="of:=[.AF58]-[.AI58]" office:value-type="float" office:value="0.0023335158081428">
            <text:p>0.00233351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2399">
            <text:p>0.002399</text:p>
          </table:table-cell>
          <table:table-cell office:value-type="float" office:value="0.002446">
            <text:p>0.002446</text:p>
          </table:table-cell>
          <table:table-cell office:value-type="float" office:value="0.002457">
            <text:p>0.002457</text:p>
          </table:table-cell>
          <table:table-cell office:value-type="float" office:value="0.002405">
            <text:p>0.002405</text:p>
          </table:table-cell>
          <table:table-cell office:value-type="float" office:value="0.002395">
            <text:p>0.002395</text:p>
          </table:table-cell>
          <table:table-cell office:value-type="float" office:value="0.002376">
            <text:p>0.002376</text:p>
          </table:table-cell>
          <table:table-cell office:value-type="float" office:value="0.002445">
            <text:p>0.002445</text:p>
          </table:table-cell>
          <table:table-cell office:value-type="float" office:value="0.002405">
            <text:p>0.002405</text:p>
          </table:table-cell>
          <table:table-cell office:value-type="float" office:value="0.002371">
            <text:p>0.002371</text:p>
          </table:table-cell>
          <table:table-cell office:value-type="float" office:value="0.0024">
            <text:p>0.0024</text:p>
          </table:table-cell>
          <table:table-cell office:value-type="float" office:value="0.002346">
            <text:p>0.002346</text:p>
          </table:table-cell>
          <table:table-cell office:value-type="float" office:value="0.00245">
            <text:p>0.00245</text:p>
          </table:table-cell>
          <table:table-cell office:value-type="float" office:value="0.002392">
            <text:p>0.002392</text:p>
          </table:table-cell>
          <table:table-cell office:value-type="float" office:value="0.002406">
            <text:p>0.002406</text:p>
          </table:table-cell>
          <table:table-cell office:value-type="float" office:value="0.002345">
            <text:p>0.002345</text:p>
          </table:table-cell>
          <table:table-cell office:value-type="float" office:value="0.002416">
            <text:p>0.002416</text:p>
          </table:table-cell>
          <table:table-cell office:value-type="float" office:value="0.00238">
            <text:p>0.00238</text:p>
          </table:table-cell>
          <table:table-cell office:value-type="float" office:value="0.002477">
            <text:p>0.002477</text:p>
          </table:table-cell>
          <table:table-cell office:value-type="float" office:value="0.002405">
            <text:p>0.002405</text:p>
          </table:table-cell>
          <table:table-cell office:value-type="float" office:value="0.002398">
            <text:p>0.002398</text:p>
          </table:table-cell>
          <table:table-cell office:value-type="float" office:value="0.002312">
            <text:p>0.002312</text:p>
          </table:table-cell>
          <table:table-cell office:value-type="float" office:value="0.002472">
            <text:p>0.002472</text:p>
          </table:table-cell>
          <table:table-cell office:value-type="float" office:value="0.002425">
            <text:p>0.002425</text:p>
          </table:table-cell>
          <table:table-cell office:value-type="float" office:value="0.002383">
            <text:p>0.002383</text:p>
          </table:table-cell>
          <table:table-cell office:value-type="float" office:value="0.002355">
            <text:p>0.002355</text:p>
          </table:table-cell>
          <table:table-cell office:value-type="float" office:value="0.002389">
            <text:p>0.002389</text:p>
          </table:table-cell>
          <table:table-cell office:value-type="float" office:value="0.002462">
            <text:p>0.002462</text:p>
          </table:table-cell>
          <table:table-cell office:value-type="float" office:value="0.002416">
            <text:p>0.002416</text:p>
          </table:table-cell>
          <table:table-cell office:value-type="float" office:value="0.002433">
            <text:p>0.002433</text:p>
          </table:table-cell>
          <table:table-cell office:value-type="float" office:value="0.002353">
            <text:p>0.002353</text:p>
          </table:table-cell>
          <table:table-cell table:formula="of:=AVERAGE([.B59:.AE59])" office:value-type="float" office:value="0.0024038">
            <text:p>0.00240</text:p>
          </table:table-cell>
          <table:table-cell table:formula="of:=VAR([.B59:.AE59])" office:value-type="float" office:value="0.0000000016203724137931">
            <text:p>1.6203724137931E-009</text:p>
          </table:table-cell>
          <table:table-cell table:formula="of:=STDEV([.B59:.AE59])" office:value-type="float" office:value="0.0000402538496766844">
            <text:p>4.02538496766844E-005</text:p>
          </table:table-cell>
          <table:table-cell table:formula="of:=CONFIDENCE(0.95;[.AH59];30)" office:value-type="float" office:value="0.000000460851790463558">
            <text:p>4.60851790463558E-007</text:p>
          </table:table-cell>
          <table:table-cell table:formula="of:=[.AF59]+[.AI59]" office:value-type="float" office:value="0.00240426085179046">
            <text:p>0.0024042609</text:p>
          </table:table-cell>
          <table:table-cell table:formula="of:=[.AF59]-[.AI59]" office:value-type="float" office:value="0.00240333914820954">
            <text:p>0.002403339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2516">
            <text:p>0.002516</text:p>
          </table:table-cell>
          <table:table-cell office:value-type="float" office:value="0.00243">
            <text:p>0.00243</text:p>
          </table:table-cell>
          <table:table-cell office:value-type="float" office:value="0.002472">
            <text:p>0.002472</text:p>
          </table:table-cell>
          <table:table-cell office:value-type="float" office:value="0.002476">
            <text:p>0.002476</text:p>
          </table:table-cell>
          <table:table-cell office:value-type="float" office:value="0.002527">
            <text:p>0.002527</text:p>
          </table:table-cell>
          <table:table-cell office:value-type="float" office:value="0.002486">
            <text:p>0.002486</text:p>
          </table:table-cell>
          <table:table-cell office:value-type="float" office:value="0.002517">
            <text:p>0.002517</text:p>
          </table:table-cell>
          <table:table-cell office:value-type="float" office:value="0.002519">
            <text:p>0.002519</text:p>
          </table:table-cell>
          <table:table-cell office:value-type="float" office:value="0.002533">
            <text:p>0.002533</text:p>
          </table:table-cell>
          <table:table-cell office:value-type="float" office:value="0.002551">
            <text:p>0.002551</text:p>
          </table:table-cell>
          <table:table-cell office:value-type="float" office:value="0.002528">
            <text:p>0.002528</text:p>
          </table:table-cell>
          <table:table-cell office:value-type="float" office:value="0.002694">
            <text:p>0.002694</text:p>
          </table:table-cell>
          <table:table-cell office:value-type="float" office:value="0.002507">
            <text:p>0.002507</text:p>
          </table:table-cell>
          <table:table-cell office:value-type="float" office:value="0.002515">
            <text:p>0.002515</text:p>
          </table:table-cell>
          <table:table-cell office:value-type="float" office:value="0.002441">
            <text:p>0.002441</text:p>
          </table:table-cell>
          <table:table-cell office:value-type="float" office:value="0.00259">
            <text:p>0.00259</text:p>
          </table:table-cell>
          <table:table-cell office:value-type="float" office:value="0.002536">
            <text:p>0.002536</text:p>
          </table:table-cell>
          <table:table-cell office:value-type="float" office:value="0.00245">
            <text:p>0.00245</text:p>
          </table:table-cell>
          <table:table-cell office:value-type="float" office:value="0.002472">
            <text:p>0.002472</text:p>
          </table:table-cell>
          <table:table-cell office:value-type="float" office:value="0.0025">
            <text:p>0.0025</text:p>
          </table:table-cell>
          <table:table-cell office:value-type="float" office:value="0.002496">
            <text:p>0.002496</text:p>
          </table:table-cell>
          <table:table-cell office:value-type="float" office:value="0.002448">
            <text:p>0.002448</text:p>
          </table:table-cell>
          <table:table-cell office:value-type="float" office:value="0.002535">
            <text:p>0.002535</text:p>
          </table:table-cell>
          <table:table-cell office:value-type="float" office:value="0.002536">
            <text:p>0.002536</text:p>
          </table:table-cell>
          <table:table-cell office:value-type="float" office:value="0.00245">
            <text:p>0.00245</text:p>
          </table:table-cell>
          <table:table-cell office:value-type="float" office:value="0.002383">
            <text:p>0.002383</text:p>
          </table:table-cell>
          <table:table-cell office:value-type="float" office:value="0.002467">
            <text:p>0.002467</text:p>
          </table:table-cell>
          <table:table-cell office:value-type="float" office:value="0.002516">
            <text:p>0.002516</text:p>
          </table:table-cell>
          <table:table-cell office:value-type="float" office:value="0.002551">
            <text:p>0.002551</text:p>
          </table:table-cell>
          <table:table-cell office:value-type="float" office:value="0.002515">
            <text:p>0.002515</text:p>
          </table:table-cell>
          <table:table-cell table:formula="of:=AVERAGE([.B60:.AE60])" office:value-type="float" office:value="0.00250523333333333">
            <text:p>0.00251</text:p>
          </table:table-cell>
          <table:table-cell table:formula="of:=VAR([.B60:.AE60])" office:value-type="float" office:value="0.0000000031522540229885">
            <text:p>3.1522540229885E-009</text:p>
          </table:table-cell>
          <table:table-cell table:formula="of:=STDEV([.B60:.AE60])" office:value-type="float" office:value="0.0000561449376434644">
            <text:p>5.61449376434644E-005</text:p>
          </table:table-cell>
          <table:table-cell table:formula="of:=CONFIDENCE(0.95;[.AH60];30)" office:value-type="float" office:value="0.000000642783118789313">
            <text:p>6.42783118789313E-007</text:p>
          </table:table-cell>
          <table:table-cell table:formula="of:=[.AF60]+[.AI60]" office:value-type="float" office:value="0.00250587611645212">
            <text:p>0.0025058761</text:p>
          </table:table-cell>
          <table:table-cell table:formula="of:=[.AF60]-[.AI60]" office:value-type="float" office:value="0.00250459055021454">
            <text:p>0.002504590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2617">
            <text:p>0.002617</text:p>
          </table:table-cell>
          <table:table-cell office:value-type="float" office:value="0.002585">
            <text:p>0.002585</text:p>
          </table:table-cell>
          <table:table-cell office:value-type="float" office:value="0.002598">
            <text:p>0.002598</text:p>
          </table:table-cell>
          <table:table-cell office:value-type="float" office:value="0.002557">
            <text:p>0.002557</text:p>
          </table:table-cell>
          <table:table-cell office:value-type="float" office:value="0.002619">
            <text:p>0.002619</text:p>
          </table:table-cell>
          <table:table-cell office:value-type="float" office:value="0.002604">
            <text:p>0.002604</text:p>
          </table:table-cell>
          <table:table-cell office:value-type="float" office:value="0.002525">
            <text:p>0.002525</text:p>
          </table:table-cell>
          <table:table-cell office:value-type="float" office:value="0.002585">
            <text:p>0.002585</text:p>
          </table:table-cell>
          <table:table-cell office:value-type="float" office:value="0.002597">
            <text:p>0.002597</text:p>
          </table:table-cell>
          <table:table-cell office:value-type="float" office:value="0.002583">
            <text:p>0.002583</text:p>
          </table:table-cell>
          <table:table-cell office:value-type="float" office:value="0.002563">
            <text:p>0.002563</text:p>
          </table:table-cell>
          <table:table-cell office:value-type="float" office:value="0.002577">
            <text:p>0.002577</text:p>
          </table:table-cell>
          <table:table-cell office:value-type="float" office:value="0.002644">
            <text:p>0.002644</text:p>
          </table:table-cell>
          <table:table-cell office:value-type="float" office:value="0.00259">
            <text:p>0.00259</text:p>
          </table:table-cell>
          <table:table-cell office:value-type="float" office:value="0.002599">
            <text:p>0.002599</text:p>
          </table:table-cell>
          <table:table-cell office:value-type="float" office:value="0.002574">
            <text:p>0.002574</text:p>
          </table:table-cell>
          <table:table-cell office:value-type="float" office:value="0.002568">
            <text:p>0.002568</text:p>
          </table:table-cell>
          <table:table-cell office:value-type="float" office:value="0.002586">
            <text:p>0.002586</text:p>
          </table:table-cell>
          <table:table-cell office:value-type="float" office:value="0.002622">
            <text:p>0.002622</text:p>
          </table:table-cell>
          <table:table-cell office:value-type="float" office:value="0.002536">
            <text:p>0.002536</text:p>
          </table:table-cell>
          <table:table-cell office:value-type="float" office:value="0.002558">
            <text:p>0.002558</text:p>
          </table:table-cell>
          <table:table-cell office:value-type="float" office:value="0.002485">
            <text:p>0.002485</text:p>
          </table:table-cell>
          <table:table-cell office:value-type="float" office:value="0.002517">
            <text:p>0.002517</text:p>
          </table:table-cell>
          <table:table-cell office:value-type="float" office:value="0.002619">
            <text:p>0.002619</text:p>
          </table:table-cell>
          <table:table-cell office:value-type="float" office:value="0.002568">
            <text:p>0.002568</text:p>
          </table:table-cell>
          <table:table-cell office:value-type="float" office:value="0.002628">
            <text:p>0.002628</text:p>
          </table:table-cell>
          <table:table-cell office:value-type="float" office:value="0.002631">
            <text:p>0.002631</text:p>
          </table:table-cell>
          <table:table-cell office:value-type="float" office:value="0.002601">
            <text:p>0.002601</text:p>
          </table:table-cell>
          <table:table-cell office:value-type="float" office:value="0.002519">
            <text:p>0.002519</text:p>
          </table:table-cell>
          <table:table-cell office:value-type="float" office:value="0.002571">
            <text:p>0.002571</text:p>
          </table:table-cell>
          <table:table-cell table:formula="of:=AVERAGE([.B61:.AE61])" office:value-type="float" office:value="0.00258086666666667">
            <text:p>0.00258</text:p>
          </table:table-cell>
          <table:table-cell table:formula="of:=VAR([.B61:.AE61])" office:value-type="float" office:value="0.00000000140453333333333">
            <text:p>1.40453333333333E-009</text:p>
          </table:table-cell>
          <table:table-cell table:formula="of:=STDEV([.B61:.AE61])" office:value-type="float" office:value="0.0000374771041214944">
            <text:p>3.74771041214944E-005</text:p>
          </table:table-cell>
          <table:table-cell table:formula="of:=CONFIDENCE(0.95;[.AH61];30)" office:value-type="float" office:value="0.000000429061833203589">
            <text:p>4.29061833203589E-007</text:p>
          </table:table-cell>
          <table:table-cell table:formula="of:=[.AF61]+[.AI61]" office:value-type="float" office:value="0.00258129572849987">
            <text:p>0.0025812957</text:p>
          </table:table-cell>
          <table:table-cell table:formula="of:=[.AF61]-[.AI61]" office:value-type="float" office:value="0.00258043760483346">
            <text:p>0.00258043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2689">
            <text:p>0.002689</text:p>
          </table:table-cell>
          <table:table-cell office:value-type="float" office:value="0.002702">
            <text:p>0.002702</text:p>
          </table:table-cell>
          <table:table-cell office:value-type="float" office:value="0.002672">
            <text:p>0.002672</text:p>
          </table:table-cell>
          <table:table-cell office:value-type="float" office:value="0.002723">
            <text:p>0.002723</text:p>
          </table:table-cell>
          <table:table-cell office:value-type="float" office:value="0.002613">
            <text:p>0.002613</text:p>
          </table:table-cell>
          <table:table-cell office:value-type="float" office:value="0.00259">
            <text:p>0.00259</text:p>
          </table:table-cell>
          <table:table-cell office:value-type="float" office:value="0.002664">
            <text:p>0.002664</text:p>
          </table:table-cell>
          <table:table-cell office:value-type="float" office:value="0.002665">
            <text:p>0.002665</text:p>
          </table:table-cell>
          <table:table-cell office:value-type="float" office:value="0.002626">
            <text:p>0.002626</text:p>
          </table:table-cell>
          <table:table-cell office:value-type="float" office:value="0.002691">
            <text:p>0.002691</text:p>
          </table:table-cell>
          <table:table-cell office:value-type="float" office:value="0.002666">
            <text:p>0.002666</text:p>
          </table:table-cell>
          <table:table-cell office:value-type="float" office:value="0.002634">
            <text:p>0.002634</text:p>
          </table:table-cell>
          <table:table-cell office:value-type="float" office:value="0.002649">
            <text:p>0.002649</text:p>
          </table:table-cell>
          <table:table-cell office:value-type="float" office:value="0.002637">
            <text:p>0.002637</text:p>
          </table:table-cell>
          <table:table-cell office:value-type="float" office:value="0.002613">
            <text:p>0.002613</text:p>
          </table:table-cell>
          <table:table-cell office:value-type="float" office:value="0.00266">
            <text:p>0.00266</text:p>
          </table:table-cell>
          <table:table-cell office:value-type="float" office:value="0.002689">
            <text:p>0.002689</text:p>
          </table:table-cell>
          <table:table-cell office:value-type="float" office:value="0.002641">
            <text:p>0.002641</text:p>
          </table:table-cell>
          <table:table-cell office:value-type="float" office:value="0.002658">
            <text:p>0.002658</text:p>
          </table:table-cell>
          <table:table-cell office:value-type="float" office:value="0.002619">
            <text:p>0.002619</text:p>
          </table:table-cell>
          <table:table-cell office:value-type="float" office:value="0.002666">
            <text:p>0.002666</text:p>
          </table:table-cell>
          <table:table-cell office:value-type="float" office:value="0.002648">
            <text:p>0.002648</text:p>
          </table:table-cell>
          <table:table-cell office:value-type="float" office:value="0.002651">
            <text:p>0.002651</text:p>
          </table:table-cell>
          <table:table-cell office:value-type="float" office:value="0.002669">
            <text:p>0.002669</text:p>
          </table:table-cell>
          <table:table-cell office:value-type="float" office:value="0.002695">
            <text:p>0.002695</text:p>
          </table:table-cell>
          <table:table-cell office:value-type="float" office:value="0.002662">
            <text:p>0.002662</text:p>
          </table:table-cell>
          <table:table-cell office:value-type="float" office:value="0.002688">
            <text:p>0.002688</text:p>
          </table:table-cell>
          <table:table-cell office:value-type="float" office:value="0.0027">
            <text:p>0.0027</text:p>
          </table:table-cell>
          <table:table-cell office:value-type="float" office:value="0.002685">
            <text:p>0.002685</text:p>
          </table:table-cell>
          <table:table-cell office:value-type="float" office:value="0.002719">
            <text:p>0.002719</text:p>
          </table:table-cell>
          <table:table-cell table:formula="of:=AVERAGE([.B62:.AE62])" office:value-type="float" office:value="0.0026628">
            <text:p>0.00266</text:p>
          </table:table-cell>
          <table:table-cell table:formula="of:=VAR([.B62:.AE62])" office:value-type="float" office:value="0.00000000104375172413793">
            <text:p>0.000000001</text:p>
          </table:table-cell>
          <table:table-cell table:formula="of:=STDEV([.B62:.AE62])" office:value-type="float" office:value="0.0000323071466418489">
            <text:p>3.23071466418489E-005</text:p>
          </table:table-cell>
          <table:table-cell table:formula="of:=CONFIDENCE(0.95;[.AH62];30)" office:value-type="float" office:value="0.00000036987285673918">
            <text:p>3.6987285673918E-007</text:p>
          </table:table-cell>
          <table:table-cell table:formula="of:=[.AF62]+[.AI62]" office:value-type="float" office:value="0.00266316987285674">
            <text:p>0.0026631699</text:p>
          </table:table-cell>
          <table:table-cell table:formula="of:=[.AF62]-[.AI62]" office:value-type="float" office:value="0.00266243012714326">
            <text:p>0.0026624301</text:p>
          </table:table-cell>
        </table:table-row>
      </table:table>
      <table:table table:name="result-iterative-32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Iterat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000021">
            <text:p>0.000021</text:p>
          </table:table-cell>
          <table:table-cell office:value-type="float" office:value="0.000024">
            <text:p>0.000024</text:p>
          </table:table-cell>
          <table:table-cell office:value-type="float" office:value="0.000021">
            <text:p>0.000021</text:p>
          </table:table-cell>
          <table:table-cell office:value-type="float" office:value="0.00002">
            <text:p>0.00002</text:p>
          </table:table-cell>
          <table:table-cell table:number-columns-repeated="9"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table:number-columns-repeated="7" office:value-type="float" office:value="0.000021">
            <text:p>0.000021</text:p>
          </table:table-cell>
          <table:table-cell office:value-type="float" office:value="0.00002">
            <text:p>0.00002</text:p>
          </table:table-cell>
          <table:table-cell office:value-type="float" office:value="0.000021">
            <text:p>0.000021</text:p>
          </table:table-cell>
          <table:table-cell table:number-columns-repeated="2" office:value-type="float" office:value="0.000022">
            <text:p>0.000022</text:p>
          </table:table-cell>
          <table:table-cell table:number-columns-repeated="3"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table:formula="of:=AVERAGE([.B2:.AE2])" office:value-type="float" office:value="0.0000211666666666667">
            <text:p>2.11666666666667E-005</text:p>
          </table:table-cell>
          <table:table-cell table:formula="of:=VAR([.B2:.AE2])" office:value-type="float" office:value="0.000000000000488505747126437">
            <text:p>4.88505747126437E-013</text:p>
          </table:table-cell>
          <table:table-cell table:formula="of:=STDEV([.B2:.AE2])" office:value-type="float" office:value="0.000000698931861576246">
            <text:p>6.98931861576246E-007</text:p>
          </table:table-cell>
          <table:table-cell table:formula="of:=CONFIDENCE(0.95;[.AH2];30)" office:value-type="float" office:value="0.00000000800181851938518">
            <text:p>0.000000008</text:p>
          </table:table-cell>
          <table:table-cell table:formula="of:=[.AF2]+[.AI2]" office:value-type="float" office:value="0.000021174668485186">
            <text:p>2.1174668485186E-005</text:p>
          </table:table-cell>
          <table:table-cell table:formula="of:=[.AF2]-[.AI2]" office:value-type="float" office:value="0.0000211586648481473">
            <text:p>2.11586648481473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35">
            <text:p>0.000035</text:p>
          </table:table-cell>
          <table:table-cell table:number-columns-repeated="4" office:value-type="float" office:value="0.000032">
            <text:p>0.000032</text:p>
          </table:table-cell>
          <table:table-cell office:value-type="float" office:value="0.000039">
            <text:p>0.000039</text:p>
          </table:table-cell>
          <table:table-cell office:value-type="float" office:value="0.000032">
            <text:p>0.000032</text:p>
          </table:table-cell>
          <table:table-cell office:value-type="float" office:value="0.000033">
            <text:p>0.000033</text:p>
          </table:table-cell>
          <table:table-cell table:number-columns-repeated="2" office:value-type="float" office:value="0.000032">
            <text:p>0.000032</text:p>
          </table:table-cell>
          <table:table-cell office:value-type="float" office:value="0.000033">
            <text:p>0.000033</text:p>
          </table:table-cell>
          <table:table-cell table:number-columns-repeated="4" office:value-type="float" office:value="0.000032">
            <text:p>0.000032</text:p>
          </table:table-cell>
          <table:table-cell table:number-columns-repeated="2" office:value-type="float" office:value="0.000033">
            <text:p>0.000033</text:p>
          </table:table-cell>
          <table:table-cell table:number-columns-repeated="6" office:value-type="float" office:value="0.000032">
            <text:p>0.000032</text:p>
          </table:table-cell>
          <table:table-cell office:value-type="float" office:value="0.000033">
            <text:p>0.000033</text:p>
          </table:table-cell>
          <table:table-cell office:value-type="float" office:value="0.000032">
            <text:p>0.000032</text:p>
          </table:table-cell>
          <table:table-cell table:number-columns-repeated="2" office:value-type="float" office:value="0.000033">
            <text:p>0.000033</text:p>
          </table:table-cell>
          <table:table-cell office:value-type="float" office:value="0.000032">
            <text:p>0.000032</text:p>
          </table:table-cell>
          <table:table-cell office:value-type="float" office:value="0.000033">
            <text:p>0.000033</text:p>
          </table:table-cell>
          <table:table-cell office:value-type="float" office:value="0.000032">
            <text:p>0.000032</text:p>
          </table:table-cell>
          <table:table-cell table:formula="of:=AVERAGE([.B3:.AE3])" office:value-type="float" office:value="0.0000326">
            <text:p>0.0000326</text:p>
          </table:table-cell>
          <table:table-cell table:formula="of:=VAR([.B3:.AE3])" office:value-type="float" office:value="0.00000000000190344827586207">
            <text:p>1.90344827586207E-012</text:p>
          </table:table-cell>
          <table:table-cell table:formula="of:=STDEV([.B3:.AE3])" office:value-type="float" office:value="0.00000137965512932112">
            <text:p>1.37965512932112E-006</text:p>
          </table:table-cell>
          <table:table-cell table:formula="of:=CONFIDENCE(0.95;[.AH3];30)" office:value-type="float" office:value="0.0000000157951734225843">
            <text:p>1.57951734225843E-008</text:p>
          </table:table-cell>
          <table:table-cell table:formula="of:=[.AF3]+[.AI3]" office:value-type="float" office:value="0.0000326157951734226">
            <text:p>3.26157951734226E-005</text:p>
          </table:table-cell>
          <table:table-cell table:formula="of:=[.AF3]-[.AI3]" office:value-type="float" office:value="0.0000325842048265774">
            <text:p>3.25842048265774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68">
            <text:p>0.000068</text:p>
          </table:table-cell>
          <table:table-cell office:value-type="float" office:value="0.000064">
            <text:p>0.000064</text:p>
          </table:table-cell>
          <table:table-cell table:number-columns-repeated="2" office:value-type="float" office:value="0.000066">
            <text:p>0.000066</text:p>
          </table:table-cell>
          <table:table-cell office:value-type="float" office:value="0.000065">
            <text:p>0.000065</text:p>
          </table:table-cell>
          <table:table-cell office:value-type="float" office:value="0.000076">
            <text:p>0.000076</text:p>
          </table:table-cell>
          <table:table-cell table:number-columns-repeated="4" office:value-type="float" office:value="0.000065">
            <text:p>0.000065</text:p>
          </table:table-cell>
          <table:table-cell office:value-type="float" office:value="0.000066">
            <text:p>0.000066</text:p>
          </table:table-cell>
          <table:table-cell table:number-columns-repeated="2" office:value-type="float" office:value="0.000065">
            <text:p>0.000065</text:p>
          </table:table-cell>
          <table:table-cell office:value-type="float" office:value="0.000066">
            <text:p>0.000066</text:p>
          </table:table-cell>
          <table:table-cell office:value-type="float" office:value="0.00007">
            <text:p>0.00007</text:p>
          </table:table-cell>
          <table:table-cell office:value-type="float" office:value="0.000066">
            <text:p>0.000066</text:p>
          </table:table-cell>
          <table:table-cell office:value-type="float" office:value="0.000064">
            <text:p>0.000064</text:p>
          </table:table-cell>
          <table:table-cell office:value-type="float" office:value="0.000065">
            <text:p>0.000065</text:p>
          </table:table-cell>
          <table:table-cell office:value-type="float" office:value="0.000069">
            <text:p>0.000069</text:p>
          </table:table-cell>
          <table:table-cell office:value-type="float" office:value="0.000065">
            <text:p>0.000065</text:p>
          </table:table-cell>
          <table:table-cell office:value-type="float" office:value="0.000066">
            <text:p>0.000066</text:p>
          </table:table-cell>
          <table:table-cell table:number-columns-repeated="2" office:value-type="float" office:value="0.000065">
            <text:p>0.000065</text:p>
          </table:table-cell>
          <table:table-cell office:value-type="float" office:value="0.000069">
            <text:p>0.000069</text:p>
          </table:table-cell>
          <table:table-cell table:number-columns-repeated="3" office:value-type="float" office:value="0.000065">
            <text:p>0.000065</text:p>
          </table:table-cell>
          <table:table-cell office:value-type="float" office:value="0.000066">
            <text:p>0.000066</text:p>
          </table:table-cell>
          <table:table-cell office:value-type="float" office:value="0.000065">
            <text:p>0.000065</text:p>
          </table:table-cell>
          <table:table-cell office:value-type="float" office:value="0.000064">
            <text:p>0.000064</text:p>
          </table:table-cell>
          <table:table-cell table:formula="of:=AVERAGE([.B4:.AE4])" office:value-type="float" office:value="0.0000660333333333333">
            <text:p>6.60333333333333E-005</text:p>
          </table:table-cell>
          <table:table-cell table:formula="of:=VAR([.B4:.AE4])" office:value-type="float" office:value="0.00000000000568850574712644">
            <text:p>5.68850574712644E-012</text:p>
          </table:table-cell>
          <table:table-cell table:formula="of:=STDEV([.B4:.AE4])" office:value-type="float" office:value="0.00000238505885611371">
            <text:p>2.38505885611371E-006</text:p>
          </table:table-cell>
          <table:table-cell table:formula="of:=CONFIDENCE(0.95;[.AH4];30)" office:value-type="float" office:value="0.0000000273056776688272">
            <text:p>2.73056776688272E-008</text:p>
          </table:table-cell>
          <table:table-cell table:formula="of:=[.AF4]+[.AI4]" office:value-type="float" office:value="0.0000660606390110021">
            <text:p>6.60606390110021E-005</text:p>
          </table:table-cell>
          <table:table-cell table:formula="of:=[.AF4]-[.AI4]" office:value-type="float" office:value="0.0000660060276556645">
            <text:p>0.0000660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119">
            <text:p>0.000119</text:p>
          </table:table-cell>
          <table:table-cell office:value-type="float" office:value="0.00012">
            <text:p>0.00012</text:p>
          </table:table-cell>
          <table:table-cell office:value-type="float" office:value="0.000119">
            <text:p>0.000119</text:p>
          </table:table-cell>
          <table:table-cell office:value-type="float" office:value="0.000118">
            <text:p>0.000118</text:p>
          </table:table-cell>
          <table:table-cell office:value-type="float" office:value="0.000117">
            <text:p>0.000117</text:p>
          </table:table-cell>
          <table:table-cell office:value-type="float" office:value="0.000118">
            <text:p>0.000118</text:p>
          </table:table-cell>
          <table:table-cell office:value-type="float" office:value="0.000117">
            <text:p>0.000117</text:p>
          </table:table-cell>
          <table:table-cell office:value-type="float" office:value="0.000122">
            <text:p>0.000122</text:p>
          </table:table-cell>
          <table:table-cell office:value-type="float" office:value="0.00013">
            <text:p>0.00013</text:p>
          </table:table-cell>
          <table:table-cell office:value-type="float" office:value="0.000117">
            <text:p>0.000117</text:p>
          </table:table-cell>
          <table:table-cell office:value-type="float" office:value="0.000119">
            <text:p>0.000119</text:p>
          </table:table-cell>
          <table:table-cell office:value-type="float" office:value="0.000117">
            <text:p>0.000117</text:p>
          </table:table-cell>
          <table:table-cell office:value-type="float" office:value="0.000122">
            <text:p>0.000122</text:p>
          </table:table-cell>
          <table:table-cell table:number-columns-repeated="2" office:value-type="float" office:value="0.000117">
            <text:p>0.000117</text:p>
          </table:table-cell>
          <table:table-cell office:value-type="float" office:value="0.000119">
            <text:p>0.000119</text:p>
          </table:table-cell>
          <table:table-cell table:number-columns-repeated="2" office:value-type="float" office:value="0.00012">
            <text:p>0.00012</text:p>
          </table:table-cell>
          <table:table-cell office:value-type="float" office:value="0.000118">
            <text:p>0.000118</text:p>
          </table:table-cell>
          <table:table-cell office:value-type="float" office:value="0.000136">
            <text:p>0.000136</text:p>
          </table:table-cell>
          <table:table-cell office:value-type="float" office:value="0.000117">
            <text:p>0.000117</text:p>
          </table:table-cell>
          <table:table-cell office:value-type="float" office:value="0.000116">
            <text:p>0.000116</text:p>
          </table:table-cell>
          <table:table-cell table:number-columns-repeated="3" office:value-type="float" office:value="0.000117">
            <text:p>0.000117</text:p>
          </table:table-cell>
          <table:table-cell office:value-type="float" office:value="0.000124">
            <text:p>0.000124</text:p>
          </table:table-cell>
          <table:table-cell table:number-columns-repeated="2" office:value-type="float" office:value="0.00012">
            <text:p>0.00012</text:p>
          </table:table-cell>
          <table:table-cell office:value-type="float" office:value="0.000118">
            <text:p>0.000118</text:p>
          </table:table-cell>
          <table:table-cell office:value-type="float" office:value="0.000116">
            <text:p>0.000116</text:p>
          </table:table-cell>
          <table:table-cell table:formula="of:=AVERAGE([.B5:.AE5])" office:value-type="float" office:value="0.000119466666666667">
            <text:p>0.0001194667</text:p>
          </table:table-cell>
          <table:table-cell table:formula="of:=VAR([.B5:.AE5])" office:value-type="float" office:value="0.0000000000177057471264368">
            <text:p>1.77057471264368E-011</text:p>
          </table:table-cell>
          <table:table-cell table:formula="of:=STDEV([.B5:.AE5])" office:value-type="float" office:value="0.00000420781975926213">
            <text:p>4.20781975926213E-006</text:p>
          </table:table-cell>
          <table:table-cell table:formula="of:=CONFIDENCE(0.95;[.AH5];30)" office:value-type="float" office:value="0.000000048173809103458">
            <text:p>4.8173809103458E-008</text:p>
          </table:table-cell>
          <table:table-cell table:formula="of:=[.AF5]+[.AI5]" office:value-type="float" office:value="0.00011951484047577">
            <text:p>0.0001195148</text:p>
          </table:table-cell>
          <table:table-cell table:formula="of:=[.AF5]-[.AI5]" office:value-type="float" office:value="0.000119418492857563">
            <text:p>0.00011941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236">
            <text:p>0.000236</text:p>
          </table:table-cell>
          <table:table-cell office:value-type="float" office:value="0.000237">
            <text:p>0.000237</text:p>
          </table:table-cell>
          <table:table-cell office:value-type="float" office:value="0.000229">
            <text:p>0.000229</text:p>
          </table:table-cell>
          <table:table-cell office:value-type="float" office:value="0.000235">
            <text:p>0.000235</text:p>
          </table:table-cell>
          <table:table-cell office:value-type="float" office:value="0.000237">
            <text:p>0.000237</text:p>
          </table:table-cell>
          <table:table-cell office:value-type="float" office:value="0.000235">
            <text:p>0.000235</text:p>
          </table:table-cell>
          <table:table-cell office:value-type="float" office:value="0.00023">
            <text:p>0.00023</text:p>
          </table:table-cell>
          <table:table-cell office:value-type="float" office:value="0.000231">
            <text:p>0.000231</text:p>
          </table:table-cell>
          <table:table-cell table:number-columns-repeated="2" office:value-type="float" office:value="0.00023">
            <text:p>0.00023</text:p>
          </table:table-cell>
          <table:table-cell office:value-type="float" office:value="0.000235">
            <text:p>0.000235</text:p>
          </table:table-cell>
          <table:table-cell office:value-type="float" office:value="0.000233">
            <text:p>0.000233</text:p>
          </table:table-cell>
          <table:table-cell office:value-type="float" office:value="0.000234">
            <text:p>0.000234</text:p>
          </table:table-cell>
          <table:table-cell office:value-type="float" office:value="0.000229">
            <text:p>0.000229</text:p>
          </table:table-cell>
          <table:table-cell table:number-columns-repeated="2" office:value-type="float" office:value="0.00023">
            <text:p>0.00023</text:p>
          </table:table-cell>
          <table:table-cell office:value-type="float" office:value="0.000229">
            <text:p>0.000229</text:p>
          </table:table-cell>
          <table:table-cell table:number-columns-repeated="3" office:value-type="float" office:value="0.000231">
            <text:p>0.000231</text:p>
          </table:table-cell>
          <table:table-cell office:value-type="float" office:value="0.000234">
            <text:p>0.000234</text:p>
          </table:table-cell>
          <table:table-cell office:value-type="float" office:value="0.000241">
            <text:p>0.000241</text:p>
          </table:table-cell>
          <table:table-cell office:value-type="float" office:value="0.000229">
            <text:p>0.000229</text:p>
          </table:table-cell>
          <table:table-cell office:value-type="float" office:value="0.000233">
            <text:p>0.000233</text:p>
          </table:table-cell>
          <table:table-cell office:value-type="float" office:value="0.000234">
            <text:p>0.000234</text:p>
          </table:table-cell>
          <table:table-cell office:value-type="float" office:value="0.000229">
            <text:p>0.000229</text:p>
          </table:table-cell>
          <table:table-cell office:value-type="float" office:value="0.000231">
            <text:p>0.000231</text:p>
          </table:table-cell>
          <table:table-cell office:value-type="float" office:value="0.000228">
            <text:p>0.000228</text:p>
          </table:table-cell>
          <table:table-cell office:value-type="float" office:value="0.00023">
            <text:p>0.00023</text:p>
          </table:table-cell>
          <table:table-cell office:value-type="float" office:value="0.000232">
            <text:p>0.000232</text:p>
          </table:table-cell>
          <table:table-cell table:formula="of:=AVERAGE([.B6:.AE6])" office:value-type="float" office:value="0.000232133333333333">
            <text:p>0.0002321333</text:p>
          </table:table-cell>
          <table:table-cell table:formula="of:=VAR([.B6:.AE6])" office:value-type="float" office:value="0.00000000000956781609195402">
            <text:p>9.56781609195402E-012</text:p>
          </table:table-cell>
          <table:table-cell table:formula="of:=STDEV([.B6:.AE6])" office:value-type="float" office:value="0.00000309318866090544">
            <text:p>3.09318866090544E-006</text:p>
          </table:table-cell>
          <table:table-cell table:formula="of:=CONFIDENCE(0.95;[.AH6];30)" office:value-type="float" office:value="0.0000000354128001189789">
            <text:p>3.54128001189789E-008</text:p>
          </table:table-cell>
          <table:table-cell table:formula="of:=[.AF6]+[.AI6]" office:value-type="float" office:value="0.000232168746133452">
            <text:p>0.0002321687</text:p>
          </table:table-cell>
          <table:table-cell table:formula="of:=[.AF6]-[.AI6]" office:value-type="float" office:value="0.000232097920533214">
            <text:p>0.00023209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335">
            <text:p>0.000335</text:p>
          </table:table-cell>
          <table:table-cell office:value-type="float" office:value="0.000344">
            <text:p>0.000344</text:p>
          </table:table-cell>
          <table:table-cell office:value-type="float" office:value="0.000337">
            <text:p>0.000337</text:p>
          </table:table-cell>
          <table:table-cell office:value-type="float" office:value="0.000334">
            <text:p>0.000334</text:p>
          </table:table-cell>
          <table:table-cell office:value-type="float" office:value="0.000336">
            <text:p>0.000336</text:p>
          </table:table-cell>
          <table:table-cell office:value-type="float" office:value="0.000342">
            <text:p>0.000342</text:p>
          </table:table-cell>
          <table:table-cell office:value-type="float" office:value="0.000335">
            <text:p>0.000335</text:p>
          </table:table-cell>
          <table:table-cell table:number-columns-repeated="2" office:value-type="float" office:value="0.000334">
            <text:p>0.000334</text:p>
          </table:table-cell>
          <table:table-cell office:value-type="float" office:value="0.000339">
            <text:p>0.000339</text:p>
          </table:table-cell>
          <table:table-cell office:value-type="float" office:value="0.00034">
            <text:p>0.00034</text:p>
          </table:table-cell>
          <table:table-cell office:value-type="float" office:value="0.000345">
            <text:p>0.000345</text:p>
          </table:table-cell>
          <table:table-cell office:value-type="float" office:value="0.000337">
            <text:p>0.000337</text:p>
          </table:table-cell>
          <table:table-cell office:value-type="float" office:value="0.000335">
            <text:p>0.000335</text:p>
          </table:table-cell>
          <table:table-cell office:value-type="float" office:value="0.000342">
            <text:p>0.000342</text:p>
          </table:table-cell>
          <table:table-cell office:value-type="float" office:value="0.00034">
            <text:p>0.00034</text:p>
          </table:table-cell>
          <table:table-cell office:value-type="float" office:value="0.000342">
            <text:p>0.000342</text:p>
          </table:table-cell>
          <table:table-cell office:value-type="float" office:value="0.000337">
            <text:p>0.000337</text:p>
          </table:table-cell>
          <table:table-cell office:value-type="float" office:value="0.000335">
            <text:p>0.000335</text:p>
          </table:table-cell>
          <table:table-cell office:value-type="float" office:value="0.000341">
            <text:p>0.000341</text:p>
          </table:table-cell>
          <table:table-cell office:value-type="float" office:value="0.000335">
            <text:p>0.000335</text:p>
          </table:table-cell>
          <table:table-cell office:value-type="float" office:value="0.000334">
            <text:p>0.000334</text:p>
          </table:table-cell>
          <table:table-cell office:value-type="float" office:value="0.000342">
            <text:p>0.000342</text:p>
          </table:table-cell>
          <table:table-cell office:value-type="float" office:value="0.000349">
            <text:p>0.000349</text:p>
          </table:table-cell>
          <table:table-cell office:value-type="float" office:value="0.000336">
            <text:p>0.000336</text:p>
          </table:table-cell>
          <table:table-cell office:value-type="float" office:value="0.000337">
            <text:p>0.000337</text:p>
          </table:table-cell>
          <table:table-cell office:value-type="float" office:value="0.000343">
            <text:p>0.000343</text:p>
          </table:table-cell>
          <table:table-cell office:value-type="float" office:value="0.000339">
            <text:p>0.000339</text:p>
          </table:table-cell>
          <table:table-cell office:value-type="float" office:value="0.000342">
            <text:p>0.000342</text:p>
          </table:table-cell>
          <table:table-cell office:value-type="float" office:value="0.000333">
            <text:p>0.000333</text:p>
          </table:table-cell>
          <table:table-cell table:formula="of:=AVERAGE([.B7:.AE7])" office:value-type="float" office:value="0.000338466666666667">
            <text:p>0.0003384667</text:p>
          </table:table-cell>
          <table:table-cell table:formula="of:=VAR([.B7:.AE7])" office:value-type="float" office:value="0.0000000000161885057471264">
            <text:p>1.61885057471264E-011</text:p>
          </table:table-cell>
          <table:table-cell table:formula="of:=STDEV([.B7:.AE7])" office:value-type="float" office:value="0.00000402349422108773">
            <text:p>4.02349422108773E-006</text:p>
          </table:table-cell>
          <table:table-cell table:formula="of:=CONFIDENCE(0.95;[.AH7];30)" office:value-type="float" office:value="0.0000000460635325714464">
            <text:p>4.60635325714464E-008</text:p>
          </table:table-cell>
          <table:table-cell table:formula="of:=[.AF7]+[.AI7]" office:value-type="float" office:value="0.000338512730199238">
            <text:p>0.0003385127</text:p>
          </table:table-cell>
          <table:table-cell table:formula="of:=[.AF7]-[.AI7]" office:value-type="float" office:value="0.000338420603134095">
            <text:p>0.00033842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394">
            <text:p>0.000394</text:p>
          </table:table-cell>
          <table:table-cell office:value-type="float" office:value="0.000395">
            <text:p>0.000395</text:p>
          </table:table-cell>
          <table:table-cell office:value-type="float" office:value="0.00035">
            <text:p>0.00035</text:p>
          </table:table-cell>
          <table:table-cell office:value-type="float" office:value="0.0004">
            <text:p>0.0004</text:p>
          </table:table-cell>
          <table:table-cell office:value-type="float" office:value="0.000389">
            <text:p>0.000389</text:p>
          </table:table-cell>
          <table:table-cell office:value-type="float" office:value="0.000398">
            <text:p>0.000398</text:p>
          </table:table-cell>
          <table:table-cell office:value-type="float" office:value="0.000392">
            <text:p>0.000392</text:p>
          </table:table-cell>
          <table:table-cell office:value-type="float" office:value="0.000389">
            <text:p>0.000389</text:p>
          </table:table-cell>
          <table:table-cell office:value-type="float" office:value="0.000405">
            <text:p>0.000405</text:p>
          </table:table-cell>
          <table:table-cell table:number-columns-repeated="2" office:value-type="float" office:value="0.00039">
            <text:p>0.00039</text:p>
          </table:table-cell>
          <table:table-cell office:value-type="float" office:value="0.000402">
            <text:p>0.000402</text:p>
          </table:table-cell>
          <table:table-cell office:value-type="float" office:value="0.000394">
            <text:p>0.000394</text:p>
          </table:table-cell>
          <table:table-cell office:value-type="float" office:value="0.000389">
            <text:p>0.000389</text:p>
          </table:table-cell>
          <table:table-cell office:value-type="float" office:value="0.000387">
            <text:p>0.000387</text:p>
          </table:table-cell>
          <table:table-cell office:value-type="float" office:value="0.00039">
            <text:p>0.00039</text:p>
          </table:table-cell>
          <table:table-cell office:value-type="float" office:value="0.000393">
            <text:p>0.000393</text:p>
          </table:table-cell>
          <table:table-cell office:value-type="float" office:value="0.000397">
            <text:p>0.000397</text:p>
          </table:table-cell>
          <table:table-cell office:value-type="float" office:value="0.000389">
            <text:p>0.000389</text:p>
          </table:table-cell>
          <table:table-cell office:value-type="float" office:value="0.000391">
            <text:p>0.000391</text:p>
          </table:table-cell>
          <table:table-cell office:value-type="float" office:value="0.000393">
            <text:p>0.000393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039">
            <text:p>0.00039</text:p>
          </table:table-cell>
          <table:table-cell office:value-type="float" office:value="0.000395">
            <text:p>0.000395</text:p>
          </table:table-cell>
          <table:table-cell office:value-type="float" office:value="0.000405">
            <text:p>0.000405</text:p>
          </table:table-cell>
          <table:table-cell office:value-type="float" office:value="0.000391">
            <text:p>0.000391</text:p>
          </table:table-cell>
          <table:table-cell office:value-type="float" office:value="0.000389">
            <text:p>0.000389</text:p>
          </table:table-cell>
          <table:table-cell office:value-type="float" office:value="0.000393">
            <text:p>0.000393</text:p>
          </table:table-cell>
          <table:table-cell office:value-type="float" office:value="0.000388">
            <text:p>0.000388</text:p>
          </table:table-cell>
          <table:table-cell table:formula="of:=AVERAGE([.B8:.AE8])" office:value-type="float" office:value="0.000391933333333333">
            <text:p>0.0003919333</text:p>
          </table:table-cell>
          <table:table-cell table:formula="of:=VAR([.B8:.AE8])" office:value-type="float" office:value="0.0000000000871678160919538">
            <text:p>8.71678160919538E-011</text:p>
          </table:table-cell>
          <table:table-cell table:formula="of:=STDEV([.B8:.AE8])" office:value-type="float" office:value="0.00000933637060596642">
            <text:p>9.33637060596642E-006</text:p>
          </table:table-cell>
          <table:table-cell table:formula="of:=CONFIDENCE(0.95;[.AH8];30)" office:value-type="float" office:value="0.000000106888735978043">
            <text:p>1.06888735978043E-007</text:p>
          </table:table-cell>
          <table:table-cell table:formula="of:=[.AF8]+[.AI8]" office:value-type="float" office:value="0.000392040222069311">
            <text:p>0.0003920402</text:p>
          </table:table-cell>
          <table:table-cell table:formula="of:=[.AF8]-[.AI8]" office:value-type="float" office:value="0.000391826444597355">
            <text:p>0.00039182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433">
            <text:p>0.000433</text:p>
          </table:table-cell>
          <table:table-cell office:value-type="float" office:value="0.000437">
            <text:p>0.000437</text:p>
          </table:table-cell>
          <table:table-cell office:value-type="float" office:value="0.000439">
            <text:p>0.000439</text:p>
          </table:table-cell>
          <table:table-cell office:value-type="float" office:value="0.00044">
            <text:p>0.00044</text:p>
          </table:table-cell>
          <table:table-cell office:value-type="float" office:value="0.000438">
            <text:p>0.000438</text:p>
          </table:table-cell>
          <table:table-cell office:value-type="float" office:value="0.000439">
            <text:p>0.000439</text:p>
          </table:table-cell>
          <table:table-cell table:number-columns-repeated="2" office:value-type="float" office:value="0.000441">
            <text:p>0.000441</text:p>
          </table:table-cell>
          <table:table-cell office:value-type="float" office:value="0.000435">
            <text:p>0.000435</text:p>
          </table:table-cell>
          <table:table-cell office:value-type="float" office:value="0.000444">
            <text:p>0.000444</text:p>
          </table:table-cell>
          <table:table-cell office:value-type="float" office:value="0.000454">
            <text:p>0.000454</text:p>
          </table:table-cell>
          <table:table-cell office:value-type="float" office:value="0.000434">
            <text:p>0.000434</text:p>
          </table:table-cell>
          <table:table-cell office:value-type="float" office:value="0.00044">
            <text:p>0.00044</text:p>
          </table:table-cell>
          <table:table-cell office:value-type="float" office:value="0.000436">
            <text:p>0.000436</text:p>
          </table:table-cell>
          <table:table-cell office:value-type="float" office:value="0.000435">
            <text:p>0.000435</text:p>
          </table:table-cell>
          <table:table-cell office:value-type="float" office:value="0.000441">
            <text:p>0.000441</text:p>
          </table:table-cell>
          <table:table-cell office:value-type="float" office:value="0.000437">
            <text:p>0.000437</text:p>
          </table:table-cell>
          <table:table-cell office:value-type="float" office:value="0.000434">
            <text:p>0.000434</text:p>
          </table:table-cell>
          <table:table-cell office:value-type="float" office:value="0.000436">
            <text:p>0.000436</text:p>
          </table:table-cell>
          <table:table-cell office:value-type="float" office:value="0.000434">
            <text:p>0.000434</text:p>
          </table:table-cell>
          <table:table-cell office:value-type="float" office:value="0.000436">
            <text:p>0.000436</text:p>
          </table:table-cell>
          <table:table-cell office:value-type="float" office:value="0.000439">
            <text:p>0.000439</text:p>
          </table:table-cell>
          <table:table-cell office:value-type="float" office:value="0.000435">
            <text:p>0.000435</text:p>
          </table:table-cell>
          <table:table-cell office:value-type="float" office:value="0.000439">
            <text:p>0.000439</text:p>
          </table:table-cell>
          <table:table-cell office:value-type="float" office:value="0.000436">
            <text:p>0.000436</text:p>
          </table:table-cell>
          <table:table-cell office:value-type="float" office:value="0.000455">
            <text:p>0.000455</text:p>
          </table:table-cell>
          <table:table-cell office:value-type="float" office:value="0.000436">
            <text:p>0.000436</text:p>
          </table:table-cell>
          <table:table-cell office:value-type="float" office:value="0.000379">
            <text:p>0.000379</text:p>
          </table:table-cell>
          <table:table-cell office:value-type="float" office:value="0.000428">
            <text:p>0.000428</text:p>
          </table:table-cell>
          <table:table-cell office:value-type="float" office:value="0.000441">
            <text:p>0.000441</text:p>
          </table:table-cell>
          <table:table-cell table:formula="of:=AVERAGE([.B9:.AE9])" office:value-type="float" office:value="0.0004364">
            <text:p>0.0004364</text:p>
          </table:table-cell>
          <table:table-cell table:formula="of:=VAR([.B9:.AE9])" office:value-type="float" office:value="0.000000000146731034482759">
            <text:p>1.46731034482759E-010</text:p>
          </table:table-cell>
          <table:table-cell table:formula="of:=STDEV([.B9:.AE9])" office:value-type="float" office:value="0.0000121132586236222">
            <text:p>1.21132586236222E-005</text:p>
          </table:table-cell>
          <table:table-cell table:formula="of:=CONFIDENCE(0.95;[.AH9];30)" office:value-type="float" office:value="0.000000138680324239345">
            <text:p>1.38680324239345E-007</text:p>
          </table:table-cell>
          <table:table-cell table:formula="of:=[.AF9]+[.AI9]" office:value-type="float" office:value="0.000436538680324239">
            <text:p>0.0004365387</text:p>
          </table:table-cell>
          <table:table-cell table:formula="of:=[.AF9]-[.AI9]" office:value-type="float" office:value="0.000436261319675761">
            <text:p>0.00043626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605">
            <text:p>0.000605</text:p>
          </table:table-cell>
          <table:table-cell office:value-type="float" office:value="0.000609">
            <text:p>0.000609</text:p>
          </table:table-cell>
          <table:table-cell office:value-type="float" office:value="0.000604">
            <text:p>0.000604</text:p>
          </table:table-cell>
          <table:table-cell office:value-type="float" office:value="0.000594">
            <text:p>0.000594</text:p>
          </table:table-cell>
          <table:table-cell office:value-type="float" office:value="0.000596">
            <text:p>0.000596</text:p>
          </table:table-cell>
          <table:table-cell table:number-columns-repeated="2" office:value-type="float" office:value="0.000609">
            <text:p>0.000609</text:p>
          </table:table-cell>
          <table:table-cell office:value-type="float" office:value="0.000596">
            <text:p>0.000596</text:p>
          </table:table-cell>
          <table:table-cell office:value-type="float" office:value="0.000588">
            <text:p>0.000588</text:p>
          </table:table-cell>
          <table:table-cell office:value-type="float" office:value="0.000605">
            <text:p>0.000605</text:p>
          </table:table-cell>
          <table:table-cell table:number-columns-repeated="2" office:value-type="float" office:value="0.000598">
            <text:p>0.000598</text:p>
          </table:table-cell>
          <table:table-cell office:value-type="float" office:value="0.000603">
            <text:p>0.000603</text:p>
          </table:table-cell>
          <table:table-cell office:value-type="float" office:value="0.00058">
            <text:p>0.00058</text:p>
          </table:table-cell>
          <table:table-cell table:number-columns-repeated="2" office:value-type="float" office:value="0.000601">
            <text:p>0.000601</text:p>
          </table:table-cell>
          <table:table-cell office:value-type="float" office:value="0.000588">
            <text:p>0.000588</text:p>
          </table:table-cell>
          <table:table-cell office:value-type="float" office:value="0.000602">
            <text:p>0.000602</text:p>
          </table:table-cell>
          <table:table-cell office:value-type="float" office:value="0.000595">
            <text:p>0.000595</text:p>
          </table:table-cell>
          <table:table-cell office:value-type="float" office:value="0.000605">
            <text:p>0.000605</text:p>
          </table:table-cell>
          <table:table-cell office:value-type="float" office:value="0.000597">
            <text:p>0.000597</text:p>
          </table:table-cell>
          <table:table-cell office:value-type="float" office:value="0.0006">
            <text:p>0.0006</text:p>
          </table:table-cell>
          <table:table-cell office:value-type="float" office:value="0.000601">
            <text:p>0.000601</text:p>
          </table:table-cell>
          <table:table-cell office:value-type="float" office:value="0.000597">
            <text:p>0.000597</text:p>
          </table:table-cell>
          <table:table-cell office:value-type="float" office:value="0.000602">
            <text:p>0.000602</text:p>
          </table:table-cell>
          <table:table-cell office:value-type="float" office:value="0.0006">
            <text:p>0.0006</text:p>
          </table:table-cell>
          <table:table-cell office:value-type="float" office:value="0.000608">
            <text:p>0.000608</text:p>
          </table:table-cell>
          <table:table-cell office:value-type="float" office:value="0.000599">
            <text:p>0.000599</text:p>
          </table:table-cell>
          <table:table-cell office:value-type="float" office:value="0.000604">
            <text:p>0.000604</text:p>
          </table:table-cell>
          <table:table-cell office:value-type="float" office:value="0.000605">
            <text:p>0.000605</text:p>
          </table:table-cell>
          <table:table-cell table:formula="of:=AVERAGE([.B10:.AE10])" office:value-type="float" office:value="0.000599966666666667">
            <text:p>0.0005999667</text:p>
          </table:table-cell>
          <table:table-cell table:formula="of:=VAR([.B10:.AE10])" office:value-type="float" office:value="0.0000000000436885057471263">
            <text:p>4.36885057471263E-011</text:p>
          </table:table-cell>
          <table:table-cell table:formula="of:=STDEV([.B10:.AE10])" office:value-type="float" office:value="0.00000660972811446328">
            <text:p>6.60972811446328E-006</text:p>
          </table:table-cell>
          <table:table-cell table:formula="of:=CONFIDENCE(0.95;[.AH10];30)" office:value-type="float" office:value="0.0000000756723906034772">
            <text:p>7.56723906034772E-008</text:p>
          </table:table-cell>
          <table:table-cell table:formula="of:=[.AF10]+[.AI10]" office:value-type="float" office:value="0.00060004233905727">
            <text:p>0.0006000423</text:p>
          </table:table-cell>
          <table:table-cell table:formula="of:=[.AF10]-[.AI10]" office:value-type="float" office:value="0.000599890994276063">
            <text:p>0.0005998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622">
            <text:p>0.000622</text:p>
          </table:table-cell>
          <table:table-cell office:value-type="float" office:value="0.000621">
            <text:p>0.000621</text:p>
          </table:table-cell>
          <table:table-cell office:value-type="float" office:value="0.000624">
            <text:p>0.000624</text:p>
          </table:table-cell>
          <table:table-cell office:value-type="float" office:value="0.000633">
            <text:p>0.000633</text:p>
          </table:table-cell>
          <table:table-cell office:value-type="float" office:value="0.000622">
            <text:p>0.000622</text:p>
          </table:table-cell>
          <table:table-cell office:value-type="float" office:value="0.000617">
            <text:p>0.000617</text:p>
          </table:table-cell>
          <table:table-cell office:value-type="float" office:value="0.000616">
            <text:p>0.000616</text:p>
          </table:table-cell>
          <table:table-cell office:value-type="float" office:value="0.000618">
            <text:p>0.000618</text:p>
          </table:table-cell>
          <table:table-cell office:value-type="float" office:value="0.000636">
            <text:p>0.000636</text:p>
          </table:table-cell>
          <table:table-cell office:value-type="float" office:value="0.000621">
            <text:p>0.000621</text:p>
          </table:table-cell>
          <table:table-cell office:value-type="float" office:value="0.000619">
            <text:p>0.000619</text:p>
          </table:table-cell>
          <table:table-cell office:value-type="float" office:value="0.000624">
            <text:p>0.000624</text:p>
          </table:table-cell>
          <table:table-cell office:value-type="float" office:value="0.000616">
            <text:p>0.000616</text:p>
          </table:table-cell>
          <table:table-cell office:value-type="float" office:value="0.000606">
            <text:p>0.000606</text:p>
          </table:table-cell>
          <table:table-cell office:value-type="float" office:value="0.000623">
            <text:p>0.000623</text:p>
          </table:table-cell>
          <table:table-cell office:value-type="float" office:value="0.000622">
            <text:p>0.000622</text:p>
          </table:table-cell>
          <table:table-cell office:value-type="float" office:value="0.000606">
            <text:p>0.000606</text:p>
          </table:table-cell>
          <table:table-cell office:value-type="float" office:value="0.000641">
            <text:p>0.000641</text:p>
          </table:table-cell>
          <table:table-cell office:value-type="float" office:value="0.000612">
            <text:p>0.000612</text:p>
          </table:table-cell>
          <table:table-cell office:value-type="float" office:value="0.000625">
            <text:p>0.000625</text:p>
          </table:table-cell>
          <table:table-cell office:value-type="float" office:value="0.000621">
            <text:p>0.000621</text:p>
          </table:table-cell>
          <table:table-cell office:value-type="float" office:value="0.000614">
            <text:p>0.000614</text:p>
          </table:table-cell>
          <table:table-cell office:value-type="float" office:value="0.000718">
            <text:p>0.000718</text:p>
          </table:table-cell>
          <table:table-cell office:value-type="float" office:value="0.000624">
            <text:p>0.000624</text:p>
          </table:table-cell>
          <table:table-cell office:value-type="float" office:value="0.000615">
            <text:p>0.000615</text:p>
          </table:table-cell>
          <table:table-cell office:value-type="float" office:value="0.000606">
            <text:p>0.000606</text:p>
          </table:table-cell>
          <table:table-cell office:value-type="float" office:value="0.000616">
            <text:p>0.000616</text:p>
          </table:table-cell>
          <table:table-cell office:value-type="float" office:value="0.00063">
            <text:p>0.00063</text:p>
          </table:table-cell>
          <table:table-cell office:value-type="float" office:value="0.00062">
            <text:p>0.00062</text:p>
          </table:table-cell>
          <table:table-cell office:value-type="float" office:value="0.000601">
            <text:p>0.000601</text:p>
          </table:table-cell>
          <table:table-cell table:formula="of:=AVERAGE([.B11:.AE11])" office:value-type="float" office:value="0.000622966666666667">
            <text:p>0.0006229667</text:p>
          </table:table-cell>
          <table:table-cell table:formula="of:=VAR([.B11:.AE11])" office:value-type="float" office:value="0.000000000397895402298851">
            <text:p>3.97895402298851E-010</text:p>
          </table:table-cell>
          <table:table-cell table:formula="of:=STDEV([.B11:.AE11])" office:value-type="float" office:value="0.0000199473156664963">
            <text:p>1.99473156664963E-005</text:p>
          </table:table-cell>
          <table:table-cell table:formula="of:=CONFIDENCE(0.95;[.AH11];30)" office:value-type="float" office:value="0.000000228369614674921">
            <text:p>2.28369614674921E-007</text:p>
          </table:table-cell>
          <table:table-cell table:formula="of:=[.AF11]+[.AI11]" office:value-type="float" office:value="0.000623195036281342">
            <text:p>0.000623195</text:p>
          </table:table-cell>
          <table:table-cell table:formula="of:=[.AF11]-[.AI11]" office:value-type="float" office:value="0.000622738297051992">
            <text:p>0.00062273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885">
            <text:p>0.000885</text:p>
          </table:table-cell>
          <table:table-cell office:value-type="float" office:value="0.000886">
            <text:p>0.000886</text:p>
          </table:table-cell>
          <table:table-cell office:value-type="float" office:value="0.000869">
            <text:p>0.000869</text:p>
          </table:table-cell>
          <table:table-cell office:value-type="float" office:value="0.000884">
            <text:p>0.000884</text:p>
          </table:table-cell>
          <table:table-cell office:value-type="float" office:value="0.000869">
            <text:p>0.000869</text:p>
          </table:table-cell>
          <table:table-cell office:value-type="float" office:value="0.00087">
            <text:p>0.00087</text:p>
          </table:table-cell>
          <table:table-cell office:value-type="float" office:value="0.000871">
            <text:p>0.000871</text:p>
          </table:table-cell>
          <table:table-cell office:value-type="float" office:value="0.000876">
            <text:p>0.000876</text:p>
          </table:table-cell>
          <table:table-cell office:value-type="float" office:value="0.000875">
            <text:p>0.000875</text:p>
          </table:table-cell>
          <table:table-cell office:value-type="float" office:value="0.000885">
            <text:p>0.000885</text:p>
          </table:table-cell>
          <table:table-cell office:value-type="float" office:value="0.000891">
            <text:p>0.000891</text:p>
          </table:table-cell>
          <table:table-cell office:value-type="float" office:value="0.000884">
            <text:p>0.000884</text:p>
          </table:table-cell>
          <table:table-cell office:value-type="float" office:value="0.000892">
            <text:p>0.000892</text:p>
          </table:table-cell>
          <table:table-cell office:value-type="float" office:value="0.001016">
            <text:p>0.001016</text:p>
          </table:table-cell>
          <table:table-cell office:value-type="float" office:value="0.000885">
            <text:p>0.000885</text:p>
          </table:table-cell>
          <table:table-cell office:value-type="float" office:value="0.000875">
            <text:p>0.000875</text:p>
          </table:table-cell>
          <table:table-cell office:value-type="float" office:value="0.000891">
            <text:p>0.000891</text:p>
          </table:table-cell>
          <table:table-cell office:value-type="float" office:value="0.000894">
            <text:p>0.000894</text:p>
          </table:table-cell>
          <table:table-cell office:value-type="float" office:value="0.000884">
            <text:p>0.000884</text:p>
          </table:table-cell>
          <table:table-cell office:value-type="float" office:value="0.000911">
            <text:p>0.000911</text:p>
          </table:table-cell>
          <table:table-cell office:value-type="float" office:value="0.000883">
            <text:p>0.000883</text:p>
          </table:table-cell>
          <table:table-cell office:value-type="float" office:value="0.000917">
            <text:p>0.000917</text:p>
          </table:table-cell>
          <table:table-cell office:value-type="float" office:value="0.000856">
            <text:p>0.000856</text:p>
          </table:table-cell>
          <table:table-cell table:number-columns-repeated="2" office:value-type="float" office:value="0.000864">
            <text:p>0.000864</text:p>
          </table:table-cell>
          <table:table-cell office:value-type="float" office:value="0.000878">
            <text:p>0.000878</text:p>
          </table:table-cell>
          <table:table-cell office:value-type="float" office:value="0.000883">
            <text:p>0.000883</text:p>
          </table:table-cell>
          <table:table-cell office:value-type="float" office:value="0.000891">
            <text:p>0.000891</text:p>
          </table:table-cell>
          <table:table-cell office:value-type="float" office:value="0.000881">
            <text:p>0.000881</text:p>
          </table:table-cell>
          <table:table-cell office:value-type="float" office:value="0.000886">
            <text:p>0.000886</text:p>
          </table:table-cell>
          <table:table-cell table:formula="of:=AVERAGE([.B12:.AE12])" office:value-type="float" office:value="0.000886533333333333">
            <text:p>0.0008865333</text:p>
          </table:table-cell>
          <table:table-cell table:formula="of:=VAR([.B12:.AE12])" office:value-type="float" office:value="0.000000000760119540229885">
            <text:p>7.60119540229885E-010</text:p>
          </table:table-cell>
          <table:table-cell table:formula="of:=STDEV([.B12:.AE12])" office:value-type="float" office:value="0.0000275702655088754">
            <text:p>2.75702655088754E-005</text:p>
          </table:table-cell>
          <table:table-cell table:formula="of:=CONFIDENCE(0.95;[.AH12];30)" office:value-type="float" office:value="0.00000031564201499665">
            <text:p>3.1564201499665E-007</text:p>
          </table:table-cell>
          <table:table-cell table:formula="of:=[.AF12]+[.AI12]" office:value-type="float" office:value="0.00088684897534833">
            <text:p>0.000886849</text:p>
          </table:table-cell>
          <table:table-cell table:formula="of:=[.AF12]-[.AI12]" office:value-type="float" office:value="0.000886217691318337">
            <text:p>0.00088621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215">
            <text:p>0.001215</text:p>
          </table:table-cell>
          <table:table-cell office:value-type="float" office:value="0.00116">
            <text:p>0.00116</text:p>
          </table:table-cell>
          <table:table-cell office:value-type="float" office:value="0.00119">
            <text:p>0.00119</text:p>
          </table:table-cell>
          <table:table-cell office:value-type="float" office:value="0.001178">
            <text:p>0.001178</text:p>
          </table:table-cell>
          <table:table-cell office:value-type="float" office:value="0.001234">
            <text:p>0.001234</text:p>
          </table:table-cell>
          <table:table-cell office:value-type="float" office:value="0.001145">
            <text:p>0.001145</text:p>
          </table:table-cell>
          <table:table-cell office:value-type="float" office:value="0.001229">
            <text:p>0.001229</text:p>
          </table:table-cell>
          <table:table-cell office:value-type="float" office:value="0.001187">
            <text:p>0.001187</text:p>
          </table:table-cell>
          <table:table-cell office:value-type="float" office:value="0.001162">
            <text:p>0.001162</text:p>
          </table:table-cell>
          <table:table-cell office:value-type="float" office:value="0.001174">
            <text:p>0.001174</text:p>
          </table:table-cell>
          <table:table-cell office:value-type="float" office:value="0.001202">
            <text:p>0.001202</text:p>
          </table:table-cell>
          <table:table-cell office:value-type="float" office:value="0.001261">
            <text:p>0.001261</text:p>
          </table:table-cell>
          <table:table-cell office:value-type="float" office:value="0.001214">
            <text:p>0.001214</text:p>
          </table:table-cell>
          <table:table-cell office:value-type="float" office:value="0.001194">
            <text:p>0.001194</text:p>
          </table:table-cell>
          <table:table-cell office:value-type="float" office:value="0.001218">
            <text:p>0.001218</text:p>
          </table:table-cell>
          <table:table-cell office:value-type="float" office:value="0.0012">
            <text:p>0.0012</text:p>
          </table:table-cell>
          <table:table-cell office:value-type="float" office:value="0.00123">
            <text:p>0.00123</text:p>
          </table:table-cell>
          <table:table-cell office:value-type="float" office:value="0.001162">
            <text:p>0.001162</text:p>
          </table:table-cell>
          <table:table-cell office:value-type="float" office:value="0.001234">
            <text:p>0.001234</text:p>
          </table:table-cell>
          <table:table-cell office:value-type="float" office:value="0.00118">
            <text:p>0.00118</text:p>
          </table:table-cell>
          <table:table-cell office:value-type="float" office:value="0.001211">
            <text:p>0.001211</text:p>
          </table:table-cell>
          <table:table-cell office:value-type="float" office:value="0.001201">
            <text:p>0.001201</text:p>
          </table:table-cell>
          <table:table-cell office:value-type="float" office:value="0.001155">
            <text:p>0.001155</text:p>
          </table:table-cell>
          <table:table-cell office:value-type="float" office:value="0.001218">
            <text:p>0.001218</text:p>
          </table:table-cell>
          <table:table-cell office:value-type="float" office:value="0.001201">
            <text:p>0.001201</text:p>
          </table:table-cell>
          <table:table-cell office:value-type="float" office:value="0.001234">
            <text:p>0.001234</text:p>
          </table:table-cell>
          <table:table-cell office:value-type="float" office:value="0.001207">
            <text:p>0.001207</text:p>
          </table:table-cell>
          <table:table-cell office:value-type="float" office:value="0.001188">
            <text:p>0.001188</text:p>
          </table:table-cell>
          <table:table-cell office:value-type="float" office:value="0.001216">
            <text:p>0.001216</text:p>
          </table:table-cell>
          <table:table-cell office:value-type="float" office:value="0.00117">
            <text:p>0.00117</text:p>
          </table:table-cell>
          <table:table-cell table:formula="of:=AVERAGE([.B13:.AE13])" office:value-type="float" office:value="0.001199">
            <text:p>0.001199</text:p>
          </table:table-cell>
          <table:table-cell table:formula="of:=VAR([.B13:.AE13])" office:value-type="float" office:value="0.000000000787862068965515">
            <text:p>7.87862068965515E-010</text:p>
          </table:table-cell>
          <table:table-cell table:formula="of:=STDEV([.B13:.AE13])" office:value-type="float" office:value="0.0000280688807928908">
            <text:p>2.80688807928908E-005</text:p>
          </table:table-cell>
          <table:table-cell table:formula="of:=CONFIDENCE(0.95;[.AH13];30)" office:value-type="float" office:value="0.000000321350481347984">
            <text:p>3.21350481347984E-007</text:p>
          </table:table-cell>
          <table:table-cell table:formula="of:=[.AF13]+[.AI13]" office:value-type="float" office:value="0.00119932135048135">
            <text:p>0.0011993214</text:p>
          </table:table-cell>
          <table:table-cell table:formula="of:=[.AF13]-[.AI13]" office:value-type="float" office:value="0.00119867864951865">
            <text:p>0.001198678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207">
            <text:p>0.001207</text:p>
          </table:table-cell>
          <table:table-cell office:value-type="float" office:value="0.001234">
            <text:p>0.001234</text:p>
          </table:table-cell>
          <table:table-cell office:value-type="float" office:value="0.001193">
            <text:p>0.001193</text:p>
          </table:table-cell>
          <table:table-cell office:value-type="float" office:value="0.001269">
            <text:p>0.001269</text:p>
          </table:table-cell>
          <table:table-cell office:value-type="float" office:value="0.001223">
            <text:p>0.001223</text:p>
          </table:table-cell>
          <table:table-cell office:value-type="float" office:value="0.001294">
            <text:p>0.001294</text:p>
          </table:table-cell>
          <table:table-cell office:value-type="float" office:value="0.001235">
            <text:p>0.001235</text:p>
          </table:table-cell>
          <table:table-cell office:value-type="float" office:value="0.001272">
            <text:p>0.001272</text:p>
          </table:table-cell>
          <table:table-cell office:value-type="float" office:value="0.00122">
            <text:p>0.00122</text:p>
          </table:table-cell>
          <table:table-cell office:value-type="float" office:value="0.001202">
            <text:p>0.001202</text:p>
          </table:table-cell>
          <table:table-cell office:value-type="float" office:value="0.001232">
            <text:p>0.001232</text:p>
          </table:table-cell>
          <table:table-cell office:value-type="float" office:value="0.001191">
            <text:p>0.001191</text:p>
          </table:table-cell>
          <table:table-cell office:value-type="float" office:value="0.001233">
            <text:p>0.001233</text:p>
          </table:table-cell>
          <table:table-cell office:value-type="float" office:value="0.001276">
            <text:p>0.001276</text:p>
          </table:table-cell>
          <table:table-cell office:value-type="float" office:value="0.001219">
            <text:p>0.001219</text:p>
          </table:table-cell>
          <table:table-cell office:value-type="float" office:value="0.001269">
            <text:p>0.001269</text:p>
          </table:table-cell>
          <table:table-cell office:value-type="float" office:value="0.001231">
            <text:p>0.001231</text:p>
          </table:table-cell>
          <table:table-cell office:value-type="float" office:value="0.001214">
            <text:p>0.001214</text:p>
          </table:table-cell>
          <table:table-cell office:value-type="float" office:value="0.00128">
            <text:p>0.00128</text:p>
          </table:table-cell>
          <table:table-cell office:value-type="float" office:value="0.001252">
            <text:p>0.001252</text:p>
          </table:table-cell>
          <table:table-cell office:value-type="float" office:value="0.001227">
            <text:p>0.001227</text:p>
          </table:table-cell>
          <table:table-cell office:value-type="float" office:value="0.001199">
            <text:p>0.001199</text:p>
          </table:table-cell>
          <table:table-cell office:value-type="float" office:value="0.001209">
            <text:p>0.001209</text:p>
          </table:table-cell>
          <table:table-cell office:value-type="float" office:value="0.001317">
            <text:p>0.001317</text:p>
          </table:table-cell>
          <table:table-cell office:value-type="float" office:value="0.001193">
            <text:p>0.001193</text:p>
          </table:table-cell>
          <table:table-cell office:value-type="float" office:value="0.001243">
            <text:p>0.001243</text:p>
          </table:table-cell>
          <table:table-cell office:value-type="float" office:value="0.001188">
            <text:p>0.001188</text:p>
          </table:table-cell>
          <table:table-cell office:value-type="float" office:value="0.00121">
            <text:p>0.00121</text:p>
          </table:table-cell>
          <table:table-cell office:value-type="float" office:value="0.001227">
            <text:p>0.001227</text:p>
          </table:table-cell>
          <table:table-cell office:value-type="float" office:value="0.00129">
            <text:p>0.00129</text:p>
          </table:table-cell>
          <table:table-cell table:formula="of:=AVERAGE([.B14:.AE14])" office:value-type="float" office:value="0.00123496666666667">
            <text:p>0.0012349667</text:p>
          </table:table-cell>
          <table:table-cell table:formula="of:=VAR([.B14:.AE14])" office:value-type="float" office:value="0.00000000118403333333333">
            <text:p>1.18403333333333E-009</text:p>
          </table:table-cell>
          <table:table-cell table:formula="of:=STDEV([.B14:.AE14])" office:value-type="float" office:value="0.0000344097854299229">
            <text:p>3.44097854299229E-005</text:p>
          </table:table-cell>
          <table:table-cell table:formula="of:=CONFIDENCE(0.95;[.AH14];30)" office:value-type="float" office:value="0.000000393945209022626">
            <text:p>3.93945209022626E-007</text:p>
          </table:table-cell>
          <table:table-cell table:formula="of:=[.AF14]+[.AI14]" office:value-type="float" office:value="0.00123536061187569">
            <text:p>0.0012353606</text:p>
          </table:table-cell>
          <table:table-cell table:formula="of:=[.AF14]-[.AI14]" office:value-type="float" office:value="0.00123457272145764">
            <text:p>0.00123457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307">
            <text:p>0.001307</text:p>
          </table:table-cell>
          <table:table-cell office:value-type="float" office:value="0.001286">
            <text:p>0.001286</text:p>
          </table:table-cell>
          <table:table-cell office:value-type="float" office:value="0.001379">
            <text:p>0.001379</text:p>
          </table:table-cell>
          <table:table-cell office:value-type="float" office:value="0.001364">
            <text:p>0.001364</text:p>
          </table:table-cell>
          <table:table-cell office:value-type="float" office:value="0.001324">
            <text:p>0.001324</text:p>
          </table:table-cell>
          <table:table-cell office:value-type="float" office:value="0.001377">
            <text:p>0.001377</text:p>
          </table:table-cell>
          <table:table-cell office:value-type="float" office:value="0.001302">
            <text:p>0.001302</text:p>
          </table:table-cell>
          <table:table-cell office:value-type="float" office:value="0.001341">
            <text:p>0.001341</text:p>
          </table:table-cell>
          <table:table-cell office:value-type="float" office:value="0.001375">
            <text:p>0.001375</text:p>
          </table:table-cell>
          <table:table-cell office:value-type="float" office:value="0.001359">
            <text:p>0.001359</text:p>
          </table:table-cell>
          <table:table-cell office:value-type="float" office:value="0.00134">
            <text:p>0.00134</text:p>
          </table:table-cell>
          <table:table-cell office:value-type="float" office:value="0.001336">
            <text:p>0.001336</text:p>
          </table:table-cell>
          <table:table-cell office:value-type="float" office:value="0.001362">
            <text:p>0.001362</text:p>
          </table:table-cell>
          <table:table-cell office:value-type="float" office:value="0.001347">
            <text:p>0.001347</text:p>
          </table:table-cell>
          <table:table-cell office:value-type="float" office:value="0.001306">
            <text:p>0.001306</text:p>
          </table:table-cell>
          <table:table-cell office:value-type="float" office:value="0.001344">
            <text:p>0.001344</text:p>
          </table:table-cell>
          <table:table-cell office:value-type="float" office:value="0.001355">
            <text:p>0.001355</text:p>
          </table:table-cell>
          <table:table-cell office:value-type="float" office:value="0.00142">
            <text:p>0.00142</text:p>
          </table:table-cell>
          <table:table-cell office:value-type="float" office:value="0.001267">
            <text:p>0.001267</text:p>
          </table:table-cell>
          <table:table-cell office:value-type="float" office:value="0.001314">
            <text:p>0.001314</text:p>
          </table:table-cell>
          <table:table-cell office:value-type="float" office:value="0.00135">
            <text:p>0.00135</text:p>
          </table:table-cell>
          <table:table-cell office:value-type="float" office:value="0.001379">
            <text:p>0.001379</text:p>
          </table:table-cell>
          <table:table-cell office:value-type="float" office:value="0.001287">
            <text:p>0.001287</text:p>
          </table:table-cell>
          <table:table-cell office:value-type="float" office:value="0.001335">
            <text:p>0.001335</text:p>
          </table:table-cell>
          <table:table-cell office:value-type="float" office:value="0.001399">
            <text:p>0.001399</text:p>
          </table:table-cell>
          <table:table-cell office:value-type="float" office:value="0.001302">
            <text:p>0.001302</text:p>
          </table:table-cell>
          <table:table-cell office:value-type="float" office:value="0.001362">
            <text:p>0.001362</text:p>
          </table:table-cell>
          <table:table-cell office:value-type="float" office:value="0.001345">
            <text:p>0.001345</text:p>
          </table:table-cell>
          <table:table-cell office:value-type="float" office:value="0.001303">
            <text:p>0.001303</text:p>
          </table:table-cell>
          <table:table-cell office:value-type="float" office:value="0.001361">
            <text:p>0.001361</text:p>
          </table:table-cell>
          <table:table-cell table:formula="of:=AVERAGE([.B15:.AE15])" office:value-type="float" office:value="0.00134093333333333">
            <text:p>0.0013409333</text:p>
          </table:table-cell>
          <table:table-cell table:formula="of:=VAR([.B15:.AE15])" office:value-type="float" office:value="0.00000000126834022988506">
            <text:p>1.26834022988506E-009</text:p>
          </table:table-cell>
          <table:table-cell table:formula="of:=STDEV([.B15:.AE15])" office:value-type="float" office:value="0.0000356137646126474">
            <text:p>3.56137646126474E-005</text:p>
          </table:table-cell>
          <table:table-cell table:formula="of:=CONFIDENCE(0.95;[.AH15];30)" office:value-type="float" office:value="0.000000407729131964059">
            <text:p>4.07729131964059E-007</text:p>
          </table:table-cell>
          <table:table-cell table:formula="of:=[.AF15]+[.AI15]" office:value-type="float" office:value="0.0013413410624653">
            <text:p>0.0013413411</text:p>
          </table:table-cell>
          <table:table-cell table:formula="of:=[.AF15]-[.AI15]" office:value-type="float" office:value="0.00134052560420137">
            <text:p>0.001340525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46">
            <text:p>0.00146</text:p>
          </table:table-cell>
          <table:table-cell office:value-type="float" office:value="0.001451">
            <text:p>0.001451</text:p>
          </table:table-cell>
          <table:table-cell office:value-type="float" office:value="0.001392">
            <text:p>0.001392</text:p>
          </table:table-cell>
          <table:table-cell office:value-type="float" office:value="0.00144">
            <text:p>0.00144</text:p>
          </table:table-cell>
          <table:table-cell office:value-type="float" office:value="0.001463">
            <text:p>0.001463</text:p>
          </table:table-cell>
          <table:table-cell office:value-type="float" office:value="0.001464">
            <text:p>0.001464</text:p>
          </table:table-cell>
          <table:table-cell office:value-type="float" office:value="0.001454">
            <text:p>0.001454</text:p>
          </table:table-cell>
          <table:table-cell office:value-type="float" office:value="0.001427">
            <text:p>0.001427</text:p>
          </table:table-cell>
          <table:table-cell office:value-type="float" office:value="0.001449">
            <text:p>0.001449</text:p>
          </table:table-cell>
          <table:table-cell office:value-type="float" office:value="0.001472">
            <text:p>0.001472</text:p>
          </table:table-cell>
          <table:table-cell office:value-type="float" office:value="0.001448">
            <text:p>0.001448</text:p>
          </table:table-cell>
          <table:table-cell office:value-type="float" office:value="0.001416">
            <text:p>0.001416</text:p>
          </table:table-cell>
          <table:table-cell office:value-type="float" office:value="0.001422">
            <text:p>0.001422</text:p>
          </table:table-cell>
          <table:table-cell office:value-type="float" office:value="0.001414">
            <text:p>0.001414</text:p>
          </table:table-cell>
          <table:table-cell office:value-type="float" office:value="0.001438">
            <text:p>0.001438</text:p>
          </table:table-cell>
          <table:table-cell office:value-type="float" office:value="0.001451">
            <text:p>0.001451</text:p>
          </table:table-cell>
          <table:table-cell office:value-type="float" office:value="0.001429">
            <text:p>0.001429</text:p>
          </table:table-cell>
          <table:table-cell office:value-type="float" office:value="0.00145">
            <text:p>0.00145</text:p>
          </table:table-cell>
          <table:table-cell office:value-type="float" office:value="0.00148">
            <text:p>0.00148</text:p>
          </table:table-cell>
          <table:table-cell office:value-type="float" office:value="0.0015">
            <text:p>0.0015</text:p>
          </table:table-cell>
          <table:table-cell office:value-type="float" office:value="0.001392">
            <text:p>0.001392</text:p>
          </table:table-cell>
          <table:table-cell office:value-type="float" office:value="0.001414">
            <text:p>0.001414</text:p>
          </table:table-cell>
          <table:table-cell office:value-type="float" office:value="0.001459">
            <text:p>0.001459</text:p>
          </table:table-cell>
          <table:table-cell office:value-type="float" office:value="0.001451">
            <text:p>0.001451</text:p>
          </table:table-cell>
          <table:table-cell office:value-type="float" office:value="0.001482">
            <text:p>0.001482</text:p>
          </table:table-cell>
          <table:table-cell office:value-type="float" office:value="0.001415">
            <text:p>0.001415</text:p>
          </table:table-cell>
          <table:table-cell office:value-type="float" office:value="0.001396">
            <text:p>0.001396</text:p>
          </table:table-cell>
          <table:table-cell office:value-type="float" office:value="0.001426">
            <text:p>0.001426</text:p>
          </table:table-cell>
          <table:table-cell office:value-type="float" office:value="0.001468">
            <text:p>0.001468</text:p>
          </table:table-cell>
          <table:table-cell office:value-type="float" office:value="0.00144">
            <text:p>0.00144</text:p>
          </table:table-cell>
          <table:table-cell table:formula="of:=AVERAGE([.B16:.AE16])" office:value-type="float" office:value="0.0014421">
            <text:p>0.0014421</text:p>
          </table:table-cell>
          <table:table-cell table:formula="of:=VAR([.B16:.AE16])" office:value-type="float" office:value="0.000000000731748275862071">
            <text:p>7.31748275862071E-010</text:p>
          </table:table-cell>
          <table:table-cell table:formula="of:=STDEV([.B16:.AE16])" office:value-type="float" office:value="0.0000270508461210009">
            <text:p>2.70508461210009E-005</text:p>
          </table:table-cell>
          <table:table-cell table:formula="of:=CONFIDENCE(0.95;[.AH16];30)" office:value-type="float" office:value="0.000000309695369971985">
            <text:p>3.09695369971985E-007</text:p>
          </table:table-cell>
          <table:table-cell table:formula="of:=[.AF16]+[.AI16]" office:value-type="float" office:value="0.00144240969536997">
            <text:p>0.0014424097</text:p>
          </table:table-cell>
          <table:table-cell table:formula="of:=[.AF16]-[.AI16]" office:value-type="float" office:value="0.00144179030463003">
            <text:p>0.00144179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7">
            <text:p>0.0017</text:p>
          </table:table-cell>
          <table:table-cell office:value-type="float" office:value="0.001585">
            <text:p>0.001585</text:p>
          </table:table-cell>
          <table:table-cell office:value-type="float" office:value="0.001641">
            <text:p>0.001641</text:p>
          </table:table-cell>
          <table:table-cell office:value-type="float" office:value="0.001596">
            <text:p>0.001596</text:p>
          </table:table-cell>
          <table:table-cell office:value-type="float" office:value="0.001604">
            <text:p>0.001604</text:p>
          </table:table-cell>
          <table:table-cell office:value-type="float" office:value="0.001612">
            <text:p>0.001612</text:p>
          </table:table-cell>
          <table:table-cell table:number-columns-repeated="2" office:value-type="float" office:value="0.001605">
            <text:p>0.001605</text:p>
          </table:table-cell>
          <table:table-cell office:value-type="float" office:value="0.001685">
            <text:p>0.001685</text:p>
          </table:table-cell>
          <table:table-cell office:value-type="float" office:value="0.001679">
            <text:p>0.001679</text:p>
          </table:table-cell>
          <table:table-cell office:value-type="float" office:value="0.001686">
            <text:p>0.001686</text:p>
          </table:table-cell>
          <table:table-cell office:value-type="float" office:value="0.001663">
            <text:p>0.001663</text:p>
          </table:table-cell>
          <table:table-cell office:value-type="float" office:value="0.001674">
            <text:p>0.001674</text:p>
          </table:table-cell>
          <table:table-cell office:value-type="float" office:value="0.001704">
            <text:p>0.001704</text:p>
          </table:table-cell>
          <table:table-cell office:value-type="float" office:value="0.00168">
            <text:p>0.00168</text:p>
          </table:table-cell>
          <table:table-cell office:value-type="float" office:value="0.001667">
            <text:p>0.001667</text:p>
          </table:table-cell>
          <table:table-cell office:value-type="float" office:value="0.001648">
            <text:p>0.001648</text:p>
          </table:table-cell>
          <table:table-cell office:value-type="float" office:value="0.001683">
            <text:p>0.001683</text:p>
          </table:table-cell>
          <table:table-cell office:value-type="float" office:value="0.001646">
            <text:p>0.001646</text:p>
          </table:table-cell>
          <table:table-cell office:value-type="float" office:value="0.001643">
            <text:p>0.001643</text:p>
          </table:table-cell>
          <table:table-cell office:value-type="float" office:value="0.00163">
            <text:p>0.00163</text:p>
          </table:table-cell>
          <table:table-cell office:value-type="float" office:value="0.001627">
            <text:p>0.001627</text:p>
          </table:table-cell>
          <table:table-cell office:value-type="float" office:value="0.001615">
            <text:p>0.001615</text:p>
          </table:table-cell>
          <table:table-cell office:value-type="float" office:value="0.001679">
            <text:p>0.001679</text:p>
          </table:table-cell>
          <table:table-cell office:value-type="float" office:value="0.001635">
            <text:p>0.001635</text:p>
          </table:table-cell>
          <table:table-cell office:value-type="float" office:value="0.001614">
            <text:p>0.001614</text:p>
          </table:table-cell>
          <table:table-cell office:value-type="float" office:value="0.001621">
            <text:p>0.001621</text:p>
          </table:table-cell>
          <table:table-cell office:value-type="float" office:value="0.001622">
            <text:p>0.001622</text:p>
          </table:table-cell>
          <table:table-cell office:value-type="float" office:value="0.001617">
            <text:p>0.001617</text:p>
          </table:table-cell>
          <table:table-cell office:value-type="float" office:value="0.001651">
            <text:p>0.001651</text:p>
          </table:table-cell>
          <table:table-cell table:formula="of:=AVERAGE([.B17:.AE17])" office:value-type="float" office:value="0.0016439">
            <text:p>0.0016439</text:p>
          </table:table-cell>
          <table:table-cell table:formula="of:=VAR([.B17:.AE17])" office:value-type="float" office:value="0.00000000113161034482759">
            <text:p>1.13161034482759E-009</text:p>
          </table:table-cell>
          <table:table-cell table:formula="of:=STDEV([.B17:.AE17])" office:value-type="float" office:value="0.0000336394165351837">
            <text:p>3.36394165351837E-005</text:p>
          </table:table-cell>
          <table:table-cell table:formula="of:=CONFIDENCE(0.95;[.AH17];30)" office:value-type="float" office:value="0.000000385125533704376">
            <text:p>3.85125533704376E-007</text:p>
          </table:table-cell>
          <table:table-cell table:formula="of:=[.AF17]+[.AI17]" office:value-type="float" office:value="0.0016442851255337">
            <text:p>0.0016442851</text:p>
          </table:table-cell>
          <table:table-cell table:formula="of:=[.AF17]-[.AI17]" office:value-type="float" office:value="0.0016435148744663">
            <text:p>0.00164351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756">
            <text:p>0.001756</text:p>
          </table:table-cell>
          <table:table-cell office:value-type="float" office:value="0.001752">
            <text:p>0.001752</text:p>
          </table:table-cell>
          <table:table-cell office:value-type="float" office:value="0.001711">
            <text:p>0.001711</text:p>
          </table:table-cell>
          <table:table-cell office:value-type="float" office:value="0.001789">
            <text:p>0.001789</text:p>
          </table:table-cell>
          <table:table-cell office:value-type="float" office:value="0.001749">
            <text:p>0.001749</text:p>
          </table:table-cell>
          <table:table-cell office:value-type="float" office:value="0.001835">
            <text:p>0.001835</text:p>
          </table:table-cell>
          <table:table-cell office:value-type="float" office:value="0.001754">
            <text:p>0.001754</text:p>
          </table:table-cell>
          <table:table-cell office:value-type="float" office:value="0.001725">
            <text:p>0.001725</text:p>
          </table:table-cell>
          <table:table-cell office:value-type="float" office:value="0.001701">
            <text:p>0.001701</text:p>
          </table:table-cell>
          <table:table-cell office:value-type="float" office:value="0.001793">
            <text:p>0.001793</text:p>
          </table:table-cell>
          <table:table-cell office:value-type="float" office:value="0.001773">
            <text:p>0.001773</text:p>
          </table:table-cell>
          <table:table-cell office:value-type="float" office:value="0.001724">
            <text:p>0.001724</text:p>
          </table:table-cell>
          <table:table-cell office:value-type="float" office:value="0.001688">
            <text:p>0.001688</text:p>
          </table:table-cell>
          <table:table-cell office:value-type="float" office:value="0.001809">
            <text:p>0.001809</text:p>
          </table:table-cell>
          <table:table-cell office:value-type="float" office:value="0.001769">
            <text:p>0.001769</text:p>
          </table:table-cell>
          <table:table-cell office:value-type="float" office:value="0.001694">
            <text:p>0.001694</text:p>
          </table:table-cell>
          <table:table-cell office:value-type="float" office:value="0.001793">
            <text:p>0.001793</text:p>
          </table:table-cell>
          <table:table-cell office:value-type="float" office:value="0.001732">
            <text:p>0.001732</text:p>
          </table:table-cell>
          <table:table-cell office:value-type="float" office:value="0.00171">
            <text:p>0.00171</text:p>
          </table:table-cell>
          <table:table-cell office:value-type="float" office:value="0.001738">
            <text:p>0.001738</text:p>
          </table:table-cell>
          <table:table-cell office:value-type="float" office:value="0.00178">
            <text:p>0.00178</text:p>
          </table:table-cell>
          <table:table-cell office:value-type="float" office:value="0.00174">
            <text:p>0.00174</text:p>
          </table:table-cell>
          <table:table-cell office:value-type="float" office:value="0.00168">
            <text:p>0.00168</text:p>
          </table:table-cell>
          <table:table-cell office:value-type="float" office:value="0.00178">
            <text:p>0.00178</text:p>
          </table:table-cell>
          <table:table-cell office:value-type="float" office:value="0.001773">
            <text:p>0.001773</text:p>
          </table:table-cell>
          <table:table-cell office:value-type="float" office:value="0.0017">
            <text:p>0.0017</text:p>
          </table:table-cell>
          <table:table-cell office:value-type="float" office:value="0.001782">
            <text:p>0.001782</text:p>
          </table:table-cell>
          <table:table-cell office:value-type="float" office:value="0.001733">
            <text:p>0.001733</text:p>
          </table:table-cell>
          <table:table-cell office:value-type="float" office:value="0.001744">
            <text:p>0.001744</text:p>
          </table:table-cell>
          <table:table-cell office:value-type="float" office:value="0.0018">
            <text:p>0.0018</text:p>
          </table:table-cell>
          <table:table-cell table:formula="of:=AVERAGE([.B18:.AE18])" office:value-type="float" office:value="0.00175023333333333">
            <text:p>0.0017502333</text:p>
          </table:table-cell>
          <table:table-cell table:formula="of:=VAR([.B18:.AE18])" office:value-type="float" office:value="0.00000000154549540229885">
            <text:p>1.54549540229885E-009</text:p>
          </table:table-cell>
          <table:table-cell table:formula="of:=STDEV([.B18:.AE18])" office:value-type="float" office:value="0.0000393127892968541">
            <text:p>3.93127892968541E-005</text:p>
          </table:table-cell>
          <table:table-cell table:formula="of:=CONFIDENCE(0.95;[.AH18];30)" office:value-type="float" office:value="0.000000450077929964191">
            <text:p>4.50077929964191E-007</text:p>
          </table:table-cell>
          <table:table-cell table:formula="of:=[.AF18]+[.AI18]" office:value-type="float" office:value="0.0017506834112633">
            <text:p>0.0017506834</text:p>
          </table:table-cell>
          <table:table-cell table:formula="of:=[.AF18]-[.AI18]" office:value-type="float" office:value="0.00174978325540337">
            <text:p>0.00174978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847">
            <text:p>0.001847</text:p>
          </table:table-cell>
          <table:table-cell office:value-type="float" office:value="0.001844">
            <text:p>0.001844</text:p>
          </table:table-cell>
          <table:table-cell office:value-type="float" office:value="0.001874">
            <text:p>0.001874</text:p>
          </table:table-cell>
          <table:table-cell office:value-type="float" office:value="0.001887">
            <text:p>0.001887</text:p>
          </table:table-cell>
          <table:table-cell office:value-type="float" office:value="0.001853">
            <text:p>0.001853</text:p>
          </table:table-cell>
          <table:table-cell office:value-type="float" office:value="0.001835">
            <text:p>0.001835</text:p>
          </table:table-cell>
          <table:table-cell office:value-type="float" office:value="0.001781">
            <text:p>0.001781</text:p>
          </table:table-cell>
          <table:table-cell office:value-type="float" office:value="0.001873">
            <text:p>0.001873</text:p>
          </table:table-cell>
          <table:table-cell office:value-type="float" office:value="0.001887">
            <text:p>0.001887</text:p>
          </table:table-cell>
          <table:table-cell office:value-type="float" office:value="0.001907">
            <text:p>0.001907</text:p>
          </table:table-cell>
          <table:table-cell office:value-type="float" office:value="0.001845">
            <text:p>0.001845</text:p>
          </table:table-cell>
          <table:table-cell office:value-type="float" office:value="0.001888">
            <text:p>0.001888</text:p>
          </table:table-cell>
          <table:table-cell office:value-type="float" office:value="0.001863">
            <text:p>0.001863</text:p>
          </table:table-cell>
          <table:table-cell office:value-type="float" office:value="0.001901">
            <text:p>0.001901</text:p>
          </table:table-cell>
          <table:table-cell office:value-type="float" office:value="0.001851">
            <text:p>0.001851</text:p>
          </table:table-cell>
          <table:table-cell office:value-type="float" office:value="0.001881">
            <text:p>0.001881</text:p>
          </table:table-cell>
          <table:table-cell office:value-type="float" office:value="0.001856">
            <text:p>0.001856</text:p>
          </table:table-cell>
          <table:table-cell office:value-type="float" office:value="0.001947">
            <text:p>0.001947</text:p>
          </table:table-cell>
          <table:table-cell office:value-type="float" office:value="0.001842">
            <text:p>0.001842</text:p>
          </table:table-cell>
          <table:table-cell office:value-type="float" office:value="0.001882">
            <text:p>0.001882</text:p>
          </table:table-cell>
          <table:table-cell office:value-type="float" office:value="0.001885">
            <text:p>0.001885</text:p>
          </table:table-cell>
          <table:table-cell office:value-type="float" office:value="0.001874">
            <text:p>0.001874</text:p>
          </table:table-cell>
          <table:table-cell office:value-type="float" office:value="0.001814">
            <text:p>0.001814</text:p>
          </table:table-cell>
          <table:table-cell office:value-type="float" office:value="0.001864">
            <text:p>0.001864</text:p>
          </table:table-cell>
          <table:table-cell office:value-type="float" office:value="0.00182">
            <text:p>0.00182</text:p>
          </table:table-cell>
          <table:table-cell office:value-type="float" office:value="0.001956">
            <text:p>0.001956</text:p>
          </table:table-cell>
          <table:table-cell office:value-type="float" office:value="0.001854">
            <text:p>0.001854</text:p>
          </table:table-cell>
          <table:table-cell office:value-type="float" office:value="0.001852">
            <text:p>0.001852</text:p>
          </table:table-cell>
          <table:table-cell office:value-type="float" office:value="0.00184">
            <text:p>0.00184</text:p>
          </table:table-cell>
          <table:table-cell office:value-type="float" office:value="0.001864">
            <text:p>0.001864</text:p>
          </table:table-cell>
          <table:table-cell table:formula="of:=AVERAGE([.B19:.AE19])" office:value-type="float" office:value="0.00186556666666667">
            <text:p>0.0018655667</text:p>
          </table:table-cell>
          <table:table-cell table:formula="of:=VAR([.B19:.AE19])" office:value-type="float" office:value="0.00000000125315057471264">
            <text:p>1.25315057471264E-009</text:p>
          </table:table-cell>
          <table:table-cell table:formula="of:=STDEV([.B19:.AE19])" office:value-type="float" office:value="0.000035399866874222">
            <text:p>3.5399866874222E-005</text:p>
          </table:table-cell>
          <table:table-cell table:formula="of:=CONFIDENCE(0.95;[.AH19];30)" office:value-type="float" office:value="0.000000405280293989029">
            <text:p>4.05280293989029E-007</text:p>
          </table:table-cell>
          <table:table-cell table:formula="of:=[.AF19]+[.AI19]" office:value-type="float" office:value="0.00186597194696066">
            <text:p>0.0018659719</text:p>
          </table:table-cell>
          <table:table-cell table:formula="of:=[.AF19]-[.AI19]" office:value-type="float" office:value="0.00186516138637268">
            <text:p>0.00186516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999">
            <text:p>0.001999</text:p>
          </table:table-cell>
          <table:table-cell office:value-type="float" office:value="0.001965">
            <text:p>0.001965</text:p>
          </table:table-cell>
          <table:table-cell office:value-type="float" office:value="0.001935">
            <text:p>0.001935</text:p>
          </table:table-cell>
          <table:table-cell office:value-type="float" office:value="0.001973">
            <text:p>0.001973</text:p>
          </table:table-cell>
          <table:table-cell office:value-type="float" office:value="0.001949">
            <text:p>0.001949</text:p>
          </table:table-cell>
          <table:table-cell office:value-type="float" office:value="0.001992">
            <text:p>0.001992</text:p>
          </table:table-cell>
          <table:table-cell office:value-type="float" office:value="0.002034">
            <text:p>0.002034</text:p>
          </table:table-cell>
          <table:table-cell office:value-type="float" office:value="0.001965">
            <text:p>0.001965</text:p>
          </table:table-cell>
          <table:table-cell office:value-type="float" office:value="0.001948">
            <text:p>0.001948</text:p>
          </table:table-cell>
          <table:table-cell office:value-type="float" office:value="0.001976">
            <text:p>0.001976</text:p>
          </table:table-cell>
          <table:table-cell office:value-type="float" office:value="0.002006">
            <text:p>0.002006</text:p>
          </table:table-cell>
          <table:table-cell office:value-type="float" office:value="0.00199">
            <text:p>0.00199</text:p>
          </table:table-cell>
          <table:table-cell office:value-type="float" office:value="0.002034">
            <text:p>0.002034</text:p>
          </table:table-cell>
          <table:table-cell office:value-type="float" office:value="0.002085">
            <text:p>0.002085</text:p>
          </table:table-cell>
          <table:table-cell office:value-type="float" office:value="0.002036">
            <text:p>0.002036</text:p>
          </table:table-cell>
          <table:table-cell office:value-type="float" office:value="0.00193">
            <text:p>0.00193</text:p>
          </table:table-cell>
          <table:table-cell office:value-type="float" office:value="0.001933">
            <text:p>0.001933</text:p>
          </table:table-cell>
          <table:table-cell office:value-type="float" office:value="0.001944">
            <text:p>0.001944</text:p>
          </table:table-cell>
          <table:table-cell office:value-type="float" office:value="0.002006">
            <text:p>0.002006</text:p>
          </table:table-cell>
          <table:table-cell office:value-type="float" office:value="0.001985">
            <text:p>0.001985</text:p>
          </table:table-cell>
          <table:table-cell office:value-type="float" office:value="0.002023">
            <text:p>0.002023</text:p>
          </table:table-cell>
          <table:table-cell office:value-type="float" office:value="0.001953">
            <text:p>0.001953</text:p>
          </table:table-cell>
          <table:table-cell office:value-type="float" office:value="0.00197">
            <text:p>0.00197</text:p>
          </table:table-cell>
          <table:table-cell office:value-type="float" office:value="0.00198">
            <text:p>0.00198</text:p>
          </table:table-cell>
          <table:table-cell office:value-type="float" office:value="0.001963">
            <text:p>0.001963</text:p>
          </table:table-cell>
          <table:table-cell office:value-type="float" office:value="0.00195">
            <text:p>0.00195</text:p>
          </table:table-cell>
          <table:table-cell office:value-type="float" office:value="0.001959">
            <text:p>0.001959</text:p>
          </table:table-cell>
          <table:table-cell office:value-type="float" office:value="0.002021">
            <text:p>0.002021</text:p>
          </table:table-cell>
          <table:table-cell office:value-type="float" office:value="0.001923">
            <text:p>0.001923</text:p>
          </table:table-cell>
          <table:table-cell office:value-type="float" office:value="0.002">
            <text:p>0.002</text:p>
          </table:table-cell>
          <table:table-cell table:formula="of:=AVERAGE([.B20:.AE20])" office:value-type="float" office:value="0.0019809">
            <text:p>0.0019809</text:p>
          </table:table-cell>
          <table:table-cell table:formula="of:=VAR([.B20:.AE20])" office:value-type="float" office:value="0.00000000145236896551724">
            <text:p>1.45236896551724E-009</text:p>
          </table:table-cell>
          <table:table-cell table:formula="of:=STDEV([.B20:.AE20])" office:value-type="float" office:value="0.0000381099588758272">
            <text:p>0.00003811</text:p>
          </table:table-cell>
          <table:table-cell table:formula="of:=CONFIDENCE(0.95;[.AH20];30)" office:value-type="float" office:value="0.000000436307158780649">
            <text:p>4.36307158780649E-007</text:p>
          </table:table-cell>
          <table:table-cell table:formula="of:=[.AF20]+[.AI20]" office:value-type="float" office:value="0.00198133630715878">
            <text:p>0.0019813363</text:p>
          </table:table-cell>
          <table:table-cell table:formula="of:=[.AF20]-[.AI20]" office:value-type="float" office:value="0.00198046369284122">
            <text:p>0.00198046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2138">
            <text:p>0.002138</text:p>
          </table:table-cell>
          <table:table-cell office:value-type="float" office:value="0.002092">
            <text:p>0.002092</text:p>
          </table:table-cell>
          <table:table-cell office:value-type="float" office:value="0.002093">
            <text:p>0.002093</text:p>
          </table:table-cell>
          <table:table-cell office:value-type="float" office:value="0.002378">
            <text:p>0.002378</text:p>
          </table:table-cell>
          <table:table-cell office:value-type="float" office:value="0.002102">
            <text:p>0.002102</text:p>
          </table:table-cell>
          <table:table-cell office:value-type="float" office:value="0.002123">
            <text:p>0.002123</text:p>
          </table:table-cell>
          <table:table-cell office:value-type="float" office:value="0.002149">
            <text:p>0.002149</text:p>
          </table:table-cell>
          <table:table-cell office:value-type="float" office:value="0.002156">
            <text:p>0.002156</text:p>
          </table:table-cell>
          <table:table-cell office:value-type="float" office:value="0.002076">
            <text:p>0.002076</text:p>
          </table:table-cell>
          <table:table-cell office:value-type="float" office:value="0.002072">
            <text:p>0.002072</text:p>
          </table:table-cell>
          <table:table-cell office:value-type="float" office:value="0.002103">
            <text:p>0.002103</text:p>
          </table:table-cell>
          <table:table-cell office:value-type="float" office:value="0.002133">
            <text:p>0.002133</text:p>
          </table:table-cell>
          <table:table-cell office:value-type="float" office:value="0.002152">
            <text:p>0.002152</text:p>
          </table:table-cell>
          <table:table-cell office:value-type="float" office:value="0.002085">
            <text:p>0.002085</text:p>
          </table:table-cell>
          <table:table-cell office:value-type="float" office:value="0.002084">
            <text:p>0.002084</text:p>
          </table:table-cell>
          <table:table-cell office:value-type="float" office:value="0.002092">
            <text:p>0.002092</text:p>
          </table:table-cell>
          <table:table-cell office:value-type="float" office:value="0.002104">
            <text:p>0.002104</text:p>
          </table:table-cell>
          <table:table-cell office:value-type="float" office:value="0.002094">
            <text:p>0.002094</text:p>
          </table:table-cell>
          <table:table-cell office:value-type="float" office:value="0.002096">
            <text:p>0.002096</text:p>
          </table:table-cell>
          <table:table-cell office:value-type="float" office:value="0.002124">
            <text:p>0.002124</text:p>
          </table:table-cell>
          <table:table-cell office:value-type="float" office:value="0.002145">
            <text:p>0.002145</text:p>
          </table:table-cell>
          <table:table-cell office:value-type="float" office:value="0.002143">
            <text:p>0.002143</text:p>
          </table:table-cell>
          <table:table-cell office:value-type="float" office:value="0.002043">
            <text:p>0.002043</text:p>
          </table:table-cell>
          <table:table-cell office:value-type="float" office:value="0.002103">
            <text:p>0.002103</text:p>
          </table:table-cell>
          <table:table-cell office:value-type="float" office:value="0.002085">
            <text:p>0.002085</text:p>
          </table:table-cell>
          <table:table-cell office:value-type="float" office:value="0.002111">
            <text:p>0.002111</text:p>
          </table:table-cell>
          <table:table-cell office:value-type="float" office:value="0.002101">
            <text:p>0.002101</text:p>
          </table:table-cell>
          <table:table-cell office:value-type="float" office:value="0.002025">
            <text:p>0.002025</text:p>
          </table:table-cell>
          <table:table-cell office:value-type="float" office:value="0.002044">
            <text:p>0.002044</text:p>
          </table:table-cell>
          <table:table-cell office:value-type="float" office:value="0.002124">
            <text:p>0.002124</text:p>
          </table:table-cell>
          <table:table-cell table:formula="of:=AVERAGE([.B21:.AE21])" office:value-type="float" office:value="0.00211233333333333">
            <text:p>0.0021123333</text:p>
          </table:table-cell>
          <table:table-cell table:formula="of:=VAR([.B21:.AE21])" office:value-type="float" office:value="0.00000000356947126436781">
            <text:p>3.56947126436781E-009</text:p>
          </table:table-cell>
          <table:table-cell table:formula="of:=STDEV([.B21:.AE21])" office:value-type="float" office:value="0.0000597450522166297">
            <text:p>5.97450522166297E-005</text:p>
          </table:table-cell>
          <table:table-cell table:formula="of:=CONFIDENCE(0.95;[.AH21];30)" office:value-type="float" office:value="0.000000683999530641673">
            <text:p>0.000000684</text:p>
          </table:table-cell>
          <table:table-cell table:formula="of:=[.AF21]+[.AI21]" office:value-type="float" office:value="0.00211301733286398">
            <text:p>0.0021130173</text:p>
          </table:table-cell>
          <table:table-cell table:formula="of:=[.AF21]-[.AI21]" office:value-type="float" office:value="0.00211164933380269">
            <text:p>0.00211164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2201">
            <text:p>0.002201</text:p>
          </table:table-cell>
          <table:table-cell office:value-type="float" office:value="0.002192">
            <text:p>0.002192</text:p>
          </table:table-cell>
          <table:table-cell office:value-type="float" office:value="0.002195">
            <text:p>0.002195</text:p>
          </table:table-cell>
          <table:table-cell office:value-type="float" office:value="0.002188">
            <text:p>0.002188</text:p>
          </table:table-cell>
          <table:table-cell office:value-type="float" office:value="0.002195">
            <text:p>0.002195</text:p>
          </table:table-cell>
          <table:table-cell table:number-columns-repeated="2" office:value-type="float" office:value="0.002185">
            <text:p>0.002185</text:p>
          </table:table-cell>
          <table:table-cell office:value-type="float" office:value="0.002168">
            <text:p>0.002168</text:p>
          </table:table-cell>
          <table:table-cell office:value-type="float" office:value="0.00214">
            <text:p>0.00214</text:p>
          </table:table-cell>
          <table:table-cell office:value-type="float" office:value="0.002191">
            <text:p>0.002191</text:p>
          </table:table-cell>
          <table:table-cell office:value-type="float" office:value="0.002188">
            <text:p>0.002188</text:p>
          </table:table-cell>
          <table:table-cell office:value-type="float" office:value="0.002181">
            <text:p>0.002181</text:p>
          </table:table-cell>
          <table:table-cell office:value-type="float" office:value="0.002212">
            <text:p>0.002212</text:p>
          </table:table-cell>
          <table:table-cell office:value-type="float" office:value="0.002175">
            <text:p>0.002175</text:p>
          </table:table-cell>
          <table:table-cell office:value-type="float" office:value="0.00221">
            <text:p>0.00221</text:p>
          </table:table-cell>
          <table:table-cell office:value-type="float" office:value="0.002184">
            <text:p>0.002184</text:p>
          </table:table-cell>
          <table:table-cell office:value-type="float" office:value="0.002195">
            <text:p>0.002195</text:p>
          </table:table-cell>
          <table:table-cell office:value-type="float" office:value="0.002171">
            <text:p>0.002171</text:p>
          </table:table-cell>
          <table:table-cell office:value-type="float" office:value="0.002161">
            <text:p>0.002161</text:p>
          </table:table-cell>
          <table:table-cell office:value-type="float" office:value="0.002157">
            <text:p>0.002157</text:p>
          </table:table-cell>
          <table:table-cell office:value-type="float" office:value="0.00209">
            <text:p>0.00209</text:p>
          </table:table-cell>
          <table:table-cell office:value-type="float" office:value="0.002176">
            <text:p>0.002176</text:p>
          </table:table-cell>
          <table:table-cell office:value-type="float" office:value="0.0021">
            <text:p>0.0021</text:p>
          </table:table-cell>
          <table:table-cell office:value-type="float" office:value="0.002257">
            <text:p>0.002257</text:p>
          </table:table-cell>
          <table:table-cell office:value-type="float" office:value="0.002179">
            <text:p>0.002179</text:p>
          </table:table-cell>
          <table:table-cell office:value-type="float" office:value="0.002193">
            <text:p>0.002193</text:p>
          </table:table-cell>
          <table:table-cell office:value-type="float" office:value="0.002175">
            <text:p>0.002175</text:p>
          </table:table-cell>
          <table:table-cell office:value-type="float" office:value="0.002163">
            <text:p>0.002163</text:p>
          </table:table-cell>
          <table:table-cell office:value-type="float" office:value="0.002162">
            <text:p>0.002162</text:p>
          </table:table-cell>
          <table:table-cell office:value-type="float" office:value="0.002139">
            <text:p>0.002139</text:p>
          </table:table-cell>
          <table:table-cell table:formula="of:=AVERAGE([.B22:.AE22])" office:value-type="float" office:value="0.00217693333333333">
            <text:p>0.0021769333</text:p>
          </table:table-cell>
          <table:table-cell table:formula="of:=VAR([.B22:.AE22])" office:value-type="float" office:value="0.000000000996271264367812">
            <text:p>0.000000001</text:p>
          </table:table-cell>
          <table:table-cell table:formula="of:=STDEV([.B22:.AE22])" office:value-type="float" office:value="0.0000315637650537418">
            <text:p>3.15637650537418E-005</text:p>
          </table:table-cell>
          <table:table-cell table:formula="of:=CONFIDENCE(0.95;[.AH22];30)" office:value-type="float" office:value="0.000000361362149350236">
            <text:p>3.61362149350236E-007</text:p>
          </table:table-cell>
          <table:table-cell table:formula="of:=[.AF22]+[.AI22]" office:value-type="float" office:value="0.00217729469548268">
            <text:p>0.0021772947</text:p>
          </table:table-cell>
          <table:table-cell table:formula="of:=[.AF22]-[.AI22]" office:value-type="float" office:value="0.00217657197118398">
            <text:p>0.00217657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2309">
            <text:p>0.002309</text:p>
          </table:table-cell>
          <table:table-cell office:value-type="float" office:value="0.002281">
            <text:p>0.002281</text:p>
          </table:table-cell>
          <table:table-cell office:value-type="float" office:value="0.00232">
            <text:p>0.00232</text:p>
          </table:table-cell>
          <table:table-cell office:value-type="float" office:value="0.002292">
            <text:p>0.002292</text:p>
          </table:table-cell>
          <table:table-cell office:value-type="float" office:value="0.002362">
            <text:p>0.002362</text:p>
          </table:table-cell>
          <table:table-cell office:value-type="float" office:value="0.002313">
            <text:p>0.002313</text:p>
          </table:table-cell>
          <table:table-cell office:value-type="float" office:value="0.002392">
            <text:p>0.002392</text:p>
          </table:table-cell>
          <table:table-cell office:value-type="float" office:value="0.002305">
            <text:p>0.002305</text:p>
          </table:table-cell>
          <table:table-cell office:value-type="float" office:value="0.002329">
            <text:p>0.002329</text:p>
          </table:table-cell>
          <table:table-cell office:value-type="float" office:value="0.002349">
            <text:p>0.002349</text:p>
          </table:table-cell>
          <table:table-cell office:value-type="float" office:value="0.002271">
            <text:p>0.002271</text:p>
          </table:table-cell>
          <table:table-cell office:value-type="float" office:value="0.002311">
            <text:p>0.002311</text:p>
          </table:table-cell>
          <table:table-cell office:value-type="float" office:value="0.002404">
            <text:p>0.002404</text:p>
          </table:table-cell>
          <table:table-cell office:value-type="float" office:value="0.002399">
            <text:p>0.002399</text:p>
          </table:table-cell>
          <table:table-cell office:value-type="float" office:value="0.002322">
            <text:p>0.002322</text:p>
          </table:table-cell>
          <table:table-cell office:value-type="float" office:value="0.00234">
            <text:p>0.00234</text:p>
          </table:table-cell>
          <table:table-cell office:value-type="float" office:value="0.002308">
            <text:p>0.002308</text:p>
          </table:table-cell>
          <table:table-cell office:value-type="float" office:value="0.002276">
            <text:p>0.002276</text:p>
          </table:table-cell>
          <table:table-cell office:value-type="float" office:value="0.002253">
            <text:p>0.002253</text:p>
          </table:table-cell>
          <table:table-cell office:value-type="float" office:value="0.002397">
            <text:p>0.002397</text:p>
          </table:table-cell>
          <table:table-cell office:value-type="float" office:value="0.0024">
            <text:p>0.0024</text:p>
          </table:table-cell>
          <table:table-cell office:value-type="float" office:value="0.002361">
            <text:p>0.002361</text:p>
          </table:table-cell>
          <table:table-cell office:value-type="float" office:value="0.002296">
            <text:p>0.002296</text:p>
          </table:table-cell>
          <table:table-cell office:value-type="float" office:value="0.002341">
            <text:p>0.002341</text:p>
          </table:table-cell>
          <table:table-cell office:value-type="float" office:value="0.002306">
            <text:p>0.002306</text:p>
          </table:table-cell>
          <table:table-cell office:value-type="float" office:value="0.002277">
            <text:p>0.002277</text:p>
          </table:table-cell>
          <table:table-cell office:value-type="float" office:value="0.002296">
            <text:p>0.002296</text:p>
          </table:table-cell>
          <table:table-cell office:value-type="float" office:value="0.002359">
            <text:p>0.002359</text:p>
          </table:table-cell>
          <table:table-cell office:value-type="float" office:value="0.002342">
            <text:p>0.002342</text:p>
          </table:table-cell>
          <table:table-cell office:value-type="float" office:value="0.002369">
            <text:p>0.002369</text:p>
          </table:table-cell>
          <table:table-cell table:formula="of:=AVERAGE([.B23:.AE23])" office:value-type="float" office:value="0.00232933333333333">
            <text:p>0.0023293333</text:p>
          </table:table-cell>
          <table:table-cell table:formula="of:=VAR([.B23:.AE23])" office:value-type="float" office:value="0.00000000181940229885058">
            <text:p>1.81940229885058E-009</text:p>
          </table:table-cell>
          <table:table-cell table:formula="of:=STDEV([.B23:.AE23])" office:value-type="float" office:value="0.0000426544522746522">
            <text:p>4.26544522746522E-005</text:p>
          </table:table-cell>
          <table:table-cell table:formula="of:=CONFIDENCE(0.95;[.AH23];30)" office:value-type="float" office:value="0.000000488335422820483">
            <text:p>4.88335422820483E-007</text:p>
          </table:table-cell>
          <table:table-cell table:formula="of:=[.AF23]+[.AI23]" office:value-type="float" office:value="0.00232982166875615">
            <text:p>0.0023298217</text:p>
          </table:table-cell>
          <table:table-cell table:formula="of:=[.AF23]-[.AI23]" office:value-type="float" office:value="0.00232884499791051">
            <text:p>0.0023288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2467">
            <text:p>0.002467</text:p>
          </table:table-cell>
          <table:table-cell office:value-type="float" office:value="0.002419">
            <text:p>0.002419</text:p>
          </table:table-cell>
          <table:table-cell office:value-type="float" office:value="0.002511">
            <text:p>0.002511</text:p>
          </table:table-cell>
          <table:table-cell office:value-type="float" office:value="0.002436">
            <text:p>0.002436</text:p>
          </table:table-cell>
          <table:table-cell office:value-type="float" office:value="0.002411">
            <text:p>0.002411</text:p>
          </table:table-cell>
          <table:table-cell office:value-type="float" office:value="0.002433">
            <text:p>0.002433</text:p>
          </table:table-cell>
          <table:table-cell office:value-type="float" office:value="0.002476">
            <text:p>0.002476</text:p>
          </table:table-cell>
          <table:table-cell office:value-type="float" office:value="0.002399">
            <text:p>0.002399</text:p>
          </table:table-cell>
          <table:table-cell office:value-type="float" office:value="0.002473">
            <text:p>0.002473</text:p>
          </table:table-cell>
          <table:table-cell office:value-type="float" office:value="0.002519">
            <text:p>0.002519</text:p>
          </table:table-cell>
          <table:table-cell office:value-type="float" office:value="0.002545">
            <text:p>0.002545</text:p>
          </table:table-cell>
          <table:table-cell office:value-type="float" office:value="0.002532">
            <text:p>0.002532</text:p>
          </table:table-cell>
          <table:table-cell office:value-type="float" office:value="0.002445">
            <text:p>0.002445</text:p>
          </table:table-cell>
          <table:table-cell office:value-type="float" office:value="0.002477">
            <text:p>0.002477</text:p>
          </table:table-cell>
          <table:table-cell office:value-type="float" office:value="0.002407">
            <text:p>0.002407</text:p>
          </table:table-cell>
          <table:table-cell office:value-type="float" office:value="0.002538">
            <text:p>0.002538</text:p>
          </table:table-cell>
          <table:table-cell office:value-type="float" office:value="0.002444">
            <text:p>0.002444</text:p>
          </table:table-cell>
          <table:table-cell office:value-type="float" office:value="0.002477">
            <text:p>0.002477</text:p>
          </table:table-cell>
          <table:table-cell office:value-type="float" office:value="0.002435">
            <text:p>0.002435</text:p>
          </table:table-cell>
          <table:table-cell office:value-type="float" office:value="0.00245">
            <text:p>0.00245</text:p>
          </table:table-cell>
          <table:table-cell office:value-type="float" office:value="0.002525">
            <text:p>0.002525</text:p>
          </table:table-cell>
          <table:table-cell office:value-type="float" office:value="0.002513">
            <text:p>0.002513</text:p>
          </table:table-cell>
          <table:table-cell office:value-type="float" office:value="0.002507">
            <text:p>0.002507</text:p>
          </table:table-cell>
          <table:table-cell office:value-type="float" office:value="0.002527">
            <text:p>0.002527</text:p>
          </table:table-cell>
          <table:table-cell office:value-type="float" office:value="0.002497">
            <text:p>0.002497</text:p>
          </table:table-cell>
          <table:table-cell office:value-type="float" office:value="0.002484">
            <text:p>0.002484</text:p>
          </table:table-cell>
          <table:table-cell office:value-type="float" office:value="0.00243">
            <text:p>0.00243</text:p>
          </table:table-cell>
          <table:table-cell office:value-type="float" office:value="0.002486">
            <text:p>0.002486</text:p>
          </table:table-cell>
          <table:table-cell office:value-type="float" office:value="0.002405">
            <text:p>0.002405</text:p>
          </table:table-cell>
          <table:table-cell office:value-type="float" office:value="0.002465">
            <text:p>0.002465</text:p>
          </table:table-cell>
          <table:table-cell table:formula="of:=AVERAGE([.B24:.AE24])" office:value-type="float" office:value="0.0024711">
            <text:p>0.0024711</text:p>
          </table:table-cell>
          <table:table-cell table:formula="of:=VAR([.B24:.AE24])" office:value-type="float" office:value="0.00000000190885172413793">
            <text:p>1.90885172413793E-009</text:p>
          </table:table-cell>
          <table:table-cell table:formula="of:=STDEV([.B24:.AE24])" office:value-type="float" office:value="0.0000436904076902234">
            <text:p>4.36904076902234E-005</text:p>
          </table:table-cell>
          <table:table-cell table:formula="of:=CONFIDENCE(0.95;[.AH24];30)" office:value-type="float" office:value="0.000000500195702320233">
            <text:p>5.00195702320233E-007</text:p>
          </table:table-cell>
          <table:table-cell table:formula="of:=[.AF24]+[.AI24]" office:value-type="float" office:value="0.00247160019570232">
            <text:p>0.0024716002</text:p>
          </table:table-cell>
          <table:table-cell table:formula="of:=[.AF24]-[.AI24]" office:value-type="float" office:value="0.00247059980429768">
            <text:p>0.00247059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249">
            <text:p>0.00249</text:p>
          </table:table-cell>
          <table:table-cell office:value-type="float" office:value="0.002578">
            <text:p>0.002578</text:p>
          </table:table-cell>
          <table:table-cell office:value-type="float" office:value="0.002507">
            <text:p>0.002507</text:p>
          </table:table-cell>
          <table:table-cell office:value-type="float" office:value="0.00257">
            <text:p>0.00257</text:p>
          </table:table-cell>
          <table:table-cell office:value-type="float" office:value="0.002516">
            <text:p>0.002516</text:p>
          </table:table-cell>
          <table:table-cell office:value-type="float" office:value="0.00278">
            <text:p>0.00278</text:p>
          </table:table-cell>
          <table:table-cell office:value-type="float" office:value="0.002537">
            <text:p>0.002537</text:p>
          </table:table-cell>
          <table:table-cell office:value-type="float" office:value="0.002499">
            <text:p>0.002499</text:p>
          </table:table-cell>
          <table:table-cell office:value-type="float" office:value="0.002468">
            <text:p>0.002468</text:p>
          </table:table-cell>
          <table:table-cell office:value-type="float" office:value="0.0026">
            <text:p>0.0026</text:p>
          </table:table-cell>
          <table:table-cell office:value-type="float" office:value="0.002515">
            <text:p>0.002515</text:p>
          </table:table-cell>
          <table:table-cell office:value-type="float" office:value="0.002513">
            <text:p>0.002513</text:p>
          </table:table-cell>
          <table:table-cell office:value-type="float" office:value="0.002498">
            <text:p>0.002498</text:p>
          </table:table-cell>
          <table:table-cell office:value-type="float" office:value="0.002548">
            <text:p>0.002548</text:p>
          </table:table-cell>
          <table:table-cell office:value-type="float" office:value="0.002484">
            <text:p>0.002484</text:p>
          </table:table-cell>
          <table:table-cell office:value-type="float" office:value="0.002551">
            <text:p>0.002551</text:p>
          </table:table-cell>
          <table:table-cell office:value-type="float" office:value="0.002541">
            <text:p>0.002541</text:p>
          </table:table-cell>
          <table:table-cell office:value-type="float" office:value="0.002502">
            <text:p>0.002502</text:p>
          </table:table-cell>
          <table:table-cell office:value-type="float" office:value="0.002536">
            <text:p>0.002536</text:p>
          </table:table-cell>
          <table:table-cell office:value-type="float" office:value="0.002515">
            <text:p>0.002515</text:p>
          </table:table-cell>
          <table:table-cell office:value-type="float" office:value="0.002551">
            <text:p>0.002551</text:p>
          </table:table-cell>
          <table:table-cell office:value-type="float" office:value="0.00254">
            <text:p>0.00254</text:p>
          </table:table-cell>
          <table:table-cell office:value-type="float" office:value="0.002489">
            <text:p>0.002489</text:p>
          </table:table-cell>
          <table:table-cell office:value-type="float" office:value="0.002545">
            <text:p>0.002545</text:p>
          </table:table-cell>
          <table:table-cell office:value-type="float" office:value="0.002602">
            <text:p>0.002602</text:p>
          </table:table-cell>
          <table:table-cell office:value-type="float" office:value="0.002521">
            <text:p>0.002521</text:p>
          </table:table-cell>
          <table:table-cell office:value-type="float" office:value="0.002477">
            <text:p>0.002477</text:p>
          </table:table-cell>
          <table:table-cell office:value-type="float" office:value="0.002569">
            <text:p>0.002569</text:p>
          </table:table-cell>
          <table:table-cell office:value-type="float" office:value="0.002518">
            <text:p>0.002518</text:p>
          </table:table-cell>
          <table:table-cell office:value-type="float" office:value="0.002527">
            <text:p>0.002527</text:p>
          </table:table-cell>
          <table:table-cell table:formula="of:=AVERAGE([.B25:.AE25])" office:value-type="float" office:value="0.00253623333333333">
            <text:p>0.0025362333</text:p>
          </table:table-cell>
          <table:table-cell table:formula="of:=VAR([.B25:.AE25])" office:value-type="float" office:value="0.00000000327921954022989">
            <text:p>3.27921954022989E-009</text:p>
          </table:table-cell>
          <table:table-cell table:formula="of:=STDEV([.B25:.AE25])" office:value-type="float" office:value="0.0000572644701383842">
            <text:p>5.72644701383842E-005</text:p>
          </table:table-cell>
          <table:table-cell table:formula="of:=CONFIDENCE(0.95;[.AH25];30)" office:value-type="float" office:value="0.000000655600242093292">
            <text:p>6.55600242093292E-007</text:p>
          </table:table-cell>
          <table:table-cell table:formula="of:=[.AF25]+[.AI25]" office:value-type="float" office:value="0.00253688893357543">
            <text:p>0.0025368889</text:p>
          </table:table-cell>
          <table:table-cell table:formula="of:=[.AF25]-[.AI25]" office:value-type="float" office:value="0.00253557773309124">
            <text:p>0.00253557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2667">
            <text:p>0.002667</text:p>
          </table:table-cell>
          <table:table-cell office:value-type="float" office:value="0.002622">
            <text:p>0.002622</text:p>
          </table:table-cell>
          <table:table-cell office:value-type="float" office:value="0.002654">
            <text:p>0.002654</text:p>
          </table:table-cell>
          <table:table-cell office:value-type="float" office:value="0.002685">
            <text:p>0.002685</text:p>
          </table:table-cell>
          <table:table-cell office:value-type="float" office:value="0.002711">
            <text:p>0.002711</text:p>
          </table:table-cell>
          <table:table-cell office:value-type="float" office:value="0.002624">
            <text:p>0.002624</text:p>
          </table:table-cell>
          <table:table-cell office:value-type="float" office:value="0.002655">
            <text:p>0.002655</text:p>
          </table:table-cell>
          <table:table-cell office:value-type="float" office:value="0.00266">
            <text:p>0.00266</text:p>
          </table:table-cell>
          <table:table-cell office:value-type="float" office:value="0.002625">
            <text:p>0.002625</text:p>
          </table:table-cell>
          <table:table-cell office:value-type="float" office:value="0.002562">
            <text:p>0.002562</text:p>
          </table:table-cell>
          <table:table-cell office:value-type="float" office:value="0.002782">
            <text:p>0.002782</text:p>
          </table:table-cell>
          <table:table-cell office:value-type="float" office:value="0.002668">
            <text:p>0.002668</text:p>
          </table:table-cell>
          <table:table-cell office:value-type="float" office:value="0.002648">
            <text:p>0.002648</text:p>
          </table:table-cell>
          <table:table-cell office:value-type="float" office:value="0.002658">
            <text:p>0.002658</text:p>
          </table:table-cell>
          <table:table-cell office:value-type="float" office:value="0.002681">
            <text:p>0.002681</text:p>
          </table:table-cell>
          <table:table-cell office:value-type="float" office:value="0.002661">
            <text:p>0.002661</text:p>
          </table:table-cell>
          <table:table-cell office:value-type="float" office:value="0.002667">
            <text:p>0.002667</text:p>
          </table:table-cell>
          <table:table-cell office:value-type="float" office:value="0.002651">
            <text:p>0.002651</text:p>
          </table:table-cell>
          <table:table-cell office:value-type="float" office:value="0.002635">
            <text:p>0.002635</text:p>
          </table:table-cell>
          <table:table-cell office:value-type="float" office:value="0.002695">
            <text:p>0.002695</text:p>
          </table:table-cell>
          <table:table-cell office:value-type="float" office:value="0.002677">
            <text:p>0.002677</text:p>
          </table:table-cell>
          <table:table-cell office:value-type="float" office:value="0.002638">
            <text:p>0.002638</text:p>
          </table:table-cell>
          <table:table-cell office:value-type="float" office:value="0.002677">
            <text:p>0.002677</text:p>
          </table:table-cell>
          <table:table-cell office:value-type="float" office:value="0.002626">
            <text:p>0.002626</text:p>
          </table:table-cell>
          <table:table-cell office:value-type="float" office:value="0.002644">
            <text:p>0.002644</text:p>
          </table:table-cell>
          <table:table-cell office:value-type="float" office:value="0.002649">
            <text:p>0.002649</text:p>
          </table:table-cell>
          <table:table-cell office:value-type="float" office:value="0.002645">
            <text:p>0.002645</text:p>
          </table:table-cell>
          <table:table-cell office:value-type="float" office:value="0.002566">
            <text:p>0.002566</text:p>
          </table:table-cell>
          <table:table-cell office:value-type="float" office:value="0.002681">
            <text:p>0.002681</text:p>
          </table:table-cell>
          <table:table-cell office:value-type="float" office:value="0.002635">
            <text:p>0.002635</text:p>
          </table:table-cell>
          <table:table-cell table:formula="of:=AVERAGE([.B26:.AE26])" office:value-type="float" office:value="0.00265496666666667">
            <text:p>0.0026549667</text:p>
          </table:table-cell>
          <table:table-cell table:formula="of:=VAR([.B26:.AE26])" office:value-type="float" office:value="0.0000000015994816091954">
            <text:p>1.5994816091954E-009</text:p>
          </table:table-cell>
          <table:table-cell table:formula="of:=STDEV([.B26:.AE26])" office:value-type="float" office:value="0.0000399935195899961">
            <text:p>3.99935195899961E-005</text:p>
          </table:table-cell>
          <table:table-cell table:formula="of:=CONFIDENCE(0.95;[.AH26];30)" office:value-type="float" office:value="0.000000457871365298624">
            <text:p>4.57871365298624E-007</text:p>
          </table:table-cell>
          <table:table-cell table:formula="of:=[.AF26]+[.AI26]" office:value-type="float" office:value="0.00265542453803197">
            <text:p>0.0026554245</text:p>
          </table:table-cell>
          <table:table-cell table:formula="of:=[.AF26]-[.AI26]" office:value-type="float" office:value="0.00265450879530137">
            <text:p>0.00265450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2679">
            <text:p>0.002679</text:p>
          </table:table-cell>
          <table:table-cell office:value-type="float" office:value="0.002729">
            <text:p>0.002729</text:p>
          </table:table-cell>
          <table:table-cell office:value-type="float" office:value="0.002652">
            <text:p>0.002652</text:p>
          </table:table-cell>
          <table:table-cell office:value-type="float" office:value="0.002626">
            <text:p>0.002626</text:p>
          </table:table-cell>
          <table:table-cell office:value-type="float" office:value="0.002692">
            <text:p>0.002692</text:p>
          </table:table-cell>
          <table:table-cell office:value-type="float" office:value="0.002755">
            <text:p>0.002755</text:p>
          </table:table-cell>
          <table:table-cell office:value-type="float" office:value="0.002675">
            <text:p>0.002675</text:p>
          </table:table-cell>
          <table:table-cell office:value-type="float" office:value="0.002698">
            <text:p>0.002698</text:p>
          </table:table-cell>
          <table:table-cell office:value-type="float" office:value="0.002652">
            <text:p>0.002652</text:p>
          </table:table-cell>
          <table:table-cell office:value-type="float" office:value="0.00266">
            <text:p>0.00266</text:p>
          </table:table-cell>
          <table:table-cell office:value-type="float" office:value="0.00265">
            <text:p>0.00265</text:p>
          </table:table-cell>
          <table:table-cell office:value-type="float" office:value="0.002566">
            <text:p>0.002566</text:p>
          </table:table-cell>
          <table:table-cell office:value-type="float" office:value="0.002671">
            <text:p>0.002671</text:p>
          </table:table-cell>
          <table:table-cell office:value-type="float" office:value="0.002639">
            <text:p>0.002639</text:p>
          </table:table-cell>
          <table:table-cell office:value-type="float" office:value="0.00275">
            <text:p>0.00275</text:p>
          </table:table-cell>
          <table:table-cell office:value-type="float" office:value="0.002636">
            <text:p>0.002636</text:p>
          </table:table-cell>
          <table:table-cell office:value-type="float" office:value="0.002738">
            <text:p>0.002738</text:p>
          </table:table-cell>
          <table:table-cell office:value-type="float" office:value="0.002694">
            <text:p>0.002694</text:p>
          </table:table-cell>
          <table:table-cell office:value-type="float" office:value="0.002654">
            <text:p>0.002654</text:p>
          </table:table-cell>
          <table:table-cell office:value-type="float" office:value="0.002721">
            <text:p>0.002721</text:p>
          </table:table-cell>
          <table:table-cell office:value-type="float" office:value="0.002729">
            <text:p>0.002729</text:p>
          </table:table-cell>
          <table:table-cell office:value-type="float" office:value="0.002607">
            <text:p>0.002607</text:p>
          </table:table-cell>
          <table:table-cell office:value-type="float" office:value="0.002609">
            <text:p>0.002609</text:p>
          </table:table-cell>
          <table:table-cell office:value-type="float" office:value="0.002669">
            <text:p>0.002669</text:p>
          </table:table-cell>
          <table:table-cell office:value-type="float" office:value="0.002619">
            <text:p>0.002619</text:p>
          </table:table-cell>
          <table:table-cell office:value-type="float" office:value="0.002677">
            <text:p>0.002677</text:p>
          </table:table-cell>
          <table:table-cell office:value-type="float" office:value="0.00267">
            <text:p>0.00267</text:p>
          </table:table-cell>
          <table:table-cell office:value-type="float" office:value="0.0026">
            <text:p>0.0026</text:p>
          </table:table-cell>
          <table:table-cell office:value-type="float" office:value="0.002677">
            <text:p>0.002677</text:p>
          </table:table-cell>
          <table:table-cell office:value-type="float" office:value="0.002696">
            <text:p>0.002696</text:p>
          </table:table-cell>
          <table:table-cell table:formula="of:=AVERAGE([.B27:.AE27])" office:value-type="float" office:value="0.00266966666666667">
            <text:p>0.0026696667</text:p>
          </table:table-cell>
          <table:table-cell table:formula="of:=VAR([.B27:.AE27])" office:value-type="float" office:value="0.00000000213788505747127">
            <text:p>2.13788505747127E-009</text:p>
          </table:table-cell>
          <table:table-cell table:formula="of:=STDEV([.B27:.AE27])" office:value-type="float" office:value="0.0000462372691394212">
            <text:p>4.62372691394212E-005</text:p>
          </table:table-cell>
          <table:table-cell table:formula="of:=CONFIDENCE(0.95;[.AH27];30)" office:value-type="float" office:value="0.000000529353799455108">
            <text:p>5.29353799455108E-007</text:p>
          </table:table-cell>
          <table:table-cell table:formula="of:=[.AF27]+[.AI27]" office:value-type="float" office:value="0.00267019602046612">
            <text:p>0.002670196</text:p>
          </table:table-cell>
          <table:table-cell table:formula="of:=[.AF27]-[.AI27]" office:value-type="float" office:value="0.00266913731286721">
            <text:p>0.00266913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3128">
            <text:p>0.003128</text:p>
          </table:table-cell>
          <table:table-cell office:value-type="float" office:value="0.003174">
            <text:p>0.003174</text:p>
          </table:table-cell>
          <table:table-cell office:value-type="float" office:value="0.003179">
            <text:p>0.003179</text:p>
          </table:table-cell>
          <table:table-cell office:value-type="float" office:value="0.003145">
            <text:p>0.003145</text:p>
          </table:table-cell>
          <table:table-cell office:value-type="float" office:value="0.00315">
            <text:p>0.00315</text:p>
          </table:table-cell>
          <table:table-cell office:value-type="float" office:value="0.003175">
            <text:p>0.003175</text:p>
          </table:table-cell>
          <table:table-cell office:value-type="float" office:value="0.003225">
            <text:p>0.003225</text:p>
          </table:table-cell>
          <table:table-cell office:value-type="float" office:value="0.003171">
            <text:p>0.003171</text:p>
          </table:table-cell>
          <table:table-cell office:value-type="float" office:value="0.003151">
            <text:p>0.003151</text:p>
          </table:table-cell>
          <table:table-cell office:value-type="float" office:value="0.003156">
            <text:p>0.003156</text:p>
          </table:table-cell>
          <table:table-cell table:number-columns-repeated="2" office:value-type="float" office:value="0.003135">
            <text:p>0.003135</text:p>
          </table:table-cell>
          <table:table-cell office:value-type="float" office:value="0.003171">
            <text:p>0.003171</text:p>
          </table:table-cell>
          <table:table-cell office:value-type="float" office:value="0.003137">
            <text:p>0.003137</text:p>
          </table:table-cell>
          <table:table-cell office:value-type="float" office:value="0.003163">
            <text:p>0.003163</text:p>
          </table:table-cell>
          <table:table-cell office:value-type="float" office:value="0.003132">
            <text:p>0.003132</text:p>
          </table:table-cell>
          <table:table-cell office:value-type="float" office:value="0.003189">
            <text:p>0.003189</text:p>
          </table:table-cell>
          <table:table-cell office:value-type="float" office:value="0.003169">
            <text:p>0.003169</text:p>
          </table:table-cell>
          <table:table-cell office:value-type="float" office:value="0.003203">
            <text:p>0.003203</text:p>
          </table:table-cell>
          <table:table-cell office:value-type="float" office:value="0.003215">
            <text:p>0.003215</text:p>
          </table:table-cell>
          <table:table-cell office:value-type="float" office:value="0.003114">
            <text:p>0.003114</text:p>
          </table:table-cell>
          <table:table-cell office:value-type="float" office:value="0.003209">
            <text:p>0.003209</text:p>
          </table:table-cell>
          <table:table-cell office:value-type="float" office:value="0.003136">
            <text:p>0.003136</text:p>
          </table:table-cell>
          <table:table-cell office:value-type="float" office:value="0.003205">
            <text:p>0.003205</text:p>
          </table:table-cell>
          <table:table-cell office:value-type="float" office:value="0.003262">
            <text:p>0.003262</text:p>
          </table:table-cell>
          <table:table-cell office:value-type="float" office:value="0.003158">
            <text:p>0.003158</text:p>
          </table:table-cell>
          <table:table-cell office:value-type="float" office:value="0.003147">
            <text:p>0.003147</text:p>
          </table:table-cell>
          <table:table-cell office:value-type="float" office:value="0.003165">
            <text:p>0.003165</text:p>
          </table:table-cell>
          <table:table-cell office:value-type="float" office:value="0.003123">
            <text:p>0.003123</text:p>
          </table:table-cell>
          <table:table-cell office:value-type="float" office:value="0.003143">
            <text:p>0.003143</text:p>
          </table:table-cell>
          <table:table-cell table:formula="of:=AVERAGE([.B28:.AE28])" office:value-type="float" office:value="0.0031655">
            <text:p>0.0031655</text:p>
          </table:table-cell>
          <table:table-cell table:formula="of:=VAR([.B28:.AE28])" office:value-type="float" office:value="0.0000000011563275862069">
            <text:p>1.1563275862069E-009</text:p>
          </table:table-cell>
          <table:table-cell table:formula="of:=STDEV([.B28:.AE28])" office:value-type="float" office:value="0.0000340048171029767">
            <text:p>3.40048171029767E-005</text:p>
          </table:table-cell>
          <table:table-cell table:formula="of:=CONFIDENCE(0.95;[.AH28];30)" office:value-type="float" office:value="0.000000389308872869608">
            <text:p>3.89308872869608E-007</text:p>
          </table:table-cell>
          <table:table-cell table:formula="of:=[.AF28]+[.AI28]" office:value-type="float" office:value="0.00316588930887287">
            <text:p>0.0031658893</text:p>
          </table:table-cell>
          <table:table-cell table:formula="of:=[.AF28]-[.AI28]" office:value-type="float" office:value="0.00316511069112713">
            <text:p>0.003165110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3243">
            <text:p>0.003243</text:p>
          </table:table-cell>
          <table:table-cell office:value-type="float" office:value="0.003171">
            <text:p>0.003171</text:p>
          </table:table-cell>
          <table:table-cell office:value-type="float" office:value="0.003223">
            <text:p>0.003223</text:p>
          </table:table-cell>
          <table:table-cell office:value-type="float" office:value="0.003239">
            <text:p>0.003239</text:p>
          </table:table-cell>
          <table:table-cell office:value-type="float" office:value="0.003229">
            <text:p>0.003229</text:p>
          </table:table-cell>
          <table:table-cell office:value-type="float" office:value="0.003181">
            <text:p>0.003181</text:p>
          </table:table-cell>
          <table:table-cell office:value-type="float" office:value="0.003202">
            <text:p>0.003202</text:p>
          </table:table-cell>
          <table:table-cell office:value-type="float" office:value="0.003138">
            <text:p>0.003138</text:p>
          </table:table-cell>
          <table:table-cell office:value-type="float" office:value="0.003226">
            <text:p>0.003226</text:p>
          </table:table-cell>
          <table:table-cell office:value-type="float" office:value="0.003272">
            <text:p>0.003272</text:p>
          </table:table-cell>
          <table:table-cell office:value-type="float" office:value="0.003242">
            <text:p>0.003242</text:p>
          </table:table-cell>
          <table:table-cell office:value-type="float" office:value="0.003173">
            <text:p>0.003173</text:p>
          </table:table-cell>
          <table:table-cell office:value-type="float" office:value="0.003286">
            <text:p>0.003286</text:p>
          </table:table-cell>
          <table:table-cell office:value-type="float" office:value="0.003165">
            <text:p>0.003165</text:p>
          </table:table-cell>
          <table:table-cell office:value-type="float" office:value="0.00333">
            <text:p>0.00333</text:p>
          </table:table-cell>
          <table:table-cell office:value-type="float" office:value="0.003277">
            <text:p>0.003277</text:p>
          </table:table-cell>
          <table:table-cell office:value-type="float" office:value="0.003388">
            <text:p>0.003388</text:p>
          </table:table-cell>
          <table:table-cell office:value-type="float" office:value="0.003234">
            <text:p>0.003234</text:p>
          </table:table-cell>
          <table:table-cell office:value-type="float" office:value="0.003291">
            <text:p>0.003291</text:p>
          </table:table-cell>
          <table:table-cell office:value-type="float" office:value="0.003301">
            <text:p>0.003301</text:p>
          </table:table-cell>
          <table:table-cell office:value-type="float" office:value="0.003285">
            <text:p>0.003285</text:p>
          </table:table-cell>
          <table:table-cell office:value-type="float" office:value="0.003197">
            <text:p>0.003197</text:p>
          </table:table-cell>
          <table:table-cell office:value-type="float" office:value="0.003236">
            <text:p>0.003236</text:p>
          </table:table-cell>
          <table:table-cell office:value-type="float" office:value="0.003231">
            <text:p>0.003231</text:p>
          </table:table-cell>
          <table:table-cell office:value-type="float" office:value="0.003239">
            <text:p>0.003239</text:p>
          </table:table-cell>
          <table:table-cell office:value-type="float" office:value="0.00322">
            <text:p>0.00322</text:p>
          </table:table-cell>
          <table:table-cell office:value-type="float" office:value="0.003243">
            <text:p>0.003243</text:p>
          </table:table-cell>
          <table:table-cell office:value-type="float" office:value="0.003287">
            <text:p>0.003287</text:p>
          </table:table-cell>
          <table:table-cell office:value-type="float" office:value="0.003185">
            <text:p>0.003185</text:p>
          </table:table-cell>
          <table:table-cell office:value-type="float" office:value="0.003243">
            <text:p>0.003243</text:p>
          </table:table-cell>
          <table:table-cell table:formula="of:=AVERAGE([.B29:.AE29])" office:value-type="float" office:value="0.00323923333333333">
            <text:p>0.0032392333</text:p>
          </table:table-cell>
          <table:table-cell table:formula="of:=VAR([.B29:.AE29])" office:value-type="float" office:value="0.00000000280349540229885">
            <text:p>2.80349540229885E-009</text:p>
          </table:table-cell>
          <table:table-cell table:formula="of:=STDEV([.B29:.AE29])" office:value-type="float" office:value="0.0000529480443670855">
            <text:p>0.000052948</text:p>
          </table:table-cell>
          <table:table-cell table:formula="of:=CONFIDENCE(0.95;[.AH29];30)" office:value-type="float" office:value="0.000000606183041972474">
            <text:p>6.06183041972474E-007</text:p>
          </table:table-cell>
          <table:table-cell table:formula="of:=[.AF29]+[.AI29]" office:value-type="float" office:value="0.00323983951637531">
            <text:p>0.0032398395</text:p>
          </table:table-cell>
          <table:table-cell table:formula="of:=[.AF29]-[.AI29]" office:value-type="float" office:value="0.00323862715029136">
            <text:p>0.003238627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3312">
            <text:p>0.003312</text:p>
          </table:table-cell>
          <table:table-cell office:value-type="float" office:value="0.003336">
            <text:p>0.003336</text:p>
          </table:table-cell>
          <table:table-cell office:value-type="float" office:value="0.003379">
            <text:p>0.003379</text:p>
          </table:table-cell>
          <table:table-cell office:value-type="float" office:value="0.003321">
            <text:p>0.003321</text:p>
          </table:table-cell>
          <table:table-cell office:value-type="float" office:value="0.003301">
            <text:p>0.003301</text:p>
          </table:table-cell>
          <table:table-cell office:value-type="float" office:value="0.003283">
            <text:p>0.003283</text:p>
          </table:table-cell>
          <table:table-cell office:value-type="float" office:value="0.003231">
            <text:p>0.003231</text:p>
          </table:table-cell>
          <table:table-cell office:value-type="float" office:value="0.003365">
            <text:p>0.003365</text:p>
          </table:table-cell>
          <table:table-cell office:value-type="float" office:value="0.003235">
            <text:p>0.003235</text:p>
          </table:table-cell>
          <table:table-cell table:number-columns-repeated="2" office:value-type="float" office:value="0.003311">
            <text:p>0.003311</text:p>
          </table:table-cell>
          <table:table-cell office:value-type="float" office:value="0.003196">
            <text:p>0.003196</text:p>
          </table:table-cell>
          <table:table-cell office:value-type="float" office:value="0.003281">
            <text:p>0.003281</text:p>
          </table:table-cell>
          <table:table-cell office:value-type="float" office:value="0.003577">
            <text:p>0.003577</text:p>
          </table:table-cell>
          <table:table-cell office:value-type="float" office:value="0.003226">
            <text:p>0.003226</text:p>
          </table:table-cell>
          <table:table-cell office:value-type="float" office:value="0.003308">
            <text:p>0.003308</text:p>
          </table:table-cell>
          <table:table-cell office:value-type="float" office:value="0.003208">
            <text:p>0.003208</text:p>
          </table:table-cell>
          <table:table-cell office:value-type="float" office:value="0.003301">
            <text:p>0.003301</text:p>
          </table:table-cell>
          <table:table-cell office:value-type="float" office:value="0.003398">
            <text:p>0.003398</text:p>
          </table:table-cell>
          <table:table-cell office:value-type="float" office:value="0.003248">
            <text:p>0.003248</text:p>
          </table:table-cell>
          <table:table-cell office:value-type="float" office:value="0.003352">
            <text:p>0.003352</text:p>
          </table:table-cell>
          <table:table-cell office:value-type="float" office:value="0.003279">
            <text:p>0.003279</text:p>
          </table:table-cell>
          <table:table-cell office:value-type="float" office:value="0.003213">
            <text:p>0.003213</text:p>
          </table:table-cell>
          <table:table-cell office:value-type="float" office:value="0.003241">
            <text:p>0.003241</text:p>
          </table:table-cell>
          <table:table-cell office:value-type="float" office:value="0.003339">
            <text:p>0.003339</text:p>
          </table:table-cell>
          <table:table-cell office:value-type="float" office:value="0.003249">
            <text:p>0.003249</text:p>
          </table:table-cell>
          <table:table-cell office:value-type="float" office:value="0.003287">
            <text:p>0.003287</text:p>
          </table:table-cell>
          <table:table-cell office:value-type="float" office:value="0.003319">
            <text:p>0.003319</text:p>
          </table:table-cell>
          <table:table-cell office:value-type="float" office:value="0.003229">
            <text:p>0.003229</text:p>
          </table:table-cell>
          <table:table-cell office:value-type="float" office:value="0.003336">
            <text:p>0.003336</text:p>
          </table:table-cell>
          <table:table-cell table:formula="of:=AVERAGE([.B30:.AE30])" office:value-type="float" office:value="0.00329906666666667">
            <text:p>0.0032990667</text:p>
          </table:table-cell>
          <table:table-cell table:formula="of:=VAR([.B30:.AE30])" office:value-type="float" office:value="0.0000000055600643678161">
            <text:p>5.5600643678161E-009</text:p>
          </table:table-cell>
          <table:table-cell table:formula="of:=STDEV([.B30:.AE30])" office:value-type="float" office:value="0.0000745658391478034">
            <text:p>7.45658391478034E-005</text:p>
          </table:table-cell>
          <table:table-cell table:formula="of:=CONFIDENCE(0.95;[.AH30];30)" office:value-type="float" office:value="0.000000853677368865092">
            <text:p>8.53677368865092E-007</text:p>
          </table:table-cell>
          <table:table-cell table:formula="of:=[.AF30]+[.AI30]" office:value-type="float" office:value="0.00329992034403553">
            <text:p>0.0032999203</text:p>
          </table:table-cell>
          <table:table-cell table:formula="of:=[.AF30]-[.AI30]" office:value-type="float" office:value="0.0032982129892978">
            <text:p>0.00329821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363">
            <text:p>0.00363</text:p>
          </table:table-cell>
          <table:table-cell office:value-type="float" office:value="0.003574">
            <text:p>0.003574</text:p>
          </table:table-cell>
          <table:table-cell office:value-type="float" office:value="0.003541">
            <text:p>0.003541</text:p>
          </table:table-cell>
          <table:table-cell office:value-type="float" office:value="0.003542">
            <text:p>0.003542</text:p>
          </table:table-cell>
          <table:table-cell office:value-type="float" office:value="0.003577">
            <text:p>0.003577</text:p>
          </table:table-cell>
          <table:table-cell office:value-type="float" office:value="0.003593">
            <text:p>0.003593</text:p>
          </table:table-cell>
          <table:table-cell office:value-type="float" office:value="0.003482">
            <text:p>0.003482</text:p>
          </table:table-cell>
          <table:table-cell office:value-type="float" office:value="0.003505">
            <text:p>0.003505</text:p>
          </table:table-cell>
          <table:table-cell office:value-type="float" office:value="0.003474">
            <text:p>0.003474</text:p>
          </table:table-cell>
          <table:table-cell office:value-type="float" office:value="0.003556">
            <text:p>0.003556</text:p>
          </table:table-cell>
          <table:table-cell office:value-type="float" office:value="0.00358">
            <text:p>0.00358</text:p>
          </table:table-cell>
          <table:table-cell office:value-type="float" office:value="0.003506">
            <text:p>0.003506</text:p>
          </table:table-cell>
          <table:table-cell office:value-type="float" office:value="0.003557">
            <text:p>0.003557</text:p>
          </table:table-cell>
          <table:table-cell office:value-type="float" office:value="0.003445">
            <text:p>0.003445</text:p>
          </table:table-cell>
          <table:table-cell office:value-type="float" office:value="0.00353">
            <text:p>0.00353</text:p>
          </table:table-cell>
          <table:table-cell office:value-type="float" office:value="0.0035">
            <text:p>0.0035</text:p>
          </table:table-cell>
          <table:table-cell office:value-type="float" office:value="0.00352">
            <text:p>0.00352</text:p>
          </table:table-cell>
          <table:table-cell office:value-type="float" office:value="0.003529">
            <text:p>0.003529</text:p>
          </table:table-cell>
          <table:table-cell office:value-type="float" office:value="0.003515">
            <text:p>0.003515</text:p>
          </table:table-cell>
          <table:table-cell office:value-type="float" office:value="0.003532">
            <text:p>0.003532</text:p>
          </table:table-cell>
          <table:table-cell office:value-type="float" office:value="0.003516">
            <text:p>0.003516</text:p>
          </table:table-cell>
          <table:table-cell office:value-type="float" office:value="0.003512">
            <text:p>0.003512</text:p>
          </table:table-cell>
          <table:table-cell office:value-type="float" office:value="0.003518">
            <text:p>0.003518</text:p>
          </table:table-cell>
          <table:table-cell office:value-type="float" office:value="0.003564">
            <text:p>0.003564</text:p>
          </table:table-cell>
          <table:table-cell office:value-type="float" office:value="0.003542">
            <text:p>0.003542</text:p>
          </table:table-cell>
          <table:table-cell office:value-type="float" office:value="0.003534">
            <text:p>0.003534</text:p>
          </table:table-cell>
          <table:table-cell office:value-type="float" office:value="0.003553">
            <text:p>0.003553</text:p>
          </table:table-cell>
          <table:table-cell office:value-type="float" office:value="0.003536">
            <text:p>0.003536</text:p>
          </table:table-cell>
          <table:table-cell office:value-type="float" office:value="0.00355">
            <text:p>0.00355</text:p>
          </table:table-cell>
          <table:table-cell office:value-type="float" office:value="0.003542">
            <text:p>0.003542</text:p>
          </table:table-cell>
          <table:table-cell table:formula="of:=AVERAGE([.B31:.AE31])" office:value-type="float" office:value="0.00353516666666667">
            <text:p>0.0035351667</text:p>
          </table:table-cell>
          <table:table-cell table:formula="of:=VAR([.B31:.AE31])" office:value-type="float" office:value="0.00000000136786781609196">
            <text:p>1.36786781609196E-009</text:p>
          </table:table-cell>
          <table:table-cell table:formula="of:=STDEV([.B31:.AE31])" office:value-type="float" office:value="0.0000369846970528617">
            <text:p>3.69846970528617E-005</text:p>
          </table:table-cell>
          <table:table-cell table:formula="of:=CONFIDENCE(0.95;[.AH31];30)" office:value-type="float" office:value="0.000000423424442468567">
            <text:p>4.23424442468567E-007</text:p>
          </table:table-cell>
          <table:table-cell table:formula="of:=[.AF31]+[.AI31]" office:value-type="float" office:value="0.00353559009110913">
            <text:p>0.0035355901</text:p>
          </table:table-cell>
          <table:table-cell table:formula="of:=[.AF31]-[.AI31]" office:value-type="float" office:value="0.0035347432422242">
            <text:p>0.00353474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3521">
            <text:p>0.003521</text:p>
          </table:table-cell>
          <table:table-cell office:value-type="float" office:value="0.003523">
            <text:p>0.003523</text:p>
          </table:table-cell>
          <table:table-cell office:value-type="float" office:value="0.003571">
            <text:p>0.003571</text:p>
          </table:table-cell>
          <table:table-cell office:value-type="float" office:value="0.003557">
            <text:p>0.003557</text:p>
          </table:table-cell>
          <table:table-cell office:value-type="float" office:value="0.003578">
            <text:p>0.003578</text:p>
          </table:table-cell>
          <table:table-cell office:value-type="float" office:value="0.003574">
            <text:p>0.003574</text:p>
          </table:table-cell>
          <table:table-cell office:value-type="float" office:value="0.00354">
            <text:p>0.00354</text:p>
          </table:table-cell>
          <table:table-cell office:value-type="float" office:value="0.003577">
            <text:p>0.003577</text:p>
          </table:table-cell>
          <table:table-cell office:value-type="float" office:value="0.003526">
            <text:p>0.003526</text:p>
          </table:table-cell>
          <table:table-cell office:value-type="float" office:value="0.003506">
            <text:p>0.003506</text:p>
          </table:table-cell>
          <table:table-cell office:value-type="float" office:value="0.00358">
            <text:p>0.00358</text:p>
          </table:table-cell>
          <table:table-cell office:value-type="float" office:value="0.003518">
            <text:p>0.003518</text:p>
          </table:table-cell>
          <table:table-cell office:value-type="float" office:value="0.003591">
            <text:p>0.003591</text:p>
          </table:table-cell>
          <table:table-cell office:value-type="float" office:value="0.00358">
            <text:p>0.00358</text:p>
          </table:table-cell>
          <table:table-cell office:value-type="float" office:value="0.003612">
            <text:p>0.003612</text:p>
          </table:table-cell>
          <table:table-cell office:value-type="float" office:value="0.00355">
            <text:p>0.00355</text:p>
          </table:table-cell>
          <table:table-cell office:value-type="float" office:value="0.003518">
            <text:p>0.003518</text:p>
          </table:table-cell>
          <table:table-cell office:value-type="float" office:value="0.003514">
            <text:p>0.003514</text:p>
          </table:table-cell>
          <table:table-cell office:value-type="float" office:value="0.003559">
            <text:p>0.003559</text:p>
          </table:table-cell>
          <table:table-cell office:value-type="float" office:value="0.003623">
            <text:p>0.003623</text:p>
          </table:table-cell>
          <table:table-cell table:number-columns-repeated="2" office:value-type="float" office:value="0.003592">
            <text:p>0.003592</text:p>
          </table:table-cell>
          <table:table-cell office:value-type="float" office:value="0.003559">
            <text:p>0.003559</text:p>
          </table:table-cell>
          <table:table-cell office:value-type="float" office:value="0.003496">
            <text:p>0.003496</text:p>
          </table:table-cell>
          <table:table-cell office:value-type="float" office:value="0.003529">
            <text:p>0.003529</text:p>
          </table:table-cell>
          <table:table-cell office:value-type="float" office:value="0.003642">
            <text:p>0.003642</text:p>
          </table:table-cell>
          <table:table-cell office:value-type="float" office:value="0.003577">
            <text:p>0.003577</text:p>
          </table:table-cell>
          <table:table-cell office:value-type="float" office:value="0.003536">
            <text:p>0.003536</text:p>
          </table:table-cell>
          <table:table-cell office:value-type="float" office:value="0.003636">
            <text:p>0.003636</text:p>
          </table:table-cell>
          <table:table-cell office:value-type="float" office:value="0.00355">
            <text:p>0.00355</text:p>
          </table:table-cell>
          <table:table-cell table:formula="of:=AVERAGE([.B32:.AE32])" office:value-type="float" office:value="0.0035609">
            <text:p>0.0035609</text:p>
          </table:table-cell>
          <table:table-cell table:formula="of:=VAR([.B32:.AE32])" office:value-type="float" office:value="0.00000000148367931034483">
            <text:p>1.48367931034483E-009</text:p>
          </table:table-cell>
          <table:table-cell table:formula="of:=STDEV([.B32:.AE32])" office:value-type="float" office:value="0.0000385185579992921">
            <text:p>3.85185579992921E-005</text:p>
          </table:table-cell>
          <table:table-cell table:formula="of:=CONFIDENCE(0.95;[.AH32];30)" office:value-type="float" office:value="0.000000440985062612036">
            <text:p>0.000000441</text:p>
          </table:table-cell>
          <table:table-cell table:formula="of:=[.AF32]+[.AI32]" office:value-type="float" office:value="0.00356134098506261">
            <text:p>0.003561341</text:p>
          </table:table-cell>
          <table:table-cell table:formula="of:=[.AF32]-[.AI32]" office:value-type="float" office:value="0.00356045901493739">
            <text:p>0.00356045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368">
            <text:p>0.00368</text:p>
          </table:table-cell>
          <table:table-cell office:value-type="float" office:value="0.003619">
            <text:p>0.003619</text:p>
          </table:table-cell>
          <table:table-cell office:value-type="float" office:value="0.003632">
            <text:p>0.003632</text:p>
          </table:table-cell>
          <table:table-cell office:value-type="float" office:value="0.00363">
            <text:p>0.00363</text:p>
          </table:table-cell>
          <table:table-cell office:value-type="float" office:value="0.003614">
            <text:p>0.003614</text:p>
          </table:table-cell>
          <table:table-cell office:value-type="float" office:value="0.003679">
            <text:p>0.003679</text:p>
          </table:table-cell>
          <table:table-cell office:value-type="float" office:value="0.003702">
            <text:p>0.003702</text:p>
          </table:table-cell>
          <table:table-cell office:value-type="float" office:value="0.003653">
            <text:p>0.003653</text:p>
          </table:table-cell>
          <table:table-cell office:value-type="float" office:value="0.003627">
            <text:p>0.003627</text:p>
          </table:table-cell>
          <table:table-cell office:value-type="float" office:value="0.003698">
            <text:p>0.003698</text:p>
          </table:table-cell>
          <table:table-cell office:value-type="float" office:value="0.00371">
            <text:p>0.00371</text:p>
          </table:table-cell>
          <table:table-cell office:value-type="float" office:value="0.003607">
            <text:p>0.003607</text:p>
          </table:table-cell>
          <table:table-cell office:value-type="float" office:value="0.003688">
            <text:p>0.003688</text:p>
          </table:table-cell>
          <table:table-cell office:value-type="float" office:value="0.00367">
            <text:p>0.00367</text:p>
          </table:table-cell>
          <table:table-cell office:value-type="float" office:value="0.003647">
            <text:p>0.003647</text:p>
          </table:table-cell>
          <table:table-cell office:value-type="float" office:value="0.003651">
            <text:p>0.003651</text:p>
          </table:table-cell>
          <table:table-cell office:value-type="float" office:value="0.003576">
            <text:p>0.003576</text:p>
          </table:table-cell>
          <table:table-cell office:value-type="float" office:value="0.00367">
            <text:p>0.00367</text:p>
          </table:table-cell>
          <table:table-cell office:value-type="float" office:value="0.003608">
            <text:p>0.003608</text:p>
          </table:table-cell>
          <table:table-cell office:value-type="float" office:value="0.003638">
            <text:p>0.003638</text:p>
          </table:table-cell>
          <table:table-cell office:value-type="float" office:value="0.003649">
            <text:p>0.003649</text:p>
          </table:table-cell>
          <table:table-cell office:value-type="float" office:value="0.00365">
            <text:p>0.00365</text:p>
          </table:table-cell>
          <table:table-cell office:value-type="float" office:value="0.003606">
            <text:p>0.003606</text:p>
          </table:table-cell>
          <table:table-cell office:value-type="float" office:value="0.003674">
            <text:p>0.003674</text:p>
          </table:table-cell>
          <table:table-cell office:value-type="float" office:value="0.003692">
            <text:p>0.003692</text:p>
          </table:table-cell>
          <table:table-cell office:value-type="float" office:value="0.003572">
            <text:p>0.003572</text:p>
          </table:table-cell>
          <table:table-cell office:value-type="float" office:value="0.003682">
            <text:p>0.003682</text:p>
          </table:table-cell>
          <table:table-cell office:value-type="float" office:value="0.0036">
            <text:p>0.0036</text:p>
          </table:table-cell>
          <table:table-cell office:value-type="float" office:value="0.003619">
            <text:p>0.003619</text:p>
          </table:table-cell>
          <table:table-cell office:value-type="float" office:value="0.003672">
            <text:p>0.003672</text:p>
          </table:table-cell>
          <table:table-cell table:formula="of:=AVERAGE([.B33:.AE33])" office:value-type="float" office:value="0.00364716666666667">
            <text:p>0.0036471667</text:p>
          </table:table-cell>
          <table:table-cell table:formula="of:=VAR([.B33:.AE33])" office:value-type="float" office:value="0.00000000139462643678161">
            <text:p>1.39462643678161E-009</text:p>
          </table:table-cell>
          <table:table-cell table:formula="of:=STDEV([.B33:.AE33])" office:value-type="float" office:value="0.0000373446975725017">
            <text:p>3.73446975725017E-005</text:p>
          </table:table-cell>
          <table:table-cell table:formula="of:=CONFIDENCE(0.95;[.AH33];30)" office:value-type="float" office:value="0.000000427545958432293">
            <text:p>4.27545958432293E-007</text:p>
          </table:table-cell>
          <table:table-cell table:formula="of:=[.AF33]+[.AI33]" office:value-type="float" office:value="0.0036475942126251">
            <text:p>0.0036475942</text:p>
          </table:table-cell>
          <table:table-cell table:formula="of:=[.AF33]-[.AI33]" office:value-type="float" office:value="0.00364673912070823">
            <text:p>0.00364673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3836">
            <text:p>0.003836</text:p>
          </table:table-cell>
          <table:table-cell office:value-type="float" office:value="0.003937">
            <text:p>0.003937</text:p>
          </table:table-cell>
          <table:table-cell office:value-type="float" office:value="0.003794">
            <text:p>0.003794</text:p>
          </table:table-cell>
          <table:table-cell office:value-type="float" office:value="0.003804">
            <text:p>0.003804</text:p>
          </table:table-cell>
          <table:table-cell office:value-type="float" office:value="0.003798">
            <text:p>0.003798</text:p>
          </table:table-cell>
          <table:table-cell office:value-type="float" office:value="0.003861">
            <text:p>0.003861</text:p>
          </table:table-cell>
          <table:table-cell office:value-type="float" office:value="0.003844">
            <text:p>0.003844</text:p>
          </table:table-cell>
          <table:table-cell office:value-type="float" office:value="0.003854">
            <text:p>0.003854</text:p>
          </table:table-cell>
          <table:table-cell office:value-type="float" office:value="0.003969">
            <text:p>0.003969</text:p>
          </table:table-cell>
          <table:table-cell office:value-type="float" office:value="0.003847">
            <text:p>0.003847</text:p>
          </table:table-cell>
          <table:table-cell office:value-type="float" office:value="0.00389">
            <text:p>0.00389</text:p>
          </table:table-cell>
          <table:table-cell office:value-type="float" office:value="0.003815">
            <text:p>0.003815</text:p>
          </table:table-cell>
          <table:table-cell office:value-type="float" office:value="0.00385">
            <text:p>0.00385</text:p>
          </table:table-cell>
          <table:table-cell office:value-type="float" office:value="0.00386">
            <text:p>0.00386</text:p>
          </table:table-cell>
          <table:table-cell office:value-type="float" office:value="0.003852">
            <text:p>0.003852</text:p>
          </table:table-cell>
          <table:table-cell office:value-type="float" office:value="0.003775">
            <text:p>0.003775</text:p>
          </table:table-cell>
          <table:table-cell office:value-type="float" office:value="0.003884">
            <text:p>0.003884</text:p>
          </table:table-cell>
          <table:table-cell office:value-type="float" office:value="0.003844">
            <text:p>0.003844</text:p>
          </table:table-cell>
          <table:table-cell office:value-type="float" office:value="0.003835">
            <text:p>0.003835</text:p>
          </table:table-cell>
          <table:table-cell office:value-type="float" office:value="0.00392">
            <text:p>0.00392</text:p>
          </table:table-cell>
          <table:table-cell office:value-type="float" office:value="0.003987">
            <text:p>0.003987</text:p>
          </table:table-cell>
          <table:table-cell office:value-type="float" office:value="0.003848">
            <text:p>0.003848</text:p>
          </table:table-cell>
          <table:table-cell office:value-type="float" office:value="0.003863">
            <text:p>0.003863</text:p>
          </table:table-cell>
          <table:table-cell office:value-type="float" office:value="0.003802">
            <text:p>0.003802</text:p>
          </table:table-cell>
          <table:table-cell office:value-type="float" office:value="0.003787">
            <text:p>0.003787</text:p>
          </table:table-cell>
          <table:table-cell office:value-type="float" office:value="0.003856">
            <text:p>0.003856</text:p>
          </table:table-cell>
          <table:table-cell office:value-type="float" office:value="0.003846">
            <text:p>0.003846</text:p>
          </table:table-cell>
          <table:table-cell office:value-type="float" office:value="0.003836">
            <text:p>0.003836</text:p>
          </table:table-cell>
          <table:table-cell office:value-type="float" office:value="0.003874">
            <text:p>0.003874</text:p>
          </table:table-cell>
          <table:table-cell office:value-type="float" office:value="0.0038">
            <text:p>0.0038</text:p>
          </table:table-cell>
          <table:table-cell table:formula="of:=AVERAGE([.B34:.AE34])" office:value-type="float" office:value="0.00385226666666667">
            <text:p>0.0038522667</text:p>
          </table:table-cell>
          <table:table-cell table:formula="of:=VAR([.B34:.AE34])" office:value-type="float" office:value="0.00000000252827126436782">
            <text:p>2.52827126436782E-009</text:p>
          </table:table-cell>
          <table:table-cell table:formula="of:=STDEV([.B34:.AE34])" office:value-type="float" office:value="0.0000502819178668417">
            <text:p>5.02819178668417E-005</text:p>
          </table:table-cell>
          <table:table-cell table:formula="of:=CONFIDENCE(0.95;[.AH34];30)" office:value-type="float" office:value="0.000000575659522331287">
            <text:p>5.75659522331287E-007</text:p>
          </table:table-cell>
          <table:table-cell table:formula="of:=[.AF34]+[.AI34]" office:value-type="float" office:value="0.003852842326189">
            <text:p>0.0038528423</text:p>
          </table:table-cell>
          <table:table-cell table:formula="of:=[.AF34]-[.AI34]" office:value-type="float" office:value="0.00385169100714434">
            <text:p>0.00385169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4016">
            <text:p>0.004016</text:p>
          </table:table-cell>
          <table:table-cell office:value-type="float" office:value="0.003991">
            <text:p>0.003991</text:p>
          </table:table-cell>
          <table:table-cell office:value-type="float" office:value="0.004018">
            <text:p>0.004018</text:p>
          </table:table-cell>
          <table:table-cell office:value-type="float" office:value="0.0039">
            <text:p>0.0039</text:p>
          </table:table-cell>
          <table:table-cell office:value-type="float" office:value="0.003987">
            <text:p>0.003987</text:p>
          </table:table-cell>
          <table:table-cell office:value-type="float" office:value="0.003961">
            <text:p>0.003961</text:p>
          </table:table-cell>
          <table:table-cell office:value-type="float" office:value="0.003988">
            <text:p>0.003988</text:p>
          </table:table-cell>
          <table:table-cell office:value-type="float" office:value="0.003997">
            <text:p>0.003997</text:p>
          </table:table-cell>
          <table:table-cell office:value-type="float" office:value="0.003963">
            <text:p>0.003963</text:p>
          </table:table-cell>
          <table:table-cell office:value-type="float" office:value="0.004033">
            <text:p>0.004033</text:p>
          </table:table-cell>
          <table:table-cell office:value-type="float" office:value="0.004147">
            <text:p>0.004147</text:p>
          </table:table-cell>
          <table:table-cell office:value-type="float" office:value="0.003975">
            <text:p>0.003975</text:p>
          </table:table-cell>
          <table:table-cell office:value-type="float" office:value="0.00402">
            <text:p>0.00402</text:p>
          </table:table-cell>
          <table:table-cell office:value-type="float" office:value="0.00397">
            <text:p>0.00397</text:p>
          </table:table-cell>
          <table:table-cell office:value-type="float" office:value="0.003937">
            <text:p>0.003937</text:p>
          </table:table-cell>
          <table:table-cell office:value-type="float" office:value="0.00393">
            <text:p>0.00393</text:p>
          </table:table-cell>
          <table:table-cell office:value-type="float" office:value="0.003958">
            <text:p>0.003958</text:p>
          </table:table-cell>
          <table:table-cell office:value-type="float" office:value="0.004015">
            <text:p>0.004015</text:p>
          </table:table-cell>
          <table:table-cell office:value-type="float" office:value="0.003977">
            <text:p>0.003977</text:p>
          </table:table-cell>
          <table:table-cell office:value-type="float" office:value="0.003956">
            <text:p>0.003956</text:p>
          </table:table-cell>
          <table:table-cell office:value-type="float" office:value="0.003964">
            <text:p>0.003964</text:p>
          </table:table-cell>
          <table:table-cell office:value-type="float" office:value="0.003954">
            <text:p>0.003954</text:p>
          </table:table-cell>
          <table:table-cell office:value-type="float" office:value="0.003976">
            <text:p>0.003976</text:p>
          </table:table-cell>
          <table:table-cell office:value-type="float" office:value="0.004001">
            <text:p>0.004001</text:p>
          </table:table-cell>
          <table:table-cell office:value-type="float" office:value="0.00396">
            <text:p>0.00396</text:p>
          </table:table-cell>
          <table:table-cell office:value-type="float" office:value="0.00403">
            <text:p>0.00403</text:p>
          </table:table-cell>
          <table:table-cell office:value-type="float" office:value="0.003858">
            <text:p>0.003858</text:p>
          </table:table-cell>
          <table:table-cell office:value-type="float" office:value="0.003934">
            <text:p>0.003934</text:p>
          </table:table-cell>
          <table:table-cell office:value-type="float" office:value="0.00394">
            <text:p>0.00394</text:p>
          </table:table-cell>
          <table:table-cell office:value-type="float" office:value="0.00399">
            <text:p>0.00399</text:p>
          </table:table-cell>
          <table:table-cell table:formula="of:=AVERAGE([.B35:.AE35])" office:value-type="float" office:value="0.0039782">
            <text:p>0.0039782</text:p>
          </table:table-cell>
          <table:table-cell table:formula="of:=VAR([.B35:.AE35])" office:value-type="float" office:value="0.00000000249209655172414">
            <text:p>2.49209655172414E-009</text:p>
          </table:table-cell>
          <table:table-cell table:formula="of:=STDEV([.B35:.AE35])" office:value-type="float" office:value="0.0000499209029538142">
            <text:p>4.99209029538142E-005</text:p>
          </table:table-cell>
          <table:table-cell table:formula="of:=CONFIDENCE(0.95;[.AH35];30)" office:value-type="float" office:value="0.000000571526392943934">
            <text:p>5.71526392943934E-007</text:p>
          </table:table-cell>
          <table:table-cell table:formula="of:=[.AF35]+[.AI35]" office:value-type="float" office:value="0.00397877152639294">
            <text:p>0.0039787715</text:p>
          </table:table-cell>
          <table:table-cell table:formula="of:=[.AF35]-[.AI35]" office:value-type="float" office:value="0.00397762847360706">
            <text:p>0.00397762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4201">
            <text:p>0.004201</text:p>
          </table:table-cell>
          <table:table-cell table:number-columns-repeated="2" office:value-type="float" office:value="0.00413">
            <text:p>0.00413</text:p>
          </table:table-cell>
          <table:table-cell office:value-type="float" office:value="0.004122">
            <text:p>0.004122</text:p>
          </table:table-cell>
          <table:table-cell office:value-type="float" office:value="0.004112">
            <text:p>0.004112</text:p>
          </table:table-cell>
          <table:table-cell office:value-type="float" office:value="0.004106">
            <text:p>0.004106</text:p>
          </table:table-cell>
          <table:table-cell office:value-type="float" office:value="0.004081">
            <text:p>0.004081</text:p>
          </table:table-cell>
          <table:table-cell office:value-type="float" office:value="0.004073">
            <text:p>0.004073</text:p>
          </table:table-cell>
          <table:table-cell office:value-type="float" office:value="0.004082">
            <text:p>0.004082</text:p>
          </table:table-cell>
          <table:table-cell office:value-type="float" office:value="0.004112">
            <text:p>0.004112</text:p>
          </table:table-cell>
          <table:table-cell office:value-type="float" office:value="0.004236">
            <text:p>0.004236</text:p>
          </table:table-cell>
          <table:table-cell office:value-type="float" office:value="0.004087">
            <text:p>0.004087</text:p>
          </table:table-cell>
          <table:table-cell office:value-type="float" office:value="0.004076">
            <text:p>0.004076</text:p>
          </table:table-cell>
          <table:table-cell office:value-type="float" office:value="0.004077">
            <text:p>0.004077</text:p>
          </table:table-cell>
          <table:table-cell office:value-type="float" office:value="0.004101">
            <text:p>0.004101</text:p>
          </table:table-cell>
          <table:table-cell office:value-type="float" office:value="0.004124">
            <text:p>0.004124</text:p>
          </table:table-cell>
          <table:table-cell office:value-type="float" office:value="0.004101">
            <text:p>0.004101</text:p>
          </table:table-cell>
          <table:table-cell office:value-type="float" office:value="0.004056">
            <text:p>0.004056</text:p>
          </table:table-cell>
          <table:table-cell table:number-columns-repeated="2" office:value-type="float" office:value="0.004086">
            <text:p>0.004086</text:p>
          </table:table-cell>
          <table:table-cell office:value-type="float" office:value="0.00408">
            <text:p>0.00408</text:p>
          </table:table-cell>
          <table:table-cell office:value-type="float" office:value="0.004055">
            <text:p>0.004055</text:p>
          </table:table-cell>
          <table:table-cell office:value-type="float" office:value="0.004083">
            <text:p>0.004083</text:p>
          </table:table-cell>
          <table:table-cell office:value-type="float" office:value="0.004058">
            <text:p>0.004058</text:p>
          </table:table-cell>
          <table:table-cell office:value-type="float" office:value="0.004022">
            <text:p>0.004022</text:p>
          </table:table-cell>
          <table:table-cell office:value-type="float" office:value="0.004056">
            <text:p>0.004056</text:p>
          </table:table-cell>
          <table:table-cell office:value-type="float" office:value="0.004085">
            <text:p>0.004085</text:p>
          </table:table-cell>
          <table:table-cell office:value-type="float" office:value="0.004086">
            <text:p>0.004086</text:p>
          </table:table-cell>
          <table:table-cell office:value-type="float" office:value="0.004364">
            <text:p>0.004364</text:p>
          </table:table-cell>
          <table:table-cell office:value-type="float" office:value="0.004111">
            <text:p>0.004111</text:p>
          </table:table-cell>
          <table:table-cell table:formula="of:=AVERAGE([.B36:.AE36])" office:value-type="float" office:value="0.00410596666666667">
            <text:p>0.0041059667</text:p>
          </table:table-cell>
          <table:table-cell table:formula="of:=VAR([.B36:.AE36])" office:value-type="float" office:value="0.00000000408851609195403">
            <text:p>4.08851609195403E-009</text:p>
          </table:table-cell>
          <table:table-cell table:formula="of:=STDEV([.B36:.AE36])" office:value-type="float" office:value="0.0000639415052368493">
            <text:p>6.39415052368493E-005</text:p>
          </table:table-cell>
          <table:table-cell table:formula="of:=CONFIDENCE(0.95;[.AH36];30)" office:value-type="float" office:value="0.000000732043206054028">
            <text:p>0.000000732</text:p>
          </table:table-cell>
          <table:table-cell table:formula="of:=[.AF36]+[.AI36]" office:value-type="float" office:value="0.00410669870987272">
            <text:p>0.0041066987</text:p>
          </table:table-cell>
          <table:table-cell table:formula="of:=[.AF36]-[.AI36]" office:value-type="float" office:value="0.00410523462346061">
            <text:p>0.004105234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4234">
            <text:p>0.004234</text:p>
          </table:table-cell>
          <table:table-cell office:value-type="float" office:value="0.004333">
            <text:p>0.004333</text:p>
          </table:table-cell>
          <table:table-cell office:value-type="float" office:value="0.004301">
            <text:p>0.004301</text:p>
          </table:table-cell>
          <table:table-cell office:value-type="float" office:value="0.004283">
            <text:p>0.004283</text:p>
          </table:table-cell>
          <table:table-cell office:value-type="float" office:value="0.004299">
            <text:p>0.004299</text:p>
          </table:table-cell>
          <table:table-cell office:value-type="float" office:value="0.004272">
            <text:p>0.004272</text:p>
          </table:table-cell>
          <table:table-cell office:value-type="float" office:value="0.004267">
            <text:p>0.004267</text:p>
          </table:table-cell>
          <table:table-cell office:value-type="float" office:value="0.004287">
            <text:p>0.004287</text:p>
          </table:table-cell>
          <table:table-cell office:value-type="float" office:value="0.004335">
            <text:p>0.004335</text:p>
          </table:table-cell>
          <table:table-cell office:value-type="float" office:value="0.004295">
            <text:p>0.004295</text:p>
          </table:table-cell>
          <table:table-cell office:value-type="float" office:value="0.00441">
            <text:p>0.00441</text:p>
          </table:table-cell>
          <table:table-cell office:value-type="float" office:value="0.004283">
            <text:p>0.004283</text:p>
          </table:table-cell>
          <table:table-cell office:value-type="float" office:value="0.004344">
            <text:p>0.004344</text:p>
          </table:table-cell>
          <table:table-cell office:value-type="float" office:value="0.004351">
            <text:p>0.004351</text:p>
          </table:table-cell>
          <table:table-cell office:value-type="float" office:value="0.004359">
            <text:p>0.004359</text:p>
          </table:table-cell>
          <table:table-cell office:value-type="float" office:value="0.004354">
            <text:p>0.004354</text:p>
          </table:table-cell>
          <table:table-cell office:value-type="float" office:value="0.004503">
            <text:p>0.004503</text:p>
          </table:table-cell>
          <table:table-cell office:value-type="float" office:value="0.004354">
            <text:p>0.004354</text:p>
          </table:table-cell>
          <table:table-cell office:value-type="float" office:value="0.004332">
            <text:p>0.004332</text:p>
          </table:table-cell>
          <table:table-cell office:value-type="float" office:value="0.004279">
            <text:p>0.004279</text:p>
          </table:table-cell>
          <table:table-cell office:value-type="float" office:value="0.004284">
            <text:p>0.004284</text:p>
          </table:table-cell>
          <table:table-cell office:value-type="float" office:value="0.004288">
            <text:p>0.004288</text:p>
          </table:table-cell>
          <table:table-cell office:value-type="float" office:value="0.004268">
            <text:p>0.004268</text:p>
          </table:table-cell>
          <table:table-cell office:value-type="float" office:value="0.004303">
            <text:p>0.004303</text:p>
          </table:table-cell>
          <table:table-cell office:value-type="float" office:value="0.004235">
            <text:p>0.004235</text:p>
          </table:table-cell>
          <table:table-cell office:value-type="float" office:value="0.00425">
            <text:p>0.00425</text:p>
          </table:table-cell>
          <table:table-cell office:value-type="float" office:value="0.004281">
            <text:p>0.004281</text:p>
          </table:table-cell>
          <table:table-cell office:value-type="float" office:value="0.004191">
            <text:p>0.004191</text:p>
          </table:table-cell>
          <table:table-cell office:value-type="float" office:value="0.004314">
            <text:p>0.004314</text:p>
          </table:table-cell>
          <table:table-cell office:value-type="float" office:value="0.004301">
            <text:p>0.004301</text:p>
          </table:table-cell>
          <table:table-cell table:formula="of:=AVERAGE([.B37:.AE37])" office:value-type="float" office:value="0.00430633333333333">
            <text:p>0.0043063333</text:p>
          </table:table-cell>
          <table:table-cell table:formula="of:=VAR([.B37:.AE37])" office:value-type="float" office:value="0.00000000335636781609197">
            <text:p>3.35636781609197E-009</text:p>
          </table:table-cell>
          <table:table-cell table:formula="of:=STDEV([.B37:.AE37])" office:value-type="float" office:value="0.0000579341679502862">
            <text:p>5.79341679502862E-005</text:p>
          </table:table-cell>
          <table:table-cell table:formula="of:=CONFIDENCE(0.95;[.AH37];30)" office:value-type="float" office:value="0.000000663267370533515">
            <text:p>6.63267370533515E-007</text:p>
          </table:table-cell>
          <table:table-cell table:formula="of:=[.AF37]+[.AI37]" office:value-type="float" office:value="0.00430699660070387">
            <text:p>0.0043069966</text:p>
          </table:table-cell>
          <table:table-cell table:formula="of:=[.AF37]-[.AI37]" office:value-type="float" office:value="0.0043056700659628">
            <text:p>0.00430567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5076">
            <text:p>0.005076</text:p>
          </table:table-cell>
          <table:table-cell office:value-type="float" office:value="0.005201">
            <text:p>0.005201</text:p>
          </table:table-cell>
          <table:table-cell office:value-type="float" office:value="0.00519">
            <text:p>0.00519</text:p>
          </table:table-cell>
          <table:table-cell office:value-type="float" office:value="0.005139">
            <text:p>0.005139</text:p>
          </table:table-cell>
          <table:table-cell office:value-type="float" office:value="0.00516">
            <text:p>0.00516</text:p>
          </table:table-cell>
          <table:table-cell office:value-type="float" office:value="0.005163">
            <text:p>0.005163</text:p>
          </table:table-cell>
          <table:table-cell office:value-type="float" office:value="0.00513">
            <text:p>0.00513</text:p>
          </table:table-cell>
          <table:table-cell office:value-type="float" office:value="0.005199">
            <text:p>0.005199</text:p>
          </table:table-cell>
          <table:table-cell office:value-type="float" office:value="0.00506">
            <text:p>0.00506</text:p>
          </table:table-cell>
          <table:table-cell office:value-type="float" office:value="0.005139">
            <text:p>0.005139</text:p>
          </table:table-cell>
          <table:table-cell office:value-type="float" office:value="0.005224">
            <text:p>0.005224</text:p>
          </table:table-cell>
          <table:table-cell office:value-type="float" office:value="0.004989">
            <text:p>0.004989</text:p>
          </table:table-cell>
          <table:table-cell office:value-type="float" office:value="0.005133">
            <text:p>0.005133</text:p>
          </table:table-cell>
          <table:table-cell office:value-type="float" office:value="0.005007">
            <text:p>0.005007</text:p>
          </table:table-cell>
          <table:table-cell office:value-type="float" office:value="0.005076">
            <text:p>0.005076</text:p>
          </table:table-cell>
          <table:table-cell office:value-type="float" office:value="0.005094">
            <text:p>0.005094</text:p>
          </table:table-cell>
          <table:table-cell office:value-type="float" office:value="0.005031">
            <text:p>0.005031</text:p>
          </table:table-cell>
          <table:table-cell office:value-type="float" office:value="0.005003">
            <text:p>0.005003</text:p>
          </table:table-cell>
          <table:table-cell office:value-type="float" office:value="0.005037">
            <text:p>0.005037</text:p>
          </table:table-cell>
          <table:table-cell office:value-type="float" office:value="0.005092">
            <text:p>0.005092</text:p>
          </table:table-cell>
          <table:table-cell office:value-type="float" office:value="0.005096">
            <text:p>0.005096</text:p>
          </table:table-cell>
          <table:table-cell office:value-type="float" office:value="0.00503">
            <text:p>0.00503</text:p>
          </table:table-cell>
          <table:table-cell office:value-type="float" office:value="0.005112">
            <text:p>0.005112</text:p>
          </table:table-cell>
          <table:table-cell office:value-type="float" office:value="0.005042">
            <text:p>0.005042</text:p>
          </table:table-cell>
          <table:table-cell office:value-type="float" office:value="0.00509">
            <text:p>0.00509</text:p>
          </table:table-cell>
          <table:table-cell office:value-type="float" office:value="0.005135">
            <text:p>0.005135</text:p>
          </table:table-cell>
          <table:table-cell office:value-type="float" office:value="0.005146">
            <text:p>0.005146</text:p>
          </table:table-cell>
          <table:table-cell office:value-type="float" office:value="0.005092">
            <text:p>0.005092</text:p>
          </table:table-cell>
          <table:table-cell office:value-type="float" office:value="0.005093">
            <text:p>0.005093</text:p>
          </table:table-cell>
          <table:table-cell office:value-type="float" office:value="0.005088">
            <text:p>0.005088</text:p>
          </table:table-cell>
          <table:table-cell table:formula="of:=AVERAGE([.B38:.AE38])" office:value-type="float" office:value="0.00510223333333333">
            <text:p>0.0051022333</text:p>
          </table:table-cell>
          <table:table-cell table:formula="of:=VAR([.B38:.AE38])" office:value-type="float" office:value="0.00000000379349540229885">
            <text:p>3.79349540229885E-009</text:p>
          </table:table-cell>
          <table:table-cell table:formula="of:=STDEV([.B38:.AE38])" office:value-type="float" office:value="0.0000615913581787157">
            <text:p>6.15913581787157E-005</text:p>
          </table:table-cell>
          <table:table-cell table:formula="of:=CONFIDENCE(0.95;[.AH38];30)" office:value-type="float" office:value="0.000000705137220954649">
            <text:p>7.05137220954649E-007</text:p>
          </table:table-cell>
          <table:table-cell table:formula="of:=[.AF38]+[.AI38]" office:value-type="float" office:value="0.00510293847055429">
            <text:p>0.0051029385</text:p>
          </table:table-cell>
          <table:table-cell table:formula="of:=[.AF38]-[.AI38]" office:value-type="float" office:value="0.00510152819611238">
            <text:p>0.005101528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5311">
            <text:p>0.005311</text:p>
          </table:table-cell>
          <table:table-cell office:value-type="float" office:value="0.00529">
            <text:p>0.00529</text:p>
          </table:table-cell>
          <table:table-cell office:value-type="float" office:value="0.005279">
            <text:p>0.005279</text:p>
          </table:table-cell>
          <table:table-cell office:value-type="float" office:value="0.005297">
            <text:p>0.005297</text:p>
          </table:table-cell>
          <table:table-cell office:value-type="float" office:value="0.005288">
            <text:p>0.005288</text:p>
          </table:table-cell>
          <table:table-cell office:value-type="float" office:value="0.005364">
            <text:p>0.005364</text:p>
          </table:table-cell>
          <table:table-cell office:value-type="float" office:value="0.005257">
            <text:p>0.005257</text:p>
          </table:table-cell>
          <table:table-cell office:value-type="float" office:value="0.005285">
            <text:p>0.005285</text:p>
          </table:table-cell>
          <table:table-cell office:value-type="float" office:value="0.005392">
            <text:p>0.005392</text:p>
          </table:table-cell>
          <table:table-cell office:value-type="float" office:value="0.005314">
            <text:p>0.005314</text:p>
          </table:table-cell>
          <table:table-cell office:value-type="float" office:value="0.005282">
            <text:p>0.005282</text:p>
          </table:table-cell>
          <table:table-cell office:value-type="float" office:value="0.005301">
            <text:p>0.005301</text:p>
          </table:table-cell>
          <table:table-cell office:value-type="float" office:value="0.005262">
            <text:p>0.005262</text:p>
          </table:table-cell>
          <table:table-cell office:value-type="float" office:value="0.005316">
            <text:p>0.005316</text:p>
          </table:table-cell>
          <table:table-cell office:value-type="float" office:value="0.005405">
            <text:p>0.005405</text:p>
          </table:table-cell>
          <table:table-cell office:value-type="float" office:value="0.005229">
            <text:p>0.005229</text:p>
          </table:table-cell>
          <table:table-cell office:value-type="float" office:value="0.005351">
            <text:p>0.005351</text:p>
          </table:table-cell>
          <table:table-cell office:value-type="float" office:value="0.005358">
            <text:p>0.005358</text:p>
          </table:table-cell>
          <table:table-cell office:value-type="float" office:value="0.005363">
            <text:p>0.005363</text:p>
          </table:table-cell>
          <table:table-cell office:value-type="float" office:value="0.005292">
            <text:p>0.005292</text:p>
          </table:table-cell>
          <table:table-cell office:value-type="float" office:value="0.005371">
            <text:p>0.005371</text:p>
          </table:table-cell>
          <table:table-cell office:value-type="float" office:value="0.005283">
            <text:p>0.005283</text:p>
          </table:table-cell>
          <table:table-cell office:value-type="float" office:value="0.005297">
            <text:p>0.005297</text:p>
          </table:table-cell>
          <table:table-cell office:value-type="float" office:value="0.005422">
            <text:p>0.005422</text:p>
          </table:table-cell>
          <table:table-cell office:value-type="float" office:value="0.005291">
            <text:p>0.005291</text:p>
          </table:table-cell>
          <table:table-cell office:value-type="float" office:value="0.005315">
            <text:p>0.005315</text:p>
          </table:table-cell>
          <table:table-cell office:value-type="float" office:value="0.005327">
            <text:p>0.005327</text:p>
          </table:table-cell>
          <table:table-cell office:value-type="float" office:value="0.005312">
            <text:p>0.005312</text:p>
          </table:table-cell>
          <table:table-cell office:value-type="float" office:value="0.005248">
            <text:p>0.005248</text:p>
          </table:table-cell>
          <table:table-cell office:value-type="float" office:value="0.005323">
            <text:p>0.005323</text:p>
          </table:table-cell>
          <table:table-cell table:formula="of:=AVERAGE([.B39:.AE39])" office:value-type="float" office:value="0.00531416666666667">
            <text:p>0.0053141667</text:p>
          </table:table-cell>
          <table:table-cell table:formula="of:=VAR([.B39:.AE39])" office:value-type="float" office:value="0.0000000021499367816092">
            <text:p>2.1499367816092E-009</text:p>
          </table:table-cell>
          <table:table-cell table:formula="of:=STDEV([.B39:.AE39])" office:value-type="float" office:value="0.0000463674107710275">
            <text:p>4.63674107710275E-005</text:p>
          </table:table-cell>
          <table:table-cell table:formula="of:=CONFIDENCE(0.95;[.AH39];30)" office:value-type="float" office:value="0.000000530843744005041">
            <text:p>5.30843744005041E-007</text:p>
          </table:table-cell>
          <table:table-cell table:formula="of:=[.AF39]+[.AI39]" office:value-type="float" office:value="0.00531469751041067">
            <text:p>0.0053146975</text:p>
          </table:table-cell>
          <table:table-cell table:formula="of:=[.AF39]-[.AI39]" office:value-type="float" office:value="0.00531363582292266">
            <text:p>0.005313635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551">
            <text:p>0.00551</text:p>
          </table:table-cell>
          <table:table-cell office:value-type="float" office:value="0.005515">
            <text:p>0.005515</text:p>
          </table:table-cell>
          <table:table-cell office:value-type="float" office:value="0.00554">
            <text:p>0.00554</text:p>
          </table:table-cell>
          <table:table-cell office:value-type="float" office:value="0.005496">
            <text:p>0.005496</text:p>
          </table:table-cell>
          <table:table-cell office:value-type="float" office:value="0.005464">
            <text:p>0.005464</text:p>
          </table:table-cell>
          <table:table-cell office:value-type="float" office:value="0.005476">
            <text:p>0.005476</text:p>
          </table:table-cell>
          <table:table-cell office:value-type="float" office:value="0.005512">
            <text:p>0.005512</text:p>
          </table:table-cell>
          <table:table-cell office:value-type="float" office:value="0.005505">
            <text:p>0.005505</text:p>
          </table:table-cell>
          <table:table-cell office:value-type="float" office:value="0.005457">
            <text:p>0.005457</text:p>
          </table:table-cell>
          <table:table-cell office:value-type="float" office:value="0.005503">
            <text:p>0.005503</text:p>
          </table:table-cell>
          <table:table-cell office:value-type="float" office:value="0.005451">
            <text:p>0.005451</text:p>
          </table:table-cell>
          <table:table-cell office:value-type="float" office:value="0.005546">
            <text:p>0.005546</text:p>
          </table:table-cell>
          <table:table-cell office:value-type="float" office:value="0.005521">
            <text:p>0.005521</text:p>
          </table:table-cell>
          <table:table-cell office:value-type="float" office:value="0.00573">
            <text:p>0.00573</text:p>
          </table:table-cell>
          <table:table-cell office:value-type="float" office:value="0.005537">
            <text:p>0.005537</text:p>
          </table:table-cell>
          <table:table-cell office:value-type="float" office:value="0.005509">
            <text:p>0.005509</text:p>
          </table:table-cell>
          <table:table-cell office:value-type="float" office:value="0.006045">
            <text:p>0.006045</text:p>
          </table:table-cell>
          <table:table-cell office:value-type="float" office:value="0.005531">
            <text:p>0.005531</text:p>
          </table:table-cell>
          <table:table-cell office:value-type="float" office:value="0.005514">
            <text:p>0.005514</text:p>
          </table:table-cell>
          <table:table-cell office:value-type="float" office:value="0.005549">
            <text:p>0.005549</text:p>
          </table:table-cell>
          <table:table-cell office:value-type="float" office:value="0.005557">
            <text:p>0.005557</text:p>
          </table:table-cell>
          <table:table-cell office:value-type="float" office:value="0.005466">
            <text:p>0.005466</text:p>
          </table:table-cell>
          <table:table-cell office:value-type="float" office:value="0.005453">
            <text:p>0.005453</text:p>
          </table:table-cell>
          <table:table-cell office:value-type="float" office:value="0.005504">
            <text:p>0.005504</text:p>
          </table:table-cell>
          <table:table-cell office:value-type="float" office:value="0.005496">
            <text:p>0.005496</text:p>
          </table:table-cell>
          <table:table-cell office:value-type="float" office:value="0.005458">
            <text:p>0.005458</text:p>
          </table:table-cell>
          <table:table-cell office:value-type="float" office:value="0.005497">
            <text:p>0.005497</text:p>
          </table:table-cell>
          <table:table-cell office:value-type="float" office:value="0.005468">
            <text:p>0.005468</text:p>
          </table:table-cell>
          <table:table-cell office:value-type="float" office:value="0.005503">
            <text:p>0.005503</text:p>
          </table:table-cell>
          <table:table-cell office:value-type="float" office:value="0.005482">
            <text:p>0.005482</text:p>
          </table:table-cell>
          <table:table-cell table:formula="of:=AVERAGE([.B40:.AE40])" office:value-type="float" office:value="0.0055265">
            <text:p>0.0055265</text:p>
          </table:table-cell>
          <table:table-cell table:formula="of:=VAR([.B40:.AE40])" office:value-type="float" office:value="0.0000000122220517241379">
            <text:p>1.22220517241379E-008</text:p>
          </table:table-cell>
          <table:table-cell table:formula="of:=STDEV([.B40:.AE40])" office:value-type="float" office:value="0.000110553388569225">
            <text:p>0.0001105534</text:p>
          </table:table-cell>
          <table:table-cell table:formula="of:=CONFIDENCE(0.95;[.AH40];30)" office:value-type="float" office:value="0.00000126568582814207">
            <text:p>1.26568582814207E-006</text:p>
          </table:table-cell>
          <table:table-cell table:formula="of:=[.AF40]+[.AI40]" office:value-type="float" office:value="0.00552776568582814">
            <text:p>0.0055277657</text:p>
          </table:table-cell>
          <table:table-cell table:formula="of:=[.AF40]-[.AI40]" office:value-type="float" office:value="0.00552523431417186">
            <text:p>0.005525234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5719">
            <text:p>0.005719</text:p>
          </table:table-cell>
          <table:table-cell office:value-type="float" office:value="0.005615">
            <text:p>0.005615</text:p>
          </table:table-cell>
          <table:table-cell office:value-type="float" office:value="0.005597">
            <text:p>0.005597</text:p>
          </table:table-cell>
          <table:table-cell office:value-type="float" office:value="0.005683">
            <text:p>0.005683</text:p>
          </table:table-cell>
          <table:table-cell office:value-type="float" office:value="0.005711">
            <text:p>0.005711</text:p>
          </table:table-cell>
          <table:table-cell office:value-type="float" office:value="0.005602">
            <text:p>0.005602</text:p>
          </table:table-cell>
          <table:table-cell office:value-type="float" office:value="0.005631">
            <text:p>0.005631</text:p>
          </table:table-cell>
          <table:table-cell office:value-type="float" office:value="0.005692">
            <text:p>0.005692</text:p>
          </table:table-cell>
          <table:table-cell office:value-type="float" office:value="0.006262">
            <text:p>0.006262</text:p>
          </table:table-cell>
          <table:table-cell office:value-type="float" office:value="0.005637">
            <text:p>0.005637</text:p>
          </table:table-cell>
          <table:table-cell office:value-type="float" office:value="0.005716">
            <text:p>0.005716</text:p>
          </table:table-cell>
          <table:table-cell office:value-type="float" office:value="0.005612">
            <text:p>0.005612</text:p>
          </table:table-cell>
          <table:table-cell office:value-type="float" office:value="0.005719">
            <text:p>0.005719</text:p>
          </table:table-cell>
          <table:table-cell office:value-type="float" office:value="0.005653">
            <text:p>0.005653</text:p>
          </table:table-cell>
          <table:table-cell office:value-type="float" office:value="0.005605">
            <text:p>0.005605</text:p>
          </table:table-cell>
          <table:table-cell office:value-type="float" office:value="0.005738">
            <text:p>0.005738</text:p>
          </table:table-cell>
          <table:table-cell office:value-type="float" office:value="0.005667">
            <text:p>0.005667</text:p>
          </table:table-cell>
          <table:table-cell office:value-type="float" office:value="0.005656">
            <text:p>0.005656</text:p>
          </table:table-cell>
          <table:table-cell office:value-type="float" office:value="0.005631">
            <text:p>0.005631</text:p>
          </table:table-cell>
          <table:table-cell office:value-type="float" office:value="0.005566">
            <text:p>0.005566</text:p>
          </table:table-cell>
          <table:table-cell office:value-type="float" office:value="0.005669">
            <text:p>0.005669</text:p>
          </table:table-cell>
          <table:table-cell office:value-type="float" office:value="0.005693">
            <text:p>0.005693</text:p>
          </table:table-cell>
          <table:table-cell office:value-type="float" office:value="0.005679">
            <text:p>0.005679</text:p>
          </table:table-cell>
          <table:table-cell office:value-type="float" office:value="0.005675">
            <text:p>0.005675</text:p>
          </table:table-cell>
          <table:table-cell office:value-type="float" office:value="0.005594">
            <text:p>0.005594</text:p>
          </table:table-cell>
          <table:table-cell office:value-type="float" office:value="0.005723">
            <text:p>0.005723</text:p>
          </table:table-cell>
          <table:table-cell office:value-type="float" office:value="0.005664">
            <text:p>0.005664</text:p>
          </table:table-cell>
          <table:table-cell office:value-type="float" office:value="0.005624">
            <text:p>0.005624</text:p>
          </table:table-cell>
          <table:table-cell office:value-type="float" office:value="0.005626">
            <text:p>0.005626</text:p>
          </table:table-cell>
          <table:table-cell office:value-type="float" office:value="0.005604">
            <text:p>0.005604</text:p>
          </table:table-cell>
          <table:table-cell table:formula="of:=AVERAGE([.B41:.AE41])" office:value-type="float" office:value="0.00567543333333333">
            <text:p>0.0056754333</text:p>
          </table:table-cell>
          <table:table-cell table:formula="of:=VAR([.B41:.AE41])" office:value-type="float" office:value="0.0000000143837022988506">
            <text:p>1.43837022988506E-008</text:p>
          </table:table-cell>
          <table:table-cell table:formula="of:=STDEV([.B41:.AE41])" office:value-type="float" office:value="0.000119932073686944">
            <text:p>0.0001199321</text:p>
          </table:table-cell>
          <table:table-cell table:formula="of:=CONFIDENCE(0.95;[.AH41];30)" office:value-type="float" office:value="0.00000137305900768664">
            <text:p>1.37305900768664E-006</text:p>
          </table:table-cell>
          <table:table-cell table:formula="of:=[.AF41]+[.AI41]" office:value-type="float" office:value="0.00567680639234102">
            <text:p>0.0056768064</text:p>
          </table:table-cell>
          <table:table-cell table:formula="of:=[.AF41]-[.AI41]" office:value-type="float" office:value="0.00567406027432565">
            <text:p>0.005674060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5689">
            <text:p>0.005689</text:p>
          </table:table-cell>
          <table:table-cell office:value-type="float" office:value="0.005865">
            <text:p>0.005865</text:p>
          </table:table-cell>
          <table:table-cell office:value-type="float" office:value="0.005739">
            <text:p>0.005739</text:p>
          </table:table-cell>
          <table:table-cell office:value-type="float" office:value="0.005733">
            <text:p>0.005733</text:p>
          </table:table-cell>
          <table:table-cell office:value-type="float" office:value="0.005868">
            <text:p>0.005868</text:p>
          </table:table-cell>
          <table:table-cell office:value-type="float" office:value="0.005718">
            <text:p>0.005718</text:p>
          </table:table-cell>
          <table:table-cell office:value-type="float" office:value="0.005785">
            <text:p>0.005785</text:p>
          </table:table-cell>
          <table:table-cell office:value-type="float" office:value="0.00572">
            <text:p>0.00572</text:p>
          </table:table-cell>
          <table:table-cell office:value-type="float" office:value="0.005733">
            <text:p>0.005733</text:p>
          </table:table-cell>
          <table:table-cell office:value-type="float" office:value="0.005754">
            <text:p>0.005754</text:p>
          </table:table-cell>
          <table:table-cell office:value-type="float" office:value="0.005788">
            <text:p>0.005788</text:p>
          </table:table-cell>
          <table:table-cell office:value-type="float" office:value="0.005744">
            <text:p>0.005744</text:p>
          </table:table-cell>
          <table:table-cell office:value-type="float" office:value="0.005755">
            <text:p>0.005755</text:p>
          </table:table-cell>
          <table:table-cell office:value-type="float" office:value="0.005733">
            <text:p>0.005733</text:p>
          </table:table-cell>
          <table:table-cell office:value-type="float" office:value="0.005731">
            <text:p>0.005731</text:p>
          </table:table-cell>
          <table:table-cell office:value-type="float" office:value="0.005803">
            <text:p>0.005803</text:p>
          </table:table-cell>
          <table:table-cell office:value-type="float" office:value="0.005751">
            <text:p>0.005751</text:p>
          </table:table-cell>
          <table:table-cell office:value-type="float" office:value="0.005682">
            <text:p>0.005682</text:p>
          </table:table-cell>
          <table:table-cell office:value-type="float" office:value="0.005709">
            <text:p>0.005709</text:p>
          </table:table-cell>
          <table:table-cell office:value-type="float" office:value="0.005761">
            <text:p>0.005761</text:p>
          </table:table-cell>
          <table:table-cell office:value-type="float" office:value="0.005708">
            <text:p>0.005708</text:p>
          </table:table-cell>
          <table:table-cell office:value-type="float" office:value="0.00571">
            <text:p>0.00571</text:p>
          </table:table-cell>
          <table:table-cell office:value-type="float" office:value="0.005839">
            <text:p>0.005839</text:p>
          </table:table-cell>
          <table:table-cell office:value-type="float" office:value="0.005782">
            <text:p>0.005782</text:p>
          </table:table-cell>
          <table:table-cell office:value-type="float" office:value="0.005761">
            <text:p>0.005761</text:p>
          </table:table-cell>
          <table:table-cell office:value-type="float" office:value="0.005766">
            <text:p>0.005766</text:p>
          </table:table-cell>
          <table:table-cell office:value-type="float" office:value="0.005731">
            <text:p>0.005731</text:p>
          </table:table-cell>
          <table:table-cell office:value-type="float" office:value="0.005721">
            <text:p>0.005721</text:p>
          </table:table-cell>
          <table:table-cell office:value-type="float" office:value="0.005762">
            <text:p>0.005762</text:p>
          </table:table-cell>
          <table:table-cell office:value-type="float" office:value="0.006068">
            <text:p>0.006068</text:p>
          </table:table-cell>
          <table:table-cell table:formula="of:=AVERAGE([.B42:.AE42])" office:value-type="float" office:value="0.00576363333333334">
            <text:p>0.0057636333</text:p>
          </table:table-cell>
          <table:table-cell table:formula="of:=VAR([.B42:.AE42])" office:value-type="float" office:value="0.00000000536913678160919">
            <text:p>5.36913678160919E-009</text:p>
          </table:table-cell>
          <table:table-cell table:formula="of:=STDEV([.B42:.AE42])" office:value-type="float" office:value="0.0000732743937648698">
            <text:p>7.32743937648698E-005</text:p>
          </table:table-cell>
          <table:table-cell table:formula="of:=CONFIDENCE(0.95;[.AH42];30)" office:value-type="float" office:value="0.000000838892076978945">
            <text:p>8.38892076978945E-007</text:p>
          </table:table-cell>
          <table:table-cell table:formula="of:=[.AF42]+[.AI42]" office:value-type="float" office:value="0.00576447222541031">
            <text:p>0.0057644722</text:p>
          </table:table-cell>
          <table:table-cell table:formula="of:=[.AF42]-[.AI42]" office:value-type="float" office:value="0.00576279444125636">
            <text:p>0.005762794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5998">
            <text:p>0.005998</text:p>
          </table:table-cell>
          <table:table-cell office:value-type="float" office:value="0.006052">
            <text:p>0.006052</text:p>
          </table:table-cell>
          <table:table-cell office:value-type="float" office:value="0.005929">
            <text:p>0.005929</text:p>
          </table:table-cell>
          <table:table-cell office:value-type="float" office:value="0.005974">
            <text:p>0.005974</text:p>
          </table:table-cell>
          <table:table-cell office:value-type="float" office:value="0.005992">
            <text:p>0.005992</text:p>
          </table:table-cell>
          <table:table-cell office:value-type="float" office:value="0.006031">
            <text:p>0.006031</text:p>
          </table:table-cell>
          <table:table-cell office:value-type="float" office:value="0.005983">
            <text:p>0.005983</text:p>
          </table:table-cell>
          <table:table-cell office:value-type="float" office:value="0.006072">
            <text:p>0.006072</text:p>
          </table:table-cell>
          <table:table-cell office:value-type="float" office:value="0.006002">
            <text:p>0.006002</text:p>
          </table:table-cell>
          <table:table-cell office:value-type="float" office:value="0.006027">
            <text:p>0.006027</text:p>
          </table:table-cell>
          <table:table-cell office:value-type="float" office:value="0.006089">
            <text:p>0.006089</text:p>
          </table:table-cell>
          <table:table-cell office:value-type="float" office:value="0.006099">
            <text:p>0.006099</text:p>
          </table:table-cell>
          <table:table-cell office:value-type="float" office:value="0.005984">
            <text:p>0.005984</text:p>
          </table:table-cell>
          <table:table-cell office:value-type="float" office:value="0.006051">
            <text:p>0.006051</text:p>
          </table:table-cell>
          <table:table-cell office:value-type="float" office:value="0.005916">
            <text:p>0.005916</text:p>
          </table:table-cell>
          <table:table-cell office:value-type="float" office:value="0.005981">
            <text:p>0.005981</text:p>
          </table:table-cell>
          <table:table-cell office:value-type="float" office:value="0.005998">
            <text:p>0.005998</text:p>
          </table:table-cell>
          <table:table-cell office:value-type="float" office:value="0.006025">
            <text:p>0.006025</text:p>
          </table:table-cell>
          <table:table-cell office:value-type="float" office:value="0.005958">
            <text:p>0.005958</text:p>
          </table:table-cell>
          <table:table-cell office:value-type="float" office:value="0.005983">
            <text:p>0.005983</text:p>
          </table:table-cell>
          <table:table-cell office:value-type="float" office:value="0.006036">
            <text:p>0.006036</text:p>
          </table:table-cell>
          <table:table-cell office:value-type="float" office:value="0.006043">
            <text:p>0.006043</text:p>
          </table:table-cell>
          <table:table-cell office:value-type="float" office:value="0.006029">
            <text:p>0.006029</text:p>
          </table:table-cell>
          <table:table-cell office:value-type="float" office:value="0.006026">
            <text:p>0.006026</text:p>
          </table:table-cell>
          <table:table-cell office:value-type="float" office:value="0.006042">
            <text:p>0.006042</text:p>
          </table:table-cell>
          <table:table-cell office:value-type="float" office:value="0.005952">
            <text:p>0.005952</text:p>
          </table:table-cell>
          <table:table-cell office:value-type="float" office:value="0.005999">
            <text:p>0.005999</text:p>
          </table:table-cell>
          <table:table-cell office:value-type="float" office:value="0.00599">
            <text:p>0.00599</text:p>
          </table:table-cell>
          <table:table-cell office:value-type="float" office:value="0.006136">
            <text:p>0.006136</text:p>
          </table:table-cell>
          <table:table-cell office:value-type="float" office:value="0.005998">
            <text:p>0.005998</text:p>
          </table:table-cell>
          <table:table-cell table:formula="of:=AVERAGE([.B43:.AE43])" office:value-type="float" office:value="0.00601316666666667">
            <text:p>0.0060131667</text:p>
          </table:table-cell>
          <table:table-cell table:formula="of:=VAR([.B43:.AE43])" office:value-type="float" office:value="0.00000000236083333333334">
            <text:p>2.36083333333334E-009</text:p>
          </table:table-cell>
          <table:table-cell table:formula="of:=STDEV([.B43:.AE43])" office:value-type="float" office:value="0.0000485884073965523">
            <text:p>4.85884073965523E-005</text:p>
          </table:table-cell>
          <table:table-cell table:formula="of:=CONFIDENCE(0.95;[.AH43];30)" office:value-type="float" office:value="0.000000556271132433917">
            <text:p>5.56271132433917E-007</text:p>
          </table:table-cell>
          <table:table-cell table:formula="of:=[.AF43]+[.AI43]" office:value-type="float" office:value="0.0060137229377991">
            <text:p>0.0060137229</text:p>
          </table:table-cell>
          <table:table-cell table:formula="of:=[.AF43]-[.AI43]" office:value-type="float" office:value="0.00601261039553423">
            <text:p>0.006012610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6462">
            <text:p>0.006462</text:p>
          </table:table-cell>
          <table:table-cell office:value-type="float" office:value="0.00633">
            <text:p>0.00633</text:p>
          </table:table-cell>
          <table:table-cell office:value-type="float" office:value="0.006298">
            <text:p>0.006298</text:p>
          </table:table-cell>
          <table:table-cell office:value-type="float" office:value="0.006352">
            <text:p>0.006352</text:p>
          </table:table-cell>
          <table:table-cell office:value-type="float" office:value="0.00627">
            <text:p>0.00627</text:p>
          </table:table-cell>
          <table:table-cell office:value-type="float" office:value="0.006384">
            <text:p>0.006384</text:p>
          </table:table-cell>
          <table:table-cell office:value-type="float" office:value="0.00638">
            <text:p>0.00638</text:p>
          </table:table-cell>
          <table:table-cell office:value-type="float" office:value="0.006289">
            <text:p>0.006289</text:p>
          </table:table-cell>
          <table:table-cell office:value-type="float" office:value="0.006332">
            <text:p>0.006332</text:p>
          </table:table-cell>
          <table:table-cell office:value-type="float" office:value="0.006378">
            <text:p>0.006378</text:p>
          </table:table-cell>
          <table:table-cell office:value-type="float" office:value="0.006282">
            <text:p>0.006282</text:p>
          </table:table-cell>
          <table:table-cell office:value-type="float" office:value="0.006317">
            <text:p>0.006317</text:p>
          </table:table-cell>
          <table:table-cell office:value-type="float" office:value="0.006373">
            <text:p>0.006373</text:p>
          </table:table-cell>
          <table:table-cell office:value-type="float" office:value="0.006277">
            <text:p>0.006277</text:p>
          </table:table-cell>
          <table:table-cell office:value-type="float" office:value="0.006242">
            <text:p>0.006242</text:p>
          </table:table-cell>
          <table:table-cell office:value-type="float" office:value="0.006327">
            <text:p>0.006327</text:p>
          </table:table-cell>
          <table:table-cell office:value-type="float" office:value="0.006351">
            <text:p>0.006351</text:p>
          </table:table-cell>
          <table:table-cell office:value-type="float" office:value="0.006365">
            <text:p>0.006365</text:p>
          </table:table-cell>
          <table:table-cell office:value-type="float" office:value="0.006346">
            <text:p>0.006346</text:p>
          </table:table-cell>
          <table:table-cell office:value-type="float" office:value="0.006252">
            <text:p>0.006252</text:p>
          </table:table-cell>
          <table:table-cell office:value-type="float" office:value="0.006305">
            <text:p>0.006305</text:p>
          </table:table-cell>
          <table:table-cell office:value-type="float" office:value="0.006364">
            <text:p>0.006364</text:p>
          </table:table-cell>
          <table:table-cell office:value-type="float" office:value="0.006229">
            <text:p>0.006229</text:p>
          </table:table-cell>
          <table:table-cell office:value-type="float" office:value="0.006339">
            <text:p>0.006339</text:p>
          </table:table-cell>
          <table:table-cell office:value-type="float" office:value="0.006356">
            <text:p>0.006356</text:p>
          </table:table-cell>
          <table:table-cell office:value-type="float" office:value="0.006184">
            <text:p>0.006184</text:p>
          </table:table-cell>
          <table:table-cell office:value-type="float" office:value="0.006381">
            <text:p>0.006381</text:p>
          </table:table-cell>
          <table:table-cell office:value-type="float" office:value="0.006393">
            <text:p>0.006393</text:p>
          </table:table-cell>
          <table:table-cell office:value-type="float" office:value="0.006302">
            <text:p>0.006302</text:p>
          </table:table-cell>
          <table:table-cell office:value-type="float" office:value="0.006296">
            <text:p>0.006296</text:p>
          </table:table-cell>
          <table:table-cell table:formula="of:=AVERAGE([.B44:.AE44])" office:value-type="float" office:value="0.0063252">
            <text:p>0.0063252</text:p>
          </table:table-cell>
          <table:table-cell table:formula="of:=VAR([.B44:.AE44])" office:value-type="float" office:value="0.0000000033345103448276">
            <text:p>3.3345103448276E-009</text:p>
          </table:table-cell>
          <table:table-cell table:formula="of:=STDEV([.B44:.AE44])" office:value-type="float" office:value="0.0000577452192378521">
            <text:p>5.77452192378521E-005</text:p>
          </table:table-cell>
          <table:table-cell table:formula="of:=CONFIDENCE(0.95;[.AH44];30)" office:value-type="float" office:value="0.000000661104164948697">
            <text:p>6.61104164948697E-007</text:p>
          </table:table-cell>
          <table:table-cell table:formula="of:=[.AF44]+[.AI44]" office:value-type="float" office:value="0.00632586110416495">
            <text:p>0.0063258611</text:p>
          </table:table-cell>
          <table:table-cell table:formula="of:=[.AF44]-[.AI44]" office:value-type="float" office:value="0.00632453889583505">
            <text:p>0.00632453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6758">
            <text:p>0.006758</text:p>
          </table:table-cell>
          <table:table-cell office:value-type="float" office:value="0.006751">
            <text:p>0.006751</text:p>
          </table:table-cell>
          <table:table-cell office:value-type="float" office:value="0.006826">
            <text:p>0.006826</text:p>
          </table:table-cell>
          <table:table-cell office:value-type="float" office:value="0.006949">
            <text:p>0.006949</text:p>
          </table:table-cell>
          <table:table-cell office:value-type="float" office:value="0.006839">
            <text:p>0.006839</text:p>
          </table:table-cell>
          <table:table-cell office:value-type="float" office:value="0.006942">
            <text:p>0.006942</text:p>
          </table:table-cell>
          <table:table-cell office:value-type="float" office:value="0.006751">
            <text:p>0.006751</text:p>
          </table:table-cell>
          <table:table-cell office:value-type="float" office:value="0.006844">
            <text:p>0.006844</text:p>
          </table:table-cell>
          <table:table-cell office:value-type="float" office:value="0.007001">
            <text:p>0.007001</text:p>
          </table:table-cell>
          <table:table-cell office:value-type="float" office:value="0.006789">
            <text:p>0.006789</text:p>
          </table:table-cell>
          <table:table-cell office:value-type="float" office:value="0.006751">
            <text:p>0.006751</text:p>
          </table:table-cell>
          <table:table-cell office:value-type="float" office:value="0.006857">
            <text:p>0.006857</text:p>
          </table:table-cell>
          <table:table-cell office:value-type="float" office:value="0.006814">
            <text:p>0.006814</text:p>
          </table:table-cell>
          <table:table-cell office:value-type="float" office:value="0.006825">
            <text:p>0.006825</text:p>
          </table:table-cell>
          <table:table-cell office:value-type="float" office:value="0.006771">
            <text:p>0.006771</text:p>
          </table:table-cell>
          <table:table-cell office:value-type="float" office:value="0.006765">
            <text:p>0.006765</text:p>
          </table:table-cell>
          <table:table-cell office:value-type="float" office:value="0.006756">
            <text:p>0.006756</text:p>
          </table:table-cell>
          <table:table-cell office:value-type="float" office:value="0.006795">
            <text:p>0.006795</text:p>
          </table:table-cell>
          <table:table-cell office:value-type="float" office:value="0.006736">
            <text:p>0.006736</text:p>
          </table:table-cell>
          <table:table-cell office:value-type="float" office:value="0.006768">
            <text:p>0.006768</text:p>
          </table:table-cell>
          <table:table-cell office:value-type="float" office:value="0.006742">
            <text:p>0.006742</text:p>
          </table:table-cell>
          <table:table-cell table:number-columns-repeated="2" office:value-type="float" office:value="0.006756">
            <text:p>0.006756</text:p>
          </table:table-cell>
          <table:table-cell office:value-type="float" office:value="0.006828">
            <text:p>0.006828</text:p>
          </table:table-cell>
          <table:table-cell office:value-type="float" office:value="0.006778">
            <text:p>0.006778</text:p>
          </table:table-cell>
          <table:table-cell office:value-type="float" office:value="0.006745">
            <text:p>0.006745</text:p>
          </table:table-cell>
          <table:table-cell office:value-type="float" office:value="0.006779">
            <text:p>0.006779</text:p>
          </table:table-cell>
          <table:table-cell office:value-type="float" office:value="0.006824">
            <text:p>0.006824</text:p>
          </table:table-cell>
          <table:table-cell office:value-type="float" office:value="0.006748">
            <text:p>0.006748</text:p>
          </table:table-cell>
          <table:table-cell office:value-type="float" office:value="0.006733">
            <text:p>0.006733</text:p>
          </table:table-cell>
          <table:table-cell table:formula="of:=AVERAGE([.B45:.AE45])" office:value-type="float" office:value="0.00679923333333333">
            <text:p>0.0067992333</text:p>
          </table:table-cell>
          <table:table-cell table:formula="of:=VAR([.B45:.AE45])" office:value-type="float" office:value="0.00000000444570229885056">
            <text:p>4.44570229885056E-009</text:p>
          </table:table-cell>
          <table:table-cell table:formula="of:=STDEV([.B45:.AE45])" office:value-type="float" office:value="0.0000666760999073173">
            <text:p>6.66760999073173E-005</text:p>
          </table:table-cell>
          <table:table-cell table:formula="of:=CONFIDENCE(0.95;[.AH45];30)" office:value-type="float" office:value="0.000000763350593054264">
            <text:p>7.63350593054264E-007</text:p>
          </table:table-cell>
          <table:table-cell table:formula="of:=[.AF45]+[.AI45]" office:value-type="float" office:value="0.00679999668392639">
            <text:p>0.0067999967</text:p>
          </table:table-cell>
          <table:table-cell table:formula="of:=[.AF45]-[.AI45]" office:value-type="float" office:value="0.00679846998274028">
            <text:p>0.006798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7094">
            <text:p>0.007094</text:p>
          </table:table-cell>
          <table:table-cell office:value-type="float" office:value="0.007034">
            <text:p>0.007034</text:p>
          </table:table-cell>
          <table:table-cell office:value-type="float" office:value="0.007043">
            <text:p>0.007043</text:p>
          </table:table-cell>
          <table:table-cell office:value-type="float" office:value="0.007061">
            <text:p>0.007061</text:p>
          </table:table-cell>
          <table:table-cell office:value-type="float" office:value="0.007046">
            <text:p>0.007046</text:p>
          </table:table-cell>
          <table:table-cell office:value-type="float" office:value="0.006965">
            <text:p>0.006965</text:p>
          </table:table-cell>
          <table:table-cell office:value-type="float" office:value="0.007067">
            <text:p>0.007067</text:p>
          </table:table-cell>
          <table:table-cell office:value-type="float" office:value="0.007002">
            <text:p>0.007002</text:p>
          </table:table-cell>
          <table:table-cell office:value-type="float" office:value="0.007136">
            <text:p>0.007136</text:p>
          </table:table-cell>
          <table:table-cell office:value-type="float" office:value="0.007067">
            <text:p>0.007067</text:p>
          </table:table-cell>
          <table:table-cell office:value-type="float" office:value="0.006995">
            <text:p>0.006995</text:p>
          </table:table-cell>
          <table:table-cell office:value-type="float" office:value="0.007055">
            <text:p>0.007055</text:p>
          </table:table-cell>
          <table:table-cell office:value-type="float" office:value="0.007039">
            <text:p>0.007039</text:p>
          </table:table-cell>
          <table:table-cell office:value-type="float" office:value="0.006964">
            <text:p>0.006964</text:p>
          </table:table-cell>
          <table:table-cell office:value-type="float" office:value="0.007075">
            <text:p>0.007075</text:p>
          </table:table-cell>
          <table:table-cell office:value-type="float" office:value="0.006983">
            <text:p>0.006983</text:p>
          </table:table-cell>
          <table:table-cell office:value-type="float" office:value="0.007083">
            <text:p>0.007083</text:p>
          </table:table-cell>
          <table:table-cell office:value-type="float" office:value="0.007085">
            <text:p>0.007085</text:p>
          </table:table-cell>
          <table:table-cell office:value-type="float" office:value="0.007026">
            <text:p>0.007026</text:p>
          </table:table-cell>
          <table:table-cell office:value-type="float" office:value="0.007068">
            <text:p>0.007068</text:p>
          </table:table-cell>
          <table:table-cell office:value-type="float" office:value="0.007008">
            <text:p>0.007008</text:p>
          </table:table-cell>
          <table:table-cell office:value-type="float" office:value="0.007063">
            <text:p>0.007063</text:p>
          </table:table-cell>
          <table:table-cell office:value-type="float" office:value="0.007061">
            <text:p>0.007061</text:p>
          </table:table-cell>
          <table:table-cell office:value-type="float" office:value="0.007009">
            <text:p>0.007009</text:p>
          </table:table-cell>
          <table:table-cell office:value-type="float" office:value="0.007081">
            <text:p>0.007081</text:p>
          </table:table-cell>
          <table:table-cell office:value-type="float" office:value="0.007044">
            <text:p>0.007044</text:p>
          </table:table-cell>
          <table:table-cell office:value-type="float" office:value="0.007061">
            <text:p>0.007061</text:p>
          </table:table-cell>
          <table:table-cell office:value-type="float" office:value="0.007099">
            <text:p>0.007099</text:p>
          </table:table-cell>
          <table:table-cell office:value-type="float" office:value="0.007019">
            <text:p>0.007019</text:p>
          </table:table-cell>
          <table:table-cell office:value-type="float" office:value="0.007103">
            <text:p>0.007103</text:p>
          </table:table-cell>
          <table:table-cell table:formula="of:=AVERAGE([.B46:.AE46])" office:value-type="float" office:value="0.00704786666666667">
            <text:p>0.0070478667</text:p>
          </table:table-cell>
          <table:table-cell table:formula="of:=VAR([.B46:.AE46])" office:value-type="float" office:value="0.00000000171253333333334">
            <text:p>1.71253333333334E-009</text:p>
          </table:table-cell>
          <table:table-cell table:formula="of:=STDEV([.B46:.AE46])" office:value-type="float" office:value="0.0000413827661392195">
            <text:p>4.13827661392195E-005</text:p>
          </table:table-cell>
          <table:table-cell table:formula="of:=CONFIDENCE(0.95;[.AH46];30)" office:value-type="float" office:value="0.00000047377634742449">
            <text:p>4.7377634742449E-007</text:p>
          </table:table-cell>
          <table:table-cell table:formula="of:=[.AF46]+[.AI46]" office:value-type="float" office:value="0.00704834044301409">
            <text:p>0.0070483404</text:p>
          </table:table-cell>
          <table:table-cell table:formula="of:=[.AF46]-[.AI46]" office:value-type="float" office:value="0.00704739289031924">
            <text:p>0.007047392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7332">
            <text:p>0.007332</text:p>
          </table:table-cell>
          <table:table-cell office:value-type="float" office:value="0.007268">
            <text:p>0.007268</text:p>
          </table:table-cell>
          <table:table-cell office:value-type="float" office:value="0.007339">
            <text:p>0.007339</text:p>
          </table:table-cell>
          <table:table-cell office:value-type="float" office:value="0.007215">
            <text:p>0.007215</text:p>
          </table:table-cell>
          <table:table-cell office:value-type="float" office:value="0.007241">
            <text:p>0.007241</text:p>
          </table:table-cell>
          <table:table-cell office:value-type="float" office:value="0.007301">
            <text:p>0.007301</text:p>
          </table:table-cell>
          <table:table-cell office:value-type="float" office:value="0.007288">
            <text:p>0.007288</text:p>
          </table:table-cell>
          <table:table-cell office:value-type="float" office:value="0.007305">
            <text:p>0.007305</text:p>
          </table:table-cell>
          <table:table-cell office:value-type="float" office:value="0.007291">
            <text:p>0.007291</text:p>
          </table:table-cell>
          <table:table-cell office:value-type="float" office:value="0.007312">
            <text:p>0.007312</text:p>
          </table:table-cell>
          <table:table-cell office:value-type="float" office:value="0.007216">
            <text:p>0.007216</text:p>
          </table:table-cell>
          <table:table-cell office:value-type="float" office:value="0.00728">
            <text:p>0.00728</text:p>
          </table:table-cell>
          <table:table-cell office:value-type="float" office:value="0.00731">
            <text:p>0.00731</text:p>
          </table:table-cell>
          <table:table-cell office:value-type="float" office:value="0.007265">
            <text:p>0.007265</text:p>
          </table:table-cell>
          <table:table-cell office:value-type="float" office:value="0.007254">
            <text:p>0.007254</text:p>
          </table:table-cell>
          <table:table-cell office:value-type="float" office:value="0.007291">
            <text:p>0.007291</text:p>
          </table:table-cell>
          <table:table-cell office:value-type="float" office:value="0.00726">
            <text:p>0.00726</text:p>
          </table:table-cell>
          <table:table-cell office:value-type="float" office:value="0.007272">
            <text:p>0.007272</text:p>
          </table:table-cell>
          <table:table-cell office:value-type="float" office:value="0.007314">
            <text:p>0.007314</text:p>
          </table:table-cell>
          <table:table-cell office:value-type="float" office:value="0.007357">
            <text:p>0.007357</text:p>
          </table:table-cell>
          <table:table-cell office:value-type="float" office:value="0.007205">
            <text:p>0.007205</text:p>
          </table:table-cell>
          <table:table-cell office:value-type="float" office:value="0.007263">
            <text:p>0.007263</text:p>
          </table:table-cell>
          <table:table-cell office:value-type="float" office:value="0.007367">
            <text:p>0.007367</text:p>
          </table:table-cell>
          <table:table-cell office:value-type="float" office:value="0.007363">
            <text:p>0.007363</text:p>
          </table:table-cell>
          <table:table-cell office:value-type="float" office:value="0.00726">
            <text:p>0.00726</text:p>
          </table:table-cell>
          <table:table-cell office:value-type="float" office:value="0.007252">
            <text:p>0.007252</text:p>
          </table:table-cell>
          <table:table-cell office:value-type="float" office:value="0.007312">
            <text:p>0.007312</text:p>
          </table:table-cell>
          <table:table-cell office:value-type="float" office:value="0.007284">
            <text:p>0.007284</text:p>
          </table:table-cell>
          <table:table-cell office:value-type="float" office:value="0.007256">
            <text:p>0.007256</text:p>
          </table:table-cell>
          <table:table-cell office:value-type="float" office:value="0.007311">
            <text:p>0.007311</text:p>
          </table:table-cell>
          <table:table-cell table:formula="of:=AVERAGE([.B47:.AE47])" office:value-type="float" office:value="0.00728613333333333">
            <text:p>0.0072861333</text:p>
          </table:table-cell>
          <table:table-cell table:formula="of:=VAR([.B47:.AE47])" office:value-type="float" office:value="0.00000000175591264367816">
            <text:p>1.75591264367816E-009</text:p>
          </table:table-cell>
          <table:table-cell table:formula="of:=STDEV([.B47:.AE47])" office:value-type="float" office:value="0.0000419036113441092">
            <text:p>4.19036113441092E-005</text:p>
          </table:table-cell>
          <table:table-cell table:formula="of:=CONFIDENCE(0.95;[.AH47];30)" office:value-type="float" office:value="0.000000479739316113341">
            <text:p>4.79739316113341E-007</text:p>
          </table:table-cell>
          <table:table-cell table:formula="of:=[.AF47]+[.AI47]" office:value-type="float" office:value="0.00728661307264945">
            <text:p>0.0072866131</text:p>
          </table:table-cell>
          <table:table-cell table:formula="of:=[.AF47]-[.AI47]" office:value-type="float" office:value="0.00728565359401722">
            <text:p>0.007285653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7383">
            <text:p>0.007383</text:p>
          </table:table-cell>
          <table:table-cell office:value-type="float" office:value="0.007366">
            <text:p>0.007366</text:p>
          </table:table-cell>
          <table:table-cell office:value-type="float" office:value="0.007397">
            <text:p>0.007397</text:p>
          </table:table-cell>
          <table:table-cell office:value-type="float" office:value="0.007421">
            <text:p>0.007421</text:p>
          </table:table-cell>
          <table:table-cell office:value-type="float" office:value="0.007497">
            <text:p>0.007497</text:p>
          </table:table-cell>
          <table:table-cell office:value-type="float" office:value="0.007416">
            <text:p>0.007416</text:p>
          </table:table-cell>
          <table:table-cell office:value-type="float" office:value="0.007434">
            <text:p>0.007434</text:p>
          </table:table-cell>
          <table:table-cell office:value-type="float" office:value="0.007432">
            <text:p>0.007432</text:p>
          </table:table-cell>
          <table:table-cell office:value-type="float" office:value="0.007415">
            <text:p>0.007415</text:p>
          </table:table-cell>
          <table:table-cell office:value-type="float" office:value="0.007432">
            <text:p>0.007432</text:p>
          </table:table-cell>
          <table:table-cell office:value-type="float" office:value="0.007448">
            <text:p>0.007448</text:p>
          </table:table-cell>
          <table:table-cell office:value-type="float" office:value="0.00746">
            <text:p>0.00746</text:p>
          </table:table-cell>
          <table:table-cell office:value-type="float" office:value="0.007484">
            <text:p>0.007484</text:p>
          </table:table-cell>
          <table:table-cell office:value-type="float" office:value="0.007489">
            <text:p>0.007489</text:p>
          </table:table-cell>
          <table:table-cell office:value-type="float" office:value="0.007471">
            <text:p>0.007471</text:p>
          </table:table-cell>
          <table:table-cell office:value-type="float" office:value="0.007359">
            <text:p>0.007359</text:p>
          </table:table-cell>
          <table:table-cell office:value-type="float" office:value="0.007427">
            <text:p>0.007427</text:p>
          </table:table-cell>
          <table:table-cell office:value-type="float" office:value="0.007405">
            <text:p>0.007405</text:p>
          </table:table-cell>
          <table:table-cell office:value-type="float" office:value="0.007397">
            <text:p>0.007397</text:p>
          </table:table-cell>
          <table:table-cell office:value-type="float" office:value="0.007473">
            <text:p>0.007473</text:p>
          </table:table-cell>
          <table:table-cell office:value-type="float" office:value="0.007456">
            <text:p>0.007456</text:p>
          </table:table-cell>
          <table:table-cell office:value-type="float" office:value="0.007478">
            <text:p>0.007478</text:p>
          </table:table-cell>
          <table:table-cell office:value-type="float" office:value="0.007417">
            <text:p>0.007417</text:p>
          </table:table-cell>
          <table:table-cell office:value-type="float" office:value="0.007389">
            <text:p>0.007389</text:p>
          </table:table-cell>
          <table:table-cell office:value-type="float" office:value="0.007436">
            <text:p>0.007436</text:p>
          </table:table-cell>
          <table:table-cell office:value-type="float" office:value="0.007439">
            <text:p>0.007439</text:p>
          </table:table-cell>
          <table:table-cell office:value-type="float" office:value="0.007502">
            <text:p>0.007502</text:p>
          </table:table-cell>
          <table:table-cell office:value-type="float" office:value="0.007512">
            <text:p>0.007512</text:p>
          </table:table-cell>
          <table:table-cell office:value-type="float" office:value="0.007456">
            <text:p>0.007456</text:p>
          </table:table-cell>
          <table:table-cell office:value-type="float" office:value="0.007383">
            <text:p>0.007383</text:p>
          </table:table-cell>
          <table:table-cell table:formula="of:=AVERAGE([.B48:.AE48])" office:value-type="float" office:value="0.0074358">
            <text:p>0.0074358</text:p>
          </table:table-cell>
          <table:table-cell table:formula="of:=VAR([.B48:.AE48])" office:value-type="float" office:value="0.0000000016915448275862">
            <text:p>1.6915448275862E-009</text:p>
          </table:table-cell>
          <table:table-cell table:formula="of:=STDEV([.B48:.AE48])" office:value-type="float" office:value="0.0000411283944202324">
            <text:p>4.11283944202324E-005</text:p>
          </table:table-cell>
          <table:table-cell table:formula="of:=CONFIDENCE(0.95;[.AH48];30)" office:value-type="float" office:value="0.000000470864137459975">
            <text:p>4.70864137459975E-007</text:p>
          </table:table-cell>
          <table:table-cell table:formula="of:=[.AF48]+[.AI48]" office:value-type="float" office:value="0.00743627086413746">
            <text:p>0.0074362709</text:p>
          </table:table-cell>
          <table:table-cell table:formula="of:=[.AF48]-[.AI48]" office:value-type="float" office:value="0.00743532913586254">
            <text:p>0.007435329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8069">
            <text:p>0.008069</text:p>
          </table:table-cell>
          <table:table-cell office:value-type="float" office:value="0.007947">
            <text:p>0.007947</text:p>
          </table:table-cell>
          <table:table-cell office:value-type="float" office:value="0.007992">
            <text:p>0.007992</text:p>
          </table:table-cell>
          <table:table-cell office:value-type="float" office:value="0.008058">
            <text:p>0.008058</text:p>
          </table:table-cell>
          <table:table-cell office:value-type="float" office:value="0.008129">
            <text:p>0.008129</text:p>
          </table:table-cell>
          <table:table-cell office:value-type="float" office:value="0.008157">
            <text:p>0.008157</text:p>
          </table:table-cell>
          <table:table-cell office:value-type="float" office:value="0.008147">
            <text:p>0.008147</text:p>
          </table:table-cell>
          <table:table-cell office:value-type="float" office:value="0.008109">
            <text:p>0.008109</text:p>
          </table:table-cell>
          <table:table-cell office:value-type="float" office:value="0.008013">
            <text:p>0.008013</text:p>
          </table:table-cell>
          <table:table-cell office:value-type="float" office:value="0.007982">
            <text:p>0.007982</text:p>
          </table:table-cell>
          <table:table-cell office:value-type="float" office:value="0.007994">
            <text:p>0.007994</text:p>
          </table:table-cell>
          <table:table-cell office:value-type="float" office:value="0.008194">
            <text:p>0.008194</text:p>
          </table:table-cell>
          <table:table-cell office:value-type="float" office:value="0.008025">
            <text:p>0.008025</text:p>
          </table:table-cell>
          <table:table-cell office:value-type="float" office:value="0.007987">
            <text:p>0.007987</text:p>
          </table:table-cell>
          <table:table-cell office:value-type="float" office:value="0.008057">
            <text:p>0.008057</text:p>
          </table:table-cell>
          <table:table-cell office:value-type="float" office:value="0.007989">
            <text:p>0.007989</text:p>
          </table:table-cell>
          <table:table-cell office:value-type="float" office:value="0.008007">
            <text:p>0.008007</text:p>
          </table:table-cell>
          <table:table-cell office:value-type="float" office:value="0.00795">
            <text:p>0.00795</text:p>
          </table:table-cell>
          <table:table-cell office:value-type="float" office:value="0.007956">
            <text:p>0.007956</text:p>
          </table:table-cell>
          <table:table-cell office:value-type="float" office:value="0.007999">
            <text:p>0.007999</text:p>
          </table:table-cell>
          <table:table-cell office:value-type="float" office:value="0.008025">
            <text:p>0.008025</text:p>
          </table:table-cell>
          <table:table-cell office:value-type="float" office:value="0.007918">
            <text:p>0.007918</text:p>
          </table:table-cell>
          <table:table-cell office:value-type="float" office:value="0.007956">
            <text:p>0.007956</text:p>
          </table:table-cell>
          <table:table-cell office:value-type="float" office:value="0.007977">
            <text:p>0.007977</text:p>
          </table:table-cell>
          <table:table-cell office:value-type="float" office:value="0.008106">
            <text:p>0.008106</text:p>
          </table:table-cell>
          <table:table-cell office:value-type="float" office:value="0.007995">
            <text:p>0.007995</text:p>
          </table:table-cell>
          <table:table-cell office:value-type="float" office:value="0.008122">
            <text:p>0.008122</text:p>
          </table:table-cell>
          <table:table-cell office:value-type="float" office:value="0.008005">
            <text:p>0.008005</text:p>
          </table:table-cell>
          <table:table-cell office:value-type="float" office:value="0.008016">
            <text:p>0.008016</text:p>
          </table:table-cell>
          <table:table-cell office:value-type="float" office:value="0.008006">
            <text:p>0.008006</text:p>
          </table:table-cell>
          <table:table-cell table:formula="of:=AVERAGE([.B49:.AE49])" office:value-type="float" office:value="0.00802956666666667">
            <text:p>0.0080295667</text:p>
          </table:table-cell>
          <table:table-cell table:formula="of:=VAR([.B49:.AE49])" office:value-type="float" office:value="0.00000000491873678160919">
            <text:p>4.91873678160919E-009</text:p>
          </table:table-cell>
          <table:table-cell table:formula="of:=STDEV([.B49:.AE49])" office:value-type="float" office:value="0.0000701337064585153">
            <text:p>7.01337064585153E-005</text:p>
          </table:table-cell>
          <table:table-cell table:formula="of:=CONFIDENCE(0.95;[.AH49];30)" office:value-type="float" office:value="0.000000802935482018588">
            <text:p>8.02935482018588E-007</text:p>
          </table:table-cell>
          <table:table-cell table:formula="of:=[.AF49]+[.AI49]" office:value-type="float" office:value="0.00803036960214869">
            <text:p>0.0080303696</text:p>
          </table:table-cell>
          <table:table-cell table:formula="of:=[.AF49]-[.AI49]" office:value-type="float" office:value="0.00802876373118465">
            <text:p>0.008028763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8181">
            <text:p>0.008181</text:p>
          </table:table-cell>
          <table:table-cell office:value-type="float" office:value="0.008078">
            <text:p>0.008078</text:p>
          </table:table-cell>
          <table:table-cell office:value-type="float" office:value="0.008088">
            <text:p>0.008088</text:p>
          </table:table-cell>
          <table:table-cell office:value-type="float" office:value="0.008076">
            <text:p>0.008076</text:p>
          </table:table-cell>
          <table:table-cell office:value-type="float" office:value="0.008064">
            <text:p>0.008064</text:p>
          </table:table-cell>
          <table:table-cell office:value-type="float" office:value="0.007998">
            <text:p>0.007998</text:p>
          </table:table-cell>
          <table:table-cell office:value-type="float" office:value="0.008058">
            <text:p>0.008058</text:p>
          </table:table-cell>
          <table:table-cell office:value-type="float" office:value="0.00805">
            <text:p>0.00805</text:p>
          </table:table-cell>
          <table:table-cell office:value-type="float" office:value="0.008057">
            <text:p>0.008057</text:p>
          </table:table-cell>
          <table:table-cell office:value-type="float" office:value="0.008073">
            <text:p>0.008073</text:p>
          </table:table-cell>
          <table:table-cell office:value-type="float" office:value="0.008098">
            <text:p>0.008098</text:p>
          </table:table-cell>
          <table:table-cell office:value-type="float" office:value="0.008099">
            <text:p>0.008099</text:p>
          </table:table-cell>
          <table:table-cell office:value-type="float" office:value="0.008017">
            <text:p>0.008017</text:p>
          </table:table-cell>
          <table:table-cell office:value-type="float" office:value="0.008047">
            <text:p>0.008047</text:p>
          </table:table-cell>
          <table:table-cell office:value-type="float" office:value="0.008048">
            <text:p>0.008048</text:p>
          </table:table-cell>
          <table:table-cell office:value-type="float" office:value="0.008059">
            <text:p>0.008059</text:p>
          </table:table-cell>
          <table:table-cell office:value-type="float" office:value="0.008113">
            <text:p>0.008113</text:p>
          </table:table-cell>
          <table:table-cell office:value-type="float" office:value="0.008103">
            <text:p>0.008103</text:p>
          </table:table-cell>
          <table:table-cell office:value-type="float" office:value="0.008218">
            <text:p>0.008218</text:p>
          </table:table-cell>
          <table:table-cell office:value-type="float" office:value="0.008164">
            <text:p>0.008164</text:p>
          </table:table-cell>
          <table:table-cell office:value-type="float" office:value="0.008059">
            <text:p>0.008059</text:p>
          </table:table-cell>
          <table:table-cell office:value-type="float" office:value="0.008004">
            <text:p>0.008004</text:p>
          </table:table-cell>
          <table:table-cell office:value-type="float" office:value="0.008117">
            <text:p>0.008117</text:p>
          </table:table-cell>
          <table:table-cell office:value-type="float" office:value="0.008062">
            <text:p>0.008062</text:p>
          </table:table-cell>
          <table:table-cell office:value-type="float" office:value="0.008066">
            <text:p>0.008066</text:p>
          </table:table-cell>
          <table:table-cell office:value-type="float" office:value="0.008006">
            <text:p>0.008006</text:p>
          </table:table-cell>
          <table:table-cell office:value-type="float" office:value="0.008082">
            <text:p>0.008082</text:p>
          </table:table-cell>
          <table:table-cell office:value-type="float" office:value="0.008057">
            <text:p>0.008057</text:p>
          </table:table-cell>
          <table:table-cell office:value-type="float" office:value="0.008044">
            <text:p>0.008044</text:p>
          </table:table-cell>
          <table:table-cell office:value-type="float" office:value="0.008142">
            <text:p>0.008142</text:p>
          </table:table-cell>
          <table:table-cell table:formula="of:=AVERAGE([.B50:.AE50])" office:value-type="float" office:value="0.0080776">
            <text:p>0.0080776</text:p>
          </table:table-cell>
          <table:table-cell table:formula="of:=VAR([.B50:.AE50])" office:value-type="float" office:value="0.00000000252535172413793">
            <text:p>2.52535172413793E-009</text:p>
          </table:table-cell>
          <table:table-cell table:formula="of:=STDEV([.B50:.AE50])" office:value-type="float" office:value="0.0000502528777697151">
            <text:p>5.02528777697151E-005</text:p>
          </table:table-cell>
          <table:table-cell table:formula="of:=CONFIDENCE(0.95;[.AH50];30)" office:value-type="float" office:value="0.000000575327052744812">
            <text:p>5.75327052744812E-007</text:p>
          </table:table-cell>
          <table:table-cell table:formula="of:=[.AF50]+[.AI50]" office:value-type="float" office:value="0.00807817532705275">
            <text:p>0.0080781753</text:p>
          </table:table-cell>
          <table:table-cell table:formula="of:=[.AF50]-[.AI50]" office:value-type="float" office:value="0.00807702467294726">
            <text:p>0.008077024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8278">
            <text:p>0.008278</text:p>
          </table:table-cell>
          <table:table-cell office:value-type="float" office:value="0.008325">
            <text:p>0.008325</text:p>
          </table:table-cell>
          <table:table-cell office:value-type="float" office:value="0.0082">
            <text:p>0.0082</text:p>
          </table:table-cell>
          <table:table-cell office:value-type="float" office:value="0.008152">
            <text:p>0.008152</text:p>
          </table:table-cell>
          <table:table-cell office:value-type="float" office:value="0.008192">
            <text:p>0.008192</text:p>
          </table:table-cell>
          <table:table-cell office:value-type="float" office:value="0.008184">
            <text:p>0.008184</text:p>
          </table:table-cell>
          <table:table-cell office:value-type="float" office:value="0.00822">
            <text:p>0.00822</text:p>
          </table:table-cell>
          <table:table-cell office:value-type="float" office:value="0.008563">
            <text:p>0.008563</text:p>
          </table:table-cell>
          <table:table-cell office:value-type="float" office:value="0.008244">
            <text:p>0.008244</text:p>
          </table:table-cell>
          <table:table-cell office:value-type="float" office:value="0.008166">
            <text:p>0.008166</text:p>
          </table:table-cell>
          <table:table-cell office:value-type="float" office:value="0.008287">
            <text:p>0.008287</text:p>
          </table:table-cell>
          <table:table-cell office:value-type="float" office:value="0.008252">
            <text:p>0.008252</text:p>
          </table:table-cell>
          <table:table-cell office:value-type="float" office:value="0.00822">
            <text:p>0.00822</text:p>
          </table:table-cell>
          <table:table-cell office:value-type="float" office:value="0.008225">
            <text:p>0.008225</text:p>
          </table:table-cell>
          <table:table-cell office:value-type="float" office:value="0.009303">
            <text:p>0.009303</text:p>
          </table:table-cell>
          <table:table-cell office:value-type="float" office:value="0.008353">
            <text:p>0.008353</text:p>
          </table:table-cell>
          <table:table-cell office:value-type="float" office:value="0.008394">
            <text:p>0.008394</text:p>
          </table:table-cell>
          <table:table-cell office:value-type="float" office:value="0.008206">
            <text:p>0.008206</text:p>
          </table:table-cell>
          <table:table-cell office:value-type="float" office:value="0.008225">
            <text:p>0.008225</text:p>
          </table:table-cell>
          <table:table-cell office:value-type="float" office:value="0.008229">
            <text:p>0.008229</text:p>
          </table:table-cell>
          <table:table-cell office:value-type="float" office:value="0.008194">
            <text:p>0.008194</text:p>
          </table:table-cell>
          <table:table-cell office:value-type="float" office:value="0.008227">
            <text:p>0.008227</text:p>
          </table:table-cell>
          <table:table-cell office:value-type="float" office:value="0.008218">
            <text:p>0.008218</text:p>
          </table:table-cell>
          <table:table-cell office:value-type="float" office:value="0.008367">
            <text:p>0.008367</text:p>
          </table:table-cell>
          <table:table-cell office:value-type="float" office:value="0.008338">
            <text:p>0.008338</text:p>
          </table:table-cell>
          <table:table-cell office:value-type="float" office:value="0.008268">
            <text:p>0.008268</text:p>
          </table:table-cell>
          <table:table-cell office:value-type="float" office:value="0.0082">
            <text:p>0.0082</text:p>
          </table:table-cell>
          <table:table-cell office:value-type="float" office:value="0.00821">
            <text:p>0.00821</text:p>
          </table:table-cell>
          <table:table-cell office:value-type="float" office:value="0.008118">
            <text:p>0.008118</text:p>
          </table:table-cell>
          <table:table-cell office:value-type="float" office:value="0.008145">
            <text:p>0.008145</text:p>
          </table:table-cell>
          <table:table-cell table:formula="of:=AVERAGE([.B51:.AE51])" office:value-type="float" office:value="0.00828343333333334">
            <text:p>0.0082834333</text:p>
          </table:table-cell>
          <table:table-cell table:formula="of:=VAR([.B51:.AE51])" office:value-type="float" office:value="0.0000000449554954022988">
            <text:p>0.000000045</text:p>
          </table:table-cell>
          <table:table-cell table:formula="of:=STDEV([.B51:.AE51])" office:value-type="float" office:value="0.000212027110064489">
            <text:p>0.0002120271</text:p>
          </table:table-cell>
          <table:table-cell table:formula="of:=CONFIDENCE(0.95;[.AH51];30)" office:value-type="float" office:value="0.00000242742182635591">
            <text:p>2.42742182635591E-006</text:p>
          </table:table-cell>
          <table:table-cell table:formula="of:=[.AF51]+[.AI51]" office:value-type="float" office:value="0.00828586075515969">
            <text:p>0.0082858608</text:p>
          </table:table-cell>
          <table:table-cell table:formula="of:=[.AF51]-[.AI51]" office:value-type="float" office:value="0.00828100591150698">
            <text:p>0.00828100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9178">
            <text:p>0.009178</text:p>
          </table:table-cell>
          <table:table-cell office:value-type="float" office:value="0.009305">
            <text:p>0.009305</text:p>
          </table:table-cell>
          <table:table-cell office:value-type="float" office:value="0.009221">
            <text:p>0.009221</text:p>
          </table:table-cell>
          <table:table-cell office:value-type="float" office:value="0.009258">
            <text:p>0.009258</text:p>
          </table:table-cell>
          <table:table-cell office:value-type="float" office:value="0.009324">
            <text:p>0.009324</text:p>
          </table:table-cell>
          <table:table-cell office:value-type="float" office:value="0.009315">
            <text:p>0.009315</text:p>
          </table:table-cell>
          <table:table-cell office:value-type="float" office:value="0.009361">
            <text:p>0.009361</text:p>
          </table:table-cell>
          <table:table-cell office:value-type="float" office:value="0.009272">
            <text:p>0.009272</text:p>
          </table:table-cell>
          <table:table-cell office:value-type="float" office:value="0.009291">
            <text:p>0.009291</text:p>
          </table:table-cell>
          <table:table-cell office:value-type="float" office:value="0.009192">
            <text:p>0.009192</text:p>
          </table:table-cell>
          <table:table-cell office:value-type="float" office:value="0.009319">
            <text:p>0.009319</text:p>
          </table:table-cell>
          <table:table-cell office:value-type="float" office:value="0.009257">
            <text:p>0.009257</text:p>
          </table:table-cell>
          <table:table-cell office:value-type="float" office:value="0.00925">
            <text:p>0.00925</text:p>
          </table:table-cell>
          <table:table-cell office:value-type="float" office:value="0.010178">
            <text:p>0.010178</text:p>
          </table:table-cell>
          <table:table-cell office:value-type="float" office:value="0.009236">
            <text:p>0.009236</text:p>
          </table:table-cell>
          <table:table-cell office:value-type="float" office:value="0.009278">
            <text:p>0.009278</text:p>
          </table:table-cell>
          <table:table-cell office:value-type="float" office:value="0.009227">
            <text:p>0.009227</text:p>
          </table:table-cell>
          <table:table-cell office:value-type="float" office:value="0.009286">
            <text:p>0.009286</text:p>
          </table:table-cell>
          <table:table-cell office:value-type="float" office:value="0.009333">
            <text:p>0.009333</text:p>
          </table:table-cell>
          <table:table-cell office:value-type="float" office:value="0.009285">
            <text:p>0.009285</text:p>
          </table:table-cell>
          <table:table-cell office:value-type="float" office:value="0.009347">
            <text:p>0.009347</text:p>
          </table:table-cell>
          <table:table-cell office:value-type="float" office:value="0.009287">
            <text:p>0.009287</text:p>
          </table:table-cell>
          <table:table-cell office:value-type="float" office:value="0.009296">
            <text:p>0.009296</text:p>
          </table:table-cell>
          <table:table-cell office:value-type="float" office:value="0.00928">
            <text:p>0.00928</text:p>
          </table:table-cell>
          <table:table-cell office:value-type="float" office:value="0.009228">
            <text:p>0.009228</text:p>
          </table:table-cell>
          <table:table-cell office:value-type="float" office:value="0.00939">
            <text:p>0.00939</text:p>
          </table:table-cell>
          <table:table-cell office:value-type="float" office:value="0.009245">
            <text:p>0.009245</text:p>
          </table:table-cell>
          <table:table-cell office:value-type="float" office:value="0.009216">
            <text:p>0.009216</text:p>
          </table:table-cell>
          <table:table-cell office:value-type="float" office:value="0.009221">
            <text:p>0.009221</text:p>
          </table:table-cell>
          <table:table-cell office:value-type="float" office:value="0.009292">
            <text:p>0.009292</text:p>
          </table:table-cell>
          <table:table-cell table:formula="of:=AVERAGE([.B52:.AE52])" office:value-type="float" office:value="0.0093056">
            <text:p>0.0093056</text:p>
          </table:table-cell>
          <table:table-cell table:formula="of:=VAR([.B52:.AE52])" office:value-type="float" office:value="0.0000000296034896551724">
            <text:p>2.96034896551724E-008</text:p>
          </table:table-cell>
          <table:table-cell table:formula="of:=STDEV([.B52:.AE52])" office:value-type="float" office:value="0.000172056646646308">
            <text:p>0.0001720566</text:p>
          </table:table-cell>
          <table:table-cell table:formula="of:=CONFIDENCE(0.95;[.AH52];30)" office:value-type="float" office:value="0.00000196981442284349">
            <text:p>1.96981442284349E-006</text:p>
          </table:table-cell>
          <table:table-cell table:formula="of:=[.AF52]+[.AI52]" office:value-type="float" office:value="0.00930756981442284">
            <text:p>0.0093075698</text:p>
          </table:table-cell>
          <table:table-cell table:formula="of:=[.AF52]-[.AI52]" office:value-type="float" office:value="0.00930363018557716">
            <text:p>0.009303630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9571">
            <text:p>0.009571</text:p>
          </table:table-cell>
          <table:table-cell office:value-type="float" office:value="0.009569">
            <text:p>0.009569</text:p>
          </table:table-cell>
          <table:table-cell office:value-type="float" office:value="0.009553">
            <text:p>0.009553</text:p>
          </table:table-cell>
          <table:table-cell office:value-type="float" office:value="0.009492">
            <text:p>0.009492</text:p>
          </table:table-cell>
          <table:table-cell office:value-type="float" office:value="0.009541">
            <text:p>0.009541</text:p>
          </table:table-cell>
          <table:table-cell office:value-type="float" office:value="0.009477">
            <text:p>0.009477</text:p>
          </table:table-cell>
          <table:table-cell office:value-type="float" office:value="0.009576">
            <text:p>0.009576</text:p>
          </table:table-cell>
          <table:table-cell office:value-type="float" office:value="0.009535">
            <text:p>0.009535</text:p>
          </table:table-cell>
          <table:table-cell office:value-type="float" office:value="0.009616">
            <text:p>0.009616</text:p>
          </table:table-cell>
          <table:table-cell office:value-type="float" office:value="0.009855">
            <text:p>0.009855</text:p>
          </table:table-cell>
          <table:table-cell office:value-type="float" office:value="0.009545">
            <text:p>0.009545</text:p>
          </table:table-cell>
          <table:table-cell office:value-type="float" office:value="0.00963">
            <text:p>0.00963</text:p>
          </table:table-cell>
          <table:table-cell office:value-type="float" office:value="0.00952">
            <text:p>0.00952</text:p>
          </table:table-cell>
          <table:table-cell office:value-type="float" office:value="0.00957">
            <text:p>0.00957</text:p>
          </table:table-cell>
          <table:table-cell office:value-type="float" office:value="0.00959">
            <text:p>0.00959</text:p>
          </table:table-cell>
          <table:table-cell office:value-type="float" office:value="0.009649">
            <text:p>0.009649</text:p>
          </table:table-cell>
          <table:table-cell office:value-type="float" office:value="0.00955">
            <text:p>0.00955</text:p>
          </table:table-cell>
          <table:table-cell office:value-type="float" office:value="0.009613">
            <text:p>0.009613</text:p>
          </table:table-cell>
          <table:table-cell office:value-type="float" office:value="0.009577">
            <text:p>0.009577</text:p>
          </table:table-cell>
          <table:table-cell office:value-type="float" office:value="0.009566">
            <text:p>0.009566</text:p>
          </table:table-cell>
          <table:table-cell office:value-type="float" office:value="0.009511">
            <text:p>0.009511</text:p>
          </table:table-cell>
          <table:table-cell office:value-type="float" office:value="0.009551">
            <text:p>0.009551</text:p>
          </table:table-cell>
          <table:table-cell office:value-type="float" office:value="0.009516">
            <text:p>0.009516</text:p>
          </table:table-cell>
          <table:table-cell office:value-type="float" office:value="0.00954">
            <text:p>0.00954</text:p>
          </table:table-cell>
          <table:table-cell office:value-type="float" office:value="0.009981">
            <text:p>0.009981</text:p>
          </table:table-cell>
          <table:table-cell office:value-type="float" office:value="0.009608">
            <text:p>0.009608</text:p>
          </table:table-cell>
          <table:table-cell office:value-type="float" office:value="0.009644">
            <text:p>0.009644</text:p>
          </table:table-cell>
          <table:table-cell office:value-type="float" office:value="0.009543">
            <text:p>0.009543</text:p>
          </table:table-cell>
          <table:table-cell office:value-type="float" office:value="0.009567">
            <text:p>0.009567</text:p>
          </table:table-cell>
          <table:table-cell office:value-type="float" office:value="0.009712">
            <text:p>0.009712</text:p>
          </table:table-cell>
          <table:table-cell table:formula="of:=AVERAGE([.B53:.AE53])" office:value-type="float" office:value="0.00959226666666667">
            <text:p>0.0095922667</text:p>
          </table:table-cell>
          <table:table-cell table:formula="of:=VAR([.B53:.AE53])" office:value-type="float" office:value="0.0000000105404781609195">
            <text:p>1.05404781609195E-008</text:p>
          </table:table-cell>
          <table:table-cell table:formula="of:=STDEV([.B53:.AE53])" office:value-type="float" office:value="0.000102666830870148">
            <text:p>0.0001026668</text:p>
          </table:table-cell>
          <table:table-cell table:formula="of:=CONFIDENCE(0.95;[.AH53];30)" office:value-type="float" office:value="0.00000117539547665007">
            <text:p>1.17539547665007E-006</text:p>
          </table:table-cell>
          <table:table-cell table:formula="of:=[.AF53]+[.AI53]" office:value-type="float" office:value="0.00959344206214332">
            <text:p>0.0095934421</text:p>
          </table:table-cell>
          <table:table-cell table:formula="of:=[.AF53]-[.AI53]" office:value-type="float" office:value="0.00959109127119002">
            <text:p>0.00959109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10036">
            <text:p>0.010036</text:p>
          </table:table-cell>
          <table:table-cell office:value-type="float" office:value="0.010047">
            <text:p>0.010047</text:p>
          </table:table-cell>
          <table:table-cell office:value-type="float" office:value="0.010016">
            <text:p>0.010016</text:p>
          </table:table-cell>
          <table:table-cell office:value-type="float" office:value="0.010069">
            <text:p>0.010069</text:p>
          </table:table-cell>
          <table:table-cell office:value-type="float" office:value="0.00999">
            <text:p>0.00999</text:p>
          </table:table-cell>
          <table:table-cell office:value-type="float" office:value="0.010031">
            <text:p>0.010031</text:p>
          </table:table-cell>
          <table:table-cell office:value-type="float" office:value="0.010068">
            <text:p>0.010068</text:p>
          </table:table-cell>
          <table:table-cell office:value-type="float" office:value="0.009929">
            <text:p>0.009929</text:p>
          </table:table-cell>
          <table:table-cell office:value-type="float" office:value="0.010035">
            <text:p>0.010035</text:p>
          </table:table-cell>
          <table:table-cell office:value-type="float" office:value="0.00976">
            <text:p>0.00976</text:p>
          </table:table-cell>
          <table:table-cell office:value-type="float" office:value="0.009822">
            <text:p>0.009822</text:p>
          </table:table-cell>
          <table:table-cell office:value-type="float" office:value="0.009876">
            <text:p>0.009876</text:p>
          </table:table-cell>
          <table:table-cell office:value-type="float" office:value="0.00982">
            <text:p>0.00982</text:p>
          </table:table-cell>
          <table:table-cell office:value-type="float" office:value="0.009837">
            <text:p>0.009837</text:p>
          </table:table-cell>
          <table:table-cell office:value-type="float" office:value="0.009752">
            <text:p>0.009752</text:p>
          </table:table-cell>
          <table:table-cell office:value-type="float" office:value="0.009939">
            <text:p>0.009939</text:p>
          </table:table-cell>
          <table:table-cell office:value-type="float" office:value="0.009847">
            <text:p>0.009847</text:p>
          </table:table-cell>
          <table:table-cell office:value-type="float" office:value="0.009809">
            <text:p>0.009809</text:p>
          </table:table-cell>
          <table:table-cell office:value-type="float" office:value="0.009891">
            <text:p>0.009891</text:p>
          </table:table-cell>
          <table:table-cell office:value-type="float" office:value="0.009789">
            <text:p>0.009789</text:p>
          </table:table-cell>
          <table:table-cell office:value-type="float" office:value="0.009871">
            <text:p>0.009871</text:p>
          </table:table-cell>
          <table:table-cell office:value-type="float" office:value="0.00979">
            <text:p>0.00979</text:p>
          </table:table-cell>
          <table:table-cell office:value-type="float" office:value="0.009805">
            <text:p>0.009805</text:p>
          </table:table-cell>
          <table:table-cell office:value-type="float" office:value="0.009891">
            <text:p>0.009891</text:p>
          </table:table-cell>
          <table:table-cell office:value-type="float" office:value="0.00978">
            <text:p>0.00978</text:p>
          </table:table-cell>
          <table:table-cell table:number-columns-repeated="2" office:value-type="float" office:value="0.009869">
            <text:p>0.009869</text:p>
          </table:table-cell>
          <table:table-cell office:value-type="float" office:value="0.009909">
            <text:p>0.009909</text:p>
          </table:table-cell>
          <table:table-cell office:value-type="float" office:value="0.009986">
            <text:p>0.009986</text:p>
          </table:table-cell>
          <table:table-cell office:value-type="float" office:value="0.009902">
            <text:p>0.009902</text:p>
          </table:table-cell>
          <table:table-cell table:formula="of:=AVERAGE([.B54:.AE54])" office:value-type="float" office:value="0.00990116666666667">
            <text:p>0.0099011667</text:p>
          </table:table-cell>
          <table:table-cell table:formula="of:=VAR([.B54:.AE54])" office:value-type="float" office:value="0.00000000979407471264365">
            <text:p>9.79407471264365E-009</text:p>
          </table:table-cell>
          <table:table-cell table:formula="of:=STDEV([.B54:.AE54])" office:value-type="float" office:value="0.0000989650176205898">
            <text:p>0.000098965</text:p>
          </table:table-cell>
          <table:table-cell table:formula="of:=CONFIDENCE(0.95;[.AH54];30)" office:value-type="float" office:value="0.0000011330147533721">
            <text:p>0.000001133</text:p>
          </table:table-cell>
          <table:table-cell table:formula="of:=[.AF54]+[.AI54]" office:value-type="float" office:value="0.00990229968142004">
            <text:p>0.0099022997</text:p>
          </table:table-cell>
          <table:table-cell table:formula="of:=[.AF54]-[.AI54]" office:value-type="float" office:value="0.0099000336519133">
            <text:p>0.009900033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0106">
            <text:p>0.010106</text:p>
          </table:table-cell>
          <table:table-cell office:value-type="float" office:value="0.01021">
            <text:p>0.01021</text:p>
          </table:table-cell>
          <table:table-cell office:value-type="float" office:value="0.01012">
            <text:p>0.01012</text:p>
          </table:table-cell>
          <table:table-cell office:value-type="float" office:value="0.010129">
            <text:p>0.010129</text:p>
          </table:table-cell>
          <table:table-cell office:value-type="float" office:value="0.01046">
            <text:p>0.01046</text:p>
          </table:table-cell>
          <table:table-cell office:value-type="float" office:value="0.010116">
            <text:p>0.010116</text:p>
          </table:table-cell>
          <table:table-cell office:value-type="float" office:value="0.010094">
            <text:p>0.010094</text:p>
          </table:table-cell>
          <table:table-cell office:value-type="float" office:value="0.010159">
            <text:p>0.010159</text:p>
          </table:table-cell>
          <table:table-cell office:value-type="float" office:value="0.010082">
            <text:p>0.010082</text:p>
          </table:table-cell>
          <table:table-cell office:value-type="float" office:value="0.010171">
            <text:p>0.010171</text:p>
          </table:table-cell>
          <table:table-cell office:value-type="float" office:value="0.010219">
            <text:p>0.010219</text:p>
          </table:table-cell>
          <table:table-cell office:value-type="float" office:value="0.01006">
            <text:p>0.01006</text:p>
          </table:table-cell>
          <table:table-cell office:value-type="float" office:value="0.010051">
            <text:p>0.010051</text:p>
          </table:table-cell>
          <table:table-cell office:value-type="float" office:value="0.010121">
            <text:p>0.010121</text:p>
          </table:table-cell>
          <table:table-cell office:value-type="float" office:value="0.010115">
            <text:p>0.010115</text:p>
          </table:table-cell>
          <table:table-cell office:value-type="float" office:value="0.010208">
            <text:p>0.010208</text:p>
          </table:table-cell>
          <table:table-cell office:value-type="float" office:value="0.010173">
            <text:p>0.010173</text:p>
          </table:table-cell>
          <table:table-cell office:value-type="float" office:value="0.010326">
            <text:p>0.010326</text:p>
          </table:table-cell>
          <table:table-cell office:value-type="float" office:value="0.010103">
            <text:p>0.010103</text:p>
          </table:table-cell>
          <table:table-cell office:value-type="float" office:value="0.010196">
            <text:p>0.010196</text:p>
          </table:table-cell>
          <table:table-cell office:value-type="float" office:value="0.010204">
            <text:p>0.010204</text:p>
          </table:table-cell>
          <table:table-cell office:value-type="float" office:value="0.010207">
            <text:p>0.010207</text:p>
          </table:table-cell>
          <table:table-cell office:value-type="float" office:value="0.010291">
            <text:p>0.010291</text:p>
          </table:table-cell>
          <table:table-cell office:value-type="float" office:value="0.010313">
            <text:p>0.010313</text:p>
          </table:table-cell>
          <table:table-cell office:value-type="float" office:value="0.010098">
            <text:p>0.010098</text:p>
          </table:table-cell>
          <table:table-cell office:value-type="float" office:value="0.010153">
            <text:p>0.010153</text:p>
          </table:table-cell>
          <table:table-cell office:value-type="float" office:value="0.010103">
            <text:p>0.010103</text:p>
          </table:table-cell>
          <table:table-cell office:value-type="float" office:value="0.010111">
            <text:p>0.010111</text:p>
          </table:table-cell>
          <table:table-cell office:value-type="float" office:value="0.010134">
            <text:p>0.010134</text:p>
          </table:table-cell>
          <table:table-cell office:value-type="float" office:value="0.010109">
            <text:p>0.010109</text:p>
          </table:table-cell>
          <table:table-cell table:formula="of:=AVERAGE([.B55:.AE55])" office:value-type="float" office:value="0.0101647333333333">
            <text:p>0.0101647333</text:p>
          </table:table-cell>
          <table:table-cell table:formula="of:=VAR([.B55:.AE55])" office:value-type="float" office:value="0.00000000795930574712646">
            <text:p>0.000000008</text:p>
          </table:table-cell>
          <table:table-cell table:formula="of:=STDEV([.B55:.AE55])" office:value-type="float" office:value="0.0000892149412773805">
            <text:p>8.92149412773805E-005</text:p>
          </table:table-cell>
          <table:table-cell table:formula="of:=CONFIDENCE(0.95;[.AH55];30)" office:value-type="float" office:value="0.00000102138964978538">
            <text:p>1.02138964978538E-006</text:p>
          </table:table-cell>
          <table:table-cell table:formula="of:=[.AF55]+[.AI55]" office:value-type="float" office:value="0.0101657547229831">
            <text:p>0.0101657547</text:p>
          </table:table-cell>
          <table:table-cell table:formula="of:=[.AF55]-[.AI55]" office:value-type="float" office:value="0.0101637119436835">
            <text:p>0.01016371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0698">
            <text:p>0.010698</text:p>
          </table:table-cell>
          <table:table-cell office:value-type="float" office:value="0.010617">
            <text:p>0.010617</text:p>
          </table:table-cell>
          <table:table-cell office:value-type="float" office:value="0.01069">
            <text:p>0.01069</text:p>
          </table:table-cell>
          <table:table-cell office:value-type="float" office:value="0.010921">
            <text:p>0.010921</text:p>
          </table:table-cell>
          <table:table-cell office:value-type="float" office:value="0.010935">
            <text:p>0.010935</text:p>
          </table:table-cell>
          <table:table-cell office:value-type="float" office:value="0.010672">
            <text:p>0.010672</text:p>
          </table:table-cell>
          <table:table-cell office:value-type="float" office:value="0.010603">
            <text:p>0.010603</text:p>
          </table:table-cell>
          <table:table-cell office:value-type="float" office:value="0.010679">
            <text:p>0.010679</text:p>
          </table:table-cell>
          <table:table-cell office:value-type="float" office:value="0.010541">
            <text:p>0.010541</text:p>
          </table:table-cell>
          <table:table-cell office:value-type="float" office:value="0.010627">
            <text:p>0.010627</text:p>
          </table:table-cell>
          <table:table-cell office:value-type="float" office:value="0.010612">
            <text:p>0.010612</text:p>
          </table:table-cell>
          <table:table-cell office:value-type="float" office:value="0.010585">
            <text:p>0.010585</text:p>
          </table:table-cell>
          <table:table-cell office:value-type="float" office:value="0.010792">
            <text:p>0.010792</text:p>
          </table:table-cell>
          <table:table-cell office:value-type="float" office:value="0.010614">
            <text:p>0.010614</text:p>
          </table:table-cell>
          <table:table-cell office:value-type="float" office:value="0.010694">
            <text:p>0.010694</text:p>
          </table:table-cell>
          <table:table-cell office:value-type="float" office:value="0.010619">
            <text:p>0.010619</text:p>
          </table:table-cell>
          <table:table-cell office:value-type="float" office:value="0.010645">
            <text:p>0.010645</text:p>
          </table:table-cell>
          <table:table-cell office:value-type="float" office:value="0.010694">
            <text:p>0.010694</text:p>
          </table:table-cell>
          <table:table-cell office:value-type="float" office:value="0.010603">
            <text:p>0.010603</text:p>
          </table:table-cell>
          <table:table-cell office:value-type="float" office:value="0.010737">
            <text:p>0.010737</text:p>
          </table:table-cell>
          <table:table-cell office:value-type="float" office:value="0.010712">
            <text:p>0.010712</text:p>
          </table:table-cell>
          <table:table-cell office:value-type="float" office:value="0.010721">
            <text:p>0.010721</text:p>
          </table:table-cell>
          <table:table-cell office:value-type="float" office:value="0.010661">
            <text:p>0.010661</text:p>
          </table:table-cell>
          <table:table-cell office:value-type="float" office:value="0.010737">
            <text:p>0.010737</text:p>
          </table:table-cell>
          <table:table-cell office:value-type="float" office:value="0.010626">
            <text:p>0.010626</text:p>
          </table:table-cell>
          <table:table-cell office:value-type="float" office:value="0.010831">
            <text:p>0.010831</text:p>
          </table:table-cell>
          <table:table-cell office:value-type="float" office:value="0.010801">
            <text:p>0.010801</text:p>
          </table:table-cell>
          <table:table-cell office:value-type="float" office:value="0.010695">
            <text:p>0.010695</text:p>
          </table:table-cell>
          <table:table-cell office:value-type="float" office:value="0.010826">
            <text:p>0.010826</text:p>
          </table:table-cell>
          <table:table-cell office:value-type="float" office:value="0.010674">
            <text:p>0.010674</text:p>
          </table:table-cell>
          <table:table-cell table:formula="of:=AVERAGE([.B56:.AE56])" office:value-type="float" office:value="0.0106954">
            <text:p>0.0106954</text:p>
          </table:table-cell>
          <table:table-cell table:formula="of:=VAR([.B56:.AE56])" office:value-type="float" office:value="0.00000000902838620689656">
            <text:p>0.000000009</text:p>
          </table:table-cell>
          <table:table-cell table:formula="of:=STDEV([.B56:.AE56])" office:value-type="float" office:value="0.0000950178204701443">
            <text:p>9.50178204701443E-005</text:p>
          </table:table-cell>
          <table:table-cell table:formula="of:=CONFIDENCE(0.95;[.AH56];30)" office:value-type="float" office:value="0.00000108782471841381">
            <text:p>1.08782471841381E-006</text:p>
          </table:table-cell>
          <table:table-cell table:formula="of:=[.AF56]+[.AI56]" office:value-type="float" office:value="0.0106964878247184">
            <text:p>0.0106964878</text:p>
          </table:table-cell>
          <table:table-cell table:formula="of:=[.AF56]-[.AI56]" office:value-type="float" office:value="0.0106943121752816">
            <text:p>0.010694312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1214">
            <text:p>0.011214</text:p>
          </table:table-cell>
          <table:table-cell office:value-type="float" office:value="0.01125">
            <text:p>0.01125</text:p>
          </table:table-cell>
          <table:table-cell office:value-type="float" office:value="0.011291">
            <text:p>0.011291</text:p>
          </table:table-cell>
          <table:table-cell office:value-type="float" office:value="0.01124">
            <text:p>0.01124</text:p>
          </table:table-cell>
          <table:table-cell office:value-type="float" office:value="0.01119">
            <text:p>0.01119</text:p>
          </table:table-cell>
          <table:table-cell office:value-type="float" office:value="0.011271">
            <text:p>0.011271</text:p>
          </table:table-cell>
          <table:table-cell office:value-type="float" office:value="0.011278">
            <text:p>0.011278</text:p>
          </table:table-cell>
          <table:table-cell office:value-type="float" office:value="0.011221">
            <text:p>0.011221</text:p>
          </table:table-cell>
          <table:table-cell office:value-type="float" office:value="0.011176">
            <text:p>0.011176</text:p>
          </table:table-cell>
          <table:table-cell office:value-type="float" office:value="0.011194">
            <text:p>0.011194</text:p>
          </table:table-cell>
          <table:table-cell office:value-type="float" office:value="0.011199">
            <text:p>0.011199</text:p>
          </table:table-cell>
          <table:table-cell office:value-type="float" office:value="0.011282">
            <text:p>0.011282</text:p>
          </table:table-cell>
          <table:table-cell office:value-type="float" office:value="0.011162">
            <text:p>0.011162</text:p>
          </table:table-cell>
          <table:table-cell office:value-type="float" office:value="0.011265">
            <text:p>0.011265</text:p>
          </table:table-cell>
          <table:table-cell office:value-type="float" office:value="0.011139">
            <text:p>0.011139</text:p>
          </table:table-cell>
          <table:table-cell office:value-type="float" office:value="0.011198">
            <text:p>0.011198</text:p>
          </table:table-cell>
          <table:table-cell office:value-type="float" office:value="0.011215">
            <text:p>0.011215</text:p>
          </table:table-cell>
          <table:table-cell office:value-type="float" office:value="0.011149">
            <text:p>0.011149</text:p>
          </table:table-cell>
          <table:table-cell office:value-type="float" office:value="0.011233">
            <text:p>0.011233</text:p>
          </table:table-cell>
          <table:table-cell office:value-type="float" office:value="0.011188">
            <text:p>0.011188</text:p>
          </table:table-cell>
          <table:table-cell office:value-type="float" office:value="0.01131">
            <text:p>0.01131</text:p>
          </table:table-cell>
          <table:table-cell office:value-type="float" office:value="0.011323">
            <text:p>0.011323</text:p>
          </table:table-cell>
          <table:table-cell office:value-type="float" office:value="0.011283">
            <text:p>0.011283</text:p>
          </table:table-cell>
          <table:table-cell office:value-type="float" office:value="0.011247">
            <text:p>0.011247</text:p>
          </table:table-cell>
          <table:table-cell office:value-type="float" office:value="0.011263">
            <text:p>0.011263</text:p>
          </table:table-cell>
          <table:table-cell office:value-type="float" office:value="0.011209">
            <text:p>0.011209</text:p>
          </table:table-cell>
          <table:table-cell office:value-type="float" office:value="0.011174">
            <text:p>0.011174</text:p>
          </table:table-cell>
          <table:table-cell office:value-type="float" office:value="0.011199">
            <text:p>0.011199</text:p>
          </table:table-cell>
          <table:table-cell office:value-type="float" office:value="0.01114">
            <text:p>0.01114</text:p>
          </table:table-cell>
          <table:table-cell office:value-type="float" office:value="0.01131">
            <text:p>0.01131</text:p>
          </table:table-cell>
          <table:table-cell table:formula="of:=AVERAGE([.B57:.AE57])" office:value-type="float" office:value="0.0112271">
            <text:p>0.0112271</text:p>
          </table:table-cell>
          <table:table-cell table:formula="of:=VAR([.B57:.AE57])" office:value-type="float" office:value="0.00000000275016206896552">
            <text:p>2.75016206896552E-009</text:p>
          </table:table-cell>
          <table:table-cell table:formula="of:=STDEV([.B57:.AE57])" office:value-type="float" office:value="0.000052441987652696">
            <text:p>0.000052442</text:p>
          </table:table-cell>
          <table:table-cell table:formula="of:=CONFIDENCE(0.95;[.AH57];30)" office:value-type="float" office:value="0.00000060038938137167">
            <text:p>6.0038938137167E-007</text:p>
          </table:table-cell>
          <table:table-cell table:formula="of:=[.AF57]+[.AI57]" office:value-type="float" office:value="0.0112277003893814">
            <text:p>0.0112277004</text:p>
          </table:table-cell>
          <table:table-cell table:formula="of:=[.AF57]-[.AI57]" office:value-type="float" office:value="0.0112264996106186">
            <text:p>0.01122649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154">
            <text:p>0.01154</text:p>
          </table:table-cell>
          <table:table-cell office:value-type="float" office:value="0.011538">
            <text:p>0.011538</text:p>
          </table:table-cell>
          <table:table-cell office:value-type="float" office:value="0.011556">
            <text:p>0.011556</text:p>
          </table:table-cell>
          <table:table-cell office:value-type="float" office:value="0.011568">
            <text:p>0.011568</text:p>
          </table:table-cell>
          <table:table-cell office:value-type="float" office:value="0.011509">
            <text:p>0.011509</text:p>
          </table:table-cell>
          <table:table-cell office:value-type="float" office:value="0.011416">
            <text:p>0.011416</text:p>
          </table:table-cell>
          <table:table-cell office:value-type="float" office:value="0.011492">
            <text:p>0.011492</text:p>
          </table:table-cell>
          <table:table-cell office:value-type="float" office:value="0.011605">
            <text:p>0.011605</text:p>
          </table:table-cell>
          <table:table-cell office:value-type="float" office:value="0.011554">
            <text:p>0.011554</text:p>
          </table:table-cell>
          <table:table-cell office:value-type="float" office:value="0.01151">
            <text:p>0.01151</text:p>
          </table:table-cell>
          <table:table-cell office:value-type="float" office:value="0.011536">
            <text:p>0.011536</text:p>
          </table:table-cell>
          <table:table-cell office:value-type="float" office:value="0.011586">
            <text:p>0.011586</text:p>
          </table:table-cell>
          <table:table-cell office:value-type="float" office:value="0.011525">
            <text:p>0.011525</text:p>
          </table:table-cell>
          <table:table-cell office:value-type="float" office:value="0.011533">
            <text:p>0.011533</text:p>
          </table:table-cell>
          <table:table-cell office:value-type="float" office:value="0.011503">
            <text:p>0.011503</text:p>
          </table:table-cell>
          <table:table-cell office:value-type="float" office:value="0.011493">
            <text:p>0.011493</text:p>
          </table:table-cell>
          <table:table-cell office:value-type="float" office:value="0.011557">
            <text:p>0.011557</text:p>
          </table:table-cell>
          <table:table-cell office:value-type="float" office:value="0.011506">
            <text:p>0.011506</text:p>
          </table:table-cell>
          <table:table-cell office:value-type="float" office:value="0.011414">
            <text:p>0.011414</text:p>
          </table:table-cell>
          <table:table-cell office:value-type="float" office:value="0.011665">
            <text:p>0.011665</text:p>
          </table:table-cell>
          <table:table-cell office:value-type="float" office:value="0.011616">
            <text:p>0.011616</text:p>
          </table:table-cell>
          <table:table-cell office:value-type="float" office:value="0.011699">
            <text:p>0.011699</text:p>
          </table:table-cell>
          <table:table-cell office:value-type="float" office:value="0.011535">
            <text:p>0.011535</text:p>
          </table:table-cell>
          <table:table-cell office:value-type="float" office:value="0.011429">
            <text:p>0.011429</text:p>
          </table:table-cell>
          <table:table-cell office:value-type="float" office:value="0.011466">
            <text:p>0.011466</text:p>
          </table:table-cell>
          <table:table-cell office:value-type="float" office:value="0.011433">
            <text:p>0.011433</text:p>
          </table:table-cell>
          <table:table-cell office:value-type="float" office:value="0.011516">
            <text:p>0.011516</text:p>
          </table:table-cell>
          <table:table-cell office:value-type="float" office:value="0.011527">
            <text:p>0.011527</text:p>
          </table:table-cell>
          <table:table-cell office:value-type="float" office:value="0.011506">
            <text:p>0.011506</text:p>
          </table:table-cell>
          <table:table-cell office:value-type="float" office:value="0.011427">
            <text:p>0.011427</text:p>
          </table:table-cell>
          <table:table-cell table:formula="of:=AVERAGE([.B58:.AE58])" office:value-type="float" office:value="0.0115253333333333">
            <text:p>0.0115253333</text:p>
          </table:table-cell>
          <table:table-cell table:formula="of:=VAR([.B58:.AE58])" office:value-type="float" office:value="0.00000000456829885057473">
            <text:p>4.56829885057473E-009</text:p>
          </table:table-cell>
          <table:table-cell table:formula="of:=STDEV([.B58:.AE58])" office:value-type="float" office:value="0.0000675891918177361">
            <text:p>6.75891918177361E-005</text:p>
          </table:table-cell>
          <table:table-cell table:formula="of:=CONFIDENCE(0.95;[.AH58];30)" office:value-type="float" office:value="0.000000773804252645934">
            <text:p>7.73804252645934E-007</text:p>
          </table:table-cell>
          <table:table-cell table:formula="of:=[.AF58]+[.AI58]" office:value-type="float" office:value="0.011526107137586">
            <text:p>0.0115261071</text:p>
          </table:table-cell>
          <table:table-cell table:formula="of:=[.AF58]-[.AI58]" office:value-type="float" office:value="0.0115245595290807">
            <text:p>0.011524559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11868">
            <text:p>0.011868</text:p>
          </table:table-cell>
          <table:table-cell office:value-type="float" office:value="0.011832">
            <text:p>0.011832</text:p>
          </table:table-cell>
          <table:table-cell office:value-type="float" office:value="0.011858">
            <text:p>0.011858</text:p>
          </table:table-cell>
          <table:table-cell office:value-type="float" office:value="0.011854">
            <text:p>0.011854</text:p>
          </table:table-cell>
          <table:table-cell office:value-type="float" office:value="0.011762">
            <text:p>0.011762</text:p>
          </table:table-cell>
          <table:table-cell office:value-type="float" office:value="0.011898">
            <text:p>0.011898</text:p>
          </table:table-cell>
          <table:table-cell office:value-type="float" office:value="0.01195">
            <text:p>0.01195</text:p>
          </table:table-cell>
          <table:table-cell office:value-type="float" office:value="0.011717">
            <text:p>0.011717</text:p>
          </table:table-cell>
          <table:table-cell office:value-type="float" office:value="0.011792">
            <text:p>0.011792</text:p>
          </table:table-cell>
          <table:table-cell office:value-type="float" office:value="0.011804">
            <text:p>0.011804</text:p>
          </table:table-cell>
          <table:table-cell office:value-type="float" office:value="0.011819">
            <text:p>0.011819</text:p>
          </table:table-cell>
          <table:table-cell office:value-type="float" office:value="0.011847">
            <text:p>0.011847</text:p>
          </table:table-cell>
          <table:table-cell office:value-type="float" office:value="0.011807">
            <text:p>0.011807</text:p>
          </table:table-cell>
          <table:table-cell office:value-type="float" office:value="0.011841">
            <text:p>0.011841</text:p>
          </table:table-cell>
          <table:table-cell office:value-type="float" office:value="0.011806">
            <text:p>0.011806</text:p>
          </table:table-cell>
          <table:table-cell office:value-type="float" office:value="0.011851">
            <text:p>0.011851</text:p>
          </table:table-cell>
          <table:table-cell office:value-type="float" office:value="0.0118">
            <text:p>0.0118</text:p>
          </table:table-cell>
          <table:table-cell office:value-type="float" office:value="0.011858">
            <text:p>0.011858</text:p>
          </table:table-cell>
          <table:table-cell office:value-type="float" office:value="0.011839">
            <text:p>0.011839</text:p>
          </table:table-cell>
          <table:table-cell office:value-type="float" office:value="0.01182">
            <text:p>0.01182</text:p>
          </table:table-cell>
          <table:table-cell office:value-type="float" office:value="0.011881">
            <text:p>0.011881</text:p>
          </table:table-cell>
          <table:table-cell office:value-type="float" office:value="0.01182">
            <text:p>0.01182</text:p>
          </table:table-cell>
          <table:table-cell office:value-type="float" office:value="0.011878">
            <text:p>0.011878</text:p>
          </table:table-cell>
          <table:table-cell office:value-type="float" office:value="0.011742">
            <text:p>0.011742</text:p>
          </table:table-cell>
          <table:table-cell office:value-type="float" office:value="0.011805">
            <text:p>0.011805</text:p>
          </table:table-cell>
          <table:table-cell office:value-type="float" office:value="0.011908">
            <text:p>0.011908</text:p>
          </table:table-cell>
          <table:table-cell office:value-type="float" office:value="0.011798">
            <text:p>0.011798</text:p>
          </table:table-cell>
          <table:table-cell office:value-type="float" office:value="0.011833">
            <text:p>0.011833</text:p>
          </table:table-cell>
          <table:table-cell office:value-type="float" office:value="0.011868">
            <text:p>0.011868</text:p>
          </table:table-cell>
          <table:table-cell office:value-type="float" office:value="0.01187">
            <text:p>0.01187</text:p>
          </table:table-cell>
          <table:table-cell table:formula="of:=AVERAGE([.B59:.AE59])" office:value-type="float" office:value="0.0118342">
            <text:p>0.0118342</text:p>
          </table:table-cell>
          <table:table-cell table:formula="of:=VAR([.B59:.AE59])" office:value-type="float" office:value="0.00000000235492413793104">
            <text:p>2.35492413793104E-009</text:p>
          </table:table-cell>
          <table:table-cell table:formula="of:=STDEV([.B59:.AE59])" office:value-type="float" office:value="0.0000485275606014875">
            <text:p>4.85275606014875E-005</text:p>
          </table:table-cell>
          <table:table-cell table:formula="of:=CONFIDENCE(0.95;[.AH59];30)" office:value-type="float" office:value="0.000000555574519447214">
            <text:p>5.55574519447214E-007</text:p>
          </table:table-cell>
          <table:table-cell table:formula="of:=[.AF59]+[.AI59]" office:value-type="float" office:value="0.0118347555745194">
            <text:p>0.0118347556</text:p>
          </table:table-cell>
          <table:table-cell table:formula="of:=[.AF59]-[.AI59]" office:value-type="float" office:value="0.0118336444254806">
            <text:p>0.011833644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2434">
            <text:p>0.012434</text:p>
          </table:table-cell>
          <table:table-cell office:value-type="float" office:value="0.012433">
            <text:p>0.012433</text:p>
          </table:table-cell>
          <table:table-cell office:value-type="float" office:value="0.012462">
            <text:p>0.012462</text:p>
          </table:table-cell>
          <table:table-cell office:value-type="float" office:value="0.012459">
            <text:p>0.012459</text:p>
          </table:table-cell>
          <table:table-cell office:value-type="float" office:value="0.012437">
            <text:p>0.012437</text:p>
          </table:table-cell>
          <table:table-cell office:value-type="float" office:value="0.012413">
            <text:p>0.012413</text:p>
          </table:table-cell>
          <table:table-cell office:value-type="float" office:value="0.012437">
            <text:p>0.012437</text:p>
          </table:table-cell>
          <table:table-cell office:value-type="float" office:value="0.01255">
            <text:p>0.01255</text:p>
          </table:table-cell>
          <table:table-cell office:value-type="float" office:value="0.012442">
            <text:p>0.012442</text:p>
          </table:table-cell>
          <table:table-cell office:value-type="float" office:value="0.0125">
            <text:p>0.0125</text:p>
          </table:table-cell>
          <table:table-cell office:value-type="float" office:value="0.012459">
            <text:p>0.012459</text:p>
          </table:table-cell>
          <table:table-cell office:value-type="float" office:value="0.012514">
            <text:p>0.012514</text:p>
          </table:table-cell>
          <table:table-cell office:value-type="float" office:value="0.012465">
            <text:p>0.012465</text:p>
          </table:table-cell>
          <table:table-cell office:value-type="float" office:value="0.01247">
            <text:p>0.01247</text:p>
          </table:table-cell>
          <table:table-cell office:value-type="float" office:value="0.012492">
            <text:p>0.012492</text:p>
          </table:table-cell>
          <table:table-cell office:value-type="float" office:value="0.012434">
            <text:p>0.012434</text:p>
          </table:table-cell>
          <table:table-cell office:value-type="float" office:value="0.01243">
            <text:p>0.01243</text:p>
          </table:table-cell>
          <table:table-cell office:value-type="float" office:value="0.012772">
            <text:p>0.012772</text:p>
          </table:table-cell>
          <table:table-cell office:value-type="float" office:value="0.012415">
            <text:p>0.012415</text:p>
          </table:table-cell>
          <table:table-cell office:value-type="float" office:value="0.012498">
            <text:p>0.012498</text:p>
          </table:table-cell>
          <table:table-cell office:value-type="float" office:value="0.01245">
            <text:p>0.01245</text:p>
          </table:table-cell>
          <table:table-cell office:value-type="float" office:value="0.012432">
            <text:p>0.012432</text:p>
          </table:table-cell>
          <table:table-cell office:value-type="float" office:value="0.012489">
            <text:p>0.012489</text:p>
          </table:table-cell>
          <table:table-cell office:value-type="float" office:value="0.012602">
            <text:p>0.012602</text:p>
          </table:table-cell>
          <table:table-cell office:value-type="float" office:value="0.012425">
            <text:p>0.012425</text:p>
          </table:table-cell>
          <table:table-cell office:value-type="float" office:value="0.012465">
            <text:p>0.012465</text:p>
          </table:table-cell>
          <table:table-cell office:value-type="float" office:value="0.012428">
            <text:p>0.012428</text:p>
          </table:table-cell>
          <table:table-cell office:value-type="float" office:value="0.012458">
            <text:p>0.012458</text:p>
          </table:table-cell>
          <table:table-cell office:value-type="float" office:value="0.012495">
            <text:p>0.012495</text:p>
          </table:table-cell>
          <table:table-cell office:value-type="float" office:value="0.012416">
            <text:p>0.012416</text:p>
          </table:table-cell>
          <table:table-cell table:formula="of:=AVERAGE([.B60:.AE60])" office:value-type="float" office:value="0.0124725333333333">
            <text:p>0.0124725333</text:p>
          </table:table-cell>
          <table:table-cell table:formula="of:=VAR([.B60:.AE60])" office:value-type="float" office:value="0.00000000495763678160917">
            <text:p>0.000000005</text:p>
          </table:table-cell>
          <table:table-cell table:formula="of:=STDEV([.B60:.AE60])" office:value-type="float" office:value="0.0000704104877245512">
            <text:p>7.04104877245512E-005</text:p>
          </table:table-cell>
          <table:table-cell table:formula="of:=CONFIDENCE(0.95;[.AH60];30)" office:value-type="float" office:value="0.000000806104250795833">
            <text:p>8.06104250795833E-007</text:p>
          </table:table-cell>
          <table:table-cell table:formula="of:=[.AF60]+[.AI60]" office:value-type="float" office:value="0.0124733394375841">
            <text:p>0.0124733394</text:p>
          </table:table-cell>
          <table:table-cell table:formula="of:=[.AF60]-[.AI60]" office:value-type="float" office:value="0.0124717272290825">
            <text:p>0.012471727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1266">
            <text:p>0.01266</text:p>
          </table:table-cell>
          <table:table-cell office:value-type="float" office:value="0.012718">
            <text:p>0.012718</text:p>
          </table:table-cell>
          <table:table-cell office:value-type="float" office:value="0.012593">
            <text:p>0.012593</text:p>
          </table:table-cell>
          <table:table-cell office:value-type="float" office:value="0.012611">
            <text:p>0.012611</text:p>
          </table:table-cell>
          <table:table-cell office:value-type="float" office:value="0.012714">
            <text:p>0.012714</text:p>
          </table:table-cell>
          <table:table-cell office:value-type="float" office:value="0.0127">
            <text:p>0.0127</text:p>
          </table:table-cell>
          <table:table-cell office:value-type="float" office:value="0.012632">
            <text:p>0.012632</text:p>
          </table:table-cell>
          <table:table-cell office:value-type="float" office:value="0.012627">
            <text:p>0.012627</text:p>
          </table:table-cell>
          <table:table-cell office:value-type="float" office:value="0.012667">
            <text:p>0.012667</text:p>
          </table:table-cell>
          <table:table-cell office:value-type="float" office:value="0.012662">
            <text:p>0.012662</text:p>
          </table:table-cell>
          <table:table-cell office:value-type="float" office:value="0.012659">
            <text:p>0.012659</text:p>
          </table:table-cell>
          <table:table-cell office:value-type="float" office:value="0.012553">
            <text:p>0.012553</text:p>
          </table:table-cell>
          <table:table-cell office:value-type="float" office:value="0.012645">
            <text:p>0.012645</text:p>
          </table:table-cell>
          <table:table-cell office:value-type="float" office:value="0.012759">
            <text:p>0.012759</text:p>
          </table:table-cell>
          <table:table-cell office:value-type="float" office:value="0.012655">
            <text:p>0.012655</text:p>
          </table:table-cell>
          <table:table-cell office:value-type="float" office:value="0.01267">
            <text:p>0.01267</text:p>
          </table:table-cell>
          <table:table-cell office:value-type="float" office:value="0.012704">
            <text:p>0.012704</text:p>
          </table:table-cell>
          <table:table-cell office:value-type="float" office:value="0.012781">
            <text:p>0.012781</text:p>
          </table:table-cell>
          <table:table-cell office:value-type="float" office:value="0.012827">
            <text:p>0.012827</text:p>
          </table:table-cell>
          <table:table-cell office:value-type="float" office:value="0.012613">
            <text:p>0.012613</text:p>
          </table:table-cell>
          <table:table-cell office:value-type="float" office:value="0.013432">
            <text:p>0.013432</text:p>
          </table:table-cell>
          <table:table-cell office:value-type="float" office:value="0.012735">
            <text:p>0.012735</text:p>
          </table:table-cell>
          <table:table-cell office:value-type="float" office:value="0.012722">
            <text:p>0.012722</text:p>
          </table:table-cell>
          <table:table-cell office:value-type="float" office:value="0.012657">
            <text:p>0.012657</text:p>
          </table:table-cell>
          <table:table-cell office:value-type="float" office:value="0.012732">
            <text:p>0.012732</text:p>
          </table:table-cell>
          <table:table-cell office:value-type="float" office:value="0.012599">
            <text:p>0.012599</text:p>
          </table:table-cell>
          <table:table-cell office:value-type="float" office:value="0.012581">
            <text:p>0.012581</text:p>
          </table:table-cell>
          <table:table-cell office:value-type="float" office:value="0.012642">
            <text:p>0.012642</text:p>
          </table:table-cell>
          <table:table-cell office:value-type="float" office:value="0.01262">
            <text:p>0.01262</text:p>
          </table:table-cell>
          <table:table-cell office:value-type="float" office:value="0.012598">
            <text:p>0.012598</text:p>
          </table:table-cell>
          <table:table-cell table:formula="of:=AVERAGE([.B61:.AE61])" office:value-type="float" office:value="0.0126922666666667">
            <text:p>0.0126922667</text:p>
          </table:table-cell>
          <table:table-cell table:formula="of:=VAR([.B61:.AE61])" office:value-type="float" office:value="0.0000000234522022988506">
            <text:p>2.34522022988506E-008</text:p>
          </table:table-cell>
          <table:table-cell table:formula="of:=STDEV([.B61:.AE61])" office:value-type="float" office:value="0.00015314111890296">
            <text:p>0.0001531411</text:p>
          </table:table-cell>
          <table:table-cell table:formula="of:=CONFIDENCE(0.95;[.AH61];30)" office:value-type="float" office:value="0.00000175325737555233">
            <text:p>1.75325737555233E-006</text:p>
          </table:table-cell>
          <table:table-cell table:formula="of:=[.AF61]+[.AI61]" office:value-type="float" office:value="0.0126940199240422">
            <text:p>0.0126940199</text:p>
          </table:table-cell>
          <table:table-cell table:formula="of:=[.AF61]-[.AI61]" office:value-type="float" office:value="0.0126905134092911">
            <text:p>0.012690513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3224">
            <text:p>0.013224</text:p>
          </table:table-cell>
          <table:table-cell office:value-type="float" office:value="0.01322">
            <text:p>0.01322</text:p>
          </table:table-cell>
          <table:table-cell office:value-type="float" office:value="0.013147">
            <text:p>0.013147</text:p>
          </table:table-cell>
          <table:table-cell office:value-type="float" office:value="0.013269">
            <text:p>0.013269</text:p>
          </table:table-cell>
          <table:table-cell office:value-type="float" office:value="0.01318">
            <text:p>0.01318</text:p>
          </table:table-cell>
          <table:table-cell office:value-type="float" office:value="0.013471">
            <text:p>0.013471</text:p>
          </table:table-cell>
          <table:table-cell office:value-type="float" office:value="0.013427">
            <text:p>0.013427</text:p>
          </table:table-cell>
          <table:table-cell office:value-type="float" office:value="0.013542">
            <text:p>0.013542</text:p>
          </table:table-cell>
          <table:table-cell office:value-type="float" office:value="0.013236">
            <text:p>0.013236</text:p>
          </table:table-cell>
          <table:table-cell office:value-type="float" office:value="0.013233">
            <text:p>0.013233</text:p>
          </table:table-cell>
          <table:table-cell office:value-type="float" office:value="0.013569">
            <text:p>0.013569</text:p>
          </table:table-cell>
          <table:table-cell office:value-type="float" office:value="0.013193">
            <text:p>0.013193</text:p>
          </table:table-cell>
          <table:table-cell office:value-type="float" office:value="0.013217">
            <text:p>0.013217</text:p>
          </table:table-cell>
          <table:table-cell office:value-type="float" office:value="0.013218">
            <text:p>0.013218</text:p>
          </table:table-cell>
          <table:table-cell office:value-type="float" office:value="0.013611">
            <text:p>0.013611</text:p>
          </table:table-cell>
          <table:table-cell office:value-type="float" office:value="0.013238">
            <text:p>0.013238</text:p>
          </table:table-cell>
          <table:table-cell office:value-type="float" office:value="0.013222">
            <text:p>0.013222</text:p>
          </table:table-cell>
          <table:table-cell office:value-type="float" office:value="0.013142">
            <text:p>0.013142</text:p>
          </table:table-cell>
          <table:table-cell office:value-type="float" office:value="0.013225">
            <text:p>0.013225</text:p>
          </table:table-cell>
          <table:table-cell office:value-type="float" office:value="0.013267">
            <text:p>0.013267</text:p>
          </table:table-cell>
          <table:table-cell office:value-type="float" office:value="0.013173">
            <text:p>0.013173</text:p>
          </table:table-cell>
          <table:table-cell office:value-type="float" office:value="0.013258">
            <text:p>0.013258</text:p>
          </table:table-cell>
          <table:table-cell office:value-type="float" office:value="0.013199">
            <text:p>0.013199</text:p>
          </table:table-cell>
          <table:table-cell office:value-type="float" office:value="0.013253">
            <text:p>0.013253</text:p>
          </table:table-cell>
          <table:table-cell office:value-type="float" office:value="0.01358">
            <text:p>0.01358</text:p>
          </table:table-cell>
          <table:table-cell office:value-type="float" office:value="0.013289">
            <text:p>0.013289</text:p>
          </table:table-cell>
          <table:table-cell office:value-type="float" office:value="0.013269">
            <text:p>0.013269</text:p>
          </table:table-cell>
          <table:table-cell office:value-type="float" office:value="0.01319">
            <text:p>0.01319</text:p>
          </table:table-cell>
          <table:table-cell office:value-type="float" office:value="0.013096">
            <text:p>0.013096</text:p>
          </table:table-cell>
          <table:table-cell office:value-type="float" office:value="0.013204">
            <text:p>0.013204</text:p>
          </table:table-cell>
          <table:table-cell table:formula="of:=AVERAGE([.B62:.AE62])" office:value-type="float" office:value="0.0132787333333333">
            <text:p>0.0132787333</text:p>
          </table:table-cell>
          <table:table-cell table:formula="of:=VAR([.B62:.AE62])" office:value-type="float" office:value="0.0000000192539264367817">
            <text:p>1.92539264367817E-008</text:p>
          </table:table-cell>
          <table:table-cell table:formula="of:=STDEV([.B62:.AE62])" office:value-type="float" office:value="0.000138758518429614">
            <text:p>0.0001387585</text:p>
          </table:table-cell>
          <table:table-cell table:formula="of:=CONFIDENCE(0.95;[.AH62];30)" office:value-type="float" office:value="0.0000015885961758683">
            <text:p>1.5885961758683E-006</text:p>
          </table:table-cell>
          <table:table-cell table:formula="of:=[.AF62]+[.AI62]" office:value-type="float" office:value="0.0132803219295092">
            <text:p>0.0132803219</text:p>
          </table:table-cell>
          <table:table-cell table:formula="of:=[.AF62]-[.AI62]" office:value-type="float" office:value="0.0132771447371575">
            <text:p>0.0132771447</text:p>
          </table:table-cell>
        </table:table-row>
      </table:table>
      <table:table table:name="result-iterative-64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Iterat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6" office:value-type="float" office:value="0.000028">
            <text:p>0.000028</text:p>
          </table:table-cell>
          <table:table-cell table:number-columns-repeated="2" office:value-type="float" office:value="0.00003">
            <text:p>0.00003</text:p>
          </table:table-cell>
          <table:table-cell table:number-columns-repeated="2" office:value-type="float" office:value="0.000028">
            <text:p>0.000028</text:p>
          </table:table-cell>
          <table:table-cell office:value-type="float" office:value="0.000027">
            <text:p>0.000027</text:p>
          </table:table-cell>
          <table:table-cell office:value-type="float" office:value="0.000028">
            <text:p>0.000028</text:p>
          </table:table-cell>
          <table:table-cell office:value-type="float" office:value="0.00003">
            <text:p>0.00003</text:p>
          </table:table-cell>
          <table:table-cell office:value-type="float" office:value="0.000028">
            <text:p>0.000028</text:p>
          </table:table-cell>
          <table:table-cell office:value-type="float" office:value="0.000025">
            <text:p>0.000025</text:p>
          </table:table-cell>
          <table:table-cell office:value-type="float" office:value="0.000027">
            <text:p>0.000027</text:p>
          </table:table-cell>
          <table:table-cell office:value-type="float" office:value="0.000025">
            <text:p>0.000025</text:p>
          </table:table-cell>
          <table:table-cell office:value-type="float" office:value="0.000029">
            <text:p>0.000029</text:p>
          </table:table-cell>
          <table:table-cell table:number-columns-repeated="8" office:value-type="float" office:value="0.000028">
            <text:p>0.000028</text:p>
          </table:table-cell>
          <table:table-cell table:number-columns-repeated="2" office:value-type="float" office:value="0.000027">
            <text:p>0.000027</text:p>
          </table:table-cell>
          <table:table-cell table:number-columns-repeated="2" office:value-type="float" office:value="0.000028">
            <text:p>0.000028</text:p>
          </table:table-cell>
          <table:table-cell table:formula="of:=AVERAGE([.B2:.AE2])" office:value-type="float" office:value="0.0000279">
            <text:p>0.0000279</text:p>
          </table:table-cell>
          <table:table-cell table:formula="of:=VAR([.B2:.AE2])" office:value-type="float" office:value="0.00000000000119655172413793">
            <text:p>1.19655172413793E-012</text:p>
          </table:table-cell>
          <table:table-cell table:formula="of:=STDEV([.B2:.AE2])" office:value-type="float" office:value="0.00000109387006730138">
            <text:p>1.09387006730138E-006</text:p>
          </table:table-cell>
          <table:table-cell table:formula="of:=CONFIDENCE(0.95;[.AH2];30)" office:value-type="float" office:value="0.0000000125233234361265">
            <text:p>1.25233234361265E-008</text:p>
          </table:table-cell>
          <table:table-cell table:formula="of:=[.AF2]+[.AI2]" office:value-type="float" office:value="0.0000279125233234361">
            <text:p>2.79125233234361E-005</text:p>
          </table:table-cell>
          <table:table-cell table:formula="of:=[.AF2]-[.AI2]" office:value-type="float" office:value="0.0000278874766765639">
            <text:p>2.78874766765639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69">
            <text:p>0.000069</text:p>
          </table:table-cell>
          <table:table-cell office:value-type="float" office:value="0.000066">
            <text:p>0.000066</text:p>
          </table:table-cell>
          <table:table-cell office:value-type="float" office:value="0.000069">
            <text:p>0.000069</text:p>
          </table:table-cell>
          <table:table-cell table:number-columns-repeated="3" office:value-type="float" office:value="0.000067">
            <text:p>0.000067</text:p>
          </table:table-cell>
          <table:table-cell table:number-columns-repeated="2" office:value-type="float" office:value="0.000066">
            <text:p>0.000066</text:p>
          </table:table-cell>
          <table:table-cell office:value-type="float" office:value="0.000071">
            <text:p>0.000071</text:p>
          </table:table-cell>
          <table:table-cell office:value-type="float" office:value="0.000074">
            <text:p>0.000074</text:p>
          </table:table-cell>
          <table:table-cell table:number-columns-repeated="3" office:value-type="float" office:value="0.000067">
            <text:p>0.000067</text:p>
          </table:table-cell>
          <table:table-cell office:value-type="float" office:value="0.000066">
            <text:p>0.000066</text:p>
          </table:table-cell>
          <table:table-cell office:value-type="float" office:value="0.000068">
            <text:p>0.000068</text:p>
          </table:table-cell>
          <table:table-cell table:number-columns-repeated="2" office:value-type="float" office:value="0.000066">
            <text:p>0.000066</text:p>
          </table:table-cell>
          <table:table-cell table:number-columns-repeated="3" office:value-type="float" office:value="0.000067">
            <text:p>0.000067</text:p>
          </table:table-cell>
          <table:table-cell office:value-type="float" office:value="0.000068">
            <text:p>0.000068</text:p>
          </table:table-cell>
          <table:table-cell table:number-columns-repeated="3" office:value-type="float" office:value="0.000066">
            <text:p>0.000066</text:p>
          </table:table-cell>
          <table:table-cell office:value-type="float" office:value="0.000067">
            <text:p>0.000067</text:p>
          </table:table-cell>
          <table:table-cell table:number-columns-repeated="4" office:value-type="float" office:value="0.000066">
            <text:p>0.000066</text:p>
          </table:table-cell>
          <table:table-cell office:value-type="float" office:value="0.000067">
            <text:p>0.000067</text:p>
          </table:table-cell>
          <table:table-cell table:formula="of:=AVERAGE([.B3:.AE3])" office:value-type="float" office:value="0.0000671333333333334">
            <text:p>6.71333333333334E-005</text:p>
          </table:table-cell>
          <table:table-cell table:formula="of:=VAR([.B3:.AE3])" office:value-type="float" office:value="0.00000000000301609195402299">
            <text:p>3.01609195402299E-012</text:p>
          </table:table-cell>
          <table:table-cell table:formula="of:=STDEV([.B3:.AE3])" office:value-type="float" office:value="0.00000173668994182122">
            <text:p>1.73668994182122E-006</text:p>
          </table:table-cell>
          <table:table-cell table:formula="of:=CONFIDENCE(0.95;[.AH3];30)" office:value-type="float" office:value="0.0000000198827360760961">
            <text:p>1.98827360760961E-008</text:p>
          </table:table-cell>
          <table:table-cell table:formula="of:=[.AF3]+[.AI3]" office:value-type="float" office:value="0.0000671532160694094">
            <text:p>6.71532160694094E-005</text:p>
          </table:table-cell>
          <table:table-cell table:formula="of:=[.AF3]-[.AI3]" office:value-type="float" office:value="0.0000671134505972573">
            <text:p>6.71134505972573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000107">
            <text:p>0.000107</text:p>
          </table:table-cell>
          <table:table-cell office:value-type="float" office:value="0.000106">
            <text:p>0.000106</text:p>
          </table:table-cell>
          <table:table-cell office:value-type="float" office:value="0.000105">
            <text:p>0.000105</text:p>
          </table:table-cell>
          <table:table-cell office:value-type="float" office:value="0.000104">
            <text:p>0.000104</text:p>
          </table:table-cell>
          <table:table-cell office:value-type="float" office:value="0.000105">
            <text:p>0.000105</text:p>
          </table:table-cell>
          <table:table-cell office:value-type="float" office:value="0.000112">
            <text:p>0.000112</text:p>
          </table:table-cell>
          <table:table-cell table:number-columns-repeated="2" office:value-type="float" office:value="0.000105">
            <text:p>0.000105</text:p>
          </table:table-cell>
          <table:table-cell office:value-type="float" office:value="0.000106">
            <text:p>0.000106</text:p>
          </table:table-cell>
          <table:table-cell table:number-columns-repeated="2" office:value-type="float" office:value="0.000104">
            <text:p>0.000104</text:p>
          </table:table-cell>
          <table:table-cell office:value-type="float" office:value="0.000107">
            <text:p>0.000107</text:p>
          </table:table-cell>
          <table:table-cell office:value-type="float" office:value="0.000104">
            <text:p>0.000104</text:p>
          </table:table-cell>
          <table:table-cell office:value-type="float" office:value="0.000105">
            <text:p>0.000105</text:p>
          </table:table-cell>
          <table:table-cell office:value-type="float" office:value="0.000104">
            <text:p>0.000104</text:p>
          </table:table-cell>
          <table:table-cell table:number-columns-repeated="2" office:value-type="float" office:value="0.000105">
            <text:p>0.000105</text:p>
          </table:table-cell>
          <table:table-cell office:value-type="float" office:value="0.000108">
            <text:p>0.000108</text:p>
          </table:table-cell>
          <table:table-cell office:value-type="float" office:value="0.000106">
            <text:p>0.000106</text:p>
          </table:table-cell>
          <table:table-cell office:value-type="float" office:value="0.000105">
            <text:p>0.000105</text:p>
          </table:table-cell>
          <table:table-cell office:value-type="float" office:value="0.000104">
            <text:p>0.000104</text:p>
          </table:table-cell>
          <table:table-cell table:number-columns-repeated="4" office:value-type="float" office:value="0.000107">
            <text:p>0.000107</text:p>
          </table:table-cell>
          <table:table-cell office:value-type="float" office:value="0.000105">
            <text:p>0.000105</text:p>
          </table:table-cell>
          <table:table-cell office:value-type="float" office:value="0.000102">
            <text:p>0.000102</text:p>
          </table:table-cell>
          <table:table-cell office:value-type="float" office:value="0.000105">
            <text:p>0.000105</text:p>
          </table:table-cell>
          <table:table-cell office:value-type="float" office:value="0.000106">
            <text:p>0.000106</text:p>
          </table:table-cell>
          <table:table-cell table:formula="of:=AVERAGE([.B4:.AE4])" office:value-type="float" office:value="0.000105633333333333">
            <text:p>0.0001056333</text:p>
          </table:table-cell>
          <table:table-cell table:formula="of:=VAR([.B4:.AE4])" office:value-type="float" office:value="0.00000000000320574712643679">
            <text:p>3.20574712643679E-012</text:p>
          </table:table-cell>
          <table:table-cell table:formula="of:=STDEV([.B4:.AE4])" office:value-type="float" office:value="0.00000179046003206907">
            <text:p>1.79046003206907E-006</text:p>
          </table:table-cell>
          <table:table-cell table:formula="of:=CONFIDENCE(0.95;[.AH4];30)" office:value-type="float" office:value="0.0000000204983304245408">
            <text:p>2.04983304245408E-008</text:p>
          </table:table-cell>
          <table:table-cell table:formula="of:=[.AF4]+[.AI4]" office:value-type="float" office:value="0.000105653831663758">
            <text:p>0.0001056538</text:p>
          </table:table-cell>
          <table:table-cell table:formula="of:=[.AF4]-[.AI4]" office:value-type="float" office:value="0.000105612835002909">
            <text:p>0.000105612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.000114">
            <text:p>0.000114</text:p>
          </table:table-cell>
          <table:table-cell office:value-type="float" office:value="0.000113">
            <text:p>0.000113</text:p>
          </table:table-cell>
          <table:table-cell office:value-type="float" office:value="0.000112">
            <text:p>0.000112</text:p>
          </table:table-cell>
          <table:table-cell office:value-type="float" office:value="0.000111">
            <text:p>0.000111</text:p>
          </table:table-cell>
          <table:table-cell table:number-columns-repeated="2" office:value-type="float" office:value="0.000116">
            <text:p>0.000116</text:p>
          </table:table-cell>
          <table:table-cell office:value-type="float" office:value="0.000124">
            <text:p>0.000124</text:p>
          </table:table-cell>
          <table:table-cell office:value-type="float" office:value="0.000112">
            <text:p>0.000112</text:p>
          </table:table-cell>
          <table:table-cell office:value-type="float" office:value="0.000111">
            <text:p>0.000111</text:p>
          </table:table-cell>
          <table:table-cell office:value-type="float" office:value="0.000112">
            <text:p>0.000112</text:p>
          </table:table-cell>
          <table:table-cell office:value-type="float" office:value="0.000113">
            <text:p>0.000113</text:p>
          </table:table-cell>
          <table:table-cell table:number-columns-repeated="2" office:value-type="float" office:value="0.000111">
            <text:p>0.000111</text:p>
          </table:table-cell>
          <table:table-cell office:value-type="float" office:value="0.000113">
            <text:p>0.000113</text:p>
          </table:table-cell>
          <table:table-cell table:number-columns-repeated="2" office:value-type="float" office:value="0.000111">
            <text:p>0.000111</text:p>
          </table:table-cell>
          <table:table-cell office:value-type="float" office:value="0.000114">
            <text:p>0.000114</text:p>
          </table:table-cell>
          <table:table-cell office:value-type="float" office:value="0.000113">
            <text:p>0.000113</text:p>
          </table:table-cell>
          <table:table-cell office:value-type="float" office:value="0.000114">
            <text:p>0.000114</text:p>
          </table:table-cell>
          <table:table-cell office:value-type="float" office:value="0.000116">
            <text:p>0.000116</text:p>
          </table:table-cell>
          <table:table-cell table:number-columns-repeated="2" office:value-type="float" office:value="0.000118">
            <text:p>0.000118</text:p>
          </table:table-cell>
          <table:table-cell table:number-columns-repeated="2" office:value-type="float" office:value="0.000111">
            <text:p>0.000111</text:p>
          </table:table-cell>
          <table:table-cell office:value-type="float" office:value="0.000112">
            <text:p>0.000112</text:p>
          </table:table-cell>
          <table:table-cell office:value-type="float" office:value="0.000114">
            <text:p>0.000114</text:p>
          </table:table-cell>
          <table:table-cell office:value-type="float" office:value="0.000113">
            <text:p>0.000113</text:p>
          </table:table-cell>
          <table:table-cell office:value-type="float" office:value="0.000111">
            <text:p>0.000111</text:p>
          </table:table-cell>
          <table:table-cell office:value-type="float" office:value="0.000114">
            <text:p>0.000114</text:p>
          </table:table-cell>
          <table:table-cell table:formula="of:=AVERAGE([.B5:.AE5])" office:value-type="float" office:value="0.000113466666666667">
            <text:p>0.0001134667</text:p>
          </table:table-cell>
          <table:table-cell table:formula="of:=VAR([.B5:.AE5])" office:value-type="float" office:value="0.00000000000818850574712643">
            <text:p>8.18850574712643E-012</text:p>
          </table:table-cell>
          <table:table-cell table:formula="of:=STDEV([.B5:.AE5])" office:value-type="float" office:value="0.000002861556525237">
            <text:p>2.861556525237E-006</text:p>
          </table:table-cell>
          <table:table-cell table:formula="of:=CONFIDENCE(0.95;[.AH5];30)" office:value-type="float" office:value="0.0000000327609274332832">
            <text:p>3.27609274332832E-008</text:p>
          </table:table-cell>
          <table:table-cell table:formula="of:=[.AF5]+[.AI5]" office:value-type="float" office:value="0.0001134994275941">
            <text:p>0.0001134994</text:p>
          </table:table-cell>
          <table:table-cell table:formula="of:=[.AF5]-[.AI5]" office:value-type="float" office:value="0.000113433905739233">
            <text:p>0.00011343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566">
            <text:p>0.000566</text:p>
          </table:table-cell>
          <table:table-cell office:value-type="float" office:value="0.000563">
            <text:p>0.000563</text:p>
          </table:table-cell>
          <table:table-cell office:value-type="float" office:value="0.00056">
            <text:p>0.00056</text:p>
          </table:table-cell>
          <table:table-cell office:value-type="float" office:value="0.000564">
            <text:p>0.000564</text:p>
          </table:table-cell>
          <table:table-cell office:value-type="float" office:value="0.000572">
            <text:p>0.000572</text:p>
          </table:table-cell>
          <table:table-cell office:value-type="float" office:value="0.000559">
            <text:p>0.000559</text:p>
          </table:table-cell>
          <table:table-cell office:value-type="float" office:value="0.000571">
            <text:p>0.000571</text:p>
          </table:table-cell>
          <table:table-cell office:value-type="float" office:value="0.000566">
            <text:p>0.000566</text:p>
          </table:table-cell>
          <table:table-cell office:value-type="float" office:value="0.000561">
            <text:p>0.000561</text:p>
          </table:table-cell>
          <table:table-cell office:value-type="float" office:value="0.000567">
            <text:p>0.000567</text:p>
          </table:table-cell>
          <table:table-cell office:value-type="float" office:value="0.00056">
            <text:p>0.00056</text:p>
          </table:table-cell>
          <table:table-cell office:value-type="float" office:value="0.000559">
            <text:p>0.000559</text:p>
          </table:table-cell>
          <table:table-cell office:value-type="float" office:value="0.000563">
            <text:p>0.000563</text:p>
          </table:table-cell>
          <table:table-cell office:value-type="float" office:value="0.000545">
            <text:p>0.000545</text:p>
          </table:table-cell>
          <table:table-cell office:value-type="float" office:value="0.000575">
            <text:p>0.000575</text:p>
          </table:table-cell>
          <table:table-cell office:value-type="float" office:value="0.000541">
            <text:p>0.000541</text:p>
          </table:table-cell>
          <table:table-cell office:value-type="float" office:value="0.000565">
            <text:p>0.000565</text:p>
          </table:table-cell>
          <table:table-cell office:value-type="float" office:value="0.000563">
            <text:p>0.000563</text:p>
          </table:table-cell>
          <table:table-cell office:value-type="float" office:value="0.00056">
            <text:p>0.00056</text:p>
          </table:table-cell>
          <table:table-cell office:value-type="float" office:value="0.000564">
            <text:p>0.000564</text:p>
          </table:table-cell>
          <table:table-cell office:value-type="float" office:value="0.000568">
            <text:p>0.000568</text:p>
          </table:table-cell>
          <table:table-cell office:value-type="float" office:value="0.000566">
            <text:p>0.000566</text:p>
          </table:table-cell>
          <table:table-cell office:value-type="float" office:value="0.000561">
            <text:p>0.000561</text:p>
          </table:table-cell>
          <table:table-cell office:value-type="float" office:value="0.000565">
            <text:p>0.000565</text:p>
          </table:table-cell>
          <table:table-cell office:value-type="float" office:value="0.000561">
            <text:p>0.000561</text:p>
          </table:table-cell>
          <table:table-cell office:value-type="float" office:value="0.00056">
            <text:p>0.00056</text:p>
          </table:table-cell>
          <table:table-cell office:value-type="float" office:value="0.000574">
            <text:p>0.000574</text:p>
          </table:table-cell>
          <table:table-cell office:value-type="float" office:value="0.000562">
            <text:p>0.000562</text:p>
          </table:table-cell>
          <table:table-cell office:value-type="float" office:value="0.000552">
            <text:p>0.000552</text:p>
          </table:table-cell>
          <table:table-cell office:value-type="float" office:value="0.000564">
            <text:p>0.000564</text:p>
          </table:table-cell>
          <table:table-cell table:formula="of:=AVERAGE([.B6:.AE6])" office:value-type="float" office:value="0.000562566666666667">
            <text:p>0.0005625667</text:p>
          </table:table-cell>
          <table:table-cell table:formula="of:=VAR([.B6:.AE6])" office:value-type="float" office:value="0.0000000000514954022988506">
            <text:p>5.14954022988506E-011</text:p>
          </table:table-cell>
          <table:table-cell table:formula="of:=STDEV([.B6:.AE6])" office:value-type="float" office:value="0.0000071760297030357">
            <text:p>0.000007176</text:p>
          </table:table-cell>
          <table:table-cell table:formula="of:=CONFIDENCE(0.95;[.AH6];30)" office:value-type="float" office:value="0.0000000821557730161442">
            <text:p>8.21557730161442E-008</text:p>
          </table:table-cell>
          <table:table-cell table:formula="of:=[.AF6]+[.AI6]" office:value-type="float" office:value="0.000562648822439683">
            <text:p>0.0005626488</text:p>
          </table:table-cell>
          <table:table-cell table:formula="of:=[.AF6]-[.AI6]" office:value-type="float" office:value="0.000562484510893651">
            <text:p>0.00056248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946">
            <text:p>0.000946</text:p>
          </table:table-cell>
          <table:table-cell office:value-type="float" office:value="0.000942">
            <text:p>0.000942</text:p>
          </table:table-cell>
          <table:table-cell office:value-type="float" office:value="0.000914">
            <text:p>0.000914</text:p>
          </table:table-cell>
          <table:table-cell office:value-type="float" office:value="0.000903">
            <text:p>0.000903</text:p>
          </table:table-cell>
          <table:table-cell office:value-type="float" office:value="0.000906">
            <text:p>0.000906</text:p>
          </table:table-cell>
          <table:table-cell office:value-type="float" office:value="0.000877">
            <text:p>0.000877</text:p>
          </table:table-cell>
          <table:table-cell office:value-type="float" office:value="0.000887">
            <text:p>0.000887</text:p>
          </table:table-cell>
          <table:table-cell office:value-type="float" office:value="0.000944">
            <text:p>0.000944</text:p>
          </table:table-cell>
          <table:table-cell office:value-type="float" office:value="0.00089">
            <text:p>0.00089</text:p>
          </table:table-cell>
          <table:table-cell office:value-type="float" office:value="0.000919">
            <text:p>0.000919</text:p>
          </table:table-cell>
          <table:table-cell office:value-type="float" office:value="0.000902">
            <text:p>0.000902</text:p>
          </table:table-cell>
          <table:table-cell office:value-type="float" office:value="0.000941">
            <text:p>0.000941</text:p>
          </table:table-cell>
          <table:table-cell office:value-type="float" office:value="0.000944">
            <text:p>0.000944</text:p>
          </table:table-cell>
          <table:table-cell office:value-type="float" office:value="0.000942">
            <text:p>0.000942</text:p>
          </table:table-cell>
          <table:table-cell office:value-type="float" office:value="0.000932">
            <text:p>0.000932</text:p>
          </table:table-cell>
          <table:table-cell office:value-type="float" office:value="0.000908">
            <text:p>0.000908</text:p>
          </table:table-cell>
          <table:table-cell office:value-type="float" office:value="0.00092">
            <text:p>0.00092</text:p>
          </table:table-cell>
          <table:table-cell office:value-type="float" office:value="0.000926">
            <text:p>0.000926</text:p>
          </table:table-cell>
          <table:table-cell office:value-type="float" office:value="0.000897">
            <text:p>0.000897</text:p>
          </table:table-cell>
          <table:table-cell office:value-type="float" office:value="0.000888">
            <text:p>0.000888</text:p>
          </table:table-cell>
          <table:table-cell office:value-type="float" office:value="0.000884">
            <text:p>0.000884</text:p>
          </table:table-cell>
          <table:table-cell office:value-type="float" office:value="0.000868">
            <text:p>0.000868</text:p>
          </table:table-cell>
          <table:table-cell table:number-columns-repeated="2" office:value-type="float" office:value="0.000943">
            <text:p>0.000943</text:p>
          </table:table-cell>
          <table:table-cell office:value-type="float" office:value="0.000935">
            <text:p>0.000935</text:p>
          </table:table-cell>
          <table:table-cell office:value-type="float" office:value="0.000902">
            <text:p>0.000902</text:p>
          </table:table-cell>
          <table:table-cell office:value-type="float" office:value="0.00088">
            <text:p>0.00088</text:p>
          </table:table-cell>
          <table:table-cell office:value-type="float" office:value="0.00089">
            <text:p>0.00089</text:p>
          </table:table-cell>
          <table:table-cell office:value-type="float" office:value="0.000909">
            <text:p>0.000909</text:p>
          </table:table-cell>
          <table:table-cell office:value-type="float" office:value="0.000928">
            <text:p>0.000928</text:p>
          </table:table-cell>
          <table:table-cell table:formula="of:=AVERAGE([.B7:.AE7])" office:value-type="float" office:value="0.000913666666666667">
            <text:p>0.0009136667</text:p>
          </table:table-cell>
          <table:table-cell table:formula="of:=VAR([.B7:.AE7])" office:value-type="float" office:value="0.000000000582298850574712">
            <text:p>5.82298850574712E-010</text:p>
          </table:table-cell>
          <table:table-cell table:formula="of:=STDEV([.B7:.AE7])" office:value-type="float" office:value="0.0000241308692461484">
            <text:p>2.41308692461484E-005</text:p>
          </table:table-cell>
          <table:table-cell table:formula="of:=CONFIDENCE(0.95;[.AH7];30)" office:value-type="float" office:value="0.00000027626560904983">
            <text:p>2.7626560904983E-007</text:p>
          </table:table-cell>
          <table:table-cell table:formula="of:=[.AF7]+[.AI7]" office:value-type="float" office:value="0.000913942932275716">
            <text:p>0.0009139429</text:p>
          </table:table-cell>
          <table:table-cell table:formula="of:=[.AF7]-[.AI7]" office:value-type="float" office:value="0.000913390401057617">
            <text:p>0.00091339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091">
            <text:p>0.001091</text:p>
          </table:table-cell>
          <table:table-cell table:number-columns-repeated="2" office:value-type="float" office:value="0.001109">
            <text:p>0.001109</text:p>
          </table:table-cell>
          <table:table-cell office:value-type="float" office:value="0.001089">
            <text:p>0.001089</text:p>
          </table:table-cell>
          <table:table-cell office:value-type="float" office:value="0.001125">
            <text:p>0.001125</text:p>
          </table:table-cell>
          <table:table-cell office:value-type="float" office:value="0.001102">
            <text:p>0.001102</text:p>
          </table:table-cell>
          <table:table-cell office:value-type="float" office:value="0.001071">
            <text:p>0.001071</text:p>
          </table:table-cell>
          <table:table-cell office:value-type="float" office:value="0.00117">
            <text:p>0.00117</text:p>
          </table:table-cell>
          <table:table-cell office:value-type="float" office:value="0.00111">
            <text:p>0.00111</text:p>
          </table:table-cell>
          <table:table-cell office:value-type="float" office:value="0.001145">
            <text:p>0.001145</text:p>
          </table:table-cell>
          <table:table-cell office:value-type="float" office:value="0.001107">
            <text:p>0.001107</text:p>
          </table:table-cell>
          <table:table-cell office:value-type="float" office:value="0.001085">
            <text:p>0.001085</text:p>
          </table:table-cell>
          <table:table-cell office:value-type="float" office:value="0.001059">
            <text:p>0.001059</text:p>
          </table:table-cell>
          <table:table-cell office:value-type="float" office:value="0.001116">
            <text:p>0.001116</text:p>
          </table:table-cell>
          <table:table-cell office:value-type="float" office:value="0.001084">
            <text:p>0.001084</text:p>
          </table:table-cell>
          <table:table-cell office:value-type="float" office:value="0.001141">
            <text:p>0.001141</text:p>
          </table:table-cell>
          <table:table-cell office:value-type="float" office:value="0.001109">
            <text:p>0.001109</text:p>
          </table:table-cell>
          <table:table-cell office:value-type="float" office:value="0.001057">
            <text:p>0.001057</text:p>
          </table:table-cell>
          <table:table-cell office:value-type="float" office:value="0.001147">
            <text:p>0.001147</text:p>
          </table:table-cell>
          <table:table-cell office:value-type="float" office:value="0.001102">
            <text:p>0.001102</text:p>
          </table:table-cell>
          <table:table-cell office:value-type="float" office:value="0.001085">
            <text:p>0.001085</text:p>
          </table:table-cell>
          <table:table-cell office:value-type="float" office:value="0.001143">
            <text:p>0.001143</text:p>
          </table:table-cell>
          <table:table-cell office:value-type="float" office:value="0.001104">
            <text:p>0.001104</text:p>
          </table:table-cell>
          <table:table-cell office:value-type="float" office:value="0.001072">
            <text:p>0.001072</text:p>
          </table:table-cell>
          <table:table-cell office:value-type="float" office:value="0.001133">
            <text:p>0.001133</text:p>
          </table:table-cell>
          <table:table-cell office:value-type="float" office:value="0.001045">
            <text:p>0.001045</text:p>
          </table:table-cell>
          <table:table-cell office:value-type="float" office:value="0.001133">
            <text:p>0.001133</text:p>
          </table:table-cell>
          <table:table-cell office:value-type="float" office:value="0.001095">
            <text:p>0.001095</text:p>
          </table:table-cell>
          <table:table-cell office:value-type="float" office:value="0.001081">
            <text:p>0.001081</text:p>
          </table:table-cell>
          <table:table-cell office:value-type="float" office:value="0.001131">
            <text:p>0.001131</text:p>
          </table:table-cell>
          <table:table-cell table:formula="of:=AVERAGE([.B8:.AE8])" office:value-type="float" office:value="0.001105">
            <text:p>0.001105</text:p>
          </table:table-cell>
          <table:table-cell table:formula="of:=VAR([.B8:.AE8])" office:value-type="float" office:value="0.000000000890482758620689">
            <text:p>8.90482758620689E-010</text:p>
          </table:table-cell>
          <table:table-cell table:formula="of:=STDEV([.B8:.AE8])" office:value-type="float" office:value="0.0000298409577363175">
            <text:p>0.000029841</text:p>
          </table:table-cell>
          <table:table-cell table:formula="of:=CONFIDENCE(0.95;[.AH8];30)" office:value-type="float" office:value="0.000000341638350428252">
            <text:p>3.41638350428252E-007</text:p>
          </table:table-cell>
          <table:table-cell table:formula="of:=[.AF8]+[.AI8]" office:value-type="float" office:value="0.00110534163835043">
            <text:p>0.0011053416</text:p>
          </table:table-cell>
          <table:table-cell table:formula="of:=[.AF8]-[.AI8]" office:value-type="float" office:value="0.00110465836164957">
            <text:p>0.001104658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115">
            <text:p>0.00115</text:p>
          </table:table-cell>
          <table:table-cell office:value-type="float" office:value="0.001181">
            <text:p>0.001181</text:p>
          </table:table-cell>
          <table:table-cell office:value-type="float" office:value="0.001246">
            <text:p>0.001246</text:p>
          </table:table-cell>
          <table:table-cell office:value-type="float" office:value="0.001211">
            <text:p>0.001211</text:p>
          </table:table-cell>
          <table:table-cell office:value-type="float" office:value="0.001112">
            <text:p>0.001112</text:p>
          </table:table-cell>
          <table:table-cell office:value-type="float" office:value="0.001178">
            <text:p>0.001178</text:p>
          </table:table-cell>
          <table:table-cell office:value-type="float" office:value="0.001106">
            <text:p>0.001106</text:p>
          </table:table-cell>
          <table:table-cell office:value-type="float" office:value="0.001169">
            <text:p>0.001169</text:p>
          </table:table-cell>
          <table:table-cell office:value-type="float" office:value="0.00118">
            <text:p>0.00118</text:p>
          </table:table-cell>
          <table:table-cell office:value-type="float" office:value="0.001183">
            <text:p>0.001183</text:p>
          </table:table-cell>
          <table:table-cell office:value-type="float" office:value="0.001147">
            <text:p>0.001147</text:p>
          </table:table-cell>
          <table:table-cell office:value-type="float" office:value="0.001146">
            <text:p>0.001146</text:p>
          </table:table-cell>
          <table:table-cell office:value-type="float" office:value="0.001174">
            <text:p>0.001174</text:p>
          </table:table-cell>
          <table:table-cell office:value-type="float" office:value="0.001101">
            <text:p>0.001101</text:p>
          </table:table-cell>
          <table:table-cell office:value-type="float" office:value="0.001177">
            <text:p>0.001177</text:p>
          </table:table-cell>
          <table:table-cell office:value-type="float" office:value="0.001101">
            <text:p>0.001101</text:p>
          </table:table-cell>
          <table:table-cell office:value-type="float" office:value="0.001173">
            <text:p>0.001173</text:p>
          </table:table-cell>
          <table:table-cell office:value-type="float" office:value="0.001098">
            <text:p>0.001098</text:p>
          </table:table-cell>
          <table:table-cell office:value-type="float" office:value="0.00117">
            <text:p>0.00117</text:p>
          </table:table-cell>
          <table:table-cell office:value-type="float" office:value="0.001097">
            <text:p>0.001097</text:p>
          </table:table-cell>
          <table:table-cell office:value-type="float" office:value="0.001168">
            <text:p>0.001168</text:p>
          </table:table-cell>
          <table:table-cell office:value-type="float" office:value="0.001108">
            <text:p>0.001108</text:p>
          </table:table-cell>
          <table:table-cell office:value-type="float" office:value="0.001139">
            <text:p>0.001139</text:p>
          </table:table-cell>
          <table:table-cell office:value-type="float" office:value="0.001154">
            <text:p>0.001154</text:p>
          </table:table-cell>
          <table:table-cell office:value-type="float" office:value="0.001139">
            <text:p>0.001139</text:p>
          </table:table-cell>
          <table:table-cell office:value-type="float" office:value="0.001172">
            <text:p>0.001172</text:p>
          </table:table-cell>
          <table:table-cell office:value-type="float" office:value="0.001144">
            <text:p>0.001144</text:p>
          </table:table-cell>
          <table:table-cell office:value-type="float" office:value="0.001175">
            <text:p>0.001175</text:p>
          </table:table-cell>
          <table:table-cell office:value-type="float" office:value="0.001169">
            <text:p>0.001169</text:p>
          </table:table-cell>
          <table:table-cell office:value-type="float" office:value="0.001117">
            <text:p>0.001117</text:p>
          </table:table-cell>
          <table:table-cell table:formula="of:=AVERAGE([.B9:.AE9])" office:value-type="float" office:value="0.00115283333333333">
            <text:p>0.0011528333</text:p>
          </table:table-cell>
          <table:table-cell table:formula="of:=VAR([.B9:.AE9])" office:value-type="float" office:value="0.00000000129952298850575">
            <text:p>1.29952298850575E-009</text:p>
          </table:table-cell>
          <table:table-cell table:formula="of:=STDEV([.B9:.AE9])" office:value-type="float" office:value="0.000036048897188482">
            <text:p>3.6048897188482E-005</text:p>
          </table:table-cell>
          <table:table-cell table:formula="of:=CONFIDENCE(0.95;[.AH9];30)" office:value-type="float" office:value="0.000000412710807711175">
            <text:p>4.12710807711175E-007</text:p>
          </table:table-cell>
          <table:table-cell table:formula="of:=[.AF9]+[.AI9]" office:value-type="float" office:value="0.00115324604414104">
            <text:p>0.001153246</text:p>
          </table:table-cell>
          <table:table-cell table:formula="of:=[.AF9]-[.AI9]" office:value-type="float" office:value="0.00115242062252562">
            <text:p>0.00115242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7658">
            <text:p>0.007658</text:p>
          </table:table-cell>
          <table:table-cell office:value-type="float" office:value="0.007886">
            <text:p>0.007886</text:p>
          </table:table-cell>
          <table:table-cell office:value-type="float" office:value="0.007669">
            <text:p>0.007669</text:p>
          </table:table-cell>
          <table:table-cell office:value-type="float" office:value="0.007662">
            <text:p>0.007662</text:p>
          </table:table-cell>
          <table:table-cell office:value-type="float" office:value="0.007717">
            <text:p>0.007717</text:p>
          </table:table-cell>
          <table:table-cell office:value-type="float" office:value="0.00778">
            <text:p>0.00778</text:p>
          </table:table-cell>
          <table:table-cell office:value-type="float" office:value="0.007687">
            <text:p>0.007687</text:p>
          </table:table-cell>
          <table:table-cell office:value-type="float" office:value="0.007705">
            <text:p>0.007705</text:p>
          </table:table-cell>
          <table:table-cell office:value-type="float" office:value="0.007576">
            <text:p>0.007576</text:p>
          </table:table-cell>
          <table:table-cell office:value-type="float" office:value="0.007718">
            <text:p>0.007718</text:p>
          </table:table-cell>
          <table:table-cell office:value-type="float" office:value="0.007601">
            <text:p>0.007601</text:p>
          </table:table-cell>
          <table:table-cell office:value-type="float" office:value="0.007653">
            <text:p>0.007653</text:p>
          </table:table-cell>
          <table:table-cell office:value-type="float" office:value="0.007624">
            <text:p>0.007624</text:p>
          </table:table-cell>
          <table:table-cell office:value-type="float" office:value="0.007654">
            <text:p>0.007654</text:p>
          </table:table-cell>
          <table:table-cell office:value-type="float" office:value="0.00762">
            <text:p>0.00762</text:p>
          </table:table-cell>
          <table:table-cell office:value-type="float" office:value="0.007694">
            <text:p>0.007694</text:p>
          </table:table-cell>
          <table:table-cell office:value-type="float" office:value="0.007571">
            <text:p>0.007571</text:p>
          </table:table-cell>
          <table:table-cell office:value-type="float" office:value="0.007687">
            <text:p>0.007687</text:p>
          </table:table-cell>
          <table:table-cell office:value-type="float" office:value="0.007592">
            <text:p>0.007592</text:p>
          </table:table-cell>
          <table:table-cell office:value-type="float" office:value="0.007695">
            <text:p>0.007695</text:p>
          </table:table-cell>
          <table:table-cell office:value-type="float" office:value="0.007596">
            <text:p>0.007596</text:p>
          </table:table-cell>
          <table:table-cell office:value-type="float" office:value="0.007668">
            <text:p>0.007668</text:p>
          </table:table-cell>
          <table:table-cell office:value-type="float" office:value="0.007574">
            <text:p>0.007574</text:p>
          </table:table-cell>
          <table:table-cell office:value-type="float" office:value="0.007688">
            <text:p>0.007688</text:p>
          </table:table-cell>
          <table:table-cell office:value-type="float" office:value="0.007665">
            <text:p>0.007665</text:p>
          </table:table-cell>
          <table:table-cell office:value-type="float" office:value="0.007643">
            <text:p>0.007643</text:p>
          </table:table-cell>
          <table:table-cell office:value-type="float" office:value="0.007698">
            <text:p>0.007698</text:p>
          </table:table-cell>
          <table:table-cell office:value-type="float" office:value="0.007612">
            <text:p>0.007612</text:p>
          </table:table-cell>
          <table:table-cell office:value-type="float" office:value="0.007593">
            <text:p>0.007593</text:p>
          </table:table-cell>
          <table:table-cell office:value-type="float" office:value="0.007732">
            <text:p>0.007732</text:p>
          </table:table-cell>
          <table:table-cell table:formula="of:=AVERAGE([.B10:.AE10])" office:value-type="float" office:value="0.00766393333333333">
            <text:p>0.0076639333</text:p>
          </table:table-cell>
          <table:table-cell table:formula="of:=VAR([.B10:.AE10])" office:value-type="float" office:value="0.00000000447296091954022">
            <text:p>4.47296091954022E-009</text:p>
          </table:table-cell>
          <table:table-cell table:formula="of:=STDEV([.B10:.AE10])" office:value-type="float" office:value="0.000066880198261819">
            <text:p>6.6880198261819E-005</text:p>
          </table:table-cell>
          <table:table-cell table:formula="of:=CONFIDENCE(0.95;[.AH10];30)" office:value-type="float" office:value="0.000000765687241421023">
            <text:p>7.65687241421023E-007</text:p>
          </table:table-cell>
          <table:table-cell table:formula="of:=[.AF10]+[.AI10]" office:value-type="float" office:value="0.00766469902057475">
            <text:p>0.007664699</text:p>
          </table:table-cell>
          <table:table-cell table:formula="of:=[.AF10]-[.AI10]" office:value-type="float" office:value="0.00766316764609191">
            <text:p>0.00766316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8169">
            <text:p>0.008169</text:p>
          </table:table-cell>
          <table:table-cell office:value-type="float" office:value="0.008297">
            <text:p>0.008297</text:p>
          </table:table-cell>
          <table:table-cell office:value-type="float" office:value="0.008283">
            <text:p>0.008283</text:p>
          </table:table-cell>
          <table:table-cell office:value-type="float" office:value="0.008298">
            <text:p>0.008298</text:p>
          </table:table-cell>
          <table:table-cell office:value-type="float" office:value="0.008264">
            <text:p>0.008264</text:p>
          </table:table-cell>
          <table:table-cell office:value-type="float" office:value="0.008291">
            <text:p>0.008291</text:p>
          </table:table-cell>
          <table:table-cell office:value-type="float" office:value="0.008277">
            <text:p>0.008277</text:p>
          </table:table-cell>
          <table:table-cell office:value-type="float" office:value="0.008593">
            <text:p>0.008593</text:p>
          </table:table-cell>
          <table:table-cell office:value-type="float" office:value="0.00826">
            <text:p>0.00826</text:p>
          </table:table-cell>
          <table:table-cell office:value-type="float" office:value="0.008237">
            <text:p>0.008237</text:p>
          </table:table-cell>
          <table:table-cell office:value-type="float" office:value="0.008225">
            <text:p>0.008225</text:p>
          </table:table-cell>
          <table:table-cell office:value-type="float" office:value="0.008259">
            <text:p>0.008259</text:p>
          </table:table-cell>
          <table:table-cell office:value-type="float" office:value="0.008231">
            <text:p>0.008231</text:p>
          </table:table-cell>
          <table:table-cell office:value-type="float" office:value="0.008271">
            <text:p>0.008271</text:p>
          </table:table-cell>
          <table:table-cell office:value-type="float" office:value="0.008211">
            <text:p>0.008211</text:p>
          </table:table-cell>
          <table:table-cell office:value-type="float" office:value="0.008162">
            <text:p>0.008162</text:p>
          </table:table-cell>
          <table:table-cell office:value-type="float" office:value="0.008613">
            <text:p>0.008613</text:p>
          </table:table-cell>
          <table:table-cell office:value-type="float" office:value="0.008354">
            <text:p>0.008354</text:p>
          </table:table-cell>
          <table:table-cell office:value-type="float" office:value="0.008296">
            <text:p>0.008296</text:p>
          </table:table-cell>
          <table:table-cell office:value-type="float" office:value="0.008195">
            <text:p>0.008195</text:p>
          </table:table-cell>
          <table:table-cell office:value-type="float" office:value="0.008333">
            <text:p>0.008333</text:p>
          </table:table-cell>
          <table:table-cell office:value-type="float" office:value="0.008189">
            <text:p>0.008189</text:p>
          </table:table-cell>
          <table:table-cell office:value-type="float" office:value="0.008251">
            <text:p>0.008251</text:p>
          </table:table-cell>
          <table:table-cell office:value-type="float" office:value="0.00821">
            <text:p>0.00821</text:p>
          </table:table-cell>
          <table:table-cell office:value-type="float" office:value="0.008253">
            <text:p>0.008253</text:p>
          </table:table-cell>
          <table:table-cell office:value-type="float" office:value="0.008128">
            <text:p>0.008128</text:p>
          </table:table-cell>
          <table:table-cell office:value-type="float" office:value="0.008212">
            <text:p>0.008212</text:p>
          </table:table-cell>
          <table:table-cell office:value-type="float" office:value="0.008186">
            <text:p>0.008186</text:p>
          </table:table-cell>
          <table:table-cell office:value-type="float" office:value="0.008149">
            <text:p>0.008149</text:p>
          </table:table-cell>
          <table:table-cell office:value-type="float" office:value="0.008167">
            <text:p>0.008167</text:p>
          </table:table-cell>
          <table:table-cell table:formula="of:=AVERAGE([.B11:.AE11])" office:value-type="float" office:value="0.00826213333333333">
            <text:p>0.0082621333</text:p>
          </table:table-cell>
          <table:table-cell table:formula="of:=VAR([.B11:.AE11])" office:value-type="float" office:value="0.000000011603567816092">
            <text:p>1.1603567816092E-008</text:p>
          </table:table-cell>
          <table:table-cell table:formula="of:=STDEV([.B11:.AE11])" office:value-type="float" office:value="0.000107719858039695">
            <text:p>0.0001077199</text:p>
          </table:table-cell>
          <table:table-cell table:formula="of:=CONFIDENCE(0.95;[.AH11];30)" office:value-type="float" office:value="0.00000123324576021427">
            <text:p>1.23324576021427E-006</text:p>
          </table:table-cell>
          <table:table-cell table:formula="of:=[.AF11]+[.AI11]" office:value-type="float" office:value="0.00826336657909355">
            <text:p>0.0082633666</text:p>
          </table:table-cell>
          <table:table-cell table:formula="of:=[.AF11]-[.AI11]" office:value-type="float" office:value="0.00826090008757312">
            <text:p>0.0082609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2768">
            <text:p>0.012768</text:p>
          </table:table-cell>
          <table:table-cell office:value-type="float" office:value="0.012718">
            <text:p>0.012718</text:p>
          </table:table-cell>
          <table:table-cell office:value-type="float" office:value="0.012813">
            <text:p>0.012813</text:p>
          </table:table-cell>
          <table:table-cell office:value-type="float" office:value="0.01268">
            <text:p>0.01268</text:p>
          </table:table-cell>
          <table:table-cell office:value-type="float" office:value="0.013007">
            <text:p>0.013007</text:p>
          </table:table-cell>
          <table:table-cell table:number-columns-repeated="3" office:value-type="float" office:value="0.012741">
            <text:p>0.012741</text:p>
          </table:table-cell>
          <table:table-cell office:value-type="float" office:value="0.01273">
            <text:p>0.01273</text:p>
          </table:table-cell>
          <table:table-cell office:value-type="float" office:value="0.012684">
            <text:p>0.012684</text:p>
          </table:table-cell>
          <table:table-cell office:value-type="float" office:value="0.012766">
            <text:p>0.012766</text:p>
          </table:table-cell>
          <table:table-cell office:value-type="float" office:value="0.012846">
            <text:p>0.012846</text:p>
          </table:table-cell>
          <table:table-cell office:value-type="float" office:value="0.012737">
            <text:p>0.012737</text:p>
          </table:table-cell>
          <table:table-cell office:value-type="float" office:value="0.012747">
            <text:p>0.012747</text:p>
          </table:table-cell>
          <table:table-cell office:value-type="float" office:value="0.012696">
            <text:p>0.012696</text:p>
          </table:table-cell>
          <table:table-cell office:value-type="float" office:value="0.012694">
            <text:p>0.012694</text:p>
          </table:table-cell>
          <table:table-cell office:value-type="float" office:value="0.012759">
            <text:p>0.012759</text:p>
          </table:table-cell>
          <table:table-cell office:value-type="float" office:value="0.012826">
            <text:p>0.012826</text:p>
          </table:table-cell>
          <table:table-cell office:value-type="float" office:value="0.012647">
            <text:p>0.012647</text:p>
          </table:table-cell>
          <table:table-cell office:value-type="float" office:value="0.012765">
            <text:p>0.012765</text:p>
          </table:table-cell>
          <table:table-cell office:value-type="float" office:value="0.012674">
            <text:p>0.012674</text:p>
          </table:table-cell>
          <table:table-cell office:value-type="float" office:value="0.01274">
            <text:p>0.01274</text:p>
          </table:table-cell>
          <table:table-cell office:value-type="float" office:value="0.01266">
            <text:p>0.01266</text:p>
          </table:table-cell>
          <table:table-cell office:value-type="float" office:value="0.01272">
            <text:p>0.01272</text:p>
          </table:table-cell>
          <table:table-cell office:value-type="float" office:value="0.012592">
            <text:p>0.012592</text:p>
          </table:table-cell>
          <table:table-cell office:value-type="float" office:value="0.01261">
            <text:p>0.01261</text:p>
          </table:table-cell>
          <table:table-cell office:value-type="float" office:value="0.012742">
            <text:p>0.012742</text:p>
          </table:table-cell>
          <table:table-cell office:value-type="float" office:value="0.012643">
            <text:p>0.012643</text:p>
          </table:table-cell>
          <table:table-cell office:value-type="float" office:value="0.012687">
            <text:p>0.012687</text:p>
          </table:table-cell>
          <table:table-cell office:value-type="float" office:value="0.012711">
            <text:p>0.012711</text:p>
          </table:table-cell>
          <table:table-cell table:formula="of:=AVERAGE([.B12:.AE12])" office:value-type="float" office:value="0.0127295">
            <text:p>0.0127295</text:p>
          </table:table-cell>
          <table:table-cell table:formula="of:=VAR([.B12:.AE12])" office:value-type="float" office:value="0.00000000612046551724135">
            <text:p>6.12046551724135E-009</text:p>
          </table:table-cell>
          <table:table-cell table:formula="of:=STDEV([.B12:.AE12])" office:value-type="float" office:value="0.0000782334041010702">
            <text:p>7.82334041010702E-005</text:p>
          </table:table-cell>
          <table:table-cell table:formula="of:=CONFIDENCE(0.95;[.AH12];30)" office:value-type="float" office:value="0.000000895665995764879">
            <text:p>8.95665995764879E-007</text:p>
          </table:table-cell>
          <table:table-cell table:formula="of:=[.AF12]+[.AI12]" office:value-type="float" office:value="0.0127303956659958">
            <text:p>0.0127303957</text:p>
          </table:table-cell>
          <table:table-cell table:formula="of:=[.AF12]-[.AI12]" office:value-type="float" office:value="0.0127286043340042">
            <text:p>0.01272860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9404">
            <text:p>0.019404</text:p>
          </table:table-cell>
          <table:table-cell office:value-type="float" office:value="0.019258">
            <text:p>0.019258</text:p>
          </table:table-cell>
          <table:table-cell office:value-type="float" office:value="0.01953">
            <text:p>0.01953</text:p>
          </table:table-cell>
          <table:table-cell office:value-type="float" office:value="0.01942">
            <text:p>0.01942</text:p>
          </table:table-cell>
          <table:table-cell office:value-type="float" office:value="0.019375">
            <text:p>0.019375</text:p>
          </table:table-cell>
          <table:table-cell office:value-type="float" office:value="0.019274">
            <text:p>0.019274</text:p>
          </table:table-cell>
          <table:table-cell office:value-type="float" office:value="0.019258">
            <text:p>0.019258</text:p>
          </table:table-cell>
          <table:table-cell office:value-type="float" office:value="0.019495">
            <text:p>0.019495</text:p>
          </table:table-cell>
          <table:table-cell office:value-type="float" office:value="0.019546">
            <text:p>0.019546</text:p>
          </table:table-cell>
          <table:table-cell office:value-type="float" office:value="0.019299">
            <text:p>0.019299</text:p>
          </table:table-cell>
          <table:table-cell office:value-type="float" office:value="0.019339">
            <text:p>0.019339</text:p>
          </table:table-cell>
          <table:table-cell office:value-type="float" office:value="0.019265">
            <text:p>0.019265</text:p>
          </table:table-cell>
          <table:table-cell office:value-type="float" office:value="0.019312">
            <text:p>0.019312</text:p>
          </table:table-cell>
          <table:table-cell office:value-type="float" office:value="0.019284">
            <text:p>0.019284</text:p>
          </table:table-cell>
          <table:table-cell office:value-type="float" office:value="0.019362">
            <text:p>0.019362</text:p>
          </table:table-cell>
          <table:table-cell office:value-type="float" office:value="0.019359">
            <text:p>0.019359</text:p>
          </table:table-cell>
          <table:table-cell office:value-type="float" office:value="0.019428">
            <text:p>0.019428</text:p>
          </table:table-cell>
          <table:table-cell office:value-type="float" office:value="0.019365">
            <text:p>0.019365</text:p>
          </table:table-cell>
          <table:table-cell office:value-type="float" office:value="0.019661">
            <text:p>0.019661</text:p>
          </table:table-cell>
          <table:table-cell office:value-type="float" office:value="0.019643">
            <text:p>0.019643</text:p>
          </table:table-cell>
          <table:table-cell office:value-type="float" office:value="0.019367">
            <text:p>0.019367</text:p>
          </table:table-cell>
          <table:table-cell office:value-type="float" office:value="0.019499">
            <text:p>0.019499</text:p>
          </table:table-cell>
          <table:table-cell office:value-type="float" office:value="0.019398">
            <text:p>0.019398</text:p>
          </table:table-cell>
          <table:table-cell office:value-type="float" office:value="0.019289">
            <text:p>0.019289</text:p>
          </table:table-cell>
          <table:table-cell office:value-type="float" office:value="0.019355">
            <text:p>0.019355</text:p>
          </table:table-cell>
          <table:table-cell office:value-type="float" office:value="0.019383">
            <text:p>0.019383</text:p>
          </table:table-cell>
          <table:table-cell office:value-type="float" office:value="0.019307">
            <text:p>0.019307</text:p>
          </table:table-cell>
          <table:table-cell office:value-type="float" office:value="0.019381">
            <text:p>0.019381</text:p>
          </table:table-cell>
          <table:table-cell office:value-type="float" office:value="0.019376">
            <text:p>0.019376</text:p>
          </table:table-cell>
          <table:table-cell office:value-type="float" office:value="0.019203">
            <text:p>0.019203</text:p>
          </table:table-cell>
          <table:table-cell table:formula="of:=AVERAGE([.B13:.AE13])" office:value-type="float" office:value="0.0193811666666667">
            <text:p>0.0193811667</text:p>
          </table:table-cell>
          <table:table-cell table:formula="of:=VAR([.B13:.AE13])" office:value-type="float" office:value="0.0000000121869022988506">
            <text:p>1.21869022988506E-008</text:p>
          </table:table-cell>
          <table:table-cell table:formula="of:=STDEV([.B13:.AE13])" office:value-type="float" office:value="0.000110394303742768">
            <text:p>0.0001103943</text:p>
          </table:table-cell>
          <table:table-cell table:formula="of:=CONFIDENCE(0.95;[.AH13];30)" office:value-type="float" office:value="0.00000126386452340484">
            <text:p>1.26386452340484E-006</text:p>
          </table:table-cell>
          <table:table-cell table:formula="of:=[.AF13]+[.AI13]" office:value-type="float" office:value="0.0193824305311901">
            <text:p>0.0193824305</text:p>
          </table:table-cell>
          <table:table-cell table:formula="of:=[.AF13]-[.AI13]" office:value-type="float" office:value="0.0193799028021433">
            <text:p>0.01937990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804">
            <text:p>0.02804</text:p>
          </table:table-cell>
          <table:table-cell office:value-type="float" office:value="0.027833">
            <text:p>0.027833</text:p>
          </table:table-cell>
          <table:table-cell office:value-type="float" office:value="0.027977">
            <text:p>0.027977</text:p>
          </table:table-cell>
          <table:table-cell office:value-type="float" office:value="0.0281">
            <text:p>0.0281</text:p>
          </table:table-cell>
          <table:table-cell office:value-type="float" office:value="0.027903">
            <text:p>0.027903</text:p>
          </table:table-cell>
          <table:table-cell office:value-type="float" office:value="0.027952">
            <text:p>0.027952</text:p>
          </table:table-cell>
          <table:table-cell office:value-type="float" office:value="0.027909">
            <text:p>0.027909</text:p>
          </table:table-cell>
          <table:table-cell office:value-type="float" office:value="0.027831">
            <text:p>0.027831</text:p>
          </table:table-cell>
          <table:table-cell office:value-type="float" office:value="0.027911">
            <text:p>0.027911</text:p>
          </table:table-cell>
          <table:table-cell office:value-type="float" office:value="0.027966">
            <text:p>0.027966</text:p>
          </table:table-cell>
          <table:table-cell office:value-type="float" office:value="0.028167">
            <text:p>0.028167</text:p>
          </table:table-cell>
          <table:table-cell office:value-type="float" office:value="0.027971">
            <text:p>0.027971</text:p>
          </table:table-cell>
          <table:table-cell office:value-type="float" office:value="0.028362">
            <text:p>0.028362</text:p>
          </table:table-cell>
          <table:table-cell office:value-type="float" office:value="0.028108">
            <text:p>0.028108</text:p>
          </table:table-cell>
          <table:table-cell office:value-type="float" office:value="0.027918">
            <text:p>0.027918</text:p>
          </table:table-cell>
          <table:table-cell office:value-type="float" office:value="0.027978">
            <text:p>0.027978</text:p>
          </table:table-cell>
          <table:table-cell office:value-type="float" office:value="0.027792">
            <text:p>0.027792</text:p>
          </table:table-cell>
          <table:table-cell office:value-type="float" office:value="0.027985">
            <text:p>0.027985</text:p>
          </table:table-cell>
          <table:table-cell office:value-type="float" office:value="0.027975">
            <text:p>0.027975</text:p>
          </table:table-cell>
          <table:table-cell office:value-type="float" office:value="0.028408">
            <text:p>0.028408</text:p>
          </table:table-cell>
          <table:table-cell office:value-type="float" office:value="0.028008">
            <text:p>0.028008</text:p>
          </table:table-cell>
          <table:table-cell office:value-type="float" office:value="0.027881">
            <text:p>0.027881</text:p>
          </table:table-cell>
          <table:table-cell office:value-type="float" office:value="0.02794">
            <text:p>0.02794</text:p>
          </table:table-cell>
          <table:table-cell office:value-type="float" office:value="0.027929">
            <text:p>0.027929</text:p>
          </table:table-cell>
          <table:table-cell office:value-type="float" office:value="0.027998">
            <text:p>0.027998</text:p>
          </table:table-cell>
          <table:table-cell office:value-type="float" office:value="0.028344">
            <text:p>0.028344</text:p>
          </table:table-cell>
          <table:table-cell office:value-type="float" office:value="0.028233">
            <text:p>0.028233</text:p>
          </table:table-cell>
          <table:table-cell office:value-type="float" office:value="0.02796">
            <text:p>0.02796</text:p>
          </table:table-cell>
          <table:table-cell office:value-type="float" office:value="0.027883">
            <text:p>0.027883</text:p>
          </table:table-cell>
          <table:table-cell office:value-type="float" office:value="0.028338">
            <text:p>0.028338</text:p>
          </table:table-cell>
          <table:table-cell table:formula="of:=AVERAGE([.B14:.AE14])" office:value-type="float" office:value="0.02802">
            <text:p>0.02802</text:p>
          </table:table-cell>
          <table:table-cell table:formula="of:=VAR([.B14:.AE14])" office:value-type="float" office:value="0.0000000275828275862068">
            <text:p>2.75828275862068E-008</text:p>
          </table:table-cell>
          <table:table-cell table:formula="of:=STDEV([.B14:.AE14])" office:value-type="float" office:value="0.000166080786324628">
            <text:p>0.0001660808</text:p>
          </table:table-cell>
          <table:table-cell table:formula="of:=CONFIDENCE(0.95;[.AH14];30)" office:value-type="float" office:value="0.00000190139895572852">
            <text:p>1.90139895572852E-006</text:p>
          </table:table-cell>
          <table:table-cell table:formula="of:=[.AF14]+[.AI14]" office:value-type="float" office:value="0.0280219013989557">
            <text:p>0.0280219014</text:p>
          </table:table-cell>
          <table:table-cell table:formula="of:=[.AF14]-[.AI14]" office:value-type="float" office:value="0.0280180986010443">
            <text:p>0.02801809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34499">
            <text:p>0.034499</text:p>
          </table:table-cell>
          <table:table-cell office:value-type="float" office:value="0.034536">
            <text:p>0.034536</text:p>
          </table:table-cell>
          <table:table-cell office:value-type="float" office:value="0.034319">
            <text:p>0.034319</text:p>
          </table:table-cell>
          <table:table-cell office:value-type="float" office:value="0.034606">
            <text:p>0.034606</text:p>
          </table:table-cell>
          <table:table-cell office:value-type="float" office:value="0.034448">
            <text:p>0.034448</text:p>
          </table:table-cell>
          <table:table-cell office:value-type="float" office:value="0.034437">
            <text:p>0.034437</text:p>
          </table:table-cell>
          <table:table-cell office:value-type="float" office:value="0.034751">
            <text:p>0.034751</text:p>
          </table:table-cell>
          <table:table-cell office:value-type="float" office:value="0.03449">
            <text:p>0.03449</text:p>
          </table:table-cell>
          <table:table-cell office:value-type="float" office:value="0.034428">
            <text:p>0.034428</text:p>
          </table:table-cell>
          <table:table-cell office:value-type="float" office:value="0.034505">
            <text:p>0.034505</text:p>
          </table:table-cell>
          <table:table-cell office:value-type="float" office:value="0.034915">
            <text:p>0.034915</text:p>
          </table:table-cell>
          <table:table-cell office:value-type="float" office:value="0.034481">
            <text:p>0.034481</text:p>
          </table:table-cell>
          <table:table-cell office:value-type="float" office:value="0.034506">
            <text:p>0.034506</text:p>
          </table:table-cell>
          <table:table-cell office:value-type="float" office:value="0.034967">
            <text:p>0.034967</text:p>
          </table:table-cell>
          <table:table-cell office:value-type="float" office:value="0.034588">
            <text:p>0.034588</text:p>
          </table:table-cell>
          <table:table-cell office:value-type="float" office:value="0.034634">
            <text:p>0.034634</text:p>
          </table:table-cell>
          <table:table-cell office:value-type="float" office:value="0.034529">
            <text:p>0.034529</text:p>
          </table:table-cell>
          <table:table-cell office:value-type="float" office:value="0.034733">
            <text:p>0.034733</text:p>
          </table:table-cell>
          <table:table-cell office:value-type="float" office:value="0.034547">
            <text:p>0.034547</text:p>
          </table:table-cell>
          <table:table-cell office:value-type="float" office:value="0.034578">
            <text:p>0.034578</text:p>
          </table:table-cell>
          <table:table-cell office:value-type="float" office:value="0.034502">
            <text:p>0.034502</text:p>
          </table:table-cell>
          <table:table-cell office:value-type="float" office:value="0.03487">
            <text:p>0.03487</text:p>
          </table:table-cell>
          <table:table-cell office:value-type="float" office:value="0.034587">
            <text:p>0.034587</text:p>
          </table:table-cell>
          <table:table-cell office:value-type="float" office:value="0.034521">
            <text:p>0.034521</text:p>
          </table:table-cell>
          <table:table-cell office:value-type="float" office:value="0.034548">
            <text:p>0.034548</text:p>
          </table:table-cell>
          <table:table-cell office:value-type="float" office:value="0.034726">
            <text:p>0.034726</text:p>
          </table:table-cell>
          <table:table-cell office:value-type="float" office:value="0.03825">
            <text:p>0.03825</text:p>
          </table:table-cell>
          <table:table-cell office:value-type="float" office:value="0.034766">
            <text:p>0.034766</text:p>
          </table:table-cell>
          <table:table-cell office:value-type="float" office:value="0.035012">
            <text:p>0.035012</text:p>
          </table:table-cell>
          <table:table-cell office:value-type="float" office:value="0.034516">
            <text:p>0.034516</text:p>
          </table:table-cell>
          <table:table-cell table:formula="of:=AVERAGE([.B15:.AE15])" office:value-type="float" office:value="0.0347265">
            <text:p>0.0347265</text:p>
          </table:table-cell>
          <table:table-cell table:formula="of:=VAR([.B15:.AE15])" office:value-type="float" office:value="0.000000470861844827588">
            <text:p>4.70861844827588E-007</text:p>
          </table:table-cell>
          <table:table-cell table:formula="of:=STDEV([.B15:.AE15])" office:value-type="float" office:value="0.000686193737094407">
            <text:p>0.0006861937</text:p>
          </table:table-cell>
          <table:table-cell table:formula="of:=CONFIDENCE(0.95;[.AH15];30)" office:value-type="float" office:value="0.00000785598433155586">
            <text:p>0.000007856</text:p>
          </table:table-cell>
          <table:table-cell table:formula="of:=[.AF15]+[.AI15]" office:value-type="float" office:value="0.0347343559843316">
            <text:p>0.034734356</text:p>
          </table:table-cell>
          <table:table-cell table:formula="of:=[.AF15]-[.AI15]" office:value-type="float" office:value="0.0347186440156685">
            <text:p>0.0347186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47398">
            <text:p>0.047398</text:p>
          </table:table-cell>
          <table:table-cell office:value-type="float" office:value="0.047334">
            <text:p>0.047334</text:p>
          </table:table-cell>
          <table:table-cell office:value-type="float" office:value="0.047347">
            <text:p>0.047347</text:p>
          </table:table-cell>
          <table:table-cell office:value-type="float" office:value="0.047768">
            <text:p>0.047768</text:p>
          </table:table-cell>
          <table:table-cell office:value-type="float" office:value="0.047775">
            <text:p>0.047775</text:p>
          </table:table-cell>
          <table:table-cell office:value-type="float" office:value="0.04843">
            <text:p>0.04843</text:p>
          </table:table-cell>
          <table:table-cell office:value-type="float" office:value="0.047315">
            <text:p>0.047315</text:p>
          </table:table-cell>
          <table:table-cell office:value-type="float" office:value="0.047337">
            <text:p>0.047337</text:p>
          </table:table-cell>
          <table:table-cell office:value-type="float" office:value="0.047263">
            <text:p>0.047263</text:p>
          </table:table-cell>
          <table:table-cell office:value-type="float" office:value="0.047604">
            <text:p>0.047604</text:p>
          </table:table-cell>
          <table:table-cell office:value-type="float" office:value="0.047577">
            <text:p>0.047577</text:p>
          </table:table-cell>
          <table:table-cell office:value-type="float" office:value="0.047888">
            <text:p>0.047888</text:p>
          </table:table-cell>
          <table:table-cell office:value-type="float" office:value="0.047661">
            <text:p>0.047661</text:p>
          </table:table-cell>
          <table:table-cell office:value-type="float" office:value="0.048051">
            <text:p>0.048051</text:p>
          </table:table-cell>
          <table:table-cell office:value-type="float" office:value="0.04736">
            <text:p>0.04736</text:p>
          </table:table-cell>
          <table:table-cell office:value-type="float" office:value="0.047332">
            <text:p>0.047332</text:p>
          </table:table-cell>
          <table:table-cell office:value-type="float" office:value="0.047367">
            <text:p>0.047367</text:p>
          </table:table-cell>
          <table:table-cell office:value-type="float" office:value="0.047362">
            <text:p>0.047362</text:p>
          </table:table-cell>
          <table:table-cell office:value-type="float" office:value="0.048835">
            <text:p>0.048835</text:p>
          </table:table-cell>
          <table:table-cell office:value-type="float" office:value="0.047729">
            <text:p>0.047729</text:p>
          </table:table-cell>
          <table:table-cell office:value-type="float" office:value="0.047849">
            <text:p>0.047849</text:p>
          </table:table-cell>
          <table:table-cell office:value-type="float" office:value="0.047809">
            <text:p>0.047809</text:p>
          </table:table-cell>
          <table:table-cell office:value-type="float" office:value="0.047385">
            <text:p>0.047385</text:p>
          </table:table-cell>
          <table:table-cell office:value-type="float" office:value="0.047368">
            <text:p>0.047368</text:p>
          </table:table-cell>
          <table:table-cell office:value-type="float" office:value="0.047531">
            <text:p>0.047531</text:p>
          </table:table-cell>
          <table:table-cell office:value-type="float" office:value="0.047513">
            <text:p>0.047513</text:p>
          </table:table-cell>
          <table:table-cell office:value-type="float" office:value="0.047303">
            <text:p>0.047303</text:p>
          </table:table-cell>
          <table:table-cell office:value-type="float" office:value="0.04737">
            <text:p>0.04737</text:p>
          </table:table-cell>
          <table:table-cell office:value-type="float" office:value="0.04745">
            <text:p>0.04745</text:p>
          </table:table-cell>
          <table:table-cell office:value-type="float" office:value="0.04735">
            <text:p>0.04735</text:p>
          </table:table-cell>
          <table:table-cell table:formula="of:=AVERAGE([.B16:.AE16])" office:value-type="float" office:value="0.0475887">
            <text:p>0.0475887</text:p>
          </table:table-cell>
          <table:table-cell table:formula="of:=VAR([.B16:.AE16])" office:value-type="float" office:value="0.000000127601872413793">
            <text:p>1.27601872413793E-007</text:p>
          </table:table-cell>
          <table:table-cell table:formula="of:=STDEV([.B16:.AE16])" office:value-type="float" office:value="0.00035721404285637">
            <text:p>0.000357214</text:p>
          </table:table-cell>
          <table:table-cell table:formula="of:=CONFIDENCE(0.95;[.AH16];30)" office:value-type="float" office:value="0.00000408961459714587">
            <text:p>4.08961459714587E-006</text:p>
          </table:table-cell>
          <table:table-cell table:formula="of:=[.AF16]+[.AI16]" office:value-type="float" office:value="0.0475927896145971">
            <text:p>0.0475927896</text:p>
          </table:table-cell>
          <table:table-cell table:formula="of:=[.AF16]-[.AI16]" office:value-type="float" office:value="0.0475846103854029">
            <text:p>0.04758461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4251">
            <text:p>0.054251</text:p>
          </table:table-cell>
          <table:table-cell office:value-type="float" office:value="0.055021">
            <text:p>0.055021</text:p>
          </table:table-cell>
          <table:table-cell office:value-type="float" office:value="0.054829">
            <text:p>0.054829</text:p>
          </table:table-cell>
          <table:table-cell office:value-type="float" office:value="0.054891">
            <text:p>0.054891</text:p>
          </table:table-cell>
          <table:table-cell office:value-type="float" office:value="0.054718">
            <text:p>0.054718</text:p>
          </table:table-cell>
          <table:table-cell office:value-type="float" office:value="0.054653">
            <text:p>0.054653</text:p>
          </table:table-cell>
          <table:table-cell office:value-type="float" office:value="0.054953">
            <text:p>0.054953</text:p>
          </table:table-cell>
          <table:table-cell office:value-type="float" office:value="0.054498">
            <text:p>0.054498</text:p>
          </table:table-cell>
          <table:table-cell office:value-type="float" office:value="0.054187">
            <text:p>0.054187</text:p>
          </table:table-cell>
          <table:table-cell office:value-type="float" office:value="0.05476">
            <text:p>0.05476</text:p>
          </table:table-cell>
          <table:table-cell office:value-type="float" office:value="0.055274">
            <text:p>0.055274</text:p>
          </table:table-cell>
          <table:table-cell office:value-type="float" office:value="0.054531">
            <text:p>0.054531</text:p>
          </table:table-cell>
          <table:table-cell office:value-type="float" office:value="0.054277">
            <text:p>0.054277</text:p>
          </table:table-cell>
          <table:table-cell office:value-type="float" office:value="0.054269">
            <text:p>0.054269</text:p>
          </table:table-cell>
          <table:table-cell office:value-type="float" office:value="0.054197">
            <text:p>0.054197</text:p>
          </table:table-cell>
          <table:table-cell office:value-type="float" office:value="0.055328">
            <text:p>0.055328</text:p>
          </table:table-cell>
          <table:table-cell office:value-type="float" office:value="0.054412">
            <text:p>0.054412</text:p>
          </table:table-cell>
          <table:table-cell office:value-type="float" office:value="0.056189">
            <text:p>0.056189</text:p>
          </table:table-cell>
          <table:table-cell office:value-type="float" office:value="0.054157">
            <text:p>0.054157</text:p>
          </table:table-cell>
          <table:table-cell office:value-type="float" office:value="0.054404">
            <text:p>0.054404</text:p>
          </table:table-cell>
          <table:table-cell office:value-type="float" office:value="0.054418">
            <text:p>0.054418</text:p>
          </table:table-cell>
          <table:table-cell office:value-type="float" office:value="0.054217">
            <text:p>0.054217</text:p>
          </table:table-cell>
          <table:table-cell office:value-type="float" office:value="0.054795">
            <text:p>0.054795</text:p>
          </table:table-cell>
          <table:table-cell office:value-type="float" office:value="0.054005">
            <text:p>0.054005</text:p>
          </table:table-cell>
          <table:table-cell office:value-type="float" office:value="0.054165">
            <text:p>0.054165</text:p>
          </table:table-cell>
          <table:table-cell office:value-type="float" office:value="0.054805">
            <text:p>0.054805</text:p>
          </table:table-cell>
          <table:table-cell office:value-type="float" office:value="0.054693">
            <text:p>0.054693</text:p>
          </table:table-cell>
          <table:table-cell office:value-type="float" office:value="0.054616">
            <text:p>0.054616</text:p>
          </table:table-cell>
          <table:table-cell office:value-type="float" office:value="0.054339">
            <text:p>0.054339</text:p>
          </table:table-cell>
          <table:table-cell office:value-type="float" office:value="0.054377">
            <text:p>0.054377</text:p>
          </table:table-cell>
          <table:table-cell table:formula="of:=AVERAGE([.B17:.AE17])" office:value-type="float" office:value="0.0546076333333333">
            <text:p>0.0546076333</text:p>
          </table:table-cell>
          <table:table-cell table:formula="of:=VAR([.B17:.AE17])" office:value-type="float" office:value="0.000000202498240229885">
            <text:p>2.02498240229885E-007</text:p>
          </table:table-cell>
          <table:table-cell table:formula="of:=STDEV([.B17:.AE17])" office:value-type="float" office:value="0.000449998044695624">
            <text:p>0.000449998</text:p>
          </table:table-cell>
          <table:table-cell table:formula="of:=CONFIDENCE(0.95;[.AH17];30)" office:value-type="float" office:value="0.00000515186513262102">
            <text:p>5.15186513262102E-006</text:p>
          </table:table-cell>
          <table:table-cell table:formula="of:=[.AF17]+[.AI17]" office:value-type="float" office:value="0.054612785198466">
            <text:p>0.0546127852</text:p>
          </table:table-cell>
          <table:table-cell table:formula="of:=[.AF17]-[.AI17]" office:value-type="float" office:value="0.0546024814682007">
            <text:p>0.05460248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69314">
            <text:p>0.069314</text:p>
          </table:table-cell>
          <table:table-cell office:value-type="float" office:value="0.068749">
            <text:p>0.068749</text:p>
          </table:table-cell>
          <table:table-cell office:value-type="float" office:value="0.068797">
            <text:p>0.068797</text:p>
          </table:table-cell>
          <table:table-cell office:value-type="float" office:value="0.069013">
            <text:p>0.069013</text:p>
          </table:table-cell>
          <table:table-cell office:value-type="float" office:value="0.068816">
            <text:p>0.068816</text:p>
          </table:table-cell>
          <table:table-cell office:value-type="float" office:value="0.068881">
            <text:p>0.068881</text:p>
          </table:table-cell>
          <table:table-cell office:value-type="float" office:value="0.068938">
            <text:p>0.068938</text:p>
          </table:table-cell>
          <table:table-cell office:value-type="float" office:value="0.068727">
            <text:p>0.068727</text:p>
          </table:table-cell>
          <table:table-cell office:value-type="float" office:value="0.068715">
            <text:p>0.068715</text:p>
          </table:table-cell>
          <table:table-cell office:value-type="float" office:value="0.068931">
            <text:p>0.068931</text:p>
          </table:table-cell>
          <table:table-cell office:value-type="float" office:value="0.069015">
            <text:p>0.069015</text:p>
          </table:table-cell>
          <table:table-cell office:value-type="float" office:value="0.068698">
            <text:p>0.068698</text:p>
          </table:table-cell>
          <table:table-cell office:value-type="float" office:value="0.068742">
            <text:p>0.068742</text:p>
          </table:table-cell>
          <table:table-cell office:value-type="float" office:value="0.068651">
            <text:p>0.068651</text:p>
          </table:table-cell>
          <table:table-cell office:value-type="float" office:value="0.068919">
            <text:p>0.068919</text:p>
          </table:table-cell>
          <table:table-cell office:value-type="float" office:value="0.068963">
            <text:p>0.068963</text:p>
          </table:table-cell>
          <table:table-cell office:value-type="float" office:value="0.068916">
            <text:p>0.068916</text:p>
          </table:table-cell>
          <table:table-cell office:value-type="float" office:value="0.0689">
            <text:p>0.0689</text:p>
          </table:table-cell>
          <table:table-cell office:value-type="float" office:value="0.070813">
            <text:p>0.070813</text:p>
          </table:table-cell>
          <table:table-cell office:value-type="float" office:value="0.06908">
            <text:p>0.06908</text:p>
          </table:table-cell>
          <table:table-cell office:value-type="float" office:value="0.069107">
            <text:p>0.069107</text:p>
          </table:table-cell>
          <table:table-cell office:value-type="float" office:value="0.069188">
            <text:p>0.069188</text:p>
          </table:table-cell>
          <table:table-cell office:value-type="float" office:value="0.069224">
            <text:p>0.069224</text:p>
          </table:table-cell>
          <table:table-cell office:value-type="float" office:value="0.068818">
            <text:p>0.068818</text:p>
          </table:table-cell>
          <table:table-cell office:value-type="float" office:value="0.068769">
            <text:p>0.068769</text:p>
          </table:table-cell>
          <table:table-cell office:value-type="float" office:value="0.068733">
            <text:p>0.068733</text:p>
          </table:table-cell>
          <table:table-cell office:value-type="float" office:value="0.068794">
            <text:p>0.068794</text:p>
          </table:table-cell>
          <table:table-cell office:value-type="float" office:value="0.069093">
            <text:p>0.069093</text:p>
          </table:table-cell>
          <table:table-cell office:value-type="float" office:value="0.069567">
            <text:p>0.069567</text:p>
          </table:table-cell>
          <table:table-cell office:value-type="float" office:value="0.068904">
            <text:p>0.068904</text:p>
          </table:table-cell>
          <table:table-cell table:formula="of:=AVERAGE([.B18:.AE18])" office:value-type="float" office:value="0.0689925">
            <text:p>0.0689925</text:p>
          </table:table-cell>
          <table:table-cell table:formula="of:=VAR([.B18:.AE18])" office:value-type="float" office:value="0.000000160287775862069">
            <text:p>1.60287775862069E-007</text:p>
          </table:table-cell>
          <table:table-cell table:formula="of:=STDEV([.B18:.AE18])" office:value-type="float" office:value="0.00040035955822494">
            <text:p>0.0004003596</text:p>
          </table:table-cell>
          <table:table-cell table:formula="of:=CONFIDENCE(0.95;[.AH18];30)" office:value-type="float" office:value="0.00000458357202402014">
            <text:p>4.58357202402014E-006</text:p>
          </table:table-cell>
          <table:table-cell table:formula="of:=[.AF18]+[.AI18]" office:value-type="float" office:value="0.068997083572024">
            <text:p>0.0689970836</text:p>
          </table:table-cell>
          <table:table-cell table:formula="of:=[.AF18]-[.AI18]" office:value-type="float" office:value="0.068987916427976">
            <text:p>0.068987916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81381">
            <text:p>0.081381</text:p>
          </table:table-cell>
          <table:table-cell office:value-type="float" office:value="0.07617">
            <text:p>0.07617</text:p>
          </table:table-cell>
          <table:table-cell office:value-type="float" office:value="0.083721">
            <text:p>0.083721</text:p>
          </table:table-cell>
          <table:table-cell office:value-type="float" office:value="0.078918">
            <text:p>0.078918</text:p>
          </table:table-cell>
          <table:table-cell office:value-type="float" office:value="0.07503">
            <text:p>0.07503</text:p>
          </table:table-cell>
          <table:table-cell office:value-type="float" office:value="0.075093">
            <text:p>0.075093</text:p>
          </table:table-cell>
          <table:table-cell office:value-type="float" office:value="0.075029">
            <text:p>0.075029</text:p>
          </table:table-cell>
          <table:table-cell office:value-type="float" office:value="0.075434">
            <text:p>0.075434</text:p>
          </table:table-cell>
          <table:table-cell office:value-type="float" office:value="0.075318">
            <text:p>0.075318</text:p>
          </table:table-cell>
          <table:table-cell office:value-type="float" office:value="0.07628">
            <text:p>0.07628</text:p>
          </table:table-cell>
          <table:table-cell office:value-type="float" office:value="0.074927">
            <text:p>0.074927</text:p>
          </table:table-cell>
          <table:table-cell office:value-type="float" office:value="0.074913">
            <text:p>0.074913</text:p>
          </table:table-cell>
          <table:table-cell office:value-type="float" office:value="0.075027">
            <text:p>0.075027</text:p>
          </table:table-cell>
          <table:table-cell office:value-type="float" office:value="0.075423">
            <text:p>0.075423</text:p>
          </table:table-cell>
          <table:table-cell office:value-type="float" office:value="0.074899">
            <text:p>0.074899</text:p>
          </table:table-cell>
          <table:table-cell office:value-type="float" office:value="0.074817">
            <text:p>0.074817</text:p>
          </table:table-cell>
          <table:table-cell office:value-type="float" office:value="0.075413">
            <text:p>0.075413</text:p>
          </table:table-cell>
          <table:table-cell office:value-type="float" office:value="0.074894">
            <text:p>0.074894</text:p>
          </table:table-cell>
          <table:table-cell office:value-type="float" office:value="0.074814">
            <text:p>0.074814</text:p>
          </table:table-cell>
          <table:table-cell office:value-type="float" office:value="0.075025">
            <text:p>0.075025</text:p>
          </table:table-cell>
          <table:table-cell office:value-type="float" office:value="0.075011">
            <text:p>0.075011</text:p>
          </table:table-cell>
          <table:table-cell office:value-type="float" office:value="0.075091">
            <text:p>0.075091</text:p>
          </table:table-cell>
          <table:table-cell office:value-type="float" office:value="0.07508">
            <text:p>0.07508</text:p>
          </table:table-cell>
          <table:table-cell office:value-type="float" office:value="0.07495">
            <text:p>0.07495</text:p>
          </table:table-cell>
          <table:table-cell office:value-type="float" office:value="0.075277">
            <text:p>0.075277</text:p>
          </table:table-cell>
          <table:table-cell office:value-type="float" office:value="0.074892">
            <text:p>0.074892</text:p>
          </table:table-cell>
          <table:table-cell office:value-type="float" office:value="0.074911">
            <text:p>0.074911</text:p>
          </table:table-cell>
          <table:table-cell office:value-type="float" office:value="0.074931">
            <text:p>0.074931</text:p>
          </table:table-cell>
          <table:table-cell office:value-type="float" office:value="0.074981">
            <text:p>0.074981</text:p>
          </table:table-cell>
          <table:table-cell office:value-type="float" office:value="0.074969">
            <text:p>0.074969</text:p>
          </table:table-cell>
          <table:table-cell table:formula="of:=AVERAGE([.B19:.AE19])" office:value-type="float" office:value="0.0757539666666667">
            <text:p>0.0757539667</text:p>
          </table:table-cell>
          <table:table-cell table:formula="of:=VAR([.B19:.AE19])" office:value-type="float" office:value="0.00000410172051609195">
            <text:p>4.10172051609195E-006</text:p>
          </table:table-cell>
          <table:table-cell table:formula="of:=STDEV([.B19:.AE19])" office:value-type="float" office:value="0.00202527047973646">
            <text:p>0.0020252705</text:p>
          </table:table-cell>
          <table:table-cell table:formula="of:=CONFIDENCE(0.95;[.AH19];30)" office:value-type="float" office:value="0.0000231865904567171">
            <text:p>2.31865904567171E-005</text:p>
          </table:table-cell>
          <table:table-cell table:formula="of:=[.AF19]+[.AI19]" office:value-type="float" office:value="0.0757771532571234">
            <text:p>0.0757771533</text:p>
          </table:table-cell>
          <table:table-cell table:formula="of:=[.AF19]-[.AI19]" office:value-type="float" office:value="0.0757307800762099">
            <text:p>0.07573078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99957">
            <text:p>0.099957</text:p>
          </table:table-cell>
          <table:table-cell office:value-type="float" office:value="0.101597">
            <text:p>0.101597</text:p>
          </table:table-cell>
          <table:table-cell office:value-type="float" office:value="0.099717">
            <text:p>0.099717</text:p>
          </table:table-cell>
          <table:table-cell office:value-type="float" office:value="0.09974">
            <text:p>0.09974</text:p>
          </table:table-cell>
          <table:table-cell office:value-type="float" office:value="0.100111">
            <text:p>0.100111</text:p>
          </table:table-cell>
          <table:table-cell office:value-type="float" office:value="0.100114">
            <text:p>0.100114</text:p>
          </table:table-cell>
          <table:table-cell office:value-type="float" office:value="0.0999">
            <text:p>0.0999</text:p>
          </table:table-cell>
          <table:table-cell office:value-type="float" office:value="0.099762">
            <text:p>0.099762</text:p>
          </table:table-cell>
          <table:table-cell office:value-type="float" office:value="0.099843">
            <text:p>0.099843</text:p>
          </table:table-cell>
          <table:table-cell office:value-type="float" office:value="0.103354">
            <text:p>0.103354</text:p>
          </table:table-cell>
          <table:table-cell office:value-type="float" office:value="0.099926">
            <text:p>0.099926</text:p>
          </table:table-cell>
          <table:table-cell office:value-type="float" office:value="0.099848">
            <text:p>0.099848</text:p>
          </table:table-cell>
          <table:table-cell office:value-type="float" office:value="0.099657">
            <text:p>0.099657</text:p>
          </table:table-cell>
          <table:table-cell office:value-type="float" office:value="0.099645">
            <text:p>0.099645</text:p>
          </table:table-cell>
          <table:table-cell office:value-type="float" office:value="0.099757">
            <text:p>0.099757</text:p>
          </table:table-cell>
          <table:table-cell office:value-type="float" office:value="0.099931">
            <text:p>0.099931</text:p>
          </table:table-cell>
          <table:table-cell office:value-type="float" office:value="0.100623">
            <text:p>0.100623</text:p>
          </table:table-cell>
          <table:table-cell office:value-type="float" office:value="0.10015">
            <text:p>0.10015</text:p>
          </table:table-cell>
          <table:table-cell office:value-type="float" office:value="0.100302">
            <text:p>0.100302</text:p>
          </table:table-cell>
          <table:table-cell office:value-type="float" office:value="0.100418">
            <text:p>0.100418</text:p>
          </table:table-cell>
          <table:table-cell office:value-type="float" office:value="0.10543">
            <text:p>0.10543</text:p>
          </table:table-cell>
          <table:table-cell office:value-type="float" office:value="0.099821">
            <text:p>0.099821</text:p>
          </table:table-cell>
          <table:table-cell office:value-type="float" office:value="0.10045">
            <text:p>0.10045</text:p>
          </table:table-cell>
          <table:table-cell office:value-type="float" office:value="0.099634">
            <text:p>0.099634</text:p>
          </table:table-cell>
          <table:table-cell office:value-type="float" office:value="0.100557">
            <text:p>0.100557</text:p>
          </table:table-cell>
          <table:table-cell office:value-type="float" office:value="0.099944">
            <text:p>0.099944</text:p>
          </table:table-cell>
          <table:table-cell office:value-type="float" office:value="0.099728">
            <text:p>0.099728</text:p>
          </table:table-cell>
          <table:table-cell office:value-type="float" office:value="0.099788">
            <text:p>0.099788</text:p>
          </table:table-cell>
          <table:table-cell office:value-type="float" office:value="0.099841">
            <text:p>0.099841</text:p>
          </table:table-cell>
          <table:table-cell office:value-type="float" office:value="0.09994">
            <text:p>0.09994</text:p>
          </table:table-cell>
          <table:table-cell table:formula="of:=AVERAGE([.B20:.AE20])" office:value-type="float" office:value="0.100316166666667">
            <text:p>0.1003161667</text:p>
          </table:table-cell>
          <table:table-cell table:formula="of:=VAR([.B20:.AE20])" office:value-type="float" office:value="0.00000146187048850575">
            <text:p>1.46187048850575E-006</text:p>
          </table:table-cell>
          <table:table-cell table:formula="of:=STDEV([.B20:.AE20])" office:value-type="float" office:value="0.00120907836326094">
            <text:p>0.0012090784</text:p>
          </table:table-cell>
          <table:table-cell table:formula="of:=CONFIDENCE(0.95;[.AH20];30)" office:value-type="float" office:value="0.0000138423016182299">
            <text:p>1.38423016182299E-005</text:p>
          </table:table-cell>
          <table:table-cell table:formula="of:=[.AF20]+[.AI20]" office:value-type="float" office:value="0.100330008968285">
            <text:p>0.100330009</text:p>
          </table:table-cell>
          <table:table-cell table:formula="of:=[.AF20]-[.AI20]" office:value-type="float" office:value="0.100302324365048">
            <text:p>0.10030232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03008">
            <text:p>0.103008</text:p>
          </table:table-cell>
          <table:table-cell office:value-type="float" office:value="0.104392">
            <text:p>0.104392</text:p>
          </table:table-cell>
          <table:table-cell office:value-type="float" office:value="0.102605">
            <text:p>0.102605</text:p>
          </table:table-cell>
          <table:table-cell office:value-type="float" office:value="0.102671">
            <text:p>0.102671</text:p>
          </table:table-cell>
          <table:table-cell office:value-type="float" office:value="0.102451">
            <text:p>0.102451</text:p>
          </table:table-cell>
          <table:table-cell office:value-type="float" office:value="0.102489">
            <text:p>0.102489</text:p>
          </table:table-cell>
          <table:table-cell office:value-type="float" office:value="0.102596">
            <text:p>0.102596</text:p>
          </table:table-cell>
          <table:table-cell office:value-type="float" office:value="0.102674">
            <text:p>0.102674</text:p>
          </table:table-cell>
          <table:table-cell office:value-type="float" office:value="0.11415">
            <text:p>0.11415</text:p>
          </table:table-cell>
          <table:table-cell office:value-type="float" office:value="0.102432">
            <text:p>0.102432</text:p>
          </table:table-cell>
          <table:table-cell office:value-type="float" office:value="0.102539">
            <text:p>0.102539</text:p>
          </table:table-cell>
          <table:table-cell office:value-type="float" office:value="0.102711">
            <text:p>0.102711</text:p>
          </table:table-cell>
          <table:table-cell office:value-type="float" office:value="0.102603">
            <text:p>0.102603</text:p>
          </table:table-cell>
          <table:table-cell office:value-type="float" office:value="0.102713">
            <text:p>0.102713</text:p>
          </table:table-cell>
          <table:table-cell office:value-type="float" office:value="0.103211">
            <text:p>0.103211</text:p>
          </table:table-cell>
          <table:table-cell office:value-type="float" office:value="0.102995">
            <text:p>0.102995</text:p>
          </table:table-cell>
          <table:table-cell office:value-type="float" office:value="0.102438">
            <text:p>0.102438</text:p>
          </table:table-cell>
          <table:table-cell office:value-type="float" office:value="0.102549">
            <text:p>0.102549</text:p>
          </table:table-cell>
          <table:table-cell office:value-type="float" office:value="0.102826">
            <text:p>0.102826</text:p>
          </table:table-cell>
          <table:table-cell office:value-type="float" office:value="0.103171">
            <text:p>0.103171</text:p>
          </table:table-cell>
          <table:table-cell office:value-type="float" office:value="0.102721">
            <text:p>0.102721</text:p>
          </table:table-cell>
          <table:table-cell office:value-type="float" office:value="0.103212">
            <text:p>0.103212</text:p>
          </table:table-cell>
          <table:table-cell office:value-type="float" office:value="0.102963">
            <text:p>0.102963</text:p>
          </table:table-cell>
          <table:table-cell office:value-type="float" office:value="0.103137">
            <text:p>0.103137</text:p>
          </table:table-cell>
          <table:table-cell office:value-type="float" office:value="0.102725">
            <text:p>0.102725</text:p>
          </table:table-cell>
          <table:table-cell office:value-type="float" office:value="0.102788">
            <text:p>0.102788</text:p>
          </table:table-cell>
          <table:table-cell office:value-type="float" office:value="0.104788">
            <text:p>0.104788</text:p>
          </table:table-cell>
          <table:table-cell office:value-type="float" office:value="0.102985">
            <text:p>0.102985</text:p>
          </table:table-cell>
          <table:table-cell office:value-type="float" office:value="0.102868">
            <text:p>0.102868</text:p>
          </table:table-cell>
          <table:table-cell office:value-type="float" office:value="0.103248">
            <text:p>0.103248</text:p>
          </table:table-cell>
          <table:table-cell table:formula="of:=AVERAGE([.B21:.AE21])" office:value-type="float" office:value="0.103288633333333">
            <text:p>0.1032886333</text:p>
          </table:table-cell>
          <table:table-cell table:formula="of:=VAR([.B21:.AE21])" office:value-type="float" office:value="0.00000447857837816093">
            <text:p>4.47857837816093E-006</text:p>
          </table:table-cell>
          <table:table-cell table:formula="of:=STDEV([.B21:.AE21])" office:value-type="float" office:value="0.00211626519561253">
            <text:p>0.0021162652</text:p>
          </table:table-cell>
          <table:table-cell table:formula="of:=CONFIDENCE(0.95;[.AH21];30)" office:value-type="float" office:value="0.0000242283561032584">
            <text:p>2.42283561032584E-005</text:p>
          </table:table-cell>
          <table:table-cell table:formula="of:=[.AF21]+[.AI21]" office:value-type="float" office:value="0.103312861689437">
            <text:p>0.1033128617</text:p>
          </table:table-cell>
          <table:table-cell table:formula="of:=[.AF21]-[.AI21]" office:value-type="float" office:value="0.10326440497723">
            <text:p>0.1032644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3056">
            <text:p>0.13056</text:p>
          </table:table-cell>
          <table:table-cell office:value-type="float" office:value="0.130596">
            <text:p>0.130596</text:p>
          </table:table-cell>
          <table:table-cell office:value-type="float" office:value="0.130071">
            <text:p>0.130071</text:p>
          </table:table-cell>
          <table:table-cell office:value-type="float" office:value="0.130305">
            <text:p>0.130305</text:p>
          </table:table-cell>
          <table:table-cell office:value-type="float" office:value="0.130492">
            <text:p>0.130492</text:p>
          </table:table-cell>
          <table:table-cell office:value-type="float" office:value="0.130613">
            <text:p>0.130613</text:p>
          </table:table-cell>
          <table:table-cell office:value-type="float" office:value="0.130253">
            <text:p>0.130253</text:p>
          </table:table-cell>
          <table:table-cell office:value-type="float" office:value="0.130411">
            <text:p>0.130411</text:p>
          </table:table-cell>
          <table:table-cell office:value-type="float" office:value="0.130488">
            <text:p>0.130488</text:p>
          </table:table-cell>
          <table:table-cell office:value-type="float" office:value="0.130746">
            <text:p>0.130746</text:p>
          </table:table-cell>
          <table:table-cell office:value-type="float" office:value="0.130276">
            <text:p>0.130276</text:p>
          </table:table-cell>
          <table:table-cell office:value-type="float" office:value="0.130362">
            <text:p>0.130362</text:p>
          </table:table-cell>
          <table:table-cell office:value-type="float" office:value="0.13105">
            <text:p>0.13105</text:p>
          </table:table-cell>
          <table:table-cell office:value-type="float" office:value="0.130322">
            <text:p>0.130322</text:p>
          </table:table-cell>
          <table:table-cell office:value-type="float" office:value="0.130105">
            <text:p>0.130105</text:p>
          </table:table-cell>
          <table:table-cell office:value-type="float" office:value="0.13123">
            <text:p>0.13123</text:p>
          </table:table-cell>
          <table:table-cell office:value-type="float" office:value="0.130055">
            <text:p>0.130055</text:p>
          </table:table-cell>
          <table:table-cell office:value-type="float" office:value="0.130407">
            <text:p>0.130407</text:p>
          </table:table-cell>
          <table:table-cell office:value-type="float" office:value="0.130033">
            <text:p>0.130033</text:p>
          </table:table-cell>
          <table:table-cell office:value-type="float" office:value="0.130348">
            <text:p>0.130348</text:p>
          </table:table-cell>
          <table:table-cell office:value-type="float" office:value="0.129879">
            <text:p>0.129879</text:p>
          </table:table-cell>
          <table:table-cell office:value-type="float" office:value="0.13028">
            <text:p>0.13028</text:p>
          </table:table-cell>
          <table:table-cell office:value-type="float" office:value="0.13106">
            <text:p>0.13106</text:p>
          </table:table-cell>
          <table:table-cell office:value-type="float" office:value="0.130289">
            <text:p>0.130289</text:p>
          </table:table-cell>
          <table:table-cell office:value-type="float" office:value="0.130444">
            <text:p>0.130444</text:p>
          </table:table-cell>
          <table:table-cell office:value-type="float" office:value="0.130667">
            <text:p>0.130667</text:p>
          </table:table-cell>
          <table:table-cell office:value-type="float" office:value="0.130175">
            <text:p>0.130175</text:p>
          </table:table-cell>
          <table:table-cell office:value-type="float" office:value="0.130066">
            <text:p>0.130066</text:p>
          </table:table-cell>
          <table:table-cell office:value-type="float" office:value="0.131178">
            <text:p>0.131178</text:p>
          </table:table-cell>
          <table:table-cell office:value-type="float" office:value="0.130763">
            <text:p>0.130763</text:p>
          </table:table-cell>
          <table:table-cell table:formula="of:=AVERAGE([.B22:.AE22])" office:value-type="float" office:value="0.1304508">
            <text:p>0.1304508</text:p>
          </table:table-cell>
          <table:table-cell table:formula="of:=VAR([.B22:.AE22])" office:value-type="float" office:value="0.000000120375958620692">
            <text:p>1.20375958620692E-007</text:p>
          </table:table-cell>
          <table:table-cell table:formula="of:=STDEV([.B22:.AE22])" office:value-type="float" office:value="0.000346952386676748">
            <text:p>0.0003469524</text:p>
          </table:table-cell>
          <table:table-cell table:formula="of:=CONFIDENCE(0.95;[.AH22];30)" office:value-type="float" office:value="0.00000397213260072854">
            <text:p>3.97213260072854E-006</text:p>
          </table:table-cell>
          <table:table-cell table:formula="of:=[.AF22]+[.AI22]" office:value-type="float" office:value="0.130454772132601">
            <text:p>0.1304547721</text:p>
          </table:table-cell>
          <table:table-cell table:formula="of:=[.AF22]-[.AI22]" office:value-type="float" office:value="0.130446827867399">
            <text:p>0.130446827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38083">
            <text:p>0.138083</text:p>
          </table:table-cell>
          <table:table-cell office:value-type="float" office:value="0.138883">
            <text:p>0.138883</text:p>
          </table:table-cell>
          <table:table-cell office:value-type="float" office:value="0.138457">
            <text:p>0.138457</text:p>
          </table:table-cell>
          <table:table-cell office:value-type="float" office:value="0.13824">
            <text:p>0.13824</text:p>
          </table:table-cell>
          <table:table-cell office:value-type="float" office:value="0.170446">
            <text:p>0.170446</text:p>
          </table:table-cell>
          <table:table-cell office:value-type="float" office:value="0.13949">
            <text:p>0.13949</text:p>
          </table:table-cell>
          <table:table-cell office:value-type="float" office:value="0.138096">
            <text:p>0.138096</text:p>
          </table:table-cell>
          <table:table-cell office:value-type="float" office:value="0.138382">
            <text:p>0.138382</text:p>
          </table:table-cell>
          <table:table-cell office:value-type="float" office:value="0.13921">
            <text:p>0.13921</text:p>
          </table:table-cell>
          <table:table-cell office:value-type="float" office:value="0.13889">
            <text:p>0.13889</text:p>
          </table:table-cell>
          <table:table-cell office:value-type="float" office:value="0.138306">
            <text:p>0.138306</text:p>
          </table:table-cell>
          <table:table-cell office:value-type="float" office:value="0.145676">
            <text:p>0.145676</text:p>
          </table:table-cell>
          <table:table-cell office:value-type="float" office:value="0.137728">
            <text:p>0.137728</text:p>
          </table:table-cell>
          <table:table-cell office:value-type="float" office:value="0.140258">
            <text:p>0.140258</text:p>
          </table:table-cell>
          <table:table-cell office:value-type="float" office:value="0.143662">
            <text:p>0.143662</text:p>
          </table:table-cell>
          <table:table-cell office:value-type="float" office:value="0.137923">
            <text:p>0.137923</text:p>
          </table:table-cell>
          <table:table-cell office:value-type="float" office:value="0.138253">
            <text:p>0.138253</text:p>
          </table:table-cell>
          <table:table-cell office:value-type="float" office:value="0.13814">
            <text:p>0.13814</text:p>
          </table:table-cell>
          <table:table-cell office:value-type="float" office:value="0.138672">
            <text:p>0.138672</text:p>
          </table:table-cell>
          <table:table-cell office:value-type="float" office:value="0.137613">
            <text:p>0.137613</text:p>
          </table:table-cell>
          <table:table-cell office:value-type="float" office:value="0.138486">
            <text:p>0.138486</text:p>
          </table:table-cell>
          <table:table-cell office:value-type="float" office:value="0.13838">
            <text:p>0.13838</text:p>
          </table:table-cell>
          <table:table-cell office:value-type="float" office:value="0.13807">
            <text:p>0.13807</text:p>
          </table:table-cell>
          <table:table-cell office:value-type="float" office:value="0.13892">
            <text:p>0.13892</text:p>
          </table:table-cell>
          <table:table-cell office:value-type="float" office:value="0.138455">
            <text:p>0.138455</text:p>
          </table:table-cell>
          <table:table-cell office:value-type="float" office:value="0.138346">
            <text:p>0.138346</text:p>
          </table:table-cell>
          <table:table-cell office:value-type="float" office:value="0.138878">
            <text:p>0.138878</text:p>
          </table:table-cell>
          <table:table-cell office:value-type="float" office:value="0.13784">
            <text:p>0.13784</text:p>
          </table:table-cell>
          <table:table-cell office:value-type="float" office:value="0.137894">
            <text:p>0.137894</text:p>
          </table:table-cell>
          <table:table-cell office:value-type="float" office:value="0.137936">
            <text:p>0.137936</text:p>
          </table:table-cell>
          <table:table-cell table:formula="of:=AVERAGE([.B23:.AE23])" office:value-type="float" office:value="0.139920433333333">
            <text:p>0.1399204333</text:p>
          </table:table-cell>
          <table:table-cell table:formula="of:=VAR([.B23:.AE23])" office:value-type="float" office:value="0.0000361066277712643">
            <text:p>3.61066277712643E-005</text:p>
          </table:table-cell>
          <table:table-cell table:formula="of:=STDEV([.B23:.AE23])" office:value-type="float" office:value="0.00600887907777019">
            <text:p>0.0060088791</text:p>
          </table:table-cell>
          <table:table-cell table:formula="of:=CONFIDENCE(0.95;[.AH23];30)" office:value-type="float" office:value="0.0000687934869313472">
            <text:p>6.87934869313472E-005</text:p>
          </table:table-cell>
          <table:table-cell table:formula="of:=[.AF23]+[.AI23]" office:value-type="float" office:value="0.139989226820265">
            <text:p>0.1399892268</text:p>
          </table:table-cell>
          <table:table-cell table:formula="of:=[.AF23]-[.AI23]" office:value-type="float" office:value="0.139851639846402">
            <text:p>0.13985163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7068">
            <text:p>0.157068</text:p>
          </table:table-cell>
          <table:table-cell office:value-type="float" office:value="0.155611">
            <text:p>0.155611</text:p>
          </table:table-cell>
          <table:table-cell office:value-type="float" office:value="0.157705">
            <text:p>0.157705</text:p>
          </table:table-cell>
          <table:table-cell office:value-type="float" office:value="0.155524">
            <text:p>0.155524</text:p>
          </table:table-cell>
          <table:table-cell office:value-type="float" office:value="0.156674">
            <text:p>0.156674</text:p>
          </table:table-cell>
          <table:table-cell office:value-type="float" office:value="0.155332">
            <text:p>0.155332</text:p>
          </table:table-cell>
          <table:table-cell office:value-type="float" office:value="0.155995">
            <text:p>0.155995</text:p>
          </table:table-cell>
          <table:table-cell office:value-type="float" office:value="0.155881">
            <text:p>0.155881</text:p>
          </table:table-cell>
          <table:table-cell office:value-type="float" office:value="0.156806">
            <text:p>0.156806</text:p>
          </table:table-cell>
          <table:table-cell office:value-type="float" office:value="0.155884">
            <text:p>0.155884</text:p>
          </table:table-cell>
          <table:table-cell office:value-type="float" office:value="0.155781">
            <text:p>0.155781</text:p>
          </table:table-cell>
          <table:table-cell office:value-type="float" office:value="0.155601">
            <text:p>0.155601</text:p>
          </table:table-cell>
          <table:table-cell office:value-type="float" office:value="0.15622">
            <text:p>0.15622</text:p>
          </table:table-cell>
          <table:table-cell office:value-type="float" office:value="0.155856">
            <text:p>0.155856</text:p>
          </table:table-cell>
          <table:table-cell office:value-type="float" office:value="0.155969">
            <text:p>0.155969</text:p>
          </table:table-cell>
          <table:table-cell office:value-type="float" office:value="0.155523">
            <text:p>0.155523</text:p>
          </table:table-cell>
          <table:table-cell office:value-type="float" office:value="0.1555">
            <text:p>0.1555</text:p>
          </table:table-cell>
          <table:table-cell office:value-type="float" office:value="0.155377">
            <text:p>0.155377</text:p>
          </table:table-cell>
          <table:table-cell office:value-type="float" office:value="0.155745">
            <text:p>0.155745</text:p>
          </table:table-cell>
          <table:table-cell office:value-type="float" office:value="0.155749">
            <text:p>0.155749</text:p>
          </table:table-cell>
          <table:table-cell office:value-type="float" office:value="0.1558">
            <text:p>0.1558</text:p>
          </table:table-cell>
          <table:table-cell office:value-type="float" office:value="0.155572">
            <text:p>0.155572</text:p>
          </table:table-cell>
          <table:table-cell office:value-type="float" office:value="0.155635">
            <text:p>0.155635</text:p>
          </table:table-cell>
          <table:table-cell office:value-type="float" office:value="0.155679">
            <text:p>0.155679</text:p>
          </table:table-cell>
          <table:table-cell office:value-type="float" office:value="0.155729">
            <text:p>0.155729</text:p>
          </table:table-cell>
          <table:table-cell office:value-type="float" office:value="0.15679">
            <text:p>0.15679</text:p>
          </table:table-cell>
          <table:table-cell office:value-type="float" office:value="0.155977">
            <text:p>0.155977</text:p>
          </table:table-cell>
          <table:table-cell office:value-type="float" office:value="0.155773">
            <text:p>0.155773</text:p>
          </table:table-cell>
          <table:table-cell office:value-type="float" office:value="0.155433">
            <text:p>0.155433</text:p>
          </table:table-cell>
          <table:table-cell office:value-type="float" office:value="0.156941">
            <text:p>0.156941</text:p>
          </table:table-cell>
          <table:table-cell table:formula="of:=AVERAGE([.B24:.AE24])" office:value-type="float" office:value="0.155971">
            <text:p>0.155971</text:p>
          </table:table-cell>
          <table:table-cell table:formula="of:=VAR([.B24:.AE24])" office:value-type="float" office:value="0.000000333277793103448">
            <text:p>3.33277793103448E-007</text:p>
          </table:table-cell>
          <table:table-cell table:formula="of:=STDEV([.B24:.AE24])" office:value-type="float" office:value="0.000577302167935864">
            <text:p>0.0005773022</text:p>
          </table:table-cell>
          <table:table-cell table:formula="of:=CONFIDENCE(0.95;[.AH24];30)" office:value-type="float" office:value="0.00000660932407381242">
            <text:p>6.60932407381242E-006</text:p>
          </table:table-cell>
          <table:table-cell table:formula="of:=[.AF24]+[.AI24]" office:value-type="float" office:value="0.155977609324074">
            <text:p>0.1559776093</text:p>
          </table:table-cell>
          <table:table-cell table:formula="of:=[.AF24]-[.AI24]" office:value-type="float" office:value="0.155964390675926">
            <text:p>0.15596439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0613">
            <text:p>0.160613</text:p>
          </table:table-cell>
          <table:table-cell office:value-type="float" office:value="0.160043">
            <text:p>0.160043</text:p>
          </table:table-cell>
          <table:table-cell office:value-type="float" office:value="0.159125">
            <text:p>0.159125</text:p>
          </table:table-cell>
          <table:table-cell office:value-type="float" office:value="0.15947">
            <text:p>0.15947</text:p>
          </table:table-cell>
          <table:table-cell office:value-type="float" office:value="0.159272">
            <text:p>0.159272</text:p>
          </table:table-cell>
          <table:table-cell office:value-type="float" office:value="0.159955">
            <text:p>0.159955</text:p>
          </table:table-cell>
          <table:table-cell office:value-type="float" office:value="0.159008">
            <text:p>0.159008</text:p>
          </table:table-cell>
          <table:table-cell office:value-type="float" office:value="0.161033">
            <text:p>0.161033</text:p>
          </table:table-cell>
          <table:table-cell office:value-type="float" office:value="0.15916">
            <text:p>0.15916</text:p>
          </table:table-cell>
          <table:table-cell office:value-type="float" office:value="0.15936">
            <text:p>0.15936</text:p>
          </table:table-cell>
          <table:table-cell office:value-type="float" office:value="0.159043">
            <text:p>0.159043</text:p>
          </table:table-cell>
          <table:table-cell office:value-type="float" office:value="0.162139">
            <text:p>0.162139</text:p>
          </table:table-cell>
          <table:table-cell office:value-type="float" office:value="0.158989">
            <text:p>0.158989</text:p>
          </table:table-cell>
          <table:table-cell office:value-type="float" office:value="0.15919">
            <text:p>0.15919</text:p>
          </table:table-cell>
          <table:table-cell office:value-type="float" office:value="0.159328">
            <text:p>0.159328</text:p>
          </table:table-cell>
          <table:table-cell office:value-type="float" office:value="0.159653">
            <text:p>0.159653</text:p>
          </table:table-cell>
          <table:table-cell office:value-type="float" office:value="0.159818">
            <text:p>0.159818</text:p>
          </table:table-cell>
          <table:table-cell office:value-type="float" office:value="0.159788">
            <text:p>0.159788</text:p>
          </table:table-cell>
          <table:table-cell office:value-type="float" office:value="0.159274">
            <text:p>0.159274</text:p>
          </table:table-cell>
          <table:table-cell office:value-type="float" office:value="0.159077">
            <text:p>0.159077</text:p>
          </table:table-cell>
          <table:table-cell office:value-type="float" office:value="0.159121">
            <text:p>0.159121</text:p>
          </table:table-cell>
          <table:table-cell office:value-type="float" office:value="0.15901">
            <text:p>0.15901</text:p>
          </table:table-cell>
          <table:table-cell office:value-type="float" office:value="0.159056">
            <text:p>0.159056</text:p>
          </table:table-cell>
          <table:table-cell office:value-type="float" office:value="0.15924">
            <text:p>0.15924</text:p>
          </table:table-cell>
          <table:table-cell office:value-type="float" office:value="0.185195">
            <text:p>0.185195</text:p>
          </table:table-cell>
          <table:table-cell office:value-type="float" office:value="0.159471">
            <text:p>0.159471</text:p>
          </table:table-cell>
          <table:table-cell office:value-type="float" office:value="0.159254">
            <text:p>0.159254</text:p>
          </table:table-cell>
          <table:table-cell office:value-type="float" office:value="0.161265">
            <text:p>0.161265</text:p>
          </table:table-cell>
          <table:table-cell office:value-type="float" office:value="0.1589">
            <text:p>0.1589</text:p>
          </table:table-cell>
          <table:table-cell office:value-type="float" office:value="0.160961">
            <text:p>0.160961</text:p>
          </table:table-cell>
          <table:table-cell table:formula="of:=AVERAGE([.B25:.AE25])" office:value-type="float" office:value="0.1604937">
            <text:p>0.1604937</text:p>
          </table:table-cell>
          <table:table-cell table:formula="of:=VAR([.B25:.AE25])" office:value-type="float" office:value="0.0000223995991827586">
            <text:p>2.23995991827586E-005</text:p>
          </table:table-cell>
          <table:table-cell table:formula="of:=STDEV([.B25:.AE25])" office:value-type="float" office:value="0.00473282148224065">
            <text:p>0.0047328215</text:p>
          </table:table-cell>
          <table:table-cell table:formula="of:=CONFIDENCE(0.95;[.AH25];30)" office:value-type="float" office:value="0.000054184364267111">
            <text:p>5.4184364267111E-005</text:p>
          </table:table-cell>
          <table:table-cell table:formula="of:=[.AF25]+[.AI25]" office:value-type="float" office:value="0.160547884364267">
            <text:p>0.1605478844</text:p>
          </table:table-cell>
          <table:table-cell table:formula="of:=[.AF25]-[.AI25]" office:value-type="float" office:value="0.160439515635733">
            <text:p>0.160439515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8159">
            <text:p>0.168159</text:p>
          </table:table-cell>
          <table:table-cell office:value-type="float" office:value="0.168202">
            <text:p>0.168202</text:p>
          </table:table-cell>
          <table:table-cell office:value-type="float" office:value="0.170238">
            <text:p>0.170238</text:p>
          </table:table-cell>
          <table:table-cell office:value-type="float" office:value="0.168562">
            <text:p>0.168562</text:p>
          </table:table-cell>
          <table:table-cell office:value-type="float" office:value="0.168113">
            <text:p>0.168113</text:p>
          </table:table-cell>
          <table:table-cell office:value-type="float" office:value="0.16807">
            <text:p>0.16807</text:p>
          </table:table-cell>
          <table:table-cell office:value-type="float" office:value="0.168173">
            <text:p>0.168173</text:p>
          </table:table-cell>
          <table:table-cell office:value-type="float" office:value="0.168881">
            <text:p>0.168881</text:p>
          </table:table-cell>
          <table:table-cell office:value-type="float" office:value="0.168622">
            <text:p>0.168622</text:p>
          </table:table-cell>
          <table:table-cell office:value-type="float" office:value="0.168278">
            <text:p>0.168278</text:p>
          </table:table-cell>
          <table:table-cell office:value-type="float" office:value="0.168687">
            <text:p>0.168687</text:p>
          </table:table-cell>
          <table:table-cell office:value-type="float" office:value="0.168605">
            <text:p>0.168605</text:p>
          </table:table-cell>
          <table:table-cell office:value-type="float" office:value="0.168719">
            <text:p>0.168719</text:p>
          </table:table-cell>
          <table:table-cell office:value-type="float" office:value="0.169126">
            <text:p>0.169126</text:p>
          </table:table-cell>
          <table:table-cell office:value-type="float" office:value="0.168108">
            <text:p>0.168108</text:p>
          </table:table-cell>
          <table:table-cell office:value-type="float" office:value="0.167957">
            <text:p>0.167957</text:p>
          </table:table-cell>
          <table:table-cell office:value-type="float" office:value="0.168294">
            <text:p>0.168294</text:p>
          </table:table-cell>
          <table:table-cell office:value-type="float" office:value="0.169479">
            <text:p>0.169479</text:p>
          </table:table-cell>
          <table:table-cell office:value-type="float" office:value="0.168494">
            <text:p>0.168494</text:p>
          </table:table-cell>
          <table:table-cell office:value-type="float" office:value="0.173569">
            <text:p>0.173569</text:p>
          </table:table-cell>
          <table:table-cell office:value-type="float" office:value="0.169537">
            <text:p>0.169537</text:p>
          </table:table-cell>
          <table:table-cell office:value-type="float" office:value="0.168052">
            <text:p>0.168052</text:p>
          </table:table-cell>
          <table:table-cell office:value-type="float" office:value="0.168816">
            <text:p>0.168816</text:p>
          </table:table-cell>
          <table:table-cell office:value-type="float" office:value="0.167856">
            <text:p>0.167856</text:p>
          </table:table-cell>
          <table:table-cell office:value-type="float" office:value="0.16953">
            <text:p>0.16953</text:p>
          </table:table-cell>
          <table:table-cell office:value-type="float" office:value="0.168364">
            <text:p>0.168364</text:p>
          </table:table-cell>
          <table:table-cell office:value-type="float" office:value="0.168401">
            <text:p>0.168401</text:p>
          </table:table-cell>
          <table:table-cell office:value-type="float" office:value="0.168307">
            <text:p>0.168307</text:p>
          </table:table-cell>
          <table:table-cell office:value-type="float" office:value="0.168112">
            <text:p>0.168112</text:p>
          </table:table-cell>
          <table:table-cell office:value-type="float" office:value="0.16846">
            <text:p>0.16846</text:p>
          </table:table-cell>
          <table:table-cell table:formula="of:=AVERAGE([.B26:.AE26])" office:value-type="float" office:value="0.1687257">
            <text:p>0.1687257</text:p>
          </table:table-cell>
          <table:table-cell table:formula="of:=VAR([.B26:.AE26])" office:value-type="float" office:value="0.00000113970890689656">
            <text:p>1.13970890689656E-006</text:p>
          </table:table-cell>
          <table:table-cell table:formula="of:=STDEV([.B26:.AE26])" office:value-type="float" office:value="0.0010675714996648">
            <text:p>0.0010675715</text:p>
          </table:table-cell>
          <table:table-cell table:formula="of:=CONFIDENCE(0.95;[.AH26];30)" office:value-type="float" office:value="0.0000122222406308969">
            <text:p>1.22222406308969E-005</text:p>
          </table:table-cell>
          <table:table-cell table:formula="of:=[.AF26]+[.AI26]" office:value-type="float" office:value="0.168737922240631">
            <text:p>0.1687379222</text:p>
          </table:table-cell>
          <table:table-cell table:formula="of:=[.AF26]-[.AI26]" office:value-type="float" office:value="0.168713477759369">
            <text:p>0.168713477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11571">
            <text:p>0.211571</text:p>
          </table:table-cell>
          <table:table-cell office:value-type="float" office:value="0.212574">
            <text:p>0.212574</text:p>
          </table:table-cell>
          <table:table-cell office:value-type="float" office:value="0.211881">
            <text:p>0.211881</text:p>
          </table:table-cell>
          <table:table-cell office:value-type="float" office:value="0.212384">
            <text:p>0.212384</text:p>
          </table:table-cell>
          <table:table-cell office:value-type="float" office:value="0.213116">
            <text:p>0.213116</text:p>
          </table:table-cell>
          <table:table-cell office:value-type="float" office:value="0.212225">
            <text:p>0.212225</text:p>
          </table:table-cell>
          <table:table-cell office:value-type="float" office:value="0.21245">
            <text:p>0.21245</text:p>
          </table:table-cell>
          <table:table-cell office:value-type="float" office:value="0.214557">
            <text:p>0.214557</text:p>
          </table:table-cell>
          <table:table-cell office:value-type="float" office:value="0.213075">
            <text:p>0.213075</text:p>
          </table:table-cell>
          <table:table-cell office:value-type="float" office:value="0.21309">
            <text:p>0.21309</text:p>
          </table:table-cell>
          <table:table-cell office:value-type="float" office:value="0.217713">
            <text:p>0.217713</text:p>
          </table:table-cell>
          <table:table-cell office:value-type="float" office:value="0.21229">
            <text:p>0.21229</text:p>
          </table:table-cell>
          <table:table-cell office:value-type="float" office:value="0.212145">
            <text:p>0.212145</text:p>
          </table:table-cell>
          <table:table-cell office:value-type="float" office:value="0.212032">
            <text:p>0.212032</text:p>
          </table:table-cell>
          <table:table-cell office:value-type="float" office:value="0.211845">
            <text:p>0.211845</text:p>
          </table:table-cell>
          <table:table-cell office:value-type="float" office:value="0.212203">
            <text:p>0.212203</text:p>
          </table:table-cell>
          <table:table-cell office:value-type="float" office:value="0.212028">
            <text:p>0.212028</text:p>
          </table:table-cell>
          <table:table-cell office:value-type="float" office:value="0.211675">
            <text:p>0.211675</text:p>
          </table:table-cell>
          <table:table-cell office:value-type="float" office:value="0.211967">
            <text:p>0.211967</text:p>
          </table:table-cell>
          <table:table-cell office:value-type="float" office:value="0.213576">
            <text:p>0.213576</text:p>
          </table:table-cell>
          <table:table-cell office:value-type="float" office:value="0.212271">
            <text:p>0.212271</text:p>
          </table:table-cell>
          <table:table-cell office:value-type="float" office:value="0.211982">
            <text:p>0.211982</text:p>
          </table:table-cell>
          <table:table-cell office:value-type="float" office:value="0.211877">
            <text:p>0.211877</text:p>
          </table:table-cell>
          <table:table-cell office:value-type="float" office:value="0.211668">
            <text:p>0.211668</text:p>
          </table:table-cell>
          <table:table-cell office:value-type="float" office:value="0.214126">
            <text:p>0.214126</text:p>
          </table:table-cell>
          <table:table-cell office:value-type="float" office:value="0.212001">
            <text:p>0.212001</text:p>
          </table:table-cell>
          <table:table-cell office:value-type="float" office:value="0.213899">
            <text:p>0.213899</text:p>
          </table:table-cell>
          <table:table-cell office:value-type="float" office:value="0.212404">
            <text:p>0.212404</text:p>
          </table:table-cell>
          <table:table-cell office:value-type="float" office:value="0.212097">
            <text:p>0.212097</text:p>
          </table:table-cell>
          <table:table-cell office:value-type="float" office:value="0.213776">
            <text:p>0.213776</text:p>
          </table:table-cell>
          <table:table-cell table:formula="of:=AVERAGE([.B27:.AE27])" office:value-type="float" office:value="0.212683266666667">
            <text:p>0.2126832667</text:p>
          </table:table-cell>
          <table:table-cell table:formula="of:=VAR([.B27:.AE27])" office:value-type="float" office:value="0.00000152079696091954">
            <text:p>1.52079696091954E-006</text:p>
          </table:table-cell>
          <table:table-cell table:formula="of:=STDEV([.B27:.AE27])" office:value-type="float" office:value="0.00123320596857116">
            <text:p>0.001233206</text:p>
          </table:table-cell>
          <table:table-cell table:formula="of:=CONFIDENCE(0.95;[.AH27];30)" office:value-type="float" office:value="0.0000141185298596558">
            <text:p>1.41185298596558E-005</text:p>
          </table:table-cell>
          <table:table-cell table:formula="of:=[.AF27]+[.AI27]" office:value-type="float" office:value="0.212697385196526">
            <text:p>0.2126973852</text:p>
          </table:table-cell>
          <table:table-cell table:formula="of:=[.AF27]-[.AI27]" office:value-type="float" office:value="0.212669148136807">
            <text:p>0.21266914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58418">
            <text:p>0.258418</text:p>
          </table:table-cell>
          <table:table-cell office:value-type="float" office:value="0.25809">
            <text:p>0.25809</text:p>
          </table:table-cell>
          <table:table-cell office:value-type="float" office:value="0.259592">
            <text:p>0.259592</text:p>
          </table:table-cell>
          <table:table-cell office:value-type="float" office:value="0.258269">
            <text:p>0.258269</text:p>
          </table:table-cell>
          <table:table-cell office:value-type="float" office:value="0.258435">
            <text:p>0.258435</text:p>
          </table:table-cell>
          <table:table-cell office:value-type="float" office:value="0.258532">
            <text:p>0.258532</text:p>
          </table:table-cell>
          <table:table-cell office:value-type="float" office:value="0.258089">
            <text:p>0.258089</text:p>
          </table:table-cell>
          <table:table-cell office:value-type="float" office:value="0.259328">
            <text:p>0.259328</text:p>
          </table:table-cell>
          <table:table-cell office:value-type="float" office:value="0.258542">
            <text:p>0.258542</text:p>
          </table:table-cell>
          <table:table-cell office:value-type="float" office:value="0.258985">
            <text:p>0.258985</text:p>
          </table:table-cell>
          <table:table-cell office:value-type="float" office:value="0.25876">
            <text:p>0.25876</text:p>
          </table:table-cell>
          <table:table-cell office:value-type="float" office:value="0.259039">
            <text:p>0.259039</text:p>
          </table:table-cell>
          <table:table-cell office:value-type="float" office:value="0.281035">
            <text:p>0.281035</text:p>
          </table:table-cell>
          <table:table-cell office:value-type="float" office:value="0.258833">
            <text:p>0.258833</text:p>
          </table:table-cell>
          <table:table-cell office:value-type="float" office:value="0.258518">
            <text:p>0.258518</text:p>
          </table:table-cell>
          <table:table-cell office:value-type="float" office:value="0.25878">
            <text:p>0.25878</text:p>
          </table:table-cell>
          <table:table-cell office:value-type="float" office:value="0.300205">
            <text:p>0.300205</text:p>
          </table:table-cell>
          <table:table-cell office:value-type="float" office:value="0.258548">
            <text:p>0.258548</text:p>
          </table:table-cell>
          <table:table-cell office:value-type="float" office:value="0.25866">
            <text:p>0.25866</text:p>
          </table:table-cell>
          <table:table-cell office:value-type="float" office:value="0.258106">
            <text:p>0.258106</text:p>
          </table:table-cell>
          <table:table-cell office:value-type="float" office:value="0.258885">
            <text:p>0.258885</text:p>
          </table:table-cell>
          <table:table-cell office:value-type="float" office:value="0.258236">
            <text:p>0.258236</text:p>
          </table:table-cell>
          <table:table-cell office:value-type="float" office:value="0.258826">
            <text:p>0.258826</text:p>
          </table:table-cell>
          <table:table-cell office:value-type="float" office:value="0.260627">
            <text:p>0.260627</text:p>
          </table:table-cell>
          <table:table-cell office:value-type="float" office:value="0.260213">
            <text:p>0.260213</text:p>
          </table:table-cell>
          <table:table-cell office:value-type="float" office:value="0.258607">
            <text:p>0.258607</text:p>
          </table:table-cell>
          <table:table-cell office:value-type="float" office:value="0.258372">
            <text:p>0.258372</text:p>
          </table:table-cell>
          <table:table-cell office:value-type="float" office:value="0.258436">
            <text:p>0.258436</text:p>
          </table:table-cell>
          <table:table-cell office:value-type="float" office:value="0.265825">
            <text:p>0.265825</text:p>
          </table:table-cell>
          <table:table-cell office:value-type="float" office:value="0.258407">
            <text:p>0.258407</text:p>
          </table:table-cell>
          <table:table-cell table:formula="of:=AVERAGE([.B28:.AE28])" office:value-type="float" office:value="0.2611066">
            <text:p>0.2611066</text:p>
          </table:table-cell>
          <table:table-cell table:formula="of:=VAR([.B28:.AE28])" office:value-type="float" office:value="0.000072690672662069">
            <text:p>7.2690672662069E-005</text:p>
          </table:table-cell>
          <table:table-cell table:formula="of:=STDEV([.B28:.AE28])" office:value-type="float" office:value="0.0085258825151458">
            <text:p>0.0085258825</text:p>
          </table:table-cell>
          <table:table-cell table:formula="of:=CONFIDENCE(0.95;[.AH28];30)" office:value-type="float" office:value="0.0000976097504697225">
            <text:p>9.76097504697225E-005</text:p>
          </table:table-cell>
          <table:table-cell table:formula="of:=[.AF28]+[.AI28]" office:value-type="float" office:value="0.26120420975047">
            <text:p>0.2612042098</text:p>
          </table:table-cell>
          <table:table-cell table:formula="of:=[.AF28]-[.AI28]" office:value-type="float" office:value="0.26100899024953">
            <text:p>0.26100899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30977">
            <text:p>0.330977</text:p>
          </table:table-cell>
          <table:table-cell office:value-type="float" office:value="0.331955">
            <text:p>0.331955</text:p>
          </table:table-cell>
          <table:table-cell office:value-type="float" office:value="0.331745">
            <text:p>0.331745</text:p>
          </table:table-cell>
          <table:table-cell office:value-type="float" office:value="0.332552">
            <text:p>0.332552</text:p>
          </table:table-cell>
          <table:table-cell office:value-type="float" office:value="0.330984">
            <text:p>0.330984</text:p>
          </table:table-cell>
          <table:table-cell office:value-type="float" office:value="0.334588">
            <text:p>0.334588</text:p>
          </table:table-cell>
          <table:table-cell office:value-type="float" office:value="0.334229">
            <text:p>0.334229</text:p>
          </table:table-cell>
          <table:table-cell office:value-type="float" office:value="0.330813">
            <text:p>0.330813</text:p>
          </table:table-cell>
          <table:table-cell office:value-type="float" office:value="0.330885">
            <text:p>0.330885</text:p>
          </table:table-cell>
          <table:table-cell office:value-type="float" office:value="0.330486">
            <text:p>0.330486</text:p>
          </table:table-cell>
          <table:table-cell office:value-type="float" office:value="0.33124">
            <text:p>0.33124</text:p>
          </table:table-cell>
          <table:table-cell office:value-type="float" office:value="0.337454">
            <text:p>0.337454</text:p>
          </table:table-cell>
          <table:table-cell office:value-type="float" office:value="0.331205">
            <text:p>0.331205</text:p>
          </table:table-cell>
          <table:table-cell office:value-type="float" office:value="0.330634">
            <text:p>0.330634</text:p>
          </table:table-cell>
          <table:table-cell office:value-type="float" office:value="0.330307">
            <text:p>0.330307</text:p>
          </table:table-cell>
          <table:table-cell office:value-type="float" office:value="0.330849">
            <text:p>0.330849</text:p>
          </table:table-cell>
          <table:table-cell office:value-type="float" office:value="0.331654">
            <text:p>0.331654</text:p>
          </table:table-cell>
          <table:table-cell office:value-type="float" office:value="0.331486">
            <text:p>0.331486</text:p>
          </table:table-cell>
          <table:table-cell office:value-type="float" office:value="0.330957">
            <text:p>0.330957</text:p>
          </table:table-cell>
          <table:table-cell office:value-type="float" office:value="0.33129">
            <text:p>0.33129</text:p>
          </table:table-cell>
          <table:table-cell office:value-type="float" office:value="0.33118">
            <text:p>0.33118</text:p>
          </table:table-cell>
          <table:table-cell office:value-type="float" office:value="0.332353">
            <text:p>0.332353</text:p>
          </table:table-cell>
          <table:table-cell office:value-type="float" office:value="0.330845">
            <text:p>0.330845</text:p>
          </table:table-cell>
          <table:table-cell office:value-type="float" office:value="0.330616">
            <text:p>0.330616</text:p>
          </table:table-cell>
          <table:table-cell office:value-type="float" office:value="0.331354">
            <text:p>0.331354</text:p>
          </table:table-cell>
          <table:table-cell office:value-type="float" office:value="0.330671">
            <text:p>0.330671</text:p>
          </table:table-cell>
          <table:table-cell office:value-type="float" office:value="0.332212">
            <text:p>0.332212</text:p>
          </table:table-cell>
          <table:table-cell office:value-type="float" office:value="0.330692">
            <text:p>0.330692</text:p>
          </table:table-cell>
          <table:table-cell office:value-type="float" office:value="0.330694">
            <text:p>0.330694</text:p>
          </table:table-cell>
          <table:table-cell office:value-type="float" office:value="0.33078">
            <text:p>0.33078</text:p>
          </table:table-cell>
          <table:table-cell table:formula="of:=AVERAGE([.B29:.AE29])" office:value-type="float" office:value="0.331589566666667">
            <text:p>0.3315895667</text:p>
          </table:table-cell>
          <table:table-cell table:formula="of:=VAR([.B29:.AE29])" office:value-type="float" office:value="0.00000221296370229885">
            <text:p>0.000002213</text:p>
          </table:table-cell>
          <table:table-cell table:formula="of:=STDEV([.B29:.AE29])" office:value-type="float" office:value="0.00148760334172079">
            <text:p>0.0014876033</text:p>
          </table:table-cell>
          <table:table-cell table:formula="of:=CONFIDENCE(0.95;[.AH29];30)" office:value-type="float" office:value="0.0000170310335294138">
            <text:p>0.000017031</text:p>
          </table:table-cell>
          <table:table-cell table:formula="of:=[.AF29]+[.AI29]" office:value-type="float" office:value="0.331606597700196">
            <text:p>0.3316065977</text:p>
          </table:table-cell>
          <table:table-cell table:formula="of:=[.AF29]-[.AI29]" office:value-type="float" office:value="0.331572535633137">
            <text:p>0.331572535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6109">
            <text:p>0.36109</text:p>
          </table:table-cell>
          <table:table-cell office:value-type="float" office:value="0.360934">
            <text:p>0.360934</text:p>
          </table:table-cell>
          <table:table-cell office:value-type="float" office:value="0.360593">
            <text:p>0.360593</text:p>
          </table:table-cell>
          <table:table-cell office:value-type="float" office:value="0.361242">
            <text:p>0.361242</text:p>
          </table:table-cell>
          <table:table-cell office:value-type="float" office:value="0.361741">
            <text:p>0.361741</text:p>
          </table:table-cell>
          <table:table-cell office:value-type="float" office:value="0.361471">
            <text:p>0.361471</text:p>
          </table:table-cell>
          <table:table-cell office:value-type="float" office:value="0.360799">
            <text:p>0.360799</text:p>
          </table:table-cell>
          <table:table-cell office:value-type="float" office:value="0.364479">
            <text:p>0.364479</text:p>
          </table:table-cell>
          <table:table-cell office:value-type="float" office:value="0.361704">
            <text:p>0.361704</text:p>
          </table:table-cell>
          <table:table-cell office:value-type="float" office:value="0.362043">
            <text:p>0.362043</text:p>
          </table:table-cell>
          <table:table-cell office:value-type="float" office:value="0.361367">
            <text:p>0.361367</text:p>
          </table:table-cell>
          <table:table-cell office:value-type="float" office:value="0.361254">
            <text:p>0.361254</text:p>
          </table:table-cell>
          <table:table-cell office:value-type="float" office:value="0.360965">
            <text:p>0.360965</text:p>
          </table:table-cell>
          <table:table-cell office:value-type="float" office:value="0.360944">
            <text:p>0.360944</text:p>
          </table:table-cell>
          <table:table-cell office:value-type="float" office:value="0.360637">
            <text:p>0.360637</text:p>
          </table:table-cell>
          <table:table-cell office:value-type="float" office:value="0.360743">
            <text:p>0.360743</text:p>
          </table:table-cell>
          <table:table-cell office:value-type="float" office:value="0.361496">
            <text:p>0.361496</text:p>
          </table:table-cell>
          <table:table-cell office:value-type="float" office:value="0.361139">
            <text:p>0.361139</text:p>
          </table:table-cell>
          <table:table-cell office:value-type="float" office:value="0.36094">
            <text:p>0.36094</text:p>
          </table:table-cell>
          <table:table-cell office:value-type="float" office:value="0.360317">
            <text:p>0.360317</text:p>
          </table:table-cell>
          <table:table-cell office:value-type="float" office:value="0.374635">
            <text:p>0.374635</text:p>
          </table:table-cell>
          <table:table-cell office:value-type="float" office:value="0.362681">
            <text:p>0.362681</text:p>
          </table:table-cell>
          <table:table-cell office:value-type="float" office:value="0.36227">
            <text:p>0.36227</text:p>
          </table:table-cell>
          <table:table-cell office:value-type="float" office:value="0.363752">
            <text:p>0.363752</text:p>
          </table:table-cell>
          <table:table-cell office:value-type="float" office:value="0.361013">
            <text:p>0.361013</text:p>
          </table:table-cell>
          <table:table-cell office:value-type="float" office:value="0.361938">
            <text:p>0.361938</text:p>
          </table:table-cell>
          <table:table-cell office:value-type="float" office:value="0.402009">
            <text:p>0.402009</text:p>
          </table:table-cell>
          <table:table-cell office:value-type="float" office:value="0.365253">
            <text:p>0.365253</text:p>
          </table:table-cell>
          <table:table-cell office:value-type="float" office:value="0.36082">
            <text:p>0.36082</text:p>
          </table:table-cell>
          <table:table-cell office:value-type="float" office:value="0.363522">
            <text:p>0.363522</text:p>
          </table:table-cell>
          <table:table-cell table:formula="of:=AVERAGE([.B30:.AE30])" office:value-type="float" office:value="0.3634597">
            <text:p>0.3634597</text:p>
          </table:table-cell>
          <table:table-cell table:formula="of:=VAR([.B30:.AE30])" office:value-type="float" office:value="0.0000599790469758621">
            <text:p>0.000059979</text:p>
          </table:table-cell>
          <table:table-cell table:formula="of:=STDEV([.B30:.AE30])" office:value-type="float" office:value="0.00774461406242184">
            <text:p>0.0077446141</text:p>
          </table:table-cell>
          <table:table-cell table:formula="of:=CONFIDENCE(0.95;[.AH30];30)" office:value-type="float" office:value="0.0000886652900476159">
            <text:p>8.86652900476159E-005</text:p>
          </table:table-cell>
          <table:table-cell table:formula="of:=[.AF30]+[.AI30]" office:value-type="float" office:value="0.363548365290048">
            <text:p>0.3635483653</text:p>
          </table:table-cell>
          <table:table-cell table:formula="of:=[.AF30]-[.AI30]" office:value-type="float" office:value="0.363371034709952">
            <text:p>0.363371034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07599">
            <text:p>0.407599</text:p>
          </table:table-cell>
          <table:table-cell office:value-type="float" office:value="0.408301">
            <text:p>0.408301</text:p>
          </table:table-cell>
          <table:table-cell office:value-type="float" office:value="0.408047">
            <text:p>0.408047</text:p>
          </table:table-cell>
          <table:table-cell office:value-type="float" office:value="0.407672">
            <text:p>0.407672</text:p>
          </table:table-cell>
          <table:table-cell office:value-type="float" office:value="0.407203">
            <text:p>0.407203</text:p>
          </table:table-cell>
          <table:table-cell office:value-type="float" office:value="0.40808">
            <text:p>0.40808</text:p>
          </table:table-cell>
          <table:table-cell office:value-type="float" office:value="0.412968">
            <text:p>0.412968</text:p>
          </table:table-cell>
          <table:table-cell office:value-type="float" office:value="0.407664">
            <text:p>0.407664</text:p>
          </table:table-cell>
          <table:table-cell office:value-type="float" office:value="0.408357">
            <text:p>0.408357</text:p>
          </table:table-cell>
          <table:table-cell office:value-type="float" office:value="0.40801">
            <text:p>0.40801</text:p>
          </table:table-cell>
          <table:table-cell office:value-type="float" office:value="0.407481">
            <text:p>0.407481</text:p>
          </table:table-cell>
          <table:table-cell office:value-type="float" office:value="0.407721">
            <text:p>0.407721</text:p>
          </table:table-cell>
          <table:table-cell office:value-type="float" office:value="0.408185">
            <text:p>0.408185</text:p>
          </table:table-cell>
          <table:table-cell office:value-type="float" office:value="0.407899">
            <text:p>0.407899</text:p>
          </table:table-cell>
          <table:table-cell office:value-type="float" office:value="0.408317">
            <text:p>0.408317</text:p>
          </table:table-cell>
          <table:table-cell office:value-type="float" office:value="0.410232">
            <text:p>0.410232</text:p>
          </table:table-cell>
          <table:table-cell office:value-type="float" office:value="0.407216">
            <text:p>0.407216</text:p>
          </table:table-cell>
          <table:table-cell office:value-type="float" office:value="0.408037">
            <text:p>0.408037</text:p>
          </table:table-cell>
          <table:table-cell office:value-type="float" office:value="0.407793">
            <text:p>0.407793</text:p>
          </table:table-cell>
          <table:table-cell office:value-type="float" office:value="0.407856">
            <text:p>0.407856</text:p>
          </table:table-cell>
          <table:table-cell office:value-type="float" office:value="0.408011">
            <text:p>0.408011</text:p>
          </table:table-cell>
          <table:table-cell office:value-type="float" office:value="0.408955">
            <text:p>0.408955</text:p>
          </table:table-cell>
          <table:table-cell office:value-type="float" office:value="0.408371">
            <text:p>0.408371</text:p>
          </table:table-cell>
          <table:table-cell office:value-type="float" office:value="0.410307">
            <text:p>0.410307</text:p>
          </table:table-cell>
          <table:table-cell office:value-type="float" office:value="0.408">
            <text:p>0.408</text:p>
          </table:table-cell>
          <table:table-cell office:value-type="float" office:value="0.409887">
            <text:p>0.409887</text:p>
          </table:table-cell>
          <table:table-cell office:value-type="float" office:value="0.407066">
            <text:p>0.407066</text:p>
          </table:table-cell>
          <table:table-cell office:value-type="float" office:value="0.408814">
            <text:p>0.408814</text:p>
          </table:table-cell>
          <table:table-cell office:value-type="float" office:value="0.407113">
            <text:p>0.407113</text:p>
          </table:table-cell>
          <table:table-cell office:value-type="float" office:value="0.413841">
            <text:p>0.413841</text:p>
          </table:table-cell>
          <table:table-cell table:formula="of:=AVERAGE([.B31:.AE31])" office:value-type="float" office:value="0.4085001">
            <text:p>0.4085001</text:p>
          </table:table-cell>
          <table:table-cell table:formula="of:=VAR([.B31:.AE31])" office:value-type="float" office:value="0.0000024464355413793">
            <text:p>2.4464355413793E-006</text:p>
          </table:table-cell>
          <table:table-cell table:formula="of:=STDEV([.B31:.AE31])" office:value-type="float" office:value="0.00156410854526766">
            <text:p>0.0015641085</text:p>
          </table:table-cell>
          <table:table-cell table:formula="of:=CONFIDENCE(0.95;[.AH31];30)" office:value-type="float" office:value="0.0000179069139810362">
            <text:p>1.79069139810362E-005</text:p>
          </table:table-cell>
          <table:table-cell table:formula="of:=[.AF31]+[.AI31]" office:value-type="float" office:value="0.408518006913981">
            <text:p>0.4085180069</text:p>
          </table:table-cell>
          <table:table-cell table:formula="of:=[.AF31]-[.AI31]" office:value-type="float" office:value="0.408482193086019">
            <text:p>0.408482193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26525">
            <text:p>0.426525</text:p>
          </table:table-cell>
          <table:table-cell office:value-type="float" office:value="0.427076">
            <text:p>0.427076</text:p>
          </table:table-cell>
          <table:table-cell office:value-type="float" office:value="0.428816">
            <text:p>0.428816</text:p>
          </table:table-cell>
          <table:table-cell office:value-type="float" office:value="0.426677">
            <text:p>0.426677</text:p>
          </table:table-cell>
          <table:table-cell office:value-type="float" office:value="0.427402">
            <text:p>0.427402</text:p>
          </table:table-cell>
          <table:table-cell office:value-type="float" office:value="0.426259">
            <text:p>0.426259</text:p>
          </table:table-cell>
          <table:table-cell office:value-type="float" office:value="0.42591">
            <text:p>0.42591</text:p>
          </table:table-cell>
          <table:table-cell office:value-type="float" office:value="0.426661">
            <text:p>0.426661</text:p>
          </table:table-cell>
          <table:table-cell office:value-type="float" office:value="0.426063">
            <text:p>0.426063</text:p>
          </table:table-cell>
          <table:table-cell office:value-type="float" office:value="0.425854">
            <text:p>0.425854</text:p>
          </table:table-cell>
          <table:table-cell office:value-type="float" office:value="0.429516">
            <text:p>0.429516</text:p>
          </table:table-cell>
          <table:table-cell office:value-type="float" office:value="0.428908">
            <text:p>0.428908</text:p>
          </table:table-cell>
          <table:table-cell office:value-type="float" office:value="0.426158">
            <text:p>0.426158</text:p>
          </table:table-cell>
          <table:table-cell office:value-type="float" office:value="0.425989">
            <text:p>0.425989</text:p>
          </table:table-cell>
          <table:table-cell office:value-type="float" office:value="0.426664">
            <text:p>0.426664</text:p>
          </table:table-cell>
          <table:table-cell office:value-type="float" office:value="0.425942">
            <text:p>0.425942</text:p>
          </table:table-cell>
          <table:table-cell office:value-type="float" office:value="0.427346">
            <text:p>0.427346</text:p>
          </table:table-cell>
          <table:table-cell office:value-type="float" office:value="0.433301">
            <text:p>0.433301</text:p>
          </table:table-cell>
          <table:table-cell office:value-type="float" office:value="0.432154">
            <text:p>0.432154</text:p>
          </table:table-cell>
          <table:table-cell office:value-type="float" office:value="0.42775">
            <text:p>0.42775</text:p>
          </table:table-cell>
          <table:table-cell office:value-type="float" office:value="0.429831">
            <text:p>0.429831</text:p>
          </table:table-cell>
          <table:table-cell office:value-type="float" office:value="0.42595">
            <text:p>0.42595</text:p>
          </table:table-cell>
          <table:table-cell office:value-type="float" office:value="0.426254">
            <text:p>0.426254</text:p>
          </table:table-cell>
          <table:table-cell office:value-type="float" office:value="0.425803">
            <text:p>0.425803</text:p>
          </table:table-cell>
          <table:table-cell office:value-type="float" office:value="0.425747">
            <text:p>0.425747</text:p>
          </table:table-cell>
          <table:table-cell office:value-type="float" office:value="0.426859">
            <text:p>0.426859</text:p>
          </table:table-cell>
          <table:table-cell office:value-type="float" office:value="0.434445">
            <text:p>0.434445</text:p>
          </table:table-cell>
          <table:table-cell office:value-type="float" office:value="0.428907">
            <text:p>0.428907</text:p>
          </table:table-cell>
          <table:table-cell office:value-type="float" office:value="0.428766">
            <text:p>0.428766</text:p>
          </table:table-cell>
          <table:table-cell office:value-type="float" office:value="0.429311">
            <text:p>0.429311</text:p>
          </table:table-cell>
          <table:table-cell table:formula="of:=AVERAGE([.B32:.AE32])" office:value-type="float" office:value="0.427761466666667">
            <text:p>0.4277614667</text:p>
          </table:table-cell>
          <table:table-cell table:formula="of:=VAR([.B32:.AE32])" office:value-type="float" office:value="0.00000519126405057469">
            <text:p>5.19126405057469E-006</text:p>
          </table:table-cell>
          <table:table-cell table:formula="of:=STDEV([.B32:.AE32])" office:value-type="float" office:value="0.00227843456139839">
            <text:p>0.0022784346</text:p>
          </table:table-cell>
          <table:table-cell table:formula="of:=CONFIDENCE(0.95;[.AH32];30)" office:value-type="float" office:value="0.000026084974617538">
            <text:p>0.000026085</text:p>
          </table:table-cell>
          <table:table-cell table:formula="of:=[.AF32]+[.AI32]" office:value-type="float" office:value="0.427787551641284">
            <text:p>0.4277875516</text:p>
          </table:table-cell>
          <table:table-cell table:formula="of:=[.AF32]-[.AI32]" office:value-type="float" office:value="0.427735381692049">
            <text:p>0.42773538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90298">
            <text:p>0.490298</text:p>
          </table:table-cell>
          <table:table-cell office:value-type="float" office:value="0.489074">
            <text:p>0.489074</text:p>
          </table:table-cell>
          <table:table-cell office:value-type="float" office:value="0.489762">
            <text:p>0.489762</text:p>
          </table:table-cell>
          <table:table-cell office:value-type="float" office:value="0.490624">
            <text:p>0.490624</text:p>
          </table:table-cell>
          <table:table-cell office:value-type="float" office:value="0.490289">
            <text:p>0.490289</text:p>
          </table:table-cell>
          <table:table-cell office:value-type="float" office:value="0.493212">
            <text:p>0.493212</text:p>
          </table:table-cell>
          <table:table-cell office:value-type="float" office:value="0.490023">
            <text:p>0.490023</text:p>
          </table:table-cell>
          <table:table-cell office:value-type="float" office:value="0.490297">
            <text:p>0.490297</text:p>
          </table:table-cell>
          <table:table-cell office:value-type="float" office:value="0.489288">
            <text:p>0.489288</text:p>
          </table:table-cell>
          <table:table-cell office:value-type="float" office:value="0.489491">
            <text:p>0.489491</text:p>
          </table:table-cell>
          <table:table-cell office:value-type="float" office:value="0.489554">
            <text:p>0.489554</text:p>
          </table:table-cell>
          <table:table-cell office:value-type="float" office:value="0.489253">
            <text:p>0.489253</text:p>
          </table:table-cell>
          <table:table-cell office:value-type="float" office:value="0.490306">
            <text:p>0.490306</text:p>
          </table:table-cell>
          <table:table-cell office:value-type="float" office:value="0.490425">
            <text:p>0.490425</text:p>
          </table:table-cell>
          <table:table-cell office:value-type="float" office:value="0.489726">
            <text:p>0.489726</text:p>
          </table:table-cell>
          <table:table-cell office:value-type="float" office:value="0.489243">
            <text:p>0.489243</text:p>
          </table:table-cell>
          <table:table-cell office:value-type="float" office:value="0.489308">
            <text:p>0.489308</text:p>
          </table:table-cell>
          <table:table-cell office:value-type="float" office:value="0.49344">
            <text:p>0.49344</text:p>
          </table:table-cell>
          <table:table-cell office:value-type="float" office:value="0.491678">
            <text:p>0.491678</text:p>
          </table:table-cell>
          <table:table-cell office:value-type="float" office:value="0.488962">
            <text:p>0.488962</text:p>
          </table:table-cell>
          <table:table-cell office:value-type="float" office:value="0.489876">
            <text:p>0.489876</text:p>
          </table:table-cell>
          <table:table-cell office:value-type="float" office:value="0.489237">
            <text:p>0.489237</text:p>
          </table:table-cell>
          <table:table-cell office:value-type="float" office:value="0.489215">
            <text:p>0.489215</text:p>
          </table:table-cell>
          <table:table-cell office:value-type="float" office:value="0.490935">
            <text:p>0.490935</text:p>
          </table:table-cell>
          <table:table-cell office:value-type="float" office:value="0.489803">
            <text:p>0.489803</text:p>
          </table:table-cell>
          <table:table-cell office:value-type="float" office:value="0.489852">
            <text:p>0.489852</text:p>
          </table:table-cell>
          <table:table-cell office:value-type="float" office:value="0.489956">
            <text:p>0.489956</text:p>
          </table:table-cell>
          <table:table-cell office:value-type="float" office:value="0.491542">
            <text:p>0.491542</text:p>
          </table:table-cell>
          <table:table-cell office:value-type="float" office:value="0.48981">
            <text:p>0.48981</text:p>
          </table:table-cell>
          <table:table-cell office:value-type="float" office:value="0.489965">
            <text:p>0.489965</text:p>
          </table:table-cell>
          <table:table-cell table:formula="of:=AVERAGE([.B33:.AE33])" office:value-type="float" office:value="0.490148133333333">
            <text:p>0.4901481333</text:p>
          </table:table-cell>
          <table:table-cell table:formula="of:=VAR([.B33:.AE33])" office:value-type="float" office:value="0.00000118758136091956">
            <text:p>1.18758136091956E-006</text:p>
          </table:table-cell>
          <table:table-cell table:formula="of:=STDEV([.B33:.AE33])" office:value-type="float" office:value="0.0010897620661959">
            <text:p>0.0010897621</text:p>
          </table:table-cell>
          <table:table-cell table:formula="of:=CONFIDENCE(0.95;[.AH33];30)" office:value-type="float" office:value="0.0000124762924147486">
            <text:p>1.24762924147486E-005</text:p>
          </table:table-cell>
          <table:table-cell table:formula="of:=[.AF33]+[.AI33]" office:value-type="float" office:value="0.490160609625748">
            <text:p>0.4901606096</text:p>
          </table:table-cell>
          <table:table-cell table:formula="of:=[.AF33]-[.AI33]" office:value-type="float" office:value="0.490135657040919">
            <text:p>0.49013565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07161">
            <text:p>0.507161</text:p>
          </table:table-cell>
          <table:table-cell office:value-type="float" office:value="0.507337">
            <text:p>0.507337</text:p>
          </table:table-cell>
          <table:table-cell office:value-type="float" office:value="0.511822">
            <text:p>0.511822</text:p>
          </table:table-cell>
          <table:table-cell office:value-type="float" office:value="0.507593">
            <text:p>0.507593</text:p>
          </table:table-cell>
          <table:table-cell office:value-type="float" office:value="0.508544">
            <text:p>0.508544</text:p>
          </table:table-cell>
          <table:table-cell office:value-type="float" office:value="0.506798">
            <text:p>0.506798</text:p>
          </table:table-cell>
          <table:table-cell office:value-type="float" office:value="0.507618">
            <text:p>0.507618</text:p>
          </table:table-cell>
          <table:table-cell office:value-type="float" office:value="0.507152">
            <text:p>0.507152</text:p>
          </table:table-cell>
          <table:table-cell office:value-type="float" office:value="0.50828">
            <text:p>0.50828</text:p>
          </table:table-cell>
          <table:table-cell office:value-type="float" office:value="0.507869">
            <text:p>0.507869</text:p>
          </table:table-cell>
          <table:table-cell office:value-type="float" office:value="0.507332">
            <text:p>0.507332</text:p>
          </table:table-cell>
          <table:table-cell office:value-type="float" office:value="0.507297">
            <text:p>0.507297</text:p>
          </table:table-cell>
          <table:table-cell office:value-type="float" office:value="0.507857">
            <text:p>0.507857</text:p>
          </table:table-cell>
          <table:table-cell office:value-type="float" office:value="0.506841">
            <text:p>0.506841</text:p>
          </table:table-cell>
          <table:table-cell office:value-type="float" office:value="0.507118">
            <text:p>0.507118</text:p>
          </table:table-cell>
          <table:table-cell office:value-type="float" office:value="0.506602">
            <text:p>0.506602</text:p>
          </table:table-cell>
          <table:table-cell office:value-type="float" office:value="0.508144">
            <text:p>0.508144</text:p>
          </table:table-cell>
          <table:table-cell office:value-type="float" office:value="0.507757">
            <text:p>0.507757</text:p>
          </table:table-cell>
          <table:table-cell office:value-type="float" office:value="0.507997">
            <text:p>0.507997</text:p>
          </table:table-cell>
          <table:table-cell office:value-type="float" office:value="0.509001">
            <text:p>0.509001</text:p>
          </table:table-cell>
          <table:table-cell office:value-type="float" office:value="0.513482">
            <text:p>0.513482</text:p>
          </table:table-cell>
          <table:table-cell office:value-type="float" office:value="0.506989">
            <text:p>0.506989</text:p>
          </table:table-cell>
          <table:table-cell office:value-type="float" office:value="0.507086">
            <text:p>0.507086</text:p>
          </table:table-cell>
          <table:table-cell office:value-type="float" office:value="0.507775">
            <text:p>0.507775</text:p>
          </table:table-cell>
          <table:table-cell office:value-type="float" office:value="0.507016">
            <text:p>0.507016</text:p>
          </table:table-cell>
          <table:table-cell office:value-type="float" office:value="0.508652">
            <text:p>0.508652</text:p>
          </table:table-cell>
          <table:table-cell office:value-type="float" office:value="0.50827">
            <text:p>0.50827</text:p>
          </table:table-cell>
          <table:table-cell office:value-type="float" office:value="0.508268">
            <text:p>0.508268</text:p>
          </table:table-cell>
          <table:table-cell office:value-type="float" office:value="0.508005">
            <text:p>0.508005</text:p>
          </table:table-cell>
          <table:table-cell office:value-type="float" office:value="0.507552">
            <text:p>0.507552</text:p>
          </table:table-cell>
          <table:table-cell table:formula="of:=AVERAGE([.B34:.AE34])" office:value-type="float" office:value="0.507973833333333">
            <text:p>0.5079738333</text:p>
          </table:table-cell>
          <table:table-cell table:formula="of:=VAR([.B34:.AE34])" office:value-type="float" office:value="0.00000201431641954024">
            <text:p>2.01431641954024E-006</text:p>
          </table:table-cell>
          <table:table-cell table:formula="of:=STDEV([.B34:.AE34])" office:value-type="float" office:value="0.00141926615528598">
            <text:p>0.0014192662</text:p>
          </table:table-cell>
          <table:table-cell table:formula="of:=CONFIDENCE(0.95;[.AH34];30)" office:value-type="float" office:value="0.0000162486657564759">
            <text:p>1.62486657564759E-005</text:p>
          </table:table-cell>
          <table:table-cell table:formula="of:=[.AF34]+[.AI34]" office:value-type="float" office:value="0.50799008199909">
            <text:p>0.507990082</text:p>
          </table:table-cell>
          <table:table-cell table:formula="of:=[.AF34]-[.AI34]" office:value-type="float" office:value="0.507957584667577">
            <text:p>0.507957584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26422">
            <text:p>0.526422</text:p>
          </table:table-cell>
          <table:table-cell office:value-type="float" office:value="0.526893">
            <text:p>0.526893</text:p>
          </table:table-cell>
          <table:table-cell office:value-type="float" office:value="0.527277">
            <text:p>0.527277</text:p>
          </table:table-cell>
          <table:table-cell office:value-type="float" office:value="0.537401">
            <text:p>0.537401</text:p>
          </table:table-cell>
          <table:table-cell office:value-type="float" office:value="0.526609">
            <text:p>0.526609</text:p>
          </table:table-cell>
          <table:table-cell office:value-type="float" office:value="0.526684">
            <text:p>0.526684</text:p>
          </table:table-cell>
          <table:table-cell office:value-type="float" office:value="0.526598">
            <text:p>0.526598</text:p>
          </table:table-cell>
          <table:table-cell office:value-type="float" office:value="0.525917">
            <text:p>0.525917</text:p>
          </table:table-cell>
          <table:table-cell office:value-type="float" office:value="0.525984">
            <text:p>0.525984</text:p>
          </table:table-cell>
          <table:table-cell office:value-type="float" office:value="0.526401">
            <text:p>0.526401</text:p>
          </table:table-cell>
          <table:table-cell office:value-type="float" office:value="0.52745">
            <text:p>0.52745</text:p>
          </table:table-cell>
          <table:table-cell office:value-type="float" office:value="0.526943">
            <text:p>0.526943</text:p>
          </table:table-cell>
          <table:table-cell office:value-type="float" office:value="0.526273">
            <text:p>0.526273</text:p>
          </table:table-cell>
          <table:table-cell office:value-type="float" office:value="0.527735">
            <text:p>0.527735</text:p>
          </table:table-cell>
          <table:table-cell office:value-type="float" office:value="0.537327">
            <text:p>0.537327</text:p>
          </table:table-cell>
          <table:table-cell office:value-type="float" office:value="0.526168">
            <text:p>0.526168</text:p>
          </table:table-cell>
          <table:table-cell office:value-type="float" office:value="0.526468">
            <text:p>0.526468</text:p>
          </table:table-cell>
          <table:table-cell office:value-type="float" office:value="0.528343">
            <text:p>0.528343</text:p>
          </table:table-cell>
          <table:table-cell office:value-type="float" office:value="0.52686">
            <text:p>0.52686</text:p>
          </table:table-cell>
          <table:table-cell office:value-type="float" office:value="0.527176">
            <text:p>0.527176</text:p>
          </table:table-cell>
          <table:table-cell office:value-type="float" office:value="0.527926">
            <text:p>0.527926</text:p>
          </table:table-cell>
          <table:table-cell office:value-type="float" office:value="0.573685">
            <text:p>0.573685</text:p>
          </table:table-cell>
          <table:table-cell office:value-type="float" office:value="0.526584">
            <text:p>0.526584</text:p>
          </table:table-cell>
          <table:table-cell office:value-type="float" office:value="0.527036">
            <text:p>0.527036</text:p>
          </table:table-cell>
          <table:table-cell office:value-type="float" office:value="0.527964">
            <text:p>0.527964</text:p>
          </table:table-cell>
          <table:table-cell office:value-type="float" office:value="0.527567">
            <text:p>0.527567</text:p>
          </table:table-cell>
          <table:table-cell office:value-type="float" office:value="0.5262">
            <text:p>0.5262</text:p>
          </table:table-cell>
          <table:table-cell office:value-type="float" office:value="0.525658">
            <text:p>0.525658</text:p>
          </table:table-cell>
          <table:table-cell office:value-type="float" office:value="0.529492">
            <text:p>0.529492</text:p>
          </table:table-cell>
          <table:table-cell office:value-type="float" office:value="0.526673">
            <text:p>0.526673</text:p>
          </table:table-cell>
          <table:table-cell table:formula="of:=AVERAGE([.B35:.AE35])" office:value-type="float" office:value="0.529190466666667">
            <text:p>0.5291904667</text:p>
          </table:table-cell>
          <table:table-cell table:formula="of:=VAR([.B35:.AE35])" office:value-type="float" office:value="0.0000782385421885059">
            <text:p>7.82385421885059E-005</text:p>
          </table:table-cell>
          <table:table-cell table:formula="of:=STDEV([.B35:.AE35])" office:value-type="float" office:value="0.00884525534897133">
            <text:p>0.0088452553</text:p>
          </table:table-cell>
          <table:table-cell table:formula="of:=CONFIDENCE(0.95;[.AH35];30)" office:value-type="float" office:value="0.000101266134728025">
            <text:p>0.0001012661</text:p>
          </table:table-cell>
          <table:table-cell table:formula="of:=[.AF35]+[.AI35]" office:value-type="float" office:value="0.529291732801395">
            <text:p>0.5292917328</text:p>
          </table:table-cell>
          <table:table-cell table:formula="of:=[.AF35]-[.AI35]" office:value-type="float" office:value="0.529089200531939">
            <text:p>0.52908920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38334">
            <text:p>0.638334</text:p>
          </table:table-cell>
          <table:table-cell office:value-type="float" office:value="0.548335">
            <text:p>0.548335</text:p>
          </table:table-cell>
          <table:table-cell office:value-type="float" office:value="0.546413">
            <text:p>0.546413</text:p>
          </table:table-cell>
          <table:table-cell office:value-type="float" office:value="0.546723">
            <text:p>0.546723</text:p>
          </table:table-cell>
          <table:table-cell office:value-type="float" office:value="0.546358">
            <text:p>0.546358</text:p>
          </table:table-cell>
          <table:table-cell office:value-type="float" office:value="0.546233">
            <text:p>0.546233</text:p>
          </table:table-cell>
          <table:table-cell office:value-type="float" office:value="0.551546">
            <text:p>0.551546</text:p>
          </table:table-cell>
          <table:table-cell office:value-type="float" office:value="0.549589">
            <text:p>0.549589</text:p>
          </table:table-cell>
          <table:table-cell office:value-type="float" office:value="0.546128">
            <text:p>0.546128</text:p>
          </table:table-cell>
          <table:table-cell office:value-type="float" office:value="0.55">
            <text:p>0.55</text:p>
          </table:table-cell>
          <table:table-cell office:value-type="float" office:value="0.546396">
            <text:p>0.546396</text:p>
          </table:table-cell>
          <table:table-cell office:value-type="float" office:value="0.548714">
            <text:p>0.548714</text:p>
          </table:table-cell>
          <table:table-cell office:value-type="float" office:value="0.546265">
            <text:p>0.546265</text:p>
          </table:table-cell>
          <table:table-cell office:value-type="float" office:value="0.548225">
            <text:p>0.548225</text:p>
          </table:table-cell>
          <table:table-cell office:value-type="float" office:value="0.547099">
            <text:p>0.547099</text:p>
          </table:table-cell>
          <table:table-cell office:value-type="float" office:value="0.54707">
            <text:p>0.54707</text:p>
          </table:table-cell>
          <table:table-cell office:value-type="float" office:value="0.553079">
            <text:p>0.553079</text:p>
          </table:table-cell>
          <table:table-cell office:value-type="float" office:value="0.546644">
            <text:p>0.546644</text:p>
          </table:table-cell>
          <table:table-cell office:value-type="float" office:value="0.546427">
            <text:p>0.546427</text:p>
          </table:table-cell>
          <table:table-cell office:value-type="float" office:value="0.548447">
            <text:p>0.548447</text:p>
          </table:table-cell>
          <table:table-cell office:value-type="float" office:value="0.552199">
            <text:p>0.552199</text:p>
          </table:table-cell>
          <table:table-cell office:value-type="float" office:value="0.547056">
            <text:p>0.547056</text:p>
          </table:table-cell>
          <table:table-cell office:value-type="float" office:value="0.546311">
            <text:p>0.546311</text:p>
          </table:table-cell>
          <table:table-cell office:value-type="float" office:value="0.546274">
            <text:p>0.546274</text:p>
          </table:table-cell>
          <table:table-cell office:value-type="float" office:value="0.54688">
            <text:p>0.54688</text:p>
          </table:table-cell>
          <table:table-cell office:value-type="float" office:value="0.546808">
            <text:p>0.546808</text:p>
          </table:table-cell>
          <table:table-cell office:value-type="float" office:value="0.662906">
            <text:p>0.662906</text:p>
          </table:table-cell>
          <table:table-cell office:value-type="float" office:value="0.551502">
            <text:p>0.551502</text:p>
          </table:table-cell>
          <table:table-cell office:value-type="float" office:value="0.546123">
            <text:p>0.546123</text:p>
          </table:table-cell>
          <table:table-cell office:value-type="float" office:value="0.546189">
            <text:p>0.546189</text:p>
          </table:table-cell>
          <table:table-cell table:formula="of:=AVERAGE([.B36:.AE36])" office:value-type="float" office:value="0.554675766666666">
            <text:p>0.5546757667</text:p>
          </table:table-cell>
          <table:table-cell table:formula="of:=VAR([.B36:.AE36])" office:value-type="float" office:value="0.000694605306943678">
            <text:p>0.0006946053</text:p>
          </table:table-cell>
          <table:table-cell table:formula="of:=STDEV([.B36:.AE36])" office:value-type="float" office:value="0.0263553658093315">
            <text:p>0.0263553658</text:p>
          </table:table-cell>
          <table:table-cell table:formula="of:=CONFIDENCE(0.95;[.AH36];30)" office:value-type="float" office:value="0.00030173306700123">
            <text:p>0.0003017331</text:p>
          </table:table-cell>
          <table:table-cell table:formula="of:=[.AF36]+[.AI36]" office:value-type="float" office:value="0.554977499733668">
            <text:p>0.5549774997</text:p>
          </table:table-cell>
          <table:table-cell table:formula="of:=[.AF36]-[.AI36]" office:value-type="float" office:value="0.554374033599665">
            <text:p>0.554374033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47873">
            <text:p>0.547873</text:p>
          </table:table-cell>
          <table:table-cell office:value-type="float" office:value="0.550172">
            <text:p>0.550172</text:p>
          </table:table-cell>
          <table:table-cell office:value-type="float" office:value="0.551023">
            <text:p>0.551023</text:p>
          </table:table-cell>
          <table:table-cell office:value-type="float" office:value="0.549922">
            <text:p>0.549922</text:p>
          </table:table-cell>
          <table:table-cell office:value-type="float" office:value="0.550034">
            <text:p>0.550034</text:p>
          </table:table-cell>
          <table:table-cell office:value-type="float" office:value="0.54998">
            <text:p>0.54998</text:p>
          </table:table-cell>
          <table:table-cell office:value-type="float" office:value="0.548539">
            <text:p>0.548539</text:p>
          </table:table-cell>
          <table:table-cell office:value-type="float" office:value="0.548569">
            <text:p>0.548569</text:p>
          </table:table-cell>
          <table:table-cell office:value-type="float" office:value="0.549045">
            <text:p>0.549045</text:p>
          </table:table-cell>
          <table:table-cell office:value-type="float" office:value="0.551557">
            <text:p>0.551557</text:p>
          </table:table-cell>
          <table:table-cell office:value-type="float" office:value="0.570877">
            <text:p>0.570877</text:p>
          </table:table-cell>
          <table:table-cell office:value-type="float" office:value="0.562812">
            <text:p>0.562812</text:p>
          </table:table-cell>
          <table:table-cell office:value-type="float" office:value="0.549207">
            <text:p>0.549207</text:p>
          </table:table-cell>
          <table:table-cell office:value-type="float" office:value="0.548547">
            <text:p>0.548547</text:p>
          </table:table-cell>
          <table:table-cell office:value-type="float" office:value="0.553643">
            <text:p>0.553643</text:p>
          </table:table-cell>
          <table:table-cell office:value-type="float" office:value="0.554736">
            <text:p>0.554736</text:p>
          </table:table-cell>
          <table:table-cell office:value-type="float" office:value="0.551058">
            <text:p>0.551058</text:p>
          </table:table-cell>
          <table:table-cell office:value-type="float" office:value="0.550999">
            <text:p>0.550999</text:p>
          </table:table-cell>
          <table:table-cell office:value-type="float" office:value="0.550317">
            <text:p>0.550317</text:p>
          </table:table-cell>
          <table:table-cell office:value-type="float" office:value="0.548422">
            <text:p>0.548422</text:p>
          </table:table-cell>
          <table:table-cell office:value-type="float" office:value="0.548656">
            <text:p>0.548656</text:p>
          </table:table-cell>
          <table:table-cell office:value-type="float" office:value="0.548715">
            <text:p>0.548715</text:p>
          </table:table-cell>
          <table:table-cell office:value-type="float" office:value="0.549672">
            <text:p>0.549672</text:p>
          </table:table-cell>
          <table:table-cell office:value-type="float" office:value="0.552193">
            <text:p>0.552193</text:p>
          </table:table-cell>
          <table:table-cell office:value-type="float" office:value="0.55129">
            <text:p>0.55129</text:p>
          </table:table-cell>
          <table:table-cell office:value-type="float" office:value="0.549987">
            <text:p>0.549987</text:p>
          </table:table-cell>
          <table:table-cell office:value-type="float" office:value="0.549145">
            <text:p>0.549145</text:p>
          </table:table-cell>
          <table:table-cell office:value-type="float" office:value="0.550834">
            <text:p>0.550834</text:p>
          </table:table-cell>
          <table:table-cell office:value-type="float" office:value="0.553428">
            <text:p>0.553428</text:p>
          </table:table-cell>
          <table:table-cell office:value-type="float" office:value="0.550298">
            <text:p>0.550298</text:p>
          </table:table-cell>
          <table:table-cell table:formula="of:=AVERAGE([.B37:.AE37])" office:value-type="float" office:value="0.551385">
            <text:p>0.551385</text:p>
          </table:table-cell>
          <table:table-cell table:formula="of:=VAR([.B37:.AE37])" office:value-type="float" office:value="0.0000214493287586207">
            <text:p>2.14493287586207E-005</text:p>
          </table:table-cell>
          <table:table-cell table:formula="of:=STDEV([.B37:.AE37])" office:value-type="float" office:value="0.00463134200406542">
            <text:p>0.004631342</text:p>
          </table:table-cell>
          <table:table-cell table:formula="of:=CONFIDENCE(0.95;[.AH37];30)" office:value-type="float" office:value="0.0000530225623627467">
            <text:p>5.30225623627467E-005</text:p>
          </table:table-cell>
          <table:table-cell table:formula="of:=[.AF37]+[.AI37]" office:value-type="float" office:value="0.551438022562363">
            <text:p>0.5514380226</text:p>
          </table:table-cell>
          <table:table-cell table:formula="of:=[.AF37]-[.AI37]" office:value-type="float" office:value="0.551331977437637">
            <text:p>0.55133197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67914">
            <text:p>0.567914</text:p>
          </table:table-cell>
          <table:table-cell office:value-type="float" office:value="0.5661">
            <text:p>0.5661</text:p>
          </table:table-cell>
          <table:table-cell office:value-type="float" office:value="0.564053">
            <text:p>0.564053</text:p>
          </table:table-cell>
          <table:table-cell office:value-type="float" office:value="0.563873">
            <text:p>0.563873</text:p>
          </table:table-cell>
          <table:table-cell office:value-type="float" office:value="0.563582">
            <text:p>0.563582</text:p>
          </table:table-cell>
          <table:table-cell office:value-type="float" office:value="0.573219">
            <text:p>0.573219</text:p>
          </table:table-cell>
          <table:table-cell office:value-type="float" office:value="0.567109">
            <text:p>0.567109</text:p>
          </table:table-cell>
          <table:table-cell office:value-type="float" office:value="0.564537">
            <text:p>0.564537</text:p>
          </table:table-cell>
          <table:table-cell office:value-type="float" office:value="0.566524">
            <text:p>0.566524</text:p>
          </table:table-cell>
          <table:table-cell office:value-type="float" office:value="0.563749">
            <text:p>0.563749</text:p>
          </table:table-cell>
          <table:table-cell office:value-type="float" office:value="0.564053">
            <text:p>0.564053</text:p>
          </table:table-cell>
          <table:table-cell office:value-type="float" office:value="0.565928">
            <text:p>0.565928</text:p>
          </table:table-cell>
          <table:table-cell office:value-type="float" office:value="0.569263">
            <text:p>0.569263</text:p>
          </table:table-cell>
          <table:table-cell office:value-type="float" office:value="0.565416">
            <text:p>0.565416</text:p>
          </table:table-cell>
          <table:table-cell office:value-type="float" office:value="0.564735">
            <text:p>0.564735</text:p>
          </table:table-cell>
          <table:table-cell office:value-type="float" office:value="0.564014">
            <text:p>0.564014</text:p>
          </table:table-cell>
          <table:table-cell office:value-type="float" office:value="0.56387">
            <text:p>0.56387</text:p>
          </table:table-cell>
          <table:table-cell office:value-type="float" office:value="0.563557">
            <text:p>0.563557</text:p>
          </table:table-cell>
          <table:table-cell office:value-type="float" office:value="0.565583">
            <text:p>0.565583</text:p>
          </table:table-cell>
          <table:table-cell office:value-type="float" office:value="0.564724">
            <text:p>0.564724</text:p>
          </table:table-cell>
          <table:table-cell office:value-type="float" office:value="0.564605">
            <text:p>0.564605</text:p>
          </table:table-cell>
          <table:table-cell office:value-type="float" office:value="0.567471">
            <text:p>0.567471</text:p>
          </table:table-cell>
          <table:table-cell office:value-type="float" office:value="0.573289">
            <text:p>0.573289</text:p>
          </table:table-cell>
          <table:table-cell office:value-type="float" office:value="0.566833">
            <text:p>0.566833</text:p>
          </table:table-cell>
          <table:table-cell office:value-type="float" office:value="0.564816">
            <text:p>0.564816</text:p>
          </table:table-cell>
          <table:table-cell office:value-type="float" office:value="0.565246">
            <text:p>0.565246</text:p>
          </table:table-cell>
          <table:table-cell office:value-type="float" office:value="0.565197">
            <text:p>0.565197</text:p>
          </table:table-cell>
          <table:table-cell office:value-type="float" office:value="0.564456">
            <text:p>0.564456</text:p>
          </table:table-cell>
          <table:table-cell office:value-type="float" office:value="0.563791">
            <text:p>0.563791</text:p>
          </table:table-cell>
          <table:table-cell office:value-type="float" office:value="0.566782">
            <text:p>0.566782</text:p>
          </table:table-cell>
          <table:table-cell table:formula="of:=AVERAGE([.B38:.AE38])" office:value-type="float" office:value="0.565809633333333">
            <text:p>0.5658096333</text:p>
          </table:table-cell>
          <table:table-cell table:formula="of:=VAR([.B38:.AE38])" office:value-type="float" office:value="0.00000615976251609186">
            <text:p>6.15976251609186E-006</text:p>
          </table:table-cell>
          <table:table-cell table:formula="of:=STDEV([.B38:.AE38])" office:value-type="float" office:value="0.00248188688624036">
            <text:p>0.0024818869</text:p>
          </table:table-cell>
          <table:table-cell table:formula="of:=CONFIDENCE(0.95;[.AH38];30)" office:value-type="float" office:value="0.0000284142268239847">
            <text:p>2.84142268239847E-005</text:p>
          </table:table-cell>
          <table:table-cell table:formula="of:=[.AF38]+[.AI38]" office:value-type="float" office:value="0.565838047560157">
            <text:p>0.5658380476</text:p>
          </table:table-cell>
          <table:table-cell table:formula="of:=[.AF38]-[.AI38]" office:value-type="float" office:value="0.565781219106509">
            <text:p>0.565781219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65138">
            <text:p>0.565138</text:p>
          </table:table-cell>
          <table:table-cell office:value-type="float" office:value="0.574039">
            <text:p>0.574039</text:p>
          </table:table-cell>
          <table:table-cell office:value-type="float" office:value="0.567729">
            <text:p>0.567729</text:p>
          </table:table-cell>
          <table:table-cell office:value-type="float" office:value="0.566169">
            <text:p>0.566169</text:p>
          </table:table-cell>
          <table:table-cell office:value-type="float" office:value="0.565026">
            <text:p>0.565026</text:p>
          </table:table-cell>
          <table:table-cell office:value-type="float" office:value="0.566415">
            <text:p>0.566415</text:p>
          </table:table-cell>
          <table:table-cell office:value-type="float" office:value="0.566602">
            <text:p>0.566602</text:p>
          </table:table-cell>
          <table:table-cell office:value-type="float" office:value="0.566088">
            <text:p>0.566088</text:p>
          </table:table-cell>
          <table:table-cell office:value-type="float" office:value="0.569431">
            <text:p>0.569431</text:p>
          </table:table-cell>
          <table:table-cell office:value-type="float" office:value="0.566201">
            <text:p>0.566201</text:p>
          </table:table-cell>
          <table:table-cell office:value-type="float" office:value="0.565279">
            <text:p>0.565279</text:p>
          </table:table-cell>
          <table:table-cell office:value-type="float" office:value="0.57143">
            <text:p>0.57143</text:p>
          </table:table-cell>
          <table:table-cell office:value-type="float" office:value="0.566562">
            <text:p>0.566562</text:p>
          </table:table-cell>
          <table:table-cell office:value-type="float" office:value="0.565776">
            <text:p>0.565776</text:p>
          </table:table-cell>
          <table:table-cell office:value-type="float" office:value="0.564954">
            <text:p>0.564954</text:p>
          </table:table-cell>
          <table:table-cell office:value-type="float" office:value="0.566721">
            <text:p>0.566721</text:p>
          </table:table-cell>
          <table:table-cell office:value-type="float" office:value="0.571623">
            <text:p>0.571623</text:p>
          </table:table-cell>
          <table:table-cell office:value-type="float" office:value="0.565486">
            <text:p>0.565486</text:p>
          </table:table-cell>
          <table:table-cell office:value-type="float" office:value="0.564669">
            <text:p>0.564669</text:p>
          </table:table-cell>
          <table:table-cell office:value-type="float" office:value="0.566737">
            <text:p>0.566737</text:p>
          </table:table-cell>
          <table:table-cell office:value-type="float" office:value="0.566291">
            <text:p>0.566291</text:p>
          </table:table-cell>
          <table:table-cell office:value-type="float" office:value="0.566926">
            <text:p>0.566926</text:p>
          </table:table-cell>
          <table:table-cell office:value-type="float" office:value="0.566984">
            <text:p>0.566984</text:p>
          </table:table-cell>
          <table:table-cell office:value-type="float" office:value="0.565953">
            <text:p>0.565953</text:p>
          </table:table-cell>
          <table:table-cell office:value-type="float" office:value="0.565287">
            <text:p>0.565287</text:p>
          </table:table-cell>
          <table:table-cell office:value-type="float" office:value="0.565064">
            <text:p>0.565064</text:p>
          </table:table-cell>
          <table:table-cell office:value-type="float" office:value="0.569449">
            <text:p>0.569449</text:p>
          </table:table-cell>
          <table:table-cell office:value-type="float" office:value="0.570063">
            <text:p>0.570063</text:p>
          </table:table-cell>
          <table:table-cell office:value-type="float" office:value="0.576567">
            <text:p>0.576567</text:p>
          </table:table-cell>
          <table:table-cell office:value-type="float" office:value="0.567609">
            <text:p>0.567609</text:p>
          </table:table-cell>
          <table:table-cell table:formula="of:=AVERAGE([.B39:.AE39])" office:value-type="float" office:value="0.567408933333333">
            <text:p>0.5674089333</text:p>
          </table:table-cell>
          <table:table-cell table:formula="of:=VAR([.B39:.AE39])" office:value-type="float" office:value="0.0000080782684091954">
            <text:p>8.0782684091954E-006</text:p>
          </table:table-cell>
          <table:table-cell table:formula="of:=STDEV([.B39:.AE39])" office:value-type="float" office:value="0.00284222947863036">
            <text:p>0.0028422295</text:p>
          </table:table-cell>
          <table:table-cell table:formula="of:=CONFIDENCE(0.95;[.AH39];30)" office:value-type="float" office:value="0.0000325396590551136">
            <text:p>3.25396590551136E-005</text:p>
          </table:table-cell>
          <table:table-cell table:formula="of:=[.AF39]+[.AI39]" office:value-type="float" office:value="0.567441472992388">
            <text:p>0.567441473</text:p>
          </table:table-cell>
          <table:table-cell table:formula="of:=[.AF39]-[.AI39]" office:value-type="float" office:value="0.567376393674278">
            <text:p>0.567376393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68817">
            <text:p>0.568817</text:p>
          </table:table-cell>
          <table:table-cell office:value-type="float" office:value="0.570667">
            <text:p>0.570667</text:p>
          </table:table-cell>
          <table:table-cell office:value-type="float" office:value="0.569341">
            <text:p>0.569341</text:p>
          </table:table-cell>
          <table:table-cell office:value-type="float" office:value="0.569942">
            <text:p>0.569942</text:p>
          </table:table-cell>
          <table:table-cell office:value-type="float" office:value="0.571628">
            <text:p>0.571628</text:p>
          </table:table-cell>
          <table:table-cell office:value-type="float" office:value="0.582218">
            <text:p>0.582218</text:p>
          </table:table-cell>
          <table:table-cell office:value-type="float" office:value="0.571481">
            <text:p>0.571481</text:p>
          </table:table-cell>
          <table:table-cell office:value-type="float" office:value="0.569094">
            <text:p>0.569094</text:p>
          </table:table-cell>
          <table:table-cell office:value-type="float" office:value="0.570566">
            <text:p>0.570566</text:p>
          </table:table-cell>
          <table:table-cell office:value-type="float" office:value="0.570328">
            <text:p>0.570328</text:p>
          </table:table-cell>
          <table:table-cell office:value-type="float" office:value="0.570731">
            <text:p>0.570731</text:p>
          </table:table-cell>
          <table:table-cell office:value-type="float" office:value="0.57295">
            <text:p>0.57295</text:p>
          </table:table-cell>
          <table:table-cell office:value-type="float" office:value="0.571207">
            <text:p>0.571207</text:p>
          </table:table-cell>
          <table:table-cell office:value-type="float" office:value="0.569323">
            <text:p>0.569323</text:p>
          </table:table-cell>
          <table:table-cell office:value-type="float" office:value="0.570136">
            <text:p>0.570136</text:p>
          </table:table-cell>
          <table:table-cell office:value-type="float" office:value="0.568955">
            <text:p>0.568955</text:p>
          </table:table-cell>
          <table:table-cell office:value-type="float" office:value="0.570464">
            <text:p>0.570464</text:p>
          </table:table-cell>
          <table:table-cell office:value-type="float" office:value="0.571537">
            <text:p>0.571537</text:p>
          </table:table-cell>
          <table:table-cell office:value-type="float" office:value="0.573499">
            <text:p>0.573499</text:p>
          </table:table-cell>
          <table:table-cell office:value-type="float" office:value="0.570532">
            <text:p>0.570532</text:p>
          </table:table-cell>
          <table:table-cell office:value-type="float" office:value="0.56903">
            <text:p>0.56903</text:p>
          </table:table-cell>
          <table:table-cell office:value-type="float" office:value="0.569008">
            <text:p>0.569008</text:p>
          </table:table-cell>
          <table:table-cell office:value-type="float" office:value="0.574147">
            <text:p>0.574147</text:p>
          </table:table-cell>
          <table:table-cell office:value-type="float" office:value="0.575827">
            <text:p>0.575827</text:p>
          </table:table-cell>
          <table:table-cell office:value-type="float" office:value="0.570752">
            <text:p>0.570752</text:p>
          </table:table-cell>
          <table:table-cell office:value-type="float" office:value="0.569896">
            <text:p>0.569896</text:p>
          </table:table-cell>
          <table:table-cell office:value-type="float" office:value="0.569838">
            <text:p>0.569838</text:p>
          </table:table-cell>
          <table:table-cell office:value-type="float" office:value="0.574428">
            <text:p>0.574428</text:p>
          </table:table-cell>
          <table:table-cell office:value-type="float" office:value="0.569177">
            <text:p>0.569177</text:p>
          </table:table-cell>
          <table:table-cell office:value-type="float" office:value="0.570368">
            <text:p>0.570368</text:p>
          </table:table-cell>
          <table:table-cell table:formula="of:=AVERAGE([.B40:.AE40])" office:value-type="float" office:value="0.571196233333333">
            <text:p>0.5711962333</text:p>
          </table:table-cell>
          <table:table-cell table:formula="of:=VAR([.B40:.AE40])" office:value-type="float" office:value="0.00000745483087471267">
            <text:p>7.45483087471267E-006</text:p>
          </table:table-cell>
          <table:table-cell table:formula="of:=STDEV([.B40:.AE40])" office:value-type="float" office:value="0.00273035361715523">
            <text:p>0.0027303536</text:p>
          </table:table-cell>
          <table:table-cell table:formula="of:=CONFIDENCE(0.95;[.AH40];30)" office:value-type="float" office:value="0.0000312588327121781">
            <text:p>3.12588327121781E-005</text:p>
          </table:table-cell>
          <table:table-cell table:formula="of:=[.AF40]+[.AI40]" office:value-type="float" office:value="0.571227492166045">
            <text:p>0.5712274922</text:p>
          </table:table-cell>
          <table:table-cell table:formula="of:=[.AF40]-[.AI40]" office:value-type="float" office:value="0.571164974500621">
            <text:p>0.57116497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74028">
            <text:p>0.574028</text:p>
          </table:table-cell>
          <table:table-cell office:value-type="float" office:value="0.573782">
            <text:p>0.573782</text:p>
          </table:table-cell>
          <table:table-cell office:value-type="float" office:value="0.5735">
            <text:p>0.5735</text:p>
          </table:table-cell>
          <table:table-cell office:value-type="float" office:value="0.572786">
            <text:p>0.572786</text:p>
          </table:table-cell>
          <table:table-cell office:value-type="float" office:value="0.573265">
            <text:p>0.573265</text:p>
          </table:table-cell>
          <table:table-cell office:value-type="float" office:value="0.574242">
            <text:p>0.574242</text:p>
          </table:table-cell>
          <table:table-cell office:value-type="float" office:value="0.577074">
            <text:p>0.577074</text:p>
          </table:table-cell>
          <table:table-cell office:value-type="float" office:value="0.573188">
            <text:p>0.573188</text:p>
          </table:table-cell>
          <table:table-cell office:value-type="float" office:value="0.574318">
            <text:p>0.574318</text:p>
          </table:table-cell>
          <table:table-cell office:value-type="float" office:value="0.57344">
            <text:p>0.57344</text:p>
          </table:table-cell>
          <table:table-cell office:value-type="float" office:value="0.574754">
            <text:p>0.574754</text:p>
          </table:table-cell>
          <table:table-cell office:value-type="float" office:value="0.573715">
            <text:p>0.573715</text:p>
          </table:table-cell>
          <table:table-cell office:value-type="float" office:value="0.574444">
            <text:p>0.574444</text:p>
          </table:table-cell>
          <table:table-cell office:value-type="float" office:value="0.573854">
            <text:p>0.573854</text:p>
          </table:table-cell>
          <table:table-cell office:value-type="float" office:value="0.573856">
            <text:p>0.573856</text:p>
          </table:table-cell>
          <table:table-cell office:value-type="float" office:value="0.57556">
            <text:p>0.57556</text:p>
          </table:table-cell>
          <table:table-cell office:value-type="float" office:value="0.574142">
            <text:p>0.574142</text:p>
          </table:table-cell>
          <table:table-cell office:value-type="float" office:value="0.573964">
            <text:p>0.573964</text:p>
          </table:table-cell>
          <table:table-cell office:value-type="float" office:value="0.575883">
            <text:p>0.575883</text:p>
          </table:table-cell>
          <table:table-cell office:value-type="float" office:value="0.573766">
            <text:p>0.573766</text:p>
          </table:table-cell>
          <table:table-cell office:value-type="float" office:value="0.574202">
            <text:p>0.574202</text:p>
          </table:table-cell>
          <table:table-cell office:value-type="float" office:value="0.573096">
            <text:p>0.573096</text:p>
          </table:table-cell>
          <table:table-cell office:value-type="float" office:value="0.573441">
            <text:p>0.573441</text:p>
          </table:table-cell>
          <table:table-cell office:value-type="float" office:value="0.573611">
            <text:p>0.573611</text:p>
          </table:table-cell>
          <table:table-cell office:value-type="float" office:value="0.574109">
            <text:p>0.574109</text:p>
          </table:table-cell>
          <table:table-cell office:value-type="float" office:value="0.576038">
            <text:p>0.576038</text:p>
          </table:table-cell>
          <table:table-cell office:value-type="float" office:value="0.573495">
            <text:p>0.573495</text:p>
          </table:table-cell>
          <table:table-cell office:value-type="float" office:value="0.576164">
            <text:p>0.576164</text:p>
          </table:table-cell>
          <table:table-cell office:value-type="float" office:value="0.573244">
            <text:p>0.573244</text:p>
          </table:table-cell>
          <table:table-cell office:value-type="float" office:value="0.573511">
            <text:p>0.573511</text:p>
          </table:table-cell>
          <table:table-cell table:formula="of:=AVERAGE([.B41:.AE41])" office:value-type="float" office:value="0.574149066666667">
            <text:p>0.5741490667</text:p>
          </table:table-cell>
          <table:table-cell table:formula="of:=VAR([.B41:.AE41])" office:value-type="float" office:value="0.00000104855068505747">
            <text:p>1.04855068505747E-006</text:p>
          </table:table-cell>
          <table:table-cell table:formula="of:=STDEV([.B41:.AE41])" office:value-type="float" office:value="0.00102398763911361">
            <text:p>0.0010239876</text:p>
          </table:table-cell>
          <table:table-cell table:formula="of:=CONFIDENCE(0.95;[.AH41];30)" office:value-type="float" office:value="0.0000117232647483004">
            <text:p>1.17232647483004E-005</text:p>
          </table:table-cell>
          <table:table-cell table:formula="of:=[.AF41]+[.AI41]" office:value-type="float" office:value="0.574160789931415">
            <text:p>0.5741607899</text:p>
          </table:table-cell>
          <table:table-cell table:formula="of:=[.AF41]-[.AI41]" office:value-type="float" office:value="0.574137343401918">
            <text:p>0.57413734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86248">
            <text:p>0.586248</text:p>
          </table:table-cell>
          <table:table-cell office:value-type="float" office:value="0.586221">
            <text:p>0.586221</text:p>
          </table:table-cell>
          <table:table-cell office:value-type="float" office:value="0.608931">
            <text:p>0.608931</text:p>
          </table:table-cell>
          <table:table-cell office:value-type="float" office:value="0.584">
            <text:p>0.584</text:p>
          </table:table-cell>
          <table:table-cell office:value-type="float" office:value="0.59402">
            <text:p>0.59402</text:p>
          </table:table-cell>
          <table:table-cell office:value-type="float" office:value="0.584213">
            <text:p>0.584213</text:p>
          </table:table-cell>
          <table:table-cell office:value-type="float" office:value="0.584668">
            <text:p>0.584668</text:p>
          </table:table-cell>
          <table:table-cell office:value-type="float" office:value="0.586943">
            <text:p>0.586943</text:p>
          </table:table-cell>
          <table:table-cell office:value-type="float" office:value="0.584954">
            <text:p>0.584954</text:p>
          </table:table-cell>
          <table:table-cell office:value-type="float" office:value="0.584504">
            <text:p>0.584504</text:p>
          </table:table-cell>
          <table:table-cell office:value-type="float" office:value="0.58434">
            <text:p>0.58434</text:p>
          </table:table-cell>
          <table:table-cell office:value-type="float" office:value="0.583851">
            <text:p>0.583851</text:p>
          </table:table-cell>
          <table:table-cell office:value-type="float" office:value="0.584075">
            <text:p>0.584075</text:p>
          </table:table-cell>
          <table:table-cell office:value-type="float" office:value="0.588072">
            <text:p>0.588072</text:p>
          </table:table-cell>
          <table:table-cell office:value-type="float" office:value="0.587577">
            <text:p>0.587577</text:p>
          </table:table-cell>
          <table:table-cell office:value-type="float" office:value="0.584971">
            <text:p>0.584971</text:p>
          </table:table-cell>
          <table:table-cell office:value-type="float" office:value="0.589195">
            <text:p>0.589195</text:p>
          </table:table-cell>
          <table:table-cell office:value-type="float" office:value="0.589311">
            <text:p>0.589311</text:p>
          </table:table-cell>
          <table:table-cell office:value-type="float" office:value="0.589384">
            <text:p>0.589384</text:p>
          </table:table-cell>
          <table:table-cell office:value-type="float" office:value="0.585644">
            <text:p>0.585644</text:p>
          </table:table-cell>
          <table:table-cell office:value-type="float" office:value="0.585789">
            <text:p>0.585789</text:p>
          </table:table-cell>
          <table:table-cell office:value-type="float" office:value="0.584908">
            <text:p>0.584908</text:p>
          </table:table-cell>
          <table:table-cell office:value-type="float" office:value="0.583998">
            <text:p>0.583998</text:p>
          </table:table-cell>
          <table:table-cell office:value-type="float" office:value="0.583731">
            <text:p>0.583731</text:p>
          </table:table-cell>
          <table:table-cell office:value-type="float" office:value="0.583979">
            <text:p>0.583979</text:p>
          </table:table-cell>
          <table:table-cell office:value-type="float" office:value="0.584327">
            <text:p>0.584327</text:p>
          </table:table-cell>
          <table:table-cell office:value-type="float" office:value="0.586092">
            <text:p>0.586092</text:p>
          </table:table-cell>
          <table:table-cell office:value-type="float" office:value="0.586727">
            <text:p>0.586727</text:p>
          </table:table-cell>
          <table:table-cell office:value-type="float" office:value="0.586863">
            <text:p>0.586863</text:p>
          </table:table-cell>
          <table:table-cell office:value-type="float" office:value="0.584489">
            <text:p>0.584489</text:p>
          </table:table-cell>
          <table:table-cell table:formula="of:=AVERAGE([.B42:.AE42])" office:value-type="float" office:value="0.586734166666667">
            <text:p>0.5867341667</text:p>
          </table:table-cell>
          <table:table-cell table:formula="of:=VAR([.B42:.AE42])" office:value-type="float" office:value="0.0000227513579367817">
            <text:p>2.27513579367817E-005</text:p>
          </table:table-cell>
          <table:table-cell table:formula="of:=STDEV([.B42:.AE42])" office:value-type="float" office:value="0.00476983835541433">
            <text:p>0.0047698384</text:p>
          </table:table-cell>
          <table:table-cell table:formula="of:=CONFIDENCE(0.95;[.AH42];30)" office:value-type="float" office:value="0.0000546081570823689">
            <text:p>5.46081570823689E-005</text:p>
          </table:table-cell>
          <table:table-cell table:formula="of:=[.AF42]+[.AI42]" office:value-type="float" office:value="0.586788774823749">
            <text:p>0.5867887748</text:p>
          </table:table-cell>
          <table:table-cell table:formula="of:=[.AF42]-[.AI42]" office:value-type="float" office:value="0.586679558509584">
            <text:p>0.586679558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2307">
            <text:p>0.72307</text:p>
          </table:table-cell>
          <table:table-cell office:value-type="float" office:value="0.724106">
            <text:p>0.724106</text:p>
          </table:table-cell>
          <table:table-cell office:value-type="float" office:value="0.726453">
            <text:p>0.726453</text:p>
          </table:table-cell>
          <table:table-cell office:value-type="float" office:value="0.724504">
            <text:p>0.724504</text:p>
          </table:table-cell>
          <table:table-cell office:value-type="float" office:value="0.729673">
            <text:p>0.729673</text:p>
          </table:table-cell>
          <table:table-cell office:value-type="float" office:value="0.722814">
            <text:p>0.722814</text:p>
          </table:table-cell>
          <table:table-cell office:value-type="float" office:value="0.725055">
            <text:p>0.725055</text:p>
          </table:table-cell>
          <table:table-cell office:value-type="float" office:value="0.730571">
            <text:p>0.730571</text:p>
          </table:table-cell>
          <table:table-cell office:value-type="float" office:value="0.723051">
            <text:p>0.723051</text:p>
          </table:table-cell>
          <table:table-cell office:value-type="float" office:value="0.727228">
            <text:p>0.727228</text:p>
          </table:table-cell>
          <table:table-cell office:value-type="float" office:value="0.725103">
            <text:p>0.725103</text:p>
          </table:table-cell>
          <table:table-cell office:value-type="float" office:value="0.727744">
            <text:p>0.727744</text:p>
          </table:table-cell>
          <table:table-cell office:value-type="float" office:value="0.730011">
            <text:p>0.730011</text:p>
          </table:table-cell>
          <table:table-cell office:value-type="float" office:value="0.735722">
            <text:p>0.735722</text:p>
          </table:table-cell>
          <table:table-cell office:value-type="float" office:value="0.724118">
            <text:p>0.724118</text:p>
          </table:table-cell>
          <table:table-cell office:value-type="float" office:value="0.723903">
            <text:p>0.723903</text:p>
          </table:table-cell>
          <table:table-cell office:value-type="float" office:value="0.730632">
            <text:p>0.730632</text:p>
          </table:table-cell>
          <table:table-cell office:value-type="float" office:value="0.890919">
            <text:p>0.890919</text:p>
          </table:table-cell>
          <table:table-cell office:value-type="float" office:value="0.72498">
            <text:p>0.72498</text:p>
          </table:table-cell>
          <table:table-cell office:value-type="float" office:value="0.723503">
            <text:p>0.723503</text:p>
          </table:table-cell>
          <table:table-cell office:value-type="float" office:value="0.723712">
            <text:p>0.723712</text:p>
          </table:table-cell>
          <table:table-cell office:value-type="float" office:value="0.727922">
            <text:p>0.727922</text:p>
          </table:table-cell>
          <table:table-cell office:value-type="float" office:value="0.863114">
            <text:p>0.863114</text:p>
          </table:table-cell>
          <table:table-cell office:value-type="float" office:value="0.723107">
            <text:p>0.723107</text:p>
          </table:table-cell>
          <table:table-cell office:value-type="float" office:value="0.723349">
            <text:p>0.723349</text:p>
          </table:table-cell>
          <table:table-cell office:value-type="float" office:value="0.726287">
            <text:p>0.726287</text:p>
          </table:table-cell>
          <table:table-cell office:value-type="float" office:value="0.724272">
            <text:p>0.724272</text:p>
          </table:table-cell>
          <table:table-cell office:value-type="float" office:value="0.724806">
            <text:p>0.724806</text:p>
          </table:table-cell>
          <table:table-cell office:value-type="float" office:value="0.722815">
            <text:p>0.722815</text:p>
          </table:table-cell>
          <table:table-cell office:value-type="float" office:value="0.723073">
            <text:p>0.723073</text:p>
          </table:table-cell>
          <table:table-cell table:formula="of:=AVERAGE([.B43:.AE43])" office:value-type="float" office:value="0.7358539">
            <text:p>0.7358539</text:p>
          </table:table-cell>
          <table:table-cell table:formula="of:=VAR([.B43:.AE43])" office:value-type="float" office:value="0.0014949809405069">
            <text:p>0.0014949809</text:p>
          </table:table-cell>
          <table:table-cell table:formula="of:=STDEV([.B43:.AE43])" office:value-type="float" office:value="0.0386649833894558">
            <text:p>0.0386649834</text:p>
          </table:table-cell>
          <table:table-cell table:formula="of:=CONFIDENCE(0.95;[.AH43];30)" office:value-type="float" office:value="0.000442661434034106">
            <text:p>0.0004426614</text:p>
          </table:table-cell>
          <table:table-cell table:formula="of:=[.AF43]+[.AI43]" office:value-type="float" office:value="0.736296561434034">
            <text:p>0.7362965614</text:p>
          </table:table-cell>
          <table:table-cell table:formula="of:=[.AF43]-[.AI43]" office:value-type="float" office:value="0.735411238565966">
            <text:p>0.735411238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70527">
            <text:p>0.770527</text:p>
          </table:table-cell>
          <table:table-cell office:value-type="float" office:value="0.770917">
            <text:p>0.770917</text:p>
          </table:table-cell>
          <table:table-cell office:value-type="float" office:value="0.771527">
            <text:p>0.771527</text:p>
          </table:table-cell>
          <table:table-cell office:value-type="float" office:value="0.773319">
            <text:p>0.773319</text:p>
          </table:table-cell>
          <table:table-cell office:value-type="float" office:value="0.769225">
            <text:p>0.769225</text:p>
          </table:table-cell>
          <table:table-cell office:value-type="float" office:value="0.770093">
            <text:p>0.770093</text:p>
          </table:table-cell>
          <table:table-cell office:value-type="float" office:value="0.778319">
            <text:p>0.778319</text:p>
          </table:table-cell>
          <table:table-cell office:value-type="float" office:value="0.790323">
            <text:p>0.790323</text:p>
          </table:table-cell>
          <table:table-cell office:value-type="float" office:value="0.769561">
            <text:p>0.769561</text:p>
          </table:table-cell>
          <table:table-cell office:value-type="float" office:value="0.78343">
            <text:p>0.78343</text:p>
          </table:table-cell>
          <table:table-cell office:value-type="float" office:value="0.76948">
            <text:p>0.76948</text:p>
          </table:table-cell>
          <table:table-cell office:value-type="float" office:value="0.772105">
            <text:p>0.772105</text:p>
          </table:table-cell>
          <table:table-cell office:value-type="float" office:value="0.77095">
            <text:p>0.77095</text:p>
          </table:table-cell>
          <table:table-cell office:value-type="float" office:value="0.770179">
            <text:p>0.770179</text:p>
          </table:table-cell>
          <table:table-cell office:value-type="float" office:value="0.769829">
            <text:p>0.769829</text:p>
          </table:table-cell>
          <table:table-cell office:value-type="float" office:value="0.771353">
            <text:p>0.771353</text:p>
          </table:table-cell>
          <table:table-cell office:value-type="float" office:value="0.779303">
            <text:p>0.779303</text:p>
          </table:table-cell>
          <table:table-cell office:value-type="float" office:value="0.775718">
            <text:p>0.775718</text:p>
          </table:table-cell>
          <table:table-cell office:value-type="float" office:value="0.770121">
            <text:p>0.770121</text:p>
          </table:table-cell>
          <table:table-cell office:value-type="float" office:value="0.772942">
            <text:p>0.772942</text:p>
          </table:table-cell>
          <table:table-cell office:value-type="float" office:value="0.770632">
            <text:p>0.770632</text:p>
          </table:table-cell>
          <table:table-cell office:value-type="float" office:value="0.769841">
            <text:p>0.769841</text:p>
          </table:table-cell>
          <table:table-cell office:value-type="float" office:value="0.76959">
            <text:p>0.76959</text:p>
          </table:table-cell>
          <table:table-cell office:value-type="float" office:value="0.770523">
            <text:p>0.770523</text:p>
          </table:table-cell>
          <table:table-cell office:value-type="float" office:value="0.788331">
            <text:p>0.788331</text:p>
          </table:table-cell>
          <table:table-cell office:value-type="float" office:value="0.769917">
            <text:p>0.769917</text:p>
          </table:table-cell>
          <table:table-cell office:value-type="float" office:value="0.797734">
            <text:p>0.797734</text:p>
          </table:table-cell>
          <table:table-cell office:value-type="float" office:value="0.771214">
            <text:p>0.771214</text:p>
          </table:table-cell>
          <table:table-cell office:value-type="float" office:value="0.76937">
            <text:p>0.76937</text:p>
          </table:table-cell>
          <table:table-cell office:value-type="float" office:value="0.785698">
            <text:p>0.785698</text:p>
          </table:table-cell>
          <table:table-cell table:formula="of:=AVERAGE([.B44:.AE44])" office:value-type="float" office:value="0.774402366666667">
            <text:p>0.7744023667</text:p>
          </table:table-cell>
          <table:table-cell table:formula="of:=VAR([.B44:.AE44])" office:value-type="float" office:value="0.0000546971282402299">
            <text:p>5.46971282402299E-005</text:p>
          </table:table-cell>
          <table:table-cell table:formula="of:=STDEV([.B44:.AE44])" office:value-type="float" office:value="0.0073957506880796">
            <text:p>0.0073957507</text:p>
          </table:table-cell>
          <table:table-cell table:formula="of:=CONFIDENCE(0.95;[.AH44];30)" office:value-type="float" office:value="0.0000846712792391068">
            <text:p>8.46712792391068E-005</text:p>
          </table:table-cell>
          <table:table-cell table:formula="of:=[.AF44]+[.AI44]" office:value-type="float" office:value="0.774487037945906">
            <text:p>0.7744870379</text:p>
          </table:table-cell>
          <table:table-cell table:formula="of:=[.AF44]-[.AI44]" office:value-type="float" office:value="0.774317695387428">
            <text:p>0.774317695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756">
            <text:p>0.7756</text:p>
          </table:table-cell>
          <table:table-cell office:value-type="float" office:value="0.775225">
            <text:p>0.775225</text:p>
          </table:table-cell>
          <table:table-cell office:value-type="float" office:value="0.779516">
            <text:p>0.779516</text:p>
          </table:table-cell>
          <table:table-cell office:value-type="float" office:value="0.78214">
            <text:p>0.78214</text:p>
          </table:table-cell>
          <table:table-cell office:value-type="float" office:value="0.77742">
            <text:p>0.77742</text:p>
          </table:table-cell>
          <table:table-cell office:value-type="float" office:value="0.774229">
            <text:p>0.774229</text:p>
          </table:table-cell>
          <table:table-cell office:value-type="float" office:value="0.773121">
            <text:p>0.773121</text:p>
          </table:table-cell>
          <table:table-cell office:value-type="float" office:value="0.775488">
            <text:p>0.775488</text:p>
          </table:table-cell>
          <table:table-cell office:value-type="float" office:value="0.774364">
            <text:p>0.774364</text:p>
          </table:table-cell>
          <table:table-cell office:value-type="float" office:value="0.775788">
            <text:p>0.775788</text:p>
          </table:table-cell>
          <table:table-cell office:value-type="float" office:value="0.773668">
            <text:p>0.773668</text:p>
          </table:table-cell>
          <table:table-cell office:value-type="float" office:value="0.775339">
            <text:p>0.775339</text:p>
          </table:table-cell>
          <table:table-cell office:value-type="float" office:value="0.77505">
            <text:p>0.77505</text:p>
          </table:table-cell>
          <table:table-cell office:value-type="float" office:value="0.77721">
            <text:p>0.77721</text:p>
          </table:table-cell>
          <table:table-cell office:value-type="float" office:value="0.774921">
            <text:p>0.774921</text:p>
          </table:table-cell>
          <table:table-cell office:value-type="float" office:value="0.779025">
            <text:p>0.779025</text:p>
          </table:table-cell>
          <table:table-cell office:value-type="float" office:value="0.773392">
            <text:p>0.773392</text:p>
          </table:table-cell>
          <table:table-cell office:value-type="float" office:value="0.777124">
            <text:p>0.777124</text:p>
          </table:table-cell>
          <table:table-cell office:value-type="float" office:value="0.779601">
            <text:p>0.779601</text:p>
          </table:table-cell>
          <table:table-cell office:value-type="float" office:value="0.781777">
            <text:p>0.781777</text:p>
          </table:table-cell>
          <table:table-cell office:value-type="float" office:value="0.778284">
            <text:p>0.778284</text:p>
          </table:table-cell>
          <table:table-cell office:value-type="float" office:value="0.772864">
            <text:p>0.772864</text:p>
          </table:table-cell>
          <table:table-cell office:value-type="float" office:value="0.775679">
            <text:p>0.775679</text:p>
          </table:table-cell>
          <table:table-cell office:value-type="float" office:value="0.775308">
            <text:p>0.775308</text:p>
          </table:table-cell>
          <table:table-cell office:value-type="float" office:value="0.775287">
            <text:p>0.775287</text:p>
          </table:table-cell>
          <table:table-cell office:value-type="float" office:value="0.778063">
            <text:p>0.778063</text:p>
          </table:table-cell>
          <table:table-cell office:value-type="float" office:value="0.7778">
            <text:p>0.7778</text:p>
          </table:table-cell>
          <table:table-cell office:value-type="float" office:value="0.775668">
            <text:p>0.775668</text:p>
          </table:table-cell>
          <table:table-cell office:value-type="float" office:value="0.775805">
            <text:p>0.775805</text:p>
          </table:table-cell>
          <table:table-cell office:value-type="float" office:value="0.774017">
            <text:p>0.774017</text:p>
          </table:table-cell>
          <table:table-cell table:formula="of:=AVERAGE([.B45:.AE45])" office:value-type="float" office:value="0.776292433333333">
            <text:p>0.7762924333</text:p>
          </table:table-cell>
          <table:table-cell table:formula="of:=VAR([.B45:.AE45])" office:value-type="float" office:value="0.00000570215666781616">
            <text:p>5.70215666781616E-006</text:p>
          </table:table-cell>
          <table:table-cell table:formula="of:=STDEV([.B45:.AE45])" office:value-type="float" office:value="0.00238791889891934">
            <text:p>0.0023879189</text:p>
          </table:table-cell>
          <table:table-cell table:formula="of:=CONFIDENCE(0.95;[.AH45];30)" office:value-type="float" office:value="0.0000273384212662313">
            <text:p>2.73384212662313E-005</text:p>
          </table:table-cell>
          <table:table-cell table:formula="of:=[.AF45]+[.AI45]" office:value-type="float" office:value="0.776319771754599">
            <text:p>0.7763197718</text:p>
          </table:table-cell>
          <table:table-cell table:formula="of:=[.AF45]-[.AI45]" office:value-type="float" office:value="0.776265094912067">
            <text:p>0.776265094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19836">
            <text:p>0.819836</text:p>
          </table:table-cell>
          <table:table-cell office:value-type="float" office:value="0.820592">
            <text:p>0.820592</text:p>
          </table:table-cell>
          <table:table-cell office:value-type="float" office:value="0.821945">
            <text:p>0.821945</text:p>
          </table:table-cell>
          <table:table-cell office:value-type="float" office:value="0.824827">
            <text:p>0.824827</text:p>
          </table:table-cell>
          <table:table-cell office:value-type="float" office:value="0.827502">
            <text:p>0.827502</text:p>
          </table:table-cell>
          <table:table-cell office:value-type="float" office:value="0.820729">
            <text:p>0.820729</text:p>
          </table:table-cell>
          <table:table-cell office:value-type="float" office:value="0.820243">
            <text:p>0.820243</text:p>
          </table:table-cell>
          <table:table-cell office:value-type="float" office:value="0.822995">
            <text:p>0.822995</text:p>
          </table:table-cell>
          <table:table-cell office:value-type="float" office:value="0.821883">
            <text:p>0.821883</text:p>
          </table:table-cell>
          <table:table-cell office:value-type="float" office:value="0.821138">
            <text:p>0.821138</text:p>
          </table:table-cell>
          <table:table-cell office:value-type="float" office:value="0.820228">
            <text:p>0.820228</text:p>
          </table:table-cell>
          <table:table-cell office:value-type="float" office:value="0.83032">
            <text:p>0.83032</text:p>
          </table:table-cell>
          <table:table-cell office:value-type="float" office:value="0.827299">
            <text:p>0.827299</text:p>
          </table:table-cell>
          <table:table-cell office:value-type="float" office:value="0.820908">
            <text:p>0.820908</text:p>
          </table:table-cell>
          <table:table-cell office:value-type="float" office:value="0.836894">
            <text:p>0.836894</text:p>
          </table:table-cell>
          <table:table-cell office:value-type="float" office:value="0.8218">
            <text:p>0.8218</text:p>
          </table:table-cell>
          <table:table-cell office:value-type="float" office:value="0.822213">
            <text:p>0.822213</text:p>
          </table:table-cell>
          <table:table-cell office:value-type="float" office:value="0.821555">
            <text:p>0.821555</text:p>
          </table:table-cell>
          <table:table-cell office:value-type="float" office:value="0.82239">
            <text:p>0.82239</text:p>
          </table:table-cell>
          <table:table-cell office:value-type="float" office:value="0.820835">
            <text:p>0.820835</text:p>
          </table:table-cell>
          <table:table-cell office:value-type="float" office:value="0.822918">
            <text:p>0.822918</text:p>
          </table:table-cell>
          <table:table-cell office:value-type="float" office:value="0.821705">
            <text:p>0.821705</text:p>
          </table:table-cell>
          <table:table-cell office:value-type="float" office:value="0.821844">
            <text:p>0.821844</text:p>
          </table:table-cell>
          <table:table-cell office:value-type="float" office:value="0.827195">
            <text:p>0.827195</text:p>
          </table:table-cell>
          <table:table-cell office:value-type="float" office:value="0.838409">
            <text:p>0.838409</text:p>
          </table:table-cell>
          <table:table-cell office:value-type="float" office:value="0.821512">
            <text:p>0.821512</text:p>
          </table:table-cell>
          <table:table-cell office:value-type="float" office:value="0.821013">
            <text:p>0.821013</text:p>
          </table:table-cell>
          <table:table-cell office:value-type="float" office:value="0.842412">
            <text:p>0.842412</text:p>
          </table:table-cell>
          <table:table-cell office:value-type="float" office:value="0.824048">
            <text:p>0.824048</text:p>
          </table:table-cell>
          <table:table-cell office:value-type="float" office:value="0.824788">
            <text:p>0.824788</text:p>
          </table:table-cell>
          <table:table-cell table:formula="of:=AVERAGE([.B46:.AE46])" office:value-type="float" office:value="0.8243992">
            <text:p>0.8243992</text:p>
          </table:table-cell>
          <table:table-cell table:formula="of:=VAR([.B46:.AE46])" office:value-type="float" office:value="0.0000321028154068965">
            <text:p>3.21028154068965E-005</text:p>
          </table:table-cell>
          <table:table-cell table:formula="of:=STDEV([.B46:.AE46])" office:value-type="float" office:value="0.00566593464548406">
            <text:p>0.0056659346</text:p>
          </table:table-cell>
          <table:table-cell table:formula="of:=CONFIDENCE(0.95;[.AH46];30)" office:value-type="float" office:value="0.000064867239953282">
            <text:p>6.4867239953282E-005</text:p>
          </table:table-cell>
          <table:table-cell table:formula="of:=[.AF46]+[.AI46]" office:value-type="float" office:value="0.824464067239953">
            <text:p>0.8244640672</text:p>
          </table:table-cell>
          <table:table-cell table:formula="of:=[.AF46]-[.AI46]" office:value-type="float" office:value="0.824334332760047">
            <text:p>0.82433433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920762">
            <text:p>0.920762</text:p>
          </table:table-cell>
          <table:table-cell office:value-type="float" office:value="0.915993">
            <text:p>0.915993</text:p>
          </table:table-cell>
          <table:table-cell office:value-type="float" office:value="0.925342">
            <text:p>0.925342</text:p>
          </table:table-cell>
          <table:table-cell office:value-type="float" office:value="0.924322">
            <text:p>0.924322</text:p>
          </table:table-cell>
          <table:table-cell office:value-type="float" office:value="0.915083">
            <text:p>0.915083</text:p>
          </table:table-cell>
          <table:table-cell office:value-type="float" office:value="0.913191">
            <text:p>0.913191</text:p>
          </table:table-cell>
          <table:table-cell office:value-type="float" office:value="0.918736">
            <text:p>0.918736</text:p>
          </table:table-cell>
          <table:table-cell office:value-type="float" office:value="0.917299">
            <text:p>0.917299</text:p>
          </table:table-cell>
          <table:table-cell office:value-type="float" office:value="0.914548">
            <text:p>0.914548</text:p>
          </table:table-cell>
          <table:table-cell office:value-type="float" office:value="0.912858">
            <text:p>0.912858</text:p>
          </table:table-cell>
          <table:table-cell office:value-type="float" office:value="0.919234">
            <text:p>0.919234</text:p>
          </table:table-cell>
          <table:table-cell office:value-type="float" office:value="0.917602">
            <text:p>0.917602</text:p>
          </table:table-cell>
          <table:table-cell office:value-type="float" office:value="0.919498">
            <text:p>0.919498</text:p>
          </table:table-cell>
          <table:table-cell office:value-type="float" office:value="0.916471">
            <text:p>0.916471</text:p>
          </table:table-cell>
          <table:table-cell office:value-type="float" office:value="0.921238">
            <text:p>0.921238</text:p>
          </table:table-cell>
          <table:table-cell office:value-type="float" office:value="0.918538">
            <text:p>0.918538</text:p>
          </table:table-cell>
          <table:table-cell office:value-type="float" office:value="0.917826">
            <text:p>0.917826</text:p>
          </table:table-cell>
          <table:table-cell office:value-type="float" office:value="0.913871">
            <text:p>0.913871</text:p>
          </table:table-cell>
          <table:table-cell office:value-type="float" office:value="0.916948">
            <text:p>0.916948</text:p>
          </table:table-cell>
          <table:table-cell office:value-type="float" office:value="0.916945">
            <text:p>0.916945</text:p>
          </table:table-cell>
          <table:table-cell office:value-type="float" office:value="0.921842">
            <text:p>0.921842</text:p>
          </table:table-cell>
          <table:table-cell office:value-type="float" office:value="0.915782">
            <text:p>0.915782</text:p>
          </table:table-cell>
          <table:table-cell office:value-type="float" office:value="0.916294">
            <text:p>0.916294</text:p>
          </table:table-cell>
          <table:table-cell office:value-type="float" office:value="0.915413">
            <text:p>0.915413</text:p>
          </table:table-cell>
          <table:table-cell office:value-type="float" office:value="0.914042">
            <text:p>0.914042</text:p>
          </table:table-cell>
          <table:table-cell office:value-type="float" office:value="0.913149">
            <text:p>0.913149</text:p>
          </table:table-cell>
          <table:table-cell office:value-type="float" office:value="0.932638">
            <text:p>0.932638</text:p>
          </table:table-cell>
          <table:table-cell office:value-type="float" office:value="0.916405">
            <text:p>0.916405</text:p>
          </table:table-cell>
          <table:table-cell office:value-type="float" office:value="0.914627">
            <text:p>0.914627</text:p>
          </table:table-cell>
          <table:table-cell office:value-type="float" office:value="0.916876">
            <text:p>0.916876</text:p>
          </table:table-cell>
          <table:table-cell table:formula="of:=AVERAGE([.B47:.AE47])" office:value-type="float" office:value="0.9177791">
            <text:p>0.9177791</text:p>
          </table:table-cell>
          <table:table-cell table:formula="of:=VAR([.B47:.AE47])" office:value-type="float" office:value="0.0000175642463000001">
            <text:p>1.75642463000001E-005</text:p>
          </table:table-cell>
          <table:table-cell table:formula="of:=STDEV([.B47:.AE47])" office:value-type="float" office:value="0.00419097199942926">
            <text:p>0.004190972</text:p>
          </table:table-cell>
          <table:table-cell table:formula="of:=CONFIDENCE(0.95;[.AH47];30)" office:value-type="float" office:value="0.0000479809251843635">
            <text:p>4.79809251843635E-005</text:p>
          </table:table-cell>
          <table:table-cell table:formula="of:=[.AF47]+[.AI47]" office:value-type="float" office:value="0.917827080925184">
            <text:p>0.9178270809</text:p>
          </table:table-cell>
          <table:table-cell table:formula="of:=[.AF47]-[.AI47]" office:value-type="float" office:value="0.917731119074816">
            <text:p>0.917731119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30477">
            <text:p>0.930477</text:p>
          </table:table-cell>
          <table:table-cell office:value-type="float" office:value="0.939077">
            <text:p>0.939077</text:p>
          </table:table-cell>
          <table:table-cell office:value-type="float" office:value="0.949745">
            <text:p>0.949745</text:p>
          </table:table-cell>
          <table:table-cell office:value-type="float" office:value="0.926155">
            <text:p>0.926155</text:p>
          </table:table-cell>
          <table:table-cell office:value-type="float" office:value="0.935687">
            <text:p>0.935687</text:p>
          </table:table-cell>
          <table:table-cell office:value-type="float" office:value="0.932163">
            <text:p>0.932163</text:p>
          </table:table-cell>
          <table:table-cell office:value-type="float" office:value="0.977328">
            <text:p>0.977328</text:p>
          </table:table-cell>
          <table:table-cell office:value-type="float" office:value="0.92629">
            <text:p>0.92629</text:p>
          </table:table-cell>
          <table:table-cell office:value-type="float" office:value="0.931003">
            <text:p>0.931003</text:p>
          </table:table-cell>
          <table:table-cell office:value-type="float" office:value="0.93404">
            <text:p>0.93404</text:p>
          </table:table-cell>
          <table:table-cell office:value-type="float" office:value="0.927457">
            <text:p>0.927457</text:p>
          </table:table-cell>
          <table:table-cell office:value-type="float" office:value="0.926244">
            <text:p>0.926244</text:p>
          </table:table-cell>
          <table:table-cell office:value-type="float" office:value="0.928943">
            <text:p>0.928943</text:p>
          </table:table-cell>
          <table:table-cell office:value-type="float" office:value="0.926547">
            <text:p>0.926547</text:p>
          </table:table-cell>
          <table:table-cell office:value-type="float" office:value="0.92722">
            <text:p>0.92722</text:p>
          </table:table-cell>
          <table:table-cell office:value-type="float" office:value="0.927798">
            <text:p>0.927798</text:p>
          </table:table-cell>
          <table:table-cell office:value-type="float" office:value="0.932844">
            <text:p>0.932844</text:p>
          </table:table-cell>
          <table:table-cell office:value-type="float" office:value="0.926092">
            <text:p>0.926092</text:p>
          </table:table-cell>
          <table:table-cell office:value-type="float" office:value="0.925711">
            <text:p>0.925711</text:p>
          </table:table-cell>
          <table:table-cell office:value-type="float" office:value="0.928073">
            <text:p>0.928073</text:p>
          </table:table-cell>
          <table:table-cell office:value-type="float" office:value="0.927936">
            <text:p>0.927936</text:p>
          </table:table-cell>
          <table:table-cell office:value-type="float" office:value="0.9343">
            <text:p>0.9343</text:p>
          </table:table-cell>
          <table:table-cell office:value-type="float" office:value="0.926794">
            <text:p>0.926794</text:p>
          </table:table-cell>
          <table:table-cell office:value-type="float" office:value="0.927053">
            <text:p>0.927053</text:p>
          </table:table-cell>
          <table:table-cell office:value-type="float" office:value="0.929401">
            <text:p>0.929401</text:p>
          </table:table-cell>
          <table:table-cell office:value-type="float" office:value="0.927584">
            <text:p>0.927584</text:p>
          </table:table-cell>
          <table:table-cell office:value-type="float" office:value="0.94102">
            <text:p>0.94102</text:p>
          </table:table-cell>
          <table:table-cell office:value-type="float" office:value="0.929758">
            <text:p>0.929758</text:p>
          </table:table-cell>
          <table:table-cell office:value-type="float" office:value="0.959489">
            <text:p>0.959489</text:p>
          </table:table-cell>
          <table:table-cell office:value-type="float" office:value="0.925819">
            <text:p>0.925819</text:p>
          </table:table-cell>
          <table:table-cell table:formula="of:=AVERAGE([.B48:.AE48])" office:value-type="float" office:value="0.932934933333333">
            <text:p>0.9329349333</text:p>
          </table:table-cell>
          <table:table-cell table:formula="of:=VAR([.B48:.AE48])" office:value-type="float" office:value="0.000127070933443678">
            <text:p>0.0001270709</text:p>
          </table:table-cell>
          <table:table-cell table:formula="of:=STDEV([.B48:.AE48])" office:value-type="float" office:value="0.0112725743929095">
            <text:p>0.0112725744</text:p>
          </table:table-cell>
          <table:table-cell table:formula="of:=CONFIDENCE(0.95;[.AH48];30)" office:value-type="float" office:value="0.00012905563402834">
            <text:p>0.0001290556</text:p>
          </table:table-cell>
          <table:table-cell table:formula="of:=[.AF48]+[.AI48]" office:value-type="float" office:value="0.933063988967362">
            <text:p>0.933063989</text:p>
          </table:table-cell>
          <table:table-cell table:formula="of:=[.AF48]-[.AI48]" office:value-type="float" office:value="0.932805877699305">
            <text:p>0.932805877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955597">
            <text:p>0.955597</text:p>
          </table:table-cell>
          <table:table-cell office:value-type="float" office:value="1.08344">
            <text:p>1.08344</text:p>
          </table:table-cell>
          <table:table-cell office:value-type="float" office:value="0.952243">
            <text:p>0.952243</text:p>
          </table:table-cell>
          <table:table-cell office:value-type="float" office:value="0.950275">
            <text:p>0.950275</text:p>
          </table:table-cell>
          <table:table-cell office:value-type="float" office:value="0.950274">
            <text:p>0.950274</text:p>
          </table:table-cell>
          <table:table-cell office:value-type="float" office:value="0.952769">
            <text:p>0.952769</text:p>
          </table:table-cell>
          <table:table-cell office:value-type="float" office:value="0.98561">
            <text:p>0.98561</text:p>
          </table:table-cell>
          <table:table-cell office:value-type="float" office:value="0.950055">
            <text:p>0.950055</text:p>
          </table:table-cell>
          <table:table-cell office:value-type="float" office:value="0.952036">
            <text:p>0.952036</text:p>
          </table:table-cell>
          <table:table-cell office:value-type="float" office:value="0.952488">
            <text:p>0.952488</text:p>
          </table:table-cell>
          <table:table-cell office:value-type="float" office:value="0.953509">
            <text:p>0.953509</text:p>
          </table:table-cell>
          <table:table-cell office:value-type="float" office:value="0.949896">
            <text:p>0.949896</text:p>
          </table:table-cell>
          <table:table-cell office:value-type="float" office:value="0.950114">
            <text:p>0.950114</text:p>
          </table:table-cell>
          <table:table-cell office:value-type="float" office:value="0.955065">
            <text:p>0.955065</text:p>
          </table:table-cell>
          <table:table-cell office:value-type="float" office:value="0.95074">
            <text:p>0.95074</text:p>
          </table:table-cell>
          <table:table-cell office:value-type="float" office:value="0.949011">
            <text:p>0.949011</text:p>
          </table:table-cell>
          <table:table-cell office:value-type="float" office:value="0.950684">
            <text:p>0.950684</text:p>
          </table:table-cell>
          <table:table-cell office:value-type="float" office:value="0.953111">
            <text:p>0.953111</text:p>
          </table:table-cell>
          <table:table-cell office:value-type="float" office:value="0.956116">
            <text:p>0.956116</text:p>
          </table:table-cell>
          <table:table-cell office:value-type="float" office:value="0.950175">
            <text:p>0.950175</text:p>
          </table:table-cell>
          <table:table-cell office:value-type="float" office:value="0.95362">
            <text:p>0.95362</text:p>
          </table:table-cell>
          <table:table-cell office:value-type="float" office:value="0.950675">
            <text:p>0.950675</text:p>
          </table:table-cell>
          <table:table-cell office:value-type="float" office:value="0.950467">
            <text:p>0.950467</text:p>
          </table:table-cell>
          <table:table-cell office:value-type="float" office:value="0.949291">
            <text:p>0.949291</text:p>
          </table:table-cell>
          <table:table-cell office:value-type="float" office:value="0.953826">
            <text:p>0.953826</text:p>
          </table:table-cell>
          <table:table-cell office:value-type="float" office:value="0.9504">
            <text:p>0.9504</text:p>
          </table:table-cell>
          <table:table-cell office:value-type="float" office:value="0.951371">
            <text:p>0.951371</text:p>
          </table:table-cell>
          <table:table-cell office:value-type="float" office:value="0.949812">
            <text:p>0.949812</text:p>
          </table:table-cell>
          <table:table-cell office:value-type="float" office:value="0.95104">
            <text:p>0.95104</text:p>
          </table:table-cell>
          <table:table-cell office:value-type="float" office:value="0.950329">
            <text:p>0.950329</text:p>
          </table:table-cell>
          <table:table-cell table:formula="of:=AVERAGE([.B49:.AE49])" office:value-type="float" office:value="0.957134633333333">
            <text:p>0.9571346333</text:p>
          </table:table-cell>
          <table:table-cell table:formula="of:=VAR([.B49:.AE49])" office:value-type="float" office:value="0.000611069410171265">
            <text:p>0.0006110694</text:p>
          </table:table-cell>
          <table:table-cell table:formula="of:=STDEV([.B49:.AE49])" office:value-type="float" office:value="0.0247198181662258">
            <text:p>0.0247198182</text:p>
          </table:table-cell>
          <table:table-cell table:formula="of:=CONFIDENCE(0.95;[.AH49];30)" office:value-type="float" office:value="0.000283008272583609">
            <text:p>0.0002830083</text:p>
          </table:table-cell>
          <table:table-cell table:formula="of:=[.AF49]+[.AI49]" office:value-type="float" office:value="0.957417641605917">
            <text:p>0.9574176416</text:p>
          </table:table-cell>
          <table:table-cell table:formula="of:=[.AF49]-[.AI49]" office:value-type="float" office:value="0.95685162506075">
            <text:p>0.95685162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959907">
            <text:p>0.959907</text:p>
          </table:table-cell>
          <table:table-cell office:value-type="float" office:value="0.975768">
            <text:p>0.975768</text:p>
          </table:table-cell>
          <table:table-cell office:value-type="float" office:value="0.961323">
            <text:p>0.961323</text:p>
          </table:table-cell>
          <table:table-cell office:value-type="float" office:value="0.961207">
            <text:p>0.961207</text:p>
          </table:table-cell>
          <table:table-cell office:value-type="float" office:value="0.958169">
            <text:p>0.958169</text:p>
          </table:table-cell>
          <table:table-cell office:value-type="float" office:value="0.961781">
            <text:p>0.961781</text:p>
          </table:table-cell>
          <table:table-cell office:value-type="float" office:value="0.962509">
            <text:p>0.962509</text:p>
          </table:table-cell>
          <table:table-cell office:value-type="float" office:value="0.970151">
            <text:p>0.970151</text:p>
          </table:table-cell>
          <table:table-cell office:value-type="float" office:value="0.960119">
            <text:p>0.960119</text:p>
          </table:table-cell>
          <table:table-cell office:value-type="float" office:value="0.961205">
            <text:p>0.961205</text:p>
          </table:table-cell>
          <table:table-cell office:value-type="float" office:value="0.960919">
            <text:p>0.960919</text:p>
          </table:table-cell>
          <table:table-cell office:value-type="float" office:value="0.96054">
            <text:p>0.96054</text:p>
          </table:table-cell>
          <table:table-cell office:value-type="float" office:value="0.964995">
            <text:p>0.964995</text:p>
          </table:table-cell>
          <table:table-cell office:value-type="float" office:value="0.967663">
            <text:p>0.967663</text:p>
          </table:table-cell>
          <table:table-cell office:value-type="float" office:value="0.961628">
            <text:p>0.961628</text:p>
          </table:table-cell>
          <table:table-cell office:value-type="float" office:value="0.961579">
            <text:p>0.961579</text:p>
          </table:table-cell>
          <table:table-cell office:value-type="float" office:value="0.959997">
            <text:p>0.959997</text:p>
          </table:table-cell>
          <table:table-cell office:value-type="float" office:value="0.967233">
            <text:p>0.967233</text:p>
          </table:table-cell>
          <table:table-cell office:value-type="float" office:value="0.961612">
            <text:p>0.961612</text:p>
          </table:table-cell>
          <table:table-cell office:value-type="float" office:value="0.95916">
            <text:p>0.95916</text:p>
          </table:table-cell>
          <table:table-cell office:value-type="float" office:value="0.958699">
            <text:p>0.958699</text:p>
          </table:table-cell>
          <table:table-cell office:value-type="float" office:value="0.960335">
            <text:p>0.960335</text:p>
          </table:table-cell>
          <table:table-cell office:value-type="float" office:value="0.961416">
            <text:p>0.961416</text:p>
          </table:table-cell>
          <table:table-cell office:value-type="float" office:value="0.959527">
            <text:p>0.959527</text:p>
          </table:table-cell>
          <table:table-cell office:value-type="float" office:value="0.959692">
            <text:p>0.959692</text:p>
          </table:table-cell>
          <table:table-cell office:value-type="float" office:value="0.960565">
            <text:p>0.960565</text:p>
          </table:table-cell>
          <table:table-cell office:value-type="float" office:value="0.961025">
            <text:p>0.961025</text:p>
          </table:table-cell>
          <table:table-cell office:value-type="float" office:value="0.959442">
            <text:p>0.959442</text:p>
          </table:table-cell>
          <table:table-cell office:value-type="float" office:value="0.963894">
            <text:p>0.963894</text:p>
          </table:table-cell>
          <table:table-cell office:value-type="float" office:value="0.961012">
            <text:p>0.961012</text:p>
          </table:table-cell>
          <table:table-cell table:formula="of:=AVERAGE([.B50:.AE50])" office:value-type="float" office:value="0.9621024">
            <text:p>0.9621024</text:p>
          </table:table-cell>
          <table:table-cell table:formula="of:=VAR([.B50:.AE50])" office:value-type="float" office:value="0.0000139358813517241">
            <text:p>1.39358813517241E-005</text:p>
          </table:table-cell>
          <table:table-cell table:formula="of:=STDEV([.B50:.AE50])" office:value-type="float" office:value="0.003733079339061">
            <text:p>0.0037330793</text:p>
          </table:table-cell>
          <table:table-cell table:formula="of:=CONFIDENCE(0.95;[.AH50];30)" office:value-type="float" office:value="0.0000427386774474208">
            <text:p>4.27386774474208E-005</text:p>
          </table:table-cell>
          <table:table-cell table:formula="of:=[.AF50]+[.AI50]" office:value-type="float" office:value="0.962145138677447">
            <text:p>0.9621451387</text:p>
          </table:table-cell>
          <table:table-cell table:formula="of:=[.AF50]-[.AI50]" office:value-type="float" office:value="0.962059661322552">
            <text:p>0.962059661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009603">
            <text:p>1.009603</text:p>
          </table:table-cell>
          <table:table-cell office:value-type="float" office:value="1.009076">
            <text:p>1.009076</text:p>
          </table:table-cell>
          <table:table-cell office:value-type="float" office:value="1.02656">
            <text:p>1.02656</text:p>
          </table:table-cell>
          <table:table-cell office:value-type="float" office:value="1.008767">
            <text:p>1.008767</text:p>
          </table:table-cell>
          <table:table-cell office:value-type="float" office:value="1.009315">
            <text:p>1.009315</text:p>
          </table:table-cell>
          <table:table-cell office:value-type="float" office:value="1.009145">
            <text:p>1.009145</text:p>
          </table:table-cell>
          <table:table-cell office:value-type="float" office:value="1.009592">
            <text:p>1.009592</text:p>
          </table:table-cell>
          <table:table-cell office:value-type="float" office:value="1.016709">
            <text:p>1.016709</text:p>
          </table:table-cell>
          <table:table-cell office:value-type="float" office:value="1.008766">
            <text:p>1.008766</text:p>
          </table:table-cell>
          <table:table-cell office:value-type="float" office:value="1.014676">
            <text:p>1.014676</text:p>
          </table:table-cell>
          <table:table-cell office:value-type="float" office:value="1.061609">
            <text:p>1.061609</text:p>
          </table:table-cell>
          <table:table-cell office:value-type="float" office:value="1.008079">
            <text:p>1.008079</text:p>
          </table:table-cell>
          <table:table-cell office:value-type="float" office:value="1.011624">
            <text:p>1.011624</text:p>
          </table:table-cell>
          <table:table-cell office:value-type="float" office:value="1.010677">
            <text:p>1.010677</text:p>
          </table:table-cell>
          <table:table-cell office:value-type="float" office:value="1.008312">
            <text:p>1.008312</text:p>
          </table:table-cell>
          <table:table-cell office:value-type="float" office:value="1.050406">
            <text:p>1.050406</text:p>
          </table:table-cell>
          <table:table-cell office:value-type="float" office:value="1.009788">
            <text:p>1.009788</text:p>
          </table:table-cell>
          <table:table-cell office:value-type="float" office:value="1.008133">
            <text:p>1.008133</text:p>
          </table:table-cell>
          <table:table-cell office:value-type="float" office:value="1.015834">
            <text:p>1.015834</text:p>
          </table:table-cell>
          <table:table-cell office:value-type="float" office:value="1.009081">
            <text:p>1.009081</text:p>
          </table:table-cell>
          <table:table-cell office:value-type="float" office:value="1.009283">
            <text:p>1.009283</text:p>
          </table:table-cell>
          <table:table-cell office:value-type="float" office:value="1.007338">
            <text:p>1.007338</text:p>
          </table:table-cell>
          <table:table-cell office:value-type="float" office:value="1.007013">
            <text:p>1.007013</text:p>
          </table:table-cell>
          <table:table-cell office:value-type="float" office:value="1.010159">
            <text:p>1.010159</text:p>
          </table:table-cell>
          <table:table-cell office:value-type="float" office:value="1.010592">
            <text:p>1.010592</text:p>
          </table:table-cell>
          <table:table-cell office:value-type="float" office:value="1.007718">
            <text:p>1.007718</text:p>
          </table:table-cell>
          <table:table-cell office:value-type="float" office:value="1.008292">
            <text:p>1.008292</text:p>
          </table:table-cell>
          <table:table-cell office:value-type="float" office:value="1.010332">
            <text:p>1.010332</text:p>
          </table:table-cell>
          <table:table-cell office:value-type="float" office:value="1.008059">
            <text:p>1.008059</text:p>
          </table:table-cell>
          <table:table-cell office:value-type="float" office:value="1.00766">
            <text:p>1.00766</text:p>
          </table:table-cell>
          <table:table-cell table:formula="of:=AVERAGE([.B51:.AE51])" office:value-type="float" office:value="1.0134066">
            <text:p>1.0134066</text:p>
          </table:table-cell>
          <table:table-cell table:formula="of:=VAR([.B51:.AE51])" office:value-type="float" office:value="0.000150928923834483">
            <text:p>0.0001509289</text:p>
          </table:table-cell>
          <table:table-cell table:formula="of:=STDEV([.B51:.AE51])" office:value-type="float" office:value="0.0122853133388808">
            <text:p>0.0122853133</text:p>
          </table:table-cell>
          <table:table-cell table:formula="of:=CONFIDENCE(0.95;[.AH51];30)" office:value-type="float" office:value="0.000140650116550428">
            <text:p>0.0001406501</text:p>
          </table:table-cell>
          <table:table-cell table:formula="of:=[.AF51]+[.AI51]" office:value-type="float" office:value="1.01354725011655">
            <text:p>1.0135472501</text:p>
          </table:table-cell>
          <table:table-cell table:formula="of:=[.AF51]-[.AI51]" office:value-type="float" office:value="1.01326594988345">
            <text:p>1.01326594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165515">
            <text:p>1.165515</text:p>
          </table:table-cell>
          <table:table-cell office:value-type="float" office:value="1.166205">
            <text:p>1.166205</text:p>
          </table:table-cell>
          <table:table-cell office:value-type="float" office:value="1.174467">
            <text:p>1.174467</text:p>
          </table:table-cell>
          <table:table-cell office:value-type="float" office:value="1.167077">
            <text:p>1.167077</text:p>
          </table:table-cell>
          <table:table-cell office:value-type="float" office:value="1.173202">
            <text:p>1.173202</text:p>
          </table:table-cell>
          <table:table-cell office:value-type="float" office:value="1.245777">
            <text:p>1.245777</text:p>
          </table:table-cell>
          <table:table-cell office:value-type="float" office:value="1.165576">
            <text:p>1.165576</text:p>
          </table:table-cell>
          <table:table-cell office:value-type="float" office:value="1.166631">
            <text:p>1.166631</text:p>
          </table:table-cell>
          <table:table-cell office:value-type="float" office:value="1.166497">
            <text:p>1.166497</text:p>
          </table:table-cell>
          <table:table-cell office:value-type="float" office:value="1.165159">
            <text:p>1.165159</text:p>
          </table:table-cell>
          <table:table-cell office:value-type="float" office:value="1.168071">
            <text:p>1.168071</text:p>
          </table:table-cell>
          <table:table-cell office:value-type="float" office:value="1.174372">
            <text:p>1.174372</text:p>
          </table:table-cell>
          <table:table-cell office:value-type="float" office:value="1.165839">
            <text:p>1.165839</text:p>
          </table:table-cell>
          <table:table-cell office:value-type="float" office:value="1.168414">
            <text:p>1.168414</text:p>
          </table:table-cell>
          <table:table-cell office:value-type="float" office:value="1.166282">
            <text:p>1.166282</text:p>
          </table:table-cell>
          <table:table-cell office:value-type="float" office:value="1.165029">
            <text:p>1.165029</text:p>
          </table:table-cell>
          <table:table-cell office:value-type="float" office:value="1.167511">
            <text:p>1.167511</text:p>
          </table:table-cell>
          <table:table-cell office:value-type="float" office:value="1.165907">
            <text:p>1.165907</text:p>
          </table:table-cell>
          <table:table-cell office:value-type="float" office:value="1.165413">
            <text:p>1.165413</text:p>
          </table:table-cell>
          <table:table-cell office:value-type="float" office:value="1.175336">
            <text:p>1.175336</text:p>
          </table:table-cell>
          <table:table-cell office:value-type="float" office:value="1.169593">
            <text:p>1.169593</text:p>
          </table:table-cell>
          <table:table-cell office:value-type="float" office:value="1.165264">
            <text:p>1.165264</text:p>
          </table:table-cell>
          <table:table-cell office:value-type="float" office:value="1.169216">
            <text:p>1.169216</text:p>
          </table:table-cell>
          <table:table-cell office:value-type="float" office:value="1.165017">
            <text:p>1.165017</text:p>
          </table:table-cell>
          <table:table-cell office:value-type="float" office:value="1.165534">
            <text:p>1.165534</text:p>
          </table:table-cell>
          <table:table-cell office:value-type="float" office:value="1.170433">
            <text:p>1.170433</text:p>
          </table:table-cell>
          <table:table-cell office:value-type="float" office:value="1.167979">
            <text:p>1.167979</text:p>
          </table:table-cell>
          <table:table-cell office:value-type="float" office:value="1.166066">
            <text:p>1.166066</text:p>
          </table:table-cell>
          <table:table-cell office:value-type="float" office:value="1.167221">
            <text:p>1.167221</text:p>
          </table:table-cell>
          <table:table-cell office:value-type="float" office:value="1.17324">
            <text:p>1.17324</text:p>
          </table:table-cell>
          <table:table-cell table:formula="of:=AVERAGE([.B52:.AE52])" office:value-type="float" office:value="1.17059476666667">
            <text:p>1.1705947667</text:p>
          </table:table-cell>
          <table:table-cell table:formula="of:=VAR([.B52:.AE52])" office:value-type="float" office:value="0.000211415590391953">
            <text:p>0.0002114156</text:p>
          </table:table-cell>
          <table:table-cell table:formula="of:=STDEV([.B52:.AE52])" office:value-type="float" office:value="0.0145401372205338">
            <text:p>0.0145401372</text:p>
          </table:table-cell>
          <table:table-cell table:formula="of:=CONFIDENCE(0.95;[.AH52];30)" office:value-type="float" office:value="0.000166464781020685">
            <text:p>0.0001664648</text:p>
          </table:table-cell>
          <table:table-cell table:formula="of:=[.AF52]+[.AI52]" office:value-type="float" office:value="1.17076123144769">
            <text:p>1.1707612314</text:p>
          </table:table-cell>
          <table:table-cell table:formula="of:=[.AF52]-[.AI52]" office:value-type="float" office:value="1.17042830188565">
            <text:p>1.170428301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457867">
            <text:p>1.457867</text:p>
          </table:table-cell>
          <table:table-cell office:value-type="float" office:value="1.461295">
            <text:p>1.461295</text:p>
          </table:table-cell>
          <table:table-cell office:value-type="float" office:value="1.459327">
            <text:p>1.459327</text:p>
          </table:table-cell>
          <table:table-cell office:value-type="float" office:value="1.458499">
            <text:p>1.458499</text:p>
          </table:table-cell>
          <table:table-cell office:value-type="float" office:value="1.461802">
            <text:p>1.461802</text:p>
          </table:table-cell>
          <table:table-cell office:value-type="float" office:value="1.468081">
            <text:p>1.468081</text:p>
          </table:table-cell>
          <table:table-cell office:value-type="float" office:value="1.460241">
            <text:p>1.460241</text:p>
          </table:table-cell>
          <table:table-cell office:value-type="float" office:value="1.463858">
            <text:p>1.463858</text:p>
          </table:table-cell>
          <table:table-cell office:value-type="float" office:value="1.457851">
            <text:p>1.457851</text:p>
          </table:table-cell>
          <table:table-cell office:value-type="float" office:value="1.458802">
            <text:p>1.458802</text:p>
          </table:table-cell>
          <table:table-cell office:value-type="float" office:value="1.458733">
            <text:p>1.458733</text:p>
          </table:table-cell>
          <table:table-cell office:value-type="float" office:value="1.458247">
            <text:p>1.458247</text:p>
          </table:table-cell>
          <table:table-cell office:value-type="float" office:value="1.462911">
            <text:p>1.462911</text:p>
          </table:table-cell>
          <table:table-cell office:value-type="float" office:value="1.456798">
            <text:p>1.456798</text:p>
          </table:table-cell>
          <table:table-cell office:value-type="float" office:value="1.460378">
            <text:p>1.460378</text:p>
          </table:table-cell>
          <table:table-cell office:value-type="float" office:value="1.509294">
            <text:p>1.509294</text:p>
          </table:table-cell>
          <table:table-cell office:value-type="float" office:value="1.765296">
            <text:p>1.765296</text:p>
          </table:table-cell>
          <table:table-cell office:value-type="float" office:value="1.466368">
            <text:p>1.466368</text:p>
          </table:table-cell>
          <table:table-cell office:value-type="float" office:value="1.457532">
            <text:p>1.457532</text:p>
          </table:table-cell>
          <table:table-cell office:value-type="float" office:value="1.458372">
            <text:p>1.458372</text:p>
          </table:table-cell>
          <table:table-cell office:value-type="float" office:value="1.461623">
            <text:p>1.461623</text:p>
          </table:table-cell>
          <table:table-cell office:value-type="float" office:value="1.460439">
            <text:p>1.460439</text:p>
          </table:table-cell>
          <table:table-cell office:value-type="float" office:value="1.45662">
            <text:p>1.45662</text:p>
          </table:table-cell>
          <table:table-cell office:value-type="float" office:value="1.458209">
            <text:p>1.458209</text:p>
          </table:table-cell>
          <table:table-cell office:value-type="float" office:value="1.483151">
            <text:p>1.483151</text:p>
          </table:table-cell>
          <table:table-cell office:value-type="float" office:value="1.457186">
            <text:p>1.457186</text:p>
          </table:table-cell>
          <table:table-cell office:value-type="float" office:value="1.460977">
            <text:p>1.460977</text:p>
          </table:table-cell>
          <table:table-cell office:value-type="float" office:value="1.461421">
            <text:p>1.461421</text:p>
          </table:table-cell>
          <table:table-cell office:value-type="float" office:value="1.45806">
            <text:p>1.45806</text:p>
          </table:table-cell>
          <table:table-cell office:value-type="float" office:value="1.488808">
            <text:p>1.488808</text:p>
          </table:table-cell>
          <table:table-cell table:formula="of:=AVERAGE([.B53:.AE53])" office:value-type="float" office:value="1.47360153333333">
            <text:p>1.4736015333</text:p>
          </table:table-cell>
          <table:table-cell table:formula="of:=VAR([.B53:.AE53])" office:value-type="float" office:value="0.00316051028074023">
            <text:p>0.0031605103</text:p>
          </table:table-cell>
          <table:table-cell table:formula="of:=STDEV([.B53:.AE53])" office:value-type="float" office:value="0.0562184158505043">
            <text:p>0.0562184159</text:p>
          </table:table-cell>
          <table:table-cell table:formula="of:=CONFIDENCE(0.95;[.AH53];30)" office:value-type="float" office:value="0.000643624344250886">
            <text:p>0.0006436243</text:p>
          </table:table-cell>
          <table:table-cell table:formula="of:=[.AF53]+[.AI53]" office:value-type="float" office:value="1.47424515767758">
            <text:p>1.4742451577</text:p>
          </table:table-cell>
          <table:table-cell table:formula="of:=[.AF53]-[.AI53]" office:value-type="float" office:value="1.47295790898908">
            <text:p>1.4729579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540543">
            <text:p>1.540543</text:p>
          </table:table-cell>
          <table:table-cell office:value-type="float" office:value="1.542474">
            <text:p>1.542474</text:p>
          </table:table-cell>
          <table:table-cell office:value-type="float" office:value="1.542067">
            <text:p>1.542067</text:p>
          </table:table-cell>
          <table:table-cell office:value-type="float" office:value="1.545045">
            <text:p>1.545045</text:p>
          </table:table-cell>
          <table:table-cell office:value-type="float" office:value="1.548299">
            <text:p>1.548299</text:p>
          </table:table-cell>
          <table:table-cell office:value-type="float" office:value="1.545329">
            <text:p>1.545329</text:p>
          </table:table-cell>
          <table:table-cell office:value-type="float" office:value="1.542897">
            <text:p>1.542897</text:p>
          </table:table-cell>
          <table:table-cell office:value-type="float" office:value="1.540822">
            <text:p>1.540822</text:p>
          </table:table-cell>
          <table:table-cell office:value-type="float" office:value="1.543922">
            <text:p>1.543922</text:p>
          </table:table-cell>
          <table:table-cell office:value-type="float" office:value="1.54242">
            <text:p>1.54242</text:p>
          </table:table-cell>
          <table:table-cell office:value-type="float" office:value="1.543783">
            <text:p>1.543783</text:p>
          </table:table-cell>
          <table:table-cell office:value-type="float" office:value="1.539932">
            <text:p>1.539932</text:p>
          </table:table-cell>
          <table:table-cell office:value-type="float" office:value="1.545565">
            <text:p>1.545565</text:p>
          </table:table-cell>
          <table:table-cell office:value-type="float" office:value="1.551518">
            <text:p>1.551518</text:p>
          </table:table-cell>
          <table:table-cell office:value-type="float" office:value="1.540897">
            <text:p>1.540897</text:p>
          </table:table-cell>
          <table:table-cell office:value-type="float" office:value="1.542528">
            <text:p>1.542528</text:p>
          </table:table-cell>
          <table:table-cell office:value-type="float" office:value="1.546513">
            <text:p>1.546513</text:p>
          </table:table-cell>
          <table:table-cell office:value-type="float" office:value="1.543378">
            <text:p>1.543378</text:p>
          </table:table-cell>
          <table:table-cell office:value-type="float" office:value="1.541311">
            <text:p>1.541311</text:p>
          </table:table-cell>
          <table:table-cell office:value-type="float" office:value="1.546191">
            <text:p>1.546191</text:p>
          </table:table-cell>
          <table:table-cell office:value-type="float" office:value="1.543257">
            <text:p>1.543257</text:p>
          </table:table-cell>
          <table:table-cell office:value-type="float" office:value="1.542034">
            <text:p>1.542034</text:p>
          </table:table-cell>
          <table:table-cell office:value-type="float" office:value="1.543679">
            <text:p>1.543679</text:p>
          </table:table-cell>
          <table:table-cell office:value-type="float" office:value="1.54196">
            <text:p>1.54196</text:p>
          </table:table-cell>
          <table:table-cell office:value-type="float" office:value="1.563028">
            <text:p>1.563028</text:p>
          </table:table-cell>
          <table:table-cell office:value-type="float" office:value="1.5502">
            <text:p>1.5502</text:p>
          </table:table-cell>
          <table:table-cell office:value-type="float" office:value="1.553185">
            <text:p>1.553185</text:p>
          </table:table-cell>
          <table:table-cell office:value-type="float" office:value="1.544371">
            <text:p>1.544371</text:p>
          </table:table-cell>
          <table:table-cell office:value-type="float" office:value="1.540081">
            <text:p>1.540081</text:p>
          </table:table-cell>
          <table:table-cell office:value-type="float" office:value="1.54238">
            <text:p>1.54238</text:p>
          </table:table-cell>
          <table:table-cell table:formula="of:=AVERAGE([.B54:.AE54])" office:value-type="float" office:value="1.54465363333333">
            <text:p>1.5446536333</text:p>
          </table:table-cell>
          <table:table-cell table:formula="of:=VAR([.B54:.AE54])" office:value-type="float" office:value="0.0000226938872057474">
            <text:p>2.26938872057474E-005</text:p>
          </table:table-cell>
          <table:table-cell table:formula="of:=STDEV([.B54:.AE54])" office:value-type="float" office:value="0.00476381015635042">
            <text:p>0.0047638102</text:p>
          </table:table-cell>
          <table:table-cell table:formula="of:=CONFIDENCE(0.95;[.AH54];30)" office:value-type="float" office:value="0.0000545391424078921">
            <text:p>5.45391424078921E-005</text:p>
          </table:table-cell>
          <table:table-cell table:formula="of:=[.AF54]+[.AI54]" office:value-type="float" office:value="1.54470817247574">
            <text:p>1.5447081725</text:p>
          </table:table-cell>
          <table:table-cell table:formula="of:=[.AF54]-[.AI54]" office:value-type="float" office:value="1.54459909419093">
            <text:p>1.544599094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585499">
            <text:p>1.585499</text:p>
          </table:table-cell>
          <table:table-cell office:value-type="float" office:value="1.586125">
            <text:p>1.586125</text:p>
          </table:table-cell>
          <table:table-cell office:value-type="float" office:value="1.585527">
            <text:p>1.585527</text:p>
          </table:table-cell>
          <table:table-cell office:value-type="float" office:value="1.593869">
            <text:p>1.593869</text:p>
          </table:table-cell>
          <table:table-cell office:value-type="float" office:value="1.591101">
            <text:p>1.591101</text:p>
          </table:table-cell>
          <table:table-cell office:value-type="float" office:value="1.586912">
            <text:p>1.586912</text:p>
          </table:table-cell>
          <table:table-cell office:value-type="float" office:value="1.587582">
            <text:p>1.587582</text:p>
          </table:table-cell>
          <table:table-cell office:value-type="float" office:value="1.592205">
            <text:p>1.592205</text:p>
          </table:table-cell>
          <table:table-cell office:value-type="float" office:value="1.589609">
            <text:p>1.589609</text:p>
          </table:table-cell>
          <table:table-cell office:value-type="float" office:value="1.586083">
            <text:p>1.586083</text:p>
          </table:table-cell>
          <table:table-cell office:value-type="float" office:value="1.589197">
            <text:p>1.589197</text:p>
          </table:table-cell>
          <table:table-cell office:value-type="float" office:value="1.589015">
            <text:p>1.589015</text:p>
          </table:table-cell>
          <table:table-cell office:value-type="float" office:value="1.586168">
            <text:p>1.586168</text:p>
          </table:table-cell>
          <table:table-cell office:value-type="float" office:value="1.606346">
            <text:p>1.606346</text:p>
          </table:table-cell>
          <table:table-cell office:value-type="float" office:value="1.587601">
            <text:p>1.587601</text:p>
          </table:table-cell>
          <table:table-cell office:value-type="float" office:value="1.59035">
            <text:p>1.59035</text:p>
          </table:table-cell>
          <table:table-cell office:value-type="float" office:value="1.586654">
            <text:p>1.586654</text:p>
          </table:table-cell>
          <table:table-cell office:value-type="float" office:value="1.585796">
            <text:p>1.585796</text:p>
          </table:table-cell>
          <table:table-cell office:value-type="float" office:value="1.586018">
            <text:p>1.586018</text:p>
          </table:table-cell>
          <table:table-cell office:value-type="float" office:value="1.588616">
            <text:p>1.588616</text:p>
          </table:table-cell>
          <table:table-cell office:value-type="float" office:value="1.590618">
            <text:p>1.590618</text:p>
          </table:table-cell>
          <table:table-cell office:value-type="float" office:value="1.58582">
            <text:p>1.58582</text:p>
          </table:table-cell>
          <table:table-cell office:value-type="float" office:value="1.588003">
            <text:p>1.588003</text:p>
          </table:table-cell>
          <table:table-cell office:value-type="float" office:value="1.585866">
            <text:p>1.585866</text:p>
          </table:table-cell>
          <table:table-cell office:value-type="float" office:value="1.588903">
            <text:p>1.588903</text:p>
          </table:table-cell>
          <table:table-cell office:value-type="float" office:value="1.588965">
            <text:p>1.588965</text:p>
          </table:table-cell>
          <table:table-cell office:value-type="float" office:value="1.588302">
            <text:p>1.588302</text:p>
          </table:table-cell>
          <table:table-cell office:value-type="float" office:value="1.593034">
            <text:p>1.593034</text:p>
          </table:table-cell>
          <table:table-cell office:value-type="float" office:value="1.589124">
            <text:p>1.589124</text:p>
          </table:table-cell>
          <table:table-cell office:value-type="float" office:value="1.587626">
            <text:p>1.587626</text:p>
          </table:table-cell>
          <table:table-cell table:formula="of:=AVERAGE([.B55:.AE55])" office:value-type="float" office:value="1.58888446666667">
            <text:p>1.5888844667</text:p>
          </table:table-cell>
          <table:table-cell table:formula="of:=VAR([.B55:.AE55])" office:value-type="float" office:value="0.0000160544780505745">
            <text:p>1.60544780505745E-005</text:p>
          </table:table-cell>
          <table:table-cell table:formula="of:=STDEV([.B55:.AE55])" office:value-type="float" office:value="0.00400680396957157">
            <text:p>0.004006804</text:p>
          </table:table-cell>
          <table:table-cell table:formula="of:=CONFIDENCE(0.95;[.AH55];30)" office:value-type="float" office:value="0.0000458724519081983">
            <text:p>4.58724519081983E-005</text:p>
          </table:table-cell>
          <table:table-cell table:formula="of:=[.AF55]+[.AI55]" office:value-type="float" office:value="1.58893033911857">
            <text:p>1.5889303391</text:p>
          </table:table-cell>
          <table:table-cell table:formula="of:=[.AF55]-[.AI55]" office:value-type="float" office:value="1.58883859421476">
            <text:p>1.588838594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.641781">
            <text:p>1.641781</text:p>
          </table:table-cell>
          <table:table-cell office:value-type="float" office:value="1.636025">
            <text:p>1.636025</text:p>
          </table:table-cell>
          <table:table-cell office:value-type="float" office:value="1.637174">
            <text:p>1.637174</text:p>
          </table:table-cell>
          <table:table-cell office:value-type="float" office:value="1.636093">
            <text:p>1.636093</text:p>
          </table:table-cell>
          <table:table-cell office:value-type="float" office:value="1.636336">
            <text:p>1.636336</text:p>
          </table:table-cell>
          <table:table-cell office:value-type="float" office:value="1.634288">
            <text:p>1.634288</text:p>
          </table:table-cell>
          <table:table-cell office:value-type="float" office:value="1.657345">
            <text:p>1.657345</text:p>
          </table:table-cell>
          <table:table-cell office:value-type="float" office:value="1.631978">
            <text:p>1.631978</text:p>
          </table:table-cell>
          <table:table-cell office:value-type="float" office:value="1.63854">
            <text:p>1.63854</text:p>
          </table:table-cell>
          <table:table-cell office:value-type="float" office:value="1.643921">
            <text:p>1.643921</text:p>
          </table:table-cell>
          <table:table-cell office:value-type="float" office:value="1.639621">
            <text:p>1.639621</text:p>
          </table:table-cell>
          <table:table-cell office:value-type="float" office:value="1.632135">
            <text:p>1.632135</text:p>
          </table:table-cell>
          <table:table-cell office:value-type="float" office:value="1.635347">
            <text:p>1.635347</text:p>
          </table:table-cell>
          <table:table-cell office:value-type="float" office:value="1.635413">
            <text:p>1.635413</text:p>
          </table:table-cell>
          <table:table-cell office:value-type="float" office:value="1.632454">
            <text:p>1.632454</text:p>
          </table:table-cell>
          <table:table-cell office:value-type="float" office:value="1.63729">
            <text:p>1.63729</text:p>
          </table:table-cell>
          <table:table-cell office:value-type="float" office:value="1.639257">
            <text:p>1.639257</text:p>
          </table:table-cell>
          <table:table-cell office:value-type="float" office:value="1.644517">
            <text:p>1.644517</text:p>
          </table:table-cell>
          <table:table-cell office:value-type="float" office:value="1.644711">
            <text:p>1.644711</text:p>
          </table:table-cell>
          <table:table-cell office:value-type="float" office:value="1.636453">
            <text:p>1.636453</text:p>
          </table:table-cell>
          <table:table-cell office:value-type="float" office:value="1.633686">
            <text:p>1.633686</text:p>
          </table:table-cell>
          <table:table-cell office:value-type="float" office:value="1.636231">
            <text:p>1.636231</text:p>
          </table:table-cell>
          <table:table-cell office:value-type="float" office:value="1.641639">
            <text:p>1.641639</text:p>
          </table:table-cell>
          <table:table-cell office:value-type="float" office:value="1.635226">
            <text:p>1.635226</text:p>
          </table:table-cell>
          <table:table-cell office:value-type="float" office:value="1.645083">
            <text:p>1.645083</text:p>
          </table:table-cell>
          <table:table-cell office:value-type="float" office:value="1.634884">
            <text:p>1.634884</text:p>
          </table:table-cell>
          <table:table-cell office:value-type="float" office:value="1.634228">
            <text:p>1.634228</text:p>
          </table:table-cell>
          <table:table-cell office:value-type="float" office:value="1.639062">
            <text:p>1.639062</text:p>
          </table:table-cell>
          <table:table-cell office:value-type="float" office:value="1.636146">
            <text:p>1.636146</text:p>
          </table:table-cell>
          <table:table-cell office:value-type="float" office:value="1.633301">
            <text:p>1.633301</text:p>
          </table:table-cell>
          <table:table-cell table:formula="of:=AVERAGE([.B56:.AE56])" office:value-type="float" office:value="1.6380055">
            <text:p>1.6380055</text:p>
          </table:table-cell>
          <table:table-cell table:formula="of:=VAR([.B56:.AE56])" office:value-type="float" office:value="0.0000276495298448275">
            <text:p>2.76495298448275E-005</text:p>
          </table:table-cell>
          <table:table-cell table:formula="of:=STDEV([.B56:.AE56])" office:value-type="float" office:value="0.00525828202408615">
            <text:p>0.005258282</text:p>
          </table:table-cell>
          <table:table-cell table:formula="of:=CONFIDENCE(0.95;[.AH56];30)" office:value-type="float" office:value="0.0000602001722823059">
            <text:p>6.02001722823059E-005</text:p>
          </table:table-cell>
          <table:table-cell table:formula="of:=[.AF56]+[.AI56]" office:value-type="float" office:value="1.63806570017228">
            <text:p>1.6380657002</text:p>
          </table:table-cell>
          <table:table-cell table:formula="of:=[.AF56]-[.AI56]" office:value-type="float" office:value="1.63794529982772">
            <text:p>1.637945299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77181">
            <text:p>1.77181</text:p>
          </table:table-cell>
          <table:table-cell office:value-type="float" office:value="1.7865">
            <text:p>1.7865</text:p>
          </table:table-cell>
          <table:table-cell office:value-type="float" office:value="1.77105">
            <text:p>1.77105</text:p>
          </table:table-cell>
          <table:table-cell office:value-type="float" office:value="1.770927">
            <text:p>1.770927</text:p>
          </table:table-cell>
          <table:table-cell office:value-type="float" office:value="1.778865">
            <text:p>1.778865</text:p>
          </table:table-cell>
          <table:table-cell office:value-type="float" office:value="1.77279">
            <text:p>1.77279</text:p>
          </table:table-cell>
          <table:table-cell office:value-type="float" office:value="1.796527">
            <text:p>1.796527</text:p>
          </table:table-cell>
          <table:table-cell office:value-type="float" office:value="1.769538">
            <text:p>1.769538</text:p>
          </table:table-cell>
          <table:table-cell office:value-type="float" office:value="1.787193">
            <text:p>1.787193</text:p>
          </table:table-cell>
          <table:table-cell office:value-type="float" office:value="1.770338">
            <text:p>1.770338</text:p>
          </table:table-cell>
          <table:table-cell office:value-type="float" office:value="1.772768">
            <text:p>1.772768</text:p>
          </table:table-cell>
          <table:table-cell office:value-type="float" office:value="1.769502">
            <text:p>1.769502</text:p>
          </table:table-cell>
          <table:table-cell office:value-type="float" office:value="1.772718">
            <text:p>1.772718</text:p>
          </table:table-cell>
          <table:table-cell office:value-type="float" office:value="1.771139">
            <text:p>1.771139</text:p>
          </table:table-cell>
          <table:table-cell office:value-type="float" office:value="1.771637">
            <text:p>1.771637</text:p>
          </table:table-cell>
          <table:table-cell office:value-type="float" office:value="1.77378">
            <text:p>1.77378</text:p>
          </table:table-cell>
          <table:table-cell office:value-type="float" office:value="1.773636">
            <text:p>1.773636</text:p>
          </table:table-cell>
          <table:table-cell office:value-type="float" office:value="1.77569">
            <text:p>1.77569</text:p>
          </table:table-cell>
          <table:table-cell office:value-type="float" office:value="1.770371">
            <text:p>1.770371</text:p>
          </table:table-cell>
          <table:table-cell office:value-type="float" office:value="1.772713">
            <text:p>1.772713</text:p>
          </table:table-cell>
          <table:table-cell office:value-type="float" office:value="1.772477">
            <text:p>1.772477</text:p>
          </table:table-cell>
          <table:table-cell office:value-type="float" office:value="1.769893">
            <text:p>1.769893</text:p>
          </table:table-cell>
          <table:table-cell office:value-type="float" office:value="1.773044">
            <text:p>1.773044</text:p>
          </table:table-cell>
          <table:table-cell office:value-type="float" office:value="1.775017">
            <text:p>1.775017</text:p>
          </table:table-cell>
          <table:table-cell office:value-type="float" office:value="1.773565">
            <text:p>1.773565</text:p>
          </table:table-cell>
          <table:table-cell office:value-type="float" office:value="1.774048">
            <text:p>1.774048</text:p>
          </table:table-cell>
          <table:table-cell office:value-type="float" office:value="1.771031">
            <text:p>1.771031</text:p>
          </table:table-cell>
          <table:table-cell office:value-type="float" office:value="1.76958">
            <text:p>1.76958</text:p>
          </table:table-cell>
          <table:table-cell office:value-type="float" office:value="1.769243">
            <text:p>1.769243</text:p>
          </table:table-cell>
          <table:table-cell office:value-type="float" office:value="1.771291">
            <text:p>1.771291</text:p>
          </table:table-cell>
          <table:table-cell table:formula="of:=AVERAGE([.B57:.AE57])" office:value-type="float" office:value="1.77395603333333">
            <text:p>1.7739560333</text:p>
          </table:table-cell>
          <table:table-cell table:formula="of:=VAR([.B57:.AE57])" office:value-type="float" office:value="0.0000363371792747127">
            <text:p>3.63371792747127E-005</text:p>
          </table:table-cell>
          <table:table-cell table:formula="of:=STDEV([.B57:.AE57])" office:value-type="float" office:value="0.0060280327864663">
            <text:p>0.0060280328</text:p>
          </table:table-cell>
          <table:table-cell table:formula="of:=CONFIDENCE(0.95;[.AH57];30)" office:value-type="float" office:value="0.0000690127708263664">
            <text:p>6.90127708263664E-005</text:p>
          </table:table-cell>
          <table:table-cell table:formula="of:=[.AF57]+[.AI57]" office:value-type="float" office:value="1.77402504610416">
            <text:p>1.7740250461</text:p>
          </table:table-cell>
          <table:table-cell table:formula="of:=[.AF57]-[.AI57]" office:value-type="float" office:value="1.77388702056251">
            <text:p>1.77388702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300457">
            <text:p>2.300457</text:p>
          </table:table-cell>
          <table:table-cell office:value-type="float" office:value="2.304819">
            <text:p>2.304819</text:p>
          </table:table-cell>
          <table:table-cell office:value-type="float" office:value="2.326895">
            <text:p>2.326895</text:p>
          </table:table-cell>
          <table:table-cell office:value-type="float" office:value="2.30286">
            <text:p>2.30286</text:p>
          </table:table-cell>
          <table:table-cell office:value-type="float" office:value="2.306813">
            <text:p>2.306813</text:p>
          </table:table-cell>
          <table:table-cell office:value-type="float" office:value="2.305815">
            <text:p>2.305815</text:p>
          </table:table-cell>
          <table:table-cell office:value-type="float" office:value="2.312808">
            <text:p>2.312808</text:p>
          </table:table-cell>
          <table:table-cell office:value-type="float" office:value="2.305299">
            <text:p>2.305299</text:p>
          </table:table-cell>
          <table:table-cell office:value-type="float" office:value="2.304746">
            <text:p>2.304746</text:p>
          </table:table-cell>
          <table:table-cell office:value-type="float" office:value="2.302709">
            <text:p>2.302709</text:p>
          </table:table-cell>
          <table:table-cell office:value-type="float" office:value="2.3022">
            <text:p>2.3022</text:p>
          </table:table-cell>
          <table:table-cell office:value-type="float" office:value="2.303812">
            <text:p>2.303812</text:p>
          </table:table-cell>
          <table:table-cell office:value-type="float" office:value="2.312822">
            <text:p>2.312822</text:p>
          </table:table-cell>
          <table:table-cell office:value-type="float" office:value="2.308807">
            <text:p>2.308807</text:p>
          </table:table-cell>
          <table:table-cell office:value-type="float" office:value="2.302588">
            <text:p>2.302588</text:p>
          </table:table-cell>
          <table:table-cell office:value-type="float" office:value="2.302852">
            <text:p>2.302852</text:p>
          </table:table-cell>
          <table:table-cell office:value-type="float" office:value="2.307625">
            <text:p>2.307625</text:p>
          </table:table-cell>
          <table:table-cell office:value-type="float" office:value="2.304226">
            <text:p>2.304226</text:p>
          </table:table-cell>
          <table:table-cell office:value-type="float" office:value="2.306953">
            <text:p>2.306953</text:p>
          </table:table-cell>
          <table:table-cell office:value-type="float" office:value="2.303025">
            <text:p>2.303025</text:p>
          </table:table-cell>
          <table:table-cell office:value-type="float" office:value="2.310768">
            <text:p>2.310768</text:p>
          </table:table-cell>
          <table:table-cell office:value-type="float" office:value="2.313308">
            <text:p>2.313308</text:p>
          </table:table-cell>
          <table:table-cell office:value-type="float" office:value="2.313109">
            <text:p>2.313109</text:p>
          </table:table-cell>
          <table:table-cell office:value-type="float" office:value="2.311642">
            <text:p>2.311642</text:p>
          </table:table-cell>
          <table:table-cell office:value-type="float" office:value="2.308527">
            <text:p>2.308527</text:p>
          </table:table-cell>
          <table:table-cell office:value-type="float" office:value="2.323959">
            <text:p>2.323959</text:p>
          </table:table-cell>
          <table:table-cell office:value-type="float" office:value="2.307283">
            <text:p>2.307283</text:p>
          </table:table-cell>
          <table:table-cell office:value-type="float" office:value="2.302177">
            <text:p>2.302177</text:p>
          </table:table-cell>
          <table:table-cell office:value-type="float" office:value="2.301855">
            <text:p>2.301855</text:p>
          </table:table-cell>
          <table:table-cell office:value-type="float" office:value="2.305447">
            <text:p>2.305447</text:p>
          </table:table-cell>
          <table:table-cell table:formula="of:=AVERAGE([.B58:.AE58])" office:value-type="float" office:value="2.3075402">
            <text:p>2.3075402</text:p>
          </table:table-cell>
          <table:table-cell table:formula="of:=VAR([.B58:.AE58])" office:value-type="float" office:value="0.0000379057677517243">
            <text:p>3.79057677517243E-005</text:p>
          </table:table-cell>
          <table:table-cell table:formula="of:=STDEV([.B58:.AE58])" office:value-type="float" office:value="0.00615676601404701">
            <text:p>0.006156766</text:p>
          </table:table-cell>
          <table:table-cell table:formula="of:=CONFIDENCE(0.95;[.AH58];30)" office:value-type="float" office:value="0.0000704865910671441">
            <text:p>7.04865910671441E-005</text:p>
          </table:table-cell>
          <table:table-cell table:formula="of:=[.AF58]+[.AI58]" office:value-type="float" office:value="2.30761068659107">
            <text:p>2.3076106866</text:p>
          </table:table-cell>
          <table:table-cell table:formula="of:=[.AF58]-[.AI58]" office:value-type="float" office:value="2.30746971340893">
            <text:p>2.307469713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410588">
            <text:p>2.410588</text:p>
          </table:table-cell>
          <table:table-cell office:value-type="float" office:value="2.404434">
            <text:p>2.404434</text:p>
          </table:table-cell>
          <table:table-cell office:value-type="float" office:value="2.407338">
            <text:p>2.407338</text:p>
          </table:table-cell>
          <table:table-cell office:value-type="float" office:value="2.404567">
            <text:p>2.404567</text:p>
          </table:table-cell>
          <table:table-cell office:value-type="float" office:value="2.403466">
            <text:p>2.403466</text:p>
          </table:table-cell>
          <table:table-cell office:value-type="float" office:value="2.411377">
            <text:p>2.411377</text:p>
          </table:table-cell>
          <table:table-cell office:value-type="float" office:value="2.406549">
            <text:p>2.406549</text:p>
          </table:table-cell>
          <table:table-cell office:value-type="float" office:value="2.408139">
            <text:p>2.408139</text:p>
          </table:table-cell>
          <table:table-cell office:value-type="float" office:value="2.412097">
            <text:p>2.412097</text:p>
          </table:table-cell>
          <table:table-cell office:value-type="float" office:value="2.41044">
            <text:p>2.41044</text:p>
          </table:table-cell>
          <table:table-cell office:value-type="float" office:value="2.410178">
            <text:p>2.410178</text:p>
          </table:table-cell>
          <table:table-cell office:value-type="float" office:value="2.408199">
            <text:p>2.408199</text:p>
          </table:table-cell>
          <table:table-cell office:value-type="float" office:value="2.405889">
            <text:p>2.405889</text:p>
          </table:table-cell>
          <table:table-cell office:value-type="float" office:value="2.405599">
            <text:p>2.405599</text:p>
          </table:table-cell>
          <table:table-cell office:value-type="float" office:value="2.415002">
            <text:p>2.415002</text:p>
          </table:table-cell>
          <table:table-cell office:value-type="float" office:value="2.407964">
            <text:p>2.407964</text:p>
          </table:table-cell>
          <table:table-cell office:value-type="float" office:value="2.427584">
            <text:p>2.427584</text:p>
          </table:table-cell>
          <table:table-cell office:value-type="float" office:value="2.412709">
            <text:p>2.412709</text:p>
          </table:table-cell>
          <table:table-cell office:value-type="float" office:value="2.425399">
            <text:p>2.425399</text:p>
          </table:table-cell>
          <table:table-cell office:value-type="float" office:value="2.405014">
            <text:p>2.405014</text:p>
          </table:table-cell>
          <table:table-cell office:value-type="float" office:value="2.410428">
            <text:p>2.410428</text:p>
          </table:table-cell>
          <table:table-cell office:value-type="float" office:value="2.402562">
            <text:p>2.402562</text:p>
          </table:table-cell>
          <table:table-cell office:value-type="float" office:value="2.41074">
            <text:p>2.41074</text:p>
          </table:table-cell>
          <table:table-cell office:value-type="float" office:value="2.409996">
            <text:p>2.409996</text:p>
          </table:table-cell>
          <table:table-cell office:value-type="float" office:value="2.409299">
            <text:p>2.409299</text:p>
          </table:table-cell>
          <table:table-cell office:value-type="float" office:value="2.41173">
            <text:p>2.41173</text:p>
          </table:table-cell>
          <table:table-cell office:value-type="float" office:value="2.426019">
            <text:p>2.426019</text:p>
          </table:table-cell>
          <table:table-cell office:value-type="float" office:value="2.405004">
            <text:p>2.405004</text:p>
          </table:table-cell>
          <table:table-cell office:value-type="float" office:value="2.408933">
            <text:p>2.408933</text:p>
          </table:table-cell>
          <table:table-cell office:value-type="float" office:value="2.410365">
            <text:p>2.410365</text:p>
          </table:table-cell>
          <table:table-cell table:formula="of:=AVERAGE([.B59:.AE59])" office:value-type="float" office:value="2.4102536">
            <text:p>2.4102536</text:p>
          </table:table-cell>
          <table:table-cell table:formula="of:=VAR([.B59:.AE59])" office:value-type="float" office:value="0.0000386264599034483">
            <text:p>3.86264599034483E-005</text:p>
          </table:table-cell>
          <table:table-cell table:formula="of:=STDEV([.B59:.AE59])" office:value-type="float" office:value="0.00621501889807652">
            <text:p>0.0062150189</text:p>
          </table:table-cell>
          <table:table-cell table:formula="of:=CONFIDENCE(0.95;[.AH59];30)" office:value-type="float" office:value="0.0000711535073029897">
            <text:p>7.11535073029897E-005</text:p>
          </table:table-cell>
          <table:table-cell table:formula="of:=[.AF59]+[.AI59]" office:value-type="float" office:value="2.4103247535073">
            <text:p>2.4103247535</text:p>
          </table:table-cell>
          <table:table-cell table:formula="of:=[.AF59]-[.AI59]" office:value-type="float" office:value="2.4101824464927">
            <text:p>2.410182446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654682">
            <text:p>2.654682</text:p>
          </table:table-cell>
          <table:table-cell office:value-type="float" office:value="2.659864">
            <text:p>2.659864</text:p>
          </table:table-cell>
          <table:table-cell office:value-type="float" office:value="2.663004">
            <text:p>2.663004</text:p>
          </table:table-cell>
          <table:table-cell office:value-type="float" office:value="2.662181">
            <text:p>2.662181</text:p>
          </table:table-cell>
          <table:table-cell office:value-type="float" office:value="2.661646">
            <text:p>2.661646</text:p>
          </table:table-cell>
          <table:table-cell office:value-type="float" office:value="2.658287">
            <text:p>2.658287</text:p>
          </table:table-cell>
          <table:table-cell office:value-type="float" office:value="2.756379">
            <text:p>2.756379</text:p>
          </table:table-cell>
          <table:table-cell office:value-type="float" office:value="2.652086">
            <text:p>2.652086</text:p>
          </table:table-cell>
          <table:table-cell office:value-type="float" office:value="2.660831">
            <text:p>2.660831</text:p>
          </table:table-cell>
          <table:table-cell office:value-type="float" office:value="2.659257">
            <text:p>2.659257</text:p>
          </table:table-cell>
          <table:table-cell office:value-type="float" office:value="2.676059">
            <text:p>2.676059</text:p>
          </table:table-cell>
          <table:table-cell office:value-type="float" office:value="2.657616">
            <text:p>2.657616</text:p>
          </table:table-cell>
          <table:table-cell office:value-type="float" office:value="2.661257">
            <text:p>2.661257</text:p>
          </table:table-cell>
          <table:table-cell office:value-type="float" office:value="2.662757">
            <text:p>2.662757</text:p>
          </table:table-cell>
          <table:table-cell office:value-type="float" office:value="2.656502">
            <text:p>2.656502</text:p>
          </table:table-cell>
          <table:table-cell office:value-type="float" office:value="2.661241">
            <text:p>2.661241</text:p>
          </table:table-cell>
          <table:table-cell office:value-type="float" office:value="2.661425">
            <text:p>2.661425</text:p>
          </table:table-cell>
          <table:table-cell office:value-type="float" office:value="2.70212">
            <text:p>2.70212</text:p>
          </table:table-cell>
          <table:table-cell office:value-type="float" office:value="2.677499">
            <text:p>2.677499</text:p>
          </table:table-cell>
          <table:table-cell office:value-type="float" office:value="2.678521">
            <text:p>2.678521</text:p>
          </table:table-cell>
          <table:table-cell office:value-type="float" office:value="2.669522">
            <text:p>2.669522</text:p>
          </table:table-cell>
          <table:table-cell office:value-type="float" office:value="2.657278">
            <text:p>2.657278</text:p>
          </table:table-cell>
          <table:table-cell office:value-type="float" office:value="2.665875">
            <text:p>2.665875</text:p>
          </table:table-cell>
          <table:table-cell office:value-type="float" office:value="2.656629">
            <text:p>2.656629</text:p>
          </table:table-cell>
          <table:table-cell office:value-type="float" office:value="2.665798">
            <text:p>2.665798</text:p>
          </table:table-cell>
          <table:table-cell office:value-type="float" office:value="2.678245">
            <text:p>2.678245</text:p>
          </table:table-cell>
          <table:table-cell office:value-type="float" office:value="2.668264">
            <text:p>2.668264</text:p>
          </table:table-cell>
          <table:table-cell office:value-type="float" office:value="2.659946">
            <text:p>2.659946</text:p>
          </table:table-cell>
          <table:table-cell office:value-type="float" office:value="2.750404">
            <text:p>2.750404</text:p>
          </table:table-cell>
          <table:table-cell office:value-type="float" office:value="2.661661">
            <text:p>2.661661</text:p>
          </table:table-cell>
          <table:table-cell table:formula="of:=AVERAGE([.B60:.AE60])" office:value-type="float" office:value="2.6705612">
            <text:p>2.6705612</text:p>
          </table:table-cell>
          <table:table-cell table:formula="of:=VAR([.B60:.AE60])" office:value-type="float" office:value="0.000604159778096552">
            <text:p>0.0006041598</text:p>
          </table:table-cell>
          <table:table-cell table:formula="of:=STDEV([.B60:.AE60])" office:value-type="float" office:value="0.0245796618792153">
            <text:p>0.0245796619</text:p>
          </table:table-cell>
          <table:table-cell table:formula="of:=CONFIDENCE(0.95;[.AH60];30)" office:value-type="float" office:value="0.000281403673859952">
            <text:p>0.0002814037</text:p>
          </table:table-cell>
          <table:table-cell table:formula="of:=[.AF60]+[.AI60]" office:value-type="float" office:value="2.67084260367386">
            <text:p>2.6708426037</text:p>
          </table:table-cell>
          <table:table-cell table:formula="of:=[.AF60]-[.AI60]" office:value-type="float" office:value="2.67027979632614">
            <text:p>2.670279796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700957">
            <text:p>2.700957</text:p>
          </table:table-cell>
          <table:table-cell office:value-type="float" office:value="2.704813">
            <text:p>2.704813</text:p>
          </table:table-cell>
          <table:table-cell office:value-type="float" office:value="2.692971">
            <text:p>2.692971</text:p>
          </table:table-cell>
          <table:table-cell office:value-type="float" office:value="2.700792">
            <text:p>2.700792</text:p>
          </table:table-cell>
          <table:table-cell office:value-type="float" office:value="2.694905">
            <text:p>2.694905</text:p>
          </table:table-cell>
          <table:table-cell office:value-type="float" office:value="2.700292">
            <text:p>2.700292</text:p>
          </table:table-cell>
          <table:table-cell office:value-type="float" office:value="2.700501">
            <text:p>2.700501</text:p>
          </table:table-cell>
          <table:table-cell office:value-type="float" office:value="2.692937">
            <text:p>2.692937</text:p>
          </table:table-cell>
          <table:table-cell office:value-type="float" office:value="2.69728">
            <text:p>2.69728</text:p>
          </table:table-cell>
          <table:table-cell office:value-type="float" office:value="2.695066">
            <text:p>2.695066</text:p>
          </table:table-cell>
          <table:table-cell office:value-type="float" office:value="2.69521">
            <text:p>2.69521</text:p>
          </table:table-cell>
          <table:table-cell office:value-type="float" office:value="2.690668">
            <text:p>2.690668</text:p>
          </table:table-cell>
          <table:table-cell office:value-type="float" office:value="2.694039">
            <text:p>2.694039</text:p>
          </table:table-cell>
          <table:table-cell office:value-type="float" office:value="2.69301">
            <text:p>2.69301</text:p>
          </table:table-cell>
          <table:table-cell office:value-type="float" office:value="2.861051">
            <text:p>2.861051</text:p>
          </table:table-cell>
          <table:table-cell office:value-type="float" office:value="2.698104">
            <text:p>2.698104</text:p>
          </table:table-cell>
          <table:table-cell office:value-type="float" office:value="2.837812">
            <text:p>2.837812</text:p>
          </table:table-cell>
          <table:table-cell office:value-type="float" office:value="2.698543">
            <text:p>2.698543</text:p>
          </table:table-cell>
          <table:table-cell office:value-type="float" office:value="2.695404">
            <text:p>2.695404</text:p>
          </table:table-cell>
          <table:table-cell office:value-type="float" office:value="2.715135">
            <text:p>2.715135</text:p>
          </table:table-cell>
          <table:table-cell office:value-type="float" office:value="2.693094">
            <text:p>2.693094</text:p>
          </table:table-cell>
          <table:table-cell office:value-type="float" office:value="2.703702">
            <text:p>2.703702</text:p>
          </table:table-cell>
          <table:table-cell office:value-type="float" office:value="2.700424">
            <text:p>2.700424</text:p>
          </table:table-cell>
          <table:table-cell office:value-type="float" office:value="2.694383">
            <text:p>2.694383</text:p>
          </table:table-cell>
          <table:table-cell office:value-type="float" office:value="2.737463">
            <text:p>2.737463</text:p>
          </table:table-cell>
          <table:table-cell office:value-type="float" office:value="2.698086">
            <text:p>2.698086</text:p>
          </table:table-cell>
          <table:table-cell office:value-type="float" office:value="2.695793">
            <text:p>2.695793</text:p>
          </table:table-cell>
          <table:table-cell office:value-type="float" office:value="2.697291">
            <text:p>2.697291</text:p>
          </table:table-cell>
          <table:table-cell office:value-type="float" office:value="2.698827">
            <text:p>2.698827</text:p>
          </table:table-cell>
          <table:table-cell office:value-type="float" office:value="2.701654">
            <text:p>2.701654</text:p>
          </table:table-cell>
          <table:table-cell table:formula="of:=AVERAGE([.B61:.AE61])" office:value-type="float" office:value="2.70934023333333">
            <text:p>2.7093402333</text:p>
          </table:table-cell>
          <table:table-cell table:formula="of:=VAR([.B61:.AE61])" office:value-type="float" office:value="0.00153359180059885">
            <text:p>0.0015335918</text:p>
          </table:table-cell>
          <table:table-cell table:formula="of:=STDEV([.B61:.AE61])" office:value-type="float" office:value="0.03916110060505">
            <text:p>0.0391611006</text:p>
          </table:table-cell>
          <table:table-cell table:formula="of:=CONFIDENCE(0.95;[.AH61];30)" office:value-type="float" office:value="0.000448341300902064">
            <text:p>0.0004483413</text:p>
          </table:table-cell>
          <table:table-cell table:formula="of:=[.AF61]+[.AI61]" office:value-type="float" office:value="2.70978857463424">
            <text:p>2.7097885746</text:p>
          </table:table-cell>
          <table:table-cell table:formula="of:=[.AF61]-[.AI61]" office:value-type="float" office:value="2.70889189203243">
            <text:p>2.7088918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755523">
            <text:p>2.755523</text:p>
          </table:table-cell>
          <table:table-cell office:value-type="float" office:value="2.774194">
            <text:p>2.774194</text:p>
          </table:table-cell>
          <table:table-cell office:value-type="float" office:value="2.771304">
            <text:p>2.771304</text:p>
          </table:table-cell>
          <table:table-cell office:value-type="float" office:value="2.761314">
            <text:p>2.761314</text:p>
          </table:table-cell>
          <table:table-cell office:value-type="float" office:value="2.754162">
            <text:p>2.754162</text:p>
          </table:table-cell>
          <table:table-cell office:value-type="float" office:value="2.768044">
            <text:p>2.768044</text:p>
          </table:table-cell>
          <table:table-cell office:value-type="float" office:value="2.757497">
            <text:p>2.757497</text:p>
          </table:table-cell>
          <table:table-cell office:value-type="float" office:value="2.754721">
            <text:p>2.754721</text:p>
          </table:table-cell>
          <table:table-cell office:value-type="float" office:value="2.752438">
            <text:p>2.752438</text:p>
          </table:table-cell>
          <table:table-cell office:value-type="float" office:value="2.771232">
            <text:p>2.771232</text:p>
          </table:table-cell>
          <table:table-cell office:value-type="float" office:value="2.759721">
            <text:p>2.759721</text:p>
          </table:table-cell>
          <table:table-cell office:value-type="float" office:value="2.761764">
            <text:p>2.761764</text:p>
          </table:table-cell>
          <table:table-cell office:value-type="float" office:value="2.756674">
            <text:p>2.756674</text:p>
          </table:table-cell>
          <table:table-cell office:value-type="float" office:value="2.751821">
            <text:p>2.751821</text:p>
          </table:table-cell>
          <table:table-cell office:value-type="float" office:value="2.752983">
            <text:p>2.752983</text:p>
          </table:table-cell>
          <table:table-cell office:value-type="float" office:value="2.78243">
            <text:p>2.78243</text:p>
          </table:table-cell>
          <table:table-cell office:value-type="float" office:value="2.769095">
            <text:p>2.769095</text:p>
          </table:table-cell>
          <table:table-cell office:value-type="float" office:value="2.752075">
            <text:p>2.752075</text:p>
          </table:table-cell>
          <table:table-cell office:value-type="float" office:value="2.755977">
            <text:p>2.755977</text:p>
          </table:table-cell>
          <table:table-cell office:value-type="float" office:value="2.7583">
            <text:p>2.7583</text:p>
          </table:table-cell>
          <table:table-cell office:value-type="float" office:value="2.756152">
            <text:p>2.756152</text:p>
          </table:table-cell>
          <table:table-cell office:value-type="float" office:value="2.751776">
            <text:p>2.751776</text:p>
          </table:table-cell>
          <table:table-cell office:value-type="float" office:value="2.754263">
            <text:p>2.754263</text:p>
          </table:table-cell>
          <table:table-cell office:value-type="float" office:value="2.756558">
            <text:p>2.756558</text:p>
          </table:table-cell>
          <table:table-cell office:value-type="float" office:value="2.753481">
            <text:p>2.753481</text:p>
          </table:table-cell>
          <table:table-cell office:value-type="float" office:value="2.75362">
            <text:p>2.75362</text:p>
          </table:table-cell>
          <table:table-cell office:value-type="float" office:value="2.755615">
            <text:p>2.755615</text:p>
          </table:table-cell>
          <table:table-cell office:value-type="float" office:value="2.760145">
            <text:p>2.760145</text:p>
          </table:table-cell>
          <table:table-cell office:value-type="float" office:value="2.757186">
            <text:p>2.757186</text:p>
          </table:table-cell>
          <table:table-cell office:value-type="float" office:value="2.775041">
            <text:p>2.775041</text:p>
          </table:table-cell>
          <table:table-cell table:formula="of:=AVERAGE([.B62:.AE62])" office:value-type="float" office:value="2.75983686666667">
            <text:p>2.7598368667</text:p>
          </table:table-cell>
          <table:table-cell table:formula="of:=VAR([.B62:.AE62])" office:value-type="float" office:value="0.0000664957870160919">
            <text:p>6.64957870160919E-005</text:p>
          </table:table-cell>
          <table:table-cell table:formula="of:=STDEV([.B62:.AE62])" office:value-type="float" office:value="0.00815449489644159">
            <text:p>0.0081544949</text:p>
          </table:table-cell>
          <table:table-cell table:formula="of:=CONFIDENCE(0.95;[.AH62];30)" office:value-type="float" office:value="0.0000933578677203573">
            <text:p>9.33578677203573E-005</text:p>
          </table:table-cell>
          <table:table-cell table:formula="of:=[.AF62]+[.AI62]" office:value-type="float" office:value="2.75993022453439">
            <text:p>2.7599302245</text:p>
          </table:table-cell>
          <table:table-cell table:formula="of:=[.AF62]-[.AI62]" office:value-type="float" office:value="2.75974350879895">
            <text:p>2.7597435088</text:p>
          </table:table-cell>
        </table:table-row>
      </table:table>
      <table:table table:name="result-iterative-12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Iterat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25">
            <text:p>0.000025</text:p>
          </table:table-cell>
          <table:table-cell office:value-type="float" office:value="0.000027">
            <text:p>0.000027</text:p>
          </table:table-cell>
          <table:table-cell office:value-type="float" office:value="0.000033">
            <text:p>0.000033</text:p>
          </table:table-cell>
          <table:table-cell office:value-type="float" office:value="0.000028">
            <text:p>0.000028</text:p>
          </table:table-cell>
          <table:table-cell office:value-type="float" office:value="0.000026">
            <text:p>0.000026</text:p>
          </table:table-cell>
          <table:table-cell table:number-columns-repeated="4" office:value-type="float" office:value="0.000028">
            <text:p>0.000028</text:p>
          </table:table-cell>
          <table:table-cell office:value-type="float" office:value="0.000027">
            <text:p>0.000027</text:p>
          </table:table-cell>
          <table:table-cell office:value-type="float" office:value="0.000026">
            <text:p>0.000026</text:p>
          </table:table-cell>
          <table:table-cell office:value-type="float" office:value="0.000027">
            <text:p>0.000027</text:p>
          </table:table-cell>
          <table:table-cell table:number-columns-repeated="7" office:value-type="float" office:value="0.000028">
            <text:p>0.000028</text:p>
          </table:table-cell>
          <table:table-cell office:value-type="float" office:value="0.000027">
            <text:p>0.000027</text:p>
          </table:table-cell>
          <table:table-cell table:number-columns-repeated="7" office:value-type="float" office:value="0.000028">
            <text:p>0.000028</text:p>
          </table:table-cell>
          <table:table-cell office:value-type="float" office:value="0.000027">
            <text:p>0.000027</text:p>
          </table:table-cell>
          <table:table-cell office:value-type="float" office:value="0.000028">
            <text:p>0.000028</text:p>
          </table:table-cell>
          <table:table-cell office:value-type="float" office:value="0.000027">
            <text:p>0.000027</text:p>
          </table:table-cell>
          <table:table-cell table:formula="of:=AVERAGE([.B2:.AE2])" office:value-type="float" office:value="0.0000277333333333333">
            <text:p>2.77333333333333E-005</text:p>
          </table:table-cell>
          <table:table-cell table:formula="of:=VAR([.B2:.AE2])" office:value-type="float" office:value="0.0000000000015816091954023">
            <text:p>1.5816091954023E-012</text:p>
          </table:table-cell>
          <table:table-cell table:formula="of:=STDEV([.B2:.AE2])" office:value-type="float" office:value="0.00000125762044965971">
            <text:p>1.25762044965971E-006</text:p>
          </table:table-cell>
          <table:table-cell table:formula="of:=CONFIDENCE(0.95;[.AH2];30)" office:value-type="float" office:value="0.0000000143980424382854">
            <text:p>1.43980424382854E-008</text:p>
          </table:table-cell>
          <table:table-cell table:formula="of:=[.AF2]+[.AI2]" office:value-type="float" office:value="0.0000277477313757716">
            <text:p>2.77477313757716E-005</text:p>
          </table:table-cell>
          <table:table-cell table:formula="of:=[.AF2]-[.AI2]" office:value-type="float" office:value="0.000027718935290895">
            <text:p>2.7718935290895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68">
            <text:p>0.000068</text:p>
          </table:table-cell>
          <table:table-cell office:value-type="float" office:value="0.000062">
            <text:p>0.000062</text:p>
          </table:table-cell>
          <table:table-cell office:value-type="float" office:value="0.000067">
            <text:p>0.000067</text:p>
          </table:table-cell>
          <table:table-cell office:value-type="float" office:value="0.000075">
            <text:p>0.000075</text:p>
          </table:table-cell>
          <table:table-cell office:value-type="float" office:value="0.000064">
            <text:p>0.000064</text:p>
          </table:table-cell>
          <table:table-cell office:value-type="float" office:value="0.000072">
            <text:p>0.000072</text:p>
          </table:table-cell>
          <table:table-cell table:number-columns-repeated="3" office:value-type="float" office:value="0.000067">
            <text:p>0.000067</text:p>
          </table:table-cell>
          <table:table-cell office:value-type="float" office:value="0.000066">
            <text:p>0.000066</text:p>
          </table:table-cell>
          <table:table-cell table:number-columns-repeated="3" office:value-type="float" office:value="0.000067">
            <text:p>0.000067</text:p>
          </table:table-cell>
          <table:table-cell office:value-type="float" office:value="0.000078">
            <text:p>0.000078</text:p>
          </table:table-cell>
          <table:table-cell office:value-type="float" office:value="0.000064">
            <text:p>0.000064</text:p>
          </table:table-cell>
          <table:table-cell office:value-type="float" office:value="0.000067">
            <text:p>0.000067</text:p>
          </table:table-cell>
          <table:table-cell office:value-type="float" office:value="0.000066">
            <text:p>0.000066</text:p>
          </table:table-cell>
          <table:table-cell office:value-type="float" office:value="0.000075">
            <text:p>0.000075</text:p>
          </table:table-cell>
          <table:table-cell office:value-type="float" office:value="0.000062">
            <text:p>0.000062</text:p>
          </table:table-cell>
          <table:table-cell office:value-type="float" office:value="0.000063">
            <text:p>0.000063</text:p>
          </table:table-cell>
          <table:table-cell office:value-type="float" office:value="0.000066">
            <text:p>0.000066</text:p>
          </table:table-cell>
          <table:table-cell office:value-type="float" office:value="0.000073">
            <text:p>0.000073</text:p>
          </table:table-cell>
          <table:table-cell table:number-columns-repeated="2" office:value-type="float" office:value="0.000066">
            <text:p>0.000066</text:p>
          </table:table-cell>
          <table:table-cell office:value-type="float" office:value="0.000074">
            <text:p>0.000074</text:p>
          </table:table-cell>
          <table:table-cell office:value-type="float" office:value="0.000066">
            <text:p>0.000066</text:p>
          </table:table-cell>
          <table:table-cell office:value-type="float" office:value="0.000068">
            <text:p>0.000068</text:p>
          </table:table-cell>
          <table:table-cell table:number-columns-repeated="3" office:value-type="float" office:value="0.000066">
            <text:p>0.000066</text:p>
          </table:table-cell>
          <table:table-cell table:formula="of:=AVERAGE([.B3:.AE3])" office:value-type="float" office:value="0.0000676">
            <text:p>0.0000676</text:p>
          </table:table-cell>
          <table:table-cell table:formula="of:=VAR([.B3:.AE3])" office:value-type="float" office:value="0.0000000000152827586206897">
            <text:p>1.52827586206897E-011</text:p>
          </table:table-cell>
          <table:table-cell table:formula="of:=STDEV([.B3:.AE3])" office:value-type="float" office:value="0.00000390931689949659">
            <text:p>3.90931689949659E-006</text:p>
          </table:table-cell>
          <table:table-cell table:formula="of:=CONFIDENCE(0.95;[.AH3];30)" office:value-type="float" office:value="0.0000000447563576426324">
            <text:p>4.47563576426324E-008</text:p>
          </table:table-cell>
          <table:table-cell table:formula="of:=[.AF3]+[.AI3]" office:value-type="float" office:value="0.0000676447563576426">
            <text:p>6.76447563576426E-005</text:p>
          </table:table-cell>
          <table:table-cell table:formula="of:=[.AF3]-[.AI3]" office:value-type="float" office:value="0.0000675552436423574">
            <text:p>6.75552436423574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169">
            <text:p>0.000169</text:p>
          </table:table-cell>
          <table:table-cell office:value-type="float" office:value="0.000167">
            <text:p>0.000167</text:p>
          </table:table-cell>
          <table:table-cell office:value-type="float" office:value="0.000164">
            <text:p>0.000164</text:p>
          </table:table-cell>
          <table:table-cell office:value-type="float" office:value="0.000163">
            <text:p>0.000163</text:p>
          </table:table-cell>
          <table:table-cell office:value-type="float" office:value="0.000159">
            <text:p>0.000159</text:p>
          </table:table-cell>
          <table:table-cell office:value-type="float" office:value="0.000165">
            <text:p>0.000165</text:p>
          </table:table-cell>
          <table:table-cell office:value-type="float" office:value="0.000167">
            <text:p>0.000167</text:p>
          </table:table-cell>
          <table:table-cell office:value-type="float" office:value="0.000156">
            <text:p>0.000156</text:p>
          </table:table-cell>
          <table:table-cell office:value-type="float" office:value="0.000169">
            <text:p>0.000169</text:p>
          </table:table-cell>
          <table:table-cell office:value-type="float" office:value="0.000164">
            <text:p>0.000164</text:p>
          </table:table-cell>
          <table:table-cell office:value-type="float" office:value="0.000166">
            <text:p>0.000166</text:p>
          </table:table-cell>
          <table:table-cell office:value-type="float" office:value="0.000173">
            <text:p>0.000173</text:p>
          </table:table-cell>
          <table:table-cell office:value-type="float" office:value="0.000163">
            <text:p>0.000163</text:p>
          </table:table-cell>
          <table:table-cell office:value-type="float" office:value="0.000153">
            <text:p>0.000153</text:p>
          </table:table-cell>
          <table:table-cell office:value-type="float" office:value="0.000197">
            <text:p>0.000197</text:p>
          </table:table-cell>
          <table:table-cell office:value-type="float" office:value="0.000158">
            <text:p>0.000158</text:p>
          </table:table-cell>
          <table:table-cell office:value-type="float" office:value="0.000168">
            <text:p>0.000168</text:p>
          </table:table-cell>
          <table:table-cell office:value-type="float" office:value="0.000161">
            <text:p>0.000161</text:p>
          </table:table-cell>
          <table:table-cell office:value-type="float" office:value="0.000167">
            <text:p>0.000167</text:p>
          </table:table-cell>
          <table:table-cell office:value-type="float" office:value="0.000158">
            <text:p>0.000158</text:p>
          </table:table-cell>
          <table:table-cell table:number-columns-repeated="2" office:value-type="float" office:value="0.000164">
            <text:p>0.000164</text:p>
          </table:table-cell>
          <table:table-cell office:value-type="float" office:value="0.000163">
            <text:p>0.000163</text:p>
          </table:table-cell>
          <table:table-cell office:value-type="float" office:value="0.000167">
            <text:p>0.000167</text:p>
          </table:table-cell>
          <table:table-cell table:number-columns-repeated="2" office:value-type="float" office:value="0.000162">
            <text:p>0.000162</text:p>
          </table:table-cell>
          <table:table-cell office:value-type="float" office:value="0.000169">
            <text:p>0.000169</text:p>
          </table:table-cell>
          <table:table-cell office:value-type="float" office:value="0.000163">
            <text:p>0.000163</text:p>
          </table:table-cell>
          <table:table-cell office:value-type="float" office:value="0.000172">
            <text:p>0.000172</text:p>
          </table:table-cell>
          <table:table-cell office:value-type="float" office:value="0.000164">
            <text:p>0.000164</text:p>
          </table:table-cell>
          <table:table-cell table:formula="of:=AVERAGE([.B4:.AE4])" office:value-type="float" office:value="0.000165233333333333">
            <text:p>0.0001652333</text:p>
          </table:table-cell>
          <table:table-cell table:formula="of:=VAR([.B4:.AE4])" office:value-type="float" office:value="0.0000000000559781609195402">
            <text:p>5.59781609195402E-011</text:p>
          </table:table-cell>
          <table:table-cell table:formula="of:=STDEV([.B4:.AE4])" office:value-type="float" office:value="0.00000748185544631412">
            <text:p>7.48185544631412E-006</text:p>
          </table:table-cell>
          <table:table-cell table:formula="of:=CONFIDENCE(0.95;[.AH4];30)" office:value-type="float" office:value="0.0000000856570615262303">
            <text:p>8.56570615262303E-008</text:p>
          </table:table-cell>
          <table:table-cell table:formula="of:=[.AF4]+[.AI4]" office:value-type="float" office:value="0.00016531899039486">
            <text:p>0.000165319</text:p>
          </table:table-cell>
          <table:table-cell table:formula="of:=[.AF4]-[.AI4]" office:value-type="float" office:value="0.000165147676271807">
            <text:p>0.00016514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376">
            <text:p>0.000376</text:p>
          </table:table-cell>
          <table:table-cell office:value-type="float" office:value="0.000386">
            <text:p>0.000386</text:p>
          </table:table-cell>
          <table:table-cell office:value-type="float" office:value="0.000401">
            <text:p>0.000401</text:p>
          </table:table-cell>
          <table:table-cell office:value-type="float" office:value="0.000406">
            <text:p>0.000406</text:p>
          </table:table-cell>
          <table:table-cell office:value-type="float" office:value="0.000394">
            <text:p>0.000394</text:p>
          </table:table-cell>
          <table:table-cell office:value-type="float" office:value="0.000405">
            <text:p>0.000405</text:p>
          </table:table-cell>
          <table:table-cell office:value-type="float" office:value="0.000461">
            <text:p>0.000461</text:p>
          </table:table-cell>
          <table:table-cell office:value-type="float" office:value="0.000401">
            <text:p>0.000401</text:p>
          </table:table-cell>
          <table:table-cell office:value-type="float" office:value="0.00039">
            <text:p>0.00039</text:p>
          </table:table-cell>
          <table:table-cell office:value-type="float" office:value="0.0004">
            <text:p>0.0004</text:p>
          </table:table-cell>
          <table:table-cell office:value-type="float" office:value="0.000401">
            <text:p>0.000401</text:p>
          </table:table-cell>
          <table:table-cell office:value-type="float" office:value="0.000399">
            <text:p>0.000399</text:p>
          </table:table-cell>
          <table:table-cell office:value-type="float" office:value="0.00038">
            <text:p>0.00038</text:p>
          </table:table-cell>
          <table:table-cell office:value-type="float" office:value="0.000395">
            <text:p>0.000395</text:p>
          </table:table-cell>
          <table:table-cell office:value-type="float" office:value="0.00041">
            <text:p>0.00041</text:p>
          </table:table-cell>
          <table:table-cell office:value-type="float" office:value="0.000405">
            <text:p>0.000405</text:p>
          </table:table-cell>
          <table:table-cell office:value-type="float" office:value="0.000404">
            <text:p>0.000404</text:p>
          </table:table-cell>
          <table:table-cell office:value-type="float" office:value="0.000409">
            <text:p>0.000409</text:p>
          </table:table-cell>
          <table:table-cell office:value-type="float" office:value="0.000404">
            <text:p>0.000404</text:p>
          </table:table-cell>
          <table:table-cell office:value-type="float" office:value="0.000392">
            <text:p>0.000392</text:p>
          </table:table-cell>
          <table:table-cell office:value-type="float" office:value="0.000391">
            <text:p>0.000391</text:p>
          </table:table-cell>
          <table:table-cell office:value-type="float" office:value="0.00039">
            <text:p>0.00039</text:p>
          </table:table-cell>
          <table:table-cell office:value-type="float" office:value="0.000406">
            <text:p>0.000406</text:p>
          </table:table-cell>
          <table:table-cell office:value-type="float" office:value="0.000404">
            <text:p>0.000404</text:p>
          </table:table-cell>
          <table:table-cell office:value-type="float" office:value="0.000401">
            <text:p>0.000401</text:p>
          </table:table-cell>
          <table:table-cell office:value-type="float" office:value="0.0004">
            <text:p>0.0004</text:p>
          </table:table-cell>
          <table:table-cell office:value-type="float" office:value="0.000399">
            <text:p>0.000399</text:p>
          </table:table-cell>
          <table:table-cell table:number-columns-repeated="2" office:value-type="float" office:value="0.000405">
            <text:p>0.000405</text:p>
          </table:table-cell>
          <table:table-cell office:value-type="float" office:value="0.000412">
            <text:p>0.000412</text:p>
          </table:table-cell>
          <table:table-cell table:formula="of:=AVERAGE([.B5:.AE5])" office:value-type="float" office:value="0.000401066666666667">
            <text:p>0.0004010667</text:p>
          </table:table-cell>
          <table:table-cell table:formula="of:=VAR([.B5:.AE5])" office:value-type="float" office:value="0.000000000200547126436782">
            <text:p>2.00547126436782E-010</text:p>
          </table:table-cell>
          <table:table-cell table:formula="of:=STDEV([.B5:.AE5])" office:value-type="float" office:value="0.0000141614662530679">
            <text:p>1.41614662530679E-005</text:p>
          </table:table-cell>
          <table:table-cell table:formula="of:=CONFIDENCE(0.95;[.AH5];30)" office:value-type="float" office:value="0.000000162129513841151">
            <text:p>1.62129513841151E-007</text:p>
          </table:table-cell>
          <table:table-cell table:formula="of:=[.AF5]+[.AI5]" office:value-type="float" office:value="0.000401228796180508">
            <text:p>0.0004012288</text:p>
          </table:table-cell>
          <table:table-cell table:formula="of:=[.AF5]-[.AI5]" office:value-type="float" office:value="0.000400904537152825">
            <text:p>0.00040090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905">
            <text:p>0.000905</text:p>
          </table:table-cell>
          <table:table-cell office:value-type="float" office:value="0.000906">
            <text:p>0.000906</text:p>
          </table:table-cell>
          <table:table-cell office:value-type="float" office:value="0.000893">
            <text:p>0.000893</text:p>
          </table:table-cell>
          <table:table-cell office:value-type="float" office:value="0.000875">
            <text:p>0.000875</text:p>
          </table:table-cell>
          <table:table-cell office:value-type="float" office:value="0.000969">
            <text:p>0.000969</text:p>
          </table:table-cell>
          <table:table-cell office:value-type="float" office:value="0.000908">
            <text:p>0.000908</text:p>
          </table:table-cell>
          <table:table-cell office:value-type="float" office:value="0.000902">
            <text:p>0.000902</text:p>
          </table:table-cell>
          <table:table-cell office:value-type="float" office:value="0.000957">
            <text:p>0.000957</text:p>
          </table:table-cell>
          <table:table-cell office:value-type="float" office:value="0.000942">
            <text:p>0.000942</text:p>
          </table:table-cell>
          <table:table-cell office:value-type="float" office:value="0.000972">
            <text:p>0.000972</text:p>
          </table:table-cell>
          <table:table-cell office:value-type="float" office:value="0.000979">
            <text:p>0.000979</text:p>
          </table:table-cell>
          <table:table-cell office:value-type="float" office:value="0.000903">
            <text:p>0.000903</text:p>
          </table:table-cell>
          <table:table-cell office:value-type="float" office:value="0.000963">
            <text:p>0.000963</text:p>
          </table:table-cell>
          <table:table-cell office:value-type="float" office:value="0.000991">
            <text:p>0.000991</text:p>
          </table:table-cell>
          <table:table-cell office:value-type="float" office:value="0.000885">
            <text:p>0.000885</text:p>
          </table:table-cell>
          <table:table-cell office:value-type="float" office:value="0.00099">
            <text:p>0.00099</text:p>
          </table:table-cell>
          <table:table-cell office:value-type="float" office:value="0.000972">
            <text:p>0.000972</text:p>
          </table:table-cell>
          <table:table-cell office:value-type="float" office:value="0.000991">
            <text:p>0.000991</text:p>
          </table:table-cell>
          <table:table-cell office:value-type="float" office:value="0.000963">
            <text:p>0.000963</text:p>
          </table:table-cell>
          <table:table-cell office:value-type="float" office:value="0.000926">
            <text:p>0.000926</text:p>
          </table:table-cell>
          <table:table-cell office:value-type="float" office:value="0.000958">
            <text:p>0.000958</text:p>
          </table:table-cell>
          <table:table-cell office:value-type="float" office:value="0.000964">
            <text:p>0.000964</text:p>
          </table:table-cell>
          <table:table-cell office:value-type="float" office:value="0.000935">
            <text:p>0.000935</text:p>
          </table:table-cell>
          <table:table-cell office:value-type="float" office:value="0.000976">
            <text:p>0.000976</text:p>
          </table:table-cell>
          <table:table-cell office:value-type="float" office:value="0.000908">
            <text:p>0.000908</text:p>
          </table:table-cell>
          <table:table-cell office:value-type="float" office:value="0.000947">
            <text:p>0.000947</text:p>
          </table:table-cell>
          <table:table-cell office:value-type="float" office:value="0.000994">
            <text:p>0.000994</text:p>
          </table:table-cell>
          <table:table-cell office:value-type="float" office:value="0.000887">
            <text:p>0.000887</text:p>
          </table:table-cell>
          <table:table-cell office:value-type="float" office:value="0.000934">
            <text:p>0.000934</text:p>
          </table:table-cell>
          <table:table-cell office:value-type="float" office:value="0.000957">
            <text:p>0.000957</text:p>
          </table:table-cell>
          <table:table-cell table:formula="of:=AVERAGE([.B6:.AE6])" office:value-type="float" office:value="0.000941733333333333">
            <text:p>0.0009417333</text:p>
          </table:table-cell>
          <table:table-cell table:formula="of:=VAR([.B6:.AE6])" office:value-type="float" office:value="0.00000000133068505747126">
            <text:p>1.33068505747126E-009</text:p>
          </table:table-cell>
          <table:table-cell table:formula="of:=STDEV([.B6:.AE6])" office:value-type="float" office:value="0.0000364785561319423">
            <text:p>3.64785561319423E-005</text:p>
          </table:table-cell>
          <table:table-cell table:formula="of:=CONFIDENCE(0.95;[.AH6];30)" office:value-type="float" office:value="0.000000417629817817606">
            <text:p>4.17629817817606E-007</text:p>
          </table:table-cell>
          <table:table-cell table:formula="of:=[.AF6]+[.AI6]" office:value-type="float" office:value="0.000942150963151151">
            <text:p>0.000942151</text:p>
          </table:table-cell>
          <table:table-cell table:formula="of:=[.AF6]-[.AI6]" office:value-type="float" office:value="0.000941315703515516">
            <text:p>0.00094131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2243">
            <text:p>0.002243</text:p>
          </table:table-cell>
          <table:table-cell office:value-type="float" office:value="0.002291">
            <text:p>0.002291</text:p>
          </table:table-cell>
          <table:table-cell office:value-type="float" office:value="0.002257">
            <text:p>0.002257</text:p>
          </table:table-cell>
          <table:table-cell office:value-type="float" office:value="0.002264">
            <text:p>0.002264</text:p>
          </table:table-cell>
          <table:table-cell office:value-type="float" office:value="0.002367">
            <text:p>0.002367</text:p>
          </table:table-cell>
          <table:table-cell office:value-type="float" office:value="0.002284">
            <text:p>0.002284</text:p>
          </table:table-cell>
          <table:table-cell office:value-type="float" office:value="0.002246">
            <text:p>0.002246</text:p>
          </table:table-cell>
          <table:table-cell office:value-type="float" office:value="0.002285">
            <text:p>0.002285</text:p>
          </table:table-cell>
          <table:table-cell office:value-type="float" office:value="0.002225">
            <text:p>0.002225</text:p>
          </table:table-cell>
          <table:table-cell office:value-type="float" office:value="0.002275">
            <text:p>0.002275</text:p>
          </table:table-cell>
          <table:table-cell office:value-type="float" office:value="0.002215">
            <text:p>0.002215</text:p>
          </table:table-cell>
          <table:table-cell office:value-type="float" office:value="0.002257">
            <text:p>0.002257</text:p>
          </table:table-cell>
          <table:table-cell office:value-type="float" office:value="0.002229">
            <text:p>0.002229</text:p>
          </table:table-cell>
          <table:table-cell office:value-type="float" office:value="0.002262">
            <text:p>0.002262</text:p>
          </table:table-cell>
          <table:table-cell office:value-type="float" office:value="0.002229">
            <text:p>0.002229</text:p>
          </table:table-cell>
          <table:table-cell office:value-type="float" office:value="0.002224">
            <text:p>0.002224</text:p>
          </table:table-cell>
          <table:table-cell office:value-type="float" office:value="0.002209">
            <text:p>0.002209</text:p>
          </table:table-cell>
          <table:table-cell office:value-type="float" office:value="0.00214">
            <text:p>0.00214</text:p>
          </table:table-cell>
          <table:table-cell office:value-type="float" office:value="0.00216">
            <text:p>0.00216</text:p>
          </table:table-cell>
          <table:table-cell office:value-type="float" office:value="0.002286">
            <text:p>0.002286</text:p>
          </table:table-cell>
          <table:table-cell office:value-type="float" office:value="0.002384">
            <text:p>0.002384</text:p>
          </table:table-cell>
          <table:table-cell office:value-type="float" office:value="0.002243">
            <text:p>0.002243</text:p>
          </table:table-cell>
          <table:table-cell office:value-type="float" office:value="0.002173">
            <text:p>0.002173</text:p>
          </table:table-cell>
          <table:table-cell office:value-type="float" office:value="0.002238">
            <text:p>0.002238</text:p>
          </table:table-cell>
          <table:table-cell office:value-type="float" office:value="0.002182">
            <text:p>0.002182</text:p>
          </table:table-cell>
          <table:table-cell office:value-type="float" office:value="0.002225">
            <text:p>0.002225</text:p>
          </table:table-cell>
          <table:table-cell office:value-type="float" office:value="0.002231">
            <text:p>0.002231</text:p>
          </table:table-cell>
          <table:table-cell office:value-type="float" office:value="0.002236">
            <text:p>0.002236</text:p>
          </table:table-cell>
          <table:table-cell office:value-type="float" office:value="0.002175">
            <text:p>0.002175</text:p>
          </table:table-cell>
          <table:table-cell office:value-type="float" office:value="0.0022">
            <text:p>0.0022</text:p>
          </table:table-cell>
          <table:table-cell table:formula="of:=AVERAGE([.B7:.AE7])" office:value-type="float" office:value="0.00224116666666667">
            <text:p>0.0022411667</text:p>
          </table:table-cell>
          <table:table-cell table:formula="of:=VAR([.B7:.AE7])" office:value-type="float" office:value="0.00000000279766091954023">
            <text:p>2.79766091954023E-009</text:p>
          </table:table-cell>
          <table:table-cell table:formula="of:=STDEV([.B7:.AE7])" office:value-type="float" office:value="0.0000528929193705568">
            <text:p>5.28929193705568E-005</text:p>
          </table:table-cell>
          <table:table-cell table:formula="of:=CONFIDENCE(0.95;[.AH7];30)" office:value-type="float" office:value="0.000000605551935791238">
            <text:p>6.05551935791238E-007</text:p>
          </table:table-cell>
          <table:table-cell table:formula="of:=[.AF7]+[.AI7]" office:value-type="float" office:value="0.00224177221860246">
            <text:p>0.0022417722</text:p>
          </table:table-cell>
          <table:table-cell table:formula="of:=[.AF7]-[.AI7]" office:value-type="float" office:value="0.00224056111473087">
            <text:p>0.00224056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5072">
            <text:p>0.005072</text:p>
          </table:table-cell>
          <table:table-cell office:value-type="float" office:value="0.005103">
            <text:p>0.005103</text:p>
          </table:table-cell>
          <table:table-cell office:value-type="float" office:value="0.004974">
            <text:p>0.004974</text:p>
          </table:table-cell>
          <table:table-cell office:value-type="float" office:value="0.004943">
            <text:p>0.004943</text:p>
          </table:table-cell>
          <table:table-cell office:value-type="float" office:value="0.005004">
            <text:p>0.005004</text:p>
          </table:table-cell>
          <table:table-cell office:value-type="float" office:value="0.00509">
            <text:p>0.00509</text:p>
          </table:table-cell>
          <table:table-cell office:value-type="float" office:value="0.005034">
            <text:p>0.005034</text:p>
          </table:table-cell>
          <table:table-cell office:value-type="float" office:value="0.005016">
            <text:p>0.005016</text:p>
          </table:table-cell>
          <table:table-cell office:value-type="float" office:value="0.005003">
            <text:p>0.005003</text:p>
          </table:table-cell>
          <table:table-cell office:value-type="float" office:value="0.005008">
            <text:p>0.005008</text:p>
          </table:table-cell>
          <table:table-cell office:value-type="float" office:value="0.005013">
            <text:p>0.005013</text:p>
          </table:table-cell>
          <table:table-cell office:value-type="float" office:value="0.004971">
            <text:p>0.004971</text:p>
          </table:table-cell>
          <table:table-cell office:value-type="float" office:value="0.004954">
            <text:p>0.004954</text:p>
          </table:table-cell>
          <table:table-cell office:value-type="float" office:value="0.005063">
            <text:p>0.005063</text:p>
          </table:table-cell>
          <table:table-cell office:value-type="float" office:value="0.004943">
            <text:p>0.004943</text:p>
          </table:table-cell>
          <table:table-cell office:value-type="float" office:value="0.005067">
            <text:p>0.005067</text:p>
          </table:table-cell>
          <table:table-cell office:value-type="float" office:value="0.005015">
            <text:p>0.005015</text:p>
          </table:table-cell>
          <table:table-cell office:value-type="float" office:value="0.004993">
            <text:p>0.004993</text:p>
          </table:table-cell>
          <table:table-cell office:value-type="float" office:value="0.005005">
            <text:p>0.005005</text:p>
          </table:table-cell>
          <table:table-cell office:value-type="float" office:value="0.005036">
            <text:p>0.005036</text:p>
          </table:table-cell>
          <table:table-cell office:value-type="float" office:value="0.005034">
            <text:p>0.005034</text:p>
          </table:table-cell>
          <table:table-cell office:value-type="float" office:value="0.005739">
            <text:p>0.005739</text:p>
          </table:table-cell>
          <table:table-cell office:value-type="float" office:value="0.004976">
            <text:p>0.004976</text:p>
          </table:table-cell>
          <table:table-cell office:value-type="float" office:value="0.004974">
            <text:p>0.004974</text:p>
          </table:table-cell>
          <table:table-cell office:value-type="float" office:value="0.004924">
            <text:p>0.004924</text:p>
          </table:table-cell>
          <table:table-cell office:value-type="float" office:value="0.005027">
            <text:p>0.005027</text:p>
          </table:table-cell>
          <table:table-cell office:value-type="float" office:value="0.004997">
            <text:p>0.004997</text:p>
          </table:table-cell>
          <table:table-cell office:value-type="float" office:value="0.004993">
            <text:p>0.004993</text:p>
          </table:table-cell>
          <table:table-cell office:value-type="float" office:value="0.005003">
            <text:p>0.005003</text:p>
          </table:table-cell>
          <table:table-cell office:value-type="float" office:value="0.00505">
            <text:p>0.00505</text:p>
          </table:table-cell>
          <table:table-cell table:formula="of:=AVERAGE([.B8:.AE8])" office:value-type="float" office:value="0.00503413333333333">
            <text:p>0.0050341333</text:p>
          </table:table-cell>
          <table:table-cell table:formula="of:=VAR([.B8:.AE8])" office:value-type="float" office:value="0.0000000195998436781609">
            <text:p>1.95998436781609E-008</text:p>
          </table:table-cell>
          <table:table-cell table:formula="of:=STDEV([.B8:.AE8])" office:value-type="float" office:value="0.000139999441706604">
            <text:p>0.0001399994</text:p>
          </table:table-cell>
          <table:table-cell table:formula="of:=CONFIDENCE(0.95;[.AH8];30)" office:value-type="float" office:value="0.00000160280305840555">
            <text:p>1.60280305840555E-006</text:p>
          </table:table-cell>
          <table:table-cell table:formula="of:=[.AF8]+[.AI8]" office:value-type="float" office:value="0.00503573613639174">
            <text:p>0.0050357361</text:p>
          </table:table-cell>
          <table:table-cell table:formula="of:=[.AF8]-[.AI8]" office:value-type="float" office:value="0.00503253053027493">
            <text:p>0.00503253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183">
            <text:p>0.01183</text:p>
          </table:table-cell>
          <table:table-cell office:value-type="float" office:value="0.011807">
            <text:p>0.011807</text:p>
          </table:table-cell>
          <table:table-cell office:value-type="float" office:value="0.012209">
            <text:p>0.012209</text:p>
          </table:table-cell>
          <table:table-cell office:value-type="float" office:value="0.011783">
            <text:p>0.011783</text:p>
          </table:table-cell>
          <table:table-cell office:value-type="float" office:value="0.011799">
            <text:p>0.011799</text:p>
          </table:table-cell>
          <table:table-cell office:value-type="float" office:value="0.011739">
            <text:p>0.011739</text:p>
          </table:table-cell>
          <table:table-cell office:value-type="float" office:value="0.01178">
            <text:p>0.01178</text:p>
          </table:table-cell>
          <table:table-cell office:value-type="float" office:value="0.011838">
            <text:p>0.011838</text:p>
          </table:table-cell>
          <table:table-cell office:value-type="float" office:value="0.011756">
            <text:p>0.011756</text:p>
          </table:table-cell>
          <table:table-cell office:value-type="float" office:value="0.011774">
            <text:p>0.011774</text:p>
          </table:table-cell>
          <table:table-cell office:value-type="float" office:value="0.011862">
            <text:p>0.011862</text:p>
          </table:table-cell>
          <table:table-cell office:value-type="float" office:value="0.011765">
            <text:p>0.011765</text:p>
          </table:table-cell>
          <table:table-cell office:value-type="float" office:value="0.011949">
            <text:p>0.011949</text:p>
          </table:table-cell>
          <table:table-cell office:value-type="float" office:value="0.011802">
            <text:p>0.011802</text:p>
          </table:table-cell>
          <table:table-cell office:value-type="float" office:value="0.011794">
            <text:p>0.011794</text:p>
          </table:table-cell>
          <table:table-cell office:value-type="float" office:value="0.01188">
            <text:p>0.01188</text:p>
          </table:table-cell>
          <table:table-cell office:value-type="float" office:value="0.01175">
            <text:p>0.01175</text:p>
          </table:table-cell>
          <table:table-cell office:value-type="float" office:value="0.011842">
            <text:p>0.011842</text:p>
          </table:table-cell>
          <table:table-cell office:value-type="float" office:value="0.011813">
            <text:p>0.011813</text:p>
          </table:table-cell>
          <table:table-cell office:value-type="float" office:value="0.01181">
            <text:p>0.01181</text:p>
          </table:table-cell>
          <table:table-cell office:value-type="float" office:value="0.011877">
            <text:p>0.011877</text:p>
          </table:table-cell>
          <table:table-cell office:value-type="float" office:value="0.011817">
            <text:p>0.011817</text:p>
          </table:table-cell>
          <table:table-cell office:value-type="float" office:value="0.011753">
            <text:p>0.011753</text:p>
          </table:table-cell>
          <table:table-cell office:value-type="float" office:value="0.011758">
            <text:p>0.011758</text:p>
          </table:table-cell>
          <table:table-cell office:value-type="float" office:value="0.01188">
            <text:p>0.01188</text:p>
          </table:table-cell>
          <table:table-cell office:value-type="float" office:value="0.012534">
            <text:p>0.012534</text:p>
          </table:table-cell>
          <table:table-cell office:value-type="float" office:value="0.011859">
            <text:p>0.011859</text:p>
          </table:table-cell>
          <table:table-cell office:value-type="float" office:value="0.011924">
            <text:p>0.011924</text:p>
          </table:table-cell>
          <table:table-cell office:value-type="float" office:value="0.01181">
            <text:p>0.01181</text:p>
          </table:table-cell>
          <table:table-cell office:value-type="float" office:value="0.01185">
            <text:p>0.01185</text:p>
          </table:table-cell>
          <table:table-cell table:formula="of:=AVERAGE([.B9:.AE9])" office:value-type="float" office:value="0.0118548">
            <text:p>0.0118548</text:p>
          </table:table-cell>
          <table:table-cell table:formula="of:=VAR([.B9:.AE9])" office:value-type="float" office:value="0.000000024194924137931">
            <text:p>2.4194924137931E-008</text:p>
          </table:table-cell>
          <table:table-cell table:formula="of:=STDEV([.B9:.AE9])" office:value-type="float" office:value="0.000155547176566889">
            <text:p>0.0001555472</text:p>
          </table:table-cell>
          <table:table-cell table:formula="of:=CONFIDENCE(0.95;[.AH9];30)" office:value-type="float" office:value="0.00000178080346098978">
            <text:p>1.78080346098978E-006</text:p>
          </table:table-cell>
          <table:table-cell table:formula="of:=[.AF9]+[.AI9]" office:value-type="float" office:value="0.011856580803461">
            <text:p>0.0118565808</text:p>
          </table:table-cell>
          <table:table-cell table:formula="of:=[.AF9]-[.AI9]" office:value-type="float" office:value="0.011853019196539">
            <text:p>0.01185301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7401">
            <text:p>0.027401</text:p>
          </table:table-cell>
          <table:table-cell office:value-type="float" office:value="0.027488">
            <text:p>0.027488</text:p>
          </table:table-cell>
          <table:table-cell office:value-type="float" office:value="0.027712">
            <text:p>0.027712</text:p>
          </table:table-cell>
          <table:table-cell office:value-type="float" office:value="0.027334">
            <text:p>0.027334</text:p>
          </table:table-cell>
          <table:table-cell office:value-type="float" office:value="0.027354">
            <text:p>0.027354</text:p>
          </table:table-cell>
          <table:table-cell office:value-type="float" office:value="0.027368">
            <text:p>0.027368</text:p>
          </table:table-cell>
          <table:table-cell office:value-type="float" office:value="0.027354">
            <text:p>0.027354</text:p>
          </table:table-cell>
          <table:table-cell office:value-type="float" office:value="0.027555">
            <text:p>0.027555</text:p>
          </table:table-cell>
          <table:table-cell office:value-type="float" office:value="0.027412">
            <text:p>0.027412</text:p>
          </table:table-cell>
          <table:table-cell office:value-type="float" office:value="0.027531">
            <text:p>0.027531</text:p>
          </table:table-cell>
          <table:table-cell office:value-type="float" office:value="0.027416">
            <text:p>0.027416</text:p>
          </table:table-cell>
          <table:table-cell office:value-type="float" office:value="0.027409">
            <text:p>0.027409</text:p>
          </table:table-cell>
          <table:table-cell office:value-type="float" office:value="0.02747">
            <text:p>0.02747</text:p>
          </table:table-cell>
          <table:table-cell office:value-type="float" office:value="0.027471">
            <text:p>0.027471</text:p>
          </table:table-cell>
          <table:table-cell office:value-type="float" office:value="0.027487">
            <text:p>0.027487</text:p>
          </table:table-cell>
          <table:table-cell office:value-type="float" office:value="0.027233">
            <text:p>0.027233</text:p>
          </table:table-cell>
          <table:table-cell office:value-type="float" office:value="0.027312">
            <text:p>0.027312</text:p>
          </table:table-cell>
          <table:table-cell office:value-type="float" office:value="0.027496">
            <text:p>0.027496</text:p>
          </table:table-cell>
          <table:table-cell office:value-type="float" office:value="0.027276">
            <text:p>0.027276</text:p>
          </table:table-cell>
          <table:table-cell office:value-type="float" office:value="0.02732">
            <text:p>0.02732</text:p>
          </table:table-cell>
          <table:table-cell office:value-type="float" office:value="0.027314">
            <text:p>0.027314</text:p>
          </table:table-cell>
          <table:table-cell office:value-type="float" office:value="0.027291">
            <text:p>0.027291</text:p>
          </table:table-cell>
          <table:table-cell office:value-type="float" office:value="0.02738">
            <text:p>0.02738</text:p>
          </table:table-cell>
          <table:table-cell office:value-type="float" office:value="0.027421">
            <text:p>0.027421</text:p>
          </table:table-cell>
          <table:table-cell office:value-type="float" office:value="0.027693">
            <text:p>0.027693</text:p>
          </table:table-cell>
          <table:table-cell office:value-type="float" office:value="0.027392">
            <text:p>0.027392</text:p>
          </table:table-cell>
          <table:table-cell office:value-type="float" office:value="0.027528">
            <text:p>0.027528</text:p>
          </table:table-cell>
          <table:table-cell office:value-type="float" office:value="0.027327">
            <text:p>0.027327</text:p>
          </table:table-cell>
          <table:table-cell office:value-type="float" office:value="0.027205">
            <text:p>0.027205</text:p>
          </table:table-cell>
          <table:table-cell office:value-type="float" office:value="0.027448">
            <text:p>0.027448</text:p>
          </table:table-cell>
          <table:table-cell table:formula="of:=AVERAGE([.B10:.AE10])" office:value-type="float" office:value="0.0274132666666667">
            <text:p>0.0274132667</text:p>
          </table:table-cell>
          <table:table-cell table:formula="of:=VAR([.B10:.AE10])" office:value-type="float" office:value="0.0000000139067540229885">
            <text:p>1.39067540229885E-008</text:p>
          </table:table-cell>
          <table:table-cell table:formula="of:=STDEV([.B10:.AE10])" office:value-type="float" office:value="0.000117926901184541">
            <text:p>0.0001179269</text:p>
          </table:table-cell>
          <table:table-cell table:formula="of:=CONFIDENCE(0.95;[.AH10];30)" office:value-type="float" office:value="0.00000135010251171562">
            <text:p>1.35010251171562E-006</text:p>
          </table:table-cell>
          <table:table-cell table:formula="of:=[.AF10]+[.AI10]" office:value-type="float" office:value="0.0274146167691784">
            <text:p>0.0274146168</text:p>
          </table:table-cell>
          <table:table-cell table:formula="of:=[.AF10]-[.AI10]" office:value-type="float" office:value="0.0274119165641549">
            <text:p>0.02741191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3946">
            <text:p>0.063946</text:p>
          </table:table-cell>
          <table:table-cell office:value-type="float" office:value="0.063291">
            <text:p>0.063291</text:p>
          </table:table-cell>
          <table:table-cell office:value-type="float" office:value="0.063452">
            <text:p>0.063452</text:p>
          </table:table-cell>
          <table:table-cell office:value-type="float" office:value="0.063433">
            <text:p>0.063433</text:p>
          </table:table-cell>
          <table:table-cell office:value-type="float" office:value="0.06324">
            <text:p>0.06324</text:p>
          </table:table-cell>
          <table:table-cell office:value-type="float" office:value="0.063336">
            <text:p>0.063336</text:p>
          </table:table-cell>
          <table:table-cell office:value-type="float" office:value="0.063168">
            <text:p>0.063168</text:p>
          </table:table-cell>
          <table:table-cell office:value-type="float" office:value="0.063486">
            <text:p>0.063486</text:p>
          </table:table-cell>
          <table:table-cell office:value-type="float" office:value="0.063315">
            <text:p>0.063315</text:p>
          </table:table-cell>
          <table:table-cell office:value-type="float" office:value="0.063215">
            <text:p>0.063215</text:p>
          </table:table-cell>
          <table:table-cell office:value-type="float" office:value="0.063246">
            <text:p>0.063246</text:p>
          </table:table-cell>
          <table:table-cell office:value-type="float" office:value="0.063306">
            <text:p>0.063306</text:p>
          </table:table-cell>
          <table:table-cell office:value-type="float" office:value="0.063302">
            <text:p>0.063302</text:p>
          </table:table-cell>
          <table:table-cell office:value-type="float" office:value="0.063125">
            <text:p>0.063125</text:p>
          </table:table-cell>
          <table:table-cell office:value-type="float" office:value="0.063186">
            <text:p>0.063186</text:p>
          </table:table-cell>
          <table:table-cell office:value-type="float" office:value="0.063237">
            <text:p>0.063237</text:p>
          </table:table-cell>
          <table:table-cell office:value-type="float" office:value="0.063372">
            <text:p>0.063372</text:p>
          </table:table-cell>
          <table:table-cell office:value-type="float" office:value="0.063124">
            <text:p>0.063124</text:p>
          </table:table-cell>
          <table:table-cell office:value-type="float" office:value="0.063123">
            <text:p>0.063123</text:p>
          </table:table-cell>
          <table:table-cell office:value-type="float" office:value="0.063266">
            <text:p>0.063266</text:p>
          </table:table-cell>
          <table:table-cell office:value-type="float" office:value="0.063196">
            <text:p>0.063196</text:p>
          </table:table-cell>
          <table:table-cell office:value-type="float" office:value="0.063161">
            <text:p>0.063161</text:p>
          </table:table-cell>
          <table:table-cell office:value-type="float" office:value="0.06349">
            <text:p>0.06349</text:p>
          </table:table-cell>
          <table:table-cell office:value-type="float" office:value="0.063136">
            <text:p>0.063136</text:p>
          </table:table-cell>
          <table:table-cell office:value-type="float" office:value="0.063797">
            <text:p>0.063797</text:p>
          </table:table-cell>
          <table:table-cell office:value-type="float" office:value="0.063665">
            <text:p>0.063665</text:p>
          </table:table-cell>
          <table:table-cell office:value-type="float" office:value="0.06315">
            <text:p>0.06315</text:p>
          </table:table-cell>
          <table:table-cell office:value-type="float" office:value="0.063198">
            <text:p>0.063198</text:p>
          </table:table-cell>
          <table:table-cell office:value-type="float" office:value="0.063122">
            <text:p>0.063122</text:p>
          </table:table-cell>
          <table:table-cell office:value-type="float" office:value="0.063158">
            <text:p>0.063158</text:p>
          </table:table-cell>
          <table:table-cell table:formula="of:=AVERAGE([.B11:.AE11])" office:value-type="float" office:value="0.0633080666666667">
            <text:p>0.0633080667</text:p>
          </table:table-cell>
          <table:table-cell table:formula="of:=VAR([.B11:.AE11])" office:value-type="float" office:value="0.0000000413073747126438">
            <text:p>4.13073747126438E-008</text:p>
          </table:table-cell>
          <table:table-cell table:formula="of:=STDEV([.B11:.AE11])" office:value-type="float" office:value="0.000203242157813392">
            <text:p>0.0002032422</text:p>
          </table:table-cell>
          <table:table-cell table:formula="of:=CONFIDENCE(0.95;[.AH11];30)" office:value-type="float" office:value="0.00000232684608002177">
            <text:p>2.32684608002177E-006</text:p>
          </table:table-cell>
          <table:table-cell table:formula="of:=[.AF11]+[.AI11]" office:value-type="float" office:value="0.0633103935127467">
            <text:p>0.0633103935</text:p>
          </table:table-cell>
          <table:table-cell table:formula="of:=[.AF11]-[.AI11]" office:value-type="float" office:value="0.0633057398205867">
            <text:p>0.06330573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9984">
            <text:p>0.099984</text:p>
          </table:table-cell>
          <table:table-cell office:value-type="float" office:value="0.099231">
            <text:p>0.099231</text:p>
          </table:table-cell>
          <table:table-cell office:value-type="float" office:value="0.099495">
            <text:p>0.099495</text:p>
          </table:table-cell>
          <table:table-cell office:value-type="float" office:value="0.099663">
            <text:p>0.099663</text:p>
          </table:table-cell>
          <table:table-cell office:value-type="float" office:value="0.099636">
            <text:p>0.099636</text:p>
          </table:table-cell>
          <table:table-cell office:value-type="float" office:value="0.099579">
            <text:p>0.099579</text:p>
          </table:table-cell>
          <table:table-cell office:value-type="float" office:value="0.099148">
            <text:p>0.099148</text:p>
          </table:table-cell>
          <table:table-cell office:value-type="float" office:value="0.099754">
            <text:p>0.099754</text:p>
          </table:table-cell>
          <table:table-cell office:value-type="float" office:value="0.099438">
            <text:p>0.099438</text:p>
          </table:table-cell>
          <table:table-cell office:value-type="float" office:value="0.101518">
            <text:p>0.101518</text:p>
          </table:table-cell>
          <table:table-cell office:value-type="float" office:value="0.099502">
            <text:p>0.099502</text:p>
          </table:table-cell>
          <table:table-cell office:value-type="float" office:value="0.099196">
            <text:p>0.099196</text:p>
          </table:table-cell>
          <table:table-cell office:value-type="float" office:value="0.099147">
            <text:p>0.099147</text:p>
          </table:table-cell>
          <table:table-cell office:value-type="float" office:value="0.099179">
            <text:p>0.099179</text:p>
          </table:table-cell>
          <table:table-cell office:value-type="float" office:value="0.099385">
            <text:p>0.099385</text:p>
          </table:table-cell>
          <table:table-cell office:value-type="float" office:value="0.099236">
            <text:p>0.099236</text:p>
          </table:table-cell>
          <table:table-cell office:value-type="float" office:value="0.099245">
            <text:p>0.099245</text:p>
          </table:table-cell>
          <table:table-cell office:value-type="float" office:value="0.099335">
            <text:p>0.099335</text:p>
          </table:table-cell>
          <table:table-cell office:value-type="float" office:value="0.099778">
            <text:p>0.099778</text:p>
          </table:table-cell>
          <table:table-cell office:value-type="float" office:value="0.099518">
            <text:p>0.099518</text:p>
          </table:table-cell>
          <table:table-cell office:value-type="float" office:value="0.099711">
            <text:p>0.099711</text:p>
          </table:table-cell>
          <table:table-cell office:value-type="float" office:value="0.099539">
            <text:p>0.099539</text:p>
          </table:table-cell>
          <table:table-cell office:value-type="float" office:value="0.099475">
            <text:p>0.099475</text:p>
          </table:table-cell>
          <table:table-cell office:value-type="float" office:value="0.103103">
            <text:p>0.103103</text:p>
          </table:table-cell>
          <table:table-cell office:value-type="float" office:value="0.120168">
            <text:p>0.120168</text:p>
          </table:table-cell>
          <table:table-cell office:value-type="float" office:value="0.099909">
            <text:p>0.099909</text:p>
          </table:table-cell>
          <table:table-cell office:value-type="float" office:value="0.099608">
            <text:p>0.099608</text:p>
          </table:table-cell>
          <table:table-cell office:value-type="float" office:value="0.099586">
            <text:p>0.099586</text:p>
          </table:table-cell>
          <table:table-cell office:value-type="float" office:value="0.100024">
            <text:p>0.100024</text:p>
          </table:table-cell>
          <table:table-cell office:value-type="float" office:value="0.099404">
            <text:p>0.099404</text:p>
          </table:table-cell>
          <table:table-cell table:formula="of:=AVERAGE([.B12:.AE12])" office:value-type="float" office:value="0.100383133333333">
            <text:p>0.1003831333</text:p>
          </table:table-cell>
          <table:table-cell table:formula="of:=VAR([.B12:.AE12])" office:value-type="float" office:value="0.0000145676649471264">
            <text:p>1.45676649471264E-005</text:p>
          </table:table-cell>
          <table:table-cell table:formula="of:=STDEV([.B12:.AE12])" office:value-type="float" office:value="0.00381676105449718">
            <text:p>0.0038167611</text:p>
          </table:table-cell>
          <table:table-cell table:formula="of:=CONFIDENCE(0.95;[.AH12];30)" office:value-type="float" office:value="0.0000436967191924358">
            <text:p>4.36967191924358E-005</text:p>
          </table:table-cell>
          <table:table-cell table:formula="of:=[.AF12]+[.AI12]" office:value-type="float" office:value="0.100426830052526">
            <text:p>0.1004268301</text:p>
          </table:table-cell>
          <table:table-cell table:formula="of:=[.AF12]-[.AI12]" office:value-type="float" office:value="0.100339436614141">
            <text:p>0.10033943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9137">
            <text:p>0.169137</text:p>
          </table:table-cell>
          <table:table-cell office:value-type="float" office:value="0.169077">
            <text:p>0.169077</text:p>
          </table:table-cell>
          <table:table-cell office:value-type="float" office:value="0.16889">
            <text:p>0.16889</text:p>
          </table:table-cell>
          <table:table-cell office:value-type="float" office:value="0.1691">
            <text:p>0.1691</text:p>
          </table:table-cell>
          <table:table-cell office:value-type="float" office:value="0.16851">
            <text:p>0.16851</text:p>
          </table:table-cell>
          <table:table-cell office:value-type="float" office:value="0.168894">
            <text:p>0.168894</text:p>
          </table:table-cell>
          <table:table-cell office:value-type="float" office:value="0.168437">
            <text:p>0.168437</text:p>
          </table:table-cell>
          <table:table-cell office:value-type="float" office:value="0.168632">
            <text:p>0.168632</text:p>
          </table:table-cell>
          <table:table-cell office:value-type="float" office:value="0.169037">
            <text:p>0.169037</text:p>
          </table:table-cell>
          <table:table-cell office:value-type="float" office:value="0.168737">
            <text:p>0.168737</text:p>
          </table:table-cell>
          <table:table-cell office:value-type="float" office:value="0.16858">
            <text:p>0.16858</text:p>
          </table:table-cell>
          <table:table-cell office:value-type="float" office:value="0.168482">
            <text:p>0.168482</text:p>
          </table:table-cell>
          <table:table-cell office:value-type="float" office:value="0.171334">
            <text:p>0.171334</text:p>
          </table:table-cell>
          <table:table-cell office:value-type="float" office:value="0.168591">
            <text:p>0.168591</text:p>
          </table:table-cell>
          <table:table-cell office:value-type="float" office:value="0.169259">
            <text:p>0.169259</text:p>
          </table:table-cell>
          <table:table-cell office:value-type="float" office:value="0.168727">
            <text:p>0.168727</text:p>
          </table:table-cell>
          <table:table-cell office:value-type="float" office:value="0.168818">
            <text:p>0.168818</text:p>
          </table:table-cell>
          <table:table-cell office:value-type="float" office:value="0.170565">
            <text:p>0.170565</text:p>
          </table:table-cell>
          <table:table-cell office:value-type="float" office:value="0.168993">
            <text:p>0.168993</text:p>
          </table:table-cell>
          <table:table-cell office:value-type="float" office:value="0.169208">
            <text:p>0.169208</text:p>
          </table:table-cell>
          <table:table-cell office:value-type="float" office:value="0.168897">
            <text:p>0.168897</text:p>
          </table:table-cell>
          <table:table-cell office:value-type="float" office:value="0.175582">
            <text:p>0.175582</text:p>
          </table:table-cell>
          <table:table-cell office:value-type="float" office:value="0.176914">
            <text:p>0.176914</text:p>
          </table:table-cell>
          <table:table-cell office:value-type="float" office:value="0.170217">
            <text:p>0.170217</text:p>
          </table:table-cell>
          <table:table-cell office:value-type="float" office:value="0.169014">
            <text:p>0.169014</text:p>
          </table:table-cell>
          <table:table-cell office:value-type="float" office:value="0.168777">
            <text:p>0.168777</text:p>
          </table:table-cell>
          <table:table-cell office:value-type="float" office:value="0.16886">
            <text:p>0.16886</text:p>
          </table:table-cell>
          <table:table-cell office:value-type="float" office:value="0.168579">
            <text:p>0.168579</text:p>
          </table:table-cell>
          <table:table-cell office:value-type="float" office:value="0.172216">
            <text:p>0.172216</text:p>
          </table:table-cell>
          <table:table-cell office:value-type="float" office:value="0.168691">
            <text:p>0.168691</text:p>
          </table:table-cell>
          <table:table-cell table:formula="of:=AVERAGE([.B13:.AE13])" office:value-type="float" office:value="0.169625166666667">
            <text:p>0.1696251667</text:p>
          </table:table-cell>
          <table:table-cell table:formula="of:=VAR([.B13:.AE13])" office:value-type="float" office:value="0.00000399840062643677">
            <text:p>3.99840062643677E-006</text:p>
          </table:table-cell>
          <table:table-cell table:formula="of:=STDEV([.B13:.AE13])" office:value-type="float" office:value="0.00199960011663252">
            <text:p>0.0019996001</text:p>
          </table:table-cell>
          <table:table-cell table:formula="of:=CONFIDENCE(0.95;[.AH13];30)" office:value-type="float" office:value="0.0000228926997383555">
            <text:p>2.28926997383555E-005</text:p>
          </table:table-cell>
          <table:table-cell table:formula="of:=[.AF13]+[.AI13]" office:value-type="float" office:value="0.169648059366405">
            <text:p>0.1696480594</text:p>
          </table:table-cell>
          <table:table-cell table:formula="of:=[.AF13]-[.AI13]" office:value-type="float" office:value="0.169602273966928">
            <text:p>0.1696022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99349">
            <text:p>0.299349</text:p>
          </table:table-cell>
          <table:table-cell office:value-type="float" office:value="0.29973">
            <text:p>0.29973</text:p>
          </table:table-cell>
          <table:table-cell office:value-type="float" office:value="0.299697">
            <text:p>0.299697</text:p>
          </table:table-cell>
          <table:table-cell office:value-type="float" office:value="0.299938">
            <text:p>0.299938</text:p>
          </table:table-cell>
          <table:table-cell office:value-type="float" office:value="0.300625">
            <text:p>0.300625</text:p>
          </table:table-cell>
          <table:table-cell office:value-type="float" office:value="0.300228">
            <text:p>0.300228</text:p>
          </table:table-cell>
          <table:table-cell office:value-type="float" office:value="0.301074">
            <text:p>0.301074</text:p>
          </table:table-cell>
          <table:table-cell office:value-type="float" office:value="0.300337">
            <text:p>0.300337</text:p>
          </table:table-cell>
          <table:table-cell office:value-type="float" office:value="0.302942">
            <text:p>0.302942</text:p>
          </table:table-cell>
          <table:table-cell office:value-type="float" office:value="0.301027">
            <text:p>0.301027</text:p>
          </table:table-cell>
          <table:table-cell office:value-type="float" office:value="0.29941">
            <text:p>0.29941</text:p>
          </table:table-cell>
          <table:table-cell office:value-type="float" office:value="0.299609">
            <text:p>0.299609</text:p>
          </table:table-cell>
          <table:table-cell office:value-type="float" office:value="0.299932">
            <text:p>0.299932</text:p>
          </table:table-cell>
          <table:table-cell office:value-type="float" office:value="0.29988">
            <text:p>0.29988</text:p>
          </table:table-cell>
          <table:table-cell office:value-type="float" office:value="0.29997">
            <text:p>0.29997</text:p>
          </table:table-cell>
          <table:table-cell office:value-type="float" office:value="0.299728">
            <text:p>0.299728</text:p>
          </table:table-cell>
          <table:table-cell office:value-type="float" office:value="0.3018">
            <text:p>0.3018</text:p>
          </table:table-cell>
          <table:table-cell office:value-type="float" office:value="0.301181">
            <text:p>0.301181</text:p>
          </table:table-cell>
          <table:table-cell office:value-type="float" office:value="0.300221">
            <text:p>0.300221</text:p>
          </table:table-cell>
          <table:table-cell office:value-type="float" office:value="0.302721">
            <text:p>0.302721</text:p>
          </table:table-cell>
          <table:table-cell office:value-type="float" office:value="0.301142">
            <text:p>0.301142</text:p>
          </table:table-cell>
          <table:table-cell office:value-type="float" office:value="0.30235">
            <text:p>0.30235</text:p>
          </table:table-cell>
          <table:table-cell office:value-type="float" office:value="0.302135">
            <text:p>0.302135</text:p>
          </table:table-cell>
          <table:table-cell office:value-type="float" office:value="0.300412">
            <text:p>0.300412</text:p>
          </table:table-cell>
          <table:table-cell office:value-type="float" office:value="0.299433">
            <text:p>0.299433</text:p>
          </table:table-cell>
          <table:table-cell office:value-type="float" office:value="0.300219">
            <text:p>0.300219</text:p>
          </table:table-cell>
          <table:table-cell office:value-type="float" office:value="0.299268">
            <text:p>0.299268</text:p>
          </table:table-cell>
          <table:table-cell office:value-type="float" office:value="0.299591">
            <text:p>0.299591</text:p>
          </table:table-cell>
          <table:table-cell office:value-type="float" office:value="0.299906">
            <text:p>0.299906</text:p>
          </table:table-cell>
          <table:table-cell office:value-type="float" office:value="0.299885">
            <text:p>0.299885</text:p>
          </table:table-cell>
          <table:table-cell table:formula="of:=AVERAGE([.B14:.AE14])" office:value-type="float" office:value="0.300458">
            <text:p>0.300458</text:p>
          </table:table-cell>
          <table:table-cell table:formula="of:=VAR([.B14:.AE14])" office:value-type="float" office:value="0.00000107071593103447">
            <text:p>1.07071593103447E-006</text:p>
          </table:table-cell>
          <table:table-cell table:formula="of:=STDEV([.B14:.AE14])" office:value-type="float" office:value="0.00103475404373913">
            <text:p>0.001034754</text:p>
          </table:table-cell>
          <table:table-cell table:formula="of:=CONFIDENCE(0.95;[.AH14];30)" office:value-type="float" office:value="0.0000118465254274249">
            <text:p>1.18465254274249E-005</text:p>
          </table:table-cell>
          <table:table-cell table:formula="of:=[.AF14]+[.AI14]" office:value-type="float" office:value="0.300469846525427">
            <text:p>0.3004698465</text:p>
          </table:table-cell>
          <table:table-cell table:formula="of:=[.AF14]-[.AI14]" office:value-type="float" office:value="0.300446153474572">
            <text:p>0.30044615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83867">
            <text:p>0.983867</text:p>
          </table:table-cell>
          <table:table-cell office:value-type="float" office:value="0.986187">
            <text:p>0.986187</text:p>
          </table:table-cell>
          <table:table-cell office:value-type="float" office:value="0.983815">
            <text:p>0.983815</text:p>
          </table:table-cell>
          <table:table-cell office:value-type="float" office:value="0.982964">
            <text:p>0.982964</text:p>
          </table:table-cell>
          <table:table-cell office:value-type="float" office:value="0.984059">
            <text:p>0.984059</text:p>
          </table:table-cell>
          <table:table-cell office:value-type="float" office:value="0.988352">
            <text:p>0.988352</text:p>
          </table:table-cell>
          <table:table-cell office:value-type="float" office:value="0.983618">
            <text:p>0.983618</text:p>
          </table:table-cell>
          <table:table-cell office:value-type="float" office:value="0.992864">
            <text:p>0.992864</text:p>
          </table:table-cell>
          <table:table-cell office:value-type="float" office:value="0.992253">
            <text:p>0.992253</text:p>
          </table:table-cell>
          <table:table-cell office:value-type="float" office:value="1.20315">
            <text:p>1.20315</text:p>
          </table:table-cell>
          <table:table-cell office:value-type="float" office:value="0.982811">
            <text:p>0.982811</text:p>
          </table:table-cell>
          <table:table-cell office:value-type="float" office:value="0.983074">
            <text:p>0.983074</text:p>
          </table:table-cell>
          <table:table-cell office:value-type="float" office:value="0.985163">
            <text:p>0.985163</text:p>
          </table:table-cell>
          <table:table-cell office:value-type="float" office:value="0.983193">
            <text:p>0.983193</text:p>
          </table:table-cell>
          <table:table-cell office:value-type="float" office:value="1.236347">
            <text:p>1.236347</text:p>
          </table:table-cell>
          <table:table-cell office:value-type="float" office:value="0.985268">
            <text:p>0.985268</text:p>
          </table:table-cell>
          <table:table-cell office:value-type="float" office:value="0.987445">
            <text:p>0.987445</text:p>
          </table:table-cell>
          <table:table-cell office:value-type="float" office:value="0.986094">
            <text:p>0.986094</text:p>
          </table:table-cell>
          <table:table-cell office:value-type="float" office:value="0.984389">
            <text:p>0.984389</text:p>
          </table:table-cell>
          <table:table-cell office:value-type="float" office:value="0.983746">
            <text:p>0.983746</text:p>
          </table:table-cell>
          <table:table-cell office:value-type="float" office:value="0.986721">
            <text:p>0.986721</text:p>
          </table:table-cell>
          <table:table-cell office:value-type="float" office:value="0.991252">
            <text:p>0.991252</text:p>
          </table:table-cell>
          <table:table-cell office:value-type="float" office:value="0.984246">
            <text:p>0.984246</text:p>
          </table:table-cell>
          <table:table-cell office:value-type="float" office:value="0.982599">
            <text:p>0.982599</text:p>
          </table:table-cell>
          <table:table-cell office:value-type="float" office:value="0.984775">
            <text:p>0.984775</text:p>
          </table:table-cell>
          <table:table-cell office:value-type="float" office:value="0.985771">
            <text:p>0.985771</text:p>
          </table:table-cell>
          <table:table-cell office:value-type="float" office:value="0.983653">
            <text:p>0.983653</text:p>
          </table:table-cell>
          <table:table-cell office:value-type="float" office:value="0.985742">
            <text:p>0.985742</text:p>
          </table:table-cell>
          <table:table-cell office:value-type="float" office:value="0.983963">
            <text:p>0.983963</text:p>
          </table:table-cell>
          <table:table-cell office:value-type="float" office:value="0.984302">
            <text:p>0.984302</text:p>
          </table:table-cell>
          <table:table-cell table:formula="of:=AVERAGE([.B15:.AE15])" office:value-type="float" office:value="1.0010561">
            <text:p>1.0010561</text:p>
          </table:table-cell>
          <table:table-cell table:formula="of:=VAR([.B15:.AE15])" office:value-type="float" office:value="0.00356004997574828">
            <text:p>0.00356005</text:p>
          </table:table-cell>
          <table:table-cell table:formula="of:=STDEV([.B15:.AE15])" office:value-type="float" office:value="0.0596661543569575">
            <text:p>0.0596661544</text:p>
          </table:table-cell>
          <table:table-cell table:formula="of:=CONFIDENCE(0.95;[.AH15];30)" office:value-type="float" office:value="0.000683096257533989">
            <text:p>0.0006830963</text:p>
          </table:table-cell>
          <table:table-cell table:formula="of:=[.AF15]+[.AI15]" office:value-type="float" office:value="1.00173919625753">
            <text:p>1.0017391963</text:p>
          </table:table-cell>
          <table:table-cell table:formula="of:=[.AF15]-[.AI15]" office:value-type="float" office:value="1.00037300374247">
            <text:p>1.00037300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765355">
            <text:p>1.765355</text:p>
          </table:table-cell>
          <table:table-cell office:value-type="float" office:value="1.723435">
            <text:p>1.723435</text:p>
          </table:table-cell>
          <table:table-cell office:value-type="float" office:value="1.723372">
            <text:p>1.723372</text:p>
          </table:table-cell>
          <table:table-cell office:value-type="float" office:value="1.72754">
            <text:p>1.72754</text:p>
          </table:table-cell>
          <table:table-cell office:value-type="float" office:value="1.718709">
            <text:p>1.718709</text:p>
          </table:table-cell>
          <table:table-cell office:value-type="float" office:value="1.739906">
            <text:p>1.739906</text:p>
          </table:table-cell>
          <table:table-cell office:value-type="float" office:value="1.720896">
            <text:p>1.720896</text:p>
          </table:table-cell>
          <table:table-cell office:value-type="float" office:value="1.72141">
            <text:p>1.72141</text:p>
          </table:table-cell>
          <table:table-cell office:value-type="float" office:value="1.727609">
            <text:p>1.727609</text:p>
          </table:table-cell>
          <table:table-cell office:value-type="float" office:value="1.721931">
            <text:p>1.721931</text:p>
          </table:table-cell>
          <table:table-cell office:value-type="float" office:value="1.723851">
            <text:p>1.723851</text:p>
          </table:table-cell>
          <table:table-cell office:value-type="float" office:value="1.718613">
            <text:p>1.718613</text:p>
          </table:table-cell>
          <table:table-cell office:value-type="float" office:value="1.722545">
            <text:p>1.722545</text:p>
          </table:table-cell>
          <table:table-cell office:value-type="float" office:value="1.724393">
            <text:p>1.724393</text:p>
          </table:table-cell>
          <table:table-cell office:value-type="float" office:value="1.723846">
            <text:p>1.723846</text:p>
          </table:table-cell>
          <table:table-cell office:value-type="float" office:value="1.72168">
            <text:p>1.72168</text:p>
          </table:table-cell>
          <table:table-cell office:value-type="float" office:value="1.71677">
            <text:p>1.71677</text:p>
          </table:table-cell>
          <table:table-cell office:value-type="float" office:value="1.721018">
            <text:p>1.721018</text:p>
          </table:table-cell>
          <table:table-cell office:value-type="float" office:value="1.72298">
            <text:p>1.72298</text:p>
          </table:table-cell>
          <table:table-cell office:value-type="float" office:value="1.719984">
            <text:p>1.719984</text:p>
          </table:table-cell>
          <table:table-cell office:value-type="float" office:value="1.724072">
            <text:p>1.724072</text:p>
          </table:table-cell>
          <table:table-cell office:value-type="float" office:value="1.723579">
            <text:p>1.723579</text:p>
          </table:table-cell>
          <table:table-cell office:value-type="float" office:value="1.726974">
            <text:p>1.726974</text:p>
          </table:table-cell>
          <table:table-cell office:value-type="float" office:value="1.722722">
            <text:p>1.722722</text:p>
          </table:table-cell>
          <table:table-cell office:value-type="float" office:value="1.72265">
            <text:p>1.72265</text:p>
          </table:table-cell>
          <table:table-cell office:value-type="float" office:value="1.720693">
            <text:p>1.720693</text:p>
          </table:table-cell>
          <table:table-cell office:value-type="float" office:value="1.722644">
            <text:p>1.722644</text:p>
          </table:table-cell>
          <table:table-cell office:value-type="float" office:value="1.719417">
            <text:p>1.719417</text:p>
          </table:table-cell>
          <table:table-cell office:value-type="float" office:value="1.721401">
            <text:p>1.721401</text:p>
          </table:table-cell>
          <table:table-cell office:value-type="float" office:value="1.725073">
            <text:p>1.725073</text:p>
          </table:table-cell>
          <table:table-cell table:formula="of:=AVERAGE([.B16:.AE16])" office:value-type="float" office:value="1.72450226666667">
            <text:p>1.7245022667</text:p>
          </table:table-cell>
          <table:table-cell table:formula="of:=VAR([.B16:.AE16])" office:value-type="float" office:value="0.000075854430478161">
            <text:p>7.5854430478161E-005</text:p>
          </table:table-cell>
          <table:table-cell table:formula="of:=STDEV([.B16:.AE16])" office:value-type="float" office:value="0.00870944490069034">
            <text:p>0.0087094449</text:p>
          </table:table-cell>
          <table:table-cell table:formula="of:=CONFIDENCE(0.95;[.AH16];30)" office:value-type="float" office:value="0.0000997112899428269">
            <text:p>9.97112899428269E-005</text:p>
          </table:table-cell>
          <table:table-cell table:formula="of:=[.AF16]+[.AI16]" office:value-type="float" office:value="1.72460197795661">
            <text:p>1.724601978</text:p>
          </table:table-cell>
          <table:table-cell table:formula="of:=[.AF16]-[.AI16]" office:value-type="float" office:value="1.72440255537672">
            <text:p>1.72440255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728837">
            <text:p>1.728837</text:p>
          </table:table-cell>
          <table:table-cell office:value-type="float" office:value="1.737352">
            <text:p>1.737352</text:p>
          </table:table-cell>
          <table:table-cell office:value-type="float" office:value="1.731426">
            <text:p>1.731426</text:p>
          </table:table-cell>
          <table:table-cell office:value-type="float" office:value="1.73539">
            <text:p>1.73539</text:p>
          </table:table-cell>
          <table:table-cell office:value-type="float" office:value="1.728989">
            <text:p>1.728989</text:p>
          </table:table-cell>
          <table:table-cell office:value-type="float" office:value="1.730372">
            <text:p>1.730372</text:p>
          </table:table-cell>
          <table:table-cell office:value-type="float" office:value="1.731162">
            <text:p>1.731162</text:p>
          </table:table-cell>
          <table:table-cell office:value-type="float" office:value="1.728378">
            <text:p>1.728378</text:p>
          </table:table-cell>
          <table:table-cell office:value-type="float" office:value="1.730452">
            <text:p>1.730452</text:p>
          </table:table-cell>
          <table:table-cell office:value-type="float" office:value="1.728009">
            <text:p>1.728009</text:p>
          </table:table-cell>
          <table:table-cell office:value-type="float" office:value="1.767778">
            <text:p>1.767778</text:p>
          </table:table-cell>
          <table:table-cell office:value-type="float" office:value="1.730213">
            <text:p>1.730213</text:p>
          </table:table-cell>
          <table:table-cell office:value-type="float" office:value="1.731891">
            <text:p>1.731891</text:p>
          </table:table-cell>
          <table:table-cell office:value-type="float" office:value="1.728996">
            <text:p>1.728996</text:p>
          </table:table-cell>
          <table:table-cell office:value-type="float" office:value="1.737201">
            <text:p>1.737201</text:p>
          </table:table-cell>
          <table:table-cell office:value-type="float" office:value="1.730436">
            <text:p>1.730436</text:p>
          </table:table-cell>
          <table:table-cell office:value-type="float" office:value="1.733546">
            <text:p>1.733546</text:p>
          </table:table-cell>
          <table:table-cell office:value-type="float" office:value="1.733154">
            <text:p>1.733154</text:p>
          </table:table-cell>
          <table:table-cell office:value-type="float" office:value="1.736964">
            <text:p>1.736964</text:p>
          </table:table-cell>
          <table:table-cell office:value-type="float" office:value="1.734629">
            <text:p>1.734629</text:p>
          </table:table-cell>
          <table:table-cell office:value-type="float" office:value="1.743364">
            <text:p>1.743364</text:p>
          </table:table-cell>
          <table:table-cell office:value-type="float" office:value="1.733607">
            <text:p>1.733607</text:p>
          </table:table-cell>
          <table:table-cell office:value-type="float" office:value="1.730411">
            <text:p>1.730411</text:p>
          </table:table-cell>
          <table:table-cell office:value-type="float" office:value="1.730627">
            <text:p>1.730627</text:p>
          </table:table-cell>
          <table:table-cell office:value-type="float" office:value="1.730148">
            <text:p>1.730148</text:p>
          </table:table-cell>
          <table:table-cell office:value-type="float" office:value="1.735217">
            <text:p>1.735217</text:p>
          </table:table-cell>
          <table:table-cell office:value-type="float" office:value="1.729106">
            <text:p>1.729106</text:p>
          </table:table-cell>
          <table:table-cell office:value-type="float" office:value="1.72912">
            <text:p>1.72912</text:p>
          </table:table-cell>
          <table:table-cell office:value-type="float" office:value="1.732758">
            <text:p>1.732758</text:p>
          </table:table-cell>
          <table:table-cell office:value-type="float" office:value="1.729189">
            <text:p>1.729189</text:p>
          </table:table-cell>
          <table:table-cell table:formula="of:=AVERAGE([.B17:.AE17])" office:value-type="float" office:value="1.73329073333333">
            <text:p>1.7332907333</text:p>
          </table:table-cell>
          <table:table-cell table:formula="of:=VAR([.B17:.AE17])" office:value-type="float" office:value="0.0000543612419264365">
            <text:p>5.43612419264365E-005</text:p>
          </table:table-cell>
          <table:table-cell table:formula="of:=STDEV([.B17:.AE17])" office:value-type="float" office:value="0.00737300765810239">
            <text:p>0.0073730077</text:p>
          </table:table-cell>
          <table:table-cell table:formula="of:=CONFIDENCE(0.95;[.AH17];30)" office:value-type="float" office:value="0.000084410902500739">
            <text:p>8.4410902500739E-005</text:p>
          </table:table-cell>
          <table:table-cell table:formula="of:=[.AF17]+[.AI17]" office:value-type="float" office:value="1.73337514423583">
            <text:p>1.7333751442</text:p>
          </table:table-cell>
          <table:table-cell table:formula="of:=[.AF17]-[.AI17]" office:value-type="float" office:value="1.73320632243083">
            <text:p>1.73320632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586404">
            <text:p>3.586404</text:p>
          </table:table-cell>
          <table:table-cell office:value-type="float" office:value="3.419337">
            <text:p>3.419337</text:p>
          </table:table-cell>
          <table:table-cell office:value-type="float" office:value="3.388354">
            <text:p>3.388354</text:p>
          </table:table-cell>
          <table:table-cell office:value-type="float" office:value="3.394948">
            <text:p>3.394948</text:p>
          </table:table-cell>
          <table:table-cell office:value-type="float" office:value="3.386487">
            <text:p>3.386487</text:p>
          </table:table-cell>
          <table:table-cell office:value-type="float" office:value="3.385956">
            <text:p>3.385956</text:p>
          </table:table-cell>
          <table:table-cell office:value-type="float" office:value="3.388228">
            <text:p>3.388228</text:p>
          </table:table-cell>
          <table:table-cell office:value-type="float" office:value="3.387418">
            <text:p>3.387418</text:p>
          </table:table-cell>
          <table:table-cell office:value-type="float" office:value="3.391843">
            <text:p>3.391843</text:p>
          </table:table-cell>
          <table:table-cell office:value-type="float" office:value="3.40082">
            <text:p>3.40082</text:p>
          </table:table-cell>
          <table:table-cell office:value-type="float" office:value="3.394939">
            <text:p>3.394939</text:p>
          </table:table-cell>
          <table:table-cell office:value-type="float" office:value="3.378786">
            <text:p>3.378786</text:p>
          </table:table-cell>
          <table:table-cell office:value-type="float" office:value="3.393047">
            <text:p>3.393047</text:p>
          </table:table-cell>
          <table:table-cell office:value-type="float" office:value="3.392081">
            <text:p>3.392081</text:p>
          </table:table-cell>
          <table:table-cell office:value-type="float" office:value="3.400299">
            <text:p>3.400299</text:p>
          </table:table-cell>
          <table:table-cell office:value-type="float" office:value="3.385871">
            <text:p>3.385871</text:p>
          </table:table-cell>
          <table:table-cell office:value-type="float" office:value="3.383469">
            <text:p>3.383469</text:p>
          </table:table-cell>
          <table:table-cell office:value-type="float" office:value="3.387077">
            <text:p>3.387077</text:p>
          </table:table-cell>
          <table:table-cell office:value-type="float" office:value="3.381262">
            <text:p>3.381262</text:p>
          </table:table-cell>
          <table:table-cell office:value-type="float" office:value="3.384058">
            <text:p>3.384058</text:p>
          </table:table-cell>
          <table:table-cell office:value-type="float" office:value="3.406523">
            <text:p>3.406523</text:p>
          </table:table-cell>
          <table:table-cell office:value-type="float" office:value="3.396735">
            <text:p>3.396735</text:p>
          </table:table-cell>
          <table:table-cell office:value-type="float" office:value="3.413814">
            <text:p>3.413814</text:p>
          </table:table-cell>
          <table:table-cell office:value-type="float" office:value="3.395285">
            <text:p>3.395285</text:p>
          </table:table-cell>
          <table:table-cell office:value-type="float" office:value="3.410348">
            <text:p>3.410348</text:p>
          </table:table-cell>
          <table:table-cell office:value-type="float" office:value="3.587858">
            <text:p>3.587858</text:p>
          </table:table-cell>
          <table:table-cell office:value-type="float" office:value="3.388244">
            <text:p>3.388244</text:p>
          </table:table-cell>
          <table:table-cell office:value-type="float" office:value="3.393295">
            <text:p>3.393295</text:p>
          </table:table-cell>
          <table:table-cell office:value-type="float" office:value="3.392064">
            <text:p>3.392064</text:p>
          </table:table-cell>
          <table:table-cell office:value-type="float" office:value="3.389945">
            <text:p>3.389945</text:p>
          </table:table-cell>
          <table:table-cell table:formula="of:=AVERAGE([.B18:.AE18])" office:value-type="float" office:value="3.40615983333333">
            <text:p>3.4061598333</text:p>
          </table:table-cell>
          <table:table-cell table:formula="of:=VAR([.B18:.AE18])" office:value-type="float" office:value="0.0025079422764885">
            <text:p>0.0025079423</text:p>
          </table:table-cell>
          <table:table-cell table:formula="of:=STDEV([.B18:.AE18])" office:value-type="float" office:value="0.0500793597851301">
            <text:p>0.0500793598</text:p>
          </table:table-cell>
          <table:table-cell table:formula="of:=CONFIDENCE(0.95;[.AH18];30)" office:value-type="float" office:value="0.000573340507991554">
            <text:p>0.0005733405</text:p>
          </table:table-cell>
          <table:table-cell table:formula="of:=[.AF18]+[.AI18]" office:value-type="float" office:value="3.40673317384133">
            <text:p>3.4067331738</text:p>
          </table:table-cell>
          <table:table-cell table:formula="of:=[.AF18]-[.AI18]" office:value-type="float" office:value="3.40558649282534">
            <text:p>3.40558649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3603">
            <text:p>5.73603</text:p>
          </table:table-cell>
          <table:table-cell office:value-type="float" office:value="5.693203">
            <text:p>5.693203</text:p>
          </table:table-cell>
          <table:table-cell office:value-type="float" office:value="5.697525">
            <text:p>5.697525</text:p>
          </table:table-cell>
          <table:table-cell office:value-type="float" office:value="5.679275">
            <text:p>5.679275</text:p>
          </table:table-cell>
          <table:table-cell office:value-type="float" office:value="5.687109">
            <text:p>5.687109</text:p>
          </table:table-cell>
          <table:table-cell office:value-type="float" office:value="5.685044">
            <text:p>5.685044</text:p>
          </table:table-cell>
          <table:table-cell office:value-type="float" office:value="5.693044">
            <text:p>5.693044</text:p>
          </table:table-cell>
          <table:table-cell office:value-type="float" office:value="5.681505">
            <text:p>5.681505</text:p>
          </table:table-cell>
          <table:table-cell office:value-type="float" office:value="5.674527">
            <text:p>5.674527</text:p>
          </table:table-cell>
          <table:table-cell office:value-type="float" office:value="5.680408">
            <text:p>5.680408</text:p>
          </table:table-cell>
          <table:table-cell office:value-type="float" office:value="5.681555">
            <text:p>5.681555</text:p>
          </table:table-cell>
          <table:table-cell office:value-type="float" office:value="5.684771">
            <text:p>5.684771</text:p>
          </table:table-cell>
          <table:table-cell office:value-type="float" office:value="5.67807">
            <text:p>5.67807</text:p>
          </table:table-cell>
          <table:table-cell office:value-type="float" office:value="5.686703">
            <text:p>5.686703</text:p>
          </table:table-cell>
          <table:table-cell office:value-type="float" office:value="5.681133">
            <text:p>5.681133</text:p>
          </table:table-cell>
          <table:table-cell office:value-type="float" office:value="5.680074">
            <text:p>5.680074</text:p>
          </table:table-cell>
          <table:table-cell office:value-type="float" office:value="5.737916">
            <text:p>5.737916</text:p>
          </table:table-cell>
          <table:table-cell office:value-type="float" office:value="5.696211">
            <text:p>5.696211</text:p>
          </table:table-cell>
          <table:table-cell office:value-type="float" office:value="5.676752">
            <text:p>5.676752</text:p>
          </table:table-cell>
          <table:table-cell office:value-type="float" office:value="5.686771">
            <text:p>5.686771</text:p>
          </table:table-cell>
          <table:table-cell office:value-type="float" office:value="5.688613">
            <text:p>5.688613</text:p>
          </table:table-cell>
          <table:table-cell office:value-type="float" office:value="5.908595">
            <text:p>5.908595</text:p>
          </table:table-cell>
          <table:table-cell office:value-type="float" office:value="5.697003">
            <text:p>5.697003</text:p>
          </table:table-cell>
          <table:table-cell office:value-type="float" office:value="5.699293">
            <text:p>5.699293</text:p>
          </table:table-cell>
          <table:table-cell office:value-type="float" office:value="5.677553">
            <text:p>5.677553</text:p>
          </table:table-cell>
          <table:table-cell office:value-type="float" office:value="5.689368">
            <text:p>5.689368</text:p>
          </table:table-cell>
          <table:table-cell office:value-type="float" office:value="5.68011">
            <text:p>5.68011</text:p>
          </table:table-cell>
          <table:table-cell office:value-type="float" office:value="5.681371">
            <text:p>5.681371</text:p>
          </table:table-cell>
          <table:table-cell office:value-type="float" office:value="5.680625">
            <text:p>5.680625</text:p>
          </table:table-cell>
          <table:table-cell office:value-type="float" office:value="5.68232">
            <text:p>5.68232</text:p>
          </table:table-cell>
          <table:table-cell table:formula="of:=AVERAGE([.B19:.AE19])" office:value-type="float" office:value="5.69608256666667">
            <text:p>5.6960825667</text:p>
          </table:table-cell>
          <table:table-cell table:formula="of:=VAR([.B19:.AE19])" office:value-type="float" office:value="0.00182694985259885">
            <text:p>0.0018269499</text:p>
          </table:table-cell>
          <table:table-cell table:formula="of:=STDEV([.B19:.AE19])" office:value-type="float" office:value="0.0427428339327056">
            <text:p>0.0427428339</text:p>
          </table:table-cell>
          <table:table-cell table:formula="of:=CONFIDENCE(0.95;[.AH19];30)" office:value-type="float" office:value="0.000489347272511512">
            <text:p>0.0004893473</text:p>
          </table:table-cell>
          <table:table-cell table:formula="of:=[.AF19]+[.AI19]" office:value-type="float" office:value="5.69657191393918">
            <text:p>5.6965719139</text:p>
          </table:table-cell>
          <table:table-cell table:formula="of:=[.AF19]-[.AI19]" office:value-type="float" office:value="5.69559321939416">
            <text:p>5.695593219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.909073">
            <text:p>5.909073</text:p>
          </table:table-cell>
          <table:table-cell office:value-type="float" office:value="5.887555">
            <text:p>5.887555</text:p>
          </table:table-cell>
          <table:table-cell office:value-type="float" office:value="5.889271">
            <text:p>5.889271</text:p>
          </table:table-cell>
          <table:table-cell office:value-type="float" office:value="5.89113">
            <text:p>5.89113</text:p>
          </table:table-cell>
          <table:table-cell office:value-type="float" office:value="5.89707">
            <text:p>5.89707</text:p>
          </table:table-cell>
          <table:table-cell office:value-type="float" office:value="5.890068">
            <text:p>5.890068</text:p>
          </table:table-cell>
          <table:table-cell office:value-type="float" office:value="5.894234">
            <text:p>5.894234</text:p>
          </table:table-cell>
          <table:table-cell office:value-type="float" office:value="5.89067">
            <text:p>5.89067</text:p>
          </table:table-cell>
          <table:table-cell office:value-type="float" office:value="5.883661">
            <text:p>5.883661</text:p>
          </table:table-cell>
          <table:table-cell office:value-type="float" office:value="5.916811">
            <text:p>5.916811</text:p>
          </table:table-cell>
          <table:table-cell office:value-type="float" office:value="5.89255">
            <text:p>5.89255</text:p>
          </table:table-cell>
          <table:table-cell office:value-type="float" office:value="5.895046">
            <text:p>5.895046</text:p>
          </table:table-cell>
          <table:table-cell office:value-type="float" office:value="5.88161">
            <text:p>5.88161</text:p>
          </table:table-cell>
          <table:table-cell office:value-type="float" office:value="5.893512">
            <text:p>5.893512</text:p>
          </table:table-cell>
          <table:table-cell office:value-type="float" office:value="5.889487">
            <text:p>5.889487</text:p>
          </table:table-cell>
          <table:table-cell office:value-type="float" office:value="5.887232">
            <text:p>5.887232</text:p>
          </table:table-cell>
          <table:table-cell office:value-type="float" office:value="5.888963">
            <text:p>5.888963</text:p>
          </table:table-cell>
          <table:table-cell office:value-type="float" office:value="5.894895">
            <text:p>5.894895</text:p>
          </table:table-cell>
          <table:table-cell office:value-type="float" office:value="5.893496">
            <text:p>5.893496</text:p>
          </table:table-cell>
          <table:table-cell office:value-type="float" office:value="5.888421">
            <text:p>5.888421</text:p>
          </table:table-cell>
          <table:table-cell office:value-type="float" office:value="5.907978">
            <text:p>5.907978</text:p>
          </table:table-cell>
          <table:table-cell office:value-type="float" office:value="5.885758">
            <text:p>5.885758</text:p>
          </table:table-cell>
          <table:table-cell office:value-type="float" office:value="5.884116">
            <text:p>5.884116</text:p>
          </table:table-cell>
          <table:table-cell office:value-type="float" office:value="5.879608">
            <text:p>5.879608</text:p>
          </table:table-cell>
          <table:table-cell office:value-type="float" office:value="5.885274">
            <text:p>5.885274</text:p>
          </table:table-cell>
          <table:table-cell office:value-type="float" office:value="5.913506">
            <text:p>5.913506</text:p>
          </table:table-cell>
          <table:table-cell office:value-type="float" office:value="5.880967">
            <text:p>5.880967</text:p>
          </table:table-cell>
          <table:table-cell office:value-type="float" office:value="5.89628">
            <text:p>5.89628</text:p>
          </table:table-cell>
          <table:table-cell office:value-type="float" office:value="5.8842">
            <text:p>5.8842</text:p>
          </table:table-cell>
          <table:table-cell office:value-type="float" office:value="6.058542">
            <text:p>6.058542</text:p>
          </table:table-cell>
          <table:table-cell table:formula="of:=AVERAGE([.B20:.AE20])" office:value-type="float" office:value="5.89769946666667">
            <text:p>5.8976994667</text:p>
          </table:table-cell>
          <table:table-cell table:formula="of:=VAR([.B20:.AE20])" office:value-type="float" office:value="0.00100698696363678">
            <text:p>0.001006987</text:p>
          </table:table-cell>
          <table:table-cell table:formula="of:=STDEV([.B20:.AE20])" office:value-type="float" office:value="0.0317330578992442">
            <text:p>0.0317330579</text:p>
          </table:table-cell>
          <table:table-cell table:formula="of:=CONFIDENCE(0.95;[.AH20];30)" office:value-type="float" office:value="0.00036330032201171">
            <text:p>0.0003633003</text:p>
          </table:table-cell>
          <table:table-cell table:formula="of:=[.AF20]+[.AI20]" office:value-type="float" office:value="5.89806276698868">
            <text:p>5.898062767</text:p>
          </table:table-cell>
          <table:table-cell table:formula="of:=[.AF20]-[.AI20]" office:value-type="float" office:value="5.89733616634465">
            <text:p>5.897336166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77543">
            <text:p>9.277543</text:p>
          </table:table-cell>
          <table:table-cell office:value-type="float" office:value="9.123573">
            <text:p>9.123573</text:p>
          </table:table-cell>
          <table:table-cell office:value-type="float" office:value="9.106882">
            <text:p>9.106882</text:p>
          </table:table-cell>
          <table:table-cell office:value-type="float" office:value="9.114098">
            <text:p>9.114098</text:p>
          </table:table-cell>
          <table:table-cell office:value-type="float" office:value="9.116222">
            <text:p>9.116222</text:p>
          </table:table-cell>
          <table:table-cell office:value-type="float" office:value="9.138974">
            <text:p>9.138974</text:p>
          </table:table-cell>
          <table:table-cell office:value-type="float" office:value="9.099671">
            <text:p>9.099671</text:p>
          </table:table-cell>
          <table:table-cell office:value-type="float" office:value="9.139261">
            <text:p>9.139261</text:p>
          </table:table-cell>
          <table:table-cell office:value-type="float" office:value="9.102255">
            <text:p>9.102255</text:p>
          </table:table-cell>
          <table:table-cell office:value-type="float" office:value="9.124285">
            <text:p>9.124285</text:p>
          </table:table-cell>
          <table:table-cell office:value-type="float" office:value="9.120458">
            <text:p>9.120458</text:p>
          </table:table-cell>
          <table:table-cell office:value-type="float" office:value="9.11833">
            <text:p>9.11833</text:p>
          </table:table-cell>
          <table:table-cell office:value-type="float" office:value="9.141044">
            <text:p>9.141044</text:p>
          </table:table-cell>
          <table:table-cell office:value-type="float" office:value="9.110376">
            <text:p>9.110376</text:p>
          </table:table-cell>
          <table:table-cell office:value-type="float" office:value="9.145567">
            <text:p>9.145567</text:p>
          </table:table-cell>
          <table:table-cell office:value-type="float" office:value="9.111753">
            <text:p>9.111753</text:p>
          </table:table-cell>
          <table:table-cell office:value-type="float" office:value="9.113183">
            <text:p>9.113183</text:p>
          </table:table-cell>
          <table:table-cell office:value-type="float" office:value="9.116105">
            <text:p>9.116105</text:p>
          </table:table-cell>
          <table:table-cell office:value-type="float" office:value="9.205934">
            <text:p>9.205934</text:p>
          </table:table-cell>
          <table:table-cell office:value-type="float" office:value="9.111781">
            <text:p>9.111781</text:p>
          </table:table-cell>
          <table:table-cell office:value-type="float" office:value="9.105253">
            <text:p>9.105253</text:p>
          </table:table-cell>
          <table:table-cell office:value-type="float" office:value="9.101877">
            <text:p>9.101877</text:p>
          </table:table-cell>
          <table:table-cell office:value-type="float" office:value="9.10863">
            <text:p>9.10863</text:p>
          </table:table-cell>
          <table:table-cell office:value-type="float" office:value="9.118065">
            <text:p>9.118065</text:p>
          </table:table-cell>
          <table:table-cell office:value-type="float" office:value="9.119596">
            <text:p>9.119596</text:p>
          </table:table-cell>
          <table:table-cell office:value-type="float" office:value="9.139812">
            <text:p>9.139812</text:p>
          </table:table-cell>
          <table:table-cell office:value-type="float" office:value="9.117929">
            <text:p>9.117929</text:p>
          </table:table-cell>
          <table:table-cell office:value-type="float" office:value="9.206166">
            <text:p>9.206166</text:p>
          </table:table-cell>
          <table:table-cell office:value-type="float" office:value="9.152945">
            <text:p>9.152945</text:p>
          </table:table-cell>
          <table:table-cell office:value-type="float" office:value="9.10738">
            <text:p>9.10738</text:p>
          </table:table-cell>
          <table:table-cell table:formula="of:=AVERAGE([.B21:.AE21])" office:value-type="float" office:value="9.13049826666667">
            <text:p>9.1304982667</text:p>
          </table:table-cell>
          <table:table-cell table:formula="of:=VAR([.B21:.AE21])" office:value-type="float" office:value="0.00143944763234022">
            <text:p>0.0014394476</text:p>
          </table:table-cell>
          <table:table-cell table:formula="of:=STDEV([.B21:.AE21])" office:value-type="float" office:value="0.0379400531409778">
            <text:p>0.0379400531</text:p>
          </table:table-cell>
          <table:table-cell table:formula="of:=CONFIDENCE(0.95;[.AH21];30)" office:value-type="float" office:value="0.000434361969370337">
            <text:p>0.000434362</text:p>
          </table:table-cell>
          <table:table-cell table:formula="of:=[.AF21]+[.AI21]" office:value-type="float" office:value="9.13093262863604">
            <text:p>9.1309326286</text:p>
          </table:table-cell>
          <table:table-cell table:formula="of:=[.AF21]-[.AI21]" office:value-type="float" office:value="9.1300639046973">
            <text:p>9.130063904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771866">
            <text:p>9.771866</text:p>
          </table:table-cell>
          <table:table-cell office:value-type="float" office:value="9.220086">
            <text:p>9.220086</text:p>
          </table:table-cell>
          <table:table-cell office:value-type="float" office:value="9.212326">
            <text:p>9.212326</text:p>
          </table:table-cell>
          <table:table-cell office:value-type="float" office:value="9.232403">
            <text:p>9.232403</text:p>
          </table:table-cell>
          <table:table-cell office:value-type="float" office:value="9.211645">
            <text:p>9.211645</text:p>
          </table:table-cell>
          <table:table-cell office:value-type="float" office:value="9.237955">
            <text:p>9.237955</text:p>
          </table:table-cell>
          <table:table-cell office:value-type="float" office:value="9.215063">
            <text:p>9.215063</text:p>
          </table:table-cell>
          <table:table-cell office:value-type="float" office:value="9.23246">
            <text:p>9.23246</text:p>
          </table:table-cell>
          <table:table-cell office:value-type="float" office:value="9.224338">
            <text:p>9.224338</text:p>
          </table:table-cell>
          <table:table-cell office:value-type="float" office:value="9.24704">
            <text:p>9.24704</text:p>
          </table:table-cell>
          <table:table-cell office:value-type="float" office:value="9.225915">
            <text:p>9.225915</text:p>
          </table:table-cell>
          <table:table-cell office:value-type="float" office:value="9.216627">
            <text:p>9.216627</text:p>
          </table:table-cell>
          <table:table-cell office:value-type="float" office:value="9.229679">
            <text:p>9.229679</text:p>
          </table:table-cell>
          <table:table-cell office:value-type="float" office:value="9.237438">
            <text:p>9.237438</text:p>
          </table:table-cell>
          <table:table-cell office:value-type="float" office:value="9.253342">
            <text:p>9.253342</text:p>
          </table:table-cell>
          <table:table-cell office:value-type="float" office:value="9.247956">
            <text:p>9.247956</text:p>
          </table:table-cell>
          <table:table-cell office:value-type="float" office:value="9.231309">
            <text:p>9.231309</text:p>
          </table:table-cell>
          <table:table-cell office:value-type="float" office:value="9.238818">
            <text:p>9.238818</text:p>
          </table:table-cell>
          <table:table-cell office:value-type="float" office:value="9.789156">
            <text:p>9.789156</text:p>
          </table:table-cell>
          <table:table-cell office:value-type="float" office:value="9.253438">
            <text:p>9.253438</text:p>
          </table:table-cell>
          <table:table-cell office:value-type="float" office:value="9.238496">
            <text:p>9.238496</text:p>
          </table:table-cell>
          <table:table-cell office:value-type="float" office:value="9.231487">
            <text:p>9.231487</text:p>
          </table:table-cell>
          <table:table-cell office:value-type="float" office:value="9.23379">
            <text:p>9.23379</text:p>
          </table:table-cell>
          <table:table-cell office:value-type="float" office:value="9.223843">
            <text:p>9.223843</text:p>
          </table:table-cell>
          <table:table-cell office:value-type="float" office:value="9.238746">
            <text:p>9.238746</text:p>
          </table:table-cell>
          <table:table-cell office:value-type="float" office:value="9.247064">
            <text:p>9.247064</text:p>
          </table:table-cell>
          <table:table-cell office:value-type="float" office:value="9.224766">
            <text:p>9.224766</text:p>
          </table:table-cell>
          <table:table-cell office:value-type="float" office:value="9.229509">
            <text:p>9.229509</text:p>
          </table:table-cell>
          <table:table-cell office:value-type="float" office:value="9.219378">
            <text:p>9.219378</text:p>
          </table:table-cell>
          <table:table-cell office:value-type="float" office:value="9.297276">
            <text:p>9.297276</text:p>
          </table:table-cell>
          <table:table-cell table:formula="of:=AVERAGE([.B22:.AE22])" office:value-type="float" office:value="9.2704405">
            <text:p>9.2704405</text:p>
          </table:table-cell>
          <table:table-cell table:formula="of:=VAR([.B22:.AE22])" office:value-type="float" office:value="0.0194995609882586">
            <text:p>0.019499561</text:p>
          </table:table-cell>
          <table:table-cell table:formula="of:=STDEV([.B22:.AE22])" office:value-type="float" office:value="0.139640828514653">
            <text:p>0.1396408285</text:p>
          </table:table-cell>
          <table:table-cell table:formula="of:=CONFIDENCE(0.95;[.AH22];30)" office:value-type="float" office:value="0.0015986974254556">
            <text:p>0.0015986974</text:p>
          </table:table-cell>
          <table:table-cell table:formula="of:=[.AF22]+[.AI22]" office:value-type="float" office:value="9.27203919742545">
            <text:p>9.2720391974</text:p>
          </table:table-cell>
          <table:table-cell table:formula="of:=[.AF22]-[.AI22]" office:value-type="float" office:value="9.26884180257454">
            <text:p>9.26884180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.314655">
            <text:p>9.314655</text:p>
          </table:table-cell>
          <table:table-cell office:value-type="float" office:value="9.324828">
            <text:p>9.324828</text:p>
          </table:table-cell>
          <table:table-cell office:value-type="float" office:value="9.27385">
            <text:p>9.27385</text:p>
          </table:table-cell>
          <table:table-cell office:value-type="float" office:value="9.268619">
            <text:p>9.268619</text:p>
          </table:table-cell>
          <table:table-cell office:value-type="float" office:value="9.278149">
            <text:p>9.278149</text:p>
          </table:table-cell>
          <table:table-cell office:value-type="float" office:value="9.267966">
            <text:p>9.267966</text:p>
          </table:table-cell>
          <table:table-cell office:value-type="float" office:value="9.292206">
            <text:p>9.292206</text:p>
          </table:table-cell>
          <table:table-cell office:value-type="float" office:value="9.274248">
            <text:p>9.274248</text:p>
          </table:table-cell>
          <table:table-cell office:value-type="float" office:value="9.279373">
            <text:p>9.279373</text:p>
          </table:table-cell>
          <table:table-cell office:value-type="float" office:value="9.279064">
            <text:p>9.279064</text:p>
          </table:table-cell>
          <table:table-cell office:value-type="float" office:value="9.309544">
            <text:p>9.309544</text:p>
          </table:table-cell>
          <table:table-cell office:value-type="float" office:value="9.267287">
            <text:p>9.267287</text:p>
          </table:table-cell>
          <table:table-cell office:value-type="float" office:value="9.313024">
            <text:p>9.313024</text:p>
          </table:table-cell>
          <table:table-cell office:value-type="float" office:value="9.28487">
            <text:p>9.28487</text:p>
          </table:table-cell>
          <table:table-cell office:value-type="float" office:value="9.358361">
            <text:p>9.358361</text:p>
          </table:table-cell>
          <table:table-cell office:value-type="float" office:value="9.275503">
            <text:p>9.275503</text:p>
          </table:table-cell>
          <table:table-cell office:value-type="float" office:value="9.290608">
            <text:p>9.290608</text:p>
          </table:table-cell>
          <table:table-cell office:value-type="float" office:value="9.337594">
            <text:p>9.337594</text:p>
          </table:table-cell>
          <table:table-cell office:value-type="float" office:value="9.487968">
            <text:p>9.487968</text:p>
          </table:table-cell>
          <table:table-cell office:value-type="float" office:value="9.276898">
            <text:p>9.276898</text:p>
          </table:table-cell>
          <table:table-cell office:value-type="float" office:value="9.301719">
            <text:p>9.301719</text:p>
          </table:table-cell>
          <table:table-cell office:value-type="float" office:value="9.270492">
            <text:p>9.270492</text:p>
          </table:table-cell>
          <table:table-cell office:value-type="float" office:value="9.264704">
            <text:p>9.264704</text:p>
          </table:table-cell>
          <table:table-cell office:value-type="float" office:value="9.297207">
            <text:p>9.297207</text:p>
          </table:table-cell>
          <table:table-cell office:value-type="float" office:value="9.292484">
            <text:p>9.292484</text:p>
          </table:table-cell>
          <table:table-cell office:value-type="float" office:value="9.26548">
            <text:p>9.26548</text:p>
          </table:table-cell>
          <table:table-cell office:value-type="float" office:value="9.341296">
            <text:p>9.341296</text:p>
          </table:table-cell>
          <table:table-cell office:value-type="float" office:value="9.255088">
            <text:p>9.255088</text:p>
          </table:table-cell>
          <table:table-cell office:value-type="float" office:value="9.2915">
            <text:p>9.2915</text:p>
          </table:table-cell>
          <table:table-cell office:value-type="float" office:value="9.265956">
            <text:p>9.265956</text:p>
          </table:table-cell>
          <table:table-cell table:formula="of:=AVERAGE([.B23:.AE23])" office:value-type="float" office:value="9.2966847">
            <text:p>9.2966847</text:p>
          </table:table-cell>
          <table:table-cell table:formula="of:=VAR([.B23:.AE23])" office:value-type="float" office:value="0.00194908837414829">
            <text:p>0.0019490884</text:p>
          </table:table-cell>
          <table:table-cell table:formula="of:=STDEV([.B23:.AE23])" office:value-type="float" office:value="0.0441484809948008">
            <text:p>0.044148481</text:p>
          </table:table-cell>
          <table:table-cell table:formula="of:=CONFIDENCE(0.95;[.AH23];30)" office:value-type="float" office:value="0.000505440018187501">
            <text:p>0.00050544</text:p>
          </table:table-cell>
          <table:table-cell table:formula="of:=[.AF23]+[.AI23]" office:value-type="float" office:value="9.29719014001819">
            <text:p>9.29719014</text:p>
          </table:table-cell>
          <table:table-cell table:formula="of:=[.AF23]-[.AI23]" office:value-type="float" office:value="9.29617925998181">
            <text:p>9.296179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.341768">
            <text:p>9.341768</text:p>
          </table:table-cell>
          <table:table-cell office:value-type="float" office:value="9.338388">
            <text:p>9.338388</text:p>
          </table:table-cell>
          <table:table-cell office:value-type="float" office:value="9.33792">
            <text:p>9.33792</text:p>
          </table:table-cell>
          <table:table-cell office:value-type="float" office:value="9.332923">
            <text:p>9.332923</text:p>
          </table:table-cell>
          <table:table-cell office:value-type="float" office:value="9.342761">
            <text:p>9.342761</text:p>
          </table:table-cell>
          <table:table-cell office:value-type="float" office:value="9.342172">
            <text:p>9.342172</text:p>
          </table:table-cell>
          <table:table-cell office:value-type="float" office:value="9.41092">
            <text:p>9.41092</text:p>
          </table:table-cell>
          <table:table-cell office:value-type="float" office:value="9.338488">
            <text:p>9.338488</text:p>
          </table:table-cell>
          <table:table-cell office:value-type="float" office:value="9.339724">
            <text:p>9.339724</text:p>
          </table:table-cell>
          <table:table-cell office:value-type="float" office:value="9.34216">
            <text:p>9.34216</text:p>
          </table:table-cell>
          <table:table-cell office:value-type="float" office:value="9.346462">
            <text:p>9.346462</text:p>
          </table:table-cell>
          <table:table-cell office:value-type="float" office:value="9.336384">
            <text:p>9.336384</text:p>
          </table:table-cell>
          <table:table-cell office:value-type="float" office:value="9.401701">
            <text:p>9.401701</text:p>
          </table:table-cell>
          <table:table-cell office:value-type="float" office:value="9.356198">
            <text:p>9.356198</text:p>
          </table:table-cell>
          <table:table-cell office:value-type="float" office:value="9.347098">
            <text:p>9.347098</text:p>
          </table:table-cell>
          <table:table-cell office:value-type="float" office:value="9.331919">
            <text:p>9.331919</text:p>
          </table:table-cell>
          <table:table-cell office:value-type="float" office:value="9.343764">
            <text:p>9.343764</text:p>
          </table:table-cell>
          <table:table-cell office:value-type="float" office:value="9.3422">
            <text:p>9.3422</text:p>
          </table:table-cell>
          <table:table-cell office:value-type="float" office:value="9.364888">
            <text:p>9.364888</text:p>
          </table:table-cell>
          <table:table-cell office:value-type="float" office:value="9.340928">
            <text:p>9.340928</text:p>
          </table:table-cell>
          <table:table-cell office:value-type="float" office:value="9.375755">
            <text:p>9.375755</text:p>
          </table:table-cell>
          <table:table-cell office:value-type="float" office:value="9.334439">
            <text:p>9.334439</text:p>
          </table:table-cell>
          <table:table-cell office:value-type="float" office:value="9.308059">
            <text:p>9.308059</text:p>
          </table:table-cell>
          <table:table-cell office:value-type="float" office:value="9.342192">
            <text:p>9.342192</text:p>
          </table:table-cell>
          <table:table-cell office:value-type="float" office:value="9.335488">
            <text:p>9.335488</text:p>
          </table:table-cell>
          <table:table-cell office:value-type="float" office:value="9.395239">
            <text:p>9.395239</text:p>
          </table:table-cell>
          <table:table-cell office:value-type="float" office:value="9.338794">
            <text:p>9.338794</text:p>
          </table:table-cell>
          <table:table-cell office:value-type="float" office:value="9.335874">
            <text:p>9.335874</text:p>
          </table:table-cell>
          <table:table-cell office:value-type="float" office:value="9.376002">
            <text:p>9.376002</text:p>
          </table:table-cell>
          <table:table-cell office:value-type="float" office:value="9.35357">
            <text:p>9.35357</text:p>
          </table:table-cell>
          <table:table-cell table:formula="of:=AVERAGE([.B24:.AE24])" office:value-type="float" office:value="9.34913926666667">
            <text:p>9.3491392667</text:p>
          </table:table-cell>
          <table:table-cell table:formula="of:=VAR([.B24:.AE24])" office:value-type="float" office:value="0.000496117259719541">
            <text:p>0.0004961173</text:p>
          </table:table-cell>
          <table:table-cell table:formula="of:=STDEV([.B24:.AE24])" office:value-type="float" office:value="0.0222736898541652">
            <text:p>0.0222736899</text:p>
          </table:table-cell>
          <table:table-cell table:formula="of:=CONFIDENCE(0.95;[.AH24];30)" office:value-type="float" office:value="0.000255003432764036">
            <text:p>0.0002550034</text:p>
          </table:table-cell>
          <table:table-cell table:formula="of:=[.AF24]+[.AI24]" office:value-type="float" office:value="9.34939427009943">
            <text:p>9.3493942701</text:p>
          </table:table-cell>
          <table:table-cell table:formula="of:=[.AF24]-[.AI24]" office:value-type="float" office:value="9.3488842632339">
            <text:p>9.348884263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.691312">
            <text:p>11.691312</text:p>
          </table:table-cell>
          <table:table-cell office:value-type="float" office:value="11.555558">
            <text:p>11.555558</text:p>
          </table:table-cell>
          <table:table-cell office:value-type="float" office:value="11.616847">
            <text:p>11.616847</text:p>
          </table:table-cell>
          <table:table-cell office:value-type="float" office:value="11.589328">
            <text:p>11.589328</text:p>
          </table:table-cell>
          <table:table-cell office:value-type="float" office:value="11.583511">
            <text:p>11.583511</text:p>
          </table:table-cell>
          <table:table-cell office:value-type="float" office:value="11.58299">
            <text:p>11.58299</text:p>
          </table:table-cell>
          <table:table-cell office:value-type="float" office:value="11.594423">
            <text:p>11.594423</text:p>
          </table:table-cell>
          <table:table-cell office:value-type="float" office:value="11.574319">
            <text:p>11.574319</text:p>
          </table:table-cell>
          <table:table-cell office:value-type="float" office:value="11.577967">
            <text:p>11.577967</text:p>
          </table:table-cell>
          <table:table-cell office:value-type="float" office:value="11.835817">
            <text:p>11.835817</text:p>
          </table:table-cell>
          <table:table-cell office:value-type="float" office:value="11.5802">
            <text:p>11.5802</text:p>
          </table:table-cell>
          <table:table-cell office:value-type="float" office:value="11.571891">
            <text:p>11.571891</text:p>
          </table:table-cell>
          <table:table-cell office:value-type="float" office:value="11.603765">
            <text:p>11.603765</text:p>
          </table:table-cell>
          <table:table-cell office:value-type="float" office:value="11.593171">
            <text:p>11.593171</text:p>
          </table:table-cell>
          <table:table-cell office:value-type="float" office:value="11.614331">
            <text:p>11.614331</text:p>
          </table:table-cell>
          <table:table-cell office:value-type="float" office:value="11.582506">
            <text:p>11.582506</text:p>
          </table:table-cell>
          <table:table-cell office:value-type="float" office:value="11.559761">
            <text:p>11.559761</text:p>
          </table:table-cell>
          <table:table-cell office:value-type="float" office:value="11.577783">
            <text:p>11.577783</text:p>
          </table:table-cell>
          <table:table-cell office:value-type="float" office:value="11.671275">
            <text:p>11.671275</text:p>
          </table:table-cell>
          <table:table-cell office:value-type="float" office:value="11.570556">
            <text:p>11.570556</text:p>
          </table:table-cell>
          <table:table-cell office:value-type="float" office:value="11.626014">
            <text:p>11.626014</text:p>
          </table:table-cell>
          <table:table-cell office:value-type="float" office:value="11.611539">
            <text:p>11.611539</text:p>
          </table:table-cell>
          <table:table-cell office:value-type="float" office:value="11.590405">
            <text:p>11.590405</text:p>
          </table:table-cell>
          <table:table-cell office:value-type="float" office:value="11.586489">
            <text:p>11.586489</text:p>
          </table:table-cell>
          <table:table-cell office:value-type="float" office:value="11.563113">
            <text:p>11.563113</text:p>
          </table:table-cell>
          <table:table-cell office:value-type="float" office:value="11.601183">
            <text:p>11.601183</text:p>
          </table:table-cell>
          <table:table-cell office:value-type="float" office:value="11.583139">
            <text:p>11.583139</text:p>
          </table:table-cell>
          <table:table-cell office:value-type="float" office:value="11.58827">
            <text:p>11.58827</text:p>
          </table:table-cell>
          <table:table-cell office:value-type="float" office:value="11.577775">
            <text:p>11.577775</text:p>
          </table:table-cell>
          <table:table-cell office:value-type="float" office:value="11.563705">
            <text:p>11.563705</text:p>
          </table:table-cell>
          <table:table-cell table:formula="of:=AVERAGE([.B25:.AE25])" office:value-type="float" office:value="11.6006314333333">
            <text:p>11.6006314333</text:p>
          </table:table-cell>
          <table:table-cell table:formula="of:=VAR([.B25:.AE25])" office:value-type="float" office:value="0.00284619351225403">
            <text:p>0.0028461935</text:p>
          </table:table-cell>
          <table:table-cell table:formula="of:=STDEV([.B25:.AE25])" office:value-type="float" office:value="0.0533497283240883">
            <text:p>0.0533497283</text:p>
          </table:table-cell>
          <table:table-cell table:formula="of:=CONFIDENCE(0.95;[.AH25];30)" office:value-type="float" office:value="0.000610781776559901">
            <text:p>0.0006107818</text:p>
          </table:table-cell>
          <table:table-cell table:formula="of:=[.AF25]+[.AI25]" office:value-type="float" office:value="11.6012422151099">
            <text:p>11.6012422151</text:p>
          </table:table-cell>
          <table:table-cell table:formula="of:=[.AF25]-[.AI25]" office:value-type="float" office:value="11.6000206515568">
            <text:p>11.60002065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.890173">
            <text:p>13.890173</text:p>
          </table:table-cell>
          <table:table-cell office:value-type="float" office:value="13.895048">
            <text:p>13.895048</text:p>
          </table:table-cell>
          <table:table-cell office:value-type="float" office:value="13.880007">
            <text:p>13.880007</text:p>
          </table:table-cell>
          <table:table-cell office:value-type="float" office:value="13.891602">
            <text:p>13.891602</text:p>
          </table:table-cell>
          <table:table-cell office:value-type="float" office:value="13.863235">
            <text:p>13.863235</text:p>
          </table:table-cell>
          <table:table-cell office:value-type="float" office:value="13.882589">
            <text:p>13.882589</text:p>
          </table:table-cell>
          <table:table-cell office:value-type="float" office:value="13.882175">
            <text:p>13.882175</text:p>
          </table:table-cell>
          <table:table-cell office:value-type="float" office:value="13.884968">
            <text:p>13.884968</text:p>
          </table:table-cell>
          <table:table-cell office:value-type="float" office:value="13.896887">
            <text:p>13.896887</text:p>
          </table:table-cell>
          <table:table-cell office:value-type="float" office:value="13.88672">
            <text:p>13.88672</text:p>
          </table:table-cell>
          <table:table-cell office:value-type="float" office:value="13.897809">
            <text:p>13.897809</text:p>
          </table:table-cell>
          <table:table-cell office:value-type="float" office:value="13.912747">
            <text:p>13.912747</text:p>
          </table:table-cell>
          <table:table-cell office:value-type="float" office:value="13.882057">
            <text:p>13.882057</text:p>
          </table:table-cell>
          <table:table-cell office:value-type="float" office:value="13.8932">
            <text:p>13.8932</text:p>
          </table:table-cell>
          <table:table-cell office:value-type="float" office:value="13.895718">
            <text:p>13.895718</text:p>
          </table:table-cell>
          <table:table-cell office:value-type="float" office:value="13.89304">
            <text:p>13.89304</text:p>
          </table:table-cell>
          <table:table-cell office:value-type="float" office:value="13.889166">
            <text:p>13.889166</text:p>
          </table:table-cell>
          <table:table-cell office:value-type="float" office:value="13.860856">
            <text:p>13.860856</text:p>
          </table:table-cell>
          <table:table-cell office:value-type="float" office:value="13.866202">
            <text:p>13.866202</text:p>
          </table:table-cell>
          <table:table-cell office:value-type="float" office:value="13.908397">
            <text:p>13.908397</text:p>
          </table:table-cell>
          <table:table-cell office:value-type="float" office:value="13.897419">
            <text:p>13.897419</text:p>
          </table:table-cell>
          <table:table-cell office:value-type="float" office:value="13.895085">
            <text:p>13.895085</text:p>
          </table:table-cell>
          <table:table-cell office:value-type="float" office:value="13.885856">
            <text:p>13.885856</text:p>
          </table:table-cell>
          <table:table-cell office:value-type="float" office:value="14.163558">
            <text:p>14.163558</text:p>
          </table:table-cell>
          <table:table-cell office:value-type="float" office:value="13.88157">
            <text:p>13.88157</text:p>
          </table:table-cell>
          <table:table-cell office:value-type="float" office:value="13.899925">
            <text:p>13.899925</text:p>
          </table:table-cell>
          <table:table-cell office:value-type="float" office:value="13.902373">
            <text:p>13.902373</text:p>
          </table:table-cell>
          <table:table-cell office:value-type="float" office:value="13.895258">
            <text:p>13.895258</text:p>
          </table:table-cell>
          <table:table-cell office:value-type="float" office:value="13.904601">
            <text:p>13.904601</text:p>
          </table:table-cell>
          <table:table-cell office:value-type="float" office:value="13.994339">
            <text:p>13.994339</text:p>
          </table:table-cell>
          <table:table-cell table:formula="of:=AVERAGE([.B26:.AE26])" office:value-type="float" office:value="13.9024193333333">
            <text:p>13.9024193333</text:p>
          </table:table-cell>
          <table:table-cell table:formula="of:=VAR([.B26:.AE26])" office:value-type="float" office:value="0.00293956845622989">
            <text:p>0.0029395685</text:p>
          </table:table-cell>
          <table:table-cell table:formula="of:=STDEV([.B26:.AE26])" office:value-type="float" office:value="0.0542177872679243">
            <text:p>0.0542177873</text:p>
          </table:table-cell>
          <table:table-cell table:formula="of:=CONFIDENCE(0.95;[.AH26];30)" office:value-type="float" office:value="0.000620719869977247">
            <text:p>0.0006207199</text:p>
          </table:table-cell>
          <table:table-cell table:formula="of:=[.AF26]+[.AI26]" office:value-type="float" office:value="13.9030400532033">
            <text:p>13.9030400532</text:p>
          </table:table-cell>
          <table:table-cell table:formula="of:=[.AF26]-[.AI26]" office:value-type="float" office:value="13.9017986134634">
            <text:p>13.901798613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.159846">
            <text:p>14.159846</text:p>
          </table:table-cell>
          <table:table-cell office:value-type="float" office:value="14.176402">
            <text:p>14.176402</text:p>
          </table:table-cell>
          <table:table-cell office:value-type="float" office:value="14.152654">
            <text:p>14.152654</text:p>
          </table:table-cell>
          <table:table-cell office:value-type="float" office:value="14.151831">
            <text:p>14.151831</text:p>
          </table:table-cell>
          <table:table-cell office:value-type="float" office:value="14.190573">
            <text:p>14.190573</text:p>
          </table:table-cell>
          <table:table-cell office:value-type="float" office:value="14.159839">
            <text:p>14.159839</text:p>
          </table:table-cell>
          <table:table-cell office:value-type="float" office:value="14.146393">
            <text:p>14.146393</text:p>
          </table:table-cell>
          <table:table-cell office:value-type="float" office:value="14.170222">
            <text:p>14.170222</text:p>
          </table:table-cell>
          <table:table-cell office:value-type="float" office:value="14.142807">
            <text:p>14.142807</text:p>
          </table:table-cell>
          <table:table-cell office:value-type="float" office:value="14.13967">
            <text:p>14.13967</text:p>
          </table:table-cell>
          <table:table-cell office:value-type="float" office:value="14.256192">
            <text:p>14.256192</text:p>
          </table:table-cell>
          <table:table-cell office:value-type="float" office:value="14.177343">
            <text:p>14.177343</text:p>
          </table:table-cell>
          <table:table-cell office:value-type="float" office:value="14.212923">
            <text:p>14.212923</text:p>
          </table:table-cell>
          <table:table-cell office:value-type="float" office:value="14.18663">
            <text:p>14.18663</text:p>
          </table:table-cell>
          <table:table-cell office:value-type="float" office:value="14.375069">
            <text:p>14.375069</text:p>
          </table:table-cell>
          <table:table-cell office:value-type="float" office:value="14.130167">
            <text:p>14.130167</text:p>
          </table:table-cell>
          <table:table-cell office:value-type="float" office:value="14.161935">
            <text:p>14.161935</text:p>
          </table:table-cell>
          <table:table-cell office:value-type="float" office:value="14.309754">
            <text:p>14.309754</text:p>
          </table:table-cell>
          <table:table-cell office:value-type="float" office:value="14.174051">
            <text:p>14.174051</text:p>
          </table:table-cell>
          <table:table-cell office:value-type="float" office:value="14.162658">
            <text:p>14.162658</text:p>
          </table:table-cell>
          <table:table-cell office:value-type="float" office:value="14.180736">
            <text:p>14.180736</text:p>
          </table:table-cell>
          <table:table-cell office:value-type="float" office:value="14.177328">
            <text:p>14.177328</text:p>
          </table:table-cell>
          <table:table-cell office:value-type="float" office:value="14.157822">
            <text:p>14.157822</text:p>
          </table:table-cell>
          <table:table-cell office:value-type="float" office:value="14.170369">
            <text:p>14.170369</text:p>
          </table:table-cell>
          <table:table-cell office:value-type="float" office:value="14.165704">
            <text:p>14.165704</text:p>
          </table:table-cell>
          <table:table-cell office:value-type="float" office:value="14.181084">
            <text:p>14.181084</text:p>
          </table:table-cell>
          <table:table-cell office:value-type="float" office:value="14.17138">
            <text:p>14.17138</text:p>
          </table:table-cell>
          <table:table-cell office:value-type="float" office:value="14.158597">
            <text:p>14.158597</text:p>
          </table:table-cell>
          <table:table-cell office:value-type="float" office:value="14.155691">
            <text:p>14.155691</text:p>
          </table:table-cell>
          <table:table-cell office:value-type="float" office:value="14.141985">
            <text:p>14.141985</text:p>
          </table:table-cell>
          <table:table-cell table:formula="of:=AVERAGE([.B27:.AE27])" office:value-type="float" office:value="14.1799218333333">
            <text:p>14.1799218333</text:p>
          </table:table-cell>
          <table:table-cell table:formula="of:=VAR([.B27:.AE27])" office:value-type="float" office:value="0.00258805727717816">
            <text:p>0.0025880573</text:p>
          </table:table-cell>
          <table:table-cell table:formula="of:=STDEV([.B27:.AE27])" office:value-type="float" office:value="0.0508729523143503">
            <text:p>0.0508729523</text:p>
          </table:table-cell>
          <table:table-cell table:formula="of:=CONFIDENCE(0.95;[.AH27];30)" office:value-type="float" office:value="0.000582426062315604">
            <text:p>0.0005824261</text:p>
          </table:table-cell>
          <table:table-cell table:formula="of:=[.AF27]+[.AI27]" office:value-type="float" office:value="14.1805042593957">
            <text:p>14.1805042594</text:p>
          </table:table-cell>
          <table:table-cell table:formula="of:=[.AF27]-[.AI27]" office:value-type="float" office:value="14.179339407271">
            <text:p>14.17933940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.048015">
            <text:p>34.048015</text:p>
          </table:table-cell>
          <table:table-cell office:value-type="float" office:value="33.963789">
            <text:p>33.963789</text:p>
          </table:table-cell>
          <table:table-cell office:value-type="float" office:value="33.934175">
            <text:p>33.934175</text:p>
          </table:table-cell>
          <table:table-cell office:value-type="float" office:value="34.416516">
            <text:p>34.416516</text:p>
          </table:table-cell>
          <table:table-cell office:value-type="float" office:value="34.032823">
            <text:p>34.032823</text:p>
          </table:table-cell>
          <table:table-cell office:value-type="float" office:value="33.974165">
            <text:p>33.974165</text:p>
          </table:table-cell>
          <table:table-cell office:value-type="float" office:value="35.951348">
            <text:p>35.951348</text:p>
          </table:table-cell>
          <table:table-cell office:value-type="float" office:value="33.965551">
            <text:p>33.965551</text:p>
          </table:table-cell>
          <table:table-cell office:value-type="float" office:value="33.938416">
            <text:p>33.938416</text:p>
          </table:table-cell>
          <table:table-cell office:value-type="float" office:value="33.970024">
            <text:p>33.970024</text:p>
          </table:table-cell>
          <table:table-cell office:value-type="float" office:value="33.955219">
            <text:p>33.955219</text:p>
          </table:table-cell>
          <table:table-cell office:value-type="float" office:value="33.970555">
            <text:p>33.970555</text:p>
          </table:table-cell>
          <table:table-cell office:value-type="float" office:value="33.981213">
            <text:p>33.981213</text:p>
          </table:table-cell>
          <table:table-cell office:value-type="float" office:value="34.082412">
            <text:p>34.082412</text:p>
          </table:table-cell>
          <table:table-cell office:value-type="float" office:value="34.004603">
            <text:p>34.004603</text:p>
          </table:table-cell>
          <table:table-cell office:value-type="float" office:value="33.943522">
            <text:p>33.943522</text:p>
          </table:table-cell>
          <table:table-cell office:value-type="float" office:value="33.932112">
            <text:p>33.932112</text:p>
          </table:table-cell>
          <table:table-cell office:value-type="float" office:value="33.954956">
            <text:p>33.954956</text:p>
          </table:table-cell>
          <table:table-cell office:value-type="float" office:value="33.98179">
            <text:p>33.98179</text:p>
          </table:table-cell>
          <table:table-cell office:value-type="float" office:value="33.931509">
            <text:p>33.931509</text:p>
          </table:table-cell>
          <table:table-cell office:value-type="float" office:value="33.984333">
            <text:p>33.984333</text:p>
          </table:table-cell>
          <table:table-cell office:value-type="float" office:value="34.00359">
            <text:p>34.00359</text:p>
          </table:table-cell>
          <table:table-cell office:value-type="float" office:value="34.013819">
            <text:p>34.013819</text:p>
          </table:table-cell>
          <table:table-cell office:value-type="float" office:value="33.968386">
            <text:p>33.968386</text:p>
          </table:table-cell>
          <table:table-cell office:value-type="float" office:value="33.985116">
            <text:p>33.985116</text:p>
          </table:table-cell>
          <table:table-cell office:value-type="float" office:value="34.037731">
            <text:p>34.037731</text:p>
          </table:table-cell>
          <table:table-cell office:value-type="float" office:value="33.96902">
            <text:p>33.96902</text:p>
          </table:table-cell>
          <table:table-cell office:value-type="float" office:value="33.938329">
            <text:p>33.938329</text:p>
          </table:table-cell>
          <table:table-cell office:value-type="float" office:value="34.253427">
            <text:p>34.253427</text:p>
          </table:table-cell>
          <table:table-cell office:value-type="float" office:value="33.940353">
            <text:p>33.940353</text:p>
          </table:table-cell>
          <table:table-cell table:formula="of:=AVERAGE([.B28:.AE28])" office:value-type="float" office:value="34.0675605666667">
            <text:p>34.0675605667</text:p>
          </table:table-cell>
          <table:table-cell table:formula="of:=VAR([.B28:.AE28])" office:value-type="float" office:value="0.136565942222875">
            <text:p>0.1365659422</text:p>
          </table:table-cell>
          <table:table-cell table:formula="of:=STDEV([.B28:.AE28])" office:value-type="float" office:value="0.369548294845038">
            <text:p>0.3695482948</text:p>
          </table:table-cell>
          <table:table-cell table:formula="of:=CONFIDENCE(0.95;[.AH28];30)" office:value-type="float" office:value="0.0042308249946274">
            <text:p>0.004230825</text:p>
          </table:table-cell>
          <table:table-cell table:formula="of:=[.AF28]+[.AI28]" office:value-type="float" office:value="34.0717913916613">
            <text:p>34.0717913917</text:p>
          </table:table-cell>
          <table:table-cell table:formula="of:=[.AF28]-[.AI28]" office:value-type="float" office:value="34.063329741672">
            <text:p>34.06332974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4.232714">
            <text:p>44.232714</text:p>
          </table:table-cell>
          <table:table-cell office:value-type="float" office:value="43.960295">
            <text:p>43.960295</text:p>
          </table:table-cell>
          <table:table-cell office:value-type="float" office:value="43.091831">
            <text:p>43.091831</text:p>
          </table:table-cell>
          <table:table-cell office:value-type="float" office:value="43.06509">
            <text:p>43.06509</text:p>
          </table:table-cell>
          <table:table-cell office:value-type="float" office:value="43.36407">
            <text:p>43.36407</text:p>
          </table:table-cell>
          <table:table-cell office:value-type="float" office:value="43.10916">
            <text:p>43.10916</text:p>
          </table:table-cell>
          <table:table-cell office:value-type="float" office:value="43.12404">
            <text:p>43.12404</text:p>
          </table:table-cell>
          <table:table-cell office:value-type="float" office:value="43.188624">
            <text:p>43.188624</text:p>
          </table:table-cell>
          <table:table-cell office:value-type="float" office:value="43.205148">
            <text:p>43.205148</text:p>
          </table:table-cell>
          <table:table-cell office:value-type="float" office:value="43.169502">
            <text:p>43.169502</text:p>
          </table:table-cell>
          <table:table-cell office:value-type="float" office:value="43.069119">
            <text:p>43.069119</text:p>
          </table:table-cell>
          <table:table-cell office:value-type="float" office:value="43.134287">
            <text:p>43.134287</text:p>
          </table:table-cell>
          <table:table-cell office:value-type="float" office:value="43.074528">
            <text:p>43.074528</text:p>
          </table:table-cell>
          <table:table-cell office:value-type="float" office:value="43.10029">
            <text:p>43.10029</text:p>
          </table:table-cell>
          <table:table-cell office:value-type="float" office:value="43.155775">
            <text:p>43.155775</text:p>
          </table:table-cell>
          <table:table-cell office:value-type="float" office:value="43.029181">
            <text:p>43.029181</text:p>
          </table:table-cell>
          <table:table-cell office:value-type="float" office:value="43.050007">
            <text:p>43.050007</text:p>
          </table:table-cell>
          <table:table-cell office:value-type="float" office:value="43.118993">
            <text:p>43.118993</text:p>
          </table:table-cell>
          <table:table-cell office:value-type="float" office:value="43.112135">
            <text:p>43.112135</text:p>
          </table:table-cell>
          <table:table-cell office:value-type="float" office:value="43.095474">
            <text:p>43.095474</text:p>
          </table:table-cell>
          <table:table-cell office:value-type="float" office:value="43.076439">
            <text:p>43.076439</text:p>
          </table:table-cell>
          <table:table-cell office:value-type="float" office:value="43.236665">
            <text:p>43.236665</text:p>
          </table:table-cell>
          <table:table-cell office:value-type="float" office:value="43.16638">
            <text:p>43.16638</text:p>
          </table:table-cell>
          <table:table-cell office:value-type="float" office:value="43.253005">
            <text:p>43.253005</text:p>
          </table:table-cell>
          <table:table-cell office:value-type="float" office:value="43.087536">
            <text:p>43.087536</text:p>
          </table:table-cell>
          <table:table-cell office:value-type="float" office:value="43.176497">
            <text:p>43.176497</text:p>
          </table:table-cell>
          <table:table-cell office:value-type="float" office:value="43.30858">
            <text:p>43.30858</text:p>
          </table:table-cell>
          <table:table-cell office:value-type="float" office:value="43.070749">
            <text:p>43.070749</text:p>
          </table:table-cell>
          <table:table-cell office:value-type="float" office:value="43.135595">
            <text:p>43.135595</text:p>
          </table:table-cell>
          <table:table-cell office:value-type="float" office:value="43.070622">
            <text:p>43.070622</text:p>
          </table:table-cell>
          <table:table-cell table:formula="of:=AVERAGE([.B29:.AE29])" office:value-type="float" office:value="43.2010777">
            <text:p>43.2010777</text:p>
          </table:table-cell>
          <table:table-cell table:formula="of:=VAR([.B29:.AE29])" office:value-type="float" office:value="0.0663982190873208">
            <text:p>0.0663982191</text:p>
          </table:table-cell>
          <table:table-cell table:formula="of:=STDEV([.B29:.AE29])" office:value-type="float" office:value="0.257678518870551">
            <text:p>0.2576785189</text:p>
          </table:table-cell>
          <table:table-cell table:formula="of:=CONFIDENCE(0.95;[.AH29];30)" office:value-type="float" office:value="0.00295006832239138">
            <text:p>0.0029500683</text:p>
          </table:table-cell>
          <table:table-cell table:formula="of:=[.AF29]+[.AI29]" office:value-type="float" office:value="43.2040277683224">
            <text:p>43.2040277683</text:p>
          </table:table-cell>
          <table:table-cell table:formula="of:=[.AF29]-[.AI29]" office:value-type="float" office:value="43.1981276316776">
            <text:p>43.19812763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073668">
            <text:p>48.073668</text:p>
          </table:table-cell>
          <table:table-cell office:value-type="float" office:value="48.062797">
            <text:p>48.062797</text:p>
          </table:table-cell>
          <table:table-cell office:value-type="float" office:value="47.994308">
            <text:p>47.994308</text:p>
          </table:table-cell>
          <table:table-cell office:value-type="float" office:value="48.077121">
            <text:p>48.077121</text:p>
          </table:table-cell>
          <table:table-cell office:value-type="float" office:value="48.058892">
            <text:p>48.058892</text:p>
          </table:table-cell>
          <table:table-cell office:value-type="float" office:value="48.060664">
            <text:p>48.060664</text:p>
          </table:table-cell>
          <table:table-cell office:value-type="float" office:value="48.056467">
            <text:p>48.056467</text:p>
          </table:table-cell>
          <table:table-cell office:value-type="float" office:value="47.952094">
            <text:p>47.952094</text:p>
          </table:table-cell>
          <table:table-cell office:value-type="float" office:value="48.06851">
            <text:p>48.06851</text:p>
          </table:table-cell>
          <table:table-cell office:value-type="float" office:value="48.071458">
            <text:p>48.071458</text:p>
          </table:table-cell>
          <table:table-cell office:value-type="float" office:value="48.190219">
            <text:p>48.190219</text:p>
          </table:table-cell>
          <table:table-cell office:value-type="float" office:value="48.0862">
            <text:p>48.0862</text:p>
          </table:table-cell>
          <table:table-cell office:value-type="float" office:value="48.046143">
            <text:p>48.046143</text:p>
          </table:table-cell>
          <table:table-cell office:value-type="float" office:value="48.074554">
            <text:p>48.074554</text:p>
          </table:table-cell>
          <table:table-cell office:value-type="float" office:value="47.987306">
            <text:p>47.987306</text:p>
          </table:table-cell>
          <table:table-cell office:value-type="float" office:value="48.009262">
            <text:p>48.009262</text:p>
          </table:table-cell>
          <table:table-cell office:value-type="float" office:value="48.000197">
            <text:p>48.000197</text:p>
          </table:table-cell>
          <table:table-cell office:value-type="float" office:value="48.070988">
            <text:p>48.070988</text:p>
          </table:table-cell>
          <table:table-cell office:value-type="float" office:value="48.053909">
            <text:p>48.053909</text:p>
          </table:table-cell>
          <table:table-cell office:value-type="float" office:value="48.035901">
            <text:p>48.035901</text:p>
          </table:table-cell>
          <table:table-cell office:value-type="float" office:value="48.09463">
            <text:p>48.09463</text:p>
          </table:table-cell>
          <table:table-cell office:value-type="float" office:value="48.180684">
            <text:p>48.180684</text:p>
          </table:table-cell>
          <table:table-cell office:value-type="float" office:value="48.036929">
            <text:p>48.036929</text:p>
          </table:table-cell>
          <table:table-cell office:value-type="float" office:value="48.001253">
            <text:p>48.001253</text:p>
          </table:table-cell>
          <table:table-cell office:value-type="float" office:value="48.038059">
            <text:p>48.038059</text:p>
          </table:table-cell>
          <table:table-cell office:value-type="float" office:value="48.098836">
            <text:p>48.098836</text:p>
          </table:table-cell>
          <table:table-cell office:value-type="float" office:value="47.967958">
            <text:p>47.967958</text:p>
          </table:table-cell>
          <table:table-cell office:value-type="float" office:value="48.178417">
            <text:p>48.178417</text:p>
          </table:table-cell>
          <table:table-cell office:value-type="float" office:value="48.069304">
            <text:p>48.069304</text:p>
          </table:table-cell>
          <table:table-cell office:value-type="float" office:value="51.145644">
            <text:p>51.145644</text:p>
          </table:table-cell>
          <table:table-cell table:formula="of:=AVERAGE([.B30:.AE30])" office:value-type="float" office:value="48.1614124">
            <text:p>48.1614124</text:p>
          </table:table-cell>
          <table:table-cell table:formula="of:=VAR([.B30:.AE30])" office:value-type="float" office:value="0.320823045024248">
            <text:p>0.320823045</text:p>
          </table:table-cell>
          <table:table-cell table:formula="of:=STDEV([.B30:.AE30])" office:value-type="float" office:value="0.566412433677305">
            <text:p>0.5664124337</text:p>
          </table:table-cell>
          <table:table-cell table:formula="of:=CONFIDENCE(0.95;[.AH30];30)" office:value-type="float" office:value="0.00648465143824991">
            <text:p>0.0064846514</text:p>
          </table:table-cell>
          <table:table-cell table:formula="of:=[.AF30]+[.AI30]" office:value-type="float" office:value="48.1678970514382">
            <text:p>48.1678970514</text:p>
          </table:table-cell>
          <table:table-cell table:formula="of:=[.AF30]-[.AI30]" office:value-type="float" office:value="48.1549277485617">
            <text:p>48.15492774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4.023055">
            <text:p>64.023055</text:p>
          </table:table-cell>
          <table:table-cell office:value-type="float" office:value="64.023723">
            <text:p>64.023723</text:p>
          </table:table-cell>
          <table:table-cell office:value-type="float" office:value="64.104792">
            <text:p>64.104792</text:p>
          </table:table-cell>
          <table:table-cell office:value-type="float" office:value="64.02022">
            <text:p>64.02022</text:p>
          </table:table-cell>
          <table:table-cell office:value-type="float" office:value="64.023506">
            <text:p>64.023506</text:p>
          </table:table-cell>
          <table:table-cell office:value-type="float" office:value="63.963408">
            <text:p>63.963408</text:p>
          </table:table-cell>
          <table:table-cell office:value-type="float" office:value="63.989439">
            <text:p>63.989439</text:p>
          </table:table-cell>
          <table:table-cell office:value-type="float" office:value="64.018588">
            <text:p>64.018588</text:p>
          </table:table-cell>
          <table:table-cell office:value-type="float" office:value="64.158314">
            <text:p>64.158314</text:p>
          </table:table-cell>
          <table:table-cell office:value-type="float" office:value="63.870306">
            <text:p>63.870306</text:p>
          </table:table-cell>
          <table:table-cell office:value-type="float" office:value="63.914183">
            <text:p>63.914183</text:p>
          </table:table-cell>
          <table:table-cell office:value-type="float" office:value="63.941963">
            <text:p>63.941963</text:p>
          </table:table-cell>
          <table:table-cell office:value-type="float" office:value="63.968115">
            <text:p>63.968115</text:p>
          </table:table-cell>
          <table:table-cell office:value-type="float" office:value="64.075301">
            <text:p>64.075301</text:p>
          </table:table-cell>
          <table:table-cell office:value-type="float" office:value="63.933387">
            <text:p>63.933387</text:p>
          </table:table-cell>
          <table:table-cell office:value-type="float" office:value="63.986854">
            <text:p>63.986854</text:p>
          </table:table-cell>
          <table:table-cell office:value-type="float" office:value="63.878208">
            <text:p>63.878208</text:p>
          </table:table-cell>
          <table:table-cell office:value-type="float" office:value="64.000985">
            <text:p>64.000985</text:p>
          </table:table-cell>
          <table:table-cell office:value-type="float" office:value="64.458325">
            <text:p>64.458325</text:p>
          </table:table-cell>
          <table:table-cell office:value-type="float" office:value="63.898995">
            <text:p>63.898995</text:p>
          </table:table-cell>
          <table:table-cell office:value-type="float" office:value="63.862969">
            <text:p>63.862969</text:p>
          </table:table-cell>
          <table:table-cell office:value-type="float" office:value="63.985568">
            <text:p>63.985568</text:p>
          </table:table-cell>
          <table:table-cell office:value-type="float" office:value="63.930335">
            <text:p>63.930335</text:p>
          </table:table-cell>
          <table:table-cell office:value-type="float" office:value="64.073481">
            <text:p>64.073481</text:p>
          </table:table-cell>
          <table:table-cell office:value-type="float" office:value="64.033186">
            <text:p>64.033186</text:p>
          </table:table-cell>
          <table:table-cell office:value-type="float" office:value="64.005775">
            <text:p>64.005775</text:p>
          </table:table-cell>
          <table:table-cell office:value-type="float" office:value="63.980498">
            <text:p>63.980498</text:p>
          </table:table-cell>
          <table:table-cell office:value-type="float" office:value="63.937111">
            <text:p>63.937111</text:p>
          </table:table-cell>
          <table:table-cell office:value-type="float" office:value="64.027354">
            <text:p>64.027354</text:p>
          </table:table-cell>
          <table:table-cell office:value-type="float" office:value="64.592473">
            <text:p>64.592473</text:p>
          </table:table-cell>
          <table:table-cell table:formula="of:=AVERAGE([.B31:.AE31])" office:value-type="float" office:value="64.0226805666667">
            <text:p>64.0226805667</text:p>
          </table:table-cell>
          <table:table-cell table:formula="of:=VAR([.B31:.AE31])" office:value-type="float" office:value="0.0236170201432885">
            <text:p>0.0236170201</text:p>
          </table:table-cell>
          <table:table-cell table:formula="of:=STDEV([.B31:.AE31])" office:value-type="float" office:value="0.153678300821191">
            <text:p>0.1536783008</text:p>
          </table:table-cell>
          <table:table-cell table:formula="of:=CONFIDENCE(0.95;[.AH31];30)" office:value-type="float" office:value="0.00175940737737352">
            <text:p>0.0017594074</text:p>
          </table:table-cell>
          <table:table-cell table:formula="of:=[.AF31]+[.AI31]" office:value-type="float" office:value="64.024439974044">
            <text:p>64.024439974</text:p>
          </table:table-cell>
          <table:table-cell table:formula="of:=[.AF31]-[.AI31]" office:value-type="float" office:value="64.0209211592893">
            <text:p>64.020921159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2.44237">
            <text:p>72.44237</text:p>
          </table:table-cell>
          <table:table-cell office:value-type="float" office:value="72.70362">
            <text:p>72.70362</text:p>
          </table:table-cell>
          <table:table-cell office:value-type="float" office:value="72.510833">
            <text:p>72.510833</text:p>
          </table:table-cell>
          <table:table-cell office:value-type="float" office:value="72.599909">
            <text:p>72.599909</text:p>
          </table:table-cell>
          <table:table-cell office:value-type="float" office:value="72.411028">
            <text:p>72.411028</text:p>
          </table:table-cell>
          <table:table-cell office:value-type="float" office:value="72.425359">
            <text:p>72.425359</text:p>
          </table:table-cell>
          <table:table-cell office:value-type="float" office:value="72.40788">
            <text:p>72.40788</text:p>
          </table:table-cell>
          <table:table-cell office:value-type="float" office:value="72.545499">
            <text:p>72.545499</text:p>
          </table:table-cell>
          <table:table-cell office:value-type="float" office:value="72.441443">
            <text:p>72.441443</text:p>
          </table:table-cell>
          <table:table-cell office:value-type="float" office:value="72.476195">
            <text:p>72.476195</text:p>
          </table:table-cell>
          <table:table-cell office:value-type="float" office:value="72.245792">
            <text:p>72.245792</text:p>
          </table:table-cell>
          <table:table-cell office:value-type="float" office:value="72.50652">
            <text:p>72.50652</text:p>
          </table:table-cell>
          <table:table-cell office:value-type="float" office:value="72.402387">
            <text:p>72.402387</text:p>
          </table:table-cell>
          <table:table-cell office:value-type="float" office:value="72.414854">
            <text:p>72.414854</text:p>
          </table:table-cell>
          <table:table-cell office:value-type="float" office:value="72.525457">
            <text:p>72.525457</text:p>
          </table:table-cell>
          <table:table-cell office:value-type="float" office:value="72.506433">
            <text:p>72.506433</text:p>
          </table:table-cell>
          <table:table-cell office:value-type="float" office:value="72.417381">
            <text:p>72.417381</text:p>
          </table:table-cell>
          <table:table-cell office:value-type="float" office:value="72.559434">
            <text:p>72.559434</text:p>
          </table:table-cell>
          <table:table-cell office:value-type="float" office:value="72.431677">
            <text:p>72.431677</text:p>
          </table:table-cell>
          <table:table-cell office:value-type="float" office:value="72.459096">
            <text:p>72.459096</text:p>
          </table:table-cell>
          <table:table-cell office:value-type="float" office:value="72.384629">
            <text:p>72.384629</text:p>
          </table:table-cell>
          <table:table-cell office:value-type="float" office:value="72.427469">
            <text:p>72.427469</text:p>
          </table:table-cell>
          <table:table-cell office:value-type="float" office:value="72.554572">
            <text:p>72.554572</text:p>
          </table:table-cell>
          <table:table-cell office:value-type="float" office:value="72.481146">
            <text:p>72.481146</text:p>
          </table:table-cell>
          <table:table-cell office:value-type="float" office:value="72.462854">
            <text:p>72.462854</text:p>
          </table:table-cell>
          <table:table-cell office:value-type="float" office:value="72.525272">
            <text:p>72.525272</text:p>
          </table:table-cell>
          <table:table-cell office:value-type="float" office:value="72.50093">
            <text:p>72.50093</text:p>
          </table:table-cell>
          <table:table-cell office:value-type="float" office:value="72.447286">
            <text:p>72.447286</text:p>
          </table:table-cell>
          <table:table-cell office:value-type="float" office:value="72.310741">
            <text:p>72.310741</text:p>
          </table:table-cell>
          <table:table-cell office:value-type="float" office:value="72.40705">
            <text:p>72.40705</text:p>
          </table:table-cell>
          <table:table-cell table:formula="of:=AVERAGE([.B32:.AE32])" office:value-type="float" office:value="72.4645038666667">
            <text:p>72.4645038667</text:p>
          </table:table-cell>
          <table:table-cell table:formula="of:=VAR([.B32:.AE32])" office:value-type="float" office:value="0.00741773200653335">
            <text:p>0.007417732</text:p>
          </table:table-cell>
          <table:table-cell table:formula="of:=STDEV([.B32:.AE32])" office:value-type="float" office:value="0.0861262561971281">
            <text:p>0.0861262562</text:p>
          </table:table-cell>
          <table:table-cell table:formula="of:=CONFIDENCE(0.95;[.AH32];30)" office:value-type="float" office:value="0.000986028409535186">
            <text:p>0.0009860284</text:p>
          </table:table-cell>
          <table:table-cell table:formula="of:=[.AF32]+[.AI32]" office:value-type="float" office:value="72.4654898950762">
            <text:p>72.4654898951</text:p>
          </table:table-cell>
          <table:table-cell table:formula="of:=[.AF32]-[.AI32]" office:value-type="float" office:value="72.4635178382571">
            <text:p>72.4635178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7.715357">
            <text:p>107.715357</text:p>
          </table:table-cell>
          <table:table-cell office:value-type="float" office:value="107.518068">
            <text:p>107.518068</text:p>
          </table:table-cell>
          <table:table-cell office:value-type="float" office:value="107.635839">
            <text:p>107.635839</text:p>
          </table:table-cell>
          <table:table-cell office:value-type="float" office:value="107.620355">
            <text:p>107.620355</text:p>
          </table:table-cell>
          <table:table-cell office:value-type="float" office:value="107.501749">
            <text:p>107.501749</text:p>
          </table:table-cell>
          <table:table-cell office:value-type="float" office:value="107.502934">
            <text:p>107.502934</text:p>
          </table:table-cell>
          <table:table-cell office:value-type="float" office:value="108.253667">
            <text:p>108.253667</text:p>
          </table:table-cell>
          <table:table-cell office:value-type="float" office:value="107.688929">
            <text:p>107.688929</text:p>
          </table:table-cell>
          <table:table-cell office:value-type="float" office:value="107.609492">
            <text:p>107.609492</text:p>
          </table:table-cell>
          <table:table-cell office:value-type="float" office:value="107.568753">
            <text:p>107.568753</text:p>
          </table:table-cell>
          <table:table-cell office:value-type="float" office:value="107.645924">
            <text:p>107.645924</text:p>
          </table:table-cell>
          <table:table-cell office:value-type="float" office:value="107.459901">
            <text:p>107.459901</text:p>
          </table:table-cell>
          <table:table-cell office:value-type="float" office:value="107.538052">
            <text:p>107.538052</text:p>
          </table:table-cell>
          <table:table-cell office:value-type="float" office:value="107.71717">
            <text:p>107.71717</text:p>
          </table:table-cell>
          <table:table-cell office:value-type="float" office:value="107.424695">
            <text:p>107.424695</text:p>
          </table:table-cell>
          <table:table-cell office:value-type="float" office:value="107.826624">
            <text:p>107.826624</text:p>
          </table:table-cell>
          <table:table-cell office:value-type="float" office:value="109.221447">
            <text:p>109.221447</text:p>
          </table:table-cell>
          <table:table-cell office:value-type="float" office:value="107.567909">
            <text:p>107.567909</text:p>
          </table:table-cell>
          <table:table-cell office:value-type="float" office:value="107.604583">
            <text:p>107.604583</text:p>
          </table:table-cell>
          <table:table-cell office:value-type="float" office:value="107.899129">
            <text:p>107.899129</text:p>
          </table:table-cell>
          <table:table-cell office:value-type="float" office:value="107.795677">
            <text:p>107.795677</text:p>
          </table:table-cell>
          <table:table-cell office:value-type="float" office:value="107.716413">
            <text:p>107.716413</text:p>
          </table:table-cell>
          <table:table-cell office:value-type="float" office:value="107.610451">
            <text:p>107.610451</text:p>
          </table:table-cell>
          <table:table-cell office:value-type="float" office:value="107.736865">
            <text:p>107.736865</text:p>
          </table:table-cell>
          <table:table-cell office:value-type="float" office:value="107.467397">
            <text:p>107.467397</text:p>
          </table:table-cell>
          <table:table-cell office:value-type="float" office:value="107.625526">
            <text:p>107.625526</text:p>
          </table:table-cell>
          <table:table-cell office:value-type="float" office:value="107.598238">
            <text:p>107.598238</text:p>
          </table:table-cell>
          <table:table-cell office:value-type="float" office:value="107.459962">
            <text:p>107.459962</text:p>
          </table:table-cell>
          <table:table-cell office:value-type="float" office:value="107.596344">
            <text:p>107.596344</text:p>
          </table:table-cell>
          <table:table-cell office:value-type="float" office:value="107.496342">
            <text:p>107.496342</text:p>
          </table:table-cell>
          <table:table-cell table:formula="of:=AVERAGE([.B33:.AE33])" office:value-type="float" office:value="107.687459733333">
            <text:p>107.6874597333</text:p>
          </table:table-cell>
          <table:table-cell table:formula="of:=VAR([.B33:.AE33])" office:value-type="float" office:value="0.110616409108133">
            <text:p>0.1106164091</text:p>
          </table:table-cell>
          <table:table-cell table:formula="of:=STDEV([.B33:.AE33])" office:value-type="float" office:value="0.332590452521014">
            <text:p>0.3325904525</text:p>
          </table:table-cell>
          <table:table-cell table:formula="of:=CONFIDENCE(0.95;[.AH33];30)" office:value-type="float" office:value="0.00380770800225284">
            <text:p>0.003807708</text:p>
          </table:table-cell>
          <table:table-cell table:formula="of:=[.AF33]+[.AI33]" office:value-type="float" office:value="107.691267441336">
            <text:p>107.6912674413</text:p>
          </table:table-cell>
          <table:table-cell table:formula="of:=[.AF33]-[.AI33]" office:value-type="float" office:value="107.683652025331">
            <text:p>107.683652025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8.863886">
            <text:p>238.863886</text:p>
          </table:table-cell>
          <table:table-cell office:value-type="float" office:value="238.619741">
            <text:p>238.619741</text:p>
          </table:table-cell>
          <table:table-cell office:value-type="float" office:value="238.423592">
            <text:p>238.423592</text:p>
          </table:table-cell>
          <table:table-cell office:value-type="float" office:value="238.129593">
            <text:p>238.129593</text:p>
          </table:table-cell>
          <table:table-cell office:value-type="float" office:value="238.281886">
            <text:p>238.281886</text:p>
          </table:table-cell>
          <table:table-cell office:value-type="float" office:value="238.621143">
            <text:p>238.621143</text:p>
          </table:table-cell>
          <table:table-cell office:value-type="float" office:value="238.529482">
            <text:p>238.529482</text:p>
          </table:table-cell>
          <table:table-cell office:value-type="float" office:value="238.73979">
            <text:p>238.73979</text:p>
          </table:table-cell>
          <table:table-cell office:value-type="float" office:value="238.272405">
            <text:p>238.272405</text:p>
          </table:table-cell>
          <table:table-cell office:value-type="float" office:value="238.601611">
            <text:p>238.601611</text:p>
          </table:table-cell>
          <table:table-cell office:value-type="float" office:value="238.370041">
            <text:p>238.370041</text:p>
          </table:table-cell>
          <table:table-cell office:value-type="float" office:value="238.300945">
            <text:p>238.300945</text:p>
          </table:table-cell>
          <table:table-cell office:value-type="float" office:value="238.629023">
            <text:p>238.629023</text:p>
          </table:table-cell>
          <table:table-cell office:value-type="float" office:value="238.341491">
            <text:p>238.341491</text:p>
          </table:table-cell>
          <table:table-cell office:value-type="float" office:value="238.244069">
            <text:p>238.244069</text:p>
          </table:table-cell>
          <table:table-cell office:value-type="float" office:value="239.297429">
            <text:p>239.297429</text:p>
          </table:table-cell>
          <table:table-cell office:value-type="float" office:value="238.50734">
            <text:p>238.50734</text:p>
          </table:table-cell>
          <table:table-cell office:value-type="float" office:value="238.204598">
            <text:p>238.204598</text:p>
          </table:table-cell>
          <table:table-cell office:value-type="float" office:value="238.657046">
            <text:p>238.657046</text:p>
          </table:table-cell>
          <table:table-cell office:value-type="float" office:value="238.617223">
            <text:p>238.617223</text:p>
          </table:table-cell>
          <table:table-cell office:value-type="float" office:value="238.89862">
            <text:p>238.89862</text:p>
          </table:table-cell>
          <table:table-cell office:value-type="float" office:value="238.413625">
            <text:p>238.413625</text:p>
          </table:table-cell>
          <table:table-cell office:value-type="float" office:value="238.406935">
            <text:p>238.406935</text:p>
          </table:table-cell>
          <table:table-cell office:value-type="float" office:value="238.274549">
            <text:p>238.274549</text:p>
          </table:table-cell>
          <table:table-cell office:value-type="float" office:value="250.406278">
            <text:p>250.406278</text:p>
          </table:table-cell>
          <table:table-cell office:value-type="float" office:value="253.949813">
            <text:p>253.949813</text:p>
          </table:table-cell>
          <table:table-cell office:value-type="float" office:value="254.31008">
            <text:p>254.31008</text:p>
          </table:table-cell>
          <table:table-cell office:value-type="float" office:value="252.689434">
            <text:p>252.689434</text:p>
          </table:table-cell>
          <table:table-cell office:value-type="float" office:value="251.657609">
            <text:p>251.657609</text:p>
          </table:table-cell>
          <table:table-cell office:value-type="float" office:value="252.163904">
            <text:p>252.163904</text:p>
          </table:table-cell>
          <table:table-cell table:formula="of:=AVERAGE([.B34:.AE34])" office:value-type="float" office:value="241.314106033333">
            <text:p>241.3141060333</text:p>
          </table:table-cell>
          <table:table-cell table:formula="of:=VAR([.B34:.AE34])" office:value-type="float" office:value="32.9526823333116">
            <text:p>32.9526823333</text:p>
          </table:table-cell>
          <table:table-cell table:formula="of:=STDEV([.B34:.AE34])" office:value-type="float" office:value="5.74044269488962">
            <text:p>5.7404426949</text:p>
          </table:table-cell>
          <table:table-cell table:formula="of:=CONFIDENCE(0.95;[.AH34];30)" office:value-type="float" office:value="0.0657202557082544">
            <text:p>0.0657202557</text:p>
          </table:table-cell>
          <table:table-cell table:formula="of:=[.AF34]+[.AI34]" office:value-type="float" office:value="241.379826289042">
            <text:p>241.379826289</text:p>
          </table:table-cell>
          <table:table-cell table:formula="of:=[.AF34]-[.AI34]" office:value-type="float" office:value="241.248385777625">
            <text:p>241.248385777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23.053092">
            <text:p>323.053092</text:p>
          </table:table-cell>
          <table:table-cell office:value-type="float" office:value="322.450933">
            <text:p>322.450933</text:p>
          </table:table-cell>
          <table:table-cell office:value-type="float" office:value="321.618832">
            <text:p>321.618832</text:p>
          </table:table-cell>
          <table:table-cell office:value-type="float" office:value="319.993607">
            <text:p>319.993607</text:p>
          </table:table-cell>
          <table:table-cell office:value-type="float" office:value="320.590362">
            <text:p>320.590362</text:p>
          </table:table-cell>
          <table:table-cell office:value-type="float" office:value="320.266136">
            <text:p>320.266136</text:p>
          </table:table-cell>
          <table:table-cell office:value-type="float" office:value="319.374983">
            <text:p>319.374983</text:p>
          </table:table-cell>
          <table:table-cell office:value-type="float" office:value="321.68548">
            <text:p>321.68548</text:p>
          </table:table-cell>
          <table:table-cell office:value-type="float" office:value="321.996563">
            <text:p>321.996563</text:p>
          </table:table-cell>
          <table:table-cell office:value-type="float" office:value="324.562938">
            <text:p>324.562938</text:p>
          </table:table-cell>
          <table:table-cell office:value-type="float" office:value="322.3942">
            <text:p>322.3942</text:p>
          </table:table-cell>
          <table:table-cell office:value-type="float" office:value="320.459889">
            <text:p>320.459889</text:p>
          </table:table-cell>
          <table:table-cell office:value-type="float" office:value="306.343092">
            <text:p>306.343092</text:p>
          </table:table-cell>
          <table:table-cell office:value-type="float" office:value="306.496055">
            <text:p>306.496055</text:p>
          </table:table-cell>
          <table:table-cell office:value-type="float" office:value="306.336506">
            <text:p>306.336506</text:p>
          </table:table-cell>
          <table:table-cell office:value-type="float" office:value="305.120906">
            <text:p>305.120906</text:p>
          </table:table-cell>
          <table:table-cell office:value-type="float" office:value="305.676042">
            <text:p>305.676042</text:p>
          </table:table-cell>
          <table:table-cell office:value-type="float" office:value="306.074952">
            <text:p>306.074952</text:p>
          </table:table-cell>
          <table:table-cell office:value-type="float" office:value="305.889236">
            <text:p>305.889236</text:p>
          </table:table-cell>
          <table:table-cell office:value-type="float" office:value="306.094072">
            <text:p>306.094072</text:p>
          </table:table-cell>
          <table:table-cell office:value-type="float" office:value="305.962155">
            <text:p>305.962155</text:p>
          </table:table-cell>
          <table:table-cell office:value-type="float" office:value="306.354951">
            <text:p>306.354951</text:p>
          </table:table-cell>
          <table:table-cell office:value-type="float" office:value="305.667839">
            <text:p>305.667839</text:p>
          </table:table-cell>
          <table:table-cell office:value-type="float" office:value="306.346612">
            <text:p>306.346612</text:p>
          </table:table-cell>
          <table:table-cell office:value-type="float" office:value="305.600422">
            <text:p>305.600422</text:p>
          </table:table-cell>
          <table:table-cell office:value-type="float" office:value="305.673778">
            <text:p>305.673778</text:p>
          </table:table-cell>
          <table:table-cell office:value-type="float" office:value="305.285322">
            <text:p>305.285322</text:p>
          </table:table-cell>
          <table:table-cell office:value-type="float" office:value="305.828792">
            <text:p>305.828792</text:p>
          </table:table-cell>
          <table:table-cell office:value-type="float" office:value="306.137709">
            <text:p>306.137709</text:p>
          </table:table-cell>
          <table:table-cell office:value-type="float" office:value="306.008703">
            <text:p>306.008703</text:p>
          </table:table-cell>
          <table:table-cell table:formula="of:=AVERAGE([.B35:.AE35])" office:value-type="float" office:value="312.178138633333">
            <text:p>312.1781386333</text:p>
          </table:table-cell>
          <table:table-cell table:formula="of:=VAR([.B35:.AE35])" office:value-type="float" office:value="61.3223937358558">
            <text:p>61.3223937359</text:p>
          </table:table-cell>
          <table:table-cell table:formula="of:=STDEV([.B35:.AE35])" office:value-type="float" office:value="7.83086162154943">
            <text:p>7.8308616215</text:p>
          </table:table-cell>
          <table:table-cell table:formula="of:=CONFIDENCE(0.95;[.AH35];30)" office:value-type="float" office:value="0.0896527072106031">
            <text:p>0.0896527072</text:p>
          </table:table-cell>
          <table:table-cell table:formula="of:=[.AF35]+[.AI35]" office:value-type="float" office:value="312.267791340544">
            <text:p>312.2677913405</text:p>
          </table:table-cell>
          <table:table-cell table:formula="of:=[.AF35]-[.AI35]" office:value-type="float" office:value="312.088485926123">
            <text:p>312.088485926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5.922628">
            <text:p>365.922628</text:p>
          </table:table-cell>
          <table:table-cell office:value-type="float" office:value="366.337089">
            <text:p>366.337089</text:p>
          </table:table-cell>
          <table:table-cell office:value-type="float" office:value="366.140253">
            <text:p>366.140253</text:p>
          </table:table-cell>
          <table:table-cell office:value-type="float" office:value="366.528529">
            <text:p>366.528529</text:p>
          </table:table-cell>
          <table:table-cell office:value-type="float" office:value="367.475813">
            <text:p>367.475813</text:p>
          </table:table-cell>
          <table:table-cell office:value-type="float" office:value="365.71305">
            <text:p>365.71305</text:p>
          </table:table-cell>
          <table:table-cell office:value-type="float" office:value="365.991486">
            <text:p>365.991486</text:p>
          </table:table-cell>
          <table:table-cell office:value-type="float" office:value="365.816736">
            <text:p>365.816736</text:p>
          </table:table-cell>
          <table:table-cell office:value-type="float" office:value="365.79261">
            <text:p>365.79261</text:p>
          </table:table-cell>
          <table:table-cell office:value-type="float" office:value="365.857319">
            <text:p>365.857319</text:p>
          </table:table-cell>
          <table:table-cell office:value-type="float" office:value="367.226605">
            <text:p>367.226605</text:p>
          </table:table-cell>
          <table:table-cell office:value-type="float" office:value="365.821014">
            <text:p>365.821014</text:p>
          </table:table-cell>
          <table:table-cell office:value-type="float" office:value="365.831887">
            <text:p>365.831887</text:p>
          </table:table-cell>
          <table:table-cell office:value-type="float" office:value="366.314682">
            <text:p>366.314682</text:p>
          </table:table-cell>
          <table:table-cell office:value-type="float" office:value="369.997724">
            <text:p>369.997724</text:p>
          </table:table-cell>
          <table:table-cell office:value-type="float" office:value="365.816145">
            <text:p>365.816145</text:p>
          </table:table-cell>
          <table:table-cell office:value-type="float" office:value="365.895444">
            <text:p>365.895444</text:p>
          </table:table-cell>
          <table:table-cell office:value-type="float" office:value="366.426334">
            <text:p>366.426334</text:p>
          </table:table-cell>
          <table:table-cell office:value-type="float" office:value="365.844145">
            <text:p>365.844145</text:p>
          </table:table-cell>
          <table:table-cell office:value-type="float" office:value="365.853437">
            <text:p>365.853437</text:p>
          </table:table-cell>
          <table:table-cell office:value-type="float" office:value="365.981358">
            <text:p>365.981358</text:p>
          </table:table-cell>
          <table:table-cell office:value-type="float" office:value="365.767155">
            <text:p>365.767155</text:p>
          </table:table-cell>
          <table:table-cell office:value-type="float" office:value="366.191015">
            <text:p>366.191015</text:p>
          </table:table-cell>
          <table:table-cell office:value-type="float" office:value="365.884102">
            <text:p>365.884102</text:p>
          </table:table-cell>
          <table:table-cell office:value-type="float" office:value="364.939714">
            <text:p>364.939714</text:p>
          </table:table-cell>
          <table:table-cell office:value-type="float" office:value="365.893171">
            <text:p>365.893171</text:p>
          </table:table-cell>
          <table:table-cell office:value-type="float" office:value="366.029565">
            <text:p>366.029565</text:p>
          </table:table-cell>
          <table:table-cell office:value-type="float" office:value="365.794166">
            <text:p>365.794166</text:p>
          </table:table-cell>
          <table:table-cell office:value-type="float" office:value="365.621056">
            <text:p>365.621056</text:p>
          </table:table-cell>
          <table:table-cell office:value-type="float" office:value="366.176319">
            <text:p>366.176319</text:p>
          </table:table-cell>
          <table:table-cell table:formula="of:=AVERAGE([.B36:.AE36])" office:value-type="float" office:value="366.162685033333">
            <text:p>366.1626850333</text:p>
          </table:table-cell>
          <table:table-cell table:formula="of:=VAR([.B36:.AE36])" office:value-type="float" office:value="0.736482932096244">
            <text:p>0.7364829321</text:p>
          </table:table-cell>
          <table:table-cell table:formula="of:=STDEV([.B36:.AE36])" office:value-type="float" office:value="0.858185837739265">
            <text:p>0.8581858377</text:p>
          </table:table-cell>
          <table:table-cell table:formula="of:=CONFIDENCE(0.95;[.AH36];30)" office:value-type="float" office:value="0.00982505979053441">
            <text:p>0.0098250598</text:p>
          </table:table-cell>
          <table:table-cell table:formula="of:=[.AF36]+[.AI36]" office:value-type="float" office:value="366.172510093124">
            <text:p>366.1725100931</text:p>
          </table:table-cell>
          <table:table-cell table:formula="of:=[.AF36]-[.AI36]" office:value-type="float" office:value="366.152859973543">
            <text:p>366.15285997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4.87052">
            <text:p>384.87052</text:p>
          </table:table-cell>
          <table:table-cell office:value-type="float" office:value="384.685506">
            <text:p>384.685506</text:p>
          </table:table-cell>
          <table:table-cell office:value-type="float" office:value="385.233087">
            <text:p>385.233087</text:p>
          </table:table-cell>
          <table:table-cell office:value-type="float" office:value="383.982452">
            <text:p>383.982452</text:p>
          </table:table-cell>
          <table:table-cell office:value-type="float" office:value="384.211596">
            <text:p>384.211596</text:p>
          </table:table-cell>
          <table:table-cell office:value-type="float" office:value="383.872372">
            <text:p>383.872372</text:p>
          </table:table-cell>
          <table:table-cell office:value-type="float" office:value="384.395165">
            <text:p>384.395165</text:p>
          </table:table-cell>
          <table:table-cell office:value-type="float" office:value="384.235232">
            <text:p>384.235232</text:p>
          </table:table-cell>
          <table:table-cell office:value-type="float" office:value="384.852593">
            <text:p>384.852593</text:p>
          </table:table-cell>
          <table:table-cell office:value-type="float" office:value="384.12859">
            <text:p>384.12859</text:p>
          </table:table-cell>
          <table:table-cell office:value-type="float" office:value="384.058685">
            <text:p>384.058685</text:p>
          </table:table-cell>
          <table:table-cell office:value-type="float" office:value="384.784897">
            <text:p>384.784897</text:p>
          </table:table-cell>
          <table:table-cell office:value-type="float" office:value="384.659627">
            <text:p>384.659627</text:p>
          </table:table-cell>
          <table:table-cell office:value-type="float" office:value="384.557027">
            <text:p>384.557027</text:p>
          </table:table-cell>
          <table:table-cell office:value-type="float" office:value="384.422456">
            <text:p>384.422456</text:p>
          </table:table-cell>
          <table:table-cell office:value-type="float" office:value="384.46161">
            <text:p>384.46161</text:p>
          </table:table-cell>
          <table:table-cell office:value-type="float" office:value="385.95058">
            <text:p>385.95058</text:p>
          </table:table-cell>
          <table:table-cell office:value-type="float" office:value="386.699449">
            <text:p>386.699449</text:p>
          </table:table-cell>
          <table:table-cell office:value-type="float" office:value="384.093618">
            <text:p>384.093618</text:p>
          </table:table-cell>
          <table:table-cell office:value-type="float" office:value="384.480704">
            <text:p>384.480704</text:p>
          </table:table-cell>
          <table:table-cell office:value-type="float" office:value="384.508242">
            <text:p>384.508242</text:p>
          </table:table-cell>
          <table:table-cell office:value-type="float" office:value="383.846789">
            <text:p>383.846789</text:p>
          </table:table-cell>
          <table:table-cell office:value-type="float" office:value="384.455679">
            <text:p>384.455679</text:p>
          </table:table-cell>
          <table:table-cell office:value-type="float" office:value="383.933347">
            <text:p>383.933347</text:p>
          </table:table-cell>
          <table:table-cell office:value-type="float" office:value="384.420817">
            <text:p>384.420817</text:p>
          </table:table-cell>
          <table:table-cell office:value-type="float" office:value="383.787445">
            <text:p>383.787445</text:p>
          </table:table-cell>
          <table:table-cell office:value-type="float" office:value="389.985547">
            <text:p>389.985547</text:p>
          </table:table-cell>
          <table:table-cell office:value-type="float" office:value="384.43588">
            <text:p>384.43588</text:p>
          </table:table-cell>
          <table:table-cell office:value-type="float" office:value="383.831438">
            <text:p>383.831438</text:p>
          </table:table-cell>
          <table:table-cell office:value-type="float" office:value="384.323237">
            <text:p>384.323237</text:p>
          </table:table-cell>
          <table:table-cell table:formula="of:=AVERAGE([.B37:.AE37])" office:value-type="float" office:value="384.672139566667">
            <text:p>384.6721395667</text:p>
          </table:table-cell>
          <table:table-cell table:formula="of:=VAR([.B37:.AE37])" office:value-type="float" office:value="1.38500893411315">
            <text:p>1.3850089341</text:p>
          </table:table-cell>
          <table:table-cell table:formula="of:=STDEV([.B37:.AE37])" office:value-type="float" office:value="1.17686402532882">
            <text:p>1.1768640253</text:p>
          </table:table-cell>
          <table:table-cell table:formula="of:=CONFIDENCE(0.95;[.AH37];30)" office:value-type="float" office:value="0.0134734912948979">
            <text:p>0.0134734913</text:p>
          </table:table-cell>
          <table:table-cell table:formula="of:=[.AF37]+[.AI37]" office:value-type="float" office:value="384.685613057962">
            <text:p>384.685613058</text:p>
          </table:table-cell>
          <table:table-cell table:formula="of:=[.AF37]-[.AI37]" office:value-type="float" office:value="384.658666075372">
            <text:p>384.658666075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7.29798">
            <text:p>547.29798</text:p>
          </table:table-cell>
          <table:table-cell office:value-type="float" office:value="547.33015">
            <text:p>547.33015</text:p>
          </table:table-cell>
          <table:table-cell office:value-type="float" office:value="547.688165">
            <text:p>547.688165</text:p>
          </table:table-cell>
          <table:table-cell office:value-type="float" office:value="547.861488">
            <text:p>547.861488</text:p>
          </table:table-cell>
          <table:table-cell office:value-type="float" office:value="547.630836">
            <text:p>547.630836</text:p>
          </table:table-cell>
          <table:table-cell office:value-type="float" office:value="548.262993">
            <text:p>548.262993</text:p>
          </table:table-cell>
          <table:table-cell office:value-type="float" office:value="547.408846">
            <text:p>547.408846</text:p>
          </table:table-cell>
          <table:table-cell office:value-type="float" office:value="547.380401">
            <text:p>547.380401</text:p>
          </table:table-cell>
          <table:table-cell office:value-type="float" office:value="547.805167">
            <text:p>547.805167</text:p>
          </table:table-cell>
          <table:table-cell office:value-type="float" office:value="613.419562">
            <text:p>613.419562</text:p>
          </table:table-cell>
          <table:table-cell office:value-type="float" office:value="547.453647">
            <text:p>547.453647</text:p>
          </table:table-cell>
          <table:table-cell office:value-type="float" office:value="547.421179">
            <text:p>547.421179</text:p>
          </table:table-cell>
          <table:table-cell office:value-type="float" office:value="549.491234">
            <text:p>549.491234</text:p>
          </table:table-cell>
          <table:table-cell office:value-type="float" office:value="548.863833">
            <text:p>548.863833</text:p>
          </table:table-cell>
          <table:table-cell office:value-type="float" office:value="563.132865">
            <text:p>563.132865</text:p>
          </table:table-cell>
          <table:table-cell office:value-type="float" office:value="548.564077">
            <text:p>548.564077</text:p>
          </table:table-cell>
          <table:table-cell office:value-type="float" office:value="547.636418">
            <text:p>547.636418</text:p>
          </table:table-cell>
          <table:table-cell office:value-type="float" office:value="547.371037">
            <text:p>547.371037</text:p>
          </table:table-cell>
          <table:table-cell office:value-type="float" office:value="547.852572">
            <text:p>547.852572</text:p>
          </table:table-cell>
          <table:table-cell office:value-type="float" office:value="548.779166">
            <text:p>548.779166</text:p>
          </table:table-cell>
          <table:table-cell office:value-type="float" office:value="547.405054">
            <text:p>547.405054</text:p>
          </table:table-cell>
          <table:table-cell office:value-type="float" office:value="547.113779">
            <text:p>547.113779</text:p>
          </table:table-cell>
          <table:table-cell office:value-type="float" office:value="547.410997">
            <text:p>547.410997</text:p>
          </table:table-cell>
          <table:table-cell office:value-type="float" office:value="547.869059">
            <text:p>547.869059</text:p>
          </table:table-cell>
          <table:table-cell office:value-type="float" office:value="547.783531">
            <text:p>547.783531</text:p>
          </table:table-cell>
          <table:table-cell office:value-type="float" office:value="548.33651">
            <text:p>548.33651</text:p>
          </table:table-cell>
          <table:table-cell office:value-type="float" office:value="548.149129">
            <text:p>548.149129</text:p>
          </table:table-cell>
          <table:table-cell office:value-type="float" office:value="548.568991">
            <text:p>548.568991</text:p>
          </table:table-cell>
          <table:table-cell office:value-type="float" office:value="547.872527">
            <text:p>547.872527</text:p>
          </table:table-cell>
          <table:table-cell office:value-type="float" office:value="547.573904">
            <text:p>547.573904</text:p>
          </table:table-cell>
          <table:table-cell table:formula="of:=AVERAGE([.B38:.AE38])" office:value-type="float" office:value="550.557836566667">
            <text:p>550.5578365667</text:p>
          </table:table-cell>
          <table:table-cell table:formula="of:=VAR([.B38:.AE38])" office:value-type="float" office:value="149.026456155083">
            <text:p>149.0264561551</text:p>
          </table:table-cell>
          <table:table-cell table:formula="of:=STDEV([.B38:.AE38])" office:value-type="float" office:value="12.2076392539706">
            <text:p>12.207639254</text:p>
          </table:table-cell>
          <table:table-cell table:formula="of:=CONFIDENCE(0.95;[.AH38];30)" office:value-type="float" office:value="0.139760853998125">
            <text:p>0.139760854</text:p>
          </table:table-cell>
          <table:table-cell table:formula="of:=[.AF38]+[.AI38]" office:value-type="float" office:value="550.697597420665">
            <text:p>550.6975974207</text:p>
          </table:table-cell>
          <table:table-cell table:formula="of:=[.AF38]-[.AI38]" office:value-type="float" office:value="550.418075712669">
            <text:p>550.418075712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69.669057">
            <text:p>569.669057</text:p>
          </table:table-cell>
          <table:table-cell office:value-type="float" office:value="569.589405">
            <text:p>569.589405</text:p>
          </table:table-cell>
          <table:table-cell office:value-type="float" office:value="570.133807">
            <text:p>570.133807</text:p>
          </table:table-cell>
          <table:table-cell office:value-type="float" office:value="570.48945">
            <text:p>570.48945</text:p>
          </table:table-cell>
          <table:table-cell office:value-type="float" office:value="570.932619">
            <text:p>570.932619</text:p>
          </table:table-cell>
          <table:table-cell office:value-type="float" office:value="569.740145">
            <text:p>569.740145</text:p>
          </table:table-cell>
          <table:table-cell office:value-type="float" office:value="569.818315">
            <text:p>569.818315</text:p>
          </table:table-cell>
          <table:table-cell office:value-type="float" office:value="569.855886">
            <text:p>569.855886</text:p>
          </table:table-cell>
          <table:table-cell office:value-type="float" office:value="570.431501">
            <text:p>570.431501</text:p>
          </table:table-cell>
          <table:table-cell office:value-type="float" office:value="574.365207">
            <text:p>574.365207</text:p>
          </table:table-cell>
          <table:table-cell office:value-type="float" office:value="570.32497642">
            <text:p>570.32497642</text:p>
          </table:table-cell>
          <table:table-cell office:value-type="float" office:value="826.106248">
            <text:p>826.106248</text:p>
          </table:table-cell>
          <table:table-cell office:value-type="float" office:value="825.69159">
            <text:p>825.69159</text:p>
          </table:table-cell>
          <table:table-cell office:value-type="float" office:value="824.628129">
            <text:p>824.628129</text:p>
          </table:table-cell>
          <table:table-cell table:number-columns-repeated="16"/>
          <table:table-cell table:formula="of:=AVERAGE([.B39:.AE39])" office:value-type="float" office:value="625.126881101429">
            <text:p>625.1268811014</text:p>
          </table:table-cell>
          <table:table-cell table:formula="of:=VAR([.B39:.AE39])" office:value-type="float" office:value="11790.7180579227">
            <text:p>11790.7180579227</text:p>
          </table:table-cell>
          <table:table-cell table:formula="of:=STDEV([.B39:.AE39])" office:value-type="float" office:value="108.585072905638">
            <text:p>108.5850729056</text:p>
          </table:table-cell>
          <table:table-cell table:formula="of:=CONFIDENCE(0.95;[.AH39];30)" office:value-type="float" office:value="1.24315129281073">
            <text:p>1.2431512928</text:p>
          </table:table-cell>
          <table:table-cell table:formula="of:=[.AF39]+[.AI39]" office:value-type="float" office:value="626.370032394239">
            <text:p>626.3700323942</text:p>
          </table:table-cell>
          <table:table-cell table:formula="of:=[.AF39]-[.AI39]" office:value-type="float" office:value="623.883729808618">
            <text:p>623.883729808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0"/>
          <table:table-cell table:formula="of:=AVERAGE([.B40:.AE40])" office:value-type="float" office:value="0">
            <text:p>#DIV/0!</text:p>
          </table:table-cell>
          <table:table-cell table:formula="of:=VAR([.B40:.AE40])" office:value-type="float" office:value="0">
            <text:p>#DIV/0!</text:p>
          </table:table-cell>
          <table:table-cell table:formula="of:=STDEV([.B40:.AE40])" office:value-type="float" office:value="0">
            <text:p>#DIV/0!</text:p>
          </table:table-cell>
          <table:table-cell table:formula="of:=CONFIDENCE(0.95;[.AH40];30)" office:value-type="float" office:value="0">
            <text:p>#DIV/0!</text:p>
          </table:table-cell>
          <table:table-cell table:formula="of:=[.AF40]+[.AI40]" office:value-type="float" office:value="0">
            <text:p>#DIV/0!</text:p>
          </table:table-cell>
          <table:table-cell table:formula="of:=[.AF40]-[.AI40]" office:value-type="float" office:value="0">
            <text:p>#DIV/0!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48.651403">
            <text:p>848.651403</text:p>
          </table:table-cell>
          <table:table-cell table:number-columns-repeated="29"/>
          <table:table-cell table:formula="of:=AVERAGE([.B41:.AE41])" office:value-type="float" office:value="848.651403">
            <text:p>848.651403</text:p>
          </table:table-cell>
          <table:table-cell table:formula="of:=VAR([.B41:.AE41])" office:value-type="float" office:value="0">
            <text:p>#DIV/0!</text:p>
          </table:table-cell>
          <table:table-cell table:formula="of:=STDEV([.B41:.AE41])" office:value-type="float" office:value="0">
            <text:p>#DIV/0!</text:p>
          </table:table-cell>
          <table:table-cell table:formula="of:=CONFIDENCE(0.95;[.AH41];30)" office:value-type="float" office:value="0">
            <text:p>#DIV/0!</text:p>
          </table:table-cell>
          <table:table-cell table:formula="of:=[.AF41]+[.AI41]" office:value-type="float" office:value="0">
            <text:p>#DIV/0!</text:p>
          </table:table-cell>
          <table:table-cell table:formula="of:=[.AF41]-[.AI41]" office:value-type="float" office:value="0">
            <text:p>#DIV/0!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53.969456">
            <text:p>953.969456</text:p>
          </table:table-cell>
          <table:table-cell table:number-columns-repeated="29"/>
          <table:table-cell table:formula="of:=AVERAGE([.B42:.AE42])" office:value-type="float" office:value="953.969456">
            <text:p>953.969456</text:p>
          </table:table-cell>
          <table:table-cell table:formula="of:=VAR([.B42:.AE42])" office:value-type="float" office:value="0">
            <text:p>#DIV/0!</text:p>
          </table:table-cell>
          <table:table-cell table:formula="of:=STDEV([.B42:.AE42])" office:value-type="float" office:value="0">
            <text:p>#DIV/0!</text:p>
          </table:table-cell>
          <table:table-cell table:formula="of:=CONFIDENCE(0.95;[.AH42];30)" office:value-type="float" office:value="0">
            <text:p>#DIV/0!</text:p>
          </table:table-cell>
          <table:table-cell table:formula="of:=[.AF42]+[.AI42]" office:value-type="float" office:value="0">
            <text:p>#DIV/0!</text:p>
          </table:table-cell>
          <table:table-cell table:formula="of:=[.AF42]-[.AI42]" office:value-type="float" office:value="0">
            <text:p>#DIV/0!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69.535626">
            <text:p>969.535626</text:p>
          </table:table-cell>
          <table:table-cell table:number-columns-repeated="29"/>
          <table:table-cell table:formula="of:=AVERAGE([.B43:.AE43])" office:value-type="float" office:value="969.535626">
            <text:p>969.535626</text:p>
          </table:table-cell>
          <table:table-cell table:formula="of:=VAR([.B43:.AE43])" office:value-type="float" office:value="0">
            <text:p>#DIV/0!</text:p>
          </table:table-cell>
          <table:table-cell table:formula="of:=STDEV([.B43:.AE43])" office:value-type="float" office:value="0">
            <text:p>#DIV/0!</text:p>
          </table:table-cell>
          <table:table-cell table:formula="of:=CONFIDENCE(0.95;[.AH43];30)" office:value-type="float" office:value="0">
            <text:p>#DIV/0!</text:p>
          </table:table-cell>
          <table:table-cell table:formula="of:=[.AF43]+[.AI43]" office:value-type="float" office:value="0">
            <text:p>#DIV/0!</text:p>
          </table:table-cell>
          <table:table-cell table:formula="of:=[.AF43]-[.AI43]" office:value-type="float" office:value="0">
            <text:p>#DIV/0!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87.617011">
            <text:p>1487.617011</text:p>
          </table:table-cell>
          <table:table-cell table:number-columns-repeated="29"/>
          <table:table-cell table:formula="of:=AVERAGE([.B44:.AE44])" office:value-type="float" office:value="1487.617011">
            <text:p>1487.617011</text:p>
          </table:table-cell>
          <table:table-cell table:formula="of:=VAR([.B44:.AE44])" office:value-type="float" office:value="0">
            <text:p>#DIV/0!</text:p>
          </table:table-cell>
          <table:table-cell table:formula="of:=STDEV([.B44:.AE44])" office:value-type="float" office:value="0">
            <text:p>#DIV/0!</text:p>
          </table:table-cell>
          <table:table-cell table:formula="of:=CONFIDENCE(0.95;[.AH44];30)" office:value-type="float" office:value="0">
            <text:p>#DIV/0!</text:p>
          </table:table-cell>
          <table:table-cell table:formula="of:=[.AF44]+[.AI44]" office:value-type="float" office:value="0">
            <text:p>#DIV/0!</text:p>
          </table:table-cell>
          <table:table-cell table:formula="of:=[.AF44]-[.AI44]" office:value-type="float" office:value="0">
            <text:p>#DIV/0!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76.930567">
            <text:p>1676.930567</text:p>
          </table:table-cell>
          <table:table-cell table:number-columns-repeated="29"/>
          <table:table-cell table:formula="of:=AVERAGE([.B45:.AE45])" office:value-type="float" office:value="1676.930567">
            <text:p>1676.930567</text:p>
          </table:table-cell>
          <table:table-cell table:formula="of:=VAR([.B45:.AE45])" office:value-type="float" office:value="0">
            <text:p>#DIV/0!</text:p>
          </table:table-cell>
          <table:table-cell table:formula="of:=STDEV([.B45:.AE45])" office:value-type="float" office:value="0">
            <text:p>#DIV/0!</text:p>
          </table:table-cell>
          <table:table-cell table:formula="of:=CONFIDENCE(0.95;[.AH45];30)" office:value-type="float" office:value="0">
            <text:p>#DIV/0!</text:p>
          </table:table-cell>
          <table:table-cell table:formula="of:=[.AF45]+[.AI45]" office:value-type="float" office:value="0">
            <text:p>#DIV/0!</text:p>
          </table:table-cell>
          <table:table-cell table:formula="of:=[.AF45]-[.AI45]" office:value-type="float" office:value="0">
            <text:p>#DIV/0!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9.517986">
            <text:p>1689.517986</text:p>
          </table:table-cell>
          <table:table-cell table:number-columns-repeated="29"/>
          <table:table-cell table:formula="of:=AVERAGE([.B46:.AE46])" office:value-type="float" office:value="1689.517986">
            <text:p>1689.517986</text:p>
          </table:table-cell>
          <table:table-cell table:formula="of:=VAR([.B46:.AE46])" office:value-type="float" office:value="0">
            <text:p>#DIV/0!</text:p>
          </table:table-cell>
          <table:table-cell table:formula="of:=STDEV([.B46:.AE46])" office:value-type="float" office:value="0">
            <text:p>#DIV/0!</text:p>
          </table:table-cell>
          <table:table-cell table:formula="of:=CONFIDENCE(0.95;[.AH46];30)" office:value-type="float" office:value="0">
            <text:p>#DIV/0!</text:p>
          </table:table-cell>
          <table:table-cell table:formula="of:=[.AF46]+[.AI46]" office:value-type="float" office:value="0">
            <text:p>#DIV/0!</text:p>
          </table:table-cell>
          <table:table-cell table:formula="of:=[.AF46]-[.AI46]" office:value-type="float" office:value="0">
            <text:p>#DIV/0!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526.15497349">
            <text:p>2526.15497349</text:p>
          </table:table-cell>
          <table:table-cell office:value-type="float" office:value="2530.435871">
            <text:p>2530.435871</text:p>
          </table:table-cell>
          <table:table-cell table:number-columns-repeated="28"/>
          <table:table-cell table:formula="of:=AVERAGE([.B47:.AE47])" office:value-type="float" office:value="2528.295422245">
            <text:p>2528.295422245</text:p>
          </table:table-cell>
          <table:table-cell table:formula="of:=VAR([.B47:.AE47])" office:value-type="float" office:value="9.16304174556278">
            <text:p>9.1630417456</text:p>
          </table:table-cell>
          <table:table-cell table:formula="of:=STDEV([.B47:.AE47])" office:value-type="float" office:value="3.02705165888572">
            <text:p>3.0270516589</text:p>
          </table:table-cell>
          <table:table-cell table:formula="of:=CONFIDENCE(0.95;[.AH47];30)" office:value-type="float" office:value="0.0346556214629872">
            <text:p>0.0346556215</text:p>
          </table:table-cell>
          <table:table-cell table:formula="of:=[.AF47]+[.AI47]" office:value-type="float" office:value="2528.33007786646">
            <text:p>2528.3300778665</text:p>
          </table:table-cell>
          <table:table-cell table:formula="of:=[.AF47]-[.AI47]" office:value-type="float" office:value="2528.26076662354">
            <text:p>2528.260766623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36.53868751">
            <text:p>2636.53868751</text:p>
          </table:table-cell>
          <table:table-cell office:value-type="float" office:value="2698.212612">
            <text:p>2698.212612</text:p>
          </table:table-cell>
          <table:table-cell table:number-columns-repeated="28"/>
          <table:table-cell table:formula="of:=AVERAGE([.B48:.AE48])" office:value-type="float" office:value="2667.375649755">
            <text:p>2667.375649755</text:p>
          </table:table-cell>
          <table:table-cell table:formula="of:=VAR([.B48:.AE48])" office:value-type="float" office:value="1901.83648099911">
            <text:p>1901.8364809991</text:p>
          </table:table-cell>
          <table:table-cell table:formula="of:=STDEV([.B48:.AE48])" office:value-type="float" office:value="43.6100502292661">
            <text:p>43.6100502293</text:p>
          </table:table-cell>
          <table:table-cell table:formula="of:=CONFIDENCE(0.95;[.AH48];30)" office:value-type="float" office:value="0.499275718764456">
            <text:p>0.4992757188</text:p>
          </table:table-cell>
          <table:table-cell table:formula="of:=[.AF48]+[.AI48]" office:value-type="float" office:value="2667.87492547376">
            <text:p>2667.8749254738</text:p>
          </table:table-cell>
          <table:table-cell table:formula="of:=[.AF48]-[.AI48]" office:value-type="float" office:value="2666.87637403624">
            <text:p>2666.876374036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00">
            <text:p>2800</text:p>
          </table:table-cell>
          <table:table-cell table:number-columns-repeated="29"/>
          <table:table-cell table:formula="of:=AVERAGE([.B49:.AE49])" office:value-type="float" office:value="2800">
            <text:p>2800</text:p>
          </table:table-cell>
          <table:table-cell table:formula="of:=VAR([.B49:.AE49])" office:value-type="float" office:value="0">
            <text:p>#DIV/0!</text:p>
          </table:table-cell>
          <table:table-cell table:formula="of:=STDEV([.B49:.AE49])" office:value-type="float" office:value="0">
            <text:p>#DIV/0!</text:p>
          </table:table-cell>
          <table:table-cell table:formula="of:=CONFIDENCE(0.95;[.AH49];30)" office:value-type="float" office:value="0">
            <text:p>#DIV/0!</text:p>
          </table:table-cell>
          <table:table-cell table:formula="of:=[.AF49]+[.AI49]" office:value-type="float" office:value="0">
            <text:p>#DIV/0!</text:p>
          </table:table-cell>
          <table:table-cell table:formula="of:=[.AF49]-[.AI49]" office:value-type="float" office:value="0">
            <text:p>#DIV/0!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023.783301">
            <text:p>3023.783301</text:p>
          </table:table-cell>
          <table:table-cell table:number-columns-repeated="29"/>
          <table:table-cell table:formula="of:=AVERAGE([.B50:.AE50])" office:value-type="float" office:value="3023.783301">
            <text:p>3023.783301</text:p>
          </table:table-cell>
          <table:table-cell table:formula="of:=VAR([.B50:.AE50])" office:value-type="float" office:value="0">
            <text:p>#DIV/0!</text:p>
          </table:table-cell>
          <table:table-cell table:formula="of:=STDEV([.B50:.AE50])" office:value-type="float" office:value="0">
            <text:p>#DIV/0!</text:p>
          </table:table-cell>
          <table:table-cell table:formula="of:=CONFIDENCE(0.95;[.AH50];30)" office:value-type="float" office:value="0">
            <text:p>#DIV/0!</text:p>
          </table:table-cell>
          <table:table-cell table:formula="of:=[.AF50]+[.AI50]" office:value-type="float" office:value="0">
            <text:p>#DIV/0!</text:p>
          </table:table-cell>
          <table:table-cell table:formula="of:=[.AF50]-[.AI50]" office:value-type="float" office:value="0">
            <text:p>#DIV/0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24.938971">
            <text:p>3224.938971</text:p>
          </table:table-cell>
          <table:table-cell table:number-columns-repeated="29"/>
          <table:table-cell table:formula="of:=AVERAGE([.B51:.AE51])" office:value-type="float" office:value="3224.938971">
            <text:p>3224.938971</text:p>
          </table:table-cell>
          <table:table-cell table:formula="of:=VAR([.B51:.AE51])" office:value-type="float" office:value="0">
            <text:p>#DIV/0!</text:p>
          </table:table-cell>
          <table:table-cell table:formula="of:=STDEV([.B51:.AE51])" office:value-type="float" office:value="0">
            <text:p>#DIV/0!</text:p>
          </table:table-cell>
          <table:table-cell table:formula="of:=CONFIDENCE(0.95;[.AH51];30)" office:value-type="float" office:value="0">
            <text:p>#DIV/0!</text:p>
          </table:table-cell>
          <table:table-cell table:formula="of:=[.AF51]+[.AI51]" office:value-type="float" office:value="0">
            <text:p>#DIV/0!</text:p>
          </table:table-cell>
          <table:table-cell table:formula="of:=[.AF51]-[.AI51]" office:value-type="float" office:value="0">
            <text:p>#DIV/0!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449.226206">
            <text:p>3449.226206</text:p>
          </table:table-cell>
          <table:table-cell table:number-columns-repeated="29"/>
          <table:table-cell table:formula="of:=AVERAGE([.B52:.AE52])" office:value-type="float" office:value="3449.226206">
            <text:p>3449.226206</text:p>
          </table:table-cell>
          <table:table-cell table:formula="of:=VAR([.B52:.AE52])" office:value-type="float" office:value="0">
            <text:p>#DIV/0!</text:p>
          </table:table-cell>
          <table:table-cell table:formula="of:=STDEV([.B52:.AE52])" office:value-type="float" office:value="0">
            <text:p>#DIV/0!</text:p>
          </table:table-cell>
          <table:table-cell table:formula="of:=CONFIDENCE(0.95;[.AH52];30)" office:value-type="float" office:value="0">
            <text:p>#DIV/0!</text:p>
          </table:table-cell>
          <table:table-cell table:formula="of:=[.AF52]+[.AI52]" office:value-type="float" office:value="0">
            <text:p>#DIV/0!</text:p>
          </table:table-cell>
          <table:table-cell table:formula="of:=[.AF52]-[.AI52]" office:value-type="float" office:value="0">
            <text:p>#DIV/0!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811.864869">
            <text:p>3811.864869</text:p>
          </table:table-cell>
          <table:table-cell table:number-columns-repeated="29"/>
          <table:table-cell table:formula="of:=AVERAGE([.B53:.AE53])" office:value-type="float" office:value="3811.864869">
            <text:p>3811.864869</text:p>
          </table:table-cell>
          <table:table-cell table:formula="of:=VAR([.B53:.AE53])" office:value-type="float" office:value="0">
            <text:p>#DIV/0!</text:p>
          </table:table-cell>
          <table:table-cell table:formula="of:=STDEV([.B53:.AE53])" office:value-type="float" office:value="0">
            <text:p>#DIV/0!</text:p>
          </table:table-cell>
          <table:table-cell table:formula="of:=CONFIDENCE(0.95;[.AH53];30)" office:value-type="float" office:value="0">
            <text:p>#DIV/0!</text:p>
          </table:table-cell>
          <table:table-cell table:formula="of:=[.AF53]+[.AI53]" office:value-type="float" office:value="0">
            <text:p>#DIV/0!</text:p>
          </table:table-cell>
          <table:table-cell table:formula="of:=[.AF53]-[.AI53]" office:value-type="float" office:value="0">
            <text:p>#DIV/0!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612.799722">
            <text:p>5612.799722</text:p>
          </table:table-cell>
          <table:table-cell table:number-columns-repeated="29"/>
          <table:table-cell table:formula="of:=AVERAGE([.B54:.AE54])" office:value-type="float" office:value="5612.799722">
            <text:p>5612.799722</text:p>
          </table:table-cell>
          <table:table-cell table:formula="of:=VAR([.B54:.AE54])" office:value-type="float" office:value="0">
            <text:p>#DIV/0!</text:p>
          </table:table-cell>
          <table:table-cell table:formula="of:=STDEV([.B54:.AE54])" office:value-type="float" office:value="0">
            <text:p>#DIV/0!</text:p>
          </table:table-cell>
          <table:table-cell table:formula="of:=CONFIDENCE(0.95;[.AH54];30)" office:value-type="float" office:value="0">
            <text:p>#DIV/0!</text:p>
          </table:table-cell>
          <table:table-cell table:formula="of:=[.AF54]+[.AI54]" office:value-type="float" office:value="0">
            <text:p>#DIV/0!</text:p>
          </table:table-cell>
          <table:table-cell table:formula="of:=[.AF54]-[.AI54]" office:value-type="float" office:value="0">
            <text:p>#DIV/0!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55:.AE55])" office:value-type="float" office:value="0">
            <text:p>0</text:p>
          </table:table-cell>
          <table:table-cell table:formula="of:=VAR([.B55:.AE55])" office:value-type="float" office:value="0">
            <text:p>#DIV/0!</text:p>
          </table:table-cell>
          <table:table-cell table:formula="of:=STDEV([.B55:.AE55])" office:value-type="float" office:value="0">
            <text:p>#DIV/0!</text:p>
          </table:table-cell>
          <table:table-cell table:formula="of:=CONFIDENCE(0.95;[.AH55];30)" office:value-type="float" office:value="0">
            <text:p>#DIV/0!</text:p>
          </table:table-cell>
          <table:table-cell table:formula="of:=[.AF55]+[.AI55]" office:value-type="float" office:value="0">
            <text:p>#DIV/0!</text:p>
          </table:table-cell>
          <table:table-cell table:formula="of:=[.AF55]-[.AI55]" office:value-type="float" office:value="0">
            <text:p>#DIV/0!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56:.AE56])" office:value-type="float" office:value="0">
            <text:p>0</text:p>
          </table:table-cell>
          <table:table-cell table:formula="of:=VAR([.B56:.AE56])" office:value-type="float" office:value="0">
            <text:p>#DIV/0!</text:p>
          </table:table-cell>
          <table:table-cell table:formula="of:=STDEV([.B56:.AE56])" office:value-type="float" office:value="0">
            <text:p>#DIV/0!</text:p>
          </table:table-cell>
          <table:table-cell table:formula="of:=CONFIDENCE(0.95;[.AH56];30)" office:value-type="float" office:value="0">
            <text:p>#DIV/0!</text:p>
          </table:table-cell>
          <table:table-cell table:formula="of:=[.AF56]+[.AI56]" office:value-type="float" office:value="0">
            <text:p>#DIV/0!</text:p>
          </table:table-cell>
          <table:table-cell table:formula="of:=[.AF56]-[.AI56]" office:value-type="float" office:value="0">
            <text:p>#DIV/0!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57:.AE57])" office:value-type="float" office:value="0">
            <text:p>0</text:p>
          </table:table-cell>
          <table:table-cell table:formula="of:=VAR([.B57:.AE57])" office:value-type="float" office:value="0">
            <text:p>#DIV/0!</text:p>
          </table:table-cell>
          <table:table-cell table:formula="of:=STDEV([.B57:.AE57])" office:value-type="float" office:value="0">
            <text:p>#DIV/0!</text:p>
          </table:table-cell>
          <table:table-cell table:formula="of:=CONFIDENCE(0.95;[.AH57];30)" office:value-type="float" office:value="0">
            <text:p>#DIV/0!</text:p>
          </table:table-cell>
          <table:table-cell table:formula="of:=[.AF57]+[.AI57]" office:value-type="float" office:value="0">
            <text:p>#DIV/0!</text:p>
          </table:table-cell>
          <table:table-cell table:formula="of:=[.AF57]-[.AI57]" office:value-type="float" office:value="0">
            <text:p>#DIV/0!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58:.AE58])" office:value-type="float" office:value="0">
            <text:p>0</text:p>
          </table:table-cell>
          <table:table-cell table:formula="of:=VAR([.B58:.AE58])" office:value-type="float" office:value="0">
            <text:p>#DIV/0!</text:p>
          </table:table-cell>
          <table:table-cell table:formula="of:=STDEV([.B58:.AE58])" office:value-type="float" office:value="0">
            <text:p>#DIV/0!</text:p>
          </table:table-cell>
          <table:table-cell table:formula="of:=CONFIDENCE(0.95;[.AH58];30)" office:value-type="float" office:value="0">
            <text:p>#DIV/0!</text:p>
          </table:table-cell>
          <table:table-cell table:formula="of:=[.AF58]+[.AI58]" office:value-type="float" office:value="0">
            <text:p>#DIV/0!</text:p>
          </table:table-cell>
          <table:table-cell table:formula="of:=[.AF58]-[.AI58]" office:value-type="float" office:value="0">
            <text:p>#DIV/0!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59:.AE59])" office:value-type="float" office:value="0">
            <text:p>0</text:p>
          </table:table-cell>
          <table:table-cell table:formula="of:=VAR([.B59:.AE59])" office:value-type="float" office:value="0">
            <text:p>#DIV/0!</text:p>
          </table:table-cell>
          <table:table-cell table:formula="of:=STDEV([.B59:.AE59])" office:value-type="float" office:value="0">
            <text:p>#DIV/0!</text:p>
          </table:table-cell>
          <table:table-cell table:formula="of:=CONFIDENCE(0.95;[.AH59];30)" office:value-type="float" office:value="0">
            <text:p>#DIV/0!</text:p>
          </table:table-cell>
          <table:table-cell table:formula="of:=[.AF59]+[.AI59]" office:value-type="float" office:value="0">
            <text:p>#DIV/0!</text:p>
          </table:table-cell>
          <table:table-cell table:formula="of:=[.AF59]-[.AI59]" office:value-type="float" office:value="0">
            <text:p>#DIV/0!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60:.AE60])" office:value-type="float" office:value="0">
            <text:p>0</text:p>
          </table:table-cell>
          <table:table-cell table:formula="of:=VAR([.B60:.AE60])" office:value-type="float" office:value="0">
            <text:p>#DIV/0!</text:p>
          </table:table-cell>
          <table:table-cell table:formula="of:=STDEV([.B60:.AE60])" office:value-type="float" office:value="0">
            <text:p>#DIV/0!</text:p>
          </table:table-cell>
          <table:table-cell table:formula="of:=CONFIDENCE(0.95;[.AH60];30)" office:value-type="float" office:value="0">
            <text:p>#DIV/0!</text:p>
          </table:table-cell>
          <table:table-cell table:formula="of:=[.AF60]+[.AI60]" office:value-type="float" office:value="0">
            <text:p>#DIV/0!</text:p>
          </table:table-cell>
          <table:table-cell table:formula="of:=[.AF60]-[.AI60]" office:value-type="float" office:value="0">
            <text:p>#DIV/0!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61:.AE61])" office:value-type="float" office:value="0">
            <text:p>0</text:p>
          </table:table-cell>
          <table:table-cell table:formula="of:=VAR([.B61:.AE61])" office:value-type="float" office:value="0">
            <text:p>#DIV/0!</text:p>
          </table:table-cell>
          <table:table-cell table:formula="of:=STDEV([.B61:.AE61])" office:value-type="float" office:value="0">
            <text:p>#DIV/0!</text:p>
          </table:table-cell>
          <table:table-cell table:formula="of:=CONFIDENCE(0.95;[.AH61];30)" office:value-type="float" office:value="0">
            <text:p>#DIV/0!</text:p>
          </table:table-cell>
          <table:table-cell table:formula="of:=[.AF61]+[.AI61]" office:value-type="float" office:value="0">
            <text:p>#DIV/0!</text:p>
          </table:table-cell>
          <table:table-cell table:formula="of:=[.AF61]-[.AI61]" office:value-type="float" office:value="0">
            <text:p>#DIV/0!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9"/>
          <table:table-cell table:formula="of:=AVERAGE([.B62:.AE62])" office:value-type="float" office:value="0">
            <text:p>0</text:p>
          </table:table-cell>
          <table:table-cell table:formula="of:=VAR([.B62:.AE62])" office:value-type="float" office:value="0">
            <text:p>#DIV/0!</text:p>
          </table:table-cell>
          <table:table-cell table:formula="of:=STDEV([.B62:.AE62])" office:value-type="float" office:value="0">
            <text:p>#DIV/0!</text:p>
          </table:table-cell>
          <table:table-cell table:formula="of:=CONFIDENCE(0.95;[.AH62];30)" office:value-type="float" office:value="0">
            <text:p>#DIV/0!</text:p>
          </table:table-cell>
          <table:table-cell table:formula="of:=[.AF62]+[.AI62]" office:value-type="float" office:value="0">
            <text:p>#DIV/0!</text:p>
          </table:table-cell>
          <table:table-cell table:formula="of:=[.AF62]-[.AI62]" office:value-type="float" office:value="0">
            <text:p>#DIV/0!</text:p>
          </table:table-cell>
        </table:table-row>
      </table:table>
      <table:table table:name="result-recursive-16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Recurs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39">
            <text:p>0.000039</text:p>
          </table:table-cell>
          <table:table-cell office:value-type="float" office:value="0.000027">
            <text:p>0.000027</text:p>
          </table:table-cell>
          <table:table-cell table:number-columns-repeated="2" office:value-type="float" office:value="0.000016">
            <text:p>0.000016</text:p>
          </table:table-cell>
          <table:table-cell office:value-type="float" office:value="0.000018">
            <text:p>0.000018</text:p>
          </table:table-cell>
          <table:table-cell office:value-type="float" office:value="0.000017">
            <text:p>0.000017</text:p>
          </table:table-cell>
          <table:table-cell office:value-type="float" office:value="0.000022">
            <text:p>0.000022</text:p>
          </table:table-cell>
          <table:table-cell office:value-type="float" office:value="0.000015">
            <text:p>0.000015</text:p>
          </table:table-cell>
          <table:table-cell office:value-type="float" office:value="0.000014">
            <text:p>0.000014</text:p>
          </table:table-cell>
          <table:table-cell table:number-columns-repeated="3" office:value-type="float" office:value="0.000015">
            <text:p>0.000015</text:p>
          </table:table-cell>
          <table:table-cell table:number-columns-repeated="3" office:value-type="float" office:value="0.000011">
            <text:p>0.000011</text:p>
          </table:table-cell>
          <table:table-cell office:value-type="float" office:value="0.00001">
            <text:p>0.00001</text:p>
          </table:table-cell>
          <table:table-cell table:number-columns-repeated="10" office:value-type="float" office:value="0.000011">
            <text:p>0.000011</text:p>
          </table:table-cell>
          <table:table-cell table:number-columns-repeated="3" office:value-type="float" office:value="0.00001">
            <text:p>0.00001</text:p>
          </table:table-cell>
          <table:table-cell office:value-type="float" office:value="0.000011">
            <text:p>0.000011</text:p>
          </table:table-cell>
          <table:table-cell table:formula="of:=AVERAGE([.B2:.AE2])" office:value-type="float" office:value="0.0000141">
            <text:p>0.0000141</text:p>
          </table:table-cell>
          <table:table-cell table:formula="of:=VAR([.B2:.AE2])" office:value-type="float" office:value="0.000000000037403448275862">
            <text:p>3.7403448275862E-011</text:p>
          </table:table-cell>
          <table:table-cell table:formula="of:=STDEV([.B2:.AE2])" office:value-type="float" office:value="0.00000611583586076851">
            <text:p>6.11583586076851E-006</text:p>
          </table:table-cell>
          <table:table-cell table:formula="of:=CONFIDENCE(0.95;[.AH2];30)" office:value-type="float" office:value="0.0000000700179965209368">
            <text:p>0.00000007</text:p>
          </table:table-cell>
          <table:table-cell table:formula="of:=[.AF2]+[.AI2]" office:value-type="float" office:value="0.0000141700179965209">
            <text:p>0.00001417</text:p>
          </table:table-cell>
          <table:table-cell table:formula="of:=[.AF2]-[.AI2]" office:value-type="float" office:value="0.0000140299820034791">
            <text:p>0.0000140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0.000019">
            <text:p>0.000019</text:p>
          </table:table-cell>
          <table:table-cell office:value-type="float" office:value="0.000021">
            <text:p>0.000021</text:p>
          </table:table-cell>
          <table:table-cell table:number-columns-repeated="6" office:value-type="float" office:value="0.000018">
            <text:p>0.000018</text:p>
          </table:table-cell>
          <table:table-cell office:value-type="float" office:value="0.000019">
            <text:p>0.000019</text:p>
          </table:table-cell>
          <table:table-cell table:number-columns-repeated="3" office:value-type="float" office:value="0.000018">
            <text:p>0.000018</text:p>
          </table:table-cell>
          <table:table-cell office:value-type="float" office:value="0.000019">
            <text:p>0.000019</text:p>
          </table:table-cell>
          <table:table-cell office:value-type="float" office:value="0.000018">
            <text:p>0.000018</text:p>
          </table:table-cell>
          <table:table-cell office:value-type="float" office:value="0.000019">
            <text:p>0.000019</text:p>
          </table:table-cell>
          <table:table-cell office:value-type="float" office:value="0.000018">
            <text:p>0.000018</text:p>
          </table:table-cell>
          <table:table-cell table:number-columns-repeated="2" office:value-type="float" office:value="0.000019">
            <text:p>0.000019</text:p>
          </table:table-cell>
          <table:table-cell office:value-type="float" office:value="0.000017">
            <text:p>0.000017</text:p>
          </table:table-cell>
          <table:table-cell office:value-type="float" office:value="0.000018">
            <text:p>0.000018</text:p>
          </table:table-cell>
          <table:table-cell office:value-type="float" office:value="0.000019">
            <text:p>0.000019</text:p>
          </table:table-cell>
          <table:table-cell office:value-type="float" office:value="0.000018">
            <text:p>0.000018</text:p>
          </table:table-cell>
          <table:table-cell office:value-type="float" office:value="0.000019">
            <text:p>0.000019</text:p>
          </table:table-cell>
          <table:table-cell office:value-type="float" office:value="0.000018">
            <text:p>0.000018</text:p>
          </table:table-cell>
          <table:table-cell table:number-columns-repeated="2" office:value-type="float" office:value="0.000019">
            <text:p>0.000019</text:p>
          </table:table-cell>
          <table:table-cell table:formula="of:=AVERAGE([.B3:.AE3])" office:value-type="float" office:value="0.0000185333333333333">
            <text:p>1.85333333333333E-005</text:p>
          </table:table-cell>
          <table:table-cell table:formula="of:=VAR([.B3:.AE3])" office:value-type="float" office:value="0.000000000000533333333333332">
            <text:p>5.33333333333332E-013</text:p>
          </table:table-cell>
          <table:table-cell table:formula="of:=STDEV([.B3:.AE3])" office:value-type="float" office:value="0.000000730296743340221">
            <text:p>7.30296743340221E-007</text:p>
          </table:table-cell>
          <table:table-cell table:formula="of:=CONFIDENCE(0.95;[.AH3];30)" office:value-type="float" office:value="0.0000000083609037257618">
            <text:p>8.3609037257618E-009</text:p>
          </table:table-cell>
          <table:table-cell table:formula="of:=[.AF3]+[.AI3]" office:value-type="float" office:value="0.0000185416942370591">
            <text:p>1.85416942370591E-005</text:p>
          </table:table-cell>
          <table:table-cell table:formula="of:=[.AF3]-[.AI3]" office:value-type="float" office:value="0.0000185249724296076">
            <text:p>0.0000185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0024">
            <text:p>0.000024</text:p>
          </table:table-cell>
          <table:table-cell office:value-type="float" office:value="0.000022">
            <text:p>0.000022</text:p>
          </table:table-cell>
          <table:table-cell office:value-type="float" office:value="0.000025">
            <text:p>0.000025</text:p>
          </table:table-cell>
          <table:table-cell office:value-type="float" office:value="0.000022">
            <text:p>0.000022</text:p>
          </table:table-cell>
          <table:table-cell office:value-type="float" office:value="0.000025">
            <text:p>0.000025</text:p>
          </table:table-cell>
          <table:table-cell office:value-type="float" office:value="0.000022">
            <text:p>0.000022</text:p>
          </table:table-cell>
          <table:table-cell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office:value-type="float" office:value="0.000028">
            <text:p>0.000028</text:p>
          </table:table-cell>
          <table:table-cell table:number-columns-repeated="5" office:value-type="float" office:value="0.000023">
            <text:p>0.000023</text:p>
          </table:table-cell>
          <table:table-cell office:value-type="float" office:value="0.000031">
            <text:p>0.000031</text:p>
          </table:table-cell>
          <table:table-cell office:value-type="float" office:value="0.000025">
            <text:p>0.000025</text:p>
          </table:table-cell>
          <table:table-cell table:number-columns-repeated="8" office:value-type="float" office:value="0.000023">
            <text:p>0.000023</text:p>
          </table:table-cell>
          <table:table-cell table:formula="of:=AVERAGE([.B4:.AE4])" office:value-type="float" office:value="0.0000233333333333333">
            <text:p>2.33333333333333E-005</text:p>
          </table:table-cell>
          <table:table-cell table:formula="of:=VAR([.B4:.AE4])" office:value-type="float" office:value="0.00000000000381609195402299">
            <text:p>3.81609195402299E-012</text:p>
          </table:table-cell>
          <table:table-cell table:formula="of:=STDEV([.B4:.AE4])" office:value-type="float" office:value="0.00000195348200760155">
            <text:p>1.95348200760155E-006</text:p>
          </table:table-cell>
          <table:table-cell table:formula="of:=CONFIDENCE(0.95;[.AH4];30)" office:value-type="float" office:value="0.0000000223647101599569">
            <text:p>2.23647101599569E-008</text:p>
          </table:table-cell>
          <table:table-cell table:formula="of:=[.AF4]+[.AI4]" office:value-type="float" office:value="0.0000233556980434933">
            <text:p>2.33556980434933E-005</text:p>
          </table:table-cell>
          <table:table-cell table:formula="of:=[.AF4]-[.AI4]" office:value-type="float" office:value="0.0000233109686231734">
            <text:p>0.0000233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.000028">
            <text:p>0.000028</text:p>
          </table:table-cell>
          <table:table-cell table:number-columns-repeated="2" office:value-type="float" office:value="0.000027">
            <text:p>0.000027</text:p>
          </table:table-cell>
          <table:table-cell table:number-columns-repeated="5" office:value-type="float" office:value="0.000028">
            <text:p>0.000028</text:p>
          </table:table-cell>
          <table:table-cell table:number-columns-repeated="2" office:value-type="float" office:value="0.000029">
            <text:p>0.000029</text:p>
          </table:table-cell>
          <table:table-cell office:value-type="float" office:value="0.000033">
            <text:p>0.000033</text:p>
          </table:table-cell>
          <table:table-cell table:number-columns-repeated="8" office:value-type="float" office:value="0.000028">
            <text:p>0.000028</text:p>
          </table:table-cell>
          <table:table-cell table:number-columns-repeated="3" office:value-type="float" office:value="0.000029">
            <text:p>0.000029</text:p>
          </table:table-cell>
          <table:table-cell office:value-type="float" office:value="0.000027">
            <text:p>0.000027</text:p>
          </table:table-cell>
          <table:table-cell table:number-columns-repeated="2" office:value-type="float" office:value="0.000028">
            <text:p>0.000028</text:p>
          </table:table-cell>
          <table:table-cell table:number-columns-repeated="2" office:value-type="float" office:value="0.000029">
            <text:p>0.000029</text:p>
          </table:table-cell>
          <table:table-cell table:number-columns-repeated="2" office:value-type="float" office:value="0.000028">
            <text:p>0.000028</text:p>
          </table:table-cell>
          <table:table-cell table:formula="of:=AVERAGE([.B5:.AE5])" office:value-type="float" office:value="0.0000283">
            <text:p>0.0000283</text:p>
          </table:table-cell>
          <table:table-cell table:formula="of:=VAR([.B5:.AE5])" office:value-type="float" office:value="0.00000000000111379310344828">
            <text:p>1.11379310344828E-012</text:p>
          </table:table-cell>
          <table:table-cell table:formula="of:=STDEV([.B5:.AE5])" office:value-type="float" office:value="0.00000105536396728725">
            <text:p>1.05536396728725E-006</text:p>
          </table:table-cell>
          <table:table-cell table:formula="of:=CONFIDENCE(0.95;[.AH5];30)" office:value-type="float" office:value="0.0000000120824810004883">
            <text:p>1.20824810004883E-008</text:p>
          </table:table-cell>
          <table:table-cell table:formula="of:=[.AF5]+[.AI5]" office:value-type="float" office:value="0.0000283120824810005">
            <text:p>2.83120824810005E-005</text:p>
          </table:table-cell>
          <table:table-cell table:formula="of:=[.AF5]-[.AI5]" office:value-type="float" office:value="0.0000282879175189995">
            <text:p>2.82879175189995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34">
            <text:p>0.000034</text:p>
          </table:table-cell>
          <table:table-cell office:value-type="float" office:value="0.000033">
            <text:p>0.000033</text:p>
          </table:table-cell>
          <table:table-cell office:value-type="float" office:value="0.000034">
            <text:p>0.000034</text:p>
          </table:table-cell>
          <table:table-cell table:number-columns-repeated="2" office:value-type="float" office:value="0.000033">
            <text:p>0.000033</text:p>
          </table:table-cell>
          <table:table-cell office:value-type="float" office:value="0.000034">
            <text:p>0.000034</text:p>
          </table:table-cell>
          <table:table-cell office:value-type="float" office:value="0.000033">
            <text:p>0.000033</text:p>
          </table:table-cell>
          <table:table-cell office:value-type="float" office:value="0.000034">
            <text:p>0.000034</text:p>
          </table:table-cell>
          <table:table-cell table:number-columns-repeated="3" office:value-type="float" office:value="0.000033">
            <text:p>0.000033</text:p>
          </table:table-cell>
          <table:table-cell table:number-columns-repeated="3" office:value-type="float" office:value="0.000034">
            <text:p>0.000034</text:p>
          </table:table-cell>
          <table:table-cell office:value-type="float" office:value="0.000033">
            <text:p>0.000033</text:p>
          </table:table-cell>
          <table:table-cell office:value-type="float" office:value="0.000034">
            <text:p>0.000034</text:p>
          </table:table-cell>
          <table:table-cell office:value-type="float" office:value="0.000033">
            <text:p>0.000033</text:p>
          </table:table-cell>
          <table:table-cell table:number-columns-repeated="2" office:value-type="float" office:value="0.000034">
            <text:p>0.000034</text:p>
          </table:table-cell>
          <table:table-cell office:value-type="float" office:value="0.000038">
            <text:p>0.000038</text:p>
          </table:table-cell>
          <table:table-cell office:value-type="float" office:value="0.000033">
            <text:p>0.000033</text:p>
          </table:table-cell>
          <table:table-cell table:number-columns-repeated="2" office:value-type="float" office:value="0.000034">
            <text:p>0.000034</text:p>
          </table:table-cell>
          <table:table-cell office:value-type="float" office:value="0.000033">
            <text:p>0.000033</text:p>
          </table:table-cell>
          <table:table-cell office:value-type="float" office:value="0.000034">
            <text:p>0.000034</text:p>
          </table:table-cell>
          <table:table-cell table:number-columns-repeated="5" office:value-type="float" office:value="0.000033">
            <text:p>0.000033</text:p>
          </table:table-cell>
          <table:table-cell table:formula="of:=AVERAGE([.B6:.AE6])" office:value-type="float" office:value="0.0000336">
            <text:p>0.0000336</text:p>
          </table:table-cell>
          <table:table-cell table:formula="of:=VAR([.B6:.AE6])" office:value-type="float" office:value="0.00000000000093793103448276">
            <text:p>9.3793103448276E-013</text:p>
          </table:table-cell>
          <table:table-cell table:formula="of:=STDEV([.B6:.AE6])" office:value-type="float" office:value="0.000000968468396223005">
            <text:p>9.68468396223005E-007</text:p>
          </table:table-cell>
          <table:table-cell table:formula="of:=CONFIDENCE(0.95;[.AH6];30)" office:value-type="float" office:value="0.0000000110876449828166">
            <text:p>1.10876449828166E-008</text:p>
          </table:table-cell>
          <table:table-cell table:formula="of:=[.AF6]+[.AI6]" office:value-type="float" office:value="0.0000336110876449828">
            <text:p>3.36110876449828E-005</text:p>
          </table:table-cell>
          <table:table-cell table:formula="of:=[.AF6]-[.AI6]" office:value-type="float" office:value="0.0000335889123550172">
            <text:p>3.35889123550172E-0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39">
            <text:p>0.000039</text:p>
          </table:table-cell>
          <table:table-cell office:value-type="float" office:value="0.00004">
            <text:p>0.00004</text:p>
          </table:table-cell>
          <table:table-cell table:number-columns-repeated="4" office:value-type="float" office:value="0.000039">
            <text:p>0.000039</text:p>
          </table:table-cell>
          <table:table-cell office:value-type="float" office:value="0.000041">
            <text:p>0.000041</text:p>
          </table:table-cell>
          <table:table-cell office:value-type="float" office:value="0.000039">
            <text:p>0.000039</text:p>
          </table:table-cell>
          <table:table-cell office:value-type="float" office:value="0.000041">
            <text:p>0.000041</text:p>
          </table:table-cell>
          <table:table-cell office:value-type="float" office:value="0.000039">
            <text:p>0.000039</text:p>
          </table:table-cell>
          <table:table-cell table:number-columns-repeated="2" office:value-type="float" office:value="0.00004">
            <text:p>0.00004</text:p>
          </table:table-cell>
          <table:table-cell office:value-type="float" office:value="0.000039">
            <text:p>0.000039</text:p>
          </table:table-cell>
          <table:table-cell office:value-type="float" office:value="0.00004">
            <text:p>0.00004</text:p>
          </table:table-cell>
          <table:table-cell table:number-columns-repeated="3" office:value-type="float" office:value="0.000039">
            <text:p>0.000039</text:p>
          </table:table-cell>
          <table:table-cell office:value-type="float" office:value="0.000042">
            <text:p>0.000042</text:p>
          </table:table-cell>
          <table:table-cell office:value-type="float" office:value="0.00004">
            <text:p>0.00004</text:p>
          </table:table-cell>
          <table:table-cell office:value-type="float" office:value="0.000043">
            <text:p>0.000043</text:p>
          </table:table-cell>
          <table:table-cell office:value-type="float" office:value="0.00004">
            <text:p>0.00004</text:p>
          </table:table-cell>
          <table:table-cell table:number-columns-repeated="2" office:value-type="float" office:value="0.000039">
            <text:p>0.000039</text:p>
          </table:table-cell>
          <table:table-cell office:value-type="float" office:value="0.00004">
            <text:p>0.00004</text:p>
          </table:table-cell>
          <table:table-cell office:value-type="float" office:value="0.000039">
            <text:p>0.000039</text:p>
          </table:table-cell>
          <table:table-cell office:value-type="float" office:value="0.000044">
            <text:p>0.000044</text:p>
          </table:table-cell>
          <table:table-cell office:value-type="float" office:value="0.000039">
            <text:p>0.000039</text:p>
          </table:table-cell>
          <table:table-cell office:value-type="float" office:value="0.00004">
            <text:p>0.00004</text:p>
          </table:table-cell>
          <table:table-cell office:value-type="float" office:value="0.000047">
            <text:p>0.000047</text:p>
          </table:table-cell>
          <table:table-cell office:value-type="float" office:value="0.000039">
            <text:p>0.000039</text:p>
          </table:table-cell>
          <table:table-cell table:formula="of:=AVERAGE([.B7:.AE7])" office:value-type="float" office:value="0.0000400666666666667">
            <text:p>4.00666666666667E-005</text:p>
          </table:table-cell>
          <table:table-cell table:formula="of:=VAR([.B7:.AE7])" office:value-type="float" office:value="0.00000000000330574712643678">
            <text:p>3.30574712643678E-012</text:p>
          </table:table-cell>
          <table:table-cell table:formula="of:=STDEV([.B7:.AE7])" office:value-type="float" office:value="0.000001818171368831">
            <text:p>1.818171368831E-006</text:p>
          </table:table-cell>
          <table:table-cell table:formula="of:=CONFIDENCE(0.95;[.AH7];30)" office:value-type="float" office:value="0.0000000208155875133769">
            <text:p>2.08155875133769E-008</text:p>
          </table:table-cell>
          <table:table-cell table:formula="of:=[.AF7]+[.AI7]" office:value-type="float" office:value="0.00004008748225418">
            <text:p>4.008748225418E-005</text:p>
          </table:table-cell>
          <table:table-cell table:formula="of:=[.AF7]-[.AI7]" office:value-type="float" office:value="0.0000400458510791533">
            <text:p>4.00458510791533E-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00046">
            <text:p>0.000046</text:p>
          </table:table-cell>
          <table:table-cell table:number-columns-repeated="2" office:value-type="float" office:value="0.000047">
            <text:p>0.000047</text:p>
          </table:table-cell>
          <table:table-cell office:value-type="float" office:value="0.000048">
            <text:p>0.000048</text:p>
          </table:table-cell>
          <table:table-cell office:value-type="float" office:value="0.000046">
            <text:p>0.000046</text:p>
          </table:table-cell>
          <table:table-cell office:value-type="float" office:value="0.000047">
            <text:p>0.000047</text:p>
          </table:table-cell>
          <table:table-cell office:value-type="float" office:value="0.000045">
            <text:p>0.000045</text:p>
          </table:table-cell>
          <table:table-cell office:value-type="float" office:value="0.000051">
            <text:p>0.000051</text:p>
          </table:table-cell>
          <table:table-cell table:number-columns-repeated="2" office:value-type="float" office:value="0.000046">
            <text:p>0.000046</text:p>
          </table:table-cell>
          <table:table-cell table:number-columns-repeated="4" office:value-type="float" office:value="0.000047">
            <text:p>0.000047</text:p>
          </table:table-cell>
          <table:table-cell office:value-type="float" office:value="0.000048">
            <text:p>0.000048</text:p>
          </table:table-cell>
          <table:table-cell office:value-type="float" office:value="0.000047">
            <text:p>0.000047</text:p>
          </table:table-cell>
          <table:table-cell office:value-type="float" office:value="0.000046">
            <text:p>0.000046</text:p>
          </table:table-cell>
          <table:table-cell table:number-columns-repeated="2" office:value-type="float" office:value="0.000047">
            <text:p>0.000047</text:p>
          </table:table-cell>
          <table:table-cell table:number-columns-repeated="2" office:value-type="float" office:value="0.000046">
            <text:p>0.000046</text:p>
          </table:table-cell>
          <table:table-cell office:value-type="float" office:value="0.000052">
            <text:p>0.000052</text:p>
          </table:table-cell>
          <table:table-cell office:value-type="float" office:value="0.000046">
            <text:p>0.000046</text:p>
          </table:table-cell>
          <table:table-cell office:value-type="float" office:value="0.000047">
            <text:p>0.000047</text:p>
          </table:table-cell>
          <table:table-cell office:value-type="float" office:value="0.000046">
            <text:p>0.000046</text:p>
          </table:table-cell>
          <table:table-cell table:number-columns-repeated="3" office:value-type="float" office:value="0.000047">
            <text:p>0.000047</text:p>
          </table:table-cell>
          <table:table-cell office:value-type="float" office:value="0.000046">
            <text:p>0.000046</text:p>
          </table:table-cell>
          <table:table-cell table:formula="of:=AVERAGE([.B8:.AE8])" office:value-type="float" office:value="0.0000469333333333333">
            <text:p>4.69333333333333E-005</text:p>
          </table:table-cell>
          <table:table-cell table:formula="of:=VAR([.B8:.AE8])" office:value-type="float" office:value="0.00000000000199540229885057">
            <text:p>1.99540229885057E-012</text:p>
          </table:table-cell>
          <table:table-cell table:formula="of:=STDEV([.B8:.AE8])" office:value-type="float" office:value="0.00000141258709425316">
            <text:p>1.41258709425316E-006</text:p>
          </table:table-cell>
          <table:table-cell table:formula="of:=CONFIDENCE(0.95;[.AH8];30)" office:value-type="float" office:value="0.0000000161721995983243">
            <text:p>1.61721995983243E-008</text:p>
          </table:table-cell>
          <table:table-cell table:formula="of:=[.AF8]+[.AI8]" office:value-type="float" office:value="0.0000469495055329316">
            <text:p>4.69495055329316E-005</text:p>
          </table:table-cell>
          <table:table-cell table:formula="of:=[.AF8]-[.AI8]" office:value-type="float" office:value="0.000046917161133735">
            <text:p>4.6917161133735E-0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55">
            <text:p>0.000055</text:p>
          </table:table-cell>
          <table:table-cell office:value-type="float" office:value="0.000056">
            <text:p>0.000056</text:p>
          </table:table-cell>
          <table:table-cell office:value-type="float" office:value="0.000054">
            <text:p>0.000054</text:p>
          </table:table-cell>
          <table:table-cell table:number-columns-repeated="4" office:value-type="float" office:value="0.000055">
            <text:p>0.000055</text:p>
          </table:table-cell>
          <table:table-cell office:value-type="float" office:value="0.000054">
            <text:p>0.000054</text:p>
          </table:table-cell>
          <table:table-cell office:value-type="float" office:value="0.000055">
            <text:p>0.000055</text:p>
          </table:table-cell>
          <table:table-cell office:value-type="float" office:value="0.000056">
            <text:p>0.000056</text:p>
          </table:table-cell>
          <table:table-cell office:value-type="float" office:value="0.000055">
            <text:p>0.000055</text:p>
          </table:table-cell>
          <table:table-cell office:value-type="float" office:value="0.000058">
            <text:p>0.000058</text:p>
          </table:table-cell>
          <table:table-cell table:number-columns-repeated="3" office:value-type="float" office:value="0.000055">
            <text:p>0.000055</text:p>
          </table:table-cell>
          <table:table-cell table:number-columns-repeated="4" office:value-type="float" office:value="0.000054">
            <text:p>0.000054</text:p>
          </table:table-cell>
          <table:table-cell table:number-columns-repeated="2" office:value-type="float" office:value="0.000053">
            <text:p>0.000053</text:p>
          </table:table-cell>
          <table:table-cell office:value-type="float" office:value="0.000064">
            <text:p>0.000064</text:p>
          </table:table-cell>
          <table:table-cell office:value-type="float" office:value="0.000055">
            <text:p>0.000055</text:p>
          </table:table-cell>
          <table:table-cell table:number-columns-repeated="2" office:value-type="float" office:value="0.000054">
            <text:p>0.000054</text:p>
          </table:table-cell>
          <table:table-cell office:value-type="float" office:value="0.000057">
            <text:p>0.000057</text:p>
          </table:table-cell>
          <table:table-cell table:number-columns-repeated="4" office:value-type="float" office:value="0.000055">
            <text:p>0.000055</text:p>
          </table:table-cell>
          <table:table-cell table:formula="of:=AVERAGE([.B9:.AE9])" office:value-type="float" office:value="0.0000551333333333333">
            <text:p>5.51333333333333E-005</text:p>
          </table:table-cell>
          <table:table-cell table:formula="of:=VAR([.B9:.AE9])" office:value-type="float" office:value="0.00000000000384367816091954">
            <text:p>3.84367816091954E-012</text:p>
          </table:table-cell>
          <table:table-cell table:formula="of:=STDEV([.B9:.AE9])" office:value-type="float" office:value="0.00000196053007141424">
            <text:p>1.96053007141424E-006</text:p>
          </table:table-cell>
          <table:table-cell table:formula="of:=CONFIDENCE(0.95;[.AH9];30)" office:value-type="float" office:value="0.0000000224454008976992">
            <text:p>2.24454008976992E-008</text:p>
          </table:table-cell>
          <table:table-cell table:formula="of:=[.AF9]+[.AI9]" office:value-type="float" office:value="0.000055155778734231">
            <text:p>5.5155778734231E-005</text:p>
          </table:table-cell>
          <table:table-cell table:formula="of:=[.AF9]-[.AI9]" office:value-type="float" office:value="0.0000551108879324356">
            <text:p>5.51108879324356E-0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61">
            <text:p>0.000061</text:p>
          </table:table-cell>
          <table:table-cell office:value-type="float" office:value="0.000063">
            <text:p>0.000063</text:p>
          </table:table-cell>
          <table:table-cell office:value-type="float" office:value="0.000062">
            <text:p>0.000062</text:p>
          </table:table-cell>
          <table:table-cell office:value-type="float" office:value="0.000064">
            <text:p>0.000064</text:p>
          </table:table-cell>
          <table:table-cell table:number-columns-repeated="4" office:value-type="float" office:value="0.000063">
            <text:p>0.000063</text:p>
          </table:table-cell>
          <table:table-cell office:value-type="float" office:value="0.000062">
            <text:p>0.000062</text:p>
          </table:table-cell>
          <table:table-cell office:value-type="float" office:value="0.000064">
            <text:p>0.000064</text:p>
          </table:table-cell>
          <table:table-cell office:value-type="float" office:value="0.000061">
            <text:p>0.000061</text:p>
          </table:table-cell>
          <table:table-cell office:value-type="float" office:value="0.000062">
            <text:p>0.000062</text:p>
          </table:table-cell>
          <table:table-cell office:value-type="float" office:value="0.000063">
            <text:p>0.000063</text:p>
          </table:table-cell>
          <table:table-cell office:value-type="float" office:value="0.000062">
            <text:p>0.000062</text:p>
          </table:table-cell>
          <table:table-cell office:value-type="float" office:value="0.000063">
            <text:p>0.000063</text:p>
          </table:table-cell>
          <table:table-cell office:value-type="float" office:value="0.000062">
            <text:p>0.000062</text:p>
          </table:table-cell>
          <table:table-cell office:value-type="float" office:value="0.000069">
            <text:p>0.000069</text:p>
          </table:table-cell>
          <table:table-cell office:value-type="float" office:value="0.000062">
            <text:p>0.000062</text:p>
          </table:table-cell>
          <table:table-cell table:number-columns-repeated="3" office:value-type="float" office:value="0.000063">
            <text:p>0.000063</text:p>
          </table:table-cell>
          <table:table-cell table:number-columns-repeated="2" office:value-type="float" office:value="0.000062">
            <text:p>0.000062</text:p>
          </table:table-cell>
          <table:table-cell table:number-columns-repeated="2" office:value-type="float" office:value="0.000063">
            <text:p>0.000063</text:p>
          </table:table-cell>
          <table:table-cell office:value-type="float" office:value="0.000062">
            <text:p>0.000062</text:p>
          </table:table-cell>
          <table:table-cell office:value-type="float" office:value="0.000065">
            <text:p>0.000065</text:p>
          </table:table-cell>
          <table:table-cell office:value-type="float" office:value="0.000062">
            <text:p>0.000062</text:p>
          </table:table-cell>
          <table:table-cell office:value-type="float" office:value="0.000066">
            <text:p>0.000066</text:p>
          </table:table-cell>
          <table:table-cell office:value-type="float" office:value="0.000063">
            <text:p>0.000063</text:p>
          </table:table-cell>
          <table:table-cell table:formula="of:=AVERAGE([.B10:.AE10])" office:value-type="float" office:value="0.0000629666666666666">
            <text:p>6.29666666666666E-005</text:p>
          </table:table-cell>
          <table:table-cell table:formula="of:=VAR([.B10:.AE10])" office:value-type="float" office:value="0.00000000000237816091954022">
            <text:p>2.37816091954022E-012</text:p>
          </table:table-cell>
          <table:table-cell table:formula="of:=STDEV([.B10:.AE10])" office:value-type="float" office:value="0.00000154212869746342">
            <text:p>1.54212869746342E-006</text:p>
          </table:table-cell>
          <table:table-cell table:formula="of:=CONFIDENCE(0.95;[.AH10];30)" office:value-type="float" office:value="0.0000000176552746398041">
            <text:p>1.76552746398041E-008</text:p>
          </table:table-cell>
          <table:table-cell table:formula="of:=[.AF10]+[.AI10]" office:value-type="float" office:value="0.0000629843219413065">
            <text:p>6.29843219413065E-005</text:p>
          </table:table-cell>
          <table:table-cell table:formula="of:=[.AF10]-[.AI10]" office:value-type="float" office:value="0.0000629490113920268">
            <text:p>0.0000629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7">
            <text:p>0.00007</text:p>
          </table:table-cell>
          <table:table-cell office:value-type="float" office:value="0.000072">
            <text:p>0.000072</text:p>
          </table:table-cell>
          <table:table-cell office:value-type="float" office:value="0.000073">
            <text:p>0.000073</text:p>
          </table:table-cell>
          <table:table-cell table:number-columns-repeated="4" office:value-type="float" office:value="0.000072">
            <text:p>0.000072</text:p>
          </table:table-cell>
          <table:table-cell office:value-type="float" office:value="0.000073">
            <text:p>0.000073</text:p>
          </table:table-cell>
          <table:table-cell office:value-type="float" office:value="0.00007">
            <text:p>0.00007</text:p>
          </table:table-cell>
          <table:table-cell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office:value-type="float" office:value="0.000071">
            <text:p>0.000071</text:p>
          </table:table-cell>
          <table:table-cell table:number-columns-repeated="2"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office:value-type="float" office:value="0.000071">
            <text:p>0.000071</text:p>
          </table:table-cell>
          <table:table-cell office:value-type="float" office:value="0.000072">
            <text:p>0.000072</text:p>
          </table:table-cell>
          <table:table-cell office:value-type="float" office:value="0.000076">
            <text:p>0.000076</text:p>
          </table:table-cell>
          <table:table-cell office:value-type="float" office:value="0.000072">
            <text:p>0.000072</text:p>
          </table:table-cell>
          <table:table-cell office:value-type="float" office:value="0.00007">
            <text:p>0.00007</text:p>
          </table:table-cell>
          <table:table-cell office:value-type="float" office:value="0.000072">
            <text:p>0.000072</text:p>
          </table:table-cell>
          <table:table-cell office:value-type="float" office:value="0.00007">
            <text:p>0.00007</text:p>
          </table:table-cell>
          <table:table-cell office:value-type="float" office:value="0.00008">
            <text:p>0.00008</text:p>
          </table:table-cell>
          <table:table-cell office:value-type="float" office:value="0.000072">
            <text:p>0.000072</text:p>
          </table:table-cell>
          <table:table-cell office:value-type="float" office:value="0.000069">
            <text:p>0.000069</text:p>
          </table:table-cell>
          <table:table-cell office:value-type="float" office:value="0.000079">
            <text:p>0.000079</text:p>
          </table:table-cell>
          <table:table-cell office:value-type="float" office:value="0.000072">
            <text:p>0.000072</text:p>
          </table:table-cell>
          <table:table-cell office:value-type="float" office:value="0.000074">
            <text:p>0.000074</text:p>
          </table:table-cell>
          <table:table-cell table:number-columns-repeated="2" office:value-type="float" office:value="0.000068">
            <text:p>0.000068</text:p>
          </table:table-cell>
          <table:table-cell table:formula="of:=AVERAGE([.B11:.AE11])" office:value-type="float" office:value="0.0000721666666666667">
            <text:p>7.21666666666667E-005</text:p>
          </table:table-cell>
          <table:table-cell table:formula="of:=VAR([.B11:.AE11])" office:value-type="float" office:value="0.00000000000676436781609195">
            <text:p>6.76436781609195E-012</text:p>
          </table:table-cell>
          <table:table-cell table:formula="of:=STDEV([.B11:.AE11])" office:value-type="float" office:value="0.000002600839828996">
            <text:p>2.600839828996E-006</text:p>
          </table:table-cell>
          <table:table-cell table:formula="of:=CONFIDENCE(0.95;[.AH11];30)" office:value-type="float" office:value="0.0000000297760761151743">
            <text:p>2.97760761151743E-008</text:p>
          </table:table-cell>
          <table:table-cell table:formula="of:=[.AF11]+[.AI11]" office:value-type="float" office:value="0.0000721964427427818">
            <text:p>7.21964427427818E-005</text:p>
          </table:table-cell>
          <table:table-cell table:formula="of:=[.AF11]-[.AI11]" office:value-type="float" office:value="0.0000721368905905515">
            <text:p>7.21368905905515E-0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83">
            <text:p>0.000083</text:p>
          </table:table-cell>
          <table:table-cell office:value-type="float" office:value="0.000079">
            <text:p>0.000079</text:p>
          </table:table-cell>
          <table:table-cell office:value-type="float" office:value="0.000085">
            <text:p>0.000085</text:p>
          </table:table-cell>
          <table:table-cell office:value-type="float" office:value="0.000083">
            <text:p>0.000083</text:p>
          </table:table-cell>
          <table:table-cell office:value-type="float" office:value="0.000084">
            <text:p>0.000084</text:p>
          </table:table-cell>
          <table:table-cell office:value-type="float" office:value="0.000085">
            <text:p>0.000085</text:p>
          </table:table-cell>
          <table:table-cell table:number-columns-repeated="2" office:value-type="float" office:value="0.000086">
            <text:p>0.000086</text:p>
          </table:table-cell>
          <table:table-cell office:value-type="float" office:value="0.000084">
            <text:p>0.000084</text:p>
          </table:table-cell>
          <table:table-cell office:value-type="float" office:value="0.000086">
            <text:p>0.000086</text:p>
          </table:table-cell>
          <table:table-cell office:value-type="float" office:value="0.000085">
            <text:p>0.000085</text:p>
          </table:table-cell>
          <table:table-cell office:value-type="float" office:value="0.000093">
            <text:p>0.000093</text:p>
          </table:table-cell>
          <table:table-cell table:number-columns-repeated="2" office:value-type="float" office:value="0.000085">
            <text:p>0.000085</text:p>
          </table:table-cell>
          <table:table-cell office:value-type="float" office:value="0.000091">
            <text:p>0.000091</text:p>
          </table:table-cell>
          <table:table-cell office:value-type="float" office:value="0.000082">
            <text:p>0.000082</text:p>
          </table:table-cell>
          <table:table-cell table:number-columns-repeated="2" office:value-type="float" office:value="0.000085">
            <text:p>0.000085</text:p>
          </table:table-cell>
          <table:table-cell office:value-type="float" office:value="0.000086">
            <text:p>0.000086</text:p>
          </table:table-cell>
          <table:table-cell office:value-type="float" office:value="0.000085">
            <text:p>0.000085</text:p>
          </table:table-cell>
          <table:table-cell office:value-type="float" office:value="0.000086">
            <text:p>0.000086</text:p>
          </table:table-cell>
          <table:table-cell office:value-type="float" office:value="0.000082">
            <text:p>0.000082</text:p>
          </table:table-cell>
          <table:table-cell office:value-type="float" office:value="0.000084">
            <text:p>0.000084</text:p>
          </table:table-cell>
          <table:table-cell office:value-type="float" office:value="0.000085">
            <text:p>0.000085</text:p>
          </table:table-cell>
          <table:table-cell table:number-columns-repeated="2" office:value-type="float" office:value="0.000084">
            <text:p>0.000084</text:p>
          </table:table-cell>
          <table:table-cell office:value-type="float" office:value="0.000082">
            <text:p>0.000082</text:p>
          </table:table-cell>
          <table:table-cell table:number-columns-repeated="3" office:value-type="float" office:value="0.000085">
            <text:p>0.000085</text:p>
          </table:table-cell>
          <table:table-cell table:formula="of:=AVERAGE([.B12:.AE12])" office:value-type="float" office:value="0.0000848333333333333">
            <text:p>8.48333333333333E-005</text:p>
          </table:table-cell>
          <table:table-cell table:formula="of:=VAR([.B12:.AE12])" office:value-type="float" office:value="0.00000000000621264367816091">
            <text:p>6.21264367816091E-012</text:p>
          </table:table-cell>
          <table:table-cell table:formula="of:=STDEV([.B12:.AE12])" office:value-type="float" office:value="0.00000249251753818522">
            <text:p>2.49251753818522E-006</text:p>
          </table:table-cell>
          <table:table-cell table:formula="of:=CONFIDENCE(0.95;[.AH12];30)" office:value-type="float" office:value="0.0000000285359333196847">
            <text:p>2.85359333196847E-008</text:p>
          </table:table-cell>
          <table:table-cell table:formula="of:=[.AF12]+[.AI12]" office:value-type="float" office:value="0.000084861869266653">
            <text:p>8.4861869266653E-005</text:p>
          </table:table-cell>
          <table:table-cell table:formula="of:=[.AF12]-[.AI12]" office:value-type="float" office:value="0.0000848047974000136">
            <text:p>8.48047974000136E-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082">
            <text:p>0.000082</text:p>
          </table:table-cell>
          <table:table-cell office:value-type="float" office:value="0.000085">
            <text:p>0.000085</text:p>
          </table:table-cell>
          <table:table-cell office:value-type="float" office:value="0.000087">
            <text:p>0.000087</text:p>
          </table:table-cell>
          <table:table-cell office:value-type="float" office:value="0.00009">
            <text:p>0.00009</text:p>
          </table:table-cell>
          <table:table-cell office:value-type="float" office:value="0.000081">
            <text:p>0.000081</text:p>
          </table:table-cell>
          <table:table-cell office:value-type="float" office:value="0.000086">
            <text:p>0.000086</text:p>
          </table:table-cell>
          <table:table-cell office:value-type="float" office:value="0.00008">
            <text:p>0.00008</text:p>
          </table:table-cell>
          <table:table-cell office:value-type="float" office:value="0.000084">
            <text:p>0.000084</text:p>
          </table:table-cell>
          <table:table-cell office:value-type="float" office:value="0.000082">
            <text:p>0.000082</text:p>
          </table:table-cell>
          <table:table-cell office:value-type="float" office:value="0.000081">
            <text:p>0.000081</text:p>
          </table:table-cell>
          <table:table-cell office:value-type="float" office:value="0.000083">
            <text:p>0.000083</text:p>
          </table:table-cell>
          <table:table-cell office:value-type="float" office:value="0.000081">
            <text:p>0.000081</text:p>
          </table:table-cell>
          <table:table-cell office:value-type="float" office:value="0.000084">
            <text:p>0.000084</text:p>
          </table:table-cell>
          <table:table-cell table:number-columns-repeated="2" office:value-type="float" office:value="0.000086">
            <text:p>0.000086</text:p>
          </table:table-cell>
          <table:table-cell office:value-type="float" office:value="0.000083">
            <text:p>0.000083</text:p>
          </table:table-cell>
          <table:table-cell office:value-type="float" office:value="0.000087">
            <text:p>0.000087</text:p>
          </table:table-cell>
          <table:table-cell office:value-type="float" office:value="0.000085">
            <text:p>0.000085</text:p>
          </table:table-cell>
          <table:table-cell office:value-type="float" office:value="0.000083">
            <text:p>0.000083</text:p>
          </table:table-cell>
          <table:table-cell office:value-type="float" office:value="0.000086">
            <text:p>0.000086</text:p>
          </table:table-cell>
          <table:table-cell table:number-columns-repeated="2" office:value-type="float" office:value="0.000082">
            <text:p>0.000082</text:p>
          </table:table-cell>
          <table:table-cell office:value-type="float" office:value="0.000085">
            <text:p>0.000085</text:p>
          </table:table-cell>
          <table:table-cell office:value-type="float" office:value="0.000082">
            <text:p>0.000082</text:p>
          </table:table-cell>
          <table:table-cell table:number-columns-repeated="2" office:value-type="float" office:value="0.000081">
            <text:p>0.000081</text:p>
          </table:table-cell>
          <table:table-cell office:value-type="float" office:value="0.00008">
            <text:p>0.00008</text:p>
          </table:table-cell>
          <table:table-cell office:value-type="float" office:value="0.000083">
            <text:p>0.000083</text:p>
          </table:table-cell>
          <table:table-cell office:value-type="float" office:value="0.000084">
            <text:p>0.000084</text:p>
          </table:table-cell>
          <table:table-cell office:value-type="float" office:value="0.000086">
            <text:p>0.000086</text:p>
          </table:table-cell>
          <table:table-cell table:formula="of:=AVERAGE([.B13:.AE13])" office:value-type="float" office:value="0.0000836">
            <text:p>0.0000836</text:p>
          </table:table-cell>
          <table:table-cell table:formula="of:=VAR([.B13:.AE13])" office:value-type="float" office:value="0.00000000000597241379310344">
            <text:p>5.97241379310344E-012</text:p>
          </table:table-cell>
          <table:table-cell table:formula="of:=STDEV([.B13:.AE13])" office:value-type="float" office:value="0.00000244385224453187">
            <text:p>2.44385224453187E-006</text:p>
          </table:table-cell>
          <table:table-cell table:formula="of:=CONFIDENCE(0.95;[.AH13];30)" office:value-type="float" office:value="0.000000027978781944258">
            <text:p>0.000000028</text:p>
          </table:table-cell>
          <table:table-cell table:formula="of:=[.AF13]+[.AI13]" office:value-type="float" office:value="0.0000836279787819443">
            <text:p>0.000083628</text:p>
          </table:table-cell>
          <table:table-cell table:formula="of:=[.AF13]-[.AI13]" office:value-type="float" office:value="0.0000835720212180557">
            <text:p>0.0000835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094">
            <text:p>0.000094</text:p>
          </table:table-cell>
          <table:table-cell office:value-type="float" office:value="0.000092">
            <text:p>0.000092</text:p>
          </table:table-cell>
          <table:table-cell table:number-columns-repeated="2" office:value-type="float" office:value="0.000093">
            <text:p>0.000093</text:p>
          </table:table-cell>
          <table:table-cell office:value-type="float" office:value="0.000102">
            <text:p>0.000102</text:p>
          </table:table-cell>
          <table:table-cell office:value-type="float" office:value="0.000101">
            <text:p>0.000101</text:p>
          </table:table-cell>
          <table:table-cell office:value-type="float" office:value="0.000096">
            <text:p>0.000096</text:p>
          </table:table-cell>
          <table:table-cell office:value-type="float" office:value="0.000092">
            <text:p>0.000092</text:p>
          </table:table-cell>
          <table:table-cell office:value-type="float" office:value="0.000093">
            <text:p>0.000093</text:p>
          </table:table-cell>
          <table:table-cell office:value-type="float" office:value="0.000096">
            <text:p>0.000096</text:p>
          </table:table-cell>
          <table:table-cell office:value-type="float" office:value="0.000095">
            <text:p>0.000095</text:p>
          </table:table-cell>
          <table:table-cell office:value-type="float" office:value="0.000094">
            <text:p>0.000094</text:p>
          </table:table-cell>
          <table:table-cell office:value-type="float" office:value="0.000098">
            <text:p>0.000098</text:p>
          </table:table-cell>
          <table:table-cell office:value-type="float" office:value="0.000093">
            <text:p>0.000093</text:p>
          </table:table-cell>
          <table:table-cell office:value-type="float" office:value="0.000102">
            <text:p>0.000102</text:p>
          </table:table-cell>
          <table:table-cell table:number-columns-repeated="2" office:value-type="float" office:value="0.000096">
            <text:p>0.000096</text:p>
          </table:table-cell>
          <table:table-cell office:value-type="float" office:value="0.000095">
            <text:p>0.000095</text:p>
          </table:table-cell>
          <table:table-cell table:number-columns-repeated="3" office:value-type="float" office:value="0.000093">
            <text:p>0.000093</text:p>
          </table:table-cell>
          <table:table-cell office:value-type="float" office:value="0.000098">
            <text:p>0.000098</text:p>
          </table:table-cell>
          <table:table-cell table:number-columns-repeated="3" office:value-type="float" office:value="0.000092">
            <text:p>0.000092</text:p>
          </table:table-cell>
          <table:table-cell office:value-type="float" office:value="0.0001">
            <text:p>0.0001</text:p>
          </table:table-cell>
          <table:table-cell office:value-type="float" office:value="0.000095">
            <text:p>0.000095</text:p>
          </table:table-cell>
          <table:table-cell office:value-type="float" office:value="0.000092">
            <text:p>0.000092</text:p>
          </table:table-cell>
          <table:table-cell office:value-type="float" office:value="0.00009">
            <text:p>0.00009</text:p>
          </table:table-cell>
          <table:table-cell office:value-type="float" office:value="0.000095">
            <text:p>0.000095</text:p>
          </table:table-cell>
          <table:table-cell table:formula="of:=AVERAGE([.B14:.AE14])" office:value-type="float" office:value="0.0000948666666666666">
            <text:p>9.48666666666666E-005</text:p>
          </table:table-cell>
          <table:table-cell table:formula="of:=VAR([.B14:.AE14])" office:value-type="float" office:value="0.00000000000998160919540231">
            <text:p>9.98160919540231E-012</text:p>
          </table:table-cell>
          <table:table-cell table:formula="of:=STDEV([.B14:.AE14])" office:value-type="float" office:value="0.00000315936848047237">
            <text:p>3.15936848047237E-006</text:p>
          </table:table-cell>
          <table:table-cell table:formula="of:=CONFIDENCE(0.95;[.AH14];30)" office:value-type="float" office:value="0.0000000361704689776083">
            <text:p>3.61704689776083E-008</text:p>
          </table:table-cell>
          <table:table-cell table:formula="of:=[.AF14]+[.AI14]" office:value-type="float" office:value="0.0000949028371356443">
            <text:p>9.49028371356443E-005</text:p>
          </table:table-cell>
          <table:table-cell table:formula="of:=[.AF14]-[.AI14]" office:value-type="float" office:value="0.000094830496197689">
            <text:p>9.4830496197689E-0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112">
            <text:p>0.000112</text:p>
          </table:table-cell>
          <table:table-cell table:number-columns-repeated="2" office:value-type="float" office:value="0.000109">
            <text:p>0.000109</text:p>
          </table:table-cell>
          <table:table-cell office:value-type="float" office:value="0.000108">
            <text:p>0.000108</text:p>
          </table:table-cell>
          <table:table-cell office:value-type="float" office:value="0.000109">
            <text:p>0.000109</text:p>
          </table:table-cell>
          <table:table-cell table:number-columns-repeated="3" office:value-type="float" office:value="0.000111">
            <text:p>0.000111</text:p>
          </table:table-cell>
          <table:table-cell office:value-type="float" office:value="0.00011">
            <text:p>0.00011</text:p>
          </table:table-cell>
          <table:table-cell office:value-type="float" office:value="0.000109">
            <text:p>0.000109</text:p>
          </table:table-cell>
          <table:table-cell table:number-columns-repeated="3" office:value-type="float" office:value="0.00011">
            <text:p>0.00011</text:p>
          </table:table-cell>
          <table:table-cell office:value-type="float" office:value="0.000109">
            <text:p>0.000109</text:p>
          </table:table-cell>
          <table:table-cell office:value-type="float" office:value="0.000113">
            <text:p>0.000113</text:p>
          </table:table-cell>
          <table:table-cell office:value-type="float" office:value="0.000105">
            <text:p>0.000105</text:p>
          </table:table-cell>
          <table:table-cell office:value-type="float" office:value="0.000115">
            <text:p>0.000115</text:p>
          </table:table-cell>
          <table:table-cell office:value-type="float" office:value="0.000111">
            <text:p>0.000111</text:p>
          </table:table-cell>
          <table:table-cell office:value-type="float" office:value="0.000108">
            <text:p>0.000108</text:p>
          </table:table-cell>
          <table:table-cell table:number-columns-repeated="2" office:value-type="float" office:value="0.000109">
            <text:p>0.000109</text:p>
          </table:table-cell>
          <table:table-cell office:value-type="float" office:value="0.00011">
            <text:p>0.00011</text:p>
          </table:table-cell>
          <table:table-cell office:value-type="float" office:value="0.000105">
            <text:p>0.000105</text:p>
          </table:table-cell>
          <table:table-cell office:value-type="float" office:value="0.00011">
            <text:p>0.00011</text:p>
          </table:table-cell>
          <table:table-cell office:value-type="float" office:value="0.000106">
            <text:p>0.000106</text:p>
          </table:table-cell>
          <table:table-cell office:value-type="float" office:value="0.000109">
            <text:p>0.000109</text:p>
          </table:table-cell>
          <table:table-cell office:value-type="float" office:value="0.000104">
            <text:p>0.000104</text:p>
          </table:table-cell>
          <table:table-cell office:value-type="float" office:value="0.000106">
            <text:p>0.000106</text:p>
          </table:table-cell>
          <table:table-cell office:value-type="float" office:value="0.00011">
            <text:p>0.00011</text:p>
          </table:table-cell>
          <table:table-cell office:value-type="float" office:value="0.000109">
            <text:p>0.000109</text:p>
          </table:table-cell>
          <table:table-cell table:formula="of:=AVERAGE([.B15:.AE15])" office:value-type="float" office:value="0.000109233333333333">
            <text:p>0.0001092333</text:p>
          </table:table-cell>
          <table:table-cell table:formula="of:=VAR([.B15:.AE15])" office:value-type="float" office:value="0.00000000000549540229885058">
            <text:p>5.49540229885058E-012</text:p>
          </table:table-cell>
          <table:table-cell table:formula="of:=STDEV([.B15:.AE15])" office:value-type="float" office:value="0.00000234422744179198">
            <text:p>2.34422744179198E-006</text:p>
          </table:table-cell>
          <table:table-cell table:formula="of:=CONFIDENCE(0.95;[.AH15];30)" office:value-type="float" office:value="0.0000000268382135492842">
            <text:p>2.68382135492842E-008</text:p>
          </table:table-cell>
          <table:table-cell table:formula="of:=[.AF15]+[.AI15]" office:value-type="float" office:value="0.000109260171546883">
            <text:p>0.0001092602</text:p>
          </table:table-cell>
          <table:table-cell table:formula="of:=[.AF15]-[.AI15]" office:value-type="float" office:value="0.000109206495119784">
            <text:p>0.00010920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.00012">
            <text:p>0.00012</text:p>
          </table:table-cell>
          <table:table-cell table:number-columns-repeated="2" office:value-type="float" office:value="0.000122">
            <text:p>0.000122</text:p>
          </table:table-cell>
          <table:table-cell office:value-type="float" office:value="0.00012">
            <text:p>0.00012</text:p>
          </table:table-cell>
          <table:table-cell office:value-type="float" office:value="0.000117">
            <text:p>0.000117</text:p>
          </table:table-cell>
          <table:table-cell table:number-columns-repeated="2" office:value-type="float" office:value="0.00012">
            <text:p>0.00012</text:p>
          </table:table-cell>
          <table:table-cell table:number-columns-repeated="2" office:value-type="float" office:value="0.000122">
            <text:p>0.000122</text:p>
          </table:table-cell>
          <table:table-cell office:value-type="float" office:value="0.000123">
            <text:p>0.000123</text:p>
          </table:table-cell>
          <table:table-cell office:value-type="float" office:value="0.00012">
            <text:p>0.00012</text:p>
          </table:table-cell>
          <table:table-cell table:number-columns-repeated="3" office:value-type="float" office:value="0.000122">
            <text:p>0.000122</text:p>
          </table:table-cell>
          <table:table-cell office:value-type="float" office:value="0.00012">
            <text:p>0.00012</text:p>
          </table:table-cell>
          <table:table-cell office:value-type="float" office:value="0.000121">
            <text:p>0.000121</text:p>
          </table:table-cell>
          <table:table-cell office:value-type="float" office:value="0.00012">
            <text:p>0.00012</text:p>
          </table:table-cell>
          <table:table-cell office:value-type="float" office:value="0.000121">
            <text:p>0.000121</text:p>
          </table:table-cell>
          <table:table-cell office:value-type="float" office:value="0.000117">
            <text:p>0.000117</text:p>
          </table:table-cell>
          <table:table-cell office:value-type="float" office:value="0.00015">
            <text:p>0.00015</text:p>
          </table:table-cell>
          <table:table-cell office:value-type="float" office:value="0.000115">
            <text:p>0.000115</text:p>
          </table:table-cell>
          <table:table-cell office:value-type="float" office:value="0.000118">
            <text:p>0.000118</text:p>
          </table:table-cell>
          <table:table-cell table:number-columns-repeated="2" office:value-type="float" office:value="0.000121">
            <text:p>0.000121</text:p>
          </table:table-cell>
          <table:table-cell office:value-type="float" office:value="0.000122">
            <text:p>0.000122</text:p>
          </table:table-cell>
          <table:table-cell table:number-columns-repeated="2" office:value-type="float" office:value="0.000121">
            <text:p>0.000121</text:p>
          </table:table-cell>
          <table:table-cell office:value-type="float" office:value="0.00012">
            <text:p>0.00012</text:p>
          </table:table-cell>
          <table:table-cell table:formula="of:=AVERAGE([.B16:.AE16])" office:value-type="float" office:value="0.0001214">
            <text:p>0.0001214</text:p>
          </table:table-cell>
          <table:table-cell table:formula="of:=VAR([.B16:.AE16])" office:value-type="float" office:value="0.000000000032248275862069">
            <text:p>3.2248275862069E-011</text:p>
          </table:table-cell>
          <table:table-cell table:formula="of:=STDEV([.B16:.AE16])" office:value-type="float" office:value="0.00000567875654189092">
            <text:p>5.67875654189092E-006</text:p>
          </table:table-cell>
          <table:table-cell table:formula="of:=CONFIDENCE(0.95;[.AH16];30)" office:value-type="float" office:value="0.0000000650140332156334">
            <text:p>0.000000065</text:p>
          </table:table-cell>
          <table:table-cell table:formula="of:=[.AF16]+[.AI16]" office:value-type="float" office:value="0.000121465014033216">
            <text:p>0.000121465</text:p>
          </table:table-cell>
          <table:table-cell table:formula="of:=[.AF16]-[.AI16]" office:value-type="float" office:value="0.000121334985966784">
            <text:p>0.0001213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0133">
            <text:p>0.000133</text:p>
          </table:table-cell>
          <table:table-cell office:value-type="float" office:value="0.000142">
            <text:p>0.000142</text:p>
          </table:table-cell>
          <table:table-cell office:value-type="float" office:value="0.000143">
            <text:p>0.000143</text:p>
          </table:table-cell>
          <table:table-cell office:value-type="float" office:value="0.000134">
            <text:p>0.000134</text:p>
          </table:table-cell>
          <table:table-cell office:value-type="float" office:value="0.000135">
            <text:p>0.000135</text:p>
          </table:table-cell>
          <table:table-cell office:value-type="float" office:value="0.00013">
            <text:p>0.00013</text:p>
          </table:table-cell>
          <table:table-cell office:value-type="float" office:value="0.000139">
            <text:p>0.000139</text:p>
          </table:table-cell>
          <table:table-cell office:value-type="float" office:value="0.000134">
            <text:p>0.000134</text:p>
          </table:table-cell>
          <table:table-cell office:value-type="float" office:value="0.000137">
            <text:p>0.000137</text:p>
          </table:table-cell>
          <table:table-cell office:value-type="float" office:value="0.00014">
            <text:p>0.00014</text:p>
          </table:table-cell>
          <table:table-cell office:value-type="float" office:value="0.000138">
            <text:p>0.000138</text:p>
          </table:table-cell>
          <table:table-cell office:value-type="float" office:value="0.000143">
            <text:p>0.000143</text:p>
          </table:table-cell>
          <table:table-cell office:value-type="float" office:value="0.000138">
            <text:p>0.000138</text:p>
          </table:table-cell>
          <table:table-cell office:value-type="float" office:value="0.000137">
            <text:p>0.000137</text:p>
          </table:table-cell>
          <table:table-cell office:value-type="float" office:value="0.000134">
            <text:p>0.000134</text:p>
          </table:table-cell>
          <table:table-cell office:value-type="float" office:value="0.000139">
            <text:p>0.000139</text:p>
          </table:table-cell>
          <table:table-cell office:value-type="float" office:value="0.000138">
            <text:p>0.000138</text:p>
          </table:table-cell>
          <table:table-cell office:value-type="float" office:value="0.000129">
            <text:p>0.000129</text:p>
          </table:table-cell>
          <table:table-cell office:value-type="float" office:value="0.000132">
            <text:p>0.000132</text:p>
          </table:table-cell>
          <table:table-cell office:value-type="float" office:value="0.000129">
            <text:p>0.000129</text:p>
          </table:table-cell>
          <table:table-cell office:value-type="float" office:value="0.000133">
            <text:p>0.000133</text:p>
          </table:table-cell>
          <table:table-cell office:value-type="float" office:value="0.000135">
            <text:p>0.000135</text:p>
          </table:table-cell>
          <table:table-cell office:value-type="float" office:value="0.000134">
            <text:p>0.000134</text:p>
          </table:table-cell>
          <table:table-cell office:value-type="float" office:value="0.000133">
            <text:p>0.000133</text:p>
          </table:table-cell>
          <table:table-cell office:value-type="float" office:value="0.000134">
            <text:p>0.000134</text:p>
          </table:table-cell>
          <table:table-cell office:value-type="float" office:value="0.000133">
            <text:p>0.000133</text:p>
          </table:table-cell>
          <table:table-cell office:value-type="float" office:value="0.000134">
            <text:p>0.000134</text:p>
          </table:table-cell>
          <table:table-cell office:value-type="float" office:value="0.000133">
            <text:p>0.000133</text:p>
          </table:table-cell>
          <table:table-cell office:value-type="float" office:value="0.000131">
            <text:p>0.000131</text:p>
          </table:table-cell>
          <table:table-cell office:value-type="float" office:value="0.000132">
            <text:p>0.000132</text:p>
          </table:table-cell>
          <table:table-cell table:formula="of:=AVERAGE([.B17:.AE17])" office:value-type="float" office:value="0.0001352">
            <text:p>0.0001352</text:p>
          </table:table-cell>
          <table:table-cell table:formula="of:=VAR([.B17:.AE17])" office:value-type="float" office:value="0.000000000014648275862069">
            <text:p>1.4648275862069E-011</text:p>
          </table:table-cell>
          <table:table-cell table:formula="of:=STDEV([.B17:.AE17])" office:value-type="float" office:value="0.00000382730660674958">
            <text:p>3.82730660674958E-006</text:p>
          </table:table-cell>
          <table:table-cell table:formula="of:=CONFIDENCE(0.95;[.AH17];30)" office:value-type="float" office:value="0.0000000438174514124838">
            <text:p>4.38174514124838E-008</text:p>
          </table:table-cell>
          <table:table-cell table:formula="of:=[.AF17]+[.AI17]" office:value-type="float" office:value="0.000135243817451412">
            <text:p>0.0001352438</text:p>
          </table:table-cell>
          <table:table-cell table:formula="of:=[.AF17]-[.AI17]" office:value-type="float" office:value="0.000135156182548587">
            <text:p>0.00013515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138">
            <text:p>0.000138</text:p>
          </table:table-cell>
          <table:table-cell table:number-columns-repeated="2" office:value-type="float" office:value="0.000142">
            <text:p>0.000142</text:p>
          </table:table-cell>
          <table:table-cell table:number-columns-repeated="2" office:value-type="float" office:value="0.000147">
            <text:p>0.000147</text:p>
          </table:table-cell>
          <table:table-cell office:value-type="float" office:value="0.000146">
            <text:p>0.000146</text:p>
          </table:table-cell>
          <table:table-cell office:value-type="float" office:value="0.000147">
            <text:p>0.000147</text:p>
          </table:table-cell>
          <table:table-cell office:value-type="float" office:value="0.000145">
            <text:p>0.000145</text:p>
          </table:table-cell>
          <table:table-cell office:value-type="float" office:value="0.000146">
            <text:p>0.000146</text:p>
          </table:table-cell>
          <table:table-cell office:value-type="float" office:value="0.000143">
            <text:p>0.000143</text:p>
          </table:table-cell>
          <table:table-cell office:value-type="float" office:value="0.000147">
            <text:p>0.000147</text:p>
          </table:table-cell>
          <table:table-cell office:value-type="float" office:value="0.000144">
            <text:p>0.000144</text:p>
          </table:table-cell>
          <table:table-cell office:value-type="float" office:value="0.000148">
            <text:p>0.000148</text:p>
          </table:table-cell>
          <table:table-cell office:value-type="float" office:value="0.000143">
            <text:p>0.000143</text:p>
          </table:table-cell>
          <table:table-cell office:value-type="float" office:value="0.000145">
            <text:p>0.000145</text:p>
          </table:table-cell>
          <table:table-cell office:value-type="float" office:value="0.000147">
            <text:p>0.000147</text:p>
          </table:table-cell>
          <table:table-cell office:value-type="float" office:value="0.000145">
            <text:p>0.000145</text:p>
          </table:table-cell>
          <table:table-cell office:value-type="float" office:value="0.000143">
            <text:p>0.000143</text:p>
          </table:table-cell>
          <table:table-cell office:value-type="float" office:value="0.000146">
            <text:p>0.000146</text:p>
          </table:table-cell>
          <table:table-cell office:value-type="float" office:value="0.000141">
            <text:p>0.000141</text:p>
          </table:table-cell>
          <table:table-cell office:value-type="float" office:value="0.000142">
            <text:p>0.000142</text:p>
          </table:table-cell>
          <table:table-cell office:value-type="float" office:value="0.000146">
            <text:p>0.000146</text:p>
          </table:table-cell>
          <table:table-cell office:value-type="float" office:value="0.000141">
            <text:p>0.000141</text:p>
          </table:table-cell>
          <table:table-cell office:value-type="float" office:value="0.000143">
            <text:p>0.000143</text:p>
          </table:table-cell>
          <table:table-cell office:value-type="float" office:value="0.000146">
            <text:p>0.000146</text:p>
          </table:table-cell>
          <table:table-cell office:value-type="float" office:value="0.000145">
            <text:p>0.000145</text:p>
          </table:table-cell>
          <table:table-cell table:number-columns-repeated="2" office:value-type="float" office:value="0.000146">
            <text:p>0.000146</text:p>
          </table:table-cell>
          <table:table-cell office:value-type="float" office:value="0.000151">
            <text:p>0.000151</text:p>
          </table:table-cell>
          <table:table-cell office:value-type="float" office:value="0.000152">
            <text:p>0.000152</text:p>
          </table:table-cell>
          <table:table-cell table:formula="of:=AVERAGE([.B18:.AE18])" office:value-type="float" office:value="0.000145">
            <text:p>0.000145</text:p>
          </table:table-cell>
          <table:table-cell table:formula="of:=VAR([.B18:.AE18])" office:value-type="float" office:value="0.00000000000848275862068965">
            <text:p>8.48275862068965E-012</text:p>
          </table:table-cell>
          <table:table-cell table:formula="of:=STDEV([.B18:.AE18])" office:value-type="float" office:value="0.0000029125175743143">
            <text:p>2.9125175743143E-006</text:p>
          </table:table-cell>
          <table:table-cell table:formula="of:=CONFIDENCE(0.95;[.AH18];30)" office:value-type="float" office:value="0.0000000333443620836287">
            <text:p>3.33443620836287E-008</text:p>
          </table:table-cell>
          <table:table-cell table:formula="of:=[.AF18]+[.AI18]" office:value-type="float" office:value="0.000145033344362084">
            <text:p>0.0001450333</text:p>
          </table:table-cell>
          <table:table-cell table:formula="of:=[.AF18]-[.AI18]" office:value-type="float" office:value="0.000144966655637916">
            <text:p>0.0001449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165">
            <text:p>0.000165</text:p>
          </table:table-cell>
          <table:table-cell office:value-type="float" office:value="0.000166">
            <text:p>0.000166</text:p>
          </table:table-cell>
          <table:table-cell office:value-type="float" office:value="0.000159">
            <text:p>0.000159</text:p>
          </table:table-cell>
          <table:table-cell office:value-type="float" office:value="0.000155">
            <text:p>0.000155</text:p>
          </table:table-cell>
          <table:table-cell table:number-columns-repeated="2" office:value-type="float" office:value="0.000159">
            <text:p>0.000159</text:p>
          </table:table-cell>
          <table:table-cell office:value-type="float" office:value="0.00016">
            <text:p>0.00016</text:p>
          </table:table-cell>
          <table:table-cell table:number-columns-repeated="2" office:value-type="float" office:value="0.000159">
            <text:p>0.000159</text:p>
          </table:table-cell>
          <table:table-cell table:number-columns-repeated="3" office:value-type="float" office:value="0.00016">
            <text:p>0.00016</text:p>
          </table:table-cell>
          <table:table-cell office:value-type="float" office:value="0.000159">
            <text:p>0.000159</text:p>
          </table:table-cell>
          <table:table-cell office:value-type="float" office:value="0.00016">
            <text:p>0.00016</text:p>
          </table:table-cell>
          <table:table-cell table:number-columns-repeated="2" office:value-type="float" office:value="0.000159">
            <text:p>0.000159</text:p>
          </table:table-cell>
          <table:table-cell office:value-type="float" office:value="0.000157">
            <text:p>0.000157</text:p>
          </table:table-cell>
          <table:table-cell office:value-type="float" office:value="0.000162">
            <text:p>0.000162</text:p>
          </table:table-cell>
          <table:table-cell table:number-columns-repeated="2" office:value-type="float" office:value="0.000164">
            <text:p>0.000164</text:p>
          </table:table-cell>
          <table:table-cell office:value-type="float" office:value="0.00016">
            <text:p>0.00016</text:p>
          </table:table-cell>
          <table:table-cell office:value-type="float" office:value="0.000159">
            <text:p>0.000159</text:p>
          </table:table-cell>
          <table:table-cell office:value-type="float" office:value="0.000161">
            <text:p>0.000161</text:p>
          </table:table-cell>
          <table:table-cell office:value-type="float" office:value="0.000162">
            <text:p>0.000162</text:p>
          </table:table-cell>
          <table:table-cell office:value-type="float" office:value="0.000161">
            <text:p>0.000161</text:p>
          </table:table-cell>
          <table:table-cell office:value-type="float" office:value="0.00016">
            <text:p>0.00016</text:p>
          </table:table-cell>
          <table:table-cell office:value-type="float" office:value="0.000161">
            <text:p>0.000161</text:p>
          </table:table-cell>
          <table:table-cell table:number-columns-repeated="2" office:value-type="float" office:value="0.00016">
            <text:p>0.00016</text:p>
          </table:table-cell>
          <table:table-cell office:value-type="float" office:value="0.000159">
            <text:p>0.000159</text:p>
          </table:table-cell>
          <table:table-cell table:formula="of:=AVERAGE([.B19:.AE19])" office:value-type="float" office:value="0.000160266666666667">
            <text:p>0.0001602667</text:p>
          </table:table-cell>
          <table:table-cell table:formula="of:=VAR([.B19:.AE19])" office:value-type="float" office:value="0.00000000000502988505747127">
            <text:p>5.02988505747127E-012</text:p>
          </table:table-cell>
          <table:table-cell table:formula="of:=STDEV([.B19:.AE19])" office:value-type="float" office:value="0.00000224274052388395">
            <text:p>2.24274052388395E-006</text:p>
          </table:table-cell>
          <table:table-cell table:formula="of:=CONFIDENCE(0.95;[.AH19];30)" office:value-type="float" office:value="0.0000000256763264701054">
            <text:p>2.56763264701054E-008</text:p>
          </table:table-cell>
          <table:table-cell table:formula="of:=[.AF19]+[.AI19]" office:value-type="float" office:value="0.000160292342993137">
            <text:p>0.0001602923</text:p>
          </table:table-cell>
          <table:table-cell table:formula="of:=[.AF19]-[.AI19]" office:value-type="float" office:value="0.000160240990340197">
            <text:p>0.0001602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183">
            <text:p>0.000183</text:p>
          </table:table-cell>
          <table:table-cell office:value-type="float" office:value="0.000188">
            <text:p>0.000188</text:p>
          </table:table-cell>
          <table:table-cell table:number-columns-repeated="2" office:value-type="float" office:value="0.000182">
            <text:p>0.000182</text:p>
          </table:table-cell>
          <table:table-cell office:value-type="float" office:value="0.000176">
            <text:p>0.000176</text:p>
          </table:table-cell>
          <table:table-cell office:value-type="float" office:value="0.00017">
            <text:p>0.00017</text:p>
          </table:table-cell>
          <table:table-cell office:value-type="float" office:value="0.000178">
            <text:p>0.000178</text:p>
          </table:table-cell>
          <table:table-cell office:value-type="float" office:value="0.000171">
            <text:p>0.000171</text:p>
          </table:table-cell>
          <table:table-cell office:value-type="float" office:value="0.000182">
            <text:p>0.000182</text:p>
          </table:table-cell>
          <table:table-cell office:value-type="float" office:value="0.000177">
            <text:p>0.000177</text:p>
          </table:table-cell>
          <table:table-cell office:value-type="float" office:value="0.000183">
            <text:p>0.000183</text:p>
          </table:table-cell>
          <table:table-cell office:value-type="float" office:value="0.000172">
            <text:p>0.000172</text:p>
          </table:table-cell>
          <table:table-cell office:value-type="float" office:value="0.000177">
            <text:p>0.000177</text:p>
          </table:table-cell>
          <table:table-cell office:value-type="float" office:value="0.000181">
            <text:p>0.000181</text:p>
          </table:table-cell>
          <table:table-cell office:value-type="float" office:value="0.000186">
            <text:p>0.000186</text:p>
          </table:table-cell>
          <table:table-cell office:value-type="float" office:value="0.00018">
            <text:p>0.00018</text:p>
          </table:table-cell>
          <table:table-cell office:value-type="float" office:value="0.000175">
            <text:p>0.000175</text:p>
          </table:table-cell>
          <table:table-cell office:value-type="float" office:value="0.000173">
            <text:p>0.000173</text:p>
          </table:table-cell>
          <table:table-cell office:value-type="float" office:value="0.00017">
            <text:p>0.00017</text:p>
          </table:table-cell>
          <table:table-cell office:value-type="float" office:value="0.000177">
            <text:p>0.000177</text:p>
          </table:table-cell>
          <table:table-cell office:value-type="float" office:value="0.000171">
            <text:p>0.000171</text:p>
          </table:table-cell>
          <table:table-cell table:number-columns-repeated="3" office:value-type="float" office:value="0.000172">
            <text:p>0.000172</text:p>
          </table:table-cell>
          <table:table-cell table:number-columns-repeated="2" office:value-type="float" office:value="0.000171">
            <text:p>0.000171</text:p>
          </table:table-cell>
          <table:table-cell office:value-type="float" office:value="0.000173">
            <text:p>0.000173</text:p>
          </table:table-cell>
          <table:table-cell office:value-type="float" office:value="0.000172">
            <text:p>0.000172</text:p>
          </table:table-cell>
          <table:table-cell office:value-type="float" office:value="0.000176">
            <text:p>0.000176</text:p>
          </table:table-cell>
          <table:table-cell office:value-type="float" office:value="0.000175">
            <text:p>0.000175</text:p>
          </table:table-cell>
          <table:table-cell table:formula="of:=AVERAGE([.B20:.AE20])" office:value-type="float" office:value="0.000176266666666667">
            <text:p>0.0001762667</text:p>
          </table:table-cell>
          <table:table-cell table:formula="of:=VAR([.B20:.AE20])" office:value-type="float" office:value="0.0000000000264781609195402">
            <text:p>2.64781609195402E-011</text:p>
          </table:table-cell>
          <table:table-cell table:formula="of:=STDEV([.B20:.AE20])" office:value-type="float" office:value="0.00000514569343427494">
            <text:p>5.14569343427494E-006</text:p>
          </table:table-cell>
          <table:table-cell table:formula="of:=CONFIDENCE(0.95;[.AH20];30)" office:value-type="float" office:value="0.0000000589111861699958">
            <text:p>5.89111861699958E-008</text:p>
          </table:table-cell>
          <table:table-cell table:formula="of:=[.AF20]+[.AI20]" office:value-type="float" office:value="0.000176325577852837">
            <text:p>0.0001763256</text:p>
          </table:table-cell>
          <table:table-cell table:formula="of:=[.AF20]-[.AI20]" office:value-type="float" office:value="0.000176207755480497">
            <text:p>0.00017620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194">
            <text:p>0.000194</text:p>
          </table:table-cell>
          <table:table-cell office:value-type="float" office:value="0.000193">
            <text:p>0.000193</text:p>
          </table:table-cell>
          <table:table-cell office:value-type="float" office:value="0.00019">
            <text:p>0.00019</text:p>
          </table:table-cell>
          <table:table-cell office:value-type="float" office:value="0.000192">
            <text:p>0.000192</text:p>
          </table:table-cell>
          <table:table-cell office:value-type="float" office:value="0.000185">
            <text:p>0.000185</text:p>
          </table:table-cell>
          <table:table-cell office:value-type="float" office:value="0.000189">
            <text:p>0.000189</text:p>
          </table:table-cell>
          <table:table-cell office:value-type="float" office:value="0.00019">
            <text:p>0.00019</text:p>
          </table:table-cell>
          <table:table-cell office:value-type="float" office:value="0.000186">
            <text:p>0.000186</text:p>
          </table:table-cell>
          <table:table-cell office:value-type="float" office:value="0.000191">
            <text:p>0.000191</text:p>
          </table:table-cell>
          <table:table-cell office:value-type="float" office:value="0.000195">
            <text:p>0.000195</text:p>
          </table:table-cell>
          <table:table-cell office:value-type="float" office:value="0.000193">
            <text:p>0.000193</text:p>
          </table:table-cell>
          <table:table-cell table:number-columns-repeated="2" office:value-type="float" office:value="0.000197">
            <text:p>0.000197</text:p>
          </table:table-cell>
          <table:table-cell office:value-type="float" office:value="0.000196">
            <text:p>0.000196</text:p>
          </table:table-cell>
          <table:table-cell office:value-type="float" office:value="0.00019">
            <text:p>0.00019</text:p>
          </table:table-cell>
          <table:table-cell office:value-type="float" office:value="0.000197">
            <text:p>0.000197</text:p>
          </table:table-cell>
          <table:table-cell office:value-type="float" office:value="0.00019">
            <text:p>0.00019</text:p>
          </table:table-cell>
          <table:table-cell table:number-columns-repeated="2" office:value-type="float" office:value="0.000196">
            <text:p>0.000196</text:p>
          </table:table-cell>
          <table:table-cell office:value-type="float" office:value="0.000197">
            <text:p>0.000197</text:p>
          </table:table-cell>
          <table:table-cell office:value-type="float" office:value="0.000198">
            <text:p>0.000198</text:p>
          </table:table-cell>
          <table:table-cell office:value-type="float" office:value="0.000196">
            <text:p>0.000196</text:p>
          </table:table-cell>
          <table:table-cell office:value-type="float" office:value="0.000209">
            <text:p>0.000209</text:p>
          </table:table-cell>
          <table:table-cell office:value-type="float" office:value="0.000196">
            <text:p>0.000196</text:p>
          </table:table-cell>
          <table:table-cell office:value-type="float" office:value="0.000197">
            <text:p>0.000197</text:p>
          </table:table-cell>
          <table:table-cell table:number-columns-repeated="2" office:value-type="float" office:value="0.000196">
            <text:p>0.000196</text:p>
          </table:table-cell>
          <table:table-cell office:value-type="float" office:value="0.000197">
            <text:p>0.000197</text:p>
          </table:table-cell>
          <table:table-cell office:value-type="float" office:value="0.000201">
            <text:p>0.000201</text:p>
          </table:table-cell>
          <table:table-cell office:value-type="float" office:value="0.000198">
            <text:p>0.000198</text:p>
          </table:table-cell>
          <table:table-cell table:formula="of:=AVERAGE([.B21:.AE21])" office:value-type="float" office:value="0.0001946">
            <text:p>0.0001946</text:p>
          </table:table-cell>
          <table:table-cell table:formula="of:=VAR([.B21:.AE21])" office:value-type="float" office:value="0.0000000000216275862068965">
            <text:p>2.16275862068965E-011</text:p>
          </table:table-cell>
          <table:table-cell table:formula="of:=STDEV([.B21:.AE21])" office:value-type="float" office:value="0.00000465054687180943">
            <text:p>4.65054687180943E-006</text:p>
          </table:table-cell>
          <table:table-cell table:formula="of:=CONFIDENCE(0.95;[.AH21];30)" office:value-type="float" office:value="0.0000000532424319592333">
            <text:p>5.32424319592333E-008</text:p>
          </table:table-cell>
          <table:table-cell table:formula="of:=[.AF21]+[.AI21]" office:value-type="float" office:value="0.000194653242431959">
            <text:p>0.0001946532</text:p>
          </table:table-cell>
          <table:table-cell table:formula="of:=[.AF21]-[.AI21]" office:value-type="float" office:value="0.000194546757568041">
            <text:p>0.00019454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206">
            <text:p>0.000206</text:p>
          </table:table-cell>
          <table:table-cell office:value-type="float" office:value="0.000215">
            <text:p>0.000215</text:p>
          </table:table-cell>
          <table:table-cell table:number-columns-repeated="2" office:value-type="float" office:value="0.000214">
            <text:p>0.000214</text:p>
          </table:table-cell>
          <table:table-cell office:value-type="float" office:value="0.000207">
            <text:p>0.000207</text:p>
          </table:table-cell>
          <table:table-cell office:value-type="float" office:value="0.000218">
            <text:p>0.000218</text:p>
          </table:table-cell>
          <table:table-cell office:value-type="float" office:value="0.000205">
            <text:p>0.000205</text:p>
          </table:table-cell>
          <table:table-cell office:value-type="float" office:value="0.000204">
            <text:p>0.000204</text:p>
          </table:table-cell>
          <table:table-cell table:number-columns-repeated="2" office:value-type="float" office:value="0.000201">
            <text:p>0.000201</text:p>
          </table:table-cell>
          <table:table-cell office:value-type="float" office:value="0.000202">
            <text:p>0.000202</text:p>
          </table:table-cell>
          <table:table-cell office:value-type="float" office:value="0.000221">
            <text:p>0.000221</text:p>
          </table:table-cell>
          <table:table-cell office:value-type="float" office:value="0.000217">
            <text:p>0.000217</text:p>
          </table:table-cell>
          <table:table-cell office:value-type="float" office:value="0.000223">
            <text:p>0.000223</text:p>
          </table:table-cell>
          <table:table-cell office:value-type="float" office:value="0.000221">
            <text:p>0.000221</text:p>
          </table:table-cell>
          <table:table-cell office:value-type="float" office:value="0.000208">
            <text:p>0.000208</text:p>
          </table:table-cell>
          <table:table-cell office:value-type="float" office:value="0.000196">
            <text:p>0.000196</text:p>
          </table:table-cell>
          <table:table-cell table:number-columns-repeated="2" office:value-type="float" office:value="0.000195">
            <text:p>0.000195</text:p>
          </table:table-cell>
          <table:table-cell table:number-columns-repeated="2" office:value-type="float" office:value="0.000202">
            <text:p>0.000202</text:p>
          </table:table-cell>
          <table:table-cell office:value-type="float" office:value="0.000201">
            <text:p>0.000201</text:p>
          </table:table-cell>
          <table:table-cell office:value-type="float" office:value="0.00023">
            <text:p>0.00023</text:p>
          </table:table-cell>
          <table:table-cell office:value-type="float" office:value="0.000192">
            <text:p>0.000192</text:p>
          </table:table-cell>
          <table:table-cell office:value-type="float" office:value="0.000191">
            <text:p>0.000191</text:p>
          </table:table-cell>
          <table:table-cell office:value-type="float" office:value="0.000189">
            <text:p>0.000189</text:p>
          </table:table-cell>
          <table:table-cell office:value-type="float" office:value="0.000191">
            <text:p>0.000191</text:p>
          </table:table-cell>
          <table:table-cell office:value-type="float" office:value="0.000213">
            <text:p>0.000213</text:p>
          </table:table-cell>
          <table:table-cell office:value-type="float" office:value="0.000219">
            <text:p>0.000219</text:p>
          </table:table-cell>
          <table:table-cell office:value-type="float" office:value="0.000226">
            <text:p>0.000226</text:p>
          </table:table-cell>
          <table:table-cell table:formula="of:=AVERAGE([.B22:.AE22])" office:value-type="float" office:value="0.0002073">
            <text:p>0.0002073</text:p>
          </table:table-cell>
          <table:table-cell table:formula="of:=VAR([.B22:.AE22])" office:value-type="float" office:value="0.000000000129872413793103">
            <text:p>1.29872413793103E-010</text:p>
          </table:table-cell>
          <table:table-cell table:formula="of:=STDEV([.B22:.AE22])" office:value-type="float" office:value="0.000011396157852237">
            <text:p>1.1396157852237E-005</text:p>
          </table:table-cell>
          <table:table-cell table:formula="of:=CONFIDENCE(0.95;[.AH22];30)" office:value-type="float" office:value="0.000000130470496431817">
            <text:p>1.30470496431817E-007</text:p>
          </table:table-cell>
          <table:table-cell table:formula="of:=[.AF22]+[.AI22]" office:value-type="float" office:value="0.000207430470496432">
            <text:p>0.0002074305</text:p>
          </table:table-cell>
          <table:table-cell table:formula="of:=[.AF22]-[.AI22]" office:value-type="float" office:value="0.000207169529503568">
            <text:p>0.00020716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0232">
            <text:p>0.000232</text:p>
          </table:table-cell>
          <table:table-cell office:value-type="float" office:value="0.000233">
            <text:p>0.000233</text:p>
          </table:table-cell>
          <table:table-cell office:value-type="float" office:value="0.00024">
            <text:p>0.00024</text:p>
          </table:table-cell>
          <table:table-cell office:value-type="float" office:value="0.000209">
            <text:p>0.000209</text:p>
          </table:table-cell>
          <table:table-cell office:value-type="float" office:value="0.000218">
            <text:p>0.000218</text:p>
          </table:table-cell>
          <table:table-cell office:value-type="float" office:value="0.000243">
            <text:p>0.000243</text:p>
          </table:table-cell>
          <table:table-cell office:value-type="float" office:value="0.000237">
            <text:p>0.000237</text:p>
          </table:table-cell>
          <table:table-cell office:value-type="float" office:value="0.00024">
            <text:p>0.00024</text:p>
          </table:table-cell>
          <table:table-cell office:value-type="float" office:value="0.000214">
            <text:p>0.000214</text:p>
          </table:table-cell>
          <table:table-cell office:value-type="float" office:value="0.000215">
            <text:p>0.000215</text:p>
          </table:table-cell>
          <table:table-cell office:value-type="float" office:value="0.000238">
            <text:p>0.000238</text:p>
          </table:table-cell>
          <table:table-cell office:value-type="float" office:value="0.000242">
            <text:p>0.000242</text:p>
          </table:table-cell>
          <table:table-cell office:value-type="float" office:value="0.000244">
            <text:p>0.000244</text:p>
          </table:table-cell>
          <table:table-cell office:value-type="float" office:value="0.000234">
            <text:p>0.000234</text:p>
          </table:table-cell>
          <table:table-cell office:value-type="float" office:value="0.000207">
            <text:p>0.000207</text:p>
          </table:table-cell>
          <table:table-cell office:value-type="float" office:value="0.000255">
            <text:p>0.000255</text:p>
          </table:table-cell>
          <table:table-cell office:value-type="float" office:value="0.000246">
            <text:p>0.000246</text:p>
          </table:table-cell>
          <table:table-cell office:value-type="float" office:value="0.00024">
            <text:p>0.00024</text:p>
          </table:table-cell>
          <table:table-cell office:value-type="float" office:value="0.000233">
            <text:p>0.000233</text:p>
          </table:table-cell>
          <table:table-cell office:value-type="float" office:value="0.000227">
            <text:p>0.000227</text:p>
          </table:table-cell>
          <table:table-cell office:value-type="float" office:value="0.00024">
            <text:p>0.00024</text:p>
          </table:table-cell>
          <table:table-cell office:value-type="float" office:value="0.000239">
            <text:p>0.000239</text:p>
          </table:table-cell>
          <table:table-cell office:value-type="float" office:value="0.000233">
            <text:p>0.000233</text:p>
          </table:table-cell>
          <table:table-cell office:value-type="float" office:value="0.000225">
            <text:p>0.000225</text:p>
          </table:table-cell>
          <table:table-cell office:value-type="float" office:value="0.000226">
            <text:p>0.000226</text:p>
          </table:table-cell>
          <table:table-cell office:value-type="float" office:value="0.000224">
            <text:p>0.000224</text:p>
          </table:table-cell>
          <table:table-cell office:value-type="float" office:value="0.000238">
            <text:p>0.000238</text:p>
          </table:table-cell>
          <table:table-cell office:value-type="float" office:value="0.000245">
            <text:p>0.000245</text:p>
          </table:table-cell>
          <table:table-cell office:value-type="float" office:value="0.000208">
            <text:p>0.000208</text:p>
          </table:table-cell>
          <table:table-cell office:value-type="float" office:value="0.000209">
            <text:p>0.000209</text:p>
          </table:table-cell>
          <table:table-cell table:formula="of:=AVERAGE([.B23:.AE23])" office:value-type="float" office:value="0.000231133333333333">
            <text:p>0.0002311333</text:p>
          </table:table-cell>
          <table:table-cell table:formula="of:=VAR([.B23:.AE23])" office:value-type="float" office:value="0.000000000168533333333333">
            <text:p>1.68533333333333E-010</text:p>
          </table:table-cell>
          <table:table-cell table:formula="of:=STDEV([.B23:.AE23])" office:value-type="float" office:value="0.0000129820388742806">
            <text:p>0.000012982</text:p>
          </table:table-cell>
          <table:table-cell table:formula="of:=CONFIDENCE(0.95;[.AH23];30)" office:value-type="float" office:value="0.000000148626675638058">
            <text:p>1.48626675638058E-007</text:p>
          </table:table-cell>
          <table:table-cell table:formula="of:=[.AF23]+[.AI23]" office:value-type="float" office:value="0.000231281960008971">
            <text:p>0.000231282</text:p>
          </table:table-cell>
          <table:table-cell table:formula="of:=[.AF23]-[.AI23]" office:value-type="float" office:value="0.000230984706657695">
            <text:p>0.000230984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258">
            <text:p>0.000258</text:p>
          </table:table-cell>
          <table:table-cell office:value-type="float" office:value="0.000287">
            <text:p>0.000287</text:p>
          </table:table-cell>
          <table:table-cell office:value-type="float" office:value="0.000282">
            <text:p>0.000282</text:p>
          </table:table-cell>
          <table:table-cell office:value-type="float" office:value="0.000269">
            <text:p>0.000269</text:p>
          </table:table-cell>
          <table:table-cell office:value-type="float" office:value="0.000281">
            <text:p>0.000281</text:p>
          </table:table-cell>
          <table:table-cell office:value-type="float" office:value="0.00028">
            <text:p>0.00028</text:p>
          </table:table-cell>
          <table:table-cell office:value-type="float" office:value="0.000263">
            <text:p>0.000263</text:p>
          </table:table-cell>
          <table:table-cell office:value-type="float" office:value="0.000282">
            <text:p>0.000282</text:p>
          </table:table-cell>
          <table:table-cell office:value-type="float" office:value="0.000284">
            <text:p>0.000284</text:p>
          </table:table-cell>
          <table:table-cell office:value-type="float" office:value="0.000262">
            <text:p>0.000262</text:p>
          </table:table-cell>
          <table:table-cell office:value-type="float" office:value="0.000281">
            <text:p>0.000281</text:p>
          </table:table-cell>
          <table:table-cell office:value-type="float" office:value="0.000285">
            <text:p>0.000285</text:p>
          </table:table-cell>
          <table:table-cell office:value-type="float" office:value="0.000257">
            <text:p>0.000257</text:p>
          </table:table-cell>
          <table:table-cell office:value-type="float" office:value="0.000278">
            <text:p>0.000278</text:p>
          </table:table-cell>
          <table:table-cell office:value-type="float" office:value="0.000285">
            <text:p>0.000285</text:p>
          </table:table-cell>
          <table:table-cell office:value-type="float" office:value="0.000261">
            <text:p>0.000261</text:p>
          </table:table-cell>
          <table:table-cell office:value-type="float" office:value="0.000281">
            <text:p>0.000281</text:p>
          </table:table-cell>
          <table:table-cell office:value-type="float" office:value="0.000282">
            <text:p>0.000282</text:p>
          </table:table-cell>
          <table:table-cell office:value-type="float" office:value="0.000258">
            <text:p>0.000258</text:p>
          </table:table-cell>
          <table:table-cell office:value-type="float" office:value="0.00027">
            <text:p>0.00027</text:p>
          </table:table-cell>
          <table:table-cell office:value-type="float" office:value="0.00026">
            <text:p>0.00026</text:p>
          </table:table-cell>
          <table:table-cell office:value-type="float" office:value="0.000275">
            <text:p>0.000275</text:p>
          </table:table-cell>
          <table:table-cell office:value-type="float" office:value="0.00026">
            <text:p>0.00026</text:p>
          </table:table-cell>
          <table:table-cell office:value-type="float" office:value="0.000281">
            <text:p>0.000281</text:p>
          </table:table-cell>
          <table:table-cell office:value-type="float" office:value="0.000256">
            <text:p>0.000256</text:p>
          </table:table-cell>
          <table:table-cell office:value-type="float" office:value="0.000281">
            <text:p>0.000281</text:p>
          </table:table-cell>
          <table:table-cell office:value-type="float" office:value="0.000282">
            <text:p>0.000282</text:p>
          </table:table-cell>
          <table:table-cell office:value-type="float" office:value="0.000257">
            <text:p>0.000257</text:p>
          </table:table-cell>
          <table:table-cell office:value-type="float" office:value="0.000282">
            <text:p>0.000282</text:p>
          </table:table-cell>
          <table:table-cell office:value-type="float" office:value="0.000281">
            <text:p>0.000281</text:p>
          </table:table-cell>
          <table:table-cell table:formula="of:=AVERAGE([.B24:.AE24])" office:value-type="float" office:value="0.000273366666666667">
            <text:p>0.0002733667</text:p>
          </table:table-cell>
          <table:table-cell table:formula="of:=VAR([.B24:.AE24])" office:value-type="float" office:value="0.00000000011886091954023">
            <text:p>1.1886091954023E-010</text:p>
          </table:table-cell>
          <table:table-cell table:formula="of:=STDEV([.B24:.AE24])" office:value-type="float" office:value="0.0000109023355085151">
            <text:p>1.09023355085151E-005</text:p>
          </table:table-cell>
          <table:table-cell table:formula="of:=CONFIDENCE(0.95;[.AH24];30)" office:value-type="float" office:value="0.000000124816902723314">
            <text:p>1.24816902723314E-007</text:p>
          </table:table-cell>
          <table:table-cell table:formula="of:=[.AF24]+[.AI24]" office:value-type="float" office:value="0.00027349148356939">
            <text:p>0.0002734915</text:p>
          </table:table-cell>
          <table:table-cell table:formula="of:=[.AF24]-[.AI24]" office:value-type="float" office:value="0.000273241849763943">
            <text:p>0.00027324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286">
            <text:p>0.000286</text:p>
          </table:table-cell>
          <table:table-cell office:value-type="float" office:value="0.000287">
            <text:p>0.000287</text:p>
          </table:table-cell>
          <table:table-cell office:value-type="float" office:value="0.000318">
            <text:p>0.000318</text:p>
          </table:table-cell>
          <table:table-cell office:value-type="float" office:value="0.000294">
            <text:p>0.000294</text:p>
          </table:table-cell>
          <table:table-cell office:value-type="float" office:value="0.000313">
            <text:p>0.000313</text:p>
          </table:table-cell>
          <table:table-cell office:value-type="float" office:value="0.000311">
            <text:p>0.000311</text:p>
          </table:table-cell>
          <table:table-cell office:value-type="float" office:value="0.000293">
            <text:p>0.000293</text:p>
          </table:table-cell>
          <table:table-cell office:value-type="float" office:value="0.000316">
            <text:p>0.000316</text:p>
          </table:table-cell>
          <table:table-cell office:value-type="float" office:value="0.000302">
            <text:p>0.000302</text:p>
          </table:table-cell>
          <table:table-cell office:value-type="float" office:value="0.0003">
            <text:p>0.0003</text:p>
          </table:table-cell>
          <table:table-cell office:value-type="float" office:value="0.000311">
            <text:p>0.000311</text:p>
          </table:table-cell>
          <table:table-cell office:value-type="float" office:value="0.000317">
            <text:p>0.000317</text:p>
          </table:table-cell>
          <table:table-cell office:value-type="float" office:value="0.000295">
            <text:p>0.000295</text:p>
          </table:table-cell>
          <table:table-cell office:value-type="float" office:value="0.000314">
            <text:p>0.000314</text:p>
          </table:table-cell>
          <table:table-cell office:value-type="float" office:value="0.000294">
            <text:p>0.000294</text:p>
          </table:table-cell>
          <table:table-cell office:value-type="float" office:value="0.00031">
            <text:p>0.00031</text:p>
          </table:table-cell>
          <table:table-cell office:value-type="float" office:value="0.000319">
            <text:p>0.000319</text:p>
          </table:table-cell>
          <table:table-cell office:value-type="float" office:value="0.000295">
            <text:p>0.000295</text:p>
          </table:table-cell>
          <table:table-cell office:value-type="float" office:value="0.000315">
            <text:p>0.000315</text:p>
          </table:table-cell>
          <table:table-cell office:value-type="float" office:value="0.000293">
            <text:p>0.000293</text:p>
          </table:table-cell>
          <table:table-cell office:value-type="float" office:value="0.000318">
            <text:p>0.000318</text:p>
          </table:table-cell>
          <table:table-cell office:value-type="float" office:value="0.000312">
            <text:p>0.000312</text:p>
          </table:table-cell>
          <table:table-cell office:value-type="float" office:value="0.000295">
            <text:p>0.000295</text:p>
          </table:table-cell>
          <table:table-cell office:value-type="float" office:value="0.000313">
            <text:p>0.000313</text:p>
          </table:table-cell>
          <table:table-cell office:value-type="float" office:value="0.000294">
            <text:p>0.000294</text:p>
          </table:table-cell>
          <table:table-cell office:value-type="float" office:value="0.000276">
            <text:p>0.000276</text:p>
          </table:table-cell>
          <table:table-cell office:value-type="float" office:value="0.000312">
            <text:p>0.000312</text:p>
          </table:table-cell>
          <table:table-cell office:value-type="float" office:value="0.000294">
            <text:p>0.000294</text:p>
          </table:table-cell>
          <table:table-cell office:value-type="float" office:value="0.000289">
            <text:p>0.000289</text:p>
          </table:table-cell>
          <table:table-cell office:value-type="float" office:value="0.000312">
            <text:p>0.000312</text:p>
          </table:table-cell>
          <table:table-cell table:formula="of:=AVERAGE([.B25:.AE25])" office:value-type="float" office:value="0.000303266666666667">
            <text:p>0.0003032667</text:p>
          </table:table-cell>
          <table:table-cell table:formula="of:=VAR([.B25:.AE25])" office:value-type="float" office:value="0.000000000143098850574713">
            <text:p>1.43098850574713E-010</text:p>
          </table:table-cell>
          <table:table-cell table:formula="of:=STDEV([.B25:.AE25])" office:value-type="float" office:value="0.0000119623931792394">
            <text:p>1.19623931792394E-005</text:p>
          </table:table-cell>
          <table:table-cell table:formula="of:=CONFIDENCE(0.95;[.AH25];30)" office:value-type="float" office:value="0.000000136953120239694">
            <text:p>0.000000137</text:p>
          </table:table-cell>
          <table:table-cell table:formula="of:=[.AF25]+[.AI25]" office:value-type="float" office:value="0.000303403619786906">
            <text:p>0.0003034036</text:p>
          </table:table-cell>
          <table:table-cell table:formula="of:=[.AF25]-[.AI25]" office:value-type="float" office:value="0.000303129713546427">
            <text:p>0.00030312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327">
            <text:p>0.000327</text:p>
          </table:table-cell>
          <table:table-cell office:value-type="float" office:value="0.000299">
            <text:p>0.000299</text:p>
          </table:table-cell>
          <table:table-cell office:value-type="float" office:value="0.000339">
            <text:p>0.000339</text:p>
          </table:table-cell>
          <table:table-cell office:value-type="float" office:value="0.000297">
            <text:p>0.000297</text:p>
          </table:table-cell>
          <table:table-cell office:value-type="float" office:value="0.000331">
            <text:p>0.000331</text:p>
          </table:table-cell>
          <table:table-cell office:value-type="float" office:value="0.000326">
            <text:p>0.000326</text:p>
          </table:table-cell>
          <table:table-cell office:value-type="float" office:value="0.000305">
            <text:p>0.000305</text:p>
          </table:table-cell>
          <table:table-cell office:value-type="float" office:value="0.000343">
            <text:p>0.000343</text:p>
          </table:table-cell>
          <table:table-cell office:value-type="float" office:value="0.000307">
            <text:p>0.000307</text:p>
          </table:table-cell>
          <table:table-cell office:value-type="float" office:value="0.000327">
            <text:p>0.000327</text:p>
          </table:table-cell>
          <table:table-cell office:value-type="float" office:value="0.000333">
            <text:p>0.000333</text:p>
          </table:table-cell>
          <table:table-cell office:value-type="float" office:value="0.000309">
            <text:p>0.000309</text:p>
          </table:table-cell>
          <table:table-cell office:value-type="float" office:value="0.000325">
            <text:p>0.000325</text:p>
          </table:table-cell>
          <table:table-cell office:value-type="float" office:value="0.000289">
            <text:p>0.000289</text:p>
          </table:table-cell>
          <table:table-cell office:value-type="float" office:value="0.000332">
            <text:p>0.000332</text:p>
          </table:table-cell>
          <table:table-cell office:value-type="float" office:value="0.000308">
            <text:p>0.000308</text:p>
          </table:table-cell>
          <table:table-cell office:value-type="float" office:value="0.000314">
            <text:p>0.000314</text:p>
          </table:table-cell>
          <table:table-cell office:value-type="float" office:value="0.000322">
            <text:p>0.000322</text:p>
          </table:table-cell>
          <table:table-cell office:value-type="float" office:value="0.000297">
            <text:p>0.000297</text:p>
          </table:table-cell>
          <table:table-cell office:value-type="float" office:value="0.000336">
            <text:p>0.000336</text:p>
          </table:table-cell>
          <table:table-cell office:value-type="float" office:value="0.000317">
            <text:p>0.000317</text:p>
          </table:table-cell>
          <table:table-cell office:value-type="float" office:value="0.000299">
            <text:p>0.000299</text:p>
          </table:table-cell>
          <table:table-cell office:value-type="float" office:value="0.000336">
            <text:p>0.000336</text:p>
          </table:table-cell>
          <table:table-cell office:value-type="float" office:value="0.000318">
            <text:p>0.000318</text:p>
          </table:table-cell>
          <table:table-cell office:value-type="float" office:value="0.000331">
            <text:p>0.000331</text:p>
          </table:table-cell>
          <table:table-cell office:value-type="float" office:value="0.000308">
            <text:p>0.000308</text:p>
          </table:table-cell>
          <table:table-cell office:value-type="float" office:value="0.000332">
            <text:p>0.000332</text:p>
          </table:table-cell>
          <table:table-cell office:value-type="float" office:value="0.000308">
            <text:p>0.000308</text:p>
          </table:table-cell>
          <table:table-cell office:value-type="float" office:value="0.000331">
            <text:p>0.000331</text:p>
          </table:table-cell>
          <table:table-cell office:value-type="float" office:value="0.000299">
            <text:p>0.000299</text:p>
          </table:table-cell>
          <table:table-cell table:formula="of:=AVERAGE([.B26:.AE26])" office:value-type="float" office:value="0.000318166666666667">
            <text:p>0.0003181667</text:p>
          </table:table-cell>
          <table:table-cell table:formula="of:=VAR([.B26:.AE26])" office:value-type="float" office:value="0.000000000228350574712643">
            <text:p>2.28350574712643E-010</text:p>
          </table:table-cell>
          <table:table-cell table:formula="of:=STDEV([.B26:.AE26])" office:value-type="float" office:value="0.0000151112731003262">
            <text:p>1.51112731003262E-005</text:p>
          </table:table-cell>
          <table:table-cell table:formula="of:=CONFIDENCE(0.95;[.AH26];30)" office:value-type="float" office:value="0.000000173003509488009">
            <text:p>0.000000173</text:p>
          </table:table-cell>
          <table:table-cell table:formula="of:=[.AF26]+[.AI26]" office:value-type="float" office:value="0.000318339670176155">
            <text:p>0.0003183397</text:p>
          </table:table-cell>
          <table:table-cell table:formula="of:=[.AF26]-[.AI26]" office:value-type="float" office:value="0.000317993663157179">
            <text:p>0.000317993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0357">
            <text:p>0.000357</text:p>
          </table:table-cell>
          <table:table-cell office:value-type="float" office:value="0.000335">
            <text:p>0.000335</text:p>
          </table:table-cell>
          <table:table-cell office:value-type="float" office:value="0.000361">
            <text:p>0.000361</text:p>
          </table:table-cell>
          <table:table-cell office:value-type="float" office:value="0.000328">
            <text:p>0.000328</text:p>
          </table:table-cell>
          <table:table-cell office:value-type="float" office:value="0.000326">
            <text:p>0.000326</text:p>
          </table:table-cell>
          <table:table-cell office:value-type="float" office:value="0.000352">
            <text:p>0.000352</text:p>
          </table:table-cell>
          <table:table-cell office:value-type="float" office:value="0.000329">
            <text:p>0.000329</text:p>
          </table:table-cell>
          <table:table-cell office:value-type="float" office:value="0.000363">
            <text:p>0.000363</text:p>
          </table:table-cell>
          <table:table-cell office:value-type="float" office:value="0.00034">
            <text:p>0.00034</text:p>
          </table:table-cell>
          <table:table-cell office:value-type="float" office:value="0.000365">
            <text:p>0.000365</text:p>
          </table:table-cell>
          <table:table-cell office:value-type="float" office:value="0.000331">
            <text:p>0.000331</text:p>
          </table:table-cell>
          <table:table-cell office:value-type="float" office:value="0.000381">
            <text:p>0.000381</text:p>
          </table:table-cell>
          <table:table-cell office:value-type="float" office:value="0.000334">
            <text:p>0.000334</text:p>
          </table:table-cell>
          <table:table-cell office:value-type="float" office:value="0.000361">
            <text:p>0.000361</text:p>
          </table:table-cell>
          <table:table-cell office:value-type="float" office:value="0.000371">
            <text:p>0.000371</text:p>
          </table:table-cell>
          <table:table-cell office:value-type="float" office:value="0.000358">
            <text:p>0.000358</text:p>
          </table:table-cell>
          <table:table-cell office:value-type="float" office:value="0.000356">
            <text:p>0.000356</text:p>
          </table:table-cell>
          <table:table-cell office:value-type="float" office:value="0.000332">
            <text:p>0.000332</text:p>
          </table:table-cell>
          <table:table-cell office:value-type="float" office:value="0.000363">
            <text:p>0.000363</text:p>
          </table:table-cell>
          <table:table-cell office:value-type="float" office:value="0.00036">
            <text:p>0.00036</text:p>
          </table:table-cell>
          <table:table-cell office:value-type="float" office:value="0.000363">
            <text:p>0.000363</text:p>
          </table:table-cell>
          <table:table-cell office:value-type="float" office:value="0.000364">
            <text:p>0.000364</text:p>
          </table:table-cell>
          <table:table-cell office:value-type="float" office:value="0.000328">
            <text:p>0.000328</text:p>
          </table:table-cell>
          <table:table-cell office:value-type="float" office:value="0.00036">
            <text:p>0.00036</text:p>
          </table:table-cell>
          <table:table-cell office:value-type="float" office:value="0.000341">
            <text:p>0.000341</text:p>
          </table:table-cell>
          <table:table-cell office:value-type="float" office:value="0.000359">
            <text:p>0.000359</text:p>
          </table:table-cell>
          <table:table-cell office:value-type="float" office:value="0.000356">
            <text:p>0.000356</text:p>
          </table:table-cell>
          <table:table-cell office:value-type="float" office:value="0.000358">
            <text:p>0.000358</text:p>
          </table:table-cell>
          <table:table-cell office:value-type="float" office:value="0.000347">
            <text:p>0.000347</text:p>
          </table:table-cell>
          <table:table-cell office:value-type="float" office:value="0.000348">
            <text:p>0.000348</text:p>
          </table:table-cell>
          <table:table-cell table:formula="of:=AVERAGE([.B27:.AE27])" office:value-type="float" office:value="0.0003509">
            <text:p>0.0003509</text:p>
          </table:table-cell>
          <table:table-cell table:formula="of:=VAR([.B27:.AE27])" office:value-type="float" office:value="0.000000000221610344827586">
            <text:p>2.21610344827586E-010</text:p>
          </table:table-cell>
          <table:table-cell table:formula="of:=STDEV([.B27:.AE27])" office:value-type="float" office:value="0.0000148865827115422">
            <text:p>1.48865827115422E-005</text:p>
          </table:table-cell>
          <table:table-cell table:formula="of:=CONFIDENCE(0.95;[.AH27];30)" office:value-type="float" office:value="0.000000170431110355931">
            <text:p>1.70431110355931E-007</text:p>
          </table:table-cell>
          <table:table-cell table:formula="of:=[.AF27]+[.AI27]" office:value-type="float" office:value="0.000351070431110356">
            <text:p>0.0003510704</text:p>
          </table:table-cell>
          <table:table-cell table:formula="of:=[.AF27]-[.AI27]" office:value-type="float" office:value="0.000350729568889644">
            <text:p>0.00035072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377">
            <text:p>0.000377</text:p>
          </table:table-cell>
          <table:table-cell office:value-type="float" office:value="0.000379">
            <text:p>0.000379</text:p>
          </table:table-cell>
          <table:table-cell office:value-type="float" office:value="0.00036">
            <text:p>0.00036</text:p>
          </table:table-cell>
          <table:table-cell office:value-type="float" office:value="0.000383">
            <text:p>0.000383</text:p>
          </table:table-cell>
          <table:table-cell office:value-type="float" office:value="0.000385">
            <text:p>0.000385</text:p>
          </table:table-cell>
          <table:table-cell office:value-type="float" office:value="0.000384">
            <text:p>0.000384</text:p>
          </table:table-cell>
          <table:table-cell office:value-type="float" office:value="0.000348">
            <text:p>0.000348</text:p>
          </table:table-cell>
          <table:table-cell office:value-type="float" office:value="0.000362">
            <text:p>0.000362</text:p>
          </table:table-cell>
          <table:table-cell office:value-type="float" office:value="0.000347">
            <text:p>0.000347</text:p>
          </table:table-cell>
          <table:table-cell office:value-type="float" office:value="0.000383">
            <text:p>0.000383</text:p>
          </table:table-cell>
          <table:table-cell office:value-type="float" office:value="0.000377">
            <text:p>0.000377</text:p>
          </table:table-cell>
          <table:table-cell office:value-type="float" office:value="0.000357">
            <text:p>0.000357</text:p>
          </table:table-cell>
          <table:table-cell office:value-type="float" office:value="0.00035">
            <text:p>0.00035</text:p>
          </table:table-cell>
          <table:table-cell office:value-type="float" office:value="0.000386">
            <text:p>0.000386</text:p>
          </table:table-cell>
          <table:table-cell office:value-type="float" office:value="0.000362">
            <text:p>0.000362</text:p>
          </table:table-cell>
          <table:table-cell office:value-type="float" office:value="0.000392">
            <text:p>0.000392</text:p>
          </table:table-cell>
          <table:table-cell office:value-type="float" office:value="0.000379">
            <text:p>0.000379</text:p>
          </table:table-cell>
          <table:table-cell office:value-type="float" office:value="0.00039">
            <text:p>0.00039</text:p>
          </table:table-cell>
          <table:table-cell office:value-type="float" office:value="0.000378">
            <text:p>0.000378</text:p>
          </table:table-cell>
          <table:table-cell office:value-type="float" office:value="0.000387">
            <text:p>0.000387</text:p>
          </table:table-cell>
          <table:table-cell office:value-type="float" office:value="0.000389">
            <text:p>0.000389</text:p>
          </table:table-cell>
          <table:table-cell office:value-type="float" office:value="0.000347">
            <text:p>0.000347</text:p>
          </table:table-cell>
          <table:table-cell office:value-type="float" office:value="0.000383">
            <text:p>0.000383</text:p>
          </table:table-cell>
          <table:table-cell office:value-type="float" office:value="0.00036">
            <text:p>0.00036</text:p>
          </table:table-cell>
          <table:table-cell office:value-type="float" office:value="0.000348">
            <text:p>0.000348</text:p>
          </table:table-cell>
          <table:table-cell office:value-type="float" office:value="0.000377">
            <text:p>0.000377</text:p>
          </table:table-cell>
          <table:table-cell office:value-type="float" office:value="0.000372">
            <text:p>0.000372</text:p>
          </table:table-cell>
          <table:table-cell office:value-type="float" office:value="0.000378">
            <text:p>0.000378</text:p>
          </table:table-cell>
          <table:table-cell office:value-type="float" office:value="0.000347">
            <text:p>0.000347</text:p>
          </table:table-cell>
          <table:table-cell office:value-type="float" office:value="0.000364">
            <text:p>0.000364</text:p>
          </table:table-cell>
          <table:table-cell table:formula="of:=AVERAGE([.B28:.AE28])" office:value-type="float" office:value="0.000371033333333333">
            <text:p>0.0003710333</text:p>
          </table:table-cell>
          <table:table-cell table:formula="of:=VAR([.B28:.AE28])" office:value-type="float" office:value="0.000000000228102298850575">
            <text:p>2.28102298850575E-010</text:p>
          </table:table-cell>
          <table:table-cell table:formula="of:=STDEV([.B28:.AE28])" office:value-type="float" office:value="0.0000151030559440987">
            <text:p>1.51030559440987E-005</text:p>
          </table:table-cell>
          <table:table-cell table:formula="of:=CONFIDENCE(0.95;[.AH28];30)" office:value-type="float" office:value="0.000000172909434233334">
            <text:p>1.72909434233334E-007</text:p>
          </table:table-cell>
          <table:table-cell table:formula="of:=[.AF28]+[.AI28]" office:value-type="float" office:value="0.000371206242767567">
            <text:p>0.0003712062</text:p>
          </table:table-cell>
          <table:table-cell table:formula="of:=[.AF28]-[.AI28]" office:value-type="float" office:value="0.0003708604238991">
            <text:p>0.000370860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374">
            <text:p>0.000374</text:p>
          </table:table-cell>
          <table:table-cell office:value-type="float" office:value="0.000383">
            <text:p>0.000383</text:p>
          </table:table-cell>
          <table:table-cell office:value-type="float" office:value="0.000404">
            <text:p>0.000404</text:p>
          </table:table-cell>
          <table:table-cell office:value-type="float" office:value="0.000398">
            <text:p>0.000398</text:p>
          </table:table-cell>
          <table:table-cell office:value-type="float" office:value="0.000401">
            <text:p>0.000401</text:p>
          </table:table-cell>
          <table:table-cell office:value-type="float" office:value="0.000384">
            <text:p>0.000384</text:p>
          </table:table-cell>
          <table:table-cell office:value-type="float" office:value="0.000404">
            <text:p>0.000404</text:p>
          </table:table-cell>
          <table:table-cell office:value-type="float" office:value="0.000411">
            <text:p>0.000411</text:p>
          </table:table-cell>
          <table:table-cell office:value-type="float" office:value="0.000401">
            <text:p>0.000401</text:p>
          </table:table-cell>
          <table:table-cell office:value-type="float" office:value="0.000382">
            <text:p>0.000382</text:p>
          </table:table-cell>
          <table:table-cell office:value-type="float" office:value="0.000399">
            <text:p>0.000399</text:p>
          </table:table-cell>
          <table:table-cell office:value-type="float" office:value="0.000411">
            <text:p>0.000411</text:p>
          </table:table-cell>
          <table:table-cell office:value-type="float" office:value="0.000406">
            <text:p>0.000406</text:p>
          </table:table-cell>
          <table:table-cell office:value-type="float" office:value="0.000413">
            <text:p>0.000413</text:p>
          </table:table-cell>
          <table:table-cell office:value-type="float" office:value="0.000389">
            <text:p>0.000389</text:p>
          </table:table-cell>
          <table:table-cell office:value-type="float" office:value="0.000404">
            <text:p>0.000404</text:p>
          </table:table-cell>
          <table:table-cell office:value-type="float" office:value="0.000378">
            <text:p>0.000378</text:p>
          </table:table-cell>
          <table:table-cell office:value-type="float" office:value="0.000377">
            <text:p>0.000377</text:p>
          </table:table-cell>
          <table:table-cell office:value-type="float" office:value="0.000405">
            <text:p>0.000405</text:p>
          </table:table-cell>
          <table:table-cell office:value-type="float" office:value="0.000377">
            <text:p>0.000377</text:p>
          </table:table-cell>
          <table:table-cell office:value-type="float" office:value="0.0004">
            <text:p>0.0004</text:p>
          </table:table-cell>
          <table:table-cell office:value-type="float" office:value="0.000404">
            <text:p>0.000404</text:p>
          </table:table-cell>
          <table:table-cell office:value-type="float" office:value="0.000392">
            <text:p>0.000392</text:p>
          </table:table-cell>
          <table:table-cell office:value-type="float" office:value="0.000396">
            <text:p>0.000396</text:p>
          </table:table-cell>
          <table:table-cell office:value-type="float" office:value="0.000401">
            <text:p>0.000401</text:p>
          </table:table-cell>
          <table:table-cell office:value-type="float" office:value="0.000395">
            <text:p>0.000395</text:p>
          </table:table-cell>
          <table:table-cell office:value-type="float" office:value="0.000383">
            <text:p>0.000383</text:p>
          </table:table-cell>
          <table:table-cell office:value-type="float" office:value="0.000405">
            <text:p>0.000405</text:p>
          </table:table-cell>
          <table:table-cell office:value-type="float" office:value="0.000382">
            <text:p>0.000382</text:p>
          </table:table-cell>
          <table:table-cell office:value-type="float" office:value="0.000381">
            <text:p>0.000381</text:p>
          </table:table-cell>
          <table:table-cell table:formula="of:=AVERAGE([.B29:.AE29])" office:value-type="float" office:value="0.000394666666666666">
            <text:p>0.0003946667</text:p>
          </table:table-cell>
          <table:table-cell table:formula="of:=VAR([.B29:.AE29])" office:value-type="float" office:value="0.000000000138022988505747">
            <text:p>1.38022988505747E-010</text:p>
          </table:table-cell>
          <table:table-cell table:formula="of:=STDEV([.B29:.AE29])" office:value-type="float" office:value="0.000011748318539508">
            <text:p>1.1748318539508E-005</text:p>
          </table:table-cell>
          <table:table-cell table:formula="of:=CONFIDENCE(0.95;[.AH29];30)" office:value-type="float" office:value="0.000000134502256985484">
            <text:p>1.34502256985484E-007</text:p>
          </table:table-cell>
          <table:table-cell table:formula="of:=[.AF29]+[.AI29]" office:value-type="float" office:value="0.000394801168923652">
            <text:p>0.0003948012</text:p>
          </table:table-cell>
          <table:table-cell table:formula="of:=[.AF29]-[.AI29]" office:value-type="float" office:value="0.000394532164409681">
            <text:p>0.00039453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407">
            <text:p>0.000407</text:p>
          </table:table-cell>
          <table:table-cell office:value-type="float" office:value="0.00038">
            <text:p>0.00038</text:p>
          </table:table-cell>
          <table:table-cell office:value-type="float" office:value="0.000425">
            <text:p>0.000425</text:p>
          </table:table-cell>
          <table:table-cell office:value-type="float" office:value="0.000424">
            <text:p>0.000424</text:p>
          </table:table-cell>
          <table:table-cell office:value-type="float" office:value="0.000399">
            <text:p>0.000399</text:p>
          </table:table-cell>
          <table:table-cell office:value-type="float" office:value="0.000405">
            <text:p>0.000405</text:p>
          </table:table-cell>
          <table:table-cell office:value-type="float" office:value="0.000396">
            <text:p>0.000396</text:p>
          </table:table-cell>
          <table:table-cell office:value-type="float" office:value="0.000419">
            <text:p>0.000419</text:p>
          </table:table-cell>
          <table:table-cell office:value-type="float" office:value="0.000412">
            <text:p>0.000412</text:p>
          </table:table-cell>
          <table:table-cell office:value-type="float" office:value="0.000409">
            <text:p>0.000409</text:p>
          </table:table-cell>
          <table:table-cell office:value-type="float" office:value="0.00043">
            <text:p>0.00043</text:p>
          </table:table-cell>
          <table:table-cell office:value-type="float" office:value="0.000411">
            <text:p>0.000411</text:p>
          </table:table-cell>
          <table:table-cell office:value-type="float" office:value="0.000378">
            <text:p>0.000378</text:p>
          </table:table-cell>
          <table:table-cell office:value-type="float" office:value="0.000429">
            <text:p>0.000429</text:p>
          </table:table-cell>
          <table:table-cell office:value-type="float" office:value="0.000377">
            <text:p>0.000377</text:p>
          </table:table-cell>
          <table:table-cell office:value-type="float" office:value="0.000387">
            <text:p>0.000387</text:p>
          </table:table-cell>
          <table:table-cell office:value-type="float" office:value="0.00043">
            <text:p>0.00043</text:p>
          </table:table-cell>
          <table:table-cell office:value-type="float" office:value="0.000389">
            <text:p>0.000389</text:p>
          </table:table-cell>
          <table:table-cell office:value-type="float" office:value="0.000407">
            <text:p>0.000407</text:p>
          </table:table-cell>
          <table:table-cell office:value-type="float" office:value="0.000403">
            <text:p>0.000403</text:p>
          </table:table-cell>
          <table:table-cell office:value-type="float" office:value="0.000417">
            <text:p>0.000417</text:p>
          </table:table-cell>
          <table:table-cell office:value-type="float" office:value="0.000423">
            <text:p>0.000423</text:p>
          </table:table-cell>
          <table:table-cell office:value-type="float" office:value="0.000422">
            <text:p>0.000422</text:p>
          </table:table-cell>
          <table:table-cell office:value-type="float" office:value="0.000424">
            <text:p>0.000424</text:p>
          </table:table-cell>
          <table:table-cell office:value-type="float" office:value="0.000425">
            <text:p>0.000425</text:p>
          </table:table-cell>
          <table:table-cell office:value-type="float" office:value="0.000401">
            <text:p>0.000401</text:p>
          </table:table-cell>
          <table:table-cell office:value-type="float" office:value="0.000394">
            <text:p>0.000394</text:p>
          </table:table-cell>
          <table:table-cell office:value-type="float" office:value="0.000419">
            <text:p>0.000419</text:p>
          </table:table-cell>
          <table:table-cell office:value-type="float" office:value="0.000394">
            <text:p>0.000394</text:p>
          </table:table-cell>
          <table:table-cell office:value-type="float" office:value="0.00042">
            <text:p>0.00042</text:p>
          </table:table-cell>
          <table:table-cell table:formula="of:=AVERAGE([.B30:.AE30])" office:value-type="float" office:value="0.000408533333333333">
            <text:p>0.0004085333</text:p>
          </table:table-cell>
          <table:table-cell table:formula="of:=VAR([.B30:.AE30])" office:value-type="float" office:value="0.000000000260464367816092">
            <text:p>2.60464367816092E-010</text:p>
          </table:table-cell>
          <table:table-cell table:formula="of:=STDEV([.B30:.AE30])" office:value-type="float" office:value="0.0000161389085075817">
            <text:p>1.61389085075817E-005</text:p>
          </table:table-cell>
          <table:table-cell table:formula="of:=CONFIDENCE(0.95;[.AH30];30)" office:value-type="float" office:value="0.000000184768536216663">
            <text:p>1.84768536216663E-007</text:p>
          </table:table-cell>
          <table:table-cell table:formula="of:=[.AF30]+[.AI30]" office:value-type="float" office:value="0.00040871810186955">
            <text:p>0.0004087181</text:p>
          </table:table-cell>
          <table:table-cell table:formula="of:=[.AF30]-[.AI30]" office:value-type="float" office:value="0.000408348564797117">
            <text:p>0.00040834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444">
            <text:p>0.000444</text:p>
          </table:table-cell>
          <table:table-cell office:value-type="float" office:value="0.000421">
            <text:p>0.000421</text:p>
          </table:table-cell>
          <table:table-cell office:value-type="float" office:value="0.00042">
            <text:p>0.00042</text:p>
          </table:table-cell>
          <table:table-cell office:value-type="float" office:value="0.000458">
            <text:p>0.000458</text:p>
          </table:table-cell>
          <table:table-cell office:value-type="float" office:value="0.000457">
            <text:p>0.000457</text:p>
          </table:table-cell>
          <table:table-cell office:value-type="float" office:value="0.000455">
            <text:p>0.000455</text:p>
          </table:table-cell>
          <table:table-cell office:value-type="float" office:value="0.000414">
            <text:p>0.000414</text:p>
          </table:table-cell>
          <table:table-cell office:value-type="float" office:value="0.000413">
            <text:p>0.000413</text:p>
          </table:table-cell>
          <table:table-cell office:value-type="float" office:value="0.000459">
            <text:p>0.000459</text:p>
          </table:table-cell>
          <table:table-cell office:value-type="float" office:value="0.000409">
            <text:p>0.000409</text:p>
          </table:table-cell>
          <table:table-cell office:value-type="float" office:value="0.000413">
            <text:p>0.000413</text:p>
          </table:table-cell>
          <table:table-cell office:value-type="float" office:value="0.000461">
            <text:p>0.000461</text:p>
          </table:table-cell>
          <table:table-cell table:number-columns-repeated="2" office:value-type="float" office:value="0.000408">
            <text:p>0.000408</text:p>
          </table:table-cell>
          <table:table-cell office:value-type="float" office:value="0.000466">
            <text:p>0.000466</text:p>
          </table:table-cell>
          <table:table-cell office:value-type="float" office:value="0.000411">
            <text:p>0.000411</text:p>
          </table:table-cell>
          <table:table-cell office:value-type="float" office:value="0.000407">
            <text:p>0.000407</text:p>
          </table:table-cell>
          <table:table-cell office:value-type="float" office:value="0.000457">
            <text:p>0.000457</text:p>
          </table:table-cell>
          <table:table-cell office:value-type="float" office:value="0.000455">
            <text:p>0.000455</text:p>
          </table:table-cell>
          <table:table-cell table:number-columns-repeated="2" office:value-type="float" office:value="0.000424">
            <text:p>0.000424</text:p>
          </table:table-cell>
          <table:table-cell office:value-type="float" office:value="0.000458">
            <text:p>0.000458</text:p>
          </table:table-cell>
          <table:table-cell office:value-type="float" office:value="0.00046">
            <text:p>0.00046</text:p>
          </table:table-cell>
          <table:table-cell office:value-type="float" office:value="0.000408">
            <text:p>0.000408</text:p>
          </table:table-cell>
          <table:table-cell office:value-type="float" office:value="0.000466">
            <text:p>0.000466</text:p>
          </table:table-cell>
          <table:table-cell office:value-type="float" office:value="0.000461">
            <text:p>0.000461</text:p>
          </table:table-cell>
          <table:table-cell office:value-type="float" office:value="0.000409">
            <text:p>0.000409</text:p>
          </table:table-cell>
          <table:table-cell office:value-type="float" office:value="0.000408">
            <text:p>0.000408</text:p>
          </table:table-cell>
          <table:table-cell office:value-type="float" office:value="0.000463">
            <text:p>0.000463</text:p>
          </table:table-cell>
          <table:table-cell office:value-type="float" office:value="0.00042">
            <text:p>0.00042</text:p>
          </table:table-cell>
          <table:table-cell table:formula="of:=AVERAGE([.B31:.AE31])" office:value-type="float" office:value="0.000434566666666667">
            <text:p>0.0004345667</text:p>
          </table:table-cell>
          <table:table-cell table:formula="of:=VAR([.B31:.AE31])" office:value-type="float" office:value="0.000000000554667816091954">
            <text:p>5.54667816091954E-010</text:p>
          </table:table-cell>
          <table:table-cell table:formula="of:=STDEV([.B31:.AE31])" office:value-type="float" office:value="0.0000235513867127172">
            <text:p>2.35513867127172E-005</text:p>
          </table:table-cell>
          <table:table-cell table:formula="of:=CONFIDENCE(0.95;[.AH31];30)" office:value-type="float" office:value="0.000000269631322758727">
            <text:p>2.69631322758727E-007</text:p>
          </table:table-cell>
          <table:table-cell table:formula="of:=[.AF31]+[.AI31]" office:value-type="float" office:value="0.000434836297989425">
            <text:p>0.0004348363</text:p>
          </table:table-cell>
          <table:table-cell table:formula="of:=[.AF31]-[.AI31]" office:value-type="float" office:value="0.000434297035343908">
            <text:p>0.00043429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463">
            <text:p>0.000463</text:p>
          </table:table-cell>
          <table:table-cell office:value-type="float" office:value="0.00047">
            <text:p>0.00047</text:p>
          </table:table-cell>
          <table:table-cell office:value-type="float" office:value="0.000481">
            <text:p>0.000481</text:p>
          </table:table-cell>
          <table:table-cell office:value-type="float" office:value="0.000445">
            <text:p>0.000445</text:p>
          </table:table-cell>
          <table:table-cell office:value-type="float" office:value="0.000495">
            <text:p>0.000495</text:p>
          </table:table-cell>
          <table:table-cell office:value-type="float" office:value="0.000433">
            <text:p>0.000433</text:p>
          </table:table-cell>
          <table:table-cell office:value-type="float" office:value="0.000448">
            <text:p>0.000448</text:p>
          </table:table-cell>
          <table:table-cell office:value-type="float" office:value="0.000441">
            <text:p>0.000441</text:p>
          </table:table-cell>
          <table:table-cell office:value-type="float" office:value="0.000461">
            <text:p>0.000461</text:p>
          </table:table-cell>
          <table:table-cell office:value-type="float" office:value="0.000446">
            <text:p>0.000446</text:p>
          </table:table-cell>
          <table:table-cell office:value-type="float" office:value="0.000491">
            <text:p>0.000491</text:p>
          </table:table-cell>
          <table:table-cell office:value-type="float" office:value="0.000484">
            <text:p>0.000484</text:p>
          </table:table-cell>
          <table:table-cell office:value-type="float" office:value="0.000459">
            <text:p>0.000459</text:p>
          </table:table-cell>
          <table:table-cell office:value-type="float" office:value="0.000452">
            <text:p>0.000452</text:p>
          </table:table-cell>
          <table:table-cell table:number-columns-repeated="2" office:value-type="float" office:value="0.000442">
            <text:p>0.000442</text:p>
          </table:table-cell>
          <table:table-cell office:value-type="float" office:value="0.000486">
            <text:p>0.000486</text:p>
          </table:table-cell>
          <table:table-cell office:value-type="float" office:value="0.000462">
            <text:p>0.000462</text:p>
          </table:table-cell>
          <table:table-cell office:value-type="float" office:value="0.000444">
            <text:p>0.000444</text:p>
          </table:table-cell>
          <table:table-cell office:value-type="float" office:value="0.00044">
            <text:p>0.00044</text:p>
          </table:table-cell>
          <table:table-cell office:value-type="float" office:value="0.000484">
            <text:p>0.000484</text:p>
          </table:table-cell>
          <table:table-cell office:value-type="float" office:value="0.000461">
            <text:p>0.000461</text:p>
          </table:table-cell>
          <table:table-cell office:value-type="float" office:value="0.000446">
            <text:p>0.000446</text:p>
          </table:table-cell>
          <table:table-cell office:value-type="float" office:value="0.000447">
            <text:p>0.000447</text:p>
          </table:table-cell>
          <table:table-cell office:value-type="float" office:value="0.000485">
            <text:p>0.000485</text:p>
          </table:table-cell>
          <table:table-cell office:value-type="float" office:value="0.000484">
            <text:p>0.000484</text:p>
          </table:table-cell>
          <table:table-cell office:value-type="float" office:value="0.000486">
            <text:p>0.000486</text:p>
          </table:table-cell>
          <table:table-cell office:value-type="float" office:value="0.000442">
            <text:p>0.000442</text:p>
          </table:table-cell>
          <table:table-cell office:value-type="float" office:value="0.000435">
            <text:p>0.000435</text:p>
          </table:table-cell>
          <table:table-cell office:value-type="float" office:value="0.00046">
            <text:p>0.00046</text:p>
          </table:table-cell>
          <table:table-cell table:formula="of:=AVERAGE([.B32:.AE32])" office:value-type="float" office:value="0.0004605">
            <text:p>0.0004605</text:p>
          </table:table-cell>
          <table:table-cell table:formula="of:=VAR([.B32:.AE32])" office:value-type="float" office:value="0.000000000371637931034483">
            <text:p>3.71637931034483E-010</text:p>
          </table:table-cell>
          <table:table-cell table:formula="of:=STDEV([.B32:.AE32])" office:value-type="float" office:value="0.0000192779130362828">
            <text:p>1.92779130362828E-005</text:p>
          </table:table-cell>
          <table:table-cell table:formula="of:=CONFIDENCE(0.95;[.AH32];30)" office:value-type="float" office:value="0.000000220705865663268">
            <text:p>2.20705865663268E-007</text:p>
          </table:table-cell>
          <table:table-cell table:formula="of:=[.AF32]+[.AI32]" office:value-type="float" office:value="0.000460720705865663">
            <text:p>0.0004607207</text:p>
          </table:table-cell>
          <table:table-cell table:formula="of:=[.AF32]-[.AI32]" office:value-type="float" office:value="0.000460279294134337">
            <text:p>0.000460279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486">
            <text:p>0.000486</text:p>
          </table:table-cell>
          <table:table-cell office:value-type="float" office:value="0.000455">
            <text:p>0.000455</text:p>
          </table:table-cell>
          <table:table-cell office:value-type="float" office:value="0.000469">
            <text:p>0.000469</text:p>
          </table:table-cell>
          <table:table-cell office:value-type="float" office:value="0.000452">
            <text:p>0.000452</text:p>
          </table:table-cell>
          <table:table-cell office:value-type="float" office:value="0.000515">
            <text:p>0.000515</text:p>
          </table:table-cell>
          <table:table-cell office:value-type="float" office:value="0.000514">
            <text:p>0.000514</text:p>
          </table:table-cell>
          <table:table-cell office:value-type="float" office:value="0.000503">
            <text:p>0.000503</text:p>
          </table:table-cell>
          <table:table-cell office:value-type="float" office:value="0.000504">
            <text:p>0.000504</text:p>
          </table:table-cell>
          <table:table-cell office:value-type="float" office:value="0.000505">
            <text:p>0.000505</text:p>
          </table:table-cell>
          <table:table-cell office:value-type="float" office:value="0.000491">
            <text:p>0.000491</text:p>
          </table:table-cell>
          <table:table-cell table:number-columns-repeated="2" office:value-type="float" office:value="0.000509">
            <text:p>0.000509</text:p>
          </table:table-cell>
          <table:table-cell office:value-type="float" office:value="0.000511">
            <text:p>0.000511</text:p>
          </table:table-cell>
          <table:table-cell office:value-type="float" office:value="0.000496">
            <text:p>0.000496</text:p>
          </table:table-cell>
          <table:table-cell office:value-type="float" office:value="0.000466">
            <text:p>0.000466</text:p>
          </table:table-cell>
          <table:table-cell office:value-type="float" office:value="0.000479">
            <text:p>0.000479</text:p>
          </table:table-cell>
          <table:table-cell office:value-type="float" office:value="0.000454">
            <text:p>0.000454</text:p>
          </table:table-cell>
          <table:table-cell office:value-type="float" office:value="0.000471">
            <text:p>0.000471</text:p>
          </table:table-cell>
          <table:table-cell office:value-type="float" office:value="0.000504">
            <text:p>0.000504</text:p>
          </table:table-cell>
          <table:table-cell office:value-type="float" office:value="0.000505">
            <text:p>0.000505</text:p>
          </table:table-cell>
          <table:table-cell office:value-type="float" office:value="0.000502">
            <text:p>0.000502</text:p>
          </table:table-cell>
          <table:table-cell office:value-type="float" office:value="0.000463">
            <text:p>0.000463</text:p>
          </table:table-cell>
          <table:table-cell office:value-type="float" office:value="0.000494">
            <text:p>0.000494</text:p>
          </table:table-cell>
          <table:table-cell office:value-type="float" office:value="0.000449">
            <text:p>0.000449</text:p>
          </table:table-cell>
          <table:table-cell office:value-type="float" office:value="0.000502">
            <text:p>0.000502</text:p>
          </table:table-cell>
          <table:table-cell office:value-type="float" office:value="0.000492">
            <text:p>0.000492</text:p>
          </table:table-cell>
          <table:table-cell office:value-type="float" office:value="0.000516">
            <text:p>0.000516</text:p>
          </table:table-cell>
          <table:table-cell office:value-type="float" office:value="0.000514">
            <text:p>0.000514</text:p>
          </table:table-cell>
          <table:table-cell office:value-type="float" office:value="0.000516">
            <text:p>0.000516</text:p>
          </table:table-cell>
          <table:table-cell office:value-type="float" office:value="0.000503">
            <text:p>0.000503</text:p>
          </table:table-cell>
          <table:table-cell table:formula="of:=AVERAGE([.B33:.AE33])" office:value-type="float" office:value="0.000491633333333333">
            <text:p>0.0004916333</text:p>
          </table:table-cell>
          <table:table-cell table:formula="of:=VAR([.B33:.AE33])" office:value-type="float" office:value="0.000000000469895402298851">
            <text:p>4.69895402298851E-010</text:p>
          </table:table-cell>
          <table:table-cell table:formula="of:=STDEV([.B33:.AE33])" office:value-type="float" office:value="0.0000216770708883569">
            <text:p>2.16770708883569E-005</text:p>
          </table:table-cell>
          <table:table-cell table:formula="of:=CONFIDENCE(0.95;[.AH33];30)" office:value-type="float" office:value="0.000000248172957646112">
            <text:p>2.48172957646112E-007</text:p>
          </table:table-cell>
          <table:table-cell table:formula="of:=[.AF33]+[.AI33]" office:value-type="float" office:value="0.000491881506290979">
            <text:p>0.0004918815</text:p>
          </table:table-cell>
          <table:table-cell table:formula="of:=[.AF33]-[.AI33]" office:value-type="float" office:value="0.000491385160375687">
            <text:p>0.000491385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535">
            <text:p>0.000535</text:p>
          </table:table-cell>
          <table:table-cell office:value-type="float" office:value="0.000538">
            <text:p>0.000538</text:p>
          </table:table-cell>
          <table:table-cell office:value-type="float" office:value="0.00052">
            <text:p>0.00052</text:p>
          </table:table-cell>
          <table:table-cell office:value-type="float" office:value="0.000509">
            <text:p>0.000509</text:p>
          </table:table-cell>
          <table:table-cell office:value-type="float" office:value="0.000498">
            <text:p>0.000498</text:p>
          </table:table-cell>
          <table:table-cell office:value-type="float" office:value="0.000495">
            <text:p>0.000495</text:p>
          </table:table-cell>
          <table:table-cell office:value-type="float" office:value="0.000526">
            <text:p>0.000526</text:p>
          </table:table-cell>
          <table:table-cell office:value-type="float" office:value="0.000497">
            <text:p>0.000497</text:p>
          </table:table-cell>
          <table:table-cell office:value-type="float" office:value="0.000469">
            <text:p>0.000469</text:p>
          </table:table-cell>
          <table:table-cell office:value-type="float" office:value="0.000509">
            <text:p>0.000509</text:p>
          </table:table-cell>
          <table:table-cell office:value-type="float" office:value="0.000527">
            <text:p>0.000527</text:p>
          </table:table-cell>
          <table:table-cell office:value-type="float" office:value="0.000543">
            <text:p>0.000543</text:p>
          </table:table-cell>
          <table:table-cell office:value-type="float" office:value="0.000534">
            <text:p>0.000534</text:p>
          </table:table-cell>
          <table:table-cell office:value-type="float" office:value="0.000493">
            <text:p>0.000493</text:p>
          </table:table-cell>
          <table:table-cell office:value-type="float" office:value="0.000529">
            <text:p>0.000529</text:p>
          </table:table-cell>
          <table:table-cell office:value-type="float" office:value="0.000531">
            <text:p>0.000531</text:p>
          </table:table-cell>
          <table:table-cell office:value-type="float" office:value="0.000538">
            <text:p>0.000538</text:p>
          </table:table-cell>
          <table:table-cell office:value-type="float" office:value="0.000533">
            <text:p>0.000533</text:p>
          </table:table-cell>
          <table:table-cell office:value-type="float" office:value="0.00053">
            <text:p>0.00053</text:p>
          </table:table-cell>
          <table:table-cell office:value-type="float" office:value="0.000489">
            <text:p>0.000489</text:p>
          </table:table-cell>
          <table:table-cell office:value-type="float" office:value="0.000491">
            <text:p>0.000491</text:p>
          </table:table-cell>
          <table:table-cell office:value-type="float" office:value="0.00053">
            <text:p>0.00053</text:p>
          </table:table-cell>
          <table:table-cell office:value-type="float" office:value="0.000496">
            <text:p>0.000496</text:p>
          </table:table-cell>
          <table:table-cell office:value-type="float" office:value="0.000479">
            <text:p>0.000479</text:p>
          </table:table-cell>
          <table:table-cell office:value-type="float" office:value="0.000506">
            <text:p>0.000506</text:p>
          </table:table-cell>
          <table:table-cell office:value-type="float" office:value="0.000526">
            <text:p>0.000526</text:p>
          </table:table-cell>
          <table:table-cell office:value-type="float" office:value="0.000535">
            <text:p>0.000535</text:p>
          </table:table-cell>
          <table:table-cell office:value-type="float" office:value="0.000519">
            <text:p>0.000519</text:p>
          </table:table-cell>
          <table:table-cell office:value-type="float" office:value="0.000495">
            <text:p>0.000495</text:p>
          </table:table-cell>
          <table:table-cell office:value-type="float" office:value="0.000493">
            <text:p>0.000493</text:p>
          </table:table-cell>
          <table:table-cell table:formula="of:=AVERAGE([.B34:.AE34])" office:value-type="float" office:value="0.000513766666666667">
            <text:p>0.0005137667</text:p>
          </table:table-cell>
          <table:table-cell table:formula="of:=VAR([.B34:.AE34])" office:value-type="float" office:value="0.000000000419633333333334">
            <text:p>4.19633333333334E-010</text:p>
          </table:table-cell>
          <table:table-cell table:formula="of:=STDEV([.B34:.AE34])" office:value-type="float" office:value="0.0000204849538279522">
            <text:p>0.000020485</text:p>
          </table:table-cell>
          <table:table-cell table:formula="of:=CONFIDENCE(0.95;[.AH34];30)" office:value-type="float" office:value="0.000000234524839860054">
            <text:p>2.34524839860054E-007</text:p>
          </table:table-cell>
          <table:table-cell table:formula="of:=[.AF34]+[.AI34]" office:value-type="float" office:value="0.000514001191506527">
            <text:p>0.0005140012</text:p>
          </table:table-cell>
          <table:table-cell table:formula="of:=[.AF34]-[.AI34]" office:value-type="float" office:value="0.000513532141826807">
            <text:p>0.00051353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518">
            <text:p>0.000518</text:p>
          </table:table-cell>
          <table:table-cell office:value-type="float" office:value="0.000511">
            <text:p>0.000511</text:p>
          </table:table-cell>
          <table:table-cell office:value-type="float" office:value="0.000508">
            <text:p>0.000508</text:p>
          </table:table-cell>
          <table:table-cell office:value-type="float" office:value="0.000488">
            <text:p>0.000488</text:p>
          </table:table-cell>
          <table:table-cell office:value-type="float" office:value="0.000545">
            <text:p>0.000545</text:p>
          </table:table-cell>
          <table:table-cell office:value-type="float" office:value="0.000501">
            <text:p>0.000501</text:p>
          </table:table-cell>
          <table:table-cell office:value-type="float" office:value="0.000543">
            <text:p>0.000543</text:p>
          </table:table-cell>
          <table:table-cell office:value-type="float" office:value="0.000527">
            <text:p>0.000527</text:p>
          </table:table-cell>
          <table:table-cell office:value-type="float" office:value="0.000539">
            <text:p>0.000539</text:p>
          </table:table-cell>
          <table:table-cell office:value-type="float" office:value="0.000544">
            <text:p>0.000544</text:p>
          </table:table-cell>
          <table:table-cell office:value-type="float" office:value="0.000555">
            <text:p>0.000555</text:p>
          </table:table-cell>
          <table:table-cell office:value-type="float" office:value="0.000562">
            <text:p>0.000562</text:p>
          </table:table-cell>
          <table:table-cell office:value-type="float" office:value="0.000498">
            <text:p>0.000498</text:p>
          </table:table-cell>
          <table:table-cell office:value-type="float" office:value="0.000563">
            <text:p>0.000563</text:p>
          </table:table-cell>
          <table:table-cell office:value-type="float" office:value="0.000557">
            <text:p>0.000557</text:p>
          </table:table-cell>
          <table:table-cell office:value-type="float" office:value="0.000579">
            <text:p>0.000579</text:p>
          </table:table-cell>
          <table:table-cell office:value-type="float" office:value="0.000526">
            <text:p>0.000526</text:p>
          </table:table-cell>
          <table:table-cell office:value-type="float" office:value="0.000487">
            <text:p>0.000487</text:p>
          </table:table-cell>
          <table:table-cell office:value-type="float" office:value="0.000516">
            <text:p>0.000516</text:p>
          </table:table-cell>
          <table:table-cell office:value-type="float" office:value="0.000533">
            <text:p>0.000533</text:p>
          </table:table-cell>
          <table:table-cell office:value-type="float" office:value="0.000559">
            <text:p>0.000559</text:p>
          </table:table-cell>
          <table:table-cell office:value-type="float" office:value="0.000542">
            <text:p>0.000542</text:p>
          </table:table-cell>
          <table:table-cell office:value-type="float" office:value="0.000552">
            <text:p>0.000552</text:p>
          </table:table-cell>
          <table:table-cell office:value-type="float" office:value="0.000546">
            <text:p>0.000546</text:p>
          </table:table-cell>
          <table:table-cell office:value-type="float" office:value="0.000542">
            <text:p>0.000542</text:p>
          </table:table-cell>
          <table:table-cell office:value-type="float" office:value="0.000511">
            <text:p>0.000511</text:p>
          </table:table-cell>
          <table:table-cell office:value-type="float" office:value="0.000484">
            <text:p>0.000484</text:p>
          </table:table-cell>
          <table:table-cell office:value-type="float" office:value="0.000507">
            <text:p>0.000507</text:p>
          </table:table-cell>
          <table:table-cell office:value-type="float" office:value="0.000533">
            <text:p>0.000533</text:p>
          </table:table-cell>
          <table:table-cell office:value-type="float" office:value="0.000547">
            <text:p>0.000547</text:p>
          </table:table-cell>
          <table:table-cell table:formula="of:=AVERAGE([.B35:.AE35])" office:value-type="float" office:value="0.000530766666666667">
            <text:p>0.0005307667</text:p>
          </table:table-cell>
          <table:table-cell table:formula="of:=VAR([.B35:.AE35])" office:value-type="float" office:value="0.000000000634185057471264">
            <text:p>6.34185057471264E-010</text:p>
          </table:table-cell>
          <table:table-cell table:formula="of:=STDEV([.B35:.AE35])" office:value-type="float" office:value="0.0000251830311414505">
            <text:p>0.000025183</text:p>
          </table:table-cell>
          <table:table-cell table:formula="of:=CONFIDENCE(0.95;[.AH35];30)" office:value-type="float" office:value="0.000000288311430684334">
            <text:p>2.88311430684334E-007</text:p>
          </table:table-cell>
          <table:table-cell table:formula="of:=[.AF35]+[.AI35]" office:value-type="float" office:value="0.000531054978097351">
            <text:p>0.000531055</text:p>
          </table:table-cell>
          <table:table-cell table:formula="of:=[.AF35]-[.AI35]" office:value-type="float" office:value="0.000530478355235982">
            <text:p>0.000530478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0566">
            <text:p>0.000566</text:p>
          </table:table-cell>
          <table:table-cell office:value-type="float" office:value="0.000543">
            <text:p>0.000543</text:p>
          </table:table-cell>
          <table:table-cell office:value-type="float" office:value="0.000525">
            <text:p>0.000525</text:p>
          </table:table-cell>
          <table:table-cell office:value-type="float" office:value="0.000582">
            <text:p>0.000582</text:p>
          </table:table-cell>
          <table:table-cell office:value-type="float" office:value="0.000519">
            <text:p>0.000519</text:p>
          </table:table-cell>
          <table:table-cell office:value-type="float" office:value="0.000541">
            <text:p>0.000541</text:p>
          </table:table-cell>
          <table:table-cell office:value-type="float" office:value="0.000571">
            <text:p>0.000571</text:p>
          </table:table-cell>
          <table:table-cell office:value-type="float" office:value="0.000586">
            <text:p>0.000586</text:p>
          </table:table-cell>
          <table:table-cell office:value-type="float" office:value="0.000527">
            <text:p>0.000527</text:p>
          </table:table-cell>
          <table:table-cell office:value-type="float" office:value="0.000588">
            <text:p>0.000588</text:p>
          </table:table-cell>
          <table:table-cell office:value-type="float" office:value="0.000577">
            <text:p>0.000577</text:p>
          </table:table-cell>
          <table:table-cell office:value-type="float" office:value="0.000526">
            <text:p>0.000526</text:p>
          </table:table-cell>
          <table:table-cell office:value-type="float" office:value="0.000604">
            <text:p>0.000604</text:p>
          </table:table-cell>
          <table:table-cell office:value-type="float" office:value="0.000526">
            <text:p>0.000526</text:p>
          </table:table-cell>
          <table:table-cell office:value-type="float" office:value="0.00057">
            <text:p>0.00057</text:p>
          </table:table-cell>
          <table:table-cell office:value-type="float" office:value="0.000582">
            <text:p>0.000582</text:p>
          </table:table-cell>
          <table:table-cell office:value-type="float" office:value="0.000593">
            <text:p>0.000593</text:p>
          </table:table-cell>
          <table:table-cell office:value-type="float" office:value="0.000534">
            <text:p>0.000534</text:p>
          </table:table-cell>
          <table:table-cell table:number-columns-repeated="2" office:value-type="float" office:value="0.000536">
            <text:p>0.000536</text:p>
          </table:table-cell>
          <table:table-cell office:value-type="float" office:value="0.000542">
            <text:p>0.000542</text:p>
          </table:table-cell>
          <table:table-cell office:value-type="float" office:value="0.000561">
            <text:p>0.000561</text:p>
          </table:table-cell>
          <table:table-cell office:value-type="float" office:value="0.000543">
            <text:p>0.000543</text:p>
          </table:table-cell>
          <table:table-cell office:value-type="float" office:value="0.000584">
            <text:p>0.000584</text:p>
          </table:table-cell>
          <table:table-cell office:value-type="float" office:value="0.000551">
            <text:p>0.000551</text:p>
          </table:table-cell>
          <table:table-cell office:value-type="float" office:value="0.000548">
            <text:p>0.000548</text:p>
          </table:table-cell>
          <table:table-cell office:value-type="float" office:value="0.000582">
            <text:p>0.000582</text:p>
          </table:table-cell>
          <table:table-cell office:value-type="float" office:value="0.000527">
            <text:p>0.000527</text:p>
          </table:table-cell>
          <table:table-cell office:value-type="float" office:value="0.000538">
            <text:p>0.000538</text:p>
          </table:table-cell>
          <table:table-cell office:value-type="float" office:value="0.000539">
            <text:p>0.000539</text:p>
          </table:table-cell>
          <table:table-cell table:formula="of:=AVERAGE([.B36:.AE36])" office:value-type="float" office:value="0.0005549">
            <text:p>0.0005549</text:p>
          </table:table-cell>
          <table:table-cell table:formula="of:=VAR([.B36:.AE36])" office:value-type="float" office:value="0.00000000061781724137931">
            <text:p>6.1781724137931E-010</text:p>
          </table:table-cell>
          <table:table-cell table:formula="of:=STDEV([.B36:.AE36])" office:value-type="float" office:value="0.0000248559297025742">
            <text:p>2.48559297025742E-005</text:p>
          </table:table-cell>
          <table:table-cell table:formula="of:=CONFIDENCE(0.95;[.AH36];30)" office:value-type="float" office:value="0.000000284566564417378">
            <text:p>2.84566564417378E-007</text:p>
          </table:table-cell>
          <table:table-cell table:formula="of:=[.AF36]+[.AI36]" office:value-type="float" office:value="0.000555184566564417">
            <text:p>0.0005551846</text:p>
          </table:table-cell>
          <table:table-cell table:formula="of:=[.AF36]-[.AI36]" office:value-type="float" office:value="0.000554615433435583">
            <text:p>0.00055461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057">
            <text:p>0.00057</text:p>
          </table:table-cell>
          <table:table-cell office:value-type="float" office:value="0.000556">
            <text:p>0.000556</text:p>
          </table:table-cell>
          <table:table-cell office:value-type="float" office:value="0.000576">
            <text:p>0.000576</text:p>
          </table:table-cell>
          <table:table-cell office:value-type="float" office:value="0.000593">
            <text:p>0.000593</text:p>
          </table:table-cell>
          <table:table-cell office:value-type="float" office:value="0.000609">
            <text:p>0.000609</text:p>
          </table:table-cell>
          <table:table-cell office:value-type="float" office:value="0.000569">
            <text:p>0.000569</text:p>
          </table:table-cell>
          <table:table-cell office:value-type="float" office:value="0.000556">
            <text:p>0.000556</text:p>
          </table:table-cell>
          <table:table-cell office:value-type="float" office:value="0.000597">
            <text:p>0.000597</text:p>
          </table:table-cell>
          <table:table-cell office:value-type="float" office:value="0.000583">
            <text:p>0.000583</text:p>
          </table:table-cell>
          <table:table-cell office:value-type="float" office:value="0.00059">
            <text:p>0.00059</text:p>
          </table:table-cell>
          <table:table-cell table:number-columns-repeated="2" office:value-type="float" office:value="0.00057">
            <text:p>0.00057</text:p>
          </table:table-cell>
          <table:table-cell office:value-type="float" office:value="0.000569">
            <text:p>0.000569</text:p>
          </table:table-cell>
          <table:table-cell office:value-type="float" office:value="0.000572">
            <text:p>0.000572</text:p>
          </table:table-cell>
          <table:table-cell office:value-type="float" office:value="0.000574">
            <text:p>0.000574</text:p>
          </table:table-cell>
          <table:table-cell table:number-columns-repeated="2" office:value-type="float" office:value="0.000576">
            <text:p>0.000576</text:p>
          </table:table-cell>
          <table:table-cell table:number-columns-repeated="2" office:value-type="float" office:value="0.000568">
            <text:p>0.000568</text:p>
          </table:table-cell>
          <table:table-cell office:value-type="float" office:value="0.000614">
            <text:p>0.000614</text:p>
          </table:table-cell>
          <table:table-cell office:value-type="float" office:value="0.000588">
            <text:p>0.000588</text:p>
          </table:table-cell>
          <table:table-cell office:value-type="float" office:value="0.000562">
            <text:p>0.000562</text:p>
          </table:table-cell>
          <table:table-cell office:value-type="float" office:value="0.000599">
            <text:p>0.000599</text:p>
          </table:table-cell>
          <table:table-cell office:value-type="float" office:value="0.000636">
            <text:p>0.000636</text:p>
          </table:table-cell>
          <table:table-cell office:value-type="float" office:value="0.000584">
            <text:p>0.000584</text:p>
          </table:table-cell>
          <table:table-cell office:value-type="float" office:value="0.00058">
            <text:p>0.00058</text:p>
          </table:table-cell>
          <table:table-cell office:value-type="float" office:value="0.000608">
            <text:p>0.000608</text:p>
          </table:table-cell>
          <table:table-cell office:value-type="float" office:value="0.000558">
            <text:p>0.000558</text:p>
          </table:table-cell>
          <table:table-cell office:value-type="float" office:value="0.000571">
            <text:p>0.000571</text:p>
          </table:table-cell>
          <table:table-cell office:value-type="float" office:value="0.000589">
            <text:p>0.000589</text:p>
          </table:table-cell>
          <table:table-cell table:formula="of:=AVERAGE([.B37:.AE37])" office:value-type="float" office:value="0.000581033333333333">
            <text:p>0.0005810333</text:p>
          </table:table-cell>
          <table:table-cell table:formula="of:=VAR([.B37:.AE37])" office:value-type="float" office:value="0.000000000344585057471264">
            <text:p>3.44585057471264E-010</text:p>
          </table:table-cell>
          <table:table-cell table:formula="of:=STDEV([.B37:.AE37])" office:value-type="float" office:value="0.000018563002383">
            <text:p>0.000018563</text:p>
          </table:table-cell>
          <table:table-cell table:formula="of:=CONFIDENCE(0.95;[.AH37];30)" office:value-type="float" office:value="0.000000212521111727108">
            <text:p>2.12521111727108E-007</text:p>
          </table:table-cell>
          <table:table-cell table:formula="of:=[.AF37]+[.AI37]" office:value-type="float" office:value="0.00058124585444506">
            <text:p>0.0005812459</text:p>
          </table:table-cell>
          <table:table-cell table:formula="of:=[.AF37]-[.AI37]" office:value-type="float" office:value="0.000580820812221606">
            <text:p>0.00058082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585">
            <text:p>0.000585</text:p>
          </table:table-cell>
          <table:table-cell office:value-type="float" office:value="0.000632">
            <text:p>0.000632</text:p>
          </table:table-cell>
          <table:table-cell office:value-type="float" office:value="0.000619">
            <text:p>0.000619</text:p>
          </table:table-cell>
          <table:table-cell office:value-type="float" office:value="0.000622">
            <text:p>0.000622</text:p>
          </table:table-cell>
          <table:table-cell office:value-type="float" office:value="0.00063">
            <text:p>0.00063</text:p>
          </table:table-cell>
          <table:table-cell office:value-type="float" office:value="0.000597">
            <text:p>0.000597</text:p>
          </table:table-cell>
          <table:table-cell office:value-type="float" office:value="0.000624">
            <text:p>0.000624</text:p>
          </table:table-cell>
          <table:table-cell office:value-type="float" office:value="0.000595">
            <text:p>0.000595</text:p>
          </table:table-cell>
          <table:table-cell office:value-type="float" office:value="0.000613">
            <text:p>0.000613</text:p>
          </table:table-cell>
          <table:table-cell office:value-type="float" office:value="0.000583">
            <text:p>0.000583</text:p>
          </table:table-cell>
          <table:table-cell office:value-type="float" office:value="0.000611">
            <text:p>0.000611</text:p>
          </table:table-cell>
          <table:table-cell office:value-type="float" office:value="0.000633">
            <text:p>0.000633</text:p>
          </table:table-cell>
          <table:table-cell office:value-type="float" office:value="0.000578">
            <text:p>0.000578</text:p>
          </table:table-cell>
          <table:table-cell office:value-type="float" office:value="0.000615">
            <text:p>0.000615</text:p>
          </table:table-cell>
          <table:table-cell office:value-type="float" office:value="0.00059">
            <text:p>0.00059</text:p>
          </table:table-cell>
          <table:table-cell office:value-type="float" office:value="0.000607">
            <text:p>0.000607</text:p>
          </table:table-cell>
          <table:table-cell office:value-type="float" office:value="0.00062">
            <text:p>0.00062</text:p>
          </table:table-cell>
          <table:table-cell office:value-type="float" office:value="0.0006">
            <text:p>0.0006</text:p>
          </table:table-cell>
          <table:table-cell office:value-type="float" office:value="0.000624">
            <text:p>0.000624</text:p>
          </table:table-cell>
          <table:table-cell office:value-type="float" office:value="0.000582">
            <text:p>0.000582</text:p>
          </table:table-cell>
          <table:table-cell office:value-type="float" office:value="0.000611">
            <text:p>0.000611</text:p>
          </table:table-cell>
          <table:table-cell office:value-type="float" office:value="0.000617">
            <text:p>0.000617</text:p>
          </table:table-cell>
          <table:table-cell office:value-type="float" office:value="0.000615">
            <text:p>0.000615</text:p>
          </table:table-cell>
          <table:table-cell office:value-type="float" office:value="0.0006">
            <text:p>0.0006</text:p>
          </table:table-cell>
          <table:table-cell office:value-type="float" office:value="0.000636">
            <text:p>0.000636</text:p>
          </table:table-cell>
          <table:table-cell office:value-type="float" office:value="0.000622">
            <text:p>0.000622</text:p>
          </table:table-cell>
          <table:table-cell office:value-type="float" office:value="0.000595">
            <text:p>0.000595</text:p>
          </table:table-cell>
          <table:table-cell office:value-type="float" office:value="0.000617">
            <text:p>0.000617</text:p>
          </table:table-cell>
          <table:table-cell office:value-type="float" office:value="0.000596">
            <text:p>0.000596</text:p>
          </table:table-cell>
          <table:table-cell office:value-type="float" office:value="0.000595">
            <text:p>0.000595</text:p>
          </table:table-cell>
          <table:table-cell table:formula="of:=AVERAGE([.B38:.AE38])" office:value-type="float" office:value="0.0006088">
            <text:p>0.0006088</text:p>
          </table:table-cell>
          <table:table-cell table:formula="of:=VAR([.B38:.AE38])" office:value-type="float" office:value="0.000000000271613793103448">
            <text:p>2.71613793103448E-010</text:p>
          </table:table-cell>
          <table:table-cell table:formula="of:=STDEV([.B38:.AE38])" office:value-type="float" office:value="0.0000164807097269337">
            <text:p>1.64807097269337E-005</text:p>
          </table:table-cell>
          <table:table-cell table:formula="of:=CONFIDENCE(0.95;[.AH38];30)" office:value-type="float" office:value="0.000000188681694962626">
            <text:p>1.88681694962626E-007</text:p>
          </table:table-cell>
          <table:table-cell table:formula="of:=[.AF38]+[.AI38]" office:value-type="float" office:value="0.000608988681694962">
            <text:p>0.0006089887</text:p>
          </table:table-cell>
          <table:table-cell table:formula="of:=[.AF38]-[.AI38]" office:value-type="float" office:value="0.000608611318305037">
            <text:p>0.00060861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0636">
            <text:p>0.000636</text:p>
          </table:table-cell>
          <table:table-cell office:value-type="float" office:value="0.000712">
            <text:p>0.000712</text:p>
          </table:table-cell>
          <table:table-cell office:value-type="float" office:value="0.000687">
            <text:p>0.000687</text:p>
          </table:table-cell>
          <table:table-cell office:value-type="float" office:value="0.000631">
            <text:p>0.000631</text:p>
          </table:table-cell>
          <table:table-cell office:value-type="float" office:value="0.000678">
            <text:p>0.000678</text:p>
          </table:table-cell>
          <table:table-cell office:value-type="float" office:value="0.000635">
            <text:p>0.000635</text:p>
          </table:table-cell>
          <table:table-cell office:value-type="float" office:value="0.000637">
            <text:p>0.000637</text:p>
          </table:table-cell>
          <table:table-cell office:value-type="float" office:value="0.000658">
            <text:p>0.000658</text:p>
          </table:table-cell>
          <table:table-cell office:value-type="float" office:value="0.000653">
            <text:p>0.000653</text:p>
          </table:table-cell>
          <table:table-cell office:value-type="float" office:value="0.000656">
            <text:p>0.000656</text:p>
          </table:table-cell>
          <table:table-cell office:value-type="float" office:value="0.000654">
            <text:p>0.000654</text:p>
          </table:table-cell>
          <table:table-cell office:value-type="float" office:value="0.000652">
            <text:p>0.000652</text:p>
          </table:table-cell>
          <table:table-cell table:number-columns-repeated="2" office:value-type="float" office:value="0.000672">
            <text:p>0.000672</text:p>
          </table:table-cell>
          <table:table-cell office:value-type="float" office:value="0.000657">
            <text:p>0.000657</text:p>
          </table:table-cell>
          <table:table-cell office:value-type="float" office:value="0.000639">
            <text:p>0.000639</text:p>
          </table:table-cell>
          <table:table-cell office:value-type="float" office:value="0.000722">
            <text:p>0.000722</text:p>
          </table:table-cell>
          <table:table-cell office:value-type="float" office:value="0.000659">
            <text:p>0.000659</text:p>
          </table:table-cell>
          <table:table-cell office:value-type="float" office:value="0.000714">
            <text:p>0.000714</text:p>
          </table:table-cell>
          <table:table-cell office:value-type="float" office:value="0.000632">
            <text:p>0.000632</text:p>
          </table:table-cell>
          <table:table-cell office:value-type="float" office:value="0.000689">
            <text:p>0.000689</text:p>
          </table:table-cell>
          <table:table-cell office:value-type="float" office:value="0.000651">
            <text:p>0.000651</text:p>
          </table:table-cell>
          <table:table-cell office:value-type="float" office:value="0.000711">
            <text:p>0.000711</text:p>
          </table:table-cell>
          <table:table-cell office:value-type="float" office:value="0.000724">
            <text:p>0.000724</text:p>
          </table:table-cell>
          <table:table-cell office:value-type="float" office:value="0.000689">
            <text:p>0.000689</text:p>
          </table:table-cell>
          <table:table-cell office:value-type="float" office:value="0.000655">
            <text:p>0.000655</text:p>
          </table:table-cell>
          <table:table-cell office:value-type="float" office:value="0.000687">
            <text:p>0.000687</text:p>
          </table:table-cell>
          <table:table-cell office:value-type="float" office:value="0.000673">
            <text:p>0.000673</text:p>
          </table:table-cell>
          <table:table-cell office:value-type="float" office:value="0.000655">
            <text:p>0.000655</text:p>
          </table:table-cell>
          <table:table-cell office:value-type="float" office:value="0.000649">
            <text:p>0.000649</text:p>
          </table:table-cell>
          <table:table-cell table:formula="of:=AVERAGE([.B39:.AE39])" office:value-type="float" office:value="0.000667966666666667">
            <text:p>0.0006679667</text:p>
          </table:table-cell>
          <table:table-cell table:formula="of:=VAR([.B39:.AE39])" office:value-type="float" office:value="0.000000000772585057471264">
            <text:p>7.72585057471264E-010</text:p>
          </table:table-cell>
          <table:table-cell table:formula="of:=STDEV([.B39:.AE39])" office:value-type="float" office:value="0.0000277954143245116">
            <text:p>2.77954143245116E-005</text:p>
          </table:table-cell>
          <table:table-cell table:formula="of:=CONFIDENCE(0.95;[.AH39];30)" office:value-type="float" office:value="0.000000318219662492233">
            <text:p>3.18219662492233E-007</text:p>
          </table:table-cell>
          <table:table-cell table:formula="of:=[.AF39]+[.AI39]" office:value-type="float" office:value="0.000668284886329159">
            <text:p>0.0006682849</text:p>
          </table:table-cell>
          <table:table-cell table:formula="of:=[.AF39]-[.AI39]" office:value-type="float" office:value="0.000667648447004175">
            <text:p>0.00066764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0729">
            <text:p>0.000729</text:p>
          </table:table-cell>
          <table:table-cell office:value-type="float" office:value="0.000666">
            <text:p>0.000666</text:p>
          </table:table-cell>
          <table:table-cell office:value-type="float" office:value="0.000711">
            <text:p>0.000711</text:p>
          </table:table-cell>
          <table:table-cell office:value-type="float" office:value="0.000684">
            <text:p>0.000684</text:p>
          </table:table-cell>
          <table:table-cell office:value-type="float" office:value="0.00067">
            <text:p>0.00067</text:p>
          </table:table-cell>
          <table:table-cell office:value-type="float" office:value="0.000698">
            <text:p>0.000698</text:p>
          </table:table-cell>
          <table:table-cell office:value-type="float" office:value="0.000725">
            <text:p>0.000725</text:p>
          </table:table-cell>
          <table:table-cell office:value-type="float" office:value="0.000697">
            <text:p>0.000697</text:p>
          </table:table-cell>
          <table:table-cell office:value-type="float" office:value="0.000745">
            <text:p>0.000745</text:p>
          </table:table-cell>
          <table:table-cell office:value-type="float" office:value="0.000719">
            <text:p>0.000719</text:p>
          </table:table-cell>
          <table:table-cell office:value-type="float" office:value="0.000668">
            <text:p>0.000668</text:p>
          </table:table-cell>
          <table:table-cell office:value-type="float" office:value="0.000731">
            <text:p>0.000731</text:p>
          </table:table-cell>
          <table:table-cell office:value-type="float" office:value="0.000721">
            <text:p>0.000721</text:p>
          </table:table-cell>
          <table:table-cell office:value-type="float" office:value="0.000745">
            <text:p>0.000745</text:p>
          </table:table-cell>
          <table:table-cell office:value-type="float" office:value="0.000757">
            <text:p>0.000757</text:p>
          </table:table-cell>
          <table:table-cell office:value-type="float" office:value="0.000729">
            <text:p>0.000729</text:p>
          </table:table-cell>
          <table:table-cell office:value-type="float" office:value="0.000742">
            <text:p>0.000742</text:p>
          </table:table-cell>
          <table:table-cell office:value-type="float" office:value="0.00069">
            <text:p>0.00069</text:p>
          </table:table-cell>
          <table:table-cell office:value-type="float" office:value="0.000685">
            <text:p>0.000685</text:p>
          </table:table-cell>
          <table:table-cell office:value-type="float" office:value="0.000683">
            <text:p>0.000683</text:p>
          </table:table-cell>
          <table:table-cell office:value-type="float" office:value="0.000678">
            <text:p>0.000678</text:p>
          </table:table-cell>
          <table:table-cell office:value-type="float" office:value="0.000687">
            <text:p>0.000687</text:p>
          </table:table-cell>
          <table:table-cell office:value-type="float" office:value="0.000665">
            <text:p>0.000665</text:p>
          </table:table-cell>
          <table:table-cell office:value-type="float" office:value="0.000704">
            <text:p>0.000704</text:p>
          </table:table-cell>
          <table:table-cell office:value-type="float" office:value="0.000664">
            <text:p>0.000664</text:p>
          </table:table-cell>
          <table:table-cell table:number-columns-repeated="2" office:value-type="float" office:value="0.000659">
            <text:p>0.000659</text:p>
          </table:table-cell>
          <table:table-cell office:value-type="float" office:value="0.000665">
            <text:p>0.000665</text:p>
          </table:table-cell>
          <table:table-cell office:value-type="float" office:value="0.000661">
            <text:p>0.000661</text:p>
          </table:table-cell>
          <table:table-cell office:value-type="float" office:value="0.000665">
            <text:p>0.000665</text:p>
          </table:table-cell>
          <table:table-cell table:formula="of:=AVERAGE([.B40:.AE40])" office:value-type="float" office:value="0.000696733333333333">
            <text:p>0.0006967333</text:p>
          </table:table-cell>
          <table:table-cell table:formula="of:=VAR([.B40:.AE40])" office:value-type="float" office:value="0.00000000094551264367816">
            <text:p>9.4551264367816E-010</text:p>
          </table:table-cell>
          <table:table-cell table:formula="of:=STDEV([.B40:.AE40])" office:value-type="float" office:value="0.0000307491893174139">
            <text:p>3.07491893174139E-005</text:p>
          </table:table-cell>
          <table:table-cell table:formula="of:=CONFIDENCE(0.95;[.AH40];30)" office:value-type="float" office:value="0.000000352036365864431">
            <text:p>0.000000352</text:p>
          </table:table-cell>
          <table:table-cell table:formula="of:=[.AF40]+[.AI40]" office:value-type="float" office:value="0.000697085369699198">
            <text:p>0.0006970854</text:p>
          </table:table-cell>
          <table:table-cell table:formula="of:=[.AF40]-[.AI40]" office:value-type="float" office:value="0.000696381296967469">
            <text:p>0.000696381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0687">
            <text:p>0.000687</text:p>
          </table:table-cell>
          <table:table-cell office:value-type="float" office:value="0.000775">
            <text:p>0.000775</text:p>
          </table:table-cell>
          <table:table-cell office:value-type="float" office:value="0.000732">
            <text:p>0.000732</text:p>
          </table:table-cell>
          <table:table-cell office:value-type="float" office:value="0.000719">
            <text:p>0.000719</text:p>
          </table:table-cell>
          <table:table-cell office:value-type="float" office:value="0.000714">
            <text:p>0.000714</text:p>
          </table:table-cell>
          <table:table-cell office:value-type="float" office:value="0.000775">
            <text:p>0.000775</text:p>
          </table:table-cell>
          <table:table-cell office:value-type="float" office:value="0.000712">
            <text:p>0.000712</text:p>
          </table:table-cell>
          <table:table-cell office:value-type="float" office:value="0.000746">
            <text:p>0.000746</text:p>
          </table:table-cell>
          <table:table-cell office:value-type="float" office:value="0.000728">
            <text:p>0.000728</text:p>
          </table:table-cell>
          <table:table-cell office:value-type="float" office:value="0.000686">
            <text:p>0.000686</text:p>
          </table:table-cell>
          <table:table-cell office:value-type="float" office:value="0.000707">
            <text:p>0.000707</text:p>
          </table:table-cell>
          <table:table-cell office:value-type="float" office:value="0.000709">
            <text:p>0.000709</text:p>
          </table:table-cell>
          <table:table-cell office:value-type="float" office:value="0.000713">
            <text:p>0.000713</text:p>
          </table:table-cell>
          <table:table-cell office:value-type="float" office:value="0.000738">
            <text:p>0.000738</text:p>
          </table:table-cell>
          <table:table-cell office:value-type="float" office:value="0.000745">
            <text:p>0.000745</text:p>
          </table:table-cell>
          <table:table-cell office:value-type="float" office:value="0.000692">
            <text:p>0.000692</text:p>
          </table:table-cell>
          <table:table-cell office:value-type="float" office:value="0.000742">
            <text:p>0.000742</text:p>
          </table:table-cell>
          <table:table-cell office:value-type="float" office:value="0.000688">
            <text:p>0.000688</text:p>
          </table:table-cell>
          <table:table-cell office:value-type="float" office:value="0.000716">
            <text:p>0.000716</text:p>
          </table:table-cell>
          <table:table-cell office:value-type="float" office:value="0.000689">
            <text:p>0.000689</text:p>
          </table:table-cell>
          <table:table-cell office:value-type="float" office:value="0.000717">
            <text:p>0.000717</text:p>
          </table:table-cell>
          <table:table-cell office:value-type="float" office:value="0.00069">
            <text:p>0.00069</text:p>
          </table:table-cell>
          <table:table-cell office:value-type="float" office:value="0.000716">
            <text:p>0.000716</text:p>
          </table:table-cell>
          <table:table-cell office:value-type="float" office:value="0.000715">
            <text:p>0.000715</text:p>
          </table:table-cell>
          <table:table-cell office:value-type="float" office:value="0.000689">
            <text:p>0.000689</text:p>
          </table:table-cell>
          <table:table-cell office:value-type="float" office:value="0.000754">
            <text:p>0.000754</text:p>
          </table:table-cell>
          <table:table-cell office:value-type="float" office:value="0.000692">
            <text:p>0.000692</text:p>
          </table:table-cell>
          <table:table-cell office:value-type="float" office:value="0.000749">
            <text:p>0.000749</text:p>
          </table:table-cell>
          <table:table-cell office:value-type="float" office:value="0.000715">
            <text:p>0.000715</text:p>
          </table:table-cell>
          <table:table-cell office:value-type="float" office:value="0.000716">
            <text:p>0.000716</text:p>
          </table:table-cell>
          <table:table-cell table:formula="of:=AVERAGE([.B41:.AE41])" office:value-type="float" office:value="0.000718866666666667">
            <text:p>0.0007188667</text:p>
          </table:table-cell>
          <table:table-cell table:formula="of:=VAR([.B41:.AE41])" office:value-type="float" office:value="0.000000000639016091954023">
            <text:p>6.39016091954023E-010</text:p>
          </table:table-cell>
          <table:table-cell table:formula="of:=STDEV([.B41:.AE41])" office:value-type="float" office:value="0.0000252787676114565">
            <text:p>2.52787676114565E-005</text:p>
          </table:table-cell>
          <table:table-cell table:formula="of:=CONFIDENCE(0.95;[.AH41];30)" office:value-type="float" office:value="0.000000289407482961801">
            <text:p>2.89407482961801E-007</text:p>
          </table:table-cell>
          <table:table-cell table:formula="of:=[.AF41]+[.AI41]" office:value-type="float" office:value="0.000719156074149629">
            <text:p>0.0007191561</text:p>
          </table:table-cell>
          <table:table-cell table:formula="of:=[.AF41]-[.AI41]" office:value-type="float" office:value="0.000718577259183705">
            <text:p>0.000718577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0717">
            <text:p>0.000717</text:p>
          </table:table-cell>
          <table:table-cell office:value-type="float" office:value="0.000752">
            <text:p>0.000752</text:p>
          </table:table-cell>
          <table:table-cell office:value-type="float" office:value="0.000778">
            <text:p>0.000778</text:p>
          </table:table-cell>
          <table:table-cell office:value-type="float" office:value="0.000756">
            <text:p>0.000756</text:p>
          </table:table-cell>
          <table:table-cell office:value-type="float" office:value="0.000723">
            <text:p>0.000723</text:p>
          </table:table-cell>
          <table:table-cell office:value-type="float" office:value="0.000784">
            <text:p>0.000784</text:p>
          </table:table-cell>
          <table:table-cell office:value-type="float" office:value="0.000771">
            <text:p>0.000771</text:p>
          </table:table-cell>
          <table:table-cell office:value-type="float" office:value="0.000738">
            <text:p>0.000738</text:p>
          </table:table-cell>
          <table:table-cell office:value-type="float" office:value="0.000756">
            <text:p>0.000756</text:p>
          </table:table-cell>
          <table:table-cell office:value-type="float" office:value="0.000788">
            <text:p>0.000788</text:p>
          </table:table-cell>
          <table:table-cell office:value-type="float" office:value="0.000804">
            <text:p>0.000804</text:p>
          </table:table-cell>
          <table:table-cell office:value-type="float" office:value="0.000759">
            <text:p>0.000759</text:p>
          </table:table-cell>
          <table:table-cell office:value-type="float" office:value="0.00072">
            <text:p>0.00072</text:p>
          </table:table-cell>
          <table:table-cell office:value-type="float" office:value="0.000795">
            <text:p>0.000795</text:p>
          </table:table-cell>
          <table:table-cell office:value-type="float" office:value="0.000745">
            <text:p>0.000745</text:p>
          </table:table-cell>
          <table:table-cell office:value-type="float" office:value="0.000741">
            <text:p>0.000741</text:p>
          </table:table-cell>
          <table:table-cell office:value-type="float" office:value="0.00072">
            <text:p>0.00072</text:p>
          </table:table-cell>
          <table:table-cell office:value-type="float" office:value="0.00076">
            <text:p>0.00076</text:p>
          </table:table-cell>
          <table:table-cell office:value-type="float" office:value="0.000756">
            <text:p>0.000756</text:p>
          </table:table-cell>
          <table:table-cell office:value-type="float" office:value="0.000742">
            <text:p>0.000742</text:p>
          </table:table-cell>
          <table:table-cell office:value-type="float" office:value="0.000793">
            <text:p>0.000793</text:p>
          </table:table-cell>
          <table:table-cell office:value-type="float" office:value="0.000777">
            <text:p>0.000777</text:p>
          </table:table-cell>
          <table:table-cell office:value-type="float" office:value="0.000781">
            <text:p>0.000781</text:p>
          </table:table-cell>
          <table:table-cell office:value-type="float" office:value="0.000727">
            <text:p>0.000727</text:p>
          </table:table-cell>
          <table:table-cell office:value-type="float" office:value="0.000755">
            <text:p>0.000755</text:p>
          </table:table-cell>
          <table:table-cell office:value-type="float" office:value="0.000699">
            <text:p>0.000699</text:p>
          </table:table-cell>
          <table:table-cell office:value-type="float" office:value="0.000786">
            <text:p>0.000786</text:p>
          </table:table-cell>
          <table:table-cell office:value-type="float" office:value="0.000762">
            <text:p>0.000762</text:p>
          </table:table-cell>
          <table:table-cell office:value-type="float" office:value="0.000714">
            <text:p>0.000714</text:p>
          </table:table-cell>
          <table:table-cell office:value-type="float" office:value="0.000763">
            <text:p>0.000763</text:p>
          </table:table-cell>
          <table:table-cell table:formula="of:=AVERAGE([.B42:.AE42])" office:value-type="float" office:value="0.0007554">
            <text:p>0.0007554</text:p>
          </table:table-cell>
          <table:table-cell table:formula="of:=VAR([.B42:.AE42])" office:value-type="float" office:value="0.000000000748799999999999">
            <text:p>7.48799999999999E-010</text:p>
          </table:table-cell>
          <table:table-cell table:formula="of:=STDEV([.B42:.AE42])" office:value-type="float" office:value="0.0000273642102023793">
            <text:p>2.73642102023793E-005</text:p>
          </table:table-cell>
          <table:table-cell table:formula="of:=CONFIDENCE(0.95;[.AH42];30)" office:value-type="float" office:value="0.000000313282962193105">
            <text:p>3.13282962193105E-007</text:p>
          </table:table-cell>
          <table:table-cell table:formula="of:=[.AF42]+[.AI42]" office:value-type="float" office:value="0.000755713282962193">
            <text:p>0.0007557133</text:p>
          </table:table-cell>
          <table:table-cell table:formula="of:=[.AF42]-[.AI42]" office:value-type="float" office:value="0.000755086717037807">
            <text:p>0.00075508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0766">
            <text:p>0.000766</text:p>
          </table:table-cell>
          <table:table-cell office:value-type="float" office:value="0.000833">
            <text:p>0.000833</text:p>
          </table:table-cell>
          <table:table-cell table:number-columns-repeated="2" office:value-type="float" office:value="0.000797">
            <text:p>0.000797</text:p>
          </table:table-cell>
          <table:table-cell office:value-type="float" office:value="0.000831">
            <text:p>0.000831</text:p>
          </table:table-cell>
          <table:table-cell office:value-type="float" office:value="0.000777">
            <text:p>0.000777</text:p>
          </table:table-cell>
          <table:table-cell office:value-type="float" office:value="0.00074">
            <text:p>0.00074</text:p>
          </table:table-cell>
          <table:table-cell office:value-type="float" office:value="0.000784">
            <text:p>0.000784</text:p>
          </table:table-cell>
          <table:table-cell office:value-type="float" office:value="0.000852">
            <text:p>0.000852</text:p>
          </table:table-cell>
          <table:table-cell office:value-type="float" office:value="0.000801">
            <text:p>0.000801</text:p>
          </table:table-cell>
          <table:table-cell office:value-type="float" office:value="0.000852">
            <text:p>0.000852</text:p>
          </table:table-cell>
          <table:table-cell office:value-type="float" office:value="0.00074">
            <text:p>0.00074</text:p>
          </table:table-cell>
          <table:table-cell office:value-type="float" office:value="0.000803">
            <text:p>0.000803</text:p>
          </table:table-cell>
          <table:table-cell office:value-type="float" office:value="0.000811">
            <text:p>0.000811</text:p>
          </table:table-cell>
          <table:table-cell office:value-type="float" office:value="0.000845">
            <text:p>0.000845</text:p>
          </table:table-cell>
          <table:table-cell office:value-type="float" office:value="0.000784">
            <text:p>0.000784</text:p>
          </table:table-cell>
          <table:table-cell office:value-type="float" office:value="0.000771">
            <text:p>0.000771</text:p>
          </table:table-cell>
          <table:table-cell office:value-type="float" office:value="0.000837">
            <text:p>0.000837</text:p>
          </table:table-cell>
          <table:table-cell table:number-columns-repeated="2" office:value-type="float" office:value="0.000805">
            <text:p>0.000805</text:p>
          </table:table-cell>
          <table:table-cell office:value-type="float" office:value="0.000735">
            <text:p>0.000735</text:p>
          </table:table-cell>
          <table:table-cell office:value-type="float" office:value="0.000795">
            <text:p>0.000795</text:p>
          </table:table-cell>
          <table:table-cell office:value-type="float" office:value="0.000812">
            <text:p>0.000812</text:p>
          </table:table-cell>
          <table:table-cell office:value-type="float" office:value="0.000775">
            <text:p>0.000775</text:p>
          </table:table-cell>
          <table:table-cell office:value-type="float" office:value="0.000762">
            <text:p>0.000762</text:p>
          </table:table-cell>
          <table:table-cell office:value-type="float" office:value="0.000796">
            <text:p>0.000796</text:p>
          </table:table-cell>
          <table:table-cell office:value-type="float" office:value="0.000753">
            <text:p>0.000753</text:p>
          </table:table-cell>
          <table:table-cell office:value-type="float" office:value="0.000783">
            <text:p>0.000783</text:p>
          </table:table-cell>
          <table:table-cell office:value-type="float" office:value="0.000757">
            <text:p>0.000757</text:p>
          </table:table-cell>
          <table:table-cell office:value-type="float" office:value="0.000812">
            <text:p>0.000812</text:p>
          </table:table-cell>
          <table:table-cell table:formula="of:=AVERAGE([.B43:.AE43])" office:value-type="float" office:value="0.0007937">
            <text:p>0.0007937</text:p>
          </table:table-cell>
          <table:table-cell table:formula="of:=VAR([.B43:.AE43])" office:value-type="float" office:value="0.00000000107132068965517">
            <text:p>1.07132068965517E-009</text:p>
          </table:table-cell>
          <table:table-cell table:formula="of:=STDEV([.B43:.AE43])" office:value-type="float" office:value="0.0000327310355726056">
            <text:p>0.000032731</text:p>
          </table:table-cell>
          <table:table-cell table:formula="of:=CONFIDENCE(0.95;[.AH43];30)" office:value-type="float" office:value="0.00000037472580805355">
            <text:p>3.7472580805355E-007</text:p>
          </table:table-cell>
          <table:table-cell table:formula="of:=[.AF43]+[.AI43]" office:value-type="float" office:value="0.000794074725808054">
            <text:p>0.0007940747</text:p>
          </table:table-cell>
          <table:table-cell table:formula="of:=[.AF43]-[.AI43]" office:value-type="float" office:value="0.000793325274191947">
            <text:p>0.000793325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789">
            <text:p>0.000789</text:p>
          </table:table-cell>
          <table:table-cell office:value-type="float" office:value="0.000814">
            <text:p>0.000814</text:p>
          </table:table-cell>
          <table:table-cell office:value-type="float" office:value="0.000783">
            <text:p>0.000783</text:p>
          </table:table-cell>
          <table:table-cell office:value-type="float" office:value="0.000824">
            <text:p>0.000824</text:p>
          </table:table-cell>
          <table:table-cell office:value-type="float" office:value="0.000822">
            <text:p>0.000822</text:p>
          </table:table-cell>
          <table:table-cell office:value-type="float" office:value="0.000839">
            <text:p>0.000839</text:p>
          </table:table-cell>
          <table:table-cell office:value-type="float" office:value="0.000836">
            <text:p>0.000836</text:p>
          </table:table-cell>
          <table:table-cell office:value-type="float" office:value="0.000809">
            <text:p>0.000809</text:p>
          </table:table-cell>
          <table:table-cell office:value-type="float" office:value="0.000811">
            <text:p>0.000811</text:p>
          </table:table-cell>
          <table:table-cell office:value-type="float" office:value="0.000823">
            <text:p>0.000823</text:p>
          </table:table-cell>
          <table:table-cell office:value-type="float" office:value="0.000809">
            <text:p>0.000809</text:p>
          </table:table-cell>
          <table:table-cell office:value-type="float" office:value="0.000787">
            <text:p>0.000787</text:p>
          </table:table-cell>
          <table:table-cell office:value-type="float" office:value="0.000847">
            <text:p>0.000847</text:p>
          </table:table-cell>
          <table:table-cell office:value-type="float" office:value="0.000835">
            <text:p>0.000835</text:p>
          </table:table-cell>
          <table:table-cell office:value-type="float" office:value="0.000832">
            <text:p>0.000832</text:p>
          </table:table-cell>
          <table:table-cell office:value-type="float" office:value="0.000868">
            <text:p>0.000868</text:p>
          </table:table-cell>
          <table:table-cell office:value-type="float" office:value="0.000804">
            <text:p>0.000804</text:p>
          </table:table-cell>
          <table:table-cell office:value-type="float" office:value="0.000822">
            <text:p>0.000822</text:p>
          </table:table-cell>
          <table:table-cell office:value-type="float" office:value="0.000787">
            <text:p>0.000787</text:p>
          </table:table-cell>
          <table:table-cell office:value-type="float" office:value="0.000834">
            <text:p>0.000834</text:p>
          </table:table-cell>
          <table:table-cell office:value-type="float" office:value="0.000806">
            <text:p>0.000806</text:p>
          </table:table-cell>
          <table:table-cell office:value-type="float" office:value="0.000824">
            <text:p>0.000824</text:p>
          </table:table-cell>
          <table:table-cell office:value-type="float" office:value="0.000828">
            <text:p>0.000828</text:p>
          </table:table-cell>
          <table:table-cell office:value-type="float" office:value="0.000807">
            <text:p>0.000807</text:p>
          </table:table-cell>
          <table:table-cell office:value-type="float" office:value="0.000779">
            <text:p>0.000779</text:p>
          </table:table-cell>
          <table:table-cell office:value-type="float" office:value="0.000791">
            <text:p>0.000791</text:p>
          </table:table-cell>
          <table:table-cell office:value-type="float" office:value="0.000789">
            <text:p>0.000789</text:p>
          </table:table-cell>
          <table:table-cell office:value-type="float" office:value="0.000807">
            <text:p>0.000807</text:p>
          </table:table-cell>
          <table:table-cell office:value-type="float" office:value="0.000781">
            <text:p>0.000781</text:p>
          </table:table-cell>
          <table:table-cell office:value-type="float" office:value="0.000807">
            <text:p>0.000807</text:p>
          </table:table-cell>
          <table:table-cell table:formula="of:=AVERAGE([.B44:.AE44])" office:value-type="float" office:value="0.000813133333333333">
            <text:p>0.0008131333</text:p>
          </table:table-cell>
          <table:table-cell table:formula="of:=VAR([.B44:.AE44])" office:value-type="float" office:value="0.000000000473912643678161">
            <text:p>4.73912643678161E-010</text:p>
          </table:table-cell>
          <table:table-cell table:formula="of:=STDEV([.B44:.AE44])" office:value-type="float" office:value="0.0000217695347602598">
            <text:p>2.17695347602598E-005</text:p>
          </table:table-cell>
          <table:table-cell table:formula="of:=CONFIDENCE(0.95;[.AH44];30)" office:value-type="float" office:value="0.000000249231543129535">
            <text:p>2.49231543129535E-007</text:p>
          </table:table-cell>
          <table:table-cell table:formula="of:=[.AF44]+[.AI44]" office:value-type="float" office:value="0.000813382564876463">
            <text:p>0.0008133826</text:p>
          </table:table-cell>
          <table:table-cell table:formula="of:=[.AF44]-[.AI44]" office:value-type="float" office:value="0.000812884101790204">
            <text:p>0.000812884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898">
            <text:p>0.000898</text:p>
          </table:table-cell>
          <table:table-cell office:value-type="float" office:value="0.000851">
            <text:p>0.000851</text:p>
          </table:table-cell>
          <table:table-cell office:value-type="float" office:value="0.000834">
            <text:p>0.000834</text:p>
          </table:table-cell>
          <table:table-cell office:value-type="float" office:value="0.000823">
            <text:p>0.000823</text:p>
          </table:table-cell>
          <table:table-cell office:value-type="float" office:value="0.000848">
            <text:p>0.000848</text:p>
          </table:table-cell>
          <table:table-cell office:value-type="float" office:value="0.000826">
            <text:p>0.000826</text:p>
          </table:table-cell>
          <table:table-cell office:value-type="float" office:value="0.000869">
            <text:p>0.000869</text:p>
          </table:table-cell>
          <table:table-cell office:value-type="float" office:value="0.000847">
            <text:p>0.000847</text:p>
          </table:table-cell>
          <table:table-cell office:value-type="float" office:value="0.000872">
            <text:p>0.000872</text:p>
          </table:table-cell>
          <table:table-cell office:value-type="float" office:value="0.000871">
            <text:p>0.000871</text:p>
          </table:table-cell>
          <table:table-cell office:value-type="float" office:value="0.000898">
            <text:p>0.000898</text:p>
          </table:table-cell>
          <table:table-cell office:value-type="float" office:value="0.000852">
            <text:p>0.000852</text:p>
          </table:table-cell>
          <table:table-cell office:value-type="float" office:value="0.000901">
            <text:p>0.000901</text:p>
          </table:table-cell>
          <table:table-cell office:value-type="float" office:value="0.000853">
            <text:p>0.000853</text:p>
          </table:table-cell>
          <table:table-cell office:value-type="float" office:value="0.00089">
            <text:p>0.00089</text:p>
          </table:table-cell>
          <table:table-cell office:value-type="float" office:value="0.000884">
            <text:p>0.000884</text:p>
          </table:table-cell>
          <table:table-cell office:value-type="float" office:value="0.000892">
            <text:p>0.000892</text:p>
          </table:table-cell>
          <table:table-cell office:value-type="float" office:value="0.00085">
            <text:p>0.00085</text:p>
          </table:table-cell>
          <table:table-cell office:value-type="float" office:value="0.000849">
            <text:p>0.000849</text:p>
          </table:table-cell>
          <table:table-cell office:value-type="float" office:value="0.000902">
            <text:p>0.000902</text:p>
          </table:table-cell>
          <table:table-cell office:value-type="float" office:value="0.000855">
            <text:p>0.000855</text:p>
          </table:table-cell>
          <table:table-cell office:value-type="float" office:value="0.000825">
            <text:p>0.000825</text:p>
          </table:table-cell>
          <table:table-cell office:value-type="float" office:value="0.000827">
            <text:p>0.000827</text:p>
          </table:table-cell>
          <table:table-cell office:value-type="float" office:value="0.000826">
            <text:p>0.000826</text:p>
          </table:table-cell>
          <table:table-cell office:value-type="float" office:value="0.000864">
            <text:p>0.000864</text:p>
          </table:table-cell>
          <table:table-cell office:value-type="float" office:value="0.000858">
            <text:p>0.000858</text:p>
          </table:table-cell>
          <table:table-cell office:value-type="float" office:value="0.00087">
            <text:p>0.00087</text:p>
          </table:table-cell>
          <table:table-cell office:value-type="float" office:value="0.000822">
            <text:p>0.000822</text:p>
          </table:table-cell>
          <table:table-cell office:value-type="float" office:value="0.000888">
            <text:p>0.000888</text:p>
          </table:table-cell>
          <table:table-cell office:value-type="float" office:value="0.000885">
            <text:p>0.000885</text:p>
          </table:table-cell>
          <table:table-cell table:formula="of:=AVERAGE([.B45:.AE45])" office:value-type="float" office:value="0.000861">
            <text:p>0.000861</text:p>
          </table:table-cell>
          <table:table-cell table:formula="of:=VAR([.B45:.AE45])" office:value-type="float" office:value="0.000000000674">
            <text:p>6.74E-010</text:p>
          </table:table-cell>
          <table:table-cell table:formula="of:=STDEV([.B45:.AE45])" office:value-type="float" office:value="0.0000259615099714943">
            <text:p>2.59615099714943E-005</text:p>
          </table:table-cell>
          <table:table-cell table:formula="of:=CONFIDENCE(0.95;[.AH45];30)" office:value-type="float" office:value="0.000000297223953723627">
            <text:p>2.97223953723627E-007</text:p>
          </table:table-cell>
          <table:table-cell table:formula="of:=[.AF45]+[.AI45]" office:value-type="float" office:value="0.000861297223953724">
            <text:p>0.0008612972</text:p>
          </table:table-cell>
          <table:table-cell table:formula="of:=[.AF45]-[.AI45]" office:value-type="float" office:value="0.000860702776046277">
            <text:p>0.000860702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0857">
            <text:p>0.000857</text:p>
          </table:table-cell>
          <table:table-cell office:value-type="float" office:value="0.000861">
            <text:p>0.000861</text:p>
          </table:table-cell>
          <table:table-cell office:value-type="float" office:value="0.00085">
            <text:p>0.00085</text:p>
          </table:table-cell>
          <table:table-cell office:value-type="float" office:value="0.000907">
            <text:p>0.000907</text:p>
          </table:table-cell>
          <table:table-cell office:value-type="float" office:value="0.000877">
            <text:p>0.000877</text:p>
          </table:table-cell>
          <table:table-cell office:value-type="float" office:value="0.000917">
            <text:p>0.000917</text:p>
          </table:table-cell>
          <table:table-cell office:value-type="float" office:value="0.000908">
            <text:p>0.000908</text:p>
          </table:table-cell>
          <table:table-cell office:value-type="float" office:value="0.000877">
            <text:p>0.000877</text:p>
          </table:table-cell>
          <table:table-cell office:value-type="float" office:value="0.000873">
            <text:p>0.000873</text:p>
          </table:table-cell>
          <table:table-cell office:value-type="float" office:value="0.000854">
            <text:p>0.000854</text:p>
          </table:table-cell>
          <table:table-cell office:value-type="float" office:value="0.000853">
            <text:p>0.000853</text:p>
          </table:table-cell>
          <table:table-cell office:value-type="float" office:value="0.000828">
            <text:p>0.000828</text:p>
          </table:table-cell>
          <table:table-cell office:value-type="float" office:value="0.00083">
            <text:p>0.00083</text:p>
          </table:table-cell>
          <table:table-cell office:value-type="float" office:value="0.000863">
            <text:p>0.000863</text:p>
          </table:table-cell>
          <table:table-cell office:value-type="float" office:value="0.00085">
            <text:p>0.00085</text:p>
          </table:table-cell>
          <table:table-cell office:value-type="float" office:value="0.000912">
            <text:p>0.000912</text:p>
          </table:table-cell>
          <table:table-cell office:value-type="float" office:value="0.00087">
            <text:p>0.00087</text:p>
          </table:table-cell>
          <table:table-cell office:value-type="float" office:value="0.000888">
            <text:p>0.000888</text:p>
          </table:table-cell>
          <table:table-cell office:value-type="float" office:value="0.000899">
            <text:p>0.000899</text:p>
          </table:table-cell>
          <table:table-cell office:value-type="float" office:value="0.00088">
            <text:p>0.00088</text:p>
          </table:table-cell>
          <table:table-cell office:value-type="float" office:value="0.00089">
            <text:p>0.00089</text:p>
          </table:table-cell>
          <table:table-cell office:value-type="float" office:value="0.000887">
            <text:p>0.000887</text:p>
          </table:table-cell>
          <table:table-cell office:value-type="float" office:value="0.000853">
            <text:p>0.000853</text:p>
          </table:table-cell>
          <table:table-cell office:value-type="float" office:value="0.000874">
            <text:p>0.000874</text:p>
          </table:table-cell>
          <table:table-cell office:value-type="float" office:value="0.000848">
            <text:p>0.000848</text:p>
          </table:table-cell>
          <table:table-cell office:value-type="float" office:value="0.000852">
            <text:p>0.000852</text:p>
          </table:table-cell>
          <table:table-cell office:value-type="float" office:value="0.00086">
            <text:p>0.00086</text:p>
          </table:table-cell>
          <table:table-cell office:value-type="float" office:value="0.000834">
            <text:p>0.000834</text:p>
          </table:table-cell>
          <table:table-cell office:value-type="float" office:value="0.000878">
            <text:p>0.000878</text:p>
          </table:table-cell>
          <table:table-cell office:value-type="float" office:value="0.000884">
            <text:p>0.000884</text:p>
          </table:table-cell>
          <table:table-cell table:formula="of:=AVERAGE([.B46:.AE46])" office:value-type="float" office:value="0.000870466666666667">
            <text:p>0.0008704667</text:p>
          </table:table-cell>
          <table:table-cell table:formula="of:=VAR([.B46:.AE46])" office:value-type="float" office:value="0.000000000573016091954022">
            <text:p>5.73016091954022E-010</text:p>
          </table:table-cell>
          <table:table-cell table:formula="of:=STDEV([.B46:.AE46])" office:value-type="float" office:value="0.0000239377545303235">
            <text:p>2.39377545303235E-005</text:p>
          </table:table-cell>
          <table:table-cell table:formula="of:=CONFIDENCE(0.95;[.AH46];30)" office:value-type="float" office:value="0.000000274054708396411">
            <text:p>2.74054708396411E-007</text:p>
          </table:table-cell>
          <table:table-cell table:formula="of:=[.AF46]+[.AI46]" office:value-type="float" office:value="0.000870740721375063">
            <text:p>0.0008707407</text:p>
          </table:table-cell>
          <table:table-cell table:formula="of:=[.AF46]-[.AI46]" office:value-type="float" office:value="0.00087019261195827">
            <text:p>0.00087019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0889">
            <text:p>0.000889</text:p>
          </table:table-cell>
          <table:table-cell office:value-type="float" office:value="0.000864">
            <text:p>0.000864</text:p>
          </table:table-cell>
          <table:table-cell office:value-type="float" office:value="0.00089">
            <text:p>0.00089</text:p>
          </table:table-cell>
          <table:table-cell office:value-type="float" office:value="0.000908">
            <text:p>0.000908</text:p>
          </table:table-cell>
          <table:table-cell office:value-type="float" office:value="0.000941">
            <text:p>0.000941</text:p>
          </table:table-cell>
          <table:table-cell office:value-type="float" office:value="0.00086">
            <text:p>0.00086</text:p>
          </table:table-cell>
          <table:table-cell office:value-type="float" office:value="0.00087">
            <text:p>0.00087</text:p>
          </table:table-cell>
          <table:table-cell office:value-type="float" office:value="0.000908">
            <text:p>0.000908</text:p>
          </table:table-cell>
          <table:table-cell office:value-type="float" office:value="0.000907">
            <text:p>0.000907</text:p>
          </table:table-cell>
          <table:table-cell office:value-type="float" office:value="0.000918">
            <text:p>0.000918</text:p>
          </table:table-cell>
          <table:table-cell office:value-type="float" office:value="0.000952">
            <text:p>0.000952</text:p>
          </table:table-cell>
          <table:table-cell office:value-type="float" office:value="0.000923">
            <text:p>0.000923</text:p>
          </table:table-cell>
          <table:table-cell office:value-type="float" office:value="0.000935">
            <text:p>0.000935</text:p>
          </table:table-cell>
          <table:table-cell office:value-type="float" office:value="0.000964">
            <text:p>0.000964</text:p>
          </table:table-cell>
          <table:table-cell office:value-type="float" office:value="0.000902">
            <text:p>0.000902</text:p>
          </table:table-cell>
          <table:table-cell office:value-type="float" office:value="0.000883">
            <text:p>0.000883</text:p>
          </table:table-cell>
          <table:table-cell office:value-type="float" office:value="0.000884">
            <text:p>0.000884</text:p>
          </table:table-cell>
          <table:table-cell office:value-type="float" office:value="0.000859">
            <text:p>0.000859</text:p>
          </table:table-cell>
          <table:table-cell office:value-type="float" office:value="0.000888">
            <text:p>0.000888</text:p>
          </table:table-cell>
          <table:table-cell office:value-type="float" office:value="0.000862">
            <text:p>0.000862</text:p>
          </table:table-cell>
          <table:table-cell office:value-type="float" office:value="0.000927">
            <text:p>0.000927</text:p>
          </table:table-cell>
          <table:table-cell office:value-type="float" office:value="0.000936">
            <text:p>0.000936</text:p>
          </table:table-cell>
          <table:table-cell office:value-type="float" office:value="0.000918">
            <text:p>0.000918</text:p>
          </table:table-cell>
          <table:table-cell office:value-type="float" office:value="0.000941">
            <text:p>0.000941</text:p>
          </table:table-cell>
          <table:table-cell office:value-type="float" office:value="0.000933">
            <text:p>0.000933</text:p>
          </table:table-cell>
          <table:table-cell office:value-type="float" office:value="0.000916">
            <text:p>0.000916</text:p>
          </table:table-cell>
          <table:table-cell office:value-type="float" office:value="0.000901">
            <text:p>0.000901</text:p>
          </table:table-cell>
          <table:table-cell office:value-type="float" office:value="0.000919">
            <text:p>0.000919</text:p>
          </table:table-cell>
          <table:table-cell office:value-type="float" office:value="0.000887">
            <text:p>0.000887</text:p>
          </table:table-cell>
          <table:table-cell office:value-type="float" office:value="0.000922">
            <text:p>0.000922</text:p>
          </table:table-cell>
          <table:table-cell table:formula="of:=AVERAGE([.B47:.AE47])" office:value-type="float" office:value="0.0009069">
            <text:p>0.0009069</text:p>
          </table:table-cell>
          <table:table-cell table:formula="of:=VAR([.B47:.AE47])" office:value-type="float" office:value="0.000000000811472413793103">
            <text:p>8.11472413793103E-010</text:p>
          </table:table-cell>
          <table:table-cell table:formula="of:=STDEV([.B47:.AE47])" office:value-type="float" office:value="0.0000284863548702375">
            <text:p>2.84863548702375E-005</text:p>
          </table:table-cell>
          <table:table-cell table:formula="of:=CONFIDENCE(0.95;[.AH47];30)" office:value-type="float" office:value="0.000000326129991321877">
            <text:p>3.26129991321877E-007</text:p>
          </table:table-cell>
          <table:table-cell table:formula="of:=[.AF47]+[.AI47]" office:value-type="float" office:value="0.000907226129991322">
            <text:p>0.0009072261</text:p>
          </table:table-cell>
          <table:table-cell table:formula="of:=[.AF47]-[.AI47]" office:value-type="float" office:value="0.000906573870008678">
            <text:p>0.000906573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943">
            <text:p>0.000943</text:p>
          </table:table-cell>
          <table:table-cell office:value-type="float" office:value="0.000927">
            <text:p>0.000927</text:p>
          </table:table-cell>
          <table:table-cell office:value-type="float" office:value="0.000948">
            <text:p>0.000948</text:p>
          </table:table-cell>
          <table:table-cell office:value-type="float" office:value="0.000944">
            <text:p>0.000944</text:p>
          </table:table-cell>
          <table:table-cell office:value-type="float" office:value="0.000889">
            <text:p>0.000889</text:p>
          </table:table-cell>
          <table:table-cell office:value-type="float" office:value="0.000945">
            <text:p>0.000945</text:p>
          </table:table-cell>
          <table:table-cell office:value-type="float" office:value="0.000949">
            <text:p>0.000949</text:p>
          </table:table-cell>
          <table:table-cell office:value-type="float" office:value="0.000988">
            <text:p>0.000988</text:p>
          </table:table-cell>
          <table:table-cell office:value-type="float" office:value="0.000931">
            <text:p>0.000931</text:p>
          </table:table-cell>
          <table:table-cell office:value-type="float" office:value="0.000933">
            <text:p>0.000933</text:p>
          </table:table-cell>
          <table:table-cell office:value-type="float" office:value="0.000937">
            <text:p>0.000937</text:p>
          </table:table-cell>
          <table:table-cell office:value-type="float" office:value="0.000942">
            <text:p>0.000942</text:p>
          </table:table-cell>
          <table:table-cell office:value-type="float" office:value="0.0009">
            <text:p>0.0009</text:p>
          </table:table-cell>
          <table:table-cell office:value-type="float" office:value="0.000917">
            <text:p>0.000917</text:p>
          </table:table-cell>
          <table:table-cell office:value-type="float" office:value="0.000922">
            <text:p>0.000922</text:p>
          </table:table-cell>
          <table:table-cell office:value-type="float" office:value="0.000942">
            <text:p>0.000942</text:p>
          </table:table-cell>
          <table:table-cell office:value-type="float" office:value="0.000959">
            <text:p>0.000959</text:p>
          </table:table-cell>
          <table:table-cell office:value-type="float" office:value="0.000893">
            <text:p>0.000893</text:p>
          </table:table-cell>
          <table:table-cell office:value-type="float" office:value="0.000967">
            <text:p>0.000967</text:p>
          </table:table-cell>
          <table:table-cell office:value-type="float" office:value="0.000928">
            <text:p>0.000928</text:p>
          </table:table-cell>
          <table:table-cell office:value-type="float" office:value="0.000923">
            <text:p>0.000923</text:p>
          </table:table-cell>
          <table:table-cell office:value-type="float" office:value="0.000939">
            <text:p>0.000939</text:p>
          </table:table-cell>
          <table:table-cell office:value-type="float" office:value="0.000923">
            <text:p>0.000923</text:p>
          </table:table-cell>
          <table:table-cell office:value-type="float" office:value="0.000971">
            <text:p>0.000971</text:p>
          </table:table-cell>
          <table:table-cell office:value-type="float" office:value="0.000926">
            <text:p>0.000926</text:p>
          </table:table-cell>
          <table:table-cell office:value-type="float" office:value="0.000949">
            <text:p>0.000949</text:p>
          </table:table-cell>
          <table:table-cell office:value-type="float" office:value="0.000906">
            <text:p>0.000906</text:p>
          </table:table-cell>
          <table:table-cell office:value-type="float" office:value="0.000892">
            <text:p>0.000892</text:p>
          </table:table-cell>
          <table:table-cell office:value-type="float" office:value="0.000898">
            <text:p>0.000898</text:p>
          </table:table-cell>
          <table:table-cell office:value-type="float" office:value="0.000975">
            <text:p>0.000975</text:p>
          </table:table-cell>
          <table:table-cell table:formula="of:=AVERAGE([.B48:.AE48])" office:value-type="float" office:value="0.000933533333333333">
            <text:p>0.0009335333</text:p>
          </table:table-cell>
          <table:table-cell table:formula="of:=VAR([.B48:.AE48])" office:value-type="float" office:value="0.00000000063184367816092">
            <text:p>6.3184367816092E-010</text:p>
          </table:table-cell>
          <table:table-cell table:formula="of:=STDEV([.B48:.AE48])" office:value-type="float" office:value="0.0000251365009132321">
            <text:p>2.51365009132321E-005</text:p>
          </table:table-cell>
          <table:table-cell table:formula="of:=CONFIDENCE(0.95;[.AH48];30)" office:value-type="float" office:value="0.000000287778722902163">
            <text:p>2.87778722902163E-007</text:p>
          </table:table-cell>
          <table:table-cell table:formula="of:=[.AF48]+[.AI48]" office:value-type="float" office:value="0.000933821112056235">
            <text:p>0.0009338211</text:p>
          </table:table-cell>
          <table:table-cell table:formula="of:=[.AF48]-[.AI48]" office:value-type="float" office:value="0.000933245554610431">
            <text:p>0.00093324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1019">
            <text:p>0.001019</text:p>
          </table:table-cell>
          <table:table-cell office:value-type="float" office:value="0.000935">
            <text:p>0.000935</text:p>
          </table:table-cell>
          <table:table-cell office:value-type="float" office:value="0.000986">
            <text:p>0.000986</text:p>
          </table:table-cell>
          <table:table-cell office:value-type="float" office:value="0.00099">
            <text:p>0.00099</text:p>
          </table:table-cell>
          <table:table-cell office:value-type="float" office:value="0.000964">
            <text:p>0.000964</text:p>
          </table:table-cell>
          <table:table-cell office:value-type="float" office:value="0.000987">
            <text:p>0.000987</text:p>
          </table:table-cell>
          <table:table-cell office:value-type="float" office:value="0.001043">
            <text:p>0.001043</text:p>
          </table:table-cell>
          <table:table-cell office:value-type="float" office:value="0.00097">
            <text:p>0.00097</text:p>
          </table:table-cell>
          <table:table-cell office:value-type="float" office:value="0.000986">
            <text:p>0.000986</text:p>
          </table:table-cell>
          <table:table-cell office:value-type="float" office:value="0.000994">
            <text:p>0.000994</text:p>
          </table:table-cell>
          <table:table-cell office:value-type="float" office:value="0.001038">
            <text:p>0.001038</text:p>
          </table:table-cell>
          <table:table-cell office:value-type="float" office:value="0.000984">
            <text:p>0.000984</text:p>
          </table:table-cell>
          <table:table-cell office:value-type="float" office:value="0.000957">
            <text:p>0.000957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.000939">
            <text:p>0.000939</text:p>
          </table:table-cell>
          <table:table-cell office:value-type="float" office:value="0.001002">
            <text:p>0.001002</text:p>
          </table:table-cell>
          <table:table-cell office:value-type="float" office:value="0.000983">
            <text:p>0.000983</text:p>
          </table:table-cell>
          <table:table-cell office:value-type="float" office:value="0.000991">
            <text:p>0.000991</text:p>
          </table:table-cell>
          <table:table-cell office:value-type="float" office:value="0.000979">
            <text:p>0.000979</text:p>
          </table:table-cell>
          <table:table-cell office:value-type="float" office:value="0.000992">
            <text:p>0.000992</text:p>
          </table:table-cell>
          <table:table-cell office:value-type="float" office:value="0.000969">
            <text:p>0.000969</text:p>
          </table:table-cell>
          <table:table-cell office:value-type="float" office:value="0.000993">
            <text:p>0.000993</text:p>
          </table:table-cell>
          <table:table-cell office:value-type="float" office:value="0.000984">
            <text:p>0.000984</text:p>
          </table:table-cell>
          <table:table-cell office:value-type="float" office:value="0.00096">
            <text:p>0.00096</text:p>
          </table:table-cell>
          <table:table-cell office:value-type="float" office:value="0.001001">
            <text:p>0.001001</text:p>
          </table:table-cell>
          <table:table-cell office:value-type="float" office:value="0.000979">
            <text:p>0.000979</text:p>
          </table:table-cell>
          <table:table-cell office:value-type="float" office:value="0.00094">
            <text:p>0.00094</text:p>
          </table:table-cell>
          <table:table-cell office:value-type="float" office:value="0.000972">
            <text:p>0.000972</text:p>
          </table:table-cell>
          <table:table-cell office:value-type="float" office:value="0.001005">
            <text:p>0.001005</text:p>
          </table:table-cell>
          <table:table-cell table:formula="of:=AVERAGE([.B49:.AE49])" office:value-type="float" office:value="0.0009827">
            <text:p>0.0009827</text:p>
          </table:table-cell>
          <table:table-cell table:formula="of:=VAR([.B49:.AE49])" office:value-type="float" office:value="0.000000000687458620689654">
            <text:p>6.87458620689654E-010</text:p>
          </table:table-cell>
          <table:table-cell table:formula="of:=STDEV([.B49:.AE49])" office:value-type="float" office:value="0.0000262194321198926">
            <text:p>2.62194321198926E-005</text:p>
          </table:table-cell>
          <table:table-cell table:formula="of:=CONFIDENCE(0.95;[.AH49];30)" office:value-type="float" office:value="0.000000300176811272513">
            <text:p>3.00176811272513E-007</text:p>
          </table:table-cell>
          <table:table-cell table:formula="of:=[.AF49]+[.AI49]" office:value-type="float" office:value="0.000983000176811273">
            <text:p>0.0009830002</text:p>
          </table:table-cell>
          <table:table-cell table:formula="of:=[.AF49]-[.AI49]" office:value-type="float" office:value="0.000982399823188727">
            <text:p>0.000982399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101">
            <text:p>0.00101</text:p>
          </table:table-cell>
          <table:table-cell office:value-type="float" office:value="0.001007">
            <text:p>0.001007</text:p>
          </table:table-cell>
          <table:table-cell office:value-type="float" office:value="0.001028">
            <text:p>0.001028</text:p>
          </table:table-cell>
          <table:table-cell office:value-type="float" office:value="0.00108">
            <text:p>0.00108</text:p>
          </table:table-cell>
          <table:table-cell office:value-type="float" office:value="0.001031">
            <text:p>0.001031</text:p>
          </table:table-cell>
          <table:table-cell office:value-type="float" office:value="0.000998">
            <text:p>0.000998</text:p>
          </table:table-cell>
          <table:table-cell office:value-type="float" office:value="0.001021">
            <text:p>0.001021</text:p>
          </table:table-cell>
          <table:table-cell office:value-type="float" office:value="0.000995">
            <text:p>0.000995</text:p>
          </table:table-cell>
          <table:table-cell office:value-type="float" office:value="0.000997">
            <text:p>0.000997</text:p>
          </table:table-cell>
          <table:table-cell office:value-type="float" office:value="0.001087">
            <text:p>0.001087</text:p>
          </table:table-cell>
          <table:table-cell office:value-type="float" office:value="0.001001">
            <text:p>0.001001</text:p>
          </table:table-cell>
          <table:table-cell office:value-type="float" office:value="0.001031">
            <text:p>0.001031</text:p>
          </table:table-cell>
          <table:table-cell office:value-type="float" office:value="0.001056">
            <text:p>0.001056</text:p>
          </table:table-cell>
          <table:table-cell office:value-type="float" office:value="0.001035">
            <text:p>0.001035</text:p>
          </table:table-cell>
          <table:table-cell office:value-type="float" office:value="0.001008">
            <text:p>0.001008</text:p>
          </table:table-cell>
          <table:table-cell office:value-type="float" office:value="0.000997">
            <text:p>0.000997</text:p>
          </table:table-cell>
          <table:table-cell office:value-type="float" office:value="0.001044">
            <text:p>0.001044</text:p>
          </table:table-cell>
          <table:table-cell office:value-type="float" office:value="0.000973">
            <text:p>0.000973</text:p>
          </table:table-cell>
          <table:table-cell office:value-type="float" office:value="0.001048">
            <text:p>0.001048</text:p>
          </table:table-cell>
          <table:table-cell office:value-type="float" office:value="0.001047">
            <text:p>0.001047</text:p>
          </table:table-cell>
          <table:table-cell office:value-type="float" office:value="0.001081">
            <text:p>0.001081</text:p>
          </table:table-cell>
          <table:table-cell office:value-type="float" office:value="0.000971">
            <text:p>0.000971</text:p>
          </table:table-cell>
          <table:table-cell office:value-type="float" office:value="0.001053">
            <text:p>0.001053</text:p>
          </table:table-cell>
          <table:table-cell office:value-type="float" office:value="0.001048">
            <text:p>0.001048</text:p>
          </table:table-cell>
          <table:table-cell office:value-type="float" office:value="0.001022">
            <text:p>0.001022</text:p>
          </table:table-cell>
          <table:table-cell office:value-type="float" office:value="0.00102">
            <text:p>0.00102</text:p>
          </table:table-cell>
          <table:table-cell office:value-type="float" office:value="0.000976">
            <text:p>0.000976</text:p>
          </table:table-cell>
          <table:table-cell office:value-type="float" office:value="0.001025">
            <text:p>0.001025</text:p>
          </table:table-cell>
          <table:table-cell office:value-type="float" office:value="0.001036">
            <text:p>0.001036</text:p>
          </table:table-cell>
          <table:table-cell office:value-type="float" office:value="0.001038">
            <text:p>0.001038</text:p>
          </table:table-cell>
          <table:table-cell table:formula="of:=AVERAGE([.B50:.AE50])" office:value-type="float" office:value="0.00102546666666667">
            <text:p>0.0010254667</text:p>
          </table:table-cell>
          <table:table-cell table:formula="of:=VAR([.B50:.AE50])" office:value-type="float" office:value="0.000000000924119540229884">
            <text:p>9.24119540229884E-010</text:p>
          </table:table-cell>
          <table:table-cell table:formula="of:=STDEV([.B50:.AE50])" office:value-type="float" office:value="0.0000303993345359711">
            <text:p>3.03993345359711E-005</text:p>
          </table:table-cell>
          <table:table-cell table:formula="of:=CONFIDENCE(0.95;[.AH50];30)" office:value-type="float" office:value="0.000000348031004793996">
            <text:p>0.000000348</text:p>
          </table:table-cell>
          <table:table-cell table:formula="of:=[.AF50]+[.AI50]" office:value-type="float" office:value="0.00102581469767146">
            <text:p>0.0010258147</text:p>
          </table:table-cell>
          <table:table-cell table:formula="of:=[.AF50]-[.AI50]" office:value-type="float" office:value="0.00102511863566187">
            <text:p>0.001025118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1099">
            <text:p>0.001099</text:p>
          </table:table-cell>
          <table:table-cell office:value-type="float" office:value="0.001042">
            <text:p>0.001042</text:p>
          </table:table-cell>
          <table:table-cell office:value-type="float" office:value="0.001076">
            <text:p>0.001076</text:p>
          </table:table-cell>
          <table:table-cell office:value-type="float" office:value="0.001058">
            <text:p>0.001058</text:p>
          </table:table-cell>
          <table:table-cell office:value-type="float" office:value="0.001064">
            <text:p>0.001064</text:p>
          </table:table-cell>
          <table:table-cell office:value-type="float" office:value="0.001031">
            <text:p>0.001031</text:p>
          </table:table-cell>
          <table:table-cell office:value-type="float" office:value="0.001081">
            <text:p>0.001081</text:p>
          </table:table-cell>
          <table:table-cell office:value-type="float" office:value="0.001057">
            <text:p>0.001057</text:p>
          </table:table-cell>
          <table:table-cell office:value-type="float" office:value="0.001046">
            <text:p>0.001046</text:p>
          </table:table-cell>
          <table:table-cell office:value-type="float" office:value="0.001057">
            <text:p>0.001057</text:p>
          </table:table-cell>
          <table:table-cell office:value-type="float" office:value="0.001077">
            <text:p>0.001077</text:p>
          </table:table-cell>
          <table:table-cell office:value-type="float" office:value="0.001046">
            <text:p>0.001046</text:p>
          </table:table-cell>
          <table:table-cell office:value-type="float" office:value="0.001158">
            <text:p>0.001158</text:p>
          </table:table-cell>
          <table:table-cell office:value-type="float" office:value="0.001">
            <text:p>0.001</text:p>
          </table:table-cell>
          <table:table-cell office:value-type="float" office:value="0.001169">
            <text:p>0.001169</text:p>
          </table:table-cell>
          <table:table-cell office:value-type="float" office:value="0.001042">
            <text:p>0.001042</text:p>
          </table:table-cell>
          <table:table-cell office:value-type="float" office:value="0.001132">
            <text:p>0.001132</text:p>
          </table:table-cell>
          <table:table-cell office:value-type="float" office:value="0.001075">
            <text:p>0.001075</text:p>
          </table:table-cell>
          <table:table-cell office:value-type="float" office:value="0.001048">
            <text:p>0.001048</text:p>
          </table:table-cell>
          <table:table-cell office:value-type="float" office:value="0.00106">
            <text:p>0.00106</text:p>
          </table:table-cell>
          <table:table-cell office:value-type="float" office:value="0.001032">
            <text:p>0.001032</text:p>
          </table:table-cell>
          <table:table-cell office:value-type="float" office:value="0.001111">
            <text:p>0.001111</text:p>
          </table:table-cell>
          <table:table-cell office:value-type="float" office:value="0.001037">
            <text:p>0.001037</text:p>
          </table:table-cell>
          <table:table-cell office:value-type="float" office:value="0.001082">
            <text:p>0.001082</text:p>
          </table:table-cell>
          <table:table-cell office:value-type="float" office:value="0.00107">
            <text:p>0.00107</text:p>
          </table:table-cell>
          <table:table-cell office:value-type="float" office:value="0.001062">
            <text:p>0.001062</text:p>
          </table:table-cell>
          <table:table-cell office:value-type="float" office:value="0.001053">
            <text:p>0.001053</text:p>
          </table:table-cell>
          <table:table-cell office:value-type="float" office:value="0.00105">
            <text:p>0.00105</text:p>
          </table:table-cell>
          <table:table-cell office:value-type="float" office:value="0.001003">
            <text:p>0.001003</text:p>
          </table:table-cell>
          <table:table-cell office:value-type="float" office:value="0.001131">
            <text:p>0.001131</text:p>
          </table:table-cell>
          <table:table-cell table:formula="of:=AVERAGE([.B51:.AE51])" office:value-type="float" office:value="0.0010683">
            <text:p>0.0010683</text:p>
          </table:table-cell>
          <table:table-cell table:formula="of:=VAR([.B51:.AE51])" office:value-type="float" office:value="0.00000000158407931034483">
            <text:p>1.58407931034483E-009</text:p>
          </table:table-cell>
          <table:table-cell table:formula="of:=STDEV([.B51:.AE51])" office:value-type="float" office:value="0.0000398004938454892">
            <text:p>3.98004938454892E-005</text:p>
          </table:table-cell>
          <table:table-cell table:formula="of:=CONFIDENCE(0.95;[.AH51];30)" office:value-type="float" office:value="0.000000455661483245702">
            <text:p>4.55661483245702E-007</text:p>
          </table:table-cell>
          <table:table-cell table:formula="of:=[.AF51]+[.AI51]" office:value-type="float" office:value="0.00106875566148325">
            <text:p>0.0010687557</text:p>
          </table:table-cell>
          <table:table-cell table:formula="of:=[.AF51]-[.AI51]" office:value-type="float" office:value="0.00106784433851675">
            <text:p>0.001067844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1111">
            <text:p>0.001111</text:p>
          </table:table-cell>
          <table:table-cell office:value-type="float" office:value="0.001098">
            <text:p>0.001098</text:p>
          </table:table-cell>
          <table:table-cell office:value-type="float" office:value="0.001132">
            <text:p>0.001132</text:p>
          </table:table-cell>
          <table:table-cell office:value-type="float" office:value="0.001092">
            <text:p>0.001092</text:p>
          </table:table-cell>
          <table:table-cell office:value-type="float" office:value="0.001072">
            <text:p>0.001072</text:p>
          </table:table-cell>
          <table:table-cell office:value-type="float" office:value="0.00108">
            <text:p>0.00108</text:p>
          </table:table-cell>
          <table:table-cell office:value-type="float" office:value="0.001143">
            <text:p>0.001143</text:p>
          </table:table-cell>
          <table:table-cell office:value-type="float" office:value="0.001244">
            <text:p>0.001244</text:p>
          </table:table-cell>
          <table:table-cell office:value-type="float" office:value="0.001093">
            <text:p>0.001093</text:p>
          </table:table-cell>
          <table:table-cell office:value-type="float" office:value="0.001167">
            <text:p>0.001167</text:p>
          </table:table-cell>
          <table:table-cell office:value-type="float" office:value="0.001176">
            <text:p>0.001176</text:p>
          </table:table-cell>
          <table:table-cell office:value-type="float" office:value="0.001064">
            <text:p>0.001064</text:p>
          </table:table-cell>
          <table:table-cell office:value-type="float" office:value="0.001086">
            <text:p>0.001086</text:p>
          </table:table-cell>
          <table:table-cell office:value-type="float" office:value="0.001162">
            <text:p>0.001162</text:p>
          </table:table-cell>
          <table:table-cell office:value-type="float" office:value="0.001127">
            <text:p>0.001127</text:p>
          </table:table-cell>
          <table:table-cell office:value-type="float" office:value="0.00108">
            <text:p>0.00108</text:p>
          </table:table-cell>
          <table:table-cell office:value-type="float" office:value="0.001127">
            <text:p>0.001127</text:p>
          </table:table-cell>
          <table:table-cell office:value-type="float" office:value="0.001093">
            <text:p>0.001093</text:p>
          </table:table-cell>
          <table:table-cell office:value-type="float" office:value="0.001146">
            <text:p>0.001146</text:p>
          </table:table-cell>
          <table:table-cell office:value-type="float" office:value="0.001175">
            <text:p>0.001175</text:p>
          </table:table-cell>
          <table:table-cell office:value-type="float" office:value="0.001102">
            <text:p>0.001102</text:p>
          </table:table-cell>
          <table:table-cell office:value-type="float" office:value="0.001075">
            <text:p>0.001075</text:p>
          </table:table-cell>
          <table:table-cell office:value-type="float" office:value="0.001106">
            <text:p>0.001106</text:p>
          </table:table-cell>
          <table:table-cell office:value-type="float" office:value="0.001157">
            <text:p>0.001157</text:p>
          </table:table-cell>
          <table:table-cell office:value-type="float" office:value="0.001181">
            <text:p>0.001181</text:p>
          </table:table-cell>
          <table:table-cell office:value-type="float" office:value="0.0011">
            <text:p>0.0011</text:p>
          </table:table-cell>
          <table:table-cell office:value-type="float" office:value="0.001124">
            <text:p>0.001124</text:p>
          </table:table-cell>
          <table:table-cell office:value-type="float" office:value="0.00113">
            <text:p>0.00113</text:p>
          </table:table-cell>
          <table:table-cell office:value-type="float" office:value="0.001076">
            <text:p>0.001076</text:p>
          </table:table-cell>
          <table:table-cell office:value-type="float" office:value="0.001099">
            <text:p>0.001099</text:p>
          </table:table-cell>
          <table:table-cell table:formula="of:=AVERAGE([.B52:.AE52])" office:value-type="float" office:value="0.0011206">
            <text:p>0.0011206</text:p>
          </table:table-cell>
          <table:table-cell table:formula="of:=VAR([.B52:.AE52])" office:value-type="float" office:value="0.0000000017268">
            <text:p>1.7268E-009</text:p>
          </table:table-cell>
          <table:table-cell table:formula="of:=STDEV([.B52:.AE52])" office:value-type="float" office:value="0.0000415547831181923">
            <text:p>4.15547831181923E-005</text:p>
          </table:table-cell>
          <table:table-cell table:formula="of:=CONFIDENCE(0.95;[.AH52];30)" office:value-type="float" office:value="0.000000475745707706462">
            <text:p>4.75745707706462E-007</text:p>
          </table:table-cell>
          <table:table-cell table:formula="of:=[.AF52]+[.AI52]" office:value-type="float" office:value="0.00112107574570771">
            <text:p>0.0011210757</text:p>
          </table:table-cell>
          <table:table-cell table:formula="of:=[.AF52]-[.AI52]" office:value-type="float" office:value="0.00112012425429229">
            <text:p>0.001120124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1128">
            <text:p>0.001128</text:p>
          </table:table-cell>
          <table:table-cell office:value-type="float" office:value="0.001081">
            <text:p>0.001081</text:p>
          </table:table-cell>
          <table:table-cell office:value-type="float" office:value="0.001157">
            <text:p>0.001157</text:p>
          </table:table-cell>
          <table:table-cell office:value-type="float" office:value="0.001164">
            <text:p>0.001164</text:p>
          </table:table-cell>
          <table:table-cell office:value-type="float" office:value="0.001167">
            <text:p>0.001167</text:p>
          </table:table-cell>
          <table:table-cell office:value-type="float" office:value="0.001243">
            <text:p>0.001243</text:p>
          </table:table-cell>
          <table:table-cell office:value-type="float" office:value="0.001171">
            <text:p>0.001171</text:p>
          </table:table-cell>
          <table:table-cell office:value-type="float" office:value="0.001221">
            <text:p>0.001221</text:p>
          </table:table-cell>
          <table:table-cell office:value-type="float" office:value="0.001186">
            <text:p>0.001186</text:p>
          </table:table-cell>
          <table:table-cell office:value-type="float" office:value="0.0012">
            <text:p>0.0012</text:p>
          </table:table-cell>
          <table:table-cell office:value-type="float" office:value="0.001086">
            <text:p>0.001086</text:p>
          </table:table-cell>
          <table:table-cell office:value-type="float" office:value="0.001143">
            <text:p>0.001143</text:p>
          </table:table-cell>
          <table:table-cell office:value-type="float" office:value="0.001154">
            <text:p>0.001154</text:p>
          </table:table-cell>
          <table:table-cell office:value-type="float" office:value="0.001174">
            <text:p>0.001174</text:p>
          </table:table-cell>
          <table:table-cell office:value-type="float" office:value="0.001109">
            <text:p>0.001109</text:p>
          </table:table-cell>
          <table:table-cell office:value-type="float" office:value="0.001114">
            <text:p>0.001114</text:p>
          </table:table-cell>
          <table:table-cell office:value-type="float" office:value="0.001102">
            <text:p>0.001102</text:p>
          </table:table-cell>
          <table:table-cell office:value-type="float" office:value="0.001151">
            <text:p>0.001151</text:p>
          </table:table-cell>
          <table:table-cell office:value-type="float" office:value="0.001213">
            <text:p>0.001213</text:p>
          </table:table-cell>
          <table:table-cell office:value-type="float" office:value="0.001184">
            <text:p>0.001184</text:p>
          </table:table-cell>
          <table:table-cell office:value-type="float" office:value="0.001084">
            <text:p>0.001084</text:p>
          </table:table-cell>
          <table:table-cell office:value-type="float" office:value="0.001141">
            <text:p>0.001141</text:p>
          </table:table-cell>
          <table:table-cell office:value-type="float" office:value="0.001203">
            <text:p>0.001203</text:p>
          </table:table-cell>
          <table:table-cell office:value-type="float" office:value="0.001106">
            <text:p>0.001106</text:p>
          </table:table-cell>
          <table:table-cell office:value-type="float" office:value="0.001165">
            <text:p>0.001165</text:p>
          </table:table-cell>
          <table:table-cell office:value-type="float" office:value="0.001162">
            <text:p>0.001162</text:p>
          </table:table-cell>
          <table:table-cell office:value-type="float" office:value="0.001119">
            <text:p>0.001119</text:p>
          </table:table-cell>
          <table:table-cell office:value-type="float" office:value="0.001132">
            <text:p>0.001132</text:p>
          </table:table-cell>
          <table:table-cell office:value-type="float" office:value="0.00111">
            <text:p>0.00111</text:p>
          </table:table-cell>
          <table:table-cell office:value-type="float" office:value="0.001136">
            <text:p>0.001136</text:p>
          </table:table-cell>
          <table:table-cell table:formula="of:=AVERAGE([.B53:.AE53])" office:value-type="float" office:value="0.0011502">
            <text:p>0.0011502</text:p>
          </table:table-cell>
          <table:table-cell table:formula="of:=VAR([.B53:.AE53])" office:value-type="float" office:value="0.0000000017752">
            <text:p>1.7752E-009</text:p>
          </table:table-cell>
          <table:table-cell table:formula="of:=STDEV([.B53:.AE53])" office:value-type="float" office:value="0.000042133122362341">
            <text:p>4.2133122362341E-005</text:p>
          </table:table-cell>
          <table:table-cell table:formula="of:=CONFIDENCE(0.95;[.AH53];30)" office:value-type="float" office:value="0.000000482366904891377">
            <text:p>4.82366904891377E-007</text:p>
          </table:table-cell>
          <table:table-cell table:formula="of:=[.AF53]+[.AI53]" office:value-type="float" office:value="0.00115068236690489">
            <text:p>0.0011506824</text:p>
          </table:table-cell>
          <table:table-cell table:formula="of:=[.AF53]-[.AI53]" office:value-type="float" office:value="0.00114971763309511">
            <text:p>0.001149717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1148">
            <text:p>0.001148</text:p>
          </table:table-cell>
          <table:table-cell office:value-type="float" office:value="0.00115">
            <text:p>0.00115</text:p>
          </table:table-cell>
          <table:table-cell office:value-type="float" office:value="0.001174">
            <text:p>0.001174</text:p>
          </table:table-cell>
          <table:table-cell office:value-type="float" office:value="0.001148">
            <text:p>0.001148</text:p>
          </table:table-cell>
          <table:table-cell office:value-type="float" office:value="0.001243">
            <text:p>0.001243</text:p>
          </table:table-cell>
          <table:table-cell office:value-type="float" office:value="0.001208">
            <text:p>0.001208</text:p>
          </table:table-cell>
          <table:table-cell office:value-type="float" office:value="0.001191">
            <text:p>0.001191</text:p>
          </table:table-cell>
          <table:table-cell office:value-type="float" office:value="0.001219">
            <text:p>0.001219</text:p>
          </table:table-cell>
          <table:table-cell office:value-type="float" office:value="0.001173">
            <text:p>0.001173</text:p>
          </table:table-cell>
          <table:table-cell office:value-type="float" office:value="0.001154">
            <text:p>0.001154</text:p>
          </table:table-cell>
          <table:table-cell office:value-type="float" office:value="0.001157">
            <text:p>0.001157</text:p>
          </table:table-cell>
          <table:table-cell office:value-type="float" office:value="0.001242">
            <text:p>0.001242</text:p>
          </table:table-cell>
          <table:table-cell office:value-type="float" office:value="0.001212">
            <text:p>0.001212</text:p>
          </table:table-cell>
          <table:table-cell office:value-type="float" office:value="0.001154">
            <text:p>0.001154</text:p>
          </table:table-cell>
          <table:table-cell office:value-type="float" office:value="0.001211">
            <text:p>0.001211</text:p>
          </table:table-cell>
          <table:table-cell office:value-type="float" office:value="0.001162">
            <text:p>0.001162</text:p>
          </table:table-cell>
          <table:table-cell office:value-type="float" office:value="0.00124">
            <text:p>0.00124</text:p>
          </table:table-cell>
          <table:table-cell office:value-type="float" office:value="0.001201">
            <text:p>0.001201</text:p>
          </table:table-cell>
          <table:table-cell office:value-type="float" office:value="0.00119">
            <text:p>0.00119</text:p>
          </table:table-cell>
          <table:table-cell office:value-type="float" office:value="0.001239">
            <text:p>0.001239</text:p>
          </table:table-cell>
          <table:table-cell office:value-type="float" office:value="0.001238">
            <text:p>0.001238</text:p>
          </table:table-cell>
          <table:table-cell office:value-type="float" office:value="0.001175">
            <text:p>0.001175</text:p>
          </table:table-cell>
          <table:table-cell office:value-type="float" office:value="0.0012">
            <text:p>0.0012</text:p>
          </table:table-cell>
          <table:table-cell office:value-type="float" office:value="0.001255">
            <text:p>0.001255</text:p>
          </table:table-cell>
          <table:table-cell office:value-type="float" office:value="0.001205">
            <text:p>0.001205</text:p>
          </table:table-cell>
          <table:table-cell office:value-type="float" office:value="0.001189">
            <text:p>0.001189</text:p>
          </table:table-cell>
          <table:table-cell office:value-type="float" office:value="0.001178">
            <text:p>0.001178</text:p>
          </table:table-cell>
          <table:table-cell office:value-type="float" office:value="0.00114">
            <text:p>0.00114</text:p>
          </table:table-cell>
          <table:table-cell office:value-type="float" office:value="0.00115">
            <text:p>0.00115</text:p>
          </table:table-cell>
          <table:table-cell office:value-type="float" office:value="0.00122">
            <text:p>0.00122</text:p>
          </table:table-cell>
          <table:table-cell table:formula="of:=AVERAGE([.B54:.AE54])" office:value-type="float" office:value="0.0011922">
            <text:p>0.0011922</text:p>
          </table:table-cell>
          <table:table-cell table:formula="of:=VAR([.B54:.AE54])" office:value-type="float" office:value="0.00000000120147586206896">
            <text:p>1.20147586206896E-009</text:p>
          </table:table-cell>
          <table:table-cell table:formula="of:=STDEV([.B54:.AE54])" office:value-type="float" office:value="0.0000346623118396475">
            <text:p>3.46623118396475E-005</text:p>
          </table:table-cell>
          <table:table-cell table:formula="of:=CONFIDENCE(0.95;[.AH54];30)" office:value-type="float" office:value="0.000000396836292707681">
            <text:p>3.96836292707681E-007</text:p>
          </table:table-cell>
          <table:table-cell table:formula="of:=[.AF54]+[.AI54]" office:value-type="float" office:value="0.00119259683629271">
            <text:p>0.0011925968</text:p>
          </table:table-cell>
          <table:table-cell table:formula="of:=[.AF54]-[.AI54]" office:value-type="float" office:value="0.00119180316370729">
            <text:p>0.001191803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119">
            <text:p>0.00119</text:p>
          </table:table-cell>
          <table:table-cell office:value-type="float" office:value="0.001255">
            <text:p>0.001255</text:p>
          </table:table-cell>
          <table:table-cell office:value-type="float" office:value="0.001227">
            <text:p>0.001227</text:p>
          </table:table-cell>
          <table:table-cell office:value-type="float" office:value="0.001209">
            <text:p>0.001209</text:p>
          </table:table-cell>
          <table:table-cell office:value-type="float" office:value="0.00121">
            <text:p>0.00121</text:p>
          </table:table-cell>
          <table:table-cell office:value-type="float" office:value="0.00122">
            <text:p>0.00122</text:p>
          </table:table-cell>
          <table:table-cell office:value-type="float" office:value="0.001164">
            <text:p>0.001164</text:p>
          </table:table-cell>
          <table:table-cell office:value-type="float" office:value="0.001301">
            <text:p>0.001301</text:p>
          </table:table-cell>
          <table:table-cell office:value-type="float" office:value="0.00122">
            <text:p>0.00122</text:p>
          </table:table-cell>
          <table:table-cell office:value-type="float" office:value="0.001194">
            <text:p>0.001194</text:p>
          </table:table-cell>
          <table:table-cell office:value-type="float" office:value="0.001212">
            <text:p>0.001212</text:p>
          </table:table-cell>
          <table:table-cell office:value-type="float" office:value="0.001223">
            <text:p>0.001223</text:p>
          </table:table-cell>
          <table:table-cell office:value-type="float" office:value="0.001198">
            <text:p>0.001198</text:p>
          </table:table-cell>
          <table:table-cell office:value-type="float" office:value="0.001181">
            <text:p>0.001181</text:p>
          </table:table-cell>
          <table:table-cell office:value-type="float" office:value="0.00121">
            <text:p>0.00121</text:p>
          </table:table-cell>
          <table:table-cell table:number-columns-repeated="2" office:value-type="float" office:value="0.001213">
            <text:p>0.001213</text:p>
          </table:table-cell>
          <table:table-cell office:value-type="float" office:value="0.001246">
            <text:p>0.001246</text:p>
          </table:table-cell>
          <table:table-cell office:value-type="float" office:value="0.001241">
            <text:p>0.001241</text:p>
          </table:table-cell>
          <table:table-cell office:value-type="float" office:value="0.001305">
            <text:p>0.001305</text:p>
          </table:table-cell>
          <table:table-cell office:value-type="float" office:value="0.001203">
            <text:p>0.001203</text:p>
          </table:table-cell>
          <table:table-cell office:value-type="float" office:value="0.00132">
            <text:p>0.00132</text:p>
          </table:table-cell>
          <table:table-cell office:value-type="float" office:value="0.00123">
            <text:p>0.00123</text:p>
          </table:table-cell>
          <table:table-cell office:value-type="float" office:value="0.00122">
            <text:p>0.00122</text:p>
          </table:table-cell>
          <table:table-cell office:value-type="float" office:value="0.001208">
            <text:p>0.001208</text:p>
          </table:table-cell>
          <table:table-cell office:value-type="float" office:value="0.001181">
            <text:p>0.001181</text:p>
          </table:table-cell>
          <table:table-cell office:value-type="float" office:value="0.001216">
            <text:p>0.001216</text:p>
          </table:table-cell>
          <table:table-cell office:value-type="float" office:value="0.001221">
            <text:p>0.001221</text:p>
          </table:table-cell>
          <table:table-cell office:value-type="float" office:value="0.001215">
            <text:p>0.001215</text:p>
          </table:table-cell>
          <table:table-cell office:value-type="float" office:value="0.001226">
            <text:p>0.001226</text:p>
          </table:table-cell>
          <table:table-cell table:formula="of:=AVERAGE([.B55:.AE55])" office:value-type="float" office:value="0.0012224">
            <text:p>0.0012224</text:p>
          </table:table-cell>
          <table:table-cell table:formula="of:=VAR([.B55:.AE55])" office:value-type="float" office:value="0.0000000012188">
            <text:p>1.2188E-009</text:p>
          </table:table-cell>
          <table:table-cell table:formula="of:=STDEV([.B55:.AE55])" office:value-type="float" office:value="0.0000349113162169518">
            <text:p>3.49113162169518E-005</text:p>
          </table:table-cell>
          <table:table-cell table:formula="of:=CONFIDENCE(0.95;[.AH55];30)" office:value-type="float" office:value="0.000000399687053915259">
            <text:p>3.99687053915259E-007</text:p>
          </table:table-cell>
          <table:table-cell table:formula="of:=[.AF55]+[.AI55]" office:value-type="float" office:value="0.00122279968705391">
            <text:p>0.0012227997</text:p>
          </table:table-cell>
          <table:table-cell table:formula="of:=[.AF55]-[.AI55]" office:value-type="float" office:value="0.00122200031294608">
            <text:p>0.001222000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1274">
            <text:p>0.001274</text:p>
          </table:table-cell>
          <table:table-cell office:value-type="float" office:value="0.001277">
            <text:p>0.001277</text:p>
          </table:table-cell>
          <table:table-cell office:value-type="float" office:value="0.001246">
            <text:p>0.001246</text:p>
          </table:table-cell>
          <table:table-cell office:value-type="float" office:value="0.001251">
            <text:p>0.001251</text:p>
          </table:table-cell>
          <table:table-cell office:value-type="float" office:value="0.001236">
            <text:p>0.001236</text:p>
          </table:table-cell>
          <table:table-cell office:value-type="float" office:value="0.001239">
            <text:p>0.001239</text:p>
          </table:table-cell>
          <table:table-cell office:value-type="float" office:value="0.001244">
            <text:p>0.001244</text:p>
          </table:table-cell>
          <table:table-cell office:value-type="float" office:value="0.001249">
            <text:p>0.001249</text:p>
          </table:table-cell>
          <table:table-cell office:value-type="float" office:value="0.001266">
            <text:p>0.001266</text:p>
          </table:table-cell>
          <table:table-cell office:value-type="float" office:value="0.001227">
            <text:p>0.001227</text:p>
          </table:table-cell>
          <table:table-cell office:value-type="float" office:value="0.001251">
            <text:p>0.001251</text:p>
          </table:table-cell>
          <table:table-cell office:value-type="float" office:value="0.001254">
            <text:p>0.001254</text:p>
          </table:table-cell>
          <table:table-cell office:value-type="float" office:value="0.001273">
            <text:p>0.001273</text:p>
          </table:table-cell>
          <table:table-cell office:value-type="float" office:value="0.001224">
            <text:p>0.001224</text:p>
          </table:table-cell>
          <table:table-cell office:value-type="float" office:value="0.001262">
            <text:p>0.001262</text:p>
          </table:table-cell>
          <table:table-cell office:value-type="float" office:value="0.001306">
            <text:p>0.001306</text:p>
          </table:table-cell>
          <table:table-cell office:value-type="float" office:value="0.001329">
            <text:p>0.001329</text:p>
          </table:table-cell>
          <table:table-cell office:value-type="float" office:value="0.001256">
            <text:p>0.001256</text:p>
          </table:table-cell>
          <table:table-cell office:value-type="float" office:value="0.001283">
            <text:p>0.001283</text:p>
          </table:table-cell>
          <table:table-cell office:value-type="float" office:value="0.001227">
            <text:p>0.001227</text:p>
          </table:table-cell>
          <table:table-cell office:value-type="float" office:value="0.001251">
            <text:p>0.001251</text:p>
          </table:table-cell>
          <table:table-cell office:value-type="float" office:value="0.001234">
            <text:p>0.001234</text:p>
          </table:table-cell>
          <table:table-cell office:value-type="float" office:value="0.001225">
            <text:p>0.001225</text:p>
          </table:table-cell>
          <table:table-cell office:value-type="float" office:value="0.001276">
            <text:p>0.001276</text:p>
          </table:table-cell>
          <table:table-cell office:value-type="float" office:value="0.001237">
            <text:p>0.001237</text:p>
          </table:table-cell>
          <table:table-cell office:value-type="float" office:value="0.001198">
            <text:p>0.001198</text:p>
          </table:table-cell>
          <table:table-cell office:value-type="float" office:value="0.001197">
            <text:p>0.001197</text:p>
          </table:table-cell>
          <table:table-cell office:value-type="float" office:value="0.001199">
            <text:p>0.001199</text:p>
          </table:table-cell>
          <table:table-cell office:value-type="float" office:value="0.001192">
            <text:p>0.001192</text:p>
          </table:table-cell>
          <table:table-cell office:value-type="float" office:value="0.001193">
            <text:p>0.001193</text:p>
          </table:table-cell>
          <table:table-cell table:formula="of:=AVERAGE([.B56:.AE56])" office:value-type="float" office:value="0.00124586666666667">
            <text:p>0.0012458667</text:p>
          </table:table-cell>
          <table:table-cell table:formula="of:=VAR([.B56:.AE56])" office:value-type="float" office:value="0.00000000106205057471264">
            <text:p>1.06205057471264E-009</text:p>
          </table:table-cell>
          <table:table-cell table:formula="of:=STDEV([.B56:.AE56])" office:value-type="float" office:value="0.000032589117427642">
            <text:p>3.2589117427642E-005</text:p>
          </table:table-cell>
          <table:table-cell table:formula="of:=CONFIDENCE(0.95;[.AH56];30)" office:value-type="float" office:value="0.000000373101038454343">
            <text:p>3.73101038454343E-007</text:p>
          </table:table-cell>
          <table:table-cell table:formula="of:=[.AF56]+[.AI56]" office:value-type="float" office:value="0.00124623976770512">
            <text:p>0.0012462398</text:p>
          </table:table-cell>
          <table:table-cell table:formula="of:=[.AF56]-[.AI56]" office:value-type="float" office:value="0.00124549356562821">
            <text:p>0.001245493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1264">
            <text:p>0.001264</text:p>
          </table:table-cell>
          <table:table-cell office:value-type="float" office:value="0.001236">
            <text:p>0.001236</text:p>
          </table:table-cell>
          <table:table-cell office:value-type="float" office:value="0.001233">
            <text:p>0.001233</text:p>
          </table:table-cell>
          <table:table-cell office:value-type="float" office:value="0.001359">
            <text:p>0.001359</text:p>
          </table:table-cell>
          <table:table-cell office:value-type="float" office:value="0.001344">
            <text:p>0.001344</text:p>
          </table:table-cell>
          <table:table-cell office:value-type="float" office:value="0.00136">
            <text:p>0.00136</text:p>
          </table:table-cell>
          <table:table-cell office:value-type="float" office:value="0.001298">
            <text:p>0.001298</text:p>
          </table:table-cell>
          <table:table-cell office:value-type="float" office:value="0.001273">
            <text:p>0.001273</text:p>
          </table:table-cell>
          <table:table-cell office:value-type="float" office:value="0.001364">
            <text:p>0.001364</text:p>
          </table:table-cell>
          <table:table-cell office:value-type="float" office:value="0.001261">
            <text:p>0.001261</text:p>
          </table:table-cell>
          <table:table-cell office:value-type="float" office:value="0.001325">
            <text:p>0.001325</text:p>
          </table:table-cell>
          <table:table-cell office:value-type="float" office:value="0.001244">
            <text:p>0.001244</text:p>
          </table:table-cell>
          <table:table-cell office:value-type="float" office:value="0.001338">
            <text:p>0.001338</text:p>
          </table:table-cell>
          <table:table-cell office:value-type="float" office:value="0.001363">
            <text:p>0.001363</text:p>
          </table:table-cell>
          <table:table-cell office:value-type="float" office:value="0.001293">
            <text:p>0.001293</text:p>
          </table:table-cell>
          <table:table-cell office:value-type="float" office:value="0.001266">
            <text:p>0.001266</text:p>
          </table:table-cell>
          <table:table-cell office:value-type="float" office:value="0.001244">
            <text:p>0.001244</text:p>
          </table:table-cell>
          <table:table-cell office:value-type="float" office:value="0.001304">
            <text:p>0.001304</text:p>
          </table:table-cell>
          <table:table-cell office:value-type="float" office:value="0.00135">
            <text:p>0.00135</text:p>
          </table:table-cell>
          <table:table-cell office:value-type="float" office:value="0.001291">
            <text:p>0.001291</text:p>
          </table:table-cell>
          <table:table-cell office:value-type="float" office:value="0.001237">
            <text:p>0.001237</text:p>
          </table:table-cell>
          <table:table-cell office:value-type="float" office:value="0.001331">
            <text:p>0.001331</text:p>
          </table:table-cell>
          <table:table-cell office:value-type="float" office:value="0.001297">
            <text:p>0.001297</text:p>
          </table:table-cell>
          <table:table-cell office:value-type="float" office:value="0.001315">
            <text:p>0.001315</text:p>
          </table:table-cell>
          <table:table-cell office:value-type="float" office:value="0.001236">
            <text:p>0.001236</text:p>
          </table:table-cell>
          <table:table-cell office:value-type="float" office:value="0.001331">
            <text:p>0.001331</text:p>
          </table:table-cell>
          <table:table-cell office:value-type="float" office:value="0.001335">
            <text:p>0.001335</text:p>
          </table:table-cell>
          <table:table-cell office:value-type="float" office:value="0.001301">
            <text:p>0.001301</text:p>
          </table:table-cell>
          <table:table-cell office:value-type="float" office:value="0.001258">
            <text:p>0.001258</text:p>
          </table:table-cell>
          <table:table-cell office:value-type="float" office:value="0.001237">
            <text:p>0.001237</text:p>
          </table:table-cell>
          <table:table-cell table:formula="of:=AVERAGE([.B57:.AE57])" office:value-type="float" office:value="0.00129626666666667">
            <text:p>0.0012962667</text:p>
          </table:table-cell>
          <table:table-cell table:formula="of:=VAR([.B57:.AE57])" office:value-type="float" office:value="0.00000000200420229885058">
            <text:p>0.000000002</text:p>
          </table:table-cell>
          <table:table-cell table:formula="of:=STDEV([.B57:.AE57])" office:value-type="float" office:value="0.000044768318025704">
            <text:p>4.4768318025704E-005</text:p>
          </table:table-cell>
          <table:table-cell table:formula="of:=CONFIDENCE(0.95;[.AH57];30)" office:value-type="float" office:value="0.000000512536308549335">
            <text:p>5.12536308549335E-007</text:p>
          </table:table-cell>
          <table:table-cell table:formula="of:=[.AF57]+[.AI57]" office:value-type="float" office:value="0.00129677920297522">
            <text:p>0.0012967792</text:p>
          </table:table-cell>
          <table:table-cell table:formula="of:=[.AF57]-[.AI57]" office:value-type="float" office:value="0.00129575413035812">
            <text:p>0.001295754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1324">
            <text:p>0.001324</text:p>
          </table:table-cell>
          <table:table-cell office:value-type="float" office:value="0.001328">
            <text:p>0.001328</text:p>
          </table:table-cell>
          <table:table-cell office:value-type="float" office:value="0.001305">
            <text:p>0.001305</text:p>
          </table:table-cell>
          <table:table-cell office:value-type="float" office:value="0.001375">
            <text:p>0.001375</text:p>
          </table:table-cell>
          <table:table-cell office:value-type="float" office:value="0.001356">
            <text:p>0.001356</text:p>
          </table:table-cell>
          <table:table-cell office:value-type="float" office:value="0.001295">
            <text:p>0.001295</text:p>
          </table:table-cell>
          <table:table-cell office:value-type="float" office:value="0.001405">
            <text:p>0.001405</text:p>
          </table:table-cell>
          <table:table-cell office:value-type="float" office:value="0.001348">
            <text:p>0.001348</text:p>
          </table:table-cell>
          <table:table-cell office:value-type="float" office:value="0.001368">
            <text:p>0.001368</text:p>
          </table:table-cell>
          <table:table-cell office:value-type="float" office:value="0.001318">
            <text:p>0.001318</text:p>
          </table:table-cell>
          <table:table-cell office:value-type="float" office:value="0.001361">
            <text:p>0.001361</text:p>
          </table:table-cell>
          <table:table-cell office:value-type="float" office:value="0.001377">
            <text:p>0.001377</text:p>
          </table:table-cell>
          <table:table-cell office:value-type="float" office:value="0.001355">
            <text:p>0.001355</text:p>
          </table:table-cell>
          <table:table-cell office:value-type="float" office:value="0.001398">
            <text:p>0.001398</text:p>
          </table:table-cell>
          <table:table-cell office:value-type="float" office:value="0.001425">
            <text:p>0.001425</text:p>
          </table:table-cell>
          <table:table-cell office:value-type="float" office:value="0.001287">
            <text:p>0.001287</text:p>
          </table:table-cell>
          <table:table-cell office:value-type="float" office:value="0.00138">
            <text:p>0.00138</text:p>
          </table:table-cell>
          <table:table-cell office:value-type="float" office:value="0.00134">
            <text:p>0.00134</text:p>
          </table:table-cell>
          <table:table-cell office:value-type="float" office:value="0.00138">
            <text:p>0.00138</text:p>
          </table:table-cell>
          <table:table-cell office:value-type="float" office:value="0.001351">
            <text:p>0.001351</text:p>
          </table:table-cell>
          <table:table-cell office:value-type="float" office:value="0.001346">
            <text:p>0.001346</text:p>
          </table:table-cell>
          <table:table-cell office:value-type="float" office:value="0.001283">
            <text:p>0.001283</text:p>
          </table:table-cell>
          <table:table-cell office:value-type="float" office:value="0.001392">
            <text:p>0.001392</text:p>
          </table:table-cell>
          <table:table-cell office:value-type="float" office:value="0.00132">
            <text:p>0.00132</text:p>
          </table:table-cell>
          <table:table-cell office:value-type="float" office:value="0.001281">
            <text:p>0.001281</text:p>
          </table:table-cell>
          <table:table-cell office:value-type="float" office:value="0.001354">
            <text:p>0.001354</text:p>
          </table:table-cell>
          <table:table-cell office:value-type="float" office:value="0.001341">
            <text:p>0.001341</text:p>
          </table:table-cell>
          <table:table-cell office:value-type="float" office:value="0.001375">
            <text:p>0.001375</text:p>
          </table:table-cell>
          <table:table-cell office:value-type="float" office:value="0.001328">
            <text:p>0.001328</text:p>
          </table:table-cell>
          <table:table-cell office:value-type="float" office:value="0.001314">
            <text:p>0.001314</text:p>
          </table:table-cell>
          <table:table-cell table:formula="of:=AVERAGE([.B58:.AE58])" office:value-type="float" office:value="0.001347">
            <text:p>0.001347</text:p>
          </table:table-cell>
          <table:table-cell table:formula="of:=VAR([.B58:.AE58])" office:value-type="float" office:value="0.00000000138220689655172">
            <text:p>1.38220689655172E-009</text:p>
          </table:table-cell>
          <table:table-cell table:formula="of:=STDEV([.B58:.AE58])" office:value-type="float" office:value="0.0000371780432049849">
            <text:p>0.000037178</text:p>
          </table:table-cell>
          <table:table-cell table:formula="of:=CONFIDENCE(0.95;[.AH58];30)" office:value-type="float" office:value="0.000000425637992752599">
            <text:p>4.25637992752599E-007</text:p>
          </table:table-cell>
          <table:table-cell table:formula="of:=[.AF58]+[.AI58]" office:value-type="float" office:value="0.00134742563799275">
            <text:p>0.0013474256</text:p>
          </table:table-cell>
          <table:table-cell table:formula="of:=[.AF58]-[.AI58]" office:value-type="float" office:value="0.00134657436200725">
            <text:p>0.001346574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1398">
            <text:p>0.001398</text:p>
          </table:table-cell>
          <table:table-cell office:value-type="float" office:value="0.001372">
            <text:p>0.001372</text:p>
          </table:table-cell>
          <table:table-cell office:value-type="float" office:value="0.001462">
            <text:p>0.001462</text:p>
          </table:table-cell>
          <table:table-cell office:value-type="float" office:value="0.001383">
            <text:p>0.001383</text:p>
          </table:table-cell>
          <table:table-cell office:value-type="float" office:value="0.001417">
            <text:p>0.001417</text:p>
          </table:table-cell>
          <table:table-cell office:value-type="float" office:value="0.001388">
            <text:p>0.001388</text:p>
          </table:table-cell>
          <table:table-cell office:value-type="float" office:value="0.001389">
            <text:p>0.001389</text:p>
          </table:table-cell>
          <table:table-cell office:value-type="float" office:value="0.001407">
            <text:p>0.001407</text:p>
          </table:table-cell>
          <table:table-cell office:value-type="float" office:value="0.001396">
            <text:p>0.001396</text:p>
          </table:table-cell>
          <table:table-cell office:value-type="float" office:value="0.001369">
            <text:p>0.001369</text:p>
          </table:table-cell>
          <table:table-cell office:value-type="float" office:value="0.001326">
            <text:p>0.001326</text:p>
          </table:table-cell>
          <table:table-cell office:value-type="float" office:value="0.001428">
            <text:p>0.001428</text:p>
          </table:table-cell>
          <table:table-cell office:value-type="float" office:value="0.001438">
            <text:p>0.001438</text:p>
          </table:table-cell>
          <table:table-cell office:value-type="float" office:value="0.001422">
            <text:p>0.001422</text:p>
          </table:table-cell>
          <table:table-cell office:value-type="float" office:value="0.001369">
            <text:p>0.001369</text:p>
          </table:table-cell>
          <table:table-cell office:value-type="float" office:value="0.001382">
            <text:p>0.001382</text:p>
          </table:table-cell>
          <table:table-cell office:value-type="float" office:value="0.001349">
            <text:p>0.001349</text:p>
          </table:table-cell>
          <table:table-cell office:value-type="float" office:value="0.001445">
            <text:p>0.001445</text:p>
          </table:table-cell>
          <table:table-cell office:value-type="float" office:value="0.001417">
            <text:p>0.001417</text:p>
          </table:table-cell>
          <table:table-cell office:value-type="float" office:value="0.001378">
            <text:p>0.001378</text:p>
          </table:table-cell>
          <table:table-cell office:value-type="float" office:value="0.001419">
            <text:p>0.001419</text:p>
          </table:table-cell>
          <table:table-cell office:value-type="float" office:value="0.001402">
            <text:p>0.001402</text:p>
          </table:table-cell>
          <table:table-cell office:value-type="float" office:value="0.001414">
            <text:p>0.001414</text:p>
          </table:table-cell>
          <table:table-cell office:value-type="float" office:value="0.001377">
            <text:p>0.001377</text:p>
          </table:table-cell>
          <table:table-cell office:value-type="float" office:value="0.001392">
            <text:p>0.001392</text:p>
          </table:table-cell>
          <table:table-cell office:value-type="float" office:value="0.001408">
            <text:p>0.001408</text:p>
          </table:table-cell>
          <table:table-cell office:value-type="float" office:value="0.001447">
            <text:p>0.001447</text:p>
          </table:table-cell>
          <table:table-cell office:value-type="float" office:value="0.001366">
            <text:p>0.001366</text:p>
          </table:table-cell>
          <table:table-cell office:value-type="float" office:value="0.001418">
            <text:p>0.001418</text:p>
          </table:table-cell>
          <table:table-cell office:value-type="float" office:value="0.001327">
            <text:p>0.001327</text:p>
          </table:table-cell>
          <table:table-cell table:formula="of:=AVERAGE([.B59:.AE59])" office:value-type="float" office:value="0.00139683333333333">
            <text:p>0.0013968333</text:p>
          </table:table-cell>
          <table:table-cell table:formula="of:=VAR([.B59:.AE59])" office:value-type="float" office:value="0.00000000107959195402299">
            <text:p>1.07959195402299E-009</text:p>
          </table:table-cell>
          <table:table-cell table:formula="of:=STDEV([.B59:.AE59])" office:value-type="float" office:value="0.0000328571446419647">
            <text:p>3.28571446419647E-005</text:p>
          </table:table-cell>
          <table:table-cell table:formula="of:=CONFIDENCE(0.95;[.AH59];30)" office:value-type="float" office:value="0.000000376169585254355">
            <text:p>3.76169585254355E-007</text:p>
          </table:table-cell>
          <table:table-cell table:formula="of:=[.AF59]+[.AI59]" office:value-type="float" office:value="0.00139720950291859">
            <text:p>0.0013972095</text:p>
          </table:table-cell>
          <table:table-cell table:formula="of:=[.AF59]-[.AI59]" office:value-type="float" office:value="0.00139645716374808">
            <text:p>0.001396457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1415">
            <text:p>0.001415</text:p>
          </table:table-cell>
          <table:table-cell office:value-type="float" office:value="0.00144">
            <text:p>0.00144</text:p>
          </table:table-cell>
          <table:table-cell office:value-type="float" office:value="0.001458">
            <text:p>0.001458</text:p>
          </table:table-cell>
          <table:table-cell office:value-type="float" office:value="0.001396">
            <text:p>0.001396</text:p>
          </table:table-cell>
          <table:table-cell office:value-type="float" office:value="0.001464">
            <text:p>0.001464</text:p>
          </table:table-cell>
          <table:table-cell office:value-type="float" office:value="0.001434">
            <text:p>0.001434</text:p>
          </table:table-cell>
          <table:table-cell office:value-type="float" office:value="0.001414">
            <text:p>0.001414</text:p>
          </table:table-cell>
          <table:table-cell office:value-type="float" office:value="0.001458">
            <text:p>0.001458</text:p>
          </table:table-cell>
          <table:table-cell office:value-type="float" office:value="0.001437">
            <text:p>0.001437</text:p>
          </table:table-cell>
          <table:table-cell office:value-type="float" office:value="0.001477">
            <text:p>0.001477</text:p>
          </table:table-cell>
          <table:table-cell office:value-type="float" office:value="0.00142">
            <text:p>0.00142</text:p>
          </table:table-cell>
          <table:table-cell office:value-type="float" office:value="0.00145">
            <text:p>0.00145</text:p>
          </table:table-cell>
          <table:table-cell office:value-type="float" office:value="0.001457">
            <text:p>0.001457</text:p>
          </table:table-cell>
          <table:table-cell office:value-type="float" office:value="0.001441">
            <text:p>0.001441</text:p>
          </table:table-cell>
          <table:table-cell office:value-type="float" office:value="0.001364">
            <text:p>0.001364</text:p>
          </table:table-cell>
          <table:table-cell office:value-type="float" office:value="0.001451">
            <text:p>0.001451</text:p>
          </table:table-cell>
          <table:table-cell office:value-type="float" office:value="0.001497">
            <text:p>0.001497</text:p>
          </table:table-cell>
          <table:table-cell office:value-type="float" office:value="0.001472">
            <text:p>0.001472</text:p>
          </table:table-cell>
          <table:table-cell office:value-type="float" office:value="0.001404">
            <text:p>0.001404</text:p>
          </table:table-cell>
          <table:table-cell office:value-type="float" office:value="0.001493">
            <text:p>0.001493</text:p>
          </table:table-cell>
          <table:table-cell office:value-type="float" office:value="0.001501">
            <text:p>0.001501</text:p>
          </table:table-cell>
          <table:table-cell office:value-type="float" office:value="0.001481">
            <text:p>0.001481</text:p>
          </table:table-cell>
          <table:table-cell office:value-type="float" office:value="0.001397">
            <text:p>0.001397</text:p>
          </table:table-cell>
          <table:table-cell office:value-type="float" office:value="0.001478">
            <text:p>0.001478</text:p>
          </table:table-cell>
          <table:table-cell office:value-type="float" office:value="0.001523">
            <text:p>0.001523</text:p>
          </table:table-cell>
          <table:table-cell office:value-type="float" office:value="0.001452">
            <text:p>0.001452</text:p>
          </table:table-cell>
          <table:table-cell office:value-type="float" office:value="0.001435">
            <text:p>0.001435</text:p>
          </table:table-cell>
          <table:table-cell office:value-type="float" office:value="0.001438">
            <text:p>0.001438</text:p>
          </table:table-cell>
          <table:table-cell office:value-type="float" office:value="0.001444">
            <text:p>0.001444</text:p>
          </table:table-cell>
          <table:table-cell office:value-type="float" office:value="0.001406">
            <text:p>0.001406</text:p>
          </table:table-cell>
          <table:table-cell table:formula="of:=AVERAGE([.B60:.AE60])" office:value-type="float" office:value="0.00144656666666667">
            <text:p>0.0014465667</text:p>
          </table:table-cell>
          <table:table-cell table:formula="of:=VAR([.B60:.AE60])" office:value-type="float" office:value="0.00000000126121954022988">
            <text:p>1.26121954022988E-009</text:p>
          </table:table-cell>
          <table:table-cell table:formula="of:=STDEV([.B60:.AE60])" office:value-type="float" office:value="0.000035513652870831">
            <text:p>3.5513652870831E-005</text:p>
          </table:table-cell>
          <table:table-cell table:formula="of:=CONFIDENCE(0.95;[.AH60];30)" office:value-type="float" office:value="0.000000406582988779418">
            <text:p>4.06582988779418E-007</text:p>
          </table:table-cell>
          <table:table-cell table:formula="of:=[.AF60]+[.AI60]" office:value-type="float" office:value="0.00144697324965545">
            <text:p>0.0014469732</text:p>
          </table:table-cell>
          <table:table-cell table:formula="of:=[.AF60]-[.AI60]" office:value-type="float" office:value="0.00144616008367789">
            <text:p>0.00144616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1454">
            <text:p>0.001454</text:p>
          </table:table-cell>
          <table:table-cell office:value-type="float" office:value="0.001448">
            <text:p>0.001448</text:p>
          </table:table-cell>
          <table:table-cell office:value-type="float" office:value="0.001591">
            <text:p>0.001591</text:p>
          </table:table-cell>
          <table:table-cell office:value-type="float" office:value="0.001503">
            <text:p>0.001503</text:p>
          </table:table-cell>
          <table:table-cell office:value-type="float" office:value="0.001409">
            <text:p>0.001409</text:p>
          </table:table-cell>
          <table:table-cell office:value-type="float" office:value="0.001454">
            <text:p>0.001454</text:p>
          </table:table-cell>
          <table:table-cell office:value-type="float" office:value="0.001558">
            <text:p>0.001558</text:p>
          </table:table-cell>
          <table:table-cell office:value-type="float" office:value="0.001505">
            <text:p>0.001505</text:p>
          </table:table-cell>
          <table:table-cell office:value-type="float" office:value="0.001468">
            <text:p>0.001468</text:p>
          </table:table-cell>
          <table:table-cell office:value-type="float" office:value="0.001479">
            <text:p>0.001479</text:p>
          </table:table-cell>
          <table:table-cell office:value-type="float" office:value="0.001494">
            <text:p>0.001494</text:p>
          </table:table-cell>
          <table:table-cell office:value-type="float" office:value="0.001435">
            <text:p>0.001435</text:p>
          </table:table-cell>
          <table:table-cell office:value-type="float" office:value="0.001472">
            <text:p>0.001472</text:p>
          </table:table-cell>
          <table:table-cell office:value-type="float" office:value="0.001469">
            <text:p>0.001469</text:p>
          </table:table-cell>
          <table:table-cell office:value-type="float" office:value="0.001483">
            <text:p>0.001483</text:p>
          </table:table-cell>
          <table:table-cell office:value-type="float" office:value="0.001499">
            <text:p>0.001499</text:p>
          </table:table-cell>
          <table:table-cell office:value-type="float" office:value="0.001416">
            <text:p>0.001416</text:p>
          </table:table-cell>
          <table:table-cell office:value-type="float" office:value="0.001472">
            <text:p>0.001472</text:p>
          </table:table-cell>
          <table:table-cell office:value-type="float" office:value="0.001549">
            <text:p>0.001549</text:p>
          </table:table-cell>
          <table:table-cell office:value-type="float" office:value="0.001508">
            <text:p>0.001508</text:p>
          </table:table-cell>
          <table:table-cell office:value-type="float" office:value="0.001539">
            <text:p>0.001539</text:p>
          </table:table-cell>
          <table:table-cell office:value-type="float" office:value="0.001564">
            <text:p>0.001564</text:p>
          </table:table-cell>
          <table:table-cell office:value-type="float" office:value="0.001512">
            <text:p>0.001512</text:p>
          </table:table-cell>
          <table:table-cell office:value-type="float" office:value="0.001459">
            <text:p>0.001459</text:p>
          </table:table-cell>
          <table:table-cell office:value-type="float" office:value="0.001465">
            <text:p>0.001465</text:p>
          </table:table-cell>
          <table:table-cell office:value-type="float" office:value="0.001501">
            <text:p>0.001501</text:p>
          </table:table-cell>
          <table:table-cell office:value-type="float" office:value="0.001508">
            <text:p>0.001508</text:p>
          </table:table-cell>
          <table:table-cell office:value-type="float" office:value="0.00146">
            <text:p>0.00146</text:p>
          </table:table-cell>
          <table:table-cell office:value-type="float" office:value="0.001479">
            <text:p>0.001479</text:p>
          </table:table-cell>
          <table:table-cell office:value-type="float" office:value="0.001442">
            <text:p>0.001442</text:p>
          </table:table-cell>
          <table:table-cell table:formula="of:=AVERAGE([.B61:.AE61])" office:value-type="float" office:value="0.0014865">
            <text:p>0.0014865</text:p>
          </table:table-cell>
          <table:table-cell table:formula="of:=VAR([.B61:.AE61])" office:value-type="float" office:value="0.00000000184936206896552">
            <text:p>1.84936206896552E-009</text:p>
          </table:table-cell>
          <table:table-cell table:formula="of:=STDEV([.B61:.AE61])" office:value-type="float" office:value="0.000043004209898166">
            <text:p>4.3004209898166E-005</text:p>
          </table:table-cell>
          <table:table-cell table:formula="of:=CONFIDENCE(0.95;[.AH61];30)" office:value-type="float" office:value="0.00000049233967156487">
            <text:p>4.9233967156487E-007</text:p>
          </table:table-cell>
          <table:table-cell table:formula="of:=[.AF61]+[.AI61]" office:value-type="float" office:value="0.00148699233967157">
            <text:p>0.0014869923</text:p>
          </table:table-cell>
          <table:table-cell table:formula="of:=[.AF61]-[.AI61]" office:value-type="float" office:value="0.00148600766032844">
            <text:p>0.00148600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1539">
            <text:p>0.001539</text:p>
          </table:table-cell>
          <table:table-cell office:value-type="float" office:value="0.001489">
            <text:p>0.001489</text:p>
          </table:table-cell>
          <table:table-cell office:value-type="float" office:value="0.001539">
            <text:p>0.001539</text:p>
          </table:table-cell>
          <table:table-cell office:value-type="float" office:value="0.001526">
            <text:p>0.001526</text:p>
          </table:table-cell>
          <table:table-cell office:value-type="float" office:value="0.001538">
            <text:p>0.001538</text:p>
          </table:table-cell>
          <table:table-cell office:value-type="float" office:value="0.001595">
            <text:p>0.001595</text:p>
          </table:table-cell>
          <table:table-cell office:value-type="float" office:value="0.001556">
            <text:p>0.001556</text:p>
          </table:table-cell>
          <table:table-cell office:value-type="float" office:value="0.001495">
            <text:p>0.001495</text:p>
          </table:table-cell>
          <table:table-cell office:value-type="float" office:value="0.001448">
            <text:p>0.001448</text:p>
          </table:table-cell>
          <table:table-cell office:value-type="float" office:value="0.001539">
            <text:p>0.001539</text:p>
          </table:table-cell>
          <table:table-cell office:value-type="float" office:value="0.001515">
            <text:p>0.001515</text:p>
          </table:table-cell>
          <table:table-cell office:value-type="float" office:value="0.001529">
            <text:p>0.001529</text:p>
          </table:table-cell>
          <table:table-cell office:value-type="float" office:value="0.001597">
            <text:p>0.001597</text:p>
          </table:table-cell>
          <table:table-cell office:value-type="float" office:value="0.001524">
            <text:p>0.001524</text:p>
          </table:table-cell>
          <table:table-cell office:value-type="float" office:value="0.001571">
            <text:p>0.001571</text:p>
          </table:table-cell>
          <table:table-cell office:value-type="float" office:value="0.001448">
            <text:p>0.001448</text:p>
          </table:table-cell>
          <table:table-cell office:value-type="float" office:value="0.001514">
            <text:p>0.001514</text:p>
          </table:table-cell>
          <table:table-cell office:value-type="float" office:value="0.001492">
            <text:p>0.001492</text:p>
          </table:table-cell>
          <table:table-cell office:value-type="float" office:value="0.001522">
            <text:p>0.001522</text:p>
          </table:table-cell>
          <table:table-cell office:value-type="float" office:value="0.001498">
            <text:p>0.001498</text:p>
          </table:table-cell>
          <table:table-cell office:value-type="float" office:value="0.001551">
            <text:p>0.001551</text:p>
          </table:table-cell>
          <table:table-cell office:value-type="float" office:value="0.001544">
            <text:p>0.001544</text:p>
          </table:table-cell>
          <table:table-cell office:value-type="float" office:value="0.001579">
            <text:p>0.001579</text:p>
          </table:table-cell>
          <table:table-cell office:value-type="float" office:value="0.001544">
            <text:p>0.001544</text:p>
          </table:table-cell>
          <table:table-cell office:value-type="float" office:value="0.00152">
            <text:p>0.00152</text:p>
          </table:table-cell>
          <table:table-cell office:value-type="float" office:value="0.001519">
            <text:p>0.001519</text:p>
          </table:table-cell>
          <table:table-cell office:value-type="float" office:value="0.001486">
            <text:p>0.001486</text:p>
          </table:table-cell>
          <table:table-cell office:value-type="float" office:value="0.001475">
            <text:p>0.001475</text:p>
          </table:table-cell>
          <table:table-cell office:value-type="float" office:value="0.001519">
            <text:p>0.001519</text:p>
          </table:table-cell>
          <table:table-cell office:value-type="float" office:value="0.001525">
            <text:p>0.001525</text:p>
          </table:table-cell>
          <table:table-cell table:formula="of:=AVERAGE([.B62:.AE62])" office:value-type="float" office:value="0.00152453333333333">
            <text:p>0.0015245333</text:p>
          </table:table-cell>
          <table:table-cell table:formula="of:=VAR([.B62:.AE62])" office:value-type="float" office:value="0.00000000132632643678161">
            <text:p>1.32632643678161E-009</text:p>
          </table:table-cell>
          <table:table-cell table:formula="of:=STDEV([.B62:.AE62])" office:value-type="float" office:value="0.0000364187648991781">
            <text:p>3.64187648991781E-005</text:p>
          </table:table-cell>
          <table:table-cell table:formula="of:=CONFIDENCE(0.95;[.AH62];30)" office:value-type="float" office:value="0.00000041694528958255">
            <text:p>4.1694528958255E-007</text:p>
          </table:table-cell>
          <table:table-cell table:formula="of:=[.AF62]+[.AI62]" office:value-type="float" office:value="0.00152495027862292">
            <text:p>0.0015249503</text:p>
          </table:table-cell>
          <table:table-cell table:formula="of:=[.AF62]-[.AI62]" office:value-type="float" office:value="0.00152411638804375">
            <text:p>0.0015241164</text:p>
          </table:table-cell>
        </table:table-row>
      </table:table>
      <table:table table:name="result-recursive-32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Recurs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.000017">
            <text:p>0.000017</text:p>
          </table:table-cell>
          <table:table-cell table:number-columns-repeated="2" office:value-type="float" office:value="0.000016">
            <text:p>0.000016</text:p>
          </table:table-cell>
          <table:table-cell table:number-columns-repeated="2"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18">
            <text:p>0.000018</text:p>
          </table:table-cell>
          <table:table-cell office:value-type="float" office:value="0.000025">
            <text:p>0.000025</text:p>
          </table:table-cell>
          <table:table-cell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table:number-columns-repeated="2"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17">
            <text:p>0.000017</text:p>
          </table:table-cell>
          <table:table-cell office:value-type="float" office:value="0.000018">
            <text:p>0.000018</text:p>
          </table:table-cell>
          <table:table-cell office:value-type="float" office:value="0.000016">
            <text:p>0.000016</text:p>
          </table:table-cell>
          <table:table-cell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25">
            <text:p>0.000025</text:p>
          </table:table-cell>
          <table:table-cell office:value-type="float" office:value="0.000017">
            <text:p>0.000017</text:p>
          </table:table-cell>
          <table:table-cell office:value-type="float" office:value="0.000016">
            <text:p>0.000016</text:p>
          </table:table-cell>
          <table:table-cell office:value-type="float" office:value="0.000017">
            <text:p>0.000017</text:p>
          </table:table-cell>
          <table:table-cell table:formula="of:=AVERAGE([.B2:.AE2])" office:value-type="float" office:value="0.0000172333333333333">
            <text:p>1.72333333333333E-005</text:p>
          </table:table-cell>
          <table:table-cell table:formula="of:=VAR([.B2:.AE2])" office:value-type="float" office:value="0.00000000000480574712643678">
            <text:p>4.80574712643678E-012</text:p>
          </table:table-cell>
          <table:table-cell table:formula="of:=STDEV([.B2:.AE2])" office:value-type="float" office:value="0.0000021922014338187">
            <text:p>2.1922014338187E-006</text:p>
          </table:table-cell>
          <table:table-cell table:formula="of:=CONFIDENCE(0.95;[.AH2];30)" office:value-type="float" office:value="0.0000000250977226761319">
            <text:p>2.50977226761319E-008</text:p>
          </table:table-cell>
          <table:table-cell table:formula="of:=[.AF2]+[.AI2]" office:value-type="float" office:value="0.0000172584310560095">
            <text:p>1.72584310560095E-005</text:p>
          </table:table-cell>
          <table:table-cell table:formula="of:=[.AF2]-[.AI2]" office:value-type="float" office:value="0.0000172082356106572">
            <text:p>1.72082356106572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25">
            <text:p>0.000025</text:p>
          </table:table-cell>
          <table:table-cell office:value-type="float" office:value="0.000027">
            <text:p>0.000027</text:p>
          </table:table-cell>
          <table:table-cell office:value-type="float" office:value="0.000023">
            <text:p>0.000023</text:p>
          </table:table-cell>
          <table:table-cell office:value-type="float" office:value="0.000025">
            <text:p>0.000025</text:p>
          </table:table-cell>
          <table:table-cell table:number-columns-repeated="3" office:value-type="float" office:value="0.000024">
            <text:p>0.000024</text:p>
          </table:table-cell>
          <table:table-cell table:number-columns-repeated="7" office:value-type="float" office:value="0.000025">
            <text:p>0.000025</text:p>
          </table:table-cell>
          <table:table-cell office:value-type="float" office:value="0.000026">
            <text:p>0.000026</text:p>
          </table:table-cell>
          <table:table-cell table:number-columns-repeated="2" office:value-type="float" office:value="0.000025">
            <text:p>0.000025</text:p>
          </table:table-cell>
          <table:table-cell office:value-type="float" office:value="0.000024">
            <text:p>0.000024</text:p>
          </table:table-cell>
          <table:table-cell office:value-type="float" office:value="0.000026">
            <text:p>0.000026</text:p>
          </table:table-cell>
          <table:table-cell office:value-type="float" office:value="0.000025">
            <text:p>0.000025</text:p>
          </table:table-cell>
          <table:table-cell office:value-type="float" office:value="0.000023">
            <text:p>0.000023</text:p>
          </table:table-cell>
          <table:table-cell table:number-columns-repeated="2" office:value-type="float" office:value="0.000025">
            <text:p>0.000025</text:p>
          </table:table-cell>
          <table:table-cell table:number-columns-repeated="2" office:value-type="float" office:value="0.000026">
            <text:p>0.000026</text:p>
          </table:table-cell>
          <table:table-cell office:value-type="float" office:value="0.000025">
            <text:p>0.000025</text:p>
          </table:table-cell>
          <table:table-cell office:value-type="float" office:value="0.000024">
            <text:p>0.000024</text:p>
          </table:table-cell>
          <table:table-cell table:number-columns-repeated="2" office:value-type="float" office:value="0.000025">
            <text:p>0.000025</text:p>
          </table:table-cell>
          <table:table-cell office:value-type="float" office:value="0.000031">
            <text:p>0.000031</text:p>
          </table:table-cell>
          <table:table-cell table:formula="of:=AVERAGE([.B3:.AE3])" office:value-type="float" office:value="0.0000251">
            <text:p>0.0000251</text:p>
          </table:table-cell>
          <table:table-cell table:formula="of:=VAR([.B3:.AE3])" office:value-type="float" office:value="0.0000000000019551724137931">
            <text:p>1.9551724137931E-012</text:p>
          </table:table-cell>
          <table:table-cell table:formula="of:=STDEV([.B3:.AE3])" office:value-type="float" office:value="0.0000013982747990982">
            <text:p>1.3982747990982E-006</text:p>
          </table:table-cell>
          <table:table-cell table:formula="of:=CONFIDENCE(0.95;[.AH3];30)" office:value-type="float" office:value="0.0000000160083432988453">
            <text:p>0.000000016</text:p>
          </table:table-cell>
          <table:table-cell table:formula="of:=[.AF3]+[.AI3]" office:value-type="float" office:value="0.0000251160083432988">
            <text:p>0.000025116</text:p>
          </table:table-cell>
          <table:table-cell table:formula="of:=[.AF3]-[.AI3]" office:value-type="float" office:value="0.0000250839916567011">
            <text:p>0.0000250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47">
            <text:p>0.000047</text:p>
          </table:table-cell>
          <table:table-cell table:number-columns-repeated="3" office:value-type="float" office:value="0.000045">
            <text:p>0.000045</text:p>
          </table:table-cell>
          <table:table-cell office:value-type="float" office:value="0.00005">
            <text:p>0.00005</text:p>
          </table:table-cell>
          <table:table-cell office:value-type="float" office:value="0.000046">
            <text:p>0.000046</text:p>
          </table:table-cell>
          <table:table-cell office:value-type="float" office:value="0.000045">
            <text:p>0.000045</text:p>
          </table:table-cell>
          <table:table-cell office:value-type="float" office:value="0.000046">
            <text:p>0.000046</text:p>
          </table:table-cell>
          <table:table-cell table:number-columns-repeated="3" office:value-type="float" office:value="0.000045">
            <text:p>0.000045</text:p>
          </table:table-cell>
          <table:table-cell office:value-type="float" office:value="0.000044">
            <text:p>0.000044</text:p>
          </table:table-cell>
          <table:table-cell office:value-type="float" office:value="0.000047">
            <text:p>0.000047</text:p>
          </table:table-cell>
          <table:table-cell office:value-type="float" office:value="0.000046">
            <text:p>0.000046</text:p>
          </table:table-cell>
          <table:table-cell table:number-columns-repeated="2" office:value-type="float" office:value="0.000045">
            <text:p>0.000045</text:p>
          </table:table-cell>
          <table:table-cell office:value-type="float" office:value="0.000046">
            <text:p>0.000046</text:p>
          </table:table-cell>
          <table:table-cell office:value-type="float" office:value="0.000045">
            <text:p>0.000045</text:p>
          </table:table-cell>
          <table:table-cell office:value-type="float" office:value="0.000046">
            <text:p>0.000046</text:p>
          </table:table-cell>
          <table:table-cell office:value-type="float" office:value="0.000045">
            <text:p>0.000045</text:p>
          </table:table-cell>
          <table:table-cell table:number-columns-repeated="2" office:value-type="float" office:value="0.000046">
            <text:p>0.000046</text:p>
          </table:table-cell>
          <table:table-cell table:number-columns-repeated="2" office:value-type="float" office:value="0.000045">
            <text:p>0.000045</text:p>
          </table:table-cell>
          <table:table-cell table:number-columns-repeated="2" office:value-type="float" office:value="0.000046">
            <text:p>0.000046</text:p>
          </table:table-cell>
          <table:table-cell office:value-type="float" office:value="0.000045">
            <text:p>0.000045</text:p>
          </table:table-cell>
          <table:table-cell table:number-columns-repeated="3" office:value-type="float" office:value="0.000044">
            <text:p>0.000044</text:p>
          </table:table-cell>
          <table:table-cell table:formula="of:=AVERAGE([.B4:.AE4])" office:value-type="float" office:value="0.0000454666666666667">
            <text:p>4.54666666666667E-005</text:p>
          </table:table-cell>
          <table:table-cell table:formula="of:=VAR([.B4:.AE4])" office:value-type="float" office:value="0.00000000000136091954022989">
            <text:p>1.36091954022989E-012</text:p>
          </table:table-cell>
          <table:table-cell table:formula="of:=STDEV([.B4:.AE4])" office:value-type="float" office:value="0.00000116658456197135">
            <text:p>1.16658456197135E-006</text:p>
          </table:table-cell>
          <table:table-cell table:formula="of:=CONFIDENCE(0.95;[.AH4];30)" office:value-type="float" office:value="0.0000000133558054305311">
            <text:p>1.33558054305311E-008</text:p>
          </table:table-cell>
          <table:table-cell table:formula="of:=[.AF4]+[.AI4]" office:value-type="float" office:value="0.0000454800224720972">
            <text:p>0.00004548</text:p>
          </table:table-cell>
          <table:table-cell table:formula="of:=[.AF4]-[.AI4]" office:value-type="float" office:value="0.0000454533108612361">
            <text:p>4.54533108612361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76">
            <text:p>0.000076</text:p>
          </table:table-cell>
          <table:table-cell office:value-type="float" office:value="0.000077">
            <text:p>0.000077</text:p>
          </table:table-cell>
          <table:table-cell table:number-columns-repeated="2" office:value-type="float" office:value="0.000079">
            <text:p>0.000079</text:p>
          </table:table-cell>
          <table:table-cell office:value-type="float" office:value="0.000077">
            <text:p>0.000077</text:p>
          </table:table-cell>
          <table:table-cell office:value-type="float" office:value="0.000079">
            <text:p>0.000079</text:p>
          </table:table-cell>
          <table:table-cell office:value-type="float" office:value="0.000076">
            <text:p>0.000076</text:p>
          </table:table-cell>
          <table:table-cell office:value-type="float" office:value="0.000085">
            <text:p>0.000085</text:p>
          </table:table-cell>
          <table:table-cell office:value-type="float" office:value="0.000076">
            <text:p>0.000076</text:p>
          </table:table-cell>
          <table:table-cell table:number-columns-repeated="3" office:value-type="float" office:value="0.000078">
            <text:p>0.000078</text:p>
          </table:table-cell>
          <table:table-cell table:number-columns-repeated="2" office:value-type="float" office:value="0.000079">
            <text:p>0.000079</text:p>
          </table:table-cell>
          <table:table-cell office:value-type="float" office:value="0.000078">
            <text:p>0.000078</text:p>
          </table:table-cell>
          <table:table-cell office:value-type="float" office:value="0.000076">
            <text:p>0.000076</text:p>
          </table:table-cell>
          <table:table-cell office:value-type="float" office:value="0.000079">
            <text:p>0.000079</text:p>
          </table:table-cell>
          <table:table-cell office:value-type="float" office:value="0.000086">
            <text:p>0.000086</text:p>
          </table:table-cell>
          <table:table-cell table:number-columns-repeated="2" office:value-type="float" office:value="0.000079">
            <text:p>0.000079</text:p>
          </table:table-cell>
          <table:table-cell table:number-columns-repeated="2" office:value-type="float" office:value="0.000078">
            <text:p>0.000078</text:p>
          </table:table-cell>
          <table:table-cell table:number-columns-repeated="2" office:value-type="float" office:value="0.000079">
            <text:p>0.000079</text:p>
          </table:table-cell>
          <table:table-cell office:value-type="float" office:value="0.000078">
            <text:p>0.000078</text:p>
          </table:table-cell>
          <table:table-cell table:number-columns-repeated="2" office:value-type="float" office:value="0.000079">
            <text:p>0.000079</text:p>
          </table:table-cell>
          <table:table-cell office:value-type="float" office:value="0.000078">
            <text:p>0.000078</text:p>
          </table:table-cell>
          <table:table-cell office:value-type="float" office:value="0.000075">
            <text:p>0.000075</text:p>
          </table:table-cell>
          <table:table-cell office:value-type="float" office:value="0.000079">
            <text:p>0.000079</text:p>
          </table:table-cell>
          <table:table-cell table:formula="of:=AVERAGE([.B5:.AE5])" office:value-type="float" office:value="0.0000785">
            <text:p>0.0000785</text:p>
          </table:table-cell>
          <table:table-cell table:formula="of:=VAR([.B5:.AE5])" office:value-type="float" office:value="0.00000000000501724137931034">
            <text:p>5.01724137931034E-012</text:p>
          </table:table-cell>
          <table:table-cell table:formula="of:=STDEV([.B5:.AE5])" office:value-type="float" office:value="0.00000223991994930853">
            <text:p>2.23991994930853E-006</text:p>
          </table:table-cell>
          <table:table-cell table:formula="of:=CONFIDENCE(0.95;[.AH5];30)" office:value-type="float" office:value="0.0000000256440347302182">
            <text:p>2.56440347302182E-008</text:p>
          </table:table-cell>
          <table:table-cell table:formula="of:=[.AF5]+[.AI5]" office:value-type="float" office:value="0.0000785256440347302">
            <text:p>7.85256440347302E-005</text:p>
          </table:table-cell>
          <table:table-cell table:formula="of:=[.AF5]-[.AI5]" office:value-type="float" office:value="0.0000784743559652698">
            <text:p>7.84743559652698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141">
            <text:p>0.000141</text:p>
          </table:table-cell>
          <table:table-cell office:value-type="float" office:value="0.000136">
            <text:p>0.000136</text:p>
          </table:table-cell>
          <table:table-cell office:value-type="float" office:value="0.00013">
            <text:p>0.00013</text:p>
          </table:table-cell>
          <table:table-cell office:value-type="float" office:value="0.000138">
            <text:p>0.000138</text:p>
          </table:table-cell>
          <table:table-cell office:value-type="float" office:value="0.000143">
            <text:p>0.000143</text:p>
          </table:table-cell>
          <table:table-cell office:value-type="float" office:value="0.000136">
            <text:p>0.000136</text:p>
          </table:table-cell>
          <table:table-cell office:value-type="float" office:value="0.000138">
            <text:p>0.000138</text:p>
          </table:table-cell>
          <table:table-cell office:value-type="float" office:value="0.000137">
            <text:p>0.000137</text:p>
          </table:table-cell>
          <table:table-cell office:value-type="float" office:value="0.000143">
            <text:p>0.000143</text:p>
          </table:table-cell>
          <table:table-cell office:value-type="float" office:value="0.000142">
            <text:p>0.000142</text:p>
          </table:table-cell>
          <table:table-cell table:number-columns-repeated="2" office:value-type="float" office:value="0.000147">
            <text:p>0.000147</text:p>
          </table:table-cell>
          <table:table-cell office:value-type="float" office:value="0.000141">
            <text:p>0.000141</text:p>
          </table:table-cell>
          <table:table-cell office:value-type="float" office:value="0.00014">
            <text:p>0.00014</text:p>
          </table:table-cell>
          <table:table-cell office:value-type="float" office:value="0.000142">
            <text:p>0.000142</text:p>
          </table:table-cell>
          <table:table-cell office:value-type="float" office:value="0.000141">
            <text:p>0.000141</text:p>
          </table:table-cell>
          <table:table-cell office:value-type="float" office:value="0.000142">
            <text:p>0.000142</text:p>
          </table:table-cell>
          <table:table-cell office:value-type="float" office:value="0.000141">
            <text:p>0.000141</text:p>
          </table:table-cell>
          <table:table-cell office:value-type="float" office:value="0.000136">
            <text:p>0.000136</text:p>
          </table:table-cell>
          <table:table-cell office:value-type="float" office:value="0.000141">
            <text:p>0.000141</text:p>
          </table:table-cell>
          <table:table-cell office:value-type="float" office:value="0.000143">
            <text:p>0.000143</text:p>
          </table:table-cell>
          <table:table-cell office:value-type="float" office:value="0.00014">
            <text:p>0.00014</text:p>
          </table:table-cell>
          <table:table-cell office:value-type="float" office:value="0.000147">
            <text:p>0.000147</text:p>
          </table:table-cell>
          <table:table-cell office:value-type="float" office:value="0.00015">
            <text:p>0.00015</text:p>
          </table:table-cell>
          <table:table-cell office:value-type="float" office:value="0.000142">
            <text:p>0.000142</text:p>
          </table:table-cell>
          <table:table-cell office:value-type="float" office:value="0.000136">
            <text:p>0.000136</text:p>
          </table:table-cell>
          <table:table-cell office:value-type="float" office:value="0.000133">
            <text:p>0.000133</text:p>
          </table:table-cell>
          <table:table-cell office:value-type="float" office:value="0.000135">
            <text:p>0.000135</text:p>
          </table:table-cell>
          <table:table-cell table:number-columns-repeated="2" office:value-type="float" office:value="0.000133">
            <text:p>0.000133</text:p>
          </table:table-cell>
          <table:table-cell table:formula="of:=AVERAGE([.B6:.AE6])" office:value-type="float" office:value="0.0001398">
            <text:p>0.0001398</text:p>
          </table:table-cell>
          <table:table-cell table:formula="of:=VAR([.B6:.AE6])" office:value-type="float" office:value="0.000000000022303448275862">
            <text:p>2.2303448275862E-011</text:p>
          </table:table-cell>
          <table:table-cell table:formula="of:=STDEV([.B6:.AE6])" office:value-type="float" office:value="0.00000472265267364244">
            <text:p>4.72265267364244E-006</text:p>
          </table:table-cell>
          <table:table-cell table:formula="of:=CONFIDENCE(0.95;[.AH6];30)" office:value-type="float" office:value="0.0000000540679452491286">
            <text:p>5.40679452491286E-008</text:p>
          </table:table-cell>
          <table:table-cell table:formula="of:=[.AF6]+[.AI6]" office:value-type="float" office:value="0.000139854067945249">
            <text:p>0.0001398541</text:p>
          </table:table-cell>
          <table:table-cell table:formula="of:=[.AF6]-[.AI6]" office:value-type="float" office:value="0.000139745932054751">
            <text:p>0.00013974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18">
            <text:p>0.00018</text:p>
          </table:table-cell>
          <table:table-cell office:value-type="float" office:value="0.0002">
            <text:p>0.0002</text:p>
          </table:table-cell>
          <table:table-cell office:value-type="float" office:value="0.000196">
            <text:p>0.000196</text:p>
          </table:table-cell>
          <table:table-cell office:value-type="float" office:value="0.000197">
            <text:p>0.000197</text:p>
          </table:table-cell>
          <table:table-cell office:value-type="float" office:value="0.000198">
            <text:p>0.000198</text:p>
          </table:table-cell>
          <table:table-cell office:value-type="float" office:value="0.000185">
            <text:p>0.000185</text:p>
          </table:table-cell>
          <table:table-cell table:number-columns-repeated="2" office:value-type="float" office:value="0.000198">
            <text:p>0.000198</text:p>
          </table:table-cell>
          <table:table-cell office:value-type="float" office:value="0.000205">
            <text:p>0.000205</text:p>
          </table:table-cell>
          <table:table-cell office:value-type="float" office:value="0.000186">
            <text:p>0.000186</text:p>
          </table:table-cell>
          <table:table-cell office:value-type="float" office:value="0.000192">
            <text:p>0.000192</text:p>
          </table:table-cell>
          <table:table-cell office:value-type="float" office:value="0.000187">
            <text:p>0.000187</text:p>
          </table:table-cell>
          <table:table-cell table:number-columns-repeated="2" office:value-type="float" office:value="0.000183">
            <text:p>0.000183</text:p>
          </table:table-cell>
          <table:table-cell office:value-type="float" office:value="0.000186">
            <text:p>0.000186</text:p>
          </table:table-cell>
          <table:table-cell office:value-type="float" office:value="0.000203">
            <text:p>0.000203</text:p>
          </table:table-cell>
          <table:table-cell office:value-type="float" office:value="0.000198">
            <text:p>0.000198</text:p>
          </table:table-cell>
          <table:table-cell office:value-type="float" office:value="0.000186">
            <text:p>0.000186</text:p>
          </table:table-cell>
          <table:table-cell office:value-type="float" office:value="0.000188">
            <text:p>0.000188</text:p>
          </table:table-cell>
          <table:table-cell office:value-type="float" office:value="0.0002">
            <text:p>0.0002</text:p>
          </table:table-cell>
          <table:table-cell office:value-type="float" office:value="0.000198">
            <text:p>0.000198</text:p>
          </table:table-cell>
          <table:table-cell office:value-type="float" office:value="0.000196">
            <text:p>0.000196</text:p>
          </table:table-cell>
          <table:table-cell office:value-type="float" office:value="0.000189">
            <text:p>0.000189</text:p>
          </table:table-cell>
          <table:table-cell office:value-type="float" office:value="0.000186">
            <text:p>0.000186</text:p>
          </table:table-cell>
          <table:table-cell office:value-type="float" office:value="0.000196">
            <text:p>0.000196</text:p>
          </table:table-cell>
          <table:table-cell office:value-type="float" office:value="0.000197">
            <text:p>0.000197</text:p>
          </table:table-cell>
          <table:table-cell office:value-type="float" office:value="0.000203">
            <text:p>0.000203</text:p>
          </table:table-cell>
          <table:table-cell office:value-type="float" office:value="0.000186">
            <text:p>0.000186</text:p>
          </table:table-cell>
          <table:table-cell office:value-type="float" office:value="0.000194">
            <text:p>0.000194</text:p>
          </table:table-cell>
          <table:table-cell office:value-type="float" office:value="0.000196">
            <text:p>0.000196</text:p>
          </table:table-cell>
          <table:table-cell table:formula="of:=AVERAGE([.B7:.AE7])" office:value-type="float" office:value="0.000193">
            <text:p>0.000193</text:p>
          </table:table-cell>
          <table:table-cell table:formula="of:=VAR([.B7:.AE7])" office:value-type="float" office:value="0.000000000048">
            <text:p>4.8E-011</text:p>
          </table:table-cell>
          <table:table-cell table:formula="of:=STDEV([.B7:.AE7])" office:value-type="float" office:value="0.00000692820323027551">
            <text:p>6.92820323027551E-006</text:p>
          </table:table-cell>
          <table:table-cell table:formula="of:=CONFIDENCE(0.95;[.AH7];30)" office:value-type="float" office:value="0.0000000793184972123854">
            <text:p>7.93184972123854E-008</text:p>
          </table:table-cell>
          <table:table-cell table:formula="of:=[.AF7]+[.AI7]" office:value-type="float" office:value="0.000193079318497212">
            <text:p>0.0001930793</text:p>
          </table:table-cell>
          <table:table-cell table:formula="of:=[.AF7]-[.AI7]" office:value-type="float" office:value="0.000192920681502788">
            <text:p>0.00019292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225">
            <text:p>0.000225</text:p>
          </table:table-cell>
          <table:table-cell office:value-type="float" office:value="0.000234">
            <text:p>0.000234</text:p>
          </table:table-cell>
          <table:table-cell table:number-columns-repeated="2" office:value-type="float" office:value="0.000231">
            <text:p>0.000231</text:p>
          </table:table-cell>
          <table:table-cell office:value-type="float" office:value="0.000199">
            <text:p>0.000199</text:p>
          </table:table-cell>
          <table:table-cell office:value-type="float" office:value="0.000247">
            <text:p>0.000247</text:p>
          </table:table-cell>
          <table:table-cell office:value-type="float" office:value="0.00023">
            <text:p>0.00023</text:p>
          </table:table-cell>
          <table:table-cell office:value-type="float" office:value="0.000229">
            <text:p>0.000229</text:p>
          </table:table-cell>
          <table:table-cell office:value-type="float" office:value="0.000199">
            <text:p>0.000199</text:p>
          </table:table-cell>
          <table:table-cell table:number-columns-repeated="2" office:value-type="float" office:value="0.000231">
            <text:p>0.000231</text:p>
          </table:table-cell>
          <table:table-cell office:value-type="float" office:value="0.000221">
            <text:p>0.000221</text:p>
          </table:table-cell>
          <table:table-cell office:value-type="float" office:value="0.00023">
            <text:p>0.00023</text:p>
          </table:table-cell>
          <table:table-cell office:value-type="float" office:value="0.000238">
            <text:p>0.000238</text:p>
          </table:table-cell>
          <table:table-cell office:value-type="float" office:value="0.000228">
            <text:p>0.000228</text:p>
          </table:table-cell>
          <table:table-cell office:value-type="float" office:value="0.000207">
            <text:p>0.000207</text:p>
          </table:table-cell>
          <table:table-cell office:value-type="float" office:value="0.000228">
            <text:p>0.000228</text:p>
          </table:table-cell>
          <table:table-cell office:value-type="float" office:value="0.000217">
            <text:p>0.000217</text:p>
          </table:table-cell>
          <table:table-cell office:value-type="float" office:value="0.000231">
            <text:p>0.000231</text:p>
          </table:table-cell>
          <table:table-cell office:value-type="float" office:value="0.000199">
            <text:p>0.000199</text:p>
          </table:table-cell>
          <table:table-cell office:value-type="float" office:value="0.000204">
            <text:p>0.000204</text:p>
          </table:table-cell>
          <table:table-cell office:value-type="float" office:value="0.000226">
            <text:p>0.000226</text:p>
          </table:table-cell>
          <table:table-cell office:value-type="float" office:value="0.00023">
            <text:p>0.00023</text:p>
          </table:table-cell>
          <table:table-cell office:value-type="float" office:value="0.000225">
            <text:p>0.000225</text:p>
          </table:table-cell>
          <table:table-cell office:value-type="float" office:value="0.000209">
            <text:p>0.000209</text:p>
          </table:table-cell>
          <table:table-cell office:value-type="float" office:value="0.000213">
            <text:p>0.000213</text:p>
          </table:table-cell>
          <table:table-cell office:value-type="float" office:value="0.000232">
            <text:p>0.000232</text:p>
          </table:table-cell>
          <table:table-cell office:value-type="float" office:value="0.00023">
            <text:p>0.00023</text:p>
          </table:table-cell>
          <table:table-cell office:value-type="float" office:value="0.000229">
            <text:p>0.000229</text:p>
          </table:table-cell>
          <table:table-cell office:value-type="float" office:value="0.00021">
            <text:p>0.00021</text:p>
          </table:table-cell>
          <table:table-cell table:formula="of:=AVERAGE([.B8:.AE8])" office:value-type="float" office:value="0.000223133333333333">
            <text:p>0.0002231333</text:p>
          </table:table-cell>
          <table:table-cell table:formula="of:=VAR([.B8:.AE8])" office:value-type="float" office:value="0.000000000155429885057471">
            <text:p>1.55429885057471E-010</text:p>
          </table:table-cell>
          <table:table-cell table:formula="of:=STDEV([.B8:.AE8])" office:value-type="float" office:value="0.000012467152243294">
            <text:p>1.2467152243294E-005</text:p>
          </table:table-cell>
          <table:table-cell table:formula="of:=CONFIDENCE(0.95;[.AH8];30)" office:value-type="float" office:value="0.000000142731924510358">
            <text:p>1.42731924510358E-007</text:p>
          </table:table-cell>
          <table:table-cell table:formula="of:=[.AF8]+[.AI8]" office:value-type="float" office:value="0.000223276065257844">
            <text:p>0.0002232761</text:p>
          </table:table-cell>
          <table:table-cell table:formula="of:=[.AF8]-[.AI8]" office:value-type="float" office:value="0.000222990601408823">
            <text:p>0.00022299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235">
            <text:p>0.000235</text:p>
          </table:table-cell>
          <table:table-cell office:value-type="float" office:value="0.000261">
            <text:p>0.000261</text:p>
          </table:table-cell>
          <table:table-cell office:value-type="float" office:value="0.000259">
            <text:p>0.000259</text:p>
          </table:table-cell>
          <table:table-cell office:value-type="float" office:value="0.000234">
            <text:p>0.000234</text:p>
          </table:table-cell>
          <table:table-cell office:value-type="float" office:value="0.000265">
            <text:p>0.000265</text:p>
          </table:table-cell>
          <table:table-cell office:value-type="float" office:value="0.00026">
            <text:p>0.00026</text:p>
          </table:table-cell>
          <table:table-cell office:value-type="float" office:value="0.000241">
            <text:p>0.000241</text:p>
          </table:table-cell>
          <table:table-cell office:value-type="float" office:value="0.000237">
            <text:p>0.000237</text:p>
          </table:table-cell>
          <table:table-cell office:value-type="float" office:value="0.000256">
            <text:p>0.000256</text:p>
          </table:table-cell>
          <table:table-cell office:value-type="float" office:value="0.00025">
            <text:p>0.00025</text:p>
          </table:table-cell>
          <table:table-cell office:value-type="float" office:value="0.000238">
            <text:p>0.000238</text:p>
          </table:table-cell>
          <table:table-cell office:value-type="float" office:value="0.000259">
            <text:p>0.000259</text:p>
          </table:table-cell>
          <table:table-cell office:value-type="float" office:value="0.000263">
            <text:p>0.000263</text:p>
          </table:table-cell>
          <table:table-cell office:value-type="float" office:value="0.000238">
            <text:p>0.000238</text:p>
          </table:table-cell>
          <table:table-cell office:value-type="float" office:value="0.000255">
            <text:p>0.000255</text:p>
          </table:table-cell>
          <table:table-cell office:value-type="float" office:value="0.00027">
            <text:p>0.00027</text:p>
          </table:table-cell>
          <table:table-cell office:value-type="float" office:value="0.000237">
            <text:p>0.000237</text:p>
          </table:table-cell>
          <table:table-cell office:value-type="float" office:value="0.000239">
            <text:p>0.000239</text:p>
          </table:table-cell>
          <table:table-cell office:value-type="float" office:value="0.000259">
            <text:p>0.000259</text:p>
          </table:table-cell>
          <table:table-cell office:value-type="float" office:value="0.00025">
            <text:p>0.00025</text:p>
          </table:table-cell>
          <table:table-cell office:value-type="float" office:value="0.000247">
            <text:p>0.000247</text:p>
          </table:table-cell>
          <table:table-cell office:value-type="float" office:value="0.000256">
            <text:p>0.000256</text:p>
          </table:table-cell>
          <table:table-cell office:value-type="float" office:value="0.000258">
            <text:p>0.000258</text:p>
          </table:table-cell>
          <table:table-cell office:value-type="float" office:value="0.000256">
            <text:p>0.000256</text:p>
          </table:table-cell>
          <table:table-cell office:value-type="float" office:value="0.000259">
            <text:p>0.000259</text:p>
          </table:table-cell>
          <table:table-cell office:value-type="float" office:value="0.000225">
            <text:p>0.000225</text:p>
          </table:table-cell>
          <table:table-cell office:value-type="float" office:value="0.000235">
            <text:p>0.000235</text:p>
          </table:table-cell>
          <table:table-cell office:value-type="float" office:value="0.000228">
            <text:p>0.000228</text:p>
          </table:table-cell>
          <table:table-cell office:value-type="float" office:value="0.000229">
            <text:p>0.000229</text:p>
          </table:table-cell>
          <table:table-cell office:value-type="float" office:value="0.000261">
            <text:p>0.000261</text:p>
          </table:table-cell>
          <table:table-cell table:formula="of:=AVERAGE([.B9:.AE9])" office:value-type="float" office:value="0.000248666666666667">
            <text:p>0.0002486667</text:p>
          </table:table-cell>
          <table:table-cell table:formula="of:=VAR([.B9:.AE9])" office:value-type="float" office:value="0.000000000161954022988506">
            <text:p>1.61954022988506E-010</text:p>
          </table:table-cell>
          <table:table-cell table:formula="of:=STDEV([.B9:.AE9])" office:value-type="float" office:value="0.0000127261157856003">
            <text:p>1.27261157856003E-005</text:p>
          </table:table-cell>
          <table:table-cell table:formula="of:=CONFIDENCE(0.95;[.AH9];30)" office:value-type="float" office:value="0.000000145696704602081">
            <text:p>1.45696704602081E-007</text:p>
          </table:table-cell>
          <table:table-cell table:formula="of:=[.AF9]+[.AI9]" office:value-type="float" office:value="0.000248812363371269">
            <text:p>0.0002488124</text:p>
          </table:table-cell>
          <table:table-cell table:formula="of:=[.AF9]-[.AI9]" office:value-type="float" office:value="0.000248520969962065">
            <text:p>0.0002485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356">
            <text:p>0.000356</text:p>
          </table:table-cell>
          <table:table-cell office:value-type="float" office:value="0.000345">
            <text:p>0.000345</text:p>
          </table:table-cell>
          <table:table-cell table:number-columns-repeated="2" office:value-type="float" office:value="0.000347">
            <text:p>0.000347</text:p>
          </table:table-cell>
          <table:table-cell office:value-type="float" office:value="0.000319">
            <text:p>0.000319</text:p>
          </table:table-cell>
          <table:table-cell office:value-type="float" office:value="0.000344">
            <text:p>0.000344</text:p>
          </table:table-cell>
          <table:table-cell office:value-type="float" office:value="0.000315">
            <text:p>0.000315</text:p>
          </table:table-cell>
          <table:table-cell office:value-type="float" office:value="0.000345">
            <text:p>0.000345</text:p>
          </table:table-cell>
          <table:table-cell office:value-type="float" office:value="0.000309">
            <text:p>0.000309</text:p>
          </table:table-cell>
          <table:table-cell office:value-type="float" office:value="0.000317">
            <text:p>0.000317</text:p>
          </table:table-cell>
          <table:table-cell office:value-type="float" office:value="0.000349">
            <text:p>0.000349</text:p>
          </table:table-cell>
          <table:table-cell office:value-type="float" office:value="0.00031">
            <text:p>0.00031</text:p>
          </table:table-cell>
          <table:table-cell office:value-type="float" office:value="0.000342">
            <text:p>0.000342</text:p>
          </table:table-cell>
          <table:table-cell office:value-type="float" office:value="0.000347">
            <text:p>0.000347</text:p>
          </table:table-cell>
          <table:table-cell office:value-type="float" office:value="0.000317">
            <text:p>0.000317</text:p>
          </table:table-cell>
          <table:table-cell office:value-type="float" office:value="0.000348">
            <text:p>0.000348</text:p>
          </table:table-cell>
          <table:table-cell table:number-columns-repeated="2" office:value-type="float" office:value="0.000347">
            <text:p>0.000347</text:p>
          </table:table-cell>
          <table:table-cell office:value-type="float" office:value="0.000348">
            <text:p>0.000348</text:p>
          </table:table-cell>
          <table:table-cell office:value-type="float" office:value="0.000333">
            <text:p>0.000333</text:p>
          </table:table-cell>
          <table:table-cell office:value-type="float" office:value="0.000347">
            <text:p>0.000347</text:p>
          </table:table-cell>
          <table:table-cell office:value-type="float" office:value="0.000327">
            <text:p>0.000327</text:p>
          </table:table-cell>
          <table:table-cell office:value-type="float" office:value="0.000343">
            <text:p>0.000343</text:p>
          </table:table-cell>
          <table:table-cell office:value-type="float" office:value="0.000324">
            <text:p>0.000324</text:p>
          </table:table-cell>
          <table:table-cell office:value-type="float" office:value="0.000333">
            <text:p>0.000333</text:p>
          </table:table-cell>
          <table:table-cell office:value-type="float" office:value="0.000337">
            <text:p>0.000337</text:p>
          </table:table-cell>
          <table:table-cell office:value-type="float" office:value="0.000323">
            <text:p>0.000323</text:p>
          </table:table-cell>
          <table:table-cell office:value-type="float" office:value="0.000349">
            <text:p>0.000349</text:p>
          </table:table-cell>
          <table:table-cell office:value-type="float" office:value="0.000329">
            <text:p>0.000329</text:p>
          </table:table-cell>
          <table:table-cell office:value-type="float" office:value="0.000359">
            <text:p>0.000359</text:p>
          </table:table-cell>
          <table:table-cell table:formula="of:=AVERAGE([.B10:.AE10])" office:value-type="float" office:value="0.000336766666666667">
            <text:p>0.0003367667</text:p>
          </table:table-cell>
          <table:table-cell table:formula="of:=VAR([.B10:.AE10])" office:value-type="float" office:value="0.000000000203219540229885">
            <text:p>2.03219540229885E-010</text:p>
          </table:table-cell>
          <table:table-cell table:formula="of:=STDEV([.B10:.AE10])" office:value-type="float" office:value="0.0000142555091185789">
            <text:p>1.42555091185789E-005</text:p>
          </table:table-cell>
          <table:table-cell table:formula="of:=CONFIDENCE(0.95;[.AH10];30)" office:value-type="float" office:value="0.000000163206176652264">
            <text:p>1.63206176652264E-007</text:p>
          </table:table-cell>
          <table:table-cell table:formula="of:=[.AF10]+[.AI10]" office:value-type="float" office:value="0.000336929872843319">
            <text:p>0.0003369299</text:p>
          </table:table-cell>
          <table:table-cell table:formula="of:=[.AF10]-[.AI10]" office:value-type="float" office:value="0.000336603460490014">
            <text:p>0.00033660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336">
            <text:p>0.000336</text:p>
          </table:table-cell>
          <table:table-cell office:value-type="float" office:value="0.000342">
            <text:p>0.000342</text:p>
          </table:table-cell>
          <table:table-cell office:value-type="float" office:value="0.000337">
            <text:p>0.000337</text:p>
          </table:table-cell>
          <table:table-cell office:value-type="float" office:value="0.000356">
            <text:p>0.000356</text:p>
          </table:table-cell>
          <table:table-cell office:value-type="float" office:value="0.000341">
            <text:p>0.000341</text:p>
          </table:table-cell>
          <table:table-cell office:value-type="float" office:value="0.000345">
            <text:p>0.000345</text:p>
          </table:table-cell>
          <table:table-cell office:value-type="float" office:value="0.000338">
            <text:p>0.000338</text:p>
          </table:table-cell>
          <table:table-cell office:value-type="float" office:value="0.000347">
            <text:p>0.000347</text:p>
          </table:table-cell>
          <table:table-cell office:value-type="float" office:value="0.000357">
            <text:p>0.000357</text:p>
          </table:table-cell>
          <table:table-cell table:number-columns-repeated="2" office:value-type="float" office:value="0.000355">
            <text:p>0.000355</text:p>
          </table:table-cell>
          <table:table-cell office:value-type="float" office:value="0.000338">
            <text:p>0.000338</text:p>
          </table:table-cell>
          <table:table-cell office:value-type="float" office:value="0.000361">
            <text:p>0.000361</text:p>
          </table:table-cell>
          <table:table-cell office:value-type="float" office:value="0.000347">
            <text:p>0.000347</text:p>
          </table:table-cell>
          <table:table-cell office:value-type="float" office:value="0.000355">
            <text:p>0.000355</text:p>
          </table:table-cell>
          <table:table-cell office:value-type="float" office:value="0.000333">
            <text:p>0.000333</text:p>
          </table:table-cell>
          <table:table-cell office:value-type="float" office:value="0.000342">
            <text:p>0.000342</text:p>
          </table:table-cell>
          <table:table-cell office:value-type="float" office:value="0.00034">
            <text:p>0.00034</text:p>
          </table:table-cell>
          <table:table-cell office:value-type="float" office:value="0.000345">
            <text:p>0.000345</text:p>
          </table:table-cell>
          <table:table-cell office:value-type="float" office:value="0.000338">
            <text:p>0.000338</text:p>
          </table:table-cell>
          <table:table-cell office:value-type="float" office:value="0.000346">
            <text:p>0.000346</text:p>
          </table:table-cell>
          <table:table-cell office:value-type="float" office:value="0.000339">
            <text:p>0.000339</text:p>
          </table:table-cell>
          <table:table-cell office:value-type="float" office:value="0.000352">
            <text:p>0.000352</text:p>
          </table:table-cell>
          <table:table-cell office:value-type="float" office:value="0.000339">
            <text:p>0.000339</text:p>
          </table:table-cell>
          <table:table-cell office:value-type="float" office:value="0.000359">
            <text:p>0.000359</text:p>
          </table:table-cell>
          <table:table-cell office:value-type="float" office:value="0.00033">
            <text:p>0.00033</text:p>
          </table:table-cell>
          <table:table-cell office:value-type="float" office:value="0.000353">
            <text:p>0.000353</text:p>
          </table:table-cell>
          <table:table-cell office:value-type="float" office:value="0.000326">
            <text:p>0.000326</text:p>
          </table:table-cell>
          <table:table-cell office:value-type="float" office:value="0.000339">
            <text:p>0.000339</text:p>
          </table:table-cell>
          <table:table-cell office:value-type="float" office:value="0.000345">
            <text:p>0.000345</text:p>
          </table:table-cell>
          <table:table-cell table:formula="of:=AVERAGE([.B11:.AE11])" office:value-type="float" office:value="0.000344533333333333">
            <text:p>0.0003445333</text:p>
          </table:table-cell>
          <table:table-cell table:formula="of:=VAR([.B11:.AE11])" office:value-type="float" office:value="0.0000000000800505747126437">
            <text:p>8.00505747126437E-011</text:p>
          </table:table-cell>
          <table:table-cell table:formula="of:=STDEV([.B11:.AE11])" office:value-type="float" office:value="0.00000894709867569614">
            <text:p>8.94709867569614E-006</text:p>
          </table:table-cell>
          <table:table-cell table:formula="of:=CONFIDENCE(0.95;[.AH11];30)" office:value-type="float" office:value="0.000000102432102203059">
            <text:p>1.02432102203059E-007</text:p>
          </table:table-cell>
          <table:table-cell table:formula="of:=[.AF11]+[.AI11]" office:value-type="float" office:value="0.000344635765435536">
            <text:p>0.0003446358</text:p>
          </table:table-cell>
          <table:table-cell table:formula="of:=[.AF11]-[.AI11]" office:value-type="float" office:value="0.00034443090123113">
            <text:p>0.000344430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47">
            <text:p>0.00047</text:p>
          </table:table-cell>
          <table:table-cell office:value-type="float" office:value="0.000475">
            <text:p>0.000475</text:p>
          </table:table-cell>
          <table:table-cell office:value-type="float" office:value="0.000464">
            <text:p>0.000464</text:p>
          </table:table-cell>
          <table:table-cell office:value-type="float" office:value="0.000482">
            <text:p>0.000482</text:p>
          </table:table-cell>
          <table:table-cell office:value-type="float" office:value="0.000467">
            <text:p>0.000467</text:p>
          </table:table-cell>
          <table:table-cell table:number-columns-repeated="2" office:value-type="float" office:value="0.000463">
            <text:p>0.000463</text:p>
          </table:table-cell>
          <table:table-cell office:value-type="float" office:value="0.000465">
            <text:p>0.000465</text:p>
          </table:table-cell>
          <table:table-cell office:value-type="float" office:value="0.000451">
            <text:p>0.000451</text:p>
          </table:table-cell>
          <table:table-cell office:value-type="float" office:value="0.000453">
            <text:p>0.000453</text:p>
          </table:table-cell>
          <table:table-cell table:number-columns-repeated="2" office:value-type="float" office:value="0.00047">
            <text:p>0.00047</text:p>
          </table:table-cell>
          <table:table-cell office:value-type="float" office:value="0.000453">
            <text:p>0.000453</text:p>
          </table:table-cell>
          <table:table-cell office:value-type="float" office:value="0.000478">
            <text:p>0.000478</text:p>
          </table:table-cell>
          <table:table-cell office:value-type="float" office:value="0.000471">
            <text:p>0.000471</text:p>
          </table:table-cell>
          <table:table-cell office:value-type="float" office:value="0.000456">
            <text:p>0.000456</text:p>
          </table:table-cell>
          <table:table-cell office:value-type="float" office:value="0.000459">
            <text:p>0.000459</text:p>
          </table:table-cell>
          <table:table-cell office:value-type="float" office:value="0.000456">
            <text:p>0.000456</text:p>
          </table:table-cell>
          <table:table-cell office:value-type="float" office:value="0.00046">
            <text:p>0.00046</text:p>
          </table:table-cell>
          <table:table-cell office:value-type="float" office:value="0.00045">
            <text:p>0.00045</text:p>
          </table:table-cell>
          <table:table-cell table:number-columns-repeated="2" office:value-type="float" office:value="0.00049">
            <text:p>0.00049</text:p>
          </table:table-cell>
          <table:table-cell office:value-type="float" office:value="0.000466">
            <text:p>0.000466</text:p>
          </table:table-cell>
          <table:table-cell office:value-type="float" office:value="0.000467">
            <text:p>0.000467</text:p>
          </table:table-cell>
          <table:table-cell office:value-type="float" office:value="0.000445">
            <text:p>0.000445</text:p>
          </table:table-cell>
          <table:table-cell office:value-type="float" office:value="0.000447">
            <text:p>0.000447</text:p>
          </table:table-cell>
          <table:table-cell office:value-type="float" office:value="0.000461">
            <text:p>0.000461</text:p>
          </table:table-cell>
          <table:table-cell office:value-type="float" office:value="0.000443">
            <text:p>0.000443</text:p>
          </table:table-cell>
          <table:table-cell office:value-type="float" office:value="0.000441">
            <text:p>0.000441</text:p>
          </table:table-cell>
          <table:table-cell office:value-type="float" office:value="0.000462">
            <text:p>0.000462</text:p>
          </table:table-cell>
          <table:table-cell table:formula="of:=AVERAGE([.B12:.AE12])" office:value-type="float" office:value="0.000462933333333333">
            <text:p>0.0004629333</text:p>
          </table:table-cell>
          <table:table-cell table:formula="of:=VAR([.B12:.AE12])" office:value-type="float" office:value="0.000000000156891954022989">
            <text:p>1.56891954022989E-010</text:p>
          </table:table-cell>
          <table:table-cell table:formula="of:=STDEV([.B12:.AE12])" office:value-type="float" office:value="0.0000125256518402432">
            <text:p>1.25256518402432E-005</text:p>
          </table:table-cell>
          <table:table-cell table:formula="of:=CONFIDENCE(0.95;[.AH12];30)" office:value-type="float" office:value="0.00000014340166527334">
            <text:p>1.4340166527334E-007</text:p>
          </table:table-cell>
          <table:table-cell table:formula="of:=[.AF12]+[.AI12]" office:value-type="float" office:value="0.000463076734998607">
            <text:p>0.0004630767</text:p>
          </table:table-cell>
          <table:table-cell table:formula="of:=[.AF12]-[.AI12]" office:value-type="float" office:value="0.00046278993166806">
            <text:p>0.00046278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653">
            <text:p>0.000653</text:p>
          </table:table-cell>
          <table:table-cell office:value-type="float" office:value="0.000627">
            <text:p>0.000627</text:p>
          </table:table-cell>
          <table:table-cell office:value-type="float" office:value="0.000628">
            <text:p>0.000628</text:p>
          </table:table-cell>
          <table:table-cell office:value-type="float" office:value="0.000651">
            <text:p>0.000651</text:p>
          </table:table-cell>
          <table:table-cell office:value-type="float" office:value="0.000637">
            <text:p>0.000637</text:p>
          </table:table-cell>
          <table:table-cell office:value-type="float" office:value="0.00064">
            <text:p>0.00064</text:p>
          </table:table-cell>
          <table:table-cell office:value-type="float" office:value="0.000604">
            <text:p>0.000604</text:p>
          </table:table-cell>
          <table:table-cell office:value-type="float" office:value="0.000605">
            <text:p>0.000605</text:p>
          </table:table-cell>
          <table:table-cell office:value-type="float" office:value="0.00059">
            <text:p>0.00059</text:p>
          </table:table-cell>
          <table:table-cell office:value-type="float" office:value="0.000687">
            <text:p>0.000687</text:p>
          </table:table-cell>
          <table:table-cell office:value-type="float" office:value="0.000679">
            <text:p>0.000679</text:p>
          </table:table-cell>
          <table:table-cell office:value-type="float" office:value="0.000675">
            <text:p>0.000675</text:p>
          </table:table-cell>
          <table:table-cell office:value-type="float" office:value="0.000618">
            <text:p>0.000618</text:p>
          </table:table-cell>
          <table:table-cell office:value-type="float" office:value="0.000635">
            <text:p>0.000635</text:p>
          </table:table-cell>
          <table:table-cell office:value-type="float" office:value="0.00063">
            <text:p>0.00063</text:p>
          </table:table-cell>
          <table:table-cell office:value-type="float" office:value="0.000639">
            <text:p>0.000639</text:p>
          </table:table-cell>
          <table:table-cell office:value-type="float" office:value="0.000646">
            <text:p>0.000646</text:p>
          </table:table-cell>
          <table:table-cell office:value-type="float" office:value="0.000615">
            <text:p>0.000615</text:p>
          </table:table-cell>
          <table:table-cell office:value-type="float" office:value="0.000712">
            <text:p>0.000712</text:p>
          </table:table-cell>
          <table:table-cell office:value-type="float" office:value="0.000619">
            <text:p>0.000619</text:p>
          </table:table-cell>
          <table:table-cell office:value-type="float" office:value="0.000614">
            <text:p>0.000614</text:p>
          </table:table-cell>
          <table:table-cell office:value-type="float" office:value="0.000623">
            <text:p>0.000623</text:p>
          </table:table-cell>
          <table:table-cell office:value-type="float" office:value="0.000603">
            <text:p>0.000603</text:p>
          </table:table-cell>
          <table:table-cell office:value-type="float" office:value="0.000674">
            <text:p>0.000674</text:p>
          </table:table-cell>
          <table:table-cell office:value-type="float" office:value="0.000596">
            <text:p>0.000596</text:p>
          </table:table-cell>
          <table:table-cell office:value-type="float" office:value="0.000602">
            <text:p>0.000602</text:p>
          </table:table-cell>
          <table:table-cell office:value-type="float" office:value="0.000615">
            <text:p>0.000615</text:p>
          </table:table-cell>
          <table:table-cell office:value-type="float" office:value="0.000603">
            <text:p>0.000603</text:p>
          </table:table-cell>
          <table:table-cell office:value-type="float" office:value="0.000619">
            <text:p>0.000619</text:p>
          </table:table-cell>
          <table:table-cell office:value-type="float" office:value="0.000625">
            <text:p>0.000625</text:p>
          </table:table-cell>
          <table:table-cell table:formula="of:=AVERAGE([.B13:.AE13])" office:value-type="float" office:value="0.000632133333333333">
            <text:p>0.0006321333</text:p>
          </table:table-cell>
          <table:table-cell table:formula="of:=VAR([.B13:.AE13])" office:value-type="float" office:value="0.000000000867498850574712">
            <text:p>8.67498850574712E-010</text:p>
          </table:table-cell>
          <table:table-cell table:formula="of:=STDEV([.B13:.AE13])" office:value-type="float" office:value="0.0000294533334374008">
            <text:p>2.94533334374008E-005</text:p>
          </table:table-cell>
          <table:table-cell table:formula="of:=CONFIDENCE(0.95;[.AH13];30)" office:value-type="float" office:value="0.000000337200579789723">
            <text:p>3.37200579789723E-007</text:p>
          </table:table-cell>
          <table:table-cell table:formula="of:=[.AF13]+[.AI13]" office:value-type="float" office:value="0.000632470533913123">
            <text:p>0.0006324705</text:p>
          </table:table-cell>
          <table:table-cell table:formula="of:=[.AF13]-[.AI13]" office:value-type="float" office:value="0.000631796132753544">
            <text:p>0.00063179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0627">
            <text:p>0.000627</text:p>
          </table:table-cell>
          <table:table-cell office:value-type="float" office:value="0.000625">
            <text:p>0.000625</text:p>
          </table:table-cell>
          <table:table-cell office:value-type="float" office:value="0.000621">
            <text:p>0.000621</text:p>
          </table:table-cell>
          <table:table-cell office:value-type="float" office:value="0.000645">
            <text:p>0.000645</text:p>
          </table:table-cell>
          <table:table-cell office:value-type="float" office:value="0.000637">
            <text:p>0.000637</text:p>
          </table:table-cell>
          <table:table-cell office:value-type="float" office:value="0.000668">
            <text:p>0.000668</text:p>
          </table:table-cell>
          <table:table-cell office:value-type="float" office:value="0.000622">
            <text:p>0.000622</text:p>
          </table:table-cell>
          <table:table-cell office:value-type="float" office:value="0.000647">
            <text:p>0.000647</text:p>
          </table:table-cell>
          <table:table-cell office:value-type="float" office:value="0.00063">
            <text:p>0.00063</text:p>
          </table:table-cell>
          <table:table-cell office:value-type="float" office:value="0.000643">
            <text:p>0.000643</text:p>
          </table:table-cell>
          <table:table-cell office:value-type="float" office:value="0.000636">
            <text:p>0.000636</text:p>
          </table:table-cell>
          <table:table-cell office:value-type="float" office:value="0.000628">
            <text:p>0.000628</text:p>
          </table:table-cell>
          <table:table-cell office:value-type="float" office:value="0.000702">
            <text:p>0.000702</text:p>
          </table:table-cell>
          <table:table-cell office:value-type="float" office:value="0.000649">
            <text:p>0.000649</text:p>
          </table:table-cell>
          <table:table-cell office:value-type="float" office:value="0.000646">
            <text:p>0.000646</text:p>
          </table:table-cell>
          <table:table-cell office:value-type="float" office:value="0.000644">
            <text:p>0.000644</text:p>
          </table:table-cell>
          <table:table-cell office:value-type="float" office:value="0.000689">
            <text:p>0.000689</text:p>
          </table:table-cell>
          <table:table-cell office:value-type="float" office:value="0.000638">
            <text:p>0.000638</text:p>
          </table:table-cell>
          <table:table-cell office:value-type="float" office:value="0.000688">
            <text:p>0.000688</text:p>
          </table:table-cell>
          <table:table-cell office:value-type="float" office:value="0.000657">
            <text:p>0.000657</text:p>
          </table:table-cell>
          <table:table-cell office:value-type="float" office:value="0.000628">
            <text:p>0.000628</text:p>
          </table:table-cell>
          <table:table-cell office:value-type="float" office:value="0.000674">
            <text:p>0.000674</text:p>
          </table:table-cell>
          <table:table-cell office:value-type="float" office:value="0.000635">
            <text:p>0.000635</text:p>
          </table:table-cell>
          <table:table-cell office:value-type="float" office:value="0.000679">
            <text:p>0.000679</text:p>
          </table:table-cell>
          <table:table-cell office:value-type="float" office:value="0.000657">
            <text:p>0.000657</text:p>
          </table:table-cell>
          <table:table-cell office:value-type="float" office:value="0.000653">
            <text:p>0.000653</text:p>
          </table:table-cell>
          <table:table-cell office:value-type="float" office:value="0.00067">
            <text:p>0.00067</text:p>
          </table:table-cell>
          <table:table-cell office:value-type="float" office:value="0.000668">
            <text:p>0.000668</text:p>
          </table:table-cell>
          <table:table-cell office:value-type="float" office:value="0.000643">
            <text:p>0.000643</text:p>
          </table:table-cell>
          <table:table-cell office:value-type="float" office:value="0.000654">
            <text:p>0.000654</text:p>
          </table:table-cell>
          <table:table-cell table:formula="of:=AVERAGE([.B14:.AE14])" office:value-type="float" office:value="0.0006501">
            <text:p>0.0006501</text:p>
          </table:table-cell>
          <table:table-cell table:formula="of:=VAR([.B14:.AE14])" office:value-type="float" office:value="0.000000000459403448275862">
            <text:p>4.59403448275862E-010</text:p>
          </table:table-cell>
          <table:table-cell table:formula="of:=STDEV([.B14:.AE14])" office:value-type="float" office:value="0.0000214336988939348">
            <text:p>2.14336988939348E-005</text:p>
          </table:table-cell>
          <table:table-cell table:formula="of:=CONFIDENCE(0.95;[.AH14];30)" office:value-type="float" office:value="0.000000245386679556464">
            <text:p>2.45386679556464E-007</text:p>
          </table:table-cell>
          <table:table-cell table:formula="of:=[.AF14]+[.AI14]" office:value-type="float" office:value="0.000650345386679556">
            <text:p>0.0006503454</text:p>
          </table:table-cell>
          <table:table-cell table:formula="of:=[.AF14]-[.AI14]" office:value-type="float" office:value="0.000649854613320443">
            <text:p>0.00064985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0679">
            <text:p>0.000679</text:p>
          </table:table-cell>
          <table:table-cell office:value-type="float" office:value="0.000654">
            <text:p>0.000654</text:p>
          </table:table-cell>
          <table:table-cell office:value-type="float" office:value="0.000715">
            <text:p>0.000715</text:p>
          </table:table-cell>
          <table:table-cell office:value-type="float" office:value="0.000684">
            <text:p>0.000684</text:p>
          </table:table-cell>
          <table:table-cell office:value-type="float" office:value="0.000761">
            <text:p>0.000761</text:p>
          </table:table-cell>
          <table:table-cell office:value-type="float" office:value="0.000709">
            <text:p>0.000709</text:p>
          </table:table-cell>
          <table:table-cell office:value-type="float" office:value="0.000683">
            <text:p>0.000683</text:p>
          </table:table-cell>
          <table:table-cell office:value-type="float" office:value="0.000694">
            <text:p>0.000694</text:p>
          </table:table-cell>
          <table:table-cell office:value-type="float" office:value="0.000715">
            <text:p>0.000715</text:p>
          </table:table-cell>
          <table:table-cell office:value-type="float" office:value="0.000765">
            <text:p>0.000765</text:p>
          </table:table-cell>
          <table:table-cell office:value-type="float" office:value="0.000731">
            <text:p>0.000731</text:p>
          </table:table-cell>
          <table:table-cell office:value-type="float" office:value="0.000738">
            <text:p>0.000738</text:p>
          </table:table-cell>
          <table:table-cell office:value-type="float" office:value="0.00077">
            <text:p>0.00077</text:p>
          </table:table-cell>
          <table:table-cell office:value-type="float" office:value="0.000717">
            <text:p>0.000717</text:p>
          </table:table-cell>
          <table:table-cell office:value-type="float" office:value="0.000671">
            <text:p>0.000671</text:p>
          </table:table-cell>
          <table:table-cell office:value-type="float" office:value="0.000702">
            <text:p>0.000702</text:p>
          </table:table-cell>
          <table:table-cell office:value-type="float" office:value="0.000704">
            <text:p>0.000704</text:p>
          </table:table-cell>
          <table:table-cell office:value-type="float" office:value="0.00074">
            <text:p>0.00074</text:p>
          </table:table-cell>
          <table:table-cell office:value-type="float" office:value="0.000674">
            <text:p>0.000674</text:p>
          </table:table-cell>
          <table:table-cell office:value-type="float" office:value="0.000714">
            <text:p>0.000714</text:p>
          </table:table-cell>
          <table:table-cell office:value-type="float" office:value="0.000719">
            <text:p>0.000719</text:p>
          </table:table-cell>
          <table:table-cell office:value-type="float" office:value="0.000724">
            <text:p>0.000724</text:p>
          </table:table-cell>
          <table:table-cell office:value-type="float" office:value="0.000672">
            <text:p>0.000672</text:p>
          </table:table-cell>
          <table:table-cell office:value-type="float" office:value="0.000709">
            <text:p>0.000709</text:p>
          </table:table-cell>
          <table:table-cell office:value-type="float" office:value="0.000693">
            <text:p>0.000693</text:p>
          </table:table-cell>
          <table:table-cell office:value-type="float" office:value="0.000678">
            <text:p>0.000678</text:p>
          </table:table-cell>
          <table:table-cell office:value-type="float" office:value="0.0007">
            <text:p>0.0007</text:p>
          </table:table-cell>
          <table:table-cell office:value-type="float" office:value="0.000736">
            <text:p>0.000736</text:p>
          </table:table-cell>
          <table:table-cell office:value-type="float" office:value="0.000677">
            <text:p>0.000677</text:p>
          </table:table-cell>
          <table:table-cell office:value-type="float" office:value="0.000742">
            <text:p>0.000742</text:p>
          </table:table-cell>
          <table:table-cell table:formula="of:=AVERAGE([.B15:.AE15])" office:value-type="float" office:value="0.000709">
            <text:p>0.000709</text:p>
          </table:table-cell>
          <table:table-cell table:formula="of:=VAR([.B15:.AE15])" office:value-type="float" office:value="0.000000000897793103448277">
            <text:p>8.97793103448277E-010</text:p>
          </table:table-cell>
          <table:table-cell table:formula="of:=STDEV([.B15:.AE15])" office:value-type="float" office:value="0.0000299631958150041">
            <text:p>2.99631958150041E-005</text:p>
          </table:table-cell>
          <table:table-cell table:formula="of:=CONFIDENCE(0.95;[.AH15];30)" office:value-type="float" office:value="0.000000343037810054548">
            <text:p>0.000000343</text:p>
          </table:table-cell>
          <table:table-cell table:formula="of:=[.AF15]+[.AI15]" office:value-type="float" office:value="0.000709343037810055">
            <text:p>0.000709343</text:p>
          </table:table-cell>
          <table:table-cell table:formula="of:=[.AF15]-[.AI15]" office:value-type="float" office:value="0.000708656962189945">
            <text:p>0.0007086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0732">
            <text:p>0.000732</text:p>
          </table:table-cell>
          <table:table-cell office:value-type="float" office:value="0.000765">
            <text:p>0.000765</text:p>
          </table:table-cell>
          <table:table-cell office:value-type="float" office:value="0.000757">
            <text:p>0.000757</text:p>
          </table:table-cell>
          <table:table-cell office:value-type="float" office:value="0.000738">
            <text:p>0.000738</text:p>
          </table:table-cell>
          <table:table-cell office:value-type="float" office:value="0.000735">
            <text:p>0.000735</text:p>
          </table:table-cell>
          <table:table-cell table:number-columns-repeated="2" office:value-type="float" office:value="0.000783">
            <text:p>0.000783</text:p>
          </table:table-cell>
          <table:table-cell office:value-type="float" office:value="0.000736">
            <text:p>0.000736</text:p>
          </table:table-cell>
          <table:table-cell office:value-type="float" office:value="0.00075">
            <text:p>0.00075</text:p>
          </table:table-cell>
          <table:table-cell office:value-type="float" office:value="0.000765">
            <text:p>0.000765</text:p>
          </table:table-cell>
          <table:table-cell office:value-type="float" office:value="0.000786">
            <text:p>0.000786</text:p>
          </table:table-cell>
          <table:table-cell office:value-type="float" office:value="0.000734">
            <text:p>0.000734</text:p>
          </table:table-cell>
          <table:table-cell office:value-type="float" office:value="0.000738">
            <text:p>0.000738</text:p>
          </table:table-cell>
          <table:table-cell office:value-type="float" office:value="0.000735">
            <text:p>0.000735</text:p>
          </table:table-cell>
          <table:table-cell office:value-type="float" office:value="0.000739">
            <text:p>0.000739</text:p>
          </table:table-cell>
          <table:table-cell office:value-type="float" office:value="0.000786">
            <text:p>0.000786</text:p>
          </table:table-cell>
          <table:table-cell office:value-type="float" office:value="0.00074">
            <text:p>0.00074</text:p>
          </table:table-cell>
          <table:table-cell office:value-type="float" office:value="0.000764">
            <text:p>0.000764</text:p>
          </table:table-cell>
          <table:table-cell office:value-type="float" office:value="0.00076">
            <text:p>0.00076</text:p>
          </table:table-cell>
          <table:table-cell office:value-type="float" office:value="0.000778">
            <text:p>0.000778</text:p>
          </table:table-cell>
          <table:table-cell office:value-type="float" office:value="0.000765">
            <text:p>0.000765</text:p>
          </table:table-cell>
          <table:table-cell office:value-type="float" office:value="0.000734">
            <text:p>0.000734</text:p>
          </table:table-cell>
          <table:table-cell office:value-type="float" office:value="0.00077">
            <text:p>0.00077</text:p>
          </table:table-cell>
          <table:table-cell office:value-type="float" office:value="0.000769">
            <text:p>0.000769</text:p>
          </table:table-cell>
          <table:table-cell office:value-type="float" office:value="0.000749">
            <text:p>0.000749</text:p>
          </table:table-cell>
          <table:table-cell office:value-type="float" office:value="0.000792">
            <text:p>0.000792</text:p>
          </table:table-cell>
          <table:table-cell office:value-type="float" office:value="0.000754">
            <text:p>0.000754</text:p>
          </table:table-cell>
          <table:table-cell office:value-type="float" office:value="0.000734">
            <text:p>0.000734</text:p>
          </table:table-cell>
          <table:table-cell office:value-type="float" office:value="0.000766">
            <text:p>0.000766</text:p>
          </table:table-cell>
          <table:table-cell office:value-type="float" office:value="0.000804">
            <text:p>0.000804</text:p>
          </table:table-cell>
          <table:table-cell table:formula="of:=AVERAGE([.B16:.AE16])" office:value-type="float" office:value="0.000758033333333333">
            <text:p>0.0007580333</text:p>
          </table:table-cell>
          <table:table-cell table:formula="of:=VAR([.B16:.AE16])" office:value-type="float" office:value="0.000000000434447126436781">
            <text:p>4.34447126436781E-010</text:p>
          </table:table-cell>
          <table:table-cell table:formula="of:=STDEV([.B16:.AE16])" office:value-type="float" office:value="0.0000208433952713271">
            <text:p>2.08433952713271E-005</text:p>
          </table:table-cell>
          <table:table-cell table:formula="of:=CONFIDENCE(0.95;[.AH16];30)" office:value-type="float" office:value="0.000000238628506522558">
            <text:p>2.38628506522558E-007</text:p>
          </table:table-cell>
          <table:table-cell table:formula="of:=[.AF16]+[.AI16]" office:value-type="float" office:value="0.000758271961839856">
            <text:p>0.000758272</text:p>
          </table:table-cell>
          <table:table-cell table:formula="of:=[.AF16]-[.AI16]" office:value-type="float" office:value="0.000757794704826811">
            <text:p>0.00075779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.00092">
            <text:p>0.00092</text:p>
          </table:table-cell>
          <table:table-cell office:value-type="float" office:value="0.00087">
            <text:p>0.00087</text:p>
          </table:table-cell>
          <table:table-cell office:value-type="float" office:value="0.000898">
            <text:p>0.000898</text:p>
          </table:table-cell>
          <table:table-cell office:value-type="float" office:value="0.000844">
            <text:p>0.000844</text:p>
          </table:table-cell>
          <table:table-cell office:value-type="float" office:value="0.000899">
            <text:p>0.000899</text:p>
          </table:table-cell>
          <table:table-cell office:value-type="float" office:value="0.000853">
            <text:p>0.000853</text:p>
          </table:table-cell>
          <table:table-cell office:value-type="float" office:value="0.000855">
            <text:p>0.000855</text:p>
          </table:table-cell>
          <table:table-cell office:value-type="float" office:value="0.000868">
            <text:p>0.000868</text:p>
          </table:table-cell>
          <table:table-cell office:value-type="float" office:value="0.000846">
            <text:p>0.000846</text:p>
          </table:table-cell>
          <table:table-cell office:value-type="float" office:value="0.000862">
            <text:p>0.000862</text:p>
          </table:table-cell>
          <table:table-cell office:value-type="float" office:value="0.000852">
            <text:p>0.000852</text:p>
          </table:table-cell>
          <table:table-cell office:value-type="float" office:value="0.000837">
            <text:p>0.000837</text:p>
          </table:table-cell>
          <table:table-cell office:value-type="float" office:value="0.000853">
            <text:p>0.000853</text:p>
          </table:table-cell>
          <table:table-cell office:value-type="float" office:value="0.000852">
            <text:p>0.000852</text:p>
          </table:table-cell>
          <table:table-cell office:value-type="float" office:value="0.000875">
            <text:p>0.000875</text:p>
          </table:table-cell>
          <table:table-cell office:value-type="float" office:value="0.000847">
            <text:p>0.000847</text:p>
          </table:table-cell>
          <table:table-cell office:value-type="float" office:value="0.000843">
            <text:p>0.000843</text:p>
          </table:table-cell>
          <table:table-cell office:value-type="float" office:value="0.000844">
            <text:p>0.000844</text:p>
          </table:table-cell>
          <table:table-cell table:number-columns-repeated="2" office:value-type="float" office:value="0.000847">
            <text:p>0.000847</text:p>
          </table:table-cell>
          <table:table-cell office:value-type="float" office:value="0.000878">
            <text:p>0.000878</text:p>
          </table:table-cell>
          <table:table-cell office:value-type="float" office:value="0.000851">
            <text:p>0.000851</text:p>
          </table:table-cell>
          <table:table-cell office:value-type="float" office:value="0.000843">
            <text:p>0.000843</text:p>
          </table:table-cell>
          <table:table-cell office:value-type="float" office:value="0.00089">
            <text:p>0.00089</text:p>
          </table:table-cell>
          <table:table-cell office:value-type="float" office:value="0.000845">
            <text:p>0.000845</text:p>
          </table:table-cell>
          <table:table-cell office:value-type="float" office:value="0.000852">
            <text:p>0.000852</text:p>
          </table:table-cell>
          <table:table-cell office:value-type="float" office:value="0.000847">
            <text:p>0.000847</text:p>
          </table:table-cell>
          <table:table-cell office:value-type="float" office:value="0.000924">
            <text:p>0.000924</text:p>
          </table:table-cell>
          <table:table-cell office:value-type="float" office:value="0.000852">
            <text:p>0.000852</text:p>
          </table:table-cell>
          <table:table-cell table:formula="of:=AVERAGE([.B17:.AE17])" office:value-type="float" office:value="0.0008638">
            <text:p>0.0008638</text:p>
          </table:table-cell>
          <table:table-cell table:formula="of:=VAR([.B17:.AE17])" office:value-type="float" office:value="0.000000000642096551724138">
            <text:p>6.42096551724138E-010</text:p>
          </table:table-cell>
          <table:table-cell table:formula="of:=STDEV([.B17:.AE17])" office:value-type="float" office:value="0.0000253396241433084">
            <text:p>2.53396241433084E-005</text:p>
          </table:table-cell>
          <table:table-cell table:formula="of:=CONFIDENCE(0.95;[.AH17];30)" office:value-type="float" office:value="0.000000290104207421464">
            <text:p>2.90104207421464E-007</text:p>
          </table:table-cell>
          <table:table-cell table:formula="of:=[.AF17]+[.AI17]" office:value-type="float" office:value="0.000864090104207421">
            <text:p>0.0008640901</text:p>
          </table:table-cell>
          <table:table-cell table:formula="of:=[.AF17]-[.AI17]" office:value-type="float" office:value="0.000863509895792578">
            <text:p>0.00086350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944">
            <text:p>0.000944</text:p>
          </table:table-cell>
          <table:table-cell office:value-type="float" office:value="0.000881">
            <text:p>0.000881</text:p>
          </table:table-cell>
          <table:table-cell office:value-type="float" office:value="0.000958">
            <text:p>0.000958</text:p>
          </table:table-cell>
          <table:table-cell office:value-type="float" office:value="0.000949">
            <text:p>0.000949</text:p>
          </table:table-cell>
          <table:table-cell office:value-type="float" office:value="0.000984">
            <text:p>0.000984</text:p>
          </table:table-cell>
          <table:table-cell office:value-type="float" office:value="0.000945">
            <text:p>0.000945</text:p>
          </table:table-cell>
          <table:table-cell office:value-type="float" office:value="0.00088">
            <text:p>0.00088</text:p>
          </table:table-cell>
          <table:table-cell office:value-type="float" office:value="0.000915">
            <text:p>0.000915</text:p>
          </table:table-cell>
          <table:table-cell office:value-type="float" office:value="0.000922">
            <text:p>0.000922</text:p>
          </table:table-cell>
          <table:table-cell office:value-type="float" office:value="0.000907">
            <text:p>0.000907</text:p>
          </table:table-cell>
          <table:table-cell office:value-type="float" office:value="0.000877">
            <text:p>0.000877</text:p>
          </table:table-cell>
          <table:table-cell office:value-type="float" office:value="0.00091">
            <text:p>0.00091</text:p>
          </table:table-cell>
          <table:table-cell office:value-type="float" office:value="0.000927">
            <text:p>0.000927</text:p>
          </table:table-cell>
          <table:table-cell office:value-type="float" office:value="0.000902">
            <text:p>0.000902</text:p>
          </table:table-cell>
          <table:table-cell office:value-type="float" office:value="0.000908">
            <text:p>0.000908</text:p>
          </table:table-cell>
          <table:table-cell office:value-type="float" office:value="0.000966">
            <text:p>0.000966</text:p>
          </table:table-cell>
          <table:table-cell office:value-type="float" office:value="0.000895">
            <text:p>0.000895</text:p>
          </table:table-cell>
          <table:table-cell office:value-type="float" office:value="0.000911">
            <text:p>0.000911</text:p>
          </table:table-cell>
          <table:table-cell office:value-type="float" office:value="0.000914">
            <text:p>0.000914</text:p>
          </table:table-cell>
          <table:table-cell office:value-type="float" office:value="0.000904">
            <text:p>0.000904</text:p>
          </table:table-cell>
          <table:table-cell office:value-type="float" office:value="0.000905">
            <text:p>0.000905</text:p>
          </table:table-cell>
          <table:table-cell office:value-type="float" office:value="0.000969">
            <text:p>0.000969</text:p>
          </table:table-cell>
          <table:table-cell office:value-type="float" office:value="0.000934">
            <text:p>0.000934</text:p>
          </table:table-cell>
          <table:table-cell office:value-type="float" office:value="0.000911">
            <text:p>0.000911</text:p>
          </table:table-cell>
          <table:table-cell office:value-type="float" office:value="0.000908">
            <text:p>0.000908</text:p>
          </table:table-cell>
          <table:table-cell office:value-type="float" office:value="0.000991">
            <text:p>0.000991</text:p>
          </table:table-cell>
          <table:table-cell office:value-type="float" office:value="0.000911">
            <text:p>0.000911</text:p>
          </table:table-cell>
          <table:table-cell office:value-type="float" office:value="0.000907">
            <text:p>0.000907</text:p>
          </table:table-cell>
          <table:table-cell office:value-type="float" office:value="0.000897">
            <text:p>0.000897</text:p>
          </table:table-cell>
          <table:table-cell office:value-type="float" office:value="0.000943">
            <text:p>0.000943</text:p>
          </table:table-cell>
          <table:table-cell table:formula="of:=AVERAGE([.B18:.AE18])" office:value-type="float" office:value="0.0009225">
            <text:p>0.0009225</text:p>
          </table:table-cell>
          <table:table-cell table:formula="of:=VAR([.B18:.AE18])" office:value-type="float" office:value="0.000000000885844827586206">
            <text:p>8.85844827586206E-010</text:p>
          </table:table-cell>
          <table:table-cell table:formula="of:=STDEV([.B18:.AE18])" office:value-type="float" office:value="0.0000297631454585399">
            <text:p>2.97631454585399E-005</text:p>
          </table:table-cell>
          <table:table-cell table:formula="of:=CONFIDENCE(0.95;[.AH18];30)" office:value-type="float" office:value="0.000000340747505755708">
            <text:p>3.40747505755708E-007</text:p>
          </table:table-cell>
          <table:table-cell table:formula="of:=[.AF18]+[.AI18]" office:value-type="float" office:value="0.000922840747505756">
            <text:p>0.0009228407</text:p>
          </table:table-cell>
          <table:table-cell table:formula="of:=[.AF18]-[.AI18]" office:value-type="float" office:value="0.000922159252494244">
            <text:p>0.00092215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936">
            <text:p>0.000936</text:p>
          </table:table-cell>
          <table:table-cell office:value-type="float" office:value="0.000963">
            <text:p>0.000963</text:p>
          </table:table-cell>
          <table:table-cell office:value-type="float" office:value="0.000956">
            <text:p>0.000956</text:p>
          </table:table-cell>
          <table:table-cell office:value-type="float" office:value="0.000983">
            <text:p>0.000983</text:p>
          </table:table-cell>
          <table:table-cell office:value-type="float" office:value="0.000993">
            <text:p>0.000993</text:p>
          </table:table-cell>
          <table:table-cell office:value-type="float" office:value="0.000994">
            <text:p>0.000994</text:p>
          </table:table-cell>
          <table:table-cell office:value-type="float" office:value="0.000964">
            <text:p>0.000964</text:p>
          </table:table-cell>
          <table:table-cell office:value-type="float" office:value="0.000996">
            <text:p>0.000996</text:p>
          </table:table-cell>
          <table:table-cell office:value-type="float" office:value="0.000966">
            <text:p>0.000966</text:p>
          </table:table-cell>
          <table:table-cell office:value-type="float" office:value="0.000958">
            <text:p>0.000958</text:p>
          </table:table-cell>
          <table:table-cell office:value-type="float" office:value="0.000989">
            <text:p>0.000989</text:p>
          </table:table-cell>
          <table:table-cell office:value-type="float" office:value="0.000955">
            <text:p>0.000955</text:p>
          </table:table-cell>
          <table:table-cell office:value-type="float" office:value="0.001016">
            <text:p>0.001016</text:p>
          </table:table-cell>
          <table:table-cell office:value-type="float" office:value="0.00096">
            <text:p>0.00096</text:p>
          </table:table-cell>
          <table:table-cell office:value-type="float" office:value="0.000991">
            <text:p>0.000991</text:p>
          </table:table-cell>
          <table:table-cell office:value-type="float" office:value="0.001022">
            <text:p>0.001022</text:p>
          </table:table-cell>
          <table:table-cell office:value-type="float" office:value="0.000997">
            <text:p>0.000997</text:p>
          </table:table-cell>
          <table:table-cell office:value-type="float" office:value="0.000999">
            <text:p>0.000999</text:p>
          </table:table-cell>
          <table:table-cell office:value-type="float" office:value="0.000993">
            <text:p>0.000993</text:p>
          </table:table-cell>
          <table:table-cell office:value-type="float" office:value="0.001006">
            <text:p>0.001006</text:p>
          </table:table-cell>
          <table:table-cell office:value-type="float" office:value="0.001041">
            <text:p>0.001041</text:p>
          </table:table-cell>
          <table:table-cell office:value-type="float" office:value="0.000943">
            <text:p>0.000943</text:p>
          </table:table-cell>
          <table:table-cell office:value-type="float" office:value="0.001024">
            <text:p>0.001024</text:p>
          </table:table-cell>
          <table:table-cell office:value-type="float" office:value="0.000933">
            <text:p>0.000933</text:p>
          </table:table-cell>
          <table:table-cell office:value-type="float" office:value="0.001006">
            <text:p>0.001006</text:p>
          </table:table-cell>
          <table:table-cell office:value-type="float" office:value="0.000996">
            <text:p>0.000996</text:p>
          </table:table-cell>
          <table:table-cell office:value-type="float" office:value="0.001003">
            <text:p>0.001003</text:p>
          </table:table-cell>
          <table:table-cell office:value-type="float" office:value="0.000996">
            <text:p>0.000996</text:p>
          </table:table-cell>
          <table:table-cell office:value-type="float" office:value="0.000991">
            <text:p>0.000991</text:p>
          </table:table-cell>
          <table:table-cell office:value-type="float" office:value="0.000984">
            <text:p>0.000984</text:p>
          </table:table-cell>
          <table:table-cell table:formula="of:=AVERAGE([.B19:.AE19])" office:value-type="float" office:value="0.000985133333333333">
            <text:p>0.0009851333</text:p>
          </table:table-cell>
          <table:table-cell table:formula="of:=VAR([.B19:.AE19])" office:value-type="float" office:value="0.000000000705085057471265">
            <text:p>7.05085057471265E-010</text:p>
          </table:table-cell>
          <table:table-cell table:formula="of:=STDEV([.B19:.AE19])" office:value-type="float" office:value="0.0000265534377712428">
            <text:p>2.65534377712428E-005</text:p>
          </table:table-cell>
          <table:table-cell table:formula="of:=CONFIDENCE(0.95;[.AH19];30)" office:value-type="float" office:value="0.000000304000721375175">
            <text:p>0.000000304</text:p>
          </table:table-cell>
          <table:table-cell table:formula="of:=[.AF19]+[.AI19]" office:value-type="float" office:value="0.000985437334054709">
            <text:p>0.0009854373</text:p>
          </table:table-cell>
          <table:table-cell table:formula="of:=[.AF19]-[.AI19]" office:value-type="float" office:value="0.000984829332611958">
            <text:p>0.000984829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075">
            <text:p>0.001075</text:p>
          </table:table-cell>
          <table:table-cell office:value-type="float" office:value="0.00107">
            <text:p>0.00107</text:p>
          </table:table-cell>
          <table:table-cell office:value-type="float" office:value="0.001066">
            <text:p>0.001066</text:p>
          </table:table-cell>
          <table:table-cell office:value-type="float" office:value="0.001058">
            <text:p>0.001058</text:p>
          </table:table-cell>
          <table:table-cell office:value-type="float" office:value="0.001069">
            <text:p>0.001069</text:p>
          </table:table-cell>
          <table:table-cell office:value-type="float" office:value="0.001027">
            <text:p>0.001027</text:p>
          </table:table-cell>
          <table:table-cell office:value-type="float" office:value="0.000991">
            <text:p>0.000991</text:p>
          </table:table-cell>
          <table:table-cell office:value-type="float" office:value="0.001096">
            <text:p>0.001096</text:p>
          </table:table-cell>
          <table:table-cell office:value-type="float" office:value="0.001099">
            <text:p>0.001099</text:p>
          </table:table-cell>
          <table:table-cell office:value-type="float" office:value="0.001106">
            <text:p>0.001106</text:p>
          </table:table-cell>
          <table:table-cell office:value-type="float" office:value="0.001081">
            <text:p>0.001081</text:p>
          </table:table-cell>
          <table:table-cell office:value-type="float" office:value="0.001073">
            <text:p>0.001073</text:p>
          </table:table-cell>
          <table:table-cell office:value-type="float" office:value="0.001047">
            <text:p>0.001047</text:p>
          </table:table-cell>
          <table:table-cell office:value-type="float" office:value="0.001083">
            <text:p>0.001083</text:p>
          </table:table-cell>
          <table:table-cell office:value-type="float" office:value="0.001032">
            <text:p>0.001032</text:p>
          </table:table-cell>
          <table:table-cell office:value-type="float" office:value="0.001069">
            <text:p>0.001069</text:p>
          </table:table-cell>
          <table:table-cell office:value-type="float" office:value="0.001144">
            <text:p>0.001144</text:p>
          </table:table-cell>
          <table:table-cell office:value-type="float" office:value="0.00107">
            <text:p>0.00107</text:p>
          </table:table-cell>
          <table:table-cell office:value-type="float" office:value="0.000992">
            <text:p>0.000992</text:p>
          </table:table-cell>
          <table:table-cell office:value-type="float" office:value="0.001041">
            <text:p>0.001041</text:p>
          </table:table-cell>
          <table:table-cell office:value-type="float" office:value="0.00104">
            <text:p>0.00104</text:p>
          </table:table-cell>
          <table:table-cell office:value-type="float" office:value="0.001051">
            <text:p>0.001051</text:p>
          </table:table-cell>
          <table:table-cell office:value-type="float" office:value="0.001039">
            <text:p>0.001039</text:p>
          </table:table-cell>
          <table:table-cell office:value-type="float" office:value="0.001055">
            <text:p>0.001055</text:p>
          </table:table-cell>
          <table:table-cell office:value-type="float" office:value="0.001051">
            <text:p>0.001051</text:p>
          </table:table-cell>
          <table:table-cell office:value-type="float" office:value="0.00111">
            <text:p>0.00111</text:p>
          </table:table-cell>
          <table:table-cell office:value-type="float" office:value="0.001074">
            <text:p>0.001074</text:p>
          </table:table-cell>
          <table:table-cell office:value-type="float" office:value="0.001023">
            <text:p>0.001023</text:p>
          </table:table-cell>
          <table:table-cell office:value-type="float" office:value="0.001025">
            <text:p>0.001025</text:p>
          </table:table-cell>
          <table:table-cell office:value-type="float" office:value="0.001084">
            <text:p>0.001084</text:p>
          </table:table-cell>
          <table:table-cell table:formula="of:=AVERAGE([.B20:.AE20])" office:value-type="float" office:value="0.00106136666666667">
            <text:p>0.0010613667</text:p>
          </table:table-cell>
          <table:table-cell table:formula="of:=VAR([.B20:.AE20])" office:value-type="float" office:value="0.00000000111658505747126">
            <text:p>1.11658505747126E-009</text:p>
          </table:table-cell>
          <table:table-cell table:formula="of:=STDEV([.B20:.AE20])" office:value-type="float" office:value="0.0000334153416482798">
            <text:p>3.34153416482798E-005</text:p>
          </table:table-cell>
          <table:table-cell table:formula="of:=CONFIDENCE(0.95;[.AH20];30)" office:value-type="float" office:value="0.000000382560181231085">
            <text:p>3.82560181231085E-007</text:p>
          </table:table-cell>
          <table:table-cell table:formula="of:=[.AF20]+[.AI20]" office:value-type="float" office:value="0.0010617492268479">
            <text:p>0.0010617492</text:p>
          </table:table-cell>
          <table:table-cell table:formula="of:=[.AF20]-[.AI20]" office:value-type="float" office:value="0.00106098410648544">
            <text:p>0.001060984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126">
            <text:p>0.001126</text:p>
          </table:table-cell>
          <table:table-cell office:value-type="float" office:value="0.001109">
            <text:p>0.001109</text:p>
          </table:table-cell>
          <table:table-cell office:value-type="float" office:value="0.001114">
            <text:p>0.001114</text:p>
          </table:table-cell>
          <table:table-cell office:value-type="float" office:value="0.001116">
            <text:p>0.001116</text:p>
          </table:table-cell>
          <table:table-cell office:value-type="float" office:value="0.001132">
            <text:p>0.001132</text:p>
          </table:table-cell>
          <table:table-cell office:value-type="float" office:value="0.001139">
            <text:p>0.001139</text:p>
          </table:table-cell>
          <table:table-cell office:value-type="float" office:value="0.001135">
            <text:p>0.001135</text:p>
          </table:table-cell>
          <table:table-cell office:value-type="float" office:value="0.001094">
            <text:p>0.001094</text:p>
          </table:table-cell>
          <table:table-cell office:value-type="float" office:value="0.001154">
            <text:p>0.001154</text:p>
          </table:table-cell>
          <table:table-cell office:value-type="float" office:value="0.001131">
            <text:p>0.001131</text:p>
          </table:table-cell>
          <table:table-cell office:value-type="float" office:value="0.001125">
            <text:p>0.001125</text:p>
          </table:table-cell>
          <table:table-cell office:value-type="float" office:value="0.001113">
            <text:p>0.001113</text:p>
          </table:table-cell>
          <table:table-cell office:value-type="float" office:value="0.001126">
            <text:p>0.001126</text:p>
          </table:table-cell>
          <table:table-cell office:value-type="float" office:value="0.001119">
            <text:p>0.001119</text:p>
          </table:table-cell>
          <table:table-cell office:value-type="float" office:value="0.00116">
            <text:p>0.00116</text:p>
          </table:table-cell>
          <table:table-cell office:value-type="float" office:value="0.001172">
            <text:p>0.001172</text:p>
          </table:table-cell>
          <table:table-cell office:value-type="float" office:value="0.001185">
            <text:p>0.001185</text:p>
          </table:table-cell>
          <table:table-cell office:value-type="float" office:value="0.001165">
            <text:p>0.001165</text:p>
          </table:table-cell>
          <table:table-cell office:value-type="float" office:value="0.001112">
            <text:p>0.001112</text:p>
          </table:table-cell>
          <table:table-cell office:value-type="float" office:value="0.001129">
            <text:p>0.001129</text:p>
          </table:table-cell>
          <table:table-cell office:value-type="float" office:value="0.001132">
            <text:p>0.001132</text:p>
          </table:table-cell>
          <table:table-cell office:value-type="float" office:value="0.001114">
            <text:p>0.001114</text:p>
          </table:table-cell>
          <table:table-cell table:number-columns-repeated="2" office:value-type="float" office:value="0.001135">
            <text:p>0.001135</text:p>
          </table:table-cell>
          <table:table-cell office:value-type="float" office:value="0.001118">
            <text:p>0.001118</text:p>
          </table:table-cell>
          <table:table-cell office:value-type="float" office:value="0.001174">
            <text:p>0.001174</text:p>
          </table:table-cell>
          <table:table-cell office:value-type="float" office:value="0.001161">
            <text:p>0.001161</text:p>
          </table:table-cell>
          <table:table-cell office:value-type="float" office:value="0.001099">
            <text:p>0.001099</text:p>
          </table:table-cell>
          <table:table-cell office:value-type="float" office:value="0.001123">
            <text:p>0.001123</text:p>
          </table:table-cell>
          <table:table-cell office:value-type="float" office:value="0.001141">
            <text:p>0.001141</text:p>
          </table:table-cell>
          <table:table-cell table:formula="of:=AVERAGE([.B21:.AE21])" office:value-type="float" office:value="0.00113293333333333">
            <text:p>0.0011329333</text:p>
          </table:table-cell>
          <table:table-cell table:formula="of:=VAR([.B21:.AE21])" office:value-type="float" office:value="0.000000000510547126436781">
            <text:p>5.10547126436781E-010</text:p>
          </table:table-cell>
          <table:table-cell table:formula="of:=STDEV([.B21:.AE21])" office:value-type="float" office:value="0.0000225952899170774">
            <text:p>2.25952899170774E-005</text:p>
          </table:table-cell>
          <table:table-cell table:formula="of:=CONFIDENCE(0.95;[.AH21];30)" office:value-type="float" office:value="0.000000258685315763966">
            <text:p>2.58685315763966E-007</text:p>
          </table:table-cell>
          <table:table-cell table:formula="of:=[.AF21]+[.AI21]" office:value-type="float" office:value="0.0011331920186491">
            <text:p>0.001133192</text:p>
          </table:table-cell>
          <table:table-cell table:formula="of:=[.AF21]-[.AI21]" office:value-type="float" office:value="0.00113267464801757">
            <text:p>0.00113267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204">
            <text:p>0.001204</text:p>
          </table:table-cell>
          <table:table-cell table:number-columns-repeated="2" office:value-type="float" office:value="0.001183">
            <text:p>0.001183</text:p>
          </table:table-cell>
          <table:table-cell office:value-type="float" office:value="0.001171">
            <text:p>0.001171</text:p>
          </table:table-cell>
          <table:table-cell office:value-type="float" office:value="0.001149">
            <text:p>0.001149</text:p>
          </table:table-cell>
          <table:table-cell office:value-type="float" office:value="0.001178">
            <text:p>0.001178</text:p>
          </table:table-cell>
          <table:table-cell office:value-type="float" office:value="0.001232">
            <text:p>0.001232</text:p>
          </table:table-cell>
          <table:table-cell office:value-type="float" office:value="0.001218">
            <text:p>0.001218</text:p>
          </table:table-cell>
          <table:table-cell office:value-type="float" office:value="0.001189">
            <text:p>0.001189</text:p>
          </table:table-cell>
          <table:table-cell office:value-type="float" office:value="0.001228">
            <text:p>0.001228</text:p>
          </table:table-cell>
          <table:table-cell office:value-type="float" office:value="0.001166">
            <text:p>0.001166</text:p>
          </table:table-cell>
          <table:table-cell office:value-type="float" office:value="0.001178">
            <text:p>0.001178</text:p>
          </table:table-cell>
          <table:table-cell office:value-type="float" office:value="0.001175">
            <text:p>0.001175</text:p>
          </table:table-cell>
          <table:table-cell office:value-type="float" office:value="0.001176">
            <text:p>0.001176</text:p>
          </table:table-cell>
          <table:table-cell office:value-type="float" office:value="0.001165">
            <text:p>0.001165</text:p>
          </table:table-cell>
          <table:table-cell office:value-type="float" office:value="0.001131">
            <text:p>0.001131</text:p>
          </table:table-cell>
          <table:table-cell office:value-type="float" office:value="0.001178">
            <text:p>0.001178</text:p>
          </table:table-cell>
          <table:table-cell office:value-type="float" office:value="0.001167">
            <text:p>0.001167</text:p>
          </table:table-cell>
          <table:table-cell table:number-columns-repeated="3" office:value-type="float" office:value="0.001166">
            <text:p>0.001166</text:p>
          </table:table-cell>
          <table:table-cell office:value-type="float" office:value="0.001216">
            <text:p>0.001216</text:p>
          </table:table-cell>
          <table:table-cell office:value-type="float" office:value="0.001124">
            <text:p>0.001124</text:p>
          </table:table-cell>
          <table:table-cell office:value-type="float" office:value="0.001221">
            <text:p>0.001221</text:p>
          </table:table-cell>
          <table:table-cell office:value-type="float" office:value="0.00126">
            <text:p>0.00126</text:p>
          </table:table-cell>
          <table:table-cell office:value-type="float" office:value="0.001197">
            <text:p>0.001197</text:p>
          </table:table-cell>
          <table:table-cell office:value-type="float" office:value="0.001222">
            <text:p>0.001222</text:p>
          </table:table-cell>
          <table:table-cell office:value-type="float" office:value="0.001169">
            <text:p>0.001169</text:p>
          </table:table-cell>
          <table:table-cell office:value-type="float" office:value="0.001181">
            <text:p>0.001181</text:p>
          </table:table-cell>
          <table:table-cell office:value-type="float" office:value="0.001108">
            <text:p>0.001108</text:p>
          </table:table-cell>
          <table:table-cell table:formula="of:=AVERAGE([.B22:.AE22])" office:value-type="float" office:value="0.00118223333333333">
            <text:p>0.0011822333</text:p>
          </table:table-cell>
          <table:table-cell table:formula="of:=VAR([.B22:.AE22])" office:value-type="float" office:value="0.00000000108701264367816">
            <text:p>1.08701264367816E-009</text:p>
          </table:table-cell>
          <table:table-cell table:formula="of:=STDEV([.B22:.AE22])" office:value-type="float" office:value="0.0000329698747901499">
            <text:p>3.29698747901499E-005</text:p>
          </table:table-cell>
          <table:table-cell table:formula="of:=CONFIDENCE(0.95;[.AH22];30)" office:value-type="float" office:value="0.000000377460192017376">
            <text:p>3.77460192017376E-007</text:p>
          </table:table-cell>
          <table:table-cell table:formula="of:=[.AF22]+[.AI22]" office:value-type="float" office:value="0.00118261079352535">
            <text:p>0.0011826108</text:p>
          </table:table-cell>
          <table:table-cell table:formula="of:=[.AF22]-[.AI22]" office:value-type="float" office:value="0.00118185587314132">
            <text:p>0.001181855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192">
            <text:p>0.001192</text:p>
          </table:table-cell>
          <table:table-cell office:value-type="float" office:value="0.001245">
            <text:p>0.001245</text:p>
          </table:table-cell>
          <table:table-cell office:value-type="float" office:value="0.001241">
            <text:p>0.001241</text:p>
          </table:table-cell>
          <table:table-cell office:value-type="float" office:value="0.001313">
            <text:p>0.001313</text:p>
          </table:table-cell>
          <table:table-cell office:value-type="float" office:value="0.001308">
            <text:p>0.001308</text:p>
          </table:table-cell>
          <table:table-cell office:value-type="float" office:value="0.001211">
            <text:p>0.001211</text:p>
          </table:table-cell>
          <table:table-cell office:value-type="float" office:value="0.001262">
            <text:p>0.001262</text:p>
          </table:table-cell>
          <table:table-cell office:value-type="float" office:value="0.001255">
            <text:p>0.001255</text:p>
          </table:table-cell>
          <table:table-cell office:value-type="float" office:value="0.001339">
            <text:p>0.001339</text:p>
          </table:table-cell>
          <table:table-cell office:value-type="float" office:value="0.001286">
            <text:p>0.001286</text:p>
          </table:table-cell>
          <table:table-cell office:value-type="float" office:value="0.001206">
            <text:p>0.001206</text:p>
          </table:table-cell>
          <table:table-cell office:value-type="float" office:value="0.001235">
            <text:p>0.001235</text:p>
          </table:table-cell>
          <table:table-cell office:value-type="float" office:value="0.00127">
            <text:p>0.00127</text:p>
          </table:table-cell>
          <table:table-cell office:value-type="float" office:value="0.001297">
            <text:p>0.001297</text:p>
          </table:table-cell>
          <table:table-cell office:value-type="float" office:value="0.001266">
            <text:p>0.001266</text:p>
          </table:table-cell>
          <table:table-cell office:value-type="float" office:value="0.0013">
            <text:p>0.0013</text:p>
          </table:table-cell>
          <table:table-cell office:value-type="float" office:value="0.001229">
            <text:p>0.001229</text:p>
          </table:table-cell>
          <table:table-cell office:value-type="float" office:value="0.001191">
            <text:p>0.001191</text:p>
          </table:table-cell>
          <table:table-cell office:value-type="float" office:value="0.001222">
            <text:p>0.001222</text:p>
          </table:table-cell>
          <table:table-cell office:value-type="float" office:value="0.001313">
            <text:p>0.001313</text:p>
          </table:table-cell>
          <table:table-cell office:value-type="float" office:value="0.001262">
            <text:p>0.001262</text:p>
          </table:table-cell>
          <table:table-cell office:value-type="float" office:value="0.001244">
            <text:p>0.001244</text:p>
          </table:table-cell>
          <table:table-cell office:value-type="float" office:value="0.001273">
            <text:p>0.001273</text:p>
          </table:table-cell>
          <table:table-cell office:value-type="float" office:value="0.001253">
            <text:p>0.001253</text:p>
          </table:table-cell>
          <table:table-cell office:value-type="float" office:value="0.00123">
            <text:p>0.00123</text:p>
          </table:table-cell>
          <table:table-cell office:value-type="float" office:value="0.001212">
            <text:p>0.001212</text:p>
          </table:table-cell>
          <table:table-cell office:value-type="float" office:value="0.001206">
            <text:p>0.001206</text:p>
          </table:table-cell>
          <table:table-cell office:value-type="float" office:value="0.001318">
            <text:p>0.001318</text:p>
          </table:table-cell>
          <table:table-cell office:value-type="float" office:value="0.0013">
            <text:p>0.0013</text:p>
          </table:table-cell>
          <table:table-cell office:value-type="float" office:value="0.001285">
            <text:p>0.001285</text:p>
          </table:table-cell>
          <table:table-cell table:formula="of:=AVERAGE([.B23:.AE23])" office:value-type="float" office:value="0.0012588">
            <text:p>0.0012588</text:p>
          </table:table-cell>
          <table:table-cell table:formula="of:=VAR([.B23:.AE23])" office:value-type="float" office:value="0.00000000167016551724138">
            <text:p>1.67016551724138E-009</text:p>
          </table:table-cell>
          <table:table-cell table:formula="of:=STDEV([.B23:.AE23])" office:value-type="float" office:value="0.0000408676585730254">
            <text:p>4.08676585730254E-005</text:p>
          </table:table-cell>
          <table:table-cell table:formula="of:=CONFIDENCE(0.95;[.AH23];30)" office:value-type="float" office:value="0.000000467879066889372">
            <text:p>4.67879066889372E-007</text:p>
          </table:table-cell>
          <table:table-cell table:formula="of:=[.AF23]+[.AI23]" office:value-type="float" office:value="0.00125926787906689">
            <text:p>0.0012592679</text:p>
          </table:table-cell>
          <table:table-cell table:formula="of:=[.AF23]-[.AI23]" office:value-type="float" office:value="0.00125833212093311">
            <text:p>0.00125833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343">
            <text:p>0.001343</text:p>
          </table:table-cell>
          <table:table-cell office:value-type="float" office:value="0.001303">
            <text:p>0.001303</text:p>
          </table:table-cell>
          <table:table-cell office:value-type="float" office:value="0.001362">
            <text:p>0.001362</text:p>
          </table:table-cell>
          <table:table-cell office:value-type="float" office:value="0.001408">
            <text:p>0.001408</text:p>
          </table:table-cell>
          <table:table-cell office:value-type="float" office:value="0.001395">
            <text:p>0.001395</text:p>
          </table:table-cell>
          <table:table-cell office:value-type="float" office:value="0.001411">
            <text:p>0.001411</text:p>
          </table:table-cell>
          <table:table-cell office:value-type="float" office:value="0.001308">
            <text:p>0.001308</text:p>
          </table:table-cell>
          <table:table-cell office:value-type="float" office:value="0.001264">
            <text:p>0.001264</text:p>
          </table:table-cell>
          <table:table-cell office:value-type="float" office:value="0.001313">
            <text:p>0.001313</text:p>
          </table:table-cell>
          <table:table-cell office:value-type="float" office:value="0.001307">
            <text:p>0.001307</text:p>
          </table:table-cell>
          <table:table-cell office:value-type="float" office:value="0.001321">
            <text:p>0.001321</text:p>
          </table:table-cell>
          <table:table-cell office:value-type="float" office:value="0.001319">
            <text:p>0.001319</text:p>
          </table:table-cell>
          <table:table-cell office:value-type="float" office:value="0.001373">
            <text:p>0.001373</text:p>
          </table:table-cell>
          <table:table-cell office:value-type="float" office:value="0.001356">
            <text:p>0.001356</text:p>
          </table:table-cell>
          <table:table-cell office:value-type="float" office:value="0.001279">
            <text:p>0.001279</text:p>
          </table:table-cell>
          <table:table-cell office:value-type="float" office:value="0.001329">
            <text:p>0.001329</text:p>
          </table:table-cell>
          <table:table-cell office:value-type="float" office:value="0.001307">
            <text:p>0.001307</text:p>
          </table:table-cell>
          <table:table-cell office:value-type="float" office:value="0.001312">
            <text:p>0.001312</text:p>
          </table:table-cell>
          <table:table-cell office:value-type="float" office:value="0.001286">
            <text:p>0.001286</text:p>
          </table:table-cell>
          <table:table-cell office:value-type="float" office:value="0.001303">
            <text:p>0.001303</text:p>
          </table:table-cell>
          <table:table-cell office:value-type="float" office:value="0.001355">
            <text:p>0.001355</text:p>
          </table:table-cell>
          <table:table-cell office:value-type="float" office:value="0.001296">
            <text:p>0.001296</text:p>
          </table:table-cell>
          <table:table-cell office:value-type="float" office:value="0.001473">
            <text:p>0.001473</text:p>
          </table:table-cell>
          <table:table-cell office:value-type="float" office:value="0.001323">
            <text:p>0.001323</text:p>
          </table:table-cell>
          <table:table-cell office:value-type="float" office:value="0.001333">
            <text:p>0.001333</text:p>
          </table:table-cell>
          <table:table-cell office:value-type="float" office:value="0.001369">
            <text:p>0.001369</text:p>
          </table:table-cell>
          <table:table-cell office:value-type="float" office:value="0.001368">
            <text:p>0.001368</text:p>
          </table:table-cell>
          <table:table-cell office:value-type="float" office:value="0.00133">
            <text:p>0.00133</text:p>
          </table:table-cell>
          <table:table-cell office:value-type="float" office:value="0.001301">
            <text:p>0.001301</text:p>
          </table:table-cell>
          <table:table-cell office:value-type="float" office:value="0.001359">
            <text:p>0.001359</text:p>
          </table:table-cell>
          <table:table-cell table:formula="of:=AVERAGE([.B24:.AE24])" office:value-type="float" office:value="0.00133686666666667">
            <text:p>0.0013368667</text:p>
          </table:table-cell>
          <table:table-cell table:formula="of:=VAR([.B24:.AE24])" office:value-type="float" office:value="0.00000000202818850574713">
            <text:p>0.000000002</text:p>
          </table:table-cell>
          <table:table-cell table:formula="of:=STDEV([.B24:.AE24])" office:value-type="float" office:value="0.0000450354139066927">
            <text:p>4.50354139066927E-005</text:p>
          </table:table-cell>
          <table:table-cell table:formula="of:=CONFIDENCE(0.95;[.AH24];30)" office:value-type="float" office:value="0.000000515594192850283">
            <text:p>5.15594192850283E-007</text:p>
          </table:table-cell>
          <table:table-cell table:formula="of:=[.AF24]+[.AI24]" office:value-type="float" office:value="0.00133738226085952">
            <text:p>0.0013373823</text:p>
          </table:table-cell>
          <table:table-cell table:formula="of:=[.AF24]-[.AI24]" office:value-type="float" office:value="0.00133635107247382">
            <text:p>0.00133635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34">
            <text:p>0.00134</text:p>
          </table:table-cell>
          <table:table-cell office:value-type="float" office:value="0.001362">
            <text:p>0.001362</text:p>
          </table:table-cell>
          <table:table-cell office:value-type="float" office:value="0.001368">
            <text:p>0.001368</text:p>
          </table:table-cell>
          <table:table-cell office:value-type="float" office:value="0.001378">
            <text:p>0.001378</text:p>
          </table:table-cell>
          <table:table-cell office:value-type="float" office:value="0.001368">
            <text:p>0.001368</text:p>
          </table:table-cell>
          <table:table-cell office:value-type="float" office:value="0.00134">
            <text:p>0.00134</text:p>
          </table:table-cell>
          <table:table-cell office:value-type="float" office:value="0.00136">
            <text:p>0.00136</text:p>
          </table:table-cell>
          <table:table-cell office:value-type="float" office:value="0.001378">
            <text:p>0.001378</text:p>
          </table:table-cell>
          <table:table-cell office:value-type="float" office:value="0.001293">
            <text:p>0.001293</text:p>
          </table:table-cell>
          <table:table-cell office:value-type="float" office:value="0.001398">
            <text:p>0.001398</text:p>
          </table:table-cell>
          <table:table-cell office:value-type="float" office:value="0.001362">
            <text:p>0.001362</text:p>
          </table:table-cell>
          <table:table-cell office:value-type="float" office:value="0.001351">
            <text:p>0.001351</text:p>
          </table:table-cell>
          <table:table-cell office:value-type="float" office:value="0.001379">
            <text:p>0.001379</text:p>
          </table:table-cell>
          <table:table-cell office:value-type="float" office:value="0.001375">
            <text:p>0.001375</text:p>
          </table:table-cell>
          <table:table-cell office:value-type="float" office:value="0.001427">
            <text:p>0.001427</text:p>
          </table:table-cell>
          <table:table-cell office:value-type="float" office:value="0.001393">
            <text:p>0.001393</text:p>
          </table:table-cell>
          <table:table-cell office:value-type="float" office:value="0.001348">
            <text:p>0.001348</text:p>
          </table:table-cell>
          <table:table-cell office:value-type="float" office:value="0.001414">
            <text:p>0.001414</text:p>
          </table:table-cell>
          <table:table-cell office:value-type="float" office:value="0.001453">
            <text:p>0.001453</text:p>
          </table:table-cell>
          <table:table-cell office:value-type="float" office:value="0.001448">
            <text:p>0.001448</text:p>
          </table:table-cell>
          <table:table-cell office:value-type="float" office:value="0.001375">
            <text:p>0.001375</text:p>
          </table:table-cell>
          <table:table-cell office:value-type="float" office:value="0.001357">
            <text:p>0.001357</text:p>
          </table:table-cell>
          <table:table-cell office:value-type="float" office:value="0.001373">
            <text:p>0.001373</text:p>
          </table:table-cell>
          <table:table-cell office:value-type="float" office:value="0.001356">
            <text:p>0.001356</text:p>
          </table:table-cell>
          <table:table-cell office:value-type="float" office:value="0.001417">
            <text:p>0.001417</text:p>
          </table:table-cell>
          <table:table-cell office:value-type="float" office:value="0.001439">
            <text:p>0.001439</text:p>
          </table:table-cell>
          <table:table-cell office:value-type="float" office:value="0.001441">
            <text:p>0.001441</text:p>
          </table:table-cell>
          <table:table-cell office:value-type="float" office:value="0.00143">
            <text:p>0.00143</text:p>
          </table:table-cell>
          <table:table-cell office:value-type="float" office:value="0.001371">
            <text:p>0.001371</text:p>
          </table:table-cell>
          <table:table-cell office:value-type="float" office:value="0.001341">
            <text:p>0.001341</text:p>
          </table:table-cell>
          <table:table-cell table:formula="of:=AVERAGE([.B25:.AE25])" office:value-type="float" office:value="0.00138116666666667">
            <text:p>0.0013811667</text:p>
          </table:table-cell>
          <table:table-cell table:formula="of:=VAR([.B25:.AE25])" office:value-type="float" office:value="0.00000000143538505747126">
            <text:p>1.43538505747126E-009</text:p>
          </table:table-cell>
          <table:table-cell table:formula="of:=STDEV([.B25:.AE25])" office:value-type="float" office:value="0.0000378864759178162">
            <text:p>3.78864759178162E-005</text:p>
          </table:table-cell>
          <table:table-cell table:formula="of:=CONFIDENCE(0.95;[.AH25];30)" office:value-type="float" office:value="0.000000433748583087524">
            <text:p>4.33748583087524E-007</text:p>
          </table:table-cell>
          <table:table-cell table:formula="of:=[.AF25]+[.AI25]" office:value-type="float" office:value="0.00138160041524975">
            <text:p>0.0013816004</text:p>
          </table:table-cell>
          <table:table-cell table:formula="of:=[.AF25]-[.AI25]" office:value-type="float" office:value="0.00138073291808358">
            <text:p>0.00138073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421">
            <text:p>0.001421</text:p>
          </table:table-cell>
          <table:table-cell office:value-type="float" office:value="0.00143">
            <text:p>0.00143</text:p>
          </table:table-cell>
          <table:table-cell office:value-type="float" office:value="0.001386">
            <text:p>0.001386</text:p>
          </table:table-cell>
          <table:table-cell office:value-type="float" office:value="0.001437">
            <text:p>0.001437</text:p>
          </table:table-cell>
          <table:table-cell office:value-type="float" office:value="0.001526">
            <text:p>0.001526</text:p>
          </table:table-cell>
          <table:table-cell office:value-type="float" office:value="0.00142">
            <text:p>0.00142</text:p>
          </table:table-cell>
          <table:table-cell office:value-type="float" office:value="0.001436">
            <text:p>0.001436</text:p>
          </table:table-cell>
          <table:table-cell office:value-type="float" office:value="0.001402">
            <text:p>0.001402</text:p>
          </table:table-cell>
          <table:table-cell office:value-type="float" office:value="0.001516">
            <text:p>0.001516</text:p>
          </table:table-cell>
          <table:table-cell office:value-type="float" office:value="0.001449">
            <text:p>0.001449</text:p>
          </table:table-cell>
          <table:table-cell office:value-type="float" office:value="0.001429">
            <text:p>0.001429</text:p>
          </table:table-cell>
          <table:table-cell office:value-type="float" office:value="0.001439">
            <text:p>0.001439</text:p>
          </table:table-cell>
          <table:table-cell office:value-type="float" office:value="0.00139">
            <text:p>0.00139</text:p>
          </table:table-cell>
          <table:table-cell office:value-type="float" office:value="0.001437">
            <text:p>0.001437</text:p>
          </table:table-cell>
          <table:table-cell office:value-type="float" office:value="0.001436">
            <text:p>0.001436</text:p>
          </table:table-cell>
          <table:table-cell office:value-type="float" office:value="0.001426">
            <text:p>0.001426</text:p>
          </table:table-cell>
          <table:table-cell office:value-type="float" office:value="0.00149">
            <text:p>0.00149</text:p>
          </table:table-cell>
          <table:table-cell office:value-type="float" office:value="0.001427">
            <text:p>0.001427</text:p>
          </table:table-cell>
          <table:table-cell office:value-type="float" office:value="0.001435">
            <text:p>0.001435</text:p>
          </table:table-cell>
          <table:table-cell office:value-type="float" office:value="0.001423">
            <text:p>0.001423</text:p>
          </table:table-cell>
          <table:table-cell office:value-type="float" office:value="0.001441">
            <text:p>0.001441</text:p>
          </table:table-cell>
          <table:table-cell office:value-type="float" office:value="0.001469">
            <text:p>0.001469</text:p>
          </table:table-cell>
          <table:table-cell office:value-type="float" office:value="0.001471">
            <text:p>0.001471</text:p>
          </table:table-cell>
          <table:table-cell office:value-type="float" office:value="0.001352">
            <text:p>0.001352</text:p>
          </table:table-cell>
          <table:table-cell office:value-type="float" office:value="0.001375">
            <text:p>0.001375</text:p>
          </table:table-cell>
          <table:table-cell office:value-type="float" office:value="0.00138">
            <text:p>0.00138</text:p>
          </table:table-cell>
          <table:table-cell office:value-type="float" office:value="0.001418">
            <text:p>0.001418</text:p>
          </table:table-cell>
          <table:table-cell office:value-type="float" office:value="0.001497">
            <text:p>0.001497</text:p>
          </table:table-cell>
          <table:table-cell office:value-type="float" office:value="0.001475">
            <text:p>0.001475</text:p>
          </table:table-cell>
          <table:table-cell office:value-type="float" office:value="0.001401">
            <text:p>0.001401</text:p>
          </table:table-cell>
          <table:table-cell table:formula="of:=AVERAGE([.B26:.AE26])" office:value-type="float" office:value="0.00143446666666667">
            <text:p>0.0014344667</text:p>
          </table:table-cell>
          <table:table-cell table:formula="of:=VAR([.B26:.AE26])" office:value-type="float" office:value="0.00000000162956781609195">
            <text:p>1.62956781609195E-009</text:p>
          </table:table-cell>
          <table:table-cell table:formula="of:=STDEV([.B26:.AE26])" office:value-type="float" office:value="0.0000403679057679731">
            <text:p>4.03679057679731E-005</text:p>
          </table:table-cell>
          <table:table-cell table:formula="of:=CONFIDENCE(0.95;[.AH26];30)" office:value-type="float" office:value="0.000000462157577470412">
            <text:p>4.62157577470412E-007</text:p>
          </table:table-cell>
          <table:table-cell table:formula="of:=[.AF26]+[.AI26]" office:value-type="float" office:value="0.00143492882424414">
            <text:p>0.0014349288</text:p>
          </table:table-cell>
          <table:table-cell table:formula="of:=[.AF26]-[.AI26]" office:value-type="float" office:value="0.0014340045090892">
            <text:p>0.00143400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424">
            <text:p>0.001424</text:p>
          </table:table-cell>
          <table:table-cell office:value-type="float" office:value="0.001435">
            <text:p>0.001435</text:p>
          </table:table-cell>
          <table:table-cell office:value-type="float" office:value="0.001439">
            <text:p>0.001439</text:p>
          </table:table-cell>
          <table:table-cell office:value-type="float" office:value="0.001469">
            <text:p>0.001469</text:p>
          </table:table-cell>
          <table:table-cell office:value-type="float" office:value="0.001407">
            <text:p>0.001407</text:p>
          </table:table-cell>
          <table:table-cell office:value-type="float" office:value="0.001423">
            <text:p>0.001423</text:p>
          </table:table-cell>
          <table:table-cell office:value-type="float" office:value="0.001507">
            <text:p>0.001507</text:p>
          </table:table-cell>
          <table:table-cell office:value-type="float" office:value="0.001492">
            <text:p>0.001492</text:p>
          </table:table-cell>
          <table:table-cell office:value-type="float" office:value="0.001466">
            <text:p>0.001466</text:p>
          </table:table-cell>
          <table:table-cell office:value-type="float" office:value="0.001498">
            <text:p>0.001498</text:p>
          </table:table-cell>
          <table:table-cell office:value-type="float" office:value="0.001509">
            <text:p>0.001509</text:p>
          </table:table-cell>
          <table:table-cell office:value-type="float" office:value="0.001481">
            <text:p>0.001481</text:p>
          </table:table-cell>
          <table:table-cell office:value-type="float" office:value="0.001476">
            <text:p>0.001476</text:p>
          </table:table-cell>
          <table:table-cell office:value-type="float" office:value="0.001425">
            <text:p>0.001425</text:p>
          </table:table-cell>
          <table:table-cell office:value-type="float" office:value="0.001583">
            <text:p>0.001583</text:p>
          </table:table-cell>
          <table:table-cell office:value-type="float" office:value="0.001445">
            <text:p>0.001445</text:p>
          </table:table-cell>
          <table:table-cell office:value-type="float" office:value="0.001476">
            <text:p>0.001476</text:p>
          </table:table-cell>
          <table:table-cell office:value-type="float" office:value="0.00143">
            <text:p>0.00143</text:p>
          </table:table-cell>
          <table:table-cell office:value-type="float" office:value="0.001412">
            <text:p>0.001412</text:p>
          </table:table-cell>
          <table:table-cell office:value-type="float" office:value="0.001471">
            <text:p>0.001471</text:p>
          </table:table-cell>
          <table:table-cell office:value-type="float" office:value="0.001436">
            <text:p>0.001436</text:p>
          </table:table-cell>
          <table:table-cell office:value-type="float" office:value="0.001443">
            <text:p>0.001443</text:p>
          </table:table-cell>
          <table:table-cell office:value-type="float" office:value="0.001502">
            <text:p>0.001502</text:p>
          </table:table-cell>
          <table:table-cell office:value-type="float" office:value="0.001438">
            <text:p>0.001438</text:p>
          </table:table-cell>
          <table:table-cell office:value-type="float" office:value="0.001481">
            <text:p>0.001481</text:p>
          </table:table-cell>
          <table:table-cell office:value-type="float" office:value="0.001517">
            <text:p>0.001517</text:p>
          </table:table-cell>
          <table:table-cell office:value-type="float" office:value="0.001444">
            <text:p>0.001444</text:p>
          </table:table-cell>
          <table:table-cell office:value-type="float" office:value="0.001447">
            <text:p>0.001447</text:p>
          </table:table-cell>
          <table:table-cell office:value-type="float" office:value="0.001484">
            <text:p>0.001484</text:p>
          </table:table-cell>
          <table:table-cell office:value-type="float" office:value="0.0018">
            <text:p>0.0018</text:p>
          </table:table-cell>
          <table:table-cell table:formula="of:=AVERAGE([.B27:.AE27])" office:value-type="float" office:value="0.00147533333333333">
            <text:p>0.0014753333</text:p>
          </table:table-cell>
          <table:table-cell table:formula="of:=VAR([.B27:.AE27])" office:value-type="float" office:value="0.00000000520491954022989">
            <text:p>5.20491954022989E-009</text:p>
          </table:table-cell>
          <table:table-cell table:formula="of:=STDEV([.B27:.AE27])" office:value-type="float" office:value="0.0000721451283194499">
            <text:p>7.21451283194499E-005</text:p>
          </table:table-cell>
          <table:table-cell table:formula="of:=CONFIDENCE(0.95;[.AH27];30)" office:value-type="float" office:value="0.000000825963524638973">
            <text:p>0.000000826</text:p>
          </table:table-cell>
          <table:table-cell table:formula="of:=[.AF27]+[.AI27]" office:value-type="float" office:value="0.00147615929685797">
            <text:p>0.0014761593</text:p>
          </table:table-cell>
          <table:table-cell table:formula="of:=[.AF27]-[.AI27]" office:value-type="float" office:value="0.00147450736980869">
            <text:p>0.00147450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729">
            <text:p>0.001729</text:p>
          </table:table-cell>
          <table:table-cell office:value-type="float" office:value="0.001734">
            <text:p>0.001734</text:p>
          </table:table-cell>
          <table:table-cell office:value-type="float" office:value="0.001729">
            <text:p>0.001729</text:p>
          </table:table-cell>
          <table:table-cell office:value-type="float" office:value="0.001741">
            <text:p>0.001741</text:p>
          </table:table-cell>
          <table:table-cell office:value-type="float" office:value="0.001703">
            <text:p>0.001703</text:p>
          </table:table-cell>
          <table:table-cell office:value-type="float" office:value="0.00175">
            <text:p>0.00175</text:p>
          </table:table-cell>
          <table:table-cell office:value-type="float" office:value="0.001729">
            <text:p>0.001729</text:p>
          </table:table-cell>
          <table:table-cell office:value-type="float" office:value="0.001739">
            <text:p>0.001739</text:p>
          </table:table-cell>
          <table:table-cell office:value-type="float" office:value="0.001695">
            <text:p>0.001695</text:p>
          </table:table-cell>
          <table:table-cell office:value-type="float" office:value="0.001717">
            <text:p>0.001717</text:p>
          </table:table-cell>
          <table:table-cell office:value-type="float" office:value="0.001682">
            <text:p>0.001682</text:p>
          </table:table-cell>
          <table:table-cell office:value-type="float" office:value="0.001725">
            <text:p>0.001725</text:p>
          </table:table-cell>
          <table:table-cell office:value-type="float" office:value="0.001704">
            <text:p>0.001704</text:p>
          </table:table-cell>
          <table:table-cell office:value-type="float" office:value="0.001708">
            <text:p>0.001708</text:p>
          </table:table-cell>
          <table:table-cell office:value-type="float" office:value="0.001717">
            <text:p>0.001717</text:p>
          </table:table-cell>
          <table:table-cell office:value-type="float" office:value="0.001689">
            <text:p>0.001689</text:p>
          </table:table-cell>
          <table:table-cell office:value-type="float" office:value="0.001728">
            <text:p>0.001728</text:p>
          </table:table-cell>
          <table:table-cell office:value-type="float" office:value="0.001763">
            <text:p>0.001763</text:p>
          </table:table-cell>
          <table:table-cell office:value-type="float" office:value="0.001762">
            <text:p>0.001762</text:p>
          </table:table-cell>
          <table:table-cell office:value-type="float" office:value="0.001818">
            <text:p>0.001818</text:p>
          </table:table-cell>
          <table:table-cell office:value-type="float" office:value="0.001671">
            <text:p>0.001671</text:p>
          </table:table-cell>
          <table:table-cell office:value-type="float" office:value="0.001729">
            <text:p>0.001729</text:p>
          </table:table-cell>
          <table:table-cell office:value-type="float" office:value="0.00165">
            <text:p>0.00165</text:p>
          </table:table-cell>
          <table:table-cell office:value-type="float" office:value="0.001707">
            <text:p>0.001707</text:p>
          </table:table-cell>
          <table:table-cell office:value-type="float" office:value="0.001777">
            <text:p>0.001777</text:p>
          </table:table-cell>
          <table:table-cell office:value-type="float" office:value="0.001692">
            <text:p>0.001692</text:p>
          </table:table-cell>
          <table:table-cell office:value-type="float" office:value="0.00172">
            <text:p>0.00172</text:p>
          </table:table-cell>
          <table:table-cell office:value-type="float" office:value="0.001738">
            <text:p>0.001738</text:p>
          </table:table-cell>
          <table:table-cell office:value-type="float" office:value="0.001702">
            <text:p>0.001702</text:p>
          </table:table-cell>
          <table:table-cell office:value-type="float" office:value="0.001686">
            <text:p>0.001686</text:p>
          </table:table-cell>
          <table:table-cell table:formula="of:=AVERAGE([.B28:.AE28])" office:value-type="float" office:value="0.00172113333333333">
            <text:p>0.0017211333</text:p>
          </table:table-cell>
          <table:table-cell table:formula="of:=VAR([.B28:.AE28])" office:value-type="float" office:value="0.00000000112184367816092">
            <text:p>1.12184367816092E-009</text:p>
          </table:table-cell>
          <table:table-cell table:formula="of:=STDEV([.B28:.AE28])" office:value-type="float" office:value="0.000033493934945911">
            <text:p>3.3493934945911E-005</text:p>
          </table:table-cell>
          <table:table-cell table:formula="of:=CONFIDENCE(0.95;[.AH28];30)" office:value-type="float" office:value="0.000000383459967517929">
            <text:p>3.83459967517929E-007</text:p>
          </table:table-cell>
          <table:table-cell table:formula="of:=[.AF28]+[.AI28]" office:value-type="float" office:value="0.00172151679330085">
            <text:p>0.0017215168</text:p>
          </table:table-cell>
          <table:table-cell table:formula="of:=[.AF28]-[.AI28]" office:value-type="float" office:value="0.00172074987336582">
            <text:p>0.001720749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737">
            <text:p>0.001737</text:p>
          </table:table-cell>
          <table:table-cell office:value-type="float" office:value="0.001719">
            <text:p>0.001719</text:p>
          </table:table-cell>
          <table:table-cell office:value-type="float" office:value="0.001691">
            <text:p>0.001691</text:p>
          </table:table-cell>
          <table:table-cell office:value-type="float" office:value="0.00175">
            <text:p>0.00175</text:p>
          </table:table-cell>
          <table:table-cell office:value-type="float" office:value="0.001755">
            <text:p>0.001755</text:p>
          </table:table-cell>
          <table:table-cell office:value-type="float" office:value="0.001695">
            <text:p>0.001695</text:p>
          </table:table-cell>
          <table:table-cell office:value-type="float" office:value="0.001715">
            <text:p>0.001715</text:p>
          </table:table-cell>
          <table:table-cell office:value-type="float" office:value="0.001737">
            <text:p>0.001737</text:p>
          </table:table-cell>
          <table:table-cell office:value-type="float" office:value="0.001766">
            <text:p>0.001766</text:p>
          </table:table-cell>
          <table:table-cell office:value-type="float" office:value="0.001765">
            <text:p>0.001765</text:p>
          </table:table-cell>
          <table:table-cell office:value-type="float" office:value="0.001796">
            <text:p>0.001796</text:p>
          </table:table-cell>
          <table:table-cell office:value-type="float" office:value="0.00171">
            <text:p>0.00171</text:p>
          </table:table-cell>
          <table:table-cell office:value-type="float" office:value="0.001748">
            <text:p>0.001748</text:p>
          </table:table-cell>
          <table:table-cell office:value-type="float" office:value="0.001703">
            <text:p>0.001703</text:p>
          </table:table-cell>
          <table:table-cell office:value-type="float" office:value="0.001761">
            <text:p>0.001761</text:p>
          </table:table-cell>
          <table:table-cell office:value-type="float" office:value="0.001781">
            <text:p>0.001781</text:p>
          </table:table-cell>
          <table:table-cell office:value-type="float" office:value="0.001851">
            <text:p>0.001851</text:p>
          </table:table-cell>
          <table:table-cell office:value-type="float" office:value="0.00172">
            <text:p>0.00172</text:p>
          </table:table-cell>
          <table:table-cell office:value-type="float" office:value="0.001699">
            <text:p>0.001699</text:p>
          </table:table-cell>
          <table:table-cell office:value-type="float" office:value="0.001762">
            <text:p>0.001762</text:p>
          </table:table-cell>
          <table:table-cell office:value-type="float" office:value="0.001786">
            <text:p>0.001786</text:p>
          </table:table-cell>
          <table:table-cell office:value-type="float" office:value="0.001686">
            <text:p>0.001686</text:p>
          </table:table-cell>
          <table:table-cell office:value-type="float" office:value="0.001748">
            <text:p>0.001748</text:p>
          </table:table-cell>
          <table:table-cell office:value-type="float" office:value="0.001668">
            <text:p>0.001668</text:p>
          </table:table-cell>
          <table:table-cell office:value-type="float" office:value="0.00173">
            <text:p>0.00173</text:p>
          </table:table-cell>
          <table:table-cell office:value-type="float" office:value="0.001701">
            <text:p>0.001701</text:p>
          </table:table-cell>
          <table:table-cell office:value-type="float" office:value="0.001724">
            <text:p>0.001724</text:p>
          </table:table-cell>
          <table:table-cell office:value-type="float" office:value="0.001734">
            <text:p>0.001734</text:p>
          </table:table-cell>
          <table:table-cell office:value-type="float" office:value="0.0017">
            <text:p>0.0017</text:p>
          </table:table-cell>
          <table:table-cell office:value-type="float" office:value="0.001752">
            <text:p>0.001752</text:p>
          </table:table-cell>
          <table:table-cell table:formula="of:=AVERAGE([.B29:.AE29])" office:value-type="float" office:value="0.00173633333333333">
            <text:p>0.0017363333</text:p>
          </table:table-cell>
          <table:table-cell table:formula="of:=VAR([.B29:.AE29])" office:value-type="float" office:value="0.00000000148781609195402">
            <text:p>1.48781609195402E-009</text:p>
          </table:table-cell>
          <table:table-cell table:formula="of:=STDEV([.B29:.AE29])" office:value-type="float" office:value="0.000038572219173312">
            <text:p>3.8572219173312E-005</text:p>
          </table:table-cell>
          <table:table-cell table:formula="of:=CONFIDENCE(0.95;[.AH29];30)" office:value-type="float" office:value="0.000000441599410017914">
            <text:p>4.41599410017914E-007</text:p>
          </table:table-cell>
          <table:table-cell table:formula="of:=[.AF29]+[.AI29]" office:value-type="float" office:value="0.00173677493274335">
            <text:p>0.0017367749</text:p>
          </table:table-cell>
          <table:table-cell table:formula="of:=[.AF29]-[.AI29]" office:value-type="float" office:value="0.00173589173392332">
            <text:p>0.00173589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1748">
            <text:p>0.001748</text:p>
          </table:table-cell>
          <table:table-cell office:value-type="float" office:value="0.001726">
            <text:p>0.001726</text:p>
          </table:table-cell>
          <table:table-cell office:value-type="float" office:value="0.001766">
            <text:p>0.001766</text:p>
          </table:table-cell>
          <table:table-cell office:value-type="float" office:value="0.00174">
            <text:p>0.00174</text:p>
          </table:table-cell>
          <table:table-cell office:value-type="float" office:value="0.001761">
            <text:p>0.001761</text:p>
          </table:table-cell>
          <table:table-cell office:value-type="float" office:value="0.001739">
            <text:p>0.001739</text:p>
          </table:table-cell>
          <table:table-cell office:value-type="float" office:value="0.001752">
            <text:p>0.001752</text:p>
          </table:table-cell>
          <table:table-cell table:number-columns-repeated="2" office:value-type="float" office:value="0.001736">
            <text:p>0.001736</text:p>
          </table:table-cell>
          <table:table-cell office:value-type="float" office:value="0.00176">
            <text:p>0.00176</text:p>
          </table:table-cell>
          <table:table-cell office:value-type="float" office:value="0.001797">
            <text:p>0.001797</text:p>
          </table:table-cell>
          <table:table-cell office:value-type="float" office:value="0.001696">
            <text:p>0.001696</text:p>
          </table:table-cell>
          <table:table-cell office:value-type="float" office:value="0.00173">
            <text:p>0.00173</text:p>
          </table:table-cell>
          <table:table-cell office:value-type="float" office:value="0.001731">
            <text:p>0.001731</text:p>
          </table:table-cell>
          <table:table-cell office:value-type="float" office:value="0.001688">
            <text:p>0.001688</text:p>
          </table:table-cell>
          <table:table-cell office:value-type="float" office:value="0.001784">
            <text:p>0.001784</text:p>
          </table:table-cell>
          <table:table-cell office:value-type="float" office:value="0.0017">
            <text:p>0.0017</text:p>
          </table:table-cell>
          <table:table-cell office:value-type="float" office:value="0.001769">
            <text:p>0.001769</text:p>
          </table:table-cell>
          <table:table-cell office:value-type="float" office:value="0.001795">
            <text:p>0.001795</text:p>
          </table:table-cell>
          <table:table-cell office:value-type="float" office:value="0.001709">
            <text:p>0.001709</text:p>
          </table:table-cell>
          <table:table-cell office:value-type="float" office:value="0.001746">
            <text:p>0.001746</text:p>
          </table:table-cell>
          <table:table-cell office:value-type="float" office:value="0.001794">
            <text:p>0.001794</text:p>
          </table:table-cell>
          <table:table-cell office:value-type="float" office:value="0.001718">
            <text:p>0.001718</text:p>
          </table:table-cell>
          <table:table-cell office:value-type="float" office:value="0.001735">
            <text:p>0.001735</text:p>
          </table:table-cell>
          <table:table-cell office:value-type="float" office:value="0.001742">
            <text:p>0.001742</text:p>
          </table:table-cell>
          <table:table-cell office:value-type="float" office:value="0.001746">
            <text:p>0.001746</text:p>
          </table:table-cell>
          <table:table-cell office:value-type="float" office:value="0.001765">
            <text:p>0.001765</text:p>
          </table:table-cell>
          <table:table-cell office:value-type="float" office:value="0.001743">
            <text:p>0.001743</text:p>
          </table:table-cell>
          <table:table-cell office:value-type="float" office:value="0.001755">
            <text:p>0.001755</text:p>
          </table:table-cell>
          <table:table-cell office:value-type="float" office:value="0.001752">
            <text:p>0.001752</text:p>
          </table:table-cell>
          <table:table-cell table:formula="of:=AVERAGE([.B30:.AE30])" office:value-type="float" office:value="0.0017453">
            <text:p>0.0017453</text:p>
          </table:table-cell>
          <table:table-cell table:formula="of:=VAR([.B30:.AE30])" office:value-type="float" office:value="0.000000000760286206896551">
            <text:p>7.60286206896551E-010</text:p>
          </table:table-cell>
          <table:table-cell table:formula="of:=STDEV([.B30:.AE30])" office:value-type="float" office:value="0.0000275732879232157">
            <text:p>2.75732879232157E-005</text:p>
          </table:table-cell>
          <table:table-cell table:formula="of:=CONFIDENCE(0.95;[.AH30];30)" office:value-type="float" office:value="0.000000315676617527126">
            <text:p>3.15676617527126E-007</text:p>
          </table:table-cell>
          <table:table-cell table:formula="of:=[.AF30]+[.AI30]" office:value-type="float" office:value="0.00174561567661753">
            <text:p>0.0017456157</text:p>
          </table:table-cell>
          <table:table-cell table:formula="of:=[.AF30]-[.AI30]" office:value-type="float" office:value="0.00174498432338247">
            <text:p>0.001744984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1886">
            <text:p>0.001886</text:p>
          </table:table-cell>
          <table:table-cell office:value-type="float" office:value="0.00188">
            <text:p>0.00188</text:p>
          </table:table-cell>
          <table:table-cell office:value-type="float" office:value="0.001925">
            <text:p>0.001925</text:p>
          </table:table-cell>
          <table:table-cell office:value-type="float" office:value="0.001898">
            <text:p>0.001898</text:p>
          </table:table-cell>
          <table:table-cell office:value-type="float" office:value="0.00187">
            <text:p>0.00187</text:p>
          </table:table-cell>
          <table:table-cell table:number-columns-repeated="2" office:value-type="float" office:value="0.001869">
            <text:p>0.001869</text:p>
          </table:table-cell>
          <table:table-cell office:value-type="float" office:value="0.001883">
            <text:p>0.001883</text:p>
          </table:table-cell>
          <table:table-cell office:value-type="float" office:value="0.00194">
            <text:p>0.00194</text:p>
          </table:table-cell>
          <table:table-cell office:value-type="float" office:value="0.001868">
            <text:p>0.001868</text:p>
          </table:table-cell>
          <table:table-cell office:value-type="float" office:value="0.001904">
            <text:p>0.001904</text:p>
          </table:table-cell>
          <table:table-cell office:value-type="float" office:value="0.001996">
            <text:p>0.001996</text:p>
          </table:table-cell>
          <table:table-cell office:value-type="float" office:value="0.001936">
            <text:p>0.001936</text:p>
          </table:table-cell>
          <table:table-cell office:value-type="float" office:value="0.001989">
            <text:p>0.001989</text:p>
          </table:table-cell>
          <table:table-cell office:value-type="float" office:value="0.001913">
            <text:p>0.001913</text:p>
          </table:table-cell>
          <table:table-cell office:value-type="float" office:value="0.001935">
            <text:p>0.001935</text:p>
          </table:table-cell>
          <table:table-cell office:value-type="float" office:value="0.001817">
            <text:p>0.001817</text:p>
          </table:table-cell>
          <table:table-cell office:value-type="float" office:value="0.00182">
            <text:p>0.00182</text:p>
          </table:table-cell>
          <table:table-cell office:value-type="float" office:value="0.001874">
            <text:p>0.001874</text:p>
          </table:table-cell>
          <table:table-cell office:value-type="float" office:value="0.001823">
            <text:p>0.001823</text:p>
          </table:table-cell>
          <table:table-cell office:value-type="float" office:value="0.001814">
            <text:p>0.001814</text:p>
          </table:table-cell>
          <table:table-cell office:value-type="float" office:value="0.001862">
            <text:p>0.001862</text:p>
          </table:table-cell>
          <table:table-cell office:value-type="float" office:value="0.00188">
            <text:p>0.00188</text:p>
          </table:table-cell>
          <table:table-cell office:value-type="float" office:value="0.00182">
            <text:p>0.00182</text:p>
          </table:table-cell>
          <table:table-cell office:value-type="float" office:value="0.001815">
            <text:p>0.001815</text:p>
          </table:table-cell>
          <table:table-cell office:value-type="float" office:value="0.001861">
            <text:p>0.001861</text:p>
          </table:table-cell>
          <table:table-cell office:value-type="float" office:value="0.00182">
            <text:p>0.00182</text:p>
          </table:table-cell>
          <table:table-cell office:value-type="float" office:value="0.001816">
            <text:p>0.001816</text:p>
          </table:table-cell>
          <table:table-cell office:value-type="float" office:value="0.001868">
            <text:p>0.001868</text:p>
          </table:table-cell>
          <table:table-cell office:value-type="float" office:value="0.001864">
            <text:p>0.001864</text:p>
          </table:table-cell>
          <table:table-cell table:formula="of:=AVERAGE([.B31:.AE31])" office:value-type="float" office:value="0.00187716666666667">
            <text:p>0.0018771667</text:p>
          </table:table-cell>
          <table:table-cell table:formula="of:=VAR([.B31:.AE31])" office:value-type="float" office:value="0.00000000245579885057471">
            <text:p>2.45579885057471E-009</text:p>
          </table:table-cell>
          <table:table-cell table:formula="of:=STDEV([.B31:.AE31])" office:value-type="float" office:value="0.0000495560172993624">
            <text:p>0.000049556</text:p>
          </table:table-cell>
          <table:table-cell table:formula="of:=CONFIDENCE(0.95;[.AH31];30)" office:value-type="float" office:value="0.000000567348948835627">
            <text:p>5.67348948835627E-007</text:p>
          </table:table-cell>
          <table:table-cell table:formula="of:=[.AF31]+[.AI31]" office:value-type="float" office:value="0.0018777340156155">
            <text:p>0.001877734</text:p>
          </table:table-cell>
          <table:table-cell table:formula="of:=[.AF31]-[.AI31]" office:value-type="float" office:value="0.00187659931771783">
            <text:p>0.001876599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1923">
            <text:p>0.001923</text:p>
          </table:table-cell>
          <table:table-cell office:value-type="float" office:value="0.001922">
            <text:p>0.001922</text:p>
          </table:table-cell>
          <table:table-cell office:value-type="float" office:value="0.001905">
            <text:p>0.001905</text:p>
          </table:table-cell>
          <table:table-cell office:value-type="float" office:value="0.001935">
            <text:p>0.001935</text:p>
          </table:table-cell>
          <table:table-cell office:value-type="float" office:value="0.001842">
            <text:p>0.001842</text:p>
          </table:table-cell>
          <table:table-cell office:value-type="float" office:value="0.001889">
            <text:p>0.001889</text:p>
          </table:table-cell>
          <table:table-cell office:value-type="float" office:value="0.0019">
            <text:p>0.0019</text:p>
          </table:table-cell>
          <table:table-cell office:value-type="float" office:value="0.001959">
            <text:p>0.001959</text:p>
          </table:table-cell>
          <table:table-cell office:value-type="float" office:value="0.001885">
            <text:p>0.001885</text:p>
          </table:table-cell>
          <table:table-cell office:value-type="float" office:value="0.001958">
            <text:p>0.001958</text:p>
          </table:table-cell>
          <table:table-cell office:value-type="float" office:value="0.001918">
            <text:p>0.001918</text:p>
          </table:table-cell>
          <table:table-cell office:value-type="float" office:value="0.001936">
            <text:p>0.001936</text:p>
          </table:table-cell>
          <table:table-cell office:value-type="float" office:value="0.001944">
            <text:p>0.001944</text:p>
          </table:table-cell>
          <table:table-cell office:value-type="float" office:value="0.001894">
            <text:p>0.001894</text:p>
          </table:table-cell>
          <table:table-cell office:value-type="float" office:value="0.001881">
            <text:p>0.001881</text:p>
          </table:table-cell>
          <table:table-cell office:value-type="float" office:value="0.001869">
            <text:p>0.001869</text:p>
          </table:table-cell>
          <table:table-cell office:value-type="float" office:value="0.001891">
            <text:p>0.001891</text:p>
          </table:table-cell>
          <table:table-cell office:value-type="float" office:value="0.001904">
            <text:p>0.001904</text:p>
          </table:table-cell>
          <table:table-cell office:value-type="float" office:value="0.001947">
            <text:p>0.001947</text:p>
          </table:table-cell>
          <table:table-cell office:value-type="float" office:value="0.001937">
            <text:p>0.001937</text:p>
          </table:table-cell>
          <table:table-cell office:value-type="float" office:value="0.00195">
            <text:p>0.00195</text:p>
          </table:table-cell>
          <table:table-cell office:value-type="float" office:value="0.001937">
            <text:p>0.001937</text:p>
          </table:table-cell>
          <table:table-cell office:value-type="float" office:value="0.001835">
            <text:p>0.001835</text:p>
          </table:table-cell>
          <table:table-cell office:value-type="float" office:value="0.001987">
            <text:p>0.001987</text:p>
          </table:table-cell>
          <table:table-cell office:value-type="float" office:value="0.001971">
            <text:p>0.001971</text:p>
          </table:table-cell>
          <table:table-cell office:value-type="float" office:value="0.001954">
            <text:p>0.001954</text:p>
          </table:table-cell>
          <table:table-cell office:value-type="float" office:value="0.00194">
            <text:p>0.00194</text:p>
          </table:table-cell>
          <table:table-cell office:value-type="float" office:value="0.001932">
            <text:p>0.001932</text:p>
          </table:table-cell>
          <table:table-cell office:value-type="float" office:value="0.001903">
            <text:p>0.001903</text:p>
          </table:table-cell>
          <table:table-cell office:value-type="float" office:value="0.001985">
            <text:p>0.001985</text:p>
          </table:table-cell>
          <table:table-cell table:formula="of:=AVERAGE([.B32:.AE32])" office:value-type="float" office:value="0.0019211">
            <text:p>0.0019211</text:p>
          </table:table-cell>
          <table:table-cell table:formula="of:=VAR([.B32:.AE32])" office:value-type="float" office:value="0.00000000143202413793104">
            <text:p>1.43202413793104E-009</text:p>
          </table:table-cell>
          <table:table-cell table:formula="of:=STDEV([.B32:.AE32])" office:value-type="float" office:value="0.000037842094787829">
            <text:p>3.7842094787829E-005</text:p>
          </table:table-cell>
          <table:table-cell table:formula="of:=CONFIDENCE(0.95;[.AH32];30)" office:value-type="float" office:value="0.000000433240479555026">
            <text:p>4.33240479555026E-007</text:p>
          </table:table-cell>
          <table:table-cell table:formula="of:=[.AF32]+[.AI32]" office:value-type="float" office:value="0.00192153324047956">
            <text:p>0.0019215332</text:p>
          </table:table-cell>
          <table:table-cell table:formula="of:=[.AF32]-[.AI32]" office:value-type="float" office:value="0.00192066675952045">
            <text:p>0.001920666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1944">
            <text:p>0.001944</text:p>
          </table:table-cell>
          <table:table-cell office:value-type="float" office:value="0.001971">
            <text:p>0.001971</text:p>
          </table:table-cell>
          <table:table-cell office:value-type="float" office:value="0.002032">
            <text:p>0.002032</text:p>
          </table:table-cell>
          <table:table-cell office:value-type="float" office:value="0.001954">
            <text:p>0.001954</text:p>
          </table:table-cell>
          <table:table-cell office:value-type="float" office:value="0.001969">
            <text:p>0.001969</text:p>
          </table:table-cell>
          <table:table-cell office:value-type="float" office:value="0.001931">
            <text:p>0.001931</text:p>
          </table:table-cell>
          <table:table-cell office:value-type="float" office:value="0.001925">
            <text:p>0.001925</text:p>
          </table:table-cell>
          <table:table-cell office:value-type="float" office:value="0.001954">
            <text:p>0.001954</text:p>
          </table:table-cell>
          <table:table-cell office:value-type="float" office:value="0.002007">
            <text:p>0.002007</text:p>
          </table:table-cell>
          <table:table-cell office:value-type="float" office:value="0.001967">
            <text:p>0.001967</text:p>
          </table:table-cell>
          <table:table-cell office:value-type="float" office:value="0.00195">
            <text:p>0.00195</text:p>
          </table:table-cell>
          <table:table-cell office:value-type="float" office:value="0.002002">
            <text:p>0.002002</text:p>
          </table:table-cell>
          <table:table-cell office:value-type="float" office:value="0.001944">
            <text:p>0.001944</text:p>
          </table:table-cell>
          <table:table-cell office:value-type="float" office:value="0.001995">
            <text:p>0.001995</text:p>
          </table:table-cell>
          <table:table-cell office:value-type="float" office:value="0.002035">
            <text:p>0.002035</text:p>
          </table:table-cell>
          <table:table-cell office:value-type="float" office:value="0.001922">
            <text:p>0.001922</text:p>
          </table:table-cell>
          <table:table-cell office:value-type="float" office:value="0.002021">
            <text:p>0.002021</text:p>
          </table:table-cell>
          <table:table-cell office:value-type="float" office:value="0.001941">
            <text:p>0.001941</text:p>
          </table:table-cell>
          <table:table-cell office:value-type="float" office:value="0.001918">
            <text:p>0.001918</text:p>
          </table:table-cell>
          <table:table-cell office:value-type="float" office:value="0.001972">
            <text:p>0.001972</text:p>
          </table:table-cell>
          <table:table-cell office:value-type="float" office:value="0.00195">
            <text:p>0.00195</text:p>
          </table:table-cell>
          <table:table-cell office:value-type="float" office:value="0.001941">
            <text:p>0.001941</text:p>
          </table:table-cell>
          <table:table-cell office:value-type="float" office:value="0.002025">
            <text:p>0.002025</text:p>
          </table:table-cell>
          <table:table-cell office:value-type="float" office:value="0.001978">
            <text:p>0.001978</text:p>
          </table:table-cell>
          <table:table-cell office:value-type="float" office:value="0.001876">
            <text:p>0.001876</text:p>
          </table:table-cell>
          <table:table-cell office:value-type="float" office:value="0.002015">
            <text:p>0.002015</text:p>
          </table:table-cell>
          <table:table-cell office:value-type="float" office:value="0.00201">
            <text:p>0.00201</text:p>
          </table:table-cell>
          <table:table-cell office:value-type="float" office:value="0.001885">
            <text:p>0.001885</text:p>
          </table:table-cell>
          <table:table-cell office:value-type="float" office:value="0.001973">
            <text:p>0.001973</text:p>
          </table:table-cell>
          <table:table-cell office:value-type="float" office:value="0.001948">
            <text:p>0.001948</text:p>
          </table:table-cell>
          <table:table-cell table:formula="of:=AVERAGE([.B33:.AE33])" office:value-type="float" office:value="0.00196516666666667">
            <text:p>0.0019651667</text:p>
          </table:table-cell>
          <table:table-cell table:formula="of:=VAR([.B33:.AE33])" office:value-type="float" office:value="0.00000000169552298850575">
            <text:p>1.69552298850575E-009</text:p>
          </table:table-cell>
          <table:table-cell table:formula="of:=STDEV([.B33:.AE33])" office:value-type="float" office:value="0.000041176728725164">
            <text:p>4.1176728725164E-005</text:p>
          </table:table-cell>
          <table:table-cell table:formula="of:=CONFIDENCE(0.95;[.AH33];30)" office:value-type="float" office:value="0.000000471417499465037">
            <text:p>4.71417499465037E-007</text:p>
          </table:table-cell>
          <table:table-cell table:formula="of:=[.AF33]+[.AI33]" office:value-type="float" office:value="0.00196563808416613">
            <text:p>0.0019656381</text:p>
          </table:table-cell>
          <table:table-cell table:formula="of:=[.AF33]-[.AI33]" office:value-type="float" office:value="0.0019646952491672">
            <text:p>0.001964695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215">
            <text:p>0.00215</text:p>
          </table:table-cell>
          <table:table-cell office:value-type="float" office:value="0.002024">
            <text:p>0.002024</text:p>
          </table:table-cell>
          <table:table-cell office:value-type="float" office:value="0.002109">
            <text:p>0.002109</text:p>
          </table:table-cell>
          <table:table-cell office:value-type="float" office:value="0.001989">
            <text:p>0.001989</text:p>
          </table:table-cell>
          <table:table-cell office:value-type="float" office:value="0.002031">
            <text:p>0.002031</text:p>
          </table:table-cell>
          <table:table-cell office:value-type="float" office:value="0.002039">
            <text:p>0.002039</text:p>
          </table:table-cell>
          <table:table-cell office:value-type="float" office:value="0.002047">
            <text:p>0.002047</text:p>
          </table:table-cell>
          <table:table-cell office:value-type="float" office:value="0.002109">
            <text:p>0.002109</text:p>
          </table:table-cell>
          <table:table-cell office:value-type="float" office:value="0.002009">
            <text:p>0.002009</text:p>
          </table:table-cell>
          <table:table-cell office:value-type="float" office:value="0.002049">
            <text:p>0.002049</text:p>
          </table:table-cell>
          <table:table-cell office:value-type="float" office:value="0.002087">
            <text:p>0.002087</text:p>
          </table:table-cell>
          <table:table-cell office:value-type="float" office:value="0.00212">
            <text:p>0.00212</text:p>
          </table:table-cell>
          <table:table-cell office:value-type="float" office:value="0.002043">
            <text:p>0.002043</text:p>
          </table:table-cell>
          <table:table-cell office:value-type="float" office:value="0.002116">
            <text:p>0.002116</text:p>
          </table:table-cell>
          <table:table-cell office:value-type="float" office:value="0.002034">
            <text:p>0.002034</text:p>
          </table:table-cell>
          <table:table-cell office:value-type="float" office:value="0.002059">
            <text:p>0.002059</text:p>
          </table:table-cell>
          <table:table-cell office:value-type="float" office:value="0.002135">
            <text:p>0.002135</text:p>
          </table:table-cell>
          <table:table-cell office:value-type="float" office:value="0.00198">
            <text:p>0.00198</text:p>
          </table:table-cell>
          <table:table-cell office:value-type="float" office:value="0.002064">
            <text:p>0.002064</text:p>
          </table:table-cell>
          <table:table-cell office:value-type="float" office:value="0.002138">
            <text:p>0.002138</text:p>
          </table:table-cell>
          <table:table-cell office:value-type="float" office:value="0.002002">
            <text:p>0.002002</text:p>
          </table:table-cell>
          <table:table-cell office:value-type="float" office:value="0.002041">
            <text:p>0.002041</text:p>
          </table:table-cell>
          <table:table-cell office:value-type="float" office:value="0.002027">
            <text:p>0.002027</text:p>
          </table:table-cell>
          <table:table-cell office:value-type="float" office:value="0.002033">
            <text:p>0.002033</text:p>
          </table:table-cell>
          <table:table-cell office:value-type="float" office:value="0.002072">
            <text:p>0.002072</text:p>
          </table:table-cell>
          <table:table-cell office:value-type="float" office:value="0.002076">
            <text:p>0.002076</text:p>
          </table:table-cell>
          <table:table-cell office:value-type="float" office:value="0.002095">
            <text:p>0.002095</text:p>
          </table:table-cell>
          <table:table-cell office:value-type="float" office:value="0.002082">
            <text:p>0.002082</text:p>
          </table:table-cell>
          <table:table-cell office:value-type="float" office:value="0.002088">
            <text:p>0.002088</text:p>
          </table:table-cell>
          <table:table-cell office:value-type="float" office:value="0.002117">
            <text:p>0.002117</text:p>
          </table:table-cell>
          <table:table-cell table:formula="of:=AVERAGE([.B34:.AE34])" office:value-type="float" office:value="0.0020655">
            <text:p>0.0020655</text:p>
          </table:table-cell>
          <table:table-cell table:formula="of:=VAR([.B34:.AE34])" office:value-type="float" office:value="0.0000000020946724137931">
            <text:p>2.0946724137931E-009</text:p>
          </table:table-cell>
          <table:table-cell table:formula="of:=STDEV([.B34:.AE34])" office:value-type="float" office:value="0.0000457675913042527">
            <text:p>4.57675913042527E-005</text:p>
          </table:table-cell>
          <table:table-cell table:formula="of:=CONFIDENCE(0.95;[.AH34];30)" office:value-type="float" office:value="0.000000523976627507158">
            <text:p>0.000000524</text:p>
          </table:table-cell>
          <table:table-cell table:formula="of:=[.AF34]+[.AI34]" office:value-type="float" office:value="0.00206602397662751">
            <text:p>0.002066024</text:p>
          </table:table-cell>
          <table:table-cell table:formula="of:=[.AF34]-[.AI34]" office:value-type="float" office:value="0.00206497602337249">
            <text:p>0.00206497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2191">
            <text:p>0.002191</text:p>
          </table:table-cell>
          <table:table-cell office:value-type="float" office:value="0.002139">
            <text:p>0.002139</text:p>
          </table:table-cell>
          <table:table-cell office:value-type="float" office:value="0.002037">
            <text:p>0.002037</text:p>
          </table:table-cell>
          <table:table-cell office:value-type="float" office:value="0.002087">
            <text:p>0.002087</text:p>
          </table:table-cell>
          <table:table-cell office:value-type="float" office:value="0.002229">
            <text:p>0.002229</text:p>
          </table:table-cell>
          <table:table-cell office:value-type="float" office:value="0.00211">
            <text:p>0.00211</text:p>
          </table:table-cell>
          <table:table-cell office:value-type="float" office:value="0.002159">
            <text:p>0.002159</text:p>
          </table:table-cell>
          <table:table-cell office:value-type="float" office:value="0.002043">
            <text:p>0.002043</text:p>
          </table:table-cell>
          <table:table-cell office:value-type="float" office:value="0.002097">
            <text:p>0.002097</text:p>
          </table:table-cell>
          <table:table-cell office:value-type="float" office:value="0.002119">
            <text:p>0.002119</text:p>
          </table:table-cell>
          <table:table-cell office:value-type="float" office:value="0.002139">
            <text:p>0.002139</text:p>
          </table:table-cell>
          <table:table-cell office:value-type="float" office:value="0.00214">
            <text:p>0.00214</text:p>
          </table:table-cell>
          <table:table-cell office:value-type="float" office:value="0.00205">
            <text:p>0.00205</text:p>
          </table:table-cell>
          <table:table-cell office:value-type="float" office:value="0.002155">
            <text:p>0.002155</text:p>
          </table:table-cell>
          <table:table-cell office:value-type="float" office:value="0.002104">
            <text:p>0.002104</text:p>
          </table:table-cell>
          <table:table-cell office:value-type="float" office:value="0.002137">
            <text:p>0.002137</text:p>
          </table:table-cell>
          <table:table-cell office:value-type="float" office:value="0.002146">
            <text:p>0.002146</text:p>
          </table:table-cell>
          <table:table-cell office:value-type="float" office:value="0.002168">
            <text:p>0.002168</text:p>
          </table:table-cell>
          <table:table-cell office:value-type="float" office:value="0.002237">
            <text:p>0.002237</text:p>
          </table:table-cell>
          <table:table-cell office:value-type="float" office:value="0.002244">
            <text:p>0.002244</text:p>
          </table:table-cell>
          <table:table-cell office:value-type="float" office:value="0.002226">
            <text:p>0.002226</text:p>
          </table:table-cell>
          <table:table-cell office:value-type="float" office:value="0.002174">
            <text:p>0.002174</text:p>
          </table:table-cell>
          <table:table-cell office:value-type="float" office:value="0.002557">
            <text:p>0.002557</text:p>
          </table:table-cell>
          <table:table-cell office:value-type="float" office:value="0.002209">
            <text:p>0.002209</text:p>
          </table:table-cell>
          <table:table-cell office:value-type="float" office:value="0.002156">
            <text:p>0.002156</text:p>
          </table:table-cell>
          <table:table-cell office:value-type="float" office:value="0.002065">
            <text:p>0.002065</text:p>
          </table:table-cell>
          <table:table-cell office:value-type="float" office:value="0.002122">
            <text:p>0.002122</text:p>
          </table:table-cell>
          <table:table-cell office:value-type="float" office:value="0.002204">
            <text:p>0.002204</text:p>
          </table:table-cell>
          <table:table-cell office:value-type="float" office:value="0.002211">
            <text:p>0.002211</text:p>
          </table:table-cell>
          <table:table-cell office:value-type="float" office:value="0.002176">
            <text:p>0.002176</text:p>
          </table:table-cell>
          <table:table-cell table:formula="of:=AVERAGE([.B35:.AE35])" office:value-type="float" office:value="0.00216103333333333">
            <text:p>0.0021610333</text:p>
          </table:table-cell>
          <table:table-cell table:formula="of:=VAR([.B35:.AE35])" office:value-type="float" office:value="0.00000000890155057471264">
            <text:p>8.90155057471264E-009</text:p>
          </table:table-cell>
          <table:table-cell table:formula="of:=STDEV([.B35:.AE35])" office:value-type="float" office:value="0.000094348028992198">
            <text:p>0.000094348</text:p>
          </table:table-cell>
          <table:table-cell table:formula="of:=CONFIDENCE(0.95;[.AH35];30)" office:value-type="float" office:value="0.00000108015651762486">
            <text:p>1.08015651762486E-006</text:p>
          </table:table-cell>
          <table:table-cell table:formula="of:=[.AF35]+[.AI35]" office:value-type="float" office:value="0.00216211348985096">
            <text:p>0.0021621135</text:p>
          </table:table-cell>
          <table:table-cell table:formula="of:=[.AF35]-[.AI35]" office:value-type="float" office:value="0.00215995317681571">
            <text:p>0.002159953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2275">
            <text:p>0.002275</text:p>
          </table:table-cell>
          <table:table-cell office:value-type="float" office:value="0.002265">
            <text:p>0.002265</text:p>
          </table:table-cell>
          <table:table-cell office:value-type="float" office:value="0.002257">
            <text:p>0.002257</text:p>
          </table:table-cell>
          <table:table-cell office:value-type="float" office:value="0.002267">
            <text:p>0.002267</text:p>
          </table:table-cell>
          <table:table-cell office:value-type="float" office:value="0.002241">
            <text:p>0.002241</text:p>
          </table:table-cell>
          <table:table-cell office:value-type="float" office:value="0.002252">
            <text:p>0.002252</text:p>
          </table:table-cell>
          <table:table-cell office:value-type="float" office:value="0.002232">
            <text:p>0.002232</text:p>
          </table:table-cell>
          <table:table-cell office:value-type="float" office:value="0.002243">
            <text:p>0.002243</text:p>
          </table:table-cell>
          <table:table-cell office:value-type="float" office:value="0.002212">
            <text:p>0.002212</text:p>
          </table:table-cell>
          <table:table-cell office:value-type="float" office:value="0.002199">
            <text:p>0.002199</text:p>
          </table:table-cell>
          <table:table-cell office:value-type="float" office:value="0.002195">
            <text:p>0.002195</text:p>
          </table:table-cell>
          <table:table-cell office:value-type="float" office:value="0.002179">
            <text:p>0.002179</text:p>
          </table:table-cell>
          <table:table-cell office:value-type="float" office:value="0.002202">
            <text:p>0.002202</text:p>
          </table:table-cell>
          <table:table-cell office:value-type="float" office:value="0.002162">
            <text:p>0.002162</text:p>
          </table:table-cell>
          <table:table-cell office:value-type="float" office:value="0.002249">
            <text:p>0.002249</text:p>
          </table:table-cell>
          <table:table-cell office:value-type="float" office:value="0.002196">
            <text:p>0.002196</text:p>
          </table:table-cell>
          <table:table-cell office:value-type="float" office:value="0.002189">
            <text:p>0.002189</text:p>
          </table:table-cell>
          <table:table-cell office:value-type="float" office:value="0.002261">
            <text:p>0.002261</text:p>
          </table:table-cell>
          <table:table-cell office:value-type="float" office:value="0.002213">
            <text:p>0.002213</text:p>
          </table:table-cell>
          <table:table-cell office:value-type="float" office:value="0.002229">
            <text:p>0.002229</text:p>
          </table:table-cell>
          <table:table-cell office:value-type="float" office:value="0.002202">
            <text:p>0.002202</text:p>
          </table:table-cell>
          <table:table-cell office:value-type="float" office:value="0.002233">
            <text:p>0.002233</text:p>
          </table:table-cell>
          <table:table-cell office:value-type="float" office:value="0.002235">
            <text:p>0.002235</text:p>
          </table:table-cell>
          <table:table-cell office:value-type="float" office:value="0.002233">
            <text:p>0.002233</text:p>
          </table:table-cell>
          <table:table-cell office:value-type="float" office:value="0.002182">
            <text:p>0.002182</text:p>
          </table:table-cell>
          <table:table-cell office:value-type="float" office:value="0.002153">
            <text:p>0.002153</text:p>
          </table:table-cell>
          <table:table-cell office:value-type="float" office:value="0.002158">
            <text:p>0.002158</text:p>
          </table:table-cell>
          <table:table-cell office:value-type="float" office:value="0.002149">
            <text:p>0.002149</text:p>
          </table:table-cell>
          <table:table-cell office:value-type="float" office:value="0.002158">
            <text:p>0.002158</text:p>
          </table:table-cell>
          <table:table-cell office:value-type="float" office:value="0.002247">
            <text:p>0.002247</text:p>
          </table:table-cell>
          <table:table-cell table:formula="of:=AVERAGE([.B36:.AE36])" office:value-type="float" office:value="0.0022156">
            <text:p>0.0022156</text:p>
          </table:table-cell>
          <table:table-cell table:formula="of:=VAR([.B36:.AE36])" office:value-type="float" office:value="0.00000000141900689655173">
            <text:p>1.41900689655173E-009</text:p>
          </table:table-cell>
          <table:table-cell table:formula="of:=STDEV([.B36:.AE36])" office:value-type="float" office:value="0.0000376697079435417">
            <text:p>3.76697079435417E-005</text:p>
          </table:table-cell>
          <table:table-cell table:formula="of:=CONFIDENCE(0.95;[.AH36];30)" office:value-type="float" office:value="0.000000431266884818615">
            <text:p>4.31266884818615E-007</text:p>
          </table:table-cell>
          <table:table-cell table:formula="of:=[.AF36]+[.AI36]" office:value-type="float" office:value="0.00221603126688482">
            <text:p>0.0022160313</text:p>
          </table:table-cell>
          <table:table-cell table:formula="of:=[.AF36]-[.AI36]" office:value-type="float" office:value="0.00221516873311518">
            <text:p>0.002215168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2221">
            <text:p>0.002221</text:p>
          </table:table-cell>
          <table:table-cell office:value-type="float" office:value="0.002267">
            <text:p>0.002267</text:p>
          </table:table-cell>
          <table:table-cell office:value-type="float" office:value="0.002304">
            <text:p>0.002304</text:p>
          </table:table-cell>
          <table:table-cell office:value-type="float" office:value="0.002359">
            <text:p>0.002359</text:p>
          </table:table-cell>
          <table:table-cell office:value-type="float" office:value="0.002308">
            <text:p>0.002308</text:p>
          </table:table-cell>
          <table:table-cell office:value-type="float" office:value="0.00227">
            <text:p>0.00227</text:p>
          </table:table-cell>
          <table:table-cell office:value-type="float" office:value="0.002278">
            <text:p>0.002278</text:p>
          </table:table-cell>
          <table:table-cell office:value-type="float" office:value="0.002247">
            <text:p>0.002247</text:p>
          </table:table-cell>
          <table:table-cell office:value-type="float" office:value="0.00235">
            <text:p>0.00235</text:p>
          </table:table-cell>
          <table:table-cell office:value-type="float" office:value="0.002293">
            <text:p>0.002293</text:p>
          </table:table-cell>
          <table:table-cell office:value-type="float" office:value="0.002241">
            <text:p>0.002241</text:p>
          </table:table-cell>
          <table:table-cell office:value-type="float" office:value="0.002301">
            <text:p>0.002301</text:p>
          </table:table-cell>
          <table:table-cell office:value-type="float" office:value="0.002279">
            <text:p>0.002279</text:p>
          </table:table-cell>
          <table:table-cell office:value-type="float" office:value="0.002282">
            <text:p>0.002282</text:p>
          </table:table-cell>
          <table:table-cell office:value-type="float" office:value="0.002585">
            <text:p>0.002585</text:p>
          </table:table-cell>
          <table:table-cell office:value-type="float" office:value="0.002287">
            <text:p>0.002287</text:p>
          </table:table-cell>
          <table:table-cell office:value-type="float" office:value="0.002404">
            <text:p>0.002404</text:p>
          </table:table-cell>
          <table:table-cell office:value-type="float" office:value="0.002286">
            <text:p>0.002286</text:p>
          </table:table-cell>
          <table:table-cell office:value-type="float" office:value="0.00226">
            <text:p>0.00226</text:p>
          </table:table-cell>
          <table:table-cell office:value-type="float" office:value="0.002262">
            <text:p>0.002262</text:p>
          </table:table-cell>
          <table:table-cell office:value-type="float" office:value="0.00226">
            <text:p>0.00226</text:p>
          </table:table-cell>
          <table:table-cell office:value-type="float" office:value="0.002355">
            <text:p>0.002355</text:p>
          </table:table-cell>
          <table:table-cell office:value-type="float" office:value="0.002257">
            <text:p>0.002257</text:p>
          </table:table-cell>
          <table:table-cell office:value-type="float" office:value="0.002277">
            <text:p>0.002277</text:p>
          </table:table-cell>
          <table:table-cell office:value-type="float" office:value="0.002244">
            <text:p>0.002244</text:p>
          </table:table-cell>
          <table:table-cell office:value-type="float" office:value="0.002252">
            <text:p>0.002252</text:p>
          </table:table-cell>
          <table:table-cell office:value-type="float" office:value="0.002329">
            <text:p>0.002329</text:p>
          </table:table-cell>
          <table:table-cell office:value-type="float" office:value="0.002365">
            <text:p>0.002365</text:p>
          </table:table-cell>
          <table:table-cell office:value-type="float" office:value="0.002341">
            <text:p>0.002341</text:p>
          </table:table-cell>
          <table:table-cell office:value-type="float" office:value="0.002254">
            <text:p>0.002254</text:p>
          </table:table-cell>
          <table:table-cell table:formula="of:=AVERAGE([.B37:.AE37])" office:value-type="float" office:value="0.0023006">
            <text:p>0.0023006</text:p>
          </table:table-cell>
          <table:table-cell table:formula="of:=VAR([.B37:.AE37])" office:value-type="float" office:value="0.00000000478017931034483">
            <text:p>4.78017931034483E-009</text:p>
          </table:table-cell>
          <table:table-cell table:formula="of:=STDEV([.B37:.AE37])" office:value-type="float" office:value="0.0000691388408229761">
            <text:p>6.91388408229761E-005</text:p>
          </table:table-cell>
          <table:table-cell table:formula="of:=CONFIDENCE(0.95;[.AH37];30)" office:value-type="float" office:value="0.000000791545624574109">
            <text:p>7.91545624574109E-007</text:p>
          </table:table-cell>
          <table:table-cell table:formula="of:=[.AF37]+[.AI37]" office:value-type="float" office:value="0.00230139154562457">
            <text:p>0.0023013915</text:p>
          </table:table-cell>
          <table:table-cell table:formula="of:=[.AF37]-[.AI37]" office:value-type="float" office:value="0.00229980845437543">
            <text:p>0.002299808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2765">
            <text:p>0.002765</text:p>
          </table:table-cell>
          <table:table-cell office:value-type="float" office:value="0.002734">
            <text:p>0.002734</text:p>
          </table:table-cell>
          <table:table-cell office:value-type="float" office:value="0.002756">
            <text:p>0.002756</text:p>
          </table:table-cell>
          <table:table-cell office:value-type="float" office:value="0.002782">
            <text:p>0.002782</text:p>
          </table:table-cell>
          <table:table-cell office:value-type="float" office:value="0.002732">
            <text:p>0.002732</text:p>
          </table:table-cell>
          <table:table-cell office:value-type="float" office:value="0.002747">
            <text:p>0.002747</text:p>
          </table:table-cell>
          <table:table-cell office:value-type="float" office:value="0.002734">
            <text:p>0.002734</text:p>
          </table:table-cell>
          <table:table-cell office:value-type="float" office:value="0.002821">
            <text:p>0.002821</text:p>
          </table:table-cell>
          <table:table-cell office:value-type="float" office:value="0.0027">
            <text:p>0.0027</text:p>
          </table:table-cell>
          <table:table-cell office:value-type="float" office:value="0.002785">
            <text:p>0.002785</text:p>
          </table:table-cell>
          <table:table-cell office:value-type="float" office:value="0.002851">
            <text:p>0.002851</text:p>
          </table:table-cell>
          <table:table-cell office:value-type="float" office:value="0.002704">
            <text:p>0.002704</text:p>
          </table:table-cell>
          <table:table-cell office:value-type="float" office:value="0.002751">
            <text:p>0.002751</text:p>
          </table:table-cell>
          <table:table-cell office:value-type="float" office:value="0.002653">
            <text:p>0.002653</text:p>
          </table:table-cell>
          <table:table-cell office:value-type="float" office:value="0.002717">
            <text:p>0.002717</text:p>
          </table:table-cell>
          <table:table-cell office:value-type="float" office:value="0.002667">
            <text:p>0.002667</text:p>
          </table:table-cell>
          <table:table-cell office:value-type="float" office:value="0.002731">
            <text:p>0.002731</text:p>
          </table:table-cell>
          <table:table-cell office:value-type="float" office:value="0.002694">
            <text:p>0.002694</text:p>
          </table:table-cell>
          <table:table-cell office:value-type="float" office:value="0.00271">
            <text:p>0.00271</text:p>
          </table:table-cell>
          <table:table-cell office:value-type="float" office:value="0.002761">
            <text:p>0.002761</text:p>
          </table:table-cell>
          <table:table-cell office:value-type="float" office:value="0.00277">
            <text:p>0.00277</text:p>
          </table:table-cell>
          <table:table-cell office:value-type="float" office:value="0.002701">
            <text:p>0.002701</text:p>
          </table:table-cell>
          <table:table-cell office:value-type="float" office:value="0.002748">
            <text:p>0.002748</text:p>
          </table:table-cell>
          <table:table-cell office:value-type="float" office:value="0.002734">
            <text:p>0.002734</text:p>
          </table:table-cell>
          <table:table-cell office:value-type="float" office:value="0.002756">
            <text:p>0.002756</text:p>
          </table:table-cell>
          <table:table-cell office:value-type="float" office:value="0.002641">
            <text:p>0.002641</text:p>
          </table:table-cell>
          <table:table-cell office:value-type="float" office:value="0.002779">
            <text:p>0.002779</text:p>
          </table:table-cell>
          <table:table-cell office:value-type="float" office:value="0.002823">
            <text:p>0.002823</text:p>
          </table:table-cell>
          <table:table-cell office:value-type="float" office:value="0.002803">
            <text:p>0.002803</text:p>
          </table:table-cell>
          <table:table-cell office:value-type="float" office:value="0.00277">
            <text:p>0.00277</text:p>
          </table:table-cell>
          <table:table-cell table:formula="of:=AVERAGE([.B38:.AE38])" office:value-type="float" office:value="0.002744">
            <text:p>0.002744</text:p>
          </table:table-cell>
          <table:table-cell table:formula="of:=VAR([.B38:.AE38])" office:value-type="float" office:value="0.00000000238262068965517">
            <text:p>2.38262068965517E-009</text:p>
          </table:table-cell>
          <table:table-cell table:formula="of:=STDEV([.B38:.AE38])" office:value-type="float" office:value="0.0000488120957310294">
            <text:p>4.88120957310294E-005</text:p>
          </table:table-cell>
          <table:table-cell table:formula="of:=CONFIDENCE(0.95;[.AH38];30)" office:value-type="float" office:value="0.000000558832059408046">
            <text:p>5.58832059408046E-007</text:p>
          </table:table-cell>
          <table:table-cell table:formula="of:=[.AF38]+[.AI38]" office:value-type="float" office:value="0.00274455883205941">
            <text:p>0.0027445588</text:p>
          </table:table-cell>
          <table:table-cell table:formula="of:=[.AF38]-[.AI38]" office:value-type="float" office:value="0.00274344116794059">
            <text:p>0.00274344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2848">
            <text:p>0.002848</text:p>
          </table:table-cell>
          <table:table-cell office:value-type="float" office:value="0.00281">
            <text:p>0.00281</text:p>
          </table:table-cell>
          <table:table-cell office:value-type="float" office:value="0.002797">
            <text:p>0.002797</text:p>
          </table:table-cell>
          <table:table-cell office:value-type="float" office:value="0.002898">
            <text:p>0.002898</text:p>
          </table:table-cell>
          <table:table-cell office:value-type="float" office:value="0.002809">
            <text:p>0.002809</text:p>
          </table:table-cell>
          <table:table-cell office:value-type="float" office:value="0.002871">
            <text:p>0.002871</text:p>
          </table:table-cell>
          <table:table-cell office:value-type="float" office:value="0.002756">
            <text:p>0.002756</text:p>
          </table:table-cell>
          <table:table-cell office:value-type="float" office:value="0.002815">
            <text:p>0.002815</text:p>
          </table:table-cell>
          <table:table-cell office:value-type="float" office:value="0.002873">
            <text:p>0.002873</text:p>
          </table:table-cell>
          <table:table-cell office:value-type="float" office:value="0.002847">
            <text:p>0.002847</text:p>
          </table:table-cell>
          <table:table-cell office:value-type="float" office:value="0.002782">
            <text:p>0.002782</text:p>
          </table:table-cell>
          <table:table-cell office:value-type="float" office:value="0.00287">
            <text:p>0.00287</text:p>
          </table:table-cell>
          <table:table-cell office:value-type="float" office:value="0.002806">
            <text:p>0.002806</text:p>
          </table:table-cell>
          <table:table-cell office:value-type="float" office:value="0.002819">
            <text:p>0.002819</text:p>
          </table:table-cell>
          <table:table-cell office:value-type="float" office:value="0.002872">
            <text:p>0.002872</text:p>
          </table:table-cell>
          <table:table-cell office:value-type="float" office:value="0.002747">
            <text:p>0.002747</text:p>
          </table:table-cell>
          <table:table-cell office:value-type="float" office:value="0.002837">
            <text:p>0.002837</text:p>
          </table:table-cell>
          <table:table-cell office:value-type="float" office:value="0.002884">
            <text:p>0.002884</text:p>
          </table:table-cell>
          <table:table-cell office:value-type="float" office:value="0.002816">
            <text:p>0.002816</text:p>
          </table:table-cell>
          <table:table-cell office:value-type="float" office:value="0.002821">
            <text:p>0.002821</text:p>
          </table:table-cell>
          <table:table-cell office:value-type="float" office:value="0.002789">
            <text:p>0.002789</text:p>
          </table:table-cell>
          <table:table-cell office:value-type="float" office:value="0.002818">
            <text:p>0.002818</text:p>
          </table:table-cell>
          <table:table-cell office:value-type="float" office:value="0.002796">
            <text:p>0.002796</text:p>
          </table:table-cell>
          <table:table-cell office:value-type="float" office:value="0.002929">
            <text:p>0.002929</text:p>
          </table:table-cell>
          <table:table-cell office:value-type="float" office:value="0.002843">
            <text:p>0.002843</text:p>
          </table:table-cell>
          <table:table-cell office:value-type="float" office:value="0.002877">
            <text:p>0.002877</text:p>
          </table:table-cell>
          <table:table-cell office:value-type="float" office:value="0.002848">
            <text:p>0.002848</text:p>
          </table:table-cell>
          <table:table-cell office:value-type="float" office:value="0.002851">
            <text:p>0.002851</text:p>
          </table:table-cell>
          <table:table-cell office:value-type="float" office:value="0.002835">
            <text:p>0.002835</text:p>
          </table:table-cell>
          <table:table-cell office:value-type="float" office:value="0.002788">
            <text:p>0.002788</text:p>
          </table:table-cell>
          <table:table-cell table:formula="of:=AVERAGE([.B39:.AE39])" office:value-type="float" office:value="0.00283173333333333">
            <text:p>0.0028317333</text:p>
          </table:table-cell>
          <table:table-cell table:formula="of:=VAR([.B39:.AE39])" office:value-type="float" office:value="0.00000000174199540229885">
            <text:p>1.74199540229885E-009</text:p>
          </table:table-cell>
          <table:table-cell table:formula="of:=STDEV([.B39:.AE39])" office:value-type="float" office:value="0.0000417372184303033">
            <text:p>4.17372184303033E-005</text:p>
          </table:table-cell>
          <table:table-cell table:formula="of:=CONFIDENCE(0.95;[.AH39];30)" office:value-type="float" office:value="0.000000477834343722779">
            <text:p>4.77834343722779E-007</text:p>
          </table:table-cell>
          <table:table-cell table:formula="of:=[.AF39]+[.AI39]" office:value-type="float" office:value="0.00283221116767706">
            <text:p>0.0028322112</text:p>
          </table:table-cell>
          <table:table-cell table:formula="of:=[.AF39]-[.AI39]" office:value-type="float" office:value="0.00283125549898961">
            <text:p>0.00283125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298">
            <text:p>0.00298</text:p>
          </table:table-cell>
          <table:table-cell office:value-type="float" office:value="0.002948">
            <text:p>0.002948</text:p>
          </table:table-cell>
          <table:table-cell office:value-type="float" office:value="0.002903">
            <text:p>0.002903</text:p>
          </table:table-cell>
          <table:table-cell office:value-type="float" office:value="0.0029">
            <text:p>0.0029</text:p>
          </table:table-cell>
          <table:table-cell office:value-type="float" office:value="0.002893">
            <text:p>0.002893</text:p>
          </table:table-cell>
          <table:table-cell office:value-type="float" office:value="0.002839">
            <text:p>0.002839</text:p>
          </table:table-cell>
          <table:table-cell office:value-type="float" office:value="0.00291">
            <text:p>0.00291</text:p>
          </table:table-cell>
          <table:table-cell office:value-type="float" office:value="0.002915">
            <text:p>0.002915</text:p>
          </table:table-cell>
          <table:table-cell office:value-type="float" office:value="0.002892">
            <text:p>0.002892</text:p>
          </table:table-cell>
          <table:table-cell office:value-type="float" office:value="0.002943">
            <text:p>0.002943</text:p>
          </table:table-cell>
          <table:table-cell office:value-type="float" office:value="0.002959">
            <text:p>0.002959</text:p>
          </table:table-cell>
          <table:table-cell office:value-type="float" office:value="0.002954">
            <text:p>0.002954</text:p>
          </table:table-cell>
          <table:table-cell office:value-type="float" office:value="0.002955">
            <text:p>0.002955</text:p>
          </table:table-cell>
          <table:table-cell office:value-type="float" office:value="0.002896">
            <text:p>0.002896</text:p>
          </table:table-cell>
          <table:table-cell office:value-type="float" office:value="0.002884">
            <text:p>0.002884</text:p>
          </table:table-cell>
          <table:table-cell office:value-type="float" office:value="0.00291">
            <text:p>0.00291</text:p>
          </table:table-cell>
          <table:table-cell office:value-type="float" office:value="0.002968">
            <text:p>0.002968</text:p>
          </table:table-cell>
          <table:table-cell office:value-type="float" office:value="0.00295">
            <text:p>0.00295</text:p>
          </table:table-cell>
          <table:table-cell office:value-type="float" office:value="0.002887">
            <text:p>0.002887</text:p>
          </table:table-cell>
          <table:table-cell office:value-type="float" office:value="0.002928">
            <text:p>0.002928</text:p>
          </table:table-cell>
          <table:table-cell office:value-type="float" office:value="0.002949">
            <text:p>0.002949</text:p>
          </table:table-cell>
          <table:table-cell office:value-type="float" office:value="0.002887">
            <text:p>0.002887</text:p>
          </table:table-cell>
          <table:table-cell office:value-type="float" office:value="0.002858">
            <text:p>0.002858</text:p>
          </table:table-cell>
          <table:table-cell office:value-type="float" office:value="0.002885">
            <text:p>0.002885</text:p>
          </table:table-cell>
          <table:table-cell office:value-type="float" office:value="0.002923">
            <text:p>0.002923</text:p>
          </table:table-cell>
          <table:table-cell office:value-type="float" office:value="0.002887">
            <text:p>0.002887</text:p>
          </table:table-cell>
          <table:table-cell office:value-type="float" office:value="0.002837">
            <text:p>0.002837</text:p>
          </table:table-cell>
          <table:table-cell office:value-type="float" office:value="0.00297">
            <text:p>0.00297</text:p>
          </table:table-cell>
          <table:table-cell office:value-type="float" office:value="0.002871">
            <text:p>0.002871</text:p>
          </table:table-cell>
          <table:table-cell office:value-type="float" office:value="0.00294">
            <text:p>0.00294</text:p>
          </table:table-cell>
          <table:table-cell table:formula="of:=AVERAGE([.B40:.AE40])" office:value-type="float" office:value="0.00291403333333333">
            <text:p>0.0029140333</text:p>
          </table:table-cell>
          <table:table-cell table:formula="of:=VAR([.B40:.AE40])" office:value-type="float" office:value="0.00000000149141264367817">
            <text:p>1.49141264367817E-009</text:p>
          </table:table-cell>
          <table:table-cell table:formula="of:=STDEV([.B40:.AE40])" office:value-type="float" office:value="0.0000386188120438494">
            <text:p>3.86188120438494E-005</text:p>
          </table:table-cell>
          <table:table-cell table:formula="of:=CONFIDENCE(0.95;[.AH40];30)" office:value-type="float" office:value="0.000000442132834969377">
            <text:p>4.42132834969377E-007</text:p>
          </table:table-cell>
          <table:table-cell table:formula="of:=[.AF40]+[.AI40]" office:value-type="float" office:value="0.0029144754661683">
            <text:p>0.0029144755</text:p>
          </table:table-cell>
          <table:table-cell table:formula="of:=[.AF40]-[.AI40]" office:value-type="float" office:value="0.00291359120049836">
            <text:p>0.00291359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3021">
            <text:p>0.003021</text:p>
          </table:table-cell>
          <table:table-cell office:value-type="float" office:value="0.002979">
            <text:p>0.002979</text:p>
          </table:table-cell>
          <table:table-cell office:value-type="float" office:value="0.003018">
            <text:p>0.003018</text:p>
          </table:table-cell>
          <table:table-cell office:value-type="float" office:value="0.003012">
            <text:p>0.003012</text:p>
          </table:table-cell>
          <table:table-cell office:value-type="float" office:value="0.002934">
            <text:p>0.002934</text:p>
          </table:table-cell>
          <table:table-cell office:value-type="float" office:value="0.003008">
            <text:p>0.003008</text:p>
          </table:table-cell>
          <table:table-cell office:value-type="float" office:value="0.00301">
            <text:p>0.00301</text:p>
          </table:table-cell>
          <table:table-cell office:value-type="float" office:value="0.002995">
            <text:p>0.002995</text:p>
          </table:table-cell>
          <table:table-cell office:value-type="float" office:value="0.003065">
            <text:p>0.003065</text:p>
          </table:table-cell>
          <table:table-cell office:value-type="float" office:value="0.00301">
            <text:p>0.00301</text:p>
          </table:table-cell>
          <table:table-cell office:value-type="float" office:value="0.003057">
            <text:p>0.003057</text:p>
          </table:table-cell>
          <table:table-cell office:value-type="float" office:value="0.002991">
            <text:p>0.002991</text:p>
          </table:table-cell>
          <table:table-cell office:value-type="float" office:value="0.003029">
            <text:p>0.003029</text:p>
          </table:table-cell>
          <table:table-cell office:value-type="float" office:value="0.002946">
            <text:p>0.002946</text:p>
          </table:table-cell>
          <table:table-cell office:value-type="float" office:value="0.003068">
            <text:p>0.003068</text:p>
          </table:table-cell>
          <table:table-cell office:value-type="float" office:value="0.002959">
            <text:p>0.002959</text:p>
          </table:table-cell>
          <table:table-cell office:value-type="float" office:value="0.002962">
            <text:p>0.002962</text:p>
          </table:table-cell>
          <table:table-cell office:value-type="float" office:value="0.002938">
            <text:p>0.002938</text:p>
          </table:table-cell>
          <table:table-cell office:value-type="float" office:value="0.002988">
            <text:p>0.002988</text:p>
          </table:table-cell>
          <table:table-cell office:value-type="float" office:value="0.003028">
            <text:p>0.003028</text:p>
          </table:table-cell>
          <table:table-cell office:value-type="float" office:value="0.002954">
            <text:p>0.002954</text:p>
          </table:table-cell>
          <table:table-cell office:value-type="float" office:value="0.003">
            <text:p>0.003</text:p>
          </table:table-cell>
          <table:table-cell office:value-type="float" office:value="0.002935">
            <text:p>0.002935</text:p>
          </table:table-cell>
          <table:table-cell office:value-type="float" office:value="0.002968">
            <text:p>0.002968</text:p>
          </table:table-cell>
          <table:table-cell office:value-type="float" office:value="0.003074">
            <text:p>0.003074</text:p>
          </table:table-cell>
          <table:table-cell office:value-type="float" office:value="0.002929">
            <text:p>0.002929</text:p>
          </table:table-cell>
          <table:table-cell office:value-type="float" office:value="0.003003">
            <text:p>0.003003</text:p>
          </table:table-cell>
          <table:table-cell office:value-type="float" office:value="0.002947">
            <text:p>0.002947</text:p>
          </table:table-cell>
          <table:table-cell office:value-type="float" office:value="0.002999">
            <text:p>0.002999</text:p>
          </table:table-cell>
          <table:table-cell office:value-type="float" office:value="0.002977">
            <text:p>0.002977</text:p>
          </table:table-cell>
          <table:table-cell table:formula="of:=AVERAGE([.B41:.AE41])" office:value-type="float" office:value="0.00299346666666667">
            <text:p>0.0029934667</text:p>
          </table:table-cell>
          <table:table-cell table:formula="of:=VAR([.B41:.AE41])" office:value-type="float" office:value="0.00000000171646436781609">
            <text:p>1.71646436781609E-009</text:p>
          </table:table-cell>
          <table:table-cell table:formula="of:=STDEV([.B41:.AE41])" office:value-type="float" office:value="0.0000414302349476333">
            <text:p>4.14302349476333E-005</text:p>
          </table:table-cell>
          <table:table-cell table:formula="of:=CONFIDENCE(0.95;[.AH41];30)" office:value-type="float" office:value="0.000000474319800672424">
            <text:p>4.74319800672424E-007</text:p>
          </table:table-cell>
          <table:table-cell table:formula="of:=[.AF41]+[.AI41]" office:value-type="float" office:value="0.00299394098646734">
            <text:p>0.002993941</text:p>
          </table:table-cell>
          <table:table-cell table:formula="of:=[.AF41]-[.AI41]" office:value-type="float" office:value="0.00299299234686599">
            <text:p>0.002992992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3045">
            <text:p>0.003045</text:p>
          </table:table-cell>
          <table:table-cell office:value-type="float" office:value="0.003051">
            <text:p>0.003051</text:p>
          </table:table-cell>
          <table:table-cell office:value-type="float" office:value="0.003068">
            <text:p>0.003068</text:p>
          </table:table-cell>
          <table:table-cell office:value-type="float" office:value="0.003056">
            <text:p>0.003056</text:p>
          </table:table-cell>
          <table:table-cell office:value-type="float" office:value="0.003199">
            <text:p>0.003199</text:p>
          </table:table-cell>
          <table:table-cell office:value-type="float" office:value="0.003057">
            <text:p>0.003057</text:p>
          </table:table-cell>
          <table:table-cell office:value-type="float" office:value="0.00303">
            <text:p>0.00303</text:p>
          </table:table-cell>
          <table:table-cell office:value-type="float" office:value="0.003113">
            <text:p>0.003113</text:p>
          </table:table-cell>
          <table:table-cell office:value-type="float" office:value="0.003013">
            <text:p>0.003013</text:p>
          </table:table-cell>
          <table:table-cell office:value-type="float" office:value="0.003106">
            <text:p>0.003106</text:p>
          </table:table-cell>
          <table:table-cell office:value-type="float" office:value="0.003087">
            <text:p>0.003087</text:p>
          </table:table-cell>
          <table:table-cell office:value-type="float" office:value="0.003126">
            <text:p>0.003126</text:p>
          </table:table-cell>
          <table:table-cell office:value-type="float" office:value="0.003043">
            <text:p>0.003043</text:p>
          </table:table-cell>
          <table:table-cell office:value-type="float" office:value="0.002962">
            <text:p>0.002962</text:p>
          </table:table-cell>
          <table:table-cell office:value-type="float" office:value="0.003059">
            <text:p>0.003059</text:p>
          </table:table-cell>
          <table:table-cell office:value-type="float" office:value="0.003031">
            <text:p>0.003031</text:p>
          </table:table-cell>
          <table:table-cell office:value-type="float" office:value="0.002996">
            <text:p>0.002996</text:p>
          </table:table-cell>
          <table:table-cell office:value-type="float" office:value="0.003616">
            <text:p>0.003616</text:p>
          </table:table-cell>
          <table:table-cell office:value-type="float" office:value="0.003096">
            <text:p>0.003096</text:p>
          </table:table-cell>
          <table:table-cell office:value-type="float" office:value="0.003108">
            <text:p>0.003108</text:p>
          </table:table-cell>
          <table:table-cell office:value-type="float" office:value="0.002997">
            <text:p>0.002997</text:p>
          </table:table-cell>
          <table:table-cell office:value-type="float" office:value="0.003031">
            <text:p>0.003031</text:p>
          </table:table-cell>
          <table:table-cell office:value-type="float" office:value="0.003062">
            <text:p>0.003062</text:p>
          </table:table-cell>
          <table:table-cell office:value-type="float" office:value="0.002987">
            <text:p>0.002987</text:p>
          </table:table-cell>
          <table:table-cell office:value-type="float" office:value="0.003047">
            <text:p>0.003047</text:p>
          </table:table-cell>
          <table:table-cell office:value-type="float" office:value="0.003096">
            <text:p>0.003096</text:p>
          </table:table-cell>
          <table:table-cell office:value-type="float" office:value="0.003069">
            <text:p>0.003069</text:p>
          </table:table-cell>
          <table:table-cell office:value-type="float" office:value="0.003041">
            <text:p>0.003041</text:p>
          </table:table-cell>
          <table:table-cell office:value-type="float" office:value="0.00304">
            <text:p>0.00304</text:p>
          </table:table-cell>
          <table:table-cell office:value-type="float" office:value="0.003039">
            <text:p>0.003039</text:p>
          </table:table-cell>
          <table:table-cell table:formula="of:=AVERAGE([.B42:.AE42])" office:value-type="float" office:value="0.0030757">
            <text:p>0.0030757</text:p>
          </table:table-cell>
          <table:table-cell table:formula="of:=VAR([.B42:.AE42])" office:value-type="float" office:value="0.0000000126171827586207">
            <text:p>1.26171827586207E-008</text:p>
          </table:table-cell>
          <table:table-cell table:formula="of:=STDEV([.B42:.AE42])" office:value-type="float" office:value="0.000112326233617177">
            <text:p>0.0001123262</text:p>
          </table:table-cell>
          <table:table-cell table:formula="of:=CONFIDENCE(0.95;[.AH42];30)" office:value-type="float" office:value="0.00000128598249097371">
            <text:p>0.000001286</text:p>
          </table:table-cell>
          <table:table-cell table:formula="of:=[.AF42]+[.AI42]" office:value-type="float" office:value="0.00307698598249097">
            <text:p>0.003076986</text:p>
          </table:table-cell>
          <table:table-cell table:formula="of:=[.AF42]-[.AI42]" office:value-type="float" office:value="0.00307441401750903">
            <text:p>0.00307441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3179">
            <text:p>0.003179</text:p>
          </table:table-cell>
          <table:table-cell office:value-type="float" office:value="0.003117">
            <text:p>0.003117</text:p>
          </table:table-cell>
          <table:table-cell office:value-type="float" office:value="0.003203">
            <text:p>0.003203</text:p>
          </table:table-cell>
          <table:table-cell office:value-type="float" office:value="0.003214">
            <text:p>0.003214</text:p>
          </table:table-cell>
          <table:table-cell office:value-type="float" office:value="0.003225">
            <text:p>0.003225</text:p>
          </table:table-cell>
          <table:table-cell office:value-type="float" office:value="0.003158">
            <text:p>0.003158</text:p>
          </table:table-cell>
          <table:table-cell office:value-type="float" office:value="0.003284">
            <text:p>0.003284</text:p>
          </table:table-cell>
          <table:table-cell office:value-type="float" office:value="0.00321">
            <text:p>0.00321</text:p>
          </table:table-cell>
          <table:table-cell office:value-type="float" office:value="0.003194">
            <text:p>0.003194</text:p>
          </table:table-cell>
          <table:table-cell office:value-type="float" office:value="0.003201">
            <text:p>0.003201</text:p>
          </table:table-cell>
          <table:table-cell office:value-type="float" office:value="0.003138">
            <text:p>0.003138</text:p>
          </table:table-cell>
          <table:table-cell office:value-type="float" office:value="0.003164">
            <text:p>0.003164</text:p>
          </table:table-cell>
          <table:table-cell office:value-type="float" office:value="0.003195">
            <text:p>0.003195</text:p>
          </table:table-cell>
          <table:table-cell office:value-type="float" office:value="0.003782">
            <text:p>0.003782</text:p>
          </table:table-cell>
          <table:table-cell office:value-type="float" office:value="0.003154">
            <text:p>0.003154</text:p>
          </table:table-cell>
          <table:table-cell office:value-type="float" office:value="0.003159">
            <text:p>0.003159</text:p>
          </table:table-cell>
          <table:table-cell office:value-type="float" office:value="0.003295">
            <text:p>0.003295</text:p>
          </table:table-cell>
          <table:table-cell office:value-type="float" office:value="0.003236">
            <text:p>0.003236</text:p>
          </table:table-cell>
          <table:table-cell office:value-type="float" office:value="0.003159">
            <text:p>0.003159</text:p>
          </table:table-cell>
          <table:table-cell office:value-type="float" office:value="0.003248">
            <text:p>0.003248</text:p>
          </table:table-cell>
          <table:table-cell office:value-type="float" office:value="0.003221">
            <text:p>0.003221</text:p>
          </table:table-cell>
          <table:table-cell office:value-type="float" office:value="0.003185">
            <text:p>0.003185</text:p>
          </table:table-cell>
          <table:table-cell office:value-type="float" office:value="0.003137">
            <text:p>0.003137</text:p>
          </table:table-cell>
          <table:table-cell office:value-type="float" office:value="0.0032">
            <text:p>0.0032</text:p>
          </table:table-cell>
          <table:table-cell office:value-type="float" office:value="0.003135">
            <text:p>0.003135</text:p>
          </table:table-cell>
          <table:table-cell office:value-type="float" office:value="0.003216">
            <text:p>0.003216</text:p>
          </table:table-cell>
          <table:table-cell table:number-columns-repeated="2" office:value-type="float" office:value="0.003226">
            <text:p>0.003226</text:p>
          </table:table-cell>
          <table:table-cell office:value-type="float" office:value="0.003512">
            <text:p>0.003512</text:p>
          </table:table-cell>
          <table:table-cell office:value-type="float" office:value="0.003179">
            <text:p>0.003179</text:p>
          </table:table-cell>
          <table:table-cell table:formula="of:=AVERAGE([.B43:.AE43])" office:value-type="float" office:value="0.00322506666666667">
            <text:p>0.0032250667</text:p>
          </table:table-cell>
          <table:table-cell table:formula="of:=VAR([.B43:.AE43])" office:value-type="float" office:value="0.0000000161555816091954">
            <text:p>1.61555816091954E-008</text:p>
          </table:table-cell>
          <table:table-cell table:formula="of:=STDEV([.B43:.AE43])" office:value-type="float" office:value="0.000127104608921925">
            <text:p>0.0001271046</text:p>
          </table:table-cell>
          <table:table-cell table:formula="of:=CONFIDENCE(0.95;[.AH43];30)" office:value-type="float" office:value="0.00000145517477379977">
            <text:p>1.45517477379977E-006</text:p>
          </table:table-cell>
          <table:table-cell table:formula="of:=[.AF43]+[.AI43]" office:value-type="float" office:value="0.00322652184144047">
            <text:p>0.0032265218</text:p>
          </table:table-cell>
          <table:table-cell table:formula="of:=[.AF43]-[.AI43]" office:value-type="float" office:value="0.00322361149189287">
            <text:p>0.003223611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3375">
            <text:p>0.003375</text:p>
          </table:table-cell>
          <table:table-cell office:value-type="float" office:value="0.00331">
            <text:p>0.00331</text:p>
          </table:table-cell>
          <table:table-cell office:value-type="float" office:value="0.003316">
            <text:p>0.003316</text:p>
          </table:table-cell>
          <table:table-cell office:value-type="float" office:value="0.003399">
            <text:p>0.003399</text:p>
          </table:table-cell>
          <table:table-cell office:value-type="float" office:value="0.003437">
            <text:p>0.003437</text:p>
          </table:table-cell>
          <table:table-cell office:value-type="float" office:value="0.00342">
            <text:p>0.00342</text:p>
          </table:table-cell>
          <table:table-cell office:value-type="float" office:value="0.003413">
            <text:p>0.003413</text:p>
          </table:table-cell>
          <table:table-cell office:value-type="float" office:value="0.00332">
            <text:p>0.00332</text:p>
          </table:table-cell>
          <table:table-cell office:value-type="float" office:value="0.003343">
            <text:p>0.003343</text:p>
          </table:table-cell>
          <table:table-cell office:value-type="float" office:value="0.003387">
            <text:p>0.003387</text:p>
          </table:table-cell>
          <table:table-cell office:value-type="float" office:value="0.003278">
            <text:p>0.003278</text:p>
          </table:table-cell>
          <table:table-cell office:value-type="float" office:value="0.003363">
            <text:p>0.003363</text:p>
          </table:table-cell>
          <table:table-cell office:value-type="float" office:value="0.003367">
            <text:p>0.003367</text:p>
          </table:table-cell>
          <table:table-cell office:value-type="float" office:value="0.003438">
            <text:p>0.003438</text:p>
          </table:table-cell>
          <table:table-cell office:value-type="float" office:value="0.003293">
            <text:p>0.003293</text:p>
          </table:table-cell>
          <table:table-cell office:value-type="float" office:value="0.003736">
            <text:p>0.003736</text:p>
          </table:table-cell>
          <table:table-cell office:value-type="float" office:value="0.003338">
            <text:p>0.003338</text:p>
          </table:table-cell>
          <table:table-cell office:value-type="float" office:value="0.003343">
            <text:p>0.003343</text:p>
          </table:table-cell>
          <table:table-cell office:value-type="float" office:value="0.003319">
            <text:p>0.003319</text:p>
          </table:table-cell>
          <table:table-cell office:value-type="float" office:value="0.003265">
            <text:p>0.003265</text:p>
          </table:table-cell>
          <table:table-cell office:value-type="float" office:value="0.003379">
            <text:p>0.003379</text:p>
          </table:table-cell>
          <table:table-cell office:value-type="float" office:value="0.003365">
            <text:p>0.003365</text:p>
          </table:table-cell>
          <table:table-cell office:value-type="float" office:value="0.003295">
            <text:p>0.003295</text:p>
          </table:table-cell>
          <table:table-cell office:value-type="float" office:value="0.003669">
            <text:p>0.003669</text:p>
          </table:table-cell>
          <table:table-cell office:value-type="float" office:value="0.003339">
            <text:p>0.003339</text:p>
          </table:table-cell>
          <table:table-cell office:value-type="float" office:value="0.003337">
            <text:p>0.003337</text:p>
          </table:table-cell>
          <table:table-cell office:value-type="float" office:value="0.003361">
            <text:p>0.003361</text:p>
          </table:table-cell>
          <table:table-cell office:value-type="float" office:value="0.003376">
            <text:p>0.003376</text:p>
          </table:table-cell>
          <table:table-cell office:value-type="float" office:value="0.003314">
            <text:p>0.003314</text:p>
          </table:table-cell>
          <table:table-cell office:value-type="float" office:value="0.003391">
            <text:p>0.003391</text:p>
          </table:table-cell>
          <table:table-cell table:formula="of:=AVERAGE([.B44:.AE44])" office:value-type="float" office:value="0.0033762">
            <text:p>0.0033762</text:p>
          </table:table-cell>
          <table:table-cell table:formula="of:=VAR([.B44:.AE44])" office:value-type="float" office:value="0.00000000992657931034482">
            <text:p>9.92657931034482E-009</text:p>
          </table:table-cell>
          <table:table-cell table:formula="of:=STDEV([.B44:.AE44])" office:value-type="float" office:value="0.000099632220241972">
            <text:p>9.9632220241972E-005</text:p>
          </table:table-cell>
          <table:table-cell table:formula="of:=CONFIDENCE(0.95;[.AH44];30)" office:value-type="float" office:value="0.00000114065331527701">
            <text:p>1.14065331527701E-006</text:p>
          </table:table-cell>
          <table:table-cell table:formula="of:=[.AF44]+[.AI44]" office:value-type="float" office:value="0.00337734065331528">
            <text:p>0.0033773407</text:p>
          </table:table-cell>
          <table:table-cell table:formula="of:=[.AF44]-[.AI44]" office:value-type="float" office:value="0.00337505934668472">
            <text:p>0.003375059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363">
            <text:p>0.00363</text:p>
          </table:table-cell>
          <table:table-cell office:value-type="float" office:value="0.003549">
            <text:p>0.003549</text:p>
          </table:table-cell>
          <table:table-cell office:value-type="float" office:value="0.00359">
            <text:p>0.00359</text:p>
          </table:table-cell>
          <table:table-cell office:value-type="float" office:value="0.003659">
            <text:p>0.003659</text:p>
          </table:table-cell>
          <table:table-cell office:value-type="float" office:value="0.003565">
            <text:p>0.003565</text:p>
          </table:table-cell>
          <table:table-cell office:value-type="float" office:value="0.003735">
            <text:p>0.003735</text:p>
          </table:table-cell>
          <table:table-cell office:value-type="float" office:value="0.003527">
            <text:p>0.003527</text:p>
          </table:table-cell>
          <table:table-cell office:value-type="float" office:value="0.003539">
            <text:p>0.003539</text:p>
          </table:table-cell>
          <table:table-cell office:value-type="float" office:value="0.00371">
            <text:p>0.00371</text:p>
          </table:table-cell>
          <table:table-cell office:value-type="float" office:value="0.003599">
            <text:p>0.003599</text:p>
          </table:table-cell>
          <table:table-cell office:value-type="float" office:value="0.003579">
            <text:p>0.003579</text:p>
          </table:table-cell>
          <table:table-cell office:value-type="float" office:value="0.003618">
            <text:p>0.003618</text:p>
          </table:table-cell>
          <table:table-cell office:value-type="float" office:value="0.003583">
            <text:p>0.003583</text:p>
          </table:table-cell>
          <table:table-cell office:value-type="float" office:value="0.003605">
            <text:p>0.003605</text:p>
          </table:table-cell>
          <table:table-cell office:value-type="float" office:value="0.003601">
            <text:p>0.003601</text:p>
          </table:table-cell>
          <table:table-cell office:value-type="float" office:value="0.003651">
            <text:p>0.003651</text:p>
          </table:table-cell>
          <table:table-cell office:value-type="float" office:value="0.003597">
            <text:p>0.003597</text:p>
          </table:table-cell>
          <table:table-cell office:value-type="float" office:value="0.003833">
            <text:p>0.003833</text:p>
          </table:table-cell>
          <table:table-cell office:value-type="float" office:value="0.0036">
            <text:p>0.0036</text:p>
          </table:table-cell>
          <table:table-cell office:value-type="float" office:value="0.003643">
            <text:p>0.003643</text:p>
          </table:table-cell>
          <table:table-cell office:value-type="float" office:value="0.003752">
            <text:p>0.003752</text:p>
          </table:table-cell>
          <table:table-cell office:value-type="float" office:value="0.003619">
            <text:p>0.003619</text:p>
          </table:table-cell>
          <table:table-cell office:value-type="float" office:value="0.003583">
            <text:p>0.003583</text:p>
          </table:table-cell>
          <table:table-cell office:value-type="float" office:value="0.003616">
            <text:p>0.003616</text:p>
          </table:table-cell>
          <table:table-cell office:value-type="float" office:value="0.003591">
            <text:p>0.003591</text:p>
          </table:table-cell>
          <table:table-cell office:value-type="float" office:value="0.003604">
            <text:p>0.003604</text:p>
          </table:table-cell>
          <table:table-cell office:value-type="float" office:value="0.003609">
            <text:p>0.003609</text:p>
          </table:table-cell>
          <table:table-cell office:value-type="float" office:value="0.003709">
            <text:p>0.003709</text:p>
          </table:table-cell>
          <table:table-cell office:value-type="float" office:value="0.003647">
            <text:p>0.003647</text:p>
          </table:table-cell>
          <table:table-cell office:value-type="float" office:value="0.003546">
            <text:p>0.003546</text:p>
          </table:table-cell>
          <table:table-cell table:formula="of:=AVERAGE([.B45:.AE45])" office:value-type="float" office:value="0.00362296666666667">
            <text:p>0.0036229667</text:p>
          </table:table-cell>
          <table:table-cell table:formula="of:=VAR([.B45:.AE45])" office:value-type="float" office:value="0.00000000458210229885058">
            <text:p>4.58210229885058E-009</text:p>
          </table:table-cell>
          <table:table-cell table:formula="of:=STDEV([.B45:.AE45])" office:value-type="float" office:value="0.0000676912276358656">
            <text:p>6.76912276358656E-005</text:p>
          </table:table-cell>
          <table:table-cell table:formula="of:=CONFIDENCE(0.95;[.AH45];30)" office:value-type="float" office:value="0.000000774972423885556">
            <text:p>0.000000775</text:p>
          </table:table-cell>
          <table:table-cell table:formula="of:=[.AF45]+[.AI45]" office:value-type="float" office:value="0.00362374163909055">
            <text:p>0.0036237416</text:p>
          </table:table-cell>
          <table:table-cell table:formula="of:=[.AF45]-[.AI45]" office:value-type="float" office:value="0.00362219169424278">
            <text:p>0.00362219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371">
            <text:p>0.00371</text:p>
          </table:table-cell>
          <table:table-cell office:value-type="float" office:value="0.003729">
            <text:p>0.003729</text:p>
          </table:table-cell>
          <table:table-cell office:value-type="float" office:value="0.003735">
            <text:p>0.003735</text:p>
          </table:table-cell>
          <table:table-cell office:value-type="float" office:value="0.00369">
            <text:p>0.00369</text:p>
          </table:table-cell>
          <table:table-cell office:value-type="float" office:value="0.00376">
            <text:p>0.00376</text:p>
          </table:table-cell>
          <table:table-cell office:value-type="float" office:value="0.003713">
            <text:p>0.003713</text:p>
          </table:table-cell>
          <table:table-cell office:value-type="float" office:value="0.003773">
            <text:p>0.003773</text:p>
          </table:table-cell>
          <table:table-cell office:value-type="float" office:value="0.003679">
            <text:p>0.003679</text:p>
          </table:table-cell>
          <table:table-cell office:value-type="float" office:value="0.003677">
            <text:p>0.003677</text:p>
          </table:table-cell>
          <table:table-cell office:value-type="float" office:value="0.003699">
            <text:p>0.003699</text:p>
          </table:table-cell>
          <table:table-cell office:value-type="float" office:value="0.003724">
            <text:p>0.003724</text:p>
          </table:table-cell>
          <table:table-cell office:value-type="float" office:value="0.003698">
            <text:p>0.003698</text:p>
          </table:table-cell>
          <table:table-cell office:value-type="float" office:value="0.003689">
            <text:p>0.003689</text:p>
          </table:table-cell>
          <table:table-cell office:value-type="float" office:value="0.003708">
            <text:p>0.003708</text:p>
          </table:table-cell>
          <table:table-cell office:value-type="float" office:value="0.003727">
            <text:p>0.003727</text:p>
          </table:table-cell>
          <table:table-cell office:value-type="float" office:value="0.003737">
            <text:p>0.003737</text:p>
          </table:table-cell>
          <table:table-cell office:value-type="float" office:value="0.003714">
            <text:p>0.003714</text:p>
          </table:table-cell>
          <table:table-cell office:value-type="float" office:value="0.003737">
            <text:p>0.003737</text:p>
          </table:table-cell>
          <table:table-cell office:value-type="float" office:value="0.003724">
            <text:p>0.003724</text:p>
          </table:table-cell>
          <table:table-cell office:value-type="float" office:value="0.003761">
            <text:p>0.003761</text:p>
          </table:table-cell>
          <table:table-cell office:value-type="float" office:value="0.003704">
            <text:p>0.003704</text:p>
          </table:table-cell>
          <table:table-cell office:value-type="float" office:value="0.003751">
            <text:p>0.003751</text:p>
          </table:table-cell>
          <table:table-cell office:value-type="float" office:value="0.003781">
            <text:p>0.003781</text:p>
          </table:table-cell>
          <table:table-cell office:value-type="float" office:value="0.003839">
            <text:p>0.003839</text:p>
          </table:table-cell>
          <table:table-cell office:value-type="float" office:value="0.003846">
            <text:p>0.003846</text:p>
          </table:table-cell>
          <table:table-cell office:value-type="float" office:value="0.003759">
            <text:p>0.003759</text:p>
          </table:table-cell>
          <table:table-cell office:value-type="float" office:value="0.003761">
            <text:p>0.003761</text:p>
          </table:table-cell>
          <table:table-cell office:value-type="float" office:value="0.003691">
            <text:p>0.003691</text:p>
          </table:table-cell>
          <table:table-cell office:value-type="float" office:value="0.003755">
            <text:p>0.003755</text:p>
          </table:table-cell>
          <table:table-cell office:value-type="float" office:value="0.003687">
            <text:p>0.003687</text:p>
          </table:table-cell>
          <table:table-cell table:formula="of:=AVERAGE([.B46:.AE46])" office:value-type="float" office:value="0.00373193333333333">
            <text:p>0.0037319333</text:p>
          </table:table-cell>
          <table:table-cell table:formula="of:=VAR([.B46:.AE46])" office:value-type="float" office:value="0.00000000175034022988506">
            <text:p>1.75034022988506E-009</text:p>
          </table:table-cell>
          <table:table-cell table:formula="of:=STDEV([.B46:.AE46])" office:value-type="float" office:value="0.0000418370676539962">
            <text:p>4.18370676539962E-005</text:p>
          </table:table-cell>
          <table:table-cell table:formula="of:=CONFIDENCE(0.95;[.AH46];30)" office:value-type="float" office:value="0.000000478977481432212">
            <text:p>0.000000479</text:p>
          </table:table-cell>
          <table:table-cell table:formula="of:=[.AF46]+[.AI46]" office:value-type="float" office:value="0.00373241231081477">
            <text:p>0.0037324123</text:p>
          </table:table-cell>
          <table:table-cell table:formula="of:=[.AF46]-[.AI46]" office:value-type="float" office:value="0.0037314543558519">
            <text:p>0.003731454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4022">
            <text:p>0.004022</text:p>
          </table:table-cell>
          <table:table-cell office:value-type="float" office:value="0.003826">
            <text:p>0.003826</text:p>
          </table:table-cell>
          <table:table-cell office:value-type="float" office:value="0.003849">
            <text:p>0.003849</text:p>
          </table:table-cell>
          <table:table-cell office:value-type="float" office:value="0.003761">
            <text:p>0.003761</text:p>
          </table:table-cell>
          <table:table-cell office:value-type="float" office:value="0.003885">
            <text:p>0.003885</text:p>
          </table:table-cell>
          <table:table-cell office:value-type="float" office:value="0.003822">
            <text:p>0.003822</text:p>
          </table:table-cell>
          <table:table-cell office:value-type="float" office:value="0.003839">
            <text:p>0.003839</text:p>
          </table:table-cell>
          <table:table-cell office:value-type="float" office:value="0.003737">
            <text:p>0.003737</text:p>
          </table:table-cell>
          <table:table-cell office:value-type="float" office:value="0.003814">
            <text:p>0.003814</text:p>
          </table:table-cell>
          <table:table-cell office:value-type="float" office:value="0.003849">
            <text:p>0.003849</text:p>
          </table:table-cell>
          <table:table-cell office:value-type="float" office:value="0.00376">
            <text:p>0.00376</text:p>
          </table:table-cell>
          <table:table-cell office:value-type="float" office:value="0.003859">
            <text:p>0.003859</text:p>
          </table:table-cell>
          <table:table-cell office:value-type="float" office:value="0.003831">
            <text:p>0.003831</text:p>
          </table:table-cell>
          <table:table-cell office:value-type="float" office:value="0.003744">
            <text:p>0.003744</text:p>
          </table:table-cell>
          <table:table-cell office:value-type="float" office:value="0.003827">
            <text:p>0.003827</text:p>
          </table:table-cell>
          <table:table-cell office:value-type="float" office:value="0.003809">
            <text:p>0.003809</text:p>
          </table:table-cell>
          <table:table-cell office:value-type="float" office:value="0.003749">
            <text:p>0.003749</text:p>
          </table:table-cell>
          <table:table-cell office:value-type="float" office:value="0.003808">
            <text:p>0.003808</text:p>
          </table:table-cell>
          <table:table-cell office:value-type="float" office:value="0.003812">
            <text:p>0.003812</text:p>
          </table:table-cell>
          <table:table-cell office:value-type="float" office:value="0.003807">
            <text:p>0.003807</text:p>
          </table:table-cell>
          <table:table-cell office:value-type="float" office:value="0.003796">
            <text:p>0.003796</text:p>
          </table:table-cell>
          <table:table-cell office:value-type="float" office:value="0.003814">
            <text:p>0.003814</text:p>
          </table:table-cell>
          <table:table-cell office:value-type="float" office:value="0.003911">
            <text:p>0.003911</text:p>
          </table:table-cell>
          <table:table-cell office:value-type="float" office:value="0.003837">
            <text:p>0.003837</text:p>
          </table:table-cell>
          <table:table-cell office:value-type="float" office:value="0.003778">
            <text:p>0.003778</text:p>
          </table:table-cell>
          <table:table-cell office:value-type="float" office:value="0.003815">
            <text:p>0.003815</text:p>
          </table:table-cell>
          <table:table-cell office:value-type="float" office:value="0.003851">
            <text:p>0.003851</text:p>
          </table:table-cell>
          <table:table-cell office:value-type="float" office:value="0.003766">
            <text:p>0.003766</text:p>
          </table:table-cell>
          <table:table-cell office:value-type="float" office:value="0.003843">
            <text:p>0.003843</text:p>
          </table:table-cell>
          <table:table-cell office:value-type="float" office:value="0.003859">
            <text:p>0.003859</text:p>
          </table:table-cell>
          <table:table-cell table:formula="of:=AVERAGE([.B47:.AE47])" office:value-type="float" office:value="0.00382266666666667">
            <text:p>0.0038226667</text:p>
          </table:table-cell>
          <table:table-cell table:formula="of:=VAR([.B47:.AE47])" office:value-type="float" office:value="0.00000000313133333333333">
            <text:p>3.13133333333333E-009</text:p>
          </table:table-cell>
          <table:table-cell table:formula="of:=STDEV([.B47:.AE47])" office:value-type="float" office:value="0.000055958317820797">
            <text:p>5.5958317820797E-005</text:p>
          </table:table-cell>
          <table:table-cell table:formula="of:=CONFIDENCE(0.95;[.AH47];30)" office:value-type="float" office:value="0.00000064064657582254">
            <text:p>6.4064657582254E-007</text:p>
          </table:table-cell>
          <table:table-cell table:formula="of:=[.AF47]+[.AI47]" office:value-type="float" office:value="0.00382330731324249">
            <text:p>0.0038233073</text:p>
          </table:table-cell>
          <table:table-cell table:formula="of:=[.AF47]-[.AI47]" office:value-type="float" office:value="0.00382202602009084">
            <text:p>0.0038220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3812">
            <text:p>0.003812</text:p>
          </table:table-cell>
          <table:table-cell office:value-type="float" office:value="0.003881">
            <text:p>0.003881</text:p>
          </table:table-cell>
          <table:table-cell office:value-type="float" office:value="0.00387">
            <text:p>0.00387</text:p>
          </table:table-cell>
          <table:table-cell office:value-type="float" office:value="0.003993">
            <text:p>0.003993</text:p>
          </table:table-cell>
          <table:table-cell office:value-type="float" office:value="0.003861">
            <text:p>0.003861</text:p>
          </table:table-cell>
          <table:table-cell office:value-type="float" office:value="0.003884">
            <text:p>0.003884</text:p>
          </table:table-cell>
          <table:table-cell office:value-type="float" office:value="0.003868">
            <text:p>0.003868</text:p>
          </table:table-cell>
          <table:table-cell office:value-type="float" office:value="0.003805">
            <text:p>0.003805</text:p>
          </table:table-cell>
          <table:table-cell office:value-type="float" office:value="0.003908">
            <text:p>0.003908</text:p>
          </table:table-cell>
          <table:table-cell office:value-type="float" office:value="0.003884">
            <text:p>0.003884</text:p>
          </table:table-cell>
          <table:table-cell office:value-type="float" office:value="0.003871">
            <text:p>0.003871</text:p>
          </table:table-cell>
          <table:table-cell office:value-type="float" office:value="0.003879">
            <text:p>0.003879</text:p>
          </table:table-cell>
          <table:table-cell office:value-type="float" office:value="0.003888">
            <text:p>0.003888</text:p>
          </table:table-cell>
          <table:table-cell office:value-type="float" office:value="0.003936">
            <text:p>0.003936</text:p>
          </table:table-cell>
          <table:table-cell table:number-columns-repeated="2" office:value-type="float" office:value="0.003845">
            <text:p>0.003845</text:p>
          </table:table-cell>
          <table:table-cell office:value-type="float" office:value="0.003903">
            <text:p>0.003903</text:p>
          </table:table-cell>
          <table:table-cell office:value-type="float" office:value="0.003833">
            <text:p>0.003833</text:p>
          </table:table-cell>
          <table:table-cell table:number-columns-repeated="2" office:value-type="float" office:value="0.003932">
            <text:p>0.003932</text:p>
          </table:table-cell>
          <table:table-cell office:value-type="float" office:value="0.003895">
            <text:p>0.003895</text:p>
          </table:table-cell>
          <table:table-cell office:value-type="float" office:value="0.003851">
            <text:p>0.003851</text:p>
          </table:table-cell>
          <table:table-cell office:value-type="float" office:value="0.003819">
            <text:p>0.003819</text:p>
          </table:table-cell>
          <table:table-cell office:value-type="float" office:value="0.003845">
            <text:p>0.003845</text:p>
          </table:table-cell>
          <table:table-cell office:value-type="float" office:value="0.003861">
            <text:p>0.003861</text:p>
          </table:table-cell>
          <table:table-cell office:value-type="float" office:value="0.003882">
            <text:p>0.003882</text:p>
          </table:table-cell>
          <table:table-cell office:value-type="float" office:value="0.003902">
            <text:p>0.003902</text:p>
          </table:table-cell>
          <table:table-cell office:value-type="float" office:value="0.003915">
            <text:p>0.003915</text:p>
          </table:table-cell>
          <table:table-cell office:value-type="float" office:value="0.003874">
            <text:p>0.003874</text:p>
          </table:table-cell>
          <table:table-cell office:value-type="float" office:value="0.003886">
            <text:p>0.003886</text:p>
          </table:table-cell>
          <table:table-cell table:formula="of:=AVERAGE([.B48:.AE48])" office:value-type="float" office:value="0.00387866666666667">
            <text:p>0.0038786667</text:p>
          </table:table-cell>
          <table:table-cell table:formula="of:=VAR([.B48:.AE48])" office:value-type="float" office:value="0.0000000016007816091954">
            <text:p>1.6007816091954E-009</text:p>
          </table:table-cell>
          <table:table-cell table:formula="of:=STDEV([.B48:.AE48])" office:value-type="float" office:value="0.0000400097689220445">
            <text:p>4.00097689220445E-005</text:p>
          </table:table-cell>
          <table:table-cell table:formula="of:=CONFIDENCE(0.95;[.AH48];30)" office:value-type="float" office:value="0.00000045805739803409">
            <text:p>4.5805739803409E-007</text:p>
          </table:table-cell>
          <table:table-cell table:formula="of:=[.AF48]+[.AI48]" office:value-type="float" office:value="0.0038791247240647">
            <text:p>0.0038791247</text:p>
          </table:table-cell>
          <table:table-cell table:formula="of:=[.AF48]-[.AI48]" office:value-type="float" office:value="0.00387820860926863">
            <text:p>0.003878208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4263">
            <text:p>0.004263</text:p>
          </table:table-cell>
          <table:table-cell office:value-type="float" office:value="0.004158">
            <text:p>0.004158</text:p>
          </table:table-cell>
          <table:table-cell office:value-type="float" office:value="0.004178">
            <text:p>0.004178</text:p>
          </table:table-cell>
          <table:table-cell office:value-type="float" office:value="0.004162">
            <text:p>0.004162</text:p>
          </table:table-cell>
          <table:table-cell office:value-type="float" office:value="0.004202">
            <text:p>0.004202</text:p>
          </table:table-cell>
          <table:table-cell office:value-type="float" office:value="0.004163">
            <text:p>0.004163</text:p>
          </table:table-cell>
          <table:table-cell office:value-type="float" office:value="0.004141">
            <text:p>0.004141</text:p>
          </table:table-cell>
          <table:table-cell office:value-type="float" office:value="0.004168">
            <text:p>0.004168</text:p>
          </table:table-cell>
          <table:table-cell office:value-type="float" office:value="0.004083">
            <text:p>0.004083</text:p>
          </table:table-cell>
          <table:table-cell office:value-type="float" office:value="0.004124">
            <text:p>0.004124</text:p>
          </table:table-cell>
          <table:table-cell office:value-type="float" office:value="0.004229">
            <text:p>0.004229</text:p>
          </table:table-cell>
          <table:table-cell office:value-type="float" office:value="0.004165">
            <text:p>0.004165</text:p>
          </table:table-cell>
          <table:table-cell office:value-type="float" office:value="0.004214">
            <text:p>0.004214</text:p>
          </table:table-cell>
          <table:table-cell office:value-type="float" office:value="0.004193">
            <text:p>0.004193</text:p>
          </table:table-cell>
          <table:table-cell office:value-type="float" office:value="0.004113">
            <text:p>0.004113</text:p>
          </table:table-cell>
          <table:table-cell office:value-type="float" office:value="0.004173">
            <text:p>0.004173</text:p>
          </table:table-cell>
          <table:table-cell office:value-type="float" office:value="0.004172">
            <text:p>0.004172</text:p>
          </table:table-cell>
          <table:table-cell office:value-type="float" office:value="0.004129">
            <text:p>0.004129</text:p>
          </table:table-cell>
          <table:table-cell office:value-type="float" office:value="0.004164">
            <text:p>0.004164</text:p>
          </table:table-cell>
          <table:table-cell office:value-type="float" office:value="0.004157">
            <text:p>0.004157</text:p>
          </table:table-cell>
          <table:table-cell office:value-type="float" office:value="0.004112">
            <text:p>0.004112</text:p>
          </table:table-cell>
          <table:table-cell office:value-type="float" office:value="0.004164">
            <text:p>0.004164</text:p>
          </table:table-cell>
          <table:table-cell office:value-type="float" office:value="0.004193">
            <text:p>0.004193</text:p>
          </table:table-cell>
          <table:table-cell office:value-type="float" office:value="0.00416">
            <text:p>0.00416</text:p>
          </table:table-cell>
          <table:table-cell office:value-type="float" office:value="0.004145">
            <text:p>0.004145</text:p>
          </table:table-cell>
          <table:table-cell office:value-type="float" office:value="0.004156">
            <text:p>0.004156</text:p>
          </table:table-cell>
          <table:table-cell office:value-type="float" office:value="0.004198">
            <text:p>0.004198</text:p>
          </table:table-cell>
          <table:table-cell office:value-type="float" office:value="0.004182">
            <text:p>0.004182</text:p>
          </table:table-cell>
          <table:table-cell office:value-type="float" office:value="0.004198">
            <text:p>0.004198</text:p>
          </table:table-cell>
          <table:table-cell office:value-type="float" office:value="0.004125">
            <text:p>0.004125</text:p>
          </table:table-cell>
          <table:table-cell table:formula="of:=AVERAGE([.B49:.AE49])" office:value-type="float" office:value="0.00416613333333333">
            <text:p>0.0041661333</text:p>
          </table:table-cell>
          <table:table-cell table:formula="of:=VAR([.B49:.AE49])" office:value-type="float" office:value="0.00000000137177471264367">
            <text:p>1.37177471264367E-009</text:p>
          </table:table-cell>
          <table:table-cell table:formula="of:=STDEV([.B49:.AE49])" office:value-type="float" office:value="0.0000370374771365933">
            <text:p>3.70374771365933E-005</text:p>
          </table:table-cell>
          <table:table-cell table:formula="of:=CONFIDENCE(0.95;[.AH49];30)" office:value-type="float" office:value="0.000000424028702589869">
            <text:p>0.000000424</text:p>
          </table:table-cell>
          <table:table-cell table:formula="of:=[.AF49]+[.AI49]" office:value-type="float" office:value="0.00416655736203592">
            <text:p>0.0041665574</text:p>
          </table:table-cell>
          <table:table-cell table:formula="of:=[.AF49]-[.AI49]" office:value-type="float" office:value="0.00416570930463074">
            <text:p>0.004165709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4128">
            <text:p>0.004128</text:p>
          </table:table-cell>
          <table:table-cell office:value-type="float" office:value="0.004184">
            <text:p>0.004184</text:p>
          </table:table-cell>
          <table:table-cell office:value-type="float" office:value="0.004224">
            <text:p>0.004224</text:p>
          </table:table-cell>
          <table:table-cell office:value-type="float" office:value="0.004345">
            <text:p>0.004345</text:p>
          </table:table-cell>
          <table:table-cell office:value-type="float" office:value="0.004192">
            <text:p>0.004192</text:p>
          </table:table-cell>
          <table:table-cell office:value-type="float" office:value="0.004275">
            <text:p>0.004275</text:p>
          </table:table-cell>
          <table:table-cell office:value-type="float" office:value="0.004233">
            <text:p>0.004233</text:p>
          </table:table-cell>
          <table:table-cell office:value-type="float" office:value="0.004226">
            <text:p>0.004226</text:p>
          </table:table-cell>
          <table:table-cell office:value-type="float" office:value="0.004215">
            <text:p>0.004215</text:p>
          </table:table-cell>
          <table:table-cell office:value-type="float" office:value="0.004277">
            <text:p>0.004277</text:p>
          </table:table-cell>
          <table:table-cell office:value-type="float" office:value="0.004196">
            <text:p>0.004196</text:p>
          </table:table-cell>
          <table:table-cell office:value-type="float" office:value="0.004126">
            <text:p>0.004126</text:p>
          </table:table-cell>
          <table:table-cell office:value-type="float" office:value="0.00418">
            <text:p>0.00418</text:p>
          </table:table-cell>
          <table:table-cell office:value-type="float" office:value="0.004224">
            <text:p>0.004224</text:p>
          </table:table-cell>
          <table:table-cell office:value-type="float" office:value="0.004174">
            <text:p>0.004174</text:p>
          </table:table-cell>
          <table:table-cell office:value-type="float" office:value="0.004265">
            <text:p>0.004265</text:p>
          </table:table-cell>
          <table:table-cell office:value-type="float" office:value="0.004191">
            <text:p>0.004191</text:p>
          </table:table-cell>
          <table:table-cell office:value-type="float" office:value="0.004207">
            <text:p>0.004207</text:p>
          </table:table-cell>
          <table:table-cell office:value-type="float" office:value="0.004166">
            <text:p>0.004166</text:p>
          </table:table-cell>
          <table:table-cell office:value-type="float" office:value="0.004149">
            <text:p>0.004149</text:p>
          </table:table-cell>
          <table:table-cell office:value-type="float" office:value="0.004228">
            <text:p>0.004228</text:p>
          </table:table-cell>
          <table:table-cell office:value-type="float" office:value="0.004227">
            <text:p>0.004227</text:p>
          </table:table-cell>
          <table:table-cell office:value-type="float" office:value="0.004261">
            <text:p>0.004261</text:p>
          </table:table-cell>
          <table:table-cell office:value-type="float" office:value="0.004222">
            <text:p>0.004222</text:p>
          </table:table-cell>
          <table:table-cell office:value-type="float" office:value="0.004236">
            <text:p>0.004236</text:p>
          </table:table-cell>
          <table:table-cell office:value-type="float" office:value="0.00414">
            <text:p>0.00414</text:p>
          </table:table-cell>
          <table:table-cell office:value-type="float" office:value="0.004272">
            <text:p>0.004272</text:p>
          </table:table-cell>
          <table:table-cell office:value-type="float" office:value="0.004208">
            <text:p>0.004208</text:p>
          </table:table-cell>
          <table:table-cell office:value-type="float" office:value="0.004227">
            <text:p>0.004227</text:p>
          </table:table-cell>
          <table:table-cell office:value-type="float" office:value="0.004176">
            <text:p>0.004176</text:p>
          </table:table-cell>
          <table:table-cell table:formula="of:=AVERAGE([.B50:.AE50])" office:value-type="float" office:value="0.00421246666666667">
            <text:p>0.0042124667</text:p>
          </table:table-cell>
          <table:table-cell table:formula="of:=VAR([.B50:.AE50])" office:value-type="float" office:value="0.00000000235894712643678">
            <text:p>2.35894712643678E-009</text:p>
          </table:table-cell>
          <table:table-cell table:formula="of:=STDEV([.B50:.AE50])" office:value-type="float" office:value="0.0000485689934674045">
            <text:p>0.000048569</text:p>
          </table:table-cell>
          <table:table-cell table:formula="of:=CONFIDENCE(0.95;[.AH50];30)" office:value-type="float" office:value="0.000000556048869368905">
            <text:p>0.000000556</text:p>
          </table:table-cell>
          <table:table-cell table:formula="of:=[.AF50]+[.AI50]" office:value-type="float" office:value="0.00421302271553604">
            <text:p>0.0042130227</text:p>
          </table:table-cell>
          <table:table-cell table:formula="of:=[.AF50]-[.AI50]" office:value-type="float" office:value="0.0042119106177973">
            <text:p>0.00421191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4326">
            <text:p>0.004326</text:p>
          </table:table-cell>
          <table:table-cell office:value-type="float" office:value="0.004376">
            <text:p>0.004376</text:p>
          </table:table-cell>
          <table:table-cell office:value-type="float" office:value="0.004279">
            <text:p>0.004279</text:p>
          </table:table-cell>
          <table:table-cell office:value-type="float" office:value="0.00425">
            <text:p>0.00425</text:p>
          </table:table-cell>
          <table:table-cell office:value-type="float" office:value="0.004266">
            <text:p>0.004266</text:p>
          </table:table-cell>
          <table:table-cell office:value-type="float" office:value="0.004279">
            <text:p>0.004279</text:p>
          </table:table-cell>
          <table:table-cell office:value-type="float" office:value="0.004251">
            <text:p>0.004251</text:p>
          </table:table-cell>
          <table:table-cell office:value-type="float" office:value="0.004323">
            <text:p>0.004323</text:p>
          </table:table-cell>
          <table:table-cell office:value-type="float" office:value="0.00423">
            <text:p>0.00423</text:p>
          </table:table-cell>
          <table:table-cell office:value-type="float" office:value="0.004259">
            <text:p>0.004259</text:p>
          </table:table-cell>
          <table:table-cell office:value-type="float" office:value="0.004261">
            <text:p>0.004261</text:p>
          </table:table-cell>
          <table:table-cell office:value-type="float" office:value="0.004323">
            <text:p>0.004323</text:p>
          </table:table-cell>
          <table:table-cell office:value-type="float" office:value="0.004302">
            <text:p>0.004302</text:p>
          </table:table-cell>
          <table:table-cell office:value-type="float" office:value="0.004323">
            <text:p>0.004323</text:p>
          </table:table-cell>
          <table:table-cell office:value-type="float" office:value="0.004378">
            <text:p>0.004378</text:p>
          </table:table-cell>
          <table:table-cell office:value-type="float" office:value="0.004286">
            <text:p>0.004286</text:p>
          </table:table-cell>
          <table:table-cell office:value-type="float" office:value="0.004301">
            <text:p>0.004301</text:p>
          </table:table-cell>
          <table:table-cell office:value-type="float" office:value="0.004326">
            <text:p>0.004326</text:p>
          </table:table-cell>
          <table:table-cell office:value-type="float" office:value="0.004224">
            <text:p>0.004224</text:p>
          </table:table-cell>
          <table:table-cell office:value-type="float" office:value="0.004263">
            <text:p>0.004263</text:p>
          </table:table-cell>
          <table:table-cell office:value-type="float" office:value="0.004204">
            <text:p>0.004204</text:p>
          </table:table-cell>
          <table:table-cell office:value-type="float" office:value="0.004283">
            <text:p>0.004283</text:p>
          </table:table-cell>
          <table:table-cell office:value-type="float" office:value="0.004262">
            <text:p>0.004262</text:p>
          </table:table-cell>
          <table:table-cell office:value-type="float" office:value="0.004323">
            <text:p>0.004323</text:p>
          </table:table-cell>
          <table:table-cell office:value-type="float" office:value="0.004277">
            <text:p>0.004277</text:p>
          </table:table-cell>
          <table:table-cell office:value-type="float" office:value="0.004231">
            <text:p>0.004231</text:p>
          </table:table-cell>
          <table:table-cell office:value-type="float" office:value="0.004228">
            <text:p>0.004228</text:p>
          </table:table-cell>
          <table:table-cell office:value-type="float" office:value="0.004295">
            <text:p>0.004295</text:p>
          </table:table-cell>
          <table:table-cell office:value-type="float" office:value="0.004182">
            <text:p>0.004182</text:p>
          </table:table-cell>
          <table:table-cell office:value-type="float" office:value="0.00431">
            <text:p>0.00431</text:p>
          </table:table-cell>
          <table:table-cell table:formula="of:=AVERAGE([.B51:.AE51])" office:value-type="float" office:value="0.0042807">
            <text:p>0.0042807</text:p>
          </table:table-cell>
          <table:table-cell table:formula="of:=VAR([.B51:.AE51])" office:value-type="float" office:value="0.00000000213835517241379">
            <text:p>2.13835517241379E-009</text:p>
          </table:table-cell>
          <table:table-cell table:formula="of:=STDEV([.B51:.AE51])" office:value-type="float" office:value="0.0000462423525830358">
            <text:p>4.62423525830358E-005</text:p>
          </table:table-cell>
          <table:table-cell table:formula="of:=CONFIDENCE(0.95;[.AH51];30)" office:value-type="float" office:value="0.000000529411997965569">
            <text:p>5.29411997965569E-007</text:p>
          </table:table-cell>
          <table:table-cell table:formula="of:=[.AF51]+[.AI51]" office:value-type="float" office:value="0.00428122941199796">
            <text:p>0.0042812294</text:p>
          </table:table-cell>
          <table:table-cell table:formula="of:=[.AF51]-[.AI51]" office:value-type="float" office:value="0.00428017058800203">
            <text:p>0.00428017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4695">
            <text:p>0.004695</text:p>
          </table:table-cell>
          <table:table-cell office:value-type="float" office:value="0.004772">
            <text:p>0.004772</text:p>
          </table:table-cell>
          <table:table-cell office:value-type="float" office:value="0.004761">
            <text:p>0.004761</text:p>
          </table:table-cell>
          <table:table-cell office:value-type="float" office:value="0.004741">
            <text:p>0.004741</text:p>
          </table:table-cell>
          <table:table-cell office:value-type="float" office:value="0.004758">
            <text:p>0.004758</text:p>
          </table:table-cell>
          <table:table-cell office:value-type="float" office:value="0.004827">
            <text:p>0.004827</text:p>
          </table:table-cell>
          <table:table-cell office:value-type="float" office:value="0.004726">
            <text:p>0.004726</text:p>
          </table:table-cell>
          <table:table-cell office:value-type="float" office:value="0.004741">
            <text:p>0.004741</text:p>
          </table:table-cell>
          <table:table-cell office:value-type="float" office:value="0.004746">
            <text:p>0.004746</text:p>
          </table:table-cell>
          <table:table-cell office:value-type="float" office:value="0.004696">
            <text:p>0.004696</text:p>
          </table:table-cell>
          <table:table-cell office:value-type="float" office:value="0.004796">
            <text:p>0.004796</text:p>
          </table:table-cell>
          <table:table-cell office:value-type="float" office:value="0.004677">
            <text:p>0.004677</text:p>
          </table:table-cell>
          <table:table-cell office:value-type="float" office:value="0.00475">
            <text:p>0.00475</text:p>
          </table:table-cell>
          <table:table-cell office:value-type="float" office:value="0.00477">
            <text:p>0.00477</text:p>
          </table:table-cell>
          <table:table-cell office:value-type="float" office:value="0.004735">
            <text:p>0.004735</text:p>
          </table:table-cell>
          <table:table-cell office:value-type="float" office:value="0.004818">
            <text:p>0.004818</text:p>
          </table:table-cell>
          <table:table-cell office:value-type="float" office:value="0.004742">
            <text:p>0.004742</text:p>
          </table:table-cell>
          <table:table-cell office:value-type="float" office:value="0.004788">
            <text:p>0.004788</text:p>
          </table:table-cell>
          <table:table-cell office:value-type="float" office:value="0.004746">
            <text:p>0.004746</text:p>
          </table:table-cell>
          <table:table-cell office:value-type="float" office:value="0.004737">
            <text:p>0.004737</text:p>
          </table:table-cell>
          <table:table-cell office:value-type="float" office:value="0.004763">
            <text:p>0.004763</text:p>
          </table:table-cell>
          <table:table-cell office:value-type="float" office:value="0.004689">
            <text:p>0.004689</text:p>
          </table:table-cell>
          <table:table-cell office:value-type="float" office:value="0.004764">
            <text:p>0.004764</text:p>
          </table:table-cell>
          <table:table-cell office:value-type="float" office:value="0.004803">
            <text:p>0.004803</text:p>
          </table:table-cell>
          <table:table-cell office:value-type="float" office:value="0.004727">
            <text:p>0.004727</text:p>
          </table:table-cell>
          <table:table-cell office:value-type="float" office:value="0.004816">
            <text:p>0.004816</text:p>
          </table:table-cell>
          <table:table-cell office:value-type="float" office:value="0.00483">
            <text:p>0.00483</text:p>
          </table:table-cell>
          <table:table-cell office:value-type="float" office:value="0.004763">
            <text:p>0.004763</text:p>
          </table:table-cell>
          <table:table-cell office:value-type="float" office:value="0.004729">
            <text:p>0.004729</text:p>
          </table:table-cell>
          <table:table-cell office:value-type="float" office:value="0.00485">
            <text:p>0.00485</text:p>
          </table:table-cell>
          <table:table-cell table:formula="of:=AVERAGE([.B52:.AE52])" office:value-type="float" office:value="0.00475853333333333">
            <text:p>0.0047585333</text:p>
          </table:table-cell>
          <table:table-cell table:formula="of:=VAR([.B52:.AE52])" office:value-type="float" office:value="0.00000000187191264367817">
            <text:p>1.87191264367817E-009</text:p>
          </table:table-cell>
          <table:table-cell table:formula="of:=STDEV([.B52:.AE52])" office:value-type="float" office:value="0.0000432656057819392">
            <text:p>4.32656057819392E-005</text:p>
          </table:table-cell>
          <table:table-cell table:formula="of:=CONFIDENCE(0.95;[.AH52];30)" office:value-type="float" office:value="0.0000004953322986558">
            <text:p>4.953322986558E-007</text:p>
          </table:table-cell>
          <table:table-cell table:formula="of:=[.AF52]+[.AI52]" office:value-type="float" office:value="0.00475902866563199">
            <text:p>0.0047590287</text:p>
          </table:table-cell>
          <table:table-cell table:formula="of:=[.AF52]-[.AI52]" office:value-type="float" office:value="0.00475803800103468">
            <text:p>0.00475803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4843">
            <text:p>0.004843</text:p>
          </table:table-cell>
          <table:table-cell office:value-type="float" office:value="0.004851">
            <text:p>0.004851</text:p>
          </table:table-cell>
          <table:table-cell office:value-type="float" office:value="0.004855">
            <text:p>0.004855</text:p>
          </table:table-cell>
          <table:table-cell office:value-type="float" office:value="0.004854">
            <text:p>0.004854</text:p>
          </table:table-cell>
          <table:table-cell office:value-type="float" office:value="0.004954">
            <text:p>0.004954</text:p>
          </table:table-cell>
          <table:table-cell office:value-type="float" office:value="0.004917">
            <text:p>0.004917</text:p>
          </table:table-cell>
          <table:table-cell office:value-type="float" office:value="0.004941">
            <text:p>0.004941</text:p>
          </table:table-cell>
          <table:table-cell office:value-type="float" office:value="0.004926">
            <text:p>0.004926</text:p>
          </table:table-cell>
          <table:table-cell office:value-type="float" office:value="0.00492">
            <text:p>0.00492</text:p>
          </table:table-cell>
          <table:table-cell office:value-type="float" office:value="0.004933">
            <text:p>0.004933</text:p>
          </table:table-cell>
          <table:table-cell office:value-type="float" office:value="0.004894">
            <text:p>0.004894</text:p>
          </table:table-cell>
          <table:table-cell office:value-type="float" office:value="0.004902">
            <text:p>0.004902</text:p>
          </table:table-cell>
          <table:table-cell office:value-type="float" office:value="0.004878">
            <text:p>0.004878</text:p>
          </table:table-cell>
          <table:table-cell office:value-type="float" office:value="0.004909">
            <text:p>0.004909</text:p>
          </table:table-cell>
          <table:table-cell office:value-type="float" office:value="0.004887">
            <text:p>0.004887</text:p>
          </table:table-cell>
          <table:table-cell office:value-type="float" office:value="0.004955">
            <text:p>0.004955</text:p>
          </table:table-cell>
          <table:table-cell office:value-type="float" office:value="0.004934">
            <text:p>0.004934</text:p>
          </table:table-cell>
          <table:table-cell office:value-type="float" office:value="0.004918">
            <text:p>0.004918</text:p>
          </table:table-cell>
          <table:table-cell office:value-type="float" office:value="0.004886">
            <text:p>0.004886</text:p>
          </table:table-cell>
          <table:table-cell office:value-type="float" office:value="0.005068">
            <text:p>0.005068</text:p>
          </table:table-cell>
          <table:table-cell office:value-type="float" office:value="0.004894">
            <text:p>0.004894</text:p>
          </table:table-cell>
          <table:table-cell office:value-type="float" office:value="0.004871">
            <text:p>0.004871</text:p>
          </table:table-cell>
          <table:table-cell office:value-type="float" office:value="0.004915">
            <text:p>0.004915</text:p>
          </table:table-cell>
          <table:table-cell office:value-type="float" office:value="0.004866">
            <text:p>0.004866</text:p>
          </table:table-cell>
          <table:table-cell office:value-type="float" office:value="0.004913">
            <text:p>0.004913</text:p>
          </table:table-cell>
          <table:table-cell office:value-type="float" office:value="0.004874">
            <text:p>0.004874</text:p>
          </table:table-cell>
          <table:table-cell office:value-type="float" office:value="0.004921">
            <text:p>0.004921</text:p>
          </table:table-cell>
          <table:table-cell office:value-type="float" office:value="0.004992">
            <text:p>0.004992</text:p>
          </table:table-cell>
          <table:table-cell office:value-type="float" office:value="0.004931">
            <text:p>0.004931</text:p>
          </table:table-cell>
          <table:table-cell office:value-type="float" office:value="0.005013">
            <text:p>0.005013</text:p>
          </table:table-cell>
          <table:table-cell table:formula="of:=AVERAGE([.B53:.AE53])" office:value-type="float" office:value="0.00491383333333333">
            <text:p>0.0049138333</text:p>
          </table:table-cell>
          <table:table-cell table:formula="of:=VAR([.B53:.AE53])" office:value-type="float" office:value="0.00000000243235057471265">
            <text:p>2.43235057471265E-009</text:p>
          </table:table-cell>
          <table:table-cell table:formula="of:=STDEV([.B53:.AE53])" office:value-type="float" office:value="0.0000493188663161741">
            <text:p>4.93188663161741E-005</text:p>
          </table:table-cell>
          <table:table-cell table:formula="of:=CONFIDENCE(0.95;[.AH53];30)" office:value-type="float" office:value="0.000000564633892857369">
            <text:p>5.64633892857369E-007</text:p>
          </table:table-cell>
          <table:table-cell table:formula="of:=[.AF53]+[.AI53]" office:value-type="float" office:value="0.00491439796722619">
            <text:p>0.004914398</text:p>
          </table:table-cell>
          <table:table-cell table:formula="of:=[.AF53]-[.AI53]" office:value-type="float" office:value="0.00491326869944048">
            <text:p>0.00491326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5095">
            <text:p>0.005095</text:p>
          </table:table-cell>
          <table:table-cell office:value-type="float" office:value="0.005113">
            <text:p>0.005113</text:p>
          </table:table-cell>
          <table:table-cell office:value-type="float" office:value="0.005095">
            <text:p>0.005095</text:p>
          </table:table-cell>
          <table:table-cell office:value-type="float" office:value="0.005072">
            <text:p>0.005072</text:p>
          </table:table-cell>
          <table:table-cell office:value-type="float" office:value="0.00513">
            <text:p>0.00513</text:p>
          </table:table-cell>
          <table:table-cell office:value-type="float" office:value="0.005115">
            <text:p>0.005115</text:p>
          </table:table-cell>
          <table:table-cell office:value-type="float" office:value="0.005173">
            <text:p>0.005173</text:p>
          </table:table-cell>
          <table:table-cell office:value-type="float" office:value="0.005115">
            <text:p>0.005115</text:p>
          </table:table-cell>
          <table:table-cell office:value-type="float" office:value="0.004955">
            <text:p>0.004955</text:p>
          </table:table-cell>
          <table:table-cell office:value-type="float" office:value="0.005085">
            <text:p>0.005085</text:p>
          </table:table-cell>
          <table:table-cell office:value-type="float" office:value="0.005175">
            <text:p>0.005175</text:p>
          </table:table-cell>
          <table:table-cell office:value-type="float" office:value="0.004985">
            <text:p>0.004985</text:p>
          </table:table-cell>
          <table:table-cell office:value-type="float" office:value="0.005035">
            <text:p>0.005035</text:p>
          </table:table-cell>
          <table:table-cell office:value-type="float" office:value="0.004971">
            <text:p>0.004971</text:p>
          </table:table-cell>
          <table:table-cell office:value-type="float" office:value="0.005077">
            <text:p>0.005077</text:p>
          </table:table-cell>
          <table:table-cell office:value-type="float" office:value="0.005526">
            <text:p>0.005526</text:p>
          </table:table-cell>
          <table:table-cell office:value-type="float" office:value="0.004966">
            <text:p>0.004966</text:p>
          </table:table-cell>
          <table:table-cell office:value-type="float" office:value="0.005049">
            <text:p>0.005049</text:p>
          </table:table-cell>
          <table:table-cell office:value-type="float" office:value="0.005004">
            <text:p>0.005004</text:p>
          </table:table-cell>
          <table:table-cell office:value-type="float" office:value="0.005046">
            <text:p>0.005046</text:p>
          </table:table-cell>
          <table:table-cell office:value-type="float" office:value="0.005025">
            <text:p>0.005025</text:p>
          </table:table-cell>
          <table:table-cell office:value-type="float" office:value="0.005067">
            <text:p>0.005067</text:p>
          </table:table-cell>
          <table:table-cell office:value-type="float" office:value="0.005">
            <text:p>0.005</text:p>
          </table:table-cell>
          <table:table-cell office:value-type="float" office:value="0.005025">
            <text:p>0.005025</text:p>
          </table:table-cell>
          <table:table-cell office:value-type="float" office:value="0.005072">
            <text:p>0.005072</text:p>
          </table:table-cell>
          <table:table-cell office:value-type="float" office:value="0.005006">
            <text:p>0.005006</text:p>
          </table:table-cell>
          <table:table-cell office:value-type="float" office:value="0.00507">
            <text:p>0.00507</text:p>
          </table:table-cell>
          <table:table-cell office:value-type="float" office:value="0.00539">
            <text:p>0.00539</text:p>
          </table:table-cell>
          <table:table-cell office:value-type="float" office:value="0.005044">
            <text:p>0.005044</text:p>
          </table:table-cell>
          <table:table-cell office:value-type="float" office:value="0.005012">
            <text:p>0.005012</text:p>
          </table:table-cell>
          <table:table-cell table:formula="of:=AVERAGE([.B54:.AE54])" office:value-type="float" office:value="0.0050831">
            <text:p>0.0050831</text:p>
          </table:table-cell>
          <table:table-cell table:formula="of:=VAR([.B54:.AE54])" office:value-type="float" office:value="0.0000000138831965517241">
            <text:p>1.38831965517241E-008</text:p>
          </table:table-cell>
          <table:table-cell table:formula="of:=STDEV([.B54:.AE54])" office:value-type="float" office:value="0.000117826977181476">
            <text:p>0.000117827</text:p>
          </table:table-cell>
          <table:table-cell table:formula="of:=CONFIDENCE(0.95;[.AH54];30)" office:value-type="float" office:value="0.00000134895851788416">
            <text:p>0.000001349</text:p>
          </table:table-cell>
          <table:table-cell table:formula="of:=[.AF54]+[.AI54]" office:value-type="float" office:value="0.00508444895851788">
            <text:p>0.005084449</text:p>
          </table:table-cell>
          <table:table-cell table:formula="of:=[.AF54]-[.AI54]" office:value-type="float" office:value="0.00508175104148211">
            <text:p>0.00508175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05197">
            <text:p>0.005197</text:p>
          </table:table-cell>
          <table:table-cell office:value-type="float" office:value="0.005225">
            <text:p>0.005225</text:p>
          </table:table-cell>
          <table:table-cell office:value-type="float" office:value="0.005186">
            <text:p>0.005186</text:p>
          </table:table-cell>
          <table:table-cell office:value-type="float" office:value="0.00512">
            <text:p>0.00512</text:p>
          </table:table-cell>
          <table:table-cell office:value-type="float" office:value="0.005204">
            <text:p>0.005204</text:p>
          </table:table-cell>
          <table:table-cell office:value-type="float" office:value="0.00524">
            <text:p>0.00524</text:p>
          </table:table-cell>
          <table:table-cell office:value-type="float" office:value="0.005212">
            <text:p>0.005212</text:p>
          </table:table-cell>
          <table:table-cell office:value-type="float" office:value="0.005363">
            <text:p>0.005363</text:p>
          </table:table-cell>
          <table:table-cell office:value-type="float" office:value="0.005183">
            <text:p>0.005183</text:p>
          </table:table-cell>
          <table:table-cell office:value-type="float" office:value="0.005684">
            <text:p>0.005684</text:p>
          </table:table-cell>
          <table:table-cell office:value-type="float" office:value="0.005226">
            <text:p>0.005226</text:p>
          </table:table-cell>
          <table:table-cell office:value-type="float" office:value="0.005223">
            <text:p>0.005223</text:p>
          </table:table-cell>
          <table:table-cell office:value-type="float" office:value="0.005106">
            <text:p>0.005106</text:p>
          </table:table-cell>
          <table:table-cell office:value-type="float" office:value="0.005164">
            <text:p>0.005164</text:p>
          </table:table-cell>
          <table:table-cell office:value-type="float" office:value="0.005193">
            <text:p>0.005193</text:p>
          </table:table-cell>
          <table:table-cell office:value-type="float" office:value="0.005219">
            <text:p>0.005219</text:p>
          </table:table-cell>
          <table:table-cell office:value-type="float" office:value="0.005146">
            <text:p>0.005146</text:p>
          </table:table-cell>
          <table:table-cell office:value-type="float" office:value="0.005238">
            <text:p>0.005238</text:p>
          </table:table-cell>
          <table:table-cell office:value-type="float" office:value="0.005123">
            <text:p>0.005123</text:p>
          </table:table-cell>
          <table:table-cell office:value-type="float" office:value="0.00519">
            <text:p>0.00519</text:p>
          </table:table-cell>
          <table:table-cell office:value-type="float" office:value="0.005286">
            <text:p>0.005286</text:p>
          </table:table-cell>
          <table:table-cell office:value-type="float" office:value="0.005166">
            <text:p>0.005166</text:p>
          </table:table-cell>
          <table:table-cell office:value-type="float" office:value="0.005191">
            <text:p>0.005191</text:p>
          </table:table-cell>
          <table:table-cell office:value-type="float" office:value="0.005192">
            <text:p>0.005192</text:p>
          </table:table-cell>
          <table:table-cell office:value-type="float" office:value="0.005219">
            <text:p>0.005219</text:p>
          </table:table-cell>
          <table:table-cell office:value-type="float" office:value="0.005206">
            <text:p>0.005206</text:p>
          </table:table-cell>
          <table:table-cell office:value-type="float" office:value="0.005274">
            <text:p>0.005274</text:p>
          </table:table-cell>
          <table:table-cell office:value-type="float" office:value="0.005204">
            <text:p>0.005204</text:p>
          </table:table-cell>
          <table:table-cell office:value-type="float" office:value="0.005147">
            <text:p>0.005147</text:p>
          </table:table-cell>
          <table:table-cell office:value-type="float" office:value="0.005117">
            <text:p>0.005117</text:p>
          </table:table-cell>
          <table:table-cell table:formula="of:=AVERAGE([.B55:.AE55])" office:value-type="float" office:value="0.0052148">
            <text:p>0.0052148</text:p>
          </table:table-cell>
          <table:table-cell table:formula="of:=VAR([.B55:.AE55])" office:value-type="float" office:value="0.0000000106880275862069">
            <text:p>1.06880275862069E-008</text:p>
          </table:table-cell>
          <table:table-cell table:formula="of:=STDEV([.B55:.AE55])" office:value-type="float" office:value="0.000103382917284273">
            <text:p>0.0001033829</text:p>
          </table:table-cell>
          <table:table-cell table:formula="of:=CONFIDENCE(0.95;[.AH55];30)" office:value-type="float" office:value="0.00000118359369144759">
            <text:p>1.18359369144759E-006</text:p>
          </table:table-cell>
          <table:table-cell table:formula="of:=[.AF55]+[.AI55]" office:value-type="float" office:value="0.00521598359369145">
            <text:p>0.0052159836</text:p>
          </table:table-cell>
          <table:table-cell table:formula="of:=[.AF55]-[.AI55]" office:value-type="float" office:value="0.00521361640630855">
            <text:p>0.005213616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5422">
            <text:p>0.005422</text:p>
          </table:table-cell>
          <table:table-cell office:value-type="float" office:value="0.00544">
            <text:p>0.00544</text:p>
          </table:table-cell>
          <table:table-cell office:value-type="float" office:value="0.005432">
            <text:p>0.005432</text:p>
          </table:table-cell>
          <table:table-cell office:value-type="float" office:value="0.005435">
            <text:p>0.005435</text:p>
          </table:table-cell>
          <table:table-cell office:value-type="float" office:value="0.005327">
            <text:p>0.005327</text:p>
          </table:table-cell>
          <table:table-cell office:value-type="float" office:value="0.005451">
            <text:p>0.005451</text:p>
          </table:table-cell>
          <table:table-cell office:value-type="float" office:value="0.005459">
            <text:p>0.005459</text:p>
          </table:table-cell>
          <table:table-cell office:value-type="float" office:value="0.005493">
            <text:p>0.005493</text:p>
          </table:table-cell>
          <table:table-cell office:value-type="float" office:value="0.005464">
            <text:p>0.005464</text:p>
          </table:table-cell>
          <table:table-cell office:value-type="float" office:value="0.00548">
            <text:p>0.00548</text:p>
          </table:table-cell>
          <table:table-cell office:value-type="float" office:value="0.005458">
            <text:p>0.005458</text:p>
          </table:table-cell>
          <table:table-cell office:value-type="float" office:value="0.005506">
            <text:p>0.005506</text:p>
          </table:table-cell>
          <table:table-cell office:value-type="float" office:value="0.005541">
            <text:p>0.005541</text:p>
          </table:table-cell>
          <table:table-cell office:value-type="float" office:value="0.005422">
            <text:p>0.005422</text:p>
          </table:table-cell>
          <table:table-cell office:value-type="float" office:value="0.005421">
            <text:p>0.005421</text:p>
          </table:table-cell>
          <table:table-cell office:value-type="float" office:value="0.005514">
            <text:p>0.005514</text:p>
          </table:table-cell>
          <table:table-cell office:value-type="float" office:value="0.005331">
            <text:p>0.005331</text:p>
          </table:table-cell>
          <table:table-cell office:value-type="float" office:value="0.005454">
            <text:p>0.005454</text:p>
          </table:table-cell>
          <table:table-cell office:value-type="float" office:value="0.005384">
            <text:p>0.005384</text:p>
          </table:table-cell>
          <table:table-cell office:value-type="float" office:value="0.005405">
            <text:p>0.005405</text:p>
          </table:table-cell>
          <table:table-cell office:value-type="float" office:value="0.005398">
            <text:p>0.005398</text:p>
          </table:table-cell>
          <table:table-cell office:value-type="float" office:value="0.005387">
            <text:p>0.005387</text:p>
          </table:table-cell>
          <table:table-cell office:value-type="float" office:value="0.005369">
            <text:p>0.005369</text:p>
          </table:table-cell>
          <table:table-cell office:value-type="float" office:value="0.005456">
            <text:p>0.005456</text:p>
          </table:table-cell>
          <table:table-cell office:value-type="float" office:value="0.005384">
            <text:p>0.005384</text:p>
          </table:table-cell>
          <table:table-cell office:value-type="float" office:value="0.005509">
            <text:p>0.005509</text:p>
          </table:table-cell>
          <table:table-cell office:value-type="float" office:value="0.005441">
            <text:p>0.005441</text:p>
          </table:table-cell>
          <table:table-cell office:value-type="float" office:value="0.00543">
            <text:p>0.00543</text:p>
          </table:table-cell>
          <table:table-cell office:value-type="float" office:value="0.005403">
            <text:p>0.005403</text:p>
          </table:table-cell>
          <table:table-cell office:value-type="float" office:value="0.005435">
            <text:p>0.005435</text:p>
          </table:table-cell>
          <table:table-cell table:formula="of:=AVERAGE([.B56:.AE56])" office:value-type="float" office:value="0.00543503333333333">
            <text:p>0.0054350333</text:p>
          </table:table-cell>
          <table:table-cell table:formula="of:=VAR([.B56:.AE56])" office:value-type="float" office:value="0.00000000257417126436782">
            <text:p>2.57417126436782E-009</text:p>
          </table:table-cell>
          <table:table-cell table:formula="of:=STDEV([.B56:.AE56])" office:value-type="float" office:value="0.0000507362913935165">
            <text:p>5.07362913935165E-005</text:p>
          </table:table-cell>
          <table:table-cell table:formula="of:=CONFIDENCE(0.95;[.AH56];30)" office:value-type="float" office:value="0.000000580861480777229">
            <text:p>5.80861480777229E-007</text:p>
          </table:table-cell>
          <table:table-cell table:formula="of:=[.AF56]+[.AI56]" office:value-type="float" office:value="0.00543561419481411">
            <text:p>0.0054356142</text:p>
          </table:table-cell>
          <table:table-cell table:formula="of:=[.AF56]-[.AI56]" office:value-type="float" office:value="0.00543445247185256">
            <text:p>0.005434452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5688">
            <text:p>0.005688</text:p>
          </table:table-cell>
          <table:table-cell office:value-type="float" office:value="0.00572">
            <text:p>0.00572</text:p>
          </table:table-cell>
          <table:table-cell office:value-type="float" office:value="0.005804">
            <text:p>0.005804</text:p>
          </table:table-cell>
          <table:table-cell office:value-type="float" office:value="0.005794">
            <text:p>0.005794</text:p>
          </table:table-cell>
          <table:table-cell office:value-type="float" office:value="0.005684">
            <text:p>0.005684</text:p>
          </table:table-cell>
          <table:table-cell office:value-type="float" office:value="0.005723">
            <text:p>0.005723</text:p>
          </table:table-cell>
          <table:table-cell office:value-type="float" office:value="0.005757">
            <text:p>0.005757</text:p>
          </table:table-cell>
          <table:table-cell office:value-type="float" office:value="0.005797">
            <text:p>0.005797</text:p>
          </table:table-cell>
          <table:table-cell office:value-type="float" office:value="0.005676">
            <text:p>0.005676</text:p>
          </table:table-cell>
          <table:table-cell office:value-type="float" office:value="0.005824">
            <text:p>0.005824</text:p>
          </table:table-cell>
          <table:table-cell office:value-type="float" office:value="0.005709">
            <text:p>0.005709</text:p>
          </table:table-cell>
          <table:table-cell office:value-type="float" office:value="0.005764">
            <text:p>0.005764</text:p>
          </table:table-cell>
          <table:table-cell office:value-type="float" office:value="0.005676">
            <text:p>0.005676</text:p>
          </table:table-cell>
          <table:table-cell office:value-type="float" office:value="0.005726">
            <text:p>0.005726</text:p>
          </table:table-cell>
          <table:table-cell office:value-type="float" office:value="0.005694">
            <text:p>0.005694</text:p>
          </table:table-cell>
          <table:table-cell office:value-type="float" office:value="0.005873">
            <text:p>0.005873</text:p>
          </table:table-cell>
          <table:table-cell office:value-type="float" office:value="0.005641">
            <text:p>0.005641</text:p>
          </table:table-cell>
          <table:table-cell office:value-type="float" office:value="0.005723">
            <text:p>0.005723</text:p>
          </table:table-cell>
          <table:table-cell office:value-type="float" office:value="0.005672">
            <text:p>0.005672</text:p>
          </table:table-cell>
          <table:table-cell office:value-type="float" office:value="0.005812">
            <text:p>0.005812</text:p>
          </table:table-cell>
          <table:table-cell office:value-type="float" office:value="0.005764">
            <text:p>0.005764</text:p>
          </table:table-cell>
          <table:table-cell office:value-type="float" office:value="0.005714">
            <text:p>0.005714</text:p>
          </table:table-cell>
          <table:table-cell office:value-type="float" office:value="0.00583">
            <text:p>0.00583</text:p>
          </table:table-cell>
          <table:table-cell office:value-type="float" office:value="0.005704">
            <text:p>0.005704</text:p>
          </table:table-cell>
          <table:table-cell office:value-type="float" office:value="0.005801">
            <text:p>0.005801</text:p>
          </table:table-cell>
          <table:table-cell office:value-type="float" office:value="0.005702">
            <text:p>0.005702</text:p>
          </table:table-cell>
          <table:table-cell office:value-type="float" office:value="0.005687">
            <text:p>0.005687</text:p>
          </table:table-cell>
          <table:table-cell office:value-type="float" office:value="0.005638">
            <text:p>0.005638</text:p>
          </table:table-cell>
          <table:table-cell office:value-type="float" office:value="0.005692">
            <text:p>0.005692</text:p>
          </table:table-cell>
          <table:table-cell office:value-type="float" office:value="0.005636">
            <text:p>0.005636</text:p>
          </table:table-cell>
          <table:table-cell table:formula="of:=AVERAGE([.B57:.AE57])" office:value-type="float" office:value="0.00573083333333333">
            <text:p>0.0057308333</text:p>
          </table:table-cell>
          <table:table-cell table:formula="of:=VAR([.B57:.AE57])" office:value-type="float" office:value="0.0000000039099367816092">
            <text:p>3.9099367816092E-009</text:p>
          </table:table-cell>
          <table:table-cell table:formula="of:=STDEV([.B57:.AE57])" office:value-type="float" office:value="0.0000625294872968682">
            <text:p>6.25294872968682E-005</text:p>
          </table:table-cell>
          <table:table-cell table:formula="of:=CONFIDENCE(0.95;[.AH57];30)" office:value-type="float" office:value="0.00000071587752249746">
            <text:p>7.1587752249746E-007</text:p>
          </table:table-cell>
          <table:table-cell table:formula="of:=[.AF57]+[.AI57]" office:value-type="float" office:value="0.00573154921085583">
            <text:p>0.0057315492</text:p>
          </table:table-cell>
          <table:table-cell table:formula="of:=[.AF57]-[.AI57]" office:value-type="float" office:value="0.00573011745581084">
            <text:p>0.00573011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584">
            <text:p>0.00584</text:p>
          </table:table-cell>
          <table:table-cell office:value-type="float" office:value="0.005841">
            <text:p>0.005841</text:p>
          </table:table-cell>
          <table:table-cell office:value-type="float" office:value="0.005848">
            <text:p>0.005848</text:p>
          </table:table-cell>
          <table:table-cell office:value-type="float" office:value="0.005879">
            <text:p>0.005879</text:p>
          </table:table-cell>
          <table:table-cell office:value-type="float" office:value="0.005853">
            <text:p>0.005853</text:p>
          </table:table-cell>
          <table:table-cell office:value-type="float" office:value="0.005784">
            <text:p>0.005784</text:p>
          </table:table-cell>
          <table:table-cell office:value-type="float" office:value="0.00583">
            <text:p>0.00583</text:p>
          </table:table-cell>
          <table:table-cell office:value-type="float" office:value="0.005799">
            <text:p>0.005799</text:p>
          </table:table-cell>
          <table:table-cell office:value-type="float" office:value="0.005872">
            <text:p>0.005872</text:p>
          </table:table-cell>
          <table:table-cell office:value-type="float" office:value="0.005887">
            <text:p>0.005887</text:p>
          </table:table-cell>
          <table:table-cell office:value-type="float" office:value="0.005774">
            <text:p>0.005774</text:p>
          </table:table-cell>
          <table:table-cell office:value-type="float" office:value="0.00585">
            <text:p>0.00585</text:p>
          </table:table-cell>
          <table:table-cell office:value-type="float" office:value="0.005884">
            <text:p>0.005884</text:p>
          </table:table-cell>
          <table:table-cell office:value-type="float" office:value="0.005844">
            <text:p>0.005844</text:p>
          </table:table-cell>
          <table:table-cell office:value-type="float" office:value="0.005872">
            <text:p>0.005872</text:p>
          </table:table-cell>
          <table:table-cell office:value-type="float" office:value="0.005813">
            <text:p>0.005813</text:p>
          </table:table-cell>
          <table:table-cell office:value-type="float" office:value="0.005782">
            <text:p>0.005782</text:p>
          </table:table-cell>
          <table:table-cell office:value-type="float" office:value="0.00646">
            <text:p>0.00646</text:p>
          </table:table-cell>
          <table:table-cell office:value-type="float" office:value="0.005946">
            <text:p>0.005946</text:p>
          </table:table-cell>
          <table:table-cell office:value-type="float" office:value="0.005884">
            <text:p>0.005884</text:p>
          </table:table-cell>
          <table:table-cell office:value-type="float" office:value="0.006015">
            <text:p>0.006015</text:p>
          </table:table-cell>
          <table:table-cell office:value-type="float" office:value="0.005945">
            <text:p>0.005945</text:p>
          </table:table-cell>
          <table:table-cell office:value-type="float" office:value="0.005779">
            <text:p>0.005779</text:p>
          </table:table-cell>
          <table:table-cell office:value-type="float" office:value="0.005799">
            <text:p>0.005799</text:p>
          </table:table-cell>
          <table:table-cell office:value-type="float" office:value="0.005741">
            <text:p>0.005741</text:p>
          </table:table-cell>
          <table:table-cell office:value-type="float" office:value="0.005747">
            <text:p>0.005747</text:p>
          </table:table-cell>
          <table:table-cell office:value-type="float" office:value="0.005792">
            <text:p>0.005792</text:p>
          </table:table-cell>
          <table:table-cell office:value-type="float" office:value="0.005821">
            <text:p>0.005821</text:p>
          </table:table-cell>
          <table:table-cell office:value-type="float" office:value="0.005813">
            <text:p>0.005813</text:p>
          </table:table-cell>
          <table:table-cell office:value-type="float" office:value="0.005799">
            <text:p>0.005799</text:p>
          </table:table-cell>
          <table:table-cell table:formula="of:=AVERAGE([.B58:.AE58])" office:value-type="float" office:value="0.00585976666666667">
            <text:p>0.0058597667</text:p>
          </table:table-cell>
          <table:table-cell table:formula="of:=VAR([.B58:.AE58])" office:value-type="float" office:value="0.0000000164778402298851">
            <text:p>1.64778402298851E-008</text:p>
          </table:table-cell>
          <table:table-cell table:formula="of:=STDEV([.B58:.AE58])" office:value-type="float" office:value="0.000128366040017931">
            <text:p>0.000128366</text:p>
          </table:table-cell>
          <table:table-cell table:formula="of:=CONFIDENCE(0.95;[.AH58];30)" office:value-type="float" office:value="0.00000146961644295217">
            <text:p>1.46961644295217E-006</text:p>
          </table:table-cell>
          <table:table-cell table:formula="of:=[.AF58]+[.AI58]" office:value-type="float" office:value="0.00586123628310962">
            <text:p>0.0058612363</text:p>
          </table:table-cell>
          <table:table-cell table:formula="of:=[.AF58]-[.AI58]" office:value-type="float" office:value="0.00585829705022372">
            <text:p>0.005858297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5953">
            <text:p>0.005953</text:p>
          </table:table-cell>
          <table:table-cell office:value-type="float" office:value="0.006028">
            <text:p>0.006028</text:p>
          </table:table-cell>
          <table:table-cell office:value-type="float" office:value="0.006015">
            <text:p>0.006015</text:p>
          </table:table-cell>
          <table:table-cell office:value-type="float" office:value="0.005957">
            <text:p>0.005957</text:p>
          </table:table-cell>
          <table:table-cell office:value-type="float" office:value="0.006017">
            <text:p>0.006017</text:p>
          </table:table-cell>
          <table:table-cell office:value-type="float" office:value="0.005924">
            <text:p>0.005924</text:p>
          </table:table-cell>
          <table:table-cell office:value-type="float" office:value="0.005985">
            <text:p>0.005985</text:p>
          </table:table-cell>
          <table:table-cell office:value-type="float" office:value="0.006023">
            <text:p>0.006023</text:p>
          </table:table-cell>
          <table:table-cell table:number-columns-repeated="2" office:value-type="float" office:value="0.006077">
            <text:p>0.006077</text:p>
          </table:table-cell>
          <table:table-cell office:value-type="float" office:value="0.006028">
            <text:p>0.006028</text:p>
          </table:table-cell>
          <table:table-cell office:value-type="float" office:value="0.006029">
            <text:p>0.006029</text:p>
          </table:table-cell>
          <table:table-cell office:value-type="float" office:value="0.006105">
            <text:p>0.006105</text:p>
          </table:table-cell>
          <table:table-cell office:value-type="float" office:value="0.005965">
            <text:p>0.005965</text:p>
          </table:table-cell>
          <table:table-cell office:value-type="float" office:value="0.006032">
            <text:p>0.006032</text:p>
          </table:table-cell>
          <table:table-cell office:value-type="float" office:value="0.005982">
            <text:p>0.005982</text:p>
          </table:table-cell>
          <table:table-cell office:value-type="float" office:value="0.005941">
            <text:p>0.005941</text:p>
          </table:table-cell>
          <table:table-cell office:value-type="float" office:value="0.005959">
            <text:p>0.005959</text:p>
          </table:table-cell>
          <table:table-cell office:value-type="float" office:value="0.00608">
            <text:p>0.00608</text:p>
          </table:table-cell>
          <table:table-cell office:value-type="float" office:value="0.006192">
            <text:p>0.006192</text:p>
          </table:table-cell>
          <table:table-cell office:value-type="float" office:value="0.006046">
            <text:p>0.006046</text:p>
          </table:table-cell>
          <table:table-cell office:value-type="float" office:value="0.005962">
            <text:p>0.005962</text:p>
          </table:table-cell>
          <table:table-cell office:value-type="float" office:value="0.005987">
            <text:p>0.005987</text:p>
          </table:table-cell>
          <table:table-cell office:value-type="float" office:value="0.006049">
            <text:p>0.006049</text:p>
          </table:table-cell>
          <table:table-cell office:value-type="float" office:value="0.005937">
            <text:p>0.005937</text:p>
          </table:table-cell>
          <table:table-cell office:value-type="float" office:value="0.006116">
            <text:p>0.006116</text:p>
          </table:table-cell>
          <table:table-cell office:value-type="float" office:value="0.005974">
            <text:p>0.005974</text:p>
          </table:table-cell>
          <table:table-cell office:value-type="float" office:value="0.006092">
            <text:p>0.006092</text:p>
          </table:table-cell>
          <table:table-cell office:value-type="float" office:value="0.005975">
            <text:p>0.005975</text:p>
          </table:table-cell>
          <table:table-cell office:value-type="float" office:value="0.006002">
            <text:p>0.006002</text:p>
          </table:table-cell>
          <table:table-cell table:formula="of:=AVERAGE([.B59:.AE59])" office:value-type="float" office:value="0.00601696666666667">
            <text:p>0.0060169667</text:p>
          </table:table-cell>
          <table:table-cell table:formula="of:=VAR([.B59:.AE59])" office:value-type="float" office:value="0.00000000386486091954023">
            <text:p>3.86486091954023E-009</text:p>
          </table:table-cell>
          <table:table-cell table:formula="of:=STDEV([.B59:.AE59])" office:value-type="float" office:value="0.0000621680055940371">
            <text:p>0.000062168</text:p>
          </table:table-cell>
          <table:table-cell table:formula="of:=CONFIDENCE(0.95;[.AH59];30)" office:value-type="float" office:value="0.00000071173904900219">
            <text:p>7.1173904900219E-007</text:p>
          </table:table-cell>
          <table:table-cell table:formula="of:=[.AF59]+[.AI59]" office:value-type="float" office:value="0.00601767840571567">
            <text:p>0.0060176784</text:p>
          </table:table-cell>
          <table:table-cell table:formula="of:=[.AF59]-[.AI59]" office:value-type="float" office:value="0.00601625492761767">
            <text:p>0.006016254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06231">
            <text:p>0.006231</text:p>
          </table:table-cell>
          <table:table-cell office:value-type="float" office:value="0.006341">
            <text:p>0.006341</text:p>
          </table:table-cell>
          <table:table-cell office:value-type="float" office:value="0.007035">
            <text:p>0.007035</text:p>
          </table:table-cell>
          <table:table-cell office:value-type="float" office:value="0.006339">
            <text:p>0.006339</text:p>
          </table:table-cell>
          <table:table-cell office:value-type="float" office:value="0.006348">
            <text:p>0.006348</text:p>
          </table:table-cell>
          <table:table-cell office:value-type="float" office:value="0.006241">
            <text:p>0.006241</text:p>
          </table:table-cell>
          <table:table-cell office:value-type="float" office:value="0.006374">
            <text:p>0.006374</text:p>
          </table:table-cell>
          <table:table-cell office:value-type="float" office:value="0.00633">
            <text:p>0.00633</text:p>
          </table:table-cell>
          <table:table-cell office:value-type="float" office:value="0.006238">
            <text:p>0.006238</text:p>
          </table:table-cell>
          <table:table-cell office:value-type="float" office:value="0.006214">
            <text:p>0.006214</text:p>
          </table:table-cell>
          <table:table-cell office:value-type="float" office:value="0.00635">
            <text:p>0.00635</text:p>
          </table:table-cell>
          <table:table-cell office:value-type="float" office:value="0.006288">
            <text:p>0.006288</text:p>
          </table:table-cell>
          <table:table-cell office:value-type="float" office:value="0.006302">
            <text:p>0.006302</text:p>
          </table:table-cell>
          <table:table-cell office:value-type="float" office:value="0.006345">
            <text:p>0.006345</text:p>
          </table:table-cell>
          <table:table-cell office:value-type="float" office:value="0.006317">
            <text:p>0.006317</text:p>
          </table:table-cell>
          <table:table-cell office:value-type="float" office:value="0.006247">
            <text:p>0.006247</text:p>
          </table:table-cell>
          <table:table-cell office:value-type="float" office:value="0.00622">
            <text:p>0.00622</text:p>
          </table:table-cell>
          <table:table-cell office:value-type="float" office:value="0.006397">
            <text:p>0.006397</text:p>
          </table:table-cell>
          <table:table-cell office:value-type="float" office:value="0.006251">
            <text:p>0.006251</text:p>
          </table:table-cell>
          <table:table-cell office:value-type="float" office:value="0.006354">
            <text:p>0.006354</text:p>
          </table:table-cell>
          <table:table-cell office:value-type="float" office:value="0.006214">
            <text:p>0.006214</text:p>
          </table:table-cell>
          <table:table-cell office:value-type="float" office:value="0.006236">
            <text:p>0.006236</text:p>
          </table:table-cell>
          <table:table-cell office:value-type="float" office:value="0.006331">
            <text:p>0.006331</text:p>
          </table:table-cell>
          <table:table-cell office:value-type="float" office:value="0.006286">
            <text:p>0.006286</text:p>
          </table:table-cell>
          <table:table-cell office:value-type="float" office:value="0.006218">
            <text:p>0.006218</text:p>
          </table:table-cell>
          <table:table-cell office:value-type="float" office:value="0.006202">
            <text:p>0.006202</text:p>
          </table:table-cell>
          <table:table-cell office:value-type="float" office:value="0.00632">
            <text:p>0.00632</text:p>
          </table:table-cell>
          <table:table-cell office:value-type="float" office:value="0.006292">
            <text:p>0.006292</text:p>
          </table:table-cell>
          <table:table-cell office:value-type="float" office:value="0.006352">
            <text:p>0.006352</text:p>
          </table:table-cell>
          <table:table-cell office:value-type="float" office:value="0.006274">
            <text:p>0.006274</text:p>
          </table:table-cell>
          <table:table-cell table:formula="of:=AVERAGE([.B60:.AE60])" office:value-type="float" office:value="0.00631623333333333">
            <text:p>0.0063162333</text:p>
          </table:table-cell>
          <table:table-cell table:formula="of:=VAR([.B60:.AE60])" office:value-type="float" office:value="0.0000000215655643678161">
            <text:p>2.15655643678161E-008</text:p>
          </table:table-cell>
          <table:table-cell table:formula="of:=STDEV([.B60:.AE60])" office:value-type="float" office:value="0.000146852185437657">
            <text:p>0.0001468522</text:p>
          </table:table-cell>
          <table:table-cell table:formula="of:=CONFIDENCE(0.95;[.AH60];30)" office:value-type="float" office:value="0.00000168125764705755">
            <text:p>1.68125764705755E-006</text:p>
          </table:table-cell>
          <table:table-cell table:formula="of:=[.AF60]+[.AI60]" office:value-type="float" office:value="0.00631791459098039">
            <text:p>0.0063179146</text:p>
          </table:table-cell>
          <table:table-cell table:formula="of:=[.AF60]-[.AI60]" office:value-type="float" office:value="0.00631455207568628">
            <text:p>0.006314552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06379">
            <text:p>0.006379</text:p>
          </table:table-cell>
          <table:table-cell office:value-type="float" office:value="0.00628">
            <text:p>0.00628</text:p>
          </table:table-cell>
          <table:table-cell office:value-type="float" office:value="0.006454">
            <text:p>0.006454</text:p>
          </table:table-cell>
          <table:table-cell office:value-type="float" office:value="0.00628">
            <text:p>0.00628</text:p>
          </table:table-cell>
          <table:table-cell office:value-type="float" office:value="0.006371">
            <text:p>0.006371</text:p>
          </table:table-cell>
          <table:table-cell office:value-type="float" office:value="0.006276">
            <text:p>0.006276</text:p>
          </table:table-cell>
          <table:table-cell office:value-type="float" office:value="0.006385">
            <text:p>0.006385</text:p>
          </table:table-cell>
          <table:table-cell office:value-type="float" office:value="0.006331">
            <text:p>0.006331</text:p>
          </table:table-cell>
          <table:table-cell office:value-type="float" office:value="0.006324">
            <text:p>0.006324</text:p>
          </table:table-cell>
          <table:table-cell office:value-type="float" office:value="0.006379">
            <text:p>0.006379</text:p>
          </table:table-cell>
          <table:table-cell office:value-type="float" office:value="0.006381">
            <text:p>0.006381</text:p>
          </table:table-cell>
          <table:table-cell office:value-type="float" office:value="0.00632">
            <text:p>0.00632</text:p>
          </table:table-cell>
          <table:table-cell office:value-type="float" office:value="0.006363">
            <text:p>0.006363</text:p>
          </table:table-cell>
          <table:table-cell office:value-type="float" office:value="0.006314">
            <text:p>0.006314</text:p>
          </table:table-cell>
          <table:table-cell office:value-type="float" office:value="0.006407">
            <text:p>0.006407</text:p>
          </table:table-cell>
          <table:table-cell office:value-type="float" office:value="0.00638">
            <text:p>0.00638</text:p>
          </table:table-cell>
          <table:table-cell office:value-type="float" office:value="0.006402">
            <text:p>0.006402</text:p>
          </table:table-cell>
          <table:table-cell office:value-type="float" office:value="0.006326">
            <text:p>0.006326</text:p>
          </table:table-cell>
          <table:table-cell office:value-type="float" office:value="0.006305">
            <text:p>0.006305</text:p>
          </table:table-cell>
          <table:table-cell office:value-type="float" office:value="0.006288">
            <text:p>0.006288</text:p>
          </table:table-cell>
          <table:table-cell office:value-type="float" office:value="0.006511">
            <text:p>0.006511</text:p>
          </table:table-cell>
          <table:table-cell office:value-type="float" office:value="0.006415">
            <text:p>0.006415</text:p>
          </table:table-cell>
          <table:table-cell office:value-type="float" office:value="0.006467">
            <text:p>0.006467</text:p>
          </table:table-cell>
          <table:table-cell office:value-type="float" office:value="0.006457">
            <text:p>0.006457</text:p>
          </table:table-cell>
          <table:table-cell office:value-type="float" office:value="0.006403">
            <text:p>0.006403</text:p>
          </table:table-cell>
          <table:table-cell office:value-type="float" office:value="0.006351">
            <text:p>0.006351</text:p>
          </table:table-cell>
          <table:table-cell office:value-type="float" office:value="0.006414">
            <text:p>0.006414</text:p>
          </table:table-cell>
          <table:table-cell office:value-type="float" office:value="0.006304">
            <text:p>0.006304</text:p>
          </table:table-cell>
          <table:table-cell office:value-type="float" office:value="0.006365">
            <text:p>0.006365</text:p>
          </table:table-cell>
          <table:table-cell office:value-type="float" office:value="0.006388">
            <text:p>0.006388</text:p>
          </table:table-cell>
          <table:table-cell table:formula="of:=AVERAGE([.B61:.AE61])" office:value-type="float" office:value="0.00636733333333333">
            <text:p>0.0063673333</text:p>
          </table:table-cell>
          <table:table-cell table:formula="of:=VAR([.B61:.AE61])" office:value-type="float" office:value="0.00000000358836781609194">
            <text:p>3.58836781609194E-009</text:p>
          </table:table-cell>
          <table:table-cell table:formula="of:=STDEV([.B61:.AE61])" office:value-type="float" office:value="0.0000599029867042699">
            <text:p>0.000059903</text:p>
          </table:table-cell>
          <table:table-cell table:formula="of:=CONFIDENCE(0.95;[.AH61];30)" office:value-type="float" office:value="0.000000685807665565153">
            <text:p>6.85807665565153E-007</text:p>
          </table:table-cell>
          <table:table-cell table:formula="of:=[.AF61]+[.AI61]" office:value-type="float" office:value="0.0063680191409989">
            <text:p>0.0063680191</text:p>
          </table:table-cell>
          <table:table-cell table:formula="of:=[.AF61]-[.AI61]" office:value-type="float" office:value="0.00636664752566777">
            <text:p>0.00636664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6614">
            <text:p>0.006614</text:p>
          </table:table-cell>
          <table:table-cell office:value-type="float" office:value="0.006595">
            <text:p>0.006595</text:p>
          </table:table-cell>
          <table:table-cell office:value-type="float" office:value="0.006616">
            <text:p>0.006616</text:p>
          </table:table-cell>
          <table:table-cell office:value-type="float" office:value="0.006632">
            <text:p>0.006632</text:p>
          </table:table-cell>
          <table:table-cell office:value-type="float" office:value="0.00677">
            <text:p>0.00677</text:p>
          </table:table-cell>
          <table:table-cell office:value-type="float" office:value="0.006656">
            <text:p>0.006656</text:p>
          </table:table-cell>
          <table:table-cell office:value-type="float" office:value="0.006735">
            <text:p>0.006735</text:p>
          </table:table-cell>
          <table:table-cell office:value-type="float" office:value="0.006665">
            <text:p>0.006665</text:p>
          </table:table-cell>
          <table:table-cell office:value-type="float" office:value="0.006552">
            <text:p>0.006552</text:p>
          </table:table-cell>
          <table:table-cell office:value-type="float" office:value="0.006634">
            <text:p>0.006634</text:p>
          </table:table-cell>
          <table:table-cell office:value-type="float" office:value="0.006617">
            <text:p>0.006617</text:p>
          </table:table-cell>
          <table:table-cell office:value-type="float" office:value="0.006603">
            <text:p>0.006603</text:p>
          </table:table-cell>
          <table:table-cell office:value-type="float" office:value="0.006656">
            <text:p>0.006656</text:p>
          </table:table-cell>
          <table:table-cell office:value-type="float" office:value="0.006834">
            <text:p>0.006834</text:p>
          </table:table-cell>
          <table:table-cell office:value-type="float" office:value="0.006625">
            <text:p>0.006625</text:p>
          </table:table-cell>
          <table:table-cell office:value-type="float" office:value="0.00662">
            <text:p>0.00662</text:p>
          </table:table-cell>
          <table:table-cell office:value-type="float" office:value="0.006656">
            <text:p>0.006656</text:p>
          </table:table-cell>
          <table:table-cell office:value-type="float" office:value="0.006642">
            <text:p>0.006642</text:p>
          </table:table-cell>
          <table:table-cell office:value-type="float" office:value="0.006577">
            <text:p>0.006577</text:p>
          </table:table-cell>
          <table:table-cell office:value-type="float" office:value="0.006649">
            <text:p>0.006649</text:p>
          </table:table-cell>
          <table:table-cell office:value-type="float" office:value="0.006655">
            <text:p>0.006655</text:p>
          </table:table-cell>
          <table:table-cell office:value-type="float" office:value="0.006688">
            <text:p>0.006688</text:p>
          </table:table-cell>
          <table:table-cell office:value-type="float" office:value="0.006758">
            <text:p>0.006758</text:p>
          </table:table-cell>
          <table:table-cell office:value-type="float" office:value="0.006553">
            <text:p>0.006553</text:p>
          </table:table-cell>
          <table:table-cell office:value-type="float" office:value="0.006592">
            <text:p>0.006592</text:p>
          </table:table-cell>
          <table:table-cell office:value-type="float" office:value="0.006617">
            <text:p>0.006617</text:p>
          </table:table-cell>
          <table:table-cell office:value-type="float" office:value="0.006574">
            <text:p>0.006574</text:p>
          </table:table-cell>
          <table:table-cell office:value-type="float" office:value="0.006652">
            <text:p>0.006652</text:p>
          </table:table-cell>
          <table:table-cell office:value-type="float" office:value="0.006635">
            <text:p>0.006635</text:p>
          </table:table-cell>
          <table:table-cell office:value-type="float" office:value="0.006665">
            <text:p>0.006665</text:p>
          </table:table-cell>
          <table:table-cell table:formula="of:=AVERAGE([.B62:.AE62])" office:value-type="float" office:value="0.00664456666666667">
            <text:p>0.0066445667</text:p>
          </table:table-cell>
          <table:table-cell table:formula="of:=VAR([.B62:.AE62])" office:value-type="float" office:value="0.00000000393211609195404">
            <text:p>3.93211609195404E-009</text:p>
          </table:table-cell>
          <table:table-cell table:formula="of:=STDEV([.B62:.AE62])" office:value-type="float" office:value="0.000062706587309102">
            <text:p>6.2706587309102E-005</text:p>
          </table:table-cell>
          <table:table-cell table:formula="of:=CONFIDENCE(0.95;[.AH62];30)" office:value-type="float" office:value="0.000000717905076591903">
            <text:p>7.17905076591903E-007</text:p>
          </table:table-cell>
          <table:table-cell table:formula="of:=[.AF62]+[.AI62]" office:value-type="float" office:value="0.00664528457174326">
            <text:p>0.0066452846</text:p>
          </table:table-cell>
          <table:table-cell table:formula="of:=[.AF62]-[.AI62]" office:value-type="float" office:value="0.00664384876159008">
            <text:p>0.0066438488</text:p>
          </table:table-cell>
        </table:table-row>
      </table:table>
      <table:table table:name="result-recursive-64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Recurs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table:number-columns-repeated="2" office:value-type="float" office:value="0.000022">
            <text:p>0.000022</text:p>
          </table:table-cell>
          <table:table-cell office:value-type="float" office:value="0.000023">
            <text:p>0.000023</text:p>
          </table:table-cell>
          <table:table-cell office:value-type="float" office:value="0.000021">
            <text:p>0.000021</text:p>
          </table:table-cell>
          <table:table-cell office:value-type="float" office:value="0.000023">
            <text:p>0.000023</text:p>
          </table:table-cell>
          <table:table-cell office:value-type="float" office:value="0.000022">
            <text:p>0.000022</text:p>
          </table:table-cell>
          <table:table-cell table:number-columns-repeated="5" office:value-type="float" office:value="0.000021">
            <text:p>0.000021</text:p>
          </table:table-cell>
          <table:table-cell office:value-type="float" office:value="0.000019">
            <text:p>0.000019</text:p>
          </table:table-cell>
          <table:table-cell office:value-type="float" office:value="0.000024">
            <text:p>0.000024</text:p>
          </table:table-cell>
          <table:table-cell table:number-columns-repeated="2" office:value-type="float" office:value="0.00002">
            <text:p>0.00002</text:p>
          </table:table-cell>
          <table:table-cell office:value-type="float" office:value="0.000022">
            <text:p>0.000022</text:p>
          </table:table-cell>
          <table:table-cell table:number-columns-repeated="3"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0026">
            <text:p>0.000026</text:p>
          </table:table-cell>
          <table:table-cell office:value-type="float" office:value="0.000021">
            <text:p>0.000021</text:p>
          </table:table-cell>
          <table:table-cell table:formula="of:=AVERAGE([.B2:.AE2])" office:value-type="float" office:value="0.0000215333333333333">
            <text:p>2.15333333333333E-005</text:p>
          </table:table-cell>
          <table:table-cell table:formula="of:=VAR([.B2:.AE2])" office:value-type="float" office:value="0.0000000000016367816091954">
            <text:p>1.6367816091954E-012</text:p>
          </table:table-cell>
          <table:table-cell table:formula="of:=STDEV([.B2:.AE2])" office:value-type="float" office:value="0.00000127936765989898">
            <text:p>1.27936765989898E-006</text:p>
          </table:table-cell>
          <table:table-cell table:formula="of:=CONFIDENCE(0.95;[.AH2];30)" office:value-type="float" office:value="0.0000000146470183960349">
            <text:p>1.46470183960349E-008</text:p>
          </table:table-cell>
          <table:table-cell table:formula="of:=[.AF2]+[.AI2]" office:value-type="float" office:value="0.0000215479803517294">
            <text:p>0.000021548</text:p>
          </table:table-cell>
          <table:table-cell table:formula="of:=[.AF2]-[.AI2]" office:value-type="float" office:value="0.0000215186863149373">
            <text:p>2.15186863149373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44">
            <text:p>0.000044</text:p>
          </table:table-cell>
          <table:table-cell office:value-type="float" office:value="0.000045">
            <text:p>0.000045</text:p>
          </table:table-cell>
          <table:table-cell office:value-type="float" office:value="0.000043">
            <text:p>0.000043</text:p>
          </table:table-cell>
          <table:table-cell office:value-type="float" office:value="0.000044">
            <text:p>0.000044</text:p>
          </table:table-cell>
          <table:table-cell table:number-columns-repeated="2" office:value-type="float" office:value="0.000043">
            <text:p>0.000043</text:p>
          </table:table-cell>
          <table:table-cell table:number-columns-repeated="2" office:value-type="float" office:value="0.000044">
            <text:p>0.000044</text:p>
          </table:table-cell>
          <table:table-cell office:value-type="float" office:value="0.000049">
            <text:p>0.000049</text:p>
          </table:table-cell>
          <table:table-cell office:value-type="float" office:value="0.000043">
            <text:p>0.000043</text:p>
          </table:table-cell>
          <table:table-cell office:value-type="float" office:value="0.000044">
            <text:p>0.000044</text:p>
          </table:table-cell>
          <table:table-cell office:value-type="float" office:value="0.000042">
            <text:p>0.000042</text:p>
          </table:table-cell>
          <table:table-cell table:number-columns-repeated="5" office:value-type="float" office:value="0.000044">
            <text:p>0.000044</text:p>
          </table:table-cell>
          <table:table-cell office:value-type="float" office:value="0.000045">
            <text:p>0.000045</text:p>
          </table:table-cell>
          <table:table-cell office:value-type="float" office:value="0.000043">
            <text:p>0.000043</text:p>
          </table:table-cell>
          <table:table-cell office:value-type="float" office:value="0.000045">
            <text:p>0.000045</text:p>
          </table:table-cell>
          <table:table-cell table:number-columns-repeated="4" office:value-type="float" office:value="0.000044">
            <text:p>0.000044</text:p>
          </table:table-cell>
          <table:table-cell office:value-type="float" office:value="0.000045">
            <text:p>0.000045</text:p>
          </table:table-cell>
          <table:table-cell table:number-columns-repeated="3" office:value-type="float" office:value="0.000044">
            <text:p>0.000044</text:p>
          </table:table-cell>
          <table:table-cell office:value-type="float" office:value="0.000043">
            <text:p>0.000043</text:p>
          </table:table-cell>
          <table:table-cell office:value-type="float" office:value="0.000044">
            <text:p>0.000044</text:p>
          </table:table-cell>
          <table:table-cell table:formula="of:=AVERAGE([.B3:.AE3])" office:value-type="float" office:value="0.0000440333333333333">
            <text:p>4.40333333333333E-005</text:p>
          </table:table-cell>
          <table:table-cell table:formula="of:=VAR([.B3:.AE3])" office:value-type="float" office:value="0.00000000000134367816091954">
            <text:p>1.34367816091954E-012</text:p>
          </table:table-cell>
          <table:table-cell table:formula="of:=STDEV([.B3:.AE3])" office:value-type="float" office:value="0.00000115917132509372">
            <text:p>1.15917132509372E-006</text:p>
          </table:table-cell>
          <table:table-cell table:formula="of:=CONFIDENCE(0.95;[.AH3];30)" office:value-type="float" office:value="0.0000000132709339582216">
            <text:p>1.32709339582216E-008</text:p>
          </table:table-cell>
          <table:table-cell table:formula="of:=[.AF3]+[.AI3]" office:value-type="float" office:value="0.0000440466042672915">
            <text:p>4.40466042672915E-005</text:p>
          </table:table-cell>
          <table:table-cell table:formula="of:=[.AF3]-[.AI3]" office:value-type="float" office:value="0.0000440200623993751">
            <text:p>4.40200623993751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000068">
            <text:p>0.000068</text:p>
          </table:table-cell>
          <table:table-cell office:value-type="float" office:value="0.000069">
            <text:p>0.000069</text:p>
          </table:table-cell>
          <table:table-cell office:value-type="float" office:value="0.000067">
            <text:p>0.000067</text:p>
          </table:table-cell>
          <table:table-cell table:number-columns-repeated="3" office:value-type="float" office:value="0.000068">
            <text:p>0.000068</text:p>
          </table:table-cell>
          <table:table-cell office:value-type="float" office:value="0.000067">
            <text:p>0.000067</text:p>
          </table:table-cell>
          <table:table-cell office:value-type="float" office:value="0.000066">
            <text:p>0.000066</text:p>
          </table:table-cell>
          <table:table-cell office:value-type="float" office:value="0.000069">
            <text:p>0.000069</text:p>
          </table:table-cell>
          <table:table-cell office:value-type="float" office:value="0.000065">
            <text:p>0.000065</text:p>
          </table:table-cell>
          <table:table-cell table:number-columns-repeated="4" office:value-type="float" office:value="0.000068">
            <text:p>0.000068</text:p>
          </table:table-cell>
          <table:table-cell office:value-type="float" office:value="0.000069">
            <text:p>0.000069</text:p>
          </table:table-cell>
          <table:table-cell table:number-columns-repeated="3" office:value-type="float" office:value="0.000068">
            <text:p>0.000068</text:p>
          </table:table-cell>
          <table:table-cell office:value-type="float" office:value="0.000073">
            <text:p>0.000073</text:p>
          </table:table-cell>
          <table:table-cell table:number-columns-repeated="4" office:value-type="float" office:value="0.000068">
            <text:p>0.000068</text:p>
          </table:table-cell>
          <table:table-cell office:value-type="float" office:value="0.000067">
            <text:p>0.000067</text:p>
          </table:table-cell>
          <table:table-cell office:value-type="float" office:value="0.000068">
            <text:p>0.000068</text:p>
          </table:table-cell>
          <table:table-cell office:value-type="float" office:value="0.000067">
            <text:p>0.000067</text:p>
          </table:table-cell>
          <table:table-cell office:value-type="float" office:value="0.000064">
            <text:p>0.000064</text:p>
          </table:table-cell>
          <table:table-cell office:value-type="float" office:value="0.000065">
            <text:p>0.000065</text:p>
          </table:table-cell>
          <table:table-cell office:value-type="float" office:value="0.000063">
            <text:p>0.000063</text:p>
          </table:table-cell>
          <table:table-cell table:formula="of:=AVERAGE([.B4:.AE4])" office:value-type="float" office:value="0.0000675666666666666">
            <text:p>6.75666666666666E-005</text:p>
          </table:table-cell>
          <table:table-cell table:formula="of:=VAR([.B4:.AE4])" office:value-type="float" office:value="0.0000000000030816091954023">
            <text:p>3.0816091954023E-012</text:p>
          </table:table-cell>
          <table:table-cell table:formula="of:=STDEV([.B4:.AE4])" office:value-type="float" office:value="0.00000175545127970055">
            <text:p>1.75545127970055E-006</text:p>
          </table:table-cell>
          <table:table-cell table:formula="of:=CONFIDENCE(0.95;[.AH4];30)" office:value-type="float" office:value="0.0000000200975278593075">
            <text:p>2.00975278593075E-008</text:p>
          </table:table-cell>
          <table:table-cell table:formula="of:=[.AF4]+[.AI4]" office:value-type="float" office:value="0.000067586764194526">
            <text:p>6.7586764194526E-005</text:p>
          </table:table-cell>
          <table:table-cell table:formula="of:=[.AF4]-[.AI4]" office:value-type="float" office:value="0.0000675465691388073">
            <text:p>6.75465691388073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71">
            <text:p>0.000071</text:p>
          </table:table-cell>
          <table:table-cell office:value-type="float" office:value="0.000072">
            <text:p>0.000072</text:p>
          </table:table-cell>
          <table:table-cell office:value-type="float" office:value="0.000074">
            <text:p>0.000074</text:p>
          </table:table-cell>
          <table:table-cell table:number-columns-repeated="2" office:value-type="float" office:value="0.000073">
            <text:p>0.000073</text:p>
          </table:table-cell>
          <table:table-cell office:value-type="float" office:value="0.000075">
            <text:p>0.000075</text:p>
          </table:table-cell>
          <table:table-cell office:value-type="float" office:value="0.000077">
            <text:p>0.000077</text:p>
          </table:table-cell>
          <table:table-cell office:value-type="float" office:value="0.000073">
            <text:p>0.000073</text:p>
          </table:table-cell>
          <table:table-cell table:number-columns-repeated="2" office:value-type="float" office:value="0.000072">
            <text:p>0.000072</text:p>
          </table:table-cell>
          <table:table-cell office:value-type="float" office:value="0.000073">
            <text:p>0.000073</text:p>
          </table:table-cell>
          <table:table-cell office:value-type="float" office:value="0.000071">
            <text:p>0.000071</text:p>
          </table:table-cell>
          <table:table-cell table:number-columns-repeated="2" office:value-type="float" office:value="0.000072">
            <text:p>0.000072</text:p>
          </table:table-cell>
          <table:table-cell table:number-columns-repeated="2"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table:number-columns-repeated="2"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table:number-columns-repeated="2" office:value-type="float" office:value="0.000078">
            <text:p>0.000078</text:p>
          </table:table-cell>
          <table:table-cell office:value-type="float" office:value="0.000075">
            <text:p>0.000075</text:p>
          </table:table-cell>
          <table:table-cell office:value-type="float" office:value="0.000074">
            <text:p>0.000074</text:p>
          </table:table-cell>
          <table:table-cell office:value-type="float" office:value="0.000069">
            <text:p>0.000069</text:p>
          </table:table-cell>
          <table:table-cell office:value-type="float" office:value="0.000073">
            <text:p>0.000073</text:p>
          </table:table-cell>
          <table:table-cell office:value-type="float" office:value="0.000072">
            <text:p>0.000072</text:p>
          </table:table-cell>
          <table:table-cell table:number-columns-repeated="2" office:value-type="float" office:value="0.000073">
            <text:p>0.000073</text:p>
          </table:table-cell>
          <table:table-cell office:value-type="float" office:value="0.00007">
            <text:p>0.00007</text:p>
          </table:table-cell>
          <table:table-cell table:formula="of:=AVERAGE([.B5:.AE5])" office:value-type="float" office:value="0.0000730333333333333">
            <text:p>7.30333333333333E-005</text:p>
          </table:table-cell>
          <table:table-cell table:formula="of:=VAR([.B5:.AE5])" office:value-type="float" office:value="0.00000000000403333333333333">
            <text:p>4.03333333333333E-012</text:p>
          </table:table-cell>
          <table:table-cell table:formula="of:=STDEV([.B5:.AE5])" office:value-type="float" office:value="0.00000200831604418561">
            <text:p>2.00831604418561E-006</text:p>
          </table:table-cell>
          <table:table-cell table:formula="of:=CONFIDENCE(0.95;[.AH5];30)" office:value-type="float" office:value="0.000000022992485245845">
            <text:p>0.000000023</text:p>
          </table:table-cell>
          <table:table-cell table:formula="of:=[.AF5]+[.AI5]" office:value-type="float" office:value="0.0000730563258185792">
            <text:p>7.30563258185792E-005</text:p>
          </table:table-cell>
          <table:table-cell table:formula="of:=[.AF5]-[.AI5]" office:value-type="float" office:value="0.0000730103408480875">
            <text:p>7.30103408480875E-0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283">
            <text:p>0.000283</text:p>
          </table:table-cell>
          <table:table-cell office:value-type="float" office:value="0.000281">
            <text:p>0.000281</text:p>
          </table:table-cell>
          <table:table-cell office:value-type="float" office:value="0.000284">
            <text:p>0.000284</text:p>
          </table:table-cell>
          <table:table-cell office:value-type="float" office:value="0.000293">
            <text:p>0.000293</text:p>
          </table:table-cell>
          <table:table-cell office:value-type="float" office:value="0.000288">
            <text:p>0.000288</text:p>
          </table:table-cell>
          <table:table-cell office:value-type="float" office:value="0.00029">
            <text:p>0.00029</text:p>
          </table:table-cell>
          <table:table-cell office:value-type="float" office:value="0.000283">
            <text:p>0.000283</text:p>
          </table:table-cell>
          <table:table-cell office:value-type="float" office:value="0.00028">
            <text:p>0.00028</text:p>
          </table:table-cell>
          <table:table-cell office:value-type="float" office:value="0.000293">
            <text:p>0.000293</text:p>
          </table:table-cell>
          <table:table-cell office:value-type="float" office:value="0.000254">
            <text:p>0.000254</text:p>
          </table:table-cell>
          <table:table-cell office:value-type="float" office:value="0.0003">
            <text:p>0.0003</text:p>
          </table:table-cell>
          <table:table-cell office:value-type="float" office:value="0.000254">
            <text:p>0.000254</text:p>
          </table:table-cell>
          <table:table-cell office:value-type="float" office:value="0.000289">
            <text:p>0.000289</text:p>
          </table:table-cell>
          <table:table-cell office:value-type="float" office:value="0.000277">
            <text:p>0.000277</text:p>
          </table:table-cell>
          <table:table-cell office:value-type="float" office:value="0.000282">
            <text:p>0.000282</text:p>
          </table:table-cell>
          <table:table-cell office:value-type="float" office:value="0.000266">
            <text:p>0.000266</text:p>
          </table:table-cell>
          <table:table-cell office:value-type="float" office:value="0.000281">
            <text:p>0.000281</text:p>
          </table:table-cell>
          <table:table-cell office:value-type="float" office:value="0.000284">
            <text:p>0.000284</text:p>
          </table:table-cell>
          <table:table-cell office:value-type="float" office:value="0.00028">
            <text:p>0.00028</text:p>
          </table:table-cell>
          <table:table-cell office:value-type="float" office:value="0.000293">
            <text:p>0.000293</text:p>
          </table:table-cell>
          <table:table-cell office:value-type="float" office:value="0.000287">
            <text:p>0.000287</text:p>
          </table:table-cell>
          <table:table-cell office:value-type="float" office:value="0.000281">
            <text:p>0.000281</text:p>
          </table:table-cell>
          <table:table-cell office:value-type="float" office:value="0.000286">
            <text:p>0.000286</text:p>
          </table:table-cell>
          <table:table-cell office:value-type="float" office:value="0.000277">
            <text:p>0.000277</text:p>
          </table:table-cell>
          <table:table-cell office:value-type="float" office:value="0.000288">
            <text:p>0.000288</text:p>
          </table:table-cell>
          <table:table-cell office:value-type="float" office:value="0.000292">
            <text:p>0.000292</text:p>
          </table:table-cell>
          <table:table-cell office:value-type="float" office:value="0.000273">
            <text:p>0.000273</text:p>
          </table:table-cell>
          <table:table-cell office:value-type="float" office:value="0.000289">
            <text:p>0.000289</text:p>
          </table:table-cell>
          <table:table-cell office:value-type="float" office:value="0.000262">
            <text:p>0.000262</text:p>
          </table:table-cell>
          <table:table-cell office:value-type="float" office:value="0.000293">
            <text:p>0.000293</text:p>
          </table:table-cell>
          <table:table-cell table:formula="of:=AVERAGE([.B6:.AE6])" office:value-type="float" office:value="0.0002821">
            <text:p>0.0002821</text:p>
          </table:table-cell>
          <table:table-cell table:formula="of:=VAR([.B6:.AE6])" office:value-type="float" office:value="0.000000000122713793103448">
            <text:p>1.22713793103448E-010</text:p>
          </table:table-cell>
          <table:table-cell table:formula="of:=STDEV([.B6:.AE6])" office:value-type="float" office:value="0.0000110776257882025">
            <text:p>1.10776257882025E-005</text:p>
          </table:table-cell>
          <table:table-cell table:formula="of:=CONFIDENCE(0.95;[.AH6];30)" office:value-type="float" office:value="0.000000126823737843274">
            <text:p>1.26823737843274E-007</text:p>
          </table:table-cell>
          <table:table-cell table:formula="of:=[.AF6]+[.AI6]" office:value-type="float" office:value="0.000282226823737843">
            <text:p>0.0002822268</text:p>
          </table:table-cell>
          <table:table-cell table:formula="of:=[.AF6]-[.AI6]" office:value-type="float" office:value="0.000281973176262157">
            <text:p>0.00028197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452">
            <text:p>0.000452</text:p>
          </table:table-cell>
          <table:table-cell office:value-type="float" office:value="0.000454">
            <text:p>0.000454</text:p>
          </table:table-cell>
          <table:table-cell table:number-columns-repeated="2" office:value-type="float" office:value="0.000437">
            <text:p>0.000437</text:p>
          </table:table-cell>
          <table:table-cell office:value-type="float" office:value="0.000421">
            <text:p>0.000421</text:p>
          </table:table-cell>
          <table:table-cell office:value-type="float" office:value="0.000424">
            <text:p>0.000424</text:p>
          </table:table-cell>
          <table:table-cell office:value-type="float" office:value="0.000462">
            <text:p>0.000462</text:p>
          </table:table-cell>
          <table:table-cell office:value-type="float" office:value="0.000416">
            <text:p>0.000416</text:p>
          </table:table-cell>
          <table:table-cell office:value-type="float" office:value="0.000425">
            <text:p>0.000425</text:p>
          </table:table-cell>
          <table:table-cell office:value-type="float" office:value="0.000426">
            <text:p>0.000426</text:p>
          </table:table-cell>
          <table:table-cell office:value-type="float" office:value="0.000412">
            <text:p>0.000412</text:p>
          </table:table-cell>
          <table:table-cell office:value-type="float" office:value="0.000436">
            <text:p>0.000436</text:p>
          </table:table-cell>
          <table:table-cell office:value-type="float" office:value="0.000428">
            <text:p>0.000428</text:p>
          </table:table-cell>
          <table:table-cell office:value-type="float" office:value="0.00045">
            <text:p>0.00045</text:p>
          </table:table-cell>
          <table:table-cell office:value-type="float" office:value="0.000477">
            <text:p>0.000477</text:p>
          </table:table-cell>
          <table:table-cell office:value-type="float" office:value="0.000434">
            <text:p>0.000434</text:p>
          </table:table-cell>
          <table:table-cell office:value-type="float" office:value="0.000436">
            <text:p>0.000436</text:p>
          </table:table-cell>
          <table:table-cell office:value-type="float" office:value="0.000441">
            <text:p>0.000441</text:p>
          </table:table-cell>
          <table:table-cell office:value-type="float" office:value="0.000453">
            <text:p>0.000453</text:p>
          </table:table-cell>
          <table:table-cell office:value-type="float" office:value="0.00045">
            <text:p>0.00045</text:p>
          </table:table-cell>
          <table:table-cell office:value-type="float" office:value="0.000426">
            <text:p>0.000426</text:p>
          </table:table-cell>
          <table:table-cell office:value-type="float" office:value="0.000444">
            <text:p>0.000444</text:p>
          </table:table-cell>
          <table:table-cell office:value-type="float" office:value="0.000456">
            <text:p>0.000456</text:p>
          </table:table-cell>
          <table:table-cell office:value-type="float" office:value="0.000446">
            <text:p>0.000446</text:p>
          </table:table-cell>
          <table:table-cell office:value-type="float" office:value="0.000453">
            <text:p>0.000453</text:p>
          </table:table-cell>
          <table:table-cell office:value-type="float" office:value="0.000455">
            <text:p>0.000455</text:p>
          </table:table-cell>
          <table:table-cell office:value-type="float" office:value="0.000462">
            <text:p>0.000462</text:p>
          </table:table-cell>
          <table:table-cell office:value-type="float" office:value="0.0005">
            <text:p>0.0005</text:p>
          </table:table-cell>
          <table:table-cell office:value-type="float" office:value="0.000452">
            <text:p>0.000452</text:p>
          </table:table-cell>
          <table:table-cell office:value-type="float" office:value="0.000457">
            <text:p>0.000457</text:p>
          </table:table-cell>
          <table:table-cell table:formula="of:=AVERAGE([.B7:.AE7])" office:value-type="float" office:value="0.000444066666666667">
            <text:p>0.0004440667</text:p>
          </table:table-cell>
          <table:table-cell table:formula="of:=VAR([.B7:.AE7])" office:value-type="float" office:value="0.000000000348616091954023">
            <text:p>3.48616091954023E-010</text:p>
          </table:table-cell>
          <table:table-cell table:formula="of:=STDEV([.B7:.AE7])" office:value-type="float" office:value="0.0000186712638017362">
            <text:p>1.86712638017362E-005</text:p>
          </table:table-cell>
          <table:table-cell table:formula="of:=CONFIDENCE(0.95;[.AH7];30)" office:value-type="float" office:value="0.000000213760557620194">
            <text:p>2.13760557620194E-007</text:p>
          </table:table-cell>
          <table:table-cell table:formula="of:=[.AF7]+[.AI7]" office:value-type="float" office:value="0.000444280427224287">
            <text:p>0.0004442804</text:p>
          </table:table-cell>
          <table:table-cell table:formula="of:=[.AF7]-[.AI7]" office:value-type="float" office:value="0.000443852906109047">
            <text:p>0.00044385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54">
            <text:p>0.00054</text:p>
          </table:table-cell>
          <table:table-cell office:value-type="float" office:value="0.000523">
            <text:p>0.000523</text:p>
          </table:table-cell>
          <table:table-cell office:value-type="float" office:value="0.000537">
            <text:p>0.000537</text:p>
          </table:table-cell>
          <table:table-cell office:value-type="float" office:value="0.000519">
            <text:p>0.000519</text:p>
          </table:table-cell>
          <table:table-cell office:value-type="float" office:value="0.000532">
            <text:p>0.000532</text:p>
          </table:table-cell>
          <table:table-cell office:value-type="float" office:value="0.000529">
            <text:p>0.000529</text:p>
          </table:table-cell>
          <table:table-cell office:value-type="float" office:value="0.000531">
            <text:p>0.000531</text:p>
          </table:table-cell>
          <table:table-cell office:value-type="float" office:value="0.00056">
            <text:p>0.00056</text:p>
          </table:table-cell>
          <table:table-cell office:value-type="float" office:value="0.000546">
            <text:p>0.000546</text:p>
          </table:table-cell>
          <table:table-cell office:value-type="float" office:value="0.000531">
            <text:p>0.000531</text:p>
          </table:table-cell>
          <table:table-cell office:value-type="float" office:value="0.000538">
            <text:p>0.000538</text:p>
          </table:table-cell>
          <table:table-cell office:value-type="float" office:value="0.000507">
            <text:p>0.000507</text:p>
          </table:table-cell>
          <table:table-cell office:value-type="float" office:value="0.000537">
            <text:p>0.000537</text:p>
          </table:table-cell>
          <table:table-cell office:value-type="float" office:value="0.00056">
            <text:p>0.00056</text:p>
          </table:table-cell>
          <table:table-cell office:value-type="float" office:value="0.000544">
            <text:p>0.000544</text:p>
          </table:table-cell>
          <table:table-cell office:value-type="float" office:value="0.00054">
            <text:p>0.00054</text:p>
          </table:table-cell>
          <table:table-cell office:value-type="float" office:value="0.000554">
            <text:p>0.000554</text:p>
          </table:table-cell>
          <table:table-cell office:value-type="float" office:value="0.000587">
            <text:p>0.000587</text:p>
          </table:table-cell>
          <table:table-cell office:value-type="float" office:value="0.000545">
            <text:p>0.000545</text:p>
          </table:table-cell>
          <table:table-cell office:value-type="float" office:value="0.000547">
            <text:p>0.000547</text:p>
          </table:table-cell>
          <table:table-cell office:value-type="float" office:value="0.000537">
            <text:p>0.000537</text:p>
          </table:table-cell>
          <table:table-cell office:value-type="float" office:value="0.000504">
            <text:p>0.000504</text:p>
          </table:table-cell>
          <table:table-cell office:value-type="float" office:value="0.000546">
            <text:p>0.000546</text:p>
          </table:table-cell>
          <table:table-cell office:value-type="float" office:value="0.000544">
            <text:p>0.000544</text:p>
          </table:table-cell>
          <table:table-cell office:value-type="float" office:value="0.00059">
            <text:p>0.00059</text:p>
          </table:table-cell>
          <table:table-cell office:value-type="float" office:value="0.000508">
            <text:p>0.000508</text:p>
          </table:table-cell>
          <table:table-cell office:value-type="float" office:value="0.00055">
            <text:p>0.00055</text:p>
          </table:table-cell>
          <table:table-cell office:value-type="float" office:value="0.000538">
            <text:p>0.000538</text:p>
          </table:table-cell>
          <table:table-cell office:value-type="float" office:value="0.000509">
            <text:p>0.000509</text:p>
          </table:table-cell>
          <table:table-cell office:value-type="float" office:value="0.000555">
            <text:p>0.000555</text:p>
          </table:table-cell>
          <table:table-cell table:formula="of:=AVERAGE([.B8:.AE8])" office:value-type="float" office:value="0.0005396">
            <text:p>0.0005396</text:p>
          </table:table-cell>
          <table:table-cell table:formula="of:=VAR([.B8:.AE8])" office:value-type="float" office:value="0.000000000402937931034483">
            <text:p>4.02937931034483E-010</text:p>
          </table:table-cell>
          <table:table-cell table:formula="of:=STDEV([.B8:.AE8])" office:value-type="float" office:value="0.000020073313902654">
            <text:p>2.0073313902654E-005</text:p>
          </table:table-cell>
          <table:table-cell table:formula="of:=CONFIDENCE(0.95;[.AH8];30)" office:value-type="float" office:value="0.000000229812122986422">
            <text:p>2.29812122986422E-007</text:p>
          </table:table-cell>
          <table:table-cell table:formula="of:=[.AF8]+[.AI8]" office:value-type="float" office:value="0.000539829812122986">
            <text:p>0.0005398298</text:p>
          </table:table-cell>
          <table:table-cell table:formula="of:=[.AF8]-[.AI8]" office:value-type="float" office:value="0.000539370187877014">
            <text:p>0.00053937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611">
            <text:p>0.000611</text:p>
          </table:table-cell>
          <table:table-cell office:value-type="float" office:value="0.000555">
            <text:p>0.000555</text:p>
          </table:table-cell>
          <table:table-cell office:value-type="float" office:value="0.000558">
            <text:p>0.000558</text:p>
          </table:table-cell>
          <table:table-cell office:value-type="float" office:value="0.000579">
            <text:p>0.000579</text:p>
          </table:table-cell>
          <table:table-cell office:value-type="float" office:value="0.00055">
            <text:p>0.00055</text:p>
          </table:table-cell>
          <table:table-cell office:value-type="float" office:value="0.000587">
            <text:p>0.000587</text:p>
          </table:table-cell>
          <table:table-cell office:value-type="float" office:value="0.000543">
            <text:p>0.000543</text:p>
          </table:table-cell>
          <table:table-cell office:value-type="float" office:value="0.000547">
            <text:p>0.000547</text:p>
          </table:table-cell>
          <table:table-cell office:value-type="float" office:value="0.00058">
            <text:p>0.00058</text:p>
          </table:table-cell>
          <table:table-cell office:value-type="float" office:value="0.000542">
            <text:p>0.000542</text:p>
          </table:table-cell>
          <table:table-cell office:value-type="float" office:value="0.000568">
            <text:p>0.000568</text:p>
          </table:table-cell>
          <table:table-cell office:value-type="float" office:value="0.000555">
            <text:p>0.000555</text:p>
          </table:table-cell>
          <table:table-cell office:value-type="float" office:value="0.000566">
            <text:p>0.000566</text:p>
          </table:table-cell>
          <table:table-cell office:value-type="float" office:value="0.000578">
            <text:p>0.000578</text:p>
          </table:table-cell>
          <table:table-cell office:value-type="float" office:value="0.000571">
            <text:p>0.000571</text:p>
          </table:table-cell>
          <table:table-cell office:value-type="float" office:value="0.000535">
            <text:p>0.000535</text:p>
          </table:table-cell>
          <table:table-cell office:value-type="float" office:value="0.000587">
            <text:p>0.000587</text:p>
          </table:table-cell>
          <table:table-cell office:value-type="float" office:value="0.000567">
            <text:p>0.000567</text:p>
          </table:table-cell>
          <table:table-cell office:value-type="float" office:value="0.000577">
            <text:p>0.000577</text:p>
          </table:table-cell>
          <table:table-cell office:value-type="float" office:value="0.000557">
            <text:p>0.000557</text:p>
          </table:table-cell>
          <table:table-cell office:value-type="float" office:value="0.000578">
            <text:p>0.000578</text:p>
          </table:table-cell>
          <table:table-cell office:value-type="float" office:value="0.000551">
            <text:p>0.000551</text:p>
          </table:table-cell>
          <table:table-cell office:value-type="float" office:value="0.000622">
            <text:p>0.000622</text:p>
          </table:table-cell>
          <table:table-cell office:value-type="float" office:value="0.000606">
            <text:p>0.000606</text:p>
          </table:table-cell>
          <table:table-cell office:value-type="float" office:value="0.000607">
            <text:p>0.000607</text:p>
          </table:table-cell>
          <table:table-cell office:value-type="float" office:value="0.000586">
            <text:p>0.000586</text:p>
          </table:table-cell>
          <table:table-cell office:value-type="float" office:value="0.000555">
            <text:p>0.000555</text:p>
          </table:table-cell>
          <table:table-cell office:value-type="float" office:value="0.000598">
            <text:p>0.000598</text:p>
          </table:table-cell>
          <table:table-cell office:value-type="float" office:value="0.000564">
            <text:p>0.000564</text:p>
          </table:table-cell>
          <table:table-cell office:value-type="float" office:value="0.000553">
            <text:p>0.000553</text:p>
          </table:table-cell>
          <table:table-cell table:formula="of:=AVERAGE([.B9:.AE9])" office:value-type="float" office:value="0.0005711">
            <text:p>0.0005711</text:p>
          </table:table-cell>
          <table:table-cell table:formula="of:=VAR([.B9:.AE9])" office:value-type="float" office:value="0.000000000495196551724138">
            <text:p>4.95196551724138E-010</text:p>
          </table:table-cell>
          <table:table-cell table:formula="of:=STDEV([.B9:.AE9])" office:value-type="float" office:value="0.0000222530121944005">
            <text:p>0.000022253</text:p>
          </table:table-cell>
          <table:table-cell table:formula="of:=CONFIDENCE(0.95;[.AH9];30)" office:value-type="float" office:value="0.000000254766701703487">
            <text:p>2.54766701703487E-007</text:p>
          </table:table-cell>
          <table:table-cell table:formula="of:=[.AF9]+[.AI9]" office:value-type="float" office:value="0.000571354766701703">
            <text:p>0.0005713548</text:p>
          </table:table-cell>
          <table:table-cell table:formula="of:=[.AF9]-[.AI9]" office:value-type="float" office:value="0.000570845233298296">
            <text:p>0.000570845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183">
            <text:p>0.003183</text:p>
          </table:table-cell>
          <table:table-cell office:value-type="float" office:value="0.00322">
            <text:p>0.00322</text:p>
          </table:table-cell>
          <table:table-cell office:value-type="float" office:value="0.003207">
            <text:p>0.003207</text:p>
          </table:table-cell>
          <table:table-cell office:value-type="float" office:value="0.003233">
            <text:p>0.003233</text:p>
          </table:table-cell>
          <table:table-cell office:value-type="float" office:value="0.003163">
            <text:p>0.003163</text:p>
          </table:table-cell>
          <table:table-cell office:value-type="float" office:value="0.00314">
            <text:p>0.00314</text:p>
          </table:table-cell>
          <table:table-cell office:value-type="float" office:value="0.003189">
            <text:p>0.003189</text:p>
          </table:table-cell>
          <table:table-cell office:value-type="float" office:value="0.003194">
            <text:p>0.003194</text:p>
          </table:table-cell>
          <table:table-cell office:value-type="float" office:value="0.003198">
            <text:p>0.003198</text:p>
          </table:table-cell>
          <table:table-cell office:value-type="float" office:value="0.003178">
            <text:p>0.003178</text:p>
          </table:table-cell>
          <table:table-cell office:value-type="float" office:value="0.003205">
            <text:p>0.003205</text:p>
          </table:table-cell>
          <table:table-cell office:value-type="float" office:value="0.003141">
            <text:p>0.003141</text:p>
          </table:table-cell>
          <table:table-cell office:value-type="float" office:value="0.00321">
            <text:p>0.00321</text:p>
          </table:table-cell>
          <table:table-cell office:value-type="float" office:value="0.003115">
            <text:p>0.003115</text:p>
          </table:table-cell>
          <table:table-cell office:value-type="float" office:value="0.003187">
            <text:p>0.003187</text:p>
          </table:table-cell>
          <table:table-cell office:value-type="float" office:value="0.003179">
            <text:p>0.003179</text:p>
          </table:table-cell>
          <table:table-cell office:value-type="float" office:value="0.003167">
            <text:p>0.003167</text:p>
          </table:table-cell>
          <table:table-cell office:value-type="float" office:value="0.003195">
            <text:p>0.003195</text:p>
          </table:table-cell>
          <table:table-cell office:value-type="float" office:value="0.003169">
            <text:p>0.003169</text:p>
          </table:table-cell>
          <table:table-cell office:value-type="float" office:value="0.003134">
            <text:p>0.003134</text:p>
          </table:table-cell>
          <table:table-cell office:value-type="float" office:value="0.00318">
            <text:p>0.00318</text:p>
          </table:table-cell>
          <table:table-cell office:value-type="float" office:value="0.003131">
            <text:p>0.003131</text:p>
          </table:table-cell>
          <table:table-cell office:value-type="float" office:value="0.003223">
            <text:p>0.003223</text:p>
          </table:table-cell>
          <table:table-cell office:value-type="float" office:value="0.003141">
            <text:p>0.003141</text:p>
          </table:table-cell>
          <table:table-cell office:value-type="float" office:value="0.003193">
            <text:p>0.003193</text:p>
          </table:table-cell>
          <table:table-cell office:value-type="float" office:value="0.003185">
            <text:p>0.003185</text:p>
          </table:table-cell>
          <table:table-cell office:value-type="float" office:value="0.003199">
            <text:p>0.003199</text:p>
          </table:table-cell>
          <table:table-cell office:value-type="float" office:value="0.003174">
            <text:p>0.003174</text:p>
          </table:table-cell>
          <table:table-cell office:value-type="float" office:value="0.003136">
            <text:p>0.003136</text:p>
          </table:table-cell>
          <table:table-cell office:value-type="float" office:value="0.003207">
            <text:p>0.003207</text:p>
          </table:table-cell>
          <table:table-cell table:formula="of:=AVERAGE([.B10:.AE10])" office:value-type="float" office:value="0.0031792">
            <text:p>0.0031792</text:p>
          </table:table-cell>
          <table:table-cell table:formula="of:=VAR([.B10:.AE10])" office:value-type="float" office:value="0.000000000917268965517242">
            <text:p>9.17268965517242E-010</text:p>
          </table:table-cell>
          <table:table-cell table:formula="of:=STDEV([.B10:.AE10])" office:value-type="float" office:value="0.0000302864485457975">
            <text:p>3.02864485457975E-005</text:p>
          </table:table-cell>
          <table:table-cell table:formula="of:=CONFIDENCE(0.95;[.AH10];30)" office:value-type="float" office:value="0.00000034673861385232">
            <text:p>3.4673861385232E-007</text:p>
          </table:table-cell>
          <table:table-cell table:formula="of:=[.AF10]+[.AI10]" office:value-type="float" office:value="0.00317954673861385">
            <text:p>0.0031795467</text:p>
          </table:table-cell>
          <table:table-cell table:formula="of:=[.AF10]-[.AI10]" office:value-type="float" office:value="0.00317885326138615">
            <text:p>0.00317885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3414">
            <text:p>0.003414</text:p>
          </table:table-cell>
          <table:table-cell office:value-type="float" office:value="0.00342">
            <text:p>0.00342</text:p>
          </table:table-cell>
          <table:table-cell office:value-type="float" office:value="0.003419">
            <text:p>0.003419</text:p>
          </table:table-cell>
          <table:table-cell office:value-type="float" office:value="0.003381">
            <text:p>0.003381</text:p>
          </table:table-cell>
          <table:table-cell office:value-type="float" office:value="0.00359">
            <text:p>0.00359</text:p>
          </table:table-cell>
          <table:table-cell office:value-type="float" office:value="0.003407">
            <text:p>0.003407</text:p>
          </table:table-cell>
          <table:table-cell office:value-type="float" office:value="0.003454">
            <text:p>0.003454</text:p>
          </table:table-cell>
          <table:table-cell office:value-type="float" office:value="0.00339">
            <text:p>0.00339</text:p>
          </table:table-cell>
          <table:table-cell office:value-type="float" office:value="0.003489">
            <text:p>0.003489</text:p>
          </table:table-cell>
          <table:table-cell office:value-type="float" office:value="0.003431">
            <text:p>0.003431</text:p>
          </table:table-cell>
          <table:table-cell office:value-type="float" office:value="0.003391">
            <text:p>0.003391</text:p>
          </table:table-cell>
          <table:table-cell office:value-type="float" office:value="0.003475">
            <text:p>0.003475</text:p>
          </table:table-cell>
          <table:table-cell office:value-type="float" office:value="0.003458">
            <text:p>0.003458</text:p>
          </table:table-cell>
          <table:table-cell office:value-type="float" office:value="0.003469">
            <text:p>0.003469</text:p>
          </table:table-cell>
          <table:table-cell office:value-type="float" office:value="0.003494">
            <text:p>0.003494</text:p>
          </table:table-cell>
          <table:table-cell office:value-type="float" office:value="0.003442">
            <text:p>0.003442</text:p>
          </table:table-cell>
          <table:table-cell office:value-type="float" office:value="0.003522">
            <text:p>0.003522</text:p>
          </table:table-cell>
          <table:table-cell office:value-type="float" office:value="0.003517">
            <text:p>0.003517</text:p>
          </table:table-cell>
          <table:table-cell office:value-type="float" office:value="0.003398">
            <text:p>0.003398</text:p>
          </table:table-cell>
          <table:table-cell office:value-type="float" office:value="0.003488">
            <text:p>0.003488</text:p>
          </table:table-cell>
          <table:table-cell office:value-type="float" office:value="0.003516">
            <text:p>0.003516</text:p>
          </table:table-cell>
          <table:table-cell office:value-type="float" office:value="0.003407">
            <text:p>0.003407</text:p>
          </table:table-cell>
          <table:table-cell office:value-type="float" office:value="0.003517">
            <text:p>0.003517</text:p>
          </table:table-cell>
          <table:table-cell office:value-type="float" office:value="0.00349">
            <text:p>0.00349</text:p>
          </table:table-cell>
          <table:table-cell office:value-type="float" office:value="0.003391">
            <text:p>0.003391</text:p>
          </table:table-cell>
          <table:table-cell office:value-type="float" office:value="0.003373">
            <text:p>0.003373</text:p>
          </table:table-cell>
          <table:table-cell office:value-type="float" office:value="0.003491">
            <text:p>0.003491</text:p>
          </table:table-cell>
          <table:table-cell office:value-type="float" office:value="0.003437">
            <text:p>0.003437</text:p>
          </table:table-cell>
          <table:table-cell office:value-type="float" office:value="0.0034">
            <text:p>0.0034</text:p>
          </table:table-cell>
          <table:table-cell office:value-type="float" office:value="0.003359">
            <text:p>0.003359</text:p>
          </table:table-cell>
          <table:table-cell table:formula="of:=AVERAGE([.B11:.AE11])" office:value-type="float" office:value="0.00344766666666667">
            <text:p>0.0034476667</text:p>
          </table:table-cell>
          <table:table-cell table:formula="of:=VAR([.B11:.AE11])" office:value-type="float" office:value="0.00000000308236781609195">
            <text:p>3.08236781609195E-009</text:p>
          </table:table-cell>
          <table:table-cell table:formula="of:=STDEV([.B11:.AE11])" office:value-type="float" office:value="0.0000555190761458794">
            <text:p>5.55190761458794E-005</text:p>
          </table:table-cell>
          <table:table-cell table:formula="of:=CONFIDENCE(0.95;[.AH11];30)" office:value-type="float" office:value="0.000000635617856483698">
            <text:p>6.35617856483698E-007</text:p>
          </table:table-cell>
          <table:table-cell table:formula="of:=[.AF11]+[.AI11]" office:value-type="float" office:value="0.00344830228452315">
            <text:p>0.0034483023</text:p>
          </table:table-cell>
          <table:table-cell table:formula="of:=[.AF11]-[.AI11]" office:value-type="float" office:value="0.00344703104881018">
            <text:p>0.0034470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5256">
            <text:p>0.005256</text:p>
          </table:table-cell>
          <table:table-cell office:value-type="float" office:value="0.005147">
            <text:p>0.005147</text:p>
          </table:table-cell>
          <table:table-cell office:value-type="float" office:value="0.005243">
            <text:p>0.005243</text:p>
          </table:table-cell>
          <table:table-cell office:value-type="float" office:value="0.005231">
            <text:p>0.005231</text:p>
          </table:table-cell>
          <table:table-cell office:value-type="float" office:value="0.005177">
            <text:p>0.005177</text:p>
          </table:table-cell>
          <table:table-cell office:value-type="float" office:value="0.0052">
            <text:p>0.0052</text:p>
          </table:table-cell>
          <table:table-cell office:value-type="float" office:value="0.005144">
            <text:p>0.005144</text:p>
          </table:table-cell>
          <table:table-cell office:value-type="float" office:value="0.005255">
            <text:p>0.005255</text:p>
          </table:table-cell>
          <table:table-cell office:value-type="float" office:value="0.005208">
            <text:p>0.005208</text:p>
          </table:table-cell>
          <table:table-cell office:value-type="float" office:value="0.005326">
            <text:p>0.005326</text:p>
          </table:table-cell>
          <table:table-cell office:value-type="float" office:value="0.005215">
            <text:p>0.005215</text:p>
          </table:table-cell>
          <table:table-cell office:value-type="float" office:value="0.00533">
            <text:p>0.00533</text:p>
          </table:table-cell>
          <table:table-cell office:value-type="float" office:value="0.005286">
            <text:p>0.005286</text:p>
          </table:table-cell>
          <table:table-cell office:value-type="float" office:value="0.005324">
            <text:p>0.005324</text:p>
          </table:table-cell>
          <table:table-cell office:value-type="float" office:value="0.00526">
            <text:p>0.00526</text:p>
          </table:table-cell>
          <table:table-cell office:value-type="float" office:value="0.005268">
            <text:p>0.005268</text:p>
          </table:table-cell>
          <table:table-cell office:value-type="float" office:value="0.005257">
            <text:p>0.005257</text:p>
          </table:table-cell>
          <table:table-cell office:value-type="float" office:value="0.005116">
            <text:p>0.005116</text:p>
          </table:table-cell>
          <table:table-cell office:value-type="float" office:value="0.005235">
            <text:p>0.005235</text:p>
          </table:table-cell>
          <table:table-cell office:value-type="float" office:value="0.005191">
            <text:p>0.005191</text:p>
          </table:table-cell>
          <table:table-cell office:value-type="float" office:value="0.005173">
            <text:p>0.005173</text:p>
          </table:table-cell>
          <table:table-cell office:value-type="float" office:value="0.005134">
            <text:p>0.005134</text:p>
          </table:table-cell>
          <table:table-cell office:value-type="float" office:value="0.005269">
            <text:p>0.005269</text:p>
          </table:table-cell>
          <table:table-cell office:value-type="float" office:value="0.005186">
            <text:p>0.005186</text:p>
          </table:table-cell>
          <table:table-cell office:value-type="float" office:value="0.005229">
            <text:p>0.005229</text:p>
          </table:table-cell>
          <table:table-cell office:value-type="float" office:value="0.005225">
            <text:p>0.005225</text:p>
          </table:table-cell>
          <table:table-cell office:value-type="float" office:value="0.005195">
            <text:p>0.005195</text:p>
          </table:table-cell>
          <table:table-cell office:value-type="float" office:value="0.005189">
            <text:p>0.005189</text:p>
          </table:table-cell>
          <table:table-cell office:value-type="float" office:value="0.005246">
            <text:p>0.005246</text:p>
          </table:table-cell>
          <table:table-cell office:value-type="float" office:value="0.005243">
            <text:p>0.005243</text:p>
          </table:table-cell>
          <table:table-cell table:formula="of:=AVERAGE([.B12:.AE12])" office:value-type="float" office:value="0.00522526666666667">
            <text:p>0.0052252667</text:p>
          </table:table-cell>
          <table:table-cell table:formula="of:=VAR([.B12:.AE12])" office:value-type="float" office:value="0.00000000302013333333334">
            <text:p>0.000000003</text:p>
          </table:table-cell>
          <table:table-cell table:formula="of:=STDEV([.B12:.AE12])" office:value-type="float" office:value="0.0000549557397669555">
            <text:p>5.49557397669555E-005</text:p>
          </table:table-cell>
          <table:table-cell table:formula="of:=CONFIDENCE(0.95;[.AH12];30)" office:value-type="float" office:value="0.000000629168421685647">
            <text:p>6.29168421685647E-007</text:p>
          </table:table-cell>
          <table:table-cell table:formula="of:=[.AF12]+[.AI12]" office:value-type="float" office:value="0.00522589583508835">
            <text:p>0.0052258958</text:p>
          </table:table-cell>
          <table:table-cell table:formula="of:=[.AF12]-[.AI12]" office:value-type="float" office:value="0.00522463749824498">
            <text:p>0.00522463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773">
            <text:p>0.00773</text:p>
          </table:table-cell>
          <table:table-cell office:value-type="float" office:value="0.007674">
            <text:p>0.007674</text:p>
          </table:table-cell>
          <table:table-cell office:value-type="float" office:value="0.007712">
            <text:p>0.007712</text:p>
          </table:table-cell>
          <table:table-cell office:value-type="float" office:value="0.007776">
            <text:p>0.007776</text:p>
          </table:table-cell>
          <table:table-cell office:value-type="float" office:value="0.007583">
            <text:p>0.007583</text:p>
          </table:table-cell>
          <table:table-cell office:value-type="float" office:value="0.007657">
            <text:p>0.007657</text:p>
          </table:table-cell>
          <table:table-cell office:value-type="float" office:value="0.007713">
            <text:p>0.007713</text:p>
          </table:table-cell>
          <table:table-cell office:value-type="float" office:value="0.007779">
            <text:p>0.007779</text:p>
          </table:table-cell>
          <table:table-cell office:value-type="float" office:value="0.007611">
            <text:p>0.007611</text:p>
          </table:table-cell>
          <table:table-cell office:value-type="float" office:value="0.007604">
            <text:p>0.007604</text:p>
          </table:table-cell>
          <table:table-cell office:value-type="float" office:value="0.007671">
            <text:p>0.007671</text:p>
          </table:table-cell>
          <table:table-cell office:value-type="float" office:value="0.007659">
            <text:p>0.007659</text:p>
          </table:table-cell>
          <table:table-cell office:value-type="float" office:value="0.007754">
            <text:p>0.007754</text:p>
          </table:table-cell>
          <table:table-cell office:value-type="float" office:value="0.007779">
            <text:p>0.007779</text:p>
          </table:table-cell>
          <table:table-cell office:value-type="float" office:value="0.007939">
            <text:p>0.007939</text:p>
          </table:table-cell>
          <table:table-cell office:value-type="float" office:value="0.007639">
            <text:p>0.007639</text:p>
          </table:table-cell>
          <table:table-cell office:value-type="float" office:value="0.007533">
            <text:p>0.007533</text:p>
          </table:table-cell>
          <table:table-cell office:value-type="float" office:value="0.007735">
            <text:p>0.007735</text:p>
          </table:table-cell>
          <table:table-cell office:value-type="float" office:value="0.007662">
            <text:p>0.007662</text:p>
          </table:table-cell>
          <table:table-cell office:value-type="float" office:value="0.007669">
            <text:p>0.007669</text:p>
          </table:table-cell>
          <table:table-cell office:value-type="float" office:value="0.007743">
            <text:p>0.007743</text:p>
          </table:table-cell>
          <table:table-cell office:value-type="float" office:value="0.007724">
            <text:p>0.007724</text:p>
          </table:table-cell>
          <table:table-cell office:value-type="float" office:value="0.007567">
            <text:p>0.007567</text:p>
          </table:table-cell>
          <table:table-cell office:value-type="float" office:value="0.007572">
            <text:p>0.007572</text:p>
          </table:table-cell>
          <table:table-cell office:value-type="float" office:value="0.007745">
            <text:p>0.007745</text:p>
          </table:table-cell>
          <table:table-cell office:value-type="float" office:value="0.007661">
            <text:p>0.007661</text:p>
          </table:table-cell>
          <table:table-cell office:value-type="float" office:value="0.007647">
            <text:p>0.007647</text:p>
          </table:table-cell>
          <table:table-cell office:value-type="float" office:value="0.007575">
            <text:p>0.007575</text:p>
          </table:table-cell>
          <table:table-cell office:value-type="float" office:value="0.007537">
            <text:p>0.007537</text:p>
          </table:table-cell>
          <table:table-cell office:value-type="float" office:value="0.007588">
            <text:p>0.007588</text:p>
          </table:table-cell>
          <table:table-cell table:formula="of:=AVERAGE([.B13:.AE13])" office:value-type="float" office:value="0.0076746">
            <text:p>0.0076746</text:p>
          </table:table-cell>
          <table:table-cell table:formula="of:=VAR([.B13:.AE13])" office:value-type="float" office:value="0.00000000789162758620691">
            <text:p>7.89162758620691E-009</text:p>
          </table:table-cell>
          <table:table-cell table:formula="of:=STDEV([.B13:.AE13])" office:value-type="float" office:value="0.000088834833180498">
            <text:p>8.8834833180498E-005</text:p>
          </table:table-cell>
          <table:table-cell table:formula="of:=CONFIDENCE(0.95;[.AH13];30)" office:value-type="float" office:value="0.00000101703792943006">
            <text:p>0.000001017</text:p>
          </table:table-cell>
          <table:table-cell table:formula="of:=[.AF13]+[.AI13]" office:value-type="float" office:value="0.00767561703792943">
            <text:p>0.007675617</text:p>
          </table:table-cell>
          <table:table-cell table:formula="of:=[.AF13]-[.AI13]" office:value-type="float" office:value="0.00767358296207057">
            <text:p>0.0076735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0638">
            <text:p>0.010638</text:p>
          </table:table-cell>
          <table:table-cell office:value-type="float" office:value="0.010698">
            <text:p>0.010698</text:p>
          </table:table-cell>
          <table:table-cell office:value-type="float" office:value="0.010794">
            <text:p>0.010794</text:p>
          </table:table-cell>
          <table:table-cell office:value-type="float" office:value="0.010744">
            <text:p>0.010744</text:p>
          </table:table-cell>
          <table:table-cell office:value-type="float" office:value="0.010727">
            <text:p>0.010727</text:p>
          </table:table-cell>
          <table:table-cell office:value-type="float" office:value="0.010702">
            <text:p>0.010702</text:p>
          </table:table-cell>
          <table:table-cell office:value-type="float" office:value="0.010859">
            <text:p>0.010859</text:p>
          </table:table-cell>
          <table:table-cell office:value-type="float" office:value="0.010803">
            <text:p>0.010803</text:p>
          </table:table-cell>
          <table:table-cell office:value-type="float" office:value="0.010928">
            <text:p>0.010928</text:p>
          </table:table-cell>
          <table:table-cell office:value-type="float" office:value="0.01091">
            <text:p>0.01091</text:p>
          </table:table-cell>
          <table:table-cell office:value-type="float" office:value="0.010825">
            <text:p>0.010825</text:p>
          </table:table-cell>
          <table:table-cell office:value-type="float" office:value="0.01097">
            <text:p>0.01097</text:p>
          </table:table-cell>
          <table:table-cell office:value-type="float" office:value="0.011019">
            <text:p>0.011019</text:p>
          </table:table-cell>
          <table:table-cell office:value-type="float" office:value="0.01083">
            <text:p>0.01083</text:p>
          </table:table-cell>
          <table:table-cell office:value-type="float" office:value="0.010879">
            <text:p>0.010879</text:p>
          </table:table-cell>
          <table:table-cell office:value-type="float" office:value="0.010721">
            <text:p>0.010721</text:p>
          </table:table-cell>
          <table:table-cell office:value-type="float" office:value="0.01069">
            <text:p>0.01069</text:p>
          </table:table-cell>
          <table:table-cell office:value-type="float" office:value="0.010845">
            <text:p>0.010845</text:p>
          </table:table-cell>
          <table:table-cell office:value-type="float" office:value="0.010887">
            <text:p>0.010887</text:p>
          </table:table-cell>
          <table:table-cell office:value-type="float" office:value="0.010823">
            <text:p>0.010823</text:p>
          </table:table-cell>
          <table:table-cell office:value-type="float" office:value="0.010862">
            <text:p>0.010862</text:p>
          </table:table-cell>
          <table:table-cell office:value-type="float" office:value="0.010767">
            <text:p>0.010767</text:p>
          </table:table-cell>
          <table:table-cell office:value-type="float" office:value="0.010731">
            <text:p>0.010731</text:p>
          </table:table-cell>
          <table:table-cell office:value-type="float" office:value="0.010816">
            <text:p>0.010816</text:p>
          </table:table-cell>
          <table:table-cell office:value-type="float" office:value="0.010867">
            <text:p>0.010867</text:p>
          </table:table-cell>
          <table:table-cell office:value-type="float" office:value="0.010755">
            <text:p>0.010755</text:p>
          </table:table-cell>
          <table:table-cell office:value-type="float" office:value="0.011073">
            <text:p>0.011073</text:p>
          </table:table-cell>
          <table:table-cell office:value-type="float" office:value="0.010861">
            <text:p>0.010861</text:p>
          </table:table-cell>
          <table:table-cell office:value-type="float" office:value="0.010902">
            <text:p>0.010902</text:p>
          </table:table-cell>
          <table:table-cell office:value-type="float" office:value="0.010951">
            <text:p>0.010951</text:p>
          </table:table-cell>
          <table:table-cell table:formula="of:=AVERAGE([.B14:.AE14])" office:value-type="float" office:value="0.0108292333333333">
            <text:p>0.0108292333</text:p>
          </table:table-cell>
          <table:table-cell table:formula="of:=VAR([.B14:.AE14])" office:value-type="float" office:value="0.0000000104172195402299">
            <text:p>1.04172195402299E-008</text:p>
          </table:table-cell>
          <table:table-cell table:formula="of:=STDEV([.B14:.AE14])" office:value-type="float" office:value="0.000102064781096272">
            <text:p>0.0001020648</text:p>
          </table:table-cell>
          <table:table-cell table:formula="of:=CONFIDENCE(0.95;[.AH14];30)" office:value-type="float" office:value="0.00000116850282617149">
            <text:p>1.16850282617149E-006</text:p>
          </table:table-cell>
          <table:table-cell table:formula="of:=[.AF14]+[.AI14]" office:value-type="float" office:value="0.0108304018361595">
            <text:p>0.0108304018</text:p>
          </table:table-cell>
          <table:table-cell table:formula="of:=[.AF14]-[.AI14]" office:value-type="float" office:value="0.0108280648305072">
            <text:p>0.01082806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3895">
            <text:p>0.013895</text:p>
          </table:table-cell>
          <table:table-cell office:value-type="float" office:value="0.013342">
            <text:p>0.013342</text:p>
          </table:table-cell>
          <table:table-cell office:value-type="float" office:value="0.013442">
            <text:p>0.013442</text:p>
          </table:table-cell>
          <table:table-cell office:value-type="float" office:value="0.013407">
            <text:p>0.013407</text:p>
          </table:table-cell>
          <table:table-cell office:value-type="float" office:value="0.013423">
            <text:p>0.013423</text:p>
          </table:table-cell>
          <table:table-cell office:value-type="float" office:value="0.01344">
            <text:p>0.01344</text:p>
          </table:table-cell>
          <table:table-cell office:value-type="float" office:value="0.013583">
            <text:p>0.013583</text:p>
          </table:table-cell>
          <table:table-cell office:value-type="float" office:value="0.013567">
            <text:p>0.013567</text:p>
          </table:table-cell>
          <table:table-cell office:value-type="float" office:value="0.014087">
            <text:p>0.014087</text:p>
          </table:table-cell>
          <table:table-cell office:value-type="float" office:value="0.01343">
            <text:p>0.01343</text:p>
          </table:table-cell>
          <table:table-cell office:value-type="float" office:value="0.014784">
            <text:p>0.014784</text:p>
          </table:table-cell>
          <table:table-cell office:value-type="float" office:value="0.013364">
            <text:p>0.013364</text:p>
          </table:table-cell>
          <table:table-cell office:value-type="float" office:value="0.013373">
            <text:p>0.013373</text:p>
          </table:table-cell>
          <table:table-cell office:value-type="float" office:value="0.013518">
            <text:p>0.013518</text:p>
          </table:table-cell>
          <table:table-cell office:value-type="float" office:value="0.013313">
            <text:p>0.013313</text:p>
          </table:table-cell>
          <table:table-cell office:value-type="float" office:value="0.013368">
            <text:p>0.013368</text:p>
          </table:table-cell>
          <table:table-cell office:value-type="float" office:value="0.013382">
            <text:p>0.013382</text:p>
          </table:table-cell>
          <table:table-cell office:value-type="float" office:value="0.013281">
            <text:p>0.013281</text:p>
          </table:table-cell>
          <table:table-cell office:value-type="float" office:value="0.013358">
            <text:p>0.013358</text:p>
          </table:table-cell>
          <table:table-cell office:value-type="float" office:value="0.013331">
            <text:p>0.013331</text:p>
          </table:table-cell>
          <table:table-cell office:value-type="float" office:value="0.013563">
            <text:p>0.013563</text:p>
          </table:table-cell>
          <table:table-cell office:value-type="float" office:value="0.013368">
            <text:p>0.013368</text:p>
          </table:table-cell>
          <table:table-cell office:value-type="float" office:value="0.013431">
            <text:p>0.013431</text:p>
          </table:table-cell>
          <table:table-cell office:value-type="float" office:value="0.013458">
            <text:p>0.013458</text:p>
          </table:table-cell>
          <table:table-cell office:value-type="float" office:value="0.013463">
            <text:p>0.013463</text:p>
          </table:table-cell>
          <table:table-cell office:value-type="float" office:value="0.013378">
            <text:p>0.013378</text:p>
          </table:table-cell>
          <table:table-cell office:value-type="float" office:value="0.013473">
            <text:p>0.013473</text:p>
          </table:table-cell>
          <table:table-cell office:value-type="float" office:value="0.013457">
            <text:p>0.013457</text:p>
          </table:table-cell>
          <table:table-cell office:value-type="float" office:value="0.013331">
            <text:p>0.013331</text:p>
          </table:table-cell>
          <table:table-cell office:value-type="float" office:value="0.01349">
            <text:p>0.01349</text:p>
          </table:table-cell>
          <table:table-cell table:formula="of:=AVERAGE([.B15:.AE15])" office:value-type="float" office:value="0.0135033333333333">
            <text:p>0.0135033333</text:p>
          </table:table-cell>
          <table:table-cell table:formula="of:=VAR([.B15:.AE15])" office:value-type="float" office:value="0.0000000856918160919539">
            <text:p>8.56918160919539E-008</text:p>
          </table:table-cell>
          <table:table-cell table:formula="of:=STDEV([.B15:.AE15])" office:value-type="float" office:value="0.000292731645183697">
            <text:p>0.0002927316</text:p>
          </table:table-cell>
          <table:table-cell table:formula="of:=CONFIDENCE(0.95;[.AH15];30)" office:value-type="float" office:value="0.0000033513789088945">
            <text:p>3.3513789088945E-006</text:p>
          </table:table-cell>
          <table:table-cell table:formula="of:=[.AF15]+[.AI15]" office:value-type="float" office:value="0.0135066847122422">
            <text:p>0.0135066847</text:p>
          </table:table-cell>
          <table:table-cell table:formula="of:=[.AF15]-[.AI15]" office:value-type="float" office:value="0.0134999819544244">
            <text:p>0.0134999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816">
            <text:p>0.01816</text:p>
          </table:table-cell>
          <table:table-cell office:value-type="float" office:value="0.018392">
            <text:p>0.018392</text:p>
          </table:table-cell>
          <table:table-cell office:value-type="float" office:value="0.01816">
            <text:p>0.01816</text:p>
          </table:table-cell>
          <table:table-cell office:value-type="float" office:value="0.018262">
            <text:p>0.018262</text:p>
          </table:table-cell>
          <table:table-cell office:value-type="float" office:value="0.018256">
            <text:p>0.018256</text:p>
          </table:table-cell>
          <table:table-cell office:value-type="float" office:value="0.018257">
            <text:p>0.018257</text:p>
          </table:table-cell>
          <table:table-cell office:value-type="float" office:value="0.018218">
            <text:p>0.018218</text:p>
          </table:table-cell>
          <table:table-cell office:value-type="float" office:value="0.018079">
            <text:p>0.018079</text:p>
          </table:table-cell>
          <table:table-cell office:value-type="float" office:value="0.01829">
            <text:p>0.01829</text:p>
          </table:table-cell>
          <table:table-cell office:value-type="float" office:value="0.018164">
            <text:p>0.018164</text:p>
          </table:table-cell>
          <table:table-cell office:value-type="float" office:value="0.018337">
            <text:p>0.018337</text:p>
          </table:table-cell>
          <table:table-cell office:value-type="float" office:value="0.018265">
            <text:p>0.018265</text:p>
          </table:table-cell>
          <table:table-cell office:value-type="float" office:value="0.018235">
            <text:p>0.018235</text:p>
          </table:table-cell>
          <table:table-cell office:value-type="float" office:value="0.018196">
            <text:p>0.018196</text:p>
          </table:table-cell>
          <table:table-cell office:value-type="float" office:value="0.018119">
            <text:p>0.018119</text:p>
          </table:table-cell>
          <table:table-cell office:value-type="float" office:value="0.018101">
            <text:p>0.018101</text:p>
          </table:table-cell>
          <table:table-cell office:value-type="float" office:value="0.018127">
            <text:p>0.018127</text:p>
          </table:table-cell>
          <table:table-cell office:value-type="float" office:value="0.018023">
            <text:p>0.018023</text:p>
          </table:table-cell>
          <table:table-cell office:value-type="float" office:value="0.01839">
            <text:p>0.01839</text:p>
          </table:table-cell>
          <table:table-cell office:value-type="float" office:value="0.018264">
            <text:p>0.018264</text:p>
          </table:table-cell>
          <table:table-cell office:value-type="float" office:value="0.018328">
            <text:p>0.018328</text:p>
          </table:table-cell>
          <table:table-cell office:value-type="float" office:value="0.018309">
            <text:p>0.018309</text:p>
          </table:table-cell>
          <table:table-cell office:value-type="float" office:value="0.018145">
            <text:p>0.018145</text:p>
          </table:table-cell>
          <table:table-cell office:value-type="float" office:value="0.018378">
            <text:p>0.018378</text:p>
          </table:table-cell>
          <table:table-cell office:value-type="float" office:value="0.018016">
            <text:p>0.018016</text:p>
          </table:table-cell>
          <table:table-cell office:value-type="float" office:value="0.018183">
            <text:p>0.018183</text:p>
          </table:table-cell>
          <table:table-cell office:value-type="float" office:value="0.018325">
            <text:p>0.018325</text:p>
          </table:table-cell>
          <table:table-cell office:value-type="float" office:value="0.018097">
            <text:p>0.018097</text:p>
          </table:table-cell>
          <table:table-cell office:value-type="float" office:value="0.018013">
            <text:p>0.018013</text:p>
          </table:table-cell>
          <table:table-cell office:value-type="float" office:value="0.018117">
            <text:p>0.018117</text:p>
          </table:table-cell>
          <table:table-cell table:formula="of:=AVERAGE([.B16:.AE16])" office:value-type="float" office:value="0.0182068666666667">
            <text:p>0.0182068667</text:p>
          </table:table-cell>
          <table:table-cell table:formula="of:=VAR([.B16:.AE16])" office:value-type="float" office:value="0.0000000122724643678161">
            <text:p>1.22724643678161E-008</text:p>
          </table:table-cell>
          <table:table-cell table:formula="of:=STDEV([.B16:.AE16])" office:value-type="float" office:value="0.000110781155291936">
            <text:p>0.0001107812</text:p>
          </table:table-cell>
          <table:table-cell table:formula="of:=CONFIDENCE(0.95;[.AH16];30)" office:value-type="float" office:value="0.00000126829344711051">
            <text:p>1.26829344711051E-006</text:p>
          </table:table-cell>
          <table:table-cell table:formula="of:=[.AF16]+[.AI16]" office:value-type="float" office:value="0.0182081349601138">
            <text:p>0.018208135</text:p>
          </table:table-cell>
          <table:table-cell table:formula="of:=[.AF16]-[.AI16]" office:value-type="float" office:value="0.0182055983732196">
            <text:p>0.01820559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20686">
            <text:p>0.020686</text:p>
          </table:table-cell>
          <table:table-cell office:value-type="float" office:value="0.020679">
            <text:p>0.020679</text:p>
          </table:table-cell>
          <table:table-cell office:value-type="float" office:value="0.020761">
            <text:p>0.020761</text:p>
          </table:table-cell>
          <table:table-cell office:value-type="float" office:value="0.020669">
            <text:p>0.020669</text:p>
          </table:table-cell>
          <table:table-cell office:value-type="float" office:value="0.020596">
            <text:p>0.020596</text:p>
          </table:table-cell>
          <table:table-cell office:value-type="float" office:value="0.020698">
            <text:p>0.020698</text:p>
          </table:table-cell>
          <table:table-cell office:value-type="float" office:value="0.020549">
            <text:p>0.020549</text:p>
          </table:table-cell>
          <table:table-cell office:value-type="float" office:value="0.020627">
            <text:p>0.020627</text:p>
          </table:table-cell>
          <table:table-cell office:value-type="float" office:value="0.020719">
            <text:p>0.020719</text:p>
          </table:table-cell>
          <table:table-cell office:value-type="float" office:value="0.02063">
            <text:p>0.02063</text:p>
          </table:table-cell>
          <table:table-cell office:value-type="float" office:value="0.020608">
            <text:p>0.020608</text:p>
          </table:table-cell>
          <table:table-cell office:value-type="float" office:value="0.02052">
            <text:p>0.02052</text:p>
          </table:table-cell>
          <table:table-cell office:value-type="float" office:value="0.020352">
            <text:p>0.020352</text:p>
          </table:table-cell>
          <table:table-cell office:value-type="float" office:value="0.02041">
            <text:p>0.02041</text:p>
          </table:table-cell>
          <table:table-cell office:value-type="float" office:value="0.020572">
            <text:p>0.020572</text:p>
          </table:table-cell>
          <table:table-cell office:value-type="float" office:value="0.02061">
            <text:p>0.02061</text:p>
          </table:table-cell>
          <table:table-cell office:value-type="float" office:value="0.020671">
            <text:p>0.020671</text:p>
          </table:table-cell>
          <table:table-cell office:value-type="float" office:value="0.020578">
            <text:p>0.020578</text:p>
          </table:table-cell>
          <table:table-cell office:value-type="float" office:value="0.020638">
            <text:p>0.020638</text:p>
          </table:table-cell>
          <table:table-cell office:value-type="float" office:value="0.020631">
            <text:p>0.020631</text:p>
          </table:table-cell>
          <table:table-cell office:value-type="float" office:value="0.020687">
            <text:p>0.020687</text:p>
          </table:table-cell>
          <table:table-cell office:value-type="float" office:value="0.020462">
            <text:p>0.020462</text:p>
          </table:table-cell>
          <table:table-cell office:value-type="float" office:value="0.020476">
            <text:p>0.020476</text:p>
          </table:table-cell>
          <table:table-cell office:value-type="float" office:value="0.021112">
            <text:p>0.021112</text:p>
          </table:table-cell>
          <table:table-cell office:value-type="float" office:value="0.020635">
            <text:p>0.020635</text:p>
          </table:table-cell>
          <table:table-cell office:value-type="float" office:value="0.021377">
            <text:p>0.021377</text:p>
          </table:table-cell>
          <table:table-cell office:value-type="float" office:value="0.020578">
            <text:p>0.020578</text:p>
          </table:table-cell>
          <table:table-cell office:value-type="float" office:value="0.020627">
            <text:p>0.020627</text:p>
          </table:table-cell>
          <table:table-cell office:value-type="float" office:value="0.020549">
            <text:p>0.020549</text:p>
          </table:table-cell>
          <table:table-cell office:value-type="float" office:value="0.020706">
            <text:p>0.020706</text:p>
          </table:table-cell>
          <table:table-cell table:formula="of:=AVERAGE([.B17:.AE17])" office:value-type="float" office:value="0.0206471">
            <text:p>0.0206471</text:p>
          </table:table-cell>
          <table:table-cell table:formula="of:=VAR([.B17:.AE17])" office:value-type="float" office:value="0.0000000359585068965517">
            <text:p>0.000000036</text:p>
          </table:table-cell>
          <table:table-cell table:formula="of:=STDEV([.B17:.AE17])" office:value-type="float" office:value="0.000189627284156452">
            <text:p>0.0001896273</text:p>
          </table:table-cell>
          <table:table-cell table:formula="of:=CONFIDENCE(0.95;[.AH17];30)" office:value-type="float" office:value="0.00000217097430745513">
            <text:p>0.000002171</text:p>
          </table:table-cell>
          <table:table-cell table:formula="of:=[.AF17]+[.AI17]" office:value-type="float" office:value="0.0206492709743075">
            <text:p>0.020649271</text:p>
          </table:table-cell>
          <table:table-cell table:formula="of:=[.AF17]-[.AI17]" office:value-type="float" office:value="0.0206449290256925">
            <text:p>0.0206449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6246">
            <text:p>0.026246</text:p>
          </table:table-cell>
          <table:table-cell office:value-type="float" office:value="0.02619">
            <text:p>0.02619</text:p>
          </table:table-cell>
          <table:table-cell office:value-type="float" office:value="0.026208">
            <text:p>0.026208</text:p>
          </table:table-cell>
          <table:table-cell office:value-type="float" office:value="0.026317">
            <text:p>0.026317</text:p>
          </table:table-cell>
          <table:table-cell office:value-type="float" office:value="0.026198">
            <text:p>0.026198</text:p>
          </table:table-cell>
          <table:table-cell office:value-type="float" office:value="0.025947">
            <text:p>0.025947</text:p>
          </table:table-cell>
          <table:table-cell office:value-type="float" office:value="0.025972">
            <text:p>0.025972</text:p>
          </table:table-cell>
          <table:table-cell office:value-type="float" office:value="0.025898">
            <text:p>0.025898</text:p>
          </table:table-cell>
          <table:table-cell office:value-type="float" office:value="0.026174">
            <text:p>0.026174</text:p>
          </table:table-cell>
          <table:table-cell office:value-type="float" office:value="0.025934">
            <text:p>0.025934</text:p>
          </table:table-cell>
          <table:table-cell office:value-type="float" office:value="0.026115">
            <text:p>0.026115</text:p>
          </table:table-cell>
          <table:table-cell office:value-type="float" office:value="0.026444">
            <text:p>0.026444</text:p>
          </table:table-cell>
          <table:table-cell office:value-type="float" office:value="0.026089">
            <text:p>0.026089</text:p>
          </table:table-cell>
          <table:table-cell office:value-type="float" office:value="0.026014">
            <text:p>0.026014</text:p>
          </table:table-cell>
          <table:table-cell office:value-type="float" office:value="0.02621">
            <text:p>0.02621</text:p>
          </table:table-cell>
          <table:table-cell office:value-type="float" office:value="0.026301">
            <text:p>0.026301</text:p>
          </table:table-cell>
          <table:table-cell office:value-type="float" office:value="0.026255">
            <text:p>0.026255</text:p>
          </table:table-cell>
          <table:table-cell office:value-type="float" office:value="0.026152">
            <text:p>0.026152</text:p>
          </table:table-cell>
          <table:table-cell office:value-type="float" office:value="0.026012">
            <text:p>0.026012</text:p>
          </table:table-cell>
          <table:table-cell office:value-type="float" office:value="0.026172">
            <text:p>0.026172</text:p>
          </table:table-cell>
          <table:table-cell office:value-type="float" office:value="0.025899">
            <text:p>0.025899</text:p>
          </table:table-cell>
          <table:table-cell office:value-type="float" office:value="0.026064">
            <text:p>0.026064</text:p>
          </table:table-cell>
          <table:table-cell office:value-type="float" office:value="0.026116">
            <text:p>0.026116</text:p>
          </table:table-cell>
          <table:table-cell office:value-type="float" office:value="0.026084">
            <text:p>0.026084</text:p>
          </table:table-cell>
          <table:table-cell office:value-type="float" office:value="0.026058">
            <text:p>0.026058</text:p>
          </table:table-cell>
          <table:table-cell office:value-type="float" office:value="0.02622">
            <text:p>0.02622</text:p>
          </table:table-cell>
          <table:table-cell office:value-type="float" office:value="0.026245">
            <text:p>0.026245</text:p>
          </table:table-cell>
          <table:table-cell office:value-type="float" office:value="0.026125">
            <text:p>0.026125</text:p>
          </table:table-cell>
          <table:table-cell office:value-type="float" office:value="0.026021">
            <text:p>0.026021</text:p>
          </table:table-cell>
          <table:table-cell office:value-type="float" office:value="0.026072">
            <text:p>0.026072</text:p>
          </table:table-cell>
          <table:table-cell table:formula="of:=AVERAGE([.B18:.AE18])" office:value-type="float" office:value="0.0261250666666667">
            <text:p>0.0261250667</text:p>
          </table:table-cell>
          <table:table-cell table:formula="of:=VAR([.B18:.AE18])" office:value-type="float" office:value="0.0000000171667540229886">
            <text:p>1.71667540229886E-008</text:p>
          </table:table-cell>
          <table:table-cell table:formula="of:=STDEV([.B18:.AE18])" office:value-type="float" office:value="0.000131021960079174">
            <text:p>0.000131022</text:p>
          </table:table-cell>
          <table:table-cell table:formula="of:=CONFIDENCE(0.95;[.AH18];30)" office:value-type="float" office:value="0.00000150002311275848">
            <text:p>0.0000015</text:p>
          </table:table-cell>
          <table:table-cell table:formula="of:=[.AF18]+[.AI18]" office:value-type="float" office:value="0.0261265666897794">
            <text:p>0.0261265667</text:p>
          </table:table-cell>
          <table:table-cell table:formula="of:=[.AF18]-[.AI18]" office:value-type="float" office:value="0.0261235666435539">
            <text:p>0.02612356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8493">
            <text:p>0.028493</text:p>
          </table:table-cell>
          <table:table-cell office:value-type="float" office:value="0.028841">
            <text:p>0.028841</text:p>
          </table:table-cell>
          <table:table-cell office:value-type="float" office:value="0.028647">
            <text:p>0.028647</text:p>
          </table:table-cell>
          <table:table-cell office:value-type="float" office:value="0.028674">
            <text:p>0.028674</text:p>
          </table:table-cell>
          <table:table-cell office:value-type="float" office:value="0.028812">
            <text:p>0.028812</text:p>
          </table:table-cell>
          <table:table-cell office:value-type="float" office:value="0.028535">
            <text:p>0.028535</text:p>
          </table:table-cell>
          <table:table-cell office:value-type="float" office:value="0.028525">
            <text:p>0.028525</text:p>
          </table:table-cell>
          <table:table-cell office:value-type="float" office:value="0.028521">
            <text:p>0.028521</text:p>
          </table:table-cell>
          <table:table-cell office:value-type="float" office:value="0.028642">
            <text:p>0.028642</text:p>
          </table:table-cell>
          <table:table-cell office:value-type="float" office:value="0.02883">
            <text:p>0.02883</text:p>
          </table:table-cell>
          <table:table-cell office:value-type="float" office:value="0.028593">
            <text:p>0.028593</text:p>
          </table:table-cell>
          <table:table-cell office:value-type="float" office:value="0.028752">
            <text:p>0.028752</text:p>
          </table:table-cell>
          <table:table-cell office:value-type="float" office:value="0.02871">
            <text:p>0.02871</text:p>
          </table:table-cell>
          <table:table-cell office:value-type="float" office:value="0.028898">
            <text:p>0.028898</text:p>
          </table:table-cell>
          <table:table-cell office:value-type="float" office:value="0.028887">
            <text:p>0.028887</text:p>
          </table:table-cell>
          <table:table-cell office:value-type="float" office:value="0.02848">
            <text:p>0.02848</text:p>
          </table:table-cell>
          <table:table-cell office:value-type="float" office:value="0.028936">
            <text:p>0.028936</text:p>
          </table:table-cell>
          <table:table-cell office:value-type="float" office:value="0.02885">
            <text:p>0.02885</text:p>
          </table:table-cell>
          <table:table-cell office:value-type="float" office:value="0.028429">
            <text:p>0.028429</text:p>
          </table:table-cell>
          <table:table-cell office:value-type="float" office:value="0.028574">
            <text:p>0.028574</text:p>
          </table:table-cell>
          <table:table-cell office:value-type="float" office:value="0.028468">
            <text:p>0.028468</text:p>
          </table:table-cell>
          <table:table-cell office:value-type="float" office:value="0.028417">
            <text:p>0.028417</text:p>
          </table:table-cell>
          <table:table-cell office:value-type="float" office:value="0.028651">
            <text:p>0.028651</text:p>
          </table:table-cell>
          <table:table-cell office:value-type="float" office:value="0.028469">
            <text:p>0.028469</text:p>
          </table:table-cell>
          <table:table-cell office:value-type="float" office:value="0.028522">
            <text:p>0.028522</text:p>
          </table:table-cell>
          <table:table-cell office:value-type="float" office:value="0.028612">
            <text:p>0.028612</text:p>
          </table:table-cell>
          <table:table-cell office:value-type="float" office:value="0.028518">
            <text:p>0.028518</text:p>
          </table:table-cell>
          <table:table-cell office:value-type="float" office:value="0.028557">
            <text:p>0.028557</text:p>
          </table:table-cell>
          <table:table-cell office:value-type="float" office:value="0.028808">
            <text:p>0.028808</text:p>
          </table:table-cell>
          <table:table-cell office:value-type="float" office:value="0.028709">
            <text:p>0.028709</text:p>
          </table:table-cell>
          <table:table-cell table:formula="of:=AVERAGE([.B19:.AE19])" office:value-type="float" office:value="0.0286453333333333">
            <text:p>0.0286453333</text:p>
          </table:table-cell>
          <table:table-cell table:formula="of:=VAR([.B19:.AE19])" office:value-type="float" office:value="0.0000000240696781609197">
            <text:p>2.40696781609197E-008</text:p>
          </table:table-cell>
          <table:table-cell table:formula="of:=STDEV([.B19:.AE19])" office:value-type="float" office:value="0.000155144056157236">
            <text:p>0.0001551441</text:p>
          </table:table-cell>
          <table:table-cell table:formula="of:=CONFIDENCE(0.95;[.AH19];30)" office:value-type="float" office:value="0.00000177618828097463">
            <text:p>1.77618828097463E-006</text:p>
          </table:table-cell>
          <table:table-cell table:formula="of:=[.AF19]+[.AI19]" office:value-type="float" office:value="0.0286471095216143">
            <text:p>0.0286471095</text:p>
          </table:table-cell>
          <table:table-cell table:formula="of:=[.AF19]-[.AI19]" office:value-type="float" office:value="0.0286435571450524">
            <text:p>0.02864355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37851">
            <text:p>0.037851</text:p>
          </table:table-cell>
          <table:table-cell office:value-type="float" office:value="0.037868">
            <text:p>0.037868</text:p>
          </table:table-cell>
          <table:table-cell office:value-type="float" office:value="0.037895">
            <text:p>0.037895</text:p>
          </table:table-cell>
          <table:table-cell office:value-type="float" office:value="0.037833">
            <text:p>0.037833</text:p>
          </table:table-cell>
          <table:table-cell office:value-type="float" office:value="0.037694">
            <text:p>0.037694</text:p>
          </table:table-cell>
          <table:table-cell office:value-type="float" office:value="0.037678">
            <text:p>0.037678</text:p>
          </table:table-cell>
          <table:table-cell office:value-type="float" office:value="0.037913">
            <text:p>0.037913</text:p>
          </table:table-cell>
          <table:table-cell office:value-type="float" office:value="0.038093">
            <text:p>0.038093</text:p>
          </table:table-cell>
          <table:table-cell office:value-type="float" office:value="0.037854">
            <text:p>0.037854</text:p>
          </table:table-cell>
          <table:table-cell office:value-type="float" office:value="0.037725">
            <text:p>0.037725</text:p>
          </table:table-cell>
          <table:table-cell office:value-type="float" office:value="0.037607">
            <text:p>0.037607</text:p>
          </table:table-cell>
          <table:table-cell office:value-type="float" office:value="0.037706">
            <text:p>0.037706</text:p>
          </table:table-cell>
          <table:table-cell office:value-type="float" office:value="0.037691">
            <text:p>0.037691</text:p>
          </table:table-cell>
          <table:table-cell office:value-type="float" office:value="0.0375">
            <text:p>0.0375</text:p>
          </table:table-cell>
          <table:table-cell office:value-type="float" office:value="0.037792">
            <text:p>0.037792</text:p>
          </table:table-cell>
          <table:table-cell office:value-type="float" office:value="0.038084">
            <text:p>0.038084</text:p>
          </table:table-cell>
          <table:table-cell office:value-type="float" office:value="0.037759">
            <text:p>0.037759</text:p>
          </table:table-cell>
          <table:table-cell office:value-type="float" office:value="0.037685">
            <text:p>0.037685</text:p>
          </table:table-cell>
          <table:table-cell office:value-type="float" office:value="0.037921">
            <text:p>0.037921</text:p>
          </table:table-cell>
          <table:table-cell office:value-type="float" office:value="0.037681">
            <text:p>0.037681</text:p>
          </table:table-cell>
          <table:table-cell office:value-type="float" office:value="0.038016">
            <text:p>0.038016</text:p>
          </table:table-cell>
          <table:table-cell office:value-type="float" office:value="0.037561">
            <text:p>0.037561</text:p>
          </table:table-cell>
          <table:table-cell office:value-type="float" office:value="0.038373">
            <text:p>0.038373</text:p>
          </table:table-cell>
          <table:table-cell office:value-type="float" office:value="0.037926">
            <text:p>0.037926</text:p>
          </table:table-cell>
          <table:table-cell office:value-type="float" office:value="0.03775">
            <text:p>0.03775</text:p>
          </table:table-cell>
          <table:table-cell office:value-type="float" office:value="0.037694">
            <text:p>0.037694</text:p>
          </table:table-cell>
          <table:table-cell office:value-type="float" office:value="0.038065">
            <text:p>0.038065</text:p>
          </table:table-cell>
          <table:table-cell office:value-type="float" office:value="0.037745">
            <text:p>0.037745</text:p>
          </table:table-cell>
          <table:table-cell office:value-type="float" office:value="0.038151">
            <text:p>0.038151</text:p>
          </table:table-cell>
          <table:table-cell office:value-type="float" office:value="0.037833">
            <text:p>0.037833</text:p>
          </table:table-cell>
          <table:table-cell table:formula="of:=AVERAGE([.B20:.AE20])" office:value-type="float" office:value="0.0378314666666667">
            <text:p>0.0378314667</text:p>
          </table:table-cell>
          <table:table-cell table:formula="of:=VAR([.B20:.AE20])" office:value-type="float" office:value="0.0000000362953609195402">
            <text:p>3.62953609195402E-008</text:p>
          </table:table-cell>
          <table:table-cell table:formula="of:=STDEV([.B20:.AE20])" office:value-type="float" office:value="0.00019051341401471">
            <text:p>0.0001905134</text:p>
          </table:table-cell>
          <table:table-cell table:formula="of:=CONFIDENCE(0.95;[.AH20];30)" office:value-type="float" office:value="0.00000218111928824681">
            <text:p>2.18111928824681E-006</text:p>
          </table:table-cell>
          <table:table-cell table:formula="of:=[.AF20]+[.AI20]" office:value-type="float" office:value="0.0378336477859549">
            <text:p>0.0378336478</text:p>
          </table:table-cell>
          <table:table-cell table:formula="of:=[.AF20]-[.AI20]" office:value-type="float" office:value="0.0378292855473784">
            <text:p>0.03782928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38771">
            <text:p>0.038771</text:p>
          </table:table-cell>
          <table:table-cell office:value-type="float" office:value="0.038755">
            <text:p>0.038755</text:p>
          </table:table-cell>
          <table:table-cell office:value-type="float" office:value="0.038608">
            <text:p>0.038608</text:p>
          </table:table-cell>
          <table:table-cell office:value-type="float" office:value="0.038526">
            <text:p>0.038526</text:p>
          </table:table-cell>
          <table:table-cell office:value-type="float" office:value="0.038702">
            <text:p>0.038702</text:p>
          </table:table-cell>
          <table:table-cell office:value-type="float" office:value="0.038816">
            <text:p>0.038816</text:p>
          </table:table-cell>
          <table:table-cell office:value-type="float" office:value="0.038903">
            <text:p>0.038903</text:p>
          </table:table-cell>
          <table:table-cell office:value-type="float" office:value="0.038507">
            <text:p>0.038507</text:p>
          </table:table-cell>
          <table:table-cell office:value-type="float" office:value="0.038957">
            <text:p>0.038957</text:p>
          </table:table-cell>
          <table:table-cell office:value-type="float" office:value="0.038812">
            <text:p>0.038812</text:p>
          </table:table-cell>
          <table:table-cell office:value-type="float" office:value="0.038715">
            <text:p>0.038715</text:p>
          </table:table-cell>
          <table:table-cell office:value-type="float" office:value="0.038616">
            <text:p>0.038616</text:p>
          </table:table-cell>
          <table:table-cell office:value-type="float" office:value="0.038889">
            <text:p>0.038889</text:p>
          </table:table-cell>
          <table:table-cell office:value-type="float" office:value="0.03871">
            <text:p>0.03871</text:p>
          </table:table-cell>
          <table:table-cell office:value-type="float" office:value="0.038991">
            <text:p>0.038991</text:p>
          </table:table-cell>
          <table:table-cell office:value-type="float" office:value="0.039012">
            <text:p>0.039012</text:p>
          </table:table-cell>
          <table:table-cell office:value-type="float" office:value="0.038642">
            <text:p>0.038642</text:p>
          </table:table-cell>
          <table:table-cell office:value-type="float" office:value="0.038617">
            <text:p>0.038617</text:p>
          </table:table-cell>
          <table:table-cell office:value-type="float" office:value="0.038863">
            <text:p>0.038863</text:p>
          </table:table-cell>
          <table:table-cell office:value-type="float" office:value="0.038623">
            <text:p>0.038623</text:p>
          </table:table-cell>
          <table:table-cell office:value-type="float" office:value="0.038473">
            <text:p>0.038473</text:p>
          </table:table-cell>
          <table:table-cell office:value-type="float" office:value="0.038722">
            <text:p>0.038722</text:p>
          </table:table-cell>
          <table:table-cell office:value-type="float" office:value="0.038567">
            <text:p>0.038567</text:p>
          </table:table-cell>
          <table:table-cell office:value-type="float" office:value="0.04003">
            <text:p>0.04003</text:p>
          </table:table-cell>
          <table:table-cell office:value-type="float" office:value="0.038759">
            <text:p>0.038759</text:p>
          </table:table-cell>
          <table:table-cell office:value-type="float" office:value="0.038576">
            <text:p>0.038576</text:p>
          </table:table-cell>
          <table:table-cell office:value-type="float" office:value="0.03863">
            <text:p>0.03863</text:p>
          </table:table-cell>
          <table:table-cell office:value-type="float" office:value="0.038564">
            <text:p>0.038564</text:p>
          </table:table-cell>
          <table:table-cell office:value-type="float" office:value="0.039107">
            <text:p>0.039107</text:p>
          </table:table-cell>
          <table:table-cell office:value-type="float" office:value="0.038748">
            <text:p>0.038748</text:p>
          </table:table-cell>
          <table:table-cell table:formula="of:=AVERAGE([.B21:.AE21])" office:value-type="float" office:value="0.0387737">
            <text:p>0.0387737</text:p>
          </table:table-cell>
          <table:table-cell table:formula="of:=VAR([.B21:.AE21])" office:value-type="float" office:value="0.0000000817604241379313">
            <text:p>8.17604241379313E-008</text:p>
          </table:table-cell>
          <table:table-cell table:formula="of:=STDEV([.B21:.AE21])" office:value-type="float" office:value="0.00028593779767273">
            <text:p>0.0002859378</text:p>
          </table:table-cell>
          <table:table-cell table:formula="of:=CONFIDENCE(0.95;[.AH21];30)" office:value-type="float" office:value="0.00000327359860180057">
            <text:p>3.27359860180057E-006</text:p>
          </table:table-cell>
          <table:table-cell table:formula="of:=[.AF21]+[.AI21]" office:value-type="float" office:value="0.0387769735986018">
            <text:p>0.0387769736</text:p>
          </table:table-cell>
          <table:table-cell table:formula="of:=[.AF21]-[.AI21]" office:value-type="float" office:value="0.0387704264013982">
            <text:p>0.03877042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48671">
            <text:p>0.048671</text:p>
          </table:table-cell>
          <table:table-cell office:value-type="float" office:value="0.048377">
            <text:p>0.048377</text:p>
          </table:table-cell>
          <table:table-cell office:value-type="float" office:value="0.048909">
            <text:p>0.048909</text:p>
          </table:table-cell>
          <table:table-cell office:value-type="float" office:value="0.048723">
            <text:p>0.048723</text:p>
          </table:table-cell>
          <table:table-cell office:value-type="float" office:value="0.048391">
            <text:p>0.048391</text:p>
          </table:table-cell>
          <table:table-cell office:value-type="float" office:value="0.048531">
            <text:p>0.048531</text:p>
          </table:table-cell>
          <table:table-cell office:value-type="float" office:value="0.048344">
            <text:p>0.048344</text:p>
          </table:table-cell>
          <table:table-cell office:value-type="float" office:value="0.049041">
            <text:p>0.049041</text:p>
          </table:table-cell>
          <table:table-cell office:value-type="float" office:value="0.048305">
            <text:p>0.048305</text:p>
          </table:table-cell>
          <table:table-cell office:value-type="float" office:value="0.048689">
            <text:p>0.048689</text:p>
          </table:table-cell>
          <table:table-cell office:value-type="float" office:value="0.048603">
            <text:p>0.048603</text:p>
          </table:table-cell>
          <table:table-cell office:value-type="float" office:value="0.048596">
            <text:p>0.048596</text:p>
          </table:table-cell>
          <table:table-cell office:value-type="float" office:value="0.048927">
            <text:p>0.048927</text:p>
          </table:table-cell>
          <table:table-cell office:value-type="float" office:value="0.048601">
            <text:p>0.048601</text:p>
          </table:table-cell>
          <table:table-cell office:value-type="float" office:value="0.048256">
            <text:p>0.048256</text:p>
          </table:table-cell>
          <table:table-cell office:value-type="float" office:value="0.048551">
            <text:p>0.048551</text:p>
          </table:table-cell>
          <table:table-cell office:value-type="float" office:value="0.048522">
            <text:p>0.048522</text:p>
          </table:table-cell>
          <table:table-cell office:value-type="float" office:value="0.0483">
            <text:p>0.0483</text:p>
          </table:table-cell>
          <table:table-cell office:value-type="float" office:value="0.048151">
            <text:p>0.048151</text:p>
          </table:table-cell>
          <table:table-cell office:value-type="float" office:value="0.048412">
            <text:p>0.048412</text:p>
          </table:table-cell>
          <table:table-cell office:value-type="float" office:value="0.048215">
            <text:p>0.048215</text:p>
          </table:table-cell>
          <table:table-cell office:value-type="float" office:value="0.04826">
            <text:p>0.04826</text:p>
          </table:table-cell>
          <table:table-cell office:value-type="float" office:value="0.048506">
            <text:p>0.048506</text:p>
          </table:table-cell>
          <table:table-cell office:value-type="float" office:value="0.048783">
            <text:p>0.048783</text:p>
          </table:table-cell>
          <table:table-cell office:value-type="float" office:value="0.048785">
            <text:p>0.048785</text:p>
          </table:table-cell>
          <table:table-cell office:value-type="float" office:value="0.048701">
            <text:p>0.048701</text:p>
          </table:table-cell>
          <table:table-cell office:value-type="float" office:value="0.049062">
            <text:p>0.049062</text:p>
          </table:table-cell>
          <table:table-cell office:value-type="float" office:value="0.048543">
            <text:p>0.048543</text:p>
          </table:table-cell>
          <table:table-cell office:value-type="float" office:value="0.048354">
            <text:p>0.048354</text:p>
          </table:table-cell>
          <table:table-cell office:value-type="float" office:value="0.048484">
            <text:p>0.048484</text:p>
          </table:table-cell>
          <table:table-cell table:formula="of:=AVERAGE([.B22:.AE22])" office:value-type="float" office:value="0.0485531">
            <text:p>0.0485531</text:p>
          </table:table-cell>
          <table:table-cell table:formula="of:=VAR([.B22:.AE22])" office:value-type="float" office:value="0.0000000587847827586201">
            <text:p>5.87847827586201E-008</text:p>
          </table:table-cell>
          <table:table-cell table:formula="of:=STDEV([.B22:.AE22])" office:value-type="float" office:value="0.000242455733606405">
            <text:p>0.0002424557</text:p>
          </table:table-cell>
          <table:table-cell table:formula="of:=CONFIDENCE(0.95;[.AH22];30)" office:value-type="float" office:value="0.00000277578815040357">
            <text:p>2.77578815040357E-006</text:p>
          </table:table-cell>
          <table:table-cell table:formula="of:=[.AF22]+[.AI22]" office:value-type="float" office:value="0.0485558757881504">
            <text:p>0.0485558758</text:p>
          </table:table-cell>
          <table:table-cell table:formula="of:=[.AF22]-[.AI22]" office:value-type="float" office:value="0.0485503242118496">
            <text:p>0.048550324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50994">
            <text:p>0.050994</text:p>
          </table:table-cell>
          <table:table-cell office:value-type="float" office:value="0.051673">
            <text:p>0.051673</text:p>
          </table:table-cell>
          <table:table-cell office:value-type="float" office:value="0.051398">
            <text:p>0.051398</text:p>
          </table:table-cell>
          <table:table-cell office:value-type="float" office:value="0.052609">
            <text:p>0.052609</text:p>
          </table:table-cell>
          <table:table-cell office:value-type="float" office:value="0.051417">
            <text:p>0.051417</text:p>
          </table:table-cell>
          <table:table-cell office:value-type="float" office:value="0.051536">
            <text:p>0.051536</text:p>
          </table:table-cell>
          <table:table-cell office:value-type="float" office:value="0.051358">
            <text:p>0.051358</text:p>
          </table:table-cell>
          <table:table-cell office:value-type="float" office:value="0.051401">
            <text:p>0.051401</text:p>
          </table:table-cell>
          <table:table-cell office:value-type="float" office:value="0.051615">
            <text:p>0.051615</text:p>
          </table:table-cell>
          <table:table-cell office:value-type="float" office:value="0.051469">
            <text:p>0.051469</text:p>
          </table:table-cell>
          <table:table-cell office:value-type="float" office:value="0.051085">
            <text:p>0.051085</text:p>
          </table:table-cell>
          <table:table-cell office:value-type="float" office:value="0.051397">
            <text:p>0.051397</text:p>
          </table:table-cell>
          <table:table-cell office:value-type="float" office:value="0.051284">
            <text:p>0.051284</text:p>
          </table:table-cell>
          <table:table-cell office:value-type="float" office:value="0.051483">
            <text:p>0.051483</text:p>
          </table:table-cell>
          <table:table-cell office:value-type="float" office:value="0.05152">
            <text:p>0.05152</text:p>
          </table:table-cell>
          <table:table-cell office:value-type="float" office:value="0.051631">
            <text:p>0.051631</text:p>
          </table:table-cell>
          <table:table-cell office:value-type="float" office:value="0.052058">
            <text:p>0.052058</text:p>
          </table:table-cell>
          <table:table-cell office:value-type="float" office:value="0.051492">
            <text:p>0.051492</text:p>
          </table:table-cell>
          <table:table-cell office:value-type="float" office:value="0.051465">
            <text:p>0.051465</text:p>
          </table:table-cell>
          <table:table-cell office:value-type="float" office:value="0.0515">
            <text:p>0.0515</text:p>
          </table:table-cell>
          <table:table-cell office:value-type="float" office:value="0.051501">
            <text:p>0.051501</text:p>
          </table:table-cell>
          <table:table-cell office:value-type="float" office:value="0.051129">
            <text:p>0.051129</text:p>
          </table:table-cell>
          <table:table-cell office:value-type="float" office:value="0.051569">
            <text:p>0.051569</text:p>
          </table:table-cell>
          <table:table-cell office:value-type="float" office:value="0.051402">
            <text:p>0.051402</text:p>
          </table:table-cell>
          <table:table-cell office:value-type="float" office:value="0.051667">
            <text:p>0.051667</text:p>
          </table:table-cell>
          <table:table-cell office:value-type="float" office:value="0.051428">
            <text:p>0.051428</text:p>
          </table:table-cell>
          <table:table-cell office:value-type="float" office:value="0.051354">
            <text:p>0.051354</text:p>
          </table:table-cell>
          <table:table-cell office:value-type="float" office:value="0.051331">
            <text:p>0.051331</text:p>
          </table:table-cell>
          <table:table-cell office:value-type="float" office:value="0.051624">
            <text:p>0.051624</text:p>
          </table:table-cell>
          <table:table-cell office:value-type="float" office:value="0.051406">
            <text:p>0.051406</text:p>
          </table:table-cell>
          <table:table-cell table:formula="of:=AVERAGE([.B23:.AE23])" office:value-type="float" office:value="0.0514932">
            <text:p>0.0514932</text:p>
          </table:table-cell>
          <table:table-cell table:formula="of:=VAR([.B23:.AE23])" office:value-type="float" office:value="0.0000000826331310344826">
            <text:p>8.26331310344826E-008</text:p>
          </table:table-cell>
          <table:table-cell table:formula="of:=STDEV([.B23:.AE23])" office:value-type="float" office:value="0.000287459790291586">
            <text:p>0.0002874598</text:p>
          </table:table-cell>
          <table:table-cell table:formula="of:=CONFIDENCE(0.95;[.AH23];30)" office:value-type="float" office:value="0.00000329102334574694">
            <text:p>0.000003291</text:p>
          </table:table-cell>
          <table:table-cell table:formula="of:=[.AF23]+[.AI23]" office:value-type="float" office:value="0.0514964910233457">
            <text:p>0.051496491</text:p>
          </table:table-cell>
          <table:table-cell table:formula="of:=[.AF23]-[.AI23]" office:value-type="float" office:value="0.0514899089766543">
            <text:p>0.0514899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58278">
            <text:p>0.058278</text:p>
          </table:table-cell>
          <table:table-cell office:value-type="float" office:value="0.058111">
            <text:p>0.058111</text:p>
          </table:table-cell>
          <table:table-cell office:value-type="float" office:value="0.057783">
            <text:p>0.057783</text:p>
          </table:table-cell>
          <table:table-cell office:value-type="float" office:value="0.057965">
            <text:p>0.057965</text:p>
          </table:table-cell>
          <table:table-cell office:value-type="float" office:value="0.057975">
            <text:p>0.057975</text:p>
          </table:table-cell>
          <table:table-cell office:value-type="float" office:value="0.057773">
            <text:p>0.057773</text:p>
          </table:table-cell>
          <table:table-cell office:value-type="float" office:value="0.057753">
            <text:p>0.057753</text:p>
          </table:table-cell>
          <table:table-cell office:value-type="float" office:value="0.059294">
            <text:p>0.059294</text:p>
          </table:table-cell>
          <table:table-cell office:value-type="float" office:value="0.058199">
            <text:p>0.058199</text:p>
          </table:table-cell>
          <table:table-cell office:value-type="float" office:value="0.057925">
            <text:p>0.057925</text:p>
          </table:table-cell>
          <table:table-cell office:value-type="float" office:value="0.058138">
            <text:p>0.058138</text:p>
          </table:table-cell>
          <table:table-cell office:value-type="float" office:value="0.058517">
            <text:p>0.058517</text:p>
          </table:table-cell>
          <table:table-cell office:value-type="float" office:value="0.058331">
            <text:p>0.058331</text:p>
          </table:table-cell>
          <table:table-cell office:value-type="float" office:value="0.058291">
            <text:p>0.058291</text:p>
          </table:table-cell>
          <table:table-cell office:value-type="float" office:value="0.058356">
            <text:p>0.058356</text:p>
          </table:table-cell>
          <table:table-cell office:value-type="float" office:value="0.05777">
            <text:p>0.05777</text:p>
          </table:table-cell>
          <table:table-cell office:value-type="float" office:value="0.058101">
            <text:p>0.058101</text:p>
          </table:table-cell>
          <table:table-cell office:value-type="float" office:value="0.057785">
            <text:p>0.057785</text:p>
          </table:table-cell>
          <table:table-cell office:value-type="float" office:value="0.058132">
            <text:p>0.058132</text:p>
          </table:table-cell>
          <table:table-cell office:value-type="float" office:value="0.05794">
            <text:p>0.05794</text:p>
          </table:table-cell>
          <table:table-cell office:value-type="float" office:value="0.058045">
            <text:p>0.058045</text:p>
          </table:table-cell>
          <table:table-cell office:value-type="float" office:value="0.057812">
            <text:p>0.057812</text:p>
          </table:table-cell>
          <table:table-cell office:value-type="float" office:value="0.057911">
            <text:p>0.057911</text:p>
          </table:table-cell>
          <table:table-cell office:value-type="float" office:value="0.058305">
            <text:p>0.058305</text:p>
          </table:table-cell>
          <table:table-cell office:value-type="float" office:value="0.058148">
            <text:p>0.058148</text:p>
          </table:table-cell>
          <table:table-cell office:value-type="float" office:value="0.057779">
            <text:p>0.057779</text:p>
          </table:table-cell>
          <table:table-cell office:value-type="float" office:value="0.058329">
            <text:p>0.058329</text:p>
          </table:table-cell>
          <table:table-cell office:value-type="float" office:value="0.057865">
            <text:p>0.057865</text:p>
          </table:table-cell>
          <table:table-cell office:value-type="float" office:value="0.059045">
            <text:p>0.059045</text:p>
          </table:table-cell>
          <table:table-cell office:value-type="float" office:value="0.058524">
            <text:p>0.058524</text:p>
          </table:table-cell>
          <table:table-cell table:formula="of:=AVERAGE([.B24:.AE24])" office:value-type="float" office:value="0.0581393333333333">
            <text:p>0.0581393333</text:p>
          </table:table-cell>
          <table:table-cell table:formula="of:=VAR([.B24:.AE24])" office:value-type="float" office:value="0.000000132004091954023">
            <text:p>0.000000132</text:p>
          </table:table-cell>
          <table:table-cell table:formula="of:=STDEV([.B24:.AE24])" office:value-type="float" office:value="0.000363323673814442">
            <text:p>0.0003633237</text:p>
          </table:table-cell>
          <table:table-cell table:formula="of:=CONFIDENCE(0.95;[.AH24];30)" office:value-type="float" office:value="0.00000415956155597625">
            <text:p>4.15956155597625E-006</text:p>
          </table:table-cell>
          <table:table-cell table:formula="of:=[.AF24]+[.AI24]" office:value-type="float" office:value="0.0581434928948893">
            <text:p>0.0581434929</text:p>
          </table:table-cell>
          <table:table-cell table:formula="of:=[.AF24]-[.AI24]" office:value-type="float" office:value="0.0581351737717774">
            <text:p>0.058135173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60051">
            <text:p>0.060051</text:p>
          </table:table-cell>
          <table:table-cell office:value-type="float" office:value="0.059566">
            <text:p>0.059566</text:p>
          </table:table-cell>
          <table:table-cell office:value-type="float" office:value="0.059091">
            <text:p>0.059091</text:p>
          </table:table-cell>
          <table:table-cell office:value-type="float" office:value="0.059114">
            <text:p>0.059114</text:p>
          </table:table-cell>
          <table:table-cell office:value-type="float" office:value="0.059429">
            <text:p>0.059429</text:p>
          </table:table-cell>
          <table:table-cell office:value-type="float" office:value="0.059216">
            <text:p>0.059216</text:p>
          </table:table-cell>
          <table:table-cell office:value-type="float" office:value="0.059369">
            <text:p>0.059369</text:p>
          </table:table-cell>
          <table:table-cell office:value-type="float" office:value="0.060153">
            <text:p>0.060153</text:p>
          </table:table-cell>
          <table:table-cell office:value-type="float" office:value="0.059974">
            <text:p>0.059974</text:p>
          </table:table-cell>
          <table:table-cell office:value-type="float" office:value="0.059244">
            <text:p>0.059244</text:p>
          </table:table-cell>
          <table:table-cell office:value-type="float" office:value="0.059018">
            <text:p>0.059018</text:p>
          </table:table-cell>
          <table:table-cell office:value-type="float" office:value="0.059105">
            <text:p>0.059105</text:p>
          </table:table-cell>
          <table:table-cell office:value-type="float" office:value="0.058892">
            <text:p>0.058892</text:p>
          </table:table-cell>
          <table:table-cell office:value-type="float" office:value="0.059988">
            <text:p>0.059988</text:p>
          </table:table-cell>
          <table:table-cell office:value-type="float" office:value="0.05947">
            <text:p>0.05947</text:p>
          </table:table-cell>
          <table:table-cell office:value-type="float" office:value="0.059703">
            <text:p>0.059703</text:p>
          </table:table-cell>
          <table:table-cell office:value-type="float" office:value="0.059281">
            <text:p>0.059281</text:p>
          </table:table-cell>
          <table:table-cell office:value-type="float" office:value="0.059752">
            <text:p>0.059752</text:p>
          </table:table-cell>
          <table:table-cell office:value-type="float" office:value="0.059441">
            <text:p>0.059441</text:p>
          </table:table-cell>
          <table:table-cell office:value-type="float" office:value="0.059302">
            <text:p>0.059302</text:p>
          </table:table-cell>
          <table:table-cell office:value-type="float" office:value="0.059297">
            <text:p>0.059297</text:p>
          </table:table-cell>
          <table:table-cell office:value-type="float" office:value="0.059318">
            <text:p>0.059318</text:p>
          </table:table-cell>
          <table:table-cell office:value-type="float" office:value="0.059147">
            <text:p>0.059147</text:p>
          </table:table-cell>
          <table:table-cell office:value-type="float" office:value="0.05936">
            <text:p>0.05936</text:p>
          </table:table-cell>
          <table:table-cell office:value-type="float" office:value="0.059116">
            <text:p>0.059116</text:p>
          </table:table-cell>
          <table:table-cell office:value-type="float" office:value="0.059328">
            <text:p>0.059328</text:p>
          </table:table-cell>
          <table:table-cell office:value-type="float" office:value="0.060403">
            <text:p>0.060403</text:p>
          </table:table-cell>
          <table:table-cell office:value-type="float" office:value="0.059679">
            <text:p>0.059679</text:p>
          </table:table-cell>
          <table:table-cell office:value-type="float" office:value="0.059599">
            <text:p>0.059599</text:p>
          </table:table-cell>
          <table:table-cell office:value-type="float" office:value="0.059826">
            <text:p>0.059826</text:p>
          </table:table-cell>
          <table:table-cell table:formula="of:=AVERAGE([.B25:.AE25])" office:value-type="float" office:value="0.0594744">
            <text:p>0.0594744</text:p>
          </table:table-cell>
          <table:table-cell table:formula="of:=VAR([.B25:.AE25])" office:value-type="float" office:value="0.000000137088868965518">
            <text:p>1.37088868965518E-007</text:p>
          </table:table-cell>
          <table:table-cell table:formula="of:=STDEV([.B25:.AE25])" office:value-type="float" office:value="0.000370255140363395">
            <text:p>0.0003702551</text:p>
          </table:table-cell>
          <table:table-cell table:formula="of:=CONFIDENCE(0.95;[.AH25];30)" office:value-type="float" office:value="0.00000423891741374588">
            <text:p>4.23891741374588E-006</text:p>
          </table:table-cell>
          <table:table-cell table:formula="of:=[.AF25]+[.AI25]" office:value-type="float" office:value="0.0594786389174138">
            <text:p>0.0594786389</text:p>
          </table:table-cell>
          <table:table-cell table:formula="of:=[.AF25]-[.AI25]" office:value-type="float" office:value="0.0594701610825863">
            <text:p>0.05947016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62825">
            <text:p>0.062825</text:p>
          </table:table-cell>
          <table:table-cell office:value-type="float" office:value="0.065541">
            <text:p>0.065541</text:p>
          </table:table-cell>
          <table:table-cell office:value-type="float" office:value="0.063037">
            <text:p>0.063037</text:p>
          </table:table-cell>
          <table:table-cell office:value-type="float" office:value="0.062902">
            <text:p>0.062902</text:p>
          </table:table-cell>
          <table:table-cell office:value-type="float" office:value="0.062599">
            <text:p>0.062599</text:p>
          </table:table-cell>
          <table:table-cell office:value-type="float" office:value="0.062809">
            <text:p>0.062809</text:p>
          </table:table-cell>
          <table:table-cell office:value-type="float" office:value="0.062987">
            <text:p>0.062987</text:p>
          </table:table-cell>
          <table:table-cell office:value-type="float" office:value="0.063268">
            <text:p>0.063268</text:p>
          </table:table-cell>
          <table:table-cell office:value-type="float" office:value="0.062844">
            <text:p>0.062844</text:p>
          </table:table-cell>
          <table:table-cell office:value-type="float" office:value="0.062908">
            <text:p>0.062908</text:p>
          </table:table-cell>
          <table:table-cell office:value-type="float" office:value="0.063174">
            <text:p>0.063174</text:p>
          </table:table-cell>
          <table:table-cell office:value-type="float" office:value="0.062833">
            <text:p>0.062833</text:p>
          </table:table-cell>
          <table:table-cell office:value-type="float" office:value="0.063172">
            <text:p>0.063172</text:p>
          </table:table-cell>
          <table:table-cell office:value-type="float" office:value="0.063138">
            <text:p>0.063138</text:p>
          </table:table-cell>
          <table:table-cell office:value-type="float" office:value="0.062788">
            <text:p>0.062788</text:p>
          </table:table-cell>
          <table:table-cell office:value-type="float" office:value="0.062821">
            <text:p>0.062821</text:p>
          </table:table-cell>
          <table:table-cell office:value-type="float" office:value="0.063233">
            <text:p>0.063233</text:p>
          </table:table-cell>
          <table:table-cell office:value-type="float" office:value="0.063457">
            <text:p>0.063457</text:p>
          </table:table-cell>
          <table:table-cell office:value-type="float" office:value="0.063456">
            <text:p>0.063456</text:p>
          </table:table-cell>
          <table:table-cell office:value-type="float" office:value="0.06271">
            <text:p>0.06271</text:p>
          </table:table-cell>
          <table:table-cell office:value-type="float" office:value="0.063171">
            <text:p>0.063171</text:p>
          </table:table-cell>
          <table:table-cell office:value-type="float" office:value="0.06305">
            <text:p>0.06305</text:p>
          </table:table-cell>
          <table:table-cell office:value-type="float" office:value="0.062998">
            <text:p>0.062998</text:p>
          </table:table-cell>
          <table:table-cell office:value-type="float" office:value="0.062619">
            <text:p>0.062619</text:p>
          </table:table-cell>
          <table:table-cell office:value-type="float" office:value="0.06317">
            <text:p>0.06317</text:p>
          </table:table-cell>
          <table:table-cell office:value-type="float" office:value="0.063032">
            <text:p>0.063032</text:p>
          </table:table-cell>
          <table:table-cell office:value-type="float" office:value="0.063134">
            <text:p>0.063134</text:p>
          </table:table-cell>
          <table:table-cell office:value-type="float" office:value="0.063251">
            <text:p>0.063251</text:p>
          </table:table-cell>
          <table:table-cell office:value-type="float" office:value="0.063264">
            <text:p>0.063264</text:p>
          </table:table-cell>
          <table:table-cell office:value-type="float" office:value="0.063036">
            <text:p>0.063036</text:p>
          </table:table-cell>
          <table:table-cell table:formula="of:=AVERAGE([.B26:.AE26])" office:value-type="float" office:value="0.0631075666666667">
            <text:p>0.0631075667</text:p>
          </table:table-cell>
          <table:table-cell table:formula="of:=VAR([.B26:.AE26])" office:value-type="float" office:value="0.000000260378185057472">
            <text:p>2.60378185057472E-007</text:p>
          </table:table-cell>
          <table:table-cell table:formula="of:=STDEV([.B26:.AE26])" office:value-type="float" office:value="0.000510272657564044">
            <text:p>0.0005102727</text:p>
          </table:table-cell>
          <table:table-cell table:formula="of:=CONFIDENCE(0.95;[.AH26];30)" office:value-type="float" office:value="0.00000584192741195622">
            <text:p>5.84192741195622E-006</text:p>
          </table:table-cell>
          <table:table-cell table:formula="of:=[.AF26]+[.AI26]" office:value-type="float" office:value="0.0631134085940786">
            <text:p>0.0631134086</text:p>
          </table:table-cell>
          <table:table-cell table:formula="of:=[.AF26]-[.AI26]" office:value-type="float" office:value="0.0631017247392547">
            <text:p>0.06310172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7977">
            <text:p>0.07977</text:p>
          </table:table-cell>
          <table:table-cell office:value-type="float" office:value="0.079554">
            <text:p>0.079554</text:p>
          </table:table-cell>
          <table:table-cell office:value-type="float" office:value="0.079737">
            <text:p>0.079737</text:p>
          </table:table-cell>
          <table:table-cell office:value-type="float" office:value="0.079769">
            <text:p>0.079769</text:p>
          </table:table-cell>
          <table:table-cell office:value-type="float" office:value="0.079362">
            <text:p>0.079362</text:p>
          </table:table-cell>
          <table:table-cell office:value-type="float" office:value="0.079489">
            <text:p>0.079489</text:p>
          </table:table-cell>
          <table:table-cell office:value-type="float" office:value="0.079863">
            <text:p>0.079863</text:p>
          </table:table-cell>
          <table:table-cell office:value-type="float" office:value="0.079814">
            <text:p>0.079814</text:p>
          </table:table-cell>
          <table:table-cell office:value-type="float" office:value="0.079797">
            <text:p>0.079797</text:p>
          </table:table-cell>
          <table:table-cell office:value-type="float" office:value="0.079399">
            <text:p>0.079399</text:p>
          </table:table-cell>
          <table:table-cell office:value-type="float" office:value="0.079715">
            <text:p>0.079715</text:p>
          </table:table-cell>
          <table:table-cell office:value-type="float" office:value="0.079287">
            <text:p>0.079287</text:p>
          </table:table-cell>
          <table:table-cell office:value-type="float" office:value="0.080022">
            <text:p>0.080022</text:p>
          </table:table-cell>
          <table:table-cell office:value-type="float" office:value="0.07931">
            <text:p>0.07931</text:p>
          </table:table-cell>
          <table:table-cell office:value-type="float" office:value="0.079818">
            <text:p>0.079818</text:p>
          </table:table-cell>
          <table:table-cell office:value-type="float" office:value="0.079712">
            <text:p>0.079712</text:p>
          </table:table-cell>
          <table:table-cell office:value-type="float" office:value="0.079284">
            <text:p>0.079284</text:p>
          </table:table-cell>
          <table:table-cell office:value-type="float" office:value="0.079148">
            <text:p>0.079148</text:p>
          </table:table-cell>
          <table:table-cell office:value-type="float" office:value="0.079321">
            <text:p>0.079321</text:p>
          </table:table-cell>
          <table:table-cell office:value-type="float" office:value="0.079251">
            <text:p>0.079251</text:p>
          </table:table-cell>
          <table:table-cell office:value-type="float" office:value="0.079689">
            <text:p>0.079689</text:p>
          </table:table-cell>
          <table:table-cell office:value-type="float" office:value="0.07957">
            <text:p>0.07957</text:p>
          </table:table-cell>
          <table:table-cell office:value-type="float" office:value="0.079534">
            <text:p>0.079534</text:p>
          </table:table-cell>
          <table:table-cell office:value-type="float" office:value="0.080261">
            <text:p>0.080261</text:p>
          </table:table-cell>
          <table:table-cell office:value-type="float" office:value="0.079662">
            <text:p>0.079662</text:p>
          </table:table-cell>
          <table:table-cell office:value-type="float" office:value="0.079905">
            <text:p>0.079905</text:p>
          </table:table-cell>
          <table:table-cell office:value-type="float" office:value="0.079453">
            <text:p>0.079453</text:p>
          </table:table-cell>
          <table:table-cell office:value-type="float" office:value="0.07951">
            <text:p>0.07951</text:p>
          </table:table-cell>
          <table:table-cell office:value-type="float" office:value="0.079891">
            <text:p>0.079891</text:p>
          </table:table-cell>
          <table:table-cell office:value-type="float" office:value="0.079376">
            <text:p>0.079376</text:p>
          </table:table-cell>
          <table:table-cell table:formula="of:=AVERAGE([.B27:.AE27])" office:value-type="float" office:value="0.0796091">
            <text:p>0.0796091</text:p>
          </table:table-cell>
          <table:table-cell table:formula="of:=VAR([.B27:.AE27])" office:value-type="float" office:value="0.0000000685442310344819">
            <text:p>6.85442310344819E-008</text:p>
          </table:table-cell>
          <table:table-cell table:formula="of:=STDEV([.B27:.AE27])" office:value-type="float" office:value="0.00026180953197789">
            <text:p>0.0002618095</text:p>
          </table:table-cell>
          <table:table-cell table:formula="of:=CONFIDENCE(0.95;[.AH27];30)" office:value-type="float" office:value="0.0000029973627998696">
            <text:p>2.9973627998696E-006</text:p>
          </table:table-cell>
          <table:table-cell table:formula="of:=[.AF27]+[.AI27]" office:value-type="float" office:value="0.0796120973627998">
            <text:p>0.0796120974</text:p>
          </table:table-cell>
          <table:table-cell table:formula="of:=[.AF27]-[.AI27]" office:value-type="float" office:value="0.0796061026372001">
            <text:p>0.07960610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6382">
            <text:p>0.096382</text:p>
          </table:table-cell>
          <table:table-cell office:value-type="float" office:value="0.096868">
            <text:p>0.096868</text:p>
          </table:table-cell>
          <table:table-cell office:value-type="float" office:value="0.096048">
            <text:p>0.096048</text:p>
          </table:table-cell>
          <table:table-cell office:value-type="float" office:value="0.09868">
            <text:p>0.09868</text:p>
          </table:table-cell>
          <table:table-cell office:value-type="float" office:value="0.097766">
            <text:p>0.097766</text:p>
          </table:table-cell>
          <table:table-cell office:value-type="float" office:value="0.0968">
            <text:p>0.0968</text:p>
          </table:table-cell>
          <table:table-cell office:value-type="float" office:value="0.096963">
            <text:p>0.096963</text:p>
          </table:table-cell>
          <table:table-cell office:value-type="float" office:value="0.096455">
            <text:p>0.096455</text:p>
          </table:table-cell>
          <table:table-cell office:value-type="float" office:value="0.096756">
            <text:p>0.096756</text:p>
          </table:table-cell>
          <table:table-cell office:value-type="float" office:value="0.09663">
            <text:p>0.09663</text:p>
          </table:table-cell>
          <table:table-cell office:value-type="float" office:value="0.096893">
            <text:p>0.096893</text:p>
          </table:table-cell>
          <table:table-cell office:value-type="float" office:value="0.097304">
            <text:p>0.097304</text:p>
          </table:table-cell>
          <table:table-cell office:value-type="float" office:value="0.096937">
            <text:p>0.096937</text:p>
          </table:table-cell>
          <table:table-cell office:value-type="float" office:value="0.096914">
            <text:p>0.096914</text:p>
          </table:table-cell>
          <table:table-cell office:value-type="float" office:value="0.096713">
            <text:p>0.096713</text:p>
          </table:table-cell>
          <table:table-cell office:value-type="float" office:value="0.097039">
            <text:p>0.097039</text:p>
          </table:table-cell>
          <table:table-cell office:value-type="float" office:value="0.096525">
            <text:p>0.096525</text:p>
          </table:table-cell>
          <table:table-cell office:value-type="float" office:value="0.096402">
            <text:p>0.096402</text:p>
          </table:table-cell>
          <table:table-cell office:value-type="float" office:value="0.096378">
            <text:p>0.096378</text:p>
          </table:table-cell>
          <table:table-cell office:value-type="float" office:value="0.096816">
            <text:p>0.096816</text:p>
          </table:table-cell>
          <table:table-cell office:value-type="float" office:value="0.097245">
            <text:p>0.097245</text:p>
          </table:table-cell>
          <table:table-cell office:value-type="float" office:value="0.096438">
            <text:p>0.096438</text:p>
          </table:table-cell>
          <table:table-cell office:value-type="float" office:value="0.09689">
            <text:p>0.09689</text:p>
          </table:table-cell>
          <table:table-cell office:value-type="float" office:value="0.097074">
            <text:p>0.097074</text:p>
          </table:table-cell>
          <table:table-cell office:value-type="float" office:value="0.096441">
            <text:p>0.096441</text:p>
          </table:table-cell>
          <table:table-cell office:value-type="float" office:value="0.097749">
            <text:p>0.097749</text:p>
          </table:table-cell>
          <table:table-cell office:value-type="float" office:value="0.096876">
            <text:p>0.096876</text:p>
          </table:table-cell>
          <table:table-cell office:value-type="float" office:value="0.096526">
            <text:p>0.096526</text:p>
          </table:table-cell>
          <table:table-cell office:value-type="float" office:value="0.097236">
            <text:p>0.097236</text:p>
          </table:table-cell>
          <table:table-cell office:value-type="float" office:value="0.096298">
            <text:p>0.096298</text:p>
          </table:table-cell>
          <table:table-cell table:formula="of:=AVERAGE([.B28:.AE28])" office:value-type="float" office:value="0.0968680666666667">
            <text:p>0.0968680667</text:p>
          </table:table-cell>
          <table:table-cell table:formula="of:=VAR([.B28:.AE28])" office:value-type="float" office:value="0.000000275379788505747">
            <text:p>2.75379788505747E-007</text:p>
          </table:table-cell>
          <table:table-cell table:formula="of:=STDEV([.B28:.AE28])" office:value-type="float" office:value="0.000524766413279039">
            <text:p>0.0005247664</text:p>
          </table:table-cell>
          <table:table-cell table:formula="of:=CONFIDENCE(0.95;[.AH28];30)" office:value-type="float" office:value="0.00000600786118786699">
            <text:p>6.00786118786699E-006</text:p>
          </table:table-cell>
          <table:table-cell table:formula="of:=[.AF28]+[.AI28]" office:value-type="float" office:value="0.0968740745278545">
            <text:p>0.0968740745</text:p>
          </table:table-cell>
          <table:table-cell table:formula="of:=[.AF28]-[.AI28]" office:value-type="float" office:value="0.0968620588054788">
            <text:p>0.096862058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24138">
            <text:p>0.124138</text:p>
          </table:table-cell>
          <table:table-cell office:value-type="float" office:value="0.123943">
            <text:p>0.123943</text:p>
          </table:table-cell>
          <table:table-cell office:value-type="float" office:value="0.123886">
            <text:p>0.123886</text:p>
          </table:table-cell>
          <table:table-cell office:value-type="float" office:value="0.123918">
            <text:p>0.123918</text:p>
          </table:table-cell>
          <table:table-cell office:value-type="float" office:value="0.12683">
            <text:p>0.12683</text:p>
          </table:table-cell>
          <table:table-cell office:value-type="float" office:value="0.124642">
            <text:p>0.124642</text:p>
          </table:table-cell>
          <table:table-cell office:value-type="float" office:value="0.124328">
            <text:p>0.124328</text:p>
          </table:table-cell>
          <table:table-cell office:value-type="float" office:value="0.124007">
            <text:p>0.124007</text:p>
          </table:table-cell>
          <table:table-cell office:value-type="float" office:value="0.123721">
            <text:p>0.123721</text:p>
          </table:table-cell>
          <table:table-cell office:value-type="float" office:value="0.123891">
            <text:p>0.123891</text:p>
          </table:table-cell>
          <table:table-cell office:value-type="float" office:value="0.124032">
            <text:p>0.124032</text:p>
          </table:table-cell>
          <table:table-cell office:value-type="float" office:value="0.123991">
            <text:p>0.123991</text:p>
          </table:table-cell>
          <table:table-cell office:value-type="float" office:value="0.124079">
            <text:p>0.124079</text:p>
          </table:table-cell>
          <table:table-cell office:value-type="float" office:value="0.124122">
            <text:p>0.124122</text:p>
          </table:table-cell>
          <table:table-cell office:value-type="float" office:value="0.124413">
            <text:p>0.124413</text:p>
          </table:table-cell>
          <table:table-cell office:value-type="float" office:value="0.124943">
            <text:p>0.124943</text:p>
          </table:table-cell>
          <table:table-cell office:value-type="float" office:value="0.12424">
            <text:p>0.12424</text:p>
          </table:table-cell>
          <table:table-cell office:value-type="float" office:value="0.125184">
            <text:p>0.125184</text:p>
          </table:table-cell>
          <table:table-cell office:value-type="float" office:value="0.124386">
            <text:p>0.124386</text:p>
          </table:table-cell>
          <table:table-cell office:value-type="float" office:value="0.124385">
            <text:p>0.124385</text:p>
          </table:table-cell>
          <table:table-cell office:value-type="float" office:value="0.124019">
            <text:p>0.124019</text:p>
          </table:table-cell>
          <table:table-cell office:value-type="float" office:value="0.125489">
            <text:p>0.125489</text:p>
          </table:table-cell>
          <table:table-cell office:value-type="float" office:value="0.123824">
            <text:p>0.123824</text:p>
          </table:table-cell>
          <table:table-cell office:value-type="float" office:value="0.12403">
            <text:p>0.12403</text:p>
          </table:table-cell>
          <table:table-cell office:value-type="float" office:value="0.124283">
            <text:p>0.124283</text:p>
          </table:table-cell>
          <table:table-cell office:value-type="float" office:value="0.124301">
            <text:p>0.124301</text:p>
          </table:table-cell>
          <table:table-cell office:value-type="float" office:value="0.125659">
            <text:p>0.125659</text:p>
          </table:table-cell>
          <table:table-cell office:value-type="float" office:value="0.125072">
            <text:p>0.125072</text:p>
          </table:table-cell>
          <table:table-cell office:value-type="float" office:value="0.124621">
            <text:p>0.124621</text:p>
          </table:table-cell>
          <table:table-cell office:value-type="float" office:value="0.124598">
            <text:p>0.124598</text:p>
          </table:table-cell>
          <table:table-cell table:formula="of:=AVERAGE([.B29:.AE29])" office:value-type="float" office:value="0.1244325">
            <text:p>0.1244325</text:p>
          </table:table-cell>
          <table:table-cell table:formula="of:=VAR([.B29:.AE29])" office:value-type="float" office:value="0.000000446628534482757">
            <text:p>4.46628534482757E-007</text:p>
          </table:table-cell>
          <table:table-cell table:formula="of:=STDEV([.B29:.AE29])" office:value-type="float" office:value="0.000668302726676135">
            <text:p>0.0006683027</text:p>
          </table:table-cell>
          <table:table-cell table:formula="of:=CONFIDENCE(0.95;[.AH29];30)" office:value-type="float" office:value="0.00000765115661319633">
            <text:p>7.65115661319633E-006</text:p>
          </table:table-cell>
          <table:table-cell table:formula="of:=[.AF29]+[.AI29]" office:value-type="float" office:value="0.124440151156613">
            <text:p>0.1244401512</text:p>
          </table:table-cell>
          <table:table-cell table:formula="of:=[.AF29]-[.AI29]" office:value-type="float" office:value="0.124424848843387">
            <text:p>0.12442484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34445">
            <text:p>0.134445</text:p>
          </table:table-cell>
          <table:table-cell office:value-type="float" office:value="0.137664">
            <text:p>0.137664</text:p>
          </table:table-cell>
          <table:table-cell office:value-type="float" office:value="0.134343">
            <text:p>0.134343</text:p>
          </table:table-cell>
          <table:table-cell office:value-type="float" office:value="0.134482">
            <text:p>0.134482</text:p>
          </table:table-cell>
          <table:table-cell office:value-type="float" office:value="0.134113">
            <text:p>0.134113</text:p>
          </table:table-cell>
          <table:table-cell office:value-type="float" office:value="0.134984">
            <text:p>0.134984</text:p>
          </table:table-cell>
          <table:table-cell office:value-type="float" office:value="0.137604">
            <text:p>0.137604</text:p>
          </table:table-cell>
          <table:table-cell office:value-type="float" office:value="0.134797">
            <text:p>0.134797</text:p>
          </table:table-cell>
          <table:table-cell office:value-type="float" office:value="0.134511">
            <text:p>0.134511</text:p>
          </table:table-cell>
          <table:table-cell office:value-type="float" office:value="0.136079">
            <text:p>0.136079</text:p>
          </table:table-cell>
          <table:table-cell office:value-type="float" office:value="0.133775">
            <text:p>0.133775</text:p>
          </table:table-cell>
          <table:table-cell office:value-type="float" office:value="0.134136">
            <text:p>0.134136</text:p>
          </table:table-cell>
          <table:table-cell office:value-type="float" office:value="0.134134">
            <text:p>0.134134</text:p>
          </table:table-cell>
          <table:table-cell office:value-type="float" office:value="0.134889">
            <text:p>0.134889</text:p>
          </table:table-cell>
          <table:table-cell office:value-type="float" office:value="0.134273">
            <text:p>0.134273</text:p>
          </table:table-cell>
          <table:table-cell office:value-type="float" office:value="0.133761">
            <text:p>0.133761</text:p>
          </table:table-cell>
          <table:table-cell office:value-type="float" office:value="0.134932">
            <text:p>0.134932</text:p>
          </table:table-cell>
          <table:table-cell office:value-type="float" office:value="0.136262">
            <text:p>0.136262</text:p>
          </table:table-cell>
          <table:table-cell office:value-type="float" office:value="0.135025">
            <text:p>0.135025</text:p>
          </table:table-cell>
          <table:table-cell office:value-type="float" office:value="0.134571">
            <text:p>0.134571</text:p>
          </table:table-cell>
          <table:table-cell office:value-type="float" office:value="0.147112">
            <text:p>0.147112</text:p>
          </table:table-cell>
          <table:table-cell office:value-type="float" office:value="0.140892">
            <text:p>0.140892</text:p>
          </table:table-cell>
          <table:table-cell office:value-type="float" office:value="0.134256">
            <text:p>0.134256</text:p>
          </table:table-cell>
          <table:table-cell office:value-type="float" office:value="0.135049">
            <text:p>0.135049</text:p>
          </table:table-cell>
          <table:table-cell office:value-type="float" office:value="0.135429">
            <text:p>0.135429</text:p>
          </table:table-cell>
          <table:table-cell office:value-type="float" office:value="0.134333">
            <text:p>0.134333</text:p>
          </table:table-cell>
          <table:table-cell office:value-type="float" office:value="0.134537">
            <text:p>0.134537</text:p>
          </table:table-cell>
          <table:table-cell office:value-type="float" office:value="0.13399">
            <text:p>0.13399</text:p>
          </table:table-cell>
          <table:table-cell office:value-type="float" office:value="0.13458">
            <text:p>0.13458</text:p>
          </table:table-cell>
          <table:table-cell office:value-type="float" office:value="0.134284">
            <text:p>0.134284</text:p>
          </table:table-cell>
          <table:table-cell table:formula="of:=AVERAGE([.B30:.AE30])" office:value-type="float" office:value="0.1354414">
            <text:p>0.1354414</text:p>
          </table:table-cell>
          <table:table-cell table:formula="of:=VAR([.B30:.AE30])" office:value-type="float" office:value="0.00000698799548965517">
            <text:p>0.000006988</text:p>
          </table:table-cell>
          <table:table-cell table:formula="of:=STDEV([.B30:.AE30])" office:value-type="float" office:value="0.00264348169837719">
            <text:p>0.0026434817</text:p>
          </table:table-cell>
          <table:table-cell table:formula="of:=CONFIDENCE(0.95;[.AH30];30)" office:value-type="float" office:value="0.0000302642674809909">
            <text:p>3.02642674809909E-005</text:p>
          </table:table-cell>
          <table:table-cell table:formula="of:=[.AF30]+[.AI30]" office:value-type="float" office:value="0.135471664267481">
            <text:p>0.1354716643</text:p>
          </table:table-cell>
          <table:table-cell table:formula="of:=[.AF30]-[.AI30]" office:value-type="float" office:value="0.135411135732519">
            <text:p>0.13541113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1162">
            <text:p>0.151162</text:p>
          </table:table-cell>
          <table:table-cell office:value-type="float" office:value="0.152859">
            <text:p>0.152859</text:p>
          </table:table-cell>
          <table:table-cell office:value-type="float" office:value="0.150971">
            <text:p>0.150971</text:p>
          </table:table-cell>
          <table:table-cell office:value-type="float" office:value="0.150252">
            <text:p>0.150252</text:p>
          </table:table-cell>
          <table:table-cell office:value-type="float" office:value="0.150665">
            <text:p>0.150665</text:p>
          </table:table-cell>
          <table:table-cell office:value-type="float" office:value="0.151054">
            <text:p>0.151054</text:p>
          </table:table-cell>
          <table:table-cell office:value-type="float" office:value="0.151269">
            <text:p>0.151269</text:p>
          </table:table-cell>
          <table:table-cell office:value-type="float" office:value="0.151872">
            <text:p>0.151872</text:p>
          </table:table-cell>
          <table:table-cell office:value-type="float" office:value="0.151271">
            <text:p>0.151271</text:p>
          </table:table-cell>
          <table:table-cell office:value-type="float" office:value="0.151318">
            <text:p>0.151318</text:p>
          </table:table-cell>
          <table:table-cell office:value-type="float" office:value="0.150338">
            <text:p>0.150338</text:p>
          </table:table-cell>
          <table:table-cell office:value-type="float" office:value="0.150721">
            <text:p>0.150721</text:p>
          </table:table-cell>
          <table:table-cell office:value-type="float" office:value="0.150049">
            <text:p>0.150049</text:p>
          </table:table-cell>
          <table:table-cell office:value-type="float" office:value="0.151021">
            <text:p>0.151021</text:p>
          </table:table-cell>
          <table:table-cell office:value-type="float" office:value="0.151077">
            <text:p>0.151077</text:p>
          </table:table-cell>
          <table:table-cell office:value-type="float" office:value="0.151445">
            <text:p>0.151445</text:p>
          </table:table-cell>
          <table:table-cell office:value-type="float" office:value="0.150086">
            <text:p>0.150086</text:p>
          </table:table-cell>
          <table:table-cell office:value-type="float" office:value="0.150293">
            <text:p>0.150293</text:p>
          </table:table-cell>
          <table:table-cell office:value-type="float" office:value="0.150518">
            <text:p>0.150518</text:p>
          </table:table-cell>
          <table:table-cell office:value-type="float" office:value="0.150458">
            <text:p>0.150458</text:p>
          </table:table-cell>
          <table:table-cell office:value-type="float" office:value="0.149802">
            <text:p>0.149802</text:p>
          </table:table-cell>
          <table:table-cell office:value-type="float" office:value="0.150552">
            <text:p>0.150552</text:p>
          </table:table-cell>
          <table:table-cell office:value-type="float" office:value="0.150529">
            <text:p>0.150529</text:p>
          </table:table-cell>
          <table:table-cell office:value-type="float" office:value="0.150446">
            <text:p>0.150446</text:p>
          </table:table-cell>
          <table:table-cell office:value-type="float" office:value="0.151163">
            <text:p>0.151163</text:p>
          </table:table-cell>
          <table:table-cell office:value-type="float" office:value="0.150766">
            <text:p>0.150766</text:p>
          </table:table-cell>
          <table:table-cell office:value-type="float" office:value="0.150204">
            <text:p>0.150204</text:p>
          </table:table-cell>
          <table:table-cell office:value-type="float" office:value="0.150034">
            <text:p>0.150034</text:p>
          </table:table-cell>
          <table:table-cell office:value-type="float" office:value="0.150519">
            <text:p>0.150519</text:p>
          </table:table-cell>
          <table:table-cell office:value-type="float" office:value="0.150444">
            <text:p>0.150444</text:p>
          </table:table-cell>
          <table:table-cell table:formula="of:=AVERAGE([.B31:.AE31])" office:value-type="float" office:value="0.150771933333333">
            <text:p>0.1507719333</text:p>
          </table:table-cell>
          <table:table-cell table:formula="of:=VAR([.B31:.AE31])" office:value-type="float" office:value="0.000000394619374712644">
            <text:p>3.94619374712644E-007</text:p>
          </table:table-cell>
          <table:table-cell table:formula="of:=STDEV([.B31:.AE31])" office:value-type="float" office:value="0.000628187372296391">
            <text:p>0.0006281874</text:p>
          </table:table-cell>
          <table:table-cell table:formula="of:=CONFIDENCE(0.95;[.AH31];30)" office:value-type="float" office:value="0.00000719189040538084">
            <text:p>7.19189040538084E-006</text:p>
          </table:table-cell>
          <table:table-cell table:formula="of:=[.AF31]+[.AI31]" office:value-type="float" office:value="0.150779125223739">
            <text:p>0.1507791252</text:p>
          </table:table-cell>
          <table:table-cell table:formula="of:=[.AF31]-[.AI31]" office:value-type="float" office:value="0.150764741442928">
            <text:p>0.15076474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6984">
            <text:p>0.156984</text:p>
          </table:table-cell>
          <table:table-cell office:value-type="float" office:value="0.15839">
            <text:p>0.15839</text:p>
          </table:table-cell>
          <table:table-cell office:value-type="float" office:value="0.157569">
            <text:p>0.157569</text:p>
          </table:table-cell>
          <table:table-cell office:value-type="float" office:value="0.157061">
            <text:p>0.157061</text:p>
          </table:table-cell>
          <table:table-cell office:value-type="float" office:value="0.157416">
            <text:p>0.157416</text:p>
          </table:table-cell>
          <table:table-cell office:value-type="float" office:value="0.15836">
            <text:p>0.15836</text:p>
          </table:table-cell>
          <table:table-cell office:value-type="float" office:value="0.157197">
            <text:p>0.157197</text:p>
          </table:table-cell>
          <table:table-cell office:value-type="float" office:value="0.157247">
            <text:p>0.157247</text:p>
          </table:table-cell>
          <table:table-cell office:value-type="float" office:value="0.156992">
            <text:p>0.156992</text:p>
          </table:table-cell>
          <table:table-cell office:value-type="float" office:value="0.157769">
            <text:p>0.157769</text:p>
          </table:table-cell>
          <table:table-cell office:value-type="float" office:value="0.157607">
            <text:p>0.157607</text:p>
          </table:table-cell>
          <table:table-cell office:value-type="float" office:value="0.157327">
            <text:p>0.157327</text:p>
          </table:table-cell>
          <table:table-cell office:value-type="float" office:value="0.15708">
            <text:p>0.15708</text:p>
          </table:table-cell>
          <table:table-cell office:value-type="float" office:value="0.156749">
            <text:p>0.156749</text:p>
          </table:table-cell>
          <table:table-cell office:value-type="float" office:value="0.157882">
            <text:p>0.157882</text:p>
          </table:table-cell>
          <table:table-cell office:value-type="float" office:value="0.158374">
            <text:p>0.158374</text:p>
          </table:table-cell>
          <table:table-cell office:value-type="float" office:value="0.157397">
            <text:p>0.157397</text:p>
          </table:table-cell>
          <table:table-cell office:value-type="float" office:value="0.159074">
            <text:p>0.159074</text:p>
          </table:table-cell>
          <table:table-cell office:value-type="float" office:value="0.157164">
            <text:p>0.157164</text:p>
          </table:table-cell>
          <table:table-cell office:value-type="float" office:value="0.159278">
            <text:p>0.159278</text:p>
          </table:table-cell>
          <table:table-cell office:value-type="float" office:value="0.157625">
            <text:p>0.157625</text:p>
          </table:table-cell>
          <table:table-cell office:value-type="float" office:value="0.157094">
            <text:p>0.157094</text:p>
          </table:table-cell>
          <table:table-cell office:value-type="float" office:value="0.156998">
            <text:p>0.156998</text:p>
          </table:table-cell>
          <table:table-cell office:value-type="float" office:value="0.156614">
            <text:p>0.156614</text:p>
          </table:table-cell>
          <table:table-cell office:value-type="float" office:value="0.15645">
            <text:p>0.15645</text:p>
          </table:table-cell>
          <table:table-cell office:value-type="float" office:value="0.157641">
            <text:p>0.157641</text:p>
          </table:table-cell>
          <table:table-cell office:value-type="float" office:value="0.159165">
            <text:p>0.159165</text:p>
          </table:table-cell>
          <table:table-cell office:value-type="float" office:value="0.156649">
            <text:p>0.156649</text:p>
          </table:table-cell>
          <table:table-cell office:value-type="float" office:value="0.160102">
            <text:p>0.160102</text:p>
          </table:table-cell>
          <table:table-cell office:value-type="float" office:value="0.157522">
            <text:p>0.157522</text:p>
          </table:table-cell>
          <table:table-cell table:formula="of:=AVERAGE([.B32:.AE32])" office:value-type="float" office:value="0.1576259">
            <text:p>0.1576259</text:p>
          </table:table-cell>
          <table:table-cell table:formula="of:=VAR([.B32:.AE32])" office:value-type="float" office:value="0.000000761179748275862">
            <text:p>7.61179748275862E-007</text:p>
          </table:table-cell>
          <table:table-cell table:formula="of:=STDEV([.B32:.AE32])" office:value-type="float" office:value="0.000872456158368924">
            <text:p>0.0008724562</text:p>
          </table:table-cell>
          <table:table-cell table:formula="of:=CONFIDENCE(0.95;[.AH32];30)" office:value-type="float" office:value="0.00000998843553882903">
            <text:p>9.98843553882903E-006</text:p>
          </table:table-cell>
          <table:table-cell table:formula="of:=[.AF32]+[.AI32]" office:value-type="float" office:value="0.157635888435539">
            <text:p>0.1576358884</text:p>
          </table:table-cell>
          <table:table-cell table:formula="of:=[.AF32]-[.AI32]" office:value-type="float" office:value="0.157615911564461">
            <text:p>0.15761591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79077">
            <text:p>0.179077</text:p>
          </table:table-cell>
          <table:table-cell office:value-type="float" office:value="0.178218">
            <text:p>0.178218</text:p>
          </table:table-cell>
          <table:table-cell office:value-type="float" office:value="0.178886">
            <text:p>0.178886</text:p>
          </table:table-cell>
          <table:table-cell office:value-type="float" office:value="0.179104">
            <text:p>0.179104</text:p>
          </table:table-cell>
          <table:table-cell office:value-type="float" office:value="0.178706">
            <text:p>0.178706</text:p>
          </table:table-cell>
          <table:table-cell office:value-type="float" office:value="0.180348">
            <text:p>0.180348</text:p>
          </table:table-cell>
          <table:table-cell office:value-type="float" office:value="0.178553">
            <text:p>0.178553</text:p>
          </table:table-cell>
          <table:table-cell office:value-type="float" office:value="0.178795">
            <text:p>0.178795</text:p>
          </table:table-cell>
          <table:table-cell office:value-type="float" office:value="0.178856">
            <text:p>0.178856</text:p>
          </table:table-cell>
          <table:table-cell office:value-type="float" office:value="0.179478">
            <text:p>0.179478</text:p>
          </table:table-cell>
          <table:table-cell office:value-type="float" office:value="0.179221">
            <text:p>0.179221</text:p>
          </table:table-cell>
          <table:table-cell office:value-type="float" office:value="0.17935">
            <text:p>0.17935</text:p>
          </table:table-cell>
          <table:table-cell office:value-type="float" office:value="0.179905">
            <text:p>0.179905</text:p>
          </table:table-cell>
          <table:table-cell office:value-type="float" office:value="0.179698">
            <text:p>0.179698</text:p>
          </table:table-cell>
          <table:table-cell office:value-type="float" office:value="0.178702">
            <text:p>0.178702</text:p>
          </table:table-cell>
          <table:table-cell office:value-type="float" office:value="0.178542">
            <text:p>0.178542</text:p>
          </table:table-cell>
          <table:table-cell office:value-type="float" office:value="0.179261">
            <text:p>0.179261</text:p>
          </table:table-cell>
          <table:table-cell office:value-type="float" office:value="0.179541">
            <text:p>0.179541</text:p>
          </table:table-cell>
          <table:table-cell office:value-type="float" office:value="0.180793">
            <text:p>0.180793</text:p>
          </table:table-cell>
          <table:table-cell office:value-type="float" office:value="0.179323">
            <text:p>0.179323</text:p>
          </table:table-cell>
          <table:table-cell office:value-type="float" office:value="0.180579">
            <text:p>0.180579</text:p>
          </table:table-cell>
          <table:table-cell office:value-type="float" office:value="0.179207">
            <text:p>0.179207</text:p>
          </table:table-cell>
          <table:table-cell office:value-type="float" office:value="0.179002">
            <text:p>0.179002</text:p>
          </table:table-cell>
          <table:table-cell office:value-type="float" office:value="0.178835">
            <text:p>0.178835</text:p>
          </table:table-cell>
          <table:table-cell office:value-type="float" office:value="0.178881">
            <text:p>0.178881</text:p>
          </table:table-cell>
          <table:table-cell office:value-type="float" office:value="0.179044">
            <text:p>0.179044</text:p>
          </table:table-cell>
          <table:table-cell office:value-type="float" office:value="0.178943">
            <text:p>0.178943</text:p>
          </table:table-cell>
          <table:table-cell office:value-type="float" office:value="0.178502">
            <text:p>0.178502</text:p>
          </table:table-cell>
          <table:table-cell office:value-type="float" office:value="0.178612">
            <text:p>0.178612</text:p>
          </table:table-cell>
          <table:table-cell office:value-type="float" office:value="0.179264">
            <text:p>0.179264</text:p>
          </table:table-cell>
          <table:table-cell table:formula="of:=AVERAGE([.B33:.AE33])" office:value-type="float" office:value="0.1791742">
            <text:p>0.1791742</text:p>
          </table:table-cell>
          <table:table-cell table:formula="of:=VAR([.B33:.AE33])" office:value-type="float" office:value="0.000000366638510344826">
            <text:p>3.66638510344826E-007</text:p>
          </table:table-cell>
          <table:table-cell table:formula="of:=STDEV([.B33:.AE33])" office:value-type="float" office:value="0.000605506821055573">
            <text:p>0.0006055068</text:p>
          </table:table-cell>
          <table:table-cell table:formula="of:=CONFIDENCE(0.95;[.AH33];30)" office:value-type="float" office:value="0.00000693222896350674">
            <text:p>6.93222896350674E-006</text:p>
          </table:table-cell>
          <table:table-cell table:formula="of:=[.AF33]+[.AI33]" office:value-type="float" office:value="0.179181132228964">
            <text:p>0.1791811322</text:p>
          </table:table-cell>
          <table:table-cell table:formula="of:=[.AF33]-[.AI33]" office:value-type="float" office:value="0.179167267771036">
            <text:p>0.179167267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86441">
            <text:p>0.186441</text:p>
          </table:table-cell>
          <table:table-cell office:value-type="float" office:value="0.186309">
            <text:p>0.186309</text:p>
          </table:table-cell>
          <table:table-cell office:value-type="float" office:value="0.186365">
            <text:p>0.186365</text:p>
          </table:table-cell>
          <table:table-cell office:value-type="float" office:value="0.186055">
            <text:p>0.186055</text:p>
          </table:table-cell>
          <table:table-cell office:value-type="float" office:value="0.186681">
            <text:p>0.186681</text:p>
          </table:table-cell>
          <table:table-cell office:value-type="float" office:value="0.185791">
            <text:p>0.185791</text:p>
          </table:table-cell>
          <table:table-cell office:value-type="float" office:value="0.186095">
            <text:p>0.186095</text:p>
          </table:table-cell>
          <table:table-cell office:value-type="float" office:value="0.185762">
            <text:p>0.185762</text:p>
          </table:table-cell>
          <table:table-cell office:value-type="float" office:value="0.186009">
            <text:p>0.186009</text:p>
          </table:table-cell>
          <table:table-cell office:value-type="float" office:value="0.18631">
            <text:p>0.18631</text:p>
          </table:table-cell>
          <table:table-cell office:value-type="float" office:value="0.186121">
            <text:p>0.186121</text:p>
          </table:table-cell>
          <table:table-cell office:value-type="float" office:value="0.186611">
            <text:p>0.186611</text:p>
          </table:table-cell>
          <table:table-cell office:value-type="float" office:value="0.185863">
            <text:p>0.185863</text:p>
          </table:table-cell>
          <table:table-cell office:value-type="float" office:value="0.186581">
            <text:p>0.186581</text:p>
          </table:table-cell>
          <table:table-cell office:value-type="float" office:value="0.186248">
            <text:p>0.186248</text:p>
          </table:table-cell>
          <table:table-cell office:value-type="float" office:value="0.185841">
            <text:p>0.185841</text:p>
          </table:table-cell>
          <table:table-cell office:value-type="float" office:value="0.187989">
            <text:p>0.187989</text:p>
          </table:table-cell>
          <table:table-cell office:value-type="float" office:value="0.185979">
            <text:p>0.185979</text:p>
          </table:table-cell>
          <table:table-cell office:value-type="float" office:value="0.186038">
            <text:p>0.186038</text:p>
          </table:table-cell>
          <table:table-cell office:value-type="float" office:value="0.186749">
            <text:p>0.186749</text:p>
          </table:table-cell>
          <table:table-cell office:value-type="float" office:value="0.185586">
            <text:p>0.185586</text:p>
          </table:table-cell>
          <table:table-cell office:value-type="float" office:value="0.18589">
            <text:p>0.18589</text:p>
          </table:table-cell>
          <table:table-cell office:value-type="float" office:value="0.186905">
            <text:p>0.186905</text:p>
          </table:table-cell>
          <table:table-cell office:value-type="float" office:value="0.185928">
            <text:p>0.185928</text:p>
          </table:table-cell>
          <table:table-cell office:value-type="float" office:value="0.186208">
            <text:p>0.186208</text:p>
          </table:table-cell>
          <table:table-cell office:value-type="float" office:value="0.186918">
            <text:p>0.186918</text:p>
          </table:table-cell>
          <table:table-cell office:value-type="float" office:value="0.185861">
            <text:p>0.185861</text:p>
          </table:table-cell>
          <table:table-cell office:value-type="float" office:value="0.185392">
            <text:p>0.185392</text:p>
          </table:table-cell>
          <table:table-cell office:value-type="float" office:value="0.186164">
            <text:p>0.186164</text:p>
          </table:table-cell>
          <table:table-cell office:value-type="float" office:value="0.186072">
            <text:p>0.186072</text:p>
          </table:table-cell>
          <table:table-cell table:formula="of:=AVERAGE([.B34:.AE34])" office:value-type="float" office:value="0.1862254">
            <text:p>0.1862254</text:p>
          </table:table-cell>
          <table:table-cell table:formula="of:=VAR([.B34:.AE34])" office:value-type="float" office:value="0.000000249523834482758">
            <text:p>2.49523834482758E-007</text:p>
          </table:table-cell>
          <table:table-cell table:formula="of:=STDEV([.B34:.AE34])" office:value-type="float" office:value="0.000499523607532976">
            <text:p>0.0004995236</text:p>
          </table:table-cell>
          <table:table-cell table:formula="of:=CONFIDENCE(0.95;[.AH34];30)" office:value-type="float" office:value="0.0000057188654193173">
            <text:p>5.7188654193173E-006</text:p>
          </table:table-cell>
          <table:table-cell table:formula="of:=[.AF34]+[.AI34]" office:value-type="float" office:value="0.186231118865419">
            <text:p>0.1862311189</text:p>
          </table:table-cell>
          <table:table-cell table:formula="of:=[.AF34]-[.AI34]" office:value-type="float" office:value="0.186219681134581">
            <text:p>0.18621968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9339">
            <text:p>0.19339</text:p>
          </table:table-cell>
          <table:table-cell office:value-type="float" office:value="0.19298">
            <text:p>0.19298</text:p>
          </table:table-cell>
          <table:table-cell office:value-type="float" office:value="0.193028">
            <text:p>0.193028</text:p>
          </table:table-cell>
          <table:table-cell office:value-type="float" office:value="0.194155">
            <text:p>0.194155</text:p>
          </table:table-cell>
          <table:table-cell office:value-type="float" office:value="0.193172">
            <text:p>0.193172</text:p>
          </table:table-cell>
          <table:table-cell office:value-type="float" office:value="0.192832">
            <text:p>0.192832</text:p>
          </table:table-cell>
          <table:table-cell office:value-type="float" office:value="0.19297">
            <text:p>0.19297</text:p>
          </table:table-cell>
          <table:table-cell office:value-type="float" office:value="0.232525">
            <text:p>0.232525</text:p>
          </table:table-cell>
          <table:table-cell office:value-type="float" office:value="0.193139">
            <text:p>0.193139</text:p>
          </table:table-cell>
          <table:table-cell office:value-type="float" office:value="0.193142">
            <text:p>0.193142</text:p>
          </table:table-cell>
          <table:table-cell office:value-type="float" office:value="0.194959">
            <text:p>0.194959</text:p>
          </table:table-cell>
          <table:table-cell office:value-type="float" office:value="0.19339">
            <text:p>0.19339</text:p>
          </table:table-cell>
          <table:table-cell office:value-type="float" office:value="0.192478">
            <text:p>0.192478</text:p>
          </table:table-cell>
          <table:table-cell office:value-type="float" office:value="0.19337">
            <text:p>0.19337</text:p>
          </table:table-cell>
          <table:table-cell office:value-type="float" office:value="0.192864">
            <text:p>0.192864</text:p>
          </table:table-cell>
          <table:table-cell office:value-type="float" office:value="0.192349">
            <text:p>0.192349</text:p>
          </table:table-cell>
          <table:table-cell office:value-type="float" office:value="0.193109">
            <text:p>0.193109</text:p>
          </table:table-cell>
          <table:table-cell office:value-type="float" office:value="0.192855">
            <text:p>0.192855</text:p>
          </table:table-cell>
          <table:table-cell office:value-type="float" office:value="0.194688">
            <text:p>0.194688</text:p>
          </table:table-cell>
          <table:table-cell office:value-type="float" office:value="0.19244">
            <text:p>0.19244</text:p>
          </table:table-cell>
          <table:table-cell office:value-type="float" office:value="0.194618">
            <text:p>0.194618</text:p>
          </table:table-cell>
          <table:table-cell office:value-type="float" office:value="0.192886">
            <text:p>0.192886</text:p>
          </table:table-cell>
          <table:table-cell office:value-type="float" office:value="0.193242">
            <text:p>0.193242</text:p>
          </table:table-cell>
          <table:table-cell office:value-type="float" office:value="0.195212">
            <text:p>0.195212</text:p>
          </table:table-cell>
          <table:table-cell office:value-type="float" office:value="0.193184">
            <text:p>0.193184</text:p>
          </table:table-cell>
          <table:table-cell office:value-type="float" office:value="0.193256">
            <text:p>0.193256</text:p>
          </table:table-cell>
          <table:table-cell office:value-type="float" office:value="0.192885">
            <text:p>0.192885</text:p>
          </table:table-cell>
          <table:table-cell office:value-type="float" office:value="0.192703">
            <text:p>0.192703</text:p>
          </table:table-cell>
          <table:table-cell office:value-type="float" office:value="0.192898">
            <text:p>0.192898</text:p>
          </table:table-cell>
          <table:table-cell office:value-type="float" office:value="0.192895">
            <text:p>0.192895</text:p>
          </table:table-cell>
          <table:table-cell table:formula="of:=AVERAGE([.B35:.AE35])" office:value-type="float" office:value="0.194587133333333">
            <text:p>0.1945871333</text:p>
          </table:table-cell>
          <table:table-cell table:formula="of:=VAR([.B35:.AE35])" office:value-type="float" office:value="0.000051864943291954">
            <text:p>5.1864943291954E-005</text:p>
          </table:table-cell>
          <table:table-cell table:formula="of:=STDEV([.B35:.AE35])" office:value-type="float" office:value="0.00720173196473973">
            <text:p>0.007201732</text:p>
          </table:table-cell>
          <table:table-cell table:formula="of:=CONFIDENCE(0.95;[.AH35];30)" office:value-type="float" office:value="0.0000824500289300606">
            <text:p>0.00008245</text:p>
          </table:table-cell>
          <table:table-cell table:formula="of:=[.AF35]+[.AI35]" office:value-type="float" office:value="0.194669583362263">
            <text:p>0.1946695834</text:p>
          </table:table-cell>
          <table:table-cell table:formula="of:=[.AF35]-[.AI35]" office:value-type="float" office:value="0.194504683304403">
            <text:p>0.19450468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99196">
            <text:p>0.199196</text:p>
          </table:table-cell>
          <table:table-cell office:value-type="float" office:value="0.220551">
            <text:p>0.220551</text:p>
          </table:table-cell>
          <table:table-cell office:value-type="float" office:value="0.199793">
            <text:p>0.199793</text:p>
          </table:table-cell>
          <table:table-cell office:value-type="float" office:value="0.200466">
            <text:p>0.200466</text:p>
          </table:table-cell>
          <table:table-cell office:value-type="float" office:value="0.200285">
            <text:p>0.200285</text:p>
          </table:table-cell>
          <table:table-cell office:value-type="float" office:value="0.19972">
            <text:p>0.19972</text:p>
          </table:table-cell>
          <table:table-cell office:value-type="float" office:value="0.200195">
            <text:p>0.200195</text:p>
          </table:table-cell>
          <table:table-cell office:value-type="float" office:value="0.199912">
            <text:p>0.199912</text:p>
          </table:table-cell>
          <table:table-cell office:value-type="float" office:value="0.201475">
            <text:p>0.201475</text:p>
          </table:table-cell>
          <table:table-cell office:value-type="float" office:value="0.200465">
            <text:p>0.200465</text:p>
          </table:table-cell>
          <table:table-cell office:value-type="float" office:value="0.200279">
            <text:p>0.200279</text:p>
          </table:table-cell>
          <table:table-cell office:value-type="float" office:value="0.200277">
            <text:p>0.200277</text:p>
          </table:table-cell>
          <table:table-cell office:value-type="float" office:value="0.199951">
            <text:p>0.199951</text:p>
          </table:table-cell>
          <table:table-cell office:value-type="float" office:value="0.199613">
            <text:p>0.199613</text:p>
          </table:table-cell>
          <table:table-cell office:value-type="float" office:value="0.199856">
            <text:p>0.199856</text:p>
          </table:table-cell>
          <table:table-cell office:value-type="float" office:value="0.199798">
            <text:p>0.199798</text:p>
          </table:table-cell>
          <table:table-cell office:value-type="float" office:value="0.20002">
            <text:p>0.20002</text:p>
          </table:table-cell>
          <table:table-cell office:value-type="float" office:value="0.199893">
            <text:p>0.199893</text:p>
          </table:table-cell>
          <table:table-cell office:value-type="float" office:value="0.200312">
            <text:p>0.200312</text:p>
          </table:table-cell>
          <table:table-cell office:value-type="float" office:value="0.19925">
            <text:p>0.19925</text:p>
          </table:table-cell>
          <table:table-cell office:value-type="float" office:value="0.200136">
            <text:p>0.200136</text:p>
          </table:table-cell>
          <table:table-cell office:value-type="float" office:value="0.200268">
            <text:p>0.200268</text:p>
          </table:table-cell>
          <table:table-cell office:value-type="float" office:value="0.200071">
            <text:p>0.200071</text:p>
          </table:table-cell>
          <table:table-cell office:value-type="float" office:value="0.201602">
            <text:p>0.201602</text:p>
          </table:table-cell>
          <table:table-cell office:value-type="float" office:value="0.20019">
            <text:p>0.20019</text:p>
          </table:table-cell>
          <table:table-cell office:value-type="float" office:value="0.200819">
            <text:p>0.200819</text:p>
          </table:table-cell>
          <table:table-cell office:value-type="float" office:value="0.200492">
            <text:p>0.200492</text:p>
          </table:table-cell>
          <table:table-cell office:value-type="float" office:value="0.19998">
            <text:p>0.19998</text:p>
          </table:table-cell>
          <table:table-cell office:value-type="float" office:value="0.199616">
            <text:p>0.199616</text:p>
          </table:table-cell>
          <table:table-cell office:value-type="float" office:value="0.199062">
            <text:p>0.199062</text:p>
          </table:table-cell>
          <table:table-cell table:formula="of:=AVERAGE([.B36:.AE36])" office:value-type="float" office:value="0.200784766666667">
            <text:p>0.2007847667</text:p>
          </table:table-cell>
          <table:table-cell table:formula="of:=VAR([.B36:.AE36])" office:value-type="float" office:value="0.0000142430988747127">
            <text:p>1.42430988747127E-005</text:p>
          </table:table-cell>
          <table:table-cell table:formula="of:=STDEV([.B36:.AE36])" office:value-type="float" office:value="0.00377400303056485">
            <text:p>0.003774003</text:p>
          </table:table-cell>
          <table:table-cell table:formula="of:=CONFIDENCE(0.95;[.AH36];30)" office:value-type="float" office:value="0.0000432071980151033">
            <text:p>4.32071980151033E-005</text:p>
          </table:table-cell>
          <table:table-cell table:formula="of:=[.AF36]+[.AI36]" office:value-type="float" office:value="0.200827973864682">
            <text:p>0.2008279739</text:p>
          </table:table-cell>
          <table:table-cell table:formula="of:=[.AF36]-[.AI36]" office:value-type="float" office:value="0.200741559468652">
            <text:p>0.200741559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01651">
            <text:p>0.201651</text:p>
          </table:table-cell>
          <table:table-cell office:value-type="float" office:value="0.202856">
            <text:p>0.202856</text:p>
          </table:table-cell>
          <table:table-cell office:value-type="float" office:value="0.200982">
            <text:p>0.200982</text:p>
          </table:table-cell>
          <table:table-cell office:value-type="float" office:value="0.200988">
            <text:p>0.200988</text:p>
          </table:table-cell>
          <table:table-cell office:value-type="float" office:value="0.200664">
            <text:p>0.200664</text:p>
          </table:table-cell>
          <table:table-cell office:value-type="float" office:value="0.201584">
            <text:p>0.201584</text:p>
          </table:table-cell>
          <table:table-cell office:value-type="float" office:value="0.201545">
            <text:p>0.201545</text:p>
          </table:table-cell>
          <table:table-cell office:value-type="float" office:value="0.201011">
            <text:p>0.201011</text:p>
          </table:table-cell>
          <table:table-cell office:value-type="float" office:value="0.202537">
            <text:p>0.202537</text:p>
          </table:table-cell>
          <table:table-cell office:value-type="float" office:value="0.201215">
            <text:p>0.201215</text:p>
          </table:table-cell>
          <table:table-cell office:value-type="float" office:value="0.201575">
            <text:p>0.201575</text:p>
          </table:table-cell>
          <table:table-cell office:value-type="float" office:value="0.201229">
            <text:p>0.201229</text:p>
          </table:table-cell>
          <table:table-cell office:value-type="float" office:value="0.201242">
            <text:p>0.201242</text:p>
          </table:table-cell>
          <table:table-cell office:value-type="float" office:value="0.202054">
            <text:p>0.202054</text:p>
          </table:table-cell>
          <table:table-cell office:value-type="float" office:value="0.200646">
            <text:p>0.200646</text:p>
          </table:table-cell>
          <table:table-cell office:value-type="float" office:value="0.202255">
            <text:p>0.202255</text:p>
          </table:table-cell>
          <table:table-cell office:value-type="float" office:value="0.202569">
            <text:p>0.202569</text:p>
          </table:table-cell>
          <table:table-cell office:value-type="float" office:value="0.200628">
            <text:p>0.200628</text:p>
          </table:table-cell>
          <table:table-cell office:value-type="float" office:value="0.203371">
            <text:p>0.203371</text:p>
          </table:table-cell>
          <table:table-cell office:value-type="float" office:value="0.201002">
            <text:p>0.201002</text:p>
          </table:table-cell>
          <table:table-cell office:value-type="float" office:value="0.20094">
            <text:p>0.20094</text:p>
          </table:table-cell>
          <table:table-cell office:value-type="float" office:value="0.201674">
            <text:p>0.201674</text:p>
          </table:table-cell>
          <table:table-cell office:value-type="float" office:value="0.201208">
            <text:p>0.201208</text:p>
          </table:table-cell>
          <table:table-cell office:value-type="float" office:value="0.200893">
            <text:p>0.200893</text:p>
          </table:table-cell>
          <table:table-cell office:value-type="float" office:value="0.201972">
            <text:p>0.201972</text:p>
          </table:table-cell>
          <table:table-cell office:value-type="float" office:value="0.200622">
            <text:p>0.200622</text:p>
          </table:table-cell>
          <table:table-cell office:value-type="float" office:value="0.201167">
            <text:p>0.201167</text:p>
          </table:table-cell>
          <table:table-cell office:value-type="float" office:value="0.200841">
            <text:p>0.200841</text:p>
          </table:table-cell>
          <table:table-cell office:value-type="float" office:value="0.202464">
            <text:p>0.202464</text:p>
          </table:table-cell>
          <table:table-cell office:value-type="float" office:value="0.201671">
            <text:p>0.201671</text:p>
          </table:table-cell>
          <table:table-cell table:formula="of:=AVERAGE([.B37:.AE37])" office:value-type="float" office:value="0.201501866666667">
            <text:p>0.2015018667</text:p>
          </table:table-cell>
          <table:table-cell table:formula="of:=VAR([.B37:.AE37])" office:value-type="float" office:value="0.000000523939085057469">
            <text:p>5.23939085057469E-007</text:p>
          </table:table-cell>
          <table:table-cell table:formula="of:=STDEV([.B37:.AE37])" office:value-type="float" office:value="0.000723836366216474">
            <text:p>0.0007238364</text:p>
          </table:table-cell>
          <table:table-cell table:formula="of:=CONFIDENCE(0.95;[.AH37];30)" office:value-type="float" office:value="0.00000828694120072477">
            <text:p>8.28694120072477E-006</text:p>
          </table:table-cell>
          <table:table-cell table:formula="of:=[.AF37]+[.AI37]" office:value-type="float" office:value="0.201510153607867">
            <text:p>0.2015101536</text:p>
          </table:table-cell>
          <table:table-cell table:formula="of:=[.AF37]-[.AI37]" office:value-type="float" office:value="0.201493579725466">
            <text:p>0.20149357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06192">
            <text:p>0.206192</text:p>
          </table:table-cell>
          <table:table-cell office:value-type="float" office:value="0.20632">
            <text:p>0.20632</text:p>
          </table:table-cell>
          <table:table-cell office:value-type="float" office:value="0.206639">
            <text:p>0.206639</text:p>
          </table:table-cell>
          <table:table-cell office:value-type="float" office:value="0.207669">
            <text:p>0.207669</text:p>
          </table:table-cell>
          <table:table-cell office:value-type="float" office:value="0.206117">
            <text:p>0.206117</text:p>
          </table:table-cell>
          <table:table-cell office:value-type="float" office:value="0.207439">
            <text:p>0.207439</text:p>
          </table:table-cell>
          <table:table-cell office:value-type="float" office:value="0.206546">
            <text:p>0.206546</text:p>
          </table:table-cell>
          <table:table-cell office:value-type="float" office:value="0.207937">
            <text:p>0.207937</text:p>
          </table:table-cell>
          <table:table-cell office:value-type="float" office:value="0.206685">
            <text:p>0.206685</text:p>
          </table:table-cell>
          <table:table-cell office:value-type="float" office:value="0.20586">
            <text:p>0.20586</text:p>
          </table:table-cell>
          <table:table-cell office:value-type="float" office:value="0.205412">
            <text:p>0.205412</text:p>
          </table:table-cell>
          <table:table-cell office:value-type="float" office:value="0.207388">
            <text:p>0.207388</text:p>
          </table:table-cell>
          <table:table-cell office:value-type="float" office:value="0.207377">
            <text:p>0.207377</text:p>
          </table:table-cell>
          <table:table-cell office:value-type="float" office:value="0.205667">
            <text:p>0.205667</text:p>
          </table:table-cell>
          <table:table-cell office:value-type="float" office:value="0.206296">
            <text:p>0.206296</text:p>
          </table:table-cell>
          <table:table-cell office:value-type="float" office:value="0.205542">
            <text:p>0.205542</text:p>
          </table:table-cell>
          <table:table-cell office:value-type="float" office:value="0.206441">
            <text:p>0.206441</text:p>
          </table:table-cell>
          <table:table-cell office:value-type="float" office:value="0.205579">
            <text:p>0.205579</text:p>
          </table:table-cell>
          <table:table-cell office:value-type="float" office:value="0.20759">
            <text:p>0.20759</text:p>
          </table:table-cell>
          <table:table-cell office:value-type="float" office:value="0.207073">
            <text:p>0.207073</text:p>
          </table:table-cell>
          <table:table-cell office:value-type="float" office:value="0.2067">
            <text:p>0.2067</text:p>
          </table:table-cell>
          <table:table-cell office:value-type="float" office:value="0.207644">
            <text:p>0.207644</text:p>
          </table:table-cell>
          <table:table-cell office:value-type="float" office:value="0.206628">
            <text:p>0.206628</text:p>
          </table:table-cell>
          <table:table-cell office:value-type="float" office:value="0.206224">
            <text:p>0.206224</text:p>
          </table:table-cell>
          <table:table-cell office:value-type="float" office:value="0.206423">
            <text:p>0.206423</text:p>
          </table:table-cell>
          <table:table-cell office:value-type="float" office:value="0.21176">
            <text:p>0.21176</text:p>
          </table:table-cell>
          <table:table-cell office:value-type="float" office:value="0.205739">
            <text:p>0.205739</text:p>
          </table:table-cell>
          <table:table-cell office:value-type="float" office:value="0.2062">
            <text:p>0.2062</text:p>
          </table:table-cell>
          <table:table-cell office:value-type="float" office:value="0.206518">
            <text:p>0.206518</text:p>
          </table:table-cell>
          <table:table-cell office:value-type="float" office:value="0.206973">
            <text:p>0.206973</text:p>
          </table:table-cell>
          <table:table-cell table:formula="of:=AVERAGE([.B38:.AE38])" office:value-type="float" office:value="0.2067526">
            <text:p>0.2067526</text:p>
          </table:table-cell>
          <table:table-cell table:formula="of:=VAR([.B38:.AE38])" office:value-type="float" office:value="0.00000137617583448276">
            <text:p>1.37617583448276E-006</text:p>
          </table:table-cell>
          <table:table-cell table:formula="of:=STDEV([.B38:.AE38])" office:value-type="float" office:value="0.00117310521032121">
            <text:p>0.0011731052</text:p>
          </table:table-cell>
          <table:table-cell table:formula="of:=CONFIDENCE(0.95;[.AH38];30)" office:value-type="float" office:value="0.0000134304579790736">
            <text:p>1.34304579790736E-005</text:p>
          </table:table-cell>
          <table:table-cell table:formula="of:=[.AF38]+[.AI38]" office:value-type="float" office:value="0.206766030457979">
            <text:p>0.2067660305</text:p>
          </table:table-cell>
          <table:table-cell table:formula="of:=[.AF38]-[.AI38]" office:value-type="float" office:value="0.206739169542021">
            <text:p>0.206739169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06354">
            <text:p>0.206354</text:p>
          </table:table-cell>
          <table:table-cell office:value-type="float" office:value="0.207244">
            <text:p>0.207244</text:p>
          </table:table-cell>
          <table:table-cell office:value-type="float" office:value="0.206858">
            <text:p>0.206858</text:p>
          </table:table-cell>
          <table:table-cell office:value-type="float" office:value="0.207073">
            <text:p>0.207073</text:p>
          </table:table-cell>
          <table:table-cell office:value-type="float" office:value="0.206716">
            <text:p>0.206716</text:p>
          </table:table-cell>
          <table:table-cell office:value-type="float" office:value="0.213225">
            <text:p>0.213225</text:p>
          </table:table-cell>
          <table:table-cell office:value-type="float" office:value="0.206764">
            <text:p>0.206764</text:p>
          </table:table-cell>
          <table:table-cell office:value-type="float" office:value="0.206868">
            <text:p>0.206868</text:p>
          </table:table-cell>
          <table:table-cell office:value-type="float" office:value="0.206369">
            <text:p>0.206369</text:p>
          </table:table-cell>
          <table:table-cell office:value-type="float" office:value="0.207232">
            <text:p>0.207232</text:p>
          </table:table-cell>
          <table:table-cell office:value-type="float" office:value="0.206588">
            <text:p>0.206588</text:p>
          </table:table-cell>
          <table:table-cell office:value-type="float" office:value="0.205987">
            <text:p>0.205987</text:p>
          </table:table-cell>
          <table:table-cell office:value-type="float" office:value="0.207673">
            <text:p>0.207673</text:p>
          </table:table-cell>
          <table:table-cell office:value-type="float" office:value="0.209394">
            <text:p>0.209394</text:p>
          </table:table-cell>
          <table:table-cell office:value-type="float" office:value="0.207256">
            <text:p>0.207256</text:p>
          </table:table-cell>
          <table:table-cell office:value-type="float" office:value="0.208792">
            <text:p>0.208792</text:p>
          </table:table-cell>
          <table:table-cell office:value-type="float" office:value="0.212399">
            <text:p>0.212399</text:p>
          </table:table-cell>
          <table:table-cell office:value-type="float" office:value="0.206655">
            <text:p>0.206655</text:p>
          </table:table-cell>
          <table:table-cell office:value-type="float" office:value="0.206972">
            <text:p>0.206972</text:p>
          </table:table-cell>
          <table:table-cell office:value-type="float" office:value="0.20552">
            <text:p>0.20552</text:p>
          </table:table-cell>
          <table:table-cell office:value-type="float" office:value="0.206532">
            <text:p>0.206532</text:p>
          </table:table-cell>
          <table:table-cell office:value-type="float" office:value="0.207544">
            <text:p>0.207544</text:p>
          </table:table-cell>
          <table:table-cell office:value-type="float" office:value="0.206368">
            <text:p>0.206368</text:p>
          </table:table-cell>
          <table:table-cell office:value-type="float" office:value="0.20623">
            <text:p>0.20623</text:p>
          </table:table-cell>
          <table:table-cell office:value-type="float" office:value="0.206143">
            <text:p>0.206143</text:p>
          </table:table-cell>
          <table:table-cell office:value-type="float" office:value="0.206849">
            <text:p>0.206849</text:p>
          </table:table-cell>
          <table:table-cell office:value-type="float" office:value="0.207885">
            <text:p>0.207885</text:p>
          </table:table-cell>
          <table:table-cell office:value-type="float" office:value="0.208354">
            <text:p>0.208354</text:p>
          </table:table-cell>
          <table:table-cell office:value-type="float" office:value="0.207917">
            <text:p>0.207917</text:p>
          </table:table-cell>
          <table:table-cell office:value-type="float" office:value="0.207497">
            <text:p>0.207497</text:p>
          </table:table-cell>
          <table:table-cell table:formula="of:=AVERAGE([.B39:.AE39])" office:value-type="float" office:value="0.207441933333333">
            <text:p>0.2074419333</text:p>
          </table:table-cell>
          <table:table-cell table:formula="of:=VAR([.B39:.AE39])" office:value-type="float" office:value="0.00000283051171954022">
            <text:p>2.83051171954022E-006</text:p>
          </table:table-cell>
          <table:table-cell table:formula="of:=STDEV([.B39:.AE39])" office:value-type="float" office:value="0.00168241247009769">
            <text:p>0.0016824125</text:p>
          </table:table-cell>
          <table:table-cell table:formula="of:=CONFIDENCE(0.95;[.AH39];30)" office:value-type="float" office:value="0.0000192613329003369">
            <text:p>1.92613329003369E-005</text:p>
          </table:table-cell>
          <table:table-cell table:formula="of:=[.AF39]+[.AI39]" office:value-type="float" office:value="0.207461194666234">
            <text:p>0.2074611947</text:p>
          </table:table-cell>
          <table:table-cell table:formula="of:=[.AF39]-[.AI39]" office:value-type="float" office:value="0.207422672000433">
            <text:p>0.20742267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09018">
            <text:p>0.209018</text:p>
          </table:table-cell>
          <table:table-cell office:value-type="float" office:value="0.208596">
            <text:p>0.208596</text:p>
          </table:table-cell>
          <table:table-cell office:value-type="float" office:value="0.208382">
            <text:p>0.208382</text:p>
          </table:table-cell>
          <table:table-cell office:value-type="float" office:value="0.208326">
            <text:p>0.208326</text:p>
          </table:table-cell>
          <table:table-cell office:value-type="float" office:value="0.209838">
            <text:p>0.209838</text:p>
          </table:table-cell>
          <table:table-cell office:value-type="float" office:value="0.208615">
            <text:p>0.208615</text:p>
          </table:table-cell>
          <table:table-cell office:value-type="float" office:value="0.210556">
            <text:p>0.210556</text:p>
          </table:table-cell>
          <table:table-cell office:value-type="float" office:value="0.209755">
            <text:p>0.209755</text:p>
          </table:table-cell>
          <table:table-cell office:value-type="float" office:value="0.20767">
            <text:p>0.20767</text:p>
          </table:table-cell>
          <table:table-cell office:value-type="float" office:value="0.20832">
            <text:p>0.20832</text:p>
          </table:table-cell>
          <table:table-cell office:value-type="float" office:value="0.20842">
            <text:p>0.20842</text:p>
          </table:table-cell>
          <table:table-cell office:value-type="float" office:value="0.208095">
            <text:p>0.208095</text:p>
          </table:table-cell>
          <table:table-cell office:value-type="float" office:value="0.208209">
            <text:p>0.208209</text:p>
          </table:table-cell>
          <table:table-cell office:value-type="float" office:value="0.208555">
            <text:p>0.208555</text:p>
          </table:table-cell>
          <table:table-cell office:value-type="float" office:value="0.208546">
            <text:p>0.208546</text:p>
          </table:table-cell>
          <table:table-cell office:value-type="float" office:value="0.207792">
            <text:p>0.207792</text:p>
          </table:table-cell>
          <table:table-cell office:value-type="float" office:value="0.21022">
            <text:p>0.21022</text:p>
          </table:table-cell>
          <table:table-cell office:value-type="float" office:value="0.207558">
            <text:p>0.207558</text:p>
          </table:table-cell>
          <table:table-cell office:value-type="float" office:value="0.212941">
            <text:p>0.212941</text:p>
          </table:table-cell>
          <table:table-cell office:value-type="float" office:value="0.20832">
            <text:p>0.20832</text:p>
          </table:table-cell>
          <table:table-cell office:value-type="float" office:value="0.207402">
            <text:p>0.207402</text:p>
          </table:table-cell>
          <table:table-cell office:value-type="float" office:value="0.206993">
            <text:p>0.206993</text:p>
          </table:table-cell>
          <table:table-cell office:value-type="float" office:value="0.208815">
            <text:p>0.208815</text:p>
          </table:table-cell>
          <table:table-cell office:value-type="float" office:value="0.219163">
            <text:p>0.219163</text:p>
          </table:table-cell>
          <table:table-cell office:value-type="float" office:value="0.210532">
            <text:p>0.210532</text:p>
          </table:table-cell>
          <table:table-cell office:value-type="float" office:value="0.207618">
            <text:p>0.207618</text:p>
          </table:table-cell>
          <table:table-cell office:value-type="float" office:value="0.208407">
            <text:p>0.208407</text:p>
          </table:table-cell>
          <table:table-cell office:value-type="float" office:value="0.208293">
            <text:p>0.208293</text:p>
          </table:table-cell>
          <table:table-cell office:value-type="float" office:value="0.208121">
            <text:p>0.208121</text:p>
          </table:table-cell>
          <table:table-cell office:value-type="float" office:value="0.208804">
            <text:p>0.208804</text:p>
          </table:table-cell>
          <table:table-cell table:formula="of:=AVERAGE([.B40:.AE40])" office:value-type="float" office:value="0.209062666666667">
            <text:p>0.2090626667</text:p>
          </table:table-cell>
          <table:table-cell table:formula="of:=VAR([.B40:.AE40])" office:value-type="float" office:value="0.00000503389526436782">
            <text:p>5.03389526436782E-006</text:p>
          </table:table-cell>
          <table:table-cell table:formula="of:=STDEV([.B40:.AE40])" office:value-type="float" office:value="0.00224363438740982">
            <text:p>0.0022436344</text:p>
          </table:table-cell>
          <table:table-cell table:formula="of:=CONFIDENCE(0.95;[.AH40];30)" office:value-type="float" office:value="0.0000256865599908651">
            <text:p>2.56865599908651E-005</text:p>
          </table:table-cell>
          <table:table-cell table:formula="of:=[.AF40]+[.AI40]" office:value-type="float" office:value="0.209088353226658">
            <text:p>0.2090883532</text:p>
          </table:table-cell>
          <table:table-cell table:formula="of:=[.AF40]-[.AI40]" office:value-type="float" office:value="0.209036980106676">
            <text:p>0.20903698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10417">
            <text:p>0.210417</text:p>
          </table:table-cell>
          <table:table-cell office:value-type="float" office:value="0.209853">
            <text:p>0.209853</text:p>
          </table:table-cell>
          <table:table-cell office:value-type="float" office:value="0.20935">
            <text:p>0.20935</text:p>
          </table:table-cell>
          <table:table-cell office:value-type="float" office:value="0.210495">
            <text:p>0.210495</text:p>
          </table:table-cell>
          <table:table-cell office:value-type="float" office:value="0.209044">
            <text:p>0.209044</text:p>
          </table:table-cell>
          <table:table-cell office:value-type="float" office:value="0.209592">
            <text:p>0.209592</text:p>
          </table:table-cell>
          <table:table-cell office:value-type="float" office:value="0.208958">
            <text:p>0.208958</text:p>
          </table:table-cell>
          <table:table-cell office:value-type="float" office:value="0.210058">
            <text:p>0.210058</text:p>
          </table:table-cell>
          <table:table-cell office:value-type="float" office:value="0.209706">
            <text:p>0.209706</text:p>
          </table:table-cell>
          <table:table-cell office:value-type="float" office:value="0.210027">
            <text:p>0.210027</text:p>
          </table:table-cell>
          <table:table-cell office:value-type="float" office:value="0.209114">
            <text:p>0.209114</text:p>
          </table:table-cell>
          <table:table-cell office:value-type="float" office:value="0.20922">
            <text:p>0.20922</text:p>
          </table:table-cell>
          <table:table-cell office:value-type="float" office:value="0.210117">
            <text:p>0.210117</text:p>
          </table:table-cell>
          <table:table-cell office:value-type="float" office:value="0.209304">
            <text:p>0.209304</text:p>
          </table:table-cell>
          <table:table-cell office:value-type="float" office:value="0.211698">
            <text:p>0.211698</text:p>
          </table:table-cell>
          <table:table-cell office:value-type="float" office:value="0.208412">
            <text:p>0.208412</text:p>
          </table:table-cell>
          <table:table-cell office:value-type="float" office:value="0.211055">
            <text:p>0.211055</text:p>
          </table:table-cell>
          <table:table-cell office:value-type="float" office:value="0.20975">
            <text:p>0.20975</text:p>
          </table:table-cell>
          <table:table-cell office:value-type="float" office:value="0.209613">
            <text:p>0.209613</text:p>
          </table:table-cell>
          <table:table-cell office:value-type="float" office:value="0.210348">
            <text:p>0.210348</text:p>
          </table:table-cell>
          <table:table-cell office:value-type="float" office:value="0.209567">
            <text:p>0.209567</text:p>
          </table:table-cell>
          <table:table-cell office:value-type="float" office:value="0.208877">
            <text:p>0.208877</text:p>
          </table:table-cell>
          <table:table-cell office:value-type="float" office:value="0.209657">
            <text:p>0.209657</text:p>
          </table:table-cell>
          <table:table-cell office:value-type="float" office:value="0.209478">
            <text:p>0.209478</text:p>
          </table:table-cell>
          <table:table-cell office:value-type="float" office:value="0.209168">
            <text:p>0.209168</text:p>
          </table:table-cell>
          <table:table-cell office:value-type="float" office:value="0.209814">
            <text:p>0.209814</text:p>
          </table:table-cell>
          <table:table-cell office:value-type="float" office:value="0.209796">
            <text:p>0.209796</text:p>
          </table:table-cell>
          <table:table-cell office:value-type="float" office:value="0.209522">
            <text:p>0.209522</text:p>
          </table:table-cell>
          <table:table-cell office:value-type="float" office:value="0.20903">
            <text:p>0.20903</text:p>
          </table:table-cell>
          <table:table-cell office:value-type="float" office:value="0.21139">
            <text:p>0.21139</text:p>
          </table:table-cell>
          <table:table-cell table:formula="of:=AVERAGE([.B41:.AE41])" office:value-type="float" office:value="0.209747666666667">
            <text:p>0.2097476667</text:p>
          </table:table-cell>
          <table:table-cell table:formula="of:=VAR([.B41:.AE41])" office:value-type="float" office:value="0.000000540036919540233">
            <text:p>0.00000054</text:p>
          </table:table-cell>
          <table:table-cell table:formula="of:=STDEV([.B41:.AE41])" office:value-type="float" office:value="0.000734872042970906">
            <text:p>0.000734872</text:p>
          </table:table-cell>
          <table:table-cell table:formula="of:=CONFIDENCE(0.95;[.AH41];30)" office:value-type="float" office:value="0.00000841328467922698">
            <text:p>8.41328467922698E-006</text:p>
          </table:table-cell>
          <table:table-cell table:formula="of:=[.AF41]+[.AI41]" office:value-type="float" office:value="0.209756079951346">
            <text:p>0.20975608</text:p>
          </table:table-cell>
          <table:table-cell table:formula="of:=[.AF41]-[.AI41]" office:value-type="float" office:value="0.209739253381987">
            <text:p>0.20973925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14289">
            <text:p>0.214289</text:p>
          </table:table-cell>
          <table:table-cell office:value-type="float" office:value="0.214213">
            <text:p>0.214213</text:p>
          </table:table-cell>
          <table:table-cell office:value-type="float" office:value="0.214444">
            <text:p>0.214444</text:p>
          </table:table-cell>
          <table:table-cell office:value-type="float" office:value="0.214147">
            <text:p>0.214147</text:p>
          </table:table-cell>
          <table:table-cell office:value-type="float" office:value="0.213829">
            <text:p>0.213829</text:p>
          </table:table-cell>
          <table:table-cell office:value-type="float" office:value="0.213884">
            <text:p>0.213884</text:p>
          </table:table-cell>
          <table:table-cell office:value-type="float" office:value="0.214118">
            <text:p>0.214118</text:p>
          </table:table-cell>
          <table:table-cell office:value-type="float" office:value="0.213827">
            <text:p>0.213827</text:p>
          </table:table-cell>
          <table:table-cell office:value-type="float" office:value="0.214416">
            <text:p>0.214416</text:p>
          </table:table-cell>
          <table:table-cell office:value-type="float" office:value="0.212988">
            <text:p>0.212988</text:p>
          </table:table-cell>
          <table:table-cell office:value-type="float" office:value="0.216908">
            <text:p>0.216908</text:p>
          </table:table-cell>
          <table:table-cell office:value-type="float" office:value="0.214462">
            <text:p>0.214462</text:p>
          </table:table-cell>
          <table:table-cell office:value-type="float" office:value="0.214128">
            <text:p>0.214128</text:p>
          </table:table-cell>
          <table:table-cell office:value-type="float" office:value="0.214905">
            <text:p>0.214905</text:p>
          </table:table-cell>
          <table:table-cell office:value-type="float" office:value="0.215122">
            <text:p>0.215122</text:p>
          </table:table-cell>
          <table:table-cell office:value-type="float" office:value="0.213717">
            <text:p>0.213717</text:p>
          </table:table-cell>
          <table:table-cell office:value-type="float" office:value="0.214138">
            <text:p>0.214138</text:p>
          </table:table-cell>
          <table:table-cell office:value-type="float" office:value="0.213513">
            <text:p>0.213513</text:p>
          </table:table-cell>
          <table:table-cell office:value-type="float" office:value="0.213871">
            <text:p>0.213871</text:p>
          </table:table-cell>
          <table:table-cell office:value-type="float" office:value="0.214341">
            <text:p>0.214341</text:p>
          </table:table-cell>
          <table:table-cell office:value-type="float" office:value="0.214721">
            <text:p>0.214721</text:p>
          </table:table-cell>
          <table:table-cell office:value-type="float" office:value="0.214108">
            <text:p>0.214108</text:p>
          </table:table-cell>
          <table:table-cell office:value-type="float" office:value="0.21356">
            <text:p>0.21356</text:p>
          </table:table-cell>
          <table:table-cell office:value-type="float" office:value="0.217753">
            <text:p>0.217753</text:p>
          </table:table-cell>
          <table:table-cell office:value-type="float" office:value="0.214228">
            <text:p>0.214228</text:p>
          </table:table-cell>
          <table:table-cell office:value-type="float" office:value="0.214181">
            <text:p>0.214181</text:p>
          </table:table-cell>
          <table:table-cell office:value-type="float" office:value="0.214836">
            <text:p>0.214836</text:p>
          </table:table-cell>
          <table:table-cell office:value-type="float" office:value="0.215091">
            <text:p>0.215091</text:p>
          </table:table-cell>
          <table:table-cell office:value-type="float" office:value="0.213996">
            <text:p>0.213996</text:p>
          </table:table-cell>
          <table:table-cell office:value-type="float" office:value="0.214014">
            <text:p>0.214014</text:p>
          </table:table-cell>
          <table:table-cell table:formula="of:=AVERAGE([.B42:.AE42])" office:value-type="float" office:value="0.2143916">
            <text:p>0.2143916</text:p>
          </table:table-cell>
          <table:table-cell table:formula="of:=VAR([.B42:.AE42])" office:value-type="float" office:value="0.000000863742800000001">
            <text:p>8.63742800000001E-007</text:p>
          </table:table-cell>
          <table:table-cell table:formula="of:=STDEV([.B42:.AE42])" office:value-type="float" office:value="0.000929377641220188">
            <text:p>0.0009293776</text:p>
          </table:table-cell>
          <table:table-cell table:formula="of:=CONFIDENCE(0.95;[.AH42];30)" office:value-type="float" office:value="0.0000106401090433147">
            <text:p>1.06401090433147E-005</text:p>
          </table:table-cell>
          <table:table-cell table:formula="of:=[.AF42]+[.AI42]" office:value-type="float" office:value="0.214402240109043">
            <text:p>0.2144022401</text:p>
          </table:table-cell>
          <table:table-cell table:formula="of:=[.AF42]-[.AI42]" office:value-type="float" office:value="0.214380959890957">
            <text:p>0.214380959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65439">
            <text:p>0.265439</text:p>
          </table:table-cell>
          <table:table-cell office:value-type="float" office:value="0.268457">
            <text:p>0.268457</text:p>
          </table:table-cell>
          <table:table-cell office:value-type="float" office:value="0.264753">
            <text:p>0.264753</text:p>
          </table:table-cell>
          <table:table-cell office:value-type="float" office:value="0.266436">
            <text:p>0.266436</text:p>
          </table:table-cell>
          <table:table-cell office:value-type="float" office:value="0.266432">
            <text:p>0.266432</text:p>
          </table:table-cell>
          <table:table-cell office:value-type="float" office:value="0.273651">
            <text:p>0.273651</text:p>
          </table:table-cell>
          <table:table-cell office:value-type="float" office:value="0.266393">
            <text:p>0.266393</text:p>
          </table:table-cell>
          <table:table-cell office:value-type="float" office:value="0.272608">
            <text:p>0.272608</text:p>
          </table:table-cell>
          <table:table-cell office:value-type="float" office:value="0.268785">
            <text:p>0.268785</text:p>
          </table:table-cell>
          <table:table-cell office:value-type="float" office:value="0.266318">
            <text:p>0.266318</text:p>
          </table:table-cell>
          <table:table-cell office:value-type="float" office:value="0.265227">
            <text:p>0.265227</text:p>
          </table:table-cell>
          <table:table-cell office:value-type="float" office:value="0.265859">
            <text:p>0.265859</text:p>
          </table:table-cell>
          <table:table-cell office:value-type="float" office:value="0.264238">
            <text:p>0.264238</text:p>
          </table:table-cell>
          <table:table-cell office:value-type="float" office:value="0.264657">
            <text:p>0.264657</text:p>
          </table:table-cell>
          <table:table-cell office:value-type="float" office:value="0.266923">
            <text:p>0.266923</text:p>
          </table:table-cell>
          <table:table-cell office:value-type="float" office:value="0.265898">
            <text:p>0.265898</text:p>
          </table:table-cell>
          <table:table-cell office:value-type="float" office:value="0.267298">
            <text:p>0.267298</text:p>
          </table:table-cell>
          <table:table-cell office:value-type="float" office:value="0.266248">
            <text:p>0.266248</text:p>
          </table:table-cell>
          <table:table-cell office:value-type="float" office:value="0.264876">
            <text:p>0.264876</text:p>
          </table:table-cell>
          <table:table-cell office:value-type="float" office:value="0.265481">
            <text:p>0.265481</text:p>
          </table:table-cell>
          <table:table-cell office:value-type="float" office:value="0.26514">
            <text:p>0.26514</text:p>
          </table:table-cell>
          <table:table-cell office:value-type="float" office:value="0.267027">
            <text:p>0.267027</text:p>
          </table:table-cell>
          <table:table-cell office:value-type="float" office:value="0.265617">
            <text:p>0.265617</text:p>
          </table:table-cell>
          <table:table-cell office:value-type="float" office:value="0.264453">
            <text:p>0.264453</text:p>
          </table:table-cell>
          <table:table-cell office:value-type="float" office:value="0.267282">
            <text:p>0.267282</text:p>
          </table:table-cell>
          <table:table-cell office:value-type="float" office:value="0.26485">
            <text:p>0.26485</text:p>
          </table:table-cell>
          <table:table-cell office:value-type="float" office:value="0.267092">
            <text:p>0.267092</text:p>
          </table:table-cell>
          <table:table-cell office:value-type="float" office:value="0.264802">
            <text:p>0.264802</text:p>
          </table:table-cell>
          <table:table-cell office:value-type="float" office:value="0.265703">
            <text:p>0.265703</text:p>
          </table:table-cell>
          <table:table-cell office:value-type="float" office:value="0.266597">
            <text:p>0.266597</text:p>
          </table:table-cell>
          <table:table-cell table:formula="of:=AVERAGE([.B43:.AE43])" office:value-type="float" office:value="0.266484666666667">
            <text:p>0.2664846667</text:p>
          </table:table-cell>
          <table:table-cell table:formula="of:=VAR([.B43:.AE43])" office:value-type="float" office:value="0.00000453417678160918">
            <text:p>4.53417678160918E-006</text:p>
          </table:table-cell>
          <table:table-cell table:formula="of:=STDEV([.B43:.AE43])" office:value-type="float" office:value="0.00212936065090186">
            <text:p>0.0021293607</text:p>
          </table:table-cell>
          <table:table-cell table:formula="of:=CONFIDENCE(0.95;[.AH43];30)" office:value-type="float" office:value="0.0000243782812424811">
            <text:p>2.43782812424811E-005</text:p>
          </table:table-cell>
          <table:table-cell table:formula="of:=[.AF43]+[.AI43]" office:value-type="float" office:value="0.266509044947909">
            <text:p>0.2665090449</text:p>
          </table:table-cell>
          <table:table-cell table:formula="of:=[.AF43]-[.AI43]" office:value-type="float" office:value="0.266460288385424">
            <text:p>0.266460288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84076">
            <text:p>0.284076</text:p>
          </table:table-cell>
          <table:table-cell office:value-type="float" office:value="0.283599">
            <text:p>0.283599</text:p>
          </table:table-cell>
          <table:table-cell office:value-type="float" office:value="0.28286">
            <text:p>0.28286</text:p>
          </table:table-cell>
          <table:table-cell office:value-type="float" office:value="0.281612">
            <text:p>0.281612</text:p>
          </table:table-cell>
          <table:table-cell office:value-type="float" office:value="0.282471">
            <text:p>0.282471</text:p>
          </table:table-cell>
          <table:table-cell office:value-type="float" office:value="0.2844">
            <text:p>0.2844</text:p>
          </table:table-cell>
          <table:table-cell office:value-type="float" office:value="0.283476">
            <text:p>0.283476</text:p>
          </table:table-cell>
          <table:table-cell office:value-type="float" office:value="0.283562">
            <text:p>0.283562</text:p>
          </table:table-cell>
          <table:table-cell office:value-type="float" office:value="0.283905">
            <text:p>0.283905</text:p>
          </table:table-cell>
          <table:table-cell office:value-type="float" office:value="0.283017">
            <text:p>0.283017</text:p>
          </table:table-cell>
          <table:table-cell office:value-type="float" office:value="0.281562">
            <text:p>0.281562</text:p>
          </table:table-cell>
          <table:table-cell office:value-type="float" office:value="0.282366">
            <text:p>0.282366</text:p>
          </table:table-cell>
          <table:table-cell office:value-type="float" office:value="0.282617">
            <text:p>0.282617</text:p>
          </table:table-cell>
          <table:table-cell office:value-type="float" office:value="0.28333">
            <text:p>0.28333</text:p>
          </table:table-cell>
          <table:table-cell office:value-type="float" office:value="0.282386">
            <text:p>0.282386</text:p>
          </table:table-cell>
          <table:table-cell office:value-type="float" office:value="0.284686">
            <text:p>0.284686</text:p>
          </table:table-cell>
          <table:table-cell office:value-type="float" office:value="0.284024">
            <text:p>0.284024</text:p>
          </table:table-cell>
          <table:table-cell office:value-type="float" office:value="0.283698">
            <text:p>0.283698</text:p>
          </table:table-cell>
          <table:table-cell office:value-type="float" office:value="0.281759">
            <text:p>0.281759</text:p>
          </table:table-cell>
          <table:table-cell office:value-type="float" office:value="0.283358">
            <text:p>0.283358</text:p>
          </table:table-cell>
          <table:table-cell office:value-type="float" office:value="0.282068">
            <text:p>0.282068</text:p>
          </table:table-cell>
          <table:table-cell office:value-type="float" office:value="0.285828">
            <text:p>0.285828</text:p>
          </table:table-cell>
          <table:table-cell office:value-type="float" office:value="0.283748">
            <text:p>0.283748</text:p>
          </table:table-cell>
          <table:table-cell office:value-type="float" office:value="0.283785">
            <text:p>0.283785</text:p>
          </table:table-cell>
          <table:table-cell office:value-type="float" office:value="0.283847">
            <text:p>0.283847</text:p>
          </table:table-cell>
          <table:table-cell office:value-type="float" office:value="0.282404">
            <text:p>0.282404</text:p>
          </table:table-cell>
          <table:table-cell office:value-type="float" office:value="0.283442">
            <text:p>0.283442</text:p>
          </table:table-cell>
          <table:table-cell office:value-type="float" office:value="0.281919">
            <text:p>0.281919</text:p>
          </table:table-cell>
          <table:table-cell office:value-type="float" office:value="0.28154">
            <text:p>0.28154</text:p>
          </table:table-cell>
          <table:table-cell office:value-type="float" office:value="0.283477">
            <text:p>0.283477</text:p>
          </table:table-cell>
          <table:table-cell table:formula="of:=AVERAGE([.B44:.AE44])" office:value-type="float" office:value="0.283160733333333">
            <text:p>0.2831607333</text:p>
          </table:table-cell>
          <table:table-cell table:formula="of:=VAR([.B44:.AE44])" office:value-type="float" office:value="0.00000104399523678161">
            <text:p>0.000001044</text:p>
          </table:table-cell>
          <table:table-cell table:formula="of:=STDEV([.B44:.AE44])" office:value-type="float" office:value="0.00102176085107113">
            <text:p>0.0010217609</text:p>
          </table:table-cell>
          <table:table-cell table:formula="of:=CONFIDENCE(0.95;[.AH44];30)" office:value-type="float" office:value="0.00001169777105603">
            <text:p>1.169777105603E-005</text:p>
          </table:table-cell>
          <table:table-cell table:formula="of:=[.AF44]+[.AI44]" office:value-type="float" office:value="0.283172431104389">
            <text:p>0.2831724311</text:p>
          </table:table-cell>
          <table:table-cell table:formula="of:=[.AF44]-[.AI44]" office:value-type="float" office:value="0.283149035562277">
            <text:p>0.283149035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84116">
            <text:p>0.284116</text:p>
          </table:table-cell>
          <table:table-cell office:value-type="float" office:value="0.284141">
            <text:p>0.284141</text:p>
          </table:table-cell>
          <table:table-cell office:value-type="float" office:value="0.284963">
            <text:p>0.284963</text:p>
          </table:table-cell>
          <table:table-cell office:value-type="float" office:value="0.283043">
            <text:p>0.283043</text:p>
          </table:table-cell>
          <table:table-cell office:value-type="float" office:value="0.283936">
            <text:p>0.283936</text:p>
          </table:table-cell>
          <table:table-cell office:value-type="float" office:value="0.28512">
            <text:p>0.28512</text:p>
          </table:table-cell>
          <table:table-cell office:value-type="float" office:value="0.284888">
            <text:p>0.284888</text:p>
          </table:table-cell>
          <table:table-cell office:value-type="float" office:value="0.2832">
            <text:p>0.2832</text:p>
          </table:table-cell>
          <table:table-cell office:value-type="float" office:value="0.283888">
            <text:p>0.283888</text:p>
          </table:table-cell>
          <table:table-cell office:value-type="float" office:value="0.285931">
            <text:p>0.285931</text:p>
          </table:table-cell>
          <table:table-cell office:value-type="float" office:value="0.284564">
            <text:p>0.284564</text:p>
          </table:table-cell>
          <table:table-cell office:value-type="float" office:value="0.283503">
            <text:p>0.283503</text:p>
          </table:table-cell>
          <table:table-cell office:value-type="float" office:value="0.283767">
            <text:p>0.283767</text:p>
          </table:table-cell>
          <table:table-cell office:value-type="float" office:value="0.283262">
            <text:p>0.283262</text:p>
          </table:table-cell>
          <table:table-cell office:value-type="float" office:value="0.284295">
            <text:p>0.284295</text:p>
          </table:table-cell>
          <table:table-cell office:value-type="float" office:value="0.284589">
            <text:p>0.284589</text:p>
          </table:table-cell>
          <table:table-cell office:value-type="float" office:value="0.284393">
            <text:p>0.284393</text:p>
          </table:table-cell>
          <table:table-cell office:value-type="float" office:value="0.283636">
            <text:p>0.283636</text:p>
          </table:table-cell>
          <table:table-cell office:value-type="float" office:value="0.284627">
            <text:p>0.284627</text:p>
          </table:table-cell>
          <table:table-cell office:value-type="float" office:value="0.284065">
            <text:p>0.284065</text:p>
          </table:table-cell>
          <table:table-cell office:value-type="float" office:value="0.284733">
            <text:p>0.284733</text:p>
          </table:table-cell>
          <table:table-cell office:value-type="float" office:value="0.286037">
            <text:p>0.286037</text:p>
          </table:table-cell>
          <table:table-cell office:value-type="float" office:value="0.283871">
            <text:p>0.283871</text:p>
          </table:table-cell>
          <table:table-cell office:value-type="float" office:value="0.286501">
            <text:p>0.286501</text:p>
          </table:table-cell>
          <table:table-cell office:value-type="float" office:value="0.282985">
            <text:p>0.282985</text:p>
          </table:table-cell>
          <table:table-cell office:value-type="float" office:value="0.282896">
            <text:p>0.282896</text:p>
          </table:table-cell>
          <table:table-cell office:value-type="float" office:value="0.284451">
            <text:p>0.284451</text:p>
          </table:table-cell>
          <table:table-cell office:value-type="float" office:value="0.28461">
            <text:p>0.28461</text:p>
          </table:table-cell>
          <table:table-cell office:value-type="float" office:value="0.284553">
            <text:p>0.284553</text:p>
          </table:table-cell>
          <table:table-cell office:value-type="float" office:value="0.282501">
            <text:p>0.282501</text:p>
          </table:table-cell>
          <table:table-cell table:formula="of:=AVERAGE([.B45:.AE45])" office:value-type="float" office:value="0.2842355">
            <text:p>0.2842355</text:p>
          </table:table-cell>
          <table:table-cell table:formula="of:=VAR([.B45:.AE45])" office:value-type="float" office:value="0.000000871000948275863">
            <text:p>0.000000871</text:p>
          </table:table-cell>
          <table:table-cell table:formula="of:=STDEV([.B45:.AE45])" office:value-type="float" office:value="0.000933274315662798">
            <text:p>0.0009332743</text:p>
          </table:table-cell>
          <table:table-cell table:formula="of:=CONFIDENCE(0.95;[.AH45];30)" office:value-type="float" office:value="0.0000106847206620333">
            <text:p>1.06847206620333E-005</text:p>
          </table:table-cell>
          <table:table-cell table:formula="of:=[.AF45]+[.AI45]" office:value-type="float" office:value="0.284246184720662">
            <text:p>0.2842461847</text:p>
          </table:table-cell>
          <table:table-cell table:formula="of:=[.AF45]-[.AI45]" office:value-type="float" office:value="0.284224815279338">
            <text:p>0.28422481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300794">
            <text:p>0.300794</text:p>
          </table:table-cell>
          <table:table-cell office:value-type="float" office:value="0.301354">
            <text:p>0.301354</text:p>
          </table:table-cell>
          <table:table-cell office:value-type="float" office:value="0.30287">
            <text:p>0.30287</text:p>
          </table:table-cell>
          <table:table-cell office:value-type="float" office:value="0.301635">
            <text:p>0.301635</text:p>
          </table:table-cell>
          <table:table-cell office:value-type="float" office:value="0.300233">
            <text:p>0.300233</text:p>
          </table:table-cell>
          <table:table-cell office:value-type="float" office:value="0.300101">
            <text:p>0.300101</text:p>
          </table:table-cell>
          <table:table-cell office:value-type="float" office:value="0.301376">
            <text:p>0.301376</text:p>
          </table:table-cell>
          <table:table-cell office:value-type="float" office:value="0.301366">
            <text:p>0.301366</text:p>
          </table:table-cell>
          <table:table-cell office:value-type="float" office:value="0.300407">
            <text:p>0.300407</text:p>
          </table:table-cell>
          <table:table-cell office:value-type="float" office:value="0.301571">
            <text:p>0.301571</text:p>
          </table:table-cell>
          <table:table-cell office:value-type="float" office:value="0.301119">
            <text:p>0.301119</text:p>
          </table:table-cell>
          <table:table-cell office:value-type="float" office:value="0.301051">
            <text:p>0.301051</text:p>
          </table:table-cell>
          <table:table-cell office:value-type="float" office:value="0.301168">
            <text:p>0.301168</text:p>
          </table:table-cell>
          <table:table-cell office:value-type="float" office:value="0.299809">
            <text:p>0.299809</text:p>
          </table:table-cell>
          <table:table-cell office:value-type="float" office:value="0.301036">
            <text:p>0.301036</text:p>
          </table:table-cell>
          <table:table-cell office:value-type="float" office:value="0.30215">
            <text:p>0.30215</text:p>
          </table:table-cell>
          <table:table-cell office:value-type="float" office:value="0.300633">
            <text:p>0.300633</text:p>
          </table:table-cell>
          <table:table-cell office:value-type="float" office:value="0.300628">
            <text:p>0.300628</text:p>
          </table:table-cell>
          <table:table-cell office:value-type="float" office:value="0.301189">
            <text:p>0.301189</text:p>
          </table:table-cell>
          <table:table-cell office:value-type="float" office:value="0.303054">
            <text:p>0.303054</text:p>
          </table:table-cell>
          <table:table-cell office:value-type="float" office:value="0.303651">
            <text:p>0.303651</text:p>
          </table:table-cell>
          <table:table-cell office:value-type="float" office:value="0.302252">
            <text:p>0.302252</text:p>
          </table:table-cell>
          <table:table-cell office:value-type="float" office:value="0.300848">
            <text:p>0.300848</text:p>
          </table:table-cell>
          <table:table-cell office:value-type="float" office:value="0.301383">
            <text:p>0.301383</text:p>
          </table:table-cell>
          <table:table-cell office:value-type="float" office:value="0.304052">
            <text:p>0.304052</text:p>
          </table:table-cell>
          <table:table-cell office:value-type="float" office:value="0.301758">
            <text:p>0.301758</text:p>
          </table:table-cell>
          <table:table-cell office:value-type="float" office:value="0.30234">
            <text:p>0.30234</text:p>
          </table:table-cell>
          <table:table-cell office:value-type="float" office:value="0.301223">
            <text:p>0.301223</text:p>
          </table:table-cell>
          <table:table-cell office:value-type="float" office:value="0.301128">
            <text:p>0.301128</text:p>
          </table:table-cell>
          <table:table-cell office:value-type="float" office:value="0.301223">
            <text:p>0.301223</text:p>
          </table:table-cell>
          <table:table-cell table:formula="of:=AVERAGE([.B46:.AE46])" office:value-type="float" office:value="0.301446733333333">
            <text:p>0.3014467333</text:p>
          </table:table-cell>
          <table:table-cell table:formula="of:=VAR([.B46:.AE46])" office:value-type="float" office:value="0.00000097624309885058">
            <text:p>9.7624309885058E-007</text:p>
          </table:table-cell>
          <table:table-cell table:formula="of:=STDEV([.B46:.AE46])" office:value-type="float" office:value="0.000988050149967389">
            <text:p>0.0009880501</text:p>
          </table:table-cell>
          <table:table-cell table:formula="of:=CONFIDENCE(0.95;[.AH46];30)" office:value-type="float" office:value="0.0000113118294110389">
            <text:p>1.13118294110389E-005</text:p>
          </table:table-cell>
          <table:table-cell table:formula="of:=[.AF46]+[.AI46]" office:value-type="float" office:value="0.301458045162744">
            <text:p>0.3014580452</text:p>
          </table:table-cell>
          <table:table-cell table:formula="of:=[.AF46]-[.AI46]" office:value-type="float" office:value="0.301435421503922">
            <text:p>0.30143542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336852">
            <text:p>0.336852</text:p>
          </table:table-cell>
          <table:table-cell office:value-type="float" office:value="0.335836">
            <text:p>0.335836</text:p>
          </table:table-cell>
          <table:table-cell office:value-type="float" office:value="0.335283">
            <text:p>0.335283</text:p>
          </table:table-cell>
          <table:table-cell office:value-type="float" office:value="0.33799">
            <text:p>0.33799</text:p>
          </table:table-cell>
          <table:table-cell office:value-type="float" office:value="0.335563">
            <text:p>0.335563</text:p>
          </table:table-cell>
          <table:table-cell office:value-type="float" office:value="0.336051">
            <text:p>0.336051</text:p>
          </table:table-cell>
          <table:table-cell office:value-type="float" office:value="0.334825">
            <text:p>0.334825</text:p>
          </table:table-cell>
          <table:table-cell office:value-type="float" office:value="0.335057">
            <text:p>0.335057</text:p>
          </table:table-cell>
          <table:table-cell office:value-type="float" office:value="0.335331">
            <text:p>0.335331</text:p>
          </table:table-cell>
          <table:table-cell office:value-type="float" office:value="0.33629">
            <text:p>0.33629</text:p>
          </table:table-cell>
          <table:table-cell office:value-type="float" office:value="0.336917">
            <text:p>0.336917</text:p>
          </table:table-cell>
          <table:table-cell office:value-type="float" office:value="0.334773">
            <text:p>0.334773</text:p>
          </table:table-cell>
          <table:table-cell office:value-type="float" office:value="0.337308">
            <text:p>0.337308</text:p>
          </table:table-cell>
          <table:table-cell office:value-type="float" office:value="0.337283">
            <text:p>0.337283</text:p>
          </table:table-cell>
          <table:table-cell office:value-type="float" office:value="0.336169">
            <text:p>0.336169</text:p>
          </table:table-cell>
          <table:table-cell office:value-type="float" office:value="0.336613">
            <text:p>0.336613</text:p>
          </table:table-cell>
          <table:table-cell office:value-type="float" office:value="0.336131">
            <text:p>0.336131</text:p>
          </table:table-cell>
          <table:table-cell office:value-type="float" office:value="0.335139">
            <text:p>0.335139</text:p>
          </table:table-cell>
          <table:table-cell office:value-type="float" office:value="0.336435">
            <text:p>0.336435</text:p>
          </table:table-cell>
          <table:table-cell office:value-type="float" office:value="0.337654">
            <text:p>0.337654</text:p>
          </table:table-cell>
          <table:table-cell office:value-type="float" office:value="0.335604">
            <text:p>0.335604</text:p>
          </table:table-cell>
          <table:table-cell office:value-type="float" office:value="0.335406">
            <text:p>0.335406</text:p>
          </table:table-cell>
          <table:table-cell office:value-type="float" office:value="0.339407">
            <text:p>0.339407</text:p>
          </table:table-cell>
          <table:table-cell office:value-type="float" office:value="0.338278">
            <text:p>0.338278</text:p>
          </table:table-cell>
          <table:table-cell office:value-type="float" office:value="0.334026">
            <text:p>0.334026</text:p>
          </table:table-cell>
          <table:table-cell office:value-type="float" office:value="0.336306">
            <text:p>0.336306</text:p>
          </table:table-cell>
          <table:table-cell office:value-type="float" office:value="0.337076">
            <text:p>0.337076</text:p>
          </table:table-cell>
          <table:table-cell office:value-type="float" office:value="0.337296">
            <text:p>0.337296</text:p>
          </table:table-cell>
          <table:table-cell office:value-type="float" office:value="0.333213">
            <text:p>0.333213</text:p>
          </table:table-cell>
          <table:table-cell office:value-type="float" office:value="0.337497">
            <text:p>0.337497</text:p>
          </table:table-cell>
          <table:table-cell table:formula="of:=AVERAGE([.B47:.AE47])" office:value-type="float" office:value="0.336253633333333">
            <text:p>0.3362536333</text:p>
          </table:table-cell>
          <table:table-cell table:formula="of:=VAR([.B47:.AE47])" office:value-type="float" office:value="0.00000173193065402299">
            <text:p>1.73193065402299E-006</text:p>
          </table:table-cell>
          <table:table-cell table:formula="of:=STDEV([.B47:.AE47])" office:value-type="float" office:value="0.00131602836368484">
            <text:p>0.0013160284</text:p>
          </table:table-cell>
          <table:table-cell table:formula="of:=CONFIDENCE(0.95;[.AH47];30)" office:value-type="float" office:value="0.0000150667335565739">
            <text:p>1.50667335565739E-005</text:p>
          </table:table-cell>
          <table:table-cell table:formula="of:=[.AF47]+[.AI47]" office:value-type="float" office:value="0.33626870006689">
            <text:p>0.3362687001</text:p>
          </table:table-cell>
          <table:table-cell table:formula="of:=[.AF47]-[.AI47]" office:value-type="float" office:value="0.336238566599777">
            <text:p>0.336238566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40994">
            <text:p>0.340994</text:p>
          </table:table-cell>
          <table:table-cell office:value-type="float" office:value="0.341705">
            <text:p>0.341705</text:p>
          </table:table-cell>
          <table:table-cell office:value-type="float" office:value="0.340789">
            <text:p>0.340789</text:p>
          </table:table-cell>
          <table:table-cell office:value-type="float" office:value="0.340267">
            <text:p>0.340267</text:p>
          </table:table-cell>
          <table:table-cell office:value-type="float" office:value="0.34208">
            <text:p>0.34208</text:p>
          </table:table-cell>
          <table:table-cell office:value-type="float" office:value="0.340968">
            <text:p>0.340968</text:p>
          </table:table-cell>
          <table:table-cell office:value-type="float" office:value="0.338948">
            <text:p>0.338948</text:p>
          </table:table-cell>
          <table:table-cell office:value-type="float" office:value="0.340587">
            <text:p>0.340587</text:p>
          </table:table-cell>
          <table:table-cell office:value-type="float" office:value="0.340345">
            <text:p>0.340345</text:p>
          </table:table-cell>
          <table:table-cell office:value-type="float" office:value="0.340759">
            <text:p>0.340759</text:p>
          </table:table-cell>
          <table:table-cell office:value-type="float" office:value="0.340974">
            <text:p>0.340974</text:p>
          </table:table-cell>
          <table:table-cell office:value-type="float" office:value="0.349183">
            <text:p>0.349183</text:p>
          </table:table-cell>
          <table:table-cell office:value-type="float" office:value="0.340073">
            <text:p>0.340073</text:p>
          </table:table-cell>
          <table:table-cell office:value-type="float" office:value="0.343497">
            <text:p>0.343497</text:p>
          </table:table-cell>
          <table:table-cell office:value-type="float" office:value="0.340876">
            <text:p>0.340876</text:p>
          </table:table-cell>
          <table:table-cell office:value-type="float" office:value="0.339229">
            <text:p>0.339229</text:p>
          </table:table-cell>
          <table:table-cell office:value-type="float" office:value="0.340423">
            <text:p>0.340423</text:p>
          </table:table-cell>
          <table:table-cell office:value-type="float" office:value="0.340129">
            <text:p>0.340129</text:p>
          </table:table-cell>
          <table:table-cell office:value-type="float" office:value="0.340055">
            <text:p>0.340055</text:p>
          </table:table-cell>
          <table:table-cell office:value-type="float" office:value="0.340533">
            <text:p>0.340533</text:p>
          </table:table-cell>
          <table:table-cell office:value-type="float" office:value="0.339353">
            <text:p>0.339353</text:p>
          </table:table-cell>
          <table:table-cell office:value-type="float" office:value="0.338195">
            <text:p>0.338195</text:p>
          </table:table-cell>
          <table:table-cell office:value-type="float" office:value="0.343909">
            <text:p>0.343909</text:p>
          </table:table-cell>
          <table:table-cell office:value-type="float" office:value="0.338986">
            <text:p>0.338986</text:p>
          </table:table-cell>
          <table:table-cell office:value-type="float" office:value="0.341642">
            <text:p>0.341642</text:p>
          </table:table-cell>
          <table:table-cell office:value-type="float" office:value="0.340734">
            <text:p>0.340734</text:p>
          </table:table-cell>
          <table:table-cell office:value-type="float" office:value="0.340177">
            <text:p>0.340177</text:p>
          </table:table-cell>
          <table:table-cell office:value-type="float" office:value="0.342413">
            <text:p>0.342413</text:p>
          </table:table-cell>
          <table:table-cell office:value-type="float" office:value="0.340373">
            <text:p>0.340373</text:p>
          </table:table-cell>
          <table:table-cell office:value-type="float" office:value="0.34033">
            <text:p>0.34033</text:p>
          </table:table-cell>
          <table:table-cell table:formula="of:=AVERAGE([.B48:.AE48])" office:value-type="float" office:value="0.340950866666667">
            <text:p>0.3409508667</text:p>
          </table:table-cell>
          <table:table-cell table:formula="of:=VAR([.B48:.AE48])" office:value-type="float" office:value="0.00000391555908505746">
            <text:p>3.91555908505746E-006</text:p>
          </table:table-cell>
          <table:table-cell table:formula="of:=STDEV([.B48:.AE48])" office:value-type="float" office:value="0.0019787771691268">
            <text:p>0.0019787772</text:p>
          </table:table-cell>
          <table:table-cell table:formula="of:=CONFIDENCE(0.95;[.AH48];30)" office:value-type="float" office:value="0.0000226543053309183">
            <text:p>2.26543053309183E-005</text:p>
          </table:table-cell>
          <table:table-cell table:formula="of:=[.AF48]+[.AI48]" office:value-type="float" office:value="0.340973520971998">
            <text:p>0.340973521</text:p>
          </table:table-cell>
          <table:table-cell table:formula="of:=[.AF48]-[.AI48]" office:value-type="float" office:value="0.340928212361336">
            <text:p>0.340928212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5135">
            <text:p>0.35135</text:p>
          </table:table-cell>
          <table:table-cell office:value-type="float" office:value="0.348999">
            <text:p>0.348999</text:p>
          </table:table-cell>
          <table:table-cell office:value-type="float" office:value="0.349304">
            <text:p>0.349304</text:p>
          </table:table-cell>
          <table:table-cell office:value-type="float" office:value="0.349925">
            <text:p>0.349925</text:p>
          </table:table-cell>
          <table:table-cell office:value-type="float" office:value="0.348766">
            <text:p>0.348766</text:p>
          </table:table-cell>
          <table:table-cell office:value-type="float" office:value="0.348326">
            <text:p>0.348326</text:p>
          </table:table-cell>
          <table:table-cell office:value-type="float" office:value="0.349201">
            <text:p>0.349201</text:p>
          </table:table-cell>
          <table:table-cell office:value-type="float" office:value="0.348758">
            <text:p>0.348758</text:p>
          </table:table-cell>
          <table:table-cell office:value-type="float" office:value="0.34923">
            <text:p>0.34923</text:p>
          </table:table-cell>
          <table:table-cell office:value-type="float" office:value="0.347279">
            <text:p>0.347279</text:p>
          </table:table-cell>
          <table:table-cell office:value-type="float" office:value="0.348122">
            <text:p>0.348122</text:p>
          </table:table-cell>
          <table:table-cell office:value-type="float" office:value="0.347544">
            <text:p>0.347544</text:p>
          </table:table-cell>
          <table:table-cell office:value-type="float" office:value="0.349071">
            <text:p>0.349071</text:p>
          </table:table-cell>
          <table:table-cell office:value-type="float" office:value="0.348779">
            <text:p>0.348779</text:p>
          </table:table-cell>
          <table:table-cell office:value-type="float" office:value="0.350382">
            <text:p>0.350382</text:p>
          </table:table-cell>
          <table:table-cell office:value-type="float" office:value="0.34808">
            <text:p>0.34808</text:p>
          </table:table-cell>
          <table:table-cell office:value-type="float" office:value="0.35095">
            <text:p>0.35095</text:p>
          </table:table-cell>
          <table:table-cell office:value-type="float" office:value="0.348434">
            <text:p>0.348434</text:p>
          </table:table-cell>
          <table:table-cell office:value-type="float" office:value="0.348281">
            <text:p>0.348281</text:p>
          </table:table-cell>
          <table:table-cell office:value-type="float" office:value="0.349276">
            <text:p>0.349276</text:p>
          </table:table-cell>
          <table:table-cell office:value-type="float" office:value="0.348397">
            <text:p>0.348397</text:p>
          </table:table-cell>
          <table:table-cell office:value-type="float" office:value="0.349016">
            <text:p>0.349016</text:p>
          </table:table-cell>
          <table:table-cell office:value-type="float" office:value="0.348601">
            <text:p>0.348601</text:p>
          </table:table-cell>
          <table:table-cell office:value-type="float" office:value="0.349995">
            <text:p>0.349995</text:p>
          </table:table-cell>
          <table:table-cell office:value-type="float" office:value="0.348278">
            <text:p>0.348278</text:p>
          </table:table-cell>
          <table:table-cell office:value-type="float" office:value="0.349089">
            <text:p>0.349089</text:p>
          </table:table-cell>
          <table:table-cell office:value-type="float" office:value="0.348821">
            <text:p>0.348821</text:p>
          </table:table-cell>
          <table:table-cell office:value-type="float" office:value="0.349749">
            <text:p>0.349749</text:p>
          </table:table-cell>
          <table:table-cell office:value-type="float" office:value="0.349095">
            <text:p>0.349095</text:p>
          </table:table-cell>
          <table:table-cell office:value-type="float" office:value="0.349152">
            <text:p>0.349152</text:p>
          </table:table-cell>
          <table:table-cell table:formula="of:=AVERAGE([.B49:.AE49])" office:value-type="float" office:value="0.349008333333333">
            <text:p>0.3490083333</text:p>
          </table:table-cell>
          <table:table-cell table:formula="of:=VAR([.B49:.AE49])" office:value-type="float" office:value="0.000000799161471264383">
            <text:p>7.99161471264383E-007</text:p>
          </table:table-cell>
          <table:table-cell table:formula="of:=STDEV([.B49:.AE49])" office:value-type="float" office:value="0.000893958316290185">
            <text:p>0.0008939583</text:p>
          </table:table-cell>
          <table:table-cell table:formula="of:=CONFIDENCE(0.95;[.AH49];30)" office:value-type="float" office:value="0.0000102346059810708">
            <text:p>1.02346059810708E-005</text:p>
          </table:table-cell>
          <table:table-cell table:formula="of:=[.AF49]+[.AI49]" office:value-type="float" office:value="0.349018567939314">
            <text:p>0.3490185679</text:p>
          </table:table-cell>
          <table:table-cell table:formula="of:=[.AF49]-[.AI49]" office:value-type="float" office:value="0.348998098727352">
            <text:p>0.348998098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52789">
            <text:p>0.352789</text:p>
          </table:table-cell>
          <table:table-cell office:value-type="float" office:value="0.35192">
            <text:p>0.35192</text:p>
          </table:table-cell>
          <table:table-cell office:value-type="float" office:value="0.352291">
            <text:p>0.352291</text:p>
          </table:table-cell>
          <table:table-cell office:value-type="float" office:value="0.352781">
            <text:p>0.352781</text:p>
          </table:table-cell>
          <table:table-cell office:value-type="float" office:value="0.353152">
            <text:p>0.353152</text:p>
          </table:table-cell>
          <table:table-cell office:value-type="float" office:value="0.352264">
            <text:p>0.352264</text:p>
          </table:table-cell>
          <table:table-cell office:value-type="float" office:value="0.351868">
            <text:p>0.351868</text:p>
          </table:table-cell>
          <table:table-cell office:value-type="float" office:value="0.352226">
            <text:p>0.352226</text:p>
          </table:table-cell>
          <table:table-cell office:value-type="float" office:value="0.3505">
            <text:p>0.3505</text:p>
          </table:table-cell>
          <table:table-cell office:value-type="float" office:value="0.351848">
            <text:p>0.351848</text:p>
          </table:table-cell>
          <table:table-cell office:value-type="float" office:value="0.351742">
            <text:p>0.351742</text:p>
          </table:table-cell>
          <table:table-cell office:value-type="float" office:value="0.351986">
            <text:p>0.351986</text:p>
          </table:table-cell>
          <table:table-cell office:value-type="float" office:value="0.355551">
            <text:p>0.355551</text:p>
          </table:table-cell>
          <table:table-cell office:value-type="float" office:value="0.353328">
            <text:p>0.353328</text:p>
          </table:table-cell>
          <table:table-cell office:value-type="float" office:value="0.352081">
            <text:p>0.352081</text:p>
          </table:table-cell>
          <table:table-cell office:value-type="float" office:value="0.352762">
            <text:p>0.352762</text:p>
          </table:table-cell>
          <table:table-cell office:value-type="float" office:value="0.352784">
            <text:p>0.352784</text:p>
          </table:table-cell>
          <table:table-cell office:value-type="float" office:value="0.354082">
            <text:p>0.354082</text:p>
          </table:table-cell>
          <table:table-cell office:value-type="float" office:value="0.351427">
            <text:p>0.351427</text:p>
          </table:table-cell>
          <table:table-cell office:value-type="float" office:value="0.352571">
            <text:p>0.352571</text:p>
          </table:table-cell>
          <table:table-cell office:value-type="float" office:value="0.353735">
            <text:p>0.353735</text:p>
          </table:table-cell>
          <table:table-cell office:value-type="float" office:value="0.355911">
            <text:p>0.355911</text:p>
          </table:table-cell>
          <table:table-cell office:value-type="float" office:value="0.35156">
            <text:p>0.35156</text:p>
          </table:table-cell>
          <table:table-cell office:value-type="float" office:value="0.352685">
            <text:p>0.352685</text:p>
          </table:table-cell>
          <table:table-cell office:value-type="float" office:value="0.354089">
            <text:p>0.354089</text:p>
          </table:table-cell>
          <table:table-cell office:value-type="float" office:value="0.353892">
            <text:p>0.353892</text:p>
          </table:table-cell>
          <table:table-cell office:value-type="float" office:value="0.352702">
            <text:p>0.352702</text:p>
          </table:table-cell>
          <table:table-cell office:value-type="float" office:value="0.352698">
            <text:p>0.352698</text:p>
          </table:table-cell>
          <table:table-cell office:value-type="float" office:value="0.351833">
            <text:p>0.351833</text:p>
          </table:table-cell>
          <table:table-cell office:value-type="float" office:value="0.353986">
            <text:p>0.353986</text:p>
          </table:table-cell>
          <table:table-cell table:formula="of:=AVERAGE([.B50:.AE50])" office:value-type="float" office:value="0.352768133333333">
            <text:p>0.3527681333</text:p>
          </table:table-cell>
          <table:table-cell table:formula="of:=VAR([.B50:.AE50])" office:value-type="float" office:value="0.00000137436729195401">
            <text:p>1.37436729195401E-006</text:p>
          </table:table-cell>
          <table:table-cell table:formula="of:=STDEV([.B50:.AE50])" office:value-type="float" office:value="0.00117233412129564">
            <text:p>0.0011723341</text:p>
          </table:table-cell>
          <table:table-cell table:formula="of:=CONFIDENCE(0.95;[.AH50];30)" office:value-type="float" office:value="0.0000134216300592375">
            <text:p>1.34216300592375E-005</text:p>
          </table:table-cell>
          <table:table-cell table:formula="of:=[.AF50]+[.AI50]" office:value-type="float" office:value="0.352781554963393">
            <text:p>0.352781555</text:p>
          </table:table-cell>
          <table:table-cell table:formula="of:=[.AF50]-[.AI50]" office:value-type="float" office:value="0.352754711703274">
            <text:p>0.35275471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71008">
            <text:p>0.371008</text:p>
          </table:table-cell>
          <table:table-cell office:value-type="float" office:value="0.376991">
            <text:p>0.376991</text:p>
          </table:table-cell>
          <table:table-cell office:value-type="float" office:value="0.370557">
            <text:p>0.370557</text:p>
          </table:table-cell>
          <table:table-cell office:value-type="float" office:value="0.370879">
            <text:p>0.370879</text:p>
          </table:table-cell>
          <table:table-cell office:value-type="float" office:value="0.370552">
            <text:p>0.370552</text:p>
          </table:table-cell>
          <table:table-cell office:value-type="float" office:value="0.372488">
            <text:p>0.372488</text:p>
          </table:table-cell>
          <table:table-cell office:value-type="float" office:value="0.369904">
            <text:p>0.369904</text:p>
          </table:table-cell>
          <table:table-cell office:value-type="float" office:value="0.371226">
            <text:p>0.371226</text:p>
          </table:table-cell>
          <table:table-cell office:value-type="float" office:value="0.374063">
            <text:p>0.374063</text:p>
          </table:table-cell>
          <table:table-cell office:value-type="float" office:value="0.369587">
            <text:p>0.369587</text:p>
          </table:table-cell>
          <table:table-cell office:value-type="float" office:value="0.371026">
            <text:p>0.371026</text:p>
          </table:table-cell>
          <table:table-cell office:value-type="float" office:value="0.370378">
            <text:p>0.370378</text:p>
          </table:table-cell>
          <table:table-cell office:value-type="float" office:value="0.372466">
            <text:p>0.372466</text:p>
          </table:table-cell>
          <table:table-cell office:value-type="float" office:value="0.371398">
            <text:p>0.371398</text:p>
          </table:table-cell>
          <table:table-cell office:value-type="float" office:value="0.372878">
            <text:p>0.372878</text:p>
          </table:table-cell>
          <table:table-cell office:value-type="float" office:value="0.370591">
            <text:p>0.370591</text:p>
          </table:table-cell>
          <table:table-cell office:value-type="float" office:value="0.371435">
            <text:p>0.371435</text:p>
          </table:table-cell>
          <table:table-cell office:value-type="float" office:value="0.370499">
            <text:p>0.370499</text:p>
          </table:table-cell>
          <table:table-cell office:value-type="float" office:value="0.371385">
            <text:p>0.371385</text:p>
          </table:table-cell>
          <table:table-cell office:value-type="float" office:value="0.37814">
            <text:p>0.37814</text:p>
          </table:table-cell>
          <table:table-cell office:value-type="float" office:value="0.370468">
            <text:p>0.370468</text:p>
          </table:table-cell>
          <table:table-cell office:value-type="float" office:value="0.370558">
            <text:p>0.370558</text:p>
          </table:table-cell>
          <table:table-cell office:value-type="float" office:value="0.369923">
            <text:p>0.369923</text:p>
          </table:table-cell>
          <table:table-cell office:value-type="float" office:value="0.371627">
            <text:p>0.371627</text:p>
          </table:table-cell>
          <table:table-cell office:value-type="float" office:value="0.371071">
            <text:p>0.371071</text:p>
          </table:table-cell>
          <table:table-cell office:value-type="float" office:value="0.371287">
            <text:p>0.371287</text:p>
          </table:table-cell>
          <table:table-cell office:value-type="float" office:value="0.369737">
            <text:p>0.369737</text:p>
          </table:table-cell>
          <table:table-cell office:value-type="float" office:value="0.375325">
            <text:p>0.375325</text:p>
          </table:table-cell>
          <table:table-cell office:value-type="float" office:value="0.371955">
            <text:p>0.371955</text:p>
          </table:table-cell>
          <table:table-cell office:value-type="float" office:value="0.371037">
            <text:p>0.371037</text:p>
          </table:table-cell>
          <table:table-cell table:formula="of:=AVERAGE([.B51:.AE51])" office:value-type="float" office:value="0.3716813">
            <text:p>0.3716813</text:p>
          </table:table-cell>
          <table:table-cell table:formula="of:=VAR([.B51:.AE51])" office:value-type="float" office:value="0.00000408668973448276">
            <text:p>4.08668973448276E-006</text:p>
          </table:table-cell>
          <table:table-cell table:formula="of:=STDEV([.B51:.AE51])" office:value-type="float" office:value="0.00202155626547538">
            <text:p>0.0020215563</text:p>
          </table:table-cell>
          <table:table-cell table:formula="of:=CONFIDENCE(0.95;[.AH51];30)" office:value-type="float" office:value="0.0000231440677587359">
            <text:p>2.31440677587359E-005</text:p>
          </table:table-cell>
          <table:table-cell table:formula="of:=[.AF51]+[.AI51]" office:value-type="float" office:value="0.371704444067759">
            <text:p>0.3717044441</text:p>
          </table:table-cell>
          <table:table-cell table:formula="of:=[.AF51]-[.AI51]" office:value-type="float" office:value="0.371658155932241">
            <text:p>0.37165815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5122">
            <text:p>0.435122</text:p>
          </table:table-cell>
          <table:table-cell office:value-type="float" office:value="0.433887">
            <text:p>0.433887</text:p>
          </table:table-cell>
          <table:table-cell office:value-type="float" office:value="0.434562">
            <text:p>0.434562</text:p>
          </table:table-cell>
          <table:table-cell office:value-type="float" office:value="0.433679">
            <text:p>0.433679</text:p>
          </table:table-cell>
          <table:table-cell office:value-type="float" office:value="0.434">
            <text:p>0.434</text:p>
          </table:table-cell>
          <table:table-cell office:value-type="float" office:value="0.434654">
            <text:p>0.434654</text:p>
          </table:table-cell>
          <table:table-cell office:value-type="float" office:value="0.436223">
            <text:p>0.436223</text:p>
          </table:table-cell>
          <table:table-cell office:value-type="float" office:value="0.433415">
            <text:p>0.433415</text:p>
          </table:table-cell>
          <table:table-cell office:value-type="float" office:value="0.434831">
            <text:p>0.434831</text:p>
          </table:table-cell>
          <table:table-cell office:value-type="float" office:value="0.433556">
            <text:p>0.433556</text:p>
          </table:table-cell>
          <table:table-cell office:value-type="float" office:value="0.434738">
            <text:p>0.434738</text:p>
          </table:table-cell>
          <table:table-cell office:value-type="float" office:value="0.433124">
            <text:p>0.433124</text:p>
          </table:table-cell>
          <table:table-cell office:value-type="float" office:value="0.432933">
            <text:p>0.432933</text:p>
          </table:table-cell>
          <table:table-cell office:value-type="float" office:value="0.434198">
            <text:p>0.434198</text:p>
          </table:table-cell>
          <table:table-cell office:value-type="float" office:value="0.433164">
            <text:p>0.433164</text:p>
          </table:table-cell>
          <table:table-cell office:value-type="float" office:value="0.433671">
            <text:p>0.433671</text:p>
          </table:table-cell>
          <table:table-cell office:value-type="float" office:value="0.435567">
            <text:p>0.435567</text:p>
          </table:table-cell>
          <table:table-cell office:value-type="float" office:value="0.435574">
            <text:p>0.435574</text:p>
          </table:table-cell>
          <table:table-cell office:value-type="float" office:value="0.434034">
            <text:p>0.434034</text:p>
          </table:table-cell>
          <table:table-cell office:value-type="float" office:value="0.433931">
            <text:p>0.433931</text:p>
          </table:table-cell>
          <table:table-cell office:value-type="float" office:value="0.434394">
            <text:p>0.434394</text:p>
          </table:table-cell>
          <table:table-cell office:value-type="float" office:value="0.433345">
            <text:p>0.433345</text:p>
          </table:table-cell>
          <table:table-cell office:value-type="float" office:value="0.433917">
            <text:p>0.433917</text:p>
          </table:table-cell>
          <table:table-cell office:value-type="float" office:value="0.433379">
            <text:p>0.433379</text:p>
          </table:table-cell>
          <table:table-cell office:value-type="float" office:value="0.442659">
            <text:p>0.442659</text:p>
          </table:table-cell>
          <table:table-cell office:value-type="float" office:value="0.433823">
            <text:p>0.433823</text:p>
          </table:table-cell>
          <table:table-cell office:value-type="float" office:value="0.432162">
            <text:p>0.432162</text:p>
          </table:table-cell>
          <table:table-cell office:value-type="float" office:value="0.434325">
            <text:p>0.434325</text:p>
          </table:table-cell>
          <table:table-cell office:value-type="float" office:value="0.437352">
            <text:p>0.437352</text:p>
          </table:table-cell>
          <table:table-cell office:value-type="float" office:value="0.437816">
            <text:p>0.437816</text:p>
          </table:table-cell>
          <table:table-cell table:formula="of:=AVERAGE([.B52:.AE52])" office:value-type="float" office:value="0.434601166666667">
            <text:p>0.4346011667</text:p>
          </table:table-cell>
          <table:table-cell table:formula="of:=VAR([.B52:.AE52])" office:value-type="float" office:value="0.00000382591814367815">
            <text:p>3.82591814367815E-006</text:p>
          </table:table-cell>
          <table:table-cell table:formula="of:=STDEV([.B52:.AE52])" office:value-type="float" office:value="0.00195599543549522">
            <text:p>0.0019559954</text:p>
          </table:table-cell>
          <table:table-cell table:formula="of:=CONFIDENCE(0.95;[.AH52];30)" office:value-type="float" office:value="0.0000223934854883864">
            <text:p>2.23934854883864E-005</text:p>
          </table:table-cell>
          <table:table-cell table:formula="of:=[.AF52]+[.AI52]" office:value-type="float" office:value="0.434623560152155">
            <text:p>0.4346235602</text:p>
          </table:table-cell>
          <table:table-cell table:formula="of:=[.AF52]-[.AI52]" office:value-type="float" office:value="0.434578773181178">
            <text:p>0.434578773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536963">
            <text:p>0.536963</text:p>
          </table:table-cell>
          <table:table-cell office:value-type="float" office:value="0.541424">
            <text:p>0.541424</text:p>
          </table:table-cell>
          <table:table-cell office:value-type="float" office:value="0.539333">
            <text:p>0.539333</text:p>
          </table:table-cell>
          <table:table-cell office:value-type="float" office:value="0.542491">
            <text:p>0.542491</text:p>
          </table:table-cell>
          <table:table-cell office:value-type="float" office:value="0.537836">
            <text:p>0.537836</text:p>
          </table:table-cell>
          <table:table-cell office:value-type="float" office:value="0.538949">
            <text:p>0.538949</text:p>
          </table:table-cell>
          <table:table-cell office:value-type="float" office:value="0.544125">
            <text:p>0.544125</text:p>
          </table:table-cell>
          <table:table-cell office:value-type="float" office:value="0.540509">
            <text:p>0.540509</text:p>
          </table:table-cell>
          <table:table-cell office:value-type="float" office:value="0.540035">
            <text:p>0.540035</text:p>
          </table:table-cell>
          <table:table-cell office:value-type="float" office:value="0.540491">
            <text:p>0.540491</text:p>
          </table:table-cell>
          <table:table-cell office:value-type="float" office:value="0.536663">
            <text:p>0.536663</text:p>
          </table:table-cell>
          <table:table-cell office:value-type="float" office:value="0.539517">
            <text:p>0.539517</text:p>
          </table:table-cell>
          <table:table-cell office:value-type="float" office:value="0.537745">
            <text:p>0.537745</text:p>
          </table:table-cell>
          <table:table-cell office:value-type="float" office:value="0.539629">
            <text:p>0.539629</text:p>
          </table:table-cell>
          <table:table-cell office:value-type="float" office:value="0.53935">
            <text:p>0.53935</text:p>
          </table:table-cell>
          <table:table-cell office:value-type="float" office:value="0.539696">
            <text:p>0.539696</text:p>
          </table:table-cell>
          <table:table-cell office:value-type="float" office:value="0.540093">
            <text:p>0.540093</text:p>
          </table:table-cell>
          <table:table-cell office:value-type="float" office:value="0.537004">
            <text:p>0.537004</text:p>
          </table:table-cell>
          <table:table-cell office:value-type="float" office:value="0.55269">
            <text:p>0.55269</text:p>
          </table:table-cell>
          <table:table-cell office:value-type="float" office:value="0.538951">
            <text:p>0.538951</text:p>
          </table:table-cell>
          <table:table-cell office:value-type="float" office:value="0.541799">
            <text:p>0.541799</text:p>
          </table:table-cell>
          <table:table-cell office:value-type="float" office:value="0.539441">
            <text:p>0.539441</text:p>
          </table:table-cell>
          <table:table-cell office:value-type="float" office:value="0.544405">
            <text:p>0.544405</text:p>
          </table:table-cell>
          <table:table-cell office:value-type="float" office:value="0.541718">
            <text:p>0.541718</text:p>
          </table:table-cell>
          <table:table-cell office:value-type="float" office:value="0.544302">
            <text:p>0.544302</text:p>
          </table:table-cell>
          <table:table-cell office:value-type="float" office:value="0.541316">
            <text:p>0.541316</text:p>
          </table:table-cell>
          <table:table-cell office:value-type="float" office:value="0.539669">
            <text:p>0.539669</text:p>
          </table:table-cell>
          <table:table-cell office:value-type="float" office:value="0.543578">
            <text:p>0.543578</text:p>
          </table:table-cell>
          <table:table-cell office:value-type="float" office:value="0.541999">
            <text:p>0.541999</text:p>
          </table:table-cell>
          <table:table-cell office:value-type="float" office:value="0.54128">
            <text:p>0.54128</text:p>
          </table:table-cell>
          <table:table-cell table:formula="of:=AVERAGE([.B53:.AE53])" office:value-type="float" office:value="0.5407667">
            <text:p>0.5407667</text:p>
          </table:table-cell>
          <table:table-cell table:formula="of:=VAR([.B53:.AE53])" office:value-type="float" office:value="0.00000953406552758625">
            <text:p>9.53406552758625E-006</text:p>
          </table:table-cell>
          <table:table-cell table:formula="of:=STDEV([.B53:.AE53])" office:value-type="float" office:value="0.00308772821465657">
            <text:p>0.0030877282</text:p>
          </table:table-cell>
          <table:table-cell table:formula="of:=CONFIDENCE(0.95;[.AH53];30)" office:value-type="float" office:value="0.0000353502854414826">
            <text:p>3.53502854414826E-005</text:p>
          </table:table-cell>
          <table:table-cell table:formula="of:=[.AF53]+[.AI53]" office:value-type="float" office:value="0.540802050285441">
            <text:p>0.5408020503</text:p>
          </table:table-cell>
          <table:table-cell table:formula="of:=[.AF53]-[.AI53]" office:value-type="float" office:value="0.540731349714559">
            <text:p>0.540731349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70859">
            <text:p>0.570859</text:p>
          </table:table-cell>
          <table:table-cell office:value-type="float" office:value="0.571696">
            <text:p>0.571696</text:p>
          </table:table-cell>
          <table:table-cell office:value-type="float" office:value="0.574655">
            <text:p>0.574655</text:p>
          </table:table-cell>
          <table:table-cell office:value-type="float" office:value="0.57174">
            <text:p>0.57174</text:p>
          </table:table-cell>
          <table:table-cell office:value-type="float" office:value="0.571262">
            <text:p>0.571262</text:p>
          </table:table-cell>
          <table:table-cell office:value-type="float" office:value="0.573299">
            <text:p>0.573299</text:p>
          </table:table-cell>
          <table:table-cell office:value-type="float" office:value="0.573776">
            <text:p>0.573776</text:p>
          </table:table-cell>
          <table:table-cell office:value-type="float" office:value="0.570917">
            <text:p>0.570917</text:p>
          </table:table-cell>
          <table:table-cell office:value-type="float" office:value="0.569318">
            <text:p>0.569318</text:p>
          </table:table-cell>
          <table:table-cell office:value-type="float" office:value="0.570427">
            <text:p>0.570427</text:p>
          </table:table-cell>
          <table:table-cell office:value-type="float" office:value="0.570869">
            <text:p>0.570869</text:p>
          </table:table-cell>
          <table:table-cell office:value-type="float" office:value="0.572021">
            <text:p>0.572021</text:p>
          </table:table-cell>
          <table:table-cell office:value-type="float" office:value="0.572338">
            <text:p>0.572338</text:p>
          </table:table-cell>
          <table:table-cell office:value-type="float" office:value="0.569738">
            <text:p>0.569738</text:p>
          </table:table-cell>
          <table:table-cell office:value-type="float" office:value="0.569903">
            <text:p>0.569903</text:p>
          </table:table-cell>
          <table:table-cell office:value-type="float" office:value="0.574709">
            <text:p>0.574709</text:p>
          </table:table-cell>
          <table:table-cell office:value-type="float" office:value="0.57293">
            <text:p>0.57293</text:p>
          </table:table-cell>
          <table:table-cell office:value-type="float" office:value="0.574733">
            <text:p>0.574733</text:p>
          </table:table-cell>
          <table:table-cell office:value-type="float" office:value="0.571798">
            <text:p>0.571798</text:p>
          </table:table-cell>
          <table:table-cell office:value-type="float" office:value="0.573296">
            <text:p>0.573296</text:p>
          </table:table-cell>
          <table:table-cell office:value-type="float" office:value="0.574023">
            <text:p>0.574023</text:p>
          </table:table-cell>
          <table:table-cell office:value-type="float" office:value="0.570617">
            <text:p>0.570617</text:p>
          </table:table-cell>
          <table:table-cell office:value-type="float" office:value="0.570441">
            <text:p>0.570441</text:p>
          </table:table-cell>
          <table:table-cell office:value-type="float" office:value="0.570073">
            <text:p>0.570073</text:p>
          </table:table-cell>
          <table:table-cell office:value-type="float" office:value="0.577281">
            <text:p>0.577281</text:p>
          </table:table-cell>
          <table:table-cell office:value-type="float" office:value="0.570348">
            <text:p>0.570348</text:p>
          </table:table-cell>
          <table:table-cell office:value-type="float" office:value="0.57201">
            <text:p>0.57201</text:p>
          </table:table-cell>
          <table:table-cell office:value-type="float" office:value="0.571423">
            <text:p>0.571423</text:p>
          </table:table-cell>
          <table:table-cell office:value-type="float" office:value="0.570259">
            <text:p>0.570259</text:p>
          </table:table-cell>
          <table:table-cell office:value-type="float" office:value="0.573456">
            <text:p>0.573456</text:p>
          </table:table-cell>
          <table:table-cell table:formula="of:=AVERAGE([.B54:.AE54])" office:value-type="float" office:value="0.572007166666667">
            <text:p>0.5720071667</text:p>
          </table:table-cell>
          <table:table-cell table:formula="of:=VAR([.B54:.AE54])" office:value-type="float" office:value="0.00000349269904022989">
            <text:p>3.49269904022989E-006</text:p>
          </table:table-cell>
          <table:table-cell table:formula="of:=STDEV([.B54:.AE54])" office:value-type="float" office:value="0.0018688764111706">
            <text:p>0.0018688764</text:p>
          </table:table-cell>
          <table:table-cell table:formula="of:=CONFIDENCE(0.95;[.AH54];30)" office:value-type="float" office:value="0.000021396091235019">
            <text:p>2.1396091235019E-005</text:p>
          </table:table-cell>
          <table:table-cell table:formula="of:=[.AF54]+[.AI54]" office:value-type="float" office:value="0.572028562757902">
            <text:p>0.5720285628</text:p>
          </table:table-cell>
          <table:table-cell table:formula="of:=[.AF54]-[.AI54]" office:value-type="float" office:value="0.571985770575432">
            <text:p>0.571985770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587309">
            <text:p>0.587309</text:p>
          </table:table-cell>
          <table:table-cell office:value-type="float" office:value="0.58624">
            <text:p>0.58624</text:p>
          </table:table-cell>
          <table:table-cell office:value-type="float" office:value="0.586373">
            <text:p>0.586373</text:p>
          </table:table-cell>
          <table:table-cell office:value-type="float" office:value="0.584891">
            <text:p>0.584891</text:p>
          </table:table-cell>
          <table:table-cell office:value-type="float" office:value="0.586881">
            <text:p>0.586881</text:p>
          </table:table-cell>
          <table:table-cell office:value-type="float" office:value="0.593331">
            <text:p>0.593331</text:p>
          </table:table-cell>
          <table:table-cell office:value-type="float" office:value="0.587039">
            <text:p>0.587039</text:p>
          </table:table-cell>
          <table:table-cell office:value-type="float" office:value="0.585405">
            <text:p>0.585405</text:p>
          </table:table-cell>
          <table:table-cell office:value-type="float" office:value="0.586321">
            <text:p>0.586321</text:p>
          </table:table-cell>
          <table:table-cell office:value-type="float" office:value="0.585615">
            <text:p>0.585615</text:p>
          </table:table-cell>
          <table:table-cell office:value-type="float" office:value="0.586803">
            <text:p>0.586803</text:p>
          </table:table-cell>
          <table:table-cell office:value-type="float" office:value="0.585508">
            <text:p>0.585508</text:p>
          </table:table-cell>
          <table:table-cell office:value-type="float" office:value="0.588117">
            <text:p>0.588117</text:p>
          </table:table-cell>
          <table:table-cell office:value-type="float" office:value="0.587593">
            <text:p>0.587593</text:p>
          </table:table-cell>
          <table:table-cell office:value-type="float" office:value="0.587423">
            <text:p>0.587423</text:p>
          </table:table-cell>
          <table:table-cell office:value-type="float" office:value="0.585743">
            <text:p>0.585743</text:p>
          </table:table-cell>
          <table:table-cell office:value-type="float" office:value="0.58478">
            <text:p>0.58478</text:p>
          </table:table-cell>
          <table:table-cell office:value-type="float" office:value="0.588786">
            <text:p>0.588786</text:p>
          </table:table-cell>
          <table:table-cell office:value-type="float" office:value="0.585707">
            <text:p>0.585707</text:p>
          </table:table-cell>
          <table:table-cell office:value-type="float" office:value="0.595535">
            <text:p>0.595535</text:p>
          </table:table-cell>
          <table:table-cell office:value-type="float" office:value="0.58951">
            <text:p>0.58951</text:p>
          </table:table-cell>
          <table:table-cell office:value-type="float" office:value="0.587455">
            <text:p>0.587455</text:p>
          </table:table-cell>
          <table:table-cell office:value-type="float" office:value="0.588618">
            <text:p>0.588618</text:p>
          </table:table-cell>
          <table:table-cell office:value-type="float" office:value="0.588104">
            <text:p>0.588104</text:p>
          </table:table-cell>
          <table:table-cell office:value-type="float" office:value="0.588716">
            <text:p>0.588716</text:p>
          </table:table-cell>
          <table:table-cell office:value-type="float" office:value="0.586944">
            <text:p>0.586944</text:p>
          </table:table-cell>
          <table:table-cell office:value-type="float" office:value="0.592295">
            <text:p>0.592295</text:p>
          </table:table-cell>
          <table:table-cell office:value-type="float" office:value="0.589798">
            <text:p>0.589798</text:p>
          </table:table-cell>
          <table:table-cell office:value-type="float" office:value="0.585638">
            <text:p>0.585638</text:p>
          </table:table-cell>
          <table:table-cell office:value-type="float" office:value="0.5873">
            <text:p>0.5873</text:p>
          </table:table-cell>
          <table:table-cell table:formula="of:=AVERAGE([.B55:.AE55])" office:value-type="float" office:value="0.587659266666667">
            <text:p>0.5876592667</text:p>
          </table:table-cell>
          <table:table-cell table:formula="of:=VAR([.B55:.AE55])" office:value-type="float" office:value="0.00000609853923678155">
            <text:p>6.09853923678155E-006</text:p>
          </table:table-cell>
          <table:table-cell table:formula="of:=STDEV([.B55:.AE55])" office:value-type="float" office:value="0.00246952206646986">
            <text:p>0.0024695221</text:p>
          </table:table-cell>
          <table:table-cell table:formula="of:=CONFIDENCE(0.95;[.AH55];30)" office:value-type="float" office:value="0.0000282726664670061">
            <text:p>2.82726664670061E-005</text:p>
          </table:table-cell>
          <table:table-cell table:formula="of:=[.AF55]+[.AI55]" office:value-type="float" office:value="0.587687539333134">
            <text:p>0.5876875393</text:p>
          </table:table-cell>
          <table:table-cell table:formula="of:=[.AF55]-[.AI55]" office:value-type="float" office:value="0.5876309940002">
            <text:p>0.58763099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604892">
            <text:p>0.604892</text:p>
          </table:table-cell>
          <table:table-cell office:value-type="float" office:value="0.603588">
            <text:p>0.603588</text:p>
          </table:table-cell>
          <table:table-cell office:value-type="float" office:value="0.606032">
            <text:p>0.606032</text:p>
          </table:table-cell>
          <table:table-cell office:value-type="float" office:value="0.604685">
            <text:p>0.604685</text:p>
          </table:table-cell>
          <table:table-cell office:value-type="float" office:value="0.603516">
            <text:p>0.603516</text:p>
          </table:table-cell>
          <table:table-cell office:value-type="float" office:value="0.605456">
            <text:p>0.605456</text:p>
          </table:table-cell>
          <table:table-cell office:value-type="float" office:value="0.606597">
            <text:p>0.606597</text:p>
          </table:table-cell>
          <table:table-cell office:value-type="float" office:value="0.616263">
            <text:p>0.616263</text:p>
          </table:table-cell>
          <table:table-cell office:value-type="float" office:value="0.602424">
            <text:p>0.602424</text:p>
          </table:table-cell>
          <table:table-cell office:value-type="float" office:value="0.604209">
            <text:p>0.604209</text:p>
          </table:table-cell>
          <table:table-cell office:value-type="float" office:value="0.602667">
            <text:p>0.602667</text:p>
          </table:table-cell>
          <table:table-cell office:value-type="float" office:value="0.602093">
            <text:p>0.602093</text:p>
          </table:table-cell>
          <table:table-cell office:value-type="float" office:value="0.604376">
            <text:p>0.604376</text:p>
          </table:table-cell>
          <table:table-cell office:value-type="float" office:value="0.603314">
            <text:p>0.603314</text:p>
          </table:table-cell>
          <table:table-cell office:value-type="float" office:value="0.603569">
            <text:p>0.603569</text:p>
          </table:table-cell>
          <table:table-cell office:value-type="float" office:value="0.652712">
            <text:p>0.652712</text:p>
          </table:table-cell>
          <table:table-cell office:value-type="float" office:value="0.604866">
            <text:p>0.604866</text:p>
          </table:table-cell>
          <table:table-cell office:value-type="float" office:value="0.605958">
            <text:p>0.605958</text:p>
          </table:table-cell>
          <table:table-cell office:value-type="float" office:value="0.607378">
            <text:p>0.607378</text:p>
          </table:table-cell>
          <table:table-cell office:value-type="float" office:value="0.603912">
            <text:p>0.603912</text:p>
          </table:table-cell>
          <table:table-cell office:value-type="float" office:value="0.602449">
            <text:p>0.602449</text:p>
          </table:table-cell>
          <table:table-cell office:value-type="float" office:value="0.607539">
            <text:p>0.607539</text:p>
          </table:table-cell>
          <table:table-cell office:value-type="float" office:value="0.601632">
            <text:p>0.601632</text:p>
          </table:table-cell>
          <table:table-cell office:value-type="float" office:value="0.608551">
            <text:p>0.608551</text:p>
          </table:table-cell>
          <table:table-cell office:value-type="float" office:value="0.607672">
            <text:p>0.607672</text:p>
          </table:table-cell>
          <table:table-cell office:value-type="float" office:value="0.608975">
            <text:p>0.608975</text:p>
          </table:table-cell>
          <table:table-cell office:value-type="float" office:value="0.603438">
            <text:p>0.603438</text:p>
          </table:table-cell>
          <table:table-cell office:value-type="float" office:value="0.605385">
            <text:p>0.605385</text:p>
          </table:table-cell>
          <table:table-cell office:value-type="float" office:value="0.603026">
            <text:p>0.603026</text:p>
          </table:table-cell>
          <table:table-cell office:value-type="float" office:value="0.606438">
            <text:p>0.606438</text:p>
          </table:table-cell>
          <table:table-cell table:formula="of:=AVERAGE([.B56:.AE56])" office:value-type="float" office:value="0.606787066666667">
            <text:p>0.6067870667</text:p>
          </table:table-cell>
          <table:table-cell table:formula="of:=VAR([.B56:.AE56])" office:value-type="float" office:value="0.000083386937029885">
            <text:p>8.3386937029885E-005</text:p>
          </table:table-cell>
          <table:table-cell table:formula="of:=STDEV([.B56:.AE56])" office:value-type="float" office:value="0.00913164481514064">
            <text:p>0.0091316448</text:p>
          </table:table-cell>
          <table:table-cell table:formula="of:=CONFIDENCE(0.95;[.AH56];30)" office:value-type="float" office:value="0.000104544904319359">
            <text:p>0.0001045449</text:p>
          </table:table-cell>
          <table:table-cell table:formula="of:=[.AF56]+[.AI56]" office:value-type="float" office:value="0.606891611570986">
            <text:p>0.6068916116</text:p>
          </table:table-cell>
          <table:table-cell table:formula="of:=[.AF56]-[.AI56]" office:value-type="float" office:value="0.606682521762347">
            <text:p>0.606682521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666168">
            <text:p>0.666168</text:p>
          </table:table-cell>
          <table:table-cell office:value-type="float" office:value="0.65347">
            <text:p>0.65347</text:p>
          </table:table-cell>
          <table:table-cell office:value-type="float" office:value="0.653341">
            <text:p>0.653341</text:p>
          </table:table-cell>
          <table:table-cell office:value-type="float" office:value="0.664763">
            <text:p>0.664763</text:p>
          </table:table-cell>
          <table:table-cell office:value-type="float" office:value="0.653184">
            <text:p>0.653184</text:p>
          </table:table-cell>
          <table:table-cell office:value-type="float" office:value="0.652609">
            <text:p>0.652609</text:p>
          </table:table-cell>
          <table:table-cell office:value-type="float" office:value="0.753035">
            <text:p>0.753035</text:p>
          </table:table-cell>
          <table:table-cell office:value-type="float" office:value="0.650765">
            <text:p>0.650765</text:p>
          </table:table-cell>
          <table:table-cell office:value-type="float" office:value="0.650731">
            <text:p>0.650731</text:p>
          </table:table-cell>
          <table:table-cell office:value-type="float" office:value="0.65043">
            <text:p>0.65043</text:p>
          </table:table-cell>
          <table:table-cell office:value-type="float" office:value="0.666828">
            <text:p>0.666828</text:p>
          </table:table-cell>
          <table:table-cell office:value-type="float" office:value="0.649683">
            <text:p>0.649683</text:p>
          </table:table-cell>
          <table:table-cell office:value-type="float" office:value="0.653299">
            <text:p>0.653299</text:p>
          </table:table-cell>
          <table:table-cell office:value-type="float" office:value="0.649762">
            <text:p>0.649762</text:p>
          </table:table-cell>
          <table:table-cell office:value-type="float" office:value="0.660828">
            <text:p>0.660828</text:p>
          </table:table-cell>
          <table:table-cell office:value-type="float" office:value="0.652558">
            <text:p>0.652558</text:p>
          </table:table-cell>
          <table:table-cell office:value-type="float" office:value="0.653136">
            <text:p>0.653136</text:p>
          </table:table-cell>
          <table:table-cell office:value-type="float" office:value="0.652502">
            <text:p>0.652502</text:p>
          </table:table-cell>
          <table:table-cell office:value-type="float" office:value="0.656633">
            <text:p>0.656633</text:p>
          </table:table-cell>
          <table:table-cell office:value-type="float" office:value="0.651642">
            <text:p>0.651642</text:p>
          </table:table-cell>
          <table:table-cell office:value-type="float" office:value="0.652655">
            <text:p>0.652655</text:p>
          </table:table-cell>
          <table:table-cell office:value-type="float" office:value="0.650362">
            <text:p>0.650362</text:p>
          </table:table-cell>
          <table:table-cell office:value-type="float" office:value="0.652086">
            <text:p>0.652086</text:p>
          </table:table-cell>
          <table:table-cell office:value-type="float" office:value="0.652251">
            <text:p>0.652251</text:p>
          </table:table-cell>
          <table:table-cell office:value-type="float" office:value="0.651512">
            <text:p>0.651512</text:p>
          </table:table-cell>
          <table:table-cell office:value-type="float" office:value="0.652373">
            <text:p>0.652373</text:p>
          </table:table-cell>
          <table:table-cell office:value-type="float" office:value="0.654064">
            <text:p>0.654064</text:p>
          </table:table-cell>
          <table:table-cell office:value-type="float" office:value="0.651484">
            <text:p>0.651484</text:p>
          </table:table-cell>
          <table:table-cell office:value-type="float" office:value="0.65191">
            <text:p>0.65191</text:p>
          </table:table-cell>
          <table:table-cell office:value-type="float" office:value="0.650403">
            <text:p>0.650403</text:p>
          </table:table-cell>
          <table:table-cell table:formula="of:=AVERAGE([.B57:.AE57])" office:value-type="float" office:value="0.6571489">
            <text:p>0.6571489</text:p>
          </table:table-cell>
          <table:table-cell table:formula="of:=VAR([.B57:.AE57])" office:value-type="float" office:value="0.000349367376024138">
            <text:p>0.0003493674</text:p>
          </table:table-cell>
          <table:table-cell table:formula="of:=STDEV([.B57:.AE57])" office:value-type="float" office:value="0.0186913716999084">
            <text:p>0.0186913717</text:p>
          </table:table-cell>
          <table:table-cell table:formula="of:=CONFIDENCE(0.95;[.AH57];30)" office:value-type="float" office:value="0.000213990765685996">
            <text:p>0.0002139908</text:p>
          </table:table-cell>
          <table:table-cell table:formula="of:=[.AF57]+[.AI57]" office:value-type="float" office:value="0.657362890765686">
            <text:p>0.6573628908</text:p>
          </table:table-cell>
          <table:table-cell table:formula="of:=[.AF57]-[.AI57]" office:value-type="float" office:value="0.656934909234314">
            <text:p>0.656934909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4742">
            <text:p>0.84742</text:p>
          </table:table-cell>
          <table:table-cell office:value-type="float" office:value="0.863578">
            <text:p>0.863578</text:p>
          </table:table-cell>
          <table:table-cell office:value-type="float" office:value="0.845825">
            <text:p>0.845825</text:p>
          </table:table-cell>
          <table:table-cell office:value-type="float" office:value="0.846591">
            <text:p>0.846591</text:p>
          </table:table-cell>
          <table:table-cell office:value-type="float" office:value="0.845331">
            <text:p>0.845331</text:p>
          </table:table-cell>
          <table:table-cell office:value-type="float" office:value="0.8461">
            <text:p>0.8461</text:p>
          </table:table-cell>
          <table:table-cell office:value-type="float" office:value="0.841361">
            <text:p>0.841361</text:p>
          </table:table-cell>
          <table:table-cell office:value-type="float" office:value="0.848285">
            <text:p>0.848285</text:p>
          </table:table-cell>
          <table:table-cell office:value-type="float" office:value="0.847264">
            <text:p>0.847264</text:p>
          </table:table-cell>
          <table:table-cell office:value-type="float" office:value="0.844356">
            <text:p>0.844356</text:p>
          </table:table-cell>
          <table:table-cell office:value-type="float" office:value="0.846821">
            <text:p>0.846821</text:p>
          </table:table-cell>
          <table:table-cell office:value-type="float" office:value="0.875315">
            <text:p>0.875315</text:p>
          </table:table-cell>
          <table:table-cell office:value-type="float" office:value="0.846164">
            <text:p>0.846164</text:p>
          </table:table-cell>
          <table:table-cell office:value-type="float" office:value="0.842132">
            <text:p>0.842132</text:p>
          </table:table-cell>
          <table:table-cell office:value-type="float" office:value="0.847351">
            <text:p>0.847351</text:p>
          </table:table-cell>
          <table:table-cell office:value-type="float" office:value="0.845135">
            <text:p>0.845135</text:p>
          </table:table-cell>
          <table:table-cell office:value-type="float" office:value="0.855666">
            <text:p>0.855666</text:p>
          </table:table-cell>
          <table:table-cell office:value-type="float" office:value="0.84327">
            <text:p>0.84327</text:p>
          </table:table-cell>
          <table:table-cell office:value-type="float" office:value="0.844628">
            <text:p>0.844628</text:p>
          </table:table-cell>
          <table:table-cell office:value-type="float" office:value="0.860488">
            <text:p>0.860488</text:p>
          </table:table-cell>
          <table:table-cell office:value-type="float" office:value="0.844114">
            <text:p>0.844114</text:p>
          </table:table-cell>
          <table:table-cell office:value-type="float" office:value="0.841071">
            <text:p>0.841071</text:p>
          </table:table-cell>
          <table:table-cell office:value-type="float" office:value="0.844509">
            <text:p>0.844509</text:p>
          </table:table-cell>
          <table:table-cell office:value-type="float" office:value="0.845593">
            <text:p>0.845593</text:p>
          </table:table-cell>
          <table:table-cell office:value-type="float" office:value="0.87713">
            <text:p>0.87713</text:p>
          </table:table-cell>
          <table:table-cell office:value-type="float" office:value="0.865889">
            <text:p>0.865889</text:p>
          </table:table-cell>
          <table:table-cell office:value-type="float" office:value="0.847248">
            <text:p>0.847248</text:p>
          </table:table-cell>
          <table:table-cell office:value-type="float" office:value="0.8467">
            <text:p>0.8467</text:p>
          </table:table-cell>
          <table:table-cell office:value-type="float" office:value="0.841429">
            <text:p>0.841429</text:p>
          </table:table-cell>
          <table:table-cell office:value-type="float" office:value="0.846052">
            <text:p>0.846052</text:p>
          </table:table-cell>
          <table:table-cell table:formula="of:=AVERAGE([.B58:.AE58])" office:value-type="float" office:value="0.8494272">
            <text:p>0.8494272</text:p>
          </table:table-cell>
          <table:table-cell table:formula="of:=VAR([.B58:.AE58])" office:value-type="float" office:value="0.0000896075574758621">
            <text:p>8.96075574758621E-005</text:p>
          </table:table-cell>
          <table:table-cell table:formula="of:=STDEV([.B58:.AE58])" office:value-type="float" office:value="0.00946612684659687">
            <text:p>0.0094661268</text:p>
          </table:table-cell>
          <table:table-cell table:formula="of:=CONFIDENCE(0.95;[.AH58];30)" office:value-type="float" office:value="0.000108374268325847">
            <text:p>0.0001083743</text:p>
          </table:table-cell>
          <table:table-cell table:formula="of:=[.AF58]+[.AI58]" office:value-type="float" office:value="0.849535574268326">
            <text:p>0.8495355743</text:p>
          </table:table-cell>
          <table:table-cell table:formula="of:=[.AF58]-[.AI58]" office:value-type="float" office:value="0.849318825731674">
            <text:p>0.849318825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881465">
            <text:p>0.881465</text:p>
          </table:table-cell>
          <table:table-cell office:value-type="float" office:value="0.883587">
            <text:p>0.883587</text:p>
          </table:table-cell>
          <table:table-cell office:value-type="float" office:value="0.883941">
            <text:p>0.883941</text:p>
          </table:table-cell>
          <table:table-cell office:value-type="float" office:value="0.882304">
            <text:p>0.882304</text:p>
          </table:table-cell>
          <table:table-cell office:value-type="float" office:value="0.878984">
            <text:p>0.878984</text:p>
          </table:table-cell>
          <table:table-cell office:value-type="float" office:value="0.883803">
            <text:p>0.883803</text:p>
          </table:table-cell>
          <table:table-cell office:value-type="float" office:value="0.884789">
            <text:p>0.884789</text:p>
          </table:table-cell>
          <table:table-cell office:value-type="float" office:value="0.88435">
            <text:p>0.88435</text:p>
          </table:table-cell>
          <table:table-cell office:value-type="float" office:value="0.878775">
            <text:p>0.878775</text:p>
          </table:table-cell>
          <table:table-cell office:value-type="float" office:value="0.882916">
            <text:p>0.882916</text:p>
          </table:table-cell>
          <table:table-cell office:value-type="float" office:value="0.882696">
            <text:p>0.882696</text:p>
          </table:table-cell>
          <table:table-cell office:value-type="float" office:value="0.885978">
            <text:p>0.885978</text:p>
          </table:table-cell>
          <table:table-cell office:value-type="float" office:value="0.881842">
            <text:p>0.881842</text:p>
          </table:table-cell>
          <table:table-cell office:value-type="float" office:value="0.892806">
            <text:p>0.892806</text:p>
          </table:table-cell>
          <table:table-cell office:value-type="float" office:value="0.881096">
            <text:p>0.881096</text:p>
          </table:table-cell>
          <table:table-cell office:value-type="float" office:value="0.880895">
            <text:p>0.880895</text:p>
          </table:table-cell>
          <table:table-cell office:value-type="float" office:value="0.88474">
            <text:p>0.88474</text:p>
          </table:table-cell>
          <table:table-cell office:value-type="float" office:value="0.881213">
            <text:p>0.881213</text:p>
          </table:table-cell>
          <table:table-cell office:value-type="float" office:value="0.890325">
            <text:p>0.890325</text:p>
          </table:table-cell>
          <table:table-cell office:value-type="float" office:value="0.882327">
            <text:p>0.882327</text:p>
          </table:table-cell>
          <table:table-cell office:value-type="float" office:value="0.878916">
            <text:p>0.878916</text:p>
          </table:table-cell>
          <table:table-cell office:value-type="float" office:value="0.8845">
            <text:p>0.8845</text:p>
          </table:table-cell>
          <table:table-cell office:value-type="float" office:value="0.879398">
            <text:p>0.879398</text:p>
          </table:table-cell>
          <table:table-cell office:value-type="float" office:value="0.885677">
            <text:p>0.885677</text:p>
          </table:table-cell>
          <table:table-cell office:value-type="float" office:value="0.884075">
            <text:p>0.884075</text:p>
          </table:table-cell>
          <table:table-cell office:value-type="float" office:value="0.879858">
            <text:p>0.879858</text:p>
          </table:table-cell>
          <table:table-cell office:value-type="float" office:value="0.886853">
            <text:p>0.886853</text:p>
          </table:table-cell>
          <table:table-cell office:value-type="float" office:value="0.882053">
            <text:p>0.882053</text:p>
          </table:table-cell>
          <table:table-cell office:value-type="float" office:value="0.885929">
            <text:p>0.885929</text:p>
          </table:table-cell>
          <table:table-cell office:value-type="float" office:value="0.883461">
            <text:p>0.883461</text:p>
          </table:table-cell>
          <table:table-cell table:formula="of:=AVERAGE([.B59:.AE59])" office:value-type="float" office:value="0.8833184">
            <text:p>0.8833184</text:p>
          </table:table-cell>
          <table:table-cell table:formula="of:=VAR([.B59:.AE59])" office:value-type="float" office:value="0.0000100055145931035">
            <text:p>1.00055145931035E-005</text:p>
          </table:table-cell>
          <table:table-cell table:formula="of:=STDEV([.B59:.AE59])" office:value-type="float" office:value="0.00316314947372132">
            <text:p>0.0031631495</text:p>
          </table:table-cell>
          <table:table-cell table:formula="of:=CONFIDENCE(0.95;[.AH59];30)" office:value-type="float" office:value="0.0000362137562041097">
            <text:p>3.62137562041097E-005</text:p>
          </table:table-cell>
          <table:table-cell table:formula="of:=[.AF59]+[.AI59]" office:value-type="float" office:value="0.883354613756204">
            <text:p>0.8833546138</text:p>
          </table:table-cell>
          <table:table-cell table:formula="of:=[.AF59]-[.AI59]" office:value-type="float" office:value="0.883282186243796">
            <text:p>0.883282186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969096">
            <text:p>0.969096</text:p>
          </table:table-cell>
          <table:table-cell office:value-type="float" office:value="0.97061">
            <text:p>0.97061</text:p>
          </table:table-cell>
          <table:table-cell office:value-type="float" office:value="0.972318">
            <text:p>0.972318</text:p>
          </table:table-cell>
          <table:table-cell office:value-type="float" office:value="0.976509">
            <text:p>0.976509</text:p>
          </table:table-cell>
          <table:table-cell office:value-type="float" office:value="0.973816">
            <text:p>0.973816</text:p>
          </table:table-cell>
          <table:table-cell office:value-type="float" office:value="0.9698">
            <text:p>0.9698</text:p>
          </table:table-cell>
          <table:table-cell office:value-type="float" office:value="0.967451">
            <text:p>0.967451</text:p>
          </table:table-cell>
          <table:table-cell office:value-type="float" office:value="0.971166">
            <text:p>0.971166</text:p>
          </table:table-cell>
          <table:table-cell office:value-type="float" office:value="0.96917">
            <text:p>0.96917</text:p>
          </table:table-cell>
          <table:table-cell office:value-type="float" office:value="1.009076">
            <text:p>1.009076</text:p>
          </table:table-cell>
          <table:table-cell office:value-type="float" office:value="0.973738">
            <text:p>0.973738</text:p>
          </table:table-cell>
          <table:table-cell office:value-type="float" office:value="0.970437">
            <text:p>0.970437</text:p>
          </table:table-cell>
          <table:table-cell office:value-type="float" office:value="0.971193">
            <text:p>0.971193</text:p>
          </table:table-cell>
          <table:table-cell office:value-type="float" office:value="0.977983">
            <text:p>0.977983</text:p>
          </table:table-cell>
          <table:table-cell office:value-type="float" office:value="0.979417">
            <text:p>0.979417</text:p>
          </table:table-cell>
          <table:table-cell office:value-type="float" office:value="0.972504">
            <text:p>0.972504</text:p>
          </table:table-cell>
          <table:table-cell office:value-type="float" office:value="0.973458">
            <text:p>0.973458</text:p>
          </table:table-cell>
          <table:table-cell office:value-type="float" office:value="0.968315">
            <text:p>0.968315</text:p>
          </table:table-cell>
          <table:table-cell office:value-type="float" office:value="0.974995">
            <text:p>0.974995</text:p>
          </table:table-cell>
          <table:table-cell office:value-type="float" office:value="0.976032">
            <text:p>0.976032</text:p>
          </table:table-cell>
          <table:table-cell office:value-type="float" office:value="0.974368">
            <text:p>0.974368</text:p>
          </table:table-cell>
          <table:table-cell office:value-type="float" office:value="0.974691">
            <text:p>0.974691</text:p>
          </table:table-cell>
          <table:table-cell office:value-type="float" office:value="0.971325">
            <text:p>0.971325</text:p>
          </table:table-cell>
          <table:table-cell office:value-type="float" office:value="0.973239">
            <text:p>0.973239</text:p>
          </table:table-cell>
          <table:table-cell office:value-type="float" office:value="0.96965">
            <text:p>0.96965</text:p>
          </table:table-cell>
          <table:table-cell office:value-type="float" office:value="0.974606">
            <text:p>0.974606</text:p>
          </table:table-cell>
          <table:table-cell office:value-type="float" office:value="0.968321">
            <text:p>0.968321</text:p>
          </table:table-cell>
          <table:table-cell office:value-type="float" office:value="0.972466">
            <text:p>0.972466</text:p>
          </table:table-cell>
          <table:table-cell office:value-type="float" office:value="0.978281">
            <text:p>0.978281</text:p>
          </table:table-cell>
          <table:table-cell office:value-type="float" office:value="0.987664">
            <text:p>0.987664</text:p>
          </table:table-cell>
          <table:table-cell table:formula="of:=AVERAGE([.B60:.AE60])" office:value-type="float" office:value="0.974389833333333">
            <text:p>0.9743898333</text:p>
          </table:table-cell>
          <table:table-cell table:formula="of:=VAR([.B60:.AE60])" office:value-type="float" office:value="0.000059843118764368">
            <text:p>5.9843118764368E-005</text:p>
          </table:table-cell>
          <table:table-cell table:formula="of:=STDEV([.B60:.AE60])" office:value-type="float" office:value="0.00773583342403183">
            <text:p>0.0077358334</text:p>
          </table:table-cell>
          <table:table-cell table:formula="of:=CONFIDENCE(0.95;[.AH60];30)" office:value-type="float" office:value="0.0000885647636891197">
            <text:p>8.85647636891197E-005</text:p>
          </table:table-cell>
          <table:table-cell table:formula="of:=[.AF60]+[.AI60]" office:value-type="float" office:value="0.974478398097022">
            <text:p>0.9744783981</text:p>
          </table:table-cell>
          <table:table-cell table:formula="of:=[.AF60]-[.AI60]" office:value-type="float" office:value="0.974301268569644">
            <text:p>0.974301268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986087">
            <text:p>0.986087</text:p>
          </table:table-cell>
          <table:table-cell office:value-type="float" office:value="0.988261">
            <text:p>0.988261</text:p>
          </table:table-cell>
          <table:table-cell office:value-type="float" office:value="0.987757">
            <text:p>0.987757</text:p>
          </table:table-cell>
          <table:table-cell office:value-type="float" office:value="0.988595">
            <text:p>0.988595</text:p>
          </table:table-cell>
          <table:table-cell office:value-type="float" office:value="0.986367">
            <text:p>0.986367</text:p>
          </table:table-cell>
          <table:table-cell office:value-type="float" office:value="0.984246">
            <text:p>0.984246</text:p>
          </table:table-cell>
          <table:table-cell office:value-type="float" office:value="1.003537">
            <text:p>1.003537</text:p>
          </table:table-cell>
          <table:table-cell office:value-type="float" office:value="0.98689">
            <text:p>0.98689</text:p>
          </table:table-cell>
          <table:table-cell office:value-type="float" office:value="0.987776">
            <text:p>0.987776</text:p>
          </table:table-cell>
          <table:table-cell office:value-type="float" office:value="0.987899">
            <text:p>0.987899</text:p>
          </table:table-cell>
          <table:table-cell office:value-type="float" office:value="0.986806">
            <text:p>0.986806</text:p>
          </table:table-cell>
          <table:table-cell office:value-type="float" office:value="0.988344">
            <text:p>0.988344</text:p>
          </table:table-cell>
          <table:table-cell office:value-type="float" office:value="0.985706">
            <text:p>0.985706</text:p>
          </table:table-cell>
          <table:table-cell office:value-type="float" office:value="0.989613">
            <text:p>0.989613</text:p>
          </table:table-cell>
          <table:table-cell office:value-type="float" office:value="0.986142">
            <text:p>0.986142</text:p>
          </table:table-cell>
          <table:table-cell office:value-type="float" office:value="1.014378">
            <text:p>1.014378</text:p>
          </table:table-cell>
          <table:table-cell office:value-type="float" office:value="0.99986">
            <text:p>0.99986</text:p>
          </table:table-cell>
          <table:table-cell office:value-type="float" office:value="0.985665">
            <text:p>0.985665</text:p>
          </table:table-cell>
          <table:table-cell office:value-type="float" office:value="0.984289">
            <text:p>0.984289</text:p>
          </table:table-cell>
          <table:table-cell office:value-type="float" office:value="0.985793">
            <text:p>0.985793</text:p>
          </table:table-cell>
          <table:table-cell office:value-type="float" office:value="0.998495">
            <text:p>0.998495</text:p>
          </table:table-cell>
          <table:table-cell office:value-type="float" office:value="0.989144">
            <text:p>0.989144</text:p>
          </table:table-cell>
          <table:table-cell office:value-type="float" office:value="0.991311">
            <text:p>0.991311</text:p>
          </table:table-cell>
          <table:table-cell office:value-type="float" office:value="0.987778">
            <text:p>0.987778</text:p>
          </table:table-cell>
          <table:table-cell office:value-type="float" office:value="0.984377">
            <text:p>0.984377</text:p>
          </table:table-cell>
          <table:table-cell office:value-type="float" office:value="0.987362">
            <text:p>0.987362</text:p>
          </table:table-cell>
          <table:table-cell office:value-type="float" office:value="0.989632">
            <text:p>0.989632</text:p>
          </table:table-cell>
          <table:table-cell office:value-type="float" office:value="0.996452">
            <text:p>0.996452</text:p>
          </table:table-cell>
          <table:table-cell office:value-type="float" office:value="0.983836">
            <text:p>0.983836</text:p>
          </table:table-cell>
          <table:table-cell office:value-type="float" office:value="0.983429">
            <text:p>0.983429</text:p>
          </table:table-cell>
          <table:table-cell table:formula="of:=AVERAGE([.B61:.AE61])" office:value-type="float" office:value="0.989527566666667">
            <text:p>0.9895275667</text:p>
          </table:table-cell>
          <table:table-cell table:formula="of:=VAR([.B61:.AE61])" office:value-type="float" office:value="0.0000453562772885058">
            <text:p>4.53562772885058E-005</text:p>
          </table:table-cell>
          <table:table-cell table:formula="of:=STDEV([.B61:.AE61])" office:value-type="float" office:value="0.00673470691927316">
            <text:p>0.0067347069</text:p>
          </table:table-cell>
          <table:table-cell table:formula="of:=CONFIDENCE(0.95;[.AH61];30)" office:value-type="float" office:value="0.0000771032278135638">
            <text:p>7.71032278135638E-005</text:p>
          </table:table-cell>
          <table:table-cell table:formula="of:=[.AF61]+[.AI61]" office:value-type="float" office:value="0.98960466989448">
            <text:p>0.9896046699</text:p>
          </table:table-cell>
          <table:table-cell table:formula="of:=[.AF61]-[.AI61]" office:value-type="float" office:value="0.989450463438853">
            <text:p>0.989450463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012176">
            <text:p>1.012176</text:p>
          </table:table-cell>
          <table:table-cell office:value-type="float" office:value="1.016228">
            <text:p>1.016228</text:p>
          </table:table-cell>
          <table:table-cell office:value-type="float" office:value="1.004525">
            <text:p>1.004525</text:p>
          </table:table-cell>
          <table:table-cell office:value-type="float" office:value="1.002724">
            <text:p>1.002724</text:p>
          </table:table-cell>
          <table:table-cell office:value-type="float" office:value="1.010128">
            <text:p>1.010128</text:p>
          </table:table-cell>
          <table:table-cell office:value-type="float" office:value="1.054015">
            <text:p>1.054015</text:p>
          </table:table-cell>
          <table:table-cell office:value-type="float" office:value="1.007984">
            <text:p>1.007984</text:p>
          </table:table-cell>
          <table:table-cell office:value-type="float" office:value="1.003176">
            <text:p>1.003176</text:p>
          </table:table-cell>
          <table:table-cell office:value-type="float" office:value="1.005588">
            <text:p>1.005588</text:p>
          </table:table-cell>
          <table:table-cell office:value-type="float" office:value="1.012621">
            <text:p>1.012621</text:p>
          </table:table-cell>
          <table:table-cell office:value-type="float" office:value="1.004679">
            <text:p>1.004679</text:p>
          </table:table-cell>
          <table:table-cell office:value-type="float" office:value="1.028591">
            <text:p>1.028591</text:p>
          </table:table-cell>
          <table:table-cell office:value-type="float" office:value="1.009826">
            <text:p>1.009826</text:p>
          </table:table-cell>
          <table:table-cell office:value-type="float" office:value="1.007673">
            <text:p>1.007673</text:p>
          </table:table-cell>
          <table:table-cell office:value-type="float" office:value="1.003406">
            <text:p>1.003406</text:p>
          </table:table-cell>
          <table:table-cell office:value-type="float" office:value="1.006274">
            <text:p>1.006274</text:p>
          </table:table-cell>
          <table:table-cell office:value-type="float" office:value="1.006178">
            <text:p>1.006178</text:p>
          </table:table-cell>
          <table:table-cell office:value-type="float" office:value="1.014616">
            <text:p>1.014616</text:p>
          </table:table-cell>
          <table:table-cell office:value-type="float" office:value="1.005371">
            <text:p>1.005371</text:p>
          </table:table-cell>
          <table:table-cell office:value-type="float" office:value="1.006878">
            <text:p>1.006878</text:p>
          </table:table-cell>
          <table:table-cell office:value-type="float" office:value="1.008673">
            <text:p>1.008673</text:p>
          </table:table-cell>
          <table:table-cell office:value-type="float" office:value="1.005333">
            <text:p>1.005333</text:p>
          </table:table-cell>
          <table:table-cell office:value-type="float" office:value="1.036125">
            <text:p>1.036125</text:p>
          </table:table-cell>
          <table:table-cell office:value-type="float" office:value="1.008417">
            <text:p>1.008417</text:p>
          </table:table-cell>
          <table:table-cell office:value-type="float" office:value="1.009226">
            <text:p>1.009226</text:p>
          </table:table-cell>
          <table:table-cell office:value-type="float" office:value="1.004419">
            <text:p>1.004419</text:p>
          </table:table-cell>
          <table:table-cell office:value-type="float" office:value="1.004962">
            <text:p>1.004962</text:p>
          </table:table-cell>
          <table:table-cell office:value-type="float" office:value="1.006343">
            <text:p>1.006343</text:p>
          </table:table-cell>
          <table:table-cell office:value-type="float" office:value="1.004911">
            <text:p>1.004911</text:p>
          </table:table-cell>
          <table:table-cell office:value-type="float" office:value="1.004481">
            <text:p>1.004481</text:p>
          </table:table-cell>
          <table:table-cell table:formula="of:=AVERAGE([.B62:.AE62])" office:value-type="float" office:value="1.01051823333333">
            <text:p>1.0105182333</text:p>
          </table:table-cell>
          <table:table-cell table:formula="of:=VAR([.B62:.AE62])" office:value-type="float" office:value="0.000119722222805747">
            <text:p>0.0001197222</text:p>
          </table:table-cell>
          <table:table-cell table:formula="of:=STDEV([.B62:.AE62])" office:value-type="float" office:value="0.0109417650681116">
            <text:p>0.0109417651</text:p>
          </table:table-cell>
          <table:table-cell table:formula="of:=CONFIDENCE(0.95;[.AH62];30)" office:value-type="float" office:value="0.000125268317514276">
            <text:p>0.0001252683</text:p>
          </table:table-cell>
          <table:table-cell table:formula="of:=[.AF62]+[.AI62]" office:value-type="float" office:value="1.01064350165085">
            <text:p>1.0106435017</text:p>
          </table:table-cell>
          <table:table-cell table:formula="of:=[.AF62]-[.AI62]" office:value-type="float" office:value="1.01039296501582">
            <text:p>1.010392965</text:p>
          </table:table-cell>
        </table:table-row>
      </table:table>
      <table:table table:name="result-recursive-128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empo Médio Recursivo</text:p>
          </table:table-cell>
          <table:table-cell office:value-type="string">
            <text:p>variance</text:p>
          </table:table-cell>
          <table:table-cell office:value-type="string">
            <text:p>std_deviation</text:p>
          </table:table-cell>
          <table:table-cell office:value-type="string">
            <text:p>ci</text:p>
          </table:table-cell>
          <table:table-cell office:value-type="string">
            <text:p>ci_upper</text:p>
          </table:table-cell>
          <table:table-cell office:value-type="string">
            <text:p>ci_l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21">
            <text:p>0.000021</text:p>
          </table:table-cell>
          <table:table-cell office:value-type="float" office:value="0.00002">
            <text:p>0.00002</text:p>
          </table:table-cell>
          <table:table-cell table:number-columns-repeated="2" office:value-type="float" office:value="0.000022">
            <text:p>0.000022</text:p>
          </table:table-cell>
          <table:table-cell office:value-type="float" office:value="0.000026">
            <text:p>0.000026</text:p>
          </table:table-cell>
          <table:table-cell office:value-type="float" office:value="0.000021">
            <text:p>0.000021</text:p>
          </table:table-cell>
          <table:table-cell office:value-type="float" office:value="0.00002">
            <text:p>0.00002</text:p>
          </table:table-cell>
          <table:table-cell table:number-columns-repeated="2" office:value-type="float" office:value="0.000021">
            <text:p>0.000021</text:p>
          </table:table-cell>
          <table:table-cell office:value-type="float" office:value="0.000026">
            <text:p>0.000026</text:p>
          </table:table-cell>
          <table:table-cell office:value-type="float" office:value="0.000019">
            <text:p>0.000019</text:p>
          </table:table-cell>
          <table:table-cell table:number-columns-repeated="2" office:value-type="float" office:value="0.000021">
            <text:p>0.000021</text:p>
          </table:table-cell>
          <table:table-cell office:value-type="float" office:value="0.00002">
            <text:p>0.00002</text:p>
          </table:table-cell>
          <table:table-cell office:value-type="float" office:value="0.000021">
            <text:p>0.000021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0019">
            <text:p>0.000019</text:p>
          </table:table-cell>
          <table:table-cell table:number-columns-repeated="2" office:value-type="float" office:value="0.000021">
            <text:p>0.000021</text:p>
          </table:table-cell>
          <table:table-cell table:number-columns-repeated="2" office:value-type="float" office:value="0.000019">
            <text:p>0.000019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002">
            <text:p>0.00002</text:p>
          </table:table-cell>
          <table:table-cell table:number-columns-repeated="2" office:value-type="float" office:value="0.000022">
            <text:p>0.000022</text:p>
          </table:table-cell>
          <table:table-cell office:value-type="float" office:value="0.000019">
            <text:p>0.000019</text:p>
          </table:table-cell>
          <table:table-cell office:value-type="float" office:value="0.00002">
            <text:p>0.00002</text:p>
          </table:table-cell>
          <table:table-cell office:value-type="float" office:value="0.000022">
            <text:p>0.000022</text:p>
          </table:table-cell>
          <table:table-cell table:formula="of:=AVERAGE([.B2:.AE2])" office:value-type="float" office:value="0.0000210666666666667">
            <text:p>2.10666666666667E-005</text:p>
          </table:table-cell>
          <table:table-cell table:formula="of:=VAR([.B2:.AE2])" office:value-type="float" office:value="0.00000000000282298850574713">
            <text:p>2.82298850574713E-012</text:p>
          </table:table-cell>
          <table:table-cell table:formula="of:=STDEV([.B2:.AE2])" office:value-type="float" office:value="0.00000168017514139066">
            <text:p>1.68017514139066E-006</text:p>
          </table:table-cell>
          <table:table-cell table:formula="of:=CONFIDENCE(0.95;[.AH2];30)" office:value-type="float" office:value="0.0000000192357185318039">
            <text:p>1.92357185318039E-008</text:p>
          </table:table-cell>
          <table:table-cell table:formula="of:=[.AF2]+[.AI2]" office:value-type="float" office:value="0.0000210859023851985">
            <text:p>2.10859023851985E-005</text:p>
          </table:table-cell>
          <table:table-cell table:formula="of:=[.AF2]-[.AI2]" office:value-type="float" office:value="0.0000210474309481349">
            <text:p>2.10474309481349E-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45">
            <text:p>0.000045</text:p>
          </table:table-cell>
          <table:table-cell office:value-type="float" office:value="0.000041">
            <text:p>0.000041</text:p>
          </table:table-cell>
          <table:table-cell office:value-type="float" office:value="0.000049">
            <text:p>0.000049</text:p>
          </table:table-cell>
          <table:table-cell table:number-columns-repeated="4" office:value-type="float" office:value="0.000042">
            <text:p>0.000042</text:p>
          </table:table-cell>
          <table:table-cell office:value-type="float" office:value="0.000041">
            <text:p>0.000041</text:p>
          </table:table-cell>
          <table:table-cell office:value-type="float" office:value="0.000044">
            <text:p>0.000044</text:p>
          </table:table-cell>
          <table:table-cell office:value-type="float" office:value="0.000043">
            <text:p>0.000043</text:p>
          </table:table-cell>
          <table:table-cell office:value-type="float" office:value="0.000041">
            <text:p>0.000041</text:p>
          </table:table-cell>
          <table:table-cell office:value-type="float" office:value="0.000045">
            <text:p>0.000045</text:p>
          </table:table-cell>
          <table:table-cell office:value-type="float" office:value="0.000043">
            <text:p>0.000043</text:p>
          </table:table-cell>
          <table:table-cell office:value-type="float" office:value="0.000042">
            <text:p>0.000042</text:p>
          </table:table-cell>
          <table:table-cell office:value-type="float" office:value="0.000045">
            <text:p>0.000045</text:p>
          </table:table-cell>
          <table:table-cell office:value-type="float" office:value="0.000043">
            <text:p>0.000043</text:p>
          </table:table-cell>
          <table:table-cell table:number-columns-repeated="2" office:value-type="float" office:value="0.000042">
            <text:p>0.000042</text:p>
          </table:table-cell>
          <table:table-cell office:value-type="float" office:value="0.000041">
            <text:p>0.000041</text:p>
          </table:table-cell>
          <table:table-cell office:value-type="float" office:value="0.000045">
            <text:p>0.000045</text:p>
          </table:table-cell>
          <table:table-cell table:number-columns-repeated="2" office:value-type="float" office:value="0.000041">
            <text:p>0.000041</text:p>
          </table:table-cell>
          <table:table-cell table:number-columns-repeated="2" office:value-type="float" office:value="0.000044">
            <text:p>0.000044</text:p>
          </table:table-cell>
          <table:table-cell office:value-type="float" office:value="0.00004">
            <text:p>0.00004</text:p>
          </table:table-cell>
          <table:table-cell office:value-type="float" office:value="0.000044">
            <text:p>0.000044</text:p>
          </table:table-cell>
          <table:table-cell office:value-type="float" office:value="0.000043">
            <text:p>0.000043</text:p>
          </table:table-cell>
          <table:table-cell office:value-type="float" office:value="0.000042">
            <text:p>0.000042</text:p>
          </table:table-cell>
          <table:table-cell table:number-columns-repeated="2" office:value-type="float" office:value="0.000044">
            <text:p>0.000044</text:p>
          </table:table-cell>
          <table:table-cell table:formula="of:=AVERAGE([.B3:.AE3])" office:value-type="float" office:value="0.0000429">
            <text:p>0.0000429</text:p>
          </table:table-cell>
          <table:table-cell table:formula="of:=VAR([.B3:.AE3])" office:value-type="float" office:value="0.00000000000340344827586207">
            <text:p>3.40344827586207E-012</text:p>
          </table:table-cell>
          <table:table-cell table:formula="of:=STDEV([.B3:.AE3])" office:value-type="float" office:value="0.00000184484369957513">
            <text:p>1.84484369957513E-006</text:p>
          </table:table-cell>
          <table:table-cell table:formula="of:=CONFIDENCE(0.95;[.AH3];30)" office:value-type="float" office:value="0.00000002112094939747">
            <text:p>2.112094939747E-008</text:p>
          </table:table-cell>
          <table:table-cell table:formula="of:=[.AF3]+[.AI3]" office:value-type="float" office:value="0.0000429211209493975">
            <text:p>4.29211209493975E-005</text:p>
          </table:table-cell>
          <table:table-cell table:formula="of:=[.AF3]-[.AI3]" office:value-type="float" office:value="0.0000428788790506025">
            <text:p>4.28788790506025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97">
            <text:p>0.000097</text:p>
          </table:table-cell>
          <table:table-cell office:value-type="float" office:value="0.000088">
            <text:p>0.000088</text:p>
          </table:table-cell>
          <table:table-cell office:value-type="float" office:value="0.000096">
            <text:p>0.000096</text:p>
          </table:table-cell>
          <table:table-cell office:value-type="float" office:value="0.000098">
            <text:p>0.000098</text:p>
          </table:table-cell>
          <table:table-cell office:value-type="float" office:value="0.000093">
            <text:p>0.000093</text:p>
          </table:table-cell>
          <table:table-cell office:value-type="float" office:value="0.000096">
            <text:p>0.000096</text:p>
          </table:table-cell>
          <table:table-cell office:value-type="float" office:value="0.000098">
            <text:p>0.000098</text:p>
          </table:table-cell>
          <table:table-cell office:value-type="float" office:value="0.000143">
            <text:p>0.000143</text:p>
          </table:table-cell>
          <table:table-cell table:number-columns-repeated="2" office:value-type="float" office:value="0.000097">
            <text:p>0.000097</text:p>
          </table:table-cell>
          <table:table-cell office:value-type="float" office:value="0.000096">
            <text:p>0.000096</text:p>
          </table:table-cell>
          <table:table-cell office:value-type="float" office:value="0.000087">
            <text:p>0.000087</text:p>
          </table:table-cell>
          <table:table-cell office:value-type="float" office:value="0.000097">
            <text:p>0.000097</text:p>
          </table:table-cell>
          <table:table-cell office:value-type="float" office:value="0.000095">
            <text:p>0.000095</text:p>
          </table:table-cell>
          <table:table-cell office:value-type="float" office:value="0.000092">
            <text:p>0.000092</text:p>
          </table:table-cell>
          <table:table-cell office:value-type="float" office:value="0.000099">
            <text:p>0.000099</text:p>
          </table:table-cell>
          <table:table-cell office:value-type="float" office:value="0.00009">
            <text:p>0.00009</text:p>
          </table:table-cell>
          <table:table-cell office:value-type="float" office:value="0.000093">
            <text:p>0.000093</text:p>
          </table:table-cell>
          <table:table-cell office:value-type="float" office:value="0.000094">
            <text:p>0.000094</text:p>
          </table:table-cell>
          <table:table-cell office:value-type="float" office:value="0.000097">
            <text:p>0.000097</text:p>
          </table:table-cell>
          <table:table-cell office:value-type="float" office:value="0.000089">
            <text:p>0.000089</text:p>
          </table:table-cell>
          <table:table-cell office:value-type="float" office:value="0.000098">
            <text:p>0.000098</text:p>
          </table:table-cell>
          <table:table-cell office:value-type="float" office:value="0.000101">
            <text:p>0.000101</text:p>
          </table:table-cell>
          <table:table-cell office:value-type="float" office:value="0.000099">
            <text:p>0.000099</text:p>
          </table:table-cell>
          <table:table-cell office:value-type="float" office:value="0.000086">
            <text:p>0.000086</text:p>
          </table:table-cell>
          <table:table-cell office:value-type="float" office:value="0.000098">
            <text:p>0.000098</text:p>
          </table:table-cell>
          <table:table-cell office:value-type="float" office:value="0.000086">
            <text:p>0.000086</text:p>
          </table:table-cell>
          <table:table-cell office:value-type="float" office:value="0.000098">
            <text:p>0.000098</text:p>
          </table:table-cell>
          <table:table-cell office:value-type="float" office:value="0.000088">
            <text:p>0.000088</text:p>
          </table:table-cell>
          <table:table-cell office:value-type="float" office:value="0.000098">
            <text:p>0.000098</text:p>
          </table:table-cell>
          <table:table-cell table:formula="of:=AVERAGE([.B4:.AE4])" office:value-type="float" office:value="0.0000961333333333333">
            <text:p>9.61333333333333E-005</text:p>
          </table:table-cell>
          <table:table-cell table:formula="of:=VAR([.B4:.AE4])" office:value-type="float" office:value="0.000000000097016091954023">
            <text:p>9.7016091954023E-011</text:p>
          </table:table-cell>
          <table:table-cell table:formula="of:=STDEV([.B4:.AE4])" office:value-type="float" office:value="0.00000984967471310718">
            <text:p>9.84967471310718E-006</text:p>
          </table:table-cell>
          <table:table-cell table:formula="of:=CONFIDENCE(0.95;[.AH4];30)" office:value-type="float" office:value="0.000000112765369361636">
            <text:p>1.12765369361636E-007</text:p>
          </table:table-cell>
          <table:table-cell table:formula="of:=[.AF4]+[.AI4]" office:value-type="float" office:value="0.000096246098702695">
            <text:p>9.6246098702695E-005</text:p>
          </table:table-cell>
          <table:table-cell table:formula="of:=[.AF4]-[.AI4]" office:value-type="float" office:value="0.0000960205679639717">
            <text:p>9.60205679639717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189">
            <text:p>0.000189</text:p>
          </table:table-cell>
          <table:table-cell office:value-type="float" office:value="0.000204">
            <text:p>0.000204</text:p>
          </table:table-cell>
          <table:table-cell office:value-type="float" office:value="0.000192">
            <text:p>0.000192</text:p>
          </table:table-cell>
          <table:table-cell office:value-type="float" office:value="0.000201">
            <text:p>0.000201</text:p>
          </table:table-cell>
          <table:table-cell office:value-type="float" office:value="0.000207">
            <text:p>0.000207</text:p>
          </table:table-cell>
          <table:table-cell office:value-type="float" office:value="0.000221">
            <text:p>0.000221</text:p>
          </table:table-cell>
          <table:table-cell table:number-columns-repeated="2" office:value-type="float" office:value="0.000206">
            <text:p>0.000206</text:p>
          </table:table-cell>
          <table:table-cell office:value-type="float" office:value="0.000196">
            <text:p>0.000196</text:p>
          </table:table-cell>
          <table:table-cell office:value-type="float" office:value="0.000193">
            <text:p>0.000193</text:p>
          </table:table-cell>
          <table:table-cell table:number-columns-repeated="2" office:value-type="float" office:value="0.000218">
            <text:p>0.000218</text:p>
          </table:table-cell>
          <table:table-cell office:value-type="float" office:value="0.000209">
            <text:p>0.000209</text:p>
          </table:table-cell>
          <table:table-cell office:value-type="float" office:value="0.000203">
            <text:p>0.000203</text:p>
          </table:table-cell>
          <table:table-cell office:value-type="float" office:value="0.0002">
            <text:p>0.0002</text:p>
          </table:table-cell>
          <table:table-cell office:value-type="float" office:value="0.000189">
            <text:p>0.000189</text:p>
          </table:table-cell>
          <table:table-cell office:value-type="float" office:value="0.000202">
            <text:p>0.000202</text:p>
          </table:table-cell>
          <table:table-cell office:value-type="float" office:value="0.000213">
            <text:p>0.000213</text:p>
          </table:table-cell>
          <table:table-cell office:value-type="float" office:value="0.000215">
            <text:p>0.000215</text:p>
          </table:table-cell>
          <table:table-cell office:value-type="float" office:value="0.000217">
            <text:p>0.000217</text:p>
          </table:table-cell>
          <table:table-cell office:value-type="float" office:value="0.000208">
            <text:p>0.000208</text:p>
          </table:table-cell>
          <table:table-cell office:value-type="float" office:value="0.000197">
            <text:p>0.000197</text:p>
          </table:table-cell>
          <table:table-cell office:value-type="float" office:value="0.000204">
            <text:p>0.000204</text:p>
          </table:table-cell>
          <table:table-cell office:value-type="float" office:value="0.000205">
            <text:p>0.000205</text:p>
          </table:table-cell>
          <table:table-cell table:number-columns-repeated="2" office:value-type="float" office:value="0.000219">
            <text:p>0.000219</text:p>
          </table:table-cell>
          <table:table-cell office:value-type="float" office:value="0.000222">
            <text:p>0.000222</text:p>
          </table:table-cell>
          <table:table-cell office:value-type="float" office:value="0.000189">
            <text:p>0.000189</text:p>
          </table:table-cell>
          <table:table-cell office:value-type="float" office:value="0.000198">
            <text:p>0.000198</text:p>
          </table:table-cell>
          <table:table-cell office:value-type="float" office:value="0.000187">
            <text:p>0.000187</text:p>
          </table:table-cell>
          <table:table-cell table:formula="of:=AVERAGE([.B5:.AE5])" office:value-type="float" office:value="0.0002049">
            <text:p>0.0002049</text:p>
          </table:table-cell>
          <table:table-cell table:formula="of:=VAR([.B5:.AE5])" office:value-type="float" office:value="0.000000000112713793103448">
            <text:p>1.12713793103448E-010</text:p>
          </table:table-cell>
          <table:table-cell table:formula="of:=STDEV([.B5:.AE5])" office:value-type="float" office:value="0.0000106166752377309">
            <text:p>1.06166752377309E-005</text:p>
          </table:table-cell>
          <table:table-cell table:formula="of:=CONFIDENCE(0.95;[.AH5];30)" office:value-type="float" office:value="0.000000121546481426653">
            <text:p>1.21546481426653E-007</text:p>
          </table:table-cell>
          <table:table-cell table:formula="of:=[.AF5]+[.AI5]" office:value-type="float" office:value="0.000205021546481427">
            <text:p>0.0002050215</text:p>
          </table:table-cell>
          <table:table-cell table:formula="of:=[.AF5]-[.AI5]" office:value-type="float" office:value="0.000204778453518573">
            <text:p>0.0002047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463">
            <text:p>0.000463</text:p>
          </table:table-cell>
          <table:table-cell office:value-type="float" office:value="0.000421">
            <text:p>0.000421</text:p>
          </table:table-cell>
          <table:table-cell office:value-type="float" office:value="0.00043">
            <text:p>0.00043</text:p>
          </table:table-cell>
          <table:table-cell office:value-type="float" office:value="0.000434">
            <text:p>0.000434</text:p>
          </table:table-cell>
          <table:table-cell office:value-type="float" office:value="0.000487">
            <text:p>0.000487</text:p>
          </table:table-cell>
          <table:table-cell office:value-type="float" office:value="0.000439">
            <text:p>0.000439</text:p>
          </table:table-cell>
          <table:table-cell office:value-type="float" office:value="0.00046">
            <text:p>0.00046</text:p>
          </table:table-cell>
          <table:table-cell office:value-type="float" office:value="0.000482">
            <text:p>0.000482</text:p>
          </table:table-cell>
          <table:table-cell office:value-type="float" office:value="0.000462">
            <text:p>0.000462</text:p>
          </table:table-cell>
          <table:table-cell office:value-type="float" office:value="0.000492">
            <text:p>0.000492</text:p>
          </table:table-cell>
          <table:table-cell office:value-type="float" office:value="0.000442">
            <text:p>0.000442</text:p>
          </table:table-cell>
          <table:table-cell office:value-type="float" office:value="0.000422">
            <text:p>0.000422</text:p>
          </table:table-cell>
          <table:table-cell office:value-type="float" office:value="0.000447">
            <text:p>0.000447</text:p>
          </table:table-cell>
          <table:table-cell office:value-type="float" office:value="0.000461">
            <text:p>0.000461</text:p>
          </table:table-cell>
          <table:table-cell office:value-type="float" office:value="0.000459">
            <text:p>0.000459</text:p>
          </table:table-cell>
          <table:table-cell office:value-type="float" office:value="0.000483">
            <text:p>0.000483</text:p>
          </table:table-cell>
          <table:table-cell office:value-type="float" office:value="0.000446">
            <text:p>0.000446</text:p>
          </table:table-cell>
          <table:table-cell office:value-type="float" office:value="0.000482">
            <text:p>0.000482</text:p>
          </table:table-cell>
          <table:table-cell office:value-type="float" office:value="0.00048">
            <text:p>0.00048</text:p>
          </table:table-cell>
          <table:table-cell table:number-columns-repeated="2" office:value-type="float" office:value="0.000464">
            <text:p>0.000464</text:p>
          </table:table-cell>
          <table:table-cell office:value-type="float" office:value="0.000461">
            <text:p>0.000461</text:p>
          </table:table-cell>
          <table:table-cell office:value-type="float" office:value="0.000429">
            <text:p>0.000429</text:p>
          </table:table-cell>
          <table:table-cell office:value-type="float" office:value="0.000445">
            <text:p>0.000445</text:p>
          </table:table-cell>
          <table:table-cell office:value-type="float" office:value="0.000454">
            <text:p>0.000454</text:p>
          </table:table-cell>
          <table:table-cell office:value-type="float" office:value="0.000448">
            <text:p>0.000448</text:p>
          </table:table-cell>
          <table:table-cell office:value-type="float" office:value="0.000464">
            <text:p>0.000464</text:p>
          </table:table-cell>
          <table:table-cell table:number-columns-repeated="2" office:value-type="float" office:value="0.000433">
            <text:p>0.000433</text:p>
          </table:table-cell>
          <table:table-cell office:value-type="float" office:value="0.000461">
            <text:p>0.000461</text:p>
          </table:table-cell>
          <table:table-cell table:formula="of:=AVERAGE([.B6:.AE6])" office:value-type="float" office:value="0.000454933333333333">
            <text:p>0.0004549333</text:p>
          </table:table-cell>
          <table:table-cell table:formula="of:=VAR([.B6:.AE6])" office:value-type="float" office:value="0.00000000039447816091954">
            <text:p>3.9447816091954E-010</text:p>
          </table:table-cell>
          <table:table-cell table:formula="of:=STDEV([.B6:.AE6])" office:value-type="float" office:value="0.000019861474288671">
            <text:p>1.9861474288671E-005</text:p>
          </table:table-cell>
          <table:table-cell table:formula="of:=CONFIDENCE(0.95;[.AH6];30)" office:value-type="float" office:value="0.000000227386847735004">
            <text:p>2.27386847735004E-007</text:p>
          </table:table-cell>
          <table:table-cell table:formula="of:=[.AF6]+[.AI6]" office:value-type="float" office:value="0.000455160720181068">
            <text:p>0.0004551607</text:p>
          </table:table-cell>
          <table:table-cell table:formula="of:=[.AF6]-[.AI6]" office:value-type="float" office:value="0.000454705946485598">
            <text:p>0.00045470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985">
            <text:p>0.000985</text:p>
          </table:table-cell>
          <table:table-cell office:value-type="float" office:value="0.00103">
            <text:p>0.00103</text:p>
          </table:table-cell>
          <table:table-cell office:value-type="float" office:value="0.001004">
            <text:p>0.001004</text:p>
          </table:table-cell>
          <table:table-cell office:value-type="float" office:value="0.000998">
            <text:p>0.000998</text:p>
          </table:table-cell>
          <table:table-cell office:value-type="float" office:value="0.00102">
            <text:p>0.00102</text:p>
          </table:table-cell>
          <table:table-cell office:value-type="float" office:value="0.000997">
            <text:p>0.000997</text:p>
          </table:table-cell>
          <table:table-cell office:value-type="float" office:value="0.000983">
            <text:p>0.000983</text:p>
          </table:table-cell>
          <table:table-cell table:number-columns-repeated="2" office:value-type="float" office:value="0.001035">
            <text:p>0.001035</text:p>
          </table:table-cell>
          <table:table-cell office:value-type="float" office:value="0.001012">
            <text:p>0.001012</text:p>
          </table:table-cell>
          <table:table-cell office:value-type="float" office:value="0.001013">
            <text:p>0.001013</text:p>
          </table:table-cell>
          <table:table-cell office:value-type="float" office:value="0.000999">
            <text:p>0.000999</text:p>
          </table:table-cell>
          <table:table-cell office:value-type="float" office:value="0.001014">
            <text:p>0.001014</text:p>
          </table:table-cell>
          <table:table-cell office:value-type="float" office:value="0.001004">
            <text:p>0.001004</text:p>
          </table:table-cell>
          <table:table-cell office:value-type="float" office:value="0.001003">
            <text:p>0.001003</text:p>
          </table:table-cell>
          <table:table-cell office:value-type="float" office:value="0.00099">
            <text:p>0.00099</text:p>
          </table:table-cell>
          <table:table-cell office:value-type="float" office:value="0.000947">
            <text:p>0.000947</text:p>
          </table:table-cell>
          <table:table-cell office:value-type="float" office:value="0.001051">
            <text:p>0.001051</text:p>
          </table:table-cell>
          <table:table-cell office:value-type="float" office:value="0.00103">
            <text:p>0.00103</text:p>
          </table:table-cell>
          <table:table-cell office:value-type="float" office:value="0.001007">
            <text:p>0.001007</text:p>
          </table:table-cell>
          <table:table-cell office:value-type="float" office:value="0.000962">
            <text:p>0.000962</text:p>
          </table:table-cell>
          <table:table-cell office:value-type="float" office:value="0.001">
            <text:p>0.001</text:p>
          </table:table-cell>
          <table:table-cell office:value-type="float" office:value="0.001019">
            <text:p>0.001019</text:p>
          </table:table-cell>
          <table:table-cell office:value-type="float" office:value="0.001028">
            <text:p>0.001028</text:p>
          </table:table-cell>
          <table:table-cell office:value-type="float" office:value="0.000995">
            <text:p>0.000995</text:p>
          </table:table-cell>
          <table:table-cell table:number-columns-repeated="2" office:value-type="float" office:value="0.001006">
            <text:p>0.001006</text:p>
          </table:table-cell>
          <table:table-cell office:value-type="float" office:value="0.001049">
            <text:p>0.001049</text:p>
          </table:table-cell>
          <table:table-cell office:value-type="float" office:value="0.001031">
            <text:p>0.001031</text:p>
          </table:table-cell>
          <table:table-cell office:value-type="float" office:value="0.000962">
            <text:p>0.000962</text:p>
          </table:table-cell>
          <table:table-cell table:formula="of:=AVERAGE([.B7:.AE7])" office:value-type="float" office:value="0.00100716666666667">
            <text:p>0.0010071667</text:p>
          </table:table-cell>
          <table:table-cell table:formula="of:=VAR([.B7:.AE7])" office:value-type="float" office:value="0.000000000594419540229885">
            <text:p>5.94419540229885E-010</text:p>
          </table:table-cell>
          <table:table-cell table:formula="of:=STDEV([.B7:.AE7])" office:value-type="float" office:value="0.0000243807206667458">
            <text:p>2.43807206667458E-005</text:p>
          </table:table-cell>
          <table:table-cell table:formula="of:=CONFIDENCE(0.95;[.AH7];30)" office:value-type="float" office:value="0.000000279126067750227">
            <text:p>2.79126067750227E-007</text:p>
          </table:table-cell>
          <table:table-cell table:formula="of:=[.AF7]+[.AI7]" office:value-type="float" office:value="0.00100744579273442">
            <text:p>0.0010074458</text:p>
          </table:table-cell>
          <table:table-cell table:formula="of:=[.AF7]-[.AI7]" office:value-type="float" office:value="0.00100688754059892">
            <text:p>0.00100688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2005">
            <text:p>0.002005</text:p>
          </table:table-cell>
          <table:table-cell office:value-type="float" office:value="0.002054">
            <text:p>0.002054</text:p>
          </table:table-cell>
          <table:table-cell office:value-type="float" office:value="0.001988">
            <text:p>0.001988</text:p>
          </table:table-cell>
          <table:table-cell office:value-type="float" office:value="0.002003">
            <text:p>0.002003</text:p>
          </table:table-cell>
          <table:table-cell office:value-type="float" office:value="0.001987">
            <text:p>0.001987</text:p>
          </table:table-cell>
          <table:table-cell office:value-type="float" office:value="0.00204">
            <text:p>0.00204</text:p>
          </table:table-cell>
          <table:table-cell office:value-type="float" office:value="0.002069">
            <text:p>0.002069</text:p>
          </table:table-cell>
          <table:table-cell office:value-type="float" office:value="0.002018">
            <text:p>0.002018</text:p>
          </table:table-cell>
          <table:table-cell office:value-type="float" office:value="0.002011">
            <text:p>0.002011</text:p>
          </table:table-cell>
          <table:table-cell office:value-type="float" office:value="0.00201">
            <text:p>0.00201</text:p>
          </table:table-cell>
          <table:table-cell office:value-type="float" office:value="0.00204">
            <text:p>0.00204</text:p>
          </table:table-cell>
          <table:table-cell office:value-type="float" office:value="0.001973">
            <text:p>0.001973</text:p>
          </table:table-cell>
          <table:table-cell office:value-type="float" office:value="0.001985">
            <text:p>0.001985</text:p>
          </table:table-cell>
          <table:table-cell office:value-type="float" office:value="0.002014">
            <text:p>0.002014</text:p>
          </table:table-cell>
          <table:table-cell office:value-type="float" office:value="0.001923">
            <text:p>0.001923</text:p>
          </table:table-cell>
          <table:table-cell office:value-type="float" office:value="0.002002">
            <text:p>0.002002</text:p>
          </table:table-cell>
          <table:table-cell office:value-type="float" office:value="0.001981">
            <text:p>0.001981</text:p>
          </table:table-cell>
          <table:table-cell office:value-type="float" office:value="0.002008">
            <text:p>0.002008</text:p>
          </table:table-cell>
          <table:table-cell office:value-type="float" office:value="0.001939">
            <text:p>0.001939</text:p>
          </table:table-cell>
          <table:table-cell office:value-type="float" office:value="0.002086">
            <text:p>0.002086</text:p>
          </table:table-cell>
          <table:table-cell office:value-type="float" office:value="0.001981">
            <text:p>0.001981</text:p>
          </table:table-cell>
          <table:table-cell office:value-type="float" office:value="0.002027">
            <text:p>0.002027</text:p>
          </table:table-cell>
          <table:table-cell office:value-type="float" office:value="0.001973">
            <text:p>0.001973</text:p>
          </table:table-cell>
          <table:table-cell office:value-type="float" office:value="0.002012">
            <text:p>0.002012</text:p>
          </table:table-cell>
          <table:table-cell office:value-type="float" office:value="0.001971">
            <text:p>0.001971</text:p>
          </table:table-cell>
          <table:table-cell office:value-type="float" office:value="0.002089">
            <text:p>0.002089</text:p>
          </table:table-cell>
          <table:table-cell office:value-type="float" office:value="0.001973">
            <text:p>0.001973</text:p>
          </table:table-cell>
          <table:table-cell office:value-type="float" office:value="0.002057">
            <text:p>0.002057</text:p>
          </table:table-cell>
          <table:table-cell office:value-type="float" office:value="0.001978">
            <text:p>0.001978</text:p>
          </table:table-cell>
          <table:table-cell office:value-type="float" office:value="0.002102">
            <text:p>0.002102</text:p>
          </table:table-cell>
          <table:table-cell table:formula="of:=AVERAGE([.B8:.AE8])" office:value-type="float" office:value="0.00200996666666667">
            <text:p>0.0020099667</text:p>
          </table:table-cell>
          <table:table-cell table:formula="of:=VAR([.B8:.AE8])" office:value-type="float" office:value="0.00000000182775747126436">
            <text:p>1.82775747126436E-009</text:p>
          </table:table-cell>
          <table:table-cell table:formula="of:=STDEV([.B8:.AE8])" office:value-type="float" office:value="0.0000427522803048488">
            <text:p>4.27522803048488E-005</text:p>
          </table:table-cell>
          <table:table-cell table:formula="of:=CONFIDENCE(0.95;[.AH8];30)" office:value-type="float" office:value="0.000000489455420615371">
            <text:p>4.89455420615371E-007</text:p>
          </table:table-cell>
          <table:table-cell table:formula="of:=[.AF8]+[.AI8]" office:value-type="float" office:value="0.00201045612208728">
            <text:p>0.0020104561</text:p>
          </table:table-cell>
          <table:table-cell table:formula="of:=[.AF8]-[.AI8]" office:value-type="float" office:value="0.00200947721124605">
            <text:p>0.00200947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436">
            <text:p>0.00436</text:p>
          </table:table-cell>
          <table:table-cell office:value-type="float" office:value="0.004326">
            <text:p>0.004326</text:p>
          </table:table-cell>
          <table:table-cell office:value-type="float" office:value="0.004386">
            <text:p>0.004386</text:p>
          </table:table-cell>
          <table:table-cell office:value-type="float" office:value="0.004373">
            <text:p>0.004373</text:p>
          </table:table-cell>
          <table:table-cell office:value-type="float" office:value="0.004394">
            <text:p>0.004394</text:p>
          </table:table-cell>
          <table:table-cell office:value-type="float" office:value="0.004405">
            <text:p>0.004405</text:p>
          </table:table-cell>
          <table:table-cell office:value-type="float" office:value="0.004487">
            <text:p>0.004487</text:p>
          </table:table-cell>
          <table:table-cell office:value-type="float" office:value="0.004418">
            <text:p>0.004418</text:p>
          </table:table-cell>
          <table:table-cell office:value-type="float" office:value="0.004365">
            <text:p>0.004365</text:p>
          </table:table-cell>
          <table:table-cell office:value-type="float" office:value="0.004416">
            <text:p>0.004416</text:p>
          </table:table-cell>
          <table:table-cell office:value-type="float" office:value="0.004349">
            <text:p>0.004349</text:p>
          </table:table-cell>
          <table:table-cell office:value-type="float" office:value="0.004392">
            <text:p>0.004392</text:p>
          </table:table-cell>
          <table:table-cell office:value-type="float" office:value="0.004386">
            <text:p>0.004386</text:p>
          </table:table-cell>
          <table:table-cell office:value-type="float" office:value="0.00446">
            <text:p>0.00446</text:p>
          </table:table-cell>
          <table:table-cell office:value-type="float" office:value="0.00448">
            <text:p>0.00448</text:p>
          </table:table-cell>
          <table:table-cell office:value-type="float" office:value="0.00438">
            <text:p>0.00438</text:p>
          </table:table-cell>
          <table:table-cell office:value-type="float" office:value="0.004381">
            <text:p>0.004381</text:p>
          </table:table-cell>
          <table:table-cell office:value-type="float" office:value="0.004372">
            <text:p>0.004372</text:p>
          </table:table-cell>
          <table:table-cell office:value-type="float" office:value="0.004488">
            <text:p>0.004488</text:p>
          </table:table-cell>
          <table:table-cell office:value-type="float" office:value="0.00438">
            <text:p>0.00438</text:p>
          </table:table-cell>
          <table:table-cell office:value-type="float" office:value="0.004375">
            <text:p>0.004375</text:p>
          </table:table-cell>
          <table:table-cell office:value-type="float" office:value="0.004442">
            <text:p>0.004442</text:p>
          </table:table-cell>
          <table:table-cell office:value-type="float" office:value="0.004394">
            <text:p>0.004394</text:p>
          </table:table-cell>
          <table:table-cell office:value-type="float" office:value="0.00436">
            <text:p>0.00436</text:p>
          </table:table-cell>
          <table:table-cell office:value-type="float" office:value="0.004372">
            <text:p>0.004372</text:p>
          </table:table-cell>
          <table:table-cell office:value-type="float" office:value="0.004394">
            <text:p>0.004394</text:p>
          </table:table-cell>
          <table:table-cell office:value-type="float" office:value="0.004399">
            <text:p>0.004399</text:p>
          </table:table-cell>
          <table:table-cell office:value-type="float" office:value="0.004492">
            <text:p>0.004492</text:p>
          </table:table-cell>
          <table:table-cell office:value-type="float" office:value="0.004378">
            <text:p>0.004378</text:p>
          </table:table-cell>
          <table:table-cell office:value-type="float" office:value="0.004433">
            <text:p>0.004433</text:p>
          </table:table-cell>
          <table:table-cell table:formula="of:=AVERAGE([.B9:.AE9])" office:value-type="float" office:value="0.00440123333333333">
            <text:p>0.0044012333</text:p>
          </table:table-cell>
          <table:table-cell table:formula="of:=VAR([.B9:.AE9])" office:value-type="float" office:value="0.00000000189046091954023">
            <text:p>1.89046091954023E-009</text:p>
          </table:table-cell>
          <table:table-cell table:formula="of:=STDEV([.B9:.AE9])" office:value-type="float" office:value="0.0000434794309937495">
            <text:p>4.34794309937495E-005</text:p>
          </table:table-cell>
          <table:table-cell table:formula="of:=CONFIDENCE(0.95;[.AH9];30)" office:value-type="float" office:value="0.000000497780306299803">
            <text:p>4.97780306299803E-007</text:p>
          </table:table-cell>
          <table:table-cell table:formula="of:=[.AF9]+[.AI9]" office:value-type="float" office:value="0.00440173111363963">
            <text:p>0.0044017311</text:p>
          </table:table-cell>
          <table:table-cell table:formula="of:=[.AF9]-[.AI9]" office:value-type="float" office:value="0.00440073555302703">
            <text:p>0.00440073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9606">
            <text:p>0.009606</text:p>
          </table:table-cell>
          <table:table-cell office:value-type="float" office:value="0.009532">
            <text:p>0.009532</text:p>
          </table:table-cell>
          <table:table-cell office:value-type="float" office:value="0.009529">
            <text:p>0.009529</text:p>
          </table:table-cell>
          <table:table-cell office:value-type="float" office:value="0.009533">
            <text:p>0.009533</text:p>
          </table:table-cell>
          <table:table-cell office:value-type="float" office:value="0.009628">
            <text:p>0.009628</text:p>
          </table:table-cell>
          <table:table-cell office:value-type="float" office:value="0.009475">
            <text:p>0.009475</text:p>
          </table:table-cell>
          <table:table-cell office:value-type="float" office:value="0.009545">
            <text:p>0.009545</text:p>
          </table:table-cell>
          <table:table-cell office:value-type="float" office:value="0.009606">
            <text:p>0.009606</text:p>
          </table:table-cell>
          <table:table-cell office:value-type="float" office:value="0.009537">
            <text:p>0.009537</text:p>
          </table:table-cell>
          <table:table-cell office:value-type="float" office:value="0.009666">
            <text:p>0.009666</text:p>
          </table:table-cell>
          <table:table-cell office:value-type="float" office:value="0.009594">
            <text:p>0.009594</text:p>
          </table:table-cell>
          <table:table-cell office:value-type="float" office:value="0.009598">
            <text:p>0.009598</text:p>
          </table:table-cell>
          <table:table-cell office:value-type="float" office:value="0.009591">
            <text:p>0.009591</text:p>
          </table:table-cell>
          <table:table-cell office:value-type="float" office:value="0.009672">
            <text:p>0.009672</text:p>
          </table:table-cell>
          <table:table-cell office:value-type="float" office:value="0.009556">
            <text:p>0.009556</text:p>
          </table:table-cell>
          <table:table-cell office:value-type="float" office:value="0.00957">
            <text:p>0.00957</text:p>
          </table:table-cell>
          <table:table-cell office:value-type="float" office:value="0.009538">
            <text:p>0.009538</text:p>
          </table:table-cell>
          <table:table-cell office:value-type="float" office:value="0.009642">
            <text:p>0.009642</text:p>
          </table:table-cell>
          <table:table-cell office:value-type="float" office:value="0.009613">
            <text:p>0.009613</text:p>
          </table:table-cell>
          <table:table-cell office:value-type="float" office:value="0.009606">
            <text:p>0.009606</text:p>
          </table:table-cell>
          <table:table-cell office:value-type="float" office:value="0.009687">
            <text:p>0.009687</text:p>
          </table:table-cell>
          <table:table-cell office:value-type="float" office:value="0.009616">
            <text:p>0.009616</text:p>
          </table:table-cell>
          <table:table-cell office:value-type="float" office:value="0.009671">
            <text:p>0.009671</text:p>
          </table:table-cell>
          <table:table-cell office:value-type="float" office:value="0.009649">
            <text:p>0.009649</text:p>
          </table:table-cell>
          <table:table-cell office:value-type="float" office:value="0.009606">
            <text:p>0.009606</text:p>
          </table:table-cell>
          <table:table-cell office:value-type="float" office:value="0.009682">
            <text:p>0.009682</text:p>
          </table:table-cell>
          <table:table-cell office:value-type="float" office:value="0.009525">
            <text:p>0.009525</text:p>
          </table:table-cell>
          <table:table-cell office:value-type="float" office:value="0.009597">
            <text:p>0.009597</text:p>
          </table:table-cell>
          <table:table-cell office:value-type="float" office:value="0.009579">
            <text:p>0.009579</text:p>
          </table:table-cell>
          <table:table-cell office:value-type="float" office:value="0.00953">
            <text:p>0.00953</text:p>
          </table:table-cell>
          <table:table-cell table:formula="of:=AVERAGE([.B10:.AE10])" office:value-type="float" office:value="0.00959263333333333">
            <text:p>0.0095926333</text:p>
          </table:table-cell>
          <table:table-cell table:formula="of:=VAR([.B10:.AE10])" office:value-type="float" office:value="0.00000000301079195402299">
            <text:p>0.000000003</text:p>
          </table:table-cell>
          <table:table-cell table:formula="of:=STDEV([.B10:.AE10])" office:value-type="float" office:value="0.0000548706839215896">
            <text:p>5.48706839215896E-005</text:p>
          </table:table-cell>
          <table:table-cell table:formula="of:=CONFIDENCE(0.95;[.AH10];30)" office:value-type="float" office:value="0.000000628194648023224">
            <text:p>6.28194648023224E-007</text:p>
          </table:table-cell>
          <table:table-cell table:formula="of:=[.AF10]+[.AI10]" office:value-type="float" office:value="0.00959326152798136">
            <text:p>0.0095932615</text:p>
          </table:table-cell>
          <table:table-cell table:formula="of:=[.AF10]-[.AI10]" office:value-type="float" office:value="0.00959200513868531">
            <text:p>0.00959200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091">
            <text:p>0.02091</text:p>
          </table:table-cell>
          <table:table-cell office:value-type="float" office:value="0.021129">
            <text:p>0.021129</text:p>
          </table:table-cell>
          <table:table-cell office:value-type="float" office:value="0.020898">
            <text:p>0.020898</text:p>
          </table:table-cell>
          <table:table-cell office:value-type="float" office:value="0.020904">
            <text:p>0.020904</text:p>
          </table:table-cell>
          <table:table-cell office:value-type="float" office:value="0.020986">
            <text:p>0.020986</text:p>
          </table:table-cell>
          <table:table-cell office:value-type="float" office:value="0.020947">
            <text:p>0.020947</text:p>
          </table:table-cell>
          <table:table-cell office:value-type="float" office:value="0.020823">
            <text:p>0.020823</text:p>
          </table:table-cell>
          <table:table-cell office:value-type="float" office:value="0.021121">
            <text:p>0.021121</text:p>
          </table:table-cell>
          <table:table-cell office:value-type="float" office:value="0.021239">
            <text:p>0.021239</text:p>
          </table:table-cell>
          <table:table-cell office:value-type="float" office:value="0.020901">
            <text:p>0.020901</text:p>
          </table:table-cell>
          <table:table-cell office:value-type="float" office:value="0.021229">
            <text:p>0.021229</text:p>
          </table:table-cell>
          <table:table-cell office:value-type="float" office:value="0.021142">
            <text:p>0.021142</text:p>
          </table:table-cell>
          <table:table-cell office:value-type="float" office:value="0.02113">
            <text:p>0.02113</text:p>
          </table:table-cell>
          <table:table-cell office:value-type="float" office:value="0.020968">
            <text:p>0.020968</text:p>
          </table:table-cell>
          <table:table-cell office:value-type="float" office:value="0.020829">
            <text:p>0.020829</text:p>
          </table:table-cell>
          <table:table-cell office:value-type="float" office:value="0.021042">
            <text:p>0.021042</text:p>
          </table:table-cell>
          <table:table-cell office:value-type="float" office:value="0.021227">
            <text:p>0.021227</text:p>
          </table:table-cell>
          <table:table-cell office:value-type="float" office:value="0.021181">
            <text:p>0.021181</text:p>
          </table:table-cell>
          <table:table-cell office:value-type="float" office:value="0.021172">
            <text:p>0.021172</text:p>
          </table:table-cell>
          <table:table-cell office:value-type="float" office:value="0.021026">
            <text:p>0.021026</text:p>
          </table:table-cell>
          <table:table-cell office:value-type="float" office:value="0.020979">
            <text:p>0.020979</text:p>
          </table:table-cell>
          <table:table-cell office:value-type="float" office:value="0.02101">
            <text:p>0.02101</text:p>
          </table:table-cell>
          <table:table-cell office:value-type="float" office:value="0.02114">
            <text:p>0.02114</text:p>
          </table:table-cell>
          <table:table-cell office:value-type="float" office:value="0.020977">
            <text:p>0.020977</text:p>
          </table:table-cell>
          <table:table-cell office:value-type="float" office:value="0.021086">
            <text:p>0.021086</text:p>
          </table:table-cell>
          <table:table-cell office:value-type="float" office:value="0.02097">
            <text:p>0.02097</text:p>
          </table:table-cell>
          <table:table-cell office:value-type="float" office:value="0.021003">
            <text:p>0.021003</text:p>
          </table:table-cell>
          <table:table-cell office:value-type="float" office:value="0.021033">
            <text:p>0.021033</text:p>
          </table:table-cell>
          <table:table-cell office:value-type="float" office:value="0.020945">
            <text:p>0.020945</text:p>
          </table:table-cell>
          <table:table-cell office:value-type="float" office:value="0.020868">
            <text:p>0.020868</text:p>
          </table:table-cell>
          <table:table-cell table:formula="of:=AVERAGE([.B11:.AE11])" office:value-type="float" office:value="0.0210271666666667">
            <text:p>0.0210271667</text:p>
          </table:table-cell>
          <table:table-cell table:formula="of:=VAR([.B11:.AE11])" office:value-type="float" office:value="0.000000014645316091954">
            <text:p>1.4645316091954E-008</text:p>
          </table:table-cell>
          <table:table-cell table:formula="of:=STDEV([.B11:.AE11])" office:value-type="float" office:value="0.000121017833776489">
            <text:p>0.0001210178</text:p>
          </table:table-cell>
          <table:table-cell table:formula="of:=CONFIDENCE(0.95;[.AH11];30)" office:value-type="float" office:value="0.00000138548948291571">
            <text:p>1.38548948291571E-006</text:p>
          </table:table-cell>
          <table:table-cell table:formula="of:=[.AF11]+[.AI11]" office:value-type="float" office:value="0.0210285521561496">
            <text:p>0.0210285522</text:p>
          </table:table-cell>
          <table:table-cell table:formula="of:=[.AF11]-[.AI11]" office:value-type="float" office:value="0.0210257811771837">
            <text:p>0.02102578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32388">
            <text:p>0.032388</text:p>
          </table:table-cell>
          <table:table-cell office:value-type="float" office:value="0.032481">
            <text:p>0.032481</text:p>
          </table:table-cell>
          <table:table-cell office:value-type="float" office:value="0.032205">
            <text:p>0.032205</text:p>
          </table:table-cell>
          <table:table-cell office:value-type="float" office:value="0.032178">
            <text:p>0.032178</text:p>
          </table:table-cell>
          <table:table-cell office:value-type="float" office:value="0.032157">
            <text:p>0.032157</text:p>
          </table:table-cell>
          <table:table-cell office:value-type="float" office:value="0.032337">
            <text:p>0.032337</text:p>
          </table:table-cell>
          <table:table-cell office:value-type="float" office:value="0.032393">
            <text:p>0.032393</text:p>
          </table:table-cell>
          <table:table-cell office:value-type="float" office:value="0.032502">
            <text:p>0.032502</text:p>
          </table:table-cell>
          <table:table-cell office:value-type="float" office:value="0.032507">
            <text:p>0.032507</text:p>
          </table:table-cell>
          <table:table-cell office:value-type="float" office:value="0.03229">
            <text:p>0.03229</text:p>
          </table:table-cell>
          <table:table-cell office:value-type="float" office:value="0.032402">
            <text:p>0.032402</text:p>
          </table:table-cell>
          <table:table-cell office:value-type="float" office:value="0.032097">
            <text:p>0.032097</text:p>
          </table:table-cell>
          <table:table-cell office:value-type="float" office:value="0.032079">
            <text:p>0.032079</text:p>
          </table:table-cell>
          <table:table-cell office:value-type="float" office:value="0.032047">
            <text:p>0.032047</text:p>
          </table:table-cell>
          <table:table-cell office:value-type="float" office:value="0.032329">
            <text:p>0.032329</text:p>
          </table:table-cell>
          <table:table-cell office:value-type="float" office:value="0.032402">
            <text:p>0.032402</text:p>
          </table:table-cell>
          <table:table-cell office:value-type="float" office:value="0.032279">
            <text:p>0.032279</text:p>
          </table:table-cell>
          <table:table-cell office:value-type="float" office:value="0.032248">
            <text:p>0.032248</text:p>
          </table:table-cell>
          <table:table-cell office:value-type="float" office:value="0.032477">
            <text:p>0.032477</text:p>
          </table:table-cell>
          <table:table-cell office:value-type="float" office:value="0.032313">
            <text:p>0.032313</text:p>
          </table:table-cell>
          <table:table-cell office:value-type="float" office:value="0.032443">
            <text:p>0.032443</text:p>
          </table:table-cell>
          <table:table-cell office:value-type="float" office:value="0.032574">
            <text:p>0.032574</text:p>
          </table:table-cell>
          <table:table-cell office:value-type="float" office:value="0.032273">
            <text:p>0.032273</text:p>
          </table:table-cell>
          <table:table-cell office:value-type="float" office:value="0.032711">
            <text:p>0.032711</text:p>
          </table:table-cell>
          <table:table-cell office:value-type="float" office:value="0.032146">
            <text:p>0.032146</text:p>
          </table:table-cell>
          <table:table-cell office:value-type="float" office:value="0.032364">
            <text:p>0.032364</text:p>
          </table:table-cell>
          <table:table-cell office:value-type="float" office:value="0.032208">
            <text:p>0.032208</text:p>
          </table:table-cell>
          <table:table-cell office:value-type="float" office:value="0.032513">
            <text:p>0.032513</text:p>
          </table:table-cell>
          <table:table-cell office:value-type="float" office:value="0.032393">
            <text:p>0.032393</text:p>
          </table:table-cell>
          <table:table-cell office:value-type="float" office:value="0.032416">
            <text:p>0.032416</text:p>
          </table:table-cell>
          <table:table-cell table:formula="of:=AVERAGE([.B12:.AE12])" office:value-type="float" office:value="0.0323384">
            <text:p>0.0323384</text:p>
          </table:table-cell>
          <table:table-cell table:formula="of:=VAR([.B12:.AE12])" office:value-type="float" office:value="0.0000000246094206896552">
            <text:p>2.46094206896552E-008</text:p>
          </table:table-cell>
          <table:table-cell table:formula="of:=STDEV([.B12:.AE12])" office:value-type="float" office:value="0.000156873900600626">
            <text:p>0.0001568739</text:p>
          </table:table-cell>
          <table:table-cell table:formula="of:=CONFIDENCE(0.95;[.AH12];30)" office:value-type="float" office:value="0.00000179599264541089">
            <text:p>0.000001796</text:p>
          </table:table-cell>
          <table:table-cell table:formula="of:=[.AF12]+[.AI12]" office:value-type="float" office:value="0.0323401959926454">
            <text:p>0.032340196</text:p>
          </table:table-cell>
          <table:table-cell table:formula="of:=[.AF12]-[.AI12]" office:value-type="float" office:value="0.0323366040073546">
            <text:p>0.0323366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3901">
            <text:p>0.053901</text:p>
          </table:table-cell>
          <table:table-cell office:value-type="float" office:value="0.053491">
            <text:p>0.053491</text:p>
          </table:table-cell>
          <table:table-cell office:value-type="float" office:value="0.0536">
            <text:p>0.0536</text:p>
          </table:table-cell>
          <table:table-cell office:value-type="float" office:value="0.053227">
            <text:p>0.053227</text:p>
          </table:table-cell>
          <table:table-cell office:value-type="float" office:value="0.053728">
            <text:p>0.053728</text:p>
          </table:table-cell>
          <table:table-cell office:value-type="float" office:value="0.05358">
            <text:p>0.05358</text:p>
          </table:table-cell>
          <table:table-cell office:value-type="float" office:value="0.053518">
            <text:p>0.053518</text:p>
          </table:table-cell>
          <table:table-cell office:value-type="float" office:value="0.053673">
            <text:p>0.053673</text:p>
          </table:table-cell>
          <table:table-cell office:value-type="float" office:value="0.053358">
            <text:p>0.053358</text:p>
          </table:table-cell>
          <table:table-cell office:value-type="float" office:value="0.053711">
            <text:p>0.053711</text:p>
          </table:table-cell>
          <table:table-cell office:value-type="float" office:value="0.053472">
            <text:p>0.053472</text:p>
          </table:table-cell>
          <table:table-cell office:value-type="float" office:value="0.053634">
            <text:p>0.053634</text:p>
          </table:table-cell>
          <table:table-cell office:value-type="float" office:value="0.053736">
            <text:p>0.053736</text:p>
          </table:table-cell>
          <table:table-cell office:value-type="float" office:value="0.05367">
            <text:p>0.05367</text:p>
          </table:table-cell>
          <table:table-cell office:value-type="float" office:value="0.053482">
            <text:p>0.053482</text:p>
          </table:table-cell>
          <table:table-cell office:value-type="float" office:value="0.053761">
            <text:p>0.053761</text:p>
          </table:table-cell>
          <table:table-cell office:value-type="float" office:value="0.053789">
            <text:p>0.053789</text:p>
          </table:table-cell>
          <table:table-cell office:value-type="float" office:value="0.053745">
            <text:p>0.053745</text:p>
          </table:table-cell>
          <table:table-cell office:value-type="float" office:value="0.053644">
            <text:p>0.053644</text:p>
          </table:table-cell>
          <table:table-cell office:value-type="float" office:value="0.054089">
            <text:p>0.054089</text:p>
          </table:table-cell>
          <table:table-cell office:value-type="float" office:value="0.053768">
            <text:p>0.053768</text:p>
          </table:table-cell>
          <table:table-cell office:value-type="float" office:value="0.053942">
            <text:p>0.053942</text:p>
          </table:table-cell>
          <table:table-cell office:value-type="float" office:value="0.053543">
            <text:p>0.053543</text:p>
          </table:table-cell>
          <table:table-cell office:value-type="float" office:value="0.053219">
            <text:p>0.053219</text:p>
          </table:table-cell>
          <table:table-cell office:value-type="float" office:value="0.05466">
            <text:p>0.05466</text:p>
          </table:table-cell>
          <table:table-cell office:value-type="float" office:value="0.053748">
            <text:p>0.053748</text:p>
          </table:table-cell>
          <table:table-cell office:value-type="float" office:value="0.05359">
            <text:p>0.05359</text:p>
          </table:table-cell>
          <table:table-cell office:value-type="float" office:value="0.053228">
            <text:p>0.053228</text:p>
          </table:table-cell>
          <table:table-cell office:value-type="float" office:value="0.053182">
            <text:p>0.053182</text:p>
          </table:table-cell>
          <table:table-cell office:value-type="float" office:value="0.056092">
            <text:p>0.056092</text:p>
          </table:table-cell>
          <table:table-cell table:formula="of:=AVERAGE([.B13:.AE13])" office:value-type="float" office:value="0.0537260333333333">
            <text:p>0.0537260333</text:p>
          </table:table-cell>
          <table:table-cell table:formula="of:=VAR([.B13:.AE13])" office:value-type="float" office:value="0.000000282957205747127">
            <text:p>0.000000283</text:p>
          </table:table-cell>
          <table:table-cell table:formula="of:=STDEV([.B13:.AE13])" office:value-type="float" office:value="0.000531937219742261">
            <text:p>0.0005319372</text:p>
          </table:table-cell>
          <table:table-cell table:formula="of:=CONFIDENCE(0.95;[.AH13];30)" office:value-type="float" office:value="0.00000608995716189647">
            <text:p>0.00000609</text:p>
          </table:table-cell>
          <table:table-cell table:formula="of:=[.AF13]+[.AI13]" office:value-type="float" office:value="0.0537321232904952">
            <text:p>0.0537321233</text:p>
          </table:table-cell>
          <table:table-cell table:formula="of:=[.AF13]-[.AI13]" office:value-type="float" office:value="0.0537199433761714">
            <text:p>0.05371994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89219">
            <text:p>0.089219</text:p>
          </table:table-cell>
          <table:table-cell office:value-type="float" office:value="0.089037">
            <text:p>0.089037</text:p>
          </table:table-cell>
          <table:table-cell office:value-type="float" office:value="0.089436">
            <text:p>0.089436</text:p>
          </table:table-cell>
          <table:table-cell office:value-type="float" office:value="0.088867">
            <text:p>0.088867</text:p>
          </table:table-cell>
          <table:table-cell office:value-type="float" office:value="0.089297">
            <text:p>0.089297</text:p>
          </table:table-cell>
          <table:table-cell office:value-type="float" office:value="0.089489">
            <text:p>0.089489</text:p>
          </table:table-cell>
          <table:table-cell office:value-type="float" office:value="0.089109">
            <text:p>0.089109</text:p>
          </table:table-cell>
          <table:table-cell office:value-type="float" office:value="0.089106">
            <text:p>0.089106</text:p>
          </table:table-cell>
          <table:table-cell office:value-type="float" office:value="0.088983">
            <text:p>0.088983</text:p>
          </table:table-cell>
          <table:table-cell office:value-type="float" office:value="0.089008">
            <text:p>0.089008</text:p>
          </table:table-cell>
          <table:table-cell office:value-type="float" office:value="0.08876">
            <text:p>0.08876</text:p>
          </table:table-cell>
          <table:table-cell office:value-type="float" office:value="0.088504">
            <text:p>0.088504</text:p>
          </table:table-cell>
          <table:table-cell office:value-type="float" office:value="0.088882">
            <text:p>0.088882</text:p>
          </table:table-cell>
          <table:table-cell office:value-type="float" office:value="0.089585">
            <text:p>0.089585</text:p>
          </table:table-cell>
          <table:table-cell office:value-type="float" office:value="0.088288">
            <text:p>0.088288</text:p>
          </table:table-cell>
          <table:table-cell office:value-type="float" office:value="0.08986">
            <text:p>0.08986</text:p>
          </table:table-cell>
          <table:table-cell office:value-type="float" office:value="0.08938">
            <text:p>0.08938</text:p>
          </table:table-cell>
          <table:table-cell office:value-type="float" office:value="0.088939">
            <text:p>0.088939</text:p>
          </table:table-cell>
          <table:table-cell office:value-type="float" office:value="0.089277">
            <text:p>0.089277</text:p>
          </table:table-cell>
          <table:table-cell office:value-type="float" office:value="0.088507">
            <text:p>0.088507</text:p>
          </table:table-cell>
          <table:table-cell office:value-type="float" office:value="0.089053">
            <text:p>0.089053</text:p>
          </table:table-cell>
          <table:table-cell office:value-type="float" office:value="0.089317">
            <text:p>0.089317</text:p>
          </table:table-cell>
          <table:table-cell office:value-type="float" office:value="0.088685">
            <text:p>0.088685</text:p>
          </table:table-cell>
          <table:table-cell office:value-type="float" office:value="0.089437">
            <text:p>0.089437</text:p>
          </table:table-cell>
          <table:table-cell office:value-type="float" office:value="0.088825">
            <text:p>0.088825</text:p>
          </table:table-cell>
          <table:table-cell office:value-type="float" office:value="0.089893">
            <text:p>0.089893</text:p>
          </table:table-cell>
          <table:table-cell office:value-type="float" office:value="0.088985">
            <text:p>0.088985</text:p>
          </table:table-cell>
          <table:table-cell office:value-type="float" office:value="0.089448">
            <text:p>0.089448</text:p>
          </table:table-cell>
          <table:table-cell office:value-type="float" office:value="0.088801">
            <text:p>0.088801</text:p>
          </table:table-cell>
          <table:table-cell office:value-type="float" office:value="0.088949">
            <text:p>0.088949</text:p>
          </table:table-cell>
          <table:table-cell table:formula="of:=AVERAGE([.B14:.AE14])" office:value-type="float" office:value="0.0890975333333333">
            <text:p>0.0890975333</text:p>
          </table:table-cell>
          <table:table-cell table:formula="of:=VAR([.B14:.AE14])" office:value-type="float" office:value="0.000000143497843678162">
            <text:p>1.43497843678162E-007</text:p>
          </table:table-cell>
          <table:table-cell table:formula="of:=STDEV([.B14:.AE14])" office:value-type="float" office:value="0.000378811092337806">
            <text:p>0.0003788111</text:p>
          </table:table-cell>
          <table:table-cell table:formula="of:=CONFIDENCE(0.95;[.AH14];30)" office:value-type="float" office:value="0.00000433687141859753">
            <text:p>4.33687141859753E-006</text:p>
          </table:table-cell>
          <table:table-cell table:formula="of:=[.AF14]+[.AI14]" office:value-type="float" office:value="0.0891018702047519">
            <text:p>0.0891018702</text:p>
          </table:table-cell>
          <table:table-cell table:formula="of:=[.AF14]-[.AI14]" office:value-type="float" office:value="0.0890931964619147">
            <text:p>0.089093196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68681">
            <text:p>0.268681</text:p>
          </table:table-cell>
          <table:table-cell office:value-type="float" office:value="0.267588">
            <text:p>0.267588</text:p>
          </table:table-cell>
          <table:table-cell office:value-type="float" office:value="0.266893">
            <text:p>0.266893</text:p>
          </table:table-cell>
          <table:table-cell office:value-type="float" office:value="0.268285">
            <text:p>0.268285</text:p>
          </table:table-cell>
          <table:table-cell office:value-type="float" office:value="0.269275">
            <text:p>0.269275</text:p>
          </table:table-cell>
          <table:table-cell office:value-type="float" office:value="0.272224">
            <text:p>0.272224</text:p>
          </table:table-cell>
          <table:table-cell office:value-type="float" office:value="0.268304">
            <text:p>0.268304</text:p>
          </table:table-cell>
          <table:table-cell office:value-type="float" office:value="0.268071">
            <text:p>0.268071</text:p>
          </table:table-cell>
          <table:table-cell office:value-type="float" office:value="0.288634">
            <text:p>0.288634</text:p>
          </table:table-cell>
          <table:table-cell office:value-type="float" office:value="0.282689">
            <text:p>0.282689</text:p>
          </table:table-cell>
          <table:table-cell office:value-type="float" office:value="0.266465">
            <text:p>0.266465</text:p>
          </table:table-cell>
          <table:table-cell office:value-type="float" office:value="0.267788">
            <text:p>0.267788</text:p>
          </table:table-cell>
          <table:table-cell office:value-type="float" office:value="0.268627">
            <text:p>0.268627</text:p>
          </table:table-cell>
          <table:table-cell office:value-type="float" office:value="0.26682">
            <text:p>0.26682</text:p>
          </table:table-cell>
          <table:table-cell office:value-type="float" office:value="0.268388">
            <text:p>0.268388</text:p>
          </table:table-cell>
          <table:table-cell office:value-type="float" office:value="0.267644">
            <text:p>0.267644</text:p>
          </table:table-cell>
          <table:table-cell office:value-type="float" office:value="0.26771">
            <text:p>0.26771</text:p>
          </table:table-cell>
          <table:table-cell office:value-type="float" office:value="0.268652">
            <text:p>0.268652</text:p>
          </table:table-cell>
          <table:table-cell office:value-type="float" office:value="0.268487">
            <text:p>0.268487</text:p>
          </table:table-cell>
          <table:table-cell office:value-type="float" office:value="0.268303">
            <text:p>0.268303</text:p>
          </table:table-cell>
          <table:table-cell office:value-type="float" office:value="0.268072">
            <text:p>0.268072</text:p>
          </table:table-cell>
          <table:table-cell office:value-type="float" office:value="0.26683">
            <text:p>0.26683</text:p>
          </table:table-cell>
          <table:table-cell office:value-type="float" office:value="0.268264">
            <text:p>0.268264</text:p>
          </table:table-cell>
          <table:table-cell office:value-type="float" office:value="0.269347">
            <text:p>0.269347</text:p>
          </table:table-cell>
          <table:table-cell office:value-type="float" office:value="0.267307">
            <text:p>0.267307</text:p>
          </table:table-cell>
          <table:table-cell office:value-type="float" office:value="0.268298">
            <text:p>0.268298</text:p>
          </table:table-cell>
          <table:table-cell office:value-type="float" office:value="0.267701">
            <text:p>0.267701</text:p>
          </table:table-cell>
          <table:table-cell office:value-type="float" office:value="0.26843">
            <text:p>0.26843</text:p>
          </table:table-cell>
          <table:table-cell office:value-type="float" office:value="0.266736">
            <text:p>0.266736</text:p>
          </table:table-cell>
          <table:table-cell office:value-type="float" office:value="0.268616">
            <text:p>0.268616</text:p>
          </table:table-cell>
          <table:table-cell table:formula="of:=AVERAGE([.B15:.AE15])" office:value-type="float" office:value="0.2693043">
            <text:p>0.2693043</text:p>
          </table:table-cell>
          <table:table-cell table:formula="of:=VAR([.B15:.AE15])" office:value-type="float" office:value="0.0000214958280793103">
            <text:p>2.14958280793103E-005</text:p>
          </table:table-cell>
          <table:table-cell table:formula="of:=STDEV([.B15:.AE15])" office:value-type="float" office:value="0.00463635935614468">
            <text:p>0.0046363594</text:p>
          </table:table-cell>
          <table:table-cell table:formula="of:=CONFIDENCE(0.95;[.AH15];30)" office:value-type="float" office:value="0.0000530800042150835">
            <text:p>0.00005308</text:p>
          </table:table-cell>
          <table:table-cell table:formula="of:=[.AF15]+[.AI15]" office:value-type="float" office:value="0.269357380004215">
            <text:p>0.26935738</text:p>
          </table:table-cell>
          <table:table-cell table:formula="of:=[.AF15]-[.AI15]" office:value-type="float" office:value="0.269251219995785">
            <text:p>0.269251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60652">
            <text:p>0.460652</text:p>
          </table:table-cell>
          <table:table-cell office:value-type="float" office:value="0.459522">
            <text:p>0.459522</text:p>
          </table:table-cell>
          <table:table-cell office:value-type="float" office:value="0.461113">
            <text:p>0.461113</text:p>
          </table:table-cell>
          <table:table-cell office:value-type="float" office:value="0.458976">
            <text:p>0.458976</text:p>
          </table:table-cell>
          <table:table-cell office:value-type="float" office:value="0.461309">
            <text:p>0.461309</text:p>
          </table:table-cell>
          <table:table-cell office:value-type="float" office:value="0.463718">
            <text:p>0.463718</text:p>
          </table:table-cell>
          <table:table-cell office:value-type="float" office:value="0.462518">
            <text:p>0.462518</text:p>
          </table:table-cell>
          <table:table-cell office:value-type="float" office:value="0.464507">
            <text:p>0.464507</text:p>
          </table:table-cell>
          <table:table-cell office:value-type="float" office:value="0.461083">
            <text:p>0.461083</text:p>
          </table:table-cell>
          <table:table-cell office:value-type="float" office:value="0.461675">
            <text:p>0.461675</text:p>
          </table:table-cell>
          <table:table-cell office:value-type="float" office:value="0.462174">
            <text:p>0.462174</text:p>
          </table:table-cell>
          <table:table-cell office:value-type="float" office:value="0.47051">
            <text:p>0.47051</text:p>
          </table:table-cell>
          <table:table-cell office:value-type="float" office:value="0.464244">
            <text:p>0.464244</text:p>
          </table:table-cell>
          <table:table-cell office:value-type="float" office:value="0.459367">
            <text:p>0.459367</text:p>
          </table:table-cell>
          <table:table-cell office:value-type="float" office:value="0.463104">
            <text:p>0.463104</text:p>
          </table:table-cell>
          <table:table-cell office:value-type="float" office:value="0.460414">
            <text:p>0.460414</text:p>
          </table:table-cell>
          <table:table-cell office:value-type="float" office:value="0.463766">
            <text:p>0.463766</text:p>
          </table:table-cell>
          <table:table-cell office:value-type="float" office:value="0.458652">
            <text:p>0.458652</text:p>
          </table:table-cell>
          <table:table-cell office:value-type="float" office:value="0.464864">
            <text:p>0.464864</text:p>
          </table:table-cell>
          <table:table-cell office:value-type="float" office:value="0.4619">
            <text:p>0.4619</text:p>
          </table:table-cell>
          <table:table-cell office:value-type="float" office:value="0.462895">
            <text:p>0.462895</text:p>
          </table:table-cell>
          <table:table-cell office:value-type="float" office:value="0.462233">
            <text:p>0.462233</text:p>
          </table:table-cell>
          <table:table-cell office:value-type="float" office:value="0.462101">
            <text:p>0.462101</text:p>
          </table:table-cell>
          <table:table-cell office:value-type="float" office:value="0.463584">
            <text:p>0.463584</text:p>
          </table:table-cell>
          <table:table-cell office:value-type="float" office:value="0.460827">
            <text:p>0.460827</text:p>
          </table:table-cell>
          <table:table-cell office:value-type="float" office:value="0.459931">
            <text:p>0.459931</text:p>
          </table:table-cell>
          <table:table-cell office:value-type="float" office:value="0.463791">
            <text:p>0.463791</text:p>
          </table:table-cell>
          <table:table-cell office:value-type="float" office:value="0.462132">
            <text:p>0.462132</text:p>
          </table:table-cell>
          <table:table-cell office:value-type="float" office:value="0.464401">
            <text:p>0.464401</text:p>
          </table:table-cell>
          <table:table-cell office:value-type="float" office:value="0.461164">
            <text:p>0.461164</text:p>
          </table:table-cell>
          <table:table-cell table:formula="of:=AVERAGE([.B16:.AE16])" office:value-type="float" office:value="0.462237566666667">
            <text:p>0.4622375667</text:p>
          </table:table-cell>
          <table:table-cell table:formula="of:=VAR([.B16:.AE16])" office:value-type="float" office:value="0.00000539785928850577">
            <text:p>5.39785928850577E-006</text:p>
          </table:table-cell>
          <table:table-cell table:formula="of:=STDEV([.B16:.AE16])" office:value-type="float" office:value="0.00232332935429004">
            <text:p>0.0023233294</text:p>
          </table:table-cell>
          <table:table-cell table:formula="of:=CONFIDENCE(0.95;[.AH16];30)" office:value-type="float" office:value="0.0000265989588911611">
            <text:p>0.000026599</text:p>
          </table:table-cell>
          <table:table-cell table:formula="of:=[.AF16]+[.AI16]" office:value-type="float" office:value="0.462264165625558">
            <text:p>0.4622641656</text:p>
          </table:table-cell>
          <table:table-cell table:formula="of:=[.AF16]-[.AI16]" office:value-type="float" office:value="0.462210967707775">
            <text:p>0.46221096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69816">
            <text:p>0.469816</text:p>
          </table:table-cell>
          <table:table-cell office:value-type="float" office:value="0.461682">
            <text:p>0.461682</text:p>
          </table:table-cell>
          <table:table-cell office:value-type="float" office:value="0.459188">
            <text:p>0.459188</text:p>
          </table:table-cell>
          <table:table-cell office:value-type="float" office:value="0.462306">
            <text:p>0.462306</text:p>
          </table:table-cell>
          <table:table-cell office:value-type="float" office:value="0.461466">
            <text:p>0.461466</text:p>
          </table:table-cell>
          <table:table-cell office:value-type="float" office:value="0.460215">
            <text:p>0.460215</text:p>
          </table:table-cell>
          <table:table-cell office:value-type="float" office:value="0.458535">
            <text:p>0.458535</text:p>
          </table:table-cell>
          <table:table-cell office:value-type="float" office:value="0.462058">
            <text:p>0.462058</text:p>
          </table:table-cell>
          <table:table-cell office:value-type="float" office:value="0.463042">
            <text:p>0.463042</text:p>
          </table:table-cell>
          <table:table-cell office:value-type="float" office:value="0.460735">
            <text:p>0.460735</text:p>
          </table:table-cell>
          <table:table-cell office:value-type="float" office:value="0.462737">
            <text:p>0.462737</text:p>
          </table:table-cell>
          <table:table-cell office:value-type="float" office:value="0.461765">
            <text:p>0.461765</text:p>
          </table:table-cell>
          <table:table-cell office:value-type="float" office:value="0.459571">
            <text:p>0.459571</text:p>
          </table:table-cell>
          <table:table-cell office:value-type="float" office:value="0.458525">
            <text:p>0.458525</text:p>
          </table:table-cell>
          <table:table-cell office:value-type="float" office:value="0.462127">
            <text:p>0.462127</text:p>
          </table:table-cell>
          <table:table-cell office:value-type="float" office:value="0.459098">
            <text:p>0.459098</text:p>
          </table:table-cell>
          <table:table-cell office:value-type="float" office:value="0.459453">
            <text:p>0.459453</text:p>
          </table:table-cell>
          <table:table-cell office:value-type="float" office:value="0.460471">
            <text:p>0.460471</text:p>
          </table:table-cell>
          <table:table-cell office:value-type="float" office:value="0.462098">
            <text:p>0.462098</text:p>
          </table:table-cell>
          <table:table-cell office:value-type="float" office:value="0.463854">
            <text:p>0.463854</text:p>
          </table:table-cell>
          <table:table-cell office:value-type="float" office:value="0.462263">
            <text:p>0.462263</text:p>
          </table:table-cell>
          <table:table-cell office:value-type="float" office:value="0.462638">
            <text:p>0.462638</text:p>
          </table:table-cell>
          <table:table-cell office:value-type="float" office:value="0.459245">
            <text:p>0.459245</text:p>
          </table:table-cell>
          <table:table-cell office:value-type="float" office:value="0.459079">
            <text:p>0.459079</text:p>
          </table:table-cell>
          <table:table-cell office:value-type="float" office:value="0.458939">
            <text:p>0.458939</text:p>
          </table:table-cell>
          <table:table-cell office:value-type="float" office:value="0.463164">
            <text:p>0.463164</text:p>
          </table:table-cell>
          <table:table-cell office:value-type="float" office:value="0.461265">
            <text:p>0.461265</text:p>
          </table:table-cell>
          <table:table-cell office:value-type="float" office:value="0.460622">
            <text:p>0.460622</text:p>
          </table:table-cell>
          <table:table-cell office:value-type="float" office:value="0.462615">
            <text:p>0.462615</text:p>
          </table:table-cell>
          <table:table-cell office:value-type="float" office:value="0.460211">
            <text:p>0.460211</text:p>
          </table:table-cell>
          <table:table-cell table:formula="of:=AVERAGE([.B17:.AE17])" office:value-type="float" office:value="0.461292766666667">
            <text:p>0.4612927667</text:p>
          </table:table-cell>
          <table:table-cell table:formula="of:=VAR([.B17:.AE17])" office:value-type="float" office:value="0.00000499925046091953">
            <text:p>4.99925046091953E-006</text:p>
          </table:table-cell>
          <table:table-cell table:formula="of:=STDEV([.B17:.AE17])" office:value-type="float" office:value="0.00223590036918453">
            <text:p>0.0022359004</text:p>
          </table:table-cell>
          <table:table-cell table:formula="of:=CONFIDENCE(0.95;[.AH17];30)" office:value-type="float" office:value="0.0000255980160087311">
            <text:p>0.000025598</text:p>
          </table:table-cell>
          <table:table-cell table:formula="of:=[.AF17]+[.AI17]" office:value-type="float" office:value="0.461318364682675">
            <text:p>0.4613183647</text:p>
          </table:table-cell>
          <table:table-cell table:formula="of:=[.AF17]-[.AI17]" office:value-type="float" office:value="0.461267168650658">
            <text:p>0.461267168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00467">
            <text:p>0.900467</text:p>
          </table:table-cell>
          <table:table-cell office:value-type="float" office:value="0.897979">
            <text:p>0.897979</text:p>
          </table:table-cell>
          <table:table-cell office:value-type="float" office:value="0.897248">
            <text:p>0.897248</text:p>
          </table:table-cell>
          <table:table-cell office:value-type="float" office:value="0.903815">
            <text:p>0.903815</text:p>
          </table:table-cell>
          <table:table-cell office:value-type="float" office:value="0.899897">
            <text:p>0.899897</text:p>
          </table:table-cell>
          <table:table-cell office:value-type="float" office:value="0.898557">
            <text:p>0.898557</text:p>
          </table:table-cell>
          <table:table-cell office:value-type="float" office:value="0.899909">
            <text:p>0.899909</text:p>
          </table:table-cell>
          <table:table-cell office:value-type="float" office:value="0.898478">
            <text:p>0.898478</text:p>
          </table:table-cell>
          <table:table-cell office:value-type="float" office:value="0.898182">
            <text:p>0.898182</text:p>
          </table:table-cell>
          <table:table-cell office:value-type="float" office:value="0.900209">
            <text:p>0.900209</text:p>
          </table:table-cell>
          <table:table-cell office:value-type="float" office:value="0.891624">
            <text:p>0.891624</text:p>
          </table:table-cell>
          <table:table-cell office:value-type="float" office:value="0.898112">
            <text:p>0.898112</text:p>
          </table:table-cell>
          <table:table-cell office:value-type="float" office:value="0.901323">
            <text:p>0.901323</text:p>
          </table:table-cell>
          <table:table-cell office:value-type="float" office:value="0.896271">
            <text:p>0.896271</text:p>
          </table:table-cell>
          <table:table-cell office:value-type="float" office:value="0.891825">
            <text:p>0.891825</text:p>
          </table:table-cell>
          <table:table-cell office:value-type="float" office:value="0.896465">
            <text:p>0.896465</text:p>
          </table:table-cell>
          <table:table-cell office:value-type="float" office:value="0.893507">
            <text:p>0.893507</text:p>
          </table:table-cell>
          <table:table-cell office:value-type="float" office:value="0.897019">
            <text:p>0.897019</text:p>
          </table:table-cell>
          <table:table-cell office:value-type="float" office:value="0.897958">
            <text:p>0.897958</text:p>
          </table:table-cell>
          <table:table-cell office:value-type="float" office:value="0.901924">
            <text:p>0.901924</text:p>
          </table:table-cell>
          <table:table-cell office:value-type="float" office:value="0.903264">
            <text:p>0.903264</text:p>
          </table:table-cell>
          <table:table-cell office:value-type="float" office:value="0.891841">
            <text:p>0.891841</text:p>
          </table:table-cell>
          <table:table-cell office:value-type="float" office:value="0.892242">
            <text:p>0.892242</text:p>
          </table:table-cell>
          <table:table-cell office:value-type="float" office:value="0.893035">
            <text:p>0.893035</text:p>
          </table:table-cell>
          <table:table-cell office:value-type="float" office:value="0.893514">
            <text:p>0.893514</text:p>
          </table:table-cell>
          <table:table-cell office:value-type="float" office:value="0.899918">
            <text:p>0.899918</text:p>
          </table:table-cell>
          <table:table-cell office:value-type="float" office:value="0.895123">
            <text:p>0.895123</text:p>
          </table:table-cell>
          <table:table-cell office:value-type="float" office:value="0.896937">
            <text:p>0.896937</text:p>
          </table:table-cell>
          <table:table-cell office:value-type="float" office:value="0.899597">
            <text:p>0.899597</text:p>
          </table:table-cell>
          <table:table-cell office:value-type="float" office:value="0.894406">
            <text:p>0.894406</text:p>
          </table:table-cell>
          <table:table-cell table:formula="of:=AVERAGE([.B18:.AE18])" office:value-type="float" office:value="0.897354866666667">
            <text:p>0.8973548667</text:p>
          </table:table-cell>
          <table:table-cell table:formula="of:=VAR([.B18:.AE18])" office:value-type="float" office:value="0.0000118804929471264">
            <text:p>1.18804929471264E-005</text:p>
          </table:table-cell>
          <table:table-cell table:formula="of:=STDEV([.B18:.AE18])" office:value-type="float" office:value="0.0034468090964146">
            <text:p>0.0034468091</text:p>
          </table:table-cell>
          <table:table-cell table:formula="of:=CONFIDENCE(0.95;[.AH18];30)" office:value-type="float" office:value="0.0000394612728031527">
            <text:p>3.94612728031527E-005</text:p>
          </table:table-cell>
          <table:table-cell table:formula="of:=[.AF18]+[.AI18]" office:value-type="float" office:value="0.89739432793947">
            <text:p>0.8973943279</text:p>
          </table:table-cell>
          <table:table-cell table:formula="of:=[.AF18]-[.AI18]" office:value-type="float" office:value="0.897315405393864">
            <text:p>0.89731540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465274">
            <text:p>1.465274</text:p>
          </table:table-cell>
          <table:table-cell office:value-type="float" office:value="1.466007">
            <text:p>1.466007</text:p>
          </table:table-cell>
          <table:table-cell office:value-type="float" office:value="1.478963">
            <text:p>1.478963</text:p>
          </table:table-cell>
          <table:table-cell office:value-type="float" office:value="1.47092">
            <text:p>1.47092</text:p>
          </table:table-cell>
          <table:table-cell office:value-type="float" office:value="1.465382">
            <text:p>1.465382</text:p>
          </table:table-cell>
          <table:table-cell office:value-type="float" office:value="1.475774">
            <text:p>1.475774</text:p>
          </table:table-cell>
          <table:table-cell office:value-type="float" office:value="1.477864">
            <text:p>1.477864</text:p>
          </table:table-cell>
          <table:table-cell office:value-type="float" office:value="1.470472">
            <text:p>1.470472</text:p>
          </table:table-cell>
          <table:table-cell office:value-type="float" office:value="1.470939">
            <text:p>1.470939</text:p>
          </table:table-cell>
          <table:table-cell office:value-type="float" office:value="1.478319">
            <text:p>1.478319</text:p>
          </table:table-cell>
          <table:table-cell office:value-type="float" office:value="1.46643">
            <text:p>1.46643</text:p>
          </table:table-cell>
          <table:table-cell office:value-type="float" office:value="1.471152">
            <text:p>1.471152</text:p>
          </table:table-cell>
          <table:table-cell office:value-type="float" office:value="1.476949">
            <text:p>1.476949</text:p>
          </table:table-cell>
          <table:table-cell office:value-type="float" office:value="1.471669">
            <text:p>1.471669</text:p>
          </table:table-cell>
          <table:table-cell office:value-type="float" office:value="1.49734">
            <text:p>1.49734</text:p>
          </table:table-cell>
          <table:table-cell office:value-type="float" office:value="1.471759">
            <text:p>1.471759</text:p>
          </table:table-cell>
          <table:table-cell office:value-type="float" office:value="1.473171">
            <text:p>1.473171</text:p>
          </table:table-cell>
          <table:table-cell office:value-type="float" office:value="1.464538">
            <text:p>1.464538</text:p>
          </table:table-cell>
          <table:table-cell office:value-type="float" office:value="1.47101">
            <text:p>1.47101</text:p>
          </table:table-cell>
          <table:table-cell office:value-type="float" office:value="1.47689">
            <text:p>1.47689</text:p>
          </table:table-cell>
          <table:table-cell office:value-type="float" office:value="1.477499">
            <text:p>1.477499</text:p>
          </table:table-cell>
          <table:table-cell office:value-type="float" office:value="1.47167">
            <text:p>1.47167</text:p>
          </table:table-cell>
          <table:table-cell office:value-type="float" office:value="1.472034">
            <text:p>1.472034</text:p>
          </table:table-cell>
          <table:table-cell office:value-type="float" office:value="1.472837">
            <text:p>1.472837</text:p>
          </table:table-cell>
          <table:table-cell office:value-type="float" office:value="1.477006">
            <text:p>1.477006</text:p>
          </table:table-cell>
          <table:table-cell office:value-type="float" office:value="1.464777">
            <text:p>1.464777</text:p>
          </table:table-cell>
          <table:table-cell office:value-type="float" office:value="1.471606">
            <text:p>1.471606</text:p>
          </table:table-cell>
          <table:table-cell office:value-type="float" office:value="1.470687">
            <text:p>1.470687</text:p>
          </table:table-cell>
          <table:table-cell office:value-type="float" office:value="1.46827">
            <text:p>1.46827</text:p>
          </table:table-cell>
          <table:table-cell office:value-type="float" office:value="1.46545">
            <text:p>1.46545</text:p>
          </table:table-cell>
          <table:table-cell table:formula="of:=AVERAGE([.B19:.AE19])" office:value-type="float" office:value="1.47242193333333">
            <text:p>1.4724219333</text:p>
          </table:table-cell>
          <table:table-cell table:formula="of:=VAR([.B19:.AE19])" office:value-type="float" office:value="0.0000416800879954023">
            <text:p>4.16800879954023E-005</text:p>
          </table:table-cell>
          <table:table-cell table:formula="of:=STDEV([.B19:.AE19])" office:value-type="float" office:value="0.00645601177162823">
            <text:p>0.0064560118</text:p>
          </table:table-cell>
          <table:table-cell table:formula="of:=CONFIDENCE(0.95;[.AH19];30)" office:value-type="float" office:value="0.0000739125476968229">
            <text:p>7.39125476968229E-005</text:p>
          </table:table-cell>
          <table:table-cell table:formula="of:=[.AF19]+[.AI19]" office:value-type="float" office:value="1.47249584588103">
            <text:p>1.4724958459</text:p>
          </table:table-cell>
          <table:table-cell table:formula="of:=[.AF19]-[.AI19]" office:value-type="float" office:value="1.47234802078564">
            <text:p>1.47234802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521118">
            <text:p>1.521118</text:p>
          </table:table-cell>
          <table:table-cell office:value-type="float" office:value="1.527338">
            <text:p>1.527338</text:p>
          </table:table-cell>
          <table:table-cell office:value-type="float" office:value="1.524869">
            <text:p>1.524869</text:p>
          </table:table-cell>
          <table:table-cell office:value-type="float" office:value="1.523931">
            <text:p>1.523931</text:p>
          </table:table-cell>
          <table:table-cell office:value-type="float" office:value="1.53117">
            <text:p>1.53117</text:p>
          </table:table-cell>
          <table:table-cell office:value-type="float" office:value="1.518451">
            <text:p>1.518451</text:p>
          </table:table-cell>
          <table:table-cell office:value-type="float" office:value="1.524048">
            <text:p>1.524048</text:p>
          </table:table-cell>
          <table:table-cell office:value-type="float" office:value="1.523905">
            <text:p>1.523905</text:p>
          </table:table-cell>
          <table:table-cell office:value-type="float" office:value="1.516668">
            <text:p>1.516668</text:p>
          </table:table-cell>
          <table:table-cell office:value-type="float" office:value="1.514598">
            <text:p>1.514598</text:p>
          </table:table-cell>
          <table:table-cell office:value-type="float" office:value="1.518592">
            <text:p>1.518592</text:p>
          </table:table-cell>
          <table:table-cell office:value-type="float" office:value="1.524875">
            <text:p>1.524875</text:p>
          </table:table-cell>
          <table:table-cell office:value-type="float" office:value="1.523248">
            <text:p>1.523248</text:p>
          </table:table-cell>
          <table:table-cell office:value-type="float" office:value="1.51815">
            <text:p>1.51815</text:p>
          </table:table-cell>
          <table:table-cell office:value-type="float" office:value="1.516085">
            <text:p>1.516085</text:p>
          </table:table-cell>
          <table:table-cell office:value-type="float" office:value="1.528348">
            <text:p>1.528348</text:p>
          </table:table-cell>
          <table:table-cell office:value-type="float" office:value="1.524953">
            <text:p>1.524953</text:p>
          </table:table-cell>
          <table:table-cell office:value-type="float" office:value="1.527586">
            <text:p>1.527586</text:p>
          </table:table-cell>
          <table:table-cell office:value-type="float" office:value="1.520124">
            <text:p>1.520124</text:p>
          </table:table-cell>
          <table:table-cell office:value-type="float" office:value="1.520086">
            <text:p>1.520086</text:p>
          </table:table-cell>
          <table:table-cell office:value-type="float" office:value="1.517429">
            <text:p>1.517429</text:p>
          </table:table-cell>
          <table:table-cell office:value-type="float" office:value="1.51615">
            <text:p>1.51615</text:p>
          </table:table-cell>
          <table:table-cell office:value-type="float" office:value="1.517318">
            <text:p>1.517318</text:p>
          </table:table-cell>
          <table:table-cell office:value-type="float" office:value="1.517636">
            <text:p>1.517636</text:p>
          </table:table-cell>
          <table:table-cell office:value-type="float" office:value="1.523978">
            <text:p>1.523978</text:p>
          </table:table-cell>
          <table:table-cell office:value-type="float" office:value="1.531221">
            <text:p>1.531221</text:p>
          </table:table-cell>
          <table:table-cell office:value-type="float" office:value="1.518525">
            <text:p>1.518525</text:p>
          </table:table-cell>
          <table:table-cell office:value-type="float" office:value="1.527797">
            <text:p>1.527797</text:p>
          </table:table-cell>
          <table:table-cell office:value-type="float" office:value="1.517017">
            <text:p>1.517017</text:p>
          </table:table-cell>
          <table:table-cell office:value-type="float" office:value="1.528438">
            <text:p>1.528438</text:p>
          </table:table-cell>
          <table:table-cell table:formula="of:=AVERAGE([.B20:.AE20])" office:value-type="float" office:value="1.52212173333333">
            <text:p>1.5221217333</text:p>
          </table:table-cell>
          <table:table-cell table:formula="of:=VAR([.B20:.AE20])" office:value-type="float" office:value="0.000023591249305747">
            <text:p>2.3591249305747E-005</text:p>
          </table:table-cell>
          <table:table-cell table:formula="of:=STDEV([.B20:.AE20])" office:value-type="float" office:value="0.00485708238613954">
            <text:p>0.0048570824</text:p>
          </table:table-cell>
          <table:table-cell table:formula="of:=CONFIDENCE(0.95;[.AH20];30)" office:value-type="float" office:value="0.0000556069824888805">
            <text:p>0.000055607</text:p>
          </table:table-cell>
          <table:table-cell table:formula="of:=[.AF20]+[.AI20]" office:value-type="float" office:value="1.52217734031582">
            <text:p>1.5221773403</text:p>
          </table:table-cell>
          <table:table-cell table:formula="of:=[.AF20]-[.AI20]" office:value-type="float" office:value="1.52206612635084">
            <text:p>1.522066126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331714">
            <text:p>2.331714</text:p>
          </table:table-cell>
          <table:table-cell office:value-type="float" office:value="2.330093">
            <text:p>2.330093</text:p>
          </table:table-cell>
          <table:table-cell office:value-type="float" office:value="2.330666">
            <text:p>2.330666</text:p>
          </table:table-cell>
          <table:table-cell office:value-type="float" office:value="2.351921">
            <text:p>2.351921</text:p>
          </table:table-cell>
          <table:table-cell office:value-type="float" office:value="2.35184">
            <text:p>2.35184</text:p>
          </table:table-cell>
          <table:table-cell office:value-type="float" office:value="2.340998">
            <text:p>2.340998</text:p>
          </table:table-cell>
          <table:table-cell office:value-type="float" office:value="2.343129">
            <text:p>2.343129</text:p>
          </table:table-cell>
          <table:table-cell office:value-type="float" office:value="2.346141">
            <text:p>2.346141</text:p>
          </table:table-cell>
          <table:table-cell office:value-type="float" office:value="2.329771">
            <text:p>2.329771</text:p>
          </table:table-cell>
          <table:table-cell office:value-type="float" office:value="2.345625">
            <text:p>2.345625</text:p>
          </table:table-cell>
          <table:table-cell office:value-type="float" office:value="2.349997">
            <text:p>2.349997</text:p>
          </table:table-cell>
          <table:table-cell office:value-type="float" office:value="2.35018">
            <text:p>2.35018</text:p>
          </table:table-cell>
          <table:table-cell office:value-type="float" office:value="2.342182">
            <text:p>2.342182</text:p>
          </table:table-cell>
          <table:table-cell office:value-type="float" office:value="2.342825">
            <text:p>2.342825</text:p>
          </table:table-cell>
          <table:table-cell office:value-type="float" office:value="2.342808">
            <text:p>2.342808</text:p>
          </table:table-cell>
          <table:table-cell office:value-type="float" office:value="2.333319">
            <text:p>2.333319</text:p>
          </table:table-cell>
          <table:table-cell office:value-type="float" office:value="2.332174">
            <text:p>2.332174</text:p>
          </table:table-cell>
          <table:table-cell office:value-type="float" office:value="2.3413">
            <text:p>2.3413</text:p>
          </table:table-cell>
          <table:table-cell office:value-type="float" office:value="2.341564">
            <text:p>2.341564</text:p>
          </table:table-cell>
          <table:table-cell office:value-type="float" office:value="2.339957">
            <text:p>2.339957</text:p>
          </table:table-cell>
          <table:table-cell office:value-type="float" office:value="2.331094">
            <text:p>2.331094</text:p>
          </table:table-cell>
          <table:table-cell office:value-type="float" office:value="2.328005">
            <text:p>2.328005</text:p>
          </table:table-cell>
          <table:table-cell office:value-type="float" office:value="2.345059">
            <text:p>2.345059</text:p>
          </table:table-cell>
          <table:table-cell office:value-type="float" office:value="2.331857">
            <text:p>2.331857</text:p>
          </table:table-cell>
          <table:table-cell office:value-type="float" office:value="2.353072">
            <text:p>2.353072</text:p>
          </table:table-cell>
          <table:table-cell office:value-type="float" office:value="2.345423">
            <text:p>2.345423</text:p>
          </table:table-cell>
          <table:table-cell office:value-type="float" office:value="2.332254">
            <text:p>2.332254</text:p>
          </table:table-cell>
          <table:table-cell office:value-type="float" office:value="2.328549">
            <text:p>2.328549</text:p>
          </table:table-cell>
          <table:table-cell office:value-type="float" office:value="2.343104">
            <text:p>2.343104</text:p>
          </table:table-cell>
          <table:table-cell office:value-type="float" office:value="2.341666">
            <text:p>2.341666</text:p>
          </table:table-cell>
          <table:table-cell table:formula="of:=AVERAGE([.B21:.AE21])" office:value-type="float" office:value="2.3399429">
            <text:p>2.3399429</text:p>
          </table:table-cell>
          <table:table-cell table:formula="of:=VAR([.B21:.AE21])" office:value-type="float" office:value="0.0000611737868517244">
            <text:p>6.11737868517244E-005</text:p>
          </table:table-cell>
          <table:table-cell table:formula="of:=STDEV([.B21:.AE21])" office:value-type="float" office:value="0.007821367326224">
            <text:p>0.0078213673</text:p>
          </table:table-cell>
          <table:table-cell table:formula="of:=CONFIDENCE(0.95;[.AH21];30)" office:value-type="float" office:value="0.0000895440104515339">
            <text:p>0.000089544</text:p>
          </table:table-cell>
          <table:table-cell table:formula="of:=[.AF21]+[.AI21]" office:value-type="float" office:value="2.34003244401045">
            <text:p>2.340032444</text:p>
          </table:table-cell>
          <table:table-cell table:formula="of:=[.AF21]-[.AI21]" office:value-type="float" office:value="2.33985335598955">
            <text:p>2.3398533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367898">
            <text:p>2.367898</text:p>
          </table:table-cell>
          <table:table-cell office:value-type="float" office:value="2.359748">
            <text:p>2.359748</text:p>
          </table:table-cell>
          <table:table-cell office:value-type="float" office:value="2.389397">
            <text:p>2.389397</text:p>
          </table:table-cell>
          <table:table-cell office:value-type="float" office:value="2.370642">
            <text:p>2.370642</text:p>
          </table:table-cell>
          <table:table-cell office:value-type="float" office:value="2.371721">
            <text:p>2.371721</text:p>
          </table:table-cell>
          <table:table-cell office:value-type="float" office:value="2.376978">
            <text:p>2.376978</text:p>
          </table:table-cell>
          <table:table-cell office:value-type="float" office:value="2.373248">
            <text:p>2.373248</text:p>
          </table:table-cell>
          <table:table-cell office:value-type="float" office:value="2.35947">
            <text:p>2.35947</text:p>
          </table:table-cell>
          <table:table-cell office:value-type="float" office:value="2.371242">
            <text:p>2.371242</text:p>
          </table:table-cell>
          <table:table-cell office:value-type="float" office:value="2.354611">
            <text:p>2.354611</text:p>
          </table:table-cell>
          <table:table-cell office:value-type="float" office:value="2.360426">
            <text:p>2.360426</text:p>
          </table:table-cell>
          <table:table-cell office:value-type="float" office:value="2.368726">
            <text:p>2.368726</text:p>
          </table:table-cell>
          <table:table-cell office:value-type="float" office:value="2.35953">
            <text:p>2.35953</text:p>
          </table:table-cell>
          <table:table-cell office:value-type="float" office:value="2.371022">
            <text:p>2.371022</text:p>
          </table:table-cell>
          <table:table-cell office:value-type="float" office:value="2.374359">
            <text:p>2.374359</text:p>
          </table:table-cell>
          <table:table-cell office:value-type="float" office:value="2.374412">
            <text:p>2.374412</text:p>
          </table:table-cell>
          <table:table-cell office:value-type="float" office:value="2.396418">
            <text:p>2.396418</text:p>
          </table:table-cell>
          <table:table-cell office:value-type="float" office:value="2.380603">
            <text:p>2.380603</text:p>
          </table:table-cell>
          <table:table-cell office:value-type="float" office:value="2.370831">
            <text:p>2.370831</text:p>
          </table:table-cell>
          <table:table-cell office:value-type="float" office:value="2.366963">
            <text:p>2.366963</text:p>
          </table:table-cell>
          <table:table-cell office:value-type="float" office:value="2.358127">
            <text:p>2.358127</text:p>
          </table:table-cell>
          <table:table-cell office:value-type="float" office:value="2.375164">
            <text:p>2.375164</text:p>
          </table:table-cell>
          <table:table-cell office:value-type="float" office:value="2.368852">
            <text:p>2.368852</text:p>
          </table:table-cell>
          <table:table-cell office:value-type="float" office:value="2.359462">
            <text:p>2.359462</text:p>
          </table:table-cell>
          <table:table-cell office:value-type="float" office:value="2.376399">
            <text:p>2.376399</text:p>
          </table:table-cell>
          <table:table-cell office:value-type="float" office:value="2.377557">
            <text:p>2.377557</text:p>
          </table:table-cell>
          <table:table-cell office:value-type="float" office:value="2.368651">
            <text:p>2.368651</text:p>
          </table:table-cell>
          <table:table-cell office:value-type="float" office:value="2.356372">
            <text:p>2.356372</text:p>
          </table:table-cell>
          <table:table-cell office:value-type="float" office:value="2.356014">
            <text:p>2.356014</text:p>
          </table:table-cell>
          <table:table-cell office:value-type="float" office:value="2.367362">
            <text:p>2.367362</text:p>
          </table:table-cell>
          <table:table-cell table:formula="of:=AVERAGE([.B22:.AE22])" office:value-type="float" office:value="2.36940683333333">
            <text:p>2.3694068333</text:p>
          </table:table-cell>
          <table:table-cell table:formula="of:=VAR([.B22:.AE22])" office:value-type="float" office:value="0.0000937207919367812">
            <text:p>9.37207919367812E-005</text:p>
          </table:table-cell>
          <table:table-cell table:formula="of:=STDEV([.B22:.AE22])" office:value-type="float" office:value="0.00968094995012273">
            <text:p>0.00968095</text:p>
          </table:table-cell>
          <table:table-cell table:formula="of:=CONFIDENCE(0.95;[.AH22];30)" office:value-type="float" office:value="0.000110833700471791">
            <text:p>0.0001108337</text:p>
          </table:table-cell>
          <table:table-cell table:formula="of:=[.AF22]+[.AI22]" office:value-type="float" office:value="2.3695176670338">
            <text:p>2.369517667</text:p>
          </table:table-cell>
          <table:table-cell table:formula="of:=[.AF22]-[.AI22]" office:value-type="float" office:value="2.36929599963286">
            <text:p>2.36929599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383747">
            <text:p>2.383747</text:p>
          </table:table-cell>
          <table:table-cell office:value-type="float" office:value="2.370455">
            <text:p>2.370455</text:p>
          </table:table-cell>
          <table:table-cell office:value-type="float" office:value="2.384541">
            <text:p>2.384541</text:p>
          </table:table-cell>
          <table:table-cell office:value-type="float" office:value="2.408214">
            <text:p>2.408214</text:p>
          </table:table-cell>
          <table:table-cell office:value-type="float" office:value="2.370909">
            <text:p>2.370909</text:p>
          </table:table-cell>
          <table:table-cell office:value-type="float" office:value="2.391773">
            <text:p>2.391773</text:p>
          </table:table-cell>
          <table:table-cell office:value-type="float" office:value="2.38204">
            <text:p>2.38204</text:p>
          </table:table-cell>
          <table:table-cell office:value-type="float" office:value="2.38436">
            <text:p>2.38436</text:p>
          </table:table-cell>
          <table:table-cell office:value-type="float" office:value="2.379337">
            <text:p>2.379337</text:p>
          </table:table-cell>
          <table:table-cell office:value-type="float" office:value="2.397647">
            <text:p>2.397647</text:p>
          </table:table-cell>
          <table:table-cell office:value-type="float" office:value="2.370545">
            <text:p>2.370545</text:p>
          </table:table-cell>
          <table:table-cell office:value-type="float" office:value="2.390667">
            <text:p>2.390667</text:p>
          </table:table-cell>
          <table:table-cell office:value-type="float" office:value="2.384983">
            <text:p>2.384983</text:p>
          </table:table-cell>
          <table:table-cell office:value-type="float" office:value="2.386852">
            <text:p>2.386852</text:p>
          </table:table-cell>
          <table:table-cell office:value-type="float" office:value="2.37326">
            <text:p>2.37326</text:p>
          </table:table-cell>
          <table:table-cell office:value-type="float" office:value="2.38176">
            <text:p>2.38176</text:p>
          </table:table-cell>
          <table:table-cell office:value-type="float" office:value="2.392814">
            <text:p>2.392814</text:p>
          </table:table-cell>
          <table:table-cell office:value-type="float" office:value="2.37915">
            <text:p>2.37915</text:p>
          </table:table-cell>
          <table:table-cell office:value-type="float" office:value="2.381216">
            <text:p>2.381216</text:p>
          </table:table-cell>
          <table:table-cell office:value-type="float" office:value="2.386974">
            <text:p>2.386974</text:p>
          </table:table-cell>
          <table:table-cell office:value-type="float" office:value="2.417982">
            <text:p>2.417982</text:p>
          </table:table-cell>
          <table:table-cell office:value-type="float" office:value="2.384555">
            <text:p>2.384555</text:p>
          </table:table-cell>
          <table:table-cell office:value-type="float" office:value="2.373279">
            <text:p>2.373279</text:p>
          </table:table-cell>
          <table:table-cell office:value-type="float" office:value="2.380085">
            <text:p>2.380085</text:p>
          </table:table-cell>
          <table:table-cell office:value-type="float" office:value="2.382133">
            <text:p>2.382133</text:p>
          </table:table-cell>
          <table:table-cell office:value-type="float" office:value="2.378885">
            <text:p>2.378885</text:p>
          </table:table-cell>
          <table:table-cell office:value-type="float" office:value="2.367552">
            <text:p>2.367552</text:p>
          </table:table-cell>
          <table:table-cell office:value-type="float" office:value="2.391395">
            <text:p>2.391395</text:p>
          </table:table-cell>
          <table:table-cell office:value-type="float" office:value="2.368898">
            <text:p>2.368898</text:p>
          </table:table-cell>
          <table:table-cell office:value-type="float" office:value="2.380321">
            <text:p>2.380321</text:p>
          </table:table-cell>
          <table:table-cell table:formula="of:=AVERAGE([.B23:.AE23])" office:value-type="float" office:value="2.3835443">
            <text:p>2.3835443</text:p>
          </table:table-cell>
          <table:table-cell table:formula="of:=VAR([.B23:.AE23])" office:value-type="float" office:value="0.000122836036631034">
            <text:p>0.000122836</text:p>
          </table:table-cell>
          <table:table-cell table:formula="of:=STDEV([.B23:.AE23])" office:value-type="float" office:value="0.0110831420017536">
            <text:p>0.011083142</text:p>
          </table:table-cell>
          <table:table-cell table:formula="of:=CONFIDENCE(0.95;[.AH23];30)" office:value-type="float" office:value="0.000126886890980478">
            <text:p>0.0001268869</text:p>
          </table:table-cell>
          <table:table-cell table:formula="of:=[.AF23]+[.AI23]" office:value-type="float" office:value="2.38367118689098">
            <text:p>2.3836711869</text:p>
          </table:table-cell>
          <table:table-cell table:formula="of:=[.AF23]-[.AI23]" office:value-type="float" office:value="2.38341741310902">
            <text:p>2.38341741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436137">
            <text:p>2.436137</text:p>
          </table:table-cell>
          <table:table-cell office:value-type="float" office:value="2.418961">
            <text:p>2.418961</text:p>
          </table:table-cell>
          <table:table-cell office:value-type="float" office:value="2.424801">
            <text:p>2.424801</text:p>
          </table:table-cell>
          <table:table-cell office:value-type="float" office:value="2.414613">
            <text:p>2.414613</text:p>
          </table:table-cell>
          <table:table-cell office:value-type="float" office:value="2.401657">
            <text:p>2.401657</text:p>
          </table:table-cell>
          <table:table-cell office:value-type="float" office:value="2.434674">
            <text:p>2.434674</text:p>
          </table:table-cell>
          <table:table-cell office:value-type="float" office:value="2.401055">
            <text:p>2.401055</text:p>
          </table:table-cell>
          <table:table-cell office:value-type="float" office:value="2.407355">
            <text:p>2.407355</text:p>
          </table:table-cell>
          <table:table-cell office:value-type="float" office:value="2.416849">
            <text:p>2.416849</text:p>
          </table:table-cell>
          <table:table-cell office:value-type="float" office:value="2.413435">
            <text:p>2.413435</text:p>
          </table:table-cell>
          <table:table-cell office:value-type="float" office:value="2.412873">
            <text:p>2.412873</text:p>
          </table:table-cell>
          <table:table-cell office:value-type="float" office:value="2.416125">
            <text:p>2.416125</text:p>
          </table:table-cell>
          <table:table-cell office:value-type="float" office:value="2.402266">
            <text:p>2.402266</text:p>
          </table:table-cell>
          <table:table-cell office:value-type="float" office:value="2.411652">
            <text:p>2.411652</text:p>
          </table:table-cell>
          <table:table-cell office:value-type="float" office:value="2.409423">
            <text:p>2.409423</text:p>
          </table:table-cell>
          <table:table-cell office:value-type="float" office:value="2.412428">
            <text:p>2.412428</text:p>
          </table:table-cell>
          <table:table-cell office:value-type="float" office:value="2.409015">
            <text:p>2.409015</text:p>
          </table:table-cell>
          <table:table-cell office:value-type="float" office:value="2.415472">
            <text:p>2.415472</text:p>
          </table:table-cell>
          <table:table-cell office:value-type="float" office:value="2.416299">
            <text:p>2.416299</text:p>
          </table:table-cell>
          <table:table-cell office:value-type="float" office:value="2.406469">
            <text:p>2.406469</text:p>
          </table:table-cell>
          <table:table-cell office:value-type="float" office:value="2.40911">
            <text:p>2.40911</text:p>
          </table:table-cell>
          <table:table-cell office:value-type="float" office:value="2.429375">
            <text:p>2.429375</text:p>
          </table:table-cell>
          <table:table-cell office:value-type="float" office:value="2.41893">
            <text:p>2.41893</text:p>
          </table:table-cell>
          <table:table-cell office:value-type="float" office:value="2.415346">
            <text:p>2.415346</text:p>
          </table:table-cell>
          <table:table-cell office:value-type="float" office:value="2.409035">
            <text:p>2.409035</text:p>
          </table:table-cell>
          <table:table-cell office:value-type="float" office:value="2.416331">
            <text:p>2.416331</text:p>
          </table:table-cell>
          <table:table-cell office:value-type="float" office:value="2.417159">
            <text:p>2.417159</text:p>
          </table:table-cell>
          <table:table-cell office:value-type="float" office:value="2.402152">
            <text:p>2.402152</text:p>
          </table:table-cell>
          <table:table-cell office:value-type="float" office:value="2.416657">
            <text:p>2.416657</text:p>
          </table:table-cell>
          <table:table-cell office:value-type="float" office:value="2.411579">
            <text:p>2.411579</text:p>
          </table:table-cell>
          <table:table-cell table:formula="of:=AVERAGE([.B24:.AE24])" office:value-type="float" office:value="2.4142411">
            <text:p>2.4142411</text:p>
          </table:table-cell>
          <table:table-cell table:formula="of:=VAR([.B24:.AE24])" office:value-type="float" office:value="0.0000748649753344828">
            <text:p>0.000074865</text:p>
          </table:table-cell>
          <table:table-cell table:formula="of:=STDEV([.B24:.AE24])" office:value-type="float" office:value="0.00865245487329941">
            <text:p>0.0086524549</text:p>
          </table:table-cell>
          <table:table-cell table:formula="of:=CONFIDENCE(0.95;[.AH24];30)" office:value-type="float" office:value="0.000099058831696656">
            <text:p>9.9058831696656E-005</text:p>
          </table:table-cell>
          <table:table-cell table:formula="of:=[.AF24]+[.AI24]" office:value-type="float" office:value="2.4143401588317">
            <text:p>2.4143401588</text:p>
          </table:table-cell>
          <table:table-cell table:formula="of:=[.AF24]-[.AI24]" office:value-type="float" office:value="2.4141420411683">
            <text:p>2.41414204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012364">
            <text:p>3.012364</text:p>
          </table:table-cell>
          <table:table-cell office:value-type="float" office:value="3.026888">
            <text:p>3.026888</text:p>
          </table:table-cell>
          <table:table-cell office:value-type="float" office:value="3.05327">
            <text:p>3.05327</text:p>
          </table:table-cell>
          <table:table-cell office:value-type="float" office:value="3.025389">
            <text:p>3.025389</text:p>
          </table:table-cell>
          <table:table-cell office:value-type="float" office:value="3.027472">
            <text:p>3.027472</text:p>
          </table:table-cell>
          <table:table-cell office:value-type="float" office:value="3.022177">
            <text:p>3.022177</text:p>
          </table:table-cell>
          <table:table-cell office:value-type="float" office:value="3.03389">
            <text:p>3.03389</text:p>
          </table:table-cell>
          <table:table-cell office:value-type="float" office:value="3.03448">
            <text:p>3.03448</text:p>
          </table:table-cell>
          <table:table-cell office:value-type="float" office:value="3.038973">
            <text:p>3.038973</text:p>
          </table:table-cell>
          <table:table-cell office:value-type="float" office:value="3.022077">
            <text:p>3.022077</text:p>
          </table:table-cell>
          <table:table-cell office:value-type="float" office:value="3.030253">
            <text:p>3.030253</text:p>
          </table:table-cell>
          <table:table-cell office:value-type="float" office:value="3.027482">
            <text:p>3.027482</text:p>
          </table:table-cell>
          <table:table-cell office:value-type="float" office:value="3.02612">
            <text:p>3.02612</text:p>
          </table:table-cell>
          <table:table-cell office:value-type="float" office:value="3.048533">
            <text:p>3.048533</text:p>
          </table:table-cell>
          <table:table-cell office:value-type="float" office:value="3.022557">
            <text:p>3.022557</text:p>
          </table:table-cell>
          <table:table-cell office:value-type="float" office:value="3.029593">
            <text:p>3.029593</text:p>
          </table:table-cell>
          <table:table-cell office:value-type="float" office:value="3.008125">
            <text:p>3.008125</text:p>
          </table:table-cell>
          <table:table-cell office:value-type="float" office:value="3.032853">
            <text:p>3.032853</text:p>
          </table:table-cell>
          <table:table-cell office:value-type="float" office:value="3.02734">
            <text:p>3.02734</text:p>
          </table:table-cell>
          <table:table-cell office:value-type="float" office:value="3.006041">
            <text:p>3.006041</text:p>
          </table:table-cell>
          <table:table-cell office:value-type="float" office:value="3.032456">
            <text:p>3.032456</text:p>
          </table:table-cell>
          <table:table-cell office:value-type="float" office:value="3.033636">
            <text:p>3.033636</text:p>
          </table:table-cell>
          <table:table-cell office:value-type="float" office:value="3.021894">
            <text:p>3.021894</text:p>
          </table:table-cell>
          <table:table-cell office:value-type="float" office:value="3.028367">
            <text:p>3.028367</text:p>
          </table:table-cell>
          <table:table-cell office:value-type="float" office:value="3.024786">
            <text:p>3.024786</text:p>
          </table:table-cell>
          <table:table-cell office:value-type="float" office:value="3.013277">
            <text:p>3.013277</text:p>
          </table:table-cell>
          <table:table-cell office:value-type="float" office:value="3.012985">
            <text:p>3.012985</text:p>
          </table:table-cell>
          <table:table-cell office:value-type="float" office:value="3.008896">
            <text:p>3.008896</text:p>
          </table:table-cell>
          <table:table-cell office:value-type="float" office:value="3.010399">
            <text:p>3.010399</text:p>
          </table:table-cell>
          <table:table-cell office:value-type="float" office:value="3.02585">
            <text:p>3.02585</text:p>
          </table:table-cell>
          <table:table-cell table:formula="of:=AVERAGE([.B25:.AE25])" office:value-type="float" office:value="3.0256141">
            <text:p>3.0256141</text:p>
          </table:table-cell>
          <table:table-cell table:formula="of:=VAR([.B25:.AE25])" office:value-type="float" office:value="0.000123155373334482">
            <text:p>0.0001231554</text:p>
          </table:table-cell>
          <table:table-cell table:formula="of:=STDEV([.B25:.AE25])" office:value-type="float" office:value="0.0110975390665896">
            <text:p>0.0110975391</text:p>
          </table:table-cell>
          <table:table-cell table:formula="of:=CONFIDENCE(0.95;[.AH25];30)" office:value-type="float" office:value="0.000127051717777427">
            <text:p>0.0001270517</text:p>
          </table:table-cell>
          <table:table-cell table:formula="of:=[.AF25]+[.AI25]" office:value-type="float" office:value="3.02574115171778">
            <text:p>3.0257411517</text:p>
          </table:table-cell>
          <table:table-cell table:formula="of:=[.AF25]-[.AI25]" office:value-type="float" office:value="3.02548704828222">
            <text:p>3.02548704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665998">
            <text:p>3.665998</text:p>
          </table:table-cell>
          <table:table-cell office:value-type="float" office:value="3.650649">
            <text:p>3.650649</text:p>
          </table:table-cell>
          <table:table-cell office:value-type="float" office:value="3.662308">
            <text:p>3.662308</text:p>
          </table:table-cell>
          <table:table-cell office:value-type="float" office:value="3.663055">
            <text:p>3.663055</text:p>
          </table:table-cell>
          <table:table-cell office:value-type="float" office:value="3.68998">
            <text:p>3.68998</text:p>
          </table:table-cell>
          <table:table-cell office:value-type="float" office:value="3.66422">
            <text:p>3.66422</text:p>
          </table:table-cell>
          <table:table-cell office:value-type="float" office:value="3.644895">
            <text:p>3.644895</text:p>
          </table:table-cell>
          <table:table-cell office:value-type="float" office:value="3.644985">
            <text:p>3.644985</text:p>
          </table:table-cell>
          <table:table-cell office:value-type="float" office:value="3.733482">
            <text:p>3.733482</text:p>
          </table:table-cell>
          <table:table-cell office:value-type="float" office:value="3.669063">
            <text:p>3.669063</text:p>
          </table:table-cell>
          <table:table-cell office:value-type="float" office:value="3.68623">
            <text:p>3.68623</text:p>
          </table:table-cell>
          <table:table-cell office:value-type="float" office:value="3.668097">
            <text:p>3.668097</text:p>
          </table:table-cell>
          <table:table-cell office:value-type="float" office:value="3.658124">
            <text:p>3.658124</text:p>
          </table:table-cell>
          <table:table-cell office:value-type="float" office:value="3.655638">
            <text:p>3.655638</text:p>
          </table:table-cell>
          <table:table-cell office:value-type="float" office:value="3.647856">
            <text:p>3.647856</text:p>
          </table:table-cell>
          <table:table-cell office:value-type="float" office:value="3.648976">
            <text:p>3.648976</text:p>
          </table:table-cell>
          <table:table-cell office:value-type="float" office:value="3.670386">
            <text:p>3.670386</text:p>
          </table:table-cell>
          <table:table-cell office:value-type="float" office:value="3.64711">
            <text:p>3.64711</text:p>
          </table:table-cell>
          <table:table-cell office:value-type="float" office:value="3.672553">
            <text:p>3.672553</text:p>
          </table:table-cell>
          <table:table-cell office:value-type="float" office:value="3.666797">
            <text:p>3.666797</text:p>
          </table:table-cell>
          <table:table-cell office:value-type="float" office:value="3.643637">
            <text:p>3.643637</text:p>
          </table:table-cell>
          <table:table-cell office:value-type="float" office:value="3.663577">
            <text:p>3.663577</text:p>
          </table:table-cell>
          <table:table-cell office:value-type="float" office:value="3.673795">
            <text:p>3.673795</text:p>
          </table:table-cell>
          <table:table-cell office:value-type="float" office:value="3.663659">
            <text:p>3.663659</text:p>
          </table:table-cell>
          <table:table-cell office:value-type="float" office:value="3.666754">
            <text:p>3.666754</text:p>
          </table:table-cell>
          <table:table-cell office:value-type="float" office:value="3.701845">
            <text:p>3.701845</text:p>
          </table:table-cell>
          <table:table-cell office:value-type="float" office:value="3.663408">
            <text:p>3.663408</text:p>
          </table:table-cell>
          <table:table-cell office:value-type="float" office:value="3.660041">
            <text:p>3.660041</text:p>
          </table:table-cell>
          <table:table-cell office:value-type="float" office:value="3.671663">
            <text:p>3.671663</text:p>
          </table:table-cell>
          <table:table-cell office:value-type="float" office:value="3.646174">
            <text:p>3.646174</text:p>
          </table:table-cell>
          <table:table-cell table:formula="of:=AVERAGE([.B26:.AE26])" office:value-type="float" office:value="3.6654985">
            <text:p>3.6654985</text:p>
          </table:table-cell>
          <table:table-cell table:formula="of:=VAR([.B26:.AE26])" office:value-type="float" office:value="0.000352607312396551">
            <text:p>0.0003526073</text:p>
          </table:table-cell>
          <table:table-cell table:formula="of:=STDEV([.B26:.AE26])" office:value-type="float" office:value="0.0187778409940161">
            <text:p>0.018777841</text:p>
          </table:table-cell>
          <table:table-cell table:formula="of:=CONFIDENCE(0.95;[.AH26];30)" office:value-type="float" office:value="0.000214980721412708">
            <text:p>0.0002149807</text:p>
          </table:table-cell>
          <table:table-cell table:formula="of:=[.AF26]+[.AI26]" office:value-type="float" office:value="3.66571348072141">
            <text:p>3.6657134807</text:p>
          </table:table-cell>
          <table:table-cell table:formula="of:=[.AF26]-[.AI26]" office:value-type="float" office:value="3.66528351927859">
            <text:p>3.665283519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732622">
            <text:p>3.732622</text:p>
          </table:table-cell>
          <table:table-cell office:value-type="float" office:value="3.720599">
            <text:p>3.720599</text:p>
          </table:table-cell>
          <table:table-cell office:value-type="float" office:value="3.721856">
            <text:p>3.721856</text:p>
          </table:table-cell>
          <table:table-cell office:value-type="float" office:value="3.725896">
            <text:p>3.725896</text:p>
          </table:table-cell>
          <table:table-cell office:value-type="float" office:value="3.775448">
            <text:p>3.775448</text:p>
          </table:table-cell>
          <table:table-cell office:value-type="float" office:value="3.739006">
            <text:p>3.739006</text:p>
          </table:table-cell>
          <table:table-cell office:value-type="float" office:value="3.74678">
            <text:p>3.74678</text:p>
          </table:table-cell>
          <table:table-cell office:value-type="float" office:value="3.724192">
            <text:p>3.724192</text:p>
          </table:table-cell>
          <table:table-cell office:value-type="float" office:value="3.744069">
            <text:p>3.744069</text:p>
          </table:table-cell>
          <table:table-cell office:value-type="float" office:value="3.753791">
            <text:p>3.753791</text:p>
          </table:table-cell>
          <table:table-cell office:value-type="float" office:value="3.720582">
            <text:p>3.720582</text:p>
          </table:table-cell>
          <table:table-cell office:value-type="float" office:value="3.719654">
            <text:p>3.719654</text:p>
          </table:table-cell>
          <table:table-cell office:value-type="float" office:value="3.742186">
            <text:p>3.742186</text:p>
          </table:table-cell>
          <table:table-cell office:value-type="float" office:value="3.730469">
            <text:p>3.730469</text:p>
          </table:table-cell>
          <table:table-cell office:value-type="float" office:value="3.746833">
            <text:p>3.746833</text:p>
          </table:table-cell>
          <table:table-cell office:value-type="float" office:value="3.747095">
            <text:p>3.747095</text:p>
          </table:table-cell>
          <table:table-cell office:value-type="float" office:value="3.72446">
            <text:p>3.72446</text:p>
          </table:table-cell>
          <table:table-cell office:value-type="float" office:value="3.729983">
            <text:p>3.729983</text:p>
          </table:table-cell>
          <table:table-cell office:value-type="float" office:value="3.72227">
            <text:p>3.72227</text:p>
          </table:table-cell>
          <table:table-cell office:value-type="float" office:value="3.730164">
            <text:p>3.730164</text:p>
          </table:table-cell>
          <table:table-cell office:value-type="float" office:value="3.746078">
            <text:p>3.746078</text:p>
          </table:table-cell>
          <table:table-cell office:value-type="float" office:value="3.750041">
            <text:p>3.750041</text:p>
          </table:table-cell>
          <table:table-cell office:value-type="float" office:value="3.73294">
            <text:p>3.73294</text:p>
          </table:table-cell>
          <table:table-cell office:value-type="float" office:value="3.759863">
            <text:p>3.759863</text:p>
          </table:table-cell>
          <table:table-cell office:value-type="float" office:value="3.741244">
            <text:p>3.741244</text:p>
          </table:table-cell>
          <table:table-cell office:value-type="float" office:value="3.727974">
            <text:p>3.727974</text:p>
          </table:table-cell>
          <table:table-cell office:value-type="float" office:value="3.719855">
            <text:p>3.719855</text:p>
          </table:table-cell>
          <table:table-cell office:value-type="float" office:value="3.735398">
            <text:p>3.735398</text:p>
          </table:table-cell>
          <table:table-cell office:value-type="float" office:value="3.723982">
            <text:p>3.723982</text:p>
          </table:table-cell>
          <table:table-cell office:value-type="float" office:value="3.721414">
            <text:p>3.721414</text:p>
          </table:table-cell>
          <table:table-cell table:formula="of:=AVERAGE([.B27:.AE27])" office:value-type="float" office:value="3.7352248">
            <text:p>3.7352248</text:p>
          </table:table-cell>
          <table:table-cell table:formula="of:=VAR([.B27:.AE27])" office:value-type="float" office:value="0.000190654300786207">
            <text:p>0.0001906543</text:p>
          </table:table-cell>
          <table:table-cell table:formula="of:=STDEV([.B27:.AE27])" office:value-type="float" office:value="0.0138077623381273">
            <text:p>0.0138077623</text:p>
          </table:table-cell>
          <table:table-cell table:formula="of:=CONFIDENCE(0.95;[.AH27];30)" office:value-type="float" office:value="0.000158080085431108">
            <text:p>0.0001580801</text:p>
          </table:table-cell>
          <table:table-cell table:formula="of:=[.AF27]+[.AI27]" office:value-type="float" office:value="3.73538288008543">
            <text:p>3.7353828801</text:p>
          </table:table-cell>
          <table:table-cell table:formula="of:=[.AF27]-[.AI27]" office:value-type="float" office:value="3.73506671991457">
            <text:p>3.73506671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92016">
            <text:p>8.92016</text:p>
          </table:table-cell>
          <table:table-cell office:value-type="float" office:value="8.82036">
            <text:p>8.82036</text:p>
          </table:table-cell>
          <table:table-cell office:value-type="float" office:value="8.908996">
            <text:p>8.908996</text:p>
          </table:table-cell>
          <table:table-cell office:value-type="float" office:value="8.823338">
            <text:p>8.823338</text:p>
          </table:table-cell>
          <table:table-cell office:value-type="float" office:value="8.848827">
            <text:p>8.848827</text:p>
          </table:table-cell>
          <table:table-cell office:value-type="float" office:value="8.871339">
            <text:p>8.871339</text:p>
          </table:table-cell>
          <table:table-cell office:value-type="float" office:value="8.895962">
            <text:p>8.895962</text:p>
          </table:table-cell>
          <table:table-cell office:value-type="float" office:value="8.865685">
            <text:p>8.865685</text:p>
          </table:table-cell>
          <table:table-cell office:value-type="float" office:value="8.847812">
            <text:p>8.847812</text:p>
          </table:table-cell>
          <table:table-cell office:value-type="float" office:value="8.847675">
            <text:p>8.847675</text:p>
          </table:table-cell>
          <table:table-cell office:value-type="float" office:value="8.893436">
            <text:p>8.893436</text:p>
          </table:table-cell>
          <table:table-cell office:value-type="float" office:value="8.832278">
            <text:p>8.832278</text:p>
          </table:table-cell>
          <table:table-cell office:value-type="float" office:value="8.81896">
            <text:p>8.81896</text:p>
          </table:table-cell>
          <table:table-cell office:value-type="float" office:value="8.869869">
            <text:p>8.869869</text:p>
          </table:table-cell>
          <table:table-cell office:value-type="float" office:value="8.874049">
            <text:p>8.874049</text:p>
          </table:table-cell>
          <table:table-cell office:value-type="float" office:value="8.809907">
            <text:p>8.809907</text:p>
          </table:table-cell>
          <table:table-cell office:value-type="float" office:value="8.827577">
            <text:p>8.827577</text:p>
          </table:table-cell>
          <table:table-cell office:value-type="float" office:value="8.991426">
            <text:p>8.991426</text:p>
          </table:table-cell>
          <table:table-cell office:value-type="float" office:value="8.81904">
            <text:p>8.81904</text:p>
          </table:table-cell>
          <table:table-cell office:value-type="float" office:value="8.817847">
            <text:p>8.817847</text:p>
          </table:table-cell>
          <table:table-cell office:value-type="float" office:value="8.837293">
            <text:p>8.837293</text:p>
          </table:table-cell>
          <table:table-cell office:value-type="float" office:value="8.877654">
            <text:p>8.877654</text:p>
          </table:table-cell>
          <table:table-cell office:value-type="float" office:value="8.83515">
            <text:p>8.83515</text:p>
          </table:table-cell>
          <table:table-cell office:value-type="float" office:value="8.910589">
            <text:p>8.910589</text:p>
          </table:table-cell>
          <table:table-cell office:value-type="float" office:value="8.943151">
            <text:p>8.943151</text:p>
          </table:table-cell>
          <table:table-cell office:value-type="float" office:value="8.863139">
            <text:p>8.863139</text:p>
          </table:table-cell>
          <table:table-cell office:value-type="float" office:value="8.859341">
            <text:p>8.859341</text:p>
          </table:table-cell>
          <table:table-cell office:value-type="float" office:value="8.86078">
            <text:p>8.86078</text:p>
          </table:table-cell>
          <table:table-cell office:value-type="float" office:value="8.869846">
            <text:p>8.869846</text:p>
          </table:table-cell>
          <table:table-cell office:value-type="float" office:value="8.807912">
            <text:p>8.807912</text:p>
          </table:table-cell>
          <table:table-cell table:formula="of:=AVERAGE([.B28:.AE28])" office:value-type="float" office:value="8.86231326666667">
            <text:p>8.8623132667</text:p>
          </table:table-cell>
          <table:table-cell table:formula="of:=VAR([.B28:.AE28])" office:value-type="float" office:value="0.00181195805937471">
            <text:p>0.0018119581</text:p>
          </table:table-cell>
          <table:table-cell table:formula="of:=STDEV([.B28:.AE28])" office:value-type="float" office:value="0.0425671006691167">
            <text:p>0.0425671007</text:p>
          </table:table-cell>
          <table:table-cell table:formula="of:=CONFIDENCE(0.95;[.AH28];30)" office:value-type="float" office:value="0.000487335365828811">
            <text:p>0.0004873354</text:p>
          </table:table-cell>
          <table:table-cell table:formula="of:=[.AF28]+[.AI28]" office:value-type="float" office:value="8.8628006020325">
            <text:p>8.862800602</text:p>
          </table:table-cell>
          <table:table-cell table:formula="of:=[.AF28]-[.AI28]" office:value-type="float" office:value="8.86182593130084">
            <text:p>8.86182593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.490301">
            <text:p>11.490301</text:p>
          </table:table-cell>
          <table:table-cell office:value-type="float" office:value="11.507159">
            <text:p>11.507159</text:p>
          </table:table-cell>
          <table:table-cell office:value-type="float" office:value="11.476708">
            <text:p>11.476708</text:p>
          </table:table-cell>
          <table:table-cell office:value-type="float" office:value="11.503002">
            <text:p>11.503002</text:p>
          </table:table-cell>
          <table:table-cell office:value-type="float" office:value="11.597971">
            <text:p>11.597971</text:p>
          </table:table-cell>
          <table:table-cell office:value-type="float" office:value="11.568362">
            <text:p>11.568362</text:p>
          </table:table-cell>
          <table:table-cell office:value-type="float" office:value="11.508973">
            <text:p>11.508973</text:p>
          </table:table-cell>
          <table:table-cell office:value-type="float" office:value="11.537334">
            <text:p>11.537334</text:p>
          </table:table-cell>
          <table:table-cell office:value-type="float" office:value="11.533194">
            <text:p>11.533194</text:p>
          </table:table-cell>
          <table:table-cell office:value-type="float" office:value="11.485463">
            <text:p>11.485463</text:p>
          </table:table-cell>
          <table:table-cell office:value-type="float" office:value="11.544567">
            <text:p>11.544567</text:p>
          </table:table-cell>
          <table:table-cell office:value-type="float" office:value="11.545576">
            <text:p>11.545576</text:p>
          </table:table-cell>
          <table:table-cell office:value-type="float" office:value="11.479133">
            <text:p>11.479133</text:p>
          </table:table-cell>
          <table:table-cell office:value-type="float" office:value="11.501685">
            <text:p>11.501685</text:p>
          </table:table-cell>
          <table:table-cell office:value-type="float" office:value="11.54973">
            <text:p>11.54973</text:p>
          </table:table-cell>
          <table:table-cell office:value-type="float" office:value="11.4632">
            <text:p>11.4632</text:p>
          </table:table-cell>
          <table:table-cell office:value-type="float" office:value="11.534714">
            <text:p>11.534714</text:p>
          </table:table-cell>
          <table:table-cell office:value-type="float" office:value="11.595548">
            <text:p>11.595548</text:p>
          </table:table-cell>
          <table:table-cell office:value-type="float" office:value="11.610317">
            <text:p>11.610317</text:p>
          </table:table-cell>
          <table:table-cell office:value-type="float" office:value="11.486787">
            <text:p>11.486787</text:p>
          </table:table-cell>
          <table:table-cell office:value-type="float" office:value="11.603072">
            <text:p>11.603072</text:p>
          </table:table-cell>
          <table:table-cell office:value-type="float" office:value="11.568981">
            <text:p>11.568981</text:p>
          </table:table-cell>
          <table:table-cell office:value-type="float" office:value="11.548257">
            <text:p>11.548257</text:p>
          </table:table-cell>
          <table:table-cell office:value-type="float" office:value="11.536444">
            <text:p>11.536444</text:p>
          </table:table-cell>
          <table:table-cell office:value-type="float" office:value="11.479699">
            <text:p>11.479699</text:p>
          </table:table-cell>
          <table:table-cell office:value-type="float" office:value="11.474389">
            <text:p>11.474389</text:p>
          </table:table-cell>
          <table:table-cell office:value-type="float" office:value="11.535088">
            <text:p>11.535088</text:p>
          </table:table-cell>
          <table:table-cell office:value-type="float" office:value="11.714237">
            <text:p>11.714237</text:p>
          </table:table-cell>
          <table:table-cell office:value-type="float" office:value="11.50251">
            <text:p>11.50251</text:p>
          </table:table-cell>
          <table:table-cell office:value-type="float" office:value="11.485662">
            <text:p>11.485662</text:p>
          </table:table-cell>
          <table:table-cell table:formula="of:=AVERAGE([.B29:.AE29])" office:value-type="float" office:value="11.5322687666667">
            <text:p>11.5322687667</text:p>
          </table:table-cell>
          <table:table-cell table:formula="of:=VAR([.B29:.AE29])" office:value-type="float" office:value="0.00293011828294369">
            <text:p>0.0029301183</text:p>
          </table:table-cell>
          <table:table-cell table:formula="of:=STDEV([.B29:.AE29])" office:value-type="float" office:value="0.0541305669926308">
            <text:p>0.054130567</text:p>
          </table:table-cell>
          <table:table-cell table:formula="of:=CONFIDENCE(0.95;[.AH29];30)" office:value-type="float" office:value="0.000619721316538096">
            <text:p>0.0006197213</text:p>
          </table:table-cell>
          <table:table-cell table:formula="of:=[.AF29]+[.AI29]" office:value-type="float" office:value="11.5328884879832">
            <text:p>11.532888488</text:p>
          </table:table-cell>
          <table:table-cell table:formula="of:=[.AF29]-[.AI29]" office:value-type="float" office:value="11.5316490453501">
            <text:p>11.53164904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.800563">
            <text:p>12.800563</text:p>
          </table:table-cell>
          <table:table-cell office:value-type="float" office:value="12.7671">
            <text:p>12.7671</text:p>
          </table:table-cell>
          <table:table-cell office:value-type="float" office:value="12.8031">
            <text:p>12.8031</text:p>
          </table:table-cell>
          <table:table-cell office:value-type="float" office:value="12.740458">
            <text:p>12.740458</text:p>
          </table:table-cell>
          <table:table-cell office:value-type="float" office:value="12.731725">
            <text:p>12.731725</text:p>
          </table:table-cell>
          <table:table-cell office:value-type="float" office:value="12.846864">
            <text:p>12.846864</text:p>
          </table:table-cell>
          <table:table-cell office:value-type="float" office:value="13.004849">
            <text:p>13.004849</text:p>
          </table:table-cell>
          <table:table-cell office:value-type="float" office:value="12.766177">
            <text:p>12.766177</text:p>
          </table:table-cell>
          <table:table-cell office:value-type="float" office:value="12.76792">
            <text:p>12.76792</text:p>
          </table:table-cell>
          <table:table-cell office:value-type="float" office:value="12.885614">
            <text:p>12.885614</text:p>
          </table:table-cell>
          <table:table-cell office:value-type="float" office:value="12.833755">
            <text:p>12.833755</text:p>
          </table:table-cell>
          <table:table-cell office:value-type="float" office:value="12.832962">
            <text:p>12.832962</text:p>
          </table:table-cell>
          <table:table-cell office:value-type="float" office:value="12.762378">
            <text:p>12.762378</text:p>
          </table:table-cell>
          <table:table-cell office:value-type="float" office:value="12.952139">
            <text:p>12.952139</text:p>
          </table:table-cell>
          <table:table-cell office:value-type="float" office:value="12.761518">
            <text:p>12.761518</text:p>
          </table:table-cell>
          <table:table-cell office:value-type="float" office:value="12.84632">
            <text:p>12.84632</text:p>
          </table:table-cell>
          <table:table-cell office:value-type="float" office:value="12.880856">
            <text:p>12.880856</text:p>
          </table:table-cell>
          <table:table-cell office:value-type="float" office:value="12.754107">
            <text:p>12.754107</text:p>
          </table:table-cell>
          <table:table-cell office:value-type="float" office:value="12.770092">
            <text:p>12.770092</text:p>
          </table:table-cell>
          <table:table-cell office:value-type="float" office:value="12.867293">
            <text:p>12.867293</text:p>
          </table:table-cell>
          <table:table-cell office:value-type="float" office:value="12.807851">
            <text:p>12.807851</text:p>
          </table:table-cell>
          <table:table-cell office:value-type="float" office:value="12.799034">
            <text:p>12.799034</text:p>
          </table:table-cell>
          <table:table-cell office:value-type="float" office:value="12.870152">
            <text:p>12.870152</text:p>
          </table:table-cell>
          <table:table-cell office:value-type="float" office:value="12.748308">
            <text:p>12.748308</text:p>
          </table:table-cell>
          <table:table-cell office:value-type="float" office:value="12.849405">
            <text:p>12.849405</text:p>
          </table:table-cell>
          <table:table-cell office:value-type="float" office:value="12.742358">
            <text:p>12.742358</text:p>
          </table:table-cell>
          <table:table-cell office:value-type="float" office:value="12.793383">
            <text:p>12.793383</text:p>
          </table:table-cell>
          <table:table-cell office:value-type="float" office:value="12.828982">
            <text:p>12.828982</text:p>
          </table:table-cell>
          <table:table-cell office:value-type="float" office:value="12.743745">
            <text:p>12.743745</text:p>
          </table:table-cell>
          <table:table-cell office:value-type="float" office:value="12.787396">
            <text:p>12.787396</text:p>
          </table:table-cell>
          <table:table-cell table:formula="of:=AVERAGE([.B30:.AE30])" office:value-type="float" office:value="12.8115468">
            <text:p>12.8115468</text:p>
          </table:table-cell>
          <table:table-cell table:formula="of:=VAR([.B30:.AE30])" office:value-type="float" office:value="0.00417478399782069">
            <text:p>0.004174784</text:p>
          </table:table-cell>
          <table:table-cell table:formula="of:=STDEV([.B30:.AE30])" office:value-type="float" office:value="0.0646125684199343">
            <text:p>0.0646125684</text:p>
          </table:table-cell>
          <table:table-cell table:formula="of:=CONFIDENCE(0.95;[.AH30];30)" office:value-type="float" office:value="0.00073972596613593">
            <text:p>0.000739726</text:p>
          </table:table-cell>
          <table:table-cell table:formula="of:=[.AF30]+[.AI30]" office:value-type="float" office:value="12.8122865259661">
            <text:p>12.812286526</text:p>
          </table:table-cell>
          <table:table-cell table:formula="of:=[.AF30]-[.AI30]" office:value-type="float" office:value="12.8108070740339">
            <text:p>12.8108070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.010704">
            <text:p>17.010704</text:p>
          </table:table-cell>
          <table:table-cell office:value-type="float" office:value="16.919327">
            <text:p>16.919327</text:p>
          </table:table-cell>
          <table:table-cell office:value-type="float" office:value="17.043342">
            <text:p>17.043342</text:p>
          </table:table-cell>
          <table:table-cell office:value-type="float" office:value="16.93606">
            <text:p>16.93606</text:p>
          </table:table-cell>
          <table:table-cell office:value-type="float" office:value="16.998699">
            <text:p>16.998699</text:p>
          </table:table-cell>
          <table:table-cell office:value-type="float" office:value="17.017294">
            <text:p>17.017294</text:p>
          </table:table-cell>
          <table:table-cell office:value-type="float" office:value="16.969337">
            <text:p>16.969337</text:p>
          </table:table-cell>
          <table:table-cell office:value-type="float" office:value="16.97533">
            <text:p>16.97533</text:p>
          </table:table-cell>
          <table:table-cell office:value-type="float" office:value="16.95045">
            <text:p>16.95045</text:p>
          </table:table-cell>
          <table:table-cell office:value-type="float" office:value="17.026686">
            <text:p>17.026686</text:p>
          </table:table-cell>
          <table:table-cell office:value-type="float" office:value="17.099285">
            <text:p>17.099285</text:p>
          </table:table-cell>
          <table:table-cell office:value-type="float" office:value="17.033589">
            <text:p>17.033589</text:p>
          </table:table-cell>
          <table:table-cell office:value-type="float" office:value="16.934644">
            <text:p>16.934644</text:p>
          </table:table-cell>
          <table:table-cell office:value-type="float" office:value="17.076202">
            <text:p>17.076202</text:p>
          </table:table-cell>
          <table:table-cell office:value-type="float" office:value="17.077893">
            <text:p>17.077893</text:p>
          </table:table-cell>
          <table:table-cell office:value-type="float" office:value="17.010944">
            <text:p>17.010944</text:p>
          </table:table-cell>
          <table:table-cell office:value-type="float" office:value="17.048878">
            <text:p>17.048878</text:p>
          </table:table-cell>
          <table:table-cell office:value-type="float" office:value="17.039073">
            <text:p>17.039073</text:p>
          </table:table-cell>
          <table:table-cell office:value-type="float" office:value="17.027768">
            <text:p>17.027768</text:p>
          </table:table-cell>
          <table:table-cell office:value-type="float" office:value="16.90981">
            <text:p>16.90981</text:p>
          </table:table-cell>
          <table:table-cell office:value-type="float" office:value="17.113489">
            <text:p>17.113489</text:p>
          </table:table-cell>
          <table:table-cell office:value-type="float" office:value="17.022543">
            <text:p>17.022543</text:p>
          </table:table-cell>
          <table:table-cell office:value-type="float" office:value="16.928972">
            <text:p>16.928972</text:p>
          </table:table-cell>
          <table:table-cell office:value-type="float" office:value="16.919169">
            <text:p>16.919169</text:p>
          </table:table-cell>
          <table:table-cell office:value-type="float" office:value="16.962189">
            <text:p>16.962189</text:p>
          </table:table-cell>
          <table:table-cell office:value-type="float" office:value="17.344054">
            <text:p>17.344054</text:p>
          </table:table-cell>
          <table:table-cell office:value-type="float" office:value="17.117166">
            <text:p>17.117166</text:p>
          </table:table-cell>
          <table:table-cell office:value-type="float" office:value="17.035929">
            <text:p>17.035929</text:p>
          </table:table-cell>
          <table:table-cell office:value-type="float" office:value="17.111602">
            <text:p>17.111602</text:p>
          </table:table-cell>
          <table:table-cell office:value-type="float" office:value="16.987829">
            <text:p>16.987829</text:p>
          </table:table-cell>
          <table:table-cell table:formula="of:=AVERAGE([.B31:.AE31])" office:value-type="float" office:value="17.0216085666667">
            <text:p>17.0216085667</text:p>
          </table:table-cell>
          <table:table-cell table:formula="of:=VAR([.B31:.AE31])" office:value-type="float" office:value="0.0074504115072885">
            <text:p>0.0074504115</text:p>
          </table:table-cell>
          <table:table-cell table:formula="of:=STDEV([.B31:.AE31])" office:value-type="float" office:value="0.0863157662729614">
            <text:p>0.0863157663</text:p>
          </table:table-cell>
          <table:table-cell table:formula="of:=CONFIDENCE(0.95;[.AH31];30)" office:value-type="float" office:value="0.00098819804196687">
            <text:p>0.000988198</text:p>
          </table:table-cell>
          <table:table-cell table:formula="of:=[.AF31]+[.AI31]" office:value-type="float" office:value="17.0225967647086">
            <text:p>17.0225967647</text:p>
          </table:table-cell>
          <table:table-cell table:formula="of:=[.AF31]-[.AI31]" office:value-type="float" office:value="17.0206203686247">
            <text:p>17.020620368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.278005">
            <text:p>19.278005</text:p>
          </table:table-cell>
          <table:table-cell office:value-type="float" office:value="19.330104">
            <text:p>19.330104</text:p>
          </table:table-cell>
          <table:table-cell office:value-type="float" office:value="19.324216">
            <text:p>19.324216</text:p>
          </table:table-cell>
          <table:table-cell office:value-type="float" office:value="19.381581">
            <text:p>19.381581</text:p>
          </table:table-cell>
          <table:table-cell office:value-type="float" office:value="19.288573">
            <text:p>19.288573</text:p>
          </table:table-cell>
          <table:table-cell office:value-type="float" office:value="19.411684">
            <text:p>19.411684</text:p>
          </table:table-cell>
          <table:table-cell office:value-type="float" office:value="19.383364">
            <text:p>19.383364</text:p>
          </table:table-cell>
          <table:table-cell office:value-type="float" office:value="19.294299">
            <text:p>19.294299</text:p>
          </table:table-cell>
          <table:table-cell office:value-type="float" office:value="19.385174">
            <text:p>19.385174</text:p>
          </table:table-cell>
          <table:table-cell office:value-type="float" office:value="19.270392">
            <text:p>19.270392</text:p>
          </table:table-cell>
          <table:table-cell office:value-type="float" office:value="19.288765">
            <text:p>19.288765</text:p>
          </table:table-cell>
          <table:table-cell office:value-type="float" office:value="19.37392">
            <text:p>19.37392</text:p>
          </table:table-cell>
          <table:table-cell office:value-type="float" office:value="19.382037">
            <text:p>19.382037</text:p>
          </table:table-cell>
          <table:table-cell office:value-type="float" office:value="19.381408">
            <text:p>19.381408</text:p>
          </table:table-cell>
          <table:table-cell office:value-type="float" office:value="19.353098">
            <text:p>19.353098</text:p>
          </table:table-cell>
          <table:table-cell office:value-type="float" office:value="19.400518">
            <text:p>19.400518</text:p>
          </table:table-cell>
          <table:table-cell office:value-type="float" office:value="19.414069">
            <text:p>19.414069</text:p>
          </table:table-cell>
          <table:table-cell office:value-type="float" office:value="19.52927">
            <text:p>19.52927</text:p>
          </table:table-cell>
          <table:table-cell office:value-type="float" office:value="19.394954">
            <text:p>19.394954</text:p>
          </table:table-cell>
          <table:table-cell office:value-type="float" office:value="19.356273">
            <text:p>19.356273</text:p>
          </table:table-cell>
          <table:table-cell office:value-type="float" office:value="19.373517">
            <text:p>19.373517</text:p>
          </table:table-cell>
          <table:table-cell office:value-type="float" office:value="19.255411">
            <text:p>19.255411</text:p>
          </table:table-cell>
          <table:table-cell office:value-type="float" office:value="19.375651">
            <text:p>19.375651</text:p>
          </table:table-cell>
          <table:table-cell office:value-type="float" office:value="19.275018">
            <text:p>19.275018</text:p>
          </table:table-cell>
          <table:table-cell office:value-type="float" office:value="19.418845">
            <text:p>19.418845</text:p>
          </table:table-cell>
          <table:table-cell office:value-type="float" office:value="19.269553">
            <text:p>19.269553</text:p>
          </table:table-cell>
          <table:table-cell office:value-type="float" office:value="19.372897">
            <text:p>19.372897</text:p>
          </table:table-cell>
          <table:table-cell office:value-type="float" office:value="19.41416">
            <text:p>19.41416</text:p>
          </table:table-cell>
          <table:table-cell office:value-type="float" office:value="19.38226">
            <text:p>19.38226</text:p>
          </table:table-cell>
          <table:table-cell office:value-type="float" office:value="20.57599">
            <text:p>20.57599</text:p>
          </table:table-cell>
          <table:table-cell table:formula="of:=AVERAGE([.B32:.AE32])" office:value-type="float" office:value="19.3978335333333">
            <text:p>19.3978335333</text:p>
          </table:table-cell>
          <table:table-cell table:formula="of:=VAR([.B32:.AE32])" office:value-type="float" office:value="0.0531342201901886">
            <text:p>0.0531342202</text:p>
          </table:table-cell>
          <table:table-cell table:formula="of:=STDEV([.B32:.AE32])" office:value-type="float" office:value="0.230508611965342">
            <text:p>0.230508612</text:p>
          </table:table-cell>
          <table:table-cell table:formula="of:=CONFIDENCE(0.95;[.AH32];30)" office:value-type="float" office:value="0.00263900986849035">
            <text:p>0.0026390099</text:p>
          </table:table-cell>
          <table:table-cell table:formula="of:=[.AF32]+[.AI32]" office:value-type="float" office:value="19.4004725432018">
            <text:p>19.4004725432</text:p>
          </table:table-cell>
          <table:table-cell table:formula="of:=[.AF32]-[.AI32]" office:value-type="float" office:value="19.3951945234648">
            <text:p>19.39519452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.234336">
            <text:p>28.234336</text:p>
          </table:table-cell>
          <table:table-cell office:value-type="float" office:value="28.335202">
            <text:p>28.335202</text:p>
          </table:table-cell>
          <table:table-cell office:value-type="float" office:value="28.266352">
            <text:p>28.266352</text:p>
          </table:table-cell>
          <table:table-cell office:value-type="float" office:value="28.363764">
            <text:p>28.363764</text:p>
          </table:table-cell>
          <table:table-cell office:value-type="float" office:value="28.444963">
            <text:p>28.444963</text:p>
          </table:table-cell>
          <table:table-cell office:value-type="float" office:value="28.265573">
            <text:p>28.265573</text:p>
          </table:table-cell>
          <table:table-cell office:value-type="float" office:value="28.513304">
            <text:p>28.513304</text:p>
          </table:table-cell>
          <table:table-cell office:value-type="float" office:value="28.326602">
            <text:p>28.326602</text:p>
          </table:table-cell>
          <table:table-cell office:value-type="float" office:value="28.206342">
            <text:p>28.206342</text:p>
          </table:table-cell>
          <table:table-cell office:value-type="float" office:value="28.244941">
            <text:p>28.244941</text:p>
          </table:table-cell>
          <table:table-cell office:value-type="float" office:value="28.354214">
            <text:p>28.354214</text:p>
          </table:table-cell>
          <table:table-cell office:value-type="float" office:value="28.387402">
            <text:p>28.387402</text:p>
          </table:table-cell>
          <table:table-cell office:value-type="float" office:value="28.270047">
            <text:p>28.270047</text:p>
          </table:table-cell>
          <table:table-cell office:value-type="float" office:value="28.231316">
            <text:p>28.231316</text:p>
          </table:table-cell>
          <table:table-cell office:value-type="float" office:value="28.341921">
            <text:p>28.341921</text:p>
          </table:table-cell>
          <table:table-cell office:value-type="float" office:value="28.83803">
            <text:p>28.83803</text:p>
          </table:table-cell>
          <table:table-cell office:value-type="float" office:value="28.394243">
            <text:p>28.394243</text:p>
          </table:table-cell>
          <table:table-cell office:value-type="float" office:value="28.394493">
            <text:p>28.394493</text:p>
          </table:table-cell>
          <table:table-cell office:value-type="float" office:value="28.37418">
            <text:p>28.37418</text:p>
          </table:table-cell>
          <table:table-cell office:value-type="float" office:value="28.311622">
            <text:p>28.311622</text:p>
          </table:table-cell>
          <table:table-cell office:value-type="float" office:value="28.279136">
            <text:p>28.279136</text:p>
          </table:table-cell>
          <table:table-cell office:value-type="float" office:value="28.360138">
            <text:p>28.360138</text:p>
          </table:table-cell>
          <table:table-cell office:value-type="float" office:value="28.791546">
            <text:p>28.791546</text:p>
          </table:table-cell>
          <table:table-cell office:value-type="float" office:value="28.254912">
            <text:p>28.254912</text:p>
          </table:table-cell>
          <table:table-cell office:value-type="float" office:value="28.359126">
            <text:p>28.359126</text:p>
          </table:table-cell>
          <table:table-cell office:value-type="float" office:value="28.371196">
            <text:p>28.371196</text:p>
          </table:table-cell>
          <table:table-cell office:value-type="float" office:value="28.270722">
            <text:p>28.270722</text:p>
          </table:table-cell>
          <table:table-cell office:value-type="float" office:value="28.21773">
            <text:p>28.21773</text:p>
          </table:table-cell>
          <table:table-cell office:value-type="float" office:value="28.21702">
            <text:p>28.21702</text:p>
          </table:table-cell>
          <table:table-cell office:value-type="float" office:value="28.1983">
            <text:p>28.1983</text:p>
          </table:table-cell>
          <table:table-cell table:formula="of:=AVERAGE([.B33:.AE33])" office:value-type="float" office:value="28.3472891">
            <text:p>28.3472891</text:p>
          </table:table-cell>
          <table:table-cell table:formula="of:=VAR([.B33:.AE33])" office:value-type="float" office:value="0.0219264290745759">
            <text:p>0.0219264291</text:p>
          </table:table-cell>
          <table:table-cell table:formula="of:=STDEV([.B33:.AE33])" office:value-type="float" office:value="0.148075754512938">
            <text:p>0.1480757545</text:p>
          </table:table-cell>
          <table:table-cell table:formula="of:=CONFIDENCE(0.95;[.AH33];30)" office:value-type="float" office:value="0.00169526584760552">
            <text:p>0.0016952658</text:p>
          </table:table-cell>
          <table:table-cell table:formula="of:=[.AF33]+[.AI33]" office:value-type="float" office:value="28.3489843658476">
            <text:p>28.3489843658</text:p>
          </table:table-cell>
          <table:table-cell table:formula="of:=[.AF33]-[.AI33]" office:value-type="float" office:value="28.3455938341524">
            <text:p>28.34559383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.777691">
            <text:p>60.777691</text:p>
          </table:table-cell>
          <table:table-cell office:value-type="float" office:value="60.422924">
            <text:p>60.422924</text:p>
          </table:table-cell>
          <table:table-cell office:value-type="float" office:value="60.526801">
            <text:p>60.526801</text:p>
          </table:table-cell>
          <table:table-cell office:value-type="float" office:value="60.145888">
            <text:p>60.145888</text:p>
          </table:table-cell>
          <table:table-cell office:value-type="float" office:value="60.046358">
            <text:p>60.046358</text:p>
          </table:table-cell>
          <table:table-cell office:value-type="float" office:value="60.091537">
            <text:p>60.091537</text:p>
          </table:table-cell>
          <table:table-cell office:value-type="float" office:value="60.095689">
            <text:p>60.095689</text:p>
          </table:table-cell>
          <table:table-cell office:value-type="float" office:value="60.405683">
            <text:p>60.405683</text:p>
          </table:table-cell>
          <table:table-cell office:value-type="float" office:value="60.446689">
            <text:p>60.446689</text:p>
          </table:table-cell>
          <table:table-cell office:value-type="float" office:value="60.106">
            <text:p>60.106</text:p>
          </table:table-cell>
          <table:table-cell office:value-type="float" office:value="60.084102">
            <text:p>60.084102</text:p>
          </table:table-cell>
          <table:table-cell office:value-type="float" office:value="60.142547">
            <text:p>60.142547</text:p>
          </table:table-cell>
          <table:table-cell office:value-type="float" office:value="60.394458">
            <text:p>60.394458</text:p>
          </table:table-cell>
          <table:table-cell office:value-type="float" office:value="60.347186">
            <text:p>60.347186</text:p>
          </table:table-cell>
          <table:table-cell office:value-type="float" office:value="60.28858">
            <text:p>60.28858</text:p>
          </table:table-cell>
          <table:table-cell office:value-type="float" office:value="60.075106">
            <text:p>60.075106</text:p>
          </table:table-cell>
          <table:table-cell office:value-type="float" office:value="60.356745">
            <text:p>60.356745</text:p>
          </table:table-cell>
          <table:table-cell office:value-type="float" office:value="60.530095">
            <text:p>60.530095</text:p>
          </table:table-cell>
          <table:table-cell office:value-type="float" office:value="60.280756">
            <text:p>60.280756</text:p>
          </table:table-cell>
          <table:table-cell office:value-type="float" office:value="61.08987">
            <text:p>61.08987</text:p>
          </table:table-cell>
          <table:table-cell office:value-type="float" office:value="60.037292">
            <text:p>60.037292</text:p>
          </table:table-cell>
          <table:table-cell office:value-type="float" office:value="60.3279">
            <text:p>60.3279</text:p>
          </table:table-cell>
          <table:table-cell office:value-type="float" office:value="60.364904">
            <text:p>60.364904</text:p>
          </table:table-cell>
          <table:table-cell office:value-type="float" office:value="60.124546">
            <text:p>60.124546</text:p>
          </table:table-cell>
          <table:table-cell office:value-type="float" office:value="64.264636">
            <text:p>64.264636</text:p>
          </table:table-cell>
          <table:table-cell office:value-type="float" office:value="63.964882">
            <text:p>63.964882</text:p>
          </table:table-cell>
          <table:table-cell office:value-type="float" office:value="64.212436">
            <text:p>64.212436</text:p>
          </table:table-cell>
          <table:table-cell office:value-type="float" office:value="63.982538">
            <text:p>63.982538</text:p>
          </table:table-cell>
          <table:table-cell office:value-type="float" office:value="63.685226">
            <text:p>63.685226</text:p>
          </table:table-cell>
          <table:table-cell office:value-type="float" office:value="63.672597">
            <text:p>63.672597</text:p>
          </table:table-cell>
          <table:table-cell table:formula="of:=AVERAGE([.B34:.AE34])" office:value-type="float" office:value="61.0430554">
            <text:p>61.0430554</text:p>
          </table:table-cell>
          <table:table-cell table:formula="of:=VAR([.B34:.AE34])" office:value-type="float" office:value="2.26706862110094">
            <text:p>2.2670686211</text:p>
          </table:table-cell>
          <table:table-cell table:formula="of:=STDEV([.B34:.AE34])" office:value-type="float" office:value="1.50567879081195">
            <text:p>1.5056787908</text:p>
          </table:table-cell>
          <table:table-cell table:formula="of:=CONFIDENCE(0.95;[.AH34];30)" office:value-type="float" office:value="0.0172379728195439">
            <text:p>0.0172379728</text:p>
          </table:table-cell>
          <table:table-cell table:formula="of:=[.AF34]+[.AI34]" office:value-type="float" office:value="61.0602933728196">
            <text:p>61.0602933728</text:p>
          </table:table-cell>
          <table:table-cell table:formula="of:=[.AF34]-[.AI34]" office:value-type="float" office:value="61.0258174271805">
            <text:p>61.02581742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2.691305">
            <text:p>82.691305</text:p>
          </table:table-cell>
          <table:table-cell office:value-type="float" office:value="82.675776">
            <text:p>82.675776</text:p>
          </table:table-cell>
          <table:table-cell office:value-type="float" office:value="82.228004">
            <text:p>82.228004</text:p>
          </table:table-cell>
          <table:table-cell office:value-type="float" office:value="82.192593">
            <text:p>82.192593</text:p>
          </table:table-cell>
          <table:table-cell office:value-type="float" office:value="82.140774">
            <text:p>82.140774</text:p>
          </table:table-cell>
          <table:table-cell office:value-type="float" office:value="81.874417">
            <text:p>81.874417</text:p>
          </table:table-cell>
          <table:table-cell office:value-type="float" office:value="82.085477">
            <text:p>82.085477</text:p>
          </table:table-cell>
          <table:table-cell office:value-type="float" office:value="82.842606">
            <text:p>82.842606</text:p>
          </table:table-cell>
          <table:table-cell office:value-type="float" office:value="82.867433">
            <text:p>82.867433</text:p>
          </table:table-cell>
          <table:table-cell office:value-type="float" office:value="82.393493">
            <text:p>82.393493</text:p>
          </table:table-cell>
          <table:table-cell office:value-type="float" office:value="82.395337">
            <text:p>82.395337</text:p>
          </table:table-cell>
          <table:table-cell office:value-type="float" office:value="79.813661">
            <text:p>79.813661</text:p>
          </table:table-cell>
          <table:table-cell office:value-type="float" office:value="78.516777">
            <text:p>78.516777</text:p>
          </table:table-cell>
          <table:table-cell office:value-type="float" office:value="78.495164">
            <text:p>78.495164</text:p>
          </table:table-cell>
          <table:table-cell office:value-type="float" office:value="78.073064">
            <text:p>78.073064</text:p>
          </table:table-cell>
          <table:table-cell office:value-type="float" office:value="78.488351">
            <text:p>78.488351</text:p>
          </table:table-cell>
          <table:table-cell office:value-type="float" office:value="78.093303">
            <text:p>78.093303</text:p>
          </table:table-cell>
          <table:table-cell office:value-type="float" office:value="78.015714">
            <text:p>78.015714</text:p>
          </table:table-cell>
          <table:table-cell office:value-type="float" office:value="78.961672">
            <text:p>78.961672</text:p>
          </table:table-cell>
          <table:table-cell office:value-type="float" office:value="78.334806">
            <text:p>78.334806</text:p>
          </table:table-cell>
          <table:table-cell office:value-type="float" office:value="78.756054">
            <text:p>78.756054</text:p>
          </table:table-cell>
          <table:table-cell office:value-type="float" office:value="78.169348">
            <text:p>78.169348</text:p>
          </table:table-cell>
          <table:table-cell office:value-type="float" office:value="78.065068">
            <text:p>78.065068</text:p>
          </table:table-cell>
          <table:table-cell office:value-type="float" office:value="78.77049">
            <text:p>78.77049</text:p>
          </table:table-cell>
          <table:table-cell office:value-type="float" office:value="79.301099">
            <text:p>79.301099</text:p>
          </table:table-cell>
          <table:table-cell office:value-type="float" office:value="78.257008">
            <text:p>78.257008</text:p>
          </table:table-cell>
          <table:table-cell office:value-type="float" office:value="78.084461">
            <text:p>78.084461</text:p>
          </table:table-cell>
          <table:table-cell office:value-type="float" office:value="78.491812">
            <text:p>78.491812</text:p>
          </table:table-cell>
          <table:table-cell office:value-type="float" office:value="78.200642">
            <text:p>78.200642</text:p>
          </table:table-cell>
          <table:table-cell office:value-type="float" office:value="78.552523">
            <text:p>78.552523</text:p>
          </table:table-cell>
          <table:table-cell table:formula="of:=AVERAGE([.B35:.AE35])" office:value-type="float" office:value="79.9276077333333">
            <text:p>79.9276077333</text:p>
          </table:table-cell>
          <table:table-cell table:formula="of:=VAR([.B35:.AE35])" office:value-type="float" office:value="3.83140069504634">
            <text:p>3.831400695</text:p>
          </table:table-cell>
          <table:table-cell table:formula="of:=STDEV([.B35:.AE35])" office:value-type="float" office:value="1.95739640723241">
            <text:p>1.9573964072</text:p>
          </table:table-cell>
          <table:table-cell table:formula="of:=CONFIDENCE(0.95;[.AH35];30)" office:value-type="float" office:value="0.0224095247079556">
            <text:p>0.0224095247</text:p>
          </table:table-cell>
          <table:table-cell table:formula="of:=[.AF35]+[.AI35]" office:value-type="float" office:value="79.9500172580413">
            <text:p>79.950017258</text:p>
          </table:table-cell>
          <table:table-cell table:formula="of:=[.AF35]-[.AI35]" office:value-type="float" office:value="79.9051982086254">
            <text:p>79.90519820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.142081">
            <text:p>93.142081</text:p>
          </table:table-cell>
          <table:table-cell office:value-type="float" office:value="93.226307">
            <text:p>93.226307</text:p>
          </table:table-cell>
          <table:table-cell office:value-type="float" office:value="92.465646">
            <text:p>92.465646</text:p>
          </table:table-cell>
          <table:table-cell office:value-type="float" office:value="93.295009">
            <text:p>93.295009</text:p>
          </table:table-cell>
          <table:table-cell office:value-type="float" office:value="92.522228">
            <text:p>92.522228</text:p>
          </table:table-cell>
          <table:table-cell office:value-type="float" office:value="92.742595">
            <text:p>92.742595</text:p>
          </table:table-cell>
          <table:table-cell office:value-type="float" office:value="92.942855">
            <text:p>92.942855</text:p>
          </table:table-cell>
          <table:table-cell office:value-type="float" office:value="93.006476">
            <text:p>93.006476</text:p>
          </table:table-cell>
          <table:table-cell office:value-type="float" office:value="92.511299">
            <text:p>92.511299</text:p>
          </table:table-cell>
          <table:table-cell office:value-type="float" office:value="93.239479">
            <text:p>93.239479</text:p>
          </table:table-cell>
          <table:table-cell office:value-type="float" office:value="93.064666">
            <text:p>93.064666</text:p>
          </table:table-cell>
          <table:table-cell office:value-type="float" office:value="92.67204">
            <text:p>92.67204</text:p>
          </table:table-cell>
          <table:table-cell office:value-type="float" office:value="92.837813">
            <text:p>92.837813</text:p>
          </table:table-cell>
          <table:table-cell office:value-type="float" office:value="92.952577">
            <text:p>92.952577</text:p>
          </table:table-cell>
          <table:table-cell office:value-type="float" office:value="92.982409">
            <text:p>92.982409</text:p>
          </table:table-cell>
          <table:table-cell office:value-type="float" office:value="92.972025">
            <text:p>92.972025</text:p>
          </table:table-cell>
          <table:table-cell office:value-type="float" office:value="92.526602">
            <text:p>92.526602</text:p>
          </table:table-cell>
          <table:table-cell office:value-type="float" office:value="92.972613">
            <text:p>92.972613</text:p>
          </table:table-cell>
          <table:table-cell office:value-type="float" office:value="93.079186">
            <text:p>93.079186</text:p>
          </table:table-cell>
          <table:table-cell office:value-type="float" office:value="93.077939">
            <text:p>93.077939</text:p>
          </table:table-cell>
          <table:table-cell office:value-type="float" office:value="92.592232">
            <text:p>92.592232</text:p>
          </table:table-cell>
          <table:table-cell office:value-type="float" office:value="92.656286">
            <text:p>92.656286</text:p>
          </table:table-cell>
          <table:table-cell office:value-type="float" office:value="92.497772">
            <text:p>92.497772</text:p>
          </table:table-cell>
          <table:table-cell office:value-type="float" office:value="92.91874">
            <text:p>92.91874</text:p>
          </table:table-cell>
          <table:table-cell office:value-type="float" office:value="93.360111">
            <text:p>93.360111</text:p>
          </table:table-cell>
          <table:table-cell office:value-type="float" office:value="92.955485">
            <text:p>92.955485</text:p>
          </table:table-cell>
          <table:table-cell office:value-type="float" office:value="93.101496">
            <text:p>93.101496</text:p>
          </table:table-cell>
          <table:table-cell office:value-type="float" office:value="92.94006">
            <text:p>92.94006</text:p>
          </table:table-cell>
          <table:table-cell office:value-type="float" office:value="92.679538">
            <text:p>92.679538</text:p>
          </table:table-cell>
          <table:table-cell office:value-type="float" office:value="92.543265">
            <text:p>92.543265</text:p>
          </table:table-cell>
          <table:table-cell table:formula="of:=AVERAGE([.B36:.AE36])" office:value-type="float" office:value="92.8825609999999">
            <text:p>92.882561</text:p>
          </table:table-cell>
          <table:table-cell table:formula="of:=VAR([.B36:.AE36])" office:value-type="float" office:value="0.0690659650522077">
            <text:p>0.0690659651</text:p>
          </table:table-cell>
          <table:table-cell table:formula="of:=STDEV([.B36:.AE36])" office:value-type="float" office:value="0.262804043066707">
            <text:p>0.2628040431</text:p>
          </table:table-cell>
          <table:table-cell table:formula="of:=CONFIDENCE(0.95;[.AH36];30)" office:value-type="float" office:value="0.00300874859823667">
            <text:p>0.0030087486</text:p>
          </table:table-cell>
          <table:table-cell table:formula="of:=[.AF36]+[.AI36]" office:value-type="float" office:value="92.8855697485982">
            <text:p>92.8855697486</text:p>
          </table:table-cell>
          <table:table-cell table:formula="of:=[.AF36]-[.AI36]" office:value-type="float" office:value="92.8795522514017">
            <text:p>92.87955225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7.367715">
            <text:p>97.367715</text:p>
          </table:table-cell>
          <table:table-cell office:value-type="float" office:value="97.190018">
            <text:p>97.190018</text:p>
          </table:table-cell>
          <table:table-cell office:value-type="float" office:value="97.28121">
            <text:p>97.28121</text:p>
          </table:table-cell>
          <table:table-cell office:value-type="float" office:value="96.863413">
            <text:p>96.863413</text:p>
          </table:table-cell>
          <table:table-cell office:value-type="float" office:value="96.729073">
            <text:p>96.729073</text:p>
          </table:table-cell>
          <table:table-cell office:value-type="float" office:value="97.268869">
            <text:p>97.268869</text:p>
          </table:table-cell>
          <table:table-cell office:value-type="float" office:value="99.169224">
            <text:p>99.169224</text:p>
          </table:table-cell>
          <table:table-cell office:value-type="float" office:value="96.934427">
            <text:p>96.934427</text:p>
          </table:table-cell>
          <table:table-cell office:value-type="float" office:value="97.954882">
            <text:p>97.954882</text:p>
          </table:table-cell>
          <table:table-cell office:value-type="float" office:value="97.233363">
            <text:p>97.233363</text:p>
          </table:table-cell>
          <table:table-cell office:value-type="float" office:value="96.756491">
            <text:p>96.756491</text:p>
          </table:table-cell>
          <table:table-cell office:value-type="float" office:value="96.804051">
            <text:p>96.804051</text:p>
          </table:table-cell>
          <table:table-cell office:value-type="float" office:value="97.247959">
            <text:p>97.247959</text:p>
          </table:table-cell>
          <table:table-cell office:value-type="float" office:value="97.269511">
            <text:p>97.269511</text:p>
          </table:table-cell>
          <table:table-cell office:value-type="float" office:value="97.273853">
            <text:p>97.273853</text:p>
          </table:table-cell>
          <table:table-cell office:value-type="float" office:value="96.794953">
            <text:p>96.794953</text:p>
          </table:table-cell>
          <table:table-cell office:value-type="float" office:value="97.069413">
            <text:p>97.069413</text:p>
          </table:table-cell>
          <table:table-cell office:value-type="float" office:value="96.985802">
            <text:p>96.985802</text:p>
          </table:table-cell>
          <table:table-cell office:value-type="float" office:value="97.221158">
            <text:p>97.221158</text:p>
          </table:table-cell>
          <table:table-cell office:value-type="float" office:value="97.079989">
            <text:p>97.079989</text:p>
          </table:table-cell>
          <table:table-cell office:value-type="float" office:value="96.692835">
            <text:p>96.692835</text:p>
          </table:table-cell>
          <table:table-cell office:value-type="float" office:value="96.850546">
            <text:p>96.850546</text:p>
          </table:table-cell>
          <table:table-cell office:value-type="float" office:value="97.648923">
            <text:p>97.648923</text:p>
          </table:table-cell>
          <table:table-cell office:value-type="float" office:value="97.519344">
            <text:p>97.519344</text:p>
          </table:table-cell>
          <table:table-cell office:value-type="float" office:value="97.423861">
            <text:p>97.423861</text:p>
          </table:table-cell>
          <table:table-cell office:value-type="float" office:value="96.963763">
            <text:p>96.963763</text:p>
          </table:table-cell>
          <table:table-cell office:value-type="float" office:value="97.126504">
            <text:p>97.126504</text:p>
          </table:table-cell>
          <table:table-cell office:value-type="float" office:value="97.545063">
            <text:p>97.545063</text:p>
          </table:table-cell>
          <table:table-cell office:value-type="float" office:value="96.732698">
            <text:p>96.732698</text:p>
          </table:table-cell>
          <table:table-cell office:value-type="float" office:value="96.865544">
            <text:p>96.865544</text:p>
          </table:table-cell>
          <table:table-cell table:formula="of:=AVERAGE([.B37:.AE37])" office:value-type="float" office:value="97.1954818333333">
            <text:p>97.1954818333</text:p>
          </table:table-cell>
          <table:table-cell table:formula="of:=VAR([.B37:.AE37])" office:value-type="float" office:value="0.232576842806419">
            <text:p>0.2325768428</text:p>
          </table:table-cell>
          <table:table-cell table:formula="of:=STDEV([.B37:.AE37])" office:value-type="float" office:value="0.482262213745198">
            <text:p>0.4822622137</text:p>
          </table:table-cell>
          <table:table-cell table:formula="of:=CONFIDENCE(0.95;[.AH37];30)" office:value-type="float" office:value="0.0055212459544242">
            <text:p>0.005521246</text:p>
          </table:table-cell>
          <table:table-cell table:formula="of:=[.AF37]+[.AI37]" office:value-type="float" office:value="97.2010030792877">
            <text:p>97.2010030793</text:p>
          </table:table-cell>
          <table:table-cell table:formula="of:=[.AF37]-[.AI37]" office:value-type="float" office:value="97.1899605873789">
            <text:p>97.18996058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9.44367">
            <text:p>139.44367</text:p>
          </table:table-cell>
          <table:table-cell office:value-type="float" office:value="139.211215">
            <text:p>139.211215</text:p>
          </table:table-cell>
          <table:table-cell office:value-type="float" office:value="139.387976">
            <text:p>139.387976</text:p>
          </table:table-cell>
          <table:table-cell office:value-type="float" office:value="138.46299">
            <text:p>138.46299</text:p>
          </table:table-cell>
          <table:table-cell office:value-type="float" office:value="139.259601">
            <text:p>139.259601</text:p>
          </table:table-cell>
          <table:table-cell office:value-type="float" office:value="139.759263">
            <text:p>139.759263</text:p>
          </table:table-cell>
          <table:table-cell office:value-type="float" office:value="139.257469">
            <text:p>139.257469</text:p>
          </table:table-cell>
          <table:table-cell office:value-type="float" office:value="139.494717">
            <text:p>139.494717</text:p>
          </table:table-cell>
          <table:table-cell office:value-type="float" office:value="139.706565">
            <text:p>139.706565</text:p>
          </table:table-cell>
          <table:table-cell office:value-type="float" office:value="138.657953">
            <text:p>138.657953</text:p>
          </table:table-cell>
          <table:table-cell office:value-type="float" office:value="138.686252">
            <text:p>138.686252</text:p>
          </table:table-cell>
          <table:table-cell office:value-type="float" office:value="139.732368">
            <text:p>139.732368</text:p>
          </table:table-cell>
          <table:table-cell office:value-type="float" office:value="139.148268">
            <text:p>139.148268</text:p>
          </table:table-cell>
          <table:table-cell office:value-type="float" office:value="138.905713">
            <text:p>138.905713</text:p>
          </table:table-cell>
          <table:table-cell office:value-type="float" office:value="139.621222">
            <text:p>139.621222</text:p>
          </table:table-cell>
          <table:table-cell office:value-type="float" office:value="139.116764">
            <text:p>139.116764</text:p>
          </table:table-cell>
          <table:table-cell office:value-type="float" office:value="138.358294">
            <text:p>138.358294</text:p>
          </table:table-cell>
          <table:table-cell office:value-type="float" office:value="139.828642">
            <text:p>139.828642</text:p>
          </table:table-cell>
          <table:table-cell office:value-type="float" office:value="139.087438">
            <text:p>139.087438</text:p>
          </table:table-cell>
          <table:table-cell office:value-type="float" office:value="138.587325">
            <text:p>138.587325</text:p>
          </table:table-cell>
          <table:table-cell office:value-type="float" office:value="138.567964">
            <text:p>138.567964</text:p>
          </table:table-cell>
          <table:table-cell office:value-type="float" office:value="139.126869">
            <text:p>139.126869</text:p>
          </table:table-cell>
          <table:table-cell office:value-type="float" office:value="139.161757">
            <text:p>139.161757</text:p>
          </table:table-cell>
          <table:table-cell office:value-type="float" office:value="138.71412">
            <text:p>138.71412</text:p>
          </table:table-cell>
          <table:table-cell office:value-type="float" office:value="138.983746">
            <text:p>138.983746</text:p>
          </table:table-cell>
          <table:table-cell office:value-type="float" office:value="139.424556">
            <text:p>139.424556</text:p>
          </table:table-cell>
          <table:table-cell office:value-type="float" office:value="139.607852">
            <text:p>139.607852</text:p>
          </table:table-cell>
          <table:table-cell office:value-type="float" office:value="139.380009">
            <text:p>139.380009</text:p>
          </table:table-cell>
          <table:table-cell office:value-type="float" office:value="139.422515">
            <text:p>139.422515</text:p>
          </table:table-cell>
          <table:table-cell office:value-type="float" office:value="138.675321">
            <text:p>138.675321</text:p>
          </table:table-cell>
          <table:table-cell table:formula="of:=AVERAGE([.B38:.AE38])" office:value-type="float" office:value="139.159280466667">
            <text:p>139.1592804667</text:p>
          </table:table-cell>
          <table:table-cell table:formula="of:=VAR([.B38:.AE38])" office:value-type="float" office:value="0.176585418682329">
            <text:p>0.1765854187</text:p>
          </table:table-cell>
          <table:table-cell table:formula="of:=STDEV([.B38:.AE38])" office:value-type="float" office:value="0.420220678551555">
            <text:p>0.4202206786</text:p>
          </table:table-cell>
          <table:table-cell table:formula="of:=CONFIDENCE(0.95;[.AH38];30)" office:value-type="float" office:value="0.00481095481937136">
            <text:p>0.0048109548</text:p>
          </table:table-cell>
          <table:table-cell table:formula="of:=[.AF38]+[.AI38]" office:value-type="float" office:value="139.164091421486">
            <text:p>139.1640914215</text:p>
          </table:table-cell>
          <table:table-cell table:formula="of:=[.AF38]-[.AI38]" office:value-type="float" office:value="139.154469511847">
            <text:p>139.15446951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4.147531">
            <text:p>144.147531</text:p>
          </table:table-cell>
          <table:table-cell office:value-type="float" office:value="143.968562">
            <text:p>143.968562</text:p>
          </table:table-cell>
          <table:table-cell office:value-type="float" office:value="145.456937">
            <text:p>145.456937</text:p>
          </table:table-cell>
          <table:table-cell office:value-type="float" office:value="144.278587">
            <text:p>144.278587</text:p>
          </table:table-cell>
          <table:table-cell office:value-type="float" office:value="144.482627">
            <text:p>144.482627</text:p>
          </table:table-cell>
          <table:table-cell office:value-type="float" office:value="145.069866">
            <text:p>145.069866</text:p>
          </table:table-cell>
          <table:table-cell office:value-type="float" office:value="145.010289">
            <text:p>145.010289</text:p>
          </table:table-cell>
          <table:table-cell office:value-type="float" office:value="144.909251">
            <text:p>144.909251</text:p>
          </table:table-cell>
          <table:table-cell office:value-type="float" office:value="145.337011">
            <text:p>145.337011</text:p>
          </table:table-cell>
          <table:table-cell office:value-type="float" office:value="144.146027">
            <text:p>144.146027</text:p>
          </table:table-cell>
          <table:table-cell office:value-type="float" office:value="42">
            <text:p>42</text:p>
          </table:table-cell>
          <table:table-cell office:value-type="float" office:value="207.478894">
            <text:p>207.478894</text:p>
          </table:table-cell>
          <table:table-cell office:value-type="float" office:value="206.840227">
            <text:p>206.840227</text:p>
          </table:table-cell>
          <table:table-cell office:value-type="float" office:value="207.825275">
            <text:p>207.825275</text:p>
          </table:table-cell>
          <table:table-cell table:number-columns-repeated="2" office:value-type="float" office:value="43">
            <text:p>43</text:p>
          </table:table-cell>
          <table:table-cell office:value-type="float" office:value="211.584857">
            <text:p>211.584857</text:p>
          </table:table-cell>
          <table:table-cell table:number-columns-repeated="13"/>
          <table:table-cell table:formula="of:=AVERAGE([.B39:.AE39])" office:value-type="float" office:value="141.678584764706">
            <text:p>141.6785847647</text:p>
          </table:table-cell>
          <table:table-cell table:formula="of:=VAR([.B39:.AE39])" office:value-type="float" office:value="2958.84294906916">
            <text:p>2958.8429490692</text:p>
          </table:table-cell>
          <table:table-cell table:formula="of:=STDEV([.B39:.AE39])" office:value-type="float" office:value="54.3952474860549">
            <text:p>54.3952474861</text:p>
          </table:table-cell>
          <table:table-cell table:formula="of:=CONFIDENCE(0.95;[.AH39];30)" office:value-type="float" office:value="0.622751547938943">
            <text:p>0.6227515479</text:p>
          </table:table-cell>
          <table:table-cell table:formula="of:=[.AF39]+[.AI39]" office:value-type="float" office:value="142.301336312645">
            <text:p>142.3013363126</text:p>
          </table:table-cell>
          <table:table-cell table:formula="of:=[.AF39]-[.AI39]" office:value-type="float" office:value="141.055833216767">
            <text:p>141.055833216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39.637886">
            <text:p>239.637886</text:p>
          </table:table-cell>
          <table:table-cell table:number-columns-repeated="29"/>
          <table:table-cell table:formula="of:=AVERAGE([.B40:.AE40])" office:value-type="float" office:value="239.637886">
            <text:p>239.637886</text:p>
          </table:table-cell>
          <table:table-cell table:formula="of:=VAR([.B40:.AE40])" office:value-type="float" office:value="0">
            <text:p>#DIV/0!</text:p>
          </table:table-cell>
          <table:table-cell table:formula="of:=STDEV([.B40:.AE40])" office:value-type="float" office:value="0">
            <text:p>#DIV/0!</text:p>
          </table:table-cell>
          <table:table-cell table:formula="of:=CONFIDENCE(0.95;[.AH40];30)" office:value-type="float" office:value="0">
            <text:p>#DIV/0!</text:p>
          </table:table-cell>
          <table:table-cell table:formula="of:=[.AF40]+[.AI40]" office:value-type="float" office:value="0">
            <text:p>#DIV/0!</text:p>
          </table:table-cell>
          <table:table-cell table:formula="of:=[.AF40]-[.AI40]" office:value-type="float" office:value="0">
            <text:p>#DIV/0!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4.487178">
            <text:p>244.487178</text:p>
          </table:table-cell>
          <table:table-cell table:number-columns-repeated="29"/>
          <table:table-cell table:formula="of:=AVERAGE([.B41:.AE41])" office:value-type="float" office:value="244.487178">
            <text:p>244.487178</text:p>
          </table:table-cell>
          <table:table-cell table:formula="of:=VAR([.B41:.AE41])" office:value-type="float" office:value="0">
            <text:p>#DIV/0!</text:p>
          </table:table-cell>
          <table:table-cell table:formula="of:=STDEV([.B41:.AE41])" office:value-type="float" office:value="0">
            <text:p>#DIV/0!</text:p>
          </table:table-cell>
          <table:table-cell table:formula="of:=CONFIDENCE(0.95;[.AH41];30)" office:value-type="float" office:value="0">
            <text:p>#DIV/0!</text:p>
          </table:table-cell>
          <table:table-cell table:formula="of:=[.AF41]+[.AI41]" office:value-type="float" office:value="0">
            <text:p>#DIV/0!</text:p>
          </table:table-cell>
          <table:table-cell table:formula="of:=[.AF41]-[.AI41]" office:value-type="float" office:value="0">
            <text:p>#DIV/0!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70.12366">
            <text:p>370.12366</text:p>
          </table:table-cell>
          <table:table-cell table:number-columns-repeated="29"/>
          <table:table-cell table:formula="of:=AVERAGE([.B42:.AE42])" office:value-type="float" office:value="370.12366">
            <text:p>370.12366</text:p>
          </table:table-cell>
          <table:table-cell table:formula="of:=VAR([.B42:.AE42])" office:value-type="float" office:value="0">
            <text:p>#DIV/0!</text:p>
          </table:table-cell>
          <table:table-cell table:formula="of:=STDEV([.B42:.AE42])" office:value-type="float" office:value="0">
            <text:p>#DIV/0!</text:p>
          </table:table-cell>
          <table:table-cell table:formula="of:=CONFIDENCE(0.95;[.AH42];30)" office:value-type="float" office:value="0">
            <text:p>#DIV/0!</text:p>
          </table:table-cell>
          <table:table-cell table:formula="of:=[.AF42]+[.AI42]" office:value-type="float" office:value="0">
            <text:p>#DIV/0!</text:p>
          </table:table-cell>
          <table:table-cell table:formula="of:=[.AF42]-[.AI42]" office:value-type="float" office:value="0">
            <text:p>#DIV/0!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15.615382">
            <text:p>415.615382</text:p>
          </table:table-cell>
          <table:table-cell table:number-columns-repeated="29"/>
          <table:table-cell table:formula="of:=AVERAGE([.B43:.AE43])" office:value-type="float" office:value="415.615382">
            <text:p>415.615382</text:p>
          </table:table-cell>
          <table:table-cell table:formula="of:=VAR([.B43:.AE43])" office:value-type="float" office:value="0">
            <text:p>#DIV/0!</text:p>
          </table:table-cell>
          <table:table-cell table:formula="of:=STDEV([.B43:.AE43])" office:value-type="float" office:value="0">
            <text:p>#DIV/0!</text:p>
          </table:table-cell>
          <table:table-cell table:formula="of:=CONFIDENCE(0.95;[.AH43];30)" office:value-type="float" office:value="0">
            <text:p>#DIV/0!</text:p>
          </table:table-cell>
          <table:table-cell table:formula="of:=[.AF43]+[.AI43]" office:value-type="float" office:value="0">
            <text:p>#DIV/0!</text:p>
          </table:table-cell>
          <table:table-cell table:formula="of:=[.AF43]-[.AI43]" office:value-type="float" office:value="0">
            <text:p>#DIV/0!</text:p>
          </table:table-cell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float" office:value="420.215162">
            <text:p>420.215162</text:p>
          </table:table-cell>
          <table:table-cell table:number-columns-repeated="28"/>
          <table:table-cell table:formula="of:=AVERAGE([.B44:.AE44])" office:value-type="float" office:value="234.107581">
            <text:p>234.107581</text:p>
          </table:table-cell>
          <table:table-cell table:formula="of:=VAR([.B44:.AE44])" office:value-type="float" office:value="69272.0634113431">
            <text:p>69272.0634113431</text:p>
          </table:table-cell>
          <table:table-cell table:formula="of:=STDEV([.B44:.AE44])" office:value-type="float" office:value="263.195865110649">
            <text:p>263.1958651107</text:p>
          </table:table-cell>
          <table:table-cell table:formula="of:=CONFIDENCE(0.95;[.AH44];30)" office:value-type="float" office:value="3.01323442734232">
            <text:p>3.0132344273</text:p>
          </table:table-cell>
          <table:table-cell table:formula="of:=[.AF44]+[.AI44]" office:value-type="float" office:value="237.120815427342">
            <text:p>237.1208154273</text:p>
          </table:table-cell>
          <table:table-cell table:formula="of:=[.AF44]-[.AI44]" office:value-type="float" office:value="231.094346572658">
            <text:p>231.0943465727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office:value-type="float" office:value="628.035319">
            <text:p>628.035319</text:p>
          </table:table-cell>
          <table:table-cell table:number-columns-repeated="28"/>
          <table:table-cell table:formula="of:=AVERAGE([.B45:.AE45])" office:value-type="float" office:value="338.5176595">
            <text:p>338.5176595</text:p>
          </table:table-cell>
          <table:table-cell table:formula="of:=VAR([.B45:.AE45])" office:value-type="float" office:value="167640.950324716">
            <text:p>167640.950324716</text:p>
          </table:table-cell>
          <table:table-cell table:formula="of:=STDEV([.B45:.AE45])" office:value-type="float" office:value="409.439800611416">
            <text:p>409.4398006114</text:p>
          </table:table-cell>
          <table:table-cell table:formula="of:=CONFIDENCE(0.95;[.AH45];30)" office:value-type="float" office:value="4.68752844049362">
            <text:p>4.6875284405</text:p>
          </table:table-cell>
          <table:table-cell table:formula="of:=[.AF45]+[.AI45]" office:value-type="float" office:value="343.205187940494">
            <text:p>343.2051879405</text:p>
          </table:table-cell>
          <table:table-cell table:formula="of:=[.AF45]-[.AI45]" office:value-type="float" office:value="333.830131059506">
            <text:p>333.830131059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8.435625">
            <text:p>668.435625</text:p>
          </table:table-cell>
          <table:table-cell table:number-columns-repeated="29"/>
          <table:table-cell table:formula="of:=AVERAGE([.B46:.AE46])" office:value-type="float" office:value="668.435625">
            <text:p>668.435625</text:p>
          </table:table-cell>
          <table:table-cell table:formula="of:=VAR([.B46:.AE46])" office:value-type="float" office:value="0">
            <text:p>#DIV/0!</text:p>
          </table:table-cell>
          <table:table-cell table:formula="of:=STDEV([.B46:.AE46])" office:value-type="float" office:value="0">
            <text:p>#DIV/0!</text:p>
          </table:table-cell>
          <table:table-cell table:formula="of:=CONFIDENCE(0.95;[.AH46];30)" office:value-type="float" office:value="0">
            <text:p>#DIV/0!</text:p>
          </table:table-cell>
          <table:table-cell table:formula="of:=[.AF46]+[.AI46]" office:value-type="float" office:value="0">
            <text:p>#DIV/0!</text:p>
          </table:table-cell>
          <table:table-cell table:formula="of:=[.AF46]-[.AI46]" office:value-type="float" office:value="0">
            <text:p>#DIV/0!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30.429666">
            <text:p>730.429666</text:p>
          </table:table-cell>
          <table:table-cell table:number-columns-repeated="29"/>
          <table:table-cell table:formula="of:=AVERAGE([.B47:.AE47])" office:value-type="float" office:value="730.429666">
            <text:p>730.429666</text:p>
          </table:table-cell>
          <table:table-cell table:formula="of:=VAR([.B47:.AE47])" office:value-type="float" office:value="0">
            <text:p>#DIV/0!</text:p>
          </table:table-cell>
          <table:table-cell table:formula="of:=STDEV([.B47:.AE47])" office:value-type="float" office:value="0">
            <text:p>#DIV/0!</text:p>
          </table:table-cell>
          <table:table-cell table:formula="of:=CONFIDENCE(0.95;[.AH47];30)" office:value-type="float" office:value="0">
            <text:p>#DIV/0!</text:p>
          </table:table-cell>
          <table:table-cell table:formula="of:=[.AF47]+[.AI47]" office:value-type="float" office:value="0">
            <text:p>#DIV/0!</text:p>
          </table:table-cell>
          <table:table-cell table:formula="of:=[.AF47]-[.AI47]" office:value-type="float" office:value="0">
            <text:p>#DIV/0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01.622418">
            <text:p>801.622418</text:p>
          </table:table-cell>
          <table:table-cell table:number-columns-repeated="29"/>
          <table:table-cell table:formula="of:=AVERAGE([.B48:.AE48])" office:value-type="float" office:value="801.622418">
            <text:p>801.622418</text:p>
          </table:table-cell>
          <table:table-cell table:formula="of:=VAR([.B48:.AE48])" office:value-type="float" office:value="0">
            <text:p>#DIV/0!</text:p>
          </table:table-cell>
          <table:table-cell table:formula="of:=STDEV([.B48:.AE48])" office:value-type="float" office:value="0">
            <text:p>#DIV/0!</text:p>
          </table:table-cell>
          <table:table-cell table:formula="of:=CONFIDENCE(0.95;[.AH48];30)" office:value-type="float" office:value="0">
            <text:p>#DIV/0!</text:p>
          </table:table-cell>
          <table:table-cell table:formula="of:=[.AF48]+[.AI48]" office:value-type="float" office:value="0">
            <text:p>#DIV/0!</text:p>
          </table:table-cell>
          <table:table-cell table:formula="of:=[.AF48]-[.AI48]" office:value-type="float" office:value="0">
            <text:p>#DIV/0!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55.365854">
            <text:p>855.365854</text:p>
          </table:table-cell>
          <table:table-cell table:number-columns-repeated="29"/>
          <table:table-cell table:formula="of:=AVERAGE([.B49:.AE49])" office:value-type="float" office:value="855.365854">
            <text:p>855.365854</text:p>
          </table:table-cell>
          <table:table-cell table:formula="of:=VAR([.B49:.AE49])" office:value-type="float" office:value="0">
            <text:p>#DIV/0!</text:p>
          </table:table-cell>
          <table:table-cell table:formula="of:=STDEV([.B49:.AE49])" office:value-type="float" office:value="0">
            <text:p>#DIV/0!</text:p>
          </table:table-cell>
          <table:table-cell table:formula="of:=CONFIDENCE(0.95;[.AH49];30)" office:value-type="float" office:value="0">
            <text:p>#DIV/0!</text:p>
          </table:table-cell>
          <table:table-cell table:formula="of:=[.AF49]+[.AI49]" office:value-type="float" office:value="0">
            <text:p>#DIV/0!</text:p>
          </table:table-cell>
          <table:table-cell table:formula="of:=[.AF49]-[.AI49]" office:value-type="float" office:value="0">
            <text:p>#DIV/0!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39.03494">
            <text:p>939.03494</text:p>
          </table:table-cell>
          <table:table-cell table:number-columns-repeated="29"/>
          <table:table-cell table:formula="of:=AVERAGE([.B50:.AE50])" office:value-type="float" office:value="939.03494">
            <text:p>939.03494</text:p>
          </table:table-cell>
          <table:table-cell table:formula="of:=VAR([.B50:.AE50])" office:value-type="float" office:value="0">
            <text:p>#DIV/0!</text:p>
          </table:table-cell>
          <table:table-cell table:formula="of:=STDEV([.B50:.AE50])" office:value-type="float" office:value="0">
            <text:p>#DIV/0!</text:p>
          </table:table-cell>
          <table:table-cell table:formula="of:=CONFIDENCE(0.95;[.AH50];30)" office:value-type="float" office:value="0">
            <text:p>#DIV/0!</text:p>
          </table:table-cell>
          <table:table-cell table:formula="of:=[.AF50]+[.AI50]" office:value-type="float" office:value="0">
            <text:p>#DIV/0!</text:p>
          </table:table-cell>
          <table:table-cell table:formula="of:=[.AF50]-[.AI50]" office:value-type="float" office:value="0">
            <text:p>#DIV/0!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96.303716">
            <text:p>1496.303716</text:p>
          </table:table-cell>
          <table:table-cell table:number-columns-repeated="29"/>
          <table:table-cell table:formula="of:=AVERAGE([.B51:.AE51])" office:value-type="float" office:value="1496.303716">
            <text:p>1496.303716</text:p>
          </table:table-cell>
          <table:table-cell table:formula="of:=VAR([.B51:.AE51])" office:value-type="float" office:value="0">
            <text:p>#DIV/0!</text:p>
          </table:table-cell>
          <table:table-cell table:formula="of:=STDEV([.B51:.AE51])" office:value-type="float" office:value="0">
            <text:p>#DIV/0!</text:p>
          </table:table-cell>
          <table:table-cell table:formula="of:=CONFIDENCE(0.95;[.AH51];30)" office:value-type="float" office:value="0">
            <text:p>#DIV/0!</text:p>
          </table:table-cell>
          <table:table-cell table:formula="of:=[.AF51]+[.AI51]" office:value-type="float" office:value="0">
            <text:p>#DIV/0!</text:p>
          </table:table-cell>
          <table:table-cell table:formula="of:=[.AF51]-[.AI51]" office:value-type="float" office:value="0">
            <text:p>#DIV/0!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0"/>
          <table:table-cell table:formula="of:=AVERAGE([.B52:.AE52])" office:value-type="float" office:value="0">
            <text:p>#DIV/0!</text:p>
          </table:table-cell>
          <table:table-cell table:formula="of:=VAR([.B52:.AE52])" office:value-type="float" office:value="0">
            <text:p>#DIV/0!</text:p>
          </table:table-cell>
          <table:table-cell table:formula="of:=STDEV([.B52:.AE52])" office:value-type="float" office:value="0">
            <text:p>#DIV/0!</text:p>
          </table:table-cell>
          <table:table-cell table:formula="of:=CONFIDENCE(0.95;[.AH52];30)" office:value-type="float" office:value="0">
            <text:p>#DIV/0!</text:p>
          </table:table-cell>
          <table:table-cell table:formula="of:=[.AF52]+[.AI52]" office:value-type="float" office:value="0">
            <text:p>#DIV/0!</text:p>
          </table:table-cell>
          <table:table-cell table:formula="of:=[.AF52]-[.AI52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3:.AE53])" office:value-type="float" office:value="0">
            <text:p>#DIV/0!</text:p>
          </table:table-cell>
          <table:table-cell table:formula="of:=VAR([.B53:.AE53])" office:value-type="float" office:value="0">
            <text:p>#DIV/0!</text:p>
          </table:table-cell>
          <table:table-cell table:formula="of:=STDEV([.B53:.AE53])" office:value-type="float" office:value="0">
            <text:p>#DIV/0!</text:p>
          </table:table-cell>
          <table:table-cell table:formula="of:=CONFIDENCE(0.95;[.AH53];30)" office:value-type="float" office:value="0">
            <text:p>#DIV/0!</text:p>
          </table:table-cell>
          <table:table-cell table:formula="of:=[.AF53]+[.AI53]" office:value-type="float" office:value="0">
            <text:p>#DIV/0!</text:p>
          </table:table-cell>
          <table:table-cell table:formula="of:=[.AF53]-[.AI53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4:.AE54])" office:value-type="float" office:value="0">
            <text:p>#DIV/0!</text:p>
          </table:table-cell>
          <table:table-cell table:formula="of:=VAR([.B54:.AE54])" office:value-type="float" office:value="0">
            <text:p>#DIV/0!</text:p>
          </table:table-cell>
          <table:table-cell table:formula="of:=STDEV([.B54:.AE54])" office:value-type="float" office:value="0">
            <text:p>#DIV/0!</text:p>
          </table:table-cell>
          <table:table-cell table:formula="of:=CONFIDENCE(0.95;[.AH54];30)" office:value-type="float" office:value="0">
            <text:p>#DIV/0!</text:p>
          </table:table-cell>
          <table:table-cell table:formula="of:=[.AF54]+[.AI54]" office:value-type="float" office:value="0">
            <text:p>#DIV/0!</text:p>
          </table:table-cell>
          <table:table-cell table:formula="of:=[.AF54]-[.AI54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5:.AE55])" office:value-type="float" office:value="0">
            <text:p>#DIV/0!</text:p>
          </table:table-cell>
          <table:table-cell table:formula="of:=VAR([.B55:.AE55])" office:value-type="float" office:value="0">
            <text:p>#DIV/0!</text:p>
          </table:table-cell>
          <table:table-cell table:formula="of:=STDEV([.B55:.AE55])" office:value-type="float" office:value="0">
            <text:p>#DIV/0!</text:p>
          </table:table-cell>
          <table:table-cell table:formula="of:=CONFIDENCE(0.95;[.AH55];30)" office:value-type="float" office:value="0">
            <text:p>#DIV/0!</text:p>
          </table:table-cell>
          <table:table-cell table:formula="of:=[.AF55]+[.AI55]" office:value-type="float" office:value="0">
            <text:p>#DIV/0!</text:p>
          </table:table-cell>
          <table:table-cell table:formula="of:=[.AF55]-[.AI55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6:.AE56])" office:value-type="float" office:value="0">
            <text:p>#DIV/0!</text:p>
          </table:table-cell>
          <table:table-cell table:formula="of:=VAR([.B56:.AE56])" office:value-type="float" office:value="0">
            <text:p>#DIV/0!</text:p>
          </table:table-cell>
          <table:table-cell table:formula="of:=STDEV([.B56:.AE56])" office:value-type="float" office:value="0">
            <text:p>#DIV/0!</text:p>
          </table:table-cell>
          <table:table-cell table:formula="of:=CONFIDENCE(0.95;[.AH56];30)" office:value-type="float" office:value="0">
            <text:p>#DIV/0!</text:p>
          </table:table-cell>
          <table:table-cell table:formula="of:=[.AF56]+[.AI56]" office:value-type="float" office:value="0">
            <text:p>#DIV/0!</text:p>
          </table:table-cell>
          <table:table-cell table:formula="of:=[.AF56]-[.AI56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7:.AE57])" office:value-type="float" office:value="0">
            <text:p>#DIV/0!</text:p>
          </table:table-cell>
          <table:table-cell table:formula="of:=VAR([.B57:.AE57])" office:value-type="float" office:value="0">
            <text:p>#DIV/0!</text:p>
          </table:table-cell>
          <table:table-cell table:formula="of:=STDEV([.B57:.AE57])" office:value-type="float" office:value="0">
            <text:p>#DIV/0!</text:p>
          </table:table-cell>
          <table:table-cell table:formula="of:=CONFIDENCE(0.95;[.AH57];30)" office:value-type="float" office:value="0">
            <text:p>#DIV/0!</text:p>
          </table:table-cell>
          <table:table-cell table:formula="of:=[.AF57]+[.AI57]" office:value-type="float" office:value="0">
            <text:p>#DIV/0!</text:p>
          </table:table-cell>
          <table:table-cell table:formula="of:=[.AF57]-[.AI57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8:.AE58])" office:value-type="float" office:value="0">
            <text:p>#DIV/0!</text:p>
          </table:table-cell>
          <table:table-cell table:formula="of:=VAR([.B58:.AE58])" office:value-type="float" office:value="0">
            <text:p>#DIV/0!</text:p>
          </table:table-cell>
          <table:table-cell table:formula="of:=STDEV([.B58:.AE58])" office:value-type="float" office:value="0">
            <text:p>#DIV/0!</text:p>
          </table:table-cell>
          <table:table-cell table:formula="of:=CONFIDENCE(0.95;[.AH58];30)" office:value-type="float" office:value="0">
            <text:p>#DIV/0!</text:p>
          </table:table-cell>
          <table:table-cell table:formula="of:=[.AF58]+[.AI58]" office:value-type="float" office:value="0">
            <text:p>#DIV/0!</text:p>
          </table:table-cell>
          <table:table-cell table:formula="of:=[.AF58]-[.AI58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59:.AE59])" office:value-type="float" office:value="0">
            <text:p>#DIV/0!</text:p>
          </table:table-cell>
          <table:table-cell table:formula="of:=VAR([.B59:.AE59])" office:value-type="float" office:value="0">
            <text:p>#DIV/0!</text:p>
          </table:table-cell>
          <table:table-cell table:formula="of:=STDEV([.B59:.AE59])" office:value-type="float" office:value="0">
            <text:p>#DIV/0!</text:p>
          </table:table-cell>
          <table:table-cell table:formula="of:=CONFIDENCE(0.95;[.AH59];30)" office:value-type="float" office:value="0">
            <text:p>#DIV/0!</text:p>
          </table:table-cell>
          <table:table-cell table:formula="of:=[.AF59]+[.AI59]" office:value-type="float" office:value="0">
            <text:p>#DIV/0!</text:p>
          </table:table-cell>
          <table:table-cell table:formula="of:=[.AF59]-[.AI59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60:.AE60])" office:value-type="float" office:value="0">
            <text:p>#DIV/0!</text:p>
          </table:table-cell>
          <table:table-cell table:formula="of:=VAR([.B60:.AE60])" office:value-type="float" office:value="0">
            <text:p>#DIV/0!</text:p>
          </table:table-cell>
          <table:table-cell table:formula="of:=STDEV([.B60:.AE60])" office:value-type="float" office:value="0">
            <text:p>#DIV/0!</text:p>
          </table:table-cell>
          <table:table-cell table:formula="of:=CONFIDENCE(0.95;[.AH60];30)" office:value-type="float" office:value="0">
            <text:p>#DIV/0!</text:p>
          </table:table-cell>
          <table:table-cell table:formula="of:=[.AF60]+[.AI60]" office:value-type="float" office:value="0">
            <text:p>#DIV/0!</text:p>
          </table:table-cell>
          <table:table-cell table:formula="of:=[.AF60]-[.AI60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61:.AE61])" office:value-type="float" office:value="0">
            <text:p>#DIV/0!</text:p>
          </table:table-cell>
          <table:table-cell table:formula="of:=VAR([.B61:.AE61])" office:value-type="float" office:value="0">
            <text:p>#DIV/0!</text:p>
          </table:table-cell>
          <table:table-cell table:formula="of:=STDEV([.B61:.AE61])" office:value-type="float" office:value="0">
            <text:p>#DIV/0!</text:p>
          </table:table-cell>
          <table:table-cell table:formula="of:=CONFIDENCE(0.95;[.AH61];30)" office:value-type="float" office:value="0">
            <text:p>#DIV/0!</text:p>
          </table:table-cell>
          <table:table-cell table:formula="of:=[.AF61]+[.AI61]" office:value-type="float" office:value="0">
            <text:p>#DIV/0!</text:p>
          </table:table-cell>
          <table:table-cell table:formula="of:=[.AF61]-[.AI61]" office:value-type="float" office:value="0">
            <text:p>#DIV/0!</text:p>
          </table:table-cell>
        </table:table-row>
        <table:table-row table:style-name="ro1">
          <table:table-cell table:number-columns-repeated="31"/>
          <table:table-cell table:formula="of:=AVERAGE([.B62:.AE62])" office:value-type="float" office:value="0">
            <text:p>#DIV/0!</text:p>
          </table:table-cell>
          <table:table-cell table:formula="of:=VAR([.B62:.AE62])" office:value-type="float" office:value="0">
            <text:p>#DIV/0!</text:p>
          </table:table-cell>
          <table:table-cell table:formula="of:=STDEV([.B62:.AE62])" office:value-type="float" office:value="0">
            <text:p>#DIV/0!</text:p>
          </table:table-cell>
          <table:table-cell table:formula="of:=CONFIDENCE(0.95;[.AH62];30)" office:value-type="float" office:value="0">
            <text:p>#DIV/0!</text:p>
          </table:table-cell>
          <table:table-cell table:formula="of:=[.AF62]+[.AI62]" office:value-type="float" office:value="0">
            <text:p>#DIV/0!</text:p>
          </table:table-cell>
          <table:table-cell table:formula="of:=[.AF62]-[.AI62]" office:value-type="float" office:value="0">
            <text:p>#DIV/0!</text:p>
          </table:table-cell>
        </table:table-row>
      </table:table>
      <table:table table:name="n16" table:style-name="ta1">
        <table:shapes>
          <draw:frame draw:z-index="0" draw:style-name="gr1" svg:width="13.3114in" svg:height="7.2677in" svg:x="0in" svg:y="0.0004in">
            <draw:object draw:notify-on-update-of-ranges="'result-iterative-16'.A2:'result-iterative-16'.A62 'result-iterative-16'.AF1:'result-iterative-16'.AF1 'result-iterative-16'.AF2:'result-iterative-16'.AF62 'result-iterative-16'.AI2:'result-iterative-16'.AI62 'result-iterative-16'.AI2:'result-iterative-16'.AI62 'result-recursive-16'.A2:'result-recursive-16'.A62 'result-recursive-16'.AF1:'result-recursive-16'.AF1 'result-recursive-16'.AF2:'result-recursive-16'.AF62 'result-iterative-32'.AI2:'result-iterative-32'.AI62 'result-iterative-32'.AI2:'result-iterative-32'.AI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32" table:style-name="ta1">
        <table:shapes>
          <draw:frame draw:z-index="0" draw:style-name="gr1" svg:width="13.322in" svg:height="7.2677in" svg:x="0.0004in" svg:y="0in">
            <draw:object draw:notify-on-update-of-ranges="'result-iterative-32'.A2:'result-iterative-32'.A62 'result-iterative-32'.AF1:'result-iterative-32'.AF1 'result-iterative-32'.AF2:'result-iterative-32'.AF62 'result-iterative-16'.AI2:'result-iterative-16'.AI62 'result-iterative-16'.AI2:'result-iterative-16'.AI62 'result-recursive-32'.A2:'result-recursive-32'.A62 'result-recursive-32'.AF1:'result-recursive-32'.AF1 'result-recursive-32'.AF2:'result-recursive-32'.AF62 'result-iterative-32'.AI2:'result-iterative-32'.AI62 'result-iterative-32'.AI2:'result-iterative-32'.AI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64" table:style-name="ta1">
        <table:shapes>
          <draw:frame draw:z-index="0" draw:style-name="gr1" svg:width="13.311in" svg:height="7.2677in" svg:x="0.0004in" svg:y="0in">
            <draw:object draw:notify-on-update-of-ranges="'result-iterative-64'.A2:'result-iterative-64'.A62 'result-iterative-64'.AF1:'result-iterative-64'.AF1 'result-iterative-64'.AF2:'result-iterative-64'.AF62 'result-iterative-16'.AI2:'result-iterative-16'.AI62 'result-iterative-16'.AI2:'result-iterative-16'.AI62 'result-recursive-64'.A2:'result-recursive-64'.A62 'result-recursive-64'.AF1:'result-recursive-64'.AF1 'result-recursive-64'.AF2:'result-recursive-64'.AF62 'result-iterative-32'.AI2:'result-iterative-32'.AI62 'result-iterative-32'.AI2:'result-iterative-32'.AI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n128" table:style-name="ta1">
        <table:shapes>
          <draw:frame draw:z-index="0" draw:style-name="gr1" svg:width="13.311in" svg:height="7.2677in" svg:x="0in" svg:y="0in">
            <draw:object draw:notify-on-update-of-ranges="'result-iterative-128'.A2:'result-iterative-128'.A54 'result-iterative-128'.AF1:'result-iterative-128'.AF1 'result-iterative-128'.AF2:'result-iterative-128'.AF54 'result-iterative-16'.AI2:'result-iterative-16'.AI62 'result-iterative-16'.AI2:'result-iterative-16'.AI62 'result-recursive-128'.A2:'result-recursive-128'.A54 'result-recursive-128'.AF1:'result-recursive-128'.AF1 'result-recursive-128'.AF2:'result-recursive-128'.AF54 'result-iterative-32'.AI2:'result-iterative-32'.AI62 'result-iterative-32'.AI2:'result-iterative-32'.AI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1:05:49</dc:date>
    <meta:editing-duration>PT1H18M19S</meta:editing-duration>
    <meta:editing-cycles>11</meta:editing-cycles>
    <meta:generator>LibreOffice/3.5$Linux_X86_64 LibreOffice_project/350m1$Build-2</meta:generator>
    <dc:creator>Guilherme Ricardo</dc:creator>
    <meta:document-statistic meta:table-count="12" meta:cell-count="169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category="cell-range" chart:error-upper-range="'result-iterative-16'.AI2:'result-iterative-16'.AI62" chart:error-lower-range="'result-iterative-16'.AI2:'result-iterative-16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category="cell-range" chart:error-upper-range="'result-iterative-32'.AI2:'result-iterative-32'.AI62" chart:error-lower-range="'result-iterative-32'.AI2:'result-iterat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39cm" svg:height="18.461cm" xlink:href=".." xlink:type="simple" chart:class="chart:scatter" chart:style-name="ch1">
        <chart:title svg:x="12.413cm" svg:y="0.504cm" chart:style-name="ch2">
          <text:p>Tempo de Execução Médio</text:p>
        </chart:title>
        <chart:legend chart:legend-position="end" svg:x="25.47cm" svg:y="8.324cm" style:legend-expansion="high" chart:style-name="ch3"/>
        <chart:plot-area chart:style-name="ch4" table:cell-range-address="'result-iterative-32'.A2:'result-iterative-32'.A62 'result-iterative-32'.AF1:'result-iterative-32'.AF62 'result-recursive-32'.AF1:'result-recursive-32'.AF62" chart:data-source-has-labels="row" svg:x="2.223cm" svg:y="2.83cm" svg:width="21.895cm" svg:height="13.745cm">
          <chartooo:coordinate-region svg:x="4.035cm" svg:y="3.188cm" svg:width="19.737cm" svg:height="12.423cm"/>
          <chart:axis chart:dimension="x" chart:name="primary-x" chart:style-name="ch5">
            <chart:title svg:x="11.243cm" svg:y="16.944cm" chart:style-name="ch6">
              <text:p># de Enlaces</text:p>
            </chart:title>
          </chart:axis>
          <chart:axis chart:dimension="y" chart:name="primary-y" chart:style-name="ch5">
            <chart:title svg:x="0.451cm" svg:y="12.198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32'.AF2:'result-iterative-32'.AF62" chart:label-cell-address="'result-iterative-32'.AF1:'result-iterative-32'.AF1" chart:class="chart:scatter">
            <chart:domain table:cell-range-address="'result-iterative-32'.A2:'result-iterative-32'.A62"/>
            <chart:data-point chart:repeated="61"/>
          </chart:series>
          <chart:series chart:style-name="ch10" chart:values-cell-range-address="'result-recursive-32'.AF2:'result-recursive-32'.AF62" chart:label-cell-address="'result-recursive-32'.AF1:'result-recursive-32'.AF1" chart:class="chart:scatter">
            <chart:domain table:cell-range-address="'result-recursive-32'.A2:'result-recursive-32'.A62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 Médio Iterativo</text:p>
                <draw:g>
                  <svg:desc>'result-iterative-32'.AF1:'result-iterative-32'.A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empo Médio Recursivo</text:p>
                <draw:g>
                  <svg:desc>'result-recursive-32'.AF1:'result-recursive-32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32'.A2:'result-iterative-32'.A62</svg:desc>
                </draw:g>
              </table:table-cell>
              <table:table-cell office:value-type="float" office:value="0.0000211666666666667">
                <text:p>0.0000211666666666667</text:p>
                <draw:g>
                  <svg:desc>'result-iterative-32'.AF2:'result-iterative-32'.AF62</svg:desc>
                </draw:g>
              </table:table-cell>
              <table:table-cell office:value-type="float" office:value="4">
                <text:p>4</text:p>
                <draw:g>
                  <svg:desc>'result-recursive-32'.A2:'result-recursive-32'.A62</svg:desc>
                </draw:g>
              </table:table-cell>
              <table:table-cell office:value-type="float" office:value="0.0000172333333333333">
                <text:p>0.0000172333333333333</text:p>
                <draw:g>
                  <svg:desc>'result-recursive-32'.AF2:'result-recursive-32'.A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326">
                <text:p>0.0000326</text:p>
              </table:table-cell>
              <table:table-cell office:value-type="float" office:value="5">
                <text:p>5</text:p>
              </table:table-cell>
              <table:table-cell office:value-type="float" office:value="0.0000251">
                <text:p>0.0000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660333333333333">
                <text:p>0.0000660333333333333</text:p>
              </table:table-cell>
              <table:table-cell office:value-type="float" office:value="6">
                <text:p>6</text:p>
              </table:table-cell>
              <table:table-cell office:value-type="float" office:value="0.0000454666666666667">
                <text:p>0.000045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119466666666667">
                <text:p>0.000119466666666667</text:p>
              </table:table-cell>
              <table:table-cell office:value-type="float" office:value="7">
                <text:p>7</text:p>
              </table:table-cell>
              <table:table-cell office:value-type="float" office:value="0.0000785">
                <text:p>0.0000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232133333333333">
                <text:p>0.000232133333333333</text:p>
              </table:table-cell>
              <table:table-cell office:value-type="float" office:value="8">
                <text:p>8</text:p>
              </table:table-cell>
              <table:table-cell office:value-type="float" office:value="0.0001398">
                <text:p>0.0001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338466666666667">
                <text:p>0.000338466666666667</text:p>
              </table:table-cell>
              <table:table-cell office:value-type="float" office:value="9">
                <text:p>9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391933333333333">
                <text:p>0.000391933333333333</text:p>
              </table:table-cell>
              <table:table-cell office:value-type="float" office:value="10">
                <text:p>10</text:p>
              </table:table-cell>
              <table:table-cell office:value-type="float" office:value="0.000223133333333333">
                <text:p>0.0002231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4364">
                <text:p>0.0004364</text:p>
              </table:table-cell>
              <table:table-cell office:value-type="float" office:value="11">
                <text:p>11</text:p>
              </table:table-cell>
              <table:table-cell office:value-type="float" office:value="0.000248666666666667">
                <text:p>0.000248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599966666666667">
                <text:p>0.000599966666666667</text:p>
              </table:table-cell>
              <table:table-cell office:value-type="float" office:value="12">
                <text:p>12</text:p>
              </table:table-cell>
              <table:table-cell office:value-type="float" office:value="0.000336766666666667">
                <text:p>0.0003367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622966666666667">
                <text:p>0.000622966666666667</text:p>
              </table:table-cell>
              <table:table-cell office:value-type="float" office:value="13">
                <text:p>13</text:p>
              </table:table-cell>
              <table:table-cell office:value-type="float" office:value="0.000344533333333333">
                <text:p>0.0003445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0886533333333333">
                <text:p>0.000886533333333333</text:p>
              </table:table-cell>
              <table:table-cell office:value-type="float" office:value="14">
                <text:p>14</text:p>
              </table:table-cell>
              <table:table-cell office:value-type="float" office:value="0.000462933333333333">
                <text:p>0.0004629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1199">
                <text:p>0.001199</text:p>
              </table:table-cell>
              <table:table-cell office:value-type="float" office:value="15">
                <text:p>15</text:p>
              </table:table-cell>
              <table:table-cell office:value-type="float" office:value="0.000632133333333333">
                <text:p>0.0006321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0123496666666667">
                <text:p>0.00123496666666667</text:p>
              </table:table-cell>
              <table:table-cell office:value-type="float" office:value="16">
                <text:p>16</text:p>
              </table:table-cell>
              <table:table-cell office:value-type="float" office:value="0.0006501">
                <text:p>0.0006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0134093333333333">
                <text:p>0.00134093333333333</text:p>
              </table:table-cell>
              <table:table-cell office:value-type="float" office:value="17">
                <text:p>17</text:p>
              </table:table-cell>
              <table:table-cell office:value-type="float" office:value="0.000709">
                <text:p>0.000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014421">
                <text:p>0.0014421</text:p>
              </table:table-cell>
              <table:table-cell office:value-type="float" office:value="18">
                <text:p>18</text:p>
              </table:table-cell>
              <table:table-cell office:value-type="float" office:value="0.000758033333333333">
                <text:p>0.0007580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16439">
                <text:p>0.0016439</text:p>
              </table:table-cell>
              <table:table-cell office:value-type="float" office:value="19">
                <text:p>19</text:p>
              </table:table-cell>
              <table:table-cell office:value-type="float" office:value="0.0008638">
                <text:p>0.0008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75023333333333">
                <text:p>0.00175023333333333</text:p>
              </table:table-cell>
              <table:table-cell office:value-type="float" office:value="20">
                <text:p>20</text:p>
              </table:table-cell>
              <table:table-cell office:value-type="float" office:value="0.0009225">
                <text:p>0.0009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0186556666666667">
                <text:p>0.00186556666666667</text:p>
              </table:table-cell>
              <table:table-cell office:value-type="float" office:value="21">
                <text:p>21</text:p>
              </table:table-cell>
              <table:table-cell office:value-type="float" office:value="0.000985133333333333">
                <text:p>0.0009851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019809">
                <text:p>0.0019809</text:p>
              </table:table-cell>
              <table:table-cell office:value-type="float" office:value="22">
                <text:p>22</text:p>
              </table:table-cell>
              <table:table-cell office:value-type="float" office:value="0.00106136666666667">
                <text:p>0.0010613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211233333333333">
                <text:p>0.00211233333333333</text:p>
              </table:table-cell>
              <table:table-cell office:value-type="float" office:value="23">
                <text:p>23</text:p>
              </table:table-cell>
              <table:table-cell office:value-type="float" office:value="0.00113293333333333">
                <text:p>0.0011329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0217693333333333">
                <text:p>0.00217693333333333</text:p>
              </table:table-cell>
              <table:table-cell office:value-type="float" office:value="24">
                <text:p>24</text:p>
              </table:table-cell>
              <table:table-cell office:value-type="float" office:value="0.00118223333333333">
                <text:p>0.0011822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0232933333333333">
                <text:p>0.00232933333333333</text:p>
              </table:table-cell>
              <table:table-cell office:value-type="float" office:value="25">
                <text:p>25</text:p>
              </table:table-cell>
              <table:table-cell office:value-type="float" office:value="0.0012588">
                <text:p>0.0012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0024711">
                <text:p>0.0024711</text:p>
              </table:table-cell>
              <table:table-cell office:value-type="float" office:value="26">
                <text:p>26</text:p>
              </table:table-cell>
              <table:table-cell office:value-type="float" office:value="0.00133686666666667">
                <text:p>0.0013368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00253623333333333">
                <text:p>0.00253623333333333</text:p>
              </table:table-cell>
              <table:table-cell office:value-type="float" office:value="27">
                <text:p>27</text:p>
              </table:table-cell>
              <table:table-cell office:value-type="float" office:value="0.00138116666666667">
                <text:p>0.001381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00265496666666667">
                <text:p>0.00265496666666667</text:p>
              </table:table-cell>
              <table:table-cell office:value-type="float" office:value="28">
                <text:p>28</text:p>
              </table:table-cell>
              <table:table-cell office:value-type="float" office:value="0.00143446666666667">
                <text:p>0.0014344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00266966666666667">
                <text:p>0.00266966666666667</text:p>
              </table:table-cell>
              <table:table-cell office:value-type="float" office:value="29">
                <text:p>29</text:p>
              </table:table-cell>
              <table:table-cell office:value-type="float" office:value="0.00147533333333333">
                <text:p>0.001475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031655">
                <text:p>0.0031655</text:p>
              </table:table-cell>
              <table:table-cell office:value-type="float" office:value="30">
                <text:p>30</text:p>
              </table:table-cell>
              <table:table-cell office:value-type="float" office:value="0.00172113333333333">
                <text:p>0.0017211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00323923333333333">
                <text:p>0.00323923333333333</text:p>
              </table:table-cell>
              <table:table-cell office:value-type="float" office:value="31">
                <text:p>31</text:p>
              </table:table-cell>
              <table:table-cell office:value-type="float" office:value="0.00173633333333333">
                <text:p>0.001736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00329906666666667">
                <text:p>0.00329906666666667</text:p>
              </table:table-cell>
              <table:table-cell office:value-type="float" office:value="32">
                <text:p>32</text:p>
              </table:table-cell>
              <table:table-cell office:value-type="float" office:value="0.0017453">
                <text:p>0.0017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353516666666667">
                <text:p>0.00353516666666667</text:p>
              </table:table-cell>
              <table:table-cell office:value-type="float" office:value="33">
                <text:p>33</text:p>
              </table:table-cell>
              <table:table-cell office:value-type="float" office:value="0.00187716666666667">
                <text:p>0.0018771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0035609">
                <text:p>0.0035609</text:p>
              </table:table-cell>
              <table:table-cell office:value-type="float" office:value="34">
                <text:p>34</text:p>
              </table:table-cell>
              <table:table-cell office:value-type="float" office:value="0.0019211">
                <text:p>0.0019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00364716666666667">
                <text:p>0.00364716666666667</text:p>
              </table:table-cell>
              <table:table-cell office:value-type="float" office:value="35">
                <text:p>35</text:p>
              </table:table-cell>
              <table:table-cell office:value-type="float" office:value="0.00196516666666667">
                <text:p>0.0019651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00385226666666667">
                <text:p>0.00385226666666667</text:p>
              </table:table-cell>
              <table:table-cell office:value-type="float" office:value="36">
                <text:p>36</text:p>
              </table:table-cell>
              <table:table-cell office:value-type="float" office:value="0.0020655">
                <text:p>0.0020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0039782">
                <text:p>0.0039782</text:p>
              </table:table-cell>
              <table:table-cell office:value-type="float" office:value="37">
                <text:p>37</text:p>
              </table:table-cell>
              <table:table-cell office:value-type="float" office:value="0.00216103333333333">
                <text:p>0.0021610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00410596666666667">
                <text:p>0.00410596666666667</text:p>
              </table:table-cell>
              <table:table-cell office:value-type="float" office:value="38">
                <text:p>38</text:p>
              </table:table-cell>
              <table:table-cell office:value-type="float" office:value="0.0022156">
                <text:p>0.0022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00430633333333333">
                <text:p>0.00430633333333333</text:p>
              </table:table-cell>
              <table:table-cell office:value-type="float" office:value="39">
                <text:p>39</text:p>
              </table:table-cell>
              <table:table-cell office:value-type="float" office:value="0.0023006">
                <text:p>0.0023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00510223333333333">
                <text:p>0.00510223333333333</text:p>
              </table:table-cell>
              <table:table-cell office:value-type="float" office:value="40">
                <text:p>40</text:p>
              </table:table-cell>
              <table:table-cell office:value-type="float" office:value="0.002744">
                <text:p>0.002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00531416666666667">
                <text:p>0.00531416666666667</text:p>
              </table:table-cell>
              <table:table-cell office:value-type="float" office:value="41">
                <text:p>41</text:p>
              </table:table-cell>
              <table:table-cell office:value-type="float" office:value="0.00283173333333333">
                <text:p>0.0028317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0055265">
                <text:p>0.0055265</text:p>
              </table:table-cell>
              <table:table-cell office:value-type="float" office:value="42">
                <text:p>42</text:p>
              </table:table-cell>
              <table:table-cell office:value-type="float" office:value="0.00291403333333333">
                <text:p>0.0029140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567543333333333">
                <text:p>0.00567543333333333</text:p>
              </table:table-cell>
              <table:table-cell office:value-type="float" office:value="43">
                <text:p>43</text:p>
              </table:table-cell>
              <table:table-cell office:value-type="float" office:value="0.00299346666666667">
                <text:p>0.0029934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00576363333333334">
                <text:p>0.00576363333333334</text:p>
              </table:table-cell>
              <table:table-cell office:value-type="float" office:value="44">
                <text:p>44</text:p>
              </table:table-cell>
              <table:table-cell office:value-type="float" office:value="0.0030757">
                <text:p>0.003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00601316666666667">
                <text:p>0.00601316666666667</text:p>
              </table:table-cell>
              <table:table-cell office:value-type="float" office:value="45">
                <text:p>45</text:p>
              </table:table-cell>
              <table:table-cell office:value-type="float" office:value="0.00322506666666667">
                <text:p>0.0032250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0063252">
                <text:p>0.0063252</text:p>
              </table:table-cell>
              <table:table-cell office:value-type="float" office:value="46">
                <text:p>46</text:p>
              </table:table-cell>
              <table:table-cell office:value-type="float" office:value="0.0033762">
                <text:p>0.0033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00679923333333333">
                <text:p>0.00679923333333333</text:p>
              </table:table-cell>
              <table:table-cell office:value-type="float" office:value="47">
                <text:p>47</text:p>
              </table:table-cell>
              <table:table-cell office:value-type="float" office:value="0.00362296666666667">
                <text:p>0.0036229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00704786666666667">
                <text:p>0.00704786666666667</text:p>
              </table:table-cell>
              <table:table-cell office:value-type="float" office:value="48">
                <text:p>48</text:p>
              </table:table-cell>
              <table:table-cell office:value-type="float" office:value="0.00373193333333333">
                <text:p>0.0037319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00728613333333333">
                <text:p>0.00728613333333333</text:p>
              </table:table-cell>
              <table:table-cell office:value-type="float" office:value="49">
                <text:p>49</text:p>
              </table:table-cell>
              <table:table-cell office:value-type="float" office:value="0.00382266666666667">
                <text:p>0.003822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074358">
                <text:p>0.0074358</text:p>
              </table:table-cell>
              <table:table-cell office:value-type="float" office:value="50">
                <text:p>50</text:p>
              </table:table-cell>
              <table:table-cell office:value-type="float" office:value="0.00387866666666667">
                <text:p>0.003878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00802956666666667">
                <text:p>0.00802956666666667</text:p>
              </table:table-cell>
              <table:table-cell office:value-type="float" office:value="51">
                <text:p>51</text:p>
              </table:table-cell>
              <table:table-cell office:value-type="float" office:value="0.00416613333333333">
                <text:p>0.0041661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0080776">
                <text:p>0.0080776</text:p>
              </table:table-cell>
              <table:table-cell office:value-type="float" office:value="52">
                <text:p>52</text:p>
              </table:table-cell>
              <table:table-cell office:value-type="float" office:value="0.00421246666666667">
                <text:p>0.0042124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828343333333334">
                <text:p>0.00828343333333334</text:p>
              </table:table-cell>
              <table:table-cell office:value-type="float" office:value="53">
                <text:p>53</text:p>
              </table:table-cell>
              <table:table-cell office:value-type="float" office:value="0.0042807">
                <text:p>0.0042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0093056">
                <text:p>0.0093056</text:p>
              </table:table-cell>
              <table:table-cell office:value-type="float" office:value="54">
                <text:p>54</text:p>
              </table:table-cell>
              <table:table-cell office:value-type="float" office:value="0.00475853333333333">
                <text:p>0.0047585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00959226666666667">
                <text:p>0.00959226666666667</text:p>
              </table:table-cell>
              <table:table-cell office:value-type="float" office:value="55">
                <text:p>55</text:p>
              </table:table-cell>
              <table:table-cell office:value-type="float" office:value="0.00491383333333333">
                <text:p>0.0049138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00990116666666667">
                <text:p>0.00990116666666667</text:p>
              </table:table-cell>
              <table:table-cell office:value-type="float" office:value="56">
                <text:p>56</text:p>
              </table:table-cell>
              <table:table-cell office:value-type="float" office:value="0.0050831">
                <text:p>0.0050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0101647333333333">
                <text:p>0.0101647333333333</text:p>
              </table:table-cell>
              <table:table-cell office:value-type="float" office:value="57">
                <text:p>57</text:p>
              </table:table-cell>
              <table:table-cell office:value-type="float" office:value="0.0052148">
                <text:p>0.0052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0106954">
                <text:p>0.0106954</text:p>
              </table:table-cell>
              <table:table-cell office:value-type="float" office:value="58">
                <text:p>58</text:p>
              </table:table-cell>
              <table:table-cell office:value-type="float" office:value="0.00543503333333333">
                <text:p>0.0054350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0112271">
                <text:p>0.0112271</text:p>
              </table:table-cell>
              <table:table-cell office:value-type="float" office:value="59">
                <text:p>59</text:p>
              </table:table-cell>
              <table:table-cell office:value-type="float" office:value="0.00573083333333333">
                <text:p>0.00573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0115253333333333">
                <text:p>0.0115253333333333</text:p>
              </table:table-cell>
              <table:table-cell office:value-type="float" office:value="60">
                <text:p>60</text:p>
              </table:table-cell>
              <table:table-cell office:value-type="float" office:value="0.00585976666666667">
                <text:p>0.0058597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0118342">
                <text:p>0.0118342</text:p>
              </table:table-cell>
              <table:table-cell office:value-type="float" office:value="61">
                <text:p>61</text:p>
              </table:table-cell>
              <table:table-cell office:value-type="float" office:value="0.00601696666666667">
                <text:p>0.0060169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0124725333333333">
                <text:p>0.0124725333333333</text:p>
              </table:table-cell>
              <table:table-cell office:value-type="float" office:value="62">
                <text:p>62</text:p>
              </table:table-cell>
              <table:table-cell office:value-type="float" office:value="0.00631623333333333">
                <text:p>0.0063162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126922666666667">
                <text:p>0.0126922666666667</text:p>
              </table:table-cell>
              <table:table-cell office:value-type="float" office:value="63">
                <text:p>63</text:p>
              </table:table-cell>
              <table:table-cell office:value-type="float" office:value="0.00636733333333333">
                <text:p>0.006367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0132787333333333">
                <text:p>0.0132787333333333</text:p>
              </table:table-cell>
              <table:table-cell office:value-type="float" office:value="64">
                <text:p>64</text:p>
              </table:table-cell>
              <table:table-cell office:value-type="float" office:value="0.00664456666666667">
                <text:p>0.0066445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8">
      <style:chart-properties chart:symbol-type="none" chart:error-category="cell-range" chart:error-upper-range="'result-iterative-16'.AI2:'result-iterative-16'.AI62" chart:error-lower-range="'result-iterative-16'.AI2:'result-iterative-16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category="cell-range" chart:error-upper-range="'result-iterative-32'.AI2:'result-iterative-32'.AI62" chart:error-lower-range="'result-iterative-32'.AI2:'result-iterat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12cm" svg:height="18.461cm" xlink:href=".." xlink:type="simple" chart:class="chart:scatter" chart:style-name="ch1">
        <chart:title svg:x="12.4cm" svg:y="0.504cm" chart:style-name="ch2">
          <text:p>Tempo de Execução Médio</text:p>
        </chart:title>
        <chart:legend chart:legend-position="end" svg:x="25.443cm" svg:y="8.324cm" style:legend-expansion="high" chart:style-name="ch3"/>
        <chart:plot-area chart:style-name="ch4" table:cell-range-address="'result-iterative-16'.A2:'result-iterative-16'.A62 'result-iterative-16'.AF1:'result-iterative-16'.AF62 'result-recursive-16'.AF1:'result-recursive-16'.AF62" chart:data-source-has-labels="row" svg:x="2.223cm" svg:y="2.83cm" svg:width="21.868cm" svg:height="13.745cm">
          <chartooo:coordinate-region svg:x="4.379cm" svg:y="3.189cm" svg:width="19.366cm" svg:height="12.422cm"/>
          <chart:axis chart:dimension="x" chart:name="primary-x" chart:style-name="ch5">
            <chart:title svg:x="11.23cm" svg:y="16.944cm" chart:style-name="ch6">
              <text:p># de Enlaces</text:p>
            </chart:title>
          </chart:axis>
          <chart:axis chart:dimension="y" chart:name="primary-y" chart:style-name="ch5">
            <chart:title svg:x="0.451cm" svg:y="12.198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16'.AF2:'result-iterative-16'.AF62" chart:label-cell-address="'result-iterative-16'.AF1:'result-iterative-16'.AF1" chart:class="chart:scatter">
            <chart:domain table:cell-range-address="'result-iterative-16'.A2:'result-iterative-16'.A62"/>
            <chart:data-point chart:repeated="61"/>
          </chart:series>
          <chart:series chart:style-name="ch10" chart:values-cell-range-address="'result-recursive-16'.AF2:'result-recursive-16'.AF62" chart:label-cell-address="'result-recursive-16'.AF1:'result-recursive-16'.AF1" chart:class="chart:scatter">
            <chart:domain table:cell-range-address="'result-recursive-16'.A2:'result-recursive-16'.A62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 Médio Iterativo</text:p>
                <draw:g>
                  <svg:desc>'result-iterative-16'.AF1:'result-iterative-16'.A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empo Médio Recursivo</text:p>
                <draw:g>
                  <svg:desc>'result-recursive-16'.AF1:'result-recursive-16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16'.A2:'result-iterative-16'.A62</svg:desc>
                </draw:g>
              </table:table-cell>
              <table:table-cell office:value-type="float" office:value="0.0000160333333333333">
                <text:p>0.0000160333333333333</text:p>
                <draw:g>
                  <svg:desc>'result-iterative-16'.AF2:'result-iterative-16'.AF62</svg:desc>
                </draw:g>
              </table:table-cell>
              <table:table-cell office:value-type="float" office:value="4">
                <text:p>4</text:p>
                <draw:g>
                  <svg:desc>'result-recursive-16'.A2:'result-recursive-16'.A62</svg:desc>
                </draw:g>
              </table:table-cell>
              <table:table-cell office:value-type="float" office:value="0.0000141">
                <text:p>0.0000141</text:p>
                <draw:g>
                  <svg:desc>'result-recursive-16'.AF2:'result-recursive-16'.A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228333333333333">
                <text:p>0.0000228333333333333</text:p>
              </table:table-cell>
              <table:table-cell office:value-type="float" office:value="5">
                <text:p>5</text:p>
              </table:table-cell>
              <table:table-cell office:value-type="float" office:value="0.0000185333333333333">
                <text:p>0.0000185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288666666666667">
                <text:p>0.0000288666666666667</text:p>
              </table:table-cell>
              <table:table-cell office:value-type="float" office:value="6">
                <text:p>6</text:p>
              </table:table-cell>
              <table:table-cell office:value-type="float" office:value="0.0000233333333333333">
                <text:p>0.0000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0354333333333333">
                <text:p>0.0000354333333333333</text:p>
              </table:table-cell>
              <table:table-cell office:value-type="float" office:value="7">
                <text:p>7</text:p>
              </table:table-cell>
              <table:table-cell office:value-type="float" office:value="0.0000283">
                <text:p>0.0000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0429666666666667">
                <text:p>0.0000429666666666667</text:p>
              </table:table-cell>
              <table:table-cell office:value-type="float" office:value="8">
                <text:p>8</text:p>
              </table:table-cell>
              <table:table-cell office:value-type="float" office:value="0.0000336">
                <text:p>0.000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0511666666666667">
                <text:p>0.0000511666666666667</text:p>
              </table:table-cell>
              <table:table-cell office:value-type="float" office:value="9">
                <text:p>9</text:p>
              </table:table-cell>
              <table:table-cell office:value-type="float" office:value="0.0000400666666666667">
                <text:p>0.0000400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0612666666666667">
                <text:p>0.0000612666666666667</text:p>
              </table:table-cell>
              <table:table-cell office:value-type="float" office:value="10">
                <text:p>10</text:p>
              </table:table-cell>
              <table:table-cell office:value-type="float" office:value="0.0000469333333333333">
                <text:p>0.0000469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0717666666666666">
                <text:p>0.0000717666666666666</text:p>
              </table:table-cell>
              <table:table-cell office:value-type="float" office:value="11">
                <text:p>11</text:p>
              </table:table-cell>
              <table:table-cell office:value-type="float" office:value="0.0000551333333333333">
                <text:p>0.0000551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0829333333333333">
                <text:p>0.0000829333333333333</text:p>
              </table:table-cell>
              <table:table-cell office:value-type="float" office:value="12">
                <text:p>12</text:p>
              </table:table-cell>
              <table:table-cell office:value-type="float" office:value="0.0000629666666666666">
                <text:p>0.000062966666666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0962666666666667">
                <text:p>0.0000962666666666667</text:p>
              </table:table-cell>
              <table:table-cell office:value-type="float" office:value="13">
                <text:p>13</text:p>
              </table:table-cell>
              <table:table-cell office:value-type="float" office:value="0.0000721666666666667">
                <text:p>0.000072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00113633333333333">
                <text:p>0.000113633333333333</text:p>
              </table:table-cell>
              <table:table-cell office:value-type="float" office:value="14">
                <text:p>14</text:p>
              </table:table-cell>
              <table:table-cell office:value-type="float" office:value="0.0000848333333333333">
                <text:p>0.000084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0115033333333333">
                <text:p>0.000115033333333333</text:p>
              </table:table-cell>
              <table:table-cell office:value-type="float" office:value="15">
                <text:p>15</text:p>
              </table:table-cell>
              <table:table-cell office:value-type="float" office:value="0.0000836">
                <text:p>0.0000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00128933333333333">
                <text:p>0.000128933333333333</text:p>
              </table:table-cell>
              <table:table-cell office:value-type="float" office:value="16">
                <text:p>16</text:p>
              </table:table-cell>
              <table:table-cell office:value-type="float" office:value="0.0000948666666666666">
                <text:p>0.000094866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00149233333333333">
                <text:p>0.000149233333333333</text:p>
              </table:table-cell>
              <table:table-cell office:value-type="float" office:value="17">
                <text:p>17</text:p>
              </table:table-cell>
              <table:table-cell office:value-type="float" office:value="0.000109233333333333">
                <text:p>0.0001092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001661">
                <text:p>0.0001661</text:p>
              </table:table-cell>
              <table:table-cell office:value-type="float" office:value="18">
                <text:p>18</text:p>
              </table:table-cell>
              <table:table-cell office:value-type="float" office:value="0.0001214">
                <text:p>0.0001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00186666666666667">
                <text:p>0.000186666666666667</text:p>
              </table:table-cell>
              <table:table-cell office:value-type="float" office:value="19">
                <text:p>19</text:p>
              </table:table-cell>
              <table:table-cell office:value-type="float" office:value="0.0001352">
                <text:p>0.0001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02047">
                <text:p>0.0002047</text:p>
              </table:table-cell>
              <table:table-cell office:value-type="float" office:value="20">
                <text:p>20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002247">
                <text:p>0.0002247</text:p>
              </table:table-cell>
              <table:table-cell office:value-type="float" office:value="21">
                <text:p>21</text:p>
              </table:table-cell>
              <table:table-cell office:value-type="float" office:value="0.000160266666666667">
                <text:p>0.0001602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0002586">
                <text:p>0.0002586</text:p>
              </table:table-cell>
              <table:table-cell office:value-type="float" office:value="22">
                <text:p>22</text:p>
              </table:table-cell>
              <table:table-cell office:value-type="float" office:value="0.000176266666666667">
                <text:p>0.0001762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0291266666666667">
                <text:p>0.000291266666666667</text:p>
              </table:table-cell>
              <table:table-cell office:value-type="float" office:value="23">
                <text:p>23</text:p>
              </table:table-cell>
              <table:table-cell office:value-type="float" office:value="0.0001946">
                <text:p>0.0001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000315166666666667">
                <text:p>0.000315166666666667</text:p>
              </table:table-cell>
              <table:table-cell office:value-type="float" office:value="24">
                <text:p>24</text:p>
              </table:table-cell>
              <table:table-cell office:value-type="float" office:value="0.0002073">
                <text:p>0.0002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0003493">
                <text:p>0.0003493</text:p>
              </table:table-cell>
              <table:table-cell office:value-type="float" office:value="25">
                <text:p>25</text:p>
              </table:table-cell>
              <table:table-cell office:value-type="float" office:value="0.000231133333333333">
                <text:p>0.0002311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000415466666666667">
                <text:p>0.000415466666666667</text:p>
              </table:table-cell>
              <table:table-cell office:value-type="float" office:value="26">
                <text:p>26</text:p>
              </table:table-cell>
              <table:table-cell office:value-type="float" office:value="0.000273366666666667">
                <text:p>0.0002733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000467466666666667">
                <text:p>0.000467466666666667</text:p>
              </table:table-cell>
              <table:table-cell office:value-type="float" office:value="27">
                <text:p>27</text:p>
              </table:table-cell>
              <table:table-cell office:value-type="float" office:value="0.000303266666666667">
                <text:p>0.000303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000496066666666667">
                <text:p>0.000496066666666667</text:p>
              </table:table-cell>
              <table:table-cell office:value-type="float" office:value="28">
                <text:p>28</text:p>
              </table:table-cell>
              <table:table-cell office:value-type="float" office:value="0.000318166666666667">
                <text:p>0.000318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000538233333333333">
                <text:p>0.000538233333333333</text:p>
              </table:table-cell>
              <table:table-cell office:value-type="float" office:value="29">
                <text:p>29</text:p>
              </table:table-cell>
              <table:table-cell office:value-type="float" office:value="0.0003509">
                <text:p>0.0003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000571766666666667">
                <text:p>0.000571766666666667</text:p>
              </table:table-cell>
              <table:table-cell office:value-type="float" office:value="30">
                <text:p>30</text:p>
              </table:table-cell>
              <table:table-cell office:value-type="float" office:value="0.000371033333333333">
                <text:p>0.000371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000606466666666667">
                <text:p>0.000606466666666667</text:p>
              </table:table-cell>
              <table:table-cell office:value-type="float" office:value="31">
                <text:p>31</text:p>
              </table:table-cell>
              <table:table-cell office:value-type="float" office:value="0.000394666666666666">
                <text:p>0.000394666666666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0006404">
                <text:p>0.0006404</text:p>
              </table:table-cell>
              <table:table-cell office:value-type="float" office:value="32">
                <text:p>32</text:p>
              </table:table-cell>
              <table:table-cell office:value-type="float" office:value="0.000408533333333333">
                <text:p>0.0004085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00700866666666667">
                <text:p>0.000700866666666667</text:p>
              </table:table-cell>
              <table:table-cell office:value-type="float" office:value="33">
                <text:p>33</text:p>
              </table:table-cell>
              <table:table-cell office:value-type="float" office:value="0.000434566666666667">
                <text:p>0.0004345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0007322">
                <text:p>0.0007322</text:p>
              </table:table-cell>
              <table:table-cell office:value-type="float" office:value="34">
                <text:p>34</text:p>
              </table:table-cell>
              <table:table-cell office:value-type="float" office:value="0.0004605">
                <text:p>0.0004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000774833333333333">
                <text:p>0.000774833333333333</text:p>
              </table:table-cell>
              <table:table-cell office:value-type="float" office:value="35">
                <text:p>35</text:p>
              </table:table-cell>
              <table:table-cell office:value-type="float" office:value="0.000491633333333333">
                <text:p>0.0004916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000821966666666666">
                <text:p>0.000821966666666666</text:p>
              </table:table-cell>
              <table:table-cell office:value-type="float" office:value="36">
                <text:p>36</text:p>
              </table:table-cell>
              <table:table-cell office:value-type="float" office:value="0.000513766666666667">
                <text:p>0.0005137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000869333333333333">
                <text:p>0.000869333333333333</text:p>
              </table:table-cell>
              <table:table-cell office:value-type="float" office:value="37">
                <text:p>37</text:p>
              </table:table-cell>
              <table:table-cell office:value-type="float" office:value="0.000530766666666667">
                <text:p>0.0005307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000903366666666667">
                <text:p>0.000903366666666667</text:p>
              </table:table-cell>
              <table:table-cell office:value-type="float" office:value="38">
                <text:p>38</text:p>
              </table:table-cell>
              <table:table-cell office:value-type="float" office:value="0.0005549">
                <text:p>0.0005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000953766666666667">
                <text:p>0.000953766666666667</text:p>
              </table:table-cell>
              <table:table-cell office:value-type="float" office:value="39">
                <text:p>39</text:p>
              </table:table-cell>
              <table:table-cell office:value-type="float" office:value="0.000581033333333333">
                <text:p>0.0005810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000997433333333333">
                <text:p>0.000997433333333333</text:p>
              </table:table-cell>
              <table:table-cell office:value-type="float" office:value="40">
                <text:p>40</text:p>
              </table:table-cell>
              <table:table-cell office:value-type="float" office:value="0.0006088">
                <text:p>0.0006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00110346666666667">
                <text:p>0.00110346666666667</text:p>
              </table:table-cell>
              <table:table-cell office:value-type="float" office:value="41">
                <text:p>41</text:p>
              </table:table-cell>
              <table:table-cell office:value-type="float" office:value="0.000667966666666667">
                <text:p>0.0006679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00113553333333333">
                <text:p>0.00113553333333333</text:p>
              </table:table-cell>
              <table:table-cell office:value-type="float" office:value="42">
                <text:p>42</text:p>
              </table:table-cell>
              <table:table-cell office:value-type="float" office:value="0.000696733333333333">
                <text:p>0.0006967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00119163333333333">
                <text:p>0.00119163333333333</text:p>
              </table:table-cell>
              <table:table-cell office:value-type="float" office:value="43">
                <text:p>43</text:p>
              </table:table-cell>
              <table:table-cell office:value-type="float" office:value="0.000718866666666667">
                <text:p>0.0007188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00123306666666667">
                <text:p>0.00123306666666667</text:p>
              </table:table-cell>
              <table:table-cell office:value-type="float" office:value="44">
                <text:p>44</text:p>
              </table:table-cell>
              <table:table-cell office:value-type="float" office:value="0.0007554">
                <text:p>0.0007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001306">
                <text:p>0.001306</text:p>
              </table:table-cell>
              <table:table-cell office:value-type="float" office:value="45">
                <text:p>45</text:p>
              </table:table-cell>
              <table:table-cell office:value-type="float" office:value="0.0007937">
                <text:p>0.0007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00136106666666667">
                <text:p>0.00136106666666667</text:p>
              </table:table-cell>
              <table:table-cell office:value-type="float" office:value="46">
                <text:p>46</text:p>
              </table:table-cell>
              <table:table-cell office:value-type="float" office:value="0.000813133333333333">
                <text:p>0.0008131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001445">
                <text:p>0.001445</text:p>
              </table:table-cell>
              <table:table-cell office:value-type="float" office:value="47">
                <text:p>47</text:p>
              </table:table-cell>
              <table:table-cell office:value-type="float" office:value="0.000861">
                <text:p>0.000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00147896666666667">
                <text:p>0.00147896666666667</text:p>
              </table:table-cell>
              <table:table-cell office:value-type="float" office:value="48">
                <text:p>48</text:p>
              </table:table-cell>
              <table:table-cell office:value-type="float" office:value="0.000870466666666667">
                <text:p>0.0008704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00151716666666667">
                <text:p>0.00151716666666667</text:p>
              </table:table-cell>
              <table:table-cell office:value-type="float" office:value="49">
                <text:p>49</text:p>
              </table:table-cell>
              <table:table-cell office:value-type="float" office:value="0.0009069">
                <text:p>0.0009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015834">
                <text:p>0.0015834</text:p>
              </table:table-cell>
              <table:table-cell office:value-type="float" office:value="50">
                <text:p>50</text:p>
              </table:table-cell>
              <table:table-cell office:value-type="float" office:value="0.000933533333333333">
                <text:p>0.0009335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0016798">
                <text:p>0.0016798</text:p>
              </table:table-cell>
              <table:table-cell office:value-type="float" office:value="51">
                <text:p>51</text:p>
              </table:table-cell>
              <table:table-cell office:value-type="float" office:value="0.0009827">
                <text:p>0.00098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0017276">
                <text:p>0.0017276</text:p>
              </table:table-cell>
              <table:table-cell office:value-type="float" office:value="52">
                <text:p>52</text:p>
              </table:table-cell>
              <table:table-cell office:value-type="float" office:value="0.00102546666666667">
                <text:p>0.0010254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0018029">
                <text:p>0.0018029</text:p>
              </table:table-cell>
              <table:table-cell office:value-type="float" office:value="53">
                <text:p>53</text:p>
              </table:table-cell>
              <table:table-cell office:value-type="float" office:value="0.0010683">
                <text:p>0.0010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00187456666666667">
                <text:p>0.00187456666666667</text:p>
              </table:table-cell>
              <table:table-cell office:value-type="float" office:value="54">
                <text:p>54</text:p>
              </table:table-cell>
              <table:table-cell office:value-type="float" office:value="0.0011206">
                <text:p>0.00112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00195586666666667">
                <text:p>0.00195586666666667</text:p>
              </table:table-cell>
              <table:table-cell office:value-type="float" office:value="55">
                <text:p>55</text:p>
              </table:table-cell>
              <table:table-cell office:value-type="float" office:value="0.0011502">
                <text:p>0.00115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00201793333333333">
                <text:p>0.00201793333333333</text:p>
              </table:table-cell>
              <table:table-cell office:value-type="float" office:value="56">
                <text:p>56</text:p>
              </table:table-cell>
              <table:table-cell office:value-type="float" office:value="0.0011922">
                <text:p>0.0011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00207426666666667">
                <text:p>0.00207426666666667</text:p>
              </table:table-cell>
              <table:table-cell office:value-type="float" office:value="57">
                <text:p>57</text:p>
              </table:table-cell>
              <table:table-cell office:value-type="float" office:value="0.0012224">
                <text:p>0.0012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00214113333333333">
                <text:p>0.00214113333333333</text:p>
              </table:table-cell>
              <table:table-cell office:value-type="float" office:value="58">
                <text:p>58</text:p>
              </table:table-cell>
              <table:table-cell office:value-type="float" office:value="0.00124586666666667">
                <text:p>0.0012458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00222993333333333">
                <text:p>0.00222993333333333</text:p>
              </table:table-cell>
              <table:table-cell office:value-type="float" office:value="59">
                <text:p>59</text:p>
              </table:table-cell>
              <table:table-cell office:value-type="float" office:value="0.00129626666666667">
                <text:p>0.0012962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00233396666666667">
                <text:p>0.00233396666666667</text:p>
              </table:table-cell>
              <table:table-cell office:value-type="float" office:value="60">
                <text:p>60</text:p>
              </table:table-cell>
              <table:table-cell office:value-type="float" office:value="0.001347">
                <text:p>0.0013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0024038">
                <text:p>0.0024038</text:p>
              </table:table-cell>
              <table:table-cell office:value-type="float" office:value="61">
                <text:p>61</text:p>
              </table:table-cell>
              <table:table-cell office:value-type="float" office:value="0.00139683333333333">
                <text:p>0.0013968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00250523333333333">
                <text:p>0.00250523333333333</text:p>
              </table:table-cell>
              <table:table-cell office:value-type="float" office:value="62">
                <text:p>62</text:p>
              </table:table-cell>
              <table:table-cell office:value-type="float" office:value="0.00144656666666667">
                <text:p>0.0014465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00258086666666667">
                <text:p>0.00258086666666667</text:p>
              </table:table-cell>
              <table:table-cell office:value-type="float" office:value="63">
                <text:p>63</text:p>
              </table:table-cell>
              <table:table-cell office:value-type="float" office:value="0.0014865">
                <text:p>0.0014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0026628">
                <text:p>0.0026628</text:p>
              </table:table-cell>
              <table:table-cell office:value-type="float" office:value="64">
                <text:p>64</text:p>
              </table:table-cell>
              <table:table-cell office:value-type="float" office:value="0.00152453333333333">
                <text:p>0.0015245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category="cell-range" chart:error-upper-range="'result-iterative-16'.AI2:'result-iterative-16'.AI62" chart:error-lower-range="'result-iterative-16'.AI2:'result-iterative-16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category="cell-range" chart:error-upper-range="'result-iterative-32'.AI2:'result-iterative-32'.AI62" chart:error-lower-range="'result-iterative-32'.AI2:'result-iterat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11cm" svg:height="18.461cm" xlink:href=".." xlink:type="simple" chart:class="chart:scatter" chart:style-name="ch1">
        <chart:title svg:x="12.399cm" svg:y="0.504cm" chart:style-name="ch2">
          <text:p>Tempo de Execução Médio</text:p>
        </chart:title>
        <chart:legend chart:legend-position="end" svg:x="25.442cm" svg:y="8.324cm" style:legend-expansion="high" chart:style-name="ch3"/>
        <chart:plot-area chart:style-name="ch4" table:cell-range-address="'result-iterative-64'.A2:'result-iterative-64'.A62 'result-iterative-64'.AF1:'result-iterative-64'.AF62 'result-recursive-64'.AF1:'result-recursive-64'.AF62" chart:data-source-has-labels="row" svg:x="2.223cm" svg:y="2.83cm" svg:width="21.867cm" svg:height="13.745cm">
          <chartooo:coordinate-region svg:x="3.347cm" svg:y="3.188cm" svg:width="20.397cm" svg:height="12.423cm"/>
          <chart:axis chart:dimension="x" chart:name="primary-x" chart:style-name="ch5">
            <chart:title svg:x="11.229cm" svg:y="16.944cm" chart:style-name="ch6">
              <text:p># de Enlaces</text:p>
            </chart:title>
          </chart:axis>
          <chart:axis chart:dimension="y" chart:name="primary-y" chart:style-name="ch5">
            <chart:title svg:x="0.451cm" svg:y="12.198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64'.AF2:'result-iterative-64'.AF62" chart:label-cell-address="'result-iterative-64'.AF1:'result-iterative-64'.AF1" chart:class="chart:scatter">
            <chart:domain table:cell-range-address="'result-iterative-64'.A2:'result-iterative-64'.A62"/>
            <chart:data-point chart:repeated="61"/>
          </chart:series>
          <chart:series chart:style-name="ch10" chart:values-cell-range-address="'result-recursive-64'.AF2:'result-recursive-64'.AF62" chart:label-cell-address="'result-recursive-64'.AF1:'result-recursive-64'.AF1" chart:class="chart:scatter">
            <chart:domain table:cell-range-address="'result-recursive-64'.A2:'result-recursive-64'.A62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 Médio Iterativo</text:p>
                <draw:g>
                  <svg:desc>'result-iterative-64'.AF1:'result-iterative-64'.A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empo Médio Recursivo</text:p>
                <draw:g>
                  <svg:desc>'result-recursive-64'.AF1:'result-recursive-64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64'.A2:'result-iterative-64'.A62</svg:desc>
                </draw:g>
              </table:table-cell>
              <table:table-cell office:value-type="float" office:value="0.0000279">
                <text:p>0.0000279</text:p>
                <draw:g>
                  <svg:desc>'result-iterative-64'.AF2:'result-iterative-64'.AF62</svg:desc>
                </draw:g>
              </table:table-cell>
              <table:table-cell office:value-type="float" office:value="4">
                <text:p>4</text:p>
                <draw:g>
                  <svg:desc>'result-recursive-64'.A2:'result-recursive-64'.A62</svg:desc>
                </draw:g>
              </table:table-cell>
              <table:table-cell office:value-type="float" office:value="0.0000215333333333333">
                <text:p>0.0000215333333333333</text:p>
                <draw:g>
                  <svg:desc>'result-recursive-64'.AF2:'result-recursive-64'.A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671333333333334">
                <text:p>0.0000671333333333334</text:p>
              </table:table-cell>
              <table:table-cell office:value-type="float" office:value="5">
                <text:p>5</text:p>
              </table:table-cell>
              <table:table-cell office:value-type="float" office:value="0.0000440333333333333">
                <text:p>0.000044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105633333333333">
                <text:p>0.000105633333333333</text:p>
              </table:table-cell>
              <table:table-cell office:value-type="float" office:value="6">
                <text:p>6</text:p>
              </table:table-cell>
              <table:table-cell office:value-type="float" office:value="0.0000675666666666666">
                <text:p>0.0000675666666666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113466666666667">
                <text:p>0.000113466666666667</text:p>
              </table:table-cell>
              <table:table-cell office:value-type="float" office:value="7">
                <text:p>7</text:p>
              </table:table-cell>
              <table:table-cell office:value-type="float" office:value="0.0000730333333333333">
                <text:p>0.0000730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562566666666667">
                <text:p>0.000562566666666667</text:p>
              </table:table-cell>
              <table:table-cell office:value-type="float" office:value="8">
                <text:p>8</text:p>
              </table:table-cell>
              <table:table-cell office:value-type="float" office:value="0.0002821">
                <text:p>0.0002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913666666666667">
                <text:p>0.000913666666666667</text:p>
              </table:table-cell>
              <table:table-cell office:value-type="float" office:value="9">
                <text:p>9</text:p>
              </table:table-cell>
              <table:table-cell office:value-type="float" office:value="0.000444066666666667">
                <text:p>0.0004440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1105">
                <text:p>0.001105</text:p>
              </table:table-cell>
              <table:table-cell office:value-type="float" office:value="10">
                <text:p>10</text:p>
              </table:table-cell>
              <table:table-cell office:value-type="float" office:value="0.0005396">
                <text:p>0.0005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115283333333333">
                <text:p>0.00115283333333333</text:p>
              </table:table-cell>
              <table:table-cell office:value-type="float" office:value="11">
                <text:p>11</text:p>
              </table:table-cell>
              <table:table-cell office:value-type="float" office:value="0.0005711">
                <text:p>0.0005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766393333333333">
                <text:p>0.00766393333333333</text:p>
              </table:table-cell>
              <table:table-cell office:value-type="float" office:value="12">
                <text:p>12</text:p>
              </table:table-cell>
              <table:table-cell office:value-type="float" office:value="0.0031792">
                <text:p>0.0031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826213333333333">
                <text:p>0.00826213333333333</text:p>
              </table:table-cell>
              <table:table-cell office:value-type="float" office:value="13">
                <text:p>13</text:p>
              </table:table-cell>
              <table:table-cell office:value-type="float" office:value="0.00344766666666667">
                <text:p>0.003447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127295">
                <text:p>0.0127295</text:p>
              </table:table-cell>
              <table:table-cell office:value-type="float" office:value="14">
                <text:p>14</text:p>
              </table:table-cell>
              <table:table-cell office:value-type="float" office:value="0.00522526666666667">
                <text:p>0.0052252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193811666666667">
                <text:p>0.0193811666666667</text:p>
              </table:table-cell>
              <table:table-cell office:value-type="float" office:value="15">
                <text:p>15</text:p>
              </table:table-cell>
              <table:table-cell office:value-type="float" office:value="0.0076746">
                <text:p>0.0076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02802">
                <text:p>0.02802</text:p>
              </table:table-cell>
              <table:table-cell office:value-type="float" office:value="16">
                <text:p>16</text:p>
              </table:table-cell>
              <table:table-cell office:value-type="float" office:value="0.0108292333333333">
                <text:p>0.0108292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0347265">
                <text:p>0.0347265</text:p>
              </table:table-cell>
              <table:table-cell office:value-type="float" office:value="17">
                <text:p>17</text:p>
              </table:table-cell>
              <table:table-cell office:value-type="float" office:value="0.0135033333333333">
                <text:p>0.01350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0475887">
                <text:p>0.0475887</text:p>
              </table:table-cell>
              <table:table-cell office:value-type="float" office:value="18">
                <text:p>18</text:p>
              </table:table-cell>
              <table:table-cell office:value-type="float" office:value="0.0182068666666667">
                <text:p>0.0182068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0546076333333333">
                <text:p>0.0546076333333333</text:p>
              </table:table-cell>
              <table:table-cell office:value-type="float" office:value="19">
                <text:p>19</text:p>
              </table:table-cell>
              <table:table-cell office:value-type="float" office:value="0.0206471">
                <text:p>0.0206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689925">
                <text:p>0.0689925</text:p>
              </table:table-cell>
              <table:table-cell office:value-type="float" office:value="20">
                <text:p>20</text:p>
              </table:table-cell>
              <table:table-cell office:value-type="float" office:value="0.0261250666666667">
                <text:p>0.0261250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0757539666666667">
                <text:p>0.0757539666666667</text:p>
              </table:table-cell>
              <table:table-cell office:value-type="float" office:value="21">
                <text:p>21</text:p>
              </table:table-cell>
              <table:table-cell office:value-type="float" office:value="0.0286453333333333">
                <text:p>0.028645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100316166666667">
                <text:p>0.100316166666667</text:p>
              </table:table-cell>
              <table:table-cell office:value-type="float" office:value="22">
                <text:p>22</text:p>
              </table:table-cell>
              <table:table-cell office:value-type="float" office:value="0.0378314666666667">
                <text:p>0.037831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103288633333333">
                <text:p>0.103288633333333</text:p>
              </table:table-cell>
              <table:table-cell office:value-type="float" office:value="23">
                <text:p>23</text:p>
              </table:table-cell>
              <table:table-cell office:value-type="float" office:value="0.0387737">
                <text:p>0.0387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1304508">
                <text:p>0.1304508</text:p>
              </table:table-cell>
              <table:table-cell office:value-type="float" office:value="24">
                <text:p>24</text:p>
              </table:table-cell>
              <table:table-cell office:value-type="float" office:value="0.0485531">
                <text:p>0.0485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139920433333333">
                <text:p>0.139920433333333</text:p>
              </table:table-cell>
              <table:table-cell office:value-type="float" office:value="25">
                <text:p>25</text:p>
              </table:table-cell>
              <table:table-cell office:value-type="float" office:value="0.0514932">
                <text:p>0.0514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155971">
                <text:p>0.155971</text:p>
              </table:table-cell>
              <table:table-cell office:value-type="float" office:value="26">
                <text:p>26</text:p>
              </table:table-cell>
              <table:table-cell office:value-type="float" office:value="0.0581393333333333">
                <text:p>0.058139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1604937">
                <text:p>0.1604937</text:p>
              </table:table-cell>
              <table:table-cell office:value-type="float" office:value="27">
                <text:p>27</text:p>
              </table:table-cell>
              <table:table-cell office:value-type="float" office:value="0.0594744">
                <text:p>0.0594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1687257">
                <text:p>0.1687257</text:p>
              </table:table-cell>
              <table:table-cell office:value-type="float" office:value="28">
                <text:p>28</text:p>
              </table:table-cell>
              <table:table-cell office:value-type="float" office:value="0.0631075666666667">
                <text:p>0.0631075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212683266666667">
                <text:p>0.212683266666667</text:p>
              </table:table-cell>
              <table:table-cell office:value-type="float" office:value="29">
                <text:p>29</text:p>
              </table:table-cell>
              <table:table-cell office:value-type="float" office:value="0.0796091">
                <text:p>0.0796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2611066">
                <text:p>0.2611066</text:p>
              </table:table-cell>
              <table:table-cell office:value-type="float" office:value="30">
                <text:p>30</text:p>
              </table:table-cell>
              <table:table-cell office:value-type="float" office:value="0.0968680666666667">
                <text:p>0.0968680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331589566666667">
                <text:p>0.331589566666667</text:p>
              </table:table-cell>
              <table:table-cell office:value-type="float" office:value="31">
                <text:p>31</text:p>
              </table:table-cell>
              <table:table-cell office:value-type="float" office:value="0.1244325">
                <text:p>0.1244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3634597">
                <text:p>0.3634597</text:p>
              </table:table-cell>
              <table:table-cell office:value-type="float" office:value="32">
                <text:p>32</text:p>
              </table:table-cell>
              <table:table-cell office:value-type="float" office:value="0.1354414">
                <text:p>0.1354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085001">
                <text:p>0.4085001</text:p>
              </table:table-cell>
              <table:table-cell office:value-type="float" office:value="33">
                <text:p>33</text:p>
              </table:table-cell>
              <table:table-cell office:value-type="float" office:value="0.150771933333333">
                <text:p>0.1507719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27761466666667">
                <text:p>0.427761466666667</text:p>
              </table:table-cell>
              <table:table-cell office:value-type="float" office:value="34">
                <text:p>34</text:p>
              </table:table-cell>
              <table:table-cell office:value-type="float" office:value="0.1576259">
                <text:p>0.1576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0148133333333">
                <text:p>0.490148133333333</text:p>
              </table:table-cell>
              <table:table-cell office:value-type="float" office:value="35">
                <text:p>35</text:p>
              </table:table-cell>
              <table:table-cell office:value-type="float" office:value="0.1791742">
                <text:p>0.1791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507973833333333">
                <text:p>0.507973833333333</text:p>
              </table:table-cell>
              <table:table-cell office:value-type="float" office:value="36">
                <text:p>36</text:p>
              </table:table-cell>
              <table:table-cell office:value-type="float" office:value="0.1862254">
                <text:p>0.1862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529190466666667">
                <text:p>0.529190466666667</text:p>
              </table:table-cell>
              <table:table-cell office:value-type="float" office:value="37">
                <text:p>37</text:p>
              </table:table-cell>
              <table:table-cell office:value-type="float" office:value="0.194587133333333">
                <text:p>0.1945871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554675766666666">
                <text:p>0.554675766666666</text:p>
              </table:table-cell>
              <table:table-cell office:value-type="float" office:value="38">
                <text:p>38</text:p>
              </table:table-cell>
              <table:table-cell office:value-type="float" office:value="0.200784766666667">
                <text:p>0.2007847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551385">
                <text:p>0.551385</text:p>
              </table:table-cell>
              <table:table-cell office:value-type="float" office:value="39">
                <text:p>39</text:p>
              </table:table-cell>
              <table:table-cell office:value-type="float" office:value="0.201501866666667">
                <text:p>0.2015018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65809633333333">
                <text:p>0.565809633333333</text:p>
              </table:table-cell>
              <table:table-cell office:value-type="float" office:value="40">
                <text:p>40</text:p>
              </table:table-cell>
              <table:table-cell office:value-type="float" office:value="0.2067526">
                <text:p>0.2067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67408933333333">
                <text:p>0.567408933333333</text:p>
              </table:table-cell>
              <table:table-cell office:value-type="float" office:value="41">
                <text:p>41</text:p>
              </table:table-cell>
              <table:table-cell office:value-type="float" office:value="0.207441933333333">
                <text:p>0.2074419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71196233333333">
                <text:p>0.571196233333333</text:p>
              </table:table-cell>
              <table:table-cell office:value-type="float" office:value="42">
                <text:p>42</text:p>
              </table:table-cell>
              <table:table-cell office:value-type="float" office:value="0.209062666666667">
                <text:p>0.209062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74149066666667">
                <text:p>0.574149066666667</text:p>
              </table:table-cell>
              <table:table-cell office:value-type="float" office:value="43">
                <text:p>43</text:p>
              </table:table-cell>
              <table:table-cell office:value-type="float" office:value="0.209747666666667">
                <text:p>0.209747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86734166666667">
                <text:p>0.586734166666667</text:p>
              </table:table-cell>
              <table:table-cell office:value-type="float" office:value="44">
                <text:p>44</text:p>
              </table:table-cell>
              <table:table-cell office:value-type="float" office:value="0.2143916">
                <text:p>0.2143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7358539">
                <text:p>0.7358539</text:p>
              </table:table-cell>
              <table:table-cell office:value-type="float" office:value="45">
                <text:p>45</text:p>
              </table:table-cell>
              <table:table-cell office:value-type="float" office:value="0.266484666666667">
                <text:p>0.266484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774402366666667">
                <text:p>0.774402366666667</text:p>
              </table:table-cell>
              <table:table-cell office:value-type="float" office:value="46">
                <text:p>46</text:p>
              </table:table-cell>
              <table:table-cell office:value-type="float" office:value="0.283160733333333">
                <text:p>0.2831607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776292433333333">
                <text:p>0.776292433333333</text:p>
              </table:table-cell>
              <table:table-cell office:value-type="float" office:value="47">
                <text:p>47</text:p>
              </table:table-cell>
              <table:table-cell office:value-type="float" office:value="0.2842355">
                <text:p>0.2842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8243992">
                <text:p>0.8243992</text:p>
              </table:table-cell>
              <table:table-cell office:value-type="float" office:value="48">
                <text:p>48</text:p>
              </table:table-cell>
              <table:table-cell office:value-type="float" office:value="0.301446733333333">
                <text:p>0.3014467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9177791">
                <text:p>0.9177791</text:p>
              </table:table-cell>
              <table:table-cell office:value-type="float" office:value="49">
                <text:p>49</text:p>
              </table:table-cell>
              <table:table-cell office:value-type="float" office:value="0.336253633333333">
                <text:p>0.3362536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932934933333333">
                <text:p>0.932934933333333</text:p>
              </table:table-cell>
              <table:table-cell office:value-type="float" office:value="50">
                <text:p>50</text:p>
              </table:table-cell>
              <table:table-cell office:value-type="float" office:value="0.340950866666667">
                <text:p>0.3409508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957134633333333">
                <text:p>0.957134633333333</text:p>
              </table:table-cell>
              <table:table-cell office:value-type="float" office:value="51">
                <text:p>51</text:p>
              </table:table-cell>
              <table:table-cell office:value-type="float" office:value="0.349008333333333">
                <text:p>0.349008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9621024">
                <text:p>0.9621024</text:p>
              </table:table-cell>
              <table:table-cell office:value-type="float" office:value="52">
                <text:p>52</text:p>
              </table:table-cell>
              <table:table-cell office:value-type="float" office:value="0.352768133333333">
                <text:p>0.3527681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.0134066">
                <text:p>1.0134066</text:p>
              </table:table-cell>
              <table:table-cell office:value-type="float" office:value="53">
                <text:p>53</text:p>
              </table:table-cell>
              <table:table-cell office:value-type="float" office:value="0.3716813">
                <text:p>0.3716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.17059476666667">
                <text:p>1.17059476666667</text:p>
              </table:table-cell>
              <table:table-cell office:value-type="float" office:value="54">
                <text:p>54</text:p>
              </table:table-cell>
              <table:table-cell office:value-type="float" office:value="0.434601166666667">
                <text:p>0.4346011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1.47360153333333">
                <text:p>1.47360153333333</text:p>
              </table:table-cell>
              <table:table-cell office:value-type="float" office:value="55">
                <text:p>55</text:p>
              </table:table-cell>
              <table:table-cell office:value-type="float" office:value="0.5407667">
                <text:p>0.5407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1.54465363333333">
                <text:p>1.54465363333333</text:p>
              </table:table-cell>
              <table:table-cell office:value-type="float" office:value="56">
                <text:p>56</text:p>
              </table:table-cell>
              <table:table-cell office:value-type="float" office:value="0.572007166666667">
                <text:p>0.572007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1.58888446666667">
                <text:p>1.58888446666667</text:p>
              </table:table-cell>
              <table:table-cell office:value-type="float" office:value="57">
                <text:p>57</text:p>
              </table:table-cell>
              <table:table-cell office:value-type="float" office:value="0.587659266666667">
                <text:p>0.5876592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1.6380055">
                <text:p>1.6380055</text:p>
              </table:table-cell>
              <table:table-cell office:value-type="float" office:value="58">
                <text:p>58</text:p>
              </table:table-cell>
              <table:table-cell office:value-type="float" office:value="0.606787066666667">
                <text:p>0.6067870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.77395603333333">
                <text:p>1.77395603333333</text:p>
              </table:table-cell>
              <table:table-cell office:value-type="float" office:value="59">
                <text:p>59</text:p>
              </table:table-cell>
              <table:table-cell office:value-type="float" office:value="0.6571489">
                <text:p>0.6571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2.3075402">
                <text:p>2.3075402</text:p>
              </table:table-cell>
              <table:table-cell office:value-type="float" office:value="60">
                <text:p>60</text:p>
              </table:table-cell>
              <table:table-cell office:value-type="float" office:value="0.8494272">
                <text:p>0.8494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2.4102536">
                <text:p>2.4102536</text:p>
              </table:table-cell>
              <table:table-cell office:value-type="float" office:value="61">
                <text:p>61</text:p>
              </table:table-cell>
              <table:table-cell office:value-type="float" office:value="0.8833184">
                <text:p>0.8833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2.6705612">
                <text:p>2.6705612</text:p>
              </table:table-cell>
              <table:table-cell office:value-type="float" office:value="62">
                <text:p>62</text:p>
              </table:table-cell>
              <table:table-cell office:value-type="float" office:value="0.974389833333333">
                <text:p>0.9743898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2.70934023333333">
                <text:p>2.70934023333333</text:p>
              </table:table-cell>
              <table:table-cell office:value-type="float" office:value="63">
                <text:p>63</text:p>
              </table:table-cell>
              <table:table-cell office:value-type="float" office:value="0.989527566666667">
                <text:p>0.9895275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2.75983686666667">
                <text:p>2.75983686666667</text:p>
              </table:table-cell>
              <table:table-cell office:value-type="float" office:value="64">
                <text:p>64</text:p>
              </table:table-cell>
              <table:table-cell office:value-type="float" office:value="1.01051823333333">
                <text:p>1.0105182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category="cell-range" chart:error-upper-range="'result-iterative-16'.AI2:'result-iterative-16'.AI62" chart:error-lower-range="'result-iterative-16'.AI2:'result-iterative-16'.AI6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category="cell-range" chart:error-upper-range="'result-iterative-32'.AI2:'result-iterative-32'.AI62" chart:error-lower-range="'result-iterative-32'.AI2:'result-iterative-32'.AI6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11cm" svg:height="18.461cm" xlink:href=".." xlink:type="simple" chart:class="chart:scatter" chart:style-name="ch1">
        <chart:title svg:x="12.399cm" svg:y="0.504cm" chart:style-name="ch2">
          <text:p>Tempo de Execução Médio</text:p>
        </chart:title>
        <chart:legend chart:legend-position="end" svg:x="25.442cm" svg:y="8.324cm" style:legend-expansion="high" chart:style-name="ch3"/>
        <chart:plot-area chart:style-name="ch4" table:cell-range-address="'result-iterative-128'.A2:'result-iterative-128'.A54 'result-iterative-128'.AF1:'result-iterative-128'.AF54 'result-recursive-128'.AF1:'result-recursive-128'.AF54" chart:data-source-has-labels="row" svg:x="2.223cm" svg:y="2.83cm" svg:width="21.867cm" svg:height="13.745cm">
          <chartooo:coordinate-region svg:x="3.85cm" svg:y="3.189cm" svg:width="19.894cm" svg:height="12.422cm"/>
          <chart:axis chart:dimension="x" chart:name="primary-x" chart:style-name="ch5">
            <chart:title svg:x="11.229cm" svg:y="16.944cm" chart:style-name="ch6">
              <text:p># de Enlaces</text:p>
            </chart:title>
          </chart:axis>
          <chart:axis chart:dimension="y" chart:name="primary-y" chart:style-name="ch5">
            <chart:title svg:x="0.451cm" svg:y="12.198cm" chart:style-name="ch7">
              <text:p>Tempo Médio (s)</text:p>
            </chart:title>
            <chart:grid chart:style-name="ch8" chart:class="major"/>
          </chart:axis>
          <chart:series chart:style-name="ch9" chart:values-cell-range-address="'result-iterative-128'.AF2:'result-iterative-128'.AF54" chart:label-cell-address="'result-iterative-128'.AF1:'result-iterative-128'.AF1" chart:class="chart:scatter">
            <chart:domain table:cell-range-address="'result-iterative-128'.A2:'result-iterative-128'.A54"/>
            <chart:data-point chart:repeated="53"/>
          </chart:series>
          <chart:series chart:style-name="ch10" chart:values-cell-range-address="'result-recursive-128'.AF2:'result-recursive-128'.AF54" chart:label-cell-address="'result-recursive-128'.AF1:'result-recursive-128'.AF1" chart:class="chart:scatter">
            <chart:domain table:cell-range-address="'result-recursive-128'.A2:'result-recursive-128'.A54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 Médio Iterativo</text:p>
                <draw:g>
                  <svg:desc>'result-iterative-128'.AF1:'result-iterative-128'.A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empo Médio Recursivo</text:p>
                <draw:g>
                  <svg:desc>'result-recursive-128'.AF1:'result-recursive-128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sult-iterative-128'.A2:'result-iterative-128'.A54</svg:desc>
                </draw:g>
              </table:table-cell>
              <table:table-cell office:value-type="float" office:value="0.0000277333333333333">
                <text:p>0.0000277333333333333</text:p>
                <draw:g>
                  <svg:desc>'result-iterative-128'.AF2:'result-iterative-128'.AF54</svg:desc>
                </draw:g>
              </table:table-cell>
              <table:table-cell office:value-type="float" office:value="4">
                <text:p>4</text:p>
                <draw:g>
                  <svg:desc>'result-recursive-128'.A2:'result-recursive-128'.A54</svg:desc>
                </draw:g>
              </table:table-cell>
              <table:table-cell office:value-type="float" office:value="0.0000210666666666667">
                <text:p>0.0000210666666666667</text:p>
                <draw:g>
                  <svg:desc>'result-recursive-128'.AF2:'result-recursive-128'.A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676">
                <text:p>0.0000676</text:p>
              </table:table-cell>
              <table:table-cell office:value-type="float" office:value="5">
                <text:p>5</text:p>
              </table:table-cell>
              <table:table-cell office:value-type="float" office:value="0.0000429">
                <text:p>0.0000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165233333333333">
                <text:p>0.000165233333333333</text:p>
              </table:table-cell>
              <table:table-cell office:value-type="float" office:value="6">
                <text:p>6</text:p>
              </table:table-cell>
              <table:table-cell office:value-type="float" office:value="0.0000961333333333333">
                <text:p>0.0000961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401066666666667">
                <text:p>0.000401066666666667</text:p>
              </table:table-cell>
              <table:table-cell office:value-type="float" office:value="7">
                <text:p>7</text:p>
              </table:table-cell>
              <table:table-cell office:value-type="float" office:value="0.0002049">
                <text:p>0.0002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941733333333333">
                <text:p>0.000941733333333333</text:p>
              </table:table-cell>
              <table:table-cell office:value-type="float" office:value="8">
                <text:p>8</text:p>
              </table:table-cell>
              <table:table-cell office:value-type="float" office:value="0.000454933333333333">
                <text:p>0.0004549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224116666666667">
                <text:p>0.00224116666666667</text:p>
              </table:table-cell>
              <table:table-cell office:value-type="float" office:value="9">
                <text:p>9</text:p>
              </table:table-cell>
              <table:table-cell office:value-type="float" office:value="0.00100716666666667">
                <text:p>0.001007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503413333333333">
                <text:p>0.00503413333333333</text:p>
              </table:table-cell>
              <table:table-cell office:value-type="float" office:value="10">
                <text:p>10</text:p>
              </table:table-cell>
              <table:table-cell office:value-type="float" office:value="0.00200996666666667">
                <text:p>0.0020099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118548">
                <text:p>0.0118548</text:p>
              </table:table-cell>
              <table:table-cell office:value-type="float" office:value="11">
                <text:p>11</text:p>
              </table:table-cell>
              <table:table-cell office:value-type="float" office:value="0.00440123333333333">
                <text:p>0.0044012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274132666666667">
                <text:p>0.0274132666666667</text:p>
              </table:table-cell>
              <table:table-cell office:value-type="float" office:value="12">
                <text:p>12</text:p>
              </table:table-cell>
              <table:table-cell office:value-type="float" office:value="0.00959263333333333">
                <text:p>0.0095926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633080666666667">
                <text:p>0.0633080666666667</text:p>
              </table:table-cell>
              <table:table-cell office:value-type="float" office:value="13">
                <text:p>13</text:p>
              </table:table-cell>
              <table:table-cell office:value-type="float" office:value="0.0210271666666667">
                <text:p>0.021027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100383133333333">
                <text:p>0.100383133333333</text:p>
              </table:table-cell>
              <table:table-cell office:value-type="float" office:value="14">
                <text:p>14</text:p>
              </table:table-cell>
              <table:table-cell office:value-type="float" office:value="0.0323384">
                <text:p>0.0323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169625166666667">
                <text:p>0.169625166666667</text:p>
              </table:table-cell>
              <table:table-cell office:value-type="float" office:value="15">
                <text:p>15</text:p>
              </table:table-cell>
              <table:table-cell office:value-type="float" office:value="0.0537260333333333">
                <text:p>0.0537260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300458">
                <text:p>0.300458</text:p>
              </table:table-cell>
              <table:table-cell office:value-type="float" office:value="16">
                <text:p>16</text:p>
              </table:table-cell>
              <table:table-cell office:value-type="float" office:value="0.0890975333333333">
                <text:p>0.0890975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.0010561">
                <text:p>1.0010561</text:p>
              </table:table-cell>
              <table:table-cell office:value-type="float" office:value="17">
                <text:p>17</text:p>
              </table:table-cell>
              <table:table-cell office:value-type="float" office:value="0.2693043">
                <text:p>0.2693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.72450226666667">
                <text:p>1.72450226666667</text:p>
              </table:table-cell>
              <table:table-cell office:value-type="float" office:value="18">
                <text:p>18</text:p>
              </table:table-cell>
              <table:table-cell office:value-type="float" office:value="0.462237566666667">
                <text:p>0.4622375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.73329073333333">
                <text:p>1.73329073333333</text:p>
              </table:table-cell>
              <table:table-cell office:value-type="float" office:value="19">
                <text:p>19</text:p>
              </table:table-cell>
              <table:table-cell office:value-type="float" office:value="0.461292766666667">
                <text:p>0.4612927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.40615983333333">
                <text:p>3.40615983333333</text:p>
              </table:table-cell>
              <table:table-cell office:value-type="float" office:value="20">
                <text:p>20</text:p>
              </table:table-cell>
              <table:table-cell office:value-type="float" office:value="0.897354866666667">
                <text:p>0.8973548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.69608256666667">
                <text:p>5.69608256666667</text:p>
              </table:table-cell>
              <table:table-cell office:value-type="float" office:value="21">
                <text:p>21</text:p>
              </table:table-cell>
              <table:table-cell office:value-type="float" office:value="1.47242193333333">
                <text:p>1.4724219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.89769946666667">
                <text:p>5.89769946666667</text:p>
              </table:table-cell>
              <table:table-cell office:value-type="float" office:value="22">
                <text:p>22</text:p>
              </table:table-cell>
              <table:table-cell office:value-type="float" office:value="1.52212173333333">
                <text:p>1.5221217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.13049826666667">
                <text:p>9.13049826666667</text:p>
              </table:table-cell>
              <table:table-cell office:value-type="float" office:value="23">
                <text:p>23</text:p>
              </table:table-cell>
              <table:table-cell office:value-type="float" office:value="2.3399429">
                <text:p>2.3399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9.2704405">
                <text:p>9.2704405</text:p>
              </table:table-cell>
              <table:table-cell office:value-type="float" office:value="24">
                <text:p>24</text:p>
              </table:table-cell>
              <table:table-cell office:value-type="float" office:value="2.36940683333333">
                <text:p>2.3694068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9.2966847">
                <text:p>9.2966847</text:p>
              </table:table-cell>
              <table:table-cell office:value-type="float" office:value="25">
                <text:p>25</text:p>
              </table:table-cell>
              <table:table-cell office:value-type="float" office:value="2.3835443">
                <text:p>2.3835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9.34913926666667">
                <text:p>9.34913926666667</text:p>
              </table:table-cell>
              <table:table-cell office:value-type="float" office:value="26">
                <text:p>26</text:p>
              </table:table-cell>
              <table:table-cell office:value-type="float" office:value="2.4142411">
                <text:p>2.4142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1.6006314333333">
                <text:p>11.6006314333333</text:p>
              </table:table-cell>
              <table:table-cell office:value-type="float" office:value="27">
                <text:p>27</text:p>
              </table:table-cell>
              <table:table-cell office:value-type="float" office:value="3.0256141">
                <text:p>3.0256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3.9024193333333">
                <text:p>13.9024193333333</text:p>
              </table:table-cell>
              <table:table-cell office:value-type="float" office:value="28">
                <text:p>28</text:p>
              </table:table-cell>
              <table:table-cell office:value-type="float" office:value="3.6654985">
                <text:p>3.6654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4.1799218333333">
                <text:p>14.1799218333333</text:p>
              </table:table-cell>
              <table:table-cell office:value-type="float" office:value="29">
                <text:p>29</text:p>
              </table:table-cell>
              <table:table-cell office:value-type="float" office:value="3.7352248">
                <text:p>3.7352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4.0675605666667">
                <text:p>34.0675605666667</text:p>
              </table:table-cell>
              <table:table-cell office:value-type="float" office:value="30">
                <text:p>30</text:p>
              </table:table-cell>
              <table:table-cell office:value-type="float" office:value="8.86231326666667">
                <text:p>8.8623132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43.2010777">
                <text:p>43.2010777</text:p>
              </table:table-cell>
              <table:table-cell office:value-type="float" office:value="31">
                <text:p>31</text:p>
              </table:table-cell>
              <table:table-cell office:value-type="float" office:value="11.5322687666667">
                <text:p>11.5322687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8.1614124">
                <text:p>48.1614124</text:p>
              </table:table-cell>
              <table:table-cell office:value-type="float" office:value="32">
                <text:p>32</text:p>
              </table:table-cell>
              <table:table-cell office:value-type="float" office:value="12.8115468">
                <text:p>12.8115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4.0226805666667">
                <text:p>64.0226805666667</text:p>
              </table:table-cell>
              <table:table-cell office:value-type="float" office:value="33">
                <text:p>33</text:p>
              </table:table-cell>
              <table:table-cell office:value-type="float" office:value="17.0216085666667">
                <text:p>17.0216085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72.4645038666667">
                <text:p>72.4645038666667</text:p>
              </table:table-cell>
              <table:table-cell office:value-type="float" office:value="34">
                <text:p>34</text:p>
              </table:table-cell>
              <table:table-cell office:value-type="float" office:value="19.3978335333333">
                <text:p>19.3978335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07.687459733333">
                <text:p>107.687459733333</text:p>
              </table:table-cell>
              <table:table-cell office:value-type="float" office:value="35">
                <text:p>35</text:p>
              </table:table-cell>
              <table:table-cell office:value-type="float" office:value="28.3472891">
                <text:p>28.34728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41.314106033333">
                <text:p>241.314106033333</text:p>
              </table:table-cell>
              <table:table-cell office:value-type="float" office:value="36">
                <text:p>36</text:p>
              </table:table-cell>
              <table:table-cell office:value-type="float" office:value="61.0430554">
                <text:p>61.0430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12.178138633333">
                <text:p>312.178138633333</text:p>
              </table:table-cell>
              <table:table-cell office:value-type="float" office:value="37">
                <text:p>37</text:p>
              </table:table-cell>
              <table:table-cell office:value-type="float" office:value="79.9276077333333">
                <text:p>79.9276077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66.162685033333">
                <text:p>366.162685033333</text:p>
              </table:table-cell>
              <table:table-cell office:value-type="float" office:value="38">
                <text:p>38</text:p>
              </table:table-cell>
              <table:table-cell office:value-type="float" office:value="92.8825609999999">
                <text:p>92.882560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84.672139566667">
                <text:p>384.672139566667</text:p>
              </table:table-cell>
              <table:table-cell office:value-type="float" office:value="39">
                <text:p>39</text:p>
              </table:table-cell>
              <table:table-cell office:value-type="float" office:value="97.1954818333333">
                <text:p>97.1954818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550.557836566667">
                <text:p>550.557836566667</text:p>
              </table:table-cell>
              <table:table-cell office:value-type="float" office:value="40">
                <text:p>40</text:p>
              </table:table-cell>
              <table:table-cell office:value-type="float" office:value="139.159280466667">
                <text:p>139.1592804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625.126881101429">
                <text:p>625.126881101429</text:p>
              </table:table-cell>
              <table:table-cell office:value-type="float" office:value="41">
                <text:p>41</text:p>
              </table:table-cell>
              <table:table-cell office:value-type="float" office:value="141.678584764706">
                <text:p>141.678584764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39.637886">
                <text:p>239.637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48.651403">
                <text:p>848.651403</text:p>
              </table:table-cell>
              <table:table-cell office:value-type="float" office:value="45">
                <text:p>45</text:p>
              </table:table-cell>
              <table:table-cell office:value-type="float" office:value="244.487178">
                <text:p>244.487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953.969456">
                <text:p>953.969456</text:p>
              </table:table-cell>
              <table:table-cell office:value-type="float" office:value="46">
                <text:p>46</text:p>
              </table:table-cell>
              <table:table-cell office:value-type="float" office:value="370.12366">
                <text:p>370.12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969.535626">
                <text:p>969.535626</text:p>
              </table:table-cell>
              <table:table-cell office:value-type="float" office:value="47">
                <text:p>47</text:p>
              </table:table-cell>
              <table:table-cell office:value-type="float" office:value="415.615382">
                <text:p>415.615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487.617011">
                <text:p>1487.617011</text:p>
              </table:table-cell>
              <table:table-cell office:value-type="float" office:value="48">
                <text:p>48</text:p>
              </table:table-cell>
              <table:table-cell office:value-type="float" office:value="234.107581">
                <text:p>234.107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1676.930567">
                <text:p>1676.930567</text:p>
              </table:table-cell>
              <table:table-cell office:value-type="float" office:value="49">
                <text:p>49</text:p>
              </table:table-cell>
              <table:table-cell office:value-type="float" office:value="338.5176595">
                <text:p>338.5176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689.517986">
                <text:p>1689.517986</text:p>
              </table:table-cell>
              <table:table-cell office:value-type="float" office:value="51">
                <text:p>51</text:p>
              </table:table-cell>
              <table:table-cell office:value-type="float" office:value="668.435625">
                <text:p>668.43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528.295422245">
                <text:p>2528.295422245</text:p>
              </table:table-cell>
              <table:table-cell office:value-type="float" office:value="52">
                <text:p>52</text:p>
              </table:table-cell>
              <table:table-cell office:value-type="float" office:value="730.429666">
                <text:p>730.429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667.375649755">
                <text:p>2667.375649755</text:p>
              </table:table-cell>
              <table:table-cell office:value-type="float" office:value="53">
                <text:p>53</text:p>
              </table:table-cell>
              <table:table-cell office:value-type="float" office:value="801.622418">
                <text:p>801.622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800">
                <text:p>2800</text:p>
              </table:table-cell>
              <table:table-cell office:value-type="float" office:value="54">
                <text:p>54</text:p>
              </table:table-cell>
              <table:table-cell office:value-type="float" office:value="855.365854">
                <text:p>855.365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023.783301">
                <text:p>3023.783301</text:p>
              </table:table-cell>
              <table:table-cell office:value-type="float" office:value="55">
                <text:p>55</text:p>
              </table:table-cell>
              <table:table-cell office:value-type="float" office:value="939.03494">
                <text:p>939.03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224.938971">
                <text:p>3224.938971</text:p>
              </table:table-cell>
              <table:table-cell office:value-type="float" office:value="56">
                <text:p>56</text:p>
              </table:table-cell>
              <table:table-cell office:value-type="float" office:value="1496.303716">
                <text:p>1496.3037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3449.226206">
                <text:p>3449.22620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3811.864869">
                <text:p>3811.86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612.799722">
                <text:p>5612.79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